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Monaco" svg:font-family="Monaco" style:font-family-generic="modern" style:font-pitch="fixed"/>
    <style:font-face style:name="微软雅黑1" svg:font-family="微软雅黑" style:font-pitch="variable"/>
    <style:font-face style:name="Liberation Serif" svg:font-family="'Liberation Serif'" style:font-family-generic="roman" style:font-pitch="variable"/>
    <style:font-face style:name="微软雅黑" svg:font-family="微软雅黑"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2" svg:font-family="微软雅黑"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81cm"/>
    </style:style>
    <style:style style:name="表格1.B" style:family="table-column">
      <style:table-column-properties style:column-width="3.598cm"/>
    </style:style>
    <style:style style:name="表格1.C" style:family="table-column">
      <style:table-column-properties style:column-width="6.879cm"/>
    </style:style>
    <style:style style:name="表格1.D" style:family="table-column">
      <style:table-column-properties style:column-width="2.725cm"/>
    </style:style>
    <style:style style:name="表格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D1" style:family="table-cell">
      <style:table-cell-properties fo:background-color="#808080" fo:padding="0.097cm" fo:border="0.05pt solid #000000">
        <style:background-image/>
      </style:table-cell-properties>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0.05pt solid #000000" fo:border-top="none" fo:border-bottom="0.05pt solid #000000"/>
    </style:style>
    <style:style style:name="表格2" style:family="table">
      <style:table-properties style:width="17.013cm" fo:margin-left="0cm" table:align="left"/>
    </style:style>
    <style:style style:name="表格2.A" style:family="table-column">
      <style:table-column-properties style:column-width="3.493cm"/>
    </style:style>
    <style:style style:name="表格2.B" style:family="table-column">
      <style:table-column-properties style:column-width="5.106cm"/>
    </style:style>
    <style:style style:name="表格2.C" style:family="table-column">
      <style:table-column-properties style:column-width="8.414cm"/>
    </style:style>
    <style:style style:name="表格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C1" style:family="table-cell">
      <style:table-cell-properties fo:background-color="#808080" fo:padding="0.097cm" fo:border="0.05pt solid #000000">
        <style:background-image/>
      </style:table-cell-properties>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2.A3" style:family="table-cell">
      <style:table-cell-properties fo:padding="0.097cm" fo:border-left="0.05pt solid #000000" fo:border-right="none"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C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C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C6" style:family="table-cell">
      <style:table-cell-properties fo:padding="0.097cm" fo:border-left="0.05pt solid #000000" fo:border-right="0.05pt solid #000000" fo:border-top="none" fo:border-bottom="0.05pt solid #000000"/>
    </style:style>
    <style:style style:name="表格2.A7"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表格2.C7" style:family="table-cell">
      <style:table-cell-properties fo:padding="0.097cm" fo:border-left="0.05pt solid #000000" fo:border-right="0.05pt solid #000000" fo:border-top="none" fo:border-bottom="0.05pt solid #000000"/>
    </style:style>
    <style:style style:name="表格2.A8" style:family="table-cell">
      <style:table-cell-properties fo:padding="0.097cm" fo:border-left="0.05pt solid #000000" fo:border-right="none" fo:border-top="none" fo:border-bottom="0.05pt solid #000000"/>
    </style:style>
    <style:style style:name="表格2.B8" style:family="table-cell">
      <style:table-cell-properties fo:padding="0.097cm" fo:border-left="0.05pt solid #000000" fo:border-right="none" fo:border-top="none" fo:border-bottom="0.05pt solid #000000"/>
    </style:style>
    <style:style style:name="表格2.C8" style:family="table-cell">
      <style:table-cell-properties fo:padding="0.097cm" fo:border-left="0.05pt solid #000000" fo:border-right="0.05pt solid #000000" fo:border-top="none" fo:border-bottom="0.05pt solid #000000"/>
    </style:style>
    <style:style style:name="表格2.A9" style:family="table-cell">
      <style:table-cell-properties fo:padding="0.097cm" fo:border-left="0.05pt solid #000000" fo:border-right="none" fo:border-top="none" fo:border-bottom="0.05pt solid #000000"/>
    </style:style>
    <style:style style:name="表格2.B9" style:family="table-cell">
      <style:table-cell-properties fo:padding="0.097cm" fo:border-left="0.05pt solid #000000" fo:border-right="none" fo:border-top="none" fo:border-bottom="0.05pt solid #000000"/>
    </style:style>
    <style:style style:name="表格2.C9" style:family="table-cell">
      <style:table-cell-properties fo:padding="0.097cm" fo:border-left="0.05pt solid #000000" fo:border-right="0.05pt solid #000000" fo:border-top="none" fo:border-bottom="0.05pt solid #000000"/>
    </style:style>
    <style:style style:name="表格2.A10" style:family="table-cell">
      <style:table-cell-properties fo:padding="0.097cm" fo:border-left="0.05pt solid #000000" fo:border-right="none" fo:border-top="none" fo:border-bottom="0.05pt solid #000000"/>
    </style:style>
    <style:style style:name="表格2.B10" style:family="table-cell">
      <style:table-cell-properties fo:padding="0.097cm" fo:border-left="0.05pt solid #000000" fo:border-right="none" fo:border-top="none" fo:border-bottom="0.05pt solid #000000"/>
    </style:style>
    <style:style style:name="表格2.C10" style:family="table-cell">
      <style:table-cell-properties fo:padding="0.097cm" fo:border-left="0.05pt solid #000000" fo:border-right="0.05pt solid #000000" fo:border-top="none" fo:border-bottom="0.05pt solid #000000"/>
    </style:style>
    <style:style style:name="表格2.A11" style:family="table-cell">
      <style:table-cell-properties fo:padding="0.097cm" fo:border-left="0.05pt solid #000000" fo:border-right="none" fo:border-top="none" fo:border-bottom="0.05pt solid #000000"/>
    </style:style>
    <style:style style:name="表格2.B11" style:family="table-cell">
      <style:table-cell-properties fo:padding="0.097cm" fo:border-left="0.05pt solid #000000" fo:border-right="none" fo:border-top="none" fo:border-bottom="0.05pt solid #000000"/>
    </style:style>
    <style:style style:name="表格2.C11" style:family="table-cell">
      <style:table-cell-properties fo:padding="0.097cm" fo:border-left="0.05pt solid #000000" fo:border-right="0.05pt solid #000000" fo:border-top="none" fo:border-bottom="0.05pt solid #000000"/>
    </style:style>
    <style:style style:name="表格2.A12" style:family="table-cell">
      <style:table-cell-properties fo:padding="0.097cm" fo:border-left="0.05pt solid #000000" fo:border-right="none" fo:border-top="none" fo:border-bottom="0.05pt solid #000000"/>
    </style:style>
    <style:style style:name="表格2.B12" style:family="table-cell">
      <style:table-cell-properties fo:padding="0.097cm" fo:border-left="0.05pt solid #000000" fo:border-right="none" fo:border-top="none" fo:border-bottom="0.05pt solid #000000"/>
    </style:style>
    <style:style style:name="表格2.C12" style:family="table-cell">
      <style:table-cell-properties fo:padding="0.097cm" fo:border-left="0.05pt solid #000000" fo:border-right="0.05pt solid #000000" fo:border-top="none" fo:border-bottom="0.05pt solid #000000"/>
    </style:style>
    <style:style style:name="表格2.A13" style:family="table-cell">
      <style:table-cell-properties fo:padding="0.097cm" fo:border-left="0.05pt solid #000000" fo:border-right="none" fo:border-top="none" fo:border-bottom="0.05pt solid #000000"/>
    </style:style>
    <style:style style:name="表格2.B13" style:family="table-cell">
      <style:table-cell-properties fo:padding="0.097cm" fo:border-left="0.05pt solid #000000" fo:border-right="none" fo:border-top="none" fo:border-bottom="0.05pt solid #000000"/>
    </style:style>
    <style:style style:name="表格2.C13" style:family="table-cell">
      <style:table-cell-properties fo:padding="0.097cm" fo:border-left="0.05pt solid #000000" fo:border-right="0.05pt solid #000000" fo:border-top="none" fo:border-bottom="0.05pt solid #000000"/>
    </style:style>
    <style:style style:name="表格2.A14" style:family="table-cell">
      <style:table-cell-properties fo:padding="0.097cm" fo:border-left="0.05pt solid #000000" fo:border-right="none" fo:border-top="none" fo:border-bottom="0.05pt solid #000000"/>
    </style:style>
    <style:style style:name="表格2.B14" style:family="table-cell">
      <style:table-cell-properties fo:padding="0.097cm" fo:border-left="0.05pt solid #000000" fo:border-right="none" fo:border-top="none" fo:border-bottom="0.05pt solid #000000"/>
    </style:style>
    <style:style style:name="表格2.C14" style:family="table-cell">
      <style:table-cell-properties fo:padding="0.097cm" fo:border-left="0.05pt solid #000000" fo:border-right="0.05pt solid #000000" fo:border-top="none" fo:border-bottom="0.05pt solid #000000"/>
    </style:style>
    <style:style style:name="表格2.A15" style:family="table-cell">
      <style:table-cell-properties fo:padding="0.097cm" fo:border-left="0.05pt solid #000000" fo:border-right="none" fo:border-top="none" fo:border-bottom="0.05pt solid #000000"/>
    </style:style>
    <style:style style:name="表格2.B15" style:family="table-cell">
      <style:table-cell-properties fo:padding="0.097cm" fo:border-left="0.05pt solid #000000" fo:border-right="none" fo:border-top="none" fo:border-bottom="0.05pt solid #000000"/>
    </style:style>
    <style:style style:name="表格2.C15" style:family="table-cell">
      <style:table-cell-properties fo:padding="0.097cm" fo:border-left="0.05pt solid #000000" fo:border-right="0.05pt solid #000000" fo:border-top="none" fo:border-bottom="0.05pt solid #000000"/>
    </style:style>
    <style:style style:name="表格2.A16" style:family="table-cell">
      <style:table-cell-properties fo:padding="0.097cm" fo:border-left="0.05pt solid #000000" fo:border-right="none" fo:border-top="none" fo:border-bottom="0.05pt solid #000000"/>
    </style:style>
    <style:style style:name="表格2.B16" style:family="table-cell">
      <style:table-cell-properties fo:padding="0.097cm" fo:border-left="0.05pt solid #000000" fo:border-right="none" fo:border-top="none" fo:border-bottom="0.05pt solid #000000"/>
    </style:style>
    <style:style style:name="表格2.C16" style:family="table-cell">
      <style:table-cell-properties fo:padding="0.097cm" fo:border-left="0.05pt solid #000000" fo:border-right="0.05pt solid #000000" fo:border-top="none" fo:border-bottom="0.05pt solid #000000"/>
    </style:style>
    <style:style style:name="表格2.A17" style:family="table-cell">
      <style:table-cell-properties fo:padding="0.097cm" fo:border-left="0.05pt solid #000000" fo:border-right="none" fo:border-top="none" fo:border-bottom="0.05pt solid #000000"/>
    </style:style>
    <style:style style:name="表格2.B17" style:family="table-cell">
      <style:table-cell-properties fo:padding="0.097cm" fo:border-left="0.05pt solid #000000" fo:border-right="none" fo:border-top="none" fo:border-bottom="0.05pt solid #000000"/>
    </style:style>
    <style:style style:name="表格2.C17" style:family="table-cell">
      <style:table-cell-properties fo:padding="0.097cm" fo:border-left="0.05pt solid #000000" fo:border-right="0.05pt solid #000000" fo:border-top="none" fo:border-bottom="0.05pt solid #000000"/>
    </style:style>
    <style:style style:name="表格2.A18" style:family="table-cell">
      <style:table-cell-properties fo:padding="0.097cm" fo:border-left="0.05pt solid #000000" fo:border-right="none" fo:border-top="none" fo:border-bottom="0.05pt solid #000000"/>
    </style:style>
    <style:style style:name="表格2.B18" style:family="table-cell">
      <style:table-cell-properties fo:padding="0.097cm" fo:border-left="0.05pt solid #000000" fo:border-right="none" fo:border-top="none" fo:border-bottom="0.05pt solid #000000"/>
    </style:style>
    <style:style style:name="表格2.C18" style:family="table-cell">
      <style:table-cell-properties fo:padding="0.097cm" fo:border-left="0.05pt solid #000000" fo:border-right="0.05pt solid #000000" fo:border-top="none" fo:border-bottom="0.05pt solid #000000"/>
    </style:style>
    <style:style style:name="表格2.A19" style:family="table-cell">
      <style:table-cell-properties fo:padding="0.097cm" fo:border-left="0.05pt solid #000000" fo:border-right="none" fo:border-top="none" fo:border-bottom="0.05pt solid #000000"/>
    </style:style>
    <style:style style:name="表格2.B19" style:family="table-cell">
      <style:table-cell-properties fo:padding="0.097cm" fo:border-left="0.05pt solid #000000" fo:border-right="none" fo:border-top="none" fo:border-bottom="0.05pt solid #000000"/>
    </style:style>
    <style:style style:name="表格2.C19" style:family="table-cell">
      <style:table-cell-properties fo:padding="0.097cm" fo:border-left="0.05pt solid #000000" fo:border-right="0.05pt solid #000000" fo:border-top="none" fo:border-bottom="0.05pt solid #000000"/>
    </style:style>
    <style:style style:name="表格2.A20" style:family="table-cell">
      <style:table-cell-properties fo:padding="0.097cm" fo:border-left="0.05pt solid #000000" fo:border-right="none" fo:border-top="none" fo:border-bottom="0.05pt solid #000000"/>
    </style:style>
    <style:style style:name="表格2.B20" style:family="table-cell">
      <style:table-cell-properties fo:padding="0.097cm" fo:border-left="0.05pt solid #000000" fo:border-right="none" fo:border-top="none" fo:border-bottom="0.05pt solid #000000"/>
    </style:style>
    <style:style style:name="表格2.C20" style:family="table-cell">
      <style:table-cell-properties fo:padding="0.097cm" fo:border-left="0.05pt solid #000000" fo:border-right="0.05pt solid #000000" fo:border-top="none" fo:border-bottom="0.05pt solid #000000"/>
    </style:style>
    <style:style style:name="表格2.A21" style:family="table-cell">
      <style:table-cell-properties fo:padding="0.097cm" fo:border-left="0.05pt solid #000000" fo:border-right="none" fo:border-top="none" fo:border-bottom="0.05pt solid #000000"/>
    </style:style>
    <style:style style:name="表格2.B21" style:family="table-cell">
      <style:table-cell-properties fo:padding="0.097cm" fo:border-left="0.05pt solid #000000" fo:border-right="none" fo:border-top="none" fo:border-bottom="0.05pt solid #000000"/>
    </style:style>
    <style:style style:name="表格2.C21" style:family="table-cell">
      <style:table-cell-properties fo:padding="0.097cm" fo:border-left="0.05pt solid #000000" fo:border-right="0.05pt solid #000000" fo:border-top="none" fo:border-bottom="0.05pt solid #000000"/>
    </style:style>
    <style:style style:name="表格2.A22" style:family="table-cell">
      <style:table-cell-properties fo:padding="0.097cm" fo:border-left="0.05pt solid #000000" fo:border-right="none" fo:border-top="none" fo:border-bottom="0.05pt solid #000000"/>
    </style:style>
    <style:style style:name="表格2.B22" style:family="table-cell">
      <style:table-cell-properties fo:padding="0.097cm" fo:border-left="0.05pt solid #000000" fo:border-right="none" fo:border-top="none" fo:border-bottom="0.05pt solid #000000"/>
    </style:style>
    <style:style style:name="表格2.C22" style:family="table-cell">
      <style:table-cell-properties fo:padding="0.097cm" fo:border-left="0.05pt solid #000000" fo:border-right="0.05pt solid #000000" fo:border-top="none" fo:border-bottom="0.05pt solid #000000"/>
    </style:style>
    <style:style style:name="表格2.A23" style:family="table-cell">
      <style:table-cell-properties fo:padding="0.097cm" fo:border-left="0.05pt solid #000000" fo:border-right="none" fo:border-top="none" fo:border-bottom="0.05pt solid #000000"/>
    </style:style>
    <style:style style:name="表格2.B23" style:family="table-cell">
      <style:table-cell-properties fo:padding="0.097cm" fo:border-left="0.05pt solid #000000" fo:border-right="none" fo:border-top="none" fo:border-bottom="0.05pt solid #000000"/>
    </style:style>
    <style:style style:name="表格2.C23" style:family="table-cell">
      <style:table-cell-properties fo:padding="0.097cm" fo:border-left="0.05pt solid #000000" fo:border-right="0.05pt solid #000000" fo:border-top="none" fo:border-bottom="0.05pt solid #000000"/>
    </style:style>
    <style:style style:name="表格2.A24" style:family="table-cell">
      <style:table-cell-properties fo:padding="0.097cm" fo:border-left="0.05pt solid #000000" fo:border-right="none" fo:border-top="none" fo:border-bottom="0.05pt solid #000000"/>
    </style:style>
    <style:style style:name="表格2.B24" style:family="table-cell">
      <style:table-cell-properties fo:padding="0.097cm" fo:border-left="0.05pt solid #000000" fo:border-right="none" fo:border-top="none" fo:border-bottom="0.05pt solid #000000"/>
    </style:style>
    <style:style style:name="表格2.C24" style:family="table-cell">
      <style:table-cell-properties fo:padding="0.097cm" fo:border-left="0.05pt solid #000000" fo:border-right="0.05pt solid #000000" fo:border-top="none" fo:border-bottom="0.05pt solid #000000"/>
    </style:style>
    <style:style style:name="表格2.A25" style:family="table-cell">
      <style:table-cell-properties fo:padding="0.097cm" fo:border-left="0.05pt solid #000000" fo:border-right="none" fo:border-top="none" fo:border-bottom="0.05pt solid #000000"/>
    </style:style>
    <style:style style:name="表格2.B25" style:family="table-cell">
      <style:table-cell-properties fo:padding="0.097cm" fo:border-left="0.05pt solid #000000" fo:border-right="none" fo:border-top="none" fo:border-bottom="0.05pt solid #000000"/>
    </style:style>
    <style:style style:name="表格2.C25" style:family="table-cell">
      <style:table-cell-properties fo:padding="0.097cm" fo:border-left="0.05pt solid #000000" fo:border-right="0.05pt solid #000000" fo:border-top="none" fo:border-bottom="0.05pt solid #000000"/>
    </style:style>
    <style:style style:name="表格2.A26" style:family="table-cell">
      <style:table-cell-properties fo:padding="0.097cm" fo:border-left="0.05pt solid #000000" fo:border-right="none" fo:border-top="none" fo:border-bottom="0.05pt solid #000000"/>
    </style:style>
    <style:style style:name="表格2.B26" style:family="table-cell">
      <style:table-cell-properties fo:padding="0.097cm" fo:border-left="0.05pt solid #000000" fo:border-right="none" fo:border-top="none" fo:border-bottom="0.05pt solid #000000"/>
    </style:style>
    <style:style style:name="表格2.C26" style:family="table-cell">
      <style:table-cell-properties fo:padding="0.097cm" fo:border-left="0.05pt solid #000000" fo:border-right="0.05pt solid #000000" fo:border-top="none" fo:border-bottom="0.05pt solid #000000"/>
    </style:style>
    <style:style style:name="表格2.A27" style:family="table-cell">
      <style:table-cell-properties fo:padding="0.097cm" fo:border-left="0.05pt solid #000000" fo:border-right="none" fo:border-top="none" fo:border-bottom="0.05pt solid #000000"/>
    </style:style>
    <style:style style:name="表格2.B27" style:family="table-cell">
      <style:table-cell-properties fo:padding="0.097cm" fo:border-left="0.05pt solid #000000" fo:border-right="none" fo:border-top="none" fo:border-bottom="0.05pt solid #000000"/>
    </style:style>
    <style:style style:name="表格2.C27" style:family="table-cell">
      <style:table-cell-properties fo:padding="0.097cm" fo:border-left="0.05pt solid #000000" fo:border-right="0.05pt solid #000000" fo:border-top="none" fo:border-bottom="0.05pt solid #000000"/>
    </style:style>
    <style:style style:name="表格2.A28" style:family="table-cell">
      <style:table-cell-properties fo:padding="0.097cm" fo:border-left="0.05pt solid #000000" fo:border-right="none" fo:border-top="none" fo:border-bottom="0.05pt solid #000000"/>
    </style:style>
    <style:style style:name="表格2.B28" style:family="table-cell">
      <style:table-cell-properties fo:padding="0.097cm" fo:border-left="0.05pt solid #000000" fo:border-right="none" fo:border-top="none" fo:border-bottom="0.05pt solid #000000"/>
    </style:style>
    <style:style style:name="表格2.C28" style:family="table-cell">
      <style:table-cell-properties fo:padding="0.097cm" fo:border-left="0.05pt solid #000000" fo:border-right="0.05pt solid #000000" fo:border-top="none" fo:border-bottom="0.05pt solid #000000"/>
    </style:style>
    <style:style style:name="表格2.A29" style:family="table-cell">
      <style:table-cell-properties fo:padding="0.097cm" fo:border-left="0.05pt solid #000000" fo:border-right="none" fo:border-top="none" fo:border-bottom="0.05pt solid #000000"/>
    </style:style>
    <style:style style:name="表格2.B29" style:family="table-cell">
      <style:table-cell-properties fo:padding="0.097cm" fo:border-left="0.05pt solid #000000" fo:border-right="none" fo:border-top="none" fo:border-bottom="0.05pt solid #000000"/>
    </style:style>
    <style:style style:name="表格2.C29" style:family="table-cell">
      <style:table-cell-properties fo:padding="0.097cm" fo:border-left="0.05pt solid #000000" fo:border-right="0.05pt solid #000000" fo:border-top="none" fo:border-bottom="0.05pt solid #000000"/>
    </style:style>
    <style:style style:name="表格2.A30" style:family="table-cell">
      <style:table-cell-properties fo:padding="0.097cm" fo:border-left="0.05pt solid #000000" fo:border-right="none" fo:border-top="none" fo:border-bottom="0.05pt solid #000000"/>
    </style:style>
    <style:style style:name="表格2.B30" style:family="table-cell">
      <style:table-cell-properties fo:padding="0.097cm" fo:border-left="0.05pt solid #000000" fo:border-right="none" fo:border-top="none" fo:border-bottom="0.05pt solid #000000"/>
    </style:style>
    <style:style style:name="表格2.C30" style:family="table-cell">
      <style:table-cell-properties fo:padding="0.097cm" fo:border-left="0.05pt solid #000000" fo:border-right="0.05pt solid #000000" fo:border-top="none" fo:border-bottom="0.05pt solid #000000"/>
    </style:style>
    <style:style style:name="表格2.A31" style:family="table-cell">
      <style:table-cell-properties fo:padding="0.097cm" fo:border-left="0.05pt solid #000000" fo:border-right="none" fo:border-top="none" fo:border-bottom="0.05pt solid #000000"/>
    </style:style>
    <style:style style:name="表格2.B31" style:family="table-cell">
      <style:table-cell-properties fo:padding="0.097cm" fo:border-left="0.05pt solid #000000" fo:border-right="none" fo:border-top="none" fo:border-bottom="0.05pt solid #000000"/>
    </style:style>
    <style:style style:name="表格2.C31" style:family="table-cell">
      <style:table-cell-properties fo:padding="0.097cm" fo:border-left="0.05pt solid #000000" fo:border-right="0.05pt solid #000000" fo:border-top="none" fo:border-bottom="0.05pt solid #000000"/>
    </style:style>
    <style:style style:name="表格2.A32" style:family="table-cell">
      <style:table-cell-properties fo:padding="0.097cm" fo:border-left="0.05pt solid #000000" fo:border-right="none" fo:border-top="none" fo:border-bottom="0.05pt solid #000000"/>
    </style:style>
    <style:style style:name="表格2.B32" style:family="table-cell">
      <style:table-cell-properties fo:padding="0.097cm" fo:border-left="0.05pt solid #000000" fo:border-right="none" fo:border-top="none" fo:border-bottom="0.05pt solid #000000"/>
    </style:style>
    <style:style style:name="表格2.C3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5.667cm" style:rel-column-width="21845*"/>
    </style:style>
    <style:style style:name="表格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C1" style:family="table-cell">
      <style:table-cell-properties fo:background-color="#808080" fo:padding="0.097cm" fo:border="0.05pt solid #000000">
        <style:background-image/>
      </style:table-cell-properties>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5.667cm" style:rel-column-width="21845*"/>
    </style:style>
    <style:style style:name="表格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C1" style:family="table-cell">
      <style:table-cell-properties fo:background-color="#808080" fo:padding="0.097cm" fo:border="0.05pt solid #000000">
        <style:background-image/>
      </style:table-cell-properties>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4.A3" style:family="table-cell">
      <style:table-cell-properties fo:padding="0.097cm" fo:border-left="0.05pt solid #000000" fo:border-right="none"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none" fo:border-top="none" fo:border-bottom="0.05pt solid #000000"/>
    </style:style>
    <style:style style:name="表格4.C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none" fo:border-top="none" fo:border-bottom="0.05pt solid #000000"/>
    </style:style>
    <style:style style:name="表格4.C5"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style>
    <style:style style:name="表格5.A" style:family="table-column">
      <style:table-column-properties style:column-width="5.667cm" style:rel-column-width="21845*"/>
    </style:style>
    <style:style style:name="表格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C1" style:family="table-cell">
      <style:table-cell-properties fo:background-color="#808080" fo:padding="0.097cm" fo:border="0.05pt solid #000000">
        <style:background-image/>
      </style:table-cell-properties>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表格5.A3" style:family="table-cell">
      <style:table-cell-properties fo:padding="0.097cm" fo:border-left="0.05pt solid #000000" fo:border-right="none"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none" fo:border-top="none" fo:border-bottom="0.05pt solid #000000"/>
    </style:style>
    <style:style style:name="表格5.C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none" fo:border-top="none" fo:border-bottom="0.05pt solid #000000"/>
    </style:style>
    <style:style style:name="表格5.C5"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style>
    <style:style style:name="表格6.A" style:family="table-column">
      <style:table-column-properties style:column-width="5.667cm" style:rel-column-width="21845*"/>
    </style:style>
    <style:style style:name="表格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C1" style:family="table-cell">
      <style:table-cell-properties fo:background-color="#808080" fo:padding="0.097cm" fo:border="0.05pt solid #000000">
        <style:background-image/>
      </style:table-cell-properties>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0.05pt solid #000000" fo:border-top="none" fo:border-bottom="0.05pt solid #000000"/>
    </style:style>
    <style:style style:name="表格6.A3" style:family="table-cell">
      <style:table-cell-properties fo:padding="0.097cm" fo:border-left="0.05pt solid #000000" fo:border-right="none"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none" fo:border-top="none" fo:border-bottom="0.05pt solid #000000"/>
    </style:style>
    <style:style style:name="表格6.C4"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C1" style:family="table-cell">
      <style:table-cell-properties fo:background-color="#808080" fo:padding="0.097cm" fo:border="0.05pt solid #000000">
        <style:background-image/>
      </style:table-cell-properties>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style>
    <style:style style:name="表格8.A" style:family="table-column">
      <style:table-column-properties style:column-width="5.667cm" style:rel-column-width="21845*"/>
    </style:style>
    <style:style style:name="表格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C1" style:family="table-cell">
      <style:table-cell-properties fo:background-color="#808080" fo:padding="0.097cm" fo:border="0.05pt solid #000000">
        <style:background-image/>
      </style:table-cell-properties>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0.05pt solid #000000" fo:border-top="none" fo:border-bottom="0.05pt solid #000000"/>
    </style:style>
    <style:style style:name="表格8.A3" style:family="table-cell">
      <style:table-cell-properties fo:padding="0.097cm" fo:border-left="0.05pt solid #000000" fo:border-right="none"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style>
    <style:style style:name="表格9.A" style:family="table-column">
      <style:table-column-properties style:column-width="5.667cm" style:rel-column-width="21845*"/>
    </style:style>
    <style:style style:name="表格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9.C1" style:family="table-cell">
      <style:table-cell-properties fo:background-color="#808080" fo:padding="0.097cm" fo:border="0.05pt solid #000000">
        <style:background-image/>
      </style:table-cell-properties>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0.05pt solid #000000" fo:border-top="none" fo:border-bottom="0.05pt solid #000000"/>
    </style:style>
    <style:style style:name="表格9.A3" style:family="table-cell">
      <style:table-cell-properties fo:padding="0.097cm" fo:border-left="0.05pt solid #000000" fo:border-right="none"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0.C1" style:family="table-cell">
      <style:table-cell-properties fo:background-color="#808080" fo:padding="0.097cm" fo:border="0.05pt solid #000000">
        <style:background-image/>
      </style:table-cell-properties>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0.05pt solid #000000" fo:border-top="none" fo:border-bottom="0.05pt solid #000000"/>
    </style:style>
    <style:style style:name="表格10.A3" style:family="table-cell">
      <style:table-cell-properties fo:padding="0.097cm" fo:border-left="0.05pt solid #000000" fo:border-right="none"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1.C1" style:family="table-cell">
      <style:table-cell-properties fo:background-color="#808080" fo:padding="0.097cm" fo:border="0.05pt solid #000000">
        <style:background-image/>
      </style:table-cell-properties>
    </style:style>
    <style:style style:name="表格11.A2" style:family="table-cell">
      <style:table-cell-properties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0.05pt solid #000000" fo:border-top="none" fo:border-bottom="0.05pt solid #000000"/>
    </style:style>
    <style:style style:name="表格11.A3" style:family="table-cell">
      <style:table-cell-properties fo:padding="0.097cm" fo:border-left="0.05pt solid #000000" fo:border-right="none"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none" fo:border-top="none" fo:border-bottom="0.05pt solid #000000"/>
    </style:style>
    <style:style style:name="表格11.C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none" fo:border-top="none" fo:border-bottom="0.05pt solid #000000"/>
    </style:style>
    <style:style style:name="表格11.C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none" fo:border-top="none" fo:border-bottom="0.05pt solid #000000"/>
    </style:style>
    <style:style style:name="表格11.C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2.C1" style:family="table-cell">
      <style:table-cell-properties fo:background-color="#808080" fo:padding="0.097cm" fo:border="0.05pt solid #000000">
        <style:background-image/>
      </style:table-cell-properties>
    </style:style>
    <style:style style:name="表格12.A2" style:family="table-cell">
      <style:table-cell-properties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0.05pt solid #000000" fo:border-top="none" fo:border-bottom="0.05pt solid #000000"/>
    </style:style>
    <style:style style:name="表格12.A3" style:family="table-cell">
      <style:table-cell-properties fo:padding="0.097cm" fo:border-left="0.05pt solid #000000" fo:border-right="none"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3.C1" style:family="table-cell">
      <style:table-cell-properties fo:background-color="#808080" fo:padding="0.097cm" fo:border="0.05pt solid #000000">
        <style:background-image/>
      </style:table-cell-properties>
    </style:style>
    <style:style style:name="表格13.A2" style:family="table-cell">
      <style:table-cell-properties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4.C1" style:family="table-cell">
      <style:table-cell-properties fo:background-color="#808080" fo:padding="0.097cm" fo:border="0.05pt solid #000000">
        <style:background-image/>
      </style:table-cell-properties>
    </style:style>
    <style:style style:name="表格14.A2" style:family="table-cell">
      <style:table-cell-properties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5.667cm" style:rel-column-width="21845*"/>
    </style:style>
    <style:style style:name="表格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5.C1" style:family="table-cell">
      <style:table-cell-properties fo:background-color="#808080" fo:padding="0.097cm" fo:border="0.05pt solid #000000">
        <style:background-image/>
      </style:table-cell-properties>
    </style:style>
    <style:style style:name="表格15.A2" style:family="table-cell">
      <style:table-cell-properties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5.A3" style:family="table-cell">
      <style:table-cell-properties fo:padding="0.097cm" fo:border-left="0.05pt solid #000000" fo:border-right="none"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style>
    <style:style style:name="表格16.A" style:family="table-column">
      <style:table-column-properties style:column-width="5.667cm" style:rel-column-width="21845*"/>
    </style:style>
    <style:style style:name="表格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6.C1" style:family="table-cell">
      <style:table-cell-properties fo:background-color="#808080" fo:padding="0.097cm" fo:border="0.05pt solid #000000">
        <style:background-image/>
      </style:table-cell-properties>
    </style:style>
    <style:style style:name="表格16.A2" style:family="table-cell">
      <style:table-cell-properties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0.05pt solid #000000" fo:border-top="none" fo:border-bottom="0.05pt solid #000000"/>
    </style:style>
    <style:style style:name="表格16.A3" style:family="table-cell">
      <style:table-cell-properties fo:padding="0.097cm" fo:border-left="0.05pt solid #000000" fo:border-right="none"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none" fo:border-top="none" fo:border-bottom="0.05pt solid #000000"/>
    </style:style>
    <style:style style:name="表格16.C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none" fo:border-top="none" fo:border-bottom="0.05pt solid #000000"/>
    </style:style>
    <style:style style:name="表格16.C5"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5.667cm" style:rel-column-width="21845*"/>
    </style:style>
    <style:style style:name="表格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7.C1" style:family="table-cell">
      <style:table-cell-properties fo:background-color="#808080" fo:padding="0.097cm" fo:border="0.05pt solid #000000">
        <style:background-image/>
      </style:table-cell-properties>
    </style:style>
    <style:style style:name="表格17.A2" style:family="table-cell">
      <style:table-cell-properties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8.C1" style:family="table-cell">
      <style:table-cell-properties fo:background-color="#808080" fo:padding="0.097cm" fo:border="0.05pt solid #000000">
        <style:background-image/>
      </style:table-cell-properties>
    </style:style>
    <style:style style:name="表格18.A2" style:family="table-cell">
      <style:table-cell-properties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0.05pt solid #000000" fo:border-top="none" fo:border-bottom="0.05pt solid #000000"/>
    </style:style>
    <style:style style:name="表格18.A3" style:family="table-cell">
      <style:table-cell-properties fo:padding="0.097cm" fo:border-left="0.05pt solid #000000" fo:border-right="none"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none" fo:border-top="none" fo:border-bottom="0.05pt solid #000000"/>
    </style:style>
    <style:style style:name="表格18.C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none" fo:border-top="none" fo:border-bottom="0.05pt solid #000000"/>
    </style:style>
    <style:style style:name="表格18.C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none" fo:border-top="none" fo:border-bottom="0.05pt solid #000000"/>
    </style:style>
    <style:style style:name="表格18.C6" style:family="table-cell">
      <style:table-cell-properties fo:padding="0.097cm" fo:border-left="0.05pt solid #000000" fo:border-right="0.05pt solid #000000" fo:border-top="none" fo:border-bottom="0.05pt solid #000000"/>
    </style:style>
    <style:style style:name="表格18.A7" style:family="table-cell">
      <style:table-cell-properties fo:padding="0.097cm" fo:border-left="0.05pt solid #000000" fo:border-right="none" fo:border-top="none" fo:border-bottom="0.05pt solid #000000"/>
    </style:style>
    <style:style style:name="表格18.B7" style:family="table-cell">
      <style:table-cell-properties fo:padding="0.097cm" fo:border-left="0.05pt solid #000000" fo:border-right="none" fo:border-top="none" fo:border-bottom="0.05pt solid #000000"/>
    </style:style>
    <style:style style:name="表格18.C7" style:family="table-cell">
      <style:table-cell-properties fo:padding="0.097cm" fo:border-left="0.05pt solid #000000" fo:border-right="0.05pt solid #000000" fo:border-top="none" fo:border-bottom="0.05pt solid #000000"/>
    </style:style>
    <style:style style:name="表格18.A8" style:family="table-cell">
      <style:table-cell-properties fo:padding="0.097cm" fo:border-left="0.05pt solid #000000" fo:border-right="none" fo:border-top="none" fo:border-bottom="0.05pt solid #000000"/>
    </style:style>
    <style:style style:name="表格18.B8" style:family="table-cell">
      <style:table-cell-properties fo:padding="0.097cm" fo:border-left="0.05pt solid #000000" fo:border-right="none" fo:border-top="none" fo:border-bottom="0.05pt solid #000000"/>
    </style:style>
    <style:style style:name="表格18.C8" style:family="table-cell">
      <style:table-cell-properties fo:padding="0.097cm" fo:border-left="0.05pt solid #000000" fo:border-right="0.05pt solid #000000" fo:border-top="none" fo:border-bottom="0.05pt solid #000000"/>
    </style:style>
    <style:style style:name="表格18.A9" style:family="table-cell">
      <style:table-cell-properties fo:padding="0.097cm" fo:border-left="0.05pt solid #000000" fo:border-right="none" fo:border-top="none" fo:border-bottom="0.05pt solid #000000"/>
    </style:style>
    <style:style style:name="表格18.B9" style:family="table-cell">
      <style:table-cell-properties fo:padding="0.097cm" fo:border-left="0.05pt solid #000000" fo:border-right="none" fo:border-top="none" fo:border-bottom="0.05pt solid #000000"/>
    </style:style>
    <style:style style:name="表格18.C9" style:family="table-cell">
      <style:table-cell-properties fo:padding="0.097cm" fo:border-left="0.05pt solid #000000" fo:border-right="0.05pt solid #000000" fo:border-top="none" fo:border-bottom="0.05pt solid #000000"/>
    </style:style>
    <style:style style:name="表格18.A10" style:family="table-cell">
      <style:table-cell-properties fo:padding="0.097cm" fo:border-left="0.05pt solid #000000" fo:border-right="none" fo:border-top="none" fo:border-bottom="0.05pt solid #000000"/>
    </style:style>
    <style:style style:name="表格18.B10" style:family="table-cell">
      <style:table-cell-properties fo:padding="0.097cm" fo:border-left="0.05pt solid #000000" fo:border-right="none" fo:border-top="none" fo:border-bottom="0.05pt solid #000000"/>
    </style:style>
    <style:style style:name="表格18.C10" style:family="table-cell">
      <style:table-cell-properties fo:padding="0.097cm" fo:border-left="0.05pt solid #000000" fo:border-right="0.05pt solid #000000" fo:border-top="none" fo:border-bottom="0.05pt solid #000000"/>
    </style:style>
    <style:style style:name="表格18.A11" style:family="table-cell">
      <style:table-cell-properties fo:padding="0.097cm" fo:border-left="0.05pt solid #000000" fo:border-right="none" fo:border-top="none" fo:border-bottom="0.05pt solid #000000"/>
    </style:style>
    <style:style style:name="表格18.B11" style:family="table-cell">
      <style:table-cell-properties fo:padding="0.097cm" fo:border-left="0.05pt solid #000000" fo:border-right="none" fo:border-top="none" fo:border-bottom="0.05pt solid #000000"/>
    </style:style>
    <style:style style:name="表格18.C11" style:family="table-cell">
      <style:table-cell-properties fo:padding="0.097cm" fo:border-left="0.05pt solid #000000" fo:border-right="0.05pt solid #000000" fo:border-top="none" fo:border-bottom="0.05pt solid #000000"/>
    </style:style>
    <style:style style:name="表格18.A12" style:family="table-cell">
      <style:table-cell-properties fo:padding="0.097cm" fo:border-left="0.05pt solid #000000" fo:border-right="none" fo:border-top="none" fo:border-bottom="0.05pt solid #000000"/>
    </style:style>
    <style:style style:name="表格18.B12" style:family="table-cell">
      <style:table-cell-properties fo:padding="0.097cm" fo:border-left="0.05pt solid #000000" fo:border-right="none" fo:border-top="none" fo:border-bottom="0.05pt solid #000000"/>
    </style:style>
    <style:style style:name="表格18.C12" style:family="table-cell">
      <style:table-cell-properties fo:padding="0.097cm" fo:border-left="0.05pt solid #000000" fo:border-right="0.05pt solid #000000" fo:border-top="none" fo:border-bottom="0.05pt solid #000000"/>
    </style:style>
    <style:style style:name="表格18.A13" style:family="table-cell">
      <style:table-cell-properties fo:padding="0.097cm" fo:border-left="0.05pt solid #000000" fo:border-right="none" fo:border-top="none" fo:border-bottom="0.05pt solid #000000"/>
    </style:style>
    <style:style style:name="表格18.B13" style:family="table-cell">
      <style:table-cell-properties fo:padding="0.097cm" fo:border-left="0.05pt solid #000000" fo:border-right="none" fo:border-top="none" fo:border-bottom="0.05pt solid #000000"/>
    </style:style>
    <style:style style:name="表格18.C13"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style>
    <style:style style:name="表格19.A" style:family="table-column">
      <style:table-column-properties style:column-width="5.667cm" style:rel-column-width="21845*"/>
    </style:style>
    <style:style style:name="表格1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9.C1" style:family="table-cell">
      <style:table-cell-properties fo:background-color="#808080" fo:padding="0.097cm" fo:border="0.05pt solid #000000">
        <style:background-image/>
      </style:table-cell-properties>
    </style:style>
    <style:style style:name="表格19.A2" style:family="table-cell">
      <style:table-cell-properties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0.05pt solid #000000" fo:border-top="none" fo:border-bottom="0.05pt solid #000000"/>
    </style:style>
    <style:style style:name="表格19.A3" style:family="table-cell">
      <style:table-cell-properties fo:padding="0.097cm" fo:border-left="0.05pt solid #000000" fo:border-right="none"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style>
    <style:style style:name="表格20.A" style:family="table-column">
      <style:table-column-properties style:column-width="5.667cm" style:rel-column-width="21845*"/>
    </style:style>
    <style:style style:name="表格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0.C1" style:family="table-cell">
      <style:table-cell-properties fo:background-color="#808080" fo:padding="0.097cm" fo:border="0.05pt solid #000000">
        <style:background-image/>
      </style:table-cell-properties>
    </style:style>
    <style:style style:name="表格20.A2" style:family="table-cell">
      <style:table-cell-properties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0.05pt solid #000000" fo:border-top="none" fo:border-bottom="0.05pt solid #000000"/>
    </style:style>
    <style:style style:name="表格20.A3" style:family="table-cell">
      <style:table-cell-properties fo:padding="0.097cm" fo:border-left="0.05pt solid #000000" fo:border-right="none"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none" fo:border-top="none" fo:border-bottom="0.05pt solid #000000"/>
    </style:style>
    <style:style style:name="表格20.C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none" fo:border-top="none" fo:border-bottom="0.05pt solid #000000"/>
    </style:style>
    <style:style style:name="表格20.C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none" fo:border-top="none" fo:border-bottom="0.05pt solid #000000"/>
    </style:style>
    <style:style style:name="表格20.C6" style:family="table-cell">
      <style:table-cell-properties fo:padding="0.097cm" fo:border-left="0.05pt solid #000000" fo:border-right="0.05pt solid #000000" fo:border-top="none" fo:border-bottom="0.05pt solid #000000"/>
    </style:style>
    <style:style style:name="表格20.A7" style:family="table-cell">
      <style:table-cell-properties fo:padding="0.097cm" fo:border-left="0.05pt solid #000000" fo:border-right="none" fo:border-top="none" fo:border-bottom="0.05pt solid #000000"/>
    </style:style>
    <style:style style:name="表格20.B7" style:family="table-cell">
      <style:table-cell-properties fo:padding="0.097cm" fo:border-left="0.05pt solid #000000" fo:border-right="none" fo:border-top="none" fo:border-bottom="0.05pt solid #000000"/>
    </style:style>
    <style:style style:name="表格20.C7" style:family="table-cell">
      <style:table-cell-properties fo:padding="0.097cm" fo:border-left="0.05pt solid #000000" fo:border-right="0.05pt solid #000000" fo:border-top="none" fo:border-bottom="0.05pt solid #000000"/>
    </style:style>
    <style:style style:name="表格20.A8" style:family="table-cell">
      <style:table-cell-properties fo:padding="0.097cm" fo:border-left="0.05pt solid #000000" fo:border-right="none" fo:border-top="none" fo:border-bottom="0.05pt solid #000000"/>
    </style:style>
    <style:style style:name="表格20.B8" style:family="table-cell">
      <style:table-cell-properties fo:padding="0.097cm" fo:border-left="0.05pt solid #000000" fo:border-right="none" fo:border-top="none" fo:border-bottom="0.05pt solid #000000"/>
    </style:style>
    <style:style style:name="表格20.C8" style:family="table-cell">
      <style:table-cell-properties fo:padding="0.097cm" fo:border-left="0.05pt solid #000000" fo:border-right="0.05pt solid #000000" fo:border-top="none" fo:border-bottom="0.05pt solid #000000"/>
    </style:style>
    <style:style style:name="表格20.A9" style:family="table-cell">
      <style:table-cell-properties fo:padding="0.097cm" fo:border-left="0.05pt solid #000000" fo:border-right="none" fo:border-top="none" fo:border-bottom="0.05pt solid #000000"/>
    </style:style>
    <style:style style:name="表格20.B9" style:family="table-cell">
      <style:table-cell-properties fo:padding="0.097cm" fo:border-left="0.05pt solid #000000" fo:border-right="none" fo:border-top="none" fo:border-bottom="0.05pt solid #000000"/>
    </style:style>
    <style:style style:name="表格20.C9" style:family="table-cell">
      <style:table-cell-properties fo:padding="0.097cm" fo:border-left="0.05pt solid #000000" fo:border-right="0.05pt solid #000000" fo:border-top="none" fo:border-bottom="0.05pt solid #000000"/>
    </style:style>
    <style:style style:name="表格20.A10" style:family="table-cell">
      <style:table-cell-properties fo:padding="0.097cm" fo:border-left="0.05pt solid #000000" fo:border-right="none" fo:border-top="none" fo:border-bottom="0.05pt solid #000000"/>
    </style:style>
    <style:style style:name="表格20.B10" style:family="table-cell">
      <style:table-cell-properties fo:padding="0.097cm" fo:border-left="0.05pt solid #000000" fo:border-right="none" fo:border-top="none" fo:border-bottom="0.05pt solid #000000"/>
    </style:style>
    <style:style style:name="表格20.C10" style:family="table-cell">
      <style:table-cell-properties fo:padding="0.097cm" fo:border-left="0.05pt solid #000000" fo:border-right="0.05pt solid #000000" fo:border-top="none" fo:border-bottom="0.05pt solid #000000"/>
    </style:style>
    <style:style style:name="表格20.A11" style:family="table-cell">
      <style:table-cell-properties fo:padding="0.097cm" fo:border-left="0.05pt solid #000000" fo:border-right="none" fo:border-top="none" fo:border-bottom="0.05pt solid #000000"/>
    </style:style>
    <style:style style:name="表格20.B11" style:family="table-cell">
      <style:table-cell-properties fo:padding="0.097cm" fo:border-left="0.05pt solid #000000" fo:border-right="none" fo:border-top="none" fo:border-bottom="0.05pt solid #000000"/>
    </style:style>
    <style:style style:name="表格20.C11" style:family="table-cell">
      <style:table-cell-properties fo:padding="0.097cm" fo:border-left="0.05pt solid #000000" fo:border-right="0.05pt solid #000000" fo:border-top="none" fo:border-bottom="0.05pt solid #000000"/>
    </style:style>
    <style:style style:name="表格20.A12" style:family="table-cell">
      <style:table-cell-properties fo:padding="0.097cm" fo:border-left="0.05pt solid #000000" fo:border-right="none" fo:border-top="none" fo:border-bottom="0.05pt solid #000000"/>
    </style:style>
    <style:style style:name="表格20.B12" style:family="table-cell">
      <style:table-cell-properties fo:padding="0.097cm" fo:border-left="0.05pt solid #000000" fo:border-right="none" fo:border-top="none" fo:border-bottom="0.05pt solid #000000"/>
    </style:style>
    <style:style style:name="表格20.C12" style:family="table-cell">
      <style:table-cell-properties fo:padding="0.097cm" fo:border-left="0.05pt solid #000000" fo:border-right="0.05pt solid #000000" fo:border-top="none" fo:border-bottom="0.05pt solid #000000"/>
    </style:style>
    <style:style style:name="表格20.A13" style:family="table-cell">
      <style:table-cell-properties fo:padding="0.097cm" fo:border-left="0.05pt solid #000000" fo:border-right="none" fo:border-top="none" fo:border-bottom="0.05pt solid #000000"/>
    </style:style>
    <style:style style:name="表格20.B13" style:family="table-cell">
      <style:table-cell-properties fo:padding="0.097cm" fo:border-left="0.05pt solid #000000" fo:border-right="none" fo:border-top="none" fo:border-bottom="0.05pt solid #000000"/>
    </style:style>
    <style:style style:name="表格20.C13" style:family="table-cell">
      <style:table-cell-properties fo:padding="0.097cm" fo:border-left="0.05pt solid #000000" fo:border-right="0.05pt solid #000000" fo:border-top="none" fo:border-bottom="0.05pt solid #000000"/>
    </style:style>
    <style:style style:name="表格20.A14" style:family="table-cell">
      <style:table-cell-properties fo:padding="0.097cm" fo:border-left="0.05pt solid #000000" fo:border-right="none" fo:border-top="none" fo:border-bottom="0.05pt solid #000000"/>
    </style:style>
    <style:style style:name="表格20.B14" style:family="table-cell">
      <style:table-cell-properties fo:padding="0.097cm" fo:border-left="0.05pt solid #000000" fo:border-right="none" fo:border-top="none" fo:border-bottom="0.05pt solid #000000"/>
    </style:style>
    <style:style style:name="表格20.C14" style:family="table-cell">
      <style:table-cell-properties fo:padding="0.097cm" fo:border-left="0.05pt solid #000000" fo:border-right="0.05pt solid #000000" fo:border-top="none" fo:border-bottom="0.05pt solid #000000"/>
    </style:style>
    <style:style style:name="表格20.A15" style:family="table-cell">
      <style:table-cell-properties fo:padding="0.097cm" fo:border-left="0.05pt solid #000000" fo:border-right="none" fo:border-top="none" fo:border-bottom="0.05pt solid #000000"/>
    </style:style>
    <style:style style:name="表格20.B15" style:family="table-cell">
      <style:table-cell-properties fo:padding="0.097cm" fo:border-left="0.05pt solid #000000" fo:border-right="none" fo:border-top="none" fo:border-bottom="0.05pt solid #000000"/>
    </style:style>
    <style:style style:name="表格20.C15"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style>
    <style:style style:name="表格21.A" style:family="table-column">
      <style:table-column-properties style:column-width="5.667cm" style:rel-column-width="21845*"/>
    </style:style>
    <style:style style:name="表格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1.C1" style:family="table-cell">
      <style:table-cell-properties fo:background-color="#808080" fo:padding="0.097cm" fo:border="0.05pt solid #000000">
        <style:background-image/>
      </style:table-cell-properties>
    </style:style>
    <style:style style:name="表格21.A2" style:family="table-cell">
      <style:table-cell-properties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style>
    <style:style style:name="表格22.A" style:family="table-column">
      <style:table-column-properties style:column-width="5.667cm" style:rel-column-width="21845*"/>
    </style:style>
    <style:style style:name="表格2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2.C1" style:family="table-cell">
      <style:table-cell-properties fo:background-color="#808080" fo:padding="0.097cm" fo:border="0.05pt solid #000000">
        <style:background-image/>
      </style:table-cell-properties>
    </style:style>
    <style:style style:name="表格22.A2" style:family="table-cell">
      <style:table-cell-properties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0.05pt solid #000000" fo:border-top="none" fo:border-bottom="0.05pt solid #000000"/>
    </style:style>
    <style:style style:name="表格22.A3" style:family="table-cell">
      <style:table-cell-properties fo:padding="0.097cm" fo:border-left="0.05pt solid #000000" fo:border-right="none"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style>
    <style:style style:name="表格23.A" style:family="table-column">
      <style:table-column-properties style:column-width="5.667cm" style:rel-column-width="21845*"/>
    </style:style>
    <style:style style:name="表格2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3.C1" style:family="table-cell">
      <style:table-cell-properties fo:background-color="#808080" fo:padding="0.097cm" fo:border="0.05pt solid #000000">
        <style:background-image/>
      </style:table-cell-properties>
    </style:style>
    <style:style style:name="表格23.A2" style:family="table-cell">
      <style:table-cell-properties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style>
    <style:style style:name="表格24.A" style:family="table-column">
      <style:table-column-properties style:column-width="5.667cm" style:rel-column-width="21845*"/>
    </style:style>
    <style:style style:name="表格2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4.C1" style:family="table-cell">
      <style:table-cell-properties fo:background-color="#808080" fo:padding="0.097cm" fo:border="0.05pt solid #000000">
        <style:background-image/>
      </style:table-cell-properties>
    </style:style>
    <style:style style:name="表格24.A2" style:family="table-cell">
      <style:table-cell-properties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0.05pt solid #000000" fo:border-top="none" fo:border-bottom="0.05pt solid #000000"/>
    </style:style>
    <style:style style:name="表格24.A3" style:family="table-cell">
      <style:table-cell-properties fo:padding="0.097cm" fo:border-left="0.05pt solid #000000" fo:border-right="none"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none" fo:border-top="none" fo:border-bottom="0.05pt solid #000000"/>
    </style:style>
    <style:style style:name="表格24.C4"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style>
    <style:style style:name="表格25.A" style:family="table-column">
      <style:table-column-properties style:column-width="5.667cm" style:rel-column-width="21845*"/>
    </style:style>
    <style:style style:name="表格2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5.C1" style:family="table-cell">
      <style:table-cell-properties fo:background-color="#808080" fo:padding="0.097cm" fo:border="0.05pt solid #000000">
        <style:background-image/>
      </style:table-cell-properties>
    </style:style>
    <style:style style:name="表格25.A2" style:family="table-cell">
      <style:table-cell-properties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0.05pt solid #000000" fo:border-top="none" fo:border-bottom="0.05pt solid #000000"/>
    </style:style>
    <style:style style:name="表格25.A3" style:family="table-cell">
      <style:table-cell-properties fo:padding="0.097cm" fo:border-left="0.05pt solid #000000" fo:border-right="none"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style>
    <style:style style:name="表格26.A" style:family="table-column">
      <style:table-column-properties style:column-width="5.667cm" style:rel-column-width="21845*"/>
    </style:style>
    <style:style style:name="表格2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6.C1" style:family="table-cell">
      <style:table-cell-properties fo:background-color="#808080" fo:padding="0.097cm" fo:border="0.05pt solid #000000">
        <style:background-image/>
      </style:table-cell-properties>
    </style:style>
    <style:style style:name="表格26.A2" style:family="table-cell">
      <style:table-cell-properties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style>
    <style:style style:name="表格27.A" style:family="table-column">
      <style:table-column-properties style:column-width="5.667cm" style:rel-column-width="21845*"/>
    </style:style>
    <style:style style:name="表格2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7.C1" style:family="table-cell">
      <style:table-cell-properties fo:background-color="#808080" fo:padding="0.097cm" fo:border="0.05pt solid #000000">
        <style:background-image/>
      </style:table-cell-properties>
    </style:style>
    <style:style style:name="表格27.A2" style:family="table-cell">
      <style:table-cell-properties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style>
    <style:style style:name="表格28.A" style:family="table-column">
      <style:table-column-properties style:column-width="5.667cm" style:rel-column-width="21845*"/>
    </style:style>
    <style:style style:name="表格2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8.C1" style:family="table-cell">
      <style:table-cell-properties fo:background-color="#808080" fo:padding="0.097cm" fo:border="0.05pt solid #000000">
        <style:background-image/>
      </style:table-cell-properties>
    </style:style>
    <style:style style:name="表格28.A2" style:family="table-cell">
      <style:table-cell-properties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0.05pt solid #000000" fo:border-top="none" fo:border-bottom="0.05pt solid #000000"/>
    </style:style>
    <style:style style:name="表格28.A3" style:family="table-cell">
      <style:table-cell-properties fo:padding="0.097cm" fo:border-left="0.05pt solid #000000" fo:border-right="none"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style>
    <style:style style:name="表格29.A" style:family="table-column">
      <style:table-column-properties style:column-width="5.667cm" style:rel-column-width="21845*"/>
    </style:style>
    <style:style style:name="表格2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9.C1" style:family="table-cell">
      <style:table-cell-properties fo:background-color="#808080" fo:padding="0.097cm" fo:border="0.05pt solid #000000">
        <style:background-image/>
      </style:table-cell-properties>
    </style:style>
    <style:style style:name="表格29.A2" style:family="table-cell">
      <style:table-cell-properties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0.05pt solid #000000" fo:border-top="none" fo:border-bottom="0.05pt solid #000000"/>
    </style:style>
    <style:style style:name="表格29.A3" style:family="table-cell">
      <style:table-cell-properties fo:padding="0.097cm" fo:border-left="0.05pt solid #000000" fo:border-right="none"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none" fo:border-top="none" fo:border-bottom="0.05pt solid #000000"/>
    </style:style>
    <style:style style:name="表格29.C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none" fo:border-top="none" fo:border-bottom="0.05pt solid #000000"/>
    </style:style>
    <style:style style:name="表格29.C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none" fo:border-top="none" fo:border-bottom="0.05pt solid #000000"/>
    </style:style>
    <style:style style:name="表格29.C6" style:family="table-cell">
      <style:table-cell-properties fo:padding="0.097cm" fo:border-left="0.05pt solid #000000" fo:border-right="0.05pt solid #000000" fo:border-top="none" fo:border-bottom="0.05pt solid #000000"/>
    </style:style>
    <style:style style:name="表格29.A7" style:family="table-cell">
      <style:table-cell-properties fo:padding="0.097cm" fo:border-left="0.05pt solid #000000" fo:border-right="none" fo:border-top="none" fo:border-bottom="0.05pt solid #000000"/>
    </style:style>
    <style:style style:name="表格29.B7" style:family="table-cell">
      <style:table-cell-properties fo:padding="0.097cm" fo:border-left="0.05pt solid #000000" fo:border-right="none" fo:border-top="none" fo:border-bottom="0.05pt solid #000000"/>
    </style:style>
    <style:style style:name="表格29.C7" style:family="table-cell">
      <style:table-cell-properties fo:padding="0.097cm" fo:border-left="0.05pt solid #000000" fo:border-right="0.05pt solid #000000" fo:border-top="none" fo:border-bottom="0.05pt solid #000000"/>
    </style:style>
    <style:style style:name="表格29.A8" style:family="table-cell">
      <style:table-cell-properties fo:padding="0.097cm" fo:border-left="0.05pt solid #000000" fo:border-right="none" fo:border-top="none" fo:border-bottom="0.05pt solid #000000"/>
    </style:style>
    <style:style style:name="表格29.B8" style:family="table-cell">
      <style:table-cell-properties fo:padding="0.097cm" fo:border-left="0.05pt solid #000000" fo:border-right="none" fo:border-top="none" fo:border-bottom="0.05pt solid #000000"/>
    </style:style>
    <style:style style:name="表格29.C8" style:family="table-cell">
      <style:table-cell-properties fo:padding="0.097cm" fo:border-left="0.05pt solid #000000" fo:border-right="0.05pt solid #000000" fo:border-top="none" fo:border-bottom="0.05pt solid #000000"/>
    </style:style>
    <style:style style:name="表格29.A9" style:family="table-cell">
      <style:table-cell-properties fo:padding="0.097cm" fo:border-left="0.05pt solid #000000" fo:border-right="none" fo:border-top="none" fo:border-bottom="0.05pt solid #000000"/>
    </style:style>
    <style:style style:name="表格29.B9" style:family="table-cell">
      <style:table-cell-properties fo:padding="0.097cm" fo:border-left="0.05pt solid #000000" fo:border-right="none" fo:border-top="none" fo:border-bottom="0.05pt solid #000000"/>
    </style:style>
    <style:style style:name="表格29.C9" style:family="table-cell">
      <style:table-cell-properties fo:padding="0.097cm" fo:border-left="0.05pt solid #000000" fo:border-right="0.05pt solid #000000" fo:border-top="none" fo:border-bottom="0.05pt solid #000000"/>
    </style:style>
    <style:style style:name="表格29.A10" style:family="table-cell">
      <style:table-cell-properties fo:padding="0.097cm" fo:border-left="0.05pt solid #000000" fo:border-right="none" fo:border-top="none" fo:border-bottom="0.05pt solid #000000"/>
    </style:style>
    <style:style style:name="表格29.B10" style:family="table-cell">
      <style:table-cell-properties fo:padding="0.097cm" fo:border-left="0.05pt solid #000000" fo:border-right="none" fo:border-top="none" fo:border-bottom="0.05pt solid #000000"/>
    </style:style>
    <style:style style:name="表格29.C10" style:family="table-cell">
      <style:table-cell-properties fo:padding="0.097cm" fo:border-left="0.05pt solid #000000" fo:border-right="0.05pt solid #000000" fo:border-top="none" fo:border-bottom="0.05pt solid #000000"/>
    </style:style>
    <style:style style:name="表格29.A11" style:family="table-cell">
      <style:table-cell-properties fo:padding="0.097cm" fo:border-left="0.05pt solid #000000" fo:border-right="none" fo:border-top="none" fo:border-bottom="0.05pt solid #000000"/>
    </style:style>
    <style:style style:name="表格29.B11" style:family="table-cell">
      <style:table-cell-properties fo:padding="0.097cm" fo:border-left="0.05pt solid #000000" fo:border-right="none" fo:border-top="none" fo:border-bottom="0.05pt solid #000000"/>
    </style:style>
    <style:style style:name="表格29.C11" style:family="table-cell">
      <style:table-cell-properties fo:padding="0.097cm" fo:border-left="0.05pt solid #000000" fo:border-right="0.05pt solid #000000" fo:border-top="none" fo:border-bottom="0.05pt solid #000000"/>
    </style:style>
    <style:style style:name="表格29.A12" style:family="table-cell">
      <style:table-cell-properties fo:padding="0.097cm" fo:border-left="0.05pt solid #000000" fo:border-right="none" fo:border-top="none" fo:border-bottom="0.05pt solid #000000"/>
    </style:style>
    <style:style style:name="表格29.B12" style:family="table-cell">
      <style:table-cell-properties fo:padding="0.097cm" fo:border-left="0.05pt solid #000000" fo:border-right="none" fo:border-top="none" fo:border-bottom="0.05pt solid #000000"/>
    </style:style>
    <style:style style:name="表格29.C12" style:family="table-cell">
      <style:table-cell-properties fo:padding="0.097cm" fo:border-left="0.05pt solid #000000" fo:border-right="0.05pt solid #000000" fo:border-top="none" fo:border-bottom="0.05pt solid #000000"/>
    </style:style>
    <style:style style:name="表格29.A13" style:family="table-cell">
      <style:table-cell-properties fo:padding="0.097cm" fo:border-left="0.05pt solid #000000" fo:border-right="none" fo:border-top="none" fo:border-bottom="0.05pt solid #000000"/>
    </style:style>
    <style:style style:name="表格29.B13" style:family="table-cell">
      <style:table-cell-properties fo:padding="0.097cm" fo:border-left="0.05pt solid #000000" fo:border-right="none" fo:border-top="none" fo:border-bottom="0.05pt solid #000000"/>
    </style:style>
    <style:style style:name="表格29.C13" style:family="table-cell">
      <style:table-cell-properties fo:padding="0.097cm" fo:border-left="0.05pt solid #000000" fo:border-right="0.05pt solid #000000" fo:border-top="none" fo:border-bottom="0.05pt solid #000000"/>
    </style:style>
    <style:style style:name="表格29.A14" style:family="table-cell">
      <style:table-cell-properties fo:padding="0.097cm" fo:border-left="0.05pt solid #000000" fo:border-right="none" fo:border-top="none" fo:border-bottom="0.05pt solid #000000"/>
    </style:style>
    <style:style style:name="表格29.B14" style:family="table-cell">
      <style:table-cell-properties fo:padding="0.097cm" fo:border-left="0.05pt solid #000000" fo:border-right="none" fo:border-top="none" fo:border-bottom="0.05pt solid #000000"/>
    </style:style>
    <style:style style:name="表格29.C14" style:family="table-cell">
      <style:table-cell-properties fo:padding="0.097cm" fo:border-left="0.05pt solid #000000" fo:border-right="0.05pt solid #000000" fo:border-top="none" fo:border-bottom="0.05pt solid #000000"/>
    </style:style>
    <style:style style:name="表格29.A15" style:family="table-cell">
      <style:table-cell-properties fo:padding="0.097cm" fo:border-left="0.05pt solid #000000" fo:border-right="none" fo:border-top="none" fo:border-bottom="0.05pt solid #000000"/>
    </style:style>
    <style:style style:name="表格29.B15" style:family="table-cell">
      <style:table-cell-properties fo:padding="0.097cm" fo:border-left="0.05pt solid #000000" fo:border-right="none" fo:border-top="none" fo:border-bottom="0.05pt solid #000000"/>
    </style:style>
    <style:style style:name="表格29.C15"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style>
    <style:style style:name="表格30.A" style:family="table-column">
      <style:table-column-properties style:column-width="5.667cm" style:rel-column-width="21845*"/>
    </style:style>
    <style:style style:name="表格3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0.C1" style:family="table-cell">
      <style:table-cell-properties fo:background-color="#808080" fo:padding="0.097cm" fo:border="0.05pt solid #000000">
        <style:background-image/>
      </style:table-cell-properties>
    </style:style>
    <style:style style:name="表格30.A2" style:family="table-cell">
      <style:table-cell-properties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0.05pt solid #000000" fo:border-top="none" fo:border-bottom="0.05pt solid #000000"/>
    </style:style>
    <style:style style:name="表格30.A3" style:family="table-cell">
      <style:table-cell-properties fo:padding="0.097cm" fo:border-left="0.05pt solid #000000" fo:border-right="none"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none" fo:border-top="none" fo:border-bottom="0.05pt solid #000000"/>
    </style:style>
    <style:style style:name="表格30.C4"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style>
    <style:style style:name="表格31.A" style:family="table-column">
      <style:table-column-properties style:column-width="5.667cm" style:rel-column-width="21845*"/>
    </style:style>
    <style:style style:name="表格3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1.C1" style:family="table-cell">
      <style:table-cell-properties fo:background-color="#808080" fo:padding="0.097cm" fo:border="0.05pt solid #000000">
        <style:background-image/>
      </style:table-cell-properties>
    </style:style>
    <style:style style:name="表格31.A2" style:family="table-cell">
      <style:table-cell-properties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0.05pt solid #000000" fo:border-top="none" fo:border-bottom="0.05pt solid #000000"/>
    </style:style>
    <style:style style:name="表格31.A3" style:family="table-cell">
      <style:table-cell-properties fo:padding="0.097cm" fo:border-left="0.05pt solid #000000" fo:border-right="none"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style>
    <style:style style:name="表格32.A" style:family="table-column">
      <style:table-column-properties style:column-width="5.667cm" style:rel-column-width="21845*"/>
    </style:style>
    <style:style style:name="表格3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2.C1" style:family="table-cell">
      <style:table-cell-properties fo:background-color="#808080" fo:padding="0.097cm" fo:border="0.05pt solid #000000">
        <style:background-image/>
      </style:table-cell-properties>
    </style:style>
    <style:style style:name="表格32.A2" style:family="table-cell">
      <style:table-cell-properties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style>
    <style:style style:name="表格33.A" style:family="table-column">
      <style:table-column-properties style:column-width="5.667cm" style:rel-column-width="21845*"/>
    </style:style>
    <style:style style:name="表格3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3.C1" style:family="table-cell">
      <style:table-cell-properties fo:background-color="#808080" fo:padding="0.097cm" fo:border="0.05pt solid #000000">
        <style:background-image/>
      </style:table-cell-properties>
    </style:style>
    <style:style style:name="表格33.A2" style:family="table-cell">
      <style:table-cell-properties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0.05pt solid #000000" fo:border-top="none" fo:border-bottom="0.05pt solid #000000"/>
    </style:style>
    <style:style style:name="表格33.A3" style:family="table-cell">
      <style:table-cell-properties fo:padding="0.097cm" fo:border-left="0.05pt solid #000000" fo:border-right="none"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none" fo:border-top="none" fo:border-bottom="0.05pt solid #000000"/>
    </style:style>
    <style:style style:name="表格33.C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none" fo:border-top="none" fo:border-bottom="0.05pt solid #000000"/>
    </style:style>
    <style:style style:name="表格33.C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none" fo:border-top="none" fo:border-bottom="0.05pt solid #000000"/>
    </style:style>
    <style:style style:name="表格33.C6" style:family="table-cell">
      <style:table-cell-properties fo:padding="0.097cm" fo:border-left="0.05pt solid #000000" fo:border-right="0.05pt solid #000000" fo:border-top="none" fo:border-bottom="0.05pt solid #000000"/>
    </style:style>
    <style:style style:name="表格33.A7" style:family="table-cell">
      <style:table-cell-properties fo:padding="0.097cm" fo:border-left="0.05pt solid #000000" fo:border-right="none" fo:border-top="none" fo:border-bottom="0.05pt solid #000000"/>
    </style:style>
    <style:style style:name="表格33.B7" style:family="table-cell">
      <style:table-cell-properties fo:padding="0.097cm" fo:border-left="0.05pt solid #000000" fo:border-right="none" fo:border-top="none" fo:border-bottom="0.05pt solid #000000"/>
    </style:style>
    <style:style style:name="表格33.C7" style:family="table-cell">
      <style:table-cell-properties fo:padding="0.097cm" fo:border-left="0.05pt solid #000000" fo:border-right="0.05pt solid #000000" fo:border-top="none" fo:border-bottom="0.05pt solid #000000"/>
    </style:style>
    <style:style style:name="表格33.A8" style:family="table-cell">
      <style:table-cell-properties fo:padding="0.097cm" fo:border-left="0.05pt solid #000000" fo:border-right="none" fo:border-top="none" fo:border-bottom="0.05pt solid #000000"/>
    </style:style>
    <style:style style:name="表格33.B8" style:family="table-cell">
      <style:table-cell-properties fo:padding="0.097cm" fo:border-left="0.05pt solid #000000" fo:border-right="none" fo:border-top="none" fo:border-bottom="0.05pt solid #000000"/>
    </style:style>
    <style:style style:name="表格33.C8" style:family="table-cell">
      <style:table-cell-properties fo:padding="0.097cm" fo:border-left="0.05pt solid #000000" fo:border-right="0.05pt solid #000000" fo:border-top="none" fo:border-bottom="0.05pt solid #000000"/>
    </style:style>
    <style:style style:name="表格33.A9" style:family="table-cell">
      <style:table-cell-properties fo:padding="0.097cm" fo:border-left="0.05pt solid #000000" fo:border-right="none" fo:border-top="none" fo:border-bottom="0.05pt solid #000000"/>
    </style:style>
    <style:style style:name="表格33.B9" style:family="table-cell">
      <style:table-cell-properties fo:padding="0.097cm" fo:border-left="0.05pt solid #000000" fo:border-right="none" fo:border-top="none" fo:border-bottom="0.05pt solid #000000"/>
    </style:style>
    <style:style style:name="表格33.C9"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style>
    <style:style style:name="表格34.A" style:family="table-column">
      <style:table-column-properties style:column-width="5.667cm" style:rel-column-width="21845*"/>
    </style:style>
    <style:style style:name="表格3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4.C1" style:family="table-cell">
      <style:table-cell-properties fo:background-color="#808080" fo:padding="0.097cm" fo:border="0.05pt solid #000000">
        <style:background-image/>
      </style:table-cell-properties>
    </style:style>
    <style:style style:name="表格34.A2" style:family="table-cell">
      <style:table-cell-properties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0.05pt solid #000000" fo:border-top="none" fo:border-bottom="0.05pt solid #000000"/>
    </style:style>
    <style:style style:name="表格34.A3" style:family="table-cell">
      <style:table-cell-properties fo:padding="0.097cm" fo:border-left="0.05pt solid #000000" fo:border-right="none"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none" fo:border-top="none" fo:border-bottom="0.05pt solid #000000"/>
    </style:style>
    <style:style style:name="表格34.C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none" fo:border-top="none" fo:border-bottom="0.05pt solid #000000"/>
    </style:style>
    <style:style style:name="表格34.C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none" fo:border-top="none" fo:border-bottom="0.05pt solid #000000"/>
    </style:style>
    <style:style style:name="表格34.C6" style:family="table-cell">
      <style:table-cell-properties fo:padding="0.097cm" fo:border-left="0.05pt solid #000000" fo:border-right="0.05pt solid #000000" fo:border-top="none" fo:border-bottom="0.05pt solid #000000"/>
    </style:style>
    <style:style style:name="表格34.A7" style:family="table-cell">
      <style:table-cell-properties fo:padding="0.097cm" fo:border-left="0.05pt solid #000000" fo:border-right="none" fo:border-top="none" fo:border-bottom="0.05pt solid #000000"/>
    </style:style>
    <style:style style:name="表格34.B7" style:family="table-cell">
      <style:table-cell-properties fo:padding="0.097cm" fo:border-left="0.05pt solid #000000" fo:border-right="none" fo:border-top="none" fo:border-bottom="0.05pt solid #000000"/>
    </style:style>
    <style:style style:name="表格34.C7" style:family="table-cell">
      <style:table-cell-properties fo:padding="0.097cm" fo:border-left="0.05pt solid #000000" fo:border-right="0.05pt solid #000000" fo:border-top="none" fo:border-bottom="0.05pt solid #000000"/>
    </style:style>
    <style:style style:name="表格34.A8" style:family="table-cell">
      <style:table-cell-properties fo:padding="0.097cm" fo:border-left="0.05pt solid #000000" fo:border-right="none" fo:border-top="none" fo:border-bottom="0.05pt solid #000000"/>
    </style:style>
    <style:style style:name="表格34.B8" style:family="table-cell">
      <style:table-cell-properties fo:padding="0.097cm" fo:border-left="0.05pt solid #000000" fo:border-right="none" fo:border-top="none" fo:border-bottom="0.05pt solid #000000"/>
    </style:style>
    <style:style style:name="表格34.C8" style:family="table-cell">
      <style:table-cell-properties fo:padding="0.097cm" fo:border-left="0.05pt solid #000000" fo:border-right="0.05pt solid #000000" fo:border-top="none" fo:border-bottom="0.05pt solid #000000"/>
    </style:style>
    <style:style style:name="表格34.A9" style:family="table-cell">
      <style:table-cell-properties fo:padding="0.097cm" fo:border-left="0.05pt solid #000000" fo:border-right="none" fo:border-top="none" fo:border-bottom="0.05pt solid #000000"/>
    </style:style>
    <style:style style:name="表格34.B9" style:family="table-cell">
      <style:table-cell-properties fo:padding="0.097cm" fo:border-left="0.05pt solid #000000" fo:border-right="none" fo:border-top="none" fo:border-bottom="0.05pt solid #000000"/>
    </style:style>
    <style:style style:name="表格34.C9" style:family="table-cell">
      <style:table-cell-properties fo:padding="0.097cm" fo:border-left="0.05pt solid #000000" fo:border-right="0.05pt solid #000000" fo:border-top="none" fo:border-bottom="0.05pt solid #000000"/>
    </style:style>
    <style:style style:name="表格34.A10" style:family="table-cell">
      <style:table-cell-properties fo:padding="0.097cm" fo:border-left="0.05pt solid #000000" fo:border-right="none" fo:border-top="none" fo:border-bottom="0.05pt solid #000000"/>
    </style:style>
    <style:style style:name="表格34.B10" style:family="table-cell">
      <style:table-cell-properties fo:padding="0.097cm" fo:border-left="0.05pt solid #000000" fo:border-right="none" fo:border-top="none" fo:border-bottom="0.05pt solid #000000"/>
    </style:style>
    <style:style style:name="表格34.C10" style:family="table-cell">
      <style:table-cell-properties fo:padding="0.097cm" fo:border-left="0.05pt solid #000000" fo:border-right="0.05pt solid #000000" fo:border-top="none" fo:border-bottom="0.05pt solid #000000"/>
    </style:style>
    <style:style style:name="表格34.A11" style:family="table-cell">
      <style:table-cell-properties fo:padding="0.097cm" fo:border-left="0.05pt solid #000000" fo:border-right="none" fo:border-top="none" fo:border-bottom="0.05pt solid #000000"/>
    </style:style>
    <style:style style:name="表格34.B11" style:family="table-cell">
      <style:table-cell-properties fo:padding="0.097cm" fo:border-left="0.05pt solid #000000" fo:border-right="none" fo:border-top="none" fo:border-bottom="0.05pt solid #000000"/>
    </style:style>
    <style:style style:name="表格34.C11"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style>
    <style:style style:name="表格35.A" style:family="table-column">
      <style:table-column-properties style:column-width="5.667cm" style:rel-column-width="21845*"/>
    </style:style>
    <style:style style:name="表格3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5.C1" style:family="table-cell">
      <style:table-cell-properties fo:background-color="#808080" fo:padding="0.097cm" fo:border="0.05pt solid #000000">
        <style:background-image/>
      </style:table-cell-properties>
    </style:style>
    <style:style style:name="表格35.A2" style:family="table-cell">
      <style:table-cell-properties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0.05pt solid #000000" fo:border-top="none" fo:border-bottom="0.05pt solid #000000"/>
    </style:style>
    <style:style style:name="表格35.A3" style:family="table-cell">
      <style:table-cell-properties fo:padding="0.097cm" fo:border-left="0.05pt solid #000000" fo:border-right="none"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none" fo:border-top="none" fo:border-bottom="0.05pt solid #000000"/>
    </style:style>
    <style:style style:name="表格35.C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none" fo:border-top="none" fo:border-bottom="0.05pt solid #000000"/>
    </style:style>
    <style:style style:name="表格35.C5"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style>
    <style:style style:name="表格36.A" style:family="table-column">
      <style:table-column-properties style:column-width="5.667cm" style:rel-column-width="21845*"/>
    </style:style>
    <style:style style:name="表格3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6.C1" style:family="table-cell">
      <style:table-cell-properties fo:background-color="#808080" fo:padding="0.097cm" fo:border="0.05pt solid #000000">
        <style:background-image/>
      </style:table-cell-properties>
    </style:style>
    <style:style style:name="表格36.A2" style:family="table-cell">
      <style:table-cell-properties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0.05pt solid #000000" fo:border-top="none" fo:border-bottom="0.05pt solid #000000"/>
    </style:style>
    <style:style style:name="表格36.A3" style:family="table-cell">
      <style:table-cell-properties fo:padding="0.097cm" fo:border-left="0.05pt solid #000000" fo:border-right="none"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style>
    <style:style style:name="表格37.A" style:family="table-column">
      <style:table-column-properties style:column-width="5.667cm" style:rel-column-width="21845*"/>
    </style:style>
    <style:style style:name="表格3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7.C1" style:family="table-cell">
      <style:table-cell-properties fo:background-color="#808080" fo:padding="0.097cm" fo:border="0.05pt solid #000000">
        <style:background-image/>
      </style:table-cell-properties>
    </style:style>
    <style:style style:name="表格37.A2" style:family="table-cell">
      <style:table-cell-properties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0.05pt solid #000000" fo:border-top="none" fo:border-bottom="0.05pt solid #000000"/>
    </style:style>
    <style:style style:name="表格37.A3" style:family="table-cell">
      <style:table-cell-properties fo:padding="0.097cm" fo:border-left="0.05pt solid #000000" fo:border-right="none"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none" fo:border-top="none" fo:border-bottom="0.05pt solid #000000"/>
    </style:style>
    <style:style style:name="表格37.C4"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style>
    <style:style style:name="表格38.A" style:family="table-column">
      <style:table-column-properties style:column-width="5.667cm" style:rel-column-width="21845*"/>
    </style:style>
    <style:style style:name="表格3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8.C1" style:family="table-cell">
      <style:table-cell-properties fo:background-color="#808080" fo:padding="0.097cm" fo:border="0.05pt solid #000000">
        <style:background-image/>
      </style:table-cell-properties>
    </style:style>
    <style:style style:name="表格38.A2" style:family="table-cell">
      <style:table-cell-properties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style>
    <style:style style:name="表格39.A" style:family="table-column">
      <style:table-column-properties style:column-width="5.667cm" style:rel-column-width="21845*"/>
    </style:style>
    <style:style style:name="表格3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9.C1" style:family="table-cell">
      <style:table-cell-properties fo:background-color="#808080" fo:padding="0.097cm" fo:border="0.05pt solid #000000">
        <style:background-image/>
      </style:table-cell-properties>
    </style:style>
    <style:style style:name="表格39.A2" style:family="table-cell">
      <style:table-cell-properties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5.667cm" style:rel-column-width="21845*"/>
    </style:style>
    <style:style style:name="表格4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0.C1" style:family="table-cell">
      <style:table-cell-properties fo:background-color="#808080" fo:padding="0.097cm" fo:border="0.05pt solid #000000">
        <style:background-image/>
      </style:table-cell-properties>
    </style:style>
    <style:style style:name="表格40.A2" style:family="table-cell">
      <style:table-cell-properties fo:padding="0.097cm" fo:border-left="0.05pt solid #000000" fo:border-right="none" fo:border-top="none" fo:border-bottom="0.05pt solid #000000"/>
    </style:style>
    <style:style style:name="表格40.B2" style:family="table-cell">
      <style:table-cell-properties fo:padding="0.097cm" fo:border-left="0.05pt solid #000000" fo:border-right="none" fo:border-top="none" fo:border-bottom="0.05pt solid #000000"/>
    </style:style>
    <style:style style:name="表格40.C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3" style:family="table-cell">
      <style:table-cell-properties fo:padding="0.097cm" fo:border-left="0.05pt solid #000000" fo:border-right="none" fo:border-top="none" fo:border-bottom="0.05pt solid #000000"/>
    </style:style>
    <style:style style:name="表格40.C3" style:family="table-cell">
      <style:table-cell-properties fo:padding="0.097cm" fo:border-left="0.05pt solid #000000" fo:border-right="0.05pt solid #000000" fo:border-top="none" fo:border-bottom="0.05pt solid #000000"/>
    </style:style>
    <style:style style:name="表格40.A4" style:family="table-cell">
      <style:table-cell-properties fo:padding="0.097cm" fo:border-left="0.05pt solid #000000" fo:border-right="none" fo:border-top="none" fo:border-bottom="0.05pt solid #000000"/>
    </style:style>
    <style:style style:name="表格40.B4" style:family="table-cell">
      <style:table-cell-properties fo:padding="0.097cm" fo:border-left="0.05pt solid #000000" fo:border-right="none" fo:border-top="none" fo:border-bottom="0.05pt solid #000000"/>
    </style:style>
    <style:style style:name="表格40.C4" style:family="table-cell">
      <style:table-cell-properties fo:padding="0.097cm" fo:border-left="0.05pt solid #000000" fo:border-right="0.05pt solid #000000" fo:border-top="none" fo:border-bottom="0.05pt solid #000000"/>
    </style:style>
    <style:style style:name="表格40.A5" style:family="table-cell">
      <style:table-cell-properties fo:padding="0.097cm" fo:border-left="0.05pt solid #000000" fo:border-right="none" fo:border-top="none" fo:border-bottom="0.05pt solid #000000"/>
    </style:style>
    <style:style style:name="表格40.B5" style:family="table-cell">
      <style:table-cell-properties fo:padding="0.097cm" fo:border-left="0.05pt solid #000000" fo:border-right="none" fo:border-top="none" fo:border-bottom="0.05pt solid #000000"/>
    </style:style>
    <style:style style:name="表格40.C5"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style>
    <style:style style:name="表格41.A" style:family="table-column">
      <style:table-column-properties style:column-width="5.667cm" style:rel-column-width="21845*"/>
    </style:style>
    <style:style style:name="表格4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1.C1" style:family="table-cell">
      <style:table-cell-properties fo:background-color="#808080" fo:padding="0.097cm" fo:border="0.05pt solid #000000">
        <style:background-image/>
      </style:table-cell-properties>
    </style:style>
    <style:style style:name="表格41.A2" style:family="table-cell">
      <style:table-cell-properties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0.05pt solid #000000" fo:border-top="none" fo:border-bottom="0.05pt solid #000000"/>
    </style:style>
    <style:style style:name="表格41.A3" style:family="table-cell">
      <style:table-cell-properties fo:padding="0.097cm" fo:border-left="0.05pt solid #000000" fo:border-right="none"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style>
    <style:style style:name="表格42.A" style:family="table-column">
      <style:table-column-properties style:column-width="5.667cm" style:rel-column-width="21845*"/>
    </style:style>
    <style:style style:name="表格4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2.C1" style:family="table-cell">
      <style:table-cell-properties fo:background-color="#808080" fo:padding="0.097cm" fo:border="0.05pt solid #000000">
        <style:background-image/>
      </style:table-cell-properties>
    </style:style>
    <style:style style:name="表格42.A2" style:family="table-cell">
      <style:table-cell-properties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0.05pt solid #000000" fo:border-top="none" fo:border-bottom="0.05pt solid #000000"/>
    </style:style>
    <style:style style:name="表格42.A3" style:family="table-cell">
      <style:table-cell-properties fo:padding="0.097cm" fo:border-left="0.05pt solid #000000" fo:border-right="none"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none" fo:border-top="none" fo:border-bottom="0.05pt solid #000000"/>
    </style:style>
    <style:style style:name="表格42.C4" style:family="table-cell">
      <style:table-cell-properties fo:padding="0.097cm" fo:border-left="0.05pt solid #000000" fo:border-right="0.05pt solid #000000" fo:border-top="none" fo:border-bottom="0.05pt solid #000000"/>
    </style:style>
    <style:style style:name="表格43" style:family="table">
      <style:table-properties style:width="17cm" table:align="margins"/>
    </style:style>
    <style:style style:name="表格43.A" style:family="table-column">
      <style:table-column-properties style:column-width="5.667cm" style:rel-column-width="21845*"/>
    </style:style>
    <style:style style:name="表格4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3.C1" style:family="table-cell">
      <style:table-cell-properties fo:background-color="#808080" fo:padding="0.097cm" fo:border="0.05pt solid #000000">
        <style:background-image/>
      </style:table-cell-properties>
    </style:style>
    <style:style style:name="表格43.A2" style:family="table-cell">
      <style:table-cell-properties fo:padding="0.097cm" fo:border-left="0.05pt solid #000000" fo:border-right="none" fo:border-top="none" fo:border-bottom="0.05pt solid #000000"/>
    </style:style>
    <style:style style:name="表格43.B2" style:family="table-cell">
      <style:table-cell-properties fo:padding="0.097cm" fo:border-left="0.05pt solid #000000" fo:border-right="none" fo:border-top="none" fo:border-bottom="0.05pt solid #000000"/>
    </style:style>
    <style:style style:name="表格43.C2" style:family="table-cell">
      <style:table-cell-properties fo:padding="0.097cm" fo:border-left="0.05pt solid #000000" fo:border-right="0.05pt solid #000000" fo:border-top="none" fo:border-bottom="0.05pt solid #000000"/>
    </style:style>
    <style:style style:name="表格43.A3" style:family="table-cell">
      <style:table-cell-properties fo:padding="0.097cm" fo:border-left="0.05pt solid #000000" fo:border-right="none" fo:border-top="none" fo:border-bottom="0.05pt solid #000000"/>
    </style:style>
    <style:style style:name="表格43.B3" style:family="table-cell">
      <style:table-cell-properties fo:padding="0.097cm" fo:border-left="0.05pt solid #000000" fo:border-right="none" fo:border-top="none" fo:border-bottom="0.05pt solid #000000"/>
    </style:style>
    <style:style style:name="表格43.C3" style:family="table-cell">
      <style:table-cell-properties fo:padding="0.097cm" fo:border-left="0.05pt solid #000000" fo:border-right="0.05pt solid #000000" fo:border-top="none" fo:border-bottom="0.05pt solid #000000"/>
    </style:style>
    <style:style style:name="表格44" style:family="table">
      <style:table-properties style:width="17cm" table:align="margins"/>
    </style:style>
    <style:style style:name="表格44.A" style:family="table-column">
      <style:table-column-properties style:column-width="5.667cm" style:rel-column-width="21845*"/>
    </style:style>
    <style:style style:name="表格4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4.C1" style:family="table-cell">
      <style:table-cell-properties fo:background-color="#808080" fo:padding="0.097cm" fo:border="0.05pt solid #000000">
        <style:background-image/>
      </style:table-cell-properties>
    </style:style>
    <style:style style:name="表格44.A2" style:family="table-cell">
      <style:table-cell-properties fo:padding="0.097cm" fo:border-left="0.05pt solid #000000" fo:border-right="none" fo:border-top="none" fo:border-bottom="0.05pt solid #000000"/>
    </style:style>
    <style:style style:name="表格44.B2" style:family="table-cell">
      <style:table-cell-properties fo:padding="0.097cm" fo:border-left="0.05pt solid #000000" fo:border-right="none" fo:border-top="none" fo:border-bottom="0.05pt solid #000000"/>
    </style:style>
    <style:style style:name="表格44.C2" style:family="table-cell">
      <style:table-cell-properties fo:padding="0.097cm" fo:border-left="0.05pt solid #000000" fo:border-right="0.05pt solid #000000" fo:border-top="none" fo:border-bottom="0.05pt solid #000000"/>
    </style:style>
    <style:style style:name="表格44.A3" style:family="table-cell">
      <style:table-cell-properties fo:padding="0.097cm" fo:border-left="0.05pt solid #000000" fo:border-right="none" fo:border-top="none" fo:border-bottom="0.05pt solid #000000"/>
    </style:style>
    <style:style style:name="表格44.B3" style:family="table-cell">
      <style:table-cell-properties fo:padding="0.097cm" fo:border-left="0.05pt solid #000000" fo:border-right="none" fo:border-top="none" fo:border-bottom="0.05pt solid #000000"/>
    </style:style>
    <style:style style:name="表格44.C3" style:family="table-cell">
      <style:table-cell-properties fo:padding="0.097cm" fo:border-left="0.05pt solid #000000" fo:border-right="0.05pt solid #000000" fo:border-top="none" fo:border-bottom="0.05pt solid #000000"/>
    </style:style>
    <style:style style:name="表格45" style:family="table">
      <style:table-properties style:width="17cm" table:align="margins"/>
    </style:style>
    <style:style style:name="表格45.A" style:family="table-column">
      <style:table-column-properties style:column-width="5.667cm" style:rel-column-width="21845*"/>
    </style:style>
    <style:style style:name="表格4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5.C1" style:family="table-cell">
      <style:table-cell-properties fo:background-color="#808080" fo:padding="0.097cm" fo:border="0.05pt solid #000000">
        <style:background-image/>
      </style:table-cell-properties>
    </style:style>
    <style:style style:name="表格45.A2" style:family="table-cell">
      <style:table-cell-properties fo:padding="0.097cm" fo:border-left="0.05pt solid #000000" fo:border-right="none" fo:border-top="none" fo:border-bottom="0.05pt solid #000000"/>
    </style:style>
    <style:style style:name="表格45.B2" style:family="table-cell">
      <style:table-cell-properties fo:padding="0.097cm" fo:border-left="0.05pt solid #000000" fo:border-right="none" fo:border-top="none" fo:border-bottom="0.05pt solid #000000"/>
    </style:style>
    <style:style style:name="表格45.C2" style:family="table-cell">
      <style:table-cell-properties fo:padding="0.097cm" fo:border-left="0.05pt solid #000000" fo:border-right="0.05pt solid #000000" fo:border-top="none" fo:border-bottom="0.05pt solid #000000"/>
    </style:style>
    <style:style style:name="表格45.A3" style:family="table-cell">
      <style:table-cell-properties fo:padding="0.097cm" fo:border-left="0.05pt solid #000000" fo:border-right="none" fo:border-top="none" fo:border-bottom="0.05pt solid #000000"/>
    </style:style>
    <style:style style:name="表格45.B3" style:family="table-cell">
      <style:table-cell-properties fo:padding="0.097cm" fo:border-left="0.05pt solid #000000" fo:border-right="none" fo:border-top="none" fo:border-bottom="0.05pt solid #000000"/>
    </style:style>
    <style:style style:name="表格45.C3" style:family="table-cell">
      <style:table-cell-properties fo:padding="0.097cm" fo:border-left="0.05pt solid #000000" fo:border-right="0.05pt solid #000000" fo:border-top="none" fo:border-bottom="0.05pt solid #000000"/>
    </style:style>
    <style:style style:name="表格46" style:family="table">
      <style:table-properties style:width="17cm" table:align="margins"/>
    </style:style>
    <style:style style:name="表格46.A" style:family="table-column">
      <style:table-column-properties style:column-width="5.667cm" style:rel-column-width="21845*"/>
    </style:style>
    <style:style style:name="表格4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6.C1" style:family="table-cell">
      <style:table-cell-properties fo:background-color="#808080" fo:padding="0.097cm" fo:border="0.05pt solid #000000">
        <style:background-image/>
      </style:table-cell-properties>
    </style:style>
    <style:style style:name="表格46.A2" style:family="table-cell">
      <style:table-cell-properties fo:padding="0.097cm" fo:border-left="0.05pt solid #000000" fo:border-right="none" fo:border-top="none" fo:border-bottom="0.05pt solid #000000"/>
    </style:style>
    <style:style style:name="表格46.B2" style:family="table-cell">
      <style:table-cell-properties fo:padding="0.097cm" fo:border-left="0.05pt solid #000000" fo:border-right="none" fo:border-top="none" fo:border-bottom="0.05pt solid #000000"/>
    </style:style>
    <style:style style:name="表格46.C2" style:family="table-cell">
      <style:table-cell-properties fo:padding="0.097cm" fo:border-left="0.05pt solid #000000" fo:border-right="0.05pt solid #000000" fo:border-top="none" fo:border-bottom="0.05pt solid #000000"/>
    </style:style>
    <style:style style:name="表格47" style:family="table">
      <style:table-properties style:width="17cm" table:align="margins"/>
    </style:style>
    <style:style style:name="表格47.A" style:family="table-column">
      <style:table-column-properties style:column-width="5.667cm" style:rel-column-width="21845*"/>
    </style:style>
    <style:style style:name="表格4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7.C1" style:family="table-cell">
      <style:table-cell-properties fo:background-color="#808080" fo:padding="0.097cm" fo:border="0.05pt solid #000000">
        <style:background-image/>
      </style:table-cell-properties>
    </style:style>
    <style:style style:name="表格47.A2" style:family="table-cell">
      <style:table-cell-properties fo:padding="0.097cm" fo:border-left="0.05pt solid #000000" fo:border-right="none" fo:border-top="none" fo:border-bottom="0.05pt solid #000000"/>
    </style:style>
    <style:style style:name="表格47.B2" style:family="table-cell">
      <style:table-cell-properties fo:padding="0.097cm" fo:border-left="0.05pt solid #000000" fo:border-right="none" fo:border-top="none" fo:border-bottom="0.05pt solid #000000"/>
    </style:style>
    <style:style style:name="表格47.C2" style:family="table-cell">
      <style:table-cell-properties fo:padding="0.097cm" fo:border-left="0.05pt solid #000000" fo:border-right="0.05pt solid #000000" fo:border-top="none" fo:border-bottom="0.05pt solid #000000"/>
    </style:style>
    <style:style style:name="表格47.A3" style:family="table-cell">
      <style:table-cell-properties fo:padding="0.097cm" fo:border-left="0.05pt solid #000000" fo:border-right="none" fo:border-top="none" fo:border-bottom="0.05pt solid #000000"/>
    </style:style>
    <style:style style:name="表格47.B3" style:family="table-cell">
      <style:table-cell-properties fo:padding="0.097cm" fo:border-left="0.05pt solid #000000" fo:border-right="none" fo:border-top="none" fo:border-bottom="0.05pt solid #000000"/>
    </style:style>
    <style:style style:name="表格47.C3" style:family="table-cell">
      <style:table-cell-properties fo:padding="0.097cm" fo:border-left="0.05pt solid #000000" fo:border-right="0.05pt solid #000000" fo:border-top="none" fo:border-bottom="0.05pt solid #000000"/>
    </style:style>
    <style:style style:name="表格47.A4" style:family="table-cell">
      <style:table-cell-properties fo:padding="0.097cm" fo:border-left="0.05pt solid #000000" fo:border-right="none" fo:border-top="none" fo:border-bottom="0.05pt solid #000000"/>
    </style:style>
    <style:style style:name="表格47.B4" style:family="table-cell">
      <style:table-cell-properties fo:padding="0.097cm" fo:border-left="0.05pt solid #000000" fo:border-right="none" fo:border-top="none" fo:border-bottom="0.05pt solid #000000"/>
    </style:style>
    <style:style style:name="表格47.C4" style:family="table-cell">
      <style:table-cell-properties fo:padding="0.097cm" fo:border-left="0.05pt solid #000000" fo:border-right="0.05pt solid #000000" fo:border-top="none" fo:border-bottom="0.05pt solid #000000"/>
    </style:style>
    <style:style style:name="表格47.A5" style:family="table-cell">
      <style:table-cell-properties fo:padding="0.097cm" fo:border-left="0.05pt solid #000000" fo:border-right="none" fo:border-top="none" fo:border-bottom="0.05pt solid #000000"/>
    </style:style>
    <style:style style:name="表格47.B5" style:family="table-cell">
      <style:table-cell-properties fo:padding="0.097cm" fo:border-left="0.05pt solid #000000" fo:border-right="none" fo:border-top="none" fo:border-bottom="0.05pt solid #000000"/>
    </style:style>
    <style:style style:name="表格47.C5" style:family="table-cell">
      <style:table-cell-properties fo:padding="0.097cm" fo:border-left="0.05pt solid #000000" fo:border-right="0.05pt solid #000000" fo:border-top="none" fo:border-bottom="0.05pt solid #000000"/>
    </style:style>
    <style:style style:name="表格47.A6" style:family="table-cell">
      <style:table-cell-properties fo:padding="0.097cm" fo:border-left="0.05pt solid #000000" fo:border-right="none" fo:border-top="none" fo:border-bottom="0.05pt solid #000000"/>
    </style:style>
    <style:style style:name="表格47.B6" style:family="table-cell">
      <style:table-cell-properties fo:padding="0.097cm" fo:border-left="0.05pt solid #000000" fo:border-right="none" fo:border-top="none" fo:border-bottom="0.05pt solid #000000"/>
    </style:style>
    <style:style style:name="表格47.C6" style:family="table-cell">
      <style:table-cell-properties fo:padding="0.097cm" fo:border-left="0.05pt solid #000000" fo:border-right="0.05pt solid #000000" fo:border-top="none" fo:border-bottom="0.05pt solid #000000"/>
    </style:style>
    <style:style style:name="表格47.A7" style:family="table-cell">
      <style:table-cell-properties fo:padding="0.097cm" fo:border-left="0.05pt solid #000000" fo:border-right="none" fo:border-top="none" fo:border-bottom="0.05pt solid #000000"/>
    </style:style>
    <style:style style:name="表格47.B7" style:family="table-cell">
      <style:table-cell-properties fo:padding="0.097cm" fo:border-left="0.05pt solid #000000" fo:border-right="none" fo:border-top="none" fo:border-bottom="0.05pt solid #000000"/>
    </style:style>
    <style:style style:name="表格47.C7" style:family="table-cell">
      <style:table-cell-properties fo:padding="0.097cm" fo:border-left="0.05pt solid #000000" fo:border-right="0.05pt solid #000000" fo:border-top="none" fo:border-bottom="0.05pt solid #000000"/>
    </style:style>
    <style:style style:name="表格47.A8" style:family="table-cell">
      <style:table-cell-properties fo:padding="0.097cm" fo:border-left="0.05pt solid #000000" fo:border-right="none" fo:border-top="none" fo:border-bottom="0.05pt solid #000000"/>
    </style:style>
    <style:style style:name="表格47.B8" style:family="table-cell">
      <style:table-cell-properties fo:padding="0.097cm" fo:border-left="0.05pt solid #000000" fo:border-right="none" fo:border-top="none" fo:border-bottom="0.05pt solid #000000"/>
    </style:style>
    <style:style style:name="表格47.C8" style:family="table-cell">
      <style:table-cell-properties fo:padding="0.097cm" fo:border-left="0.05pt solid #000000" fo:border-right="0.05pt solid #000000" fo:border-top="none" fo:border-bottom="0.05pt solid #000000"/>
    </style:style>
    <style:style style:name="表格47.A9" style:family="table-cell">
      <style:table-cell-properties fo:padding="0.097cm" fo:border-left="0.05pt solid #000000" fo:border-right="none" fo:border-top="none" fo:border-bottom="0.05pt solid #000000"/>
    </style:style>
    <style:style style:name="表格47.B9" style:family="table-cell">
      <style:table-cell-properties fo:padding="0.097cm" fo:border-left="0.05pt solid #000000" fo:border-right="none" fo:border-top="none" fo:border-bottom="0.05pt solid #000000"/>
    </style:style>
    <style:style style:name="表格47.C9" style:family="table-cell">
      <style:table-cell-properties fo:padding="0.097cm" fo:border-left="0.05pt solid #000000" fo:border-right="0.05pt solid #000000" fo:border-top="none" fo:border-bottom="0.05pt solid #000000"/>
    </style:style>
    <style:style style:name="表格47.A10" style:family="table-cell">
      <style:table-cell-properties fo:padding="0.097cm" fo:border-left="0.05pt solid #000000" fo:border-right="none" fo:border-top="none" fo:border-bottom="0.05pt solid #000000"/>
    </style:style>
    <style:style style:name="表格47.B10" style:family="table-cell">
      <style:table-cell-properties fo:padding="0.097cm" fo:border-left="0.05pt solid #000000" fo:border-right="none" fo:border-top="none" fo:border-bottom="0.05pt solid #000000"/>
    </style:style>
    <style:style style:name="表格47.C10" style:family="table-cell">
      <style:table-cell-properties fo:padding="0.097cm" fo:border-left="0.05pt solid #000000" fo:border-right="0.05pt solid #000000" fo:border-top="none" fo:border-bottom="0.05pt solid #000000"/>
    </style:style>
    <style:style style:name="表格47.A11" style:family="table-cell">
      <style:table-cell-properties fo:padding="0.097cm" fo:border-left="0.05pt solid #000000" fo:border-right="none" fo:border-top="none" fo:border-bottom="0.05pt solid #000000"/>
    </style:style>
    <style:style style:name="表格47.B11" style:family="table-cell">
      <style:table-cell-properties fo:padding="0.097cm" fo:border-left="0.05pt solid #000000" fo:border-right="none" fo:border-top="none" fo:border-bottom="0.05pt solid #000000"/>
    </style:style>
    <style:style style:name="表格47.C11" style:family="table-cell">
      <style:table-cell-properties fo:padding="0.097cm" fo:border-left="0.05pt solid #000000" fo:border-right="0.05pt solid #000000" fo:border-top="none" fo:border-bottom="0.05pt solid #000000"/>
    </style:style>
    <style:style style:name="表格47.A12" style:family="table-cell">
      <style:table-cell-properties fo:padding="0.097cm" fo:border-left="0.05pt solid #000000" fo:border-right="none" fo:border-top="none" fo:border-bottom="0.05pt solid #000000"/>
    </style:style>
    <style:style style:name="表格47.B12" style:family="table-cell">
      <style:table-cell-properties fo:padding="0.097cm" fo:border-left="0.05pt solid #000000" fo:border-right="none" fo:border-top="none" fo:border-bottom="0.05pt solid #000000"/>
    </style:style>
    <style:style style:name="表格47.C12" style:family="table-cell">
      <style:table-cell-properties fo:padding="0.097cm" fo:border-left="0.05pt solid #000000" fo:border-right="0.05pt solid #000000" fo:border-top="none" fo:border-bottom="0.05pt solid #000000"/>
    </style:style>
    <style:style style:name="表格47.A13" style:family="table-cell">
      <style:table-cell-properties fo:padding="0.097cm" fo:border-left="0.05pt solid #000000" fo:border-right="none" fo:border-top="none" fo:border-bottom="0.05pt solid #000000"/>
    </style:style>
    <style:style style:name="表格47.B13" style:family="table-cell">
      <style:table-cell-properties fo:padding="0.097cm" fo:border-left="0.05pt solid #000000" fo:border-right="none" fo:border-top="none" fo:border-bottom="0.05pt solid #000000"/>
    </style:style>
    <style:style style:name="表格47.C13" style:family="table-cell">
      <style:table-cell-properties fo:padding="0.097cm" fo:border-left="0.05pt solid #000000" fo:border-right="0.05pt solid #000000" fo:border-top="none" fo:border-bottom="0.05pt solid #000000"/>
    </style:style>
    <style:style style:name="表格47.A14" style:family="table-cell">
      <style:table-cell-properties fo:padding="0.097cm" fo:border-left="0.05pt solid #000000" fo:border-right="none" fo:border-top="none" fo:border-bottom="0.05pt solid #000000"/>
    </style:style>
    <style:style style:name="表格47.B14" style:family="table-cell">
      <style:table-cell-properties fo:padding="0.097cm" fo:border-left="0.05pt solid #000000" fo:border-right="none" fo:border-top="none" fo:border-bottom="0.05pt solid #000000"/>
    </style:style>
    <style:style style:name="表格47.C14" style:family="table-cell">
      <style:table-cell-properties fo:padding="0.097cm" fo:border-left="0.05pt solid #000000" fo:border-right="0.05pt solid #000000" fo:border-top="none" fo:border-bottom="0.05pt solid #000000"/>
    </style:style>
    <style:style style:name="表格47.A15" style:family="table-cell">
      <style:table-cell-properties fo:padding="0.097cm" fo:border-left="0.05pt solid #000000" fo:border-right="none" fo:border-top="none" fo:border-bottom="0.05pt solid #000000"/>
    </style:style>
    <style:style style:name="表格47.B15" style:family="table-cell">
      <style:table-cell-properties fo:padding="0.097cm" fo:border-left="0.05pt solid #000000" fo:border-right="none" fo:border-top="none" fo:border-bottom="0.05pt solid #000000"/>
    </style:style>
    <style:style style:name="表格47.C15" style:family="table-cell">
      <style:table-cell-properties fo:padding="0.097cm" fo:border-left="0.05pt solid #000000" fo:border-right="0.05pt solid #000000" fo:border-top="none" fo:border-bottom="0.05pt solid #000000"/>
    </style:style>
    <style:style style:name="表格47.A16" style:family="table-cell">
      <style:table-cell-properties fo:padding="0.097cm" fo:border-left="0.05pt solid #000000" fo:border-right="none" fo:border-top="none" fo:border-bottom="0.05pt solid #000000"/>
    </style:style>
    <style:style style:name="表格47.B16" style:family="table-cell">
      <style:table-cell-properties fo:padding="0.097cm" fo:border-left="0.05pt solid #000000" fo:border-right="none" fo:border-top="none" fo:border-bottom="0.05pt solid #000000"/>
    </style:style>
    <style:style style:name="表格47.C16" style:family="table-cell">
      <style:table-cell-properties fo:padding="0.097cm" fo:border-left="0.05pt solid #000000" fo:border-right="0.05pt solid #000000" fo:border-top="none" fo:border-bottom="0.05pt solid #000000"/>
    </style:style>
    <style:style style:name="表格47.A17" style:family="table-cell">
      <style:table-cell-properties fo:padding="0.097cm" fo:border-left="0.05pt solid #000000" fo:border-right="none" fo:border-top="none" fo:border-bottom="0.05pt solid #000000"/>
    </style:style>
    <style:style style:name="表格47.B17" style:family="table-cell">
      <style:table-cell-properties fo:padding="0.097cm" fo:border-left="0.05pt solid #000000" fo:border-right="none" fo:border-top="none" fo:border-bottom="0.05pt solid #000000"/>
    </style:style>
    <style:style style:name="表格47.C17" style:family="table-cell">
      <style:table-cell-properties fo:padding="0.097cm" fo:border-left="0.05pt solid #000000" fo:border-right="0.05pt solid #000000" fo:border-top="none" fo:border-bottom="0.05pt solid #000000"/>
    </style:style>
    <style:style style:name="表格47.A18" style:family="table-cell">
      <style:table-cell-properties fo:padding="0.097cm" fo:border-left="0.05pt solid #000000" fo:border-right="none" fo:border-top="none" fo:border-bottom="0.05pt solid #000000"/>
    </style:style>
    <style:style style:name="表格47.B18" style:family="table-cell">
      <style:table-cell-properties fo:padding="0.097cm" fo:border-left="0.05pt solid #000000" fo:border-right="none" fo:border-top="none" fo:border-bottom="0.05pt solid #000000"/>
    </style:style>
    <style:style style:name="表格47.C18" style:family="table-cell">
      <style:table-cell-properties fo:padding="0.097cm" fo:border-left="0.05pt solid #000000" fo:border-right="0.05pt solid #000000" fo:border-top="none" fo:border-bottom="0.05pt solid #000000"/>
    </style:style>
    <style:style style:name="表格47.A19" style:family="table-cell">
      <style:table-cell-properties fo:padding="0.097cm" fo:border-left="0.05pt solid #000000" fo:border-right="none" fo:border-top="none" fo:border-bottom="0.05pt solid #000000"/>
    </style:style>
    <style:style style:name="表格47.B19" style:family="table-cell">
      <style:table-cell-properties fo:padding="0.097cm" fo:border-left="0.05pt solid #000000" fo:border-right="none" fo:border-top="none" fo:border-bottom="0.05pt solid #000000"/>
    </style:style>
    <style:style style:name="表格47.C19" style:family="table-cell">
      <style:table-cell-properties fo:padding="0.097cm" fo:border-left="0.05pt solid #000000" fo:border-right="0.05pt solid #000000" fo:border-top="none" fo:border-bottom="0.05pt solid #000000"/>
    </style:style>
    <style:style style:name="表格48" style:family="table">
      <style:table-properties style:width="17cm" table:align="margins"/>
    </style:style>
    <style:style style:name="表格48.A" style:family="table-column">
      <style:table-column-properties style:column-width="5.667cm" style:rel-column-width="21845*"/>
    </style:style>
    <style:style style:name="表格4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8.C1" style:family="table-cell">
      <style:table-cell-properties fo:background-color="#808080" fo:padding="0.097cm" fo:border="0.05pt solid #000000">
        <style:background-image/>
      </style:table-cell-properties>
    </style:style>
    <style:style style:name="表格48.A2" style:family="table-cell">
      <style:table-cell-properties fo:padding="0.097cm" fo:border-left="0.05pt solid #000000" fo:border-right="none" fo:border-top="none" fo:border-bottom="0.05pt solid #000000"/>
    </style:style>
    <style:style style:name="表格48.B2" style:family="table-cell">
      <style:table-cell-properties fo:padding="0.097cm" fo:border-left="0.05pt solid #000000" fo:border-right="none" fo:border-top="none" fo:border-bottom="0.05pt solid #000000"/>
    </style:style>
    <style:style style:name="表格48.C2" style:family="table-cell">
      <style:table-cell-properties fo:padding="0.097cm" fo:border-left="0.05pt solid #000000" fo:border-right="0.05pt solid #000000" fo:border-top="none" fo:border-bottom="0.05pt solid #000000"/>
    </style:style>
    <style:style style:name="表格48.A3" style:family="table-cell">
      <style:table-cell-properties fo:padding="0.097cm" fo:border-left="0.05pt solid #000000" fo:border-right="none" fo:border-top="none" fo:border-bottom="0.05pt solid #000000"/>
    </style:style>
    <style:style style:name="表格48.B3" style:family="table-cell">
      <style:table-cell-properties fo:padding="0.097cm" fo:border-left="0.05pt solid #000000" fo:border-right="none" fo:border-top="none" fo:border-bottom="0.05pt solid #000000"/>
    </style:style>
    <style:style style:name="表格48.C3" style:family="table-cell">
      <style:table-cell-properties fo:padding="0.097cm" fo:border-left="0.05pt solid #000000" fo:border-right="0.05pt solid #000000" fo:border-top="none" fo:border-bottom="0.05pt solid #000000"/>
    </style:style>
    <style:style style:name="表格48.A4" style:family="table-cell">
      <style:table-cell-properties fo:padding="0.097cm" fo:border-left="0.05pt solid #000000" fo:border-right="none" fo:border-top="none" fo:border-bottom="0.05pt solid #000000"/>
    </style:style>
    <style:style style:name="表格48.B4" style:family="table-cell">
      <style:table-cell-properties fo:padding="0.097cm" fo:border-left="0.05pt solid #000000" fo:border-right="none" fo:border-top="none" fo:border-bottom="0.05pt solid #000000"/>
    </style:style>
    <style:style style:name="表格48.C4" style:family="table-cell">
      <style:table-cell-properties fo:padding="0.097cm" fo:border-left="0.05pt solid #000000" fo:border-right="0.05pt solid #000000" fo:border-top="none" fo:border-bottom="0.05pt solid #000000"/>
    </style:style>
    <style:style style:name="表格48.A5" style:family="table-cell">
      <style:table-cell-properties fo:padding="0.097cm" fo:border-left="0.05pt solid #000000" fo:border-right="none" fo:border-top="none" fo:border-bottom="0.05pt solid #000000"/>
    </style:style>
    <style:style style:name="表格48.B5" style:family="table-cell">
      <style:table-cell-properties fo:padding="0.097cm" fo:border-left="0.05pt solid #000000" fo:border-right="none" fo:border-top="none" fo:border-bottom="0.05pt solid #000000"/>
    </style:style>
    <style:style style:name="表格48.C5" style:family="table-cell">
      <style:table-cell-properties fo:padding="0.097cm" fo:border-left="0.05pt solid #000000" fo:border-right="0.05pt solid #000000" fo:border-top="none" fo:border-bottom="0.05pt solid #000000"/>
    </style:style>
    <style:style style:name="表格48.A6" style:family="table-cell">
      <style:table-cell-properties fo:padding="0.097cm" fo:border-left="0.05pt solid #000000" fo:border-right="none" fo:border-top="none" fo:border-bottom="0.05pt solid #000000"/>
    </style:style>
    <style:style style:name="表格48.B6" style:family="table-cell">
      <style:table-cell-properties fo:padding="0.097cm" fo:border-left="0.05pt solid #000000" fo:border-right="none" fo:border-top="none" fo:border-bottom="0.05pt solid #000000"/>
    </style:style>
    <style:style style:name="表格48.C6" style:family="table-cell">
      <style:table-cell-properties fo:padding="0.097cm" fo:border-left="0.05pt solid #000000" fo:border-right="0.05pt solid #000000" fo:border-top="none" fo:border-bottom="0.05pt solid #000000"/>
    </style:style>
    <style:style style:name="表格48.A7" style:family="table-cell">
      <style:table-cell-properties fo:padding="0.097cm" fo:border-left="0.05pt solid #000000" fo:border-right="none" fo:border-top="none" fo:border-bottom="0.05pt solid #000000"/>
    </style:style>
    <style:style style:name="表格48.B7" style:family="table-cell">
      <style:table-cell-properties fo:padding="0.097cm" fo:border-left="0.05pt solid #000000" fo:border-right="none" fo:border-top="none" fo:border-bottom="0.05pt solid #000000"/>
    </style:style>
    <style:style style:name="表格48.C7" style:family="table-cell">
      <style:table-cell-properties fo:padding="0.097cm" fo:border-left="0.05pt solid #000000" fo:border-right="0.05pt solid #000000" fo:border-top="none" fo:border-bottom="0.05pt solid #000000"/>
    </style:style>
    <style:style style:name="表格48.A8" style:family="table-cell">
      <style:table-cell-properties fo:padding="0.097cm" fo:border-left="0.05pt solid #000000" fo:border-right="none" fo:border-top="none" fo:border-bottom="0.05pt solid #000000"/>
    </style:style>
    <style:style style:name="表格48.B8" style:family="table-cell">
      <style:table-cell-properties fo:padding="0.097cm" fo:border-left="0.05pt solid #000000" fo:border-right="none" fo:border-top="none" fo:border-bottom="0.05pt solid #000000"/>
    </style:style>
    <style:style style:name="表格48.C8" style:family="table-cell">
      <style:table-cell-properties fo:padding="0.097cm" fo:border-left="0.05pt solid #000000" fo:border-right="0.05pt solid #000000" fo:border-top="none" fo:border-bottom="0.05pt solid #000000"/>
    </style:style>
    <style:style style:name="表格48.A9" style:family="table-cell">
      <style:table-cell-properties fo:padding="0.097cm" fo:border-left="0.05pt solid #000000" fo:border-right="none" fo:border-top="none" fo:border-bottom="0.05pt solid #000000"/>
    </style:style>
    <style:style style:name="表格48.B9" style:family="table-cell">
      <style:table-cell-properties fo:padding="0.097cm" fo:border-left="0.05pt solid #000000" fo:border-right="none" fo:border-top="none" fo:border-bottom="0.05pt solid #000000"/>
    </style:style>
    <style:style style:name="表格48.C9" style:family="table-cell">
      <style:table-cell-properties fo:padding="0.097cm" fo:border-left="0.05pt solid #000000" fo:border-right="0.05pt solid #000000" fo:border-top="none" fo:border-bottom="0.05pt solid #000000"/>
    </style:style>
    <style:style style:name="表格49" style:family="table">
      <style:table-properties style:width="17cm" table:align="margins"/>
    </style:style>
    <style:style style:name="表格49.A" style:family="table-column">
      <style:table-column-properties style:column-width="5.667cm" style:rel-column-width="21845*"/>
    </style:style>
    <style:style style:name="表格4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9.C1" style:family="table-cell">
      <style:table-cell-properties fo:background-color="#808080" fo:padding="0.097cm" fo:border="0.05pt solid #000000">
        <style:background-image/>
      </style:table-cell-properties>
    </style:style>
    <style:style style:name="表格49.A2" style:family="table-cell">
      <style:table-cell-properties fo:padding="0.097cm" fo:border-left="0.05pt solid #000000" fo:border-right="none" fo:border-top="none" fo:border-bottom="0.05pt solid #000000"/>
    </style:style>
    <style:style style:name="表格49.B2" style:family="table-cell">
      <style:table-cell-properties fo:padding="0.097cm" fo:border-left="0.05pt solid #000000" fo:border-right="none" fo:border-top="none" fo:border-bottom="0.05pt solid #000000"/>
    </style:style>
    <style:style style:name="表格49.C2" style:family="table-cell">
      <style:table-cell-properties fo:padding="0.097cm" fo:border-left="0.05pt solid #000000" fo:border-right="0.05pt solid #000000" fo:border-top="none" fo:border-bottom="0.05pt solid #000000"/>
    </style:style>
    <style:style style:name="表格49.A3" style:family="table-cell">
      <style:table-cell-properties fo:padding="0.097cm" fo:border-left="0.05pt solid #000000" fo:border-right="none" fo:border-top="none" fo:border-bottom="0.05pt solid #000000"/>
    </style:style>
    <style:style style:name="表格49.B3" style:family="table-cell">
      <style:table-cell-properties fo:padding="0.097cm" fo:border-left="0.05pt solid #000000" fo:border-right="none" fo:border-top="none" fo:border-bottom="0.05pt solid #000000"/>
    </style:style>
    <style:style style:name="表格49.C3" style:family="table-cell">
      <style:table-cell-properties fo:padding="0.097cm" fo:border-left="0.05pt solid #000000" fo:border-right="0.05pt solid #000000" fo:border-top="none" fo:border-bottom="0.05pt solid #000000"/>
    </style:style>
    <style:style style:name="表格49.A4" style:family="table-cell">
      <style:table-cell-properties fo:padding="0.097cm" fo:border-left="0.05pt solid #000000" fo:border-right="none" fo:border-top="none" fo:border-bottom="0.05pt solid #000000"/>
    </style:style>
    <style:style style:name="表格49.B4" style:family="table-cell">
      <style:table-cell-properties fo:padding="0.097cm" fo:border-left="0.05pt solid #000000" fo:border-right="none" fo:border-top="none" fo:border-bottom="0.05pt solid #000000"/>
    </style:style>
    <style:style style:name="表格49.C4" style:family="table-cell">
      <style:table-cell-properties fo:padding="0.097cm" fo:border-left="0.05pt solid #000000" fo:border-right="0.05pt solid #000000" fo:border-top="none" fo:border-bottom="0.05pt solid #000000"/>
    </style:style>
    <style:style style:name="表格49.A5" style:family="table-cell">
      <style:table-cell-properties fo:padding="0.097cm" fo:border-left="0.05pt solid #000000" fo:border-right="none" fo:border-top="none" fo:border-bottom="0.05pt solid #000000"/>
    </style:style>
    <style:style style:name="表格49.B5" style:family="table-cell">
      <style:table-cell-properties fo:padding="0.097cm" fo:border-left="0.05pt solid #000000" fo:border-right="none" fo:border-top="none" fo:border-bottom="0.05pt solid #000000"/>
    </style:style>
    <style:style style:name="表格49.C5" style:family="table-cell">
      <style:table-cell-properties fo:padding="0.097cm" fo:border-left="0.05pt solid #000000" fo:border-right="0.05pt solid #000000" fo:border-top="none" fo:border-bottom="0.05pt solid #000000"/>
    </style:style>
    <style:style style:name="表格50" style:family="table">
      <style:table-properties style:width="17cm" table:align="margins"/>
    </style:style>
    <style:style style:name="表格50.A" style:family="table-column">
      <style:table-column-properties style:column-width="5.667cm" style:rel-column-width="21845*"/>
    </style:style>
    <style:style style:name="表格5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0.C1" style:family="table-cell">
      <style:table-cell-properties fo:background-color="#808080" fo:padding="0.097cm" fo:border="0.05pt solid #000000">
        <style:background-image/>
      </style:table-cell-properties>
    </style:style>
    <style:style style:name="表格50.A2" style:family="table-cell">
      <style:table-cell-properties fo:padding="0.097cm" fo:border-left="0.05pt solid #000000" fo:border-right="none" fo:border-top="none" fo:border-bottom="0.05pt solid #000000"/>
    </style:style>
    <style:style style:name="表格50.B2" style:family="table-cell">
      <style:table-cell-properties fo:padding="0.097cm" fo:border-left="0.05pt solid #000000" fo:border-right="none" fo:border-top="none" fo:border-bottom="0.05pt solid #000000"/>
    </style:style>
    <style:style style:name="表格50.C2" style:family="table-cell">
      <style:table-cell-properties fo:padding="0.097cm" fo:border-left="0.05pt solid #000000" fo:border-right="0.05pt solid #000000" fo:border-top="none" fo:border-bottom="0.05pt solid #000000"/>
    </style:style>
    <style:style style:name="表格50.A3" style:family="table-cell">
      <style:table-cell-properties fo:padding="0.097cm" fo:border-left="0.05pt solid #000000" fo:border-right="none" fo:border-top="none" fo:border-bottom="0.05pt solid #000000"/>
    </style:style>
    <style:style style:name="表格50.B3" style:family="table-cell">
      <style:table-cell-properties fo:padding="0.097cm" fo:border-left="0.05pt solid #000000" fo:border-right="none" fo:border-top="none" fo:border-bottom="0.05pt solid #000000"/>
    </style:style>
    <style:style style:name="表格50.C3" style:family="table-cell">
      <style:table-cell-properties fo:padding="0.097cm" fo:border-left="0.05pt solid #000000" fo:border-right="0.05pt solid #000000" fo:border-top="none" fo:border-bottom="0.05pt solid #000000"/>
    </style:style>
    <style:style style:name="表格50.A4" style:family="table-cell">
      <style:table-cell-properties fo:padding="0.097cm" fo:border-left="0.05pt solid #000000" fo:border-right="none" fo:border-top="none" fo:border-bottom="0.05pt solid #000000"/>
    </style:style>
    <style:style style:name="表格50.B4" style:family="table-cell">
      <style:table-cell-properties fo:padding="0.097cm" fo:border-left="0.05pt solid #000000" fo:border-right="none" fo:border-top="none" fo:border-bottom="0.05pt solid #000000"/>
    </style:style>
    <style:style style:name="表格50.C4" style:family="table-cell">
      <style:table-cell-properties fo:padding="0.097cm" fo:border-left="0.05pt solid #000000" fo:border-right="0.05pt solid #000000" fo:border-top="none" fo:border-bottom="0.05pt solid #000000"/>
    </style:style>
    <style:style style:name="表格50.A5" style:family="table-cell">
      <style:table-cell-properties fo:padding="0.097cm" fo:border-left="0.05pt solid #000000" fo:border-right="none" fo:border-top="none" fo:border-bottom="0.05pt solid #000000"/>
    </style:style>
    <style:style style:name="表格50.B5" style:family="table-cell">
      <style:table-cell-properties fo:padding="0.097cm" fo:border-left="0.05pt solid #000000" fo:border-right="none" fo:border-top="none" fo:border-bottom="0.05pt solid #000000"/>
    </style:style>
    <style:style style:name="表格50.C5" style:family="table-cell">
      <style:table-cell-properties fo:padding="0.097cm" fo:border-left="0.05pt solid #000000" fo:border-right="0.05pt solid #000000" fo:border-top="none" fo:border-bottom="0.05pt solid #000000"/>
    </style:style>
    <style:style style:name="表格50.A6" style:family="table-cell">
      <style:table-cell-properties fo:padding="0.097cm" fo:border-left="0.05pt solid #000000" fo:border-right="none" fo:border-top="none" fo:border-bottom="0.05pt solid #000000"/>
    </style:style>
    <style:style style:name="表格50.B6" style:family="table-cell">
      <style:table-cell-properties fo:padding="0.097cm" fo:border-left="0.05pt solid #000000" fo:border-right="none" fo:border-top="none" fo:border-bottom="0.05pt solid #000000"/>
    </style:style>
    <style:style style:name="表格50.C6" style:family="table-cell">
      <style:table-cell-properties fo:padding="0.097cm" fo:border-left="0.05pt solid #000000" fo:border-right="0.05pt solid #000000" fo:border-top="none" fo:border-bottom="0.05pt solid #000000"/>
    </style:style>
    <style:style style:name="表格51" style:family="table">
      <style:table-properties style:width="17cm" table:align="margins"/>
    </style:style>
    <style:style style:name="表格51.A" style:family="table-column">
      <style:table-column-properties style:column-width="5.667cm" style:rel-column-width="21845*"/>
    </style:style>
    <style:style style:name="表格5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1.C1" style:family="table-cell">
      <style:table-cell-properties fo:background-color="#808080" fo:padding="0.097cm" fo:border="0.05pt solid #000000">
        <style:background-image/>
      </style:table-cell-properties>
    </style:style>
    <style:style style:name="表格51.A2" style:family="table-cell">
      <style:table-cell-properties fo:padding="0.097cm" fo:border-left="0.05pt solid #000000" fo:border-right="none" fo:border-top="none" fo:border-bottom="0.05pt solid #000000"/>
    </style:style>
    <style:style style:name="表格51.B2" style:family="table-cell">
      <style:table-cell-properties fo:padding="0.097cm" fo:border-left="0.05pt solid #000000" fo:border-right="none" fo:border-top="none" fo:border-bottom="0.05pt solid #000000"/>
    </style:style>
    <style:style style:name="表格51.C2" style:family="table-cell">
      <style:table-cell-properties fo:padding="0.097cm" fo:border-left="0.05pt solid #000000" fo:border-right="0.05pt solid #000000" fo:border-top="none" fo:border-bottom="0.05pt solid #000000"/>
    </style:style>
    <style:style style:name="表格51.A3" style:family="table-cell">
      <style:table-cell-properties fo:padding="0.097cm" fo:border-left="0.05pt solid #000000" fo:border-right="none" fo:border-top="none" fo:border-bottom="0.05pt solid #000000"/>
    </style:style>
    <style:style style:name="表格51.B3" style:family="table-cell">
      <style:table-cell-properties fo:padding="0.097cm" fo:border-left="0.05pt solid #000000" fo:border-right="none" fo:border-top="none" fo:border-bottom="0.05pt solid #000000"/>
    </style:style>
    <style:style style:name="表格51.C3" style:family="table-cell">
      <style:table-cell-properties fo:padding="0.097cm" fo:border-left="0.05pt solid #000000" fo:border-right="0.05pt solid #000000" fo:border-top="none" fo:border-bottom="0.05pt solid #000000"/>
    </style:style>
    <style:style style:name="表格52" style:family="table">
      <style:table-properties style:width="17cm" table:align="margins"/>
    </style:style>
    <style:style style:name="表格52.A" style:family="table-column">
      <style:table-column-properties style:column-width="5.667cm" style:rel-column-width="21845*"/>
    </style:style>
    <style:style style:name="表格5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2.C1" style:family="table-cell">
      <style:table-cell-properties fo:background-color="#808080" fo:padding="0.097cm" fo:border="0.05pt solid #000000">
        <style:background-image/>
      </style:table-cell-properties>
    </style:style>
    <style:style style:name="表格52.A2" style:family="table-cell">
      <style:table-cell-properties fo:padding="0.097cm" fo:border-left="0.05pt solid #000000" fo:border-right="none" fo:border-top="none" fo:border-bottom="0.05pt solid #000000"/>
    </style:style>
    <style:style style:name="表格52.B2" style:family="table-cell">
      <style:table-cell-properties fo:padding="0.097cm" fo:border-left="0.05pt solid #000000" fo:border-right="none" fo:border-top="none" fo:border-bottom="0.05pt solid #000000"/>
    </style:style>
    <style:style style:name="表格52.C2" style:family="table-cell">
      <style:table-cell-properties fo:padding="0.097cm" fo:border-left="0.05pt solid #000000" fo:border-right="0.05pt solid #000000" fo:border-top="none" fo:border-bottom="0.05pt solid #000000"/>
    </style:style>
    <style:style style:name="表格53" style:family="table">
      <style:table-properties style:width="17cm" table:align="margins"/>
    </style:style>
    <style:style style:name="表格53.A" style:family="table-column">
      <style:table-column-properties style:column-width="5.667cm" style:rel-column-width="21845*"/>
    </style:style>
    <style:style style:name="表格5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3.C1" style:family="table-cell">
      <style:table-cell-properties fo:background-color="#808080" fo:padding="0.097cm" fo:border="0.05pt solid #000000">
        <style:background-image/>
      </style:table-cell-properties>
    </style:style>
    <style:style style:name="表格53.A2" style:family="table-cell">
      <style:table-cell-properties fo:padding="0.097cm" fo:border-left="0.05pt solid #000000" fo:border-right="none" fo:border-top="none" fo:border-bottom="0.05pt solid #000000"/>
    </style:style>
    <style:style style:name="表格53.B2" style:family="table-cell">
      <style:table-cell-properties fo:padding="0.097cm" fo:border-left="0.05pt solid #000000" fo:border-right="none" fo:border-top="none" fo:border-bottom="0.05pt solid #000000"/>
    </style:style>
    <style:style style:name="表格53.C2" style:family="table-cell">
      <style:table-cell-properties fo:padding="0.097cm" fo:border-left="0.05pt solid #000000" fo:border-right="0.05pt solid #000000" fo:border-top="none" fo:border-bottom="0.05pt solid #000000"/>
    </style:style>
    <style:style style:name="表格53.A3" style:family="table-cell">
      <style:table-cell-properties fo:padding="0.097cm" fo:border-left="0.05pt solid #000000" fo:border-right="none" fo:border-top="none" fo:border-bottom="0.05pt solid #000000"/>
    </style:style>
    <style:style style:name="表格53.B3" style:family="table-cell">
      <style:table-cell-properties fo:padding="0.097cm" fo:border-left="0.05pt solid #000000" fo:border-right="none" fo:border-top="none" fo:border-bottom="0.05pt solid #000000"/>
    </style:style>
    <style:style style:name="表格53.C3" style:family="table-cell">
      <style:table-cell-properties fo:padding="0.097cm" fo:border-left="0.05pt solid #000000" fo:border-right="0.05pt solid #000000" fo:border-top="none" fo:border-bottom="0.05pt solid #000000"/>
    </style:style>
    <style:style style:name="表格53.A4" style:family="table-cell">
      <style:table-cell-properties fo:padding="0.097cm" fo:border-left="0.05pt solid #000000" fo:border-right="none" fo:border-top="none" fo:border-bottom="0.05pt solid #000000"/>
    </style:style>
    <style:style style:name="表格53.B4" style:family="table-cell">
      <style:table-cell-properties fo:padding="0.097cm" fo:border-left="0.05pt solid #000000" fo:border-right="none" fo:border-top="none" fo:border-bottom="0.05pt solid #000000"/>
    </style:style>
    <style:style style:name="表格53.C4" style:family="table-cell">
      <style:table-cell-properties fo:padding="0.097cm" fo:border-left="0.05pt solid #000000" fo:border-right="0.05pt solid #000000" fo:border-top="none" fo:border-bottom="0.05pt solid #000000"/>
    </style:style>
    <style:style style:name="表格53.A5" style:family="table-cell">
      <style:table-cell-properties fo:padding="0.097cm" fo:border-left="0.05pt solid #000000" fo:border-right="none" fo:border-top="none" fo:border-bottom="0.05pt solid #000000"/>
    </style:style>
    <style:style style:name="表格53.B5" style:family="table-cell">
      <style:table-cell-properties fo:padding="0.097cm" fo:border-left="0.05pt solid #000000" fo:border-right="none" fo:border-top="none" fo:border-bottom="0.05pt solid #000000"/>
    </style:style>
    <style:style style:name="表格53.C5" style:family="table-cell">
      <style:table-cell-properties fo:padding="0.097cm" fo:border-left="0.05pt solid #000000" fo:border-right="0.05pt solid #000000" fo:border-top="none" fo:border-bottom="0.05pt solid #000000"/>
    </style:style>
    <style:style style:name="表格53.A6" style:family="table-cell">
      <style:table-cell-properties fo:padding="0.097cm" fo:border-left="0.05pt solid #000000" fo:border-right="none" fo:border-top="none" fo:border-bottom="0.05pt solid #000000"/>
    </style:style>
    <style:style style:name="表格53.B6" style:family="table-cell">
      <style:table-cell-properties fo:padding="0.097cm" fo:border-left="0.05pt solid #000000" fo:border-right="none" fo:border-top="none" fo:border-bottom="0.05pt solid #000000"/>
    </style:style>
    <style:style style:name="表格53.C6" style:family="table-cell">
      <style:table-cell-properties fo:padding="0.097cm" fo:border-left="0.05pt solid #000000" fo:border-right="0.05pt solid #000000" fo:border-top="none" fo:border-bottom="0.05pt solid #000000"/>
    </style:style>
    <style:style style:name="表格53.A7" style:family="table-cell">
      <style:table-cell-properties fo:padding="0.097cm" fo:border-left="0.05pt solid #000000" fo:border-right="none" fo:border-top="none" fo:border-bottom="0.05pt solid #000000"/>
    </style:style>
    <style:style style:name="表格53.B7" style:family="table-cell">
      <style:table-cell-properties fo:padding="0.097cm" fo:border-left="0.05pt solid #000000" fo:border-right="none" fo:border-top="none" fo:border-bottom="0.05pt solid #000000"/>
    </style:style>
    <style:style style:name="表格53.C7" style:family="table-cell">
      <style:table-cell-properties fo:padding="0.097cm" fo:border-left="0.05pt solid #000000" fo:border-right="0.05pt solid #000000" fo:border-top="none" fo:border-bottom="0.05pt solid #000000"/>
    </style:style>
    <style:style style:name="表格54" style:family="table">
      <style:table-properties style:width="17cm" table:align="margins"/>
    </style:style>
    <style:style style:name="表格54.A" style:family="table-column">
      <style:table-column-properties style:column-width="5.667cm" style:rel-column-width="21845*"/>
    </style:style>
    <style:style style:name="表格5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4.C1" style:family="table-cell">
      <style:table-cell-properties fo:background-color="#808080" fo:padding="0.097cm" fo:border="0.05pt solid #000000">
        <style:background-image/>
      </style:table-cell-properties>
    </style:style>
    <style:style style:name="表格54.A2" style:family="table-cell">
      <style:table-cell-properties fo:padding="0.097cm" fo:border-left="0.05pt solid #000000" fo:border-right="none" fo:border-top="none" fo:border-bottom="0.05pt solid #000000"/>
    </style:style>
    <style:style style:name="表格54.B2" style:family="table-cell">
      <style:table-cell-properties fo:padding="0.097cm" fo:border-left="0.05pt solid #000000" fo:border-right="none" fo:border-top="none" fo:border-bottom="0.05pt solid #000000"/>
    </style:style>
    <style:style style:name="表格54.C2" style:family="table-cell">
      <style:table-cell-properties fo:padding="0.097cm" fo:border-left="0.05pt solid #000000" fo:border-right="0.05pt solid #000000" fo:border-top="none" fo:border-bottom="0.05pt solid #000000"/>
    </style:style>
    <style:style style:name="表格54.A3" style:family="table-cell">
      <style:table-cell-properties fo:padding="0.097cm" fo:border-left="0.05pt solid #000000" fo:border-right="none" fo:border-top="none" fo:border-bottom="0.05pt solid #000000"/>
    </style:style>
    <style:style style:name="表格54.B3" style:family="table-cell">
      <style:table-cell-properties fo:padding="0.097cm" fo:border-left="0.05pt solid #000000" fo:border-right="none" fo:border-top="none" fo:border-bottom="0.05pt solid #000000"/>
    </style:style>
    <style:style style:name="表格54.C3" style:family="table-cell">
      <style:table-cell-properties fo:padding="0.097cm" fo:border-left="0.05pt solid #000000" fo:border-right="0.05pt solid #000000" fo:border-top="none" fo:border-bottom="0.05pt solid #000000"/>
    </style:style>
    <style:style style:name="表格55" style:family="table">
      <style:table-properties style:width="17cm" table:align="margins"/>
    </style:style>
    <style:style style:name="表格55.A" style:family="table-column">
      <style:table-column-properties style:column-width="5.667cm" style:rel-column-width="21845*"/>
    </style:style>
    <style:style style:name="表格5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5.C1" style:family="table-cell">
      <style:table-cell-properties fo:background-color="#808080" fo:padding="0.097cm" fo:border="0.05pt solid #000000">
        <style:background-image/>
      </style:table-cell-properties>
    </style:style>
    <style:style style:name="表格55.A2" style:family="table-cell">
      <style:table-cell-properties fo:padding="0.097cm" fo:border-left="0.05pt solid #000000" fo:border-right="none" fo:border-top="none" fo:border-bottom="0.05pt solid #000000"/>
    </style:style>
    <style:style style:name="表格55.B2" style:family="table-cell">
      <style:table-cell-properties fo:padding="0.097cm" fo:border-left="0.05pt solid #000000" fo:border-right="none" fo:border-top="none" fo:border-bottom="0.05pt solid #000000"/>
    </style:style>
    <style:style style:name="表格55.C2" style:family="table-cell">
      <style:table-cell-properties fo:padding="0.097cm" fo:border-left="0.05pt solid #000000" fo:border-right="0.05pt solid #000000" fo:border-top="none" fo:border-bottom="0.05pt solid #000000"/>
    </style:style>
    <style:style style:name="表格55.A3" style:family="table-cell">
      <style:table-cell-properties fo:padding="0.097cm" fo:border-left="0.05pt solid #000000" fo:border-right="none" fo:border-top="none" fo:border-bottom="0.05pt solid #000000"/>
    </style:style>
    <style:style style:name="表格55.B3" style:family="table-cell">
      <style:table-cell-properties fo:padding="0.097cm" fo:border-left="0.05pt solid #000000" fo:border-right="none" fo:border-top="none" fo:border-bottom="0.05pt solid #000000"/>
    </style:style>
    <style:style style:name="表格55.C3" style:family="table-cell">
      <style:table-cell-properties fo:padding="0.097cm" fo:border-left="0.05pt solid #000000" fo:border-right="0.05pt solid #000000" fo:border-top="none" fo:border-bottom="0.05pt solid #000000"/>
    </style:style>
    <style:style style:name="表格56" style:family="table">
      <style:table-properties style:width="17cm" table:align="margins"/>
    </style:style>
    <style:style style:name="表格56.A" style:family="table-column">
      <style:table-column-properties style:column-width="5.667cm" style:rel-column-width="21845*"/>
    </style:style>
    <style:style style:name="表格5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6.C1" style:family="table-cell">
      <style:table-cell-properties fo:background-color="#808080" fo:padding="0.097cm" fo:border="0.05pt solid #000000">
        <style:background-image/>
      </style:table-cell-properties>
    </style:style>
    <style:style style:name="表格56.A2" style:family="table-cell">
      <style:table-cell-properties fo:padding="0.097cm" fo:border-left="0.05pt solid #000000" fo:border-right="none" fo:border-top="none" fo:border-bottom="0.05pt solid #000000"/>
    </style:style>
    <style:style style:name="表格56.B2" style:family="table-cell">
      <style:table-cell-properties fo:padding="0.097cm" fo:border-left="0.05pt solid #000000" fo:border-right="none" fo:border-top="none" fo:border-bottom="0.05pt solid #000000"/>
    </style:style>
    <style:style style:name="表格56.C2" style:family="table-cell">
      <style:table-cell-properties fo:padding="0.097cm" fo:border-left="0.05pt solid #000000" fo:border-right="0.05pt solid #000000" fo:border-top="none" fo:border-bottom="0.05pt solid #000000"/>
    </style:style>
    <style:style style:name="表格56.A3" style:family="table-cell">
      <style:table-cell-properties fo:padding="0.097cm" fo:border-left="0.05pt solid #000000" fo:border-right="none" fo:border-top="none" fo:border-bottom="0.05pt solid #000000"/>
    </style:style>
    <style:style style:name="表格56.B3" style:family="table-cell">
      <style:table-cell-properties fo:padding="0.097cm" fo:border-left="0.05pt solid #000000" fo:border-right="none" fo:border-top="none" fo:border-bottom="0.05pt solid #000000"/>
    </style:style>
    <style:style style:name="表格56.C3" style:family="table-cell">
      <style:table-cell-properties fo:padding="0.097cm" fo:border-left="0.05pt solid #000000" fo:border-right="0.05pt solid #000000" fo:border-top="none" fo:border-bottom="0.05pt solid #000000"/>
    </style:style>
    <style:style style:name="表格56.A4" style:family="table-cell">
      <style:table-cell-properties fo:padding="0.097cm" fo:border-left="0.05pt solid #000000" fo:border-right="none" fo:border-top="none" fo:border-bottom="0.05pt solid #000000"/>
    </style:style>
    <style:style style:name="表格56.B4" style:family="table-cell">
      <style:table-cell-properties fo:padding="0.097cm" fo:border-left="0.05pt solid #000000" fo:border-right="none" fo:border-top="none" fo:border-bottom="0.05pt solid #000000"/>
    </style:style>
    <style:style style:name="表格56.C4" style:family="table-cell">
      <style:table-cell-properties fo:padding="0.097cm" fo:border-left="0.05pt solid #000000" fo:border-right="0.05pt solid #000000" fo:border-top="none" fo:border-bottom="0.05pt solid #000000"/>
    </style:style>
    <style:style style:name="表格57" style:family="table">
      <style:table-properties style:width="17.013cm" fo:margin-left="0cm" table:align="left"/>
    </style:style>
    <style:style style:name="表格57.A" style:family="table-column">
      <style:table-column-properties style:column-width="5.666cm"/>
    </style:style>
    <style:style style:name="表格57.B" style:family="table-column">
      <style:table-column-properties style:column-width="5.844cm"/>
    </style:style>
    <style:style style:name="表格57.C" style:family="table-column">
      <style:table-column-properties style:column-width="5.503cm"/>
    </style:style>
    <style:style style:name="表格5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7.C1" style:family="table-cell">
      <style:table-cell-properties fo:background-color="#808080" fo:padding="0.097cm" fo:border="0.05pt solid #000000">
        <style:background-image/>
      </style:table-cell-properties>
    </style:style>
    <style:style style:name="表格57.A2" style:family="table-cell">
      <style:table-cell-properties fo:padding="0.097cm" fo:border-left="0.05pt solid #000000" fo:border-right="none" fo:border-top="none" fo:border-bottom="0.05pt solid #000000"/>
    </style:style>
    <style:style style:name="表格57.B2" style:family="table-cell">
      <style:table-cell-properties fo:padding="0.097cm" fo:border-left="0.05pt solid #000000" fo:border-right="none" fo:border-top="none" fo:border-bottom="0.05pt solid #000000"/>
    </style:style>
    <style:style style:name="表格57.C2" style:family="table-cell">
      <style:table-cell-properties fo:padding="0.097cm" fo:border-left="0.05pt solid #000000" fo:border-right="0.05pt solid #000000" fo:border-top="none" fo:border-bottom="0.05pt solid #000000"/>
    </style:style>
    <style:style style:name="表格57.A3" style:family="table-cell">
      <style:table-cell-properties fo:padding="0.097cm" fo:border-left="0.05pt solid #000000" fo:border-right="none" fo:border-top="none" fo:border-bottom="0.05pt solid #000000"/>
    </style:style>
    <style:style style:name="表格57.B3" style:family="table-cell">
      <style:table-cell-properties fo:padding="0.097cm" fo:border-left="0.05pt solid #000000" fo:border-right="none" fo:border-top="none" fo:border-bottom="0.05pt solid #000000"/>
    </style:style>
    <style:style style:name="表格57.C3" style:family="table-cell">
      <style:table-cell-properties fo:padding="0.097cm" fo:border-left="0.05pt solid #000000" fo:border-right="0.05pt solid #000000" fo:border-top="none" fo:border-bottom="0.05pt solid #000000"/>
    </style:style>
    <style:style style:name="表格57.A4" style:family="table-cell">
      <style:table-cell-properties fo:padding="0.097cm" fo:border-left="0.05pt solid #000000" fo:border-right="none" fo:border-top="none" fo:border-bottom="0.05pt solid #000000"/>
    </style:style>
    <style:style style:name="表格57.B4" style:family="table-cell">
      <style:table-cell-properties fo:padding="0.097cm" fo:border-left="0.05pt solid #000000" fo:border-right="none" fo:border-top="none" fo:border-bottom="0.05pt solid #000000"/>
    </style:style>
    <style:style style:name="表格57.C4" style:family="table-cell">
      <style:table-cell-properties fo:padding="0.097cm" fo:border-left="0.05pt solid #000000" fo:border-right="0.05pt solid #000000" fo:border-top="none" fo:border-bottom="0.05pt solid #000000"/>
    </style:style>
    <style:style style:name="表格57.A5" style:family="table-cell">
      <style:table-cell-properties fo:padding="0.097cm" fo:border-left="0.05pt solid #000000" fo:border-right="none" fo:border-top="none" fo:border-bottom="0.05pt solid #000000"/>
    </style:style>
    <style:style style:name="表格57.B5" style:family="table-cell">
      <style:table-cell-properties fo:padding="0.097cm" fo:border-left="0.05pt solid #000000" fo:border-right="none" fo:border-top="none" fo:border-bottom="0.05pt solid #000000"/>
    </style:style>
    <style:style style:name="表格57.C5" style:family="table-cell">
      <style:table-cell-properties fo:padding="0.097cm" fo:border-left="0.05pt solid #000000" fo:border-right="0.05pt solid #000000" fo:border-top="none" fo:border-bottom="0.05pt solid #000000"/>
    </style:style>
    <style:style style:name="表格57.A6" style:family="table-cell">
      <style:table-cell-properties fo:padding="0.097cm" fo:border-left="0.05pt solid #000000" fo:border-right="none" fo:border-top="none" fo:border-bottom="0.05pt solid #000000"/>
    </style:style>
    <style:style style:name="表格57.B6" style:family="table-cell">
      <style:table-cell-properties fo:padding="0.097cm" fo:border-left="0.05pt solid #000000" fo:border-right="none" fo:border-top="none" fo:border-bottom="0.05pt solid #000000"/>
    </style:style>
    <style:style style:name="表格57.C6" style:family="table-cell">
      <style:table-cell-properties fo:padding="0.097cm" fo:border-left="0.05pt solid #000000" fo:border-right="0.05pt solid #000000" fo:border-top="none" fo:border-bottom="0.05pt solid #000000"/>
    </style:style>
    <style:style style:name="表格57.A7" style:family="table-cell">
      <style:table-cell-properties fo:padding="0.097cm" fo:border-left="0.05pt solid #000000" fo:border-right="none" fo:border-top="none" fo:border-bottom="0.05pt solid #000000"/>
    </style:style>
    <style:style style:name="表格57.B7" style:family="table-cell">
      <style:table-cell-properties fo:padding="0.097cm" fo:border-left="0.05pt solid #000000" fo:border-right="none" fo:border-top="none" fo:border-bottom="0.05pt solid #000000"/>
    </style:style>
    <style:style style:name="表格57.C7" style:family="table-cell">
      <style:table-cell-properties fo:padding="0.097cm" fo:border-left="0.05pt solid #000000" fo:border-right="0.05pt solid #000000" fo:border-top="none" fo:border-bottom="0.05pt solid #000000"/>
    </style:style>
    <style:style style:name="表格57.A8" style:family="table-cell">
      <style:table-cell-properties fo:padding="0.097cm" fo:border-left="0.05pt solid #000000" fo:border-right="none" fo:border-top="none" fo:border-bottom="0.05pt solid #000000"/>
    </style:style>
    <style:style style:name="表格57.B8" style:family="table-cell">
      <style:table-cell-properties fo:padding="0.097cm" fo:border-left="0.05pt solid #000000" fo:border-right="none" fo:border-top="none" fo:border-bottom="0.05pt solid #000000"/>
    </style:style>
    <style:style style:name="表格57.C8" style:family="table-cell">
      <style:table-cell-properties fo:padding="0.097cm" fo:border-left="0.05pt solid #000000" fo:border-right="0.05pt solid #000000" fo:border-top="none" fo:border-bottom="0.05pt solid #000000"/>
    </style:style>
    <style:style style:name="表格58" style:family="table">
      <style:table-properties style:width="17cm" table:align="margins"/>
    </style:style>
    <style:style style:name="表格58.A" style:family="table-column">
      <style:table-column-properties style:column-width="5.667cm" style:rel-column-width="21845*"/>
    </style:style>
    <style:style style:name="表格5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8.C1" style:family="table-cell">
      <style:table-cell-properties fo:background-color="#808080" fo:padding="0.097cm" fo:border="0.05pt solid #000000">
        <style:background-image/>
      </style:table-cell-properties>
    </style:style>
    <style:style style:name="表格58.A2" style:family="table-cell">
      <style:table-cell-properties fo:padding="0.097cm" fo:border-left="0.05pt solid #000000" fo:border-right="none" fo:border-top="none" fo:border-bottom="0.05pt solid #000000"/>
    </style:style>
    <style:style style:name="表格58.B2" style:family="table-cell">
      <style:table-cell-properties fo:padding="0.097cm" fo:border-left="0.05pt solid #000000" fo:border-right="none" fo:border-top="none" fo:border-bottom="0.05pt solid #000000"/>
    </style:style>
    <style:style style:name="表格58.C2" style:family="table-cell">
      <style:table-cell-properties fo:padding="0.097cm" fo:border-left="0.05pt solid #000000" fo:border-right="0.05pt solid #000000" fo:border-top="none" fo:border-bottom="0.05pt solid #000000"/>
    </style:style>
    <style:style style:name="表格58.A3" style:family="table-cell">
      <style:table-cell-properties fo:padding="0.097cm" fo:border-left="0.05pt solid #000000" fo:border-right="none" fo:border-top="none" fo:border-bottom="0.05pt solid #000000"/>
    </style:style>
    <style:style style:name="表格58.B3" style:family="table-cell">
      <style:table-cell-properties fo:padding="0.097cm" fo:border-left="0.05pt solid #000000" fo:border-right="none" fo:border-top="none" fo:border-bottom="0.05pt solid #000000"/>
    </style:style>
    <style:style style:name="表格58.C3" style:family="table-cell">
      <style:table-cell-properties fo:padding="0.097cm" fo:border-left="0.05pt solid #000000" fo:border-right="0.05pt solid #000000" fo:border-top="none" fo:border-bottom="0.05pt solid #000000"/>
    </style:style>
    <style:style style:name="表格59" style:family="table">
      <style:table-properties style:width="17cm" table:align="margins"/>
    </style:style>
    <style:style style:name="表格59.A" style:family="table-column">
      <style:table-column-properties style:column-width="5.667cm" style:rel-column-width="21845*"/>
    </style:style>
    <style:style style:name="表格5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9.C1" style:family="table-cell">
      <style:table-cell-properties fo:background-color="#808080" fo:padding="0.097cm" fo:border="0.05pt solid #000000">
        <style:background-image/>
      </style:table-cell-properties>
    </style:style>
    <style:style style:name="表格59.A2" style:family="table-cell">
      <style:table-cell-properties fo:padding="0.097cm" fo:border-left="0.05pt solid #000000" fo:border-right="none" fo:border-top="none" fo:border-bottom="0.05pt solid #000000"/>
    </style:style>
    <style:style style:name="表格59.B2" style:family="table-cell">
      <style:table-cell-properties fo:padding="0.097cm" fo:border-left="0.05pt solid #000000" fo:border-right="none" fo:border-top="none" fo:border-bottom="0.05pt solid #000000"/>
    </style:style>
    <style:style style:name="表格59.C2" style:family="table-cell">
      <style:table-cell-properties fo:padding="0.097cm" fo:border-left="0.05pt solid #000000" fo:border-right="0.05pt solid #000000" fo:border-top="none" fo:border-bottom="0.05pt solid #000000"/>
    </style:style>
    <style:style style:name="表格59.A3" style:family="table-cell">
      <style:table-cell-properties fo:padding="0.097cm" fo:border-left="0.05pt solid #000000" fo:border-right="none" fo:border-top="none" fo:border-bottom="0.05pt solid #000000"/>
    </style:style>
    <style:style style:name="表格59.B3" style:family="table-cell">
      <style:table-cell-properties fo:padding="0.097cm" fo:border-left="0.05pt solid #000000" fo:border-right="none" fo:border-top="none" fo:border-bottom="0.05pt solid #000000"/>
    </style:style>
    <style:style style:name="表格59.C3" style:family="table-cell">
      <style:table-cell-properties fo:padding="0.097cm" fo:border-left="0.05pt solid #000000" fo:border-right="0.05pt solid #000000" fo:border-top="none" fo:border-bottom="0.05pt solid #000000"/>
    </style:style>
    <style:style style:name="表格60" style:family="table">
      <style:table-properties style:width="17cm" table:align="margins"/>
    </style:style>
    <style:style style:name="表格60.A" style:family="table-column">
      <style:table-column-properties style:column-width="5.667cm" style:rel-column-width="21845*"/>
    </style:style>
    <style:style style:name="表格6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0.C1" style:family="table-cell">
      <style:table-cell-properties fo:background-color="#808080" fo:padding="0.097cm" fo:border="0.05pt solid #000000">
        <style:background-image/>
      </style:table-cell-properties>
    </style:style>
    <style:style style:name="表格60.A2" style:family="table-cell">
      <style:table-cell-properties fo:padding="0.097cm" fo:border-left="0.05pt solid #000000" fo:border-right="none" fo:border-top="none" fo:border-bottom="0.05pt solid #000000"/>
    </style:style>
    <style:style style:name="表格60.B2" style:family="table-cell">
      <style:table-cell-properties fo:padding="0.097cm" fo:border-left="0.05pt solid #000000" fo:border-right="none" fo:border-top="none" fo:border-bottom="0.05pt solid #000000"/>
    </style:style>
    <style:style style:name="表格60.C2" style:family="table-cell">
      <style:table-cell-properties fo:padding="0.097cm" fo:border-left="0.05pt solid #000000" fo:border-right="0.05pt solid #000000" fo:border-top="none" fo:border-bottom="0.05pt solid #000000"/>
    </style:style>
    <style:style style:name="表格60.A3" style:family="table-cell">
      <style:table-cell-properties fo:padding="0.097cm" fo:border-left="0.05pt solid #000000" fo:border-right="none" fo:border-top="none" fo:border-bottom="0.05pt solid #000000"/>
    </style:style>
    <style:style style:name="表格60.B3" style:family="table-cell">
      <style:table-cell-properties fo:padding="0.097cm" fo:border-left="0.05pt solid #000000" fo:border-right="none" fo:border-top="none" fo:border-bottom="0.05pt solid #000000"/>
    </style:style>
    <style:style style:name="表格60.C3" style:family="table-cell">
      <style:table-cell-properties fo:padding="0.097cm" fo:border-left="0.05pt solid #000000" fo:border-right="0.05pt solid #000000" fo:border-top="none" fo:border-bottom="0.05pt solid #000000"/>
    </style:style>
    <style:style style:name="表格60.A4" style:family="table-cell">
      <style:table-cell-properties fo:padding="0.097cm" fo:border-left="0.05pt solid #000000" fo:border-right="none" fo:border-top="none" fo:border-bottom="0.05pt solid #000000"/>
    </style:style>
    <style:style style:name="表格60.B4" style:family="table-cell">
      <style:table-cell-properties fo:padding="0.097cm" fo:border-left="0.05pt solid #000000" fo:border-right="none" fo:border-top="none" fo:border-bottom="0.05pt solid #000000"/>
    </style:style>
    <style:style style:name="表格60.C4" style:family="table-cell">
      <style:table-cell-properties fo:padding="0.097cm" fo:border-left="0.05pt solid #000000" fo:border-right="0.05pt solid #000000" fo:border-top="none" fo:border-bottom="0.05pt solid #000000"/>
    </style:style>
    <style:style style:name="表格61" style:family="table">
      <style:table-properties style:width="17cm" table:align="margins"/>
    </style:style>
    <style:style style:name="表格61.A" style:family="table-column">
      <style:table-column-properties style:column-width="5.667cm" style:rel-column-width="21845*"/>
    </style:style>
    <style:style style:name="表格6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1.C1" style:family="table-cell">
      <style:table-cell-properties fo:background-color="#808080" fo:padding="0.097cm" fo:border="0.05pt solid #000000">
        <style:background-image/>
      </style:table-cell-properties>
    </style:style>
    <style:style style:name="表格61.A2" style:family="table-cell">
      <style:table-cell-properties fo:padding="0.097cm" fo:border-left="0.05pt solid #000000" fo:border-right="none" fo:border-top="none" fo:border-bottom="0.05pt solid #000000"/>
    </style:style>
    <style:style style:name="表格61.B2" style:family="table-cell">
      <style:table-cell-properties fo:padding="0.097cm" fo:border-left="0.05pt solid #000000" fo:border-right="none" fo:border-top="none" fo:border-bottom="0.05pt solid #000000"/>
    </style:style>
    <style:style style:name="表格61.C2" style:family="table-cell">
      <style:table-cell-properties fo:padding="0.097cm" fo:border-left="0.05pt solid #000000" fo:border-right="0.05pt solid #000000" fo:border-top="none" fo:border-bottom="0.05pt solid #000000"/>
    </style:style>
    <style:style style:name="表格61.A3" style:family="table-cell">
      <style:table-cell-properties fo:padding="0.097cm" fo:border-left="0.05pt solid #000000" fo:border-right="none" fo:border-top="none" fo:border-bottom="0.05pt solid #000000"/>
    </style:style>
    <style:style style:name="表格61.B3" style:family="table-cell">
      <style:table-cell-properties fo:padding="0.097cm" fo:border-left="0.05pt solid #000000" fo:border-right="none" fo:border-top="none" fo:border-bottom="0.05pt solid #000000"/>
    </style:style>
    <style:style style:name="表格61.C3" style:family="table-cell">
      <style:table-cell-properties fo:padding="0.097cm" fo:border-left="0.05pt solid #000000" fo:border-right="0.05pt solid #000000" fo:border-top="none" fo:border-bottom="0.05pt solid #000000"/>
    </style:style>
    <style:style style:name="表格62" style:family="table">
      <style:table-properties style:width="17cm" table:align="margins"/>
    </style:style>
    <style:style style:name="表格62.A" style:family="table-column">
      <style:table-column-properties style:column-width="5.667cm" style:rel-column-width="21845*"/>
    </style:style>
    <style:style style:name="表格6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2.C1" style:family="table-cell">
      <style:table-cell-properties fo:background-color="#808080" fo:padding="0.097cm" fo:border="0.05pt solid #000000">
        <style:background-image/>
      </style:table-cell-properties>
    </style:style>
    <style:style style:name="表格62.A2" style:family="table-cell">
      <style:table-cell-properties fo:padding="0.097cm" fo:border-left="0.05pt solid #000000" fo:border-right="none" fo:border-top="none" fo:border-bottom="0.05pt solid #000000"/>
    </style:style>
    <style:style style:name="表格62.B2" style:family="table-cell">
      <style:table-cell-properties fo:padding="0.097cm" fo:border-left="0.05pt solid #000000" fo:border-right="none" fo:border-top="none" fo:border-bottom="0.05pt solid #000000"/>
    </style:style>
    <style:style style:name="表格62.C2" style:family="table-cell">
      <style:table-cell-properties fo:padding="0.097cm" fo:border-left="0.05pt solid #000000" fo:border-right="0.05pt solid #000000" fo:border-top="none" fo:border-bottom="0.05pt solid #000000"/>
    </style:style>
    <style:style style:name="表格62.A3" style:family="table-cell">
      <style:table-cell-properties fo:padding="0.097cm" fo:border-left="0.05pt solid #000000" fo:border-right="none" fo:border-top="none" fo:border-bottom="0.05pt solid #000000"/>
    </style:style>
    <style:style style:name="表格62.B3" style:family="table-cell">
      <style:table-cell-properties fo:padding="0.097cm" fo:border-left="0.05pt solid #000000" fo:border-right="none" fo:border-top="none" fo:border-bottom="0.05pt solid #000000"/>
    </style:style>
    <style:style style:name="表格62.C3" style:family="table-cell">
      <style:table-cell-properties fo:padding="0.097cm" fo:border-left="0.05pt solid #000000" fo:border-right="0.05pt solid #000000" fo:border-top="none" fo:border-bottom="0.05pt solid #000000"/>
    </style:style>
    <style:style style:name="表格62.A4" style:family="table-cell">
      <style:table-cell-properties fo:padding="0.097cm" fo:border-left="0.05pt solid #000000" fo:border-right="none" fo:border-top="none" fo:border-bottom="0.05pt solid #000000"/>
    </style:style>
    <style:style style:name="表格62.B4" style:family="table-cell">
      <style:table-cell-properties fo:padding="0.097cm" fo:border-left="0.05pt solid #000000" fo:border-right="none" fo:border-top="none" fo:border-bottom="0.05pt solid #000000"/>
    </style:style>
    <style:style style:name="表格62.C4" style:family="table-cell">
      <style:table-cell-properties fo:padding="0.097cm" fo:border-left="0.05pt solid #000000" fo:border-right="0.05pt solid #000000" fo:border-top="none" fo:border-bottom="0.05pt solid #000000"/>
    </style:style>
    <style:style style:name="表格62.A5" style:family="table-cell">
      <style:table-cell-properties fo:padding="0.097cm" fo:border-left="0.05pt solid #000000" fo:border-right="none" fo:border-top="none" fo:border-bottom="0.05pt solid #000000"/>
    </style:style>
    <style:style style:name="表格62.B5" style:family="table-cell">
      <style:table-cell-properties fo:padding="0.097cm" fo:border-left="0.05pt solid #000000" fo:border-right="none" fo:border-top="none" fo:border-bottom="0.05pt solid #000000"/>
    </style:style>
    <style:style style:name="表格62.C5" style:family="table-cell">
      <style:table-cell-properties fo:padding="0.097cm" fo:border-left="0.05pt solid #000000" fo:border-right="0.05pt solid #000000" fo:border-top="none" fo:border-bottom="0.05pt solid #000000"/>
    </style:style>
    <style:style style:name="表格62.A6" style:family="table-cell">
      <style:table-cell-properties fo:padding="0.097cm" fo:border-left="0.05pt solid #000000" fo:border-right="none" fo:border-top="none" fo:border-bottom="0.05pt solid #000000"/>
    </style:style>
    <style:style style:name="表格62.B6" style:family="table-cell">
      <style:table-cell-properties fo:padding="0.097cm" fo:border-left="0.05pt solid #000000" fo:border-right="none" fo:border-top="none" fo:border-bottom="0.05pt solid #000000"/>
    </style:style>
    <style:style style:name="表格62.C6" style:family="table-cell">
      <style:table-cell-properties fo:padding="0.097cm" fo:border-left="0.05pt solid #000000" fo:border-right="0.05pt solid #000000" fo:border-top="none" fo:border-bottom="0.05pt solid #000000"/>
    </style:style>
    <style:style style:name="表格62.A7" style:family="table-cell">
      <style:table-cell-properties fo:padding="0.097cm" fo:border-left="0.05pt solid #000000" fo:border-right="none" fo:border-top="none" fo:border-bottom="0.05pt solid #000000"/>
    </style:style>
    <style:style style:name="表格62.B7" style:family="table-cell">
      <style:table-cell-properties fo:padding="0.097cm" fo:border-left="0.05pt solid #000000" fo:border-right="none" fo:border-top="none" fo:border-bottom="0.05pt solid #000000"/>
    </style:style>
    <style:style style:name="表格62.C7" style:family="table-cell">
      <style:table-cell-properties fo:padding="0.097cm" fo:border-left="0.05pt solid #000000" fo:border-right="0.05pt solid #000000" fo:border-top="none" fo:border-bottom="0.05pt solid #000000"/>
    </style:style>
    <style:style style:name="表格63" style:family="table">
      <style:table-properties style:width="17.013cm" fo:margin-left="0cm" table:align="left"/>
    </style:style>
    <style:style style:name="表格63.A" style:family="table-column">
      <style:table-column-properties style:column-width="5.666cm"/>
    </style:style>
    <style:style style:name="表格63.B" style:family="table-column">
      <style:table-column-properties style:column-width="6.029cm"/>
    </style:style>
    <style:style style:name="表格63.C" style:family="table-column">
      <style:table-column-properties style:column-width="5.318cm"/>
    </style:style>
    <style:style style:name="表格6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3.C1" style:family="table-cell">
      <style:table-cell-properties fo:background-color="#808080" fo:padding="0.097cm" fo:border="0.05pt solid #000000">
        <style:background-image/>
      </style:table-cell-properties>
    </style:style>
    <style:style style:name="表格63.A2" style:family="table-cell">
      <style:table-cell-properties fo:padding="0.097cm" fo:border-left="0.05pt solid #000000" fo:border-right="none" fo:border-top="none" fo:border-bottom="0.05pt solid #000000"/>
    </style:style>
    <style:style style:name="表格63.B2" style:family="table-cell">
      <style:table-cell-properties fo:padding="0.097cm" fo:border-left="0.05pt solid #000000" fo:border-right="none" fo:border-top="none" fo:border-bottom="0.05pt solid #000000"/>
    </style:style>
    <style:style style:name="表格63.C2" style:family="table-cell">
      <style:table-cell-properties fo:padding="0.097cm" fo:border-left="0.05pt solid #000000" fo:border-right="0.05pt solid #000000" fo:border-top="none" fo:border-bottom="0.05pt solid #000000"/>
    </style:style>
    <style:style style:name="表格63.A3" style:family="table-cell">
      <style:table-cell-properties fo:padding="0.097cm" fo:border-left="0.05pt solid #000000" fo:border-right="none" fo:border-top="none" fo:border-bottom="0.05pt solid #000000"/>
    </style:style>
    <style:style style:name="表格63.B3" style:family="table-cell">
      <style:table-cell-properties fo:padding="0.097cm" fo:border-left="0.05pt solid #000000" fo:border-right="none" fo:border-top="none" fo:border-bottom="0.05pt solid #000000"/>
    </style:style>
    <style:style style:name="表格63.C3" style:family="table-cell">
      <style:table-cell-properties fo:padding="0.097cm" fo:border-left="0.05pt solid #000000" fo:border-right="0.05pt solid #000000" fo:border-top="none" fo:border-bottom="0.05pt solid #000000"/>
    </style:style>
    <style:style style:name="表格63.A4" style:family="table-cell">
      <style:table-cell-properties fo:padding="0.097cm" fo:border-left="0.05pt solid #000000" fo:border-right="none" fo:border-top="none" fo:border-bottom="0.05pt solid #000000"/>
    </style:style>
    <style:style style:name="表格63.B4" style:family="table-cell">
      <style:table-cell-properties fo:padding="0.097cm" fo:border-left="0.05pt solid #000000" fo:border-right="none" fo:border-top="none" fo:border-bottom="0.05pt solid #000000"/>
    </style:style>
    <style:style style:name="表格63.C4" style:family="table-cell">
      <style:table-cell-properties fo:padding="0.097cm" fo:border-left="0.05pt solid #000000" fo:border-right="0.05pt solid #000000" fo:border-top="none" fo:border-bottom="0.05pt solid #000000"/>
    </style:style>
    <style:style style:name="表格63.A5" style:family="table-cell">
      <style:table-cell-properties fo:padding="0.097cm" fo:border-left="0.05pt solid #000000" fo:border-right="none" fo:border-top="none" fo:border-bottom="0.05pt solid #000000"/>
    </style:style>
    <style:style style:name="表格63.B5" style:family="table-cell">
      <style:table-cell-properties fo:padding="0.097cm" fo:border-left="0.05pt solid #000000" fo:border-right="none" fo:border-top="none" fo:border-bottom="0.05pt solid #000000"/>
    </style:style>
    <style:style style:name="表格63.C5" style:family="table-cell">
      <style:table-cell-properties fo:padding="0.097cm" fo:border-left="0.05pt solid #000000" fo:border-right="0.05pt solid #000000" fo:border-top="none" fo:border-bottom="0.05pt solid #000000"/>
    </style:style>
    <style:style style:name="表格63.A6" style:family="table-cell">
      <style:table-cell-properties fo:padding="0.097cm" fo:border-left="0.05pt solid #000000" fo:border-right="none" fo:border-top="none" fo:border-bottom="0.05pt solid #000000"/>
    </style:style>
    <style:style style:name="表格63.B6" style:family="table-cell">
      <style:table-cell-properties fo:padding="0.097cm" fo:border-left="0.05pt solid #000000" fo:border-right="none" fo:border-top="none" fo:border-bottom="0.05pt solid #000000"/>
    </style:style>
    <style:style style:name="表格63.C6" style:family="table-cell">
      <style:table-cell-properties fo:padding="0.097cm" fo:border-left="0.05pt solid #000000" fo:border-right="0.05pt solid #000000" fo:border-top="none" fo:border-bottom="0.05pt solid #000000"/>
    </style:style>
    <style:style style:name="表格63.A7" style:family="table-cell">
      <style:table-cell-properties fo:padding="0.097cm" fo:border-left="0.05pt solid #000000" fo:border-right="none" fo:border-top="none" fo:border-bottom="0.05pt solid #000000"/>
    </style:style>
    <style:style style:name="表格63.B7" style:family="table-cell">
      <style:table-cell-properties fo:padding="0.097cm" fo:border-left="0.05pt solid #000000" fo:border-right="none" fo:border-top="none" fo:border-bottom="0.05pt solid #000000"/>
    </style:style>
    <style:style style:name="表格63.C7" style:family="table-cell">
      <style:table-cell-properties fo:padding="0.097cm" fo:border-left="0.05pt solid #000000" fo:border-right="0.05pt solid #000000" fo:border-top="none" fo:border-bottom="0.05pt solid #000000"/>
    </style:style>
    <style:style style:name="表格63.A8" style:family="table-cell">
      <style:table-cell-properties fo:padding="0.097cm" fo:border-left="0.05pt solid #000000" fo:border-right="none" fo:border-top="none" fo:border-bottom="0.05pt solid #000000"/>
    </style:style>
    <style:style style:name="表格63.B8" style:family="table-cell">
      <style:table-cell-properties fo:padding="0.097cm" fo:border-left="0.05pt solid #000000" fo:border-right="none" fo:border-top="none" fo:border-bottom="0.05pt solid #000000"/>
    </style:style>
    <style:style style:name="表格63.C8" style:family="table-cell">
      <style:table-cell-properties fo:padding="0.097cm" fo:border-left="0.05pt solid #000000" fo:border-right="0.05pt solid #000000" fo:border-top="none" fo:border-bottom="0.05pt solid #000000"/>
    </style:style>
    <style:style style:name="表格63.A9" style:family="table-cell">
      <style:table-cell-properties fo:padding="0.097cm" fo:border-left="0.05pt solid #000000" fo:border-right="none" fo:border-top="none" fo:border-bottom="0.05pt solid #000000"/>
    </style:style>
    <style:style style:name="表格63.B9" style:family="table-cell">
      <style:table-cell-properties fo:padding="0.097cm" fo:border-left="0.05pt solid #000000" fo:border-right="none" fo:border-top="none" fo:border-bottom="0.05pt solid #000000"/>
    </style:style>
    <style:style style:name="表格63.C9" style:family="table-cell">
      <style:table-cell-properties fo:padding="0.097cm" fo:border-left="0.05pt solid #000000" fo:border-right="0.05pt solid #000000" fo:border-top="none" fo:border-bottom="0.05pt solid #000000"/>
    </style:style>
    <style:style style:name="表格63.A10" style:family="table-cell">
      <style:table-cell-properties fo:padding="0.097cm" fo:border-left="0.05pt solid #000000" fo:border-right="none" fo:border-top="none" fo:border-bottom="0.05pt solid #000000"/>
    </style:style>
    <style:style style:name="表格63.B10" style:family="table-cell">
      <style:table-cell-properties fo:padding="0.097cm" fo:border-left="0.05pt solid #000000" fo:border-right="none" fo:border-top="none" fo:border-bottom="0.05pt solid #000000"/>
    </style:style>
    <style:style style:name="表格63.C10" style:family="table-cell">
      <style:table-cell-properties fo:padding="0.097cm" fo:border-left="0.05pt solid #000000" fo:border-right="0.05pt solid #000000" fo:border-top="none" fo:border-bottom="0.05pt solid #000000"/>
    </style:style>
    <style:style style:name="表格64" style:family="table">
      <style:table-properties style:width="17.013cm" fo:margin-left="0cm" table:align="left"/>
    </style:style>
    <style:style style:name="表格64.A" style:family="table-column">
      <style:table-column-properties style:column-width="5.666cm"/>
    </style:style>
    <style:style style:name="表格64.B" style:family="table-column">
      <style:table-column-properties style:column-width="6.029cm"/>
    </style:style>
    <style:style style:name="表格64.C" style:family="table-column">
      <style:table-column-properties style:column-width="5.318cm"/>
    </style:style>
    <style:style style:name="表格6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4.C1" style:family="table-cell">
      <style:table-cell-properties fo:background-color="#808080" fo:padding="0.097cm" fo:border="0.05pt solid #000000">
        <style:background-image/>
      </style:table-cell-properties>
    </style:style>
    <style:style style:name="表格64.A2" style:family="table-cell">
      <style:table-cell-properties fo:padding="0.097cm" fo:border-left="0.05pt solid #000000" fo:border-right="none" fo:border-top="none" fo:border-bottom="0.05pt solid #000000"/>
    </style:style>
    <style:style style:name="表格64.B2" style:family="table-cell">
      <style:table-cell-properties fo:padding="0.097cm" fo:border-left="0.05pt solid #000000" fo:border-right="none" fo:border-top="none" fo:border-bottom="0.05pt solid #000000"/>
    </style:style>
    <style:style style:name="表格64.C2" style:family="table-cell">
      <style:table-cell-properties fo:padding="0.097cm" fo:border-left="0.05pt solid #000000" fo:border-right="0.05pt solid #000000" fo:border-top="none" fo:border-bottom="0.05pt solid #000000"/>
    </style:style>
    <style:style style:name="表格64.A3" style:family="table-cell">
      <style:table-cell-properties fo:padding="0.097cm" fo:border-left="0.05pt solid #000000" fo:border-right="none" fo:border-top="none" fo:border-bottom="0.05pt solid #000000"/>
    </style:style>
    <style:style style:name="表格64.B3" style:family="table-cell">
      <style:table-cell-properties fo:padding="0.097cm" fo:border-left="0.05pt solid #000000" fo:border-right="none" fo:border-top="none" fo:border-bottom="0.05pt solid #000000"/>
    </style:style>
    <style:style style:name="表格64.C3" style:family="table-cell">
      <style:table-cell-properties fo:padding="0.097cm" fo:border-left="0.05pt solid #000000" fo:border-right="0.05pt solid #000000" fo:border-top="none" fo:border-bottom="0.05pt solid #000000"/>
    </style:style>
    <style:style style:name="表格64.A4" style:family="table-cell">
      <style:table-cell-properties fo:padding="0.097cm" fo:border-left="0.05pt solid #000000" fo:border-right="none" fo:border-top="none" fo:border-bottom="0.05pt solid #000000"/>
    </style:style>
    <style:style style:name="表格64.B4" style:family="table-cell">
      <style:table-cell-properties fo:padding="0.097cm" fo:border-left="0.05pt solid #000000" fo:border-right="none" fo:border-top="none" fo:border-bottom="0.05pt solid #000000"/>
    </style:style>
    <style:style style:name="表格64.C4" style:family="table-cell">
      <style:table-cell-properties fo:padding="0.097cm" fo:border-left="0.05pt solid #000000" fo:border-right="0.05pt solid #000000" fo:border-top="none" fo:border-bottom="0.05pt solid #000000"/>
    </style:style>
    <style:style style:name="表格65" style:family="table">
      <style:table-properties style:width="17.013cm" fo:margin-left="0cm" table:align="left"/>
    </style:style>
    <style:style style:name="表格65.A" style:family="table-column">
      <style:table-column-properties style:column-width="5.666cm"/>
    </style:style>
    <style:style style:name="表格65.B" style:family="table-column">
      <style:table-column-properties style:column-width="6.029cm"/>
    </style:style>
    <style:style style:name="表格65.C" style:family="table-column">
      <style:table-column-properties style:column-width="5.318cm"/>
    </style:style>
    <style:style style:name="表格6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5.C1" style:family="table-cell">
      <style:table-cell-properties fo:background-color="#808080" fo:padding="0.097cm" fo:border="0.05pt solid #000000">
        <style:background-image/>
      </style:table-cell-properties>
    </style:style>
    <style:style style:name="表格65.A2" style:family="table-cell">
      <style:table-cell-properties fo:padding="0.097cm" fo:border-left="0.05pt solid #000000" fo:border-right="none" fo:border-top="none" fo:border-bottom="0.05pt solid #000000"/>
    </style:style>
    <style:style style:name="表格65.B2" style:family="table-cell">
      <style:table-cell-properties fo:padding="0.097cm" fo:border-left="0.05pt solid #000000" fo:border-right="none" fo:border-top="none" fo:border-bottom="0.05pt solid #000000"/>
    </style:style>
    <style:style style:name="表格65.C2" style:family="table-cell">
      <style:table-cell-properties fo:padding="0.097cm" fo:border-left="0.05pt solid #000000" fo:border-right="0.05pt solid #000000" fo:border-top="none" fo:border-bottom="0.05pt solid #000000"/>
    </style:style>
    <style:style style:name="表格65.A3" style:family="table-cell">
      <style:table-cell-properties fo:padding="0.097cm" fo:border-left="0.05pt solid #000000" fo:border-right="none" fo:border-top="none" fo:border-bottom="0.05pt solid #000000"/>
    </style:style>
    <style:style style:name="表格65.B3" style:family="table-cell">
      <style:table-cell-properties fo:padding="0.097cm" fo:border-left="0.05pt solid #000000" fo:border-right="none" fo:border-top="none" fo:border-bottom="0.05pt solid #000000"/>
    </style:style>
    <style:style style:name="表格65.C3" style:family="table-cell">
      <style:table-cell-properties fo:padding="0.097cm" fo:border-left="0.05pt solid #000000" fo:border-right="0.05pt solid #000000" fo:border-top="none" fo:border-bottom="0.05pt solid #000000"/>
    </style:style>
    <style:style style:name="表格65.A4" style:family="table-cell">
      <style:table-cell-properties fo:padding="0.097cm" fo:border-left="0.05pt solid #000000" fo:border-right="none" fo:border-top="none" fo:border-bottom="0.05pt solid #000000"/>
    </style:style>
    <style:style style:name="表格65.B4" style:family="table-cell">
      <style:table-cell-properties fo:padding="0.097cm" fo:border-left="0.05pt solid #000000" fo:border-right="none" fo:border-top="none" fo:border-bottom="0.05pt solid #000000"/>
    </style:style>
    <style:style style:name="表格65.C4" style:family="table-cell">
      <style:table-cell-properties fo:padding="0.097cm" fo:border-left="0.05pt solid #000000" fo:border-right="0.05pt solid #000000" fo:border-top="none" fo:border-bottom="0.05pt solid #000000"/>
    </style:style>
    <style:style style:name="表格65.A5" style:family="table-cell">
      <style:table-cell-properties fo:padding="0.097cm" fo:border-left="0.05pt solid #000000" fo:border-right="none" fo:border-top="none" fo:border-bottom="0.05pt solid #000000"/>
    </style:style>
    <style:style style:name="表格65.B5" style:family="table-cell">
      <style:table-cell-properties fo:padding="0.097cm" fo:border-left="0.05pt solid #000000" fo:border-right="none" fo:border-top="none" fo:border-bottom="0.05pt solid #000000"/>
    </style:style>
    <style:style style:name="表格65.C5" style:family="table-cell">
      <style:table-cell-properties fo:padding="0.097cm" fo:border-left="0.05pt solid #000000" fo:border-right="0.05pt solid #000000" fo:border-top="none" fo:border-bottom="0.05pt solid #000000"/>
    </style:style>
    <style:style style:name="表格65.A6" style:family="table-cell">
      <style:table-cell-properties fo:padding="0.097cm" fo:border-left="0.05pt solid #000000" fo:border-right="none" fo:border-top="none" fo:border-bottom="0.05pt solid #000000"/>
    </style:style>
    <style:style style:name="表格65.B6" style:family="table-cell">
      <style:table-cell-properties fo:padding="0.097cm" fo:border-left="0.05pt solid #000000" fo:border-right="none" fo:border-top="none" fo:border-bottom="0.05pt solid #000000"/>
    </style:style>
    <style:style style:name="表格65.C6" style:family="table-cell">
      <style:table-cell-properties fo:padding="0.097cm" fo:border-left="0.05pt solid #000000" fo:border-right="0.05pt solid #000000" fo:border-top="none" fo:border-bottom="0.05pt solid #000000"/>
    </style:style>
    <style:style style:name="表格65.A7" style:family="table-cell">
      <style:table-cell-properties fo:padding="0.097cm" fo:border-left="0.05pt solid #000000" fo:border-right="none" fo:border-top="none" fo:border-bottom="0.05pt solid #000000"/>
    </style:style>
    <style:style style:name="表格65.B7" style:family="table-cell">
      <style:table-cell-properties fo:padding="0.097cm" fo:border-left="0.05pt solid #000000" fo:border-right="none" fo:border-top="none" fo:border-bottom="0.05pt solid #000000"/>
    </style:style>
    <style:style style:name="表格65.C7" style:family="table-cell">
      <style:table-cell-properties fo:padding="0.097cm" fo:border-left="0.05pt solid #000000" fo:border-right="0.05pt solid #000000" fo:border-top="none" fo:border-bottom="0.05pt solid #000000"/>
    </style:style>
    <style:style style:name="表格65.A8" style:family="table-cell">
      <style:table-cell-properties fo:padding="0.097cm" fo:border-left="0.05pt solid #000000" fo:border-right="none" fo:border-top="none" fo:border-bottom="0.05pt solid #000000"/>
    </style:style>
    <style:style style:name="表格65.B8" style:family="table-cell">
      <style:table-cell-properties fo:padding="0.097cm" fo:border-left="0.05pt solid #000000" fo:border-right="none" fo:border-top="none" fo:border-bottom="0.05pt solid #000000"/>
    </style:style>
    <style:style style:name="表格65.C8" style:family="table-cell">
      <style:table-cell-properties fo:padding="0.097cm" fo:border-left="0.05pt solid #000000" fo:border-right="0.05pt solid #000000" fo:border-top="none" fo:border-bottom="0.05pt solid #000000"/>
    </style:style>
    <style:style style:name="表格65.A9" style:family="table-cell">
      <style:table-cell-properties fo:padding="0.097cm" fo:border-left="0.05pt solid #000000" fo:border-right="none" fo:border-top="none" fo:border-bottom="0.05pt solid #000000"/>
    </style:style>
    <style:style style:name="表格65.B9" style:family="table-cell">
      <style:table-cell-properties fo:padding="0.097cm" fo:border-left="0.05pt solid #000000" fo:border-right="none" fo:border-top="none" fo:border-bottom="0.05pt solid #000000"/>
    </style:style>
    <style:style style:name="表格65.C9" style:family="table-cell">
      <style:table-cell-properties fo:padding="0.097cm" fo:border-left="0.05pt solid #000000" fo:border-right="0.05pt solid #000000" fo:border-top="none" fo:border-bottom="0.05pt solid #000000"/>
    </style:style>
    <style:style style:name="表格65.A10" style:family="table-cell">
      <style:table-cell-properties fo:padding="0.097cm" fo:border-left="0.05pt solid #000000" fo:border-right="none" fo:border-top="none" fo:border-bottom="0.05pt solid #000000"/>
    </style:style>
    <style:style style:name="表格65.B10" style:family="table-cell">
      <style:table-cell-properties fo:padding="0.097cm" fo:border-left="0.05pt solid #000000" fo:border-right="none" fo:border-top="none" fo:border-bottom="0.05pt solid #000000"/>
    </style:style>
    <style:style style:name="表格65.C10" style:family="table-cell">
      <style:table-cell-properties fo:padding="0.097cm" fo:border-left="0.05pt solid #000000" fo:border-right="0.05pt solid #000000" fo:border-top="none" fo:border-bottom="0.05pt solid #000000"/>
    </style:style>
    <style:style style:name="表格66" style:family="table">
      <style:table-properties style:width="17.013cm" fo:margin-left="0cm" table:align="left"/>
    </style:style>
    <style:style style:name="表格66.A" style:family="table-column">
      <style:table-column-properties style:column-width="5.666cm"/>
    </style:style>
    <style:style style:name="表格66.B" style:family="table-column">
      <style:table-column-properties style:column-width="6.029cm"/>
    </style:style>
    <style:style style:name="表格66.C" style:family="table-column">
      <style:table-column-properties style:column-width="5.318cm"/>
    </style:style>
    <style:style style:name="表格6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6.C1" style:family="table-cell">
      <style:table-cell-properties fo:background-color="#808080" fo:padding="0.097cm" fo:border="0.05pt solid #000000">
        <style:background-image/>
      </style:table-cell-properties>
    </style:style>
    <style:style style:name="表格66.A2" style:family="table-cell">
      <style:table-cell-properties fo:padding="0.097cm" fo:border-left="0.05pt solid #000000" fo:border-right="none" fo:border-top="none" fo:border-bottom="0.05pt solid #000000"/>
    </style:style>
    <style:style style:name="表格66.B2" style:family="table-cell">
      <style:table-cell-properties fo:padding="0.097cm" fo:border-left="0.05pt solid #000000" fo:border-right="none" fo:border-top="none" fo:border-bottom="0.05pt solid #000000"/>
    </style:style>
    <style:style style:name="表格66.C2" style:family="table-cell">
      <style:table-cell-properties fo:padding="0.097cm" fo:border-left="0.05pt solid #000000" fo:border-right="0.05pt solid #000000" fo:border-top="none" fo:border-bottom="0.05pt solid #000000"/>
    </style:style>
    <style:style style:name="表格67" style:family="table">
      <style:table-properties style:width="17.013cm" fo:margin-left="0cm" table:align="left"/>
    </style:style>
    <style:style style:name="表格67.A" style:family="table-column">
      <style:table-column-properties style:column-width="5.666cm"/>
    </style:style>
    <style:style style:name="表格67.B" style:family="table-column">
      <style:table-column-properties style:column-width="5.526cm"/>
    </style:style>
    <style:style style:name="表格67.C" style:family="table-column">
      <style:table-column-properties style:column-width="5.821cm"/>
    </style:style>
    <style:style style:name="表格6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7.C1" style:family="table-cell">
      <style:table-cell-properties fo:background-color="#808080" fo:padding="0.097cm" fo:border="0.05pt solid #000000">
        <style:background-image/>
      </style:table-cell-properties>
    </style:style>
    <style:style style:name="表格67.A2" style:family="table-cell">
      <style:table-cell-properties fo:padding="0.097cm" fo:border-left="0.05pt solid #000000" fo:border-right="none" fo:border-top="none" fo:border-bottom="0.05pt solid #000000"/>
    </style:style>
    <style:style style:name="表格67.B2" style:family="table-cell">
      <style:table-cell-properties fo:padding="0.097cm" fo:border-left="0.05pt solid #000000" fo:border-right="none" fo:border-top="none" fo:border-bottom="0.05pt solid #000000"/>
    </style:style>
    <style:style style:name="表格67.C2" style:family="table-cell">
      <style:table-cell-properties fo:padding="0.097cm" fo:border-left="0.05pt solid #000000" fo:border-right="0.05pt solid #000000" fo:border-top="none" fo:border-bottom="0.05pt solid #000000"/>
    </style:style>
    <style:style style:name="表格67.A3" style:family="table-cell">
      <style:table-cell-properties fo:padding="0.097cm" fo:border-left="0.05pt solid #000000" fo:border-right="none" fo:border-top="none" fo:border-bottom="0.05pt solid #000000"/>
    </style:style>
    <style:style style:name="表格67.B3" style:family="table-cell">
      <style:table-cell-properties fo:padding="0.097cm" fo:border-left="0.05pt solid #000000" fo:border-right="none" fo:border-top="none" fo:border-bottom="0.05pt solid #000000"/>
    </style:style>
    <style:style style:name="表格67.C3" style:family="table-cell">
      <style:table-cell-properties fo:padding="0.097cm" fo:border-left="0.05pt solid #000000" fo:border-right="0.05pt solid #000000" fo:border-top="none" fo:border-bottom="0.05pt solid #000000"/>
    </style:style>
    <style:style style:name="表格68" style:family="table">
      <style:table-properties style:width="17.013cm" fo:margin-left="0cm" table:align="left"/>
    </style:style>
    <style:style style:name="表格68.A" style:family="table-column">
      <style:table-column-properties style:column-width="5.666cm"/>
    </style:style>
    <style:style style:name="表格68.B" style:family="table-column">
      <style:table-column-properties style:column-width="5.526cm"/>
    </style:style>
    <style:style style:name="表格68.C" style:family="table-column">
      <style:table-column-properties style:column-width="5.821cm"/>
    </style:style>
    <style:style style:name="表格6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8.C1" style:family="table-cell">
      <style:table-cell-properties fo:background-color="#808080" fo:padding="0.097cm" fo:border="0.05pt solid #000000">
        <style:background-image/>
      </style:table-cell-properties>
    </style:style>
    <style:style style:name="表格68.A2" style:family="table-cell">
      <style:table-cell-properties fo:padding="0.097cm" fo:border-left="0.05pt solid #000000" fo:border-right="none" fo:border-top="none" fo:border-bottom="0.05pt solid #000000"/>
    </style:style>
    <style:style style:name="表格68.B2" style:family="table-cell">
      <style:table-cell-properties fo:padding="0.097cm" fo:border-left="0.05pt solid #000000" fo:border-right="none" fo:border-top="none" fo:border-bottom="0.05pt solid #000000"/>
    </style:style>
    <style:style style:name="表格68.C2" style:family="table-cell">
      <style:table-cell-properties fo:padding="0.097cm" fo:border-left="0.05pt solid #000000" fo:border-right="0.05pt solid #000000" fo:border-top="none" fo:border-bottom="0.05pt solid #000000"/>
    </style:style>
    <style:style style:name="表格68.A3" style:family="table-cell">
      <style:table-cell-properties fo:padding="0.097cm" fo:border-left="0.05pt solid #000000" fo:border-right="none" fo:border-top="none" fo:border-bottom="0.05pt solid #000000"/>
    </style:style>
    <style:style style:name="表格68.B3" style:family="table-cell">
      <style:table-cell-properties fo:padding="0.097cm" fo:border-left="0.05pt solid #000000" fo:border-right="none" fo:border-top="none" fo:border-bottom="0.05pt solid #000000"/>
    </style:style>
    <style:style style:name="表格68.C3" style:family="table-cell">
      <style:table-cell-properties fo:padding="0.097cm" fo:border-left="0.05pt solid #000000" fo:border-right="0.05pt solid #000000" fo:border-top="none" fo:border-bottom="0.05pt solid #000000"/>
    </style:style>
    <style:style style:name="表格69" style:family="table">
      <style:table-properties style:width="17.013cm" fo:margin-left="0cm" table:align="left"/>
    </style:style>
    <style:style style:name="表格69.A" style:family="table-column">
      <style:table-column-properties style:column-width="5.666cm"/>
    </style:style>
    <style:style style:name="表格69.B" style:family="table-column">
      <style:table-column-properties style:column-width="5.526cm"/>
    </style:style>
    <style:style style:name="表格69.C" style:family="table-column">
      <style:table-column-properties style:column-width="5.821cm"/>
    </style:style>
    <style:style style:name="表格6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9.C1" style:family="table-cell">
      <style:table-cell-properties fo:background-color="#808080" fo:padding="0.097cm" fo:border="0.05pt solid #000000">
        <style:background-image/>
      </style:table-cell-properties>
    </style:style>
    <style:style style:name="表格69.A2" style:family="table-cell">
      <style:table-cell-properties fo:padding="0.097cm" fo:border-left="0.05pt solid #000000" fo:border-right="none" fo:border-top="none" fo:border-bottom="0.05pt solid #000000"/>
    </style:style>
    <style:style style:name="表格69.B2" style:family="table-cell">
      <style:table-cell-properties fo:padding="0.097cm" fo:border-left="0.05pt solid #000000" fo:border-right="none" fo:border-top="none" fo:border-bottom="0.05pt solid #000000"/>
    </style:style>
    <style:style style:name="表格69.C2" style:family="table-cell">
      <style:table-cell-properties fo:padding="0.097cm" fo:border-left="0.05pt solid #000000" fo:border-right="0.05pt solid #000000" fo:border-top="none" fo:border-bottom="0.05pt solid #000000"/>
    </style:style>
    <style:style style:name="表格69.A3" style:family="table-cell">
      <style:table-cell-properties fo:padding="0.097cm" fo:border-left="0.05pt solid #000000" fo:border-right="none" fo:border-top="none" fo:border-bottom="0.05pt solid #000000"/>
    </style:style>
    <style:style style:name="表格69.B3" style:family="table-cell">
      <style:table-cell-properties fo:padding="0.097cm" fo:border-left="0.05pt solid #000000" fo:border-right="none" fo:border-top="none" fo:border-bottom="0.05pt solid #000000"/>
    </style:style>
    <style:style style:name="表格69.C3" style:family="table-cell">
      <style:table-cell-properties fo:padding="0.097cm" fo:border-left="0.05pt solid #000000" fo:border-right="0.05pt solid #000000" fo:border-top="none" fo:border-bottom="0.05pt solid #000000"/>
    </style:style>
    <style:style style:name="表格70" style:family="table">
      <style:table-properties style:width="17.013cm" fo:margin-left="0cm" table:align="left"/>
    </style:style>
    <style:style style:name="表格70.A" style:family="table-column">
      <style:table-column-properties style:column-width="5.666cm"/>
    </style:style>
    <style:style style:name="表格70.B" style:family="table-column">
      <style:table-column-properties style:column-width="5.526cm"/>
    </style:style>
    <style:style style:name="表格70.C" style:family="table-column">
      <style:table-column-properties style:column-width="5.821cm"/>
    </style:style>
    <style:style style:name="表格7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0.C1" style:family="table-cell">
      <style:table-cell-properties fo:background-color="#808080" fo:padding="0.097cm" fo:border="0.05pt solid #000000">
        <style:background-image/>
      </style:table-cell-properties>
    </style:style>
    <style:style style:name="表格70.A2" style:family="table-cell">
      <style:table-cell-properties fo:padding="0.097cm" fo:border-left="0.05pt solid #000000" fo:border-right="none" fo:border-top="none" fo:border-bottom="0.05pt solid #000000"/>
    </style:style>
    <style:style style:name="表格70.B2" style:family="table-cell">
      <style:table-cell-properties fo:padding="0.097cm" fo:border-left="0.05pt solid #000000" fo:border-right="none" fo:border-top="none" fo:border-bottom="0.05pt solid #000000"/>
    </style:style>
    <style:style style:name="表格70.C2" style:family="table-cell">
      <style:table-cell-properties fo:padding="0.097cm" fo:border-left="0.05pt solid #000000" fo:border-right="0.05pt solid #000000" fo:border-top="none" fo:border-bottom="0.05pt solid #000000"/>
    </style:style>
    <style:style style:name="表格70.A3" style:family="table-cell">
      <style:table-cell-properties fo:padding="0.097cm" fo:border-left="0.05pt solid #000000" fo:border-right="none" fo:border-top="none" fo:border-bottom="0.05pt solid #000000"/>
    </style:style>
    <style:style style:name="表格70.B3" style:family="table-cell">
      <style:table-cell-properties fo:padding="0.097cm" fo:border-left="0.05pt solid #000000" fo:border-right="none" fo:border-top="none" fo:border-bottom="0.05pt solid #000000"/>
    </style:style>
    <style:style style:name="表格70.C3" style:family="table-cell">
      <style:table-cell-properties fo:padding="0.097cm" fo:border-left="0.05pt solid #000000" fo:border-right="0.05pt solid #000000" fo:border-top="none" fo:border-bottom="0.05pt solid #000000"/>
    </style:style>
    <style:style style:name="表格70.A4" style:family="table-cell">
      <style:table-cell-properties fo:padding="0.097cm" fo:border-left="0.05pt solid #000000" fo:border-right="none" fo:border-top="none" fo:border-bottom="0.05pt solid #000000"/>
    </style:style>
    <style:style style:name="表格70.B4" style:family="table-cell">
      <style:table-cell-properties fo:padding="0.097cm" fo:border-left="0.05pt solid #000000" fo:border-right="none" fo:border-top="none" fo:border-bottom="0.05pt solid #000000"/>
    </style:style>
    <style:style style:name="表格70.C4" style:family="table-cell">
      <style:table-cell-properties fo:padding="0.097cm" fo:border-left="0.05pt solid #000000" fo:border-right="0.05pt solid #000000" fo:border-top="none" fo:border-bottom="0.05pt solid #000000"/>
    </style:style>
    <style:style style:name="表格70.A5" style:family="table-cell">
      <style:table-cell-properties fo:padding="0.097cm" fo:border-left="0.05pt solid #000000" fo:border-right="none" fo:border-top="none" fo:border-bottom="0.05pt solid #000000"/>
    </style:style>
    <style:style style:name="表格70.B5" style:family="table-cell">
      <style:table-cell-properties fo:padding="0.097cm" fo:border-left="0.05pt solid #000000" fo:border-right="none" fo:border-top="none" fo:border-bottom="0.05pt solid #000000"/>
    </style:style>
    <style:style style:name="表格70.C5" style:family="table-cell">
      <style:table-cell-properties fo:padding="0.097cm" fo:border-left="0.05pt solid #000000" fo:border-right="0.05pt solid #000000" fo:border-top="none" fo:border-bottom="0.05pt solid #000000"/>
    </style:style>
    <style:style style:name="表格70.A6" style:family="table-cell">
      <style:table-cell-properties fo:padding="0.097cm" fo:border-left="0.05pt solid #000000" fo:border-right="none" fo:border-top="none" fo:border-bottom="0.05pt solid #000000"/>
    </style:style>
    <style:style style:name="表格70.B6" style:family="table-cell">
      <style:table-cell-properties fo:padding="0.097cm" fo:border-left="0.05pt solid #000000" fo:border-right="none" fo:border-top="none" fo:border-bottom="0.05pt solid #000000"/>
    </style:style>
    <style:style style:name="表格70.C6" style:family="table-cell">
      <style:table-cell-properties fo:padding="0.097cm" fo:border-left="0.05pt solid #000000" fo:border-right="0.05pt solid #000000" fo:border-top="none" fo:border-bottom="0.05pt solid #000000"/>
    </style:style>
    <style:style style:name="表格70.A7" style:family="table-cell">
      <style:table-cell-properties fo:padding="0.097cm" fo:border-left="0.05pt solid #000000" fo:border-right="none" fo:border-top="none" fo:border-bottom="0.05pt solid #000000"/>
    </style:style>
    <style:style style:name="表格70.B7" style:family="table-cell">
      <style:table-cell-properties fo:padding="0.097cm" fo:border-left="0.05pt solid #000000" fo:border-right="none" fo:border-top="none" fo:border-bottom="0.05pt solid #000000"/>
    </style:style>
    <style:style style:name="表格70.C7" style:family="table-cell">
      <style:table-cell-properties fo:padding="0.097cm" fo:border-left="0.05pt solid #000000" fo:border-right="0.05pt solid #000000" fo:border-top="none" fo:border-bottom="0.05pt solid #000000"/>
    </style:style>
    <style:style style:name="表格70.A8" style:family="table-cell">
      <style:table-cell-properties fo:padding="0.097cm" fo:border-left="0.05pt solid #000000" fo:border-right="none" fo:border-top="none" fo:border-bottom="0.05pt solid #000000"/>
    </style:style>
    <style:style style:name="表格70.B8" style:family="table-cell">
      <style:table-cell-properties fo:padding="0.097cm" fo:border-left="0.05pt solid #000000" fo:border-right="none" fo:border-top="none" fo:border-bottom="0.05pt solid #000000"/>
    </style:style>
    <style:style style:name="表格70.C8" style:family="table-cell">
      <style:table-cell-properties fo:padding="0.097cm" fo:border-left="0.05pt solid #000000" fo:border-right="0.05pt solid #000000" fo:border-top="none" fo:border-bottom="0.05pt solid #000000"/>
    </style:style>
    <style:style style:name="表格71" style:family="table">
      <style:table-properties style:width="17.013cm" fo:margin-left="0cm" table:align="left"/>
    </style:style>
    <style:style style:name="表格71.A" style:family="table-column">
      <style:table-column-properties style:column-width="5.666cm"/>
    </style:style>
    <style:style style:name="表格71.B" style:family="table-column">
      <style:table-column-properties style:column-width="5.526cm"/>
    </style:style>
    <style:style style:name="表格71.C" style:family="table-column">
      <style:table-column-properties style:column-width="5.821cm"/>
    </style:style>
    <style:style style:name="表格7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1.C1" style:family="table-cell">
      <style:table-cell-properties fo:background-color="#808080" fo:padding="0.097cm" fo:border="0.05pt solid #000000">
        <style:background-image/>
      </style:table-cell-properties>
    </style:style>
    <style:style style:name="表格71.A2" style:family="table-cell">
      <style:table-cell-properties fo:padding="0.097cm" fo:border-left="0.05pt solid #000000" fo:border-right="none" fo:border-top="none" fo:border-bottom="0.05pt solid #000000"/>
    </style:style>
    <style:style style:name="表格71.B2" style:family="table-cell">
      <style:table-cell-properties fo:padding="0.097cm" fo:border-left="0.05pt solid #000000" fo:border-right="none" fo:border-top="none" fo:border-bottom="0.05pt solid #000000"/>
    </style:style>
    <style:style style:name="表格71.C2" style:family="table-cell">
      <style:table-cell-properties fo:padding="0.097cm" fo:border-left="0.05pt solid #000000" fo:border-right="0.05pt solid #000000" fo:border-top="none" fo:border-bottom="0.05pt solid #000000"/>
    </style:style>
    <style:style style:name="表格72" style:family="table">
      <style:table-properties style:width="17.013cm" fo:margin-left="0cm" table:align="left"/>
    </style:style>
    <style:style style:name="表格72.A" style:family="table-column">
      <style:table-column-properties style:column-width="5.666cm"/>
    </style:style>
    <style:style style:name="表格72.B" style:family="table-column">
      <style:table-column-properties style:column-width="5.526cm"/>
    </style:style>
    <style:style style:name="表格72.C" style:family="table-column">
      <style:table-column-properties style:column-width="5.821cm"/>
    </style:style>
    <style:style style:name="表格7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2.C1" style:family="table-cell">
      <style:table-cell-properties fo:background-color="#808080" fo:padding="0.097cm" fo:border="0.05pt solid #000000">
        <style:background-image/>
      </style:table-cell-properties>
    </style:style>
    <style:style style:name="表格72.A2" style:family="table-cell">
      <style:table-cell-properties fo:padding="0.097cm" fo:border-left="0.05pt solid #000000" fo:border-right="none" fo:border-top="none" fo:border-bottom="0.05pt solid #000000"/>
    </style:style>
    <style:style style:name="表格72.B2" style:family="table-cell">
      <style:table-cell-properties fo:padding="0.097cm" fo:border-left="0.05pt solid #000000" fo:border-right="none" fo:border-top="none" fo:border-bottom="0.05pt solid #000000"/>
    </style:style>
    <style:style style:name="表格72.C2" style:family="table-cell">
      <style:table-cell-properties fo:padding="0.097cm" fo:border-left="0.05pt solid #000000" fo:border-right="0.05pt solid #000000" fo:border-top="none" fo:border-bottom="0.05pt solid #000000"/>
    </style:style>
    <style:style style:name="表格73" style:family="table">
      <style:table-properties style:width="17.013cm" fo:margin-left="0cm" table:align="left"/>
    </style:style>
    <style:style style:name="表格73.A" style:family="table-column">
      <style:table-column-properties style:column-width="5.666cm"/>
    </style:style>
    <style:style style:name="表格73.B" style:family="table-column">
      <style:table-column-properties style:column-width="5.526cm"/>
    </style:style>
    <style:style style:name="表格73.C" style:family="table-column">
      <style:table-column-properties style:column-width="5.821cm"/>
    </style:style>
    <style:style style:name="表格7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3.C1" style:family="table-cell">
      <style:table-cell-properties fo:background-color="#808080" fo:padding="0.097cm" fo:border="0.05pt solid #000000">
        <style:background-image/>
      </style:table-cell-properties>
    </style:style>
    <style:style style:name="表格73.A2" style:family="table-cell">
      <style:table-cell-properties fo:padding="0.097cm" fo:border-left="0.05pt solid #000000" fo:border-right="none" fo:border-top="none" fo:border-bottom="0.05pt solid #000000"/>
    </style:style>
    <style:style style:name="表格73.B2" style:family="table-cell">
      <style:table-cell-properties fo:padding="0.097cm" fo:border-left="0.05pt solid #000000" fo:border-right="none" fo:border-top="none" fo:border-bottom="0.05pt solid #000000"/>
    </style:style>
    <style:style style:name="表格73.C2" style:family="table-cell">
      <style:table-cell-properties fo:padding="0.097cm" fo:border-left="0.05pt solid #000000" fo:border-right="0.05pt solid #000000" fo:border-top="none" fo:border-bottom="0.05pt solid #000000"/>
    </style:style>
    <style:style style:name="表格74" style:family="table">
      <style:table-properties style:width="17.013cm" fo:margin-left="0cm" table:align="left"/>
    </style:style>
    <style:style style:name="表格74.A" style:family="table-column">
      <style:table-column-properties style:column-width="5.666cm"/>
    </style:style>
    <style:style style:name="表格74.B" style:family="table-column">
      <style:table-column-properties style:column-width="5.526cm"/>
    </style:style>
    <style:style style:name="表格74.C" style:family="table-column">
      <style:table-column-properties style:column-width="5.821cm"/>
    </style:style>
    <style:style style:name="表格7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4.C1" style:family="table-cell">
      <style:table-cell-properties fo:background-color="#808080" fo:padding="0.097cm" fo:border="0.05pt solid #000000">
        <style:background-image/>
      </style:table-cell-properties>
    </style:style>
    <style:style style:name="表格74.A2" style:family="table-cell">
      <style:table-cell-properties fo:padding="0.097cm" fo:border-left="0.05pt solid #000000" fo:border-right="none" fo:border-top="none" fo:border-bottom="0.05pt solid #000000"/>
    </style:style>
    <style:style style:name="表格74.B2" style:family="table-cell">
      <style:table-cell-properties fo:padding="0.097cm" fo:border-left="0.05pt solid #000000" fo:border-right="none" fo:border-top="none" fo:border-bottom="0.05pt solid #000000"/>
    </style:style>
    <style:style style:name="表格74.C2" style:family="table-cell">
      <style:table-cell-properties fo:padding="0.097cm" fo:border-left="0.05pt solid #000000" fo:border-right="0.05pt solid #000000" fo:border-top="none" fo:border-bottom="0.05pt solid #000000"/>
    </style:style>
    <style:style style:name="表格74.A3" style:family="table-cell">
      <style:table-cell-properties fo:padding="0.097cm" fo:border-left="0.05pt solid #000000" fo:border-right="none" fo:border-top="none" fo:border-bottom="0.05pt solid #000000"/>
    </style:style>
    <style:style style:name="表格74.B3" style:family="table-cell">
      <style:table-cell-properties fo:padding="0.097cm" fo:border-left="0.05pt solid #000000" fo:border-right="none" fo:border-top="none" fo:border-bottom="0.05pt solid #000000"/>
    </style:style>
    <style:style style:name="表格74.C3" style:family="table-cell">
      <style:table-cell-properties fo:padding="0.097cm" fo:border-left="0.05pt solid #000000" fo:border-right="0.05pt solid #000000" fo:border-top="none" fo:border-bottom="0.05pt solid #000000"/>
    </style:style>
    <style:style style:name="表格74.A4" style:family="table-cell">
      <style:table-cell-properties fo:padding="0.097cm" fo:border-left="0.05pt solid #000000" fo:border-right="none" fo:border-top="none" fo:border-bottom="0.05pt solid #000000"/>
    </style:style>
    <style:style style:name="表格74.B4" style:family="table-cell">
      <style:table-cell-properties fo:padding="0.097cm" fo:border-left="0.05pt solid #000000" fo:border-right="none" fo:border-top="none" fo:border-bottom="0.05pt solid #000000"/>
    </style:style>
    <style:style style:name="表格74.C4" style:family="table-cell">
      <style:table-cell-properties fo:padding="0.097cm" fo:border-left="0.05pt solid #000000" fo:border-right="0.05pt solid #000000" fo:border-top="none" fo:border-bottom="0.05pt solid #000000"/>
    </style:style>
    <style:style style:name="表格74.A5" style:family="table-cell">
      <style:table-cell-properties fo:padding="0.097cm" fo:border-left="0.05pt solid #000000" fo:border-right="none" fo:border-top="none" fo:border-bottom="0.05pt solid #000000"/>
    </style:style>
    <style:style style:name="表格74.B5" style:family="table-cell">
      <style:table-cell-properties fo:padding="0.097cm" fo:border-left="0.05pt solid #000000" fo:border-right="none" fo:border-top="none" fo:border-bottom="0.05pt solid #000000"/>
    </style:style>
    <style:style style:name="表格74.C5" style:family="table-cell">
      <style:table-cell-properties fo:padding="0.097cm" fo:border-left="0.05pt solid #000000" fo:border-right="0.05pt solid #000000" fo:border-top="none" fo:border-bottom="0.05pt solid #000000"/>
    </style:style>
    <style:style style:name="表格75" style:family="table">
      <style:table-properties style:width="17.013cm" fo:margin-left="0cm" table:align="left"/>
    </style:style>
    <style:style style:name="表格75.A" style:family="table-column">
      <style:table-column-properties style:column-width="5.666cm"/>
    </style:style>
    <style:style style:name="表格75.B" style:family="table-column">
      <style:table-column-properties style:column-width="5.526cm"/>
    </style:style>
    <style:style style:name="表格75.C" style:family="table-column">
      <style:table-column-properties style:column-width="5.821cm"/>
    </style:style>
    <style:style style:name="表格7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5.C1" style:family="table-cell">
      <style:table-cell-properties fo:background-color="#808080" fo:padding="0.097cm" fo:border="0.05pt solid #000000">
        <style:background-image/>
      </style:table-cell-properties>
    </style:style>
    <style:style style:name="表格75.A2" style:family="table-cell">
      <style:table-cell-properties fo:padding="0.097cm" fo:border-left="0.05pt solid #000000" fo:border-right="none" fo:border-top="none" fo:border-bottom="0.05pt solid #000000"/>
    </style:style>
    <style:style style:name="表格75.B2" style:family="table-cell">
      <style:table-cell-properties fo:padding="0.097cm" fo:border-left="0.05pt solid #000000" fo:border-right="none" fo:border-top="none" fo:border-bottom="0.05pt solid #000000"/>
    </style:style>
    <style:style style:name="表格75.C2" style:family="table-cell">
      <style:table-cell-properties fo:padding="0.097cm" fo:border-left="0.05pt solid #000000" fo:border-right="0.05pt solid #000000" fo:border-top="none" fo:border-bottom="0.05pt solid #000000"/>
    </style:style>
    <style:style style:name="表格75.A3" style:family="table-cell">
      <style:table-cell-properties fo:padding="0.097cm" fo:border-left="0.05pt solid #000000" fo:border-right="none" fo:border-top="none" fo:border-bottom="0.05pt solid #000000"/>
    </style:style>
    <style:style style:name="表格75.B3" style:family="table-cell">
      <style:table-cell-properties fo:padding="0.097cm" fo:border-left="0.05pt solid #000000" fo:border-right="none" fo:border-top="none" fo:border-bottom="0.05pt solid #000000"/>
    </style:style>
    <style:style style:name="表格75.C3" style:family="table-cell">
      <style:table-cell-properties fo:padding="0.097cm" fo:border-left="0.05pt solid #000000" fo:border-right="0.05pt solid #000000" fo:border-top="none" fo:border-bottom="0.05pt solid #000000"/>
    </style:style>
    <style:style style:name="表格76" style:family="table">
      <style:table-properties style:width="17.013cm" fo:margin-left="0cm" table:align="left"/>
    </style:style>
    <style:style style:name="表格76.A" style:family="table-column">
      <style:table-column-properties style:column-width="5.666cm"/>
    </style:style>
    <style:style style:name="表格76.B" style:family="table-column">
      <style:table-column-properties style:column-width="5.526cm"/>
    </style:style>
    <style:style style:name="表格76.C" style:family="table-column">
      <style:table-column-properties style:column-width="5.821cm"/>
    </style:style>
    <style:style style:name="表格7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6.C1" style:family="table-cell">
      <style:table-cell-properties fo:background-color="#808080" fo:padding="0.097cm" fo:border="0.05pt solid #000000">
        <style:background-image/>
      </style:table-cell-properties>
    </style:style>
    <style:style style:name="表格76.A2" style:family="table-cell">
      <style:table-cell-properties fo:padding="0.097cm" fo:border-left="0.05pt solid #000000" fo:border-right="none" fo:border-top="none" fo:border-bottom="0.05pt solid #000000"/>
    </style:style>
    <style:style style:name="表格76.B2" style:family="table-cell">
      <style:table-cell-properties fo:padding="0.097cm" fo:border-left="0.05pt solid #000000" fo:border-right="none" fo:border-top="none" fo:border-bottom="0.05pt solid #000000"/>
    </style:style>
    <style:style style:name="表格76.C2" style:family="table-cell">
      <style:table-cell-properties fo:padding="0.097cm" fo:border-left="0.05pt solid #000000" fo:border-right="0.05pt solid #000000" fo:border-top="none" fo:border-bottom="0.05pt solid #000000"/>
    </style:style>
    <style:style style:name="表格76.A3" style:family="table-cell">
      <style:table-cell-properties fo:padding="0.097cm" fo:border-left="0.05pt solid #000000" fo:border-right="none" fo:border-top="none" fo:border-bottom="0.05pt solid #000000"/>
    </style:style>
    <style:style style:name="表格76.B3" style:family="table-cell">
      <style:table-cell-properties fo:padding="0.097cm" fo:border-left="0.05pt solid #000000" fo:border-right="none" fo:border-top="none" fo:border-bottom="0.05pt solid #000000"/>
    </style:style>
    <style:style style:name="表格76.C3" style:family="table-cell">
      <style:table-cell-properties fo:padding="0.097cm" fo:border-left="0.05pt solid #000000" fo:border-right="0.05pt solid #000000" fo:border-top="none" fo:border-bottom="0.05pt solid #000000"/>
    </style:style>
    <style:style style:name="表格76.A4" style:family="table-cell">
      <style:table-cell-properties fo:padding="0.097cm" fo:border-left="0.05pt solid #000000" fo:border-right="none" fo:border-top="none" fo:border-bottom="0.05pt solid #000000"/>
    </style:style>
    <style:style style:name="表格76.B4" style:family="table-cell">
      <style:table-cell-properties fo:padding="0.097cm" fo:border-left="0.05pt solid #000000" fo:border-right="none" fo:border-top="none" fo:border-bottom="0.05pt solid #000000"/>
    </style:style>
    <style:style style:name="表格76.C4" style:family="table-cell">
      <style:table-cell-properties fo:padding="0.097cm" fo:border-left="0.05pt solid #000000" fo:border-right="0.05pt solid #000000" fo:border-top="none" fo:border-bottom="0.05pt solid #000000"/>
    </style:style>
    <style:style style:name="表格76.A5" style:family="table-cell">
      <style:table-cell-properties fo:padding="0.097cm" fo:border-left="0.05pt solid #000000" fo:border-right="none" fo:border-top="none" fo:border-bottom="0.05pt solid #000000"/>
    </style:style>
    <style:style style:name="表格76.B5" style:family="table-cell">
      <style:table-cell-properties fo:padding="0.097cm" fo:border-left="0.05pt solid #000000" fo:border-right="none" fo:border-top="none" fo:border-bottom="0.05pt solid #000000"/>
    </style:style>
    <style:style style:name="表格76.C5" style:family="table-cell">
      <style:table-cell-properties fo:padding="0.097cm" fo:border-left="0.05pt solid #000000" fo:border-right="0.05pt solid #000000" fo:border-top="none" fo:border-bottom="0.05pt solid #000000"/>
    </style:style>
    <style:style style:name="表格76.A6" style:family="table-cell">
      <style:table-cell-properties fo:padding="0.097cm" fo:border-left="0.05pt solid #000000" fo:border-right="none" fo:border-top="none" fo:border-bottom="0.05pt solid #000000"/>
    </style:style>
    <style:style style:name="表格76.B6" style:family="table-cell">
      <style:table-cell-properties fo:padding="0.097cm" fo:border-left="0.05pt solid #000000" fo:border-right="none" fo:border-top="none" fo:border-bottom="0.05pt solid #000000"/>
    </style:style>
    <style:style style:name="表格76.C6" style:family="table-cell">
      <style:table-cell-properties fo:padding="0.097cm" fo:border-left="0.05pt solid #000000" fo:border-right="0.05pt solid #000000" fo:border-top="none" fo:border-bottom="0.05pt solid #000000"/>
    </style:style>
    <style:style style:name="表格77" style:family="table">
      <style:table-properties style:width="17.013cm" fo:margin-left="0cm" table:align="left"/>
    </style:style>
    <style:style style:name="表格77.A" style:family="table-column">
      <style:table-column-properties style:column-width="5.666cm"/>
    </style:style>
    <style:style style:name="表格77.B" style:family="table-column">
      <style:table-column-properties style:column-width="5.526cm"/>
    </style:style>
    <style:style style:name="表格77.C" style:family="table-column">
      <style:table-column-properties style:column-width="5.821cm"/>
    </style:style>
    <style:style style:name="表格7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7.C1" style:family="table-cell">
      <style:table-cell-properties fo:background-color="#808080" fo:padding="0.097cm" fo:border="0.05pt solid #000000">
        <style:background-image/>
      </style:table-cell-properties>
    </style:style>
    <style:style style:name="表格77.A2" style:family="table-cell">
      <style:table-cell-properties fo:padding="0.097cm" fo:border-left="0.05pt solid #000000" fo:border-right="none" fo:border-top="none" fo:border-bottom="0.05pt solid #000000"/>
    </style:style>
    <style:style style:name="表格77.B2" style:family="table-cell">
      <style:table-cell-properties fo:padding="0.097cm" fo:border-left="0.05pt solid #000000" fo:border-right="none" fo:border-top="none" fo:border-bottom="0.05pt solid #000000"/>
    </style:style>
    <style:style style:name="表格77.C2" style:family="table-cell">
      <style:table-cell-properties fo:padding="0.097cm" fo:border-left="0.05pt solid #000000" fo:border-right="0.05pt solid #000000" fo:border-top="none" fo:border-bottom="0.05pt solid #000000"/>
    </style:style>
    <style:style style:name="表格78" style:family="table">
      <style:table-properties style:width="17.013cm" fo:margin-left="0cm" table:align="left"/>
    </style:style>
    <style:style style:name="表格78.A" style:family="table-column">
      <style:table-column-properties style:column-width="5.666cm"/>
    </style:style>
    <style:style style:name="表格78.B" style:family="table-column">
      <style:table-column-properties style:column-width="5.526cm"/>
    </style:style>
    <style:style style:name="表格78.C" style:family="table-column">
      <style:table-column-properties style:column-width="5.821cm"/>
    </style:style>
    <style:style style:name="表格7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8.C1" style:family="table-cell">
      <style:table-cell-properties fo:background-color="#808080" fo:padding="0.097cm" fo:border="0.05pt solid #000000">
        <style:background-image/>
      </style:table-cell-properties>
    </style:style>
    <style:style style:name="表格78.A2" style:family="table-cell">
      <style:table-cell-properties fo:padding="0.097cm" fo:border-left="0.05pt solid #000000" fo:border-right="none" fo:border-top="none" fo:border-bottom="0.05pt solid #000000"/>
    </style:style>
    <style:style style:name="表格78.B2" style:family="table-cell">
      <style:table-cell-properties fo:padding="0.097cm" fo:border-left="0.05pt solid #000000" fo:border-right="none" fo:border-top="none" fo:border-bottom="0.05pt solid #000000"/>
    </style:style>
    <style:style style:name="表格78.C2" style:family="table-cell">
      <style:table-cell-properties fo:padding="0.097cm" fo:border-left="0.05pt solid #000000" fo:border-right="0.05pt solid #000000" fo:border-top="none" fo:border-bottom="0.05pt solid #000000"/>
    </style:style>
    <style:style style:name="表格79" style:family="table">
      <style:table-properties style:width="17.013cm" fo:margin-left="0cm" table:align="left"/>
    </style:style>
    <style:style style:name="表格79.A" style:family="table-column">
      <style:table-column-properties style:column-width="5.666cm"/>
    </style:style>
    <style:style style:name="表格79.B" style:family="table-column">
      <style:table-column-properties style:column-width="5.526cm"/>
    </style:style>
    <style:style style:name="表格79.C" style:family="table-column">
      <style:table-column-properties style:column-width="5.821cm"/>
    </style:style>
    <style:style style:name="表格7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9.C1" style:family="table-cell">
      <style:table-cell-properties fo:background-color="#808080" fo:padding="0.097cm" fo:border="0.05pt solid #000000">
        <style:background-image/>
      </style:table-cell-properties>
    </style:style>
    <style:style style:name="表格79.A2" style:family="table-cell">
      <style:table-cell-properties fo:padding="0.097cm" fo:border-left="0.05pt solid #000000" fo:border-right="none" fo:border-top="none" fo:border-bottom="0.05pt solid #000000"/>
    </style:style>
    <style:style style:name="表格79.B2" style:family="table-cell">
      <style:table-cell-properties fo:padding="0.097cm" fo:border-left="0.05pt solid #000000" fo:border-right="none" fo:border-top="none" fo:border-bottom="0.05pt solid #000000"/>
    </style:style>
    <style:style style:name="表格79.C2" style:family="table-cell">
      <style:table-cell-properties fo:padding="0.097cm" fo:border-left="0.05pt solid #000000" fo:border-right="0.05pt solid #000000" fo:border-top="none" fo:border-bottom="0.05pt solid #000000"/>
    </style:style>
    <style:style style:name="表格80" style:family="table">
      <style:table-properties style:width="17.013cm" fo:margin-left="0cm" table:align="left"/>
    </style:style>
    <style:style style:name="表格80.A" style:family="table-column">
      <style:table-column-properties style:column-width="5.666cm"/>
    </style:style>
    <style:style style:name="表格80.B" style:family="table-column">
      <style:table-column-properties style:column-width="5.526cm"/>
    </style:style>
    <style:style style:name="表格80.C" style:family="table-column">
      <style:table-column-properties style:column-width="5.821cm"/>
    </style:style>
    <style:style style:name="表格8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0.C1" style:family="table-cell">
      <style:table-cell-properties fo:background-color="#808080" fo:padding="0.097cm" fo:border="0.05pt solid #000000">
        <style:background-image/>
      </style:table-cell-properties>
    </style:style>
    <style:style style:name="表格80.A2" style:family="table-cell">
      <style:table-cell-properties fo:padding="0.097cm" fo:border-left="0.05pt solid #000000" fo:border-right="none" fo:border-top="none" fo:border-bottom="0.05pt solid #000000"/>
    </style:style>
    <style:style style:name="表格80.B2" style:family="table-cell">
      <style:table-cell-properties fo:padding="0.097cm" fo:border-left="0.05pt solid #000000" fo:border-right="none" fo:border-top="none" fo:border-bottom="0.05pt solid #000000"/>
    </style:style>
    <style:style style:name="表格80.C2" style:family="table-cell">
      <style:table-cell-properties fo:padding="0.097cm" fo:border-left="0.05pt solid #000000" fo:border-right="0.05pt solid #000000" fo:border-top="none" fo:border-bottom="0.05pt solid #000000"/>
    </style:style>
    <style:style style:name="表格80.A3" style:family="table-cell">
      <style:table-cell-properties fo:padding="0.097cm" fo:border-left="0.05pt solid #000000" fo:border-right="none" fo:border-top="none" fo:border-bottom="0.05pt solid #000000"/>
    </style:style>
    <style:style style:name="表格80.B3" style:family="table-cell">
      <style:table-cell-properties fo:padding="0.097cm" fo:border-left="0.05pt solid #000000" fo:border-right="none" fo:border-top="none" fo:border-bottom="0.05pt solid #000000"/>
    </style:style>
    <style:style style:name="表格80.C3" style:family="table-cell">
      <style:table-cell-properties fo:padding="0.097cm" fo:border-left="0.05pt solid #000000" fo:border-right="0.05pt solid #000000" fo:border-top="none" fo:border-bottom="0.05pt solid #000000"/>
    </style:style>
    <style:style style:name="表格81" style:family="table">
      <style:table-properties style:width="17.013cm" fo:margin-left="0cm" table:align="left"/>
    </style:style>
    <style:style style:name="表格81.A" style:family="table-column">
      <style:table-column-properties style:column-width="5.666cm"/>
    </style:style>
    <style:style style:name="表格81.B" style:family="table-column">
      <style:table-column-properties style:column-width="5.526cm"/>
    </style:style>
    <style:style style:name="表格81.C" style:family="table-column">
      <style:table-column-properties style:column-width="5.821cm"/>
    </style:style>
    <style:style style:name="表格8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1.C1" style:family="table-cell">
      <style:table-cell-properties fo:background-color="#808080" fo:padding="0.097cm" fo:border="0.05pt solid #000000">
        <style:background-image/>
      </style:table-cell-properties>
    </style:style>
    <style:style style:name="表格81.A2" style:family="table-cell">
      <style:table-cell-properties fo:padding="0.097cm" fo:border-left="0.05pt solid #000000" fo:border-right="none" fo:border-top="none" fo:border-bottom="0.05pt solid #000000"/>
    </style:style>
    <style:style style:name="表格81.B2" style:family="table-cell">
      <style:table-cell-properties fo:padding="0.097cm" fo:border-left="0.05pt solid #000000" fo:border-right="none" fo:border-top="none" fo:border-bottom="0.05pt solid #000000"/>
    </style:style>
    <style:style style:name="表格81.C2" style:family="table-cell">
      <style:table-cell-properties fo:padding="0.097cm" fo:border-left="0.05pt solid #000000" fo:border-right="0.05pt solid #000000" fo:border-top="none" fo:border-bottom="0.05pt solid #000000"/>
    </style:style>
    <style:style style:name="表格81.A3" style:family="table-cell">
      <style:table-cell-properties fo:padding="0.097cm" fo:border-left="0.05pt solid #000000" fo:border-right="none" fo:border-top="none" fo:border-bottom="0.05pt solid #000000"/>
    </style:style>
    <style:style style:name="表格81.B3" style:family="table-cell">
      <style:table-cell-properties fo:padding="0.097cm" fo:border-left="0.05pt solid #000000" fo:border-right="none" fo:border-top="none" fo:border-bottom="0.05pt solid #000000"/>
    </style:style>
    <style:style style:name="表格81.C3" style:family="table-cell">
      <style:table-cell-properties fo:padding="0.097cm" fo:border-left="0.05pt solid #000000" fo:border-right="0.05pt solid #000000" fo:border-top="none" fo:border-bottom="0.05pt solid #000000"/>
    </style:style>
    <style:style style:name="表格81.A4" style:family="table-cell">
      <style:table-cell-properties fo:padding="0.097cm" fo:border-left="0.05pt solid #000000" fo:border-right="none" fo:border-top="none" fo:border-bottom="0.05pt solid #000000"/>
    </style:style>
    <style:style style:name="表格81.B4" style:family="table-cell">
      <style:table-cell-properties fo:padding="0.097cm" fo:border-left="0.05pt solid #000000" fo:border-right="none" fo:border-top="none" fo:border-bottom="0.05pt solid #000000"/>
    </style:style>
    <style:style style:name="表格81.C4" style:family="table-cell">
      <style:table-cell-properties fo:padding="0.097cm" fo:border-left="0.05pt solid #000000" fo:border-right="0.05pt solid #000000" fo:border-top="none" fo:border-bottom="0.05pt solid #000000"/>
    </style:style>
    <style:style style:name="表格81.A5" style:family="table-cell">
      <style:table-cell-properties fo:padding="0.097cm" fo:border-left="0.05pt solid #000000" fo:border-right="none" fo:border-top="none" fo:border-bottom="0.05pt solid #000000"/>
    </style:style>
    <style:style style:name="表格81.B5" style:family="table-cell">
      <style:table-cell-properties fo:padding="0.097cm" fo:border-left="0.05pt solid #000000" fo:border-right="none" fo:border-top="none" fo:border-bottom="0.05pt solid #000000"/>
    </style:style>
    <style:style style:name="表格81.C5" style:family="table-cell">
      <style:table-cell-properties fo:padding="0.097cm" fo:border-left="0.05pt solid #000000" fo:border-right="0.05pt solid #000000" fo:border-top="none" fo:border-bottom="0.05pt solid #000000"/>
    </style:style>
    <style:style style:name="表格81.A6" style:family="table-cell">
      <style:table-cell-properties fo:padding="0.097cm" fo:border-left="0.05pt solid #000000" fo:border-right="none" fo:border-top="none" fo:border-bottom="0.05pt solid #000000"/>
    </style:style>
    <style:style style:name="表格81.B6" style:family="table-cell">
      <style:table-cell-properties fo:padding="0.097cm" fo:border-left="0.05pt solid #000000" fo:border-right="none" fo:border-top="none" fo:border-bottom="0.05pt solid #000000"/>
    </style:style>
    <style:style style:name="表格81.C6" style:family="table-cell">
      <style:table-cell-properties fo:padding="0.097cm" fo:border-left="0.05pt solid #000000" fo:border-right="0.05pt solid #000000" fo:border-top="none" fo:border-bottom="0.05pt solid #000000"/>
    </style:style>
    <style:style style:name="表格81.A7" style:family="table-cell">
      <style:table-cell-properties fo:padding="0.097cm" fo:border-left="0.05pt solid #000000" fo:border-right="none" fo:border-top="none" fo:border-bottom="0.05pt solid #000000"/>
    </style:style>
    <style:style style:name="表格81.B7" style:family="table-cell">
      <style:table-cell-properties fo:padding="0.097cm" fo:border-left="0.05pt solid #000000" fo:border-right="none" fo:border-top="none" fo:border-bottom="0.05pt solid #000000"/>
    </style:style>
    <style:style style:name="表格81.C7" style:family="table-cell">
      <style:table-cell-properties fo:padding="0.097cm" fo:border-left="0.05pt solid #000000" fo:border-right="0.05pt solid #000000" fo:border-top="none" fo:border-bottom="0.05pt solid #000000"/>
    </style:style>
    <style:style style:name="表格81.A8" style:family="table-cell">
      <style:table-cell-properties fo:padding="0.097cm" fo:border-left="0.05pt solid #000000" fo:border-right="none" fo:border-top="none" fo:border-bottom="0.05pt solid #000000"/>
    </style:style>
    <style:style style:name="表格81.B8" style:family="table-cell">
      <style:table-cell-properties fo:padding="0.097cm" fo:border-left="0.05pt solid #000000" fo:border-right="none" fo:border-top="none" fo:border-bottom="0.05pt solid #000000"/>
    </style:style>
    <style:style style:name="表格81.C8" style:family="table-cell">
      <style:table-cell-properties fo:padding="0.097cm" fo:border-left="0.05pt solid #000000" fo:border-right="0.05pt solid #000000" fo:border-top="none" fo:border-bottom="0.05pt solid #000000"/>
    </style:style>
    <style:style style:name="表格81.A9" style:family="table-cell">
      <style:table-cell-properties fo:padding="0.097cm" fo:border-left="0.05pt solid #000000" fo:border-right="none" fo:border-top="none" fo:border-bottom="0.05pt solid #000000"/>
    </style:style>
    <style:style style:name="表格81.B9" style:family="table-cell">
      <style:table-cell-properties fo:padding="0.097cm" fo:border-left="0.05pt solid #000000" fo:border-right="none" fo:border-top="none" fo:border-bottom="0.05pt solid #000000"/>
    </style:style>
    <style:style style:name="表格81.C9" style:family="table-cell">
      <style:table-cell-properties fo:padding="0.097cm" fo:border-left="0.05pt solid #000000" fo:border-right="0.05pt solid #000000" fo:border-top="none" fo:border-bottom="0.05pt solid #000000"/>
    </style:style>
    <style:style style:name="表格82" style:family="table">
      <style:table-properties style:width="17.013cm" fo:margin-left="0cm" table:align="left"/>
    </style:style>
    <style:style style:name="表格82.A" style:family="table-column">
      <style:table-column-properties style:column-width="5.666cm"/>
    </style:style>
    <style:style style:name="表格82.B" style:family="table-column">
      <style:table-column-properties style:column-width="5.526cm"/>
    </style:style>
    <style:style style:name="表格82.C" style:family="table-column">
      <style:table-column-properties style:column-width="5.821cm"/>
    </style:style>
    <style:style style:name="表格8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2.C1" style:family="table-cell">
      <style:table-cell-properties fo:background-color="#808080" fo:padding="0.097cm" fo:border="0.05pt solid #000000">
        <style:background-image/>
      </style:table-cell-properties>
    </style:style>
    <style:style style:name="表格82.A2" style:family="table-cell">
      <style:table-cell-properties fo:padding="0.097cm" fo:border-left="0.05pt solid #000000" fo:border-right="none" fo:border-top="none" fo:border-bottom="0.05pt solid #000000"/>
    </style:style>
    <style:style style:name="表格82.B2" style:family="table-cell">
      <style:table-cell-properties fo:padding="0.097cm" fo:border-left="0.05pt solid #000000" fo:border-right="none" fo:border-top="none" fo:border-bottom="0.05pt solid #000000"/>
    </style:style>
    <style:style style:name="表格82.C2" style:family="table-cell">
      <style:table-cell-properties fo:padding="0.097cm" fo:border-left="0.05pt solid #000000" fo:border-right="0.05pt solid #000000" fo:border-top="none" fo:border-bottom="0.05pt solid #000000"/>
    </style:style>
    <style:style style:name="表格82.A3" style:family="table-cell">
      <style:table-cell-properties fo:padding="0.097cm" fo:border-left="0.05pt solid #000000" fo:border-right="none" fo:border-top="none" fo:border-bottom="0.05pt solid #000000"/>
    </style:style>
    <style:style style:name="表格82.B3" style:family="table-cell">
      <style:table-cell-properties fo:padding="0.097cm" fo:border-left="0.05pt solid #000000" fo:border-right="none" fo:border-top="none" fo:border-bottom="0.05pt solid #000000"/>
    </style:style>
    <style:style style:name="表格82.C3" style:family="table-cell">
      <style:table-cell-properties fo:padding="0.097cm" fo:border-left="0.05pt solid #000000" fo:border-right="0.05pt solid #000000" fo:border-top="none" fo:border-bottom="0.05pt solid #000000"/>
    </style:style>
    <style:style style:name="表格82.A4" style:family="table-cell">
      <style:table-cell-properties fo:padding="0.097cm" fo:border-left="0.05pt solid #000000" fo:border-right="none" fo:border-top="none" fo:border-bottom="0.05pt solid #000000"/>
    </style:style>
    <style:style style:name="表格82.B4" style:family="table-cell">
      <style:table-cell-properties fo:padding="0.097cm" fo:border-left="0.05pt solid #000000" fo:border-right="none" fo:border-top="none" fo:border-bottom="0.05pt solid #000000"/>
    </style:style>
    <style:style style:name="表格82.C4" style:family="table-cell">
      <style:table-cell-properties fo:padding="0.097cm" fo:border-left="0.05pt solid #000000" fo:border-right="0.05pt solid #000000" fo:border-top="none" fo:border-bottom="0.05pt solid #000000"/>
    </style:style>
    <style:style style:name="表格82.A5" style:family="table-cell">
      <style:table-cell-properties fo:padding="0.097cm" fo:border-left="0.05pt solid #000000" fo:border-right="none" fo:border-top="none" fo:border-bottom="0.05pt solid #000000"/>
    </style:style>
    <style:style style:name="表格82.B5" style:family="table-cell">
      <style:table-cell-properties fo:padding="0.097cm" fo:border-left="0.05pt solid #000000" fo:border-right="none" fo:border-top="none" fo:border-bottom="0.05pt solid #000000"/>
    </style:style>
    <style:style style:name="表格82.C5" style:family="table-cell">
      <style:table-cell-properties fo:padding="0.097cm" fo:border-left="0.05pt solid #000000" fo:border-right="0.05pt solid #000000" fo:border-top="none" fo:border-bottom="0.05pt solid #000000"/>
    </style:style>
    <style:style style:name="表格82.A6" style:family="table-cell">
      <style:table-cell-properties fo:padding="0.097cm" fo:border-left="0.05pt solid #000000" fo:border-right="none" fo:border-top="none" fo:border-bottom="0.05pt solid #000000"/>
    </style:style>
    <style:style style:name="表格82.B6" style:family="table-cell">
      <style:table-cell-properties fo:padding="0.097cm" fo:border-left="0.05pt solid #000000" fo:border-right="none" fo:border-top="none" fo:border-bottom="0.05pt solid #000000"/>
    </style:style>
    <style:style style:name="表格82.C6" style:family="table-cell">
      <style:table-cell-properties fo:padding="0.097cm" fo:border-left="0.05pt solid #000000" fo:border-right="0.05pt solid #000000" fo:border-top="none" fo:border-bottom="0.05pt solid #000000"/>
    </style:style>
    <style:style style:name="表格82.A7" style:family="table-cell">
      <style:table-cell-properties fo:padding="0.097cm" fo:border-left="0.05pt solid #000000" fo:border-right="none" fo:border-top="none" fo:border-bottom="0.05pt solid #000000"/>
    </style:style>
    <style:style style:name="表格82.B7" style:family="table-cell">
      <style:table-cell-properties fo:padding="0.097cm" fo:border-left="0.05pt solid #000000" fo:border-right="none" fo:border-top="none" fo:border-bottom="0.05pt solid #000000"/>
    </style:style>
    <style:style style:name="表格82.C7" style:family="table-cell">
      <style:table-cell-properties fo:padding="0.097cm" fo:border-left="0.05pt solid #000000" fo:border-right="0.05pt solid #000000" fo:border-top="none" fo:border-bottom="0.05pt solid #000000"/>
    </style:style>
    <style:style style:name="表格82.A8" style:family="table-cell">
      <style:table-cell-properties fo:padding="0.097cm" fo:border-left="0.05pt solid #000000" fo:border-right="none" fo:border-top="none" fo:border-bottom="0.05pt solid #000000"/>
    </style:style>
    <style:style style:name="表格82.B8" style:family="table-cell">
      <style:table-cell-properties fo:padding="0.097cm" fo:border-left="0.05pt solid #000000" fo:border-right="none" fo:border-top="none" fo:border-bottom="0.05pt solid #000000"/>
    </style:style>
    <style:style style:name="表格82.C8" style:family="table-cell">
      <style:table-cell-properties fo:padding="0.097cm" fo:border-left="0.05pt solid #000000" fo:border-right="0.05pt solid #000000" fo:border-top="none" fo:border-bottom="0.05pt solid #000000"/>
    </style:style>
    <style:style style:name="表格82.A9" style:family="table-cell">
      <style:table-cell-properties fo:padding="0.097cm" fo:border-left="0.05pt solid #000000" fo:border-right="none" fo:border-top="none" fo:border-bottom="0.05pt solid #000000"/>
    </style:style>
    <style:style style:name="表格82.B9" style:family="table-cell">
      <style:table-cell-properties fo:padding="0.097cm" fo:border-left="0.05pt solid #000000" fo:border-right="none" fo:border-top="none" fo:border-bottom="0.05pt solid #000000"/>
    </style:style>
    <style:style style:name="表格82.C9" style:family="table-cell">
      <style:table-cell-properties fo:padding="0.097cm" fo:border-left="0.05pt solid #000000" fo:border-right="0.05pt solid #000000" fo:border-top="none" fo:border-bottom="0.05pt solid #000000"/>
    </style:style>
    <style:style style:name="表格82.A10" style:family="table-cell">
      <style:table-cell-properties fo:padding="0.097cm" fo:border-left="0.05pt solid #000000" fo:border-right="none" fo:border-top="none" fo:border-bottom="0.05pt solid #000000"/>
    </style:style>
    <style:style style:name="表格82.B10" style:family="table-cell">
      <style:table-cell-properties fo:padding="0.097cm" fo:border-left="0.05pt solid #000000" fo:border-right="none" fo:border-top="none" fo:border-bottom="0.05pt solid #000000"/>
    </style:style>
    <style:style style:name="表格82.C10" style:family="table-cell">
      <style:table-cell-properties fo:padding="0.097cm" fo:border-left="0.05pt solid #000000" fo:border-right="0.05pt solid #000000" fo:border-top="none" fo:border-bottom="0.05pt solid #000000"/>
    </style:style>
    <style:style style:name="表格82.A11" style:family="table-cell">
      <style:table-cell-properties fo:padding="0.097cm" fo:border-left="0.05pt solid #000000" fo:border-right="none" fo:border-top="none" fo:border-bottom="0.05pt solid #000000"/>
    </style:style>
    <style:style style:name="表格82.B11" style:family="table-cell">
      <style:table-cell-properties fo:padding="0.097cm" fo:border-left="0.05pt solid #000000" fo:border-right="none" fo:border-top="none" fo:border-bottom="0.05pt solid #000000"/>
    </style:style>
    <style:style style:name="表格82.C11" style:family="table-cell">
      <style:table-cell-properties fo:padding="0.097cm" fo:border-left="0.05pt solid #000000" fo:border-right="0.05pt solid #000000" fo:border-top="none" fo:border-bottom="0.05pt solid #000000"/>
    </style:style>
    <style:style style:name="表格82.A12" style:family="table-cell">
      <style:table-cell-properties fo:padding="0.097cm" fo:border-left="0.05pt solid #000000" fo:border-right="none" fo:border-top="none" fo:border-bottom="0.05pt solid #000000"/>
    </style:style>
    <style:style style:name="表格82.B12" style:family="table-cell">
      <style:table-cell-properties fo:padding="0.097cm" fo:border-left="0.05pt solid #000000" fo:border-right="none" fo:border-top="none" fo:border-bottom="0.05pt solid #000000"/>
    </style:style>
    <style:style style:name="表格82.C12" style:family="table-cell">
      <style:table-cell-properties fo:padding="0.097cm" fo:border-left="0.05pt solid #000000" fo:border-right="0.05pt solid #000000" fo:border-top="none" fo:border-bottom="0.05pt solid #000000"/>
    </style:style>
    <style:style style:name="表格82.A13" style:family="table-cell">
      <style:table-cell-properties fo:padding="0.097cm" fo:border-left="0.05pt solid #000000" fo:border-right="none" fo:border-top="none" fo:border-bottom="0.05pt solid #000000"/>
    </style:style>
    <style:style style:name="表格82.B13" style:family="table-cell">
      <style:table-cell-properties fo:padding="0.097cm" fo:border-left="0.05pt solid #000000" fo:border-right="none" fo:border-top="none" fo:border-bottom="0.05pt solid #000000"/>
    </style:style>
    <style:style style:name="表格82.C13" style:family="table-cell">
      <style:table-cell-properties fo:padding="0.097cm" fo:border-left="0.05pt solid #000000" fo:border-right="0.05pt solid #000000" fo:border-top="none" fo:border-bottom="0.05pt solid #000000"/>
    </style:style>
    <style:style style:name="表格82.A14" style:family="table-cell">
      <style:table-cell-properties fo:padding="0.097cm" fo:border-left="0.05pt solid #000000" fo:border-right="none" fo:border-top="none" fo:border-bottom="0.05pt solid #000000"/>
    </style:style>
    <style:style style:name="表格82.B14" style:family="table-cell">
      <style:table-cell-properties fo:padding="0.097cm" fo:border-left="0.05pt solid #000000" fo:border-right="none" fo:border-top="none" fo:border-bottom="0.05pt solid #000000"/>
    </style:style>
    <style:style style:name="表格82.C14" style:family="table-cell">
      <style:table-cell-properties fo:padding="0.097cm" fo:border-left="0.05pt solid #000000" fo:border-right="0.05pt solid #000000" fo:border-top="none" fo:border-bottom="0.05pt solid #000000"/>
    </style:style>
    <style:style style:name="表格82.A15" style:family="table-cell">
      <style:table-cell-properties fo:padding="0.097cm" fo:border-left="0.05pt solid #000000" fo:border-right="none" fo:border-top="none" fo:border-bottom="0.05pt solid #000000"/>
    </style:style>
    <style:style style:name="表格82.B15" style:family="table-cell">
      <style:table-cell-properties fo:padding="0.097cm" fo:border-left="0.05pt solid #000000" fo:border-right="none" fo:border-top="none" fo:border-bottom="0.05pt solid #000000"/>
    </style:style>
    <style:style style:name="表格82.C15" style:family="table-cell">
      <style:table-cell-properties fo:padding="0.097cm" fo:border-left="0.05pt solid #000000" fo:border-right="0.05pt solid #000000" fo:border-top="none" fo:border-bottom="0.05pt solid #000000"/>
    </style:style>
    <style:style style:name="表格82.A16" style:family="table-cell">
      <style:table-cell-properties fo:padding="0.097cm" fo:border-left="0.05pt solid #000000" fo:border-right="none" fo:border-top="none" fo:border-bottom="0.05pt solid #000000"/>
    </style:style>
    <style:style style:name="表格82.B16" style:family="table-cell">
      <style:table-cell-properties fo:padding="0.097cm" fo:border-left="0.05pt solid #000000" fo:border-right="none" fo:border-top="none" fo:border-bottom="0.05pt solid #000000"/>
    </style:style>
    <style:style style:name="表格82.C16" style:family="table-cell">
      <style:table-cell-properties fo:padding="0.097cm" fo:border-left="0.05pt solid #000000" fo:border-right="0.05pt solid #000000" fo:border-top="none" fo:border-bottom="0.05pt solid #000000"/>
    </style:style>
    <style:style style:name="表格82.A17" style:family="table-cell">
      <style:table-cell-properties fo:padding="0.097cm" fo:border-left="0.05pt solid #000000" fo:border-right="none" fo:border-top="none" fo:border-bottom="0.05pt solid #000000"/>
    </style:style>
    <style:style style:name="表格82.B17" style:family="table-cell">
      <style:table-cell-properties fo:padding="0.097cm" fo:border-left="0.05pt solid #000000" fo:border-right="none" fo:border-top="none" fo:border-bottom="0.05pt solid #000000"/>
    </style:style>
    <style:style style:name="表格82.C17" style:family="table-cell">
      <style:table-cell-properties fo:padding="0.097cm" fo:border-left="0.05pt solid #000000" fo:border-right="0.05pt solid #000000" fo:border-top="none" fo:border-bottom="0.05pt solid #000000"/>
    </style:style>
    <style:style style:name="表格82.A18" style:family="table-cell">
      <style:table-cell-properties fo:padding="0.097cm" fo:border-left="0.05pt solid #000000" fo:border-right="none" fo:border-top="none" fo:border-bottom="0.05pt solid #000000"/>
    </style:style>
    <style:style style:name="表格82.B18" style:family="table-cell">
      <style:table-cell-properties fo:padding="0.097cm" fo:border-left="0.05pt solid #000000" fo:border-right="none" fo:border-top="none" fo:border-bottom="0.05pt solid #000000"/>
    </style:style>
    <style:style style:name="表格82.C18" style:family="table-cell">
      <style:table-cell-properties fo:padding="0.097cm" fo:border-left="0.05pt solid #000000" fo:border-right="0.05pt solid #000000" fo:border-top="none" fo:border-bottom="0.05pt solid #000000"/>
    </style:style>
    <style:style style:name="表格82.A19" style:family="table-cell">
      <style:table-cell-properties fo:padding="0.097cm" fo:border-left="0.05pt solid #000000" fo:border-right="none" fo:border-top="none" fo:border-bottom="0.05pt solid #000000"/>
    </style:style>
    <style:style style:name="表格82.B19" style:family="table-cell">
      <style:table-cell-properties fo:padding="0.097cm" fo:border-left="0.05pt solid #000000" fo:border-right="none" fo:border-top="none" fo:border-bottom="0.05pt solid #000000"/>
    </style:style>
    <style:style style:name="表格82.C19" style:family="table-cell">
      <style:table-cell-properties fo:padding="0.097cm" fo:border-left="0.05pt solid #000000" fo:border-right="0.05pt solid #000000" fo:border-top="none" fo:border-bottom="0.05pt solid #000000"/>
    </style:style>
    <style:style style:name="表格82.A20" style:family="table-cell">
      <style:table-cell-properties fo:padding="0.097cm" fo:border-left="0.05pt solid #000000" fo:border-right="none" fo:border-top="none" fo:border-bottom="0.05pt solid #000000"/>
    </style:style>
    <style:style style:name="表格82.B20" style:family="table-cell">
      <style:table-cell-properties fo:padding="0.097cm" fo:border-left="0.05pt solid #000000" fo:border-right="none" fo:border-top="none" fo:border-bottom="0.05pt solid #000000"/>
    </style:style>
    <style:style style:name="表格82.C20" style:family="table-cell">
      <style:table-cell-properties fo:padding="0.097cm" fo:border-left="0.05pt solid #000000" fo:border-right="0.05pt solid #000000" fo:border-top="none" fo:border-bottom="0.05pt solid #000000"/>
    </style:style>
    <style:style style:name="表格82.A21" style:family="table-cell">
      <style:table-cell-properties fo:padding="0.097cm" fo:border-left="0.05pt solid #000000" fo:border-right="none" fo:border-top="none" fo:border-bottom="0.05pt solid #000000"/>
    </style:style>
    <style:style style:name="表格82.B21" style:family="table-cell">
      <style:table-cell-properties fo:padding="0.097cm" fo:border-left="0.05pt solid #000000" fo:border-right="none" fo:border-top="none" fo:border-bottom="0.05pt solid #000000"/>
    </style:style>
    <style:style style:name="表格82.C21" style:family="table-cell">
      <style:table-cell-properties fo:padding="0.097cm" fo:border-left="0.05pt solid #000000" fo:border-right="0.05pt solid #000000" fo:border-top="none" fo:border-bottom="0.05pt solid #000000"/>
    </style:style>
    <style:style style:name="表格82.A22" style:family="table-cell">
      <style:table-cell-properties fo:padding="0.097cm" fo:border-left="0.05pt solid #000000" fo:border-right="none" fo:border-top="none" fo:border-bottom="0.05pt solid #000000"/>
    </style:style>
    <style:style style:name="表格82.B22" style:family="table-cell">
      <style:table-cell-properties fo:padding="0.097cm" fo:border-left="0.05pt solid #000000" fo:border-right="none" fo:border-top="none" fo:border-bottom="0.05pt solid #000000"/>
    </style:style>
    <style:style style:name="表格82.C22" style:family="table-cell">
      <style:table-cell-properties fo:padding="0.097cm" fo:border-left="0.05pt solid #000000" fo:border-right="0.05pt solid #000000" fo:border-top="none" fo:border-bottom="0.05pt solid #000000"/>
    </style:style>
    <style:style style:name="表格82.A23" style:family="table-cell">
      <style:table-cell-properties fo:padding="0.097cm" fo:border-left="0.05pt solid #000000" fo:border-right="none" fo:border-top="none" fo:border-bottom="0.05pt solid #000000"/>
    </style:style>
    <style:style style:name="表格82.B23" style:family="table-cell">
      <style:table-cell-properties fo:padding="0.097cm" fo:border-left="0.05pt solid #000000" fo:border-right="none" fo:border-top="none" fo:border-bottom="0.05pt solid #000000"/>
    </style:style>
    <style:style style:name="表格82.C23" style:family="table-cell">
      <style:table-cell-properties fo:padding="0.097cm" fo:border-left="0.05pt solid #000000" fo:border-right="0.05pt solid #000000" fo:border-top="none" fo:border-bottom="0.05pt solid #000000"/>
    </style:style>
    <style:style style:name="表格82.A24" style:family="table-cell">
      <style:table-cell-properties fo:padding="0.097cm" fo:border-left="0.05pt solid #000000" fo:border-right="none" fo:border-top="none" fo:border-bottom="0.05pt solid #000000"/>
    </style:style>
    <style:style style:name="表格82.B24" style:family="table-cell">
      <style:table-cell-properties fo:padding="0.097cm" fo:border-left="0.05pt solid #000000" fo:border-right="none" fo:border-top="none" fo:border-bottom="0.05pt solid #000000"/>
    </style:style>
    <style:style style:name="表格82.C24" style:family="table-cell">
      <style:table-cell-properties fo:padding="0.097cm" fo:border-left="0.05pt solid #000000" fo:border-right="0.05pt solid #000000" fo:border-top="none" fo:border-bottom="0.05pt solid #000000"/>
    </style:style>
    <style:style style:name="表格82.A25" style:family="table-cell">
      <style:table-cell-properties fo:padding="0.097cm" fo:border-left="0.05pt solid #000000" fo:border-right="none" fo:border-top="none" fo:border-bottom="0.05pt solid #000000"/>
    </style:style>
    <style:style style:name="表格82.B25" style:family="table-cell">
      <style:table-cell-properties fo:padding="0.097cm" fo:border-left="0.05pt solid #000000" fo:border-right="none" fo:border-top="none" fo:border-bottom="0.05pt solid #000000"/>
    </style:style>
    <style:style style:name="表格82.C25" style:family="table-cell">
      <style:table-cell-properties fo:padding="0.097cm" fo:border-left="0.05pt solid #000000" fo:border-right="0.05pt solid #000000" fo:border-top="none" fo:border-bottom="0.05pt solid #000000"/>
    </style:style>
    <style:style style:name="表格83" style:family="table">
      <style:table-properties style:width="17.013cm" fo:margin-left="0cm" table:align="left"/>
    </style:style>
    <style:style style:name="表格83.A" style:family="table-column">
      <style:table-column-properties style:column-width="5.666cm"/>
    </style:style>
    <style:style style:name="表格83.B" style:family="table-column">
      <style:table-column-properties style:column-width="5.526cm"/>
    </style:style>
    <style:style style:name="表格83.C" style:family="table-column">
      <style:table-column-properties style:column-width="5.821cm"/>
    </style:style>
    <style:style style:name="表格8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3.C1" style:family="table-cell">
      <style:table-cell-properties fo:background-color="#808080" fo:padding="0.097cm" fo:border="0.05pt solid #000000">
        <style:background-image/>
      </style:table-cell-properties>
    </style:style>
    <style:style style:name="表格83.A2" style:family="table-cell">
      <style:table-cell-properties fo:padding="0.097cm" fo:border-left="0.05pt solid #000000" fo:border-right="none" fo:border-top="none" fo:border-bottom="0.05pt solid #000000"/>
    </style:style>
    <style:style style:name="表格83.B2" style:family="table-cell">
      <style:table-cell-properties fo:padding="0.097cm" fo:border-left="0.05pt solid #000000" fo:border-right="none" fo:border-top="none" fo:border-bottom="0.05pt solid #000000"/>
    </style:style>
    <style:style style:name="表格83.C2" style:family="table-cell">
      <style:table-cell-properties fo:padding="0.097cm" fo:border-left="0.05pt solid #000000" fo:border-right="0.05pt solid #000000" fo:border-top="none" fo:border-bottom="0.05pt solid #000000"/>
    </style:style>
    <style:style style:name="表格83.A3" style:family="table-cell">
      <style:table-cell-properties fo:padding="0.097cm" fo:border-left="0.05pt solid #000000" fo:border-right="none" fo:border-top="none" fo:border-bottom="0.05pt solid #000000"/>
    </style:style>
    <style:style style:name="表格83.B3" style:family="table-cell">
      <style:table-cell-properties fo:padding="0.097cm" fo:border-left="0.05pt solid #000000" fo:border-right="none" fo:border-top="none" fo:border-bottom="0.05pt solid #000000"/>
    </style:style>
    <style:style style:name="表格83.C3" style:family="table-cell">
      <style:table-cell-properties fo:padding="0.097cm" fo:border-left="0.05pt solid #000000" fo:border-right="0.05pt solid #000000" fo:border-top="none" fo:border-bottom="0.05pt solid #000000"/>
    </style:style>
    <style:style style:name="表格84" style:family="table">
      <style:table-properties style:width="17.013cm" fo:margin-left="0cm" table:align="left"/>
    </style:style>
    <style:style style:name="表格84.A" style:family="table-column">
      <style:table-column-properties style:column-width="5.666cm"/>
    </style:style>
    <style:style style:name="表格84.B" style:family="table-column">
      <style:table-column-properties style:column-width="5.923cm"/>
    </style:style>
    <style:style style:name="表格84.C" style:family="table-column">
      <style:table-column-properties style:column-width="5.424cm"/>
    </style:style>
    <style:style style:name="表格8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4.C1" style:family="table-cell">
      <style:table-cell-properties fo:background-color="#808080" fo:padding="0.097cm" fo:border="0.05pt solid #000000">
        <style:background-image/>
      </style:table-cell-properties>
    </style:style>
    <style:style style:name="表格84.A2" style:family="table-cell">
      <style:table-cell-properties fo:padding="0.097cm" fo:border-left="0.05pt solid #000000" fo:border-right="none" fo:border-top="none" fo:border-bottom="0.05pt solid #000000"/>
    </style:style>
    <style:style style:name="表格84.B2" style:family="table-cell">
      <style:table-cell-properties fo:padding="0.097cm" fo:border-left="0.05pt solid #000000" fo:border-right="none" fo:border-top="none" fo:border-bottom="0.05pt solid #000000"/>
    </style:style>
    <style:style style:name="表格84.C2" style:family="table-cell">
      <style:table-cell-properties fo:padding="0.097cm" fo:border-left="0.05pt solid #000000" fo:border-right="0.05pt solid #000000" fo:border-top="none" fo:border-bottom="0.05pt solid #000000"/>
    </style:style>
    <style:style style:name="表格85" style:family="table">
      <style:table-properties style:width="17.013cm" fo:margin-left="0cm" table:align="left"/>
    </style:style>
    <style:style style:name="表格85.A" style:family="table-column">
      <style:table-column-properties style:column-width="5.666cm"/>
    </style:style>
    <style:style style:name="表格85.B" style:family="table-column">
      <style:table-column-properties style:column-width="5.923cm"/>
    </style:style>
    <style:style style:name="表格85.C" style:family="table-column">
      <style:table-column-properties style:column-width="5.424cm"/>
    </style:style>
    <style:style style:name="表格8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5.C1" style:family="table-cell">
      <style:table-cell-properties fo:background-color="#808080" fo:padding="0.097cm" fo:border="0.05pt solid #000000">
        <style:background-image/>
      </style:table-cell-properties>
    </style:style>
    <style:style style:name="表格85.A2" style:family="table-cell">
      <style:table-cell-properties fo:padding="0.097cm" fo:border-left="0.05pt solid #000000" fo:border-right="none" fo:border-top="none" fo:border-bottom="0.05pt solid #000000"/>
    </style:style>
    <style:style style:name="表格85.B2" style:family="table-cell">
      <style:table-cell-properties fo:padding="0.097cm" fo:border-left="0.05pt solid #000000" fo:border-right="none" fo:border-top="none" fo:border-bottom="0.05pt solid #000000"/>
    </style:style>
    <style:style style:name="表格85.C2" style:family="table-cell">
      <style:table-cell-properties fo:padding="0.097cm" fo:border-left="0.05pt solid #000000" fo:border-right="0.05pt solid #000000" fo:border-top="none" fo:border-bottom="0.05pt solid #000000"/>
    </style:style>
    <style:style style:name="表格85.A3" style:family="table-cell">
      <style:table-cell-properties fo:padding="0.097cm" fo:border-left="0.05pt solid #000000" fo:border-right="none" fo:border-top="none" fo:border-bottom="0.05pt solid #000000"/>
    </style:style>
    <style:style style:name="表格85.B3" style:family="table-cell">
      <style:table-cell-properties fo:padding="0.097cm" fo:border-left="0.05pt solid #000000" fo:border-right="none" fo:border-top="none" fo:border-bottom="0.05pt solid #000000"/>
    </style:style>
    <style:style style:name="表格85.C3" style:family="table-cell">
      <style:table-cell-properties fo:padding="0.097cm" fo:border-left="0.05pt solid #000000" fo:border-right="0.05pt solid #000000" fo:border-top="none" fo:border-bottom="0.05pt solid #000000"/>
    </style:style>
    <style:style style:name="表格85.A4" style:family="table-cell">
      <style:table-cell-properties fo:padding="0.097cm" fo:border-left="0.05pt solid #000000" fo:border-right="none" fo:border-top="none" fo:border-bottom="0.05pt solid #000000"/>
    </style:style>
    <style:style style:name="表格85.B4" style:family="table-cell">
      <style:table-cell-properties fo:padding="0.097cm" fo:border-left="0.05pt solid #000000" fo:border-right="none" fo:border-top="none" fo:border-bottom="0.05pt solid #000000"/>
    </style:style>
    <style:style style:name="表格85.C4" style:family="table-cell">
      <style:table-cell-properties fo:padding="0.097cm" fo:border-left="0.05pt solid #000000" fo:border-right="0.05pt solid #000000" fo:border-top="none" fo:border-bottom="0.05pt solid #000000"/>
    </style:style>
    <style:style style:name="表格86" style:family="table">
      <style:table-properties style:width="17.013cm" fo:margin-left="0cm" table:align="left"/>
    </style:style>
    <style:style style:name="表格86.A" style:family="table-column">
      <style:table-column-properties style:column-width="5.666cm"/>
    </style:style>
    <style:style style:name="表格86.B" style:family="table-column">
      <style:table-column-properties style:column-width="5.923cm"/>
    </style:style>
    <style:style style:name="表格86.C" style:family="table-column">
      <style:table-column-properties style:column-width="5.424cm"/>
    </style:style>
    <style:style style:name="表格8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6.C1" style:family="table-cell">
      <style:table-cell-properties fo:background-color="#808080" fo:padding="0.097cm" fo:border="0.05pt solid #000000">
        <style:background-image/>
      </style:table-cell-properties>
    </style:style>
    <style:style style:name="表格86.A2" style:family="table-cell">
      <style:table-cell-properties fo:padding="0.097cm" fo:border-left="0.05pt solid #000000" fo:border-right="none" fo:border-top="none" fo:border-bottom="0.05pt solid #000000"/>
    </style:style>
    <style:style style:name="表格86.B2" style:family="table-cell">
      <style:table-cell-properties fo:padding="0.097cm" fo:border-left="0.05pt solid #000000" fo:border-right="none" fo:border-top="none" fo:border-bottom="0.05pt solid #000000"/>
    </style:style>
    <style:style style:name="表格86.C2" style:family="table-cell">
      <style:table-cell-properties fo:padding="0.097cm" fo:border-left="0.05pt solid #000000" fo:border-right="0.05pt solid #000000" fo:border-top="none" fo:border-bottom="0.05pt solid #000000"/>
    </style:style>
    <style:style style:name="表格86.A3" style:family="table-cell">
      <style:table-cell-properties fo:padding="0.097cm" fo:border-left="0.05pt solid #000000" fo:border-right="none" fo:border-top="none" fo:border-bottom="0.05pt solid #000000"/>
    </style:style>
    <style:style style:name="表格86.B3" style:family="table-cell">
      <style:table-cell-properties fo:padding="0.097cm" fo:border-left="0.05pt solid #000000" fo:border-right="none" fo:border-top="none" fo:border-bottom="0.05pt solid #000000"/>
    </style:style>
    <style:style style:name="表格86.C3" style:family="table-cell">
      <style:table-cell-properties fo:padding="0.097cm" fo:border-left="0.05pt solid #000000" fo:border-right="0.05pt solid #000000" fo:border-top="none" fo:border-bottom="0.05pt solid #000000"/>
    </style:style>
    <style:style style:name="表格87" style:family="table">
      <style:table-properties style:width="17.013cm" fo:margin-left="0cm" table:align="left"/>
    </style:style>
    <style:style style:name="表格87.A" style:family="table-column">
      <style:table-column-properties style:column-width="5.666cm"/>
    </style:style>
    <style:style style:name="表格87.B" style:family="table-column">
      <style:table-column-properties style:column-width="5.923cm"/>
    </style:style>
    <style:style style:name="表格87.C" style:family="table-column">
      <style:table-column-properties style:column-width="5.424cm"/>
    </style:style>
    <style:style style:name="表格8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7.C1" style:family="table-cell">
      <style:table-cell-properties fo:background-color="#808080" fo:padding="0.097cm" fo:border="0.05pt solid #000000">
        <style:background-image/>
      </style:table-cell-properties>
    </style:style>
    <style:style style:name="表格87.A2" style:family="table-cell">
      <style:table-cell-properties fo:padding="0.097cm" fo:border-left="0.05pt solid #000000" fo:border-right="none" fo:border-top="none" fo:border-bottom="0.05pt solid #000000"/>
    </style:style>
    <style:style style:name="表格87.B2" style:family="table-cell">
      <style:table-cell-properties fo:padding="0.097cm" fo:border-left="0.05pt solid #000000" fo:border-right="none" fo:border-top="none" fo:border-bottom="0.05pt solid #000000"/>
    </style:style>
    <style:style style:name="表格87.C2" style:family="table-cell">
      <style:table-cell-properties fo:padding="0.097cm" fo:border-left="0.05pt solid #000000" fo:border-right="0.05pt solid #000000" fo:border-top="none" fo:border-bottom="0.05pt solid #000000"/>
    </style:style>
    <style:style style:name="表格87.A3" style:family="table-cell">
      <style:table-cell-properties fo:padding="0.097cm" fo:border-left="0.05pt solid #000000" fo:border-right="none" fo:border-top="none" fo:border-bottom="0.05pt solid #000000"/>
    </style:style>
    <style:style style:name="表格87.B3" style:family="table-cell">
      <style:table-cell-properties fo:padding="0.097cm" fo:border-left="0.05pt solid #000000" fo:border-right="none" fo:border-top="none" fo:border-bottom="0.05pt solid #000000"/>
    </style:style>
    <style:style style:name="表格87.C3" style:family="table-cell">
      <style:table-cell-properties fo:padding="0.097cm" fo:border-left="0.05pt solid #000000" fo:border-right="0.05pt solid #000000" fo:border-top="none" fo:border-bottom="0.05pt solid #000000"/>
    </style:style>
    <style:style style:name="表格88" style:family="table">
      <style:table-properties style:width="17.013cm" fo:margin-left="0cm" table:align="left"/>
    </style:style>
    <style:style style:name="表格88.A" style:family="table-column">
      <style:table-column-properties style:column-width="5.666cm"/>
    </style:style>
    <style:style style:name="表格88.B" style:family="table-column">
      <style:table-column-properties style:column-width="5.923cm"/>
    </style:style>
    <style:style style:name="表格88.C" style:family="table-column">
      <style:table-column-properties style:column-width="5.424cm"/>
    </style:style>
    <style:style style:name="表格8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8.C1" style:family="table-cell">
      <style:table-cell-properties fo:background-color="#808080" fo:padding="0.097cm" fo:border="0.05pt solid #000000">
        <style:background-image/>
      </style:table-cell-properties>
    </style:style>
    <style:style style:name="表格88.A2" style:family="table-cell">
      <style:table-cell-properties fo:padding="0.097cm" fo:border-left="0.05pt solid #000000" fo:border-right="none" fo:border-top="none" fo:border-bottom="0.05pt solid #000000"/>
    </style:style>
    <style:style style:name="表格88.B2" style:family="table-cell">
      <style:table-cell-properties fo:padding="0.097cm" fo:border-left="0.05pt solid #000000" fo:border-right="none" fo:border-top="none" fo:border-bottom="0.05pt solid #000000"/>
    </style:style>
    <style:style style:name="表格88.C2" style:family="table-cell">
      <style:table-cell-properties fo:padding="0.097cm" fo:border-left="0.05pt solid #000000" fo:border-right="0.05pt solid #000000" fo:border-top="none" fo:border-bottom="0.05pt solid #000000"/>
    </style:style>
    <style:style style:name="表格89" style:family="table">
      <style:table-properties style:width="17.013cm" fo:margin-left="0cm" table:align="left"/>
    </style:style>
    <style:style style:name="表格89.A" style:family="table-column">
      <style:table-column-properties style:column-width="5.666cm"/>
    </style:style>
    <style:style style:name="表格89.B" style:family="table-column">
      <style:table-column-properties style:column-width="5.923cm"/>
    </style:style>
    <style:style style:name="表格89.C" style:family="table-column">
      <style:table-column-properties style:column-width="5.424cm"/>
    </style:style>
    <style:style style:name="表格8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9.C1" style:family="table-cell">
      <style:table-cell-properties fo:background-color="#808080" fo:padding="0.097cm" fo:border="0.05pt solid #000000">
        <style:background-image/>
      </style:table-cell-properties>
    </style:style>
    <style:style style:name="表格89.A2" style:family="table-cell">
      <style:table-cell-properties fo:padding="0.097cm" fo:border-left="0.05pt solid #000000" fo:border-right="none" fo:border-top="none" fo:border-bottom="0.05pt solid #000000"/>
    </style:style>
    <style:style style:name="表格89.B2" style:family="table-cell">
      <style:table-cell-properties fo:padding="0.097cm" fo:border-left="0.05pt solid #000000" fo:border-right="none" fo:border-top="none" fo:border-bottom="0.05pt solid #000000"/>
    </style:style>
    <style:style style:name="表格89.C2" style:family="table-cell">
      <style:table-cell-properties fo:padding="0.097cm" fo:border-left="0.05pt solid #000000" fo:border-right="0.05pt solid #000000" fo:border-top="none" fo:border-bottom="0.05pt solid #000000"/>
    </style:style>
    <style:style style:name="表格89.A3" style:family="table-cell">
      <style:table-cell-properties fo:padding="0.097cm" fo:border-left="0.05pt solid #000000" fo:border-right="none" fo:border-top="none" fo:border-bottom="0.05pt solid #000000"/>
    </style:style>
    <style:style style:name="表格89.B3" style:family="table-cell">
      <style:table-cell-properties fo:padding="0.097cm" fo:border-left="0.05pt solid #000000" fo:border-right="none" fo:border-top="none" fo:border-bottom="0.05pt solid #000000"/>
    </style:style>
    <style:style style:name="表格89.C3" style:family="table-cell">
      <style:table-cell-properties fo:padding="0.097cm" fo:border-left="0.05pt solid #000000" fo:border-right="0.05pt solid #000000" fo:border-top="none" fo:border-bottom="0.05pt solid #000000"/>
    </style:style>
    <style:style style:name="表格89.A4" style:family="table-cell">
      <style:table-cell-properties fo:padding="0.097cm" fo:border-left="0.05pt solid #000000" fo:border-right="none" fo:border-top="none" fo:border-bottom="0.05pt solid #000000"/>
    </style:style>
    <style:style style:name="表格89.B4" style:family="table-cell">
      <style:table-cell-properties fo:padding="0.097cm" fo:border-left="0.05pt solid #000000" fo:border-right="none" fo:border-top="none" fo:border-bottom="0.05pt solid #000000"/>
    </style:style>
    <style:style style:name="表格89.C4" style:family="table-cell">
      <style:table-cell-properties fo:padding="0.097cm" fo:border-left="0.05pt solid #000000" fo:border-right="0.05pt solid #000000" fo:border-top="none" fo:border-bottom="0.05pt solid #000000"/>
    </style:style>
    <style:style style:name="表格89.A5" style:family="table-cell">
      <style:table-cell-properties fo:padding="0.097cm" fo:border-left="0.05pt solid #000000" fo:border-right="none" fo:border-top="none" fo:border-bottom="0.05pt solid #000000"/>
    </style:style>
    <style:style style:name="表格89.B5" style:family="table-cell">
      <style:table-cell-properties fo:padding="0.097cm" fo:border-left="0.05pt solid #000000" fo:border-right="none" fo:border-top="none" fo:border-bottom="0.05pt solid #000000"/>
    </style:style>
    <style:style style:name="表格89.C5" style:family="table-cell">
      <style:table-cell-properties fo:padding="0.097cm" fo:border-left="0.05pt solid #000000" fo:border-right="0.05pt solid #000000" fo:border-top="none" fo:border-bottom="0.05pt solid #000000"/>
    </style:style>
    <style:style style:name="表格90" style:family="table">
      <style:table-properties style:width="17.013cm" fo:margin-left="0cm" table:align="left"/>
    </style:style>
    <style:style style:name="表格90.A" style:family="table-column">
      <style:table-column-properties style:column-width="5.666cm"/>
    </style:style>
    <style:style style:name="表格90.B" style:family="table-column">
      <style:table-column-properties style:column-width="5.341cm"/>
    </style:style>
    <style:style style:name="表格90.C" style:family="table-column">
      <style:table-column-properties style:column-width="6.006cm"/>
    </style:style>
    <style:style style:name="表格9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90.C1" style:family="table-cell">
      <style:table-cell-properties fo:background-color="#808080" fo:padding="0.097cm" fo:border="0.05pt solid #000000">
        <style:background-image/>
      </style:table-cell-properties>
    </style:style>
    <style:style style:name="表格90.A2" style:family="table-cell">
      <style:table-cell-properties fo:padding="0.097cm" fo:border-left="0.05pt solid #000000" fo:border-right="none" fo:border-top="none" fo:border-bottom="0.05pt solid #000000"/>
    </style:style>
    <style:style style:name="表格90.B2" style:family="table-cell">
      <style:table-cell-properties fo:padding="0.097cm" fo:border-left="0.05pt solid #000000" fo:border-right="none" fo:border-top="none" fo:border-bottom="0.05pt solid #000000"/>
    </style:style>
    <style:style style:name="表格90.C2" style:family="table-cell">
      <style:table-cell-properties fo:padding="0.097cm" fo:border-left="0.05pt solid #000000" fo:border-right="0.05pt solid #000000" fo:border-top="none" fo:border-bottom="0.05pt solid #000000"/>
    </style:style>
    <style:style style:name="表格90.A3" style:family="table-cell">
      <style:table-cell-properties fo:padding="0.097cm" fo:border-left="0.05pt solid #000000" fo:border-right="none" fo:border-top="none" fo:border-bottom="0.05pt solid #000000"/>
    </style:style>
    <style:style style:name="表格90.B3" style:family="table-cell">
      <style:table-cell-properties fo:padding="0.097cm" fo:border-left="0.05pt solid #000000" fo:border-right="none" fo:border-top="none" fo:border-bottom="0.05pt solid #000000"/>
    </style:style>
    <style:style style:name="表格90.C3" style:family="table-cell">
      <style:table-cell-properties fo:padding="0.097cm" fo:border-left="0.05pt solid #000000" fo:border-right="0.05pt solid #000000" fo:border-top="none" fo:border-bottom="0.05pt solid #000000"/>
    </style:style>
    <style:style style:name="表格90.A4" style:family="table-cell">
      <style:table-cell-properties fo:padding="0.097cm" fo:border-left="0.05pt solid #000000" fo:border-right="none" fo:border-top="none" fo:border-bottom="0.05pt solid #000000"/>
    </style:style>
    <style:style style:name="表格90.B4" style:family="table-cell">
      <style:table-cell-properties fo:padding="0.097cm" fo:border-left="0.05pt solid #000000" fo:border-right="none" fo:border-top="none" fo:border-bottom="0.05pt solid #000000"/>
    </style:style>
    <style:style style:name="表格90.C4" style:family="table-cell">
      <style:table-cell-properties fo:padding="0.097cm" fo:border-left="0.05pt solid #000000" fo:border-right="0.05pt solid #000000" fo:border-top="none" fo:border-bottom="0.05pt solid #000000"/>
    </style:style>
    <style:style style:name="表格90.A5" style:family="table-cell">
      <style:table-cell-properties fo:padding="0.097cm" fo:border-left="0.05pt solid #000000" fo:border-right="none" fo:border-top="none" fo:border-bottom="0.05pt solid #000000"/>
    </style:style>
    <style:style style:name="表格90.B5" style:family="table-cell">
      <style:table-cell-properties fo:padding="0.097cm" fo:border-left="0.05pt solid #000000" fo:border-right="none" fo:border-top="none" fo:border-bottom="0.05pt solid #000000"/>
    </style:style>
    <style:style style:name="表格90.C5" style:family="table-cell">
      <style:table-cell-properties fo:padding="0.097cm" fo:border-left="0.05pt solid #000000" fo:border-right="0.05pt solid #000000" fo:border-top="none" fo:border-bottom="0.05pt solid #000000"/>
    </style:style>
    <style:style style:name="表格91" style:family="table">
      <style:table-properties style:width="17.013cm" fo:margin-left="0cm" table:align="left"/>
    </style:style>
    <style:style style:name="表格91.A" style:family="table-column">
      <style:table-column-properties style:column-width="5.666cm"/>
    </style:style>
    <style:style style:name="表格91.B" style:family="table-column">
      <style:table-column-properties style:column-width="5.341cm"/>
    </style:style>
    <style:style style:name="表格91.C" style:family="table-column">
      <style:table-column-properties style:column-width="6.006cm"/>
    </style:style>
    <style:style style:name="表格9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91.C1" style:family="table-cell">
      <style:table-cell-properties fo:background-color="#808080" fo:padding="0.097cm" fo:border="0.05pt solid #000000">
        <style:background-image/>
      </style:table-cell-properties>
    </style:style>
    <style:style style:name="表格91.A2" style:family="table-cell">
      <style:table-cell-properties fo:padding="0.097cm" fo:border-left="0.05pt solid #000000" fo:border-right="none" fo:border-top="none" fo:border-bottom="0.05pt solid #000000"/>
    </style:style>
    <style:style style:name="表格91.B2" style:family="table-cell">
      <style:table-cell-properties fo:padding="0.097cm" fo:border-left="0.05pt solid #000000" fo:border-right="none" fo:border-top="none" fo:border-bottom="0.05pt solid #000000"/>
    </style:style>
    <style:style style:name="表格91.C2" style:family="table-cell">
      <style:table-cell-properties fo:padding="0.097cm" fo:border-left="0.05pt solid #000000" fo:border-right="0.05pt solid #000000" fo:border-top="none" fo:border-bottom="0.05pt solid #000000"/>
    </style:style>
    <style:style style:name="表格91.A3" style:family="table-cell">
      <style:table-cell-properties fo:padding="0.097cm" fo:border-left="0.05pt solid #000000" fo:border-right="none" fo:border-top="none" fo:border-bottom="0.05pt solid #000000"/>
    </style:style>
    <style:style style:name="表格91.B3" style:family="table-cell">
      <style:table-cell-properties fo:padding="0.097cm" fo:border-left="0.05pt solid #000000" fo:border-right="none" fo:border-top="none" fo:border-bottom="0.05pt solid #000000"/>
    </style:style>
    <style:style style:name="表格91.C3" style:family="table-cell">
      <style:table-cell-properties fo:padding="0.097cm" fo:border-left="0.05pt solid #000000" fo:border-right="0.05pt solid #000000" fo:border-top="none" fo:border-bottom="0.05pt solid #000000"/>
    </style:style>
    <style:style style:name="表格91.A4" style:family="table-cell">
      <style:table-cell-properties fo:padding="0.097cm" fo:border-left="0.05pt solid #000000" fo:border-right="none" fo:border-top="none" fo:border-bottom="0.05pt solid #000000"/>
    </style:style>
    <style:style style:name="表格91.B4" style:family="table-cell">
      <style:table-cell-properties fo:padding="0.097cm" fo:border-left="0.05pt solid #000000" fo:border-right="none" fo:border-top="none" fo:border-bottom="0.05pt solid #000000"/>
    </style:style>
    <style:style style:name="表格91.C4" style:family="table-cell">
      <style:table-cell-properties fo:padding="0.097cm" fo:border-left="0.05pt solid #000000" fo:border-right="0.05pt solid #000000" fo:border-top="none" fo:border-bottom="0.05pt solid #000000"/>
    </style:style>
    <style:style style:name="表格91.A5" style:family="table-cell">
      <style:table-cell-properties fo:padding="0.097cm" fo:border-left="0.05pt solid #000000" fo:border-right="none" fo:border-top="none" fo:border-bottom="0.05pt solid #000000"/>
    </style:style>
    <style:style style:name="表格91.B5" style:family="table-cell">
      <style:table-cell-properties fo:padding="0.097cm" fo:border-left="0.05pt solid #000000" fo:border-right="none" fo:border-top="none" fo:border-bottom="0.05pt solid #000000"/>
    </style:style>
    <style:style style:name="表格91.C5" style:family="table-cell">
      <style:table-cell-properties fo:padding="0.097cm" fo:border-left="0.05pt solid #000000" fo:border-right="0.05pt solid #000000" fo:border-top="none" fo:border-bottom="0.05pt solid #000000"/>
    </style:style>
    <style:style style:name="表格91.A6" style:family="table-cell">
      <style:table-cell-properties fo:padding="0.097cm" fo:border-left="0.05pt solid #000000" fo:border-right="none" fo:border-top="none" fo:border-bottom="0.05pt solid #000000"/>
    </style:style>
    <style:style style:name="表格91.B6" style:family="table-cell">
      <style:table-cell-properties fo:padding="0.097cm" fo:border-left="0.05pt solid #000000" fo:border-right="none" fo:border-top="none" fo:border-bottom="0.05pt solid #000000"/>
    </style:style>
    <style:style style:name="表格91.C6" style:family="table-cell">
      <style:table-cell-properties fo:padding="0.097cm" fo:border-left="0.05pt solid #000000" fo:border-right="0.05pt solid #000000" fo:border-top="none" fo:border-bottom="0.05pt solid #000000"/>
    </style:style>
    <style:style style:name="表格91.A7" style:family="table-cell">
      <style:table-cell-properties fo:padding="0.097cm" fo:border-left="0.05pt solid #000000" fo:border-right="none" fo:border-top="none" fo:border-bottom="0.05pt solid #000000"/>
    </style:style>
    <style:style style:name="表格91.B7" style:family="table-cell">
      <style:table-cell-properties fo:padding="0.097cm" fo:border-left="0.05pt solid #000000" fo:border-right="none" fo:border-top="none" fo:border-bottom="0.05pt solid #000000"/>
    </style:style>
    <style:style style:name="表格91.C7" style:family="table-cell">
      <style:table-cell-properties fo:padding="0.097cm" fo:border-left="0.05pt solid #000000" fo:border-right="0.05pt solid #000000" fo:border-top="none" fo:border-bottom="0.05pt solid #000000"/>
    </style:style>
    <style:style style:name="表格92" style:family="table">
      <style:table-properties style:width="17.013cm" fo:margin-left="0cm" table:align="left"/>
    </style:style>
    <style:style style:name="表格92.A" style:family="table-column">
      <style:table-column-properties style:column-width="5.666cm"/>
    </style:style>
    <style:style style:name="表格92.B" style:family="table-column">
      <style:table-column-properties style:column-width="5.341cm"/>
    </style:style>
    <style:style style:name="表格92.C" style:family="table-column">
      <style:table-column-properties style:column-width="6.006cm"/>
    </style:style>
    <style:style style:name="表格9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92.C1" style:family="table-cell">
      <style:table-cell-properties fo:background-color="#808080" fo:padding="0.097cm" fo:border="0.05pt solid #000000">
        <style:background-image/>
      </style:table-cell-properties>
    </style:style>
    <style:style style:name="表格92.A2" style:family="table-cell">
      <style:table-cell-properties fo:padding="0.097cm" fo:border-left="0.05pt solid #000000" fo:border-right="none" fo:border-top="none" fo:border-bottom="0.05pt solid #000000"/>
    </style:style>
    <style:style style:name="表格92.B2" style:family="table-cell">
      <style:table-cell-properties fo:padding="0.097cm" fo:border-left="0.05pt solid #000000" fo:border-right="none" fo:border-top="none" fo:border-bottom="0.05pt solid #000000"/>
    </style:style>
    <style:style style:name="表格92.C2" style:family="table-cell">
      <style:table-cell-properties fo:padding="0.097cm" fo:border-left="0.05pt solid #000000" fo:border-right="0.05pt solid #000000" fo:border-top="none" fo:border-bottom="0.05pt solid #000000"/>
    </style:style>
    <style:style style:name="表格92.A3" style:family="table-cell">
      <style:table-cell-properties fo:padding="0.097cm" fo:border-left="0.05pt solid #000000" fo:border-right="none" fo:border-top="none" fo:border-bottom="0.05pt solid #000000"/>
    </style:style>
    <style:style style:name="表格92.B3" style:family="table-cell">
      <style:table-cell-properties fo:padding="0.097cm" fo:border-left="0.05pt solid #000000" fo:border-right="none" fo:border-top="none" fo:border-bottom="0.05pt solid #000000"/>
    </style:style>
    <style:style style:name="表格92.C3"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286b5" officeooo:paragraph-rsid="000286b5"/>
    </style:style>
    <style:style style:name="P2" style:family="paragraph" style:parent-style-name="Text_20_body">
      <style:text-properties officeooo:paragraph-rsid="000286b5"/>
    </style:style>
    <style:style style:name="P3" style:family="paragraph" style:parent-style-name="Text_20_body">
      <style:text-properties officeooo:rsid="0007db7b" officeooo:paragraph-rsid="0007db7b"/>
    </style:style>
    <style:style style:name="P4" style:family="paragraph" style:parent-style-name="Text_20_body">
      <style:text-properties officeooo:rsid="0007db7b" officeooo:paragraph-rsid="000bfe27"/>
    </style:style>
    <style:style style:name="P5" style:family="paragraph" style:parent-style-name="Text_20_body">
      <style:text-properties officeooo:rsid="00087c58" officeooo:paragraph-rsid="00087c58"/>
    </style:style>
    <style:style style:name="P6" style:family="paragraph" style:parent-style-name="Text_20_body">
      <style:text-properties officeooo:rsid="000a683c" officeooo:paragraph-rsid="000a683c"/>
    </style:style>
    <style:style style:name="P7" style:family="paragraph" style:parent-style-name="Text_20_body">
      <style:text-properties officeooo:rsid="000a683c" officeooo:paragraph-rsid="000bfe27"/>
    </style:style>
    <style:style style:name="P8" style:family="paragraph" style:parent-style-name="Text_20_body">
      <style:text-properties officeooo:rsid="000bfe27" officeooo:paragraph-rsid="000bfe27"/>
    </style:style>
    <style:style style:name="P9" style:family="paragraph" style:parent-style-name="Text_20_body">
      <style:text-properties officeooo:paragraph-rsid="000bfe27"/>
    </style:style>
    <style:style style:name="P10" style:family="paragraph" style:parent-style-name="Text_20_body">
      <style:text-properties officeooo:rsid="000c0d21" officeooo:paragraph-rsid="000c0d21"/>
    </style:style>
    <style:style style:name="P11" style:family="paragraph" style:parent-style-name="Text_20_body">
      <style:text-properties officeooo:rsid="000da9d5" officeooo:paragraph-rsid="000da9d5"/>
    </style:style>
    <style:style style:name="P12" style:family="paragraph" style:parent-style-name="Text_20_body">
      <style:text-properties officeooo:rsid="000f0464" officeooo:paragraph-rsid="000f0464"/>
    </style:style>
    <style:style style:name="P13" style:family="paragraph" style:parent-style-name="Text_20_body">
      <style:text-properties officeooo:rsid="0010c575" officeooo:paragraph-rsid="0010c575"/>
    </style:style>
    <style:style style:name="P14" style:family="paragraph" style:parent-style-name="Text_20_body">
      <style:text-properties officeooo:paragraph-rsid="00208219"/>
    </style:style>
    <style:style style:name="P15" style:family="paragraph" style:parent-style-name="Text_20_body">
      <style:text-properties officeooo:paragraph-rsid="0028d53a"/>
    </style:style>
    <style:style style:name="P16" style:family="paragraph" style:parent-style-name="Text_20_body">
      <style:text-properties officeooo:paragraph-rsid="002d6fc7"/>
    </style:style>
    <style:style style:name="P17" style:family="paragraph" style:parent-style-name="Text_20_body">
      <style:text-properties officeooo:paragraph-rsid="002dc5ea"/>
    </style:style>
    <style:style style:name="P18" style:family="paragraph" style:parent-style-name="Text_20_body">
      <style:text-properties officeooo:paragraph-rsid="002ee2a7"/>
    </style:style>
    <style:style style:name="P19" style:family="paragraph" style:parent-style-name="Text_20_body">
      <style:text-properties officeooo:paragraph-rsid="00306068"/>
    </style:style>
    <style:style style:name="P20" style:family="paragraph" style:parent-style-name="Text_20_body">
      <style:text-properties officeooo:paragraph-rsid="0031ec4b"/>
    </style:style>
    <style:style style:name="P21" style:family="paragraph" style:parent-style-name="Text_20_body">
      <style:text-properties officeooo:paragraph-rsid="0034136b"/>
    </style:style>
    <style:style style:name="P22" style:family="paragraph" style:parent-style-name="Text_20_body">
      <style:text-properties officeooo:rsid="00397a9c" officeooo:paragraph-rsid="00397a9c"/>
    </style:style>
    <style:style style:name="P23" style:family="paragraph" style:parent-style-name="Text_20_body">
      <style:text-properties officeooo:paragraph-rsid="00397a9c"/>
    </style:style>
    <style:style style:name="P24" style:family="paragraph" style:parent-style-name="Text_20_body">
      <style:text-properties officeooo:rsid="003b4a0d" officeooo:paragraph-rsid="003b4a0d"/>
    </style:style>
    <style:style style:name="P25" style:family="paragraph" style:parent-style-name="Text_20_body">
      <style:text-properties officeooo:rsid="003b4a0d" officeooo:paragraph-rsid="003db151"/>
    </style:style>
    <style:style style:name="P26" style:family="paragraph" style:parent-style-name="Text_20_body">
      <style:text-properties officeooo:rsid="003b4a0d" officeooo:paragraph-rsid="004308c4"/>
    </style:style>
    <style:style style:name="P27" style:family="paragraph" style:parent-style-name="Text_20_body">
      <style:text-properties officeooo:rsid="003b4a0d" officeooo:paragraph-rsid="0043ab2e"/>
    </style:style>
    <style:style style:name="P28" style:family="paragraph" style:parent-style-name="Text_20_body">
      <style:text-properties officeooo:rsid="003b4a0d" officeooo:paragraph-rsid="0047415a"/>
    </style:style>
    <style:style style:name="P29" style:family="paragraph" style:parent-style-name="Text_20_body">
      <style:text-properties officeooo:rsid="003b4a0d" officeooo:paragraph-rsid="004ee229"/>
    </style:style>
    <style:style style:name="P30" style:family="paragraph" style:parent-style-name="Text_20_body">
      <style:text-properties officeooo:rsid="003b4a0d" officeooo:paragraph-rsid="004f88e3"/>
    </style:style>
    <style:style style:name="P31" style:family="paragraph" style:parent-style-name="Text_20_body">
      <style:text-properties officeooo:rsid="003b4a0d" officeooo:paragraph-rsid="005821f1"/>
    </style:style>
    <style:style style:name="P32" style:family="paragraph" style:parent-style-name="Text_20_body">
      <style:text-properties officeooo:rsid="003b4a0d" officeooo:paragraph-rsid="005a29df"/>
    </style:style>
    <style:style style:name="P33" style:family="paragraph" style:parent-style-name="Text_20_body">
      <style:text-properties officeooo:rsid="003b4a0d" officeooo:paragraph-rsid="005e79fe"/>
    </style:style>
    <style:style style:name="P34" style:family="paragraph" style:parent-style-name="Text_20_body">
      <style:text-properties officeooo:rsid="003b4a0d" officeooo:paragraph-rsid="006341ae"/>
    </style:style>
    <style:style style:name="P35" style:family="paragraph" style:parent-style-name="Text_20_body">
      <style:text-properties officeooo:rsid="003b4a0d" officeooo:paragraph-rsid="0076b896"/>
    </style:style>
    <style:style style:name="P36" style:family="paragraph" style:parent-style-name="Text_20_body">
      <style:text-properties officeooo:rsid="003b4a0d" officeooo:paragraph-rsid="00828125"/>
    </style:style>
    <style:style style:name="P37" style:family="paragraph" style:parent-style-name="Text_20_body">
      <style:text-properties officeooo:rsid="003b4a0d" officeooo:paragraph-rsid="00b5c5cb"/>
    </style:style>
    <style:style style:name="P38" style:family="paragraph" style:parent-style-name="Text_20_body">
      <style:text-properties officeooo:rsid="003b4a0d" officeooo:paragraph-rsid="00bbf60b"/>
    </style:style>
    <style:style style:name="P39" style:family="paragraph" style:parent-style-name="Text_20_body">
      <style:text-properties officeooo:rsid="003b4a0d" officeooo:paragraph-rsid="00c23f3a"/>
    </style:style>
    <style:style style:name="P40" style:family="paragraph" style:parent-style-name="Text_20_body">
      <style:text-properties officeooo:rsid="003b4a0d" officeooo:paragraph-rsid="00c79d77"/>
    </style:style>
    <style:style style:name="P41" style:family="paragraph" style:parent-style-name="Text_20_body">
      <style:text-properties officeooo:paragraph-rsid="003b4a0d"/>
    </style:style>
    <style:style style:name="P42" style:family="paragraph" style:parent-style-name="Text_20_body">
      <style:text-properties officeooo:rsid="003c8b57" officeooo:paragraph-rsid="003c8b57"/>
    </style:style>
    <style:style style:name="P43" style:family="paragraph" style:parent-style-name="Text_20_body">
      <style:text-properties officeooo:paragraph-rsid="003c8b57"/>
    </style:style>
    <style:style style:name="P44" style:family="paragraph" style:parent-style-name="Text_20_body">
      <style:text-properties officeooo:rsid="003db151" officeooo:paragraph-rsid="003db151"/>
    </style:style>
    <style:style style:name="P45" style:family="paragraph" style:parent-style-name="Text_20_body">
      <style:text-properties officeooo:paragraph-rsid="003db151"/>
    </style:style>
    <style:style style:name="P46" style:family="paragraph" style:parent-style-name="Text_20_body">
      <style:text-properties officeooo:paragraph-rsid="003f9a85"/>
    </style:style>
    <style:style style:name="P47" style:family="paragraph" style:parent-style-name="Text_20_body">
      <style:text-properties officeooo:rsid="003f9a85" officeooo:paragraph-rsid="003f9a85"/>
    </style:style>
    <style:style style:name="P48" style:family="paragraph" style:parent-style-name="Text_20_body">
      <style:text-properties officeooo:rsid="00408b69" officeooo:paragraph-rsid="00408b69"/>
    </style:style>
    <style:style style:name="P49" style:family="paragraph" style:parent-style-name="Text_20_body">
      <style:text-properties officeooo:paragraph-rsid="00408b69"/>
    </style:style>
    <style:style style:name="P50" style:family="paragraph" style:parent-style-name="Text_20_body">
      <style:text-properties officeooo:rsid="00421f65" officeooo:paragraph-rsid="00421f65"/>
    </style:style>
    <style:style style:name="P51" style:family="paragraph" style:parent-style-name="Text_20_body">
      <style:text-properties officeooo:paragraph-rsid="00421f65"/>
    </style:style>
    <style:style style:name="P52" style:family="paragraph" style:parent-style-name="Text_20_body">
      <style:text-properties officeooo:paragraph-rsid="004308c4"/>
    </style:style>
    <style:style style:name="P53" style:family="paragraph" style:parent-style-name="Text_20_body">
      <style:text-properties officeooo:paragraph-rsid="0043ab2e"/>
    </style:style>
    <style:style style:name="P54" style:family="paragraph" style:parent-style-name="Text_20_body">
      <style:text-properties officeooo:rsid="0043ab2e" officeooo:paragraph-rsid="0043ab2e"/>
    </style:style>
    <style:style style:name="P55" style:family="paragraph" style:parent-style-name="Text_20_body">
      <style:text-properties officeooo:paragraph-rsid="00471083"/>
    </style:style>
    <style:style style:name="P56" style:family="paragraph" style:parent-style-name="Text_20_body">
      <style:text-properties officeooo:rsid="00471083" officeooo:paragraph-rsid="00471083"/>
    </style:style>
    <style:style style:name="P57" style:family="paragraph" style:parent-style-name="Text_20_body">
      <style:text-properties officeooo:paragraph-rsid="00477be4"/>
    </style:style>
    <style:style style:name="P58" style:family="paragraph" style:parent-style-name="Text_20_body">
      <style:text-properties officeooo:rsid="004c9481" officeooo:paragraph-rsid="004c9481"/>
    </style:style>
    <style:style style:name="P59" style:family="paragraph" style:parent-style-name="Text_20_body">
      <style:text-properties officeooo:rsid="004d9b2b" officeooo:paragraph-rsid="004d9b2b"/>
    </style:style>
    <style:style style:name="P60" style:family="paragraph" style:parent-style-name="Text_20_body">
      <style:text-properties officeooo:paragraph-rsid="004d9b2b"/>
    </style:style>
    <style:style style:name="P61" style:family="paragraph" style:parent-style-name="Text_20_body">
      <style:text-properties officeooo:rsid="004e533c" officeooo:paragraph-rsid="004e533c"/>
    </style:style>
    <style:style style:name="P62" style:family="paragraph" style:parent-style-name="Text_20_body">
      <style:text-properties officeooo:paragraph-rsid="004e533c"/>
    </style:style>
    <style:style style:name="P63" style:family="paragraph" style:parent-style-name="Text_20_body">
      <style:text-properties officeooo:rsid="004ee229" officeooo:paragraph-rsid="004ee229"/>
    </style:style>
    <style:style style:name="P64" style:family="paragraph" style:parent-style-name="Text_20_body">
      <style:text-properties officeooo:paragraph-rsid="004ee229"/>
    </style:style>
    <style:style style:name="P65" style:family="paragraph" style:parent-style-name="Text_20_body">
      <style:text-properties officeooo:rsid="004f88e3" officeooo:paragraph-rsid="004f88e3"/>
    </style:style>
    <style:style style:name="P66" style:family="paragraph" style:parent-style-name="Text_20_body">
      <style:text-properties officeooo:paragraph-rsid="004f88e3"/>
    </style:style>
    <style:style style:name="P67" style:family="paragraph" style:parent-style-name="Text_20_body">
      <style:text-properties officeooo:rsid="0054dfbd" officeooo:paragraph-rsid="0054dfbd"/>
    </style:style>
    <style:style style:name="P68" style:family="paragraph" style:parent-style-name="Text_20_body">
      <style:text-properties officeooo:paragraph-rsid="0054dfbd"/>
    </style:style>
    <style:style style:name="P69" style:family="paragraph" style:parent-style-name="Text_20_body">
      <style:text-properties officeooo:rsid="00570d85" officeooo:paragraph-rsid="00570d85"/>
    </style:style>
    <style:style style:name="P70" style:family="paragraph" style:parent-style-name="Text_20_body">
      <style:text-properties officeooo:paragraph-rsid="00570d85"/>
    </style:style>
    <style:style style:name="P71" style:family="paragraph" style:parent-style-name="Text_20_body">
      <style:text-properties officeooo:rsid="005821f1" officeooo:paragraph-rsid="005821f1"/>
    </style:style>
    <style:style style:name="P72" style:family="paragraph" style:parent-style-name="Text_20_body">
      <style:text-properties officeooo:paragraph-rsid="005821f1"/>
    </style:style>
    <style:style style:name="P73" style:family="paragraph" style:parent-style-name="Text_20_body">
      <style:text-properties officeooo:rsid="005a29df" officeooo:paragraph-rsid="005a29df"/>
    </style:style>
    <style:style style:name="P74" style:family="paragraph" style:parent-style-name="Text_20_body">
      <style:text-properties officeooo:paragraph-rsid="005a29df"/>
    </style:style>
    <style:style style:name="P75" style:family="paragraph" style:parent-style-name="Text_20_body">
      <style:text-properties officeooo:rsid="005d3dea" officeooo:paragraph-rsid="005d3dea"/>
    </style:style>
    <style:style style:name="P76" style:family="paragraph" style:parent-style-name="Text_20_body">
      <style:text-properties officeooo:paragraph-rsid="005e79fe"/>
    </style:style>
    <style:style style:name="P77" style:family="paragraph" style:parent-style-name="Text_20_body">
      <style:text-properties officeooo:rsid="005e79fe" officeooo:paragraph-rsid="005e79fe"/>
    </style:style>
    <style:style style:name="P78" style:family="paragraph" style:parent-style-name="Text_20_body">
      <style:text-properties officeooo:rsid="00621430" officeooo:paragraph-rsid="00621430"/>
    </style:style>
    <style:style style:name="P79" style:family="paragraph" style:parent-style-name="Text_20_body">
      <style:text-properties officeooo:paragraph-rsid="00621430"/>
    </style:style>
    <style:style style:name="P80" style:family="paragraph" style:parent-style-name="Text_20_body">
      <style:text-properties officeooo:paragraph-rsid="006341ae"/>
    </style:style>
    <style:style style:name="P81" style:family="paragraph" style:parent-style-name="Text_20_body">
      <style:text-properties officeooo:rsid="0076b896" officeooo:paragraph-rsid="0076b896"/>
    </style:style>
    <style:style style:name="P82" style:family="paragraph" style:parent-style-name="Text_20_body">
      <style:text-properties officeooo:paragraph-rsid="0076b896"/>
    </style:style>
    <style:style style:name="P83" style:family="paragraph" style:parent-style-name="Text_20_body">
      <style:text-properties officeooo:rsid="007e7e3c" officeooo:paragraph-rsid="007e7e3c"/>
    </style:style>
    <style:style style:name="P84" style:family="paragraph" style:parent-style-name="Text_20_body">
      <style:text-properties officeooo:paragraph-rsid="007e7e3c"/>
    </style:style>
    <style:style style:name="P85" style:family="paragraph" style:parent-style-name="Text_20_body">
      <style:text-properties officeooo:paragraph-rsid="00828125"/>
    </style:style>
    <style:style style:name="P86" style:family="paragraph" style:parent-style-name="Text_20_body">
      <style:text-properties officeooo:paragraph-rsid="008ae8f9"/>
    </style:style>
    <style:style style:name="P87" style:family="paragraph" style:parent-style-name="Text_20_body">
      <style:text-properties officeooo:paragraph-rsid="00906dff"/>
    </style:style>
    <style:style style:name="P88" style:family="paragraph" style:parent-style-name="Text_20_body">
      <style:text-properties officeooo:paragraph-rsid="00918470"/>
    </style:style>
    <style:style style:name="P89" style:family="paragraph" style:parent-style-name="Text_20_body">
      <style:text-properties officeooo:paragraph-rsid="0095943c"/>
    </style:style>
    <style:style style:name="P90" style:family="paragraph" style:parent-style-name="Text_20_body">
      <style:text-properties officeooo:paragraph-rsid="00a32343"/>
    </style:style>
    <style:style style:name="P91" style:family="paragraph" style:parent-style-name="Text_20_body">
      <style:text-properties officeooo:paragraph-rsid="00a5059b"/>
    </style:style>
    <style:style style:name="P92" style:family="paragraph" style:parent-style-name="Text_20_body">
      <style:text-properties officeooo:rsid="00a8605b" officeooo:paragraph-rsid="00a8605b"/>
    </style:style>
    <style:style style:name="P93" style:family="paragraph" style:parent-style-name="Text_20_body">
      <style:text-properties officeooo:paragraph-rsid="00a8605b"/>
    </style:style>
    <style:style style:name="P94" style:family="paragraph" style:parent-style-name="Text_20_body">
      <style:text-properties officeooo:rsid="00b05fd8" officeooo:paragraph-rsid="00b05fd8"/>
    </style:style>
    <style:style style:name="P95" style:family="paragraph" style:parent-style-name="Text_20_body">
      <style:text-properties officeooo:rsid="00b443a1" officeooo:paragraph-rsid="00b443a1"/>
    </style:style>
    <style:style style:name="P96" style:family="paragraph" style:parent-style-name="Text_20_body">
      <style:text-properties officeooo:paragraph-rsid="00b597cb"/>
    </style:style>
    <style:style style:name="P97" style:family="paragraph" style:parent-style-name="Text_20_body">
      <style:text-properties officeooo:paragraph-rsid="00b5c5cb"/>
    </style:style>
    <style:style style:name="P98" style:family="paragraph" style:parent-style-name="Text_20_body">
      <style:text-properties officeooo:rsid="00b83c23" officeooo:paragraph-rsid="00b83c23"/>
    </style:style>
    <style:style style:name="P99" style:family="paragraph" style:parent-style-name="Text_20_body">
      <style:text-properties officeooo:paragraph-rsid="00b83c23"/>
    </style:style>
    <style:style style:name="P100" style:family="paragraph" style:parent-style-name="Text_20_body">
      <style:text-properties officeooo:rsid="00b8cf4f" officeooo:paragraph-rsid="00b8cf4f"/>
    </style:style>
    <style:style style:name="P101" style:family="paragraph" style:parent-style-name="Text_20_body">
      <style:paragraph-properties>
        <style:tab-stops>
          <style:tab-stop style:position="13.6cm"/>
        </style:tab-stops>
      </style:paragraph-properties>
      <style:text-properties officeooo:rsid="00b9d340" officeooo:paragraph-rsid="00b9d340"/>
    </style:style>
    <style:style style:name="P102" style:family="paragraph" style:parent-style-name="Text_20_body">
      <style:text-properties officeooo:paragraph-rsid="00b9d340"/>
    </style:style>
    <style:style style:name="P103" style:family="paragraph" style:parent-style-name="Text_20_body">
      <style:text-properties officeooo:rsid="00bbb2e0" officeooo:paragraph-rsid="00bbb2e0"/>
    </style:style>
    <style:style style:name="P104" style:family="paragraph" style:parent-style-name="Text_20_body">
      <style:text-properties officeooo:paragraph-rsid="00bbb2e0"/>
    </style:style>
    <style:style style:name="P105" style:family="paragraph" style:parent-style-name="Text_20_body">
      <style:text-properties officeooo:rsid="00bbf60b" officeooo:paragraph-rsid="00bbf60b"/>
    </style:style>
    <style:style style:name="P106" style:family="paragraph" style:parent-style-name="Text_20_body">
      <style:text-properties officeooo:paragraph-rsid="00bbf60b"/>
    </style:style>
    <style:style style:name="P107" style:family="paragraph" style:parent-style-name="Text_20_body">
      <style:text-properties officeooo:rsid="00c0bb0e" officeooo:paragraph-rsid="00c0bb0e"/>
    </style:style>
    <style:style style:name="P108" style:family="paragraph" style:parent-style-name="Text_20_body">
      <style:text-properties officeooo:paragraph-rsid="00c0bb0e"/>
    </style:style>
    <style:style style:name="P109" style:family="paragraph" style:parent-style-name="Text_20_body">
      <style:text-properties officeooo:paragraph-rsid="00c23f3a"/>
    </style:style>
    <style:style style:name="P110" style:family="paragraph" style:parent-style-name="Text_20_body">
      <style:text-properties officeooo:rsid="00c79d77" officeooo:paragraph-rsid="00c79d77"/>
    </style:style>
    <style:style style:name="P111" style:family="paragraph" style:parent-style-name="Text_20_body">
      <style:text-properties officeooo:paragraph-rsid="00c79d77"/>
    </style:style>
    <style:style style:name="P112" style:family="paragraph" style:parent-style-name="Text_20_body">
      <style:text-properties officeooo:rsid="00ca630c" officeooo:paragraph-rsid="00ca630c"/>
    </style:style>
    <style:style style:name="P113" style:family="paragraph" style:parent-style-name="Text_20_body">
      <style:text-properties officeooo:rsid="00cc5a11" officeooo:paragraph-rsid="00cc5a11"/>
    </style:style>
    <style:style style:name="P114" style:family="paragraph" style:parent-style-name="Text_20_body">
      <style:text-properties officeooo:rsid="00cc5a11" officeooo:paragraph-rsid="00ce4929"/>
    </style:style>
    <style:style style:name="P115" style:family="paragraph" style:parent-style-name="Text_20_body">
      <style:text-properties officeooo:rsid="00cc5a11" officeooo:paragraph-rsid="00d96264"/>
    </style:style>
    <style:style style:name="P116" style:family="paragraph" style:parent-style-name="Text_20_body">
      <style:text-properties officeooo:rsid="00cc5a11" officeooo:paragraph-rsid="00ddd3cd"/>
    </style:style>
    <style:style style:name="P117" style:family="paragraph" style:parent-style-name="Text_20_body">
      <style:text-properties officeooo:rsid="00cc5a11" officeooo:paragraph-rsid="00dff591"/>
    </style:style>
    <style:style style:name="P118" style:family="paragraph" style:parent-style-name="Text_20_body">
      <style:text-properties officeooo:rsid="00cc5a11" officeooo:paragraph-rsid="00e815b1"/>
    </style:style>
    <style:style style:name="P119" style:family="paragraph" style:parent-style-name="Text_20_body">
      <style:text-properties officeooo:rsid="00cc5a11" officeooo:paragraph-rsid="0107198b"/>
    </style:style>
    <style:style style:name="P120" style:family="paragraph" style:parent-style-name="Text_20_body">
      <style:text-properties officeooo:rsid="00cc5a11" officeooo:paragraph-rsid="010b42e7"/>
    </style:style>
    <style:style style:name="P121" style:family="paragraph" style:parent-style-name="Text_20_body">
      <style:text-properties officeooo:rsid="00cc5a11" officeooo:paragraph-rsid="010d7dcc"/>
    </style:style>
    <style:style style:name="P122" style:family="paragraph" style:parent-style-name="Text_20_body">
      <style:text-properties officeooo:paragraph-rsid="00cc5a11"/>
    </style:style>
    <style:style style:name="P123" style:family="paragraph" style:parent-style-name="Text_20_body">
      <style:text-properties officeooo:rsid="00d04f6f" officeooo:paragraph-rsid="00d04f6f"/>
    </style:style>
    <style:style style:name="P124" style:family="paragraph" style:parent-style-name="Text_20_body">
      <style:text-properties officeooo:rsid="00d1b09c" officeooo:paragraph-rsid="00d1b09c"/>
    </style:style>
    <style:style style:name="P125" style:family="paragraph" style:parent-style-name="Text_20_body">
      <style:text-properties officeooo:rsid="00d2aa63" officeooo:paragraph-rsid="00d2aa63"/>
    </style:style>
    <style:style style:name="P126" style:family="paragraph" style:parent-style-name="Text_20_body">
      <style:text-properties officeooo:paragraph-rsid="00d2aa63"/>
    </style:style>
    <style:style style:name="P127" style:family="paragraph" style:parent-style-name="Text_20_body">
      <style:text-properties officeooo:rsid="00d2d24b" officeooo:paragraph-rsid="00d2d24b"/>
    </style:style>
    <style:style style:name="P128" style:family="paragraph" style:parent-style-name="Text_20_body">
      <style:text-properties officeooo:paragraph-rsid="00d2d24b"/>
    </style:style>
    <style:style style:name="P129" style:family="paragraph" style:parent-style-name="Text_20_body">
      <style:text-properties officeooo:rsid="00d2f066" officeooo:paragraph-rsid="00d2f066"/>
    </style:style>
    <style:style style:name="P130" style:family="paragraph" style:parent-style-name="Text_20_body">
      <style:text-properties officeooo:paragraph-rsid="00d2f066"/>
    </style:style>
    <style:style style:name="P131" style:family="paragraph" style:parent-style-name="Text_20_body">
      <style:text-properties officeooo:rsid="00d70bd8" officeooo:paragraph-rsid="00d70bd8"/>
    </style:style>
    <style:style style:name="P132" style:family="paragraph" style:parent-style-name="Text_20_body">
      <style:text-properties officeooo:paragraph-rsid="00d96264"/>
    </style:style>
    <style:style style:name="P133" style:family="paragraph" style:parent-style-name="Text_20_body">
      <style:text-properties officeooo:rsid="00dd7569" officeooo:paragraph-rsid="00dd7569"/>
    </style:style>
    <style:style style:name="P134" style:family="paragraph" style:parent-style-name="Text_20_body">
      <style:text-properties officeooo:paragraph-rsid="00dd7569"/>
    </style:style>
    <style:style style:name="P135" style:family="paragraph" style:parent-style-name="Text_20_body">
      <style:text-properties officeooo:paragraph-rsid="00ddd3cd"/>
    </style:style>
    <style:style style:name="P136" style:family="paragraph" style:parent-style-name="Text_20_body">
      <style:text-properties officeooo:rsid="00dff591" officeooo:paragraph-rsid="00dff591"/>
    </style:style>
    <style:style style:name="P137" style:family="paragraph" style:parent-style-name="Text_20_body">
      <style:text-properties officeooo:paragraph-rsid="00dff591"/>
    </style:style>
    <style:style style:name="P138" style:family="paragraph" style:parent-style-name="Text_20_body">
      <style:text-properties officeooo:paragraph-rsid="00e123c9"/>
    </style:style>
    <style:style style:name="P139" style:family="paragraph" style:parent-style-name="Text_20_body">
      <style:text-properties officeooo:rsid="00e39dc8" officeooo:paragraph-rsid="00e39dc8"/>
    </style:style>
    <style:style style:name="P140" style:family="paragraph" style:parent-style-name="Text_20_body">
      <style:text-properties officeooo:rsid="00e5957c" officeooo:paragraph-rsid="00e5957c"/>
    </style:style>
    <style:style style:name="P141" style:family="paragraph" style:parent-style-name="Text_20_body">
      <style:text-properties officeooo:paragraph-rsid="00e7cc3a"/>
    </style:style>
    <style:style style:name="P142" style:family="paragraph" style:parent-style-name="Text_20_body">
      <style:text-properties officeooo:paragraph-rsid="00e815b1"/>
    </style:style>
    <style:style style:name="P143" style:family="paragraph" style:parent-style-name="Text_20_body">
      <style:text-properties officeooo:rsid="01051ea1" officeooo:paragraph-rsid="01051ea1"/>
    </style:style>
    <style:style style:name="P144" style:family="paragraph" style:parent-style-name="Text_20_body">
      <style:text-properties officeooo:paragraph-rsid="01051ea1"/>
    </style:style>
    <style:style style:name="P145" style:family="paragraph" style:parent-style-name="Text_20_body">
      <style:text-properties officeooo:rsid="0107198b" officeooo:paragraph-rsid="0107198b"/>
    </style:style>
    <style:style style:name="P146" style:family="paragraph" style:parent-style-name="Text_20_body">
      <style:text-properties officeooo:paragraph-rsid="0107198b"/>
    </style:style>
    <style:style style:name="P147" style:family="paragraph" style:parent-style-name="Text_20_body">
      <style:text-properties officeooo:rsid="010908d8" officeooo:paragraph-rsid="010908d8"/>
    </style:style>
    <style:style style:name="P148" style:family="paragraph" style:parent-style-name="Text_20_body">
      <style:text-properties officeooo:paragraph-rsid="010908d8"/>
    </style:style>
    <style:style style:name="P149" style:family="paragraph" style:parent-style-name="Text_20_body">
      <style:text-properties officeooo:rsid="010b42e7" officeooo:paragraph-rsid="010b42e7"/>
    </style:style>
    <style:style style:name="P150" style:family="paragraph" style:parent-style-name="Text_20_body">
      <style:text-properties officeooo:paragraph-rsid="010b42e7"/>
    </style:style>
    <style:style style:name="P151" style:family="paragraph" style:parent-style-name="Text_20_body">
      <style:text-properties officeooo:rsid="010bfcbb" officeooo:paragraph-rsid="010bfcbb"/>
    </style:style>
    <style:style style:name="P152" style:family="paragraph" style:parent-style-name="Text_20_body">
      <style:text-properties officeooo:paragraph-rsid="010d7dcc"/>
    </style:style>
    <style:style style:name="P153" style:family="paragraph" style:parent-style-name="Text_20_body">
      <style:text-properties officeooo:rsid="011096cf" officeooo:paragraph-rsid="011096cf"/>
    </style:style>
    <style:style style:name="P154" style:family="paragraph" style:parent-style-name="Text_20_body">
      <style:text-properties officeooo:paragraph-rsid="0110a9d6"/>
    </style:style>
    <style:style style:name="P155" style:family="paragraph" style:parent-style-name="Text_20_body">
      <style:text-properties officeooo:paragraph-rsid="01170af5"/>
    </style:style>
    <style:style style:name="P156" style:family="paragraph" style:parent-style-name="Text_20_body">
      <style:text-properties officeooo:rsid="011b642f" officeooo:paragraph-rsid="011b642f"/>
    </style:style>
    <style:style style:name="P157" style:family="paragraph" style:parent-style-name="Text_20_body">
      <style:text-properties officeooo:paragraph-rsid="011b642f"/>
    </style:style>
    <style:style style:name="P158" style:family="paragraph" style:parent-style-name="Text_20_body">
      <style:text-properties officeooo:paragraph-rsid="011c553d"/>
    </style:style>
    <style:style style:name="P159" style:family="paragraph" style:parent-style-name="Text_20_body">
      <style:text-properties officeooo:rsid="01219fa3" officeooo:paragraph-rsid="01219fa3"/>
    </style:style>
    <style:style style:name="P160" style:family="paragraph" style:parent-style-name="Text_20_body">
      <style:text-properties officeooo:rsid="01238f71" officeooo:paragraph-rsid="01238f71"/>
    </style:style>
    <style:style style:name="P161" style:family="paragraph" style:parent-style-name="Text_20_body">
      <style:text-properties officeooo:paragraph-rsid="01238f71"/>
    </style:style>
    <style:style style:name="P162" style:family="paragraph" style:parent-style-name="Text_20_body">
      <style:text-properties officeooo:rsid="01280bee" officeooo:paragraph-rsid="01280bee"/>
    </style:style>
    <style:style style:name="P163" style:family="paragraph" style:parent-style-name="Text_20_body">
      <style:text-properties officeooo:paragraph-rsid="0128842a"/>
    </style:style>
    <style:style style:name="P164" style:family="paragraph" style:parent-style-name="Text_20_body">
      <style:text-properties officeooo:rsid="012a6c6a" officeooo:paragraph-rsid="012a6c6a"/>
    </style:style>
    <style:style style:name="P165" style:family="paragraph" style:parent-style-name="Text_20_body">
      <style:text-properties officeooo:paragraph-rsid="012a6c6a"/>
    </style:style>
    <style:style style:name="P166" style:family="paragraph" style:parent-style-name="Text_20_body">
      <style:text-properties officeooo:rsid="012c574a" officeooo:paragraph-rsid="012c574a"/>
    </style:style>
    <style:style style:name="P167" style:family="paragraph" style:parent-style-name="Text_20_body">
      <style:text-properties officeooo:paragraph-rsid="012c574a"/>
    </style:style>
    <style:style style:name="P168" style:family="paragraph" style:parent-style-name="Text_20_body">
      <style:text-properties officeooo:rsid="012e051f" officeooo:paragraph-rsid="012e051f"/>
    </style:style>
    <style:style style:name="P169" style:family="paragraph" style:parent-style-name="Text_20_body">
      <style:text-properties officeooo:paragraph-rsid="012e051f"/>
    </style:style>
    <style:style style:name="P170" style:family="paragraph" style:parent-style-name="Text_20_body">
      <style:text-properties officeooo:rsid="012ee4dc" officeooo:paragraph-rsid="012ee4dc"/>
    </style:style>
    <style:style style:name="P171" style:family="paragraph" style:parent-style-name="Text_20_body">
      <style:text-properties officeooo:paragraph-rsid="012ee4dc"/>
    </style:style>
    <style:style style:name="P172" style:family="paragraph" style:parent-style-name="Text_20_body">
      <style:text-properties officeooo:rsid="012fea1d" officeooo:paragraph-rsid="012fea1d"/>
    </style:style>
    <style:style style:name="P173" style:family="paragraph" style:parent-style-name="Text_20_body">
      <style:text-properties officeooo:paragraph-rsid="012fea1d"/>
    </style:style>
    <style:style style:name="P174" style:family="paragraph" style:parent-style-name="Text_20_body">
      <style:text-properties officeooo:rsid="0133c88f" officeooo:paragraph-rsid="0133c88f"/>
    </style:style>
    <style:style style:name="P175" style:family="paragraph" style:parent-style-name="Text_20_body">
      <style:text-properties officeooo:paragraph-rsid="0133c88f"/>
    </style:style>
    <style:style style:name="P176" style:family="paragraph" style:parent-style-name="Text_20_body">
      <style:text-properties officeooo:rsid="0135b2e8" officeooo:paragraph-rsid="0135b2e8"/>
    </style:style>
    <style:style style:name="P177" style:family="paragraph" style:parent-style-name="Text_20_body">
      <style:text-properties officeooo:paragraph-rsid="0135b2e8"/>
    </style:style>
    <style:style style:name="P178" style:family="paragraph" style:parent-style-name="Text_20_body">
      <style:text-properties officeooo:rsid="01379b59" officeooo:paragraph-rsid="01379b59"/>
    </style:style>
    <style:style style:name="P179" style:family="paragraph" style:parent-style-name="Text_20_body">
      <style:text-properties officeooo:paragraph-rsid="0139dad6"/>
    </style:style>
    <style:style style:name="P180" style:family="paragraph" style:parent-style-name="Text_20_body">
      <style:text-properties officeooo:paragraph-rsid="013bd6a2"/>
    </style:style>
    <style:style style:name="P181" style:family="paragraph" style:parent-style-name="Text_20_body">
      <style:text-properties fo:color="#c0c0c0" officeooo:rsid="0110a9d6" officeooo:paragraph-rsid="0110a9d6"/>
    </style:style>
    <style:style style:name="P182" style:family="paragraph" style:parent-style-name="Text_20_body">
      <style:text-properties fo:color="#c0c0c0" officeooo:rsid="0110a9d6" officeooo:paragraph-rsid="011c553d"/>
    </style:style>
    <style:style style:name="P183" style:family="paragraph" style:parent-style-name="Text_20_body">
      <style:text-properties fo:color="#c0c0c0" officeooo:rsid="0110a9d6" officeooo:paragraph-rsid="01238f71"/>
    </style:style>
    <style:style style:name="P184" style:family="paragraph" style:parent-style-name="Text_20_body">
      <style:text-properties fo:color="#c0c0c0" officeooo:rsid="0110a9d6" officeooo:paragraph-rsid="012c574a"/>
    </style:style>
    <style:style style:name="P185" style:family="paragraph" style:parent-style-name="Text_20_body">
      <style:text-properties fo:color="#c0c0c0" officeooo:rsid="0110a9d6" officeooo:paragraph-rsid="012e051f"/>
    </style:style>
    <style:style style:name="P186" style:family="paragraph" style:parent-style-name="Text_20_body">
      <style:text-properties fo:color="#c0c0c0" officeooo:rsid="0110a9d6" officeooo:paragraph-rsid="012ee4dc"/>
    </style:style>
    <style:style style:name="P187" style:family="paragraph" style:parent-style-name="Text_20_body">
      <style:text-properties fo:color="#c0c0c0" officeooo:rsid="0110a9d6" officeooo:paragraph-rsid="012fea1d"/>
    </style:style>
    <style:style style:name="P188" style:family="paragraph" style:parent-style-name="Text_20_body">
      <style:text-properties fo:color="#c0c0c0" officeooo:rsid="0110a9d6" officeooo:paragraph-rsid="0135b2e8"/>
    </style:style>
    <style:style style:name="P189" style:family="paragraph" style:parent-style-name="Text_20_body">
      <style:text-properties fo:color="#c0c0c0" officeooo:rsid="0110a9d6" officeooo:paragraph-rsid="013bd6a2"/>
    </style:style>
    <style:style style:name="P190" style:family="paragraph" style:parent-style-name="Text_20_body">
      <style:text-properties fo:color="#c0c0c0" officeooo:rsid="0110a9d6" officeooo:paragraph-rsid="014eaf91"/>
    </style:style>
    <style:style style:name="P191" style:family="paragraph" style:parent-style-name="Text_20_body">
      <style:text-properties fo:color="#c0c0c0" officeooo:rsid="0110a9d6" officeooo:paragraph-rsid="0150f07d"/>
    </style:style>
    <style:style style:name="P192" style:family="paragraph" style:parent-style-name="Text_20_body">
      <style:text-properties fo:color="#c0c0c0" officeooo:rsid="0110a9d6" officeooo:paragraph-rsid="01544079"/>
    </style:style>
    <style:style style:name="P193" style:family="paragraph" style:parent-style-name="Text_20_body">
      <style:text-properties fo:color="#c0c0c0" officeooo:rsid="0110a9d6" officeooo:paragraph-rsid="01564a67"/>
    </style:style>
    <style:style style:name="P194" style:family="paragraph" style:parent-style-name="Text_20_body">
      <style:text-properties fo:color="#c0c0c0" officeooo:rsid="0110a9d6" officeooo:paragraph-rsid="01583f5b"/>
    </style:style>
    <style:style style:name="P195" style:family="paragraph" style:parent-style-name="Text_20_body">
      <style:text-properties fo:color="#c0c0c0" officeooo:rsid="0110a9d6" officeooo:paragraph-rsid="015f98f5"/>
    </style:style>
    <style:style style:name="P196" style:family="paragraph" style:parent-style-name="Text_20_body">
      <style:text-properties fo:color="#c0c0c0" officeooo:rsid="0110a9d6" officeooo:paragraph-rsid="0161b833"/>
    </style:style>
    <style:style style:name="P197" style:family="paragraph" style:parent-style-name="Text_20_body">
      <style:text-properties fo:color="#c0c0c0" officeooo:rsid="0110a9d6" officeooo:paragraph-rsid="01652761"/>
    </style:style>
    <style:style style:name="P198" style:family="paragraph" style:parent-style-name="Text_20_body">
      <style:text-properties fo:color="#c0c0c0" officeooo:rsid="0110a9d6" officeooo:paragraph-rsid="01736f13"/>
    </style:style>
    <style:style style:name="P199" style:family="paragraph" style:parent-style-name="Text_20_body">
      <style:text-properties fo:color="#c0c0c0" officeooo:rsid="0110a9d6" officeooo:paragraph-rsid="01779bd3"/>
    </style:style>
    <style:style style:name="P200" style:family="paragraph" style:parent-style-name="Text_20_body">
      <style:text-properties fo:color="#c0c0c0" officeooo:rsid="0110a9d6" officeooo:paragraph-rsid="017a6b83"/>
    </style:style>
    <style:style style:name="P201" style:family="paragraph" style:parent-style-name="Text_20_body">
      <style:text-properties fo:color="#c0c0c0" officeooo:rsid="0110a9d6" officeooo:paragraph-rsid="017d51f9"/>
    </style:style>
    <style:style style:name="P202" style:family="paragraph" style:parent-style-name="Text_20_body">
      <style:text-properties fo:color="#c0c0c0" officeooo:rsid="0110a9d6" officeooo:paragraph-rsid="0182e670"/>
    </style:style>
    <style:style style:name="P203" style:family="paragraph" style:parent-style-name="Text_20_body">
      <style:text-properties fo:color="#c0c0c0" officeooo:rsid="0110a9d6" officeooo:paragraph-rsid="01876573"/>
    </style:style>
    <style:style style:name="P204" style:family="paragraph" style:parent-style-name="Text_20_body">
      <style:text-properties fo:color="#c0c0c0" officeooo:rsid="0110a9d6" officeooo:paragraph-rsid="01915978"/>
    </style:style>
    <style:style style:name="P205" style:family="paragraph" style:parent-style-name="Text_20_body">
      <style:text-properties fo:color="#c0c0c0" officeooo:rsid="0110a9d6" officeooo:paragraph-rsid="0193820e"/>
    </style:style>
    <style:style style:name="P206" style:family="paragraph" style:parent-style-name="Text_20_body">
      <style:text-properties fo:color="#c0c0c0" officeooo:rsid="0110a9d6" officeooo:paragraph-rsid="01956c78"/>
    </style:style>
    <style:style style:name="P207" style:family="paragraph" style:parent-style-name="Text_20_body">
      <style:text-properties fo:color="#c0c0c0" officeooo:rsid="0110a9d6" officeooo:paragraph-rsid="019869c8"/>
    </style:style>
    <style:style style:name="P208" style:family="paragraph" style:parent-style-name="Text_20_body">
      <style:text-properties fo:color="#c0c0c0" officeooo:rsid="0110a9d6" officeooo:paragraph-rsid="019a1c6c"/>
    </style:style>
    <style:style style:name="P209" style:family="paragraph" style:parent-style-name="Text_20_body">
      <style:text-properties fo:color="#c0c0c0" officeooo:rsid="0110a9d6" officeooo:paragraph-rsid="019b8cb4"/>
    </style:style>
    <style:style style:name="P210" style:family="paragraph" style:parent-style-name="Text_20_body">
      <style:text-properties fo:color="#c0c0c0" officeooo:rsid="0110a9d6" officeooo:paragraph-rsid="019f291a"/>
    </style:style>
    <style:style style:name="P211" style:family="paragraph" style:parent-style-name="Text_20_body">
      <style:text-properties fo:color="#c0c0c0" officeooo:rsid="0110a9d6" officeooo:paragraph-rsid="01a4eb66"/>
    </style:style>
    <style:style style:name="P212" style:family="paragraph" style:parent-style-name="Text_20_body">
      <style:text-properties fo:color="#c0c0c0" officeooo:rsid="0110a9d6" officeooo:paragraph-rsid="01a753a9"/>
    </style:style>
    <style:style style:name="P213" style:family="paragraph" style:parent-style-name="Text_20_body">
      <style:text-properties fo:color="#c0c0c0" officeooo:rsid="0110a9d6" officeooo:paragraph-rsid="01a8d024"/>
    </style:style>
    <style:style style:name="P214" style:family="paragraph" style:parent-style-name="Text_20_body">
      <style:text-properties fo:color="#c0c0c0" officeooo:rsid="0110a9d6" officeooo:paragraph-rsid="01a9ac3b"/>
    </style:style>
    <style:style style:name="P215" style:family="paragraph" style:parent-style-name="Text_20_body">
      <style:text-properties fo:color="#c0c0c0" officeooo:rsid="0110a9d6" officeooo:paragraph-rsid="01ab217a"/>
    </style:style>
    <style:style style:name="P216" style:family="paragraph" style:parent-style-name="Text_20_body">
      <style:text-properties fo:color="#c0c0c0" officeooo:rsid="0110a9d6" officeooo:paragraph-rsid="01ad651c"/>
    </style:style>
    <style:style style:name="P217" style:family="paragraph" style:parent-style-name="Text_20_body">
      <style:text-properties fo:color="#c0c0c0" officeooo:rsid="0110a9d6" officeooo:paragraph-rsid="01ad7fec"/>
    </style:style>
    <style:style style:name="P218" style:family="paragraph" style:parent-style-name="Text_20_body">
      <style:text-properties fo:color="#c0c0c0" officeooo:rsid="0110a9d6" officeooo:paragraph-rsid="01afb3ae"/>
    </style:style>
    <style:style style:name="P219" style:family="paragraph" style:parent-style-name="Text_20_body">
      <style:text-properties fo:color="#c0c0c0" officeooo:rsid="0110a9d6" officeooo:paragraph-rsid="01b3f5c3"/>
    </style:style>
    <style:style style:name="P220" style:family="paragraph" style:parent-style-name="Text_20_body">
      <style:text-properties fo:color="#c0c0c0" officeooo:rsid="0110a9d6" officeooo:paragraph-rsid="01b69119"/>
    </style:style>
    <style:style style:name="P221" style:family="paragraph" style:parent-style-name="Text_20_body">
      <style:text-properties fo:color="#c0c0c0" officeooo:rsid="0110a9d6" officeooo:paragraph-rsid="01b988d9"/>
    </style:style>
    <style:style style:name="P222" style:family="paragraph" style:parent-style-name="Text_20_body">
      <style:text-properties fo:color="#c0c0c0" officeooo:rsid="0110a9d6" officeooo:paragraph-rsid="01bab327"/>
    </style:style>
    <style:style style:name="P223" style:family="paragraph" style:parent-style-name="Text_20_body">
      <style:text-properties fo:color="#c0c0c0" officeooo:rsid="0110a9d6" officeooo:paragraph-rsid="01bd7cd1"/>
    </style:style>
    <style:style style:name="P224" style:family="paragraph" style:parent-style-name="Text_20_body">
      <style:text-properties fo:color="#c0c0c0" officeooo:rsid="0110a9d6" officeooo:paragraph-rsid="01be29d4"/>
    </style:style>
    <style:style style:name="P225" style:family="paragraph" style:parent-style-name="Text_20_body">
      <style:text-properties fo:color="#c0c0c0" officeooo:rsid="0110a9d6" officeooo:paragraph-rsid="01c2eb60"/>
    </style:style>
    <style:style style:name="P226" style:family="paragraph" style:parent-style-name="Text_20_body">
      <style:text-properties fo:color="#c0c0c0" officeooo:rsid="0110a9d6" officeooo:paragraph-rsid="01c93639"/>
    </style:style>
    <style:style style:name="P227" style:family="paragraph" style:parent-style-name="Text_20_body">
      <style:text-properties fo:color="#c0c0c0" officeooo:rsid="0110a9d6" officeooo:paragraph-rsid="01cbb614"/>
    </style:style>
    <style:style style:name="P228" style:family="paragraph" style:parent-style-name="Text_20_body">
      <style:text-properties fo:color="#c0c0c0" officeooo:rsid="0110a9d6" officeooo:paragraph-rsid="01ccdd63"/>
    </style:style>
    <style:style style:name="P229" style:family="paragraph" style:parent-style-name="Text_20_body">
      <style:text-properties fo:color="#c0c0c0" officeooo:rsid="0110a9d6" officeooo:paragraph-rsid="01cecc6e"/>
    </style:style>
    <style:style style:name="P230" style:family="paragraph" style:parent-style-name="Text_20_body">
      <style:text-properties fo:color="#c0c0c0" officeooo:rsid="0110a9d6" officeooo:paragraph-rsid="01d0094f"/>
    </style:style>
    <style:style style:name="P231" style:family="paragraph" style:parent-style-name="Text_20_body">
      <style:text-properties fo:color="#c0c0c0" officeooo:rsid="0110a9d6" officeooo:paragraph-rsid="01d09f28"/>
    </style:style>
    <style:style style:name="P232" style:family="paragraph" style:parent-style-name="Text_20_body">
      <style:text-properties fo:color="#c0c0c0" officeooo:rsid="0110a9d6" officeooo:paragraph-rsid="01d13163"/>
    </style:style>
    <style:style style:name="P233" style:family="paragraph" style:parent-style-name="Text_20_body">
      <style:text-properties fo:color="#c0c0c0" officeooo:rsid="0110a9d6" officeooo:paragraph-rsid="01d165ad"/>
    </style:style>
    <style:style style:name="P234" style:family="paragraph" style:parent-style-name="Text_20_body">
      <style:text-properties fo:color="#c0c0c0" officeooo:rsid="0110a9d6" officeooo:paragraph-rsid="01d317ce"/>
    </style:style>
    <style:style style:name="P235" style:family="paragraph" style:parent-style-name="Text_20_body">
      <style:text-properties fo:color="#c0c0c0" style:font-name="Liberation Serif" fo:font-size="12pt" fo:font-weight="bold" officeooo:rsid="0110a9d6" style:font-size-asian="12pt" style:font-weight-asian="bold" style:font-size-complex="12pt" style:font-weight-complex="bold"/>
    </style:style>
    <style:style style:name="P236" style:family="paragraph" style:parent-style-name="Text_20_body">
      <style:text-properties officeooo:rsid="013ed1e2" officeooo:paragraph-rsid="013ed1e2"/>
    </style:style>
    <style:style style:name="P237" style:family="paragraph" style:parent-style-name="Text_20_body">
      <style:text-properties officeooo:paragraph-rsid="013ed1e2"/>
    </style:style>
    <style:style style:name="P238" style:family="paragraph" style:parent-style-name="Text_20_body">
      <style:text-properties officeooo:paragraph-rsid="014d6bf2"/>
    </style:style>
    <style:style style:name="P239" style:family="paragraph" style:parent-style-name="Text_20_body">
      <style:text-properties officeooo:rsid="014eaf91" officeooo:paragraph-rsid="014eaf91"/>
    </style:style>
    <style:style style:name="P240" style:family="paragraph" style:parent-style-name="Text_20_body">
      <style:text-properties officeooo:paragraph-rsid="014eaf91"/>
    </style:style>
    <style:style style:name="P241" style:family="paragraph" style:parent-style-name="Text_20_body">
      <style:text-properties officeooo:rsid="0150365d" officeooo:paragraph-rsid="0150365d"/>
    </style:style>
    <style:style style:name="P242" style:family="paragraph" style:parent-style-name="Text_20_body">
      <style:text-properties officeooo:paragraph-rsid="0150365d"/>
    </style:style>
    <style:style style:name="P243" style:family="paragraph" style:parent-style-name="Text_20_body">
      <style:text-properties officeooo:paragraph-rsid="0150f07d"/>
    </style:style>
    <style:style style:name="P244" style:family="paragraph" style:parent-style-name="Text_20_body">
      <style:text-properties officeooo:rsid="01544079" officeooo:paragraph-rsid="01544079"/>
    </style:style>
    <style:style style:name="P245" style:family="paragraph" style:parent-style-name="Text_20_body">
      <style:text-properties officeooo:paragraph-rsid="01544079"/>
    </style:style>
    <style:style style:name="P246" style:family="paragraph" style:parent-style-name="Text_20_body">
      <style:text-properties officeooo:rsid="0155af77" officeooo:paragraph-rsid="0155af77"/>
    </style:style>
    <style:style style:name="P247" style:family="paragraph" style:parent-style-name="Text_20_body">
      <style:text-properties officeooo:rsid="01564a67" officeooo:paragraph-rsid="01564a67"/>
    </style:style>
    <style:style style:name="P248" style:family="paragraph" style:parent-style-name="Text_20_body">
      <style:text-properties officeooo:paragraph-rsid="01564a67"/>
    </style:style>
    <style:style style:name="P249" style:family="paragraph" style:parent-style-name="Text_20_body">
      <style:text-properties officeooo:rsid="0156689f" officeooo:paragraph-rsid="0156689f"/>
    </style:style>
    <style:style style:name="P250" style:family="paragraph" style:parent-style-name="Text_20_body">
      <style:text-properties officeooo:paragraph-rsid="0156689f"/>
    </style:style>
    <style:style style:name="P251" style:family="paragraph" style:parent-style-name="Text_20_body">
      <style:text-properties officeooo:paragraph-rsid="01583f5b"/>
    </style:style>
    <style:style style:name="P252" style:family="paragraph" style:parent-style-name="Text_20_body">
      <style:text-properties officeooo:rsid="015e2e85" officeooo:paragraph-rsid="015e2e85"/>
    </style:style>
    <style:style style:name="P253" style:family="paragraph" style:parent-style-name="Text_20_body">
      <style:text-properties officeooo:rsid="015f98f5" officeooo:paragraph-rsid="015f98f5"/>
    </style:style>
    <style:style style:name="P254" style:family="paragraph" style:parent-style-name="Text_20_body">
      <style:text-properties officeooo:paragraph-rsid="015f98f5"/>
    </style:style>
    <style:style style:name="P255" style:family="paragraph" style:parent-style-name="Text_20_body">
      <style:text-properties officeooo:rsid="0160140b" officeooo:paragraph-rsid="0160140b"/>
    </style:style>
    <style:style style:name="P256" style:family="paragraph" style:parent-style-name="Text_20_body">
      <style:text-properties officeooo:paragraph-rsid="0160140b"/>
    </style:style>
    <style:style style:name="P257" style:family="paragraph" style:parent-style-name="Text_20_body">
      <style:text-properties officeooo:rsid="016231a0" officeooo:paragraph-rsid="016231a0"/>
    </style:style>
    <style:style style:name="P258" style:family="paragraph" style:parent-style-name="Text_20_body">
      <style:text-properties officeooo:paragraph-rsid="016231a0"/>
    </style:style>
    <style:style style:name="P259" style:family="paragraph" style:parent-style-name="Text_20_body">
      <style:text-properties officeooo:rsid="016433fe" officeooo:paragraph-rsid="016433fe"/>
    </style:style>
    <style:style style:name="P260" style:family="paragraph" style:parent-style-name="Text_20_body">
      <style:text-properties officeooo:paragraph-rsid="016433fe"/>
    </style:style>
    <style:style style:name="P261" style:family="paragraph" style:parent-style-name="Text_20_body">
      <style:text-properties officeooo:rsid="01652761" officeooo:paragraph-rsid="01652761"/>
    </style:style>
    <style:style style:name="P262" style:family="paragraph" style:parent-style-name="Text_20_body">
      <style:text-properties officeooo:paragraph-rsid="01652761"/>
    </style:style>
    <style:style style:name="P263" style:family="paragraph" style:parent-style-name="Text_20_body">
      <style:text-properties officeooo:paragraph-rsid="0167d619"/>
    </style:style>
    <style:style style:name="P264" style:family="paragraph" style:parent-style-name="Text_20_body">
      <style:text-properties officeooo:rsid="0168ab98" officeooo:paragraph-rsid="0168ab98"/>
    </style:style>
    <style:style style:name="P265" style:family="paragraph" style:parent-style-name="Text_20_body">
      <style:text-properties officeooo:paragraph-rsid="0168ab98"/>
    </style:style>
    <style:style style:name="P266" style:family="paragraph" style:parent-style-name="Text_20_body">
      <style:text-properties officeooo:rsid="0169ec31" officeooo:paragraph-rsid="0169ec31"/>
    </style:style>
    <style:style style:name="P267" style:family="paragraph" style:parent-style-name="Text_20_body">
      <style:text-properties officeooo:paragraph-rsid="016c46e1"/>
    </style:style>
    <style:style style:name="P268" style:family="paragraph" style:parent-style-name="Text_20_body">
      <style:text-properties officeooo:rsid="016e7d00" officeooo:paragraph-rsid="016e7d00"/>
    </style:style>
    <style:style style:name="P269" style:family="paragraph" style:parent-style-name="Text_20_body">
      <style:text-properties officeooo:paragraph-rsid="016e7d00"/>
    </style:style>
    <style:style style:name="P270" style:family="paragraph" style:parent-style-name="Text_20_body">
      <style:text-properties officeooo:rsid="016f4f1f" officeooo:paragraph-rsid="016f4f1f"/>
    </style:style>
    <style:style style:name="P271" style:family="paragraph" style:parent-style-name="Text_20_body">
      <style:text-properties officeooo:rsid="016fd7f3" officeooo:paragraph-rsid="016fd7f3"/>
    </style:style>
    <style:style style:name="P272" style:family="paragraph" style:parent-style-name="Text_20_body">
      <style:text-properties officeooo:paragraph-rsid="016fd7f3"/>
    </style:style>
    <style:style style:name="P273" style:family="paragraph" style:parent-style-name="Text_20_body">
      <style:text-properties officeooo:rsid="01707993" officeooo:paragraph-rsid="01707993"/>
    </style:style>
    <style:style style:name="P274" style:family="paragraph" style:parent-style-name="Text_20_body">
      <style:text-properties officeooo:paragraph-rsid="01736f13"/>
    </style:style>
    <style:style style:name="P275" style:family="paragraph" style:parent-style-name="Text_20_body">
      <style:text-properties officeooo:paragraph-rsid="0174b432"/>
    </style:style>
    <style:style style:name="P276" style:family="paragraph" style:parent-style-name="Text_20_body">
      <style:text-properties officeooo:rsid="0175ba0b" officeooo:paragraph-rsid="0175ba0b"/>
    </style:style>
    <style:style style:name="P277" style:family="paragraph" style:parent-style-name="Text_20_body">
      <style:text-properties officeooo:paragraph-rsid="0175ba0b"/>
    </style:style>
    <style:style style:name="P278" style:family="paragraph" style:parent-style-name="Text_20_body">
      <style:text-properties officeooo:rsid="01779bd3" officeooo:paragraph-rsid="01779bd3"/>
    </style:style>
    <style:style style:name="P279" style:family="paragraph" style:parent-style-name="Text_20_body">
      <style:text-properties officeooo:paragraph-rsid="01779bd3"/>
    </style:style>
    <style:style style:name="P280" style:family="paragraph" style:parent-style-name="Text_20_body">
      <style:text-properties officeooo:paragraph-rsid="0178ba20"/>
    </style:style>
    <style:style style:name="P281" style:family="paragraph" style:parent-style-name="Text_20_body">
      <style:text-properties officeooo:rsid="017a6b83" officeooo:paragraph-rsid="017a6b83"/>
    </style:style>
    <style:style style:name="P282" style:family="paragraph" style:parent-style-name="Text_20_body">
      <style:text-properties officeooo:paragraph-rsid="017a6b83"/>
    </style:style>
    <style:style style:name="P283" style:family="paragraph" style:parent-style-name="Text_20_body">
      <style:text-properties officeooo:paragraph-rsid="017c7afd"/>
    </style:style>
    <style:style style:name="P284" style:family="paragraph" style:parent-style-name="Text_20_body">
      <style:text-properties officeooo:paragraph-rsid="017d51f9"/>
    </style:style>
    <style:style style:name="P285" style:family="paragraph" style:parent-style-name="Text_20_body">
      <style:text-properties officeooo:rsid="018080c6" officeooo:paragraph-rsid="018080c6"/>
    </style:style>
    <style:style style:name="P286" style:family="paragraph" style:parent-style-name="Text_20_body">
      <style:text-properties officeooo:paragraph-rsid="018080c6"/>
    </style:style>
    <style:style style:name="P287" style:family="paragraph" style:parent-style-name="Text_20_body">
      <style:text-properties officeooo:rsid="0180e951" officeooo:paragraph-rsid="0180e951"/>
    </style:style>
    <style:style style:name="P288" style:family="paragraph" style:parent-style-name="Text_20_body">
      <style:text-properties officeooo:paragraph-rsid="0180e951"/>
    </style:style>
    <style:style style:name="P289" style:family="paragraph" style:parent-style-name="Text_20_body">
      <style:text-properties officeooo:rsid="0182e670" officeooo:paragraph-rsid="0182e670"/>
    </style:style>
    <style:style style:name="P290" style:family="paragraph" style:parent-style-name="Text_20_body">
      <style:text-properties officeooo:paragraph-rsid="0182e670"/>
    </style:style>
    <style:style style:name="P291" style:family="paragraph" style:parent-style-name="Text_20_body">
      <style:text-properties officeooo:rsid="0185db1e" officeooo:paragraph-rsid="0185db1e"/>
    </style:style>
    <style:style style:name="P292" style:family="paragraph" style:parent-style-name="Text_20_body">
      <style:text-properties officeooo:paragraph-rsid="01876573"/>
    </style:style>
    <style:style style:name="P293" style:family="paragraph" style:parent-style-name="Text_20_body">
      <style:text-properties officeooo:rsid="018f22ad" officeooo:paragraph-rsid="018f22ad"/>
    </style:style>
    <style:style style:name="P294" style:family="paragraph" style:parent-style-name="Text_20_body">
      <style:text-properties officeooo:paragraph-rsid="018f22ad"/>
    </style:style>
    <style:style style:name="P295" style:family="paragraph" style:parent-style-name="Text_20_body">
      <style:text-properties officeooo:rsid="01900b13" officeooo:paragraph-rsid="01900b13"/>
    </style:style>
    <style:style style:name="P296" style:family="paragraph" style:parent-style-name="Text_20_body">
      <style:text-properties officeooo:paragraph-rsid="01900b13"/>
    </style:style>
    <style:style style:name="P297" style:family="paragraph" style:parent-style-name="Text_20_body">
      <style:text-properties officeooo:rsid="01915978" officeooo:paragraph-rsid="01915978"/>
    </style:style>
    <style:style style:name="P298" style:family="paragraph" style:parent-style-name="Text_20_body">
      <style:text-properties officeooo:paragraph-rsid="01915978"/>
    </style:style>
    <style:style style:name="P299" style:family="paragraph" style:parent-style-name="Text_20_body">
      <style:text-properties officeooo:rsid="01928957" officeooo:paragraph-rsid="01928957"/>
    </style:style>
    <style:style style:name="P300" style:family="paragraph" style:parent-style-name="Text_20_body">
      <style:text-properties officeooo:paragraph-rsid="01928957"/>
    </style:style>
    <style:style style:name="P301" style:family="paragraph" style:parent-style-name="Text_20_body">
      <style:text-properties officeooo:rsid="0193820e" officeooo:paragraph-rsid="0193820e"/>
    </style:style>
    <style:style style:name="P302" style:family="paragraph" style:parent-style-name="Text_20_body">
      <style:text-properties officeooo:paragraph-rsid="0193820e"/>
    </style:style>
    <style:style style:name="P303" style:family="paragraph" style:parent-style-name="Text_20_body">
      <style:text-properties officeooo:rsid="01956c78" officeooo:paragraph-rsid="01956c78"/>
    </style:style>
    <style:style style:name="P304" style:family="paragraph" style:parent-style-name="Text_20_body">
      <style:text-properties officeooo:paragraph-rsid="01956c78"/>
    </style:style>
    <style:style style:name="P305" style:family="paragraph" style:parent-style-name="Text_20_body">
      <style:text-properties officeooo:rsid="0196e6a1" officeooo:paragraph-rsid="0196e6a1"/>
    </style:style>
    <style:style style:name="P306" style:family="paragraph" style:parent-style-name="Text_20_body">
      <style:text-properties officeooo:paragraph-rsid="0196e6a1"/>
    </style:style>
    <style:style style:name="P307" style:family="paragraph" style:parent-style-name="Text_20_body">
      <style:text-properties officeooo:rsid="019869c8" officeooo:paragraph-rsid="019869c8"/>
    </style:style>
    <style:style style:name="P308" style:family="paragraph" style:parent-style-name="Text_20_body">
      <style:text-properties officeooo:paragraph-rsid="019869c8"/>
    </style:style>
    <style:style style:name="P309" style:family="paragraph" style:parent-style-name="Text_20_body">
      <style:text-properties officeooo:rsid="019a1c6c" officeooo:paragraph-rsid="019a1c6c"/>
    </style:style>
    <style:style style:name="P310" style:family="paragraph" style:parent-style-name="Text_20_body">
      <style:text-properties officeooo:paragraph-rsid="019a1c6c"/>
    </style:style>
    <style:style style:name="P311" style:family="paragraph" style:parent-style-name="Text_20_body">
      <style:text-properties officeooo:paragraph-rsid="019b8cb4"/>
    </style:style>
    <style:style style:name="P312" style:family="paragraph" style:parent-style-name="Text_20_body">
      <style:text-properties officeooo:paragraph-rsid="019f291a"/>
    </style:style>
    <style:style style:name="P313" style:family="paragraph" style:parent-style-name="Text_20_body">
      <style:text-properties officeooo:rsid="019f291a" officeooo:paragraph-rsid="019f291a"/>
    </style:style>
    <style:style style:name="P314" style:family="paragraph" style:parent-style-name="Text_20_body">
      <style:text-properties officeooo:rsid="01a0fdf7" officeooo:paragraph-rsid="01a0fdf7"/>
    </style:style>
    <style:style style:name="P315" style:family="paragraph" style:parent-style-name="Text_20_body">
      <style:text-properties officeooo:paragraph-rsid="01a0fdf7"/>
    </style:style>
    <style:style style:name="P316" style:family="paragraph" style:parent-style-name="Text_20_body">
      <style:text-properties officeooo:rsid="01a2e81b" officeooo:paragraph-rsid="01a2e81b"/>
    </style:style>
    <style:style style:name="P317" style:family="paragraph" style:parent-style-name="Text_20_body">
      <style:text-properties officeooo:paragraph-rsid="01a2e81b"/>
    </style:style>
    <style:style style:name="P318" style:family="paragraph" style:parent-style-name="Text_20_body">
      <style:text-properties officeooo:rsid="01a438b3" officeooo:paragraph-rsid="01a438b3"/>
    </style:style>
    <style:style style:name="P319" style:family="paragraph" style:parent-style-name="Text_20_body">
      <style:text-properties officeooo:paragraph-rsid="01a438b3"/>
    </style:style>
    <style:style style:name="P320" style:family="paragraph" style:parent-style-name="Text_20_body">
      <style:text-properties officeooo:rsid="01a4eb66" officeooo:paragraph-rsid="01a4eb66"/>
    </style:style>
    <style:style style:name="P321" style:family="paragraph" style:parent-style-name="Text_20_body">
      <style:text-properties officeooo:paragraph-rsid="01a4eb66"/>
    </style:style>
    <style:style style:name="P322" style:family="paragraph" style:parent-style-name="Text_20_body">
      <style:text-properties officeooo:rsid="01a753a9" officeooo:paragraph-rsid="01a753a9"/>
    </style:style>
    <style:style style:name="P323" style:family="paragraph" style:parent-style-name="Text_20_body">
      <style:text-properties officeooo:paragraph-rsid="01a753a9"/>
    </style:style>
    <style:style style:name="P324" style:family="paragraph" style:parent-style-name="Text_20_body">
      <style:text-properties officeooo:rsid="01a8d024" officeooo:paragraph-rsid="01a8d024"/>
    </style:style>
    <style:style style:name="P325" style:family="paragraph" style:parent-style-name="Text_20_body">
      <style:text-properties officeooo:paragraph-rsid="01a8d024"/>
    </style:style>
    <style:style style:name="P326" style:family="paragraph" style:parent-style-name="Text_20_body">
      <style:text-properties officeooo:rsid="01a9ac3b" officeooo:paragraph-rsid="01a9ac3b"/>
    </style:style>
    <style:style style:name="P327" style:family="paragraph" style:parent-style-name="Text_20_body">
      <style:text-properties officeooo:paragraph-rsid="01a9ac3b"/>
    </style:style>
    <style:style style:name="P328" style:family="paragraph" style:parent-style-name="Text_20_body">
      <style:text-properties officeooo:rsid="01ab032c" officeooo:paragraph-rsid="01ab032c"/>
    </style:style>
    <style:style style:name="P329" style:family="paragraph" style:parent-style-name="Text_20_body">
      <style:text-properties officeooo:paragraph-rsid="01ab032c"/>
    </style:style>
    <style:style style:name="P330" style:family="paragraph" style:parent-style-name="Text_20_body">
      <style:text-properties officeooo:rsid="01ab217a" officeooo:paragraph-rsid="01ab217a"/>
    </style:style>
    <style:style style:name="P331" style:family="paragraph" style:parent-style-name="Text_20_body">
      <style:text-properties officeooo:paragraph-rsid="01ab217a"/>
    </style:style>
    <style:style style:name="P332" style:family="paragraph" style:parent-style-name="Text_20_body">
      <style:text-properties officeooo:rsid="01ad651c" officeooo:paragraph-rsid="01ad651c"/>
    </style:style>
    <style:style style:name="P333" style:family="paragraph" style:parent-style-name="Text_20_body">
      <style:text-properties officeooo:paragraph-rsid="01ad651c"/>
    </style:style>
    <style:style style:name="P334" style:family="paragraph" style:parent-style-name="Text_20_body">
      <style:text-properties officeooo:rsid="01ad7fec" officeooo:paragraph-rsid="01ad7fec"/>
    </style:style>
    <style:style style:name="P335" style:family="paragraph" style:parent-style-name="Text_20_body">
      <style:text-properties officeooo:paragraph-rsid="01ad7fec"/>
    </style:style>
    <style:style style:name="P336" style:family="paragraph" style:parent-style-name="Text_20_body">
      <style:text-properties officeooo:rsid="01afb3ae" officeooo:paragraph-rsid="01afb3ae"/>
    </style:style>
    <style:style style:name="P337" style:family="paragraph" style:parent-style-name="Text_20_body">
      <style:text-properties officeooo:paragraph-rsid="01afb3ae"/>
    </style:style>
    <style:style style:name="P338" style:family="paragraph" style:parent-style-name="Text_20_body">
      <style:text-properties officeooo:rsid="01b21b6d" officeooo:paragraph-rsid="01b21b6d"/>
    </style:style>
    <style:style style:name="P339" style:family="paragraph" style:parent-style-name="Text_20_body">
      <style:text-properties officeooo:paragraph-rsid="01b21b6d"/>
    </style:style>
    <style:style style:name="P340" style:family="paragraph" style:parent-style-name="Text_20_body">
      <style:text-properties officeooo:rsid="01b3a64e" officeooo:paragraph-rsid="01b3a64e"/>
    </style:style>
    <style:style style:name="P341" style:family="paragraph" style:parent-style-name="Text_20_body">
      <style:text-properties officeooo:paragraph-rsid="01b3f5c3"/>
    </style:style>
    <style:style style:name="P342" style:family="paragraph" style:parent-style-name="Text_20_body">
      <style:text-properties officeooo:rsid="01b69119" officeooo:paragraph-rsid="01b69119"/>
    </style:style>
    <style:style style:name="P343" style:family="paragraph" style:parent-style-name="Text_20_body">
      <style:text-properties officeooo:paragraph-rsid="01b69119"/>
    </style:style>
    <style:style style:name="P344" style:family="paragraph" style:parent-style-name="Text_20_body">
      <style:text-properties officeooo:paragraph-rsid="01b7cc1d"/>
    </style:style>
    <style:style style:name="P345" style:family="paragraph" style:parent-style-name="Text_20_body">
      <style:text-properties officeooo:rsid="01b988d9" officeooo:paragraph-rsid="01b988d9"/>
    </style:style>
    <style:style style:name="P346" style:family="paragraph" style:parent-style-name="Text_20_body">
      <style:text-properties officeooo:paragraph-rsid="01b988d9"/>
    </style:style>
    <style:style style:name="P347" style:family="paragraph" style:parent-style-name="Text_20_body">
      <style:text-properties officeooo:rsid="01bab327" officeooo:paragraph-rsid="01bab327"/>
    </style:style>
    <style:style style:name="P348" style:family="paragraph" style:parent-style-name="Text_20_body">
      <style:text-properties officeooo:paragraph-rsid="01bab327"/>
    </style:style>
    <style:style style:name="P349" style:family="paragraph" style:parent-style-name="Text_20_body">
      <style:text-properties officeooo:rsid="01bb94f1" officeooo:paragraph-rsid="01bb94f1"/>
    </style:style>
    <style:style style:name="P350" style:family="paragraph" style:parent-style-name="Text_20_body">
      <style:text-properties officeooo:paragraph-rsid="01bb94f1"/>
    </style:style>
    <style:style style:name="P351" style:family="paragraph" style:parent-style-name="Text_20_body">
      <style:text-properties officeooo:rsid="01bc81ca" officeooo:paragraph-rsid="01bc81ca"/>
    </style:style>
    <style:style style:name="P352" style:family="paragraph" style:parent-style-name="Text_20_body">
      <style:text-properties officeooo:rsid="01bd7cd1" officeooo:paragraph-rsid="01bd7cd1"/>
    </style:style>
    <style:style style:name="P353" style:family="paragraph" style:parent-style-name="Text_20_body">
      <style:text-properties officeooo:paragraph-rsid="01bd7cd1"/>
    </style:style>
    <style:style style:name="P354" style:family="paragraph" style:parent-style-name="Text_20_body">
      <style:text-properties officeooo:rsid="01be29d4" officeooo:paragraph-rsid="01be29d4"/>
    </style:style>
    <style:style style:name="P355" style:family="paragraph" style:parent-style-name="Text_20_body">
      <style:text-properties officeooo:paragraph-rsid="01be29d4"/>
    </style:style>
    <style:style style:name="P356" style:family="paragraph" style:parent-style-name="Text_20_body">
      <style:text-properties officeooo:rsid="01c0b66a" officeooo:paragraph-rsid="01c0b66a"/>
    </style:style>
    <style:style style:name="P357" style:family="paragraph" style:parent-style-name="Text_20_body">
      <style:text-properties officeooo:rsid="01c135b4" officeooo:paragraph-rsid="01c135b4"/>
    </style:style>
    <style:style style:name="P358" style:family="paragraph" style:parent-style-name="Text_20_body">
      <style:text-properties officeooo:paragraph-rsid="01c135b4"/>
    </style:style>
    <style:style style:name="P359" style:family="paragraph" style:parent-style-name="Text_20_body">
      <style:text-properties officeooo:rsid="01c1ea2b" officeooo:paragraph-rsid="01c1ea2b"/>
    </style:style>
    <style:style style:name="P360" style:family="paragraph" style:parent-style-name="Text_20_body">
      <style:text-properties officeooo:paragraph-rsid="01c1ea2b"/>
    </style:style>
    <style:style style:name="P361" style:family="paragraph" style:parent-style-name="Text_20_body">
      <style:text-properties officeooo:paragraph-rsid="01c2eb60"/>
    </style:style>
    <style:style style:name="P362" style:family="paragraph" style:parent-style-name="Text_20_body">
      <style:text-properties officeooo:rsid="01c2eb60" officeooo:paragraph-rsid="01c2eb60"/>
    </style:style>
    <style:style style:name="P363" style:family="paragraph" style:parent-style-name="Text_20_body">
      <style:text-properties officeooo:rsid="01c93639" officeooo:paragraph-rsid="01c93639"/>
    </style:style>
    <style:style style:name="P364" style:family="paragraph" style:parent-style-name="Text_20_body">
      <style:text-properties officeooo:paragraph-rsid="01c93639"/>
    </style:style>
    <style:style style:name="P365" style:family="paragraph" style:parent-style-name="Text_20_body">
      <style:text-properties officeooo:rsid="01cab8d7" officeooo:paragraph-rsid="01cab8d7"/>
    </style:style>
    <style:style style:name="P366" style:family="paragraph" style:parent-style-name="Text_20_body">
      <style:text-properties officeooo:paragraph-rsid="01cab8d7"/>
    </style:style>
    <style:style style:name="P367" style:family="paragraph" style:parent-style-name="Text_20_body">
      <style:text-properties officeooo:rsid="01cbb614" officeooo:paragraph-rsid="01cbb614"/>
    </style:style>
    <style:style style:name="P368" style:family="paragraph" style:parent-style-name="Text_20_body">
      <style:text-properties officeooo:paragraph-rsid="01cbb614"/>
    </style:style>
    <style:style style:name="P369" style:family="paragraph" style:parent-style-name="Text_20_body">
      <style:text-properties officeooo:rsid="01ccdd63" officeooo:paragraph-rsid="01ccdd63"/>
    </style:style>
    <style:style style:name="P370" style:family="paragraph" style:parent-style-name="Text_20_body">
      <style:text-properties officeooo:paragraph-rsid="01ccdd63"/>
    </style:style>
    <style:style style:name="P371" style:family="paragraph" style:parent-style-name="Text_20_body">
      <style:text-properties officeooo:rsid="01cecc6e" officeooo:paragraph-rsid="01cecc6e"/>
    </style:style>
    <style:style style:name="P372" style:family="paragraph" style:parent-style-name="Text_20_body">
      <style:text-properties officeooo:paragraph-rsid="01cecc6e"/>
    </style:style>
    <style:style style:name="P373" style:family="paragraph" style:parent-style-name="Text_20_body">
      <style:text-properties officeooo:rsid="01d0094f" officeooo:paragraph-rsid="01d0094f"/>
    </style:style>
    <style:style style:name="P374" style:family="paragraph" style:parent-style-name="Text_20_body">
      <style:text-properties officeooo:paragraph-rsid="01d0094f"/>
    </style:style>
    <style:style style:name="P375" style:family="paragraph" style:parent-style-name="Text_20_body">
      <style:text-properties officeooo:rsid="01d09f28" officeooo:paragraph-rsid="01d09f28"/>
    </style:style>
    <style:style style:name="P376" style:family="paragraph" style:parent-style-name="Text_20_body">
      <style:text-properties officeooo:paragraph-rsid="01d09f28"/>
    </style:style>
    <style:style style:name="P377" style:family="paragraph" style:parent-style-name="Text_20_body">
      <style:text-properties officeooo:rsid="01d13163" officeooo:paragraph-rsid="01d13163"/>
    </style:style>
    <style:style style:name="P378" style:family="paragraph" style:parent-style-name="Text_20_body">
      <style:text-properties officeooo:paragraph-rsid="01d13163"/>
    </style:style>
    <style:style style:name="P379" style:family="paragraph" style:parent-style-name="Text_20_body">
      <style:text-properties officeooo:paragraph-rsid="01d165ad"/>
    </style:style>
    <style:style style:name="P380" style:family="paragraph" style:parent-style-name="Text_20_body">
      <style:text-properties officeooo:rsid="01d165ad" officeooo:paragraph-rsid="01d165ad"/>
    </style:style>
    <style:style style:name="P381" style:family="paragraph" style:parent-style-name="Text_20_body">
      <style:text-properties officeooo:paragraph-rsid="01d317ce"/>
    </style:style>
    <style:style style:name="P382" style:family="paragraph" style:parent-style-name="Text_20_body">
      <style:text-properties officeooo:rsid="01d317ce" officeooo:paragraph-rsid="01d317ce"/>
    </style:style>
    <style:style style:name="P383" style:family="paragraph" style:parent-style-name="Text_20_body">
      <style:text-properties officeooo:rsid="01d3e3cb" officeooo:paragraph-rsid="01d3e3cb"/>
    </style:style>
    <style:style style:name="P384" style:family="paragraph" style:parent-style-name="Text_20_body">
      <style:text-properties officeooo:paragraph-rsid="01d3e3cb"/>
    </style:style>
    <style:style style:name="P385" style:family="paragraph" style:parent-style-name="Text_20_body">
      <style:text-properties officeooo:paragraph-rsid="000f0464"/>
    </style:style>
    <style:style style:name="P386" style:family="paragraph" style:parent-style-name="Text_20_body">
      <style:text-properties officeooo:rsid="01d453f0" officeooo:paragraph-rsid="01d453f0"/>
    </style:style>
    <style:style style:name="P387" style:family="paragraph" style:parent-style-name="Text_20_body">
      <style:text-properties officeooo:paragraph-rsid="01d453f0"/>
    </style:style>
    <style:style style:name="P388" style:family="paragraph" style:parent-style-name="Heading_20_3">
      <style:text-properties officeooo:rsid="000bfe27" officeooo:paragraph-rsid="000bfe27"/>
    </style:style>
    <style:style style:name="P389" style:family="paragraph" style:parent-style-name="Heading_20_3">
      <style:text-properties officeooo:paragraph-rsid="0028d53a"/>
    </style:style>
    <style:style style:name="P390" style:family="paragraph" style:parent-style-name="Heading_20_3">
      <style:text-properties officeooo:paragraph-rsid="002d6fc7"/>
    </style:style>
    <style:style style:name="P391" style:family="paragraph" style:parent-style-name="Heading_20_3">
      <style:text-properties officeooo:rsid="002d6fc7" officeooo:paragraph-rsid="002d6fc7"/>
    </style:style>
    <style:style style:name="P392" style:family="paragraph" style:parent-style-name="Heading_20_3">
      <style:text-properties officeooo:paragraph-rsid="002dc5ea"/>
    </style:style>
    <style:style style:name="P393" style:family="paragraph" style:parent-style-name="Heading_20_3">
      <style:text-properties officeooo:rsid="002ee2a7" officeooo:paragraph-rsid="002ee2a7"/>
    </style:style>
    <style:style style:name="P394" style:family="paragraph" style:parent-style-name="Heading_20_3">
      <style:text-properties officeooo:rsid="00306068" officeooo:paragraph-rsid="00306068"/>
    </style:style>
    <style:style style:name="P395" style:family="paragraph" style:parent-style-name="Heading_20_3">
      <style:text-properties officeooo:paragraph-rsid="0031ec4b"/>
    </style:style>
    <style:style style:name="P396" style:family="paragraph" style:parent-style-name="Heading_20_3">
      <style:text-properties officeooo:rsid="0034136b" officeooo:paragraph-rsid="0034136b"/>
    </style:style>
    <style:style style:name="P397" style:family="paragraph" style:parent-style-name="Heading_20_3">
      <style:text-properties officeooo:paragraph-rsid="0034136b"/>
    </style:style>
    <style:style style:name="P398" style:family="paragraph" style:parent-style-name="Heading_20_3">
      <style:text-properties officeooo:paragraph-rsid="003b4a0d"/>
    </style:style>
    <style:style style:name="P399" style:family="paragraph" style:parent-style-name="Heading_20_3">
      <style:text-properties officeooo:rsid="003c8b57" officeooo:paragraph-rsid="003c8b57"/>
    </style:style>
    <style:style style:name="P400" style:family="paragraph" style:parent-style-name="Heading_20_3">
      <style:text-properties officeooo:rsid="003db151" officeooo:paragraph-rsid="003db151"/>
    </style:style>
    <style:style style:name="P401" style:family="paragraph" style:parent-style-name="Heading_20_3">
      <style:text-properties officeooo:paragraph-rsid="003db151"/>
    </style:style>
    <style:style style:name="P402" style:family="paragraph" style:parent-style-name="Heading_20_3">
      <style:text-properties officeooo:paragraph-rsid="004308c4"/>
    </style:style>
    <style:style style:name="P403" style:family="paragraph" style:parent-style-name="Heading_20_3">
      <style:text-properties officeooo:rsid="0043ab2e" officeooo:paragraph-rsid="0043ab2e"/>
    </style:style>
    <style:style style:name="P404" style:family="paragraph" style:parent-style-name="Heading_20_3">
      <style:text-properties officeooo:paragraph-rsid="0043ab2e"/>
    </style:style>
    <style:style style:name="P405" style:family="paragraph" style:parent-style-name="Heading_20_3">
      <style:text-properties fo:font-weight="bold" officeooo:rsid="004d9b2b" officeooo:paragraph-rsid="004d9b2b" style:font-weight-asian="bold" style:font-weight-complex="bold"/>
    </style:style>
    <style:style style:name="P406" style:family="paragraph" style:parent-style-name="Heading_20_3">
      <style:text-properties officeooo:paragraph-rsid="004ee229"/>
    </style:style>
    <style:style style:name="P407" style:family="paragraph" style:parent-style-name="Heading_20_3">
      <style:text-properties officeooo:rsid="004f88e3" officeooo:paragraph-rsid="004f88e3"/>
    </style:style>
    <style:style style:name="P408" style:family="paragraph" style:parent-style-name="Heading_20_3">
      <style:text-properties officeooo:paragraph-rsid="004f88e3"/>
    </style:style>
    <style:style style:name="P409" style:family="paragraph" style:parent-style-name="Heading_20_3">
      <style:text-properties officeooo:rsid="0054dfbd" officeooo:paragraph-rsid="0054dfbd"/>
    </style:style>
    <style:style style:name="P410" style:family="paragraph" style:parent-style-name="Heading_20_3">
      <style:text-properties officeooo:rsid="00570d85" officeooo:paragraph-rsid="00570d85"/>
    </style:style>
    <style:style style:name="P411" style:family="paragraph" style:parent-style-name="Heading_20_3">
      <style:text-properties officeooo:paragraph-rsid="005821f1"/>
    </style:style>
    <style:style style:name="P412" style:family="paragraph" style:parent-style-name="Heading_20_3">
      <style:text-properties officeooo:paragraph-rsid="005a29df"/>
    </style:style>
    <style:style style:name="P413" style:family="paragraph" style:parent-style-name="Heading_20_3">
      <style:text-properties officeooo:rsid="005e79fe" officeooo:paragraph-rsid="005e79fe"/>
    </style:style>
    <style:style style:name="P414" style:family="paragraph" style:parent-style-name="Heading_20_3">
      <style:text-properties officeooo:paragraph-rsid="005e79fe"/>
    </style:style>
    <style:style style:name="P415" style:family="paragraph" style:parent-style-name="Heading_20_3">
      <style:text-properties officeooo:rsid="00621430" officeooo:paragraph-rsid="00621430"/>
    </style:style>
    <style:style style:name="P416" style:family="paragraph" style:parent-style-name="Heading_20_3">
      <style:text-properties officeooo:paragraph-rsid="006341ae"/>
    </style:style>
    <style:style style:name="P417" style:family="paragraph" style:parent-style-name="Heading_20_3">
      <style:text-properties officeooo:paragraph-rsid="0076b896"/>
    </style:style>
    <style:style style:name="P418" style:family="paragraph" style:parent-style-name="Heading_20_3">
      <style:text-properties officeooo:paragraph-rsid="00828125"/>
    </style:style>
    <style:style style:name="P419" style:family="paragraph" style:parent-style-name="Heading_20_3">
      <style:text-properties officeooo:paragraph-rsid="00b5c5cb"/>
    </style:style>
    <style:style style:name="P420" style:family="paragraph" style:parent-style-name="Heading_20_3">
      <style:text-properties officeooo:paragraph-rsid="00bbf60b"/>
    </style:style>
    <style:style style:name="P421" style:family="paragraph" style:parent-style-name="Heading_20_3">
      <style:text-properties officeooo:paragraph-rsid="00c23f3a"/>
    </style:style>
    <style:style style:name="P422" style:family="paragraph" style:parent-style-name="Heading_20_3">
      <style:text-properties officeooo:paragraph-rsid="00c79d77"/>
    </style:style>
    <style:style style:name="P423" style:family="paragraph" style:parent-style-name="Heading_20_3">
      <style:text-properties officeooo:paragraph-rsid="00cc5a11"/>
    </style:style>
    <style:style style:name="P424" style:family="paragraph" style:parent-style-name="Heading_20_3">
      <style:text-properties officeooo:paragraph-rsid="00ce4929"/>
    </style:style>
    <style:style style:name="P425" style:family="paragraph" style:parent-style-name="Heading_20_3">
      <style:text-properties officeooo:rsid="00c23f3a"/>
    </style:style>
    <style:style style:name="P426" style:family="paragraph" style:parent-style-name="Heading_20_3">
      <style:text-properties officeooo:paragraph-rsid="00d96264"/>
    </style:style>
    <style:style style:name="P427" style:family="paragraph" style:parent-style-name="Heading_20_3">
      <style:text-properties officeooo:paragraph-rsid="00ddd3cd"/>
    </style:style>
    <style:style style:name="P428" style:family="paragraph" style:parent-style-name="Heading_20_3">
      <style:text-properties officeooo:paragraph-rsid="00dff591"/>
    </style:style>
    <style:style style:name="P429" style:family="paragraph" style:parent-style-name="Heading_20_3">
      <style:text-properties officeooo:paragraph-rsid="00e815b1"/>
    </style:style>
    <style:style style:name="P430" style:family="paragraph" style:parent-style-name="Heading_20_3">
      <style:text-properties officeooo:paragraph-rsid="0107198b"/>
    </style:style>
    <style:style style:name="P431" style:family="paragraph" style:parent-style-name="Heading_20_3">
      <style:text-properties officeooo:paragraph-rsid="010b42e7"/>
    </style:style>
    <style:style style:name="P432" style:family="paragraph" style:parent-style-name="Heading_20_3">
      <style:text-properties officeooo:paragraph-rsid="010d7dcc"/>
    </style:style>
    <style:style style:name="P433" style:family="paragraph" style:parent-style-name="Heading_20_3">
      <style:text-properties officeooo:paragraph-rsid="0110a9d6"/>
    </style:style>
    <style:style style:name="P434" style:family="paragraph" style:parent-style-name="Heading_20_3">
      <style:text-properties officeooo:paragraph-rsid="011c553d"/>
    </style:style>
    <style:style style:name="P435" style:family="paragraph" style:parent-style-name="Heading_20_3">
      <style:text-properties officeooo:paragraph-rsid="01238f71"/>
    </style:style>
    <style:style style:name="P436" style:family="paragraph" style:parent-style-name="Heading_20_3">
      <style:text-properties officeooo:rsid="012a6c6a" officeooo:paragraph-rsid="012a6c6a"/>
    </style:style>
    <style:style style:name="P437" style:family="paragraph" style:parent-style-name="Heading_20_3">
      <style:text-properties officeooo:paragraph-rsid="012c574a"/>
    </style:style>
    <style:style style:name="P438" style:family="paragraph" style:parent-style-name="Heading_20_3">
      <style:text-properties officeooo:paragraph-rsid="012e051f"/>
    </style:style>
    <style:style style:name="P439" style:family="paragraph" style:parent-style-name="Heading_20_3">
      <style:text-properties officeooo:paragraph-rsid="012ee4dc"/>
    </style:style>
    <style:style style:name="P440" style:family="paragraph" style:parent-style-name="Heading_20_3">
      <style:text-properties officeooo:paragraph-rsid="012fea1d"/>
    </style:style>
    <style:style style:name="P441" style:family="paragraph" style:parent-style-name="Heading_20_3">
      <style:text-properties officeooo:paragraph-rsid="0135b2e8"/>
    </style:style>
    <style:style style:name="P442" style:family="paragraph" style:parent-style-name="Heading_20_3">
      <style:text-properties officeooo:paragraph-rsid="013bd6a2"/>
    </style:style>
    <style:style style:name="P443" style:family="paragraph" style:parent-style-name="Heading_20_3">
      <style:text-properties officeooo:paragraph-rsid="013ed1e2"/>
    </style:style>
    <style:style style:name="P444" style:family="paragraph" style:parent-style-name="Heading_20_3">
      <style:text-properties officeooo:paragraph-rsid="014eaf91"/>
    </style:style>
    <style:style style:name="P445" style:family="paragraph" style:parent-style-name="Heading_20_3">
      <style:text-properties officeooo:paragraph-rsid="0150f07d"/>
    </style:style>
    <style:style style:name="P446" style:family="paragraph" style:parent-style-name="Heading_20_3">
      <style:text-properties officeooo:paragraph-rsid="01544079"/>
    </style:style>
    <style:style style:name="P447" style:family="paragraph" style:parent-style-name="Heading_20_3">
      <style:text-properties officeooo:paragraph-rsid="01564a67"/>
    </style:style>
    <style:style style:name="P448" style:family="paragraph" style:parent-style-name="Heading_20_3">
      <style:text-properties officeooo:paragraph-rsid="01583f5b"/>
    </style:style>
    <style:style style:name="P449" style:family="paragraph" style:parent-style-name="Heading_20_3">
      <style:text-properties officeooo:paragraph-rsid="015f98f5"/>
    </style:style>
    <style:style style:name="P450" style:family="paragraph" style:parent-style-name="Heading_20_3">
      <style:text-properties officeooo:paragraph-rsid="0161b833"/>
    </style:style>
    <style:style style:name="P451" style:family="paragraph" style:parent-style-name="Heading_20_3">
      <style:text-properties officeooo:rsid="016433fe" officeooo:paragraph-rsid="016433fe"/>
    </style:style>
    <style:style style:name="P452" style:family="paragraph" style:parent-style-name="Heading_20_3">
      <style:text-properties officeooo:paragraph-rsid="01652761"/>
    </style:style>
    <style:style style:name="P453" style:family="paragraph" style:parent-style-name="Heading_20_3">
      <style:text-properties officeooo:paragraph-rsid="01736f13"/>
    </style:style>
    <style:style style:name="P454" style:family="paragraph" style:parent-style-name="Heading_20_3">
      <style:text-properties officeooo:paragraph-rsid="01779bd3"/>
    </style:style>
    <style:style style:name="P455" style:family="paragraph" style:parent-style-name="Heading_20_3">
      <style:text-properties officeooo:paragraph-rsid="017a6b83"/>
    </style:style>
    <style:style style:name="P456" style:family="paragraph" style:parent-style-name="Heading_20_3">
      <style:text-properties officeooo:paragraph-rsid="017d51f9"/>
    </style:style>
    <style:style style:name="P457" style:family="paragraph" style:parent-style-name="Heading_20_3">
      <style:text-properties officeooo:paragraph-rsid="0182e670"/>
    </style:style>
    <style:style style:name="P458" style:family="paragraph" style:parent-style-name="Heading_20_3">
      <style:text-properties officeooo:paragraph-rsid="01876573"/>
    </style:style>
    <style:style style:name="P459" style:family="paragraph" style:parent-style-name="Heading_20_3">
      <style:text-properties officeooo:paragraph-rsid="01915978"/>
    </style:style>
    <style:style style:name="P460" style:family="paragraph" style:parent-style-name="Heading_20_3">
      <style:text-properties officeooo:paragraph-rsid="0193820e"/>
    </style:style>
    <style:style style:name="P461" style:family="paragraph" style:parent-style-name="Heading_20_3">
      <style:text-properties officeooo:paragraph-rsid="01956c78"/>
    </style:style>
    <style:style style:name="P462" style:family="paragraph" style:parent-style-name="Heading_20_3">
      <style:text-properties officeooo:paragraph-rsid="019869c8"/>
    </style:style>
    <style:style style:name="P463" style:family="paragraph" style:parent-style-name="Heading_20_3">
      <style:text-properties officeooo:paragraph-rsid="019a1c6c"/>
    </style:style>
    <style:style style:name="P464" style:family="paragraph" style:parent-style-name="Heading_20_3">
      <style:text-properties officeooo:paragraph-rsid="019b8cb4"/>
    </style:style>
    <style:style style:name="P465" style:family="paragraph" style:parent-style-name="Heading_20_3">
      <style:text-properties officeooo:paragraph-rsid="019f291a"/>
    </style:style>
    <style:style style:name="P466" style:family="paragraph" style:parent-style-name="Heading_20_3">
      <style:text-properties officeooo:paragraph-rsid="01a4eb66"/>
    </style:style>
    <style:style style:name="P467" style:family="paragraph" style:parent-style-name="Heading_20_3">
      <style:text-properties officeooo:paragraph-rsid="01a753a9"/>
    </style:style>
    <style:style style:name="P468" style:family="paragraph" style:parent-style-name="Heading_20_3">
      <style:text-properties officeooo:paragraph-rsid="01a8d024"/>
    </style:style>
    <style:style style:name="P469" style:family="paragraph" style:parent-style-name="Heading_20_3">
      <style:text-properties officeooo:paragraph-rsid="01a9ac3b"/>
    </style:style>
    <style:style style:name="P470" style:family="paragraph" style:parent-style-name="Heading_20_3">
      <style:text-properties officeooo:paragraph-rsid="01ab217a"/>
    </style:style>
    <style:style style:name="P471" style:family="paragraph" style:parent-style-name="Heading_20_3">
      <style:text-properties officeooo:paragraph-rsid="01ad651c"/>
    </style:style>
    <style:style style:name="P472" style:family="paragraph" style:parent-style-name="Heading_20_3">
      <style:text-properties officeooo:paragraph-rsid="01ad7fec"/>
    </style:style>
    <style:style style:name="P473" style:family="paragraph" style:parent-style-name="Heading_20_3">
      <style:text-properties officeooo:paragraph-rsid="01afb3ae"/>
    </style:style>
    <style:style style:name="P474" style:family="paragraph" style:parent-style-name="Heading_20_3">
      <style:text-properties officeooo:paragraph-rsid="01b3f5c3"/>
    </style:style>
    <style:style style:name="P475" style:family="paragraph" style:parent-style-name="Heading_20_3">
      <style:text-properties officeooo:paragraph-rsid="01b69119"/>
    </style:style>
    <style:style style:name="P476" style:family="paragraph" style:parent-style-name="Heading_20_3">
      <style:text-properties officeooo:paragraph-rsid="01b988d9"/>
    </style:style>
    <style:style style:name="P477" style:family="paragraph" style:parent-style-name="Heading_20_3">
      <style:text-properties officeooo:paragraph-rsid="01bab327"/>
    </style:style>
    <style:style style:name="P478" style:family="paragraph" style:parent-style-name="Heading_20_3">
      <style:text-properties officeooo:paragraph-rsid="01bd7cd1"/>
    </style:style>
    <style:style style:name="P479" style:family="paragraph" style:parent-style-name="Heading_20_3">
      <style:text-properties officeooo:paragraph-rsid="01be29d4"/>
    </style:style>
    <style:style style:name="P480" style:family="paragraph" style:parent-style-name="Heading_20_3">
      <style:text-properties officeooo:paragraph-rsid="01c2eb60"/>
    </style:style>
    <style:style style:name="P481" style:family="paragraph" style:parent-style-name="Heading_20_3">
      <style:text-properties officeooo:paragraph-rsid="01c93639"/>
    </style:style>
    <style:style style:name="P482" style:family="paragraph" style:parent-style-name="Heading_20_3">
      <style:text-properties officeooo:paragraph-rsid="01cbb614"/>
    </style:style>
    <style:style style:name="P483" style:family="paragraph" style:parent-style-name="Heading_20_3">
      <style:text-properties officeooo:paragraph-rsid="01ccdd63"/>
    </style:style>
    <style:style style:name="P484" style:family="paragraph" style:parent-style-name="Heading_20_3">
      <style:text-properties officeooo:paragraph-rsid="01cecc6e"/>
    </style:style>
    <style:style style:name="P485" style:family="paragraph" style:parent-style-name="Heading_20_3">
      <style:text-properties officeooo:paragraph-rsid="01d0094f"/>
    </style:style>
    <style:style style:name="P486" style:family="paragraph" style:parent-style-name="Heading_20_3">
      <style:text-properties officeooo:paragraph-rsid="01d09f28"/>
    </style:style>
    <style:style style:name="P487" style:family="paragraph" style:parent-style-name="Heading_20_3">
      <style:text-properties officeooo:paragraph-rsid="01d13163"/>
    </style:style>
    <style:style style:name="P488" style:family="paragraph" style:parent-style-name="Heading_20_3">
      <style:text-properties officeooo:paragraph-rsid="01d165ad"/>
    </style:style>
    <style:style style:name="P489" style:family="paragraph" style:parent-style-name="Heading_20_3">
      <style:text-properties officeooo:paragraph-rsid="01d317ce"/>
    </style:style>
    <style:style style:name="P490" style:family="paragraph" style:parent-style-name="Heading_20_1">
      <style:paragraph-properties fo:break-before="page"/>
      <style:text-properties officeooo:rsid="0006a8ba" officeooo:paragraph-rsid="0006a8ba"/>
    </style:style>
    <style:style style:name="P491" style:family="paragraph" style:parent-style-name="Table_20_Contents">
      <style:paragraph-properties fo:text-align="center" style:justify-single-word="false"/>
    </style:style>
    <style:style style:name="P492" style:family="paragraph" style:parent-style-name="Table_20_Contents">
      <style:paragraph-properties fo:text-align="center" style:justify-single-word="false"/>
      <style:text-properties officeooo:paragraph-rsid="001715f0"/>
    </style:style>
    <style:style style:name="P493" style:family="paragraph" style:parent-style-name="Table_20_Contents">
      <style:paragraph-properties fo:text-align="center" style:justify-single-word="false"/>
      <style:text-properties officeooo:paragraph-rsid="001c4c6b"/>
    </style:style>
    <style:style style:name="P494" style:family="paragraph" style:parent-style-name="Table_20_Contents">
      <style:paragraph-properties fo:text-align="center" style:justify-single-word="false"/>
      <style:text-properties officeooo:paragraph-rsid="0028d53a"/>
    </style:style>
    <style:style style:name="P495" style:family="paragraph" style:parent-style-name="Table_20_Contents">
      <style:paragraph-properties fo:text-align="center" style:justify-single-word="false"/>
      <style:text-properties officeooo:paragraph-rsid="002dc5ea"/>
    </style:style>
    <style:style style:name="P496" style:family="paragraph" style:parent-style-name="Table_20_Contents">
      <style:paragraph-properties fo:text-align="center" style:justify-single-word="false"/>
      <style:text-properties officeooo:paragraph-rsid="0031ec4b"/>
    </style:style>
    <style:style style:name="P497" style:family="paragraph" style:parent-style-name="Table_20_Contents">
      <style:paragraph-properties fo:text-align="center" style:justify-single-word="false"/>
      <style:text-properties officeooo:paragraph-rsid="0034136b"/>
    </style:style>
    <style:style style:name="P498" style:family="paragraph" style:parent-style-name="Table_20_Contents">
      <style:paragraph-properties fo:text-align="center" style:justify-single-word="false"/>
      <style:text-properties officeooo:paragraph-rsid="003b4a0d"/>
    </style:style>
    <style:style style:name="P499" style:family="paragraph" style:parent-style-name="Table_20_Contents">
      <style:paragraph-properties fo:text-align="center" style:justify-single-word="false"/>
      <style:text-properties officeooo:paragraph-rsid="003db151"/>
    </style:style>
    <style:style style:name="P500" style:family="paragraph" style:parent-style-name="Table_20_Contents">
      <style:paragraph-properties fo:text-align="center" style:justify-single-word="false"/>
      <style:text-properties officeooo:paragraph-rsid="004308c4"/>
    </style:style>
    <style:style style:name="P501" style:family="paragraph" style:parent-style-name="Table_20_Contents">
      <style:paragraph-properties fo:text-align="center" style:justify-single-word="false"/>
      <style:text-properties officeooo:paragraph-rsid="0043ab2e"/>
    </style:style>
    <style:style style:name="P502" style:family="paragraph" style:parent-style-name="Table_20_Contents">
      <style:paragraph-properties fo:text-align="center" style:justify-single-word="false"/>
      <style:text-properties officeooo:paragraph-rsid="0047415a"/>
    </style:style>
    <style:style style:name="P503" style:family="paragraph" style:parent-style-name="Table_20_Contents">
      <style:paragraph-properties fo:text-align="center" style:justify-single-word="false"/>
      <style:text-properties officeooo:paragraph-rsid="004ee229"/>
    </style:style>
    <style:style style:name="P504" style:family="paragraph" style:parent-style-name="Table_20_Contents">
      <style:paragraph-properties fo:text-align="center" style:justify-single-word="false"/>
      <style:text-properties officeooo:paragraph-rsid="004f88e3"/>
    </style:style>
    <style:style style:name="P505" style:family="paragraph" style:parent-style-name="Table_20_Contents">
      <style:paragraph-properties fo:text-align="center" style:justify-single-word="false"/>
      <style:text-properties officeooo:paragraph-rsid="005821f1"/>
    </style:style>
    <style:style style:name="P506" style:family="paragraph" style:parent-style-name="Table_20_Contents">
      <style:paragraph-properties fo:text-align="center" style:justify-single-word="false"/>
      <style:text-properties officeooo:paragraph-rsid="005a29df"/>
    </style:style>
    <style:style style:name="P507" style:family="paragraph" style:parent-style-name="Table_20_Contents">
      <style:paragraph-properties fo:text-align="center" style:justify-single-word="false"/>
      <style:text-properties officeooo:paragraph-rsid="005e79fe"/>
    </style:style>
    <style:style style:name="P508" style:family="paragraph" style:parent-style-name="Table_20_Contents">
      <style:paragraph-properties fo:text-align="center" style:justify-single-word="false"/>
      <style:text-properties officeooo:paragraph-rsid="006341ae"/>
    </style:style>
    <style:style style:name="P509" style:family="paragraph" style:parent-style-name="Table_20_Contents">
      <style:paragraph-properties fo:text-align="center" style:justify-single-word="false"/>
      <style:text-properties officeooo:paragraph-rsid="0076b896"/>
    </style:style>
    <style:style style:name="P510" style:family="paragraph" style:parent-style-name="Table_20_Contents">
      <style:paragraph-properties fo:text-align="center" style:justify-single-word="false"/>
      <style:text-properties officeooo:paragraph-rsid="00828125"/>
    </style:style>
    <style:style style:name="P511" style:family="paragraph" style:parent-style-name="Table_20_Contents">
      <style:paragraph-properties fo:text-align="center" style:justify-single-word="false"/>
      <style:text-properties officeooo:paragraph-rsid="00b5c5cb"/>
    </style:style>
    <style:style style:name="P512" style:family="paragraph" style:parent-style-name="Table_20_Contents">
      <style:paragraph-properties fo:text-align="center" style:justify-single-word="false"/>
      <style:text-properties officeooo:paragraph-rsid="00bbf60b"/>
    </style:style>
    <style:style style:name="P513" style:family="paragraph" style:parent-style-name="Table_20_Contents">
      <style:paragraph-properties fo:text-align="center" style:justify-single-word="false"/>
      <style:text-properties officeooo:paragraph-rsid="00c23f3a"/>
    </style:style>
    <style:style style:name="P514" style:family="paragraph" style:parent-style-name="Table_20_Contents">
      <style:paragraph-properties fo:text-align="center" style:justify-single-word="false"/>
      <style:text-properties officeooo:paragraph-rsid="00c79d77"/>
    </style:style>
    <style:style style:name="P515" style:family="paragraph" style:parent-style-name="Table_20_Contents">
      <style:paragraph-properties fo:text-align="center" style:justify-single-word="false"/>
      <style:text-properties officeooo:paragraph-rsid="00ce4929"/>
    </style:style>
    <style:style style:name="P516" style:family="paragraph" style:parent-style-name="Table_20_Contents">
      <style:paragraph-properties fo:text-align="center" style:justify-single-word="false"/>
      <style:text-properties officeooo:paragraph-rsid="00d96264"/>
    </style:style>
    <style:style style:name="P517" style:family="paragraph" style:parent-style-name="Table_20_Contents">
      <style:paragraph-properties fo:text-align="center" style:justify-single-word="false"/>
      <style:text-properties officeooo:paragraph-rsid="00ddd3cd"/>
    </style:style>
    <style:style style:name="P518" style:family="paragraph" style:parent-style-name="Table_20_Contents">
      <style:paragraph-properties fo:text-align="center" style:justify-single-word="false"/>
      <style:text-properties officeooo:paragraph-rsid="00dff591"/>
    </style:style>
    <style:style style:name="P519" style:family="paragraph" style:parent-style-name="Table_20_Contents">
      <style:paragraph-properties fo:text-align="center" style:justify-single-word="false"/>
      <style:text-properties officeooo:paragraph-rsid="00e815b1"/>
    </style:style>
    <style:style style:name="P520" style:family="paragraph" style:parent-style-name="Table_20_Contents">
      <style:paragraph-properties fo:text-align="center" style:justify-single-word="false"/>
      <style:text-properties officeooo:paragraph-rsid="0107198b"/>
    </style:style>
    <style:style style:name="P521" style:family="paragraph" style:parent-style-name="Table_20_Contents">
      <style:paragraph-properties fo:text-align="center" style:justify-single-word="false"/>
      <style:text-properties officeooo:paragraph-rsid="010b42e7"/>
    </style:style>
    <style:style style:name="P522" style:family="paragraph" style:parent-style-name="Table_20_Contents">
      <style:paragraph-properties fo:text-align="center" style:justify-single-word="false"/>
      <style:text-properties officeooo:paragraph-rsid="010d7dcc"/>
    </style:style>
    <style:style style:name="P523" style:family="paragraph" style:parent-style-name="Table_20_Contents">
      <style:paragraph-properties fo:text-align="center" style:justify-single-word="false"/>
      <style:text-properties officeooo:paragraph-rsid="0110a9d6"/>
    </style:style>
    <style:style style:name="P524" style:family="paragraph" style:parent-style-name="Table_20_Contents">
      <style:paragraph-properties fo:text-align="center" style:justify-single-word="false"/>
      <style:text-properties officeooo:paragraph-rsid="011c553d"/>
    </style:style>
    <style:style style:name="P525" style:family="paragraph" style:parent-style-name="Table_20_Contents">
      <style:paragraph-properties fo:text-align="center" style:justify-single-word="false"/>
      <style:text-properties officeooo:paragraph-rsid="01238f71"/>
    </style:style>
    <style:style style:name="P526" style:family="paragraph" style:parent-style-name="Table_20_Contents">
      <style:paragraph-properties fo:text-align="center" style:justify-single-word="false"/>
      <style:text-properties officeooo:paragraph-rsid="012c574a"/>
    </style:style>
    <style:style style:name="P527" style:family="paragraph" style:parent-style-name="Table_20_Contents">
      <style:paragraph-properties fo:text-align="center" style:justify-single-word="false"/>
      <style:text-properties officeooo:paragraph-rsid="012e051f"/>
    </style:style>
    <style:style style:name="P528" style:family="paragraph" style:parent-style-name="Table_20_Contents">
      <style:paragraph-properties fo:text-align="center" style:justify-single-word="false"/>
      <style:text-properties officeooo:paragraph-rsid="012ee4dc"/>
    </style:style>
    <style:style style:name="P529" style:family="paragraph" style:parent-style-name="Table_20_Contents">
      <style:paragraph-properties fo:text-align="center" style:justify-single-word="false"/>
      <style:text-properties officeooo:paragraph-rsid="012fea1d"/>
    </style:style>
    <style:style style:name="P530" style:family="paragraph" style:parent-style-name="Table_20_Contents">
      <style:paragraph-properties fo:text-align="center" style:justify-single-word="false"/>
      <style:text-properties officeooo:paragraph-rsid="0135b2e8"/>
    </style:style>
    <style:style style:name="P531" style:family="paragraph" style:parent-style-name="Table_20_Contents">
      <style:paragraph-properties fo:text-align="center" style:justify-single-word="false"/>
      <style:text-properties officeooo:paragraph-rsid="013bd6a2"/>
    </style:style>
    <style:style style:name="P532" style:family="paragraph" style:parent-style-name="Table_20_Contents">
      <style:paragraph-properties fo:text-align="center" style:justify-single-word="false"/>
      <style:text-properties officeooo:paragraph-rsid="013ed1e2"/>
    </style:style>
    <style:style style:name="P533" style:family="paragraph" style:parent-style-name="Table_20_Contents">
      <style:paragraph-properties fo:text-align="center" style:justify-single-word="false"/>
      <style:text-properties officeooo:paragraph-rsid="014eaf91"/>
    </style:style>
    <style:style style:name="P534" style:family="paragraph" style:parent-style-name="Table_20_Contents">
      <style:paragraph-properties fo:text-align="center" style:justify-single-word="false"/>
      <style:text-properties officeooo:paragraph-rsid="0150f07d"/>
    </style:style>
    <style:style style:name="P535" style:family="paragraph" style:parent-style-name="Table_20_Contents">
      <style:paragraph-properties fo:text-align="center" style:justify-single-word="false"/>
      <style:text-properties officeooo:paragraph-rsid="01544079"/>
    </style:style>
    <style:style style:name="P536" style:family="paragraph" style:parent-style-name="Table_20_Contents">
      <style:paragraph-properties fo:text-align="center" style:justify-single-word="false"/>
      <style:text-properties officeooo:paragraph-rsid="01564a67"/>
    </style:style>
    <style:style style:name="P537" style:family="paragraph" style:parent-style-name="Table_20_Contents">
      <style:paragraph-properties fo:text-align="center" style:justify-single-word="false"/>
      <style:text-properties officeooo:paragraph-rsid="01583f5b"/>
    </style:style>
    <style:style style:name="P538" style:family="paragraph" style:parent-style-name="Table_20_Contents">
      <style:paragraph-properties fo:text-align="center" style:justify-single-word="false"/>
      <style:text-properties officeooo:paragraph-rsid="015f98f5"/>
    </style:style>
    <style:style style:name="P539" style:family="paragraph" style:parent-style-name="Table_20_Contents">
      <style:paragraph-properties fo:text-align="center" style:justify-single-word="false"/>
      <style:text-properties officeooo:paragraph-rsid="0161b833"/>
    </style:style>
    <style:style style:name="P540" style:family="paragraph" style:parent-style-name="Table_20_Contents">
      <style:paragraph-properties fo:text-align="center" style:justify-single-word="false"/>
      <style:text-properties officeooo:paragraph-rsid="01652761"/>
    </style:style>
    <style:style style:name="P541" style:family="paragraph" style:parent-style-name="Table_20_Contents">
      <style:paragraph-properties fo:text-align="center" style:justify-single-word="false"/>
      <style:text-properties officeooo:paragraph-rsid="01736f13"/>
    </style:style>
    <style:style style:name="P542" style:family="paragraph" style:parent-style-name="Table_20_Contents">
      <style:paragraph-properties fo:text-align="center" style:justify-single-word="false"/>
      <style:text-properties officeooo:paragraph-rsid="01779bd3"/>
    </style:style>
    <style:style style:name="P543" style:family="paragraph" style:parent-style-name="Table_20_Contents">
      <style:paragraph-properties fo:text-align="center" style:justify-single-word="false"/>
      <style:text-properties officeooo:paragraph-rsid="017a6b83"/>
    </style:style>
    <style:style style:name="P544" style:family="paragraph" style:parent-style-name="Table_20_Contents">
      <style:paragraph-properties fo:text-align="center" style:justify-single-word="false"/>
      <style:text-properties officeooo:paragraph-rsid="017d51f9"/>
    </style:style>
    <style:style style:name="P545" style:family="paragraph" style:parent-style-name="Table_20_Contents">
      <style:paragraph-properties fo:text-align="center" style:justify-single-word="false"/>
      <style:text-properties officeooo:paragraph-rsid="0182e670"/>
    </style:style>
    <style:style style:name="P546" style:family="paragraph" style:parent-style-name="Table_20_Contents">
      <style:paragraph-properties fo:text-align="center" style:justify-single-word="false"/>
      <style:text-properties officeooo:paragraph-rsid="01876573"/>
    </style:style>
    <style:style style:name="P547" style:family="paragraph" style:parent-style-name="Table_20_Contents">
      <style:paragraph-properties fo:text-align="center" style:justify-single-word="false"/>
      <style:text-properties officeooo:paragraph-rsid="01915978"/>
    </style:style>
    <style:style style:name="P548" style:family="paragraph" style:parent-style-name="Table_20_Contents">
      <style:paragraph-properties fo:text-align="center" style:justify-single-word="false"/>
      <style:text-properties officeooo:paragraph-rsid="0193820e"/>
    </style:style>
    <style:style style:name="P549" style:family="paragraph" style:parent-style-name="Table_20_Contents">
      <style:paragraph-properties fo:text-align="center" style:justify-single-word="false"/>
      <style:text-properties officeooo:paragraph-rsid="01956c78"/>
    </style:style>
    <style:style style:name="P550" style:family="paragraph" style:parent-style-name="Table_20_Contents">
      <style:paragraph-properties fo:text-align="center" style:justify-single-word="false"/>
      <style:text-properties officeooo:paragraph-rsid="019869c8"/>
    </style:style>
    <style:style style:name="P551" style:family="paragraph" style:parent-style-name="Table_20_Contents">
      <style:paragraph-properties fo:text-align="center" style:justify-single-word="false"/>
      <style:text-properties officeooo:paragraph-rsid="019a1c6c"/>
    </style:style>
    <style:style style:name="P552" style:family="paragraph" style:parent-style-name="Table_20_Contents">
      <style:paragraph-properties fo:text-align="center" style:justify-single-word="false"/>
      <style:text-properties officeooo:paragraph-rsid="019b8cb4"/>
    </style:style>
    <style:style style:name="P553" style:family="paragraph" style:parent-style-name="Table_20_Contents">
      <style:paragraph-properties fo:text-align="center" style:justify-single-word="false"/>
      <style:text-properties officeooo:paragraph-rsid="019f291a"/>
    </style:style>
    <style:style style:name="P554" style:family="paragraph" style:parent-style-name="Table_20_Contents">
      <style:paragraph-properties fo:text-align="center" style:justify-single-word="false"/>
      <style:text-properties officeooo:paragraph-rsid="01a4eb66"/>
    </style:style>
    <style:style style:name="P555" style:family="paragraph" style:parent-style-name="Table_20_Contents">
      <style:paragraph-properties fo:text-align="center" style:justify-single-word="false"/>
      <style:text-properties officeooo:paragraph-rsid="01a753a9"/>
    </style:style>
    <style:style style:name="P556" style:family="paragraph" style:parent-style-name="Table_20_Contents">
      <style:paragraph-properties fo:text-align="center" style:justify-single-word="false"/>
      <style:text-properties officeooo:paragraph-rsid="01a8d024"/>
    </style:style>
    <style:style style:name="P557" style:family="paragraph" style:parent-style-name="Table_20_Contents">
      <style:paragraph-properties fo:text-align="center" style:justify-single-word="false"/>
      <style:text-properties officeooo:paragraph-rsid="01a9ac3b"/>
    </style:style>
    <style:style style:name="P558" style:family="paragraph" style:parent-style-name="Table_20_Contents">
      <style:paragraph-properties fo:text-align="center" style:justify-single-word="false"/>
      <style:text-properties officeooo:paragraph-rsid="01ab217a"/>
    </style:style>
    <style:style style:name="P559" style:family="paragraph" style:parent-style-name="Table_20_Contents">
      <style:paragraph-properties fo:text-align="center" style:justify-single-word="false"/>
      <style:text-properties officeooo:paragraph-rsid="01ad651c"/>
    </style:style>
    <style:style style:name="P560" style:family="paragraph" style:parent-style-name="Table_20_Contents">
      <style:paragraph-properties fo:text-align="center" style:justify-single-word="false"/>
      <style:text-properties officeooo:paragraph-rsid="01ad7fec"/>
    </style:style>
    <style:style style:name="P561" style:family="paragraph" style:parent-style-name="Table_20_Contents">
      <style:paragraph-properties fo:text-align="center" style:justify-single-word="false"/>
      <style:text-properties officeooo:paragraph-rsid="01afb3ae"/>
    </style:style>
    <style:style style:name="P562" style:family="paragraph" style:parent-style-name="Table_20_Contents">
      <style:paragraph-properties fo:text-align="center" style:justify-single-word="false"/>
      <style:text-properties officeooo:paragraph-rsid="01b3f5c3"/>
    </style:style>
    <style:style style:name="P563" style:family="paragraph" style:parent-style-name="Table_20_Contents">
      <style:paragraph-properties fo:text-align="center" style:justify-single-word="false"/>
      <style:text-properties officeooo:paragraph-rsid="01b69119"/>
    </style:style>
    <style:style style:name="P564" style:family="paragraph" style:parent-style-name="Table_20_Contents">
      <style:paragraph-properties fo:text-align="center" style:justify-single-word="false"/>
      <style:text-properties officeooo:paragraph-rsid="01b988d9"/>
    </style:style>
    <style:style style:name="P565" style:family="paragraph" style:parent-style-name="Table_20_Contents">
      <style:paragraph-properties fo:text-align="center" style:justify-single-word="false"/>
      <style:text-properties officeooo:paragraph-rsid="01bab327"/>
    </style:style>
    <style:style style:name="P566" style:family="paragraph" style:parent-style-name="Table_20_Contents">
      <style:paragraph-properties fo:text-align="center" style:justify-single-word="false"/>
      <style:text-properties officeooo:paragraph-rsid="01bd7cd1"/>
    </style:style>
    <style:style style:name="P567" style:family="paragraph" style:parent-style-name="Table_20_Contents">
      <style:paragraph-properties fo:text-align="center" style:justify-single-word="false"/>
      <style:text-properties officeooo:paragraph-rsid="01be29d4"/>
    </style:style>
    <style:style style:name="P568" style:family="paragraph" style:parent-style-name="Table_20_Contents">
      <style:paragraph-properties fo:text-align="center" style:justify-single-word="false"/>
      <style:text-properties officeooo:paragraph-rsid="01c2eb60"/>
    </style:style>
    <style:style style:name="P569" style:family="paragraph" style:parent-style-name="Table_20_Contents">
      <style:paragraph-properties fo:text-align="center" style:justify-single-word="false"/>
      <style:text-properties officeooo:paragraph-rsid="01c93639"/>
    </style:style>
    <style:style style:name="P570" style:family="paragraph" style:parent-style-name="Table_20_Contents">
      <style:paragraph-properties fo:text-align="center" style:justify-single-word="false"/>
      <style:text-properties officeooo:paragraph-rsid="01cbb614"/>
    </style:style>
    <style:style style:name="P571" style:family="paragraph" style:parent-style-name="Table_20_Contents">
      <style:paragraph-properties fo:text-align="center" style:justify-single-word="false"/>
      <style:text-properties officeooo:paragraph-rsid="01ccdd63"/>
    </style:style>
    <style:style style:name="P572" style:family="paragraph" style:parent-style-name="Table_20_Contents">
      <style:paragraph-properties fo:text-align="center" style:justify-single-word="false"/>
      <style:text-properties officeooo:paragraph-rsid="01cecc6e"/>
    </style:style>
    <style:style style:name="P573" style:family="paragraph" style:parent-style-name="Table_20_Contents">
      <style:paragraph-properties fo:text-align="center" style:justify-single-word="false"/>
      <style:text-properties officeooo:paragraph-rsid="01d0094f"/>
    </style:style>
    <style:style style:name="P574" style:family="paragraph" style:parent-style-name="Table_20_Contents">
      <style:paragraph-properties fo:text-align="center" style:justify-single-word="false"/>
      <style:text-properties officeooo:paragraph-rsid="01d09f28"/>
    </style:style>
    <style:style style:name="P575" style:family="paragraph" style:parent-style-name="Table_20_Contents">
      <style:paragraph-properties fo:text-align="center" style:justify-single-word="false"/>
      <style:text-properties officeooo:paragraph-rsid="01d13163"/>
    </style:style>
    <style:style style:name="P576" style:family="paragraph" style:parent-style-name="Table_20_Contents">
      <style:paragraph-properties fo:text-align="center" style:justify-single-word="false"/>
      <style:text-properties officeooo:paragraph-rsid="01d165ad"/>
    </style:style>
    <style:style style:name="P577" style:family="paragraph" style:parent-style-name="Table_20_Contents">
      <style:paragraph-properties fo:text-align="center" style:justify-single-word="false"/>
      <style:text-properties officeooo:paragraph-rsid="01d317ce"/>
    </style:style>
    <style:style style:name="P578" style:family="paragraph" style:parent-style-name="Table_20_Contents">
      <style:paragraph-properties fo:text-align="center" style:justify-single-word="false"/>
      <style:text-properties officeooo:rsid="0004e319" officeooo:paragraph-rsid="0004e319"/>
    </style:style>
    <style:style style:name="P579" style:family="paragraph" style:parent-style-name="Table_20_Contents">
      <style:paragraph-properties fo:text-align="center" style:justify-single-word="false"/>
      <style:text-properties officeooo:rsid="000f0464" officeooo:paragraph-rsid="000f0464"/>
    </style:style>
    <style:style style:name="P580" style:family="paragraph" style:parent-style-name="Table_20_Contents">
      <style:paragraph-properties fo:text-align="center" style:justify-single-word="false"/>
      <style:text-properties officeooo:rsid="0018a031" officeooo:paragraph-rsid="0018a031"/>
    </style:style>
    <style:style style:name="P581" style:family="paragraph" style:parent-style-name="Table_20_Contents">
      <style:paragraph-properties fo:text-align="center" style:justify-single-word="false"/>
      <style:text-properties officeooo:rsid="002768f4" officeooo:paragraph-rsid="002768f4"/>
    </style:style>
    <style:style style:name="P582" style:family="paragraph" style:parent-style-name="Table_20_Contents">
      <style:paragraph-properties fo:text-align="center" style:justify-single-word="false"/>
      <style:text-properties officeooo:rsid="0028d53a" officeooo:paragraph-rsid="0028d53a"/>
    </style:style>
    <style:style style:name="P583" style:family="paragraph" style:parent-style-name="Table_20_Contents">
      <style:paragraph-properties fo:text-align="center" style:justify-single-word="false"/>
      <style:text-properties officeooo:rsid="0028d53a" officeooo:paragraph-rsid="002dc5ea"/>
    </style:style>
    <style:style style:name="P584" style:family="paragraph" style:parent-style-name="Table_20_Contents">
      <style:paragraph-properties fo:text-align="center" style:justify-single-word="false"/>
      <style:text-properties officeooo:rsid="0029aa66" officeooo:paragraph-rsid="0029aa66"/>
    </style:style>
    <style:style style:name="P585" style:family="paragraph" style:parent-style-name="Table_20_Contents">
      <style:paragraph-properties fo:text-align="center" style:justify-single-word="false"/>
      <style:text-properties officeooo:rsid="0029aa66" officeooo:paragraph-rsid="002dc5ea"/>
    </style:style>
    <style:style style:name="P586" style:family="paragraph" style:parent-style-name="Table_20_Contents">
      <style:paragraph-properties fo:text-align="center" style:justify-single-word="false"/>
      <style:text-properties officeooo:rsid="002ba0ea" officeooo:paragraph-rsid="002ba0ea"/>
    </style:style>
    <style:style style:name="P587" style:family="paragraph" style:parent-style-name="Table_20_Contents">
      <style:paragraph-properties fo:text-align="center" style:justify-single-word="false"/>
      <style:text-properties officeooo:rsid="002ba0ea" officeooo:paragraph-rsid="002dc5ea"/>
    </style:style>
    <style:style style:name="P588" style:family="paragraph" style:parent-style-name="Table_20_Contents">
      <style:paragraph-properties fo:text-align="center" style:justify-single-word="false"/>
      <style:text-properties officeooo:rsid="002ba0ea" officeooo:paragraph-rsid="0031ec4b"/>
    </style:style>
    <style:style style:name="P589" style:family="paragraph" style:parent-style-name="Table_20_Contents">
      <style:paragraph-properties fo:text-align="center" style:justify-single-word="false"/>
      <style:text-properties officeooo:rsid="00328104" officeooo:paragraph-rsid="00328104"/>
    </style:style>
    <style:style style:name="P590" style:family="paragraph" style:parent-style-name="Table_20_Contents">
      <style:paragraph-properties fo:text-align="center" style:justify-single-word="false"/>
      <style:text-properties officeooo:rsid="0037f7ca" officeooo:paragraph-rsid="0037f7ca"/>
    </style:style>
    <style:style style:name="P591" style:family="paragraph" style:parent-style-name="Table_20_Contents">
      <style:paragraph-properties fo:text-align="center" style:justify-single-word="false"/>
      <style:text-properties officeooo:rsid="003b4a0d" officeooo:paragraph-rsid="003b4a0d"/>
    </style:style>
    <style:style style:name="P592" style:family="paragraph" style:parent-style-name="Table_20_Contents">
      <style:paragraph-properties fo:text-align="center" style:justify-single-word="false"/>
      <style:text-properties officeooo:rsid="003b4a0d" officeooo:paragraph-rsid="003db151"/>
    </style:style>
    <style:style style:name="P593" style:family="paragraph" style:parent-style-name="Table_20_Contents">
      <style:paragraph-properties fo:text-align="center" style:justify-single-word="false"/>
      <style:text-properties officeooo:rsid="0043ab2e" officeooo:paragraph-rsid="0043ab2e"/>
    </style:style>
    <style:style style:name="P594" style:family="paragraph" style:parent-style-name="Table_20_Contents">
      <style:paragraph-properties fo:text-align="center" style:justify-single-word="false"/>
      <style:text-properties officeooo:rsid="00471083" officeooo:paragraph-rsid="00471083"/>
    </style:style>
    <style:style style:name="P595" style:family="paragraph" style:parent-style-name="Table_20_Contents">
      <style:paragraph-properties fo:text-align="center" style:justify-single-word="false"/>
      <style:text-properties officeooo:rsid="004b03ae" officeooo:paragraph-rsid="004b03ae"/>
    </style:style>
    <style:style style:name="P596" style:family="paragraph" style:parent-style-name="Table_20_Contents">
      <style:paragraph-properties fo:text-align="center" style:justify-single-word="false"/>
      <style:text-properties officeooo:rsid="004ee229" officeooo:paragraph-rsid="004ee229"/>
    </style:style>
    <style:style style:name="P597" style:family="paragraph" style:parent-style-name="Table_20_Contents">
      <style:paragraph-properties fo:text-align="center" style:justify-single-word="false"/>
      <style:text-properties officeooo:rsid="004ee229" officeooo:paragraph-rsid="004f88e3"/>
    </style:style>
    <style:style style:name="P598" style:family="paragraph" style:parent-style-name="Table_20_Contents">
      <style:paragraph-properties fo:text-align="center" style:justify-single-word="false"/>
      <style:text-properties officeooo:rsid="004f88e3" officeooo:paragraph-rsid="004f88e3"/>
    </style:style>
    <style:style style:name="P599" style:family="paragraph" style:parent-style-name="Table_20_Contents">
      <style:paragraph-properties fo:text-align="center" style:justify-single-word="false"/>
      <style:text-properties officeooo:rsid="005821f1" officeooo:paragraph-rsid="005821f1"/>
    </style:style>
    <style:style style:name="P600" style:family="paragraph" style:parent-style-name="Table_20_Contents">
      <style:paragraph-properties fo:text-align="center" style:justify-single-word="false"/>
      <style:text-properties officeooo:rsid="005821f1" officeooo:paragraph-rsid="005a29df"/>
    </style:style>
    <style:style style:name="P601" style:family="paragraph" style:parent-style-name="Table_20_Contents">
      <style:paragraph-properties fo:text-align="center" style:justify-single-word="false"/>
      <style:text-properties officeooo:rsid="005821f1" officeooo:paragraph-rsid="005e79fe"/>
    </style:style>
    <style:style style:name="P602" style:family="paragraph" style:parent-style-name="Table_20_Contents">
      <style:paragraph-properties fo:text-align="center" style:justify-single-word="false"/>
      <style:text-properties officeooo:rsid="005821f1" officeooo:paragraph-rsid="006341ae"/>
    </style:style>
    <style:style style:name="P603" style:family="paragraph" style:parent-style-name="Table_20_Contents">
      <style:paragraph-properties fo:text-align="center" style:justify-single-word="false"/>
      <style:text-properties officeooo:rsid="005821f1" officeooo:paragraph-rsid="0076b896"/>
    </style:style>
    <style:style style:name="P604" style:family="paragraph" style:parent-style-name="Table_20_Contents">
      <style:paragraph-properties fo:text-align="center" style:justify-single-word="false"/>
      <style:text-properties officeooo:rsid="005821f1" officeooo:paragraph-rsid="00828125"/>
    </style:style>
    <style:style style:name="P605" style:family="paragraph" style:parent-style-name="Table_20_Contents">
      <style:paragraph-properties fo:text-align="center" style:justify-single-word="false"/>
      <style:text-properties officeooo:rsid="005821f1" officeooo:paragraph-rsid="00b5c5cb"/>
    </style:style>
    <style:style style:name="P606" style:family="paragraph" style:parent-style-name="Table_20_Contents">
      <style:paragraph-properties fo:text-align="center" style:justify-single-word="false"/>
      <style:text-properties officeooo:rsid="005821f1" officeooo:paragraph-rsid="00bbf60b"/>
    </style:style>
    <style:style style:name="P607" style:family="paragraph" style:parent-style-name="Table_20_Contents">
      <style:paragraph-properties fo:text-align="center" style:justify-single-word="false"/>
      <style:text-properties officeooo:rsid="005821f1" officeooo:paragraph-rsid="00c23f3a"/>
    </style:style>
    <style:style style:name="P608" style:family="paragraph" style:parent-style-name="Table_20_Contents">
      <style:paragraph-properties fo:text-align="center" style:justify-single-word="false"/>
      <style:text-properties officeooo:rsid="005821f1" officeooo:paragraph-rsid="00c79d77"/>
    </style:style>
    <style:style style:name="P609" style:family="paragraph" style:parent-style-name="Table_20_Contents">
      <style:paragraph-properties fo:text-align="center" style:justify-single-word="false"/>
      <style:text-properties officeooo:rsid="005821f1" officeooo:paragraph-rsid="00ce4929"/>
    </style:style>
    <style:style style:name="P610" style:family="paragraph" style:parent-style-name="Table_20_Contents">
      <style:paragraph-properties fo:text-align="center" style:justify-single-word="false"/>
      <style:text-properties officeooo:rsid="005821f1" officeooo:paragraph-rsid="00d96264"/>
    </style:style>
    <style:style style:name="P611" style:family="paragraph" style:parent-style-name="Table_20_Contents">
      <style:paragraph-properties fo:text-align="center" style:justify-single-word="false"/>
      <style:text-properties officeooo:rsid="005ad81a" officeooo:paragraph-rsid="005ad81a"/>
    </style:style>
    <style:style style:name="P612" style:family="paragraph" style:parent-style-name="Table_20_Contents">
      <style:paragraph-properties fo:text-align="center" style:justify-single-word="false"/>
      <style:text-properties officeooo:rsid="005e79fe" officeooo:paragraph-rsid="005e79fe"/>
    </style:style>
    <style:style style:name="P613" style:family="paragraph" style:parent-style-name="Table_20_Contents">
      <style:paragraph-properties fo:text-align="center" style:justify-single-word="false"/>
      <style:text-properties officeooo:rsid="00752111" officeooo:paragraph-rsid="00752111"/>
    </style:style>
    <style:style style:name="P614" style:family="paragraph" style:parent-style-name="Table_20_Contents">
      <style:paragraph-properties fo:text-align="center" style:justify-single-word="false"/>
      <style:text-properties officeooo:rsid="0076a5f1" officeooo:paragraph-rsid="0076a5f1"/>
    </style:style>
    <style:style style:name="P615" style:family="paragraph" style:parent-style-name="Table_20_Contents">
      <style:paragraph-properties fo:text-align="center" style:justify-single-word="false"/>
      <style:text-properties officeooo:rsid="0076b896" officeooo:paragraph-rsid="0076b896"/>
    </style:style>
    <style:style style:name="P616" style:family="paragraph" style:parent-style-name="Table_20_Contents">
      <style:paragraph-properties fo:text-align="center" style:justify-single-word="false"/>
      <style:text-properties officeooo:rsid="00780f11" officeooo:paragraph-rsid="00780f11"/>
    </style:style>
    <style:style style:name="P617" style:family="paragraph" style:parent-style-name="Table_20_Contents">
      <style:paragraph-properties fo:text-align="center" style:justify-single-word="false"/>
      <style:text-properties officeooo:rsid="00a6daa9" officeooo:paragraph-rsid="00a6daa9"/>
    </style:style>
    <style:style style:name="P618" style:family="paragraph" style:parent-style-name="Table_20_Contents">
      <style:paragraph-properties fo:text-align="center" style:justify-single-word="false"/>
      <style:text-properties officeooo:rsid="00b5c5cb" officeooo:paragraph-rsid="00b5c5cb"/>
    </style:style>
    <style:style style:name="P619" style:family="paragraph" style:parent-style-name="Table_20_Contents">
      <style:paragraph-properties fo:text-align="center" style:justify-single-word="false"/>
      <style:text-properties officeooo:rsid="00bbf60b" officeooo:paragraph-rsid="00bbf60b"/>
    </style:style>
    <style:style style:name="P620" style:family="paragraph" style:parent-style-name="Table_20_Contents">
      <style:paragraph-properties fo:text-align="center" style:justify-single-word="false"/>
      <style:text-properties officeooo:rsid="00c23f3a" officeooo:paragraph-rsid="00c23f3a"/>
    </style:style>
    <style:style style:name="P621" style:family="paragraph" style:parent-style-name="Table_20_Contents">
      <style:paragraph-properties fo:text-align="center" style:justify-single-word="false"/>
      <style:text-properties officeooo:rsid="00c79d77" officeooo:paragraph-rsid="00c79d77"/>
    </style:style>
    <style:style style:name="P622" style:family="paragraph" style:parent-style-name="Table_20_Contents">
      <style:paragraph-properties fo:text-align="center" style:justify-single-word="false"/>
      <style:text-properties officeooo:rsid="00ce4929" officeooo:paragraph-rsid="00ce4929"/>
    </style:style>
    <style:style style:name="P623" style:family="paragraph" style:parent-style-name="Table_20_Contents">
      <style:paragraph-properties fo:text-align="center" style:justify-single-word="false"/>
      <style:text-properties officeooo:rsid="00d96264" officeooo:paragraph-rsid="00d96264"/>
    </style:style>
    <style:style style:name="P624" style:family="paragraph" style:parent-style-name="Table_20_Contents">
      <style:paragraph-properties fo:text-align="center" style:justify-single-word="false"/>
      <style:text-properties officeooo:rsid="00ddd3cd" officeooo:paragraph-rsid="00ddd3cd"/>
    </style:style>
    <style:style style:name="P625" style:family="paragraph" style:parent-style-name="Table_20_Contents">
      <style:paragraph-properties fo:text-align="center" style:justify-single-word="false"/>
      <style:text-properties officeooo:rsid="00ddd3cd" officeooo:paragraph-rsid="00dff591"/>
    </style:style>
    <style:style style:name="P626" style:family="paragraph" style:parent-style-name="Table_20_Contents">
      <style:paragraph-properties fo:text-align="center" style:justify-single-word="false"/>
      <style:text-properties officeooo:rsid="00ddd3cd" officeooo:paragraph-rsid="00e815b1"/>
    </style:style>
    <style:style style:name="P627" style:family="paragraph" style:parent-style-name="Table_20_Contents">
      <style:paragraph-properties fo:text-align="center" style:justify-single-word="false"/>
      <style:text-properties officeooo:rsid="00ddd3cd" officeooo:paragraph-rsid="0107198b"/>
    </style:style>
    <style:style style:name="P628" style:family="paragraph" style:parent-style-name="Table_20_Contents">
      <style:paragraph-properties fo:text-align="center" style:justify-single-word="false"/>
      <style:text-properties officeooo:rsid="00ddd3cd" officeooo:paragraph-rsid="010b42e7"/>
    </style:style>
    <style:style style:name="P629" style:family="paragraph" style:parent-style-name="Table_20_Contents">
      <style:paragraph-properties fo:text-align="center" style:justify-single-word="false"/>
      <style:text-properties officeooo:rsid="00ddd3cd" officeooo:paragraph-rsid="010d7dcc"/>
    </style:style>
    <style:style style:name="P630" style:family="paragraph" style:parent-style-name="Table_20_Contents">
      <style:paragraph-properties fo:text-align="center" style:justify-single-word="false"/>
      <style:text-properties officeooo:rsid="00ddd3cd" officeooo:paragraph-rsid="0110a9d6"/>
    </style:style>
    <style:style style:name="P631" style:family="paragraph" style:parent-style-name="Table_20_Contents">
      <style:paragraph-properties fo:text-align="center" style:justify-single-word="false"/>
      <style:text-properties officeooo:rsid="00ddd3cd" officeooo:paragraph-rsid="011c553d"/>
    </style:style>
    <style:style style:name="P632" style:family="paragraph" style:parent-style-name="Table_20_Contents">
      <style:paragraph-properties fo:text-align="center" style:justify-single-word="false"/>
      <style:text-properties officeooo:rsid="00ddd3cd" officeooo:paragraph-rsid="01238f71"/>
    </style:style>
    <style:style style:name="P633" style:family="paragraph" style:parent-style-name="Table_20_Contents">
      <style:paragraph-properties fo:text-align="center" style:justify-single-word="false"/>
      <style:text-properties officeooo:rsid="00ddd3cd" officeooo:paragraph-rsid="012c574a"/>
    </style:style>
    <style:style style:name="P634" style:family="paragraph" style:parent-style-name="Table_20_Contents">
      <style:paragraph-properties fo:text-align="center" style:justify-single-word="false"/>
      <style:text-properties officeooo:rsid="00ddd3cd" officeooo:paragraph-rsid="012e051f"/>
    </style:style>
    <style:style style:name="P635" style:family="paragraph" style:parent-style-name="Table_20_Contents">
      <style:paragraph-properties fo:text-align="center" style:justify-single-word="false"/>
      <style:text-properties officeooo:rsid="00ddd3cd" officeooo:paragraph-rsid="013bd6a2"/>
    </style:style>
    <style:style style:name="P636" style:family="paragraph" style:parent-style-name="Table_20_Contents">
      <style:paragraph-properties fo:text-align="center" style:justify-single-word="false"/>
      <style:text-properties officeooo:rsid="00ddd3cd" officeooo:paragraph-rsid="013ed1e2"/>
    </style:style>
    <style:style style:name="P637" style:family="paragraph" style:parent-style-name="Table_20_Contents">
      <style:paragraph-properties fo:text-align="center" style:justify-single-word="false"/>
      <style:text-properties officeooo:rsid="00ddd3cd" officeooo:paragraph-rsid="014eaf91"/>
    </style:style>
    <style:style style:name="P638" style:family="paragraph" style:parent-style-name="Table_20_Contents">
      <style:paragraph-properties fo:text-align="center" style:justify-single-word="false"/>
      <style:text-properties officeooo:rsid="00ddd3cd" officeooo:paragraph-rsid="0150f07d"/>
    </style:style>
    <style:style style:name="P639" style:family="paragraph" style:parent-style-name="Table_20_Contents">
      <style:paragraph-properties fo:text-align="center" style:justify-single-word="false"/>
      <style:text-properties officeooo:rsid="00ddd3cd" officeooo:paragraph-rsid="01544079"/>
    </style:style>
    <style:style style:name="P640" style:family="paragraph" style:parent-style-name="Table_20_Contents">
      <style:paragraph-properties fo:text-align="center" style:justify-single-word="false"/>
      <style:text-properties officeooo:rsid="00dff591" officeooo:paragraph-rsid="00dff591"/>
    </style:style>
    <style:style style:name="P641" style:family="paragraph" style:parent-style-name="Table_20_Contents">
      <style:paragraph-properties fo:text-align="center" style:justify-single-word="false"/>
      <style:text-properties officeooo:rsid="0104314b" officeooo:paragraph-rsid="0104314b"/>
    </style:style>
    <style:style style:name="P642" style:family="paragraph" style:parent-style-name="Table_20_Contents">
      <style:paragraph-properties fo:text-align="center" style:justify-single-word="false"/>
      <style:text-properties officeooo:rsid="0107198b" officeooo:paragraph-rsid="0107198b"/>
    </style:style>
    <style:style style:name="P643" style:family="paragraph" style:parent-style-name="Table_20_Contents">
      <style:paragraph-properties fo:text-align="center" style:justify-single-word="false"/>
      <style:text-properties officeooo:rsid="0107198b" officeooo:paragraph-rsid="010b42e7"/>
    </style:style>
    <style:style style:name="P644" style:family="paragraph" style:parent-style-name="Table_20_Contents">
      <style:paragraph-properties fo:text-align="center" style:justify-single-word="false"/>
      <style:text-properties officeooo:rsid="010d7dcc" officeooo:paragraph-rsid="010d7dcc"/>
    </style:style>
    <style:style style:name="P645" style:family="paragraph" style:parent-style-name="Table_20_Contents">
      <style:paragraph-properties fo:text-align="center" style:justify-single-word="false"/>
      <style:text-properties officeooo:rsid="0110a9d6" officeooo:paragraph-rsid="0110a9d6"/>
    </style:style>
    <style:style style:name="P646" style:family="paragraph" style:parent-style-name="Table_20_Contents">
      <style:paragraph-properties fo:text-align="center" style:justify-single-word="false"/>
      <style:text-properties officeooo:rsid="0110a9d6" officeooo:paragraph-rsid="011c553d"/>
    </style:style>
    <style:style style:name="P647" style:family="paragraph" style:parent-style-name="Table_20_Contents">
      <style:paragraph-properties fo:text-align="center" style:justify-single-word="false"/>
      <style:text-properties officeooo:rsid="011c553d" officeooo:paragraph-rsid="011c553d"/>
    </style:style>
    <style:style style:name="P648" style:family="paragraph" style:parent-style-name="Table_20_Contents">
      <style:paragraph-properties fo:text-align="center" style:justify-single-word="false"/>
      <style:text-properties officeooo:rsid="01238f71" officeooo:paragraph-rsid="01238f71"/>
    </style:style>
    <style:style style:name="P649" style:family="paragraph" style:parent-style-name="Table_20_Contents">
      <style:paragraph-properties fo:text-align="center" style:justify-single-word="false"/>
      <style:text-properties officeooo:rsid="01238f71" officeooo:paragraph-rsid="012c574a"/>
    </style:style>
    <style:style style:name="P650" style:family="paragraph" style:parent-style-name="Table_20_Contents">
      <style:paragraph-properties fo:text-align="center" style:justify-single-word="false"/>
      <style:text-properties officeooo:rsid="01238f71" officeooo:paragraph-rsid="012e051f"/>
    </style:style>
    <style:style style:name="P651" style:family="paragraph" style:parent-style-name="Table_20_Contents">
      <style:paragraph-properties fo:text-align="center" style:justify-single-word="false"/>
      <style:text-properties officeooo:rsid="01238f71" officeooo:paragraph-rsid="013bd6a2"/>
    </style:style>
    <style:style style:name="P652" style:family="paragraph" style:parent-style-name="Table_20_Contents">
      <style:paragraph-properties fo:text-align="center" style:justify-single-word="false"/>
      <style:text-properties officeooo:rsid="01238f71" officeooo:paragraph-rsid="014eaf91"/>
    </style:style>
    <style:style style:name="P653" style:family="paragraph" style:parent-style-name="Table_20_Contents">
      <style:paragraph-properties fo:text-align="center" style:justify-single-word="false"/>
      <style:text-properties officeooo:rsid="012e051f" officeooo:paragraph-rsid="012e051f"/>
    </style:style>
    <style:style style:name="P654" style:family="paragraph" style:parent-style-name="Table_20_Contents">
      <style:paragraph-properties fo:text-align="center" style:justify-single-word="false"/>
      <style:text-properties officeooo:rsid="012ee4dc" officeooo:paragraph-rsid="012ee4dc"/>
    </style:style>
    <style:style style:name="P655" style:family="paragraph" style:parent-style-name="Table_20_Contents">
      <style:paragraph-properties fo:text-align="center" style:justify-single-word="false"/>
      <style:text-properties officeooo:rsid="012ee4dc" officeooo:paragraph-rsid="012fea1d"/>
    </style:style>
    <style:style style:name="P656" style:family="paragraph" style:parent-style-name="Table_20_Contents">
      <style:paragraph-properties fo:text-align="center" style:justify-single-word="false"/>
      <style:text-properties officeooo:rsid="012ee4dc" officeooo:paragraph-rsid="0135b2e8"/>
    </style:style>
    <style:style style:name="P657" style:family="paragraph" style:parent-style-name="Table_20_Contents">
      <style:paragraph-properties fo:text-align="center" style:justify-single-word="false"/>
      <style:text-properties officeooo:rsid="012fea1d" officeooo:paragraph-rsid="012fea1d"/>
    </style:style>
    <style:style style:name="P658" style:family="paragraph" style:parent-style-name="Table_20_Contents">
      <style:paragraph-properties fo:text-align="center" style:justify-single-word="false"/>
      <style:text-properties officeooo:rsid="0135b2e8" officeooo:paragraph-rsid="0135b2e8"/>
    </style:style>
    <style:style style:name="P659" style:family="paragraph" style:parent-style-name="Table_20_Contents">
      <style:paragraph-properties fo:text-align="center" style:justify-single-word="false"/>
      <style:text-properties officeooo:rsid="013ed1e2" officeooo:paragraph-rsid="013ed1e2"/>
    </style:style>
    <style:style style:name="P660" style:family="paragraph" style:parent-style-name="Table_20_Contents">
      <style:paragraph-properties fo:text-align="center" style:justify-single-word="false"/>
      <style:text-properties officeooo:rsid="013fbc36" officeooo:paragraph-rsid="013fbc36"/>
    </style:style>
    <style:style style:name="P661" style:family="paragraph" style:parent-style-name="Table_20_Contents">
      <style:paragraph-properties fo:text-align="center" style:justify-single-word="false"/>
      <style:text-properties officeooo:rsid="014205da" officeooo:paragraph-rsid="014205da"/>
    </style:style>
    <style:style style:name="P662" style:family="paragraph" style:parent-style-name="Table_20_Contents">
      <style:paragraph-properties fo:text-align="center" style:justify-single-word="false"/>
      <style:text-properties officeooo:rsid="014eaf91" officeooo:paragraph-rsid="014eaf91"/>
    </style:style>
    <style:style style:name="P663" style:family="paragraph" style:parent-style-name="Table_20_Contents">
      <style:paragraph-properties fo:text-align="center" style:justify-single-word="false"/>
      <style:text-properties officeooo:rsid="0150f07d" officeooo:paragraph-rsid="0150f07d"/>
    </style:style>
    <style:style style:name="P664" style:family="paragraph" style:parent-style-name="Table_20_Contents">
      <style:paragraph-properties fo:text-align="center" style:justify-single-word="false"/>
      <style:text-properties officeooo:rsid="01544079" officeooo:paragraph-rsid="01544079"/>
    </style:style>
    <style:style style:name="P665" style:family="paragraph" style:parent-style-name="Table_20_Contents">
      <style:paragraph-properties fo:text-align="center" style:justify-single-word="false"/>
      <style:text-properties officeooo:rsid="01544079" officeooo:paragraph-rsid="01564a67"/>
    </style:style>
    <style:style style:name="P666" style:family="paragraph" style:parent-style-name="Table_20_Contents">
      <style:paragraph-properties fo:text-align="center" style:justify-single-word="false"/>
      <style:text-properties officeooo:rsid="01544079" officeooo:paragraph-rsid="01583f5b"/>
    </style:style>
    <style:style style:name="P667" style:family="paragraph" style:parent-style-name="Table_20_Contents">
      <style:paragraph-properties fo:text-align="center" style:justify-single-word="false"/>
      <style:text-properties officeooo:rsid="01544079" officeooo:paragraph-rsid="015f98f5"/>
    </style:style>
    <style:style style:name="P668" style:family="paragraph" style:parent-style-name="Table_20_Contents">
      <style:paragraph-properties fo:text-align="center" style:justify-single-word="false"/>
      <style:text-properties officeooo:rsid="01544079" officeooo:paragraph-rsid="0161b833"/>
    </style:style>
    <style:style style:name="P669" style:family="paragraph" style:parent-style-name="Table_20_Contents">
      <style:paragraph-properties fo:text-align="center" style:justify-single-word="false"/>
      <style:text-properties officeooo:rsid="01544079" officeooo:paragraph-rsid="01652761"/>
    </style:style>
    <style:style style:name="P670" style:family="paragraph" style:parent-style-name="Table_20_Contents">
      <style:paragraph-properties fo:text-align="center" style:justify-single-word="false"/>
      <style:text-properties officeooo:rsid="01544079" officeooo:paragraph-rsid="01736f13"/>
    </style:style>
    <style:style style:name="P671" style:family="paragraph" style:parent-style-name="Table_20_Contents">
      <style:paragraph-properties fo:text-align="center" style:justify-single-word="false"/>
      <style:text-properties officeooo:rsid="01544079" officeooo:paragraph-rsid="01779bd3"/>
    </style:style>
    <style:style style:name="P672" style:family="paragraph" style:parent-style-name="Table_20_Contents">
      <style:paragraph-properties fo:text-align="center" style:justify-single-word="false"/>
      <style:text-properties officeooo:rsid="01544079" officeooo:paragraph-rsid="017a6b83"/>
    </style:style>
    <style:style style:name="P673" style:family="paragraph" style:parent-style-name="Table_20_Contents">
      <style:paragraph-properties fo:text-align="center" style:justify-single-word="false"/>
      <style:text-properties officeooo:rsid="01544079" officeooo:paragraph-rsid="017d51f9"/>
    </style:style>
    <style:style style:name="P674" style:family="paragraph" style:parent-style-name="Table_20_Contents">
      <style:paragraph-properties fo:text-align="center" style:justify-single-word="false"/>
      <style:text-properties officeooo:rsid="01544079" officeooo:paragraph-rsid="0182e670"/>
    </style:style>
    <style:style style:name="P675" style:family="paragraph" style:parent-style-name="Table_20_Contents">
      <style:paragraph-properties fo:text-align="center" style:justify-single-word="false"/>
      <style:text-properties officeooo:rsid="01544079" officeooo:paragraph-rsid="01876573"/>
    </style:style>
    <style:style style:name="P676" style:family="paragraph" style:parent-style-name="Table_20_Contents">
      <style:paragraph-properties fo:text-align="center" style:justify-single-word="false"/>
      <style:text-properties officeooo:rsid="01544079" officeooo:paragraph-rsid="01915978"/>
    </style:style>
    <style:style style:name="P677" style:family="paragraph" style:parent-style-name="Table_20_Contents">
      <style:paragraph-properties fo:text-align="center" style:justify-single-word="false"/>
      <style:text-properties officeooo:rsid="01544079" officeooo:paragraph-rsid="0193820e"/>
    </style:style>
    <style:style style:name="P678" style:family="paragraph" style:parent-style-name="Table_20_Contents">
      <style:paragraph-properties fo:text-align="center" style:justify-single-word="false"/>
      <style:text-properties officeooo:rsid="01544079" officeooo:paragraph-rsid="01956c78"/>
    </style:style>
    <style:style style:name="P679" style:family="paragraph" style:parent-style-name="Table_20_Contents">
      <style:paragraph-properties fo:text-align="center" style:justify-single-word="false"/>
      <style:text-properties officeooo:rsid="01544079" officeooo:paragraph-rsid="019869c8"/>
    </style:style>
    <style:style style:name="P680" style:family="paragraph" style:parent-style-name="Table_20_Contents">
      <style:paragraph-properties fo:text-align="center" style:justify-single-word="false"/>
      <style:text-properties officeooo:rsid="01544079" officeooo:paragraph-rsid="019a1c6c"/>
    </style:style>
    <style:style style:name="P681" style:family="paragraph" style:parent-style-name="Table_20_Contents">
      <style:paragraph-properties fo:text-align="center" style:justify-single-word="false"/>
      <style:text-properties officeooo:rsid="01544079" officeooo:paragraph-rsid="019b8cb4"/>
    </style:style>
    <style:style style:name="P682" style:family="paragraph" style:parent-style-name="Table_20_Contents">
      <style:paragraph-properties fo:text-align="center" style:justify-single-word="false"/>
      <style:text-properties officeooo:rsid="01544079" officeooo:paragraph-rsid="019f291a"/>
    </style:style>
    <style:style style:name="P683" style:family="paragraph" style:parent-style-name="Table_20_Contents">
      <style:paragraph-properties fo:text-align="center" style:justify-single-word="false"/>
      <style:text-properties officeooo:rsid="01544079" officeooo:paragraph-rsid="01a4eb66"/>
    </style:style>
    <style:style style:name="P684" style:family="paragraph" style:parent-style-name="Table_20_Contents">
      <style:paragraph-properties fo:text-align="center" style:justify-single-word="false"/>
      <style:text-properties officeooo:rsid="01544079" officeooo:paragraph-rsid="01a753a9"/>
    </style:style>
    <style:style style:name="P685" style:family="paragraph" style:parent-style-name="Table_20_Contents">
      <style:paragraph-properties fo:text-align="center" style:justify-single-word="false"/>
      <style:text-properties officeooo:rsid="01544079" officeooo:paragraph-rsid="01a8d024"/>
    </style:style>
    <style:style style:name="P686" style:family="paragraph" style:parent-style-name="Table_20_Contents">
      <style:paragraph-properties fo:text-align="center" style:justify-single-word="false"/>
      <style:text-properties officeooo:rsid="01544079" officeooo:paragraph-rsid="01a9ac3b"/>
    </style:style>
    <style:style style:name="P687" style:family="paragraph" style:parent-style-name="Table_20_Contents">
      <style:paragraph-properties fo:text-align="center" style:justify-single-word="false"/>
      <style:text-properties officeooo:rsid="01544079" officeooo:paragraph-rsid="01ab217a"/>
    </style:style>
    <style:style style:name="P688" style:family="paragraph" style:parent-style-name="Table_20_Contents">
      <style:paragraph-properties fo:text-align="center" style:justify-single-word="false"/>
      <style:text-properties officeooo:rsid="01544079" officeooo:paragraph-rsid="01ad651c"/>
    </style:style>
    <style:style style:name="P689" style:family="paragraph" style:parent-style-name="Table_20_Contents">
      <style:paragraph-properties fo:text-align="center" style:justify-single-word="false"/>
      <style:text-properties officeooo:rsid="01544079" officeooo:paragraph-rsid="01ad7fec"/>
    </style:style>
    <style:style style:name="P690" style:family="paragraph" style:parent-style-name="Table_20_Contents">
      <style:paragraph-properties fo:text-align="center" style:justify-single-word="false"/>
      <style:text-properties officeooo:rsid="01544079" officeooo:paragraph-rsid="01afb3ae"/>
    </style:style>
    <style:style style:name="P691" style:family="paragraph" style:parent-style-name="Table_20_Contents">
      <style:paragraph-properties fo:text-align="center" style:justify-single-word="false"/>
      <style:text-properties officeooo:rsid="01544079" officeooo:paragraph-rsid="01b3f5c3"/>
    </style:style>
    <style:style style:name="P692" style:family="paragraph" style:parent-style-name="Table_20_Contents">
      <style:paragraph-properties fo:text-align="center" style:justify-single-word="false"/>
      <style:text-properties officeooo:rsid="01544079" officeooo:paragraph-rsid="01b69119"/>
    </style:style>
    <style:style style:name="P693" style:family="paragraph" style:parent-style-name="Table_20_Contents">
      <style:paragraph-properties fo:text-align="center" style:justify-single-word="false"/>
      <style:text-properties officeooo:rsid="01544079" officeooo:paragraph-rsid="01bd7cd1"/>
    </style:style>
    <style:style style:name="P694" style:family="paragraph" style:parent-style-name="Table_20_Contents">
      <style:paragraph-properties fo:text-align="center" style:justify-single-word="false"/>
      <style:text-properties officeooo:rsid="01544079" officeooo:paragraph-rsid="01be29d4"/>
    </style:style>
    <style:style style:name="P695" style:family="paragraph" style:parent-style-name="Table_20_Contents">
      <style:paragraph-properties fo:text-align="center" style:justify-single-word="false"/>
      <style:text-properties officeooo:rsid="01544079" officeooo:paragraph-rsid="01c2eb60"/>
    </style:style>
    <style:style style:name="P696" style:family="paragraph" style:parent-style-name="Table_20_Contents">
      <style:paragraph-properties fo:text-align="center" style:justify-single-word="false"/>
      <style:text-properties officeooo:rsid="01544079" officeooo:paragraph-rsid="01c580d0"/>
    </style:style>
    <style:style style:name="P697" style:family="paragraph" style:parent-style-name="Table_20_Contents">
      <style:paragraph-properties fo:text-align="center" style:justify-single-word="false"/>
      <style:text-properties officeooo:rsid="01544079" officeooo:paragraph-rsid="01c93639"/>
    </style:style>
    <style:style style:name="P698" style:family="paragraph" style:parent-style-name="Table_20_Contents">
      <style:paragraph-properties fo:text-align="center" style:justify-single-word="false"/>
      <style:text-properties officeooo:rsid="01544079" officeooo:paragraph-rsid="01cbb614"/>
    </style:style>
    <style:style style:name="P699" style:family="paragraph" style:parent-style-name="Table_20_Contents">
      <style:paragraph-properties fo:text-align="center" style:justify-single-word="false"/>
      <style:text-properties officeooo:rsid="01544079" officeooo:paragraph-rsid="01ccdd63"/>
    </style:style>
    <style:style style:name="P700" style:family="paragraph" style:parent-style-name="Table_20_Contents">
      <style:paragraph-properties fo:text-align="center" style:justify-single-word="false"/>
      <style:text-properties officeooo:rsid="01544079" officeooo:paragraph-rsid="01cecc6e"/>
    </style:style>
    <style:style style:name="P701" style:family="paragraph" style:parent-style-name="Table_20_Contents">
      <style:paragraph-properties fo:text-align="center" style:justify-single-word="false"/>
      <style:text-properties officeooo:rsid="01544079" officeooo:paragraph-rsid="01d0094f"/>
    </style:style>
    <style:style style:name="P702" style:family="paragraph" style:parent-style-name="Table_20_Contents">
      <style:paragraph-properties fo:text-align="center" style:justify-single-word="false"/>
      <style:text-properties officeooo:rsid="01544079" officeooo:paragraph-rsid="01d09f28"/>
    </style:style>
    <style:style style:name="P703" style:family="paragraph" style:parent-style-name="Table_20_Contents">
      <style:paragraph-properties fo:text-align="center" style:justify-single-word="false"/>
      <style:text-properties officeooo:rsid="01544079" officeooo:paragraph-rsid="01d13163"/>
    </style:style>
    <style:style style:name="P704" style:family="paragraph" style:parent-style-name="Table_20_Contents">
      <style:paragraph-properties fo:text-align="center" style:justify-single-word="false"/>
      <style:text-properties officeooo:rsid="01544079" officeooo:paragraph-rsid="01d165ad"/>
    </style:style>
    <style:style style:name="P705" style:family="paragraph" style:parent-style-name="Table_20_Contents">
      <style:paragraph-properties fo:text-align="center" style:justify-single-word="false"/>
      <style:text-properties officeooo:rsid="01544079" officeooo:paragraph-rsid="01d317ce"/>
    </style:style>
    <style:style style:name="P706" style:family="paragraph" style:parent-style-name="Table_20_Contents">
      <style:paragraph-properties fo:text-align="center" style:justify-single-word="false"/>
      <style:text-properties officeooo:rsid="01564a67" officeooo:paragraph-rsid="01564a67"/>
    </style:style>
    <style:style style:name="P707" style:family="paragraph" style:parent-style-name="Table_20_Contents">
      <style:paragraph-properties fo:text-align="center" style:justify-single-word="false"/>
      <style:text-properties officeooo:rsid="015d47b1" officeooo:paragraph-rsid="015d47b1"/>
    </style:style>
    <style:style style:name="P708" style:family="paragraph" style:parent-style-name="Table_20_Contents">
      <style:paragraph-properties fo:text-align="center" style:justify-single-word="false"/>
      <style:text-properties officeooo:rsid="015e0e8b" officeooo:paragraph-rsid="015e0e8b"/>
    </style:style>
    <style:style style:name="P709" style:family="paragraph" style:parent-style-name="Table_20_Contents">
      <style:paragraph-properties fo:text-align="center" style:justify-single-word="false"/>
      <style:text-properties officeooo:rsid="015f98f5" officeooo:paragraph-rsid="015f98f5"/>
    </style:style>
    <style:style style:name="P710" style:family="paragraph" style:parent-style-name="Table_20_Contents">
      <style:paragraph-properties fo:text-align="center" style:justify-single-word="false"/>
      <style:text-properties officeooo:rsid="0161b833" officeooo:paragraph-rsid="0161b833"/>
    </style:style>
    <style:style style:name="P711" style:family="paragraph" style:parent-style-name="Table_20_Contents">
      <style:paragraph-properties fo:text-align="center" style:justify-single-word="false"/>
      <style:text-properties officeooo:rsid="0165444e" officeooo:paragraph-rsid="0165444e"/>
    </style:style>
    <style:style style:name="P712" style:family="paragraph" style:parent-style-name="Table_20_Contents">
      <style:paragraph-properties fo:text-align="center" style:justify-single-word="false"/>
      <style:text-properties officeooo:rsid="0165444e" officeooo:paragraph-rsid="01736f13"/>
    </style:style>
    <style:style style:name="P713" style:family="paragraph" style:parent-style-name="Table_20_Contents">
      <style:paragraph-properties fo:text-align="center" style:justify-single-word="false"/>
      <style:text-properties officeooo:rsid="01779bd3" officeooo:paragraph-rsid="01779bd3"/>
    </style:style>
    <style:style style:name="P714" style:family="paragraph" style:parent-style-name="Table_20_Contents">
      <style:paragraph-properties fo:text-align="center" style:justify-single-word="false"/>
      <style:text-properties officeooo:rsid="01779bd3" officeooo:paragraph-rsid="017a6b83"/>
    </style:style>
    <style:style style:name="P715" style:family="paragraph" style:parent-style-name="Table_20_Contents">
      <style:paragraph-properties fo:text-align="center" style:justify-single-word="false"/>
      <style:text-properties officeooo:rsid="01779bd3" officeooo:paragraph-rsid="017d51f9"/>
    </style:style>
    <style:style style:name="P716" style:family="paragraph" style:parent-style-name="Table_20_Contents">
      <style:paragraph-properties fo:text-align="center" style:justify-single-word="false"/>
      <style:text-properties officeooo:rsid="01779bd3" officeooo:paragraph-rsid="01876573"/>
    </style:style>
    <style:style style:name="P717" style:family="paragraph" style:parent-style-name="Table_20_Contents">
      <style:paragraph-properties fo:text-align="center" style:justify-single-word="false"/>
      <style:text-properties officeooo:rsid="0177d1f8" officeooo:paragraph-rsid="0177d1f8"/>
    </style:style>
    <style:style style:name="P718" style:family="paragraph" style:parent-style-name="Table_20_Contents">
      <style:paragraph-properties fo:text-align="center" style:justify-single-word="false"/>
      <style:text-properties officeooo:rsid="0177d1f8" officeooo:paragraph-rsid="017a6b83"/>
    </style:style>
    <style:style style:name="P719" style:family="paragraph" style:parent-style-name="Table_20_Contents">
      <style:paragraph-properties fo:text-align="center" style:justify-single-word="false"/>
      <style:text-properties officeooo:rsid="0177d1f8" officeooo:paragraph-rsid="017d51f9"/>
    </style:style>
    <style:style style:name="P720" style:family="paragraph" style:parent-style-name="Table_20_Contents">
      <style:paragraph-properties fo:text-align="center" style:justify-single-word="false"/>
      <style:text-properties officeooo:rsid="0177d1f8" officeooo:paragraph-rsid="01876573"/>
    </style:style>
    <style:style style:name="P721" style:family="paragraph" style:parent-style-name="Table_20_Contents">
      <style:paragraph-properties fo:text-align="center" style:justify-single-word="false"/>
      <style:text-properties officeooo:rsid="0182e670" officeooo:paragraph-rsid="0182e670"/>
    </style:style>
    <style:style style:name="P722" style:family="paragraph" style:parent-style-name="Table_20_Contents">
      <style:paragraph-properties fo:text-align="center" style:justify-single-word="false"/>
      <style:text-properties officeooo:rsid="01876573" officeooo:paragraph-rsid="01876573"/>
    </style:style>
    <style:style style:name="P723" style:family="paragraph" style:parent-style-name="Table_20_Contents">
      <style:paragraph-properties fo:text-align="center" style:justify-single-word="false"/>
      <style:text-properties officeooo:rsid="01915978" officeooo:paragraph-rsid="01915978"/>
    </style:style>
    <style:style style:name="P724" style:family="paragraph" style:parent-style-name="Table_20_Contents">
      <style:paragraph-properties fo:text-align="center" style:justify-single-word="false"/>
      <style:text-properties officeooo:rsid="0193820e" officeooo:paragraph-rsid="0193820e"/>
    </style:style>
    <style:style style:name="P725" style:family="paragraph" style:parent-style-name="Table_20_Contents">
      <style:paragraph-properties fo:text-align="center" style:justify-single-word="false"/>
      <style:text-properties officeooo:rsid="0193820e" officeooo:paragraph-rsid="01956c78"/>
    </style:style>
    <style:style style:name="P726" style:family="paragraph" style:parent-style-name="Table_20_Contents">
      <style:paragraph-properties fo:text-align="center" style:justify-single-word="false"/>
      <style:text-properties officeooo:rsid="01956c78" officeooo:paragraph-rsid="01956c78"/>
    </style:style>
    <style:style style:name="P727" style:family="paragraph" style:parent-style-name="Table_20_Contents">
      <style:paragraph-properties fo:text-align="center" style:justify-single-word="false"/>
      <style:text-properties officeooo:rsid="019869c8" officeooo:paragraph-rsid="019869c8"/>
    </style:style>
    <style:style style:name="P728" style:family="paragraph" style:parent-style-name="Table_20_Contents">
      <style:paragraph-properties fo:text-align="center" style:justify-single-word="false"/>
      <style:text-properties officeooo:rsid="019a1c6c" officeooo:paragraph-rsid="019a1c6c"/>
    </style:style>
    <style:style style:name="P729" style:family="paragraph" style:parent-style-name="Table_20_Contents">
      <style:paragraph-properties fo:text-align="center" style:justify-single-word="false"/>
      <style:text-properties officeooo:rsid="019a1c6c" officeooo:paragraph-rsid="019b8cb4"/>
    </style:style>
    <style:style style:name="P730" style:family="paragraph" style:parent-style-name="Table_20_Contents">
      <style:paragraph-properties fo:text-align="center" style:justify-single-word="false"/>
      <style:text-properties officeooo:rsid="019b8cb4" officeooo:paragraph-rsid="019b8cb4"/>
    </style:style>
    <style:style style:name="P731" style:family="paragraph" style:parent-style-name="Table_20_Contents">
      <style:paragraph-properties fo:text-align="center" style:justify-single-word="false"/>
      <style:text-properties officeooo:rsid="019f291a" officeooo:paragraph-rsid="019f291a"/>
    </style:style>
    <style:style style:name="P732" style:family="paragraph" style:parent-style-name="Table_20_Contents">
      <style:paragraph-properties fo:text-align="center" style:justify-single-word="false"/>
      <style:text-properties officeooo:rsid="01a4eb66" officeooo:paragraph-rsid="01a4eb66"/>
    </style:style>
    <style:style style:name="P733" style:family="paragraph" style:parent-style-name="Table_20_Contents">
      <style:paragraph-properties fo:text-align="center" style:justify-single-word="false"/>
      <style:text-properties officeooo:rsid="01a753a9" officeooo:paragraph-rsid="01a753a9"/>
    </style:style>
    <style:style style:name="P734" style:family="paragraph" style:parent-style-name="Table_20_Contents">
      <style:paragraph-properties fo:text-align="center" style:justify-single-word="false"/>
      <style:text-properties officeooo:rsid="01a8d024" officeooo:paragraph-rsid="01a8d024"/>
    </style:style>
    <style:style style:name="P735" style:family="paragraph" style:parent-style-name="Table_20_Contents">
      <style:paragraph-properties fo:text-align="center" style:justify-single-word="false"/>
      <style:text-properties officeooo:rsid="01a8d024" officeooo:paragraph-rsid="01a9ac3b"/>
    </style:style>
    <style:style style:name="P736" style:family="paragraph" style:parent-style-name="Table_20_Contents">
      <style:paragraph-properties fo:text-align="center" style:justify-single-word="false"/>
      <style:text-properties officeooo:rsid="01a9ac3b" officeooo:paragraph-rsid="01a9ac3b"/>
    </style:style>
    <style:style style:name="P737" style:family="paragraph" style:parent-style-name="Table_20_Contents">
      <style:paragraph-properties fo:text-align="center" style:justify-single-word="false"/>
      <style:text-properties officeooo:rsid="01ab217a" officeooo:paragraph-rsid="01ab217a"/>
    </style:style>
    <style:style style:name="P738" style:family="paragraph" style:parent-style-name="Table_20_Contents">
      <style:paragraph-properties fo:text-align="center" style:justify-single-word="false"/>
      <style:text-properties officeooo:rsid="01ad651c" officeooo:paragraph-rsid="01ad651c"/>
    </style:style>
    <style:style style:name="P739" style:family="paragraph" style:parent-style-name="Table_20_Contents">
      <style:paragraph-properties fo:text-align="center" style:justify-single-word="false"/>
      <style:text-properties officeooo:rsid="01ad7fec" officeooo:paragraph-rsid="01ad7fec"/>
    </style:style>
    <style:style style:name="P740" style:family="paragraph" style:parent-style-name="Table_20_Contents">
      <style:paragraph-properties fo:text-align="center" style:justify-single-word="false"/>
      <style:text-properties officeooo:rsid="01afb3ae" officeooo:paragraph-rsid="01afb3ae"/>
    </style:style>
    <style:style style:name="P741" style:family="paragraph" style:parent-style-name="Table_20_Contents">
      <style:paragraph-properties fo:text-align="center" style:justify-single-word="false"/>
      <style:text-properties officeooo:rsid="01b02f77" officeooo:paragraph-rsid="01b02f77"/>
    </style:style>
    <style:style style:name="P742" style:family="paragraph" style:parent-style-name="Table_20_Contents">
      <style:paragraph-properties fo:text-align="center" style:justify-single-word="false"/>
      <style:text-properties officeooo:rsid="01b0bcf8" officeooo:paragraph-rsid="01b0bcf8"/>
    </style:style>
    <style:style style:name="P743" style:family="paragraph" style:parent-style-name="Table_20_Contents">
      <style:paragraph-properties fo:text-align="center" style:justify-single-word="false"/>
      <style:text-properties officeooo:rsid="01b0bcf8" officeooo:paragraph-rsid="01bd7cd1"/>
    </style:style>
    <style:style style:name="P744" style:family="paragraph" style:parent-style-name="Table_20_Contents">
      <style:paragraph-properties fo:text-align="center" style:justify-single-word="false"/>
      <style:text-properties officeooo:rsid="01b0bcf8" officeooo:paragraph-rsid="01c93639"/>
    </style:style>
    <style:style style:name="P745" style:family="paragraph" style:parent-style-name="Table_20_Contents">
      <style:paragraph-properties fo:text-align="center" style:justify-single-word="false"/>
      <style:text-properties officeooo:rsid="01b3f5c3" officeooo:paragraph-rsid="01b3f5c3"/>
    </style:style>
    <style:style style:name="P746" style:family="paragraph" style:parent-style-name="Table_20_Contents">
      <style:paragraph-properties fo:text-align="center" style:justify-single-word="false"/>
      <style:text-properties officeooo:rsid="01b3f5c3" officeooo:paragraph-rsid="01b69119"/>
    </style:style>
    <style:style style:name="P747" style:family="paragraph" style:parent-style-name="Table_20_Contents">
      <style:paragraph-properties fo:text-align="center" style:justify-single-word="false"/>
      <style:text-properties officeooo:rsid="01b69119" officeooo:paragraph-rsid="01b69119"/>
    </style:style>
    <style:style style:name="P748" style:family="paragraph" style:parent-style-name="Table_20_Contents">
      <style:paragraph-properties fo:text-align="center" style:justify-single-word="false"/>
      <style:text-properties officeooo:rsid="01b988d9" officeooo:paragraph-rsid="01b988d9"/>
    </style:style>
    <style:style style:name="P749" style:family="paragraph" style:parent-style-name="Table_20_Contents">
      <style:paragraph-properties fo:text-align="center" style:justify-single-word="false"/>
      <style:text-properties officeooo:rsid="01b988d9" officeooo:paragraph-rsid="01bab327"/>
    </style:style>
    <style:style style:name="P750" style:family="paragraph" style:parent-style-name="Table_20_Contents">
      <style:paragraph-properties fo:text-align="center" style:justify-single-word="false"/>
      <style:text-properties officeooo:rsid="01bab327" officeooo:paragraph-rsid="01bab327"/>
    </style:style>
    <style:style style:name="P751" style:family="paragraph" style:parent-style-name="Table_20_Contents">
      <style:paragraph-properties fo:text-align="center" style:justify-single-word="false"/>
      <style:text-properties officeooo:rsid="01be29d4" officeooo:paragraph-rsid="01be29d4"/>
    </style:style>
    <style:style style:name="P752" style:family="paragraph" style:parent-style-name="Table_20_Contents">
      <style:paragraph-properties fo:text-align="center" style:justify-single-word="false"/>
      <style:text-properties officeooo:rsid="01c580d0" officeooo:paragraph-rsid="01c580d0"/>
    </style:style>
    <style:style style:name="P753" style:family="paragraph" style:parent-style-name="Table_20_Contents">
      <style:paragraph-properties fo:text-align="center" style:justify-single-word="false"/>
      <style:text-properties officeooo:rsid="01cbb614" officeooo:paragraph-rsid="01cbb614"/>
    </style:style>
    <style:style style:name="P754" style:family="paragraph" style:parent-style-name="Table_20_Contents">
      <style:paragraph-properties fo:text-align="center" style:justify-single-word="false"/>
      <style:text-properties officeooo:rsid="01ccdd63" officeooo:paragraph-rsid="01ccdd63"/>
    </style:style>
    <style:style style:name="P755" style:family="paragraph" style:parent-style-name="Table_20_Contents">
      <style:paragraph-properties fo:text-align="center" style:justify-single-word="false"/>
      <style:text-properties officeooo:rsid="01ccdd63" officeooo:paragraph-rsid="01cecc6e"/>
    </style:style>
    <style:style style:name="P756" style:family="paragraph" style:parent-style-name="Table_20_Contents">
      <style:paragraph-properties fo:text-align="center" style:justify-single-word="false"/>
      <style:text-properties officeooo:rsid="01d09f28" officeooo:paragraph-rsid="01d09f28"/>
    </style:style>
    <style:style style:name="P757" style:family="paragraph" style:parent-style-name="Table_20_Contents">
      <style:paragraph-properties fo:text-align="center" style:justify-single-word="false"/>
      <style:text-properties officeooo:rsid="01d13163" officeooo:paragraph-rsid="01d13163"/>
    </style:style>
    <style:style style:name="P758" style:family="paragraph" style:parent-style-name="Table_20_Contents">
      <style:paragraph-properties fo:text-align="center" style:justify-single-word="false"/>
      <style:text-properties officeooo:rsid="01d13ea4" officeooo:paragraph-rsid="01d13ea4"/>
    </style:style>
    <style:style style:name="P759" style:family="paragraph" style:parent-style-name="Table_20_Contents">
      <style:paragraph-properties fo:text-align="center" style:justify-single-word="false"/>
      <style:text-properties officeooo:rsid="01d165ad" officeooo:paragraph-rsid="01d165ad"/>
    </style:style>
    <style:style style:name="P760" style:family="paragraph" style:parent-style-name="Table_20_Contents">
      <style:paragraph-properties fo:text-align="center" style:justify-single-word="false"/>
      <style:text-properties officeooo:rsid="01d165ad" officeooo:paragraph-rsid="01d317ce"/>
    </style:style>
    <style:style style:name="P761" style:family="paragraph" style:parent-style-name="Table_20_Contents">
      <style:paragraph-properties fo:text-align="center" style:justify-single-word="false"/>
      <style:text-properties officeooo:rsid="01df355a" officeooo:paragraph-rsid="01df355a"/>
    </style:style>
    <style:style style:name="P762" style:family="paragraph" style:parent-style-name="Table_20_Contents">
      <style:paragraph-properties fo:text-align="center" style:justify-single-word="false"/>
      <style:text-properties officeooo:rsid="01e010fe" officeooo:paragraph-rsid="01e010fe"/>
    </style:style>
    <style:style style:name="P763" style:family="paragraph" style:parent-style-name="Heading_20_1">
      <style:text-properties officeooo:rsid="000f0464" officeooo:paragraph-rsid="000f0464"/>
    </style:style>
    <style:style style:name="P764" style:family="paragraph" style:parent-style-name="Heading_20_1">
      <style:text-properties officeooo:rsid="001c4c6b" officeooo:paragraph-rsid="001c4c6b"/>
    </style:style>
    <style:style style:name="P765" style:family="paragraph" style:parent-style-name="Heading_20_1">
      <style:text-properties officeooo:rsid="01d453f0" officeooo:paragraph-rsid="01d453f0"/>
    </style:style>
    <style:style style:name="P766" style:family="paragraph" style:parent-style-name="Preformatted_20_Text">
      <style:paragraph-properties fo:margin-left="0cm" fo:margin-right="0cm" fo:margin-top="0cm" fo:margin-bottom="0cm" loext:contextual-spacing="false" fo:text-indent="0cm" style:auto-text-indent="false"/>
    </style:style>
    <style:style style:name="P767" style:family="paragraph" style:parent-style-name="Preformatted_20_Text">
      <style:paragraph-properties fo:margin-left="0cm" fo:margin-right="0cm" fo:margin-top="0cm" fo:margin-bottom="0cm" loext:contextual-spacing="false" fo:text-indent="0cm" style:auto-text-indent="false"/>
      <style:text-properties officeooo:paragraph-rsid="01d613be"/>
    </style:style>
    <style:style style:name="P768" style:family="paragraph" style:parent-style-name="Preformatted_20_Text">
      <style:paragraph-properties fo:margin-left="0cm" fo:margin-right="0cm" fo:margin-top="0cm" fo:margin-bottom="0cm" loext:contextual-spacing="false" fo:text-indent="0cm" style:auto-text-indent="false"/>
      <style:text-properties officeooo:paragraph-rsid="01d80b51"/>
    </style:style>
    <style:style style:name="P769"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P770" style:family="paragraph" style:parent-style-name="Preformatted_20_Text">
      <style:paragraph-properties fo:margin-left="0cm" fo:margin-right="0cm" fo:margin-top="0cm" fo:margin-bottom="0cm" loext:contextual-spacing="false" fo:text-indent="0cm" style:auto-text-indent="false"/>
      <style:text-properties officeooo:paragraph-rsid="01d8af6d"/>
    </style:style>
    <style:style style:name="P771" style:family="paragraph" style:parent-style-name="Preformatted_20_Text">
      <style:paragraph-properties fo:margin-left="0cm" fo:margin-right="0cm" fo:margin-top="0cm" fo:margin-bottom="0.247cm" loext:contextual-spacing="false" fo:text-indent="0cm" style:auto-text-indent="false"/>
      <style:text-properties style:font-name="Liberation Serif" fo:font-size="12pt" style:font-size-asian="12pt" style:font-size-complex="12pt"/>
    </style:style>
    <style:style style:name="P772" style:family="paragraph" style:parent-style-name="Preformatted_20_Text">
      <style:paragraph-properties fo:margin-left="0cm" fo:margin-right="0cm" fo:margin-top="0cm" fo:margin-bottom="0.499cm" loext:contextual-spacing="false" fo:text-indent="0cm" style:auto-text-indent="false"/>
    </style:style>
    <style:style style:name="P773" style:family="paragraph" style:parent-style-name="Preformatted_20_Text">
      <style:text-properties officeooo:paragraph-rsid="0107198b"/>
    </style:style>
    <style:style style:name="P774" style:family="paragraph" style:parent-style-name="Preformatted_20_Text">
      <style:text-properties officeooo:paragraph-rsid="01d453f0"/>
    </style:style>
    <style:style style:name="P775" style:family="paragraph" style:parent-style-name="Preformatted_20_Text">
      <style:text-properties officeooo:rsid="01d453f0" officeooo:paragraph-rsid="01d453f0"/>
    </style:style>
    <style:style style:name="P776" style:family="paragraph" style:parent-style-name="Preformatted_20_Text">
      <style:text-properties officeooo:paragraph-rsid="01da4bcf"/>
    </style:style>
    <style:style style:name="P777" style:family="paragraph" style:parent-style-name="Text_20_body">
      <style:paragraph-properties fo:margin-left="0.482cm" fo:margin-right="0cm" fo:margin-top="0cm" fo:margin-bottom="0.247cm" loext:contextual-spacing="false" fo:text-indent="0cm" style:auto-text-indent="true"/>
      <style:text-properties style:font-name="Liberation Serif" fo:font-size="12pt" style:font-size-asian="12pt" style:font-size-complex="12pt"/>
    </style:style>
    <style:style style:name="P778" style:family="paragraph" style:parent-style-name="Text_20_body">
      <style:paragraph-properties fo:margin-left="0.482cm" fo:margin-right="0cm" fo:margin-top="0cm" fo:margin-bottom="0.247cm" loext:contextual-spacing="false" fo:text-indent="0cm" style:auto-text-indent="true"/>
      <style:text-properties style:font-name="Liberation Serif" fo:font-size="12pt" officeooo:rsid="0150365d" officeooo:paragraph-rsid="0150365d" style:font-size-asian="12pt" style:font-size-complex="12pt"/>
    </style:style>
    <style:style style:name="P779" style:family="paragraph" style:parent-style-name="Text_20_body">
      <style:paragraph-properties fo:margin-left="0.482cm" fo:margin-right="0cm" fo:margin-top="0cm" fo:margin-bottom="0.247cm" loext:contextual-spacing="false" fo:text-indent="0cm" style:auto-text-indent="true"/>
      <style:text-properties style:font-name="Liberation Serif" fo:font-size="12pt" style:font-name-asian="Liberation Serif" style:font-size-asian="12pt" style:font-size-complex="12pt"/>
    </style:style>
    <style:style style:name="P780" style:family="paragraph" style:parent-style-name="Text_20_body">
      <style:paragraph-properties fo:margin-left="0.482cm" fo:margin-right="0cm" fo:margin-top="0cm" fo:margin-bottom="0.247cm" loext:contextual-spacing="false" fo:text-indent="0cm" style:auto-text-indent="true"/>
      <style:text-properties style:font-name="Liberation Serif" fo:font-size="12pt" officeooo:paragraph-rsid="01583f5b" style:font-name-asian="Liberation Serif" style:font-size-asian="12pt" style:font-size-complex="12pt"/>
    </style:style>
    <style:style style:name="P781" style:family="paragraph" style:parent-style-name="Preformatted_20_Text">
      <style:paragraph-properties fo:margin-left="0.482cm" fo:margin-right="0cm" fo:margin-top="0cm" fo:margin-bottom="0.247cm" loext:contextual-spacing="false" fo:text-indent="0cm" style:auto-text-indent="true"/>
      <style:text-properties style:font-name="Liberation Serif" fo:font-size="12pt" style:font-name-asian="Liberation Serif" style:font-size-asian="12pt" style:font-size-complex="12pt"/>
    </style:style>
    <style:style style:name="P782" style:family="paragraph" style:parent-style-name="Text_20_body">
      <style:paragraph-properties fo:margin-left="0.482cm" fo:margin-right="0cm" fo:text-indent="0cm" style:auto-text-indent="true"/>
    </style:style>
    <style:style style:name="P783" style:family="paragraph" style:parent-style-name="Text_20_body">
      <style:paragraph-properties fo:margin-top="0cm" fo:margin-bottom="0.247cm" loext:contextual-spacing="false"/>
      <style:text-properties style:font-name="Liberation Serif" fo:font-size="12pt" officeooo:paragraph-rsid="01564a67" style:font-size-asian="12pt" style:font-size-complex="12pt"/>
    </style:style>
    <style:style style:name="P784" style:family="paragraph" style:parent-style-name="Subtitle">
      <style:text-properties officeooo:rsid="01e10755" officeooo:paragraph-rsid="01e10755"/>
    </style:style>
    <style:style style:name="P785" style:family="paragraph" style:parent-style-name="Heading_20_2">
      <style:text-properties officeooo:rsid="0007db7b" officeooo:paragraph-rsid="0007db7b"/>
    </style:style>
    <style:style style:name="P786" style:family="paragraph" style:parent-style-name="Heading_20_2">
      <style:text-properties officeooo:rsid="00087c58" officeooo:paragraph-rsid="00087c58"/>
    </style:style>
    <style:style style:name="P787" style:family="paragraph" style:parent-style-name="Heading_20_2">
      <style:text-properties officeooo:rsid="000a683c" officeooo:paragraph-rsid="000a683c"/>
    </style:style>
    <style:style style:name="P788" style:family="paragraph" style:parent-style-name="Heading_20_2">
      <style:text-properties officeooo:rsid="000bfe27" officeooo:paragraph-rsid="000bfe27"/>
    </style:style>
    <style:style style:name="P789" style:family="paragraph" style:parent-style-name="Heading_20_2">
      <style:text-properties officeooo:rsid="000c0d21" officeooo:paragraph-rsid="000c0d21"/>
    </style:style>
    <style:style style:name="P790" style:family="paragraph" style:parent-style-name="Heading_20_2">
      <style:text-properties officeooo:rsid="000da9d5" officeooo:paragraph-rsid="000da9d5"/>
    </style:style>
    <style:style style:name="P791" style:family="paragraph" style:parent-style-name="Heading_20_2">
      <style:text-properties officeooo:rsid="000f0464" officeooo:paragraph-rsid="000f0464"/>
    </style:style>
    <style:style style:name="P792" style:family="paragraph" style:parent-style-name="Heading_20_2">
      <style:text-properties officeooo:rsid="01d453f0" officeooo:paragraph-rsid="01d453f0"/>
    </style:style>
    <style:style style:name="P793" style:family="paragraph" style:parent-style-name="Heading_20_2">
      <style:text-properties officeooo:rsid="01da4bcf" officeooo:paragraph-rsid="01da4bcf"/>
    </style:style>
    <style:style style:name="P794" style:family="paragraph" style:parent-style-name="Heading_20_2">
      <style:text-properties officeooo:rsid="00208219" officeooo:paragraph-rsid="00208219"/>
    </style:style>
    <style:style style:name="P795" style:family="paragraph" style:parent-style-name="Heading_20_2">
      <style:text-properties officeooo:rsid="01a8d024" officeooo:paragraph-rsid="01a8d024"/>
    </style:style>
    <style:style style:name="P796" style:family="paragraph" style:parent-style-name="Heading_20_2">
      <style:text-properties officeooo:rsid="01d165ad"/>
    </style:style>
    <style:style style:name="P797" style:family="paragraph" style:parent-style-name="Heading_20_2">
      <style:paragraph-properties fo:break-before="page"/>
      <style:text-properties officeooo:rsid="000c0d21" officeooo:paragraph-rsid="000c0d21"/>
    </style:style>
    <style:style style:name="P798" style:family="paragraph" style:parent-style-name="Heading_20_4">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4d9b2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768f4" style:font-weight-asian="normal" style:font-weight-complex="normal"/>
    </style:style>
    <style:style style:name="T5" style:family="text">
      <style:text-properties officeooo:rsid="00087c58"/>
    </style:style>
    <style:style style:name="T6" style:family="text">
      <style:text-properties style:font-name="Liberation Serif" fo:font-size="12pt" fo:font-style="normal" fo:font-weight="normal" style:font-size-asian="12pt" style:font-style-asian="normal" style:font-weight-asian="normal"/>
    </style:style>
    <style:style style:name="T7" style:family="text">
      <style:text-properties style:font-name="微软雅黑" fo:font-size="10.5pt" fo:font-style="normal" fo:font-weight="normal" style:font-size-asian="10.5pt" style:font-style-asian="normal" style:font-weight-asian="normal"/>
    </style:style>
    <style:style style:name="T8" style:family="text">
      <style:text-properties officeooo:rsid="000a683c"/>
    </style:style>
    <style:style style:name="T9" style:family="text">
      <style:text-properties officeooo:rsid="000bfe27"/>
    </style:style>
    <style:style style:name="T10" style:family="text">
      <style:text-properties officeooo:rsid="0010c575"/>
    </style:style>
    <style:style style:name="T11" style:family="text">
      <style:text-properties officeooo:rsid="0012714e"/>
    </style:style>
    <style:style style:name="T12" style:family="text">
      <style:text-properties officeooo:rsid="0015aeca"/>
    </style:style>
    <style:style style:name="T13" style:family="text">
      <style:text-properties officeooo:rsid="0015fcd2"/>
    </style:style>
    <style:style style:name="T14" style:family="text">
      <style:text-properties officeooo:rsid="001cd321"/>
    </style:style>
    <style:style style:name="T15" style:family="text">
      <style:text-properties officeooo:rsid="001e8a18"/>
    </style:style>
    <style:style style:name="T16" style:family="text">
      <style:text-properties fo:color="#00677c"/>
    </style:style>
    <style:style style:name="T17" style:family="text">
      <style:text-properties fo:color="#00677c" fo:font-weight="bold"/>
    </style:style>
    <style:style style:name="T18" style:family="text">
      <style:text-properties fo:color="#00677c" fo:font-weight="bold" officeooo:rsid="0110a9d6"/>
    </style:style>
    <style:style style:name="T19" style:family="text">
      <style:text-properties fo:color="#00677c" fo:font-weight="bold" officeooo:rsid="01652761"/>
    </style:style>
    <style:style style:name="T20" style:family="text">
      <style:text-properties fo:color="#00677c" fo:font-style="italic" fo:font-weight="bold"/>
    </style:style>
    <style:style style:name="T21" style:family="text">
      <style:text-properties fo:color="#00677c" fo:font-style="italic" fo:font-weight="bold" style:font-weight-asian="bold" style:font-weight-complex="bold"/>
    </style:style>
    <style:style style:name="T22" style:family="text">
      <style:text-properties fo:color="#00677c" fo:font-style="normal" fo:font-weight="bold" style:font-style-asian="normal" style:font-style-complex="normal"/>
    </style:style>
    <style:style style:name="T23" style:family="text">
      <style:text-properties fo:color="#00677c" fo:font-style="normal" fo:font-weight="bold" officeooo:rsid="01876573" style:font-style-asian="normal" style:font-style-complex="normal"/>
    </style:style>
    <style:style style:name="T24" style:family="text">
      <style:text-properties fo:color="#800080"/>
    </style:style>
    <style:style style:name="T25" style:family="text">
      <style:text-properties fo:color="#800080" officeooo:rsid="0110a9d6"/>
    </style:style>
    <style:style style:name="T26" style:family="text">
      <style:text-properties fo:color="#800080" fo:font-style="normal" style:font-style-asian="normal" style:font-style-complex="normal"/>
    </style:style>
    <style:style style:name="T27" style:family="text">
      <style:text-properties fo:color="#800080" fo:font-weight="bold"/>
    </style:style>
    <style:style style:name="T28" style:family="text">
      <style:text-properties fo:color="#c0c0c0"/>
    </style:style>
    <style:style style:name="T29" style:family="text">
      <style:text-properties fo:color="#c0c0c0" fo:font-weight="bold" style:font-weight-asian="bold" style:font-weight-complex="bold"/>
    </style:style>
    <style:style style:name="T30" style:family="text">
      <style:text-properties fo:color="#c0c0c0" fo:font-weight="normal" style:font-weight-asian="normal" style:font-weight-complex="normal"/>
    </style:style>
    <style:style style:name="T31" style:family="text">
      <style:text-properties fo:color="#c0c0c0" officeooo:rsid="0110a9d6"/>
    </style:style>
    <style:style style:name="T32" style:family="text">
      <style:text-properties fo:color="#c0c0c0" officeooo:rsid="01652761"/>
    </style:style>
    <style:style style:name="T33" style:family="text">
      <style:text-properties fo:color="#c0c0c0" fo:font-style="normal" style:font-style-asian="normal" style:font-style-complex="normal"/>
    </style:style>
    <style:style style:name="T34" style:family="text">
      <style:text-properties fo:color="#c0c0c0" fo:font-style="normal" officeooo:rsid="01876573" style:font-style-asian="normal" style:font-style-complex="normal"/>
    </style:style>
    <style:style style:name="T35" style:family="text">
      <style:text-properties fo:color="#c0c0c0" officeooo:rsid="01928957"/>
    </style:style>
    <style:style style:name="T36" style:family="text">
      <style:text-properties fo:color="#092e64"/>
    </style:style>
    <style:style style:name="T37" style:family="text">
      <style:text-properties fo:color="#092e64" officeooo:rsid="0110a9d6"/>
    </style:style>
    <style:style style:name="T38" style:family="text">
      <style:text-properties fo:color="#092e64" fo:font-style="normal" style:font-style-asian="normal" style:font-style-complex="normal"/>
    </style:style>
    <style:style style:name="T39" style:family="text">
      <style:text-properties fo:color="#808000"/>
    </style:style>
    <style:style style:name="T40" style:family="text">
      <style:text-properties fo:color="#808000" fo:font-weight="bold" style:font-weight-asian="bold" style:font-weight-complex="bold"/>
    </style:style>
    <style:style style:name="T41" style:family="text">
      <style:text-properties fo:color="#808000" officeooo:rsid="00d2f066"/>
    </style:style>
    <style:style style:name="T42" style:family="text">
      <style:text-properties fo:color="#808000" officeooo:rsid="0107198b"/>
    </style:style>
    <style:style style:name="T43" style:family="text">
      <style:text-properties fo:color="#808000" officeooo:rsid="0110a9d6"/>
    </style:style>
    <style:style style:name="T44" style:family="text">
      <style:text-properties fo:color="#808000" officeooo:rsid="01564a67"/>
    </style:style>
    <style:style style:name="T45" style:family="text">
      <style:text-properties fo:color="#808000" style:font-name="微软雅黑1" fo:font-size="10.5pt" officeooo:rsid="01597d11" style:font-name-asian="微软雅黑1" style:font-size-asian="10.5pt" style:font-size-complex="10.5pt"/>
    </style:style>
    <style:style style:name="T46" style:family="text">
      <style:text-properties fo:color="#808000" officeooo:rsid="01652761"/>
    </style:style>
    <style:style style:name="T47" style:family="text">
      <style:text-properties fo:color="#808000" fo:font-style="normal" style:font-style-asian="normal" style:font-style-complex="normal"/>
    </style:style>
    <style:style style:name="T48" style:family="text">
      <style:text-properties fo:color="#808000" fo:font-style="normal" officeooo:rsid="01876573" style:font-style-asian="normal" style:font-style-complex="normal"/>
    </style:style>
    <style:style style:name="T49" style:family="text">
      <style:text-properties fo:color="#000080"/>
    </style:style>
    <style:style style:name="T50" style:family="text">
      <style:text-properties officeooo:rsid="00208219"/>
    </style:style>
    <style:style style:name="T51" style:family="text">
      <style:text-properties officeooo:rsid="0025a2c1"/>
    </style:style>
    <style:style style:name="T52" style:family="text">
      <style:text-properties officeooo:rsid="002768f4"/>
    </style:style>
    <style:style style:name="T53" style:family="text">
      <style:text-properties officeooo:rsid="0028d53a"/>
    </style:style>
    <style:style style:name="T54" style:family="text">
      <style:text-properties officeooo:rsid="002ba0ea"/>
    </style:style>
    <style:style style:name="T55" style:family="text">
      <style:text-properties officeooo:rsid="002d6fc7"/>
    </style:style>
    <style:style style:name="T56" style:family="text">
      <style:text-properties officeooo:rsid="002dc5ea"/>
    </style:style>
    <style:style style:name="T57" style:family="text">
      <style:text-properties officeooo:rsid="002ee2a7"/>
    </style:style>
    <style:style style:name="T58" style:family="text">
      <style:text-properties officeooo:rsid="00306068"/>
    </style:style>
    <style:style style:name="T59" style:family="text">
      <style:text-properties officeooo:rsid="0031ec4b"/>
    </style:style>
    <style:style style:name="T60" style:family="text">
      <style:text-properties officeooo:rsid="00328104"/>
    </style:style>
    <style:style style:name="T61" style:family="text">
      <style:text-properties officeooo:rsid="0034136b"/>
    </style:style>
    <style:style style:name="T62" style:family="text">
      <style:text-properties officeooo:rsid="0035dc28"/>
    </style:style>
    <style:style style:name="T63" style:family="text">
      <style:text-properties officeooo:rsid="0037f7ca"/>
    </style:style>
    <style:style style:name="T64" style:family="text">
      <style:text-properties officeooo:rsid="00397a9c"/>
    </style:style>
    <style:style style:name="T65" style:family="text">
      <style:text-properties officeooo:rsid="003b4a0d"/>
    </style:style>
    <style:style style:name="T66" style:family="text">
      <style:text-properties officeooo:rsid="003c8b57"/>
    </style:style>
    <style:style style:name="T67" style:family="text">
      <style:text-properties officeooo:rsid="003db151"/>
    </style:style>
    <style:style style:name="T68" style:family="text">
      <style:text-properties officeooo:rsid="003e6a86"/>
    </style:style>
    <style:style style:name="T69" style:family="text">
      <style:text-properties officeooo:rsid="003f9a85"/>
    </style:style>
    <style:style style:name="T70" style:family="text">
      <style:text-properties officeooo:rsid="00408b69"/>
    </style:style>
    <style:style style:name="T71" style:family="text">
      <style:text-properties officeooo:rsid="00421f65"/>
    </style:style>
    <style:style style:name="T72" style:family="text">
      <style:text-properties officeooo:rsid="004308c4"/>
    </style:style>
    <style:style style:name="T73" style:family="text">
      <style:text-properties officeooo:rsid="0043ab2e"/>
    </style:style>
    <style:style style:name="T74" style:family="text">
      <style:text-properties officeooo:rsid="00466be3"/>
    </style:style>
    <style:style style:name="T75" style:family="text">
      <style:text-properties officeooo:rsid="00471083"/>
    </style:style>
    <style:style style:name="T76" style:family="text">
      <style:text-properties officeooo:rsid="0047415a"/>
    </style:style>
    <style:style style:name="T77" style:family="text">
      <style:text-properties officeooo:rsid="00477be4"/>
    </style:style>
    <style:style style:name="T78" style:family="text">
      <style:text-properties officeooo:rsid="004b03ae"/>
    </style:style>
    <style:style style:name="T79" style:family="text">
      <style:text-properties officeooo:rsid="004c9481"/>
    </style:style>
    <style:style style:name="T80" style:family="text">
      <style:text-properties officeooo:rsid="004d9b2b"/>
    </style:style>
    <style:style style:name="T81" style:family="text">
      <style:text-properties officeooo:rsid="004e533c"/>
    </style:style>
    <style:style style:name="T82" style:family="text">
      <style:text-properties officeooo:rsid="004ee229"/>
    </style:style>
    <style:style style:name="T83" style:family="text">
      <style:text-properties officeooo:rsid="004f88e3"/>
    </style:style>
    <style:style style:name="T84" style:family="text">
      <style:text-properties officeooo:rsid="0051158b"/>
    </style:style>
    <style:style style:name="T85" style:family="text">
      <style:text-properties officeooo:rsid="00539f23"/>
    </style:style>
    <style:style style:name="T86" style:family="text">
      <style:text-properties officeooo:rsid="0054dfbd"/>
    </style:style>
    <style:style style:name="T87" style:family="text">
      <style:text-properties officeooo:rsid="00570d85"/>
    </style:style>
    <style:style style:name="T88" style:family="text">
      <style:text-properties officeooo:rsid="005821f1"/>
    </style:style>
    <style:style style:name="T89" style:family="text">
      <style:text-properties officeooo:rsid="0059f430"/>
    </style:style>
    <style:style style:name="T90" style:family="text">
      <style:text-properties officeooo:rsid="005a29df"/>
    </style:style>
    <style:style style:name="T91" style:family="text">
      <style:text-properties officeooo:rsid="005ad81a"/>
    </style:style>
    <style:style style:name="T92" style:family="text">
      <style:text-properties officeooo:rsid="005bacff"/>
    </style:style>
    <style:style style:name="T93" style:family="text">
      <style:text-properties officeooo:rsid="005d3dea"/>
    </style:style>
    <style:style style:name="T94" style:family="text">
      <style:text-properties officeooo:rsid="005e79fe"/>
    </style:style>
    <style:style style:name="T95" style:family="text">
      <style:text-properties officeooo:rsid="00602a34"/>
    </style:style>
    <style:style style:name="T96" style:family="text">
      <style:text-properties officeooo:rsid="00621430"/>
    </style:style>
    <style:style style:name="T97" style:family="text">
      <style:text-properties officeooo:rsid="006341ae"/>
    </style:style>
    <style:style style:name="T98" style:family="text">
      <style:text-properties officeooo:rsid="0064247e"/>
    </style:style>
    <style:style style:name="T99" style:family="text">
      <style:text-properties officeooo:rsid="0065f2e7"/>
    </style:style>
    <style:style style:name="T100" style:family="text">
      <style:text-properties officeooo:rsid="00672974"/>
    </style:style>
    <style:style style:name="T101" style:family="text">
      <style:text-properties officeooo:rsid="00689368"/>
    </style:style>
    <style:style style:name="T102" style:family="text">
      <style:text-properties officeooo:rsid="006961a0"/>
    </style:style>
    <style:style style:name="T103" style:family="text">
      <style:text-properties officeooo:rsid="006ba775"/>
    </style:style>
    <style:style style:name="T104" style:family="text">
      <style:text-properties officeooo:rsid="006c57a6"/>
    </style:style>
    <style:style style:name="T105" style:family="text">
      <style:text-properties officeooo:rsid="006f21db"/>
    </style:style>
    <style:style style:name="T106" style:family="text">
      <style:text-properties officeooo:rsid="0070ac7b"/>
    </style:style>
    <style:style style:name="T107" style:family="text">
      <style:text-properties officeooo:rsid="0071ea3e"/>
    </style:style>
    <style:style style:name="T108" style:family="text">
      <style:text-properties officeooo:rsid="0073219f"/>
    </style:style>
    <style:style style:name="T109" style:family="text">
      <style:text-properties officeooo:rsid="00752111"/>
    </style:style>
    <style:style style:name="T110" style:family="text">
      <style:text-properties officeooo:rsid="0076b896"/>
    </style:style>
    <style:style style:name="T111" style:family="text">
      <style:text-properties officeooo:rsid="007a7585"/>
    </style:style>
    <style:style style:name="T112" style:family="text">
      <style:text-properties officeooo:rsid="007d1da5"/>
    </style:style>
    <style:style style:name="T113" style:family="text">
      <style:text-properties officeooo:rsid="007e7e3c"/>
    </style:style>
    <style:style style:name="T114" style:family="text">
      <style:text-properties officeooo:rsid="00828125"/>
    </style:style>
    <style:style style:name="T115" style:family="text">
      <style:text-properties officeooo:rsid="008466b1"/>
    </style:style>
    <style:style style:name="T116" style:family="text">
      <style:text-properties officeooo:rsid="00866625"/>
    </style:style>
    <style:style style:name="T117" style:family="text">
      <style:text-properties officeooo:rsid="0088bec3"/>
    </style:style>
    <style:style style:name="T118" style:family="text">
      <style:text-properties officeooo:rsid="008a0f88"/>
    </style:style>
    <style:style style:name="T119" style:family="text">
      <style:text-properties officeooo:rsid="008ae8f9"/>
    </style:style>
    <style:style style:name="T120" style:family="text">
      <style:text-properties officeooo:rsid="00906dff"/>
    </style:style>
    <style:style style:name="T121" style:family="text">
      <style:text-properties officeooo:rsid="00918470"/>
    </style:style>
    <style:style style:name="T122" style:family="text">
      <style:text-properties officeooo:rsid="009430e0"/>
    </style:style>
    <style:style style:name="T123" style:family="text">
      <style:text-properties officeooo:rsid="0094bd70"/>
    </style:style>
    <style:style style:name="T124" style:family="text">
      <style:text-properties officeooo:rsid="0095943c"/>
    </style:style>
    <style:style style:name="T125" style:family="text">
      <style:text-properties officeooo:rsid="00995e48"/>
    </style:style>
    <style:style style:name="T126" style:family="text">
      <style:text-properties officeooo:rsid="0099a7c2"/>
    </style:style>
    <style:style style:name="T127" style:family="text">
      <style:text-properties officeooo:rsid="0099e17b"/>
    </style:style>
    <style:style style:name="T128" style:family="text">
      <style:text-properties officeooo:rsid="009b2ca5"/>
    </style:style>
    <style:style style:name="T129" style:family="text">
      <style:text-properties officeooo:rsid="009d2bcc"/>
    </style:style>
    <style:style style:name="T130" style:family="text">
      <style:text-properties officeooo:rsid="00a0ccc0"/>
    </style:style>
    <style:style style:name="T131" style:family="text">
      <style:text-properties officeooo:rsid="00a21896"/>
    </style:style>
    <style:style style:name="T132" style:family="text">
      <style:text-properties officeooo:rsid="00a32343"/>
    </style:style>
    <style:style style:name="T133" style:family="text">
      <style:text-properties officeooo:rsid="00a5059b"/>
    </style:style>
    <style:style style:name="T134" style:family="text">
      <style:text-properties officeooo:rsid="00a62db3"/>
    </style:style>
    <style:style style:name="T135" style:family="text">
      <style:text-properties officeooo:rsid="00a6daa9"/>
    </style:style>
    <style:style style:name="T136" style:family="text">
      <style:text-properties officeooo:rsid="00a8605b"/>
    </style:style>
    <style:style style:name="T137" style:family="text">
      <style:text-properties officeooo:rsid="00abb7b2"/>
    </style:style>
    <style:style style:name="T138" style:family="text">
      <style:text-properties officeooo:rsid="00ac6b6c"/>
    </style:style>
    <style:style style:name="T139" style:family="text">
      <style:text-properties officeooo:rsid="00b597cb"/>
    </style:style>
    <style:style style:name="T140" style:family="text">
      <style:text-properties officeooo:rsid="00b5c5cb"/>
    </style:style>
    <style:style style:name="T141" style:family="text">
      <style:text-properties officeooo:rsid="00b66fd9"/>
    </style:style>
    <style:style style:name="T142" style:family="text">
      <style:text-properties officeooo:rsid="00b81c92"/>
    </style:style>
    <style:style style:name="T143" style:family="text">
      <style:text-properties officeooo:rsid="00b83c23"/>
    </style:style>
    <style:style style:name="T144" style:family="text">
      <style:text-properties officeooo:rsid="00b9d340"/>
    </style:style>
    <style:style style:name="T145" style:family="text">
      <style:text-properties officeooo:rsid="00bbb2e0"/>
    </style:style>
    <style:style style:name="T146" style:family="text">
      <style:text-properties officeooo:rsid="00bbf60b"/>
    </style:style>
    <style:style style:name="T147" style:family="text">
      <style:text-properties officeooo:rsid="00bdd59a"/>
    </style:style>
    <style:style style:name="T148" style:family="text">
      <style:text-properties officeooo:rsid="00bf2205"/>
    </style:style>
    <style:style style:name="T149" style:family="text">
      <style:text-properties officeooo:rsid="00c0bb0e"/>
    </style:style>
    <style:style style:name="T150" style:family="text">
      <style:text-properties officeooo:rsid="00c23f3a"/>
    </style:style>
    <style:style style:name="T151" style:family="text">
      <style:text-properties officeooo:rsid="00c5c3dc"/>
    </style:style>
    <style:style style:name="T152" style:family="text">
      <style:text-properties officeooo:rsid="00c79d77"/>
    </style:style>
    <style:style style:name="T153" style:family="text">
      <style:text-properties officeooo:rsid="00ca630c"/>
    </style:style>
    <style:style style:name="T154" style:family="text">
      <style:text-properties officeooo:rsid="00cc5a11"/>
    </style:style>
    <style:style style:name="T155" style:family="text">
      <style:text-properties officeooo:rsid="00ce9024"/>
    </style:style>
    <style:style style:name="T156" style:family="text">
      <style:text-properties officeooo:rsid="00d04f6f"/>
    </style:style>
    <style:style style:name="T157" style:family="text">
      <style:text-properties officeooo:rsid="00d2aa63"/>
    </style:style>
    <style:style style:name="T158" style:family="text">
      <style:text-properties officeooo:rsid="00d2d24b"/>
    </style:style>
    <style:style style:name="T159" style:family="text">
      <style:text-properties officeooo:rsid="00d2f066"/>
    </style:style>
    <style:style style:name="T160" style:family="text">
      <style:text-properties officeooo:rsid="00d4d910"/>
    </style:style>
    <style:style style:name="T161" style:family="text">
      <style:text-properties officeooo:rsid="00d58ed6"/>
    </style:style>
    <style:style style:name="T162" style:family="text">
      <style:text-properties officeooo:rsid="00d96264"/>
    </style:style>
    <style:style style:name="T163" style:family="text">
      <style:text-properties officeooo:rsid="00db338a"/>
    </style:style>
    <style:style style:name="T164" style:family="text">
      <style:text-properties officeooo:rsid="00dd07cf"/>
    </style:style>
    <style:style style:name="T165" style:family="text">
      <style:text-properties officeooo:rsid="00dd7569"/>
    </style:style>
    <style:style style:name="T166" style:family="text">
      <style:text-properties officeooo:rsid="00ddd3cd"/>
    </style:style>
    <style:style style:name="T167" style:family="text">
      <style:text-properties officeooo:rsid="00dea173"/>
    </style:style>
    <style:style style:name="T168" style:family="text">
      <style:text-properties officeooo:rsid="00dff591"/>
    </style:style>
    <style:style style:name="T169" style:family="text">
      <style:text-properties officeooo:rsid="00e123c9"/>
    </style:style>
    <style:style style:name="T170" style:family="text">
      <style:text-properties officeooo:rsid="00e39dc8"/>
    </style:style>
    <style:style style:name="T171" style:family="text">
      <style:text-properties officeooo:rsid="00e7cc3a"/>
    </style:style>
    <style:style style:name="T172" style:family="text">
      <style:text-properties officeooo:rsid="00e815b1"/>
    </style:style>
    <style:style style:name="T173" style:family="text">
      <style:text-properties officeooo:rsid="00ead40d"/>
    </style:style>
    <style:style style:name="T174" style:family="text">
      <style:text-properties officeooo:rsid="00ebf89c"/>
    </style:style>
    <style:style style:name="T175" style:family="text">
      <style:text-properties officeooo:rsid="00ecdaa6"/>
    </style:style>
    <style:style style:name="T176" style:family="text">
      <style:text-properties fo:color="#800000"/>
    </style:style>
    <style:style style:name="T177" style:family="text">
      <style:text-properties fo:color="#800000" officeooo:rsid="00ecdaa6"/>
    </style:style>
    <style:style style:name="T178" style:family="text">
      <style:text-properties officeooo:rsid="00ed7ba4"/>
    </style:style>
    <style:style style:name="T179" style:family="text">
      <style:text-properties officeooo:rsid="00edcc23"/>
    </style:style>
    <style:style style:name="T180" style:family="text">
      <style:text-properties officeooo:rsid="00ef64d9"/>
    </style:style>
    <style:style style:name="T181" style:family="text">
      <style:text-properties officeooo:rsid="00f137ec"/>
    </style:style>
    <style:style style:name="T182" style:family="text">
      <style:text-properties officeooo:rsid="00f21c92"/>
    </style:style>
    <style:style style:name="T183" style:family="text">
      <style:text-properties officeooo:rsid="00f3da99"/>
    </style:style>
    <style:style style:name="T184" style:family="text">
      <style:text-properties officeooo:rsid="00f5992e"/>
    </style:style>
    <style:style style:name="T185" style:family="text">
      <style:text-properties officeooo:rsid="00f7ae53"/>
    </style:style>
    <style:style style:name="T186" style:family="text">
      <style:text-properties officeooo:rsid="00fd3abb"/>
    </style:style>
    <style:style style:name="T187" style:family="text">
      <style:text-properties officeooo:rsid="01008a89"/>
    </style:style>
    <style:style style:name="T188" style:family="text">
      <style:text-properties officeooo:rsid="0100c7a8"/>
    </style:style>
    <style:style style:name="T189" style:family="text">
      <style:text-properties officeooo:rsid="0101a61b"/>
    </style:style>
    <style:style style:name="T190" style:family="text">
      <style:text-properties officeooo:rsid="0102bc42"/>
    </style:style>
    <style:style style:name="T191" style:family="text">
      <style:text-properties officeooo:rsid="0104314b"/>
    </style:style>
    <style:style style:name="T192" style:family="text">
      <style:text-properties officeooo:rsid="01051ea1"/>
    </style:style>
    <style:style style:name="T193" style:family="text">
      <style:text-properties officeooo:rsid="01069919"/>
    </style:style>
    <style:style style:name="T194" style:family="text">
      <style:text-properties officeooo:rsid="0107198b"/>
    </style:style>
    <style:style style:name="T195" style:family="text">
      <style:text-properties officeooo:rsid="010833a3"/>
    </style:style>
    <style:style style:name="T196" style:family="text">
      <style:text-properties officeooo:rsid="010908d8"/>
    </style:style>
    <style:style style:name="T197" style:family="text">
      <style:text-properties officeooo:rsid="010a965e"/>
    </style:style>
    <style:style style:name="T198" style:family="text">
      <style:text-properties officeooo:rsid="010b42e7"/>
    </style:style>
    <style:style style:name="T199" style:family="text">
      <style:text-properties officeooo:rsid="010bfcbb"/>
    </style:style>
    <style:style style:name="T200" style:family="text">
      <style:text-properties officeooo:rsid="010d7dcc"/>
    </style:style>
    <style:style style:name="T201" style:family="text">
      <style:text-properties officeooo:rsid="011096cf"/>
    </style:style>
    <style:style style:name="T202" style:family="text">
      <style:text-properties officeooo:rsid="0110a9d6"/>
    </style:style>
    <style:style style:name="T203" style:family="text">
      <style:text-properties officeooo:rsid="01120438"/>
    </style:style>
    <style:style style:name="T204" style:family="text">
      <style:text-properties officeooo:rsid="0113cc05"/>
    </style:style>
    <style:style style:name="T205" style:family="text">
      <style:text-properties fo:color="#000000"/>
    </style:style>
    <style:style style:name="T206" style:family="text">
      <style:text-properties fo:color="#000000" officeooo:rsid="0110a9d6" fo:background-color="transparent" loext:char-shading-value="0"/>
    </style:style>
    <style:style style:name="T207" style:family="text">
      <style:text-properties fo:color="#000000" officeooo:rsid="0113cc05" fo:background-color="transparent" loext:char-shading-value="0"/>
    </style:style>
    <style:style style:name="T208" style:family="text">
      <style:text-properties fo:color="#000000" officeooo:rsid="0110a9d6"/>
    </style:style>
    <style:style style:name="T209" style:family="text">
      <style:text-properties fo:color="#000000" officeooo:rsid="01158164"/>
    </style:style>
    <style:style style:name="T210" style:family="text">
      <style:text-properties fo:color="#000000" style:font-name="微软雅黑1" fo:font-size="10.5pt" style:font-name-asian="微软雅黑1" style:font-size-asian="10.5pt" style:font-size-complex="10.5pt"/>
    </style:style>
    <style:style style:name="T211" style:family="text">
      <style:text-properties fo:color="#000000" officeooo:rsid="01652761"/>
    </style:style>
    <style:style style:name="T212" style:family="text">
      <style:text-properties fo:color="#000000" officeooo:rsid="01c79d00"/>
    </style:style>
    <style:style style:name="T213" style:family="text">
      <style:text-properties fo:color="#000000" officeooo:rsid="01ca2682"/>
    </style:style>
    <style:style style:name="T214" style:family="text">
      <style:text-properties officeooo:rsid="01158164"/>
    </style:style>
    <style:style style:name="T215" style:family="text">
      <style:text-properties officeooo:rsid="01170af5"/>
    </style:style>
    <style:style style:name="T216" style:family="text">
      <style:text-properties officeooo:rsid="0119747b"/>
    </style:style>
    <style:style style:name="T217" style:family="text">
      <style:text-properties officeooo:rsid="011a813f"/>
    </style:style>
    <style:style style:name="T218" style:family="text">
      <style:text-properties officeooo:rsid="011b642f"/>
    </style:style>
    <style:style style:name="T219" style:family="text">
      <style:text-properties officeooo:rsid="011c553d"/>
    </style:style>
    <style:style style:name="T220" style:family="text">
      <style:text-properties officeooo:rsid="011dad65"/>
    </style:style>
    <style:style style:name="T221" style:family="text">
      <style:text-properties officeooo:rsid="011e5a54"/>
    </style:style>
    <style:style style:name="T222" style:family="text">
      <style:text-properties officeooo:rsid="011e9b2d"/>
    </style:style>
    <style:style style:name="T223" style:family="text">
      <style:text-properties officeooo:rsid="011fd537"/>
    </style:style>
    <style:style style:name="T224" style:family="text">
      <style:text-properties officeooo:rsid="01219fa3"/>
    </style:style>
    <style:style style:name="T225" style:family="text">
      <style:text-properties officeooo:rsid="01238f71"/>
    </style:style>
    <style:style style:name="T226" style:family="text">
      <style:text-properties officeooo:rsid="01256d5c"/>
    </style:style>
    <style:style style:name="T227" style:family="text">
      <style:text-properties officeooo:rsid="01267f13"/>
    </style:style>
    <style:style style:name="T228" style:family="text">
      <style:text-properties officeooo:rsid="0128842a"/>
    </style:style>
    <style:style style:name="T229" style:family="text">
      <style:text-properties officeooo:rsid="012a6c6a"/>
    </style:style>
    <style:style style:name="T230" style:family="text">
      <style:text-properties officeooo:rsid="012c574a"/>
    </style:style>
    <style:style style:name="T231" style:family="text">
      <style:text-properties officeooo:rsid="012ca20f"/>
    </style:style>
    <style:style style:name="T232" style:family="text">
      <style:text-properties officeooo:rsid="012e051f"/>
    </style:style>
    <style:style style:name="T233" style:family="text">
      <style:text-properties officeooo:rsid="012e2c58"/>
    </style:style>
    <style:style style:name="T234" style:family="text">
      <style:text-properties officeooo:rsid="012ee4dc"/>
    </style:style>
    <style:style style:name="T235" style:family="text">
      <style:text-properties officeooo:rsid="012fea1d"/>
    </style:style>
    <style:style style:name="T236" style:family="text">
      <style:text-properties officeooo:rsid="01312e39"/>
    </style:style>
    <style:style style:name="T237" style:family="text">
      <style:text-properties officeooo:rsid="01322904"/>
    </style:style>
    <style:style style:name="T238" style:family="text">
      <style:text-properties officeooo:rsid="0133c88f"/>
    </style:style>
    <style:style style:name="T239" style:family="text">
      <style:text-properties officeooo:rsid="0135b2e8"/>
    </style:style>
    <style:style style:name="T240" style:family="text">
      <style:text-properties officeooo:rsid="0135f0fa"/>
    </style:style>
    <style:style style:name="T241" style:family="text">
      <style:text-properties officeooo:rsid="013609a6"/>
    </style:style>
    <style:style style:name="T242" style:family="text">
      <style:text-properties officeooo:rsid="01373fb5"/>
    </style:style>
    <style:style style:name="T243" style:family="text">
      <style:text-properties officeooo:rsid="0139dad6"/>
    </style:style>
    <style:style style:name="T244" style:family="text">
      <style:text-properties officeooo:rsid="013bd6a2"/>
    </style:style>
    <style:style style:name="T245" style:family="text">
      <style:text-properties officeooo:rsid="013c18ba"/>
    </style:style>
    <style:style style:name="T246" style:family="text">
      <style:text-properties officeooo:rsid="013d6cab"/>
    </style:style>
    <style:style style:name="T247" style:family="text">
      <style:text-properties officeooo:rsid="013dd8e2"/>
    </style:style>
    <style:style style:name="T248" style:family="text">
      <style:text-properties officeooo:rsid="013e95a1"/>
    </style:style>
    <style:style style:name="T249" style:family="text">
      <style:text-properties officeooo:rsid="013ed1e2"/>
    </style:style>
    <style:style style:name="T250" style:family="text">
      <style:text-properties officeooo:rsid="0140433c"/>
    </style:style>
    <style:style style:name="T251" style:family="text">
      <style:text-properties officeooo:rsid="0140733f"/>
    </style:style>
    <style:style style:name="T252" style:family="text">
      <style:text-properties officeooo:rsid="014205da"/>
    </style:style>
    <style:style style:name="T253" style:family="text">
      <style:text-properties officeooo:rsid="0142d2cc"/>
    </style:style>
    <style:style style:name="T254" style:family="text">
      <style:text-properties officeooo:rsid="014d6bf2"/>
    </style:style>
    <style:style style:name="T255" style:family="text">
      <style:text-properties officeooo:rsid="014eaf91"/>
    </style:style>
    <style:style style:name="T256" style:family="text">
      <style:text-properties officeooo:rsid="014f5de5"/>
    </style:style>
    <style:style style:name="T257" style:family="text">
      <style:text-properties officeooo:rsid="0150365d"/>
    </style:style>
    <style:style style:name="T258" style:family="text">
      <style:text-properties officeooo:rsid="0150f07d"/>
    </style:style>
    <style:style style:name="T259" style:family="text">
      <style:text-properties officeooo:rsid="0152902e"/>
    </style:style>
    <style:style style:name="T260" style:family="text">
      <style:text-properties officeooo:rsid="01544079"/>
    </style:style>
    <style:style style:name="T261" style:family="text">
      <style:text-properties officeooo:rsid="0154eb98"/>
    </style:style>
    <style:style style:name="T262" style:family="text">
      <style:text-properties officeooo:rsid="0155ac20"/>
    </style:style>
    <style:style style:name="T263" style:family="text">
      <style:text-properties officeooo:rsid="0155af77"/>
    </style:style>
    <style:style style:name="T264" style:family="text">
      <style:text-properties officeooo:rsid="01564a67"/>
    </style:style>
    <style:style style:name="T265" style:family="text">
      <style:text-properties officeooo:rsid="0156689f"/>
    </style:style>
    <style:style style:name="T266" style:family="text">
      <style:text-properties officeooo:rsid="01583f5b"/>
    </style:style>
    <style:style style:name="T267" style:family="text">
      <style:text-properties officeooo:rsid="0158d7d9"/>
    </style:style>
    <style:style style:name="T268" style:family="text">
      <style:text-properties officeooo:rsid="01597d11"/>
    </style:style>
    <style:style style:name="T269" style:family="text">
      <style:text-properties style:font-name="微软雅黑1" fo:font-size="10.5pt" officeooo:rsid="01597d11" style:font-name-asian="微软雅黑1" style:font-size-asian="10.5pt" style:font-size-complex="10.5pt"/>
    </style:style>
    <style:style style:name="T270" style:family="text">
      <style:text-properties style:font-name="微软雅黑1" fo:font-size="10.5pt" officeooo:rsid="015af04d" style:font-name-asian="微软雅黑1" style:font-size-asian="10.5pt" style:font-size-complex="10.5pt"/>
    </style:style>
    <style:style style:name="T271" style:family="text">
      <style:text-properties style:font-name="微软雅黑1" fo:font-size="10.5pt" officeooo:rsid="015d47b1" style:font-name-asian="微软雅黑1" style:font-size-asian="10.5pt" style:font-size-complex="10.5pt"/>
    </style:style>
    <style:style style:name="T272" style:family="text">
      <style:text-properties officeooo:rsid="015af04d"/>
    </style:style>
    <style:style style:name="T273" style:family="text">
      <style:text-properties officeooo:rsid="015b5125"/>
    </style:style>
    <style:style style:name="T274" style:family="text">
      <style:text-properties officeooo:rsid="015d47b1"/>
    </style:style>
    <style:style style:name="T275" style:family="text">
      <style:text-properties officeooo:rsid="015e0e8b"/>
    </style:style>
    <style:style style:name="T276" style:family="text">
      <style:text-properties officeooo:rsid="015e2e85"/>
    </style:style>
    <style:style style:name="T277" style:family="text">
      <style:text-properties officeooo:rsid="015f98f5"/>
    </style:style>
    <style:style style:name="T278" style:family="text">
      <style:text-properties officeooo:rsid="0160140b"/>
    </style:style>
    <style:style style:name="T279" style:family="text">
      <style:text-properties officeooo:rsid="0161b833"/>
    </style:style>
    <style:style style:name="T280" style:family="text">
      <style:text-properties officeooo:rsid="016231a0"/>
    </style:style>
    <style:style style:name="T281" style:family="text">
      <style:text-properties officeooo:rsid="01636044"/>
    </style:style>
    <style:style style:name="T282" style:family="text">
      <style:text-properties officeooo:rsid="016433fe"/>
    </style:style>
    <style:style style:name="T283" style:family="text">
      <style:text-properties officeooo:rsid="01649ded"/>
    </style:style>
    <style:style style:name="T284" style:family="text">
      <style:text-properties officeooo:rsid="01652761"/>
    </style:style>
    <style:style style:name="T285" style:family="text">
      <style:text-properties officeooo:rsid="0165444e"/>
    </style:style>
    <style:style style:name="T286" style:family="text">
      <style:text-properties officeooo:rsid="0166d4d0"/>
    </style:style>
    <style:style style:name="T287" style:family="text">
      <style:text-properties officeooo:rsid="0167d619"/>
    </style:style>
    <style:style style:name="T288" style:family="text">
      <style:text-properties officeooo:rsid="0168ab98"/>
    </style:style>
    <style:style style:name="T289" style:family="text">
      <style:text-properties officeooo:rsid="0169ec31"/>
    </style:style>
    <style:style style:name="T290" style:family="text">
      <style:text-properties officeooo:rsid="016c46e1"/>
    </style:style>
    <style:style style:name="T291" style:family="text">
      <style:text-properties officeooo:rsid="016d1f84"/>
    </style:style>
    <style:style style:name="T292" style:family="text">
      <style:text-properties officeooo:rsid="016e7d00"/>
    </style:style>
    <style:style style:name="T293" style:family="text">
      <style:text-properties officeooo:rsid="016f4f1f"/>
    </style:style>
    <style:style style:name="T294" style:family="text">
      <style:text-properties officeooo:rsid="016fd7f3"/>
    </style:style>
    <style:style style:name="T295" style:family="text">
      <style:text-properties officeooo:rsid="01707993"/>
    </style:style>
    <style:style style:name="T296" style:family="text">
      <style:text-properties officeooo:rsid="01736f13"/>
    </style:style>
    <style:style style:name="T297" style:family="text">
      <style:text-properties officeooo:rsid="0174b432"/>
    </style:style>
    <style:style style:name="T298" style:family="text">
      <style:text-properties officeooo:rsid="0175ba0b"/>
    </style:style>
    <style:style style:name="T299" style:family="text">
      <style:text-properties officeooo:rsid="01779bd3"/>
    </style:style>
    <style:style style:name="T300" style:family="text">
      <style:text-properties officeooo:rsid="0177d1f8"/>
    </style:style>
    <style:style style:name="T301" style:family="text">
      <style:text-properties officeooo:rsid="0178ba20"/>
    </style:style>
    <style:style style:name="T302" style:family="text">
      <style:text-properties officeooo:rsid="01795c96"/>
    </style:style>
    <style:style style:name="T303" style:family="text">
      <style:text-properties officeooo:rsid="017a6b83"/>
    </style:style>
    <style:style style:name="T304" style:family="text">
      <style:text-properties officeooo:rsid="017c7afd"/>
    </style:style>
    <style:style style:name="T305" style:family="text">
      <style:text-properties officeooo:rsid="017d51f9"/>
    </style:style>
    <style:style style:name="T306" style:family="text">
      <style:text-properties officeooo:rsid="017e86b0"/>
    </style:style>
    <style:style style:name="T307" style:family="text">
      <style:text-properties officeooo:rsid="018080c6"/>
    </style:style>
    <style:style style:name="T308" style:family="text">
      <style:text-properties officeooo:rsid="0180e951"/>
    </style:style>
    <style:style style:name="T309" style:family="text">
      <style:text-properties officeooo:rsid="0182e670"/>
    </style:style>
    <style:style style:name="T310" style:family="text">
      <style:text-properties officeooo:rsid="0182f178"/>
    </style:style>
    <style:style style:name="T311" style:family="text">
      <style:text-properties officeooo:rsid="0183bc6e"/>
    </style:style>
    <style:style style:name="T312" style:family="text">
      <style:text-properties officeooo:rsid="0185db1e"/>
    </style:style>
    <style:style style:name="T313" style:family="text">
      <style:text-properties officeooo:rsid="01876573"/>
    </style:style>
    <style:style style:name="T314" style:family="text">
      <style:text-properties fo:font-style="normal" style:font-style-asian="normal" style:font-style-complex="normal"/>
    </style:style>
    <style:style style:name="T315" style:family="text">
      <style:text-properties fo:font-style="normal" officeooo:rsid="01876573" style:font-style-asian="normal" style:font-style-complex="normal"/>
    </style:style>
    <style:style style:name="T316" style:family="text">
      <style:text-properties fo:font-style="normal" officeooo:rsid="018d80e5" style:font-style-asian="normal" style:font-style-complex="normal"/>
    </style:style>
    <style:style style:name="T317" style:family="text">
      <style:text-properties officeooo:rsid="01887b23"/>
    </style:style>
    <style:style style:name="T318" style:family="text">
      <style:text-properties officeooo:rsid="018a6c2d"/>
    </style:style>
    <style:style style:name="T319" style:family="text">
      <style:text-properties officeooo:rsid="018d80e5"/>
    </style:style>
    <style:style style:name="T320" style:family="text">
      <style:text-properties officeooo:rsid="018f22ad"/>
    </style:style>
    <style:style style:name="T321" style:family="text">
      <style:text-properties officeooo:rsid="018f743d"/>
    </style:style>
    <style:style style:name="T322" style:family="text">
      <style:text-properties officeooo:rsid="01900b13"/>
    </style:style>
    <style:style style:name="T323" style:family="text">
      <style:text-properties officeooo:rsid="01915978"/>
    </style:style>
    <style:style style:name="T324" style:family="text">
      <style:text-properties officeooo:rsid="01928957"/>
    </style:style>
    <style:style style:name="T325" style:family="text">
      <style:text-properties officeooo:rsid="0193820e"/>
    </style:style>
    <style:style style:name="T326" style:family="text">
      <style:text-properties officeooo:rsid="01956c78"/>
    </style:style>
    <style:style style:name="T327" style:family="text">
      <style:text-properties officeooo:rsid="0196e6a1"/>
    </style:style>
    <style:style style:name="T328" style:family="text">
      <style:text-properties officeooo:rsid="019869c8"/>
    </style:style>
    <style:style style:name="T329" style:family="text">
      <style:text-properties officeooo:rsid="019a1c6c"/>
    </style:style>
    <style:style style:name="T330" style:family="text">
      <style:text-properties officeooo:rsid="019b8cb4"/>
    </style:style>
    <style:style style:name="T331" style:family="text">
      <style:text-properties officeooo:rsid="019d6408"/>
    </style:style>
    <style:style style:name="T332" style:family="text">
      <style:text-properties officeooo:rsid="019e2bec"/>
    </style:style>
    <style:style style:name="T333" style:family="text">
      <style:text-properties officeooo:rsid="019f291a"/>
    </style:style>
    <style:style style:name="T334" style:family="text">
      <style:text-properties officeooo:rsid="01a0fdf7"/>
    </style:style>
    <style:style style:name="T335" style:family="text">
      <style:text-properties officeooo:rsid="01a1cf93"/>
    </style:style>
    <style:style style:name="T336" style:family="text">
      <style:text-properties fo:color="#008000"/>
    </style:style>
    <style:style style:name="T337" style:family="text">
      <style:text-properties officeooo:rsid="01a2e81b"/>
    </style:style>
    <style:style style:name="T338" style:family="text">
      <style:text-properties officeooo:rsid="01a438b3"/>
    </style:style>
    <style:style style:name="T339" style:family="text">
      <style:text-properties officeooo:rsid="01a4eb66"/>
    </style:style>
    <style:style style:name="T340" style:family="text">
      <style:text-properties officeooo:rsid="01a6d01e"/>
    </style:style>
    <style:style style:name="T341" style:family="text">
      <style:text-properties officeooo:rsid="01a753a9"/>
    </style:style>
    <style:style style:name="T342" style:family="text">
      <style:text-properties officeooo:rsid="01a8d024"/>
    </style:style>
    <style:style style:name="T343" style:family="text">
      <style:text-properties officeooo:rsid="01a97b0e"/>
    </style:style>
    <style:style style:name="T344" style:family="text">
      <style:text-properties officeooo:rsid="01a9ac3b"/>
    </style:style>
    <style:style style:name="T345" style:family="text">
      <style:text-properties officeooo:rsid="01ab032c"/>
    </style:style>
    <style:style style:name="T346" style:family="text">
      <style:text-properties officeooo:rsid="01ab217a"/>
    </style:style>
    <style:style style:name="T347" style:family="text">
      <style:text-properties officeooo:rsid="01aba1a7"/>
    </style:style>
    <style:style style:name="T348" style:family="text">
      <style:text-properties officeooo:rsid="01ad651c"/>
    </style:style>
    <style:style style:name="T349" style:family="text">
      <style:text-properties officeooo:rsid="01ad7fec"/>
    </style:style>
    <style:style style:name="T350" style:family="text">
      <style:text-properties officeooo:rsid="01ae530a"/>
    </style:style>
    <style:style style:name="T351" style:family="text">
      <style:text-properties officeooo:rsid="01afb3ae"/>
    </style:style>
    <style:style style:name="T352" style:family="text">
      <style:text-properties officeooo:rsid="01b02f77"/>
    </style:style>
    <style:style style:name="T353" style:family="text">
      <style:text-properties officeooo:rsid="01b21b6d"/>
    </style:style>
    <style:style style:name="T354" style:family="text">
      <style:text-properties officeooo:rsid="01b3a64e"/>
    </style:style>
    <style:style style:name="T355" style:family="text">
      <style:text-properties officeooo:rsid="01b3f5c3"/>
    </style:style>
    <style:style style:name="T356" style:family="text">
      <style:text-properties officeooo:rsid="01b5aa89"/>
    </style:style>
    <style:style style:name="T357" style:family="text">
      <style:text-properties officeooo:rsid="01b69119"/>
    </style:style>
    <style:style style:name="T358" style:family="text">
      <style:text-properties officeooo:rsid="01b7cc1d"/>
    </style:style>
    <style:style style:name="T359" style:family="text">
      <style:text-properties officeooo:rsid="01b988d9"/>
    </style:style>
    <style:style style:name="T360" style:family="text">
      <style:text-properties officeooo:rsid="01bab327"/>
    </style:style>
    <style:style style:name="T361" style:family="text">
      <style:text-properties officeooo:rsid="01bb94f1"/>
    </style:style>
    <style:style style:name="T362" style:family="text">
      <style:text-properties officeooo:rsid="01bc81ca"/>
    </style:style>
    <style:style style:name="T363" style:family="text">
      <style:text-properties officeooo:rsid="01bd7cd1"/>
    </style:style>
    <style:style style:name="T364" style:family="text">
      <style:text-properties officeooo:rsid="01be29d4"/>
    </style:style>
    <style:style style:name="T365" style:family="text">
      <style:text-properties officeooo:rsid="01bfaa52"/>
    </style:style>
    <style:style style:name="T366" style:family="text">
      <style:text-properties officeooo:rsid="01c0b66a"/>
    </style:style>
    <style:style style:name="T367" style:family="text">
      <style:text-properties officeooo:rsid="01c135b4"/>
    </style:style>
    <style:style style:name="T368" style:family="text">
      <style:text-properties officeooo:rsid="01c1ea2b"/>
    </style:style>
    <style:style style:name="T369" style:family="text">
      <style:text-properties officeooo:rsid="01c2eb60"/>
    </style:style>
    <style:style style:name="T370" style:family="text">
      <style:text-properties officeooo:rsid="01c580d0"/>
    </style:style>
    <style:style style:name="T371" style:family="text">
      <style:text-properties officeooo:rsid="01c79d00"/>
    </style:style>
    <style:style style:name="T372" style:family="text">
      <style:text-properties officeooo:rsid="01c93639"/>
    </style:style>
    <style:style style:name="T373" style:family="text">
      <style:text-properties officeooo:rsid="01ca2682"/>
    </style:style>
    <style:style style:name="T374" style:family="text">
      <style:text-properties officeooo:rsid="01cab8d7"/>
    </style:style>
    <style:style style:name="T375" style:family="text">
      <style:text-properties officeooo:rsid="01cbb614"/>
    </style:style>
    <style:style style:name="T376" style:family="text">
      <style:text-properties officeooo:rsid="01ccdd63"/>
    </style:style>
    <style:style style:name="T377" style:family="text">
      <style:text-properties officeooo:rsid="01cecc6e"/>
    </style:style>
    <style:style style:name="T378" style:family="text">
      <style:text-properties officeooo:rsid="01d0094f"/>
    </style:style>
    <style:style style:name="T379" style:family="text">
      <style:text-properties officeooo:rsid="01d09f28"/>
    </style:style>
    <style:style style:name="T380" style:family="text">
      <style:text-properties officeooo:rsid="01d13163"/>
    </style:style>
    <style:style style:name="T381" style:family="text">
      <style:text-properties officeooo:rsid="01d165ad"/>
    </style:style>
    <style:style style:name="T382" style:family="text">
      <style:text-properties officeooo:rsid="01d317ce"/>
    </style:style>
    <style:style style:name="T383" style:family="text">
      <style:text-properties officeooo:rsid="01d3e3cb"/>
    </style:style>
    <style:style style:name="T384" style:family="text">
      <style:text-properties officeooo:rsid="01d453f0"/>
    </style:style>
    <style:style style:name="T385" style:family="text">
      <style:text-properties officeooo:rsid="01d4db32"/>
    </style:style>
    <style:style style:name="T386" style:family="text">
      <style:text-properties officeooo:rsid="01d52bf6"/>
    </style:style>
    <style:style style:name="T387" style:family="text">
      <style:text-properties officeooo:rsid="01d613be"/>
    </style:style>
    <style:style style:name="T388" style:family="text">
      <style:text-properties officeooo:rsid="01d80b51"/>
    </style:style>
    <style:style style:name="T389" style:family="text">
      <style:text-properties officeooo:rsid="01d8af6d"/>
    </style:style>
    <style:style style:name="T390" style:family="text">
      <style:text-properties officeooo:rsid="01da4bcf"/>
    </style:style>
    <style:style style:name="T391" style:family="text">
      <style:text-properties officeooo:rsid="01dd4c21"/>
    </style:style>
    <style:style style:name="T392" style:family="text">
      <style:text-properties officeooo:rsid="01df35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otTeachABB设计文档</text:p>
      <text:p text:style-name="P2"><text:a xlink:type="simple" xlink:href="../ABB机器人功能分析.odt" text:style-name="Internet_20_link" text:visited-style-name="Visited_20_Internet_20_Link"/></text:p>
      <text:p text:style-name="P2"/>
      <text:p text:style-name="P2"/>
      <text:p text:style-name="P2"/>
      <text:p text:style-name="P784">v1.1.3</text:p>
      <text:p text:style-name="P2"/>
      <text:p text:style-name="P2"/>
      <text:p text:style-name="P2"/>
      <text:p text:style-name="P2"/>
      <text:p text:style-name="P2"/>
      <text:p text:style-name="P2"/>
      <text:p text:style-name="Subtitle">修订历史记录</text:p>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491">日期</text:p>
          </table:table-cell>
          <table:table-cell table:style-name="表格1.A1" office:value-type="string">
            <text:p text:style-name="P491">示教器版本</text:p>
          </table:table-cell>
          <table:table-cell table:style-name="表格1.A1" office:value-type="string">
            <text:p text:style-name="P491">说明</text:p>
          </table:table-cell>
          <table:table-cell table:style-name="表格1.D1" office:value-type="string">
            <text:p text:style-name="P491">作者</text:p>
          </table:table-cell>
        </table:table-row>
        <table:table-row>
          <table:table-cell table:style-name="表格1.A2" office:value-type="string">
            <text:p text:style-name="P578">2019-9-28</text:p>
          </table:table-cell>
          <table:table-cell table:style-name="表格1.B2" office:value-type="string">
            <text:p text:style-name="P578">1.1.<text:span text:style-name="T391">3</text:span></text:p>
          </table:table-cell>
          <table:table-cell table:style-name="表格1.C2" office:value-type="string">
            <text:p text:style-name="P491">创建</text:p>
          </table:table-cell>
          <table:table-cell table:style-name="表格1.D2" office:value-type="string">
            <text:p text:style-name="P578">01</text:p>
          </table:table-cell>
        </table:table-row>
      </table:table>
      <text:p text:style-name="Text_20_body"/>
      <text:p text:style-name="Text_20_body"/>
      <text:p text:style-name="Text_20_body"/>
      <text:p text:style-name="Text_20_body"/>
      <text:p text:style-name="Text_20_body"/>
      <text:p text:style-name="Text_20_body"/>
      <text:h text:style-name="P490" text:outline-level="1">1.配置文件说明</text:h>
      <text:h text:style-name="Heading_20_2" text:outline-level="2">1.1: var.json</text:h>
      <text:p text:style-name="P3">1.1.1 类型：文件</text:p>
      <text:p text:style-name="P3">1.1.2 路径：与可执行文件robotTeachABB处于同一目录下</text:p>
      <text:p text:style-name="P4">1.1.3 <text:span text:style-name="T9">作用</text:span>：定义了一些示教器运行时解析器所需要的一些内置变量</text:p>
      <text:h text:style-name="P785" text:outline-level="2">1.2: data</text:h>
      <text:p text:style-name="P3">1.2.1 类型：文件夹</text:p>
      <text:p text:style-name="P3">1.2.2 路径：与可执行文件robotTeachABB处于同一目录下</text:p>
      <text:p text:style-name="P4">1.2.3 <text:span text:style-name="T9">作用</text:span>：存放<text:span text:style-name="T8">RAPID文件夹</text:span>以及DATA文件夹</text:p>
      <text:h text:style-name="P786" text:outline-level="2">1.3: DATA</text:h>
      <text:p text:style-name="P5">1.3.1 类型：文件夹</text:p>
      <text:p text:style-name="P5">1.3.2 路径：位于data目录下</text:p>
      <text:p text:style-name="P9"><text:span text:style-name="T5">1.3.3 作用：示教器</text:span><text:span text:style-name="T6">FlexPendant</text:span><text:span text:style-name="T7">资源管理器功能所操控的空间</text:span></text:p>
      <text:h text:style-name="P787" text:outline-level="2">1.4: RAPID</text:h>
      <text:p text:style-name="P6">1.4.1 类型：文件夹</text:p>
      <text:p text:style-name="P6">1.4.2 路径：位于data目录下</text:p>
      <text:p text:style-name="P7">1.4.3 <text:span text:style-name="T9">作用</text:span>：存放示教器所需的各种配置文件以及运行数据</text:p>
      <text:h text:style-name="P787" text:outline-level="2">1.5: Code</text:h>
      <text:p text:style-name="P6">1.5.1 类型：文件夹</text:p>
      <text:p text:style-name="P6">1.5.2 路径：位于RAPID目录下</text:p>
      <text:p text:style-name="P7">1.5.3 <text:span text:style-name="T9">作用</text:span>：存放示教器程序编辑器功能中所能添加的各种指令</text:p>
      <text:h text:style-name="P787" text:outline-level="2">1.6: DataType</text:h>
      <text:p text:style-name="P6">1.6.1 类型：文件夹</text:p>
      <text:p text:style-name="P6">1.6.2 路径：位于RAPID目录下</text:p>
      <text:p text:style-name="P7">1.6.3 <text:span text:style-name="T9">作用</text:span>：存放示教器的数据类型</text:p>
      <text:h text:style-name="P787" text:outline-level="2"><text:soft-page-break/></text:h>
      <text:h text:style-name="P787" text:outline-level="2">1.7: hotedit</text:h>
      <text:p text:style-name="P6">1.7.1 类型：文件</text:p>
      <text:p text:style-name="P6">1.7.2 路径：位于RAPID目录下的HotEdit文件夹下</text:p>
      <text:p text:style-name="P7">1.7.3 <text:span text:style-name="T9">作用</text:span>：保存着示教器HotEdit功能的数据</text:p>
      <text:h text:style-name="P788" text:outline-level="2">1.8: io.json</text:h>
      <text:p text:style-name="P8">1.8.1 类型：文件</text:p>
      <text:p text:style-name="P8">1.8.2 路径：位于RAPID目录下的IO文件夹下</text:p>
      <text:p text:style-name="P8">1.8.3 作用：保存示教器所有的IO相关的数据，输入输出功能以及控制面板中的配置功能依赖于此文件</text:p>
      <text:h text:style-name="P788" text:outline-level="2">1.9: Language</text:h>
      <text:h text:style-name="P388" text:outline-level="3">1.9.1: language.ini</text:h>
      <text:p text:style-name="P8">1.9.1.1 类型：文件</text:p>
      <text:p text:style-name="P8">1.9.1.2 路径：位于RAPID目录下的Language文件夹下</text:p>
      <text:p text:style-name="P8">1.9.1.3 作用：记录示教器当前所显示的语言</text:p>
      <text:h text:style-name="P388" text:outline-level="3">1.9.2: ico</text:h>
      <text:p text:style-name="P8">1.9.2.1 类型：文件夹</text:p>
      <text:p text:style-name="P8">1.9.2.2 路径：与language.ini同级</text:p>
      <text:p text:style-name="P8">1.9.2.3 作用：存放所拥有语言类型的国家的国旗</text:p>
      <text:h text:style-name="P388" text:outline-level="3">1.9.3: qm</text:h>
      <text:p text:style-name="P8">1.9.3.1 类型：文件夹</text:p>
      <text:p text:style-name="P8">1.9.3.2 路径：与ico同级</text:p>
      <text:p text:style-name="P8">1.9.3.3 作用：存放语言文件</text:p>
      <text:h text:style-name="P789" text:outline-level="2">1.10: log</text:h>
      <text:p text:style-name="P10">1.10.1 类型：文件</text:p>
      <text:p text:style-name="P10">1.10.2 路径：位于RAPID目录下的Log文件夹中</text:p>
      <text:p text:style-name="P10">1.10.3 作用：历史日志文件，与示教器事件日志功能相关联</text:p>
      <text:p text:style-name="P10"/>
      <text:h text:style-name="P797" text:outline-level="2">1.11: Modular</text:h>
      <text:p text:style-name="P10">1.11.1 类型：文件夹</text:p>
      <text:p text:style-name="P10">1.11.2 路径：位于RAPID目录下</text:p>
      <text:p text:style-name="P10">1.11.3作用：存放程序编辑器的模块数据，此文件夹中存放着以任务名称所创建的文件夹以及一个固定的临时文件夹TempMod，这些文件夹中拥有System文件夹存放系统模块，User文件夹存放程序模块</text:p>
      <text:h text:style-name="P789" text:outline-level="2">1.12: pk.ini</text:h>
      <text:p text:style-name="P11">1.12.1 类型：文件</text:p>
      <text:p text:style-name="P11">1.12.2 路径：位于RAPID目录下的ProgKeys文件夹中</text:p>
      <text:p text:style-name="P11">1.12.3 作用：保存示教器快键键的用途</text:p>
      <text:h text:style-name="P790" text:outline-level="2">1.13: Task</text:h>
      <text:p text:style-name="P11">1.13.1 类型：文件夹</text:p>
      <text:p text:style-name="P11">1.13.2 路径：位于RAPID目录下</text:p>
      <text:p text:style-name="P11">1.13.3 作用：保存示教器任务</text:p>
      <text:h text:style-name="P763" text:outline-level="1">2.源码文件说明</text:h>
      <text:h text:style-name="P791" text:outline-level="2">2.1 备注</text:h>
      <text:p text:style-name="P12">2.1.1：此处只标注头文件名称<text:span text:style-name="T10">(不含.h)</text:span>，每个头文件都存在与其名称所对应的cpp文件</text:p>
      <text:p text:style-name="P13">2.1.2：2.1.1所定信息不包含main.cpp</text:p>
      <text:p text:style-name="P12">2.1.<text:span text:style-name="T10">3</text:span>：设robotTeachABB文件夹为根目录/</text:p>
      <text:h text:style-name="P791" text:outline-level="2">2.2：</text:h>
      <table:table table:name="表格2" table:style-name="表格2">
        <table:table-column table:style-name="表格2.A"/>
        <table:table-column table:style-name="表格2.B"/>
        <table:table-column table:style-name="表格2.C"/>
        <table:table-row>
          <table:table-cell table:style-name="表格2.A1" office:value-type="string">
            <text:p text:style-name="P491">文件名</text:p>
          </table:table-cell>
          <table:table-cell table:style-name="表格2.A1" office:value-type="string">
            <text:p text:style-name="P491">功能</text:p>
          </table:table-cell>
          <table:table-cell table:style-name="表格2.C1" office:value-type="string">
            <text:p text:style-name="P491">路径</text:p>
          </table:table-cell>
        </table:table-row>
        <table:table-row>
          <table:table-cell table:style-name="表格2.A12" office:value-type="string">
            <text:p text:style-name="P579"><text:span text:style-name="T10">m</text:span>ain.cpp</text:p>
          </table:table-cell>
          <table:table-cell table:style-name="表格2.B12" office:value-type="string">
            <text:p text:style-name="P491">示教器以及动态库启动入口</text:p>
          </table:table-cell>
          <table:table-cell table:style-name="表格2.C12" office:value-type="string">
            <text:p text:style-name="P491">/</text:p>
          </table:table-cell>
        </table:table-row>
        <table:table-row>
          <table:table-cell table:style-name="表格2.A12" office:value-type="string">
            <text:p text:style-name="P579">widget</text:p>
          </table:table-cell>
          <table:table-cell table:style-name="表格2.B12" office:value-type="string">
            <text:p text:style-name="P491">示教器实际启动入口</text:p>
          </table:table-cell>
          <table:table-cell table:style-name="表格2.C12" office:value-type="string">
            <text:p text:style-name="P491">/</text:p>
          </table:table-cell>
        </table:table-row>
        <table:table-row>
          <table:table-cell table:style-name="表格2.A12" office:value-type="string">
            <text:p text:style-name="P579">teachstate</text:p>
          </table:table-cell>
          <table:table-cell table:style-name="表格2.B12" office:value-type="string">
            <text:p text:style-name="P491">示教器状态</text:p>
          </table:table-cell>
          <table:table-cell table:style-name="表格2.C12" office:value-type="string">
            <text:p text:style-name="P491">/</text:p>
          </table:table-cell>
        </table:table-row>
        <table:table-row>
          <table:table-cell table:style-name="表格2.A12" office:value-type="string">
            <text:p text:style-name="P579">hardware</text:p>
          </table:table-cell>
          <table:table-cell table:style-name="表格2.B12" office:value-type="string">
            <text:p text:style-name="P491">示教器右侧部分<text:span text:style-name="T11">，模拟硬件</text:span></text:p>
          </table:table-cell>
          <table:table-cell table:style-name="表格2.C12" office:value-type="string">
            <text:p text:style-name="P491">/Hardware</text:p>
          </table:table-cell>
        </table:table-row>
        <table:table-row>
          <table:table-cell table:style-name="表格2.A12" office:value-type="string">
            <text:p text:style-name="P579">mainwidget</text:p>
          </table:table-cell>
          <table:table-cell table:style-name="表格2.B12" office:value-type="string">
            <text:p text:style-name="P491">示教器左侧部分<text:span text:style-name="T11">，软件部分</text:span></text:p>
          </table:table-cell>
          <table:table-cell table:style-name="表格2.C12" office:value-type="string">
            <text:p text:style-name="P491">/MainWidget</text:p>
          </table:table-cell>
        </table:table-row>
        <table:table-row>
          <table:table-cell table:style-name="表格2.A12" office:value-type="string">
            <text:p text:style-name="P579">comboboxobject</text:p>
          </table:table-cell>
          <table:table-cell table:style-name="表格2.B12" office:value-type="string">
            <text:p text:style-name="P491">重写的按钮基类</text:p>
          </table:table-cell>
          <table:table-cell table:style-name="表格2.C12" office:value-type="string">
            <text:p text:style-name="P491">/<text:span text:style-name="T12">MainWidget</text:span></text:p>
          </table:table-cell>
        </table:table-row>
        <table:table-row>
          <table:table-cell table:style-name="表格2.A12" office:value-type="string">
            <text:p text:style-name="P579">commoncontrols</text:p>
          </table:table-cell>
          <table:table-cell table:style-name="表格2.B12" office:value-type="string">
            <text:p text:style-name="P491">常用的各种控件以及功能</text:p>
          </table:table-cell>
          <table:table-cell table:style-name="表格2.C12" office:value-type="string">
            <text:p text:style-name="P491">/<text:span text:style-name="T12">MainWidget</text:span></text:p>
          </table:table-cell>
        </table:table-row>
        <table:table-row>
          <table:table-cell table:style-name="表格2.A12" office:value-type="string">
            <text:p text:style-name="P579">filemangerobject</text:p>
          </table:table-cell>
          <table:table-cell table:style-name="表格2.B12" office:value-type="string">
            <text:p text:style-name="P491">文件资源管理器基类</text:p>
          </table:table-cell>
          <table:table-cell table:style-name="表格2.C12" office:value-type="string">
            <text:p text:style-name="P491">/<text:span text:style-name="T13">MainWidget</text:span></text:p>
          </table:table-cell>
        </table:table-row>
        <table:table-row>
          <table:table-cell table:style-name="表格2.A12" office:value-type="string">
            <text:p text:style-name="P579">listboxobject</text:p>
          </table:table-cell>
          <table:table-cell table:style-name="表格2.B12" office:value-type="string">
            <text:p text:style-name="P491">重写的列表与表格基类</text:p>
          </table:table-cell>
          <table:table-cell table:style-name="表格2.C12" office:value-type="string">
            <text:p text:style-name="P491">/<text:span text:style-name="T13">MainWidget</text:span></text:p>
          </table:table-cell>
        </table:table-row>
        <table:table-row>
          <table:table-cell table:style-name="表格2.A12" office:value-type="string">
            <text:p text:style-name="P579">stackedwidobject</text:p>
          </table:table-cell>
          <table:table-cell table:style-name="表格2.B12" office:value-type="string">
            <text:p text:style-name="P491">一个多窗口切换类</text:p>
          </table:table-cell>
          <table:table-cell table:style-name="表格2.C12" office:value-type="string">
            <text:p text:style-name="P491">/<text:span text:style-name="T13">MainWidget</text:span></text:p>
          </table:table-cell>
        </table:table-row>
        <text:soft-page-break/>
        <table:table-row>
          <table:table-cell table:style-name="表格2.A12" office:value-type="string">
            <text:p text:style-name="P579">textbrowserobject</text:p>
          </table:table-cell>
          <table:table-cell table:style-name="表格2.B12" office:value-type="string">
            <text:p text:style-name="P491">重写的文本框基类</text:p>
          </table:table-cell>
          <table:table-cell table:style-name="表格2.C12" office:value-type="string">
            <text:p text:style-name="P491">/<text:span text:style-name="T13">MainWidget</text:span></text:p>
          </table:table-cell>
        </table:table-row>
        <table:table-row>
          <table:table-cell table:style-name="表格2.A25" office:value-type="string">
            <text:p text:style-name="P579">windowobject</text:p>
          </table:table-cell>
          <table:table-cell table:style-name="表格2.B25" office:value-type="string">
            <text:p text:style-name="P491">示教器大部分窗口的基类</text:p>
          </table:table-cell>
          <table:table-cell table:style-name="表格2.C25" office:value-type="string">
            <text:p text:style-name="P491">/<text:span text:style-name="T13">MainWidget</text:span></text:p>
          </table:table-cell>
        </table:table-row>
        <table:table-row>
          <table:table-cell table:style-name="表格2.A25" office:value-type="string">
            <text:p text:style-name="P579">lowerwidget</text:p>
          </table:table-cell>
          <table:table-cell table:style-name="表格2.B25" office:value-type="string">
            <text:p text:style-name="P491">示教器下侧窗口</text:p>
          </table:table-cell>
          <table:table-cell table:style-name="表格2.C25" office:value-type="string">
            <text:p text:style-name="P491">/MainWidget/LowerWidget</text:p>
          </table:table-cell>
        </table:table-row>
        <table:table-row>
          <table:table-cell table:style-name="表格2.A25" office:value-type="string">
            <text:p text:style-name="P579">upperwidget</text:p>
          </table:table-cell>
          <table:table-cell table:style-name="表格2.B25" office:value-type="string">
            <text:p text:style-name="P491">示教器上侧窗口</text:p>
          </table:table-cell>
          <table:table-cell table:style-name="表格2.C25" office:value-type="string">
            <text:p text:style-name="P491">/MainWidget/UpperWidget</text:p>
          </table:table-cell>
        </table:table-row>
        <table:table-row>
          <table:table-cell table:style-name="表格2.A25" office:value-type="string">
            <text:p text:style-name="P579">alltasks</text:p>
          </table:table-cell>
          <table:table-cell table:style-name="表格2.B25" office:value-type="string">
            <text:p text:style-name="P491">全部任务窗口</text:p>
          </table:table-cell>
          <table:table-cell table:style-name="表格2.C25" office:value-type="string">
            <text:p text:style-name="P492">/MainWidget/UpperWidget</text:p>
          </table:table-cell>
        </table:table-row>
        <table:table-row>
          <table:table-cell table:style-name="表格2.A25" office:value-type="string">
            <text:p text:style-name="P579">eventlog</text:p>
          </table:table-cell>
          <table:table-cell table:style-name="表格2.B25" office:value-type="string">
            <text:p text:style-name="P491">事件日志窗口</text:p>
          </table:table-cell>
          <table:table-cell table:style-name="表格2.C25" office:value-type="string">
            <text:p text:style-name="P492">/MainWidget/UpperWidget</text:p>
          </table:table-cell>
        </table:table-row>
        <table:table-row>
          <table:table-cell table:style-name="表格2.A25" office:value-type="string">
            <text:p text:style-name="P579">functions</text:p>
          </table:table-cell>
          <table:table-cell table:style-name="表格2.B25" office:value-type="string">
            <text:p text:style-name="P491">功能菜单窗口</text:p>
          </table:table-cell>
          <table:table-cell table:style-name="表格2.C25" office:value-type="string">
            <text:p text:style-name="P491">/MainWidget/Functions</text:p>
          </table:table-cell>
        </table:table-row>
        <table:table-row>
          <table:table-cell table:style-name="表格2.A25" office:value-type="string">
            <text:p text:style-name="P579">autoproduce</text:p>
          </table:table-cell>
          <table:table-cell table:style-name="表格2.B25" office:value-type="string">
            <text:p text:style-name="P491">自动生产窗口</text:p>
          </table:table-cell>
          <table:table-cell table:style-name="表格2.C25" office:value-type="string">
            <text:p text:style-name="P491">/MainWidget/Functions/AutoProduce</text:p>
          </table:table-cell>
        </table:table-row>
        <table:table-row>
          <table:table-cell table:style-name="表格2.A25" office:value-type="string">
            <text:p text:style-name="P579">backuprecovery</text:p>
          </table:table-cell>
          <table:table-cell table:style-name="表格2.B25" office:value-type="string">
            <text:p text:style-name="P491">备份与恢复窗口</text:p>
          </table:table-cell>
          <table:table-cell table:style-name="表格2.C25" office:value-type="string">
            <text:p text:style-name="P491">/MainWidget/Functions/BackupRecovery</text:p>
          </table:table-cell>
        </table:table-row>
        <table:table-row>
          <table:table-cell table:style-name="表格2.A25" office:value-type="string">
            <text:p text:style-name="P579">calibration</text:p>
          </table:table-cell>
          <table:table-cell table:style-name="表格2.B25" office:value-type="string">
            <text:p text:style-name="P491">校准窗口</text:p>
          </table:table-cell>
          <table:table-cell table:style-name="表格2.C25" office:value-type="string">
            <text:p text:style-name="P491">/MainWidget/Functions/Calibration</text:p>
          </table:table-cell>
        </table:table-row>
        <table:table-row>
          <table:table-cell table:style-name="表格2.A25" office:value-type="string">
            <text:p text:style-name="P579">controlpanel</text:p>
          </table:table-cell>
          <table:table-cell table:style-name="表格2.B25" office:value-type="string">
            <text:p text:style-name="P491">控制面板窗口</text:p>
          </table:table-cell>
          <table:table-cell table:style-name="表格2.C25" office:value-type="string">
            <text:p text:style-name="P491">/MainWidget/Functions/ControlPanel</text:p>
          </table:table-cell>
        </table:table-row>
        <table:table-row>
          <table:table-cell table:style-name="表格2.A25" office:value-type="string">
            <text:p text:style-name="P579">control</text:p>
          </table:table-cell>
          <table:table-cell table:style-name="表格2.B25" office:value-type="string">
            <text:p text:style-name="P491">控制面板各项选项</text:p>
          </table:table-cell>
          <table:table-cell table:style-name="表格2.C25" office:value-type="string">
            <text:p text:style-name="P491">/MainWidget/Functions/ControlPanel</text:p>
          </table:table-cell>
        </table:table-row>
        <table:table-row>
          <table:table-cell table:style-name="表格2.A25" office:value-type="string">
            <text:p text:style-name="P579">filemanager</text:p>
          </table:table-cell>
          <table:table-cell table:style-name="表格2.B25" office:value-type="string">
            <text:p text:style-name="P491">文件资源管理器窗口</text:p>
          </table:table-cell>
          <table:table-cell table:style-name="表格2.C25" office:value-type="string">
            <text:p text:style-name="P491">/MainWidget/Functions/FileManager</text:p>
          </table:table-cell>
        </table:table-row>
        <table:table-row>
          <table:table-cell table:style-name="表格2.A25" office:value-type="string">
            <text:p text:style-name="P579">hotedit</text:p>
          </table:table-cell>
          <table:table-cell table:style-name="表格2.B25" office:value-type="string">
            <text:p text:style-name="P580">HotEdit窗口</text:p>
          </table:table-cell>
          <table:table-cell table:style-name="表格2.C25" office:value-type="string">
            <text:p text:style-name="P491">/MainWidget/Functions/HotEdit</text:p>
          </table:table-cell>
        </table:table-row>
        <table:table-row>
          <table:table-cell table:style-name="表格2.A31" office:value-type="string">
            <text:p text:style-name="P579">intout</text:p>
          </table:table-cell>
          <table:table-cell table:style-name="表格2.B31" office:value-type="string">
            <text:p text:style-name="P491">输入输出窗口</text:p>
          </table:table-cell>
          <table:table-cell table:style-name="表格2.C31" office:value-type="string">
            <text:p text:style-name="P491">/MainWidget/Functions/IntOut</text:p>
          </table:table-cell>
        </table:table-row>
        <table:table-row>
          <table:table-cell table:style-name="表格2.A31" office:value-type="string">
            <text:p text:style-name="P579">manualcontrol</text:p>
          </table:table-cell>
          <table:table-cell table:style-name="表格2.B31" office:value-type="string">
            <text:p text:style-name="P491">手动操纵窗口</text:p>
          </table:table-cell>
          <table:table-cell table:style-name="表格2.C31" office:value-type="string">
            <text:p text:style-name="P491">/MainWidget/Functions/ManualControl</text:p>
          </table:table-cell>
        </table:table-row>
        <table:table-row>
          <table:table-cell table:style-name="表格2.A31" office:value-type="string">
            <text:p text:style-name="P579">programdata</text:p>
          </table:table-cell>
          <table:table-cell table:style-name="表格2.B31" office:value-type="string">
            <text:p text:style-name="P491">程序数据窗口</text:p>
          </table:table-cell>
          <table:table-cell table:style-name="表格2.C31" office:value-type="string">
            <text:p text:style-name="P491">/MainWidget/Functions/ProgramData</text:p>
          </table:table-cell>
        </table:table-row>
        <table:table-row>
          <table:table-cell table:style-name="表格2.A31" office:value-type="string">
            <text:p text:style-name="P579">programeditor</text:p>
          </table:table-cell>
          <table:table-cell table:style-name="表格2.B31" office:value-type="string">
            <text:p text:style-name="P491">程序编辑器窗口</text:p>
          </table:table-cell>
          <table:table-cell table:style-name="表格2.C31" office:value-type="string">
            <text:p text:style-name="P491">/MainWidget/Functions/ProgramEditor</text:p>
          </table:table-cell>
        </table:table-row>
        <table:table-row>
          <table:table-cell table:style-name="表格2.A31" office:value-type="string">
            <text:p text:style-name="P579">progeditmain</text:p>
          </table:table-cell>
          <table:table-cell table:style-name="表格2.B31" office:value-type="string">
            <text:p text:style-name="P491">程序编辑器相关各种功能</text:p>
          </table:table-cell>
          <table:table-cell table:style-name="表格2.C31" office:value-type="string">
            <text:p text:style-name="P491">/MainWidget/Functions/ProgramEditor</text:p>
          </table:table-cell>
        </table:table-row>
        <table:table-row>
          <table:table-cell table:style-name="表格2.A31" office:value-type="string">
            <text:p text:style-name="P579">programeditordata</text:p>
          </table:table-cell>
          <table:table-cell table:style-name="表格2.B31" office:value-type="string">
            <text:p text:style-name="P491">程序编辑器数据</text:p>
          </table:table-cell>
          <table:table-cell table:style-name="表格2.C31" office:value-type="string">
            <text:p text:style-name="P493">/MainWidget/Functions/ProgramEditor</text:p>
          </table:table-cell>
        </table:table-row>
        <table:table-row>
          <table:table-cell table:style-name="表格2.A32" office:value-type="string">
            <text:p text:style-name="P579">systeminfo</text:p>
          </table:table-cell>
          <table:table-cell table:style-name="表格2.B32" office:value-type="string">
            <text:p text:style-name="P491">系统信息窗口</text:p>
          </table:table-cell>
          <table:table-cell table:style-name="表格2.C32" office:value-type="string">
            <text:p text:style-name="P491">/MainWidget/Functions/SystemInfo</text:p>
          </table:table-cell>
        </table:table-row>
      </table:table>
      <text:p text:style-name="P385"/>
      <text:h text:style-name="P765" text:outline-level="1">3.枚举与结构体以及零散函数说明</text:h>
      <text:h text:style-name="P792" text:outline-level="2">3.1枚举</text:h>
      <text:p text:style-name="P774"><text:span text:style-name="T39">enum</text:span><text:span text:style-name="T28"> </text:span><text:span text:style-name="T27">Names</text:span>:<text:span text:style-name="T39">char</text:span>{<text:span text:style-name="T24">None</text:span>,<text:span text:style-name="T28"> </text:span><text:span text:style-name="T24">Name0</text:span>,<text:span text:style-name="T28"> </text:span><text:span text:style-name="T24">Type1</text:span>,<text:span text:style-name="T28"> </text:span><text:span text:style-name="T24">Assigned2</text:span>,<text:span text:style-name="T28"> </text:span><text:span text:style-name="T24">Signal3</text:span>,<text:span text:style-name="T28"> </text:span><text:span text:style-name="T24">Category4</text:span>,<text:span text:style-name="T28"> </text:span><text:span text:style-name="T24">Access5</text:span>,<text:span text:style-name="T28"> </text:span><text:span text:style-name="T24">Safe6</text:span>,<text:span text:style-name="T28"> </text:span><text:span text:style-name="T24">Default7</text:span>,<text:span text:style-name="T24">Analog8</text:span>,<text:span text:style-name="T28"> </text:span><text:span text:style-name="T24">Maximum9</text:span>,<text:span text:style-name="T28"> </text:span><text:span text:style-name="T24">Minimum10</text:span>,<text:span text:style-name="T28"> </text:span><text:span text:style-name="T24">Number11</text:span>,<text:span text:style-name="T28"> </text:span><text:span text:style-name="T24">Device12</text:span>,<text:span text:style-name="T28"> </text:span><text:span text:style-name="T24">Filpas13</text:span>,<text:span text:style-name="T28"> </text:span><text:span text:style-name="T24">Filact14</text:span>,<text:span text:style-name="T28"> </text:span><text:span text:style-name="T24">Invert15</text:span>,<text:span text:style-name="T24">Maxphv16</text:span>,<text:span text:style-name="T28"> </text:span><text:span text:style-name="T24">Maxpvl17</text:span>,<text:span text:style-name="T28"> </text:span><text:span text:style-name="T24">Maxbv18</text:span>,<text:span text:style-name="T28"> </text:span><text:span text:style-name="T24">Minphv19</text:span>,<text:span text:style-name="T28"> </text:span><text:span text:style-name="T24">Minpvl20</text:span>,<text:span text:style-name="T28"> </text:span><text:span text:style-name="T24">Minbv21</text:span>};</text:p>
      <text:p text:style-name="P775"><text:tab/>强枚举，在SignalTableWidget类内被定义，为该类的内部枚举，主要用于实现代替字符串在switch中使用</text:p>
      <text:p text:style-name="P775"/>
      <text:p text:style-name="P775"/>
      <text:p text:style-name="P775"><text:span text:style-name="T39">enum</text:span><text:span text:style-name="T28"> </text:span><text:span text:style-name="T39">class</text:span><text:span text:style-name="T28"> </text:span><text:span text:style-name="T27">VarShowType</text:span>:<text:span text:style-name="T39">char</text:span>{<text:span text:style-name="T24">Genre_User</text:span>,<text:span text:style-name="T28"> </text:span><text:span text:style-name="T24">Genre_Sys</text:span>,<text:span text:style-name="T28"> </text:span><text:span text:style-name="T24">Mod</text:span>,<text:span text:style-name="T28"> </text:span><text:span text:style-name="T24">Rout</text:span>};</text:p>
      <text:p text:style-name="P775"><text:tab/>强枚举，在programdata.h头文件中被定义，用于定义变量的类型</text:p>
      <text:p text:style-name="P387"/>
      <text:p text:style-name="P387"/>
      <text:p text:style-name="P774"><text:span text:style-name="T39">enum</text:span><text:span text:style-name="T28"> </text:span><text:span text:style-name="T27">Type</text:span>{<text:span text:style-name="T24">PROC</text:span>,<text:span text:style-name="T28"> </text:span><text:span text:style-name="T24">FUNC</text:span>,<text:span text:style-name="T28"> </text:span><text:span text:style-name="T24">TRAP</text:span>};</text:p>
      <text:p text:style-name="P386"><text:tab/>弱枚举，在结构体RoutineData中被定义，用于定义例行程序的类型</text:p>
      <text:p text:style-name="P386"/>
      <text:p text:style-name="P386"><text:soft-page-break/></text:p>
      <text:p text:style-name="P775"><text:span text:style-name="T39">enum</text:span><text:span text:style-name="T28"> </text:span><text:span text:style-name="T39">class</text:span><text:span text:style-name="T28"> </text:span><text:span text:style-name="T27">RunMode</text:span>:<text:span text:style-name="T39">char</text:span>{<text:span text:style-name="T24">AutoMod</text:span>,<text:span text:style-name="T28"> </text:span><text:span text:style-name="T24">ManualMod</text:span>,<text:span text:style-name="T28"> </text:span><text:span text:style-name="T24">MaxManualMod</text:span>};</text:p>
      <text:p text:style-name="P386"><text:tab/>强枚举，在teachstate.h头文件中被定义，用于定义运行模式</text:p>
      <text:p text:style-name="P386"/>
      <text:p text:style-name="P386"/>
      <text:p text:style-name="P775"><text:span text:style-name="T39">enum</text:span><text:span text:style-name="T28"> </text:span><text:span text:style-name="T39">class</text:span><text:span text:style-name="T28"> </text:span><text:span text:style-name="T27">ActionMode</text:span>:<text:span text:style-name="T39">char</text:span>{<text:span text:style-name="T24">Axis1_3</text:span>,<text:span text:style-name="T28"> </text:span><text:span text:style-name="T24">Axis4_6</text:span>,<text:span text:style-name="T28"> </text:span><text:span text:style-name="T24">Linear</text:span>,<text:span text:style-name="T28"> </text:span><text:span text:style-name="T24">Relocate</text:span>};</text:p>
      <text:p text:style-name="P386"><text:tab/>强枚举，在teachstate.h头文件中被定义，用于定义动作模式</text:p>
      <text:p text:style-name="P386"/>
      <text:p text:style-name="P386"/>
      <text:p text:style-name="P775"><text:span text:style-name="T39">enum</text:span><text:span text:style-name="T28"> </text:span><text:span text:style-name="T39">class</text:span><text:span text:style-name="T28"> </text:span><text:span text:style-name="T27">CoordinSys</text:span>:<text:span text:style-name="T39">char</text:span>{<text:span text:style-name="T24">Earth</text:span>,<text:span text:style-name="T28"> </text:span><text:span text:style-name="T24">Base</text:span>,<text:span text:style-name="T28"> </text:span><text:span text:style-name="T24">Tool</text:span>,<text:span text:style-name="T28"> </text:span><text:span text:style-name="T24">Work</text:span>};</text:p>
      <text:p text:style-name="P386"><text:tab/>强枚举，在teachstate.h头文件中被定义，用于定义坐标系类型</text:p>
      <text:p text:style-name="P386"/>
      <text:p text:style-name="P386"/>
      <text:p text:style-name="P775"><text:span text:style-name="T39">enum</text:span><text:span text:style-name="T28"> </text:span><text:span text:style-name="T39">class</text:span><text:span text:style-name="T28"> </text:span><text:span text:style-name="T27">Increment</text:span>:<text:span text:style-name="T39">char</text:span>{<text:span text:style-name="T24">None</text:span>,<text:span text:style-name="T28"> </text:span><text:span text:style-name="T24">Small</text:span>,<text:span text:style-name="T28"> </text:span><text:span text:style-name="T24">Centre</text:span>,<text:span text:style-name="T28"> </text:span><text:span text:style-name="T24">Large</text:span>,<text:span text:style-name="T28"> </text:span><text:span text:style-name="T24">User</text:span>};</text:p>
      <text:p text:style-name="P386"><text:tab/>强枚举，在teachstate.h头文件中被定义，用于定义增量类型</text:p>
      <text:p text:style-name="P386"/>
      <text:p text:style-name="P386"/>
      <text:p text:style-name="P775"><text:span text:style-name="T39">enum</text:span><text:span text:style-name="T28"> </text:span><text:span text:style-name="T39">class</text:span><text:span text:style-name="T28"> </text:span><text:span text:style-name="T27">EventLogType</text:span>:<text:span text:style-name="T39">char</text:span>{<text:span text:style-name="T24">None</text:span>,<text:span text:style-name="T28"> </text:span><text:span text:style-name="T24">Tips</text:span>,<text:span text:style-name="T28"> </text:span><text:span text:style-name="T24">TipsPop</text:span>,<text:span text:style-name="T28"> </text:span><text:span text:style-name="T24">Warning</text:span>,<text:span text:style-name="T28"> </text:span><text:span text:style-name="T24">WarningPop</text:span>,<text:span text:style-name="T28"> </text:span><text:span text:style-name="T24">Error</text:span>,<text:span text:style-name="T28"> </text:span><text:span text:style-name="T24">ErrorPop</text:span>};</text:p>
      <text:p text:style-name="P386"><text:tab/>强枚举，在teachstate.h头文件中被定义，用于定义事件日志中所显示的消息类型</text:p>
      <text:p text:style-name="P386"/>
      <text:p text:style-name="P386"/>
      <text:p text:style-name="P775"><text:span text:style-name="T39">enum</text:span><text:span text:style-name="T28"> </text:span><text:span text:style-name="T39">class</text:span><text:span text:style-name="T28"> </text:span><text:span text:style-name="T27">ProgKeysName</text:span>:<text:span text:style-name="T39">char</text:span>{<text:span text:style-name="T24">PK1</text:span>,<text:span text:style-name="T28"> </text:span><text:span text:style-name="T24">PK2</text:span>,<text:span text:style-name="T28"> </text:span><text:span text:style-name="T24">PK3</text:span>,<text:span text:style-name="T28"> </text:span><text:span text:style-name="T24">PK4</text:span>};</text:p>
      <text:p text:style-name="P386"><text:tab/>强枚举，在teachstate.h头文件中被定义，用于定义快捷键名称</text:p>
      <text:p text:style-name="P386"/>
      <text:h text:style-name="P792" text:outline-level="2">3.2结构体</text:h>
      <text:p text:style-name="P774"><text:span text:style-name="T39">struct</text:span><text:span text:style-name="T28"> </text:span><text:span text:style-name="T27">TabList</text:span></text:p>
      <text:p text:style-name="P766"><text:span text:style-name="T28"><text:s text:c="4"/></text:span>{</text:p>
      <text:p text:style-name="P766"><text:span text:style-name="T28"><text:s text:c="8"/></text:span><text:span text:style-name="T17">TabList</text:span>(<text:span text:style-name="T24">QString</text:span><text:span text:style-name="T28"> </text:span><text:span text:style-name="T36">ti</text:span>,<text:span text:style-name="T28"> </text:span><text:span text:style-name="T24">QString</text:span><text:span text:style-name="T28"> </text:span><text:span text:style-name="T36">ic</text:span>,<text:span text:style-name="T28"> </text:span><text:span text:style-name="T24">QString</text:span><text:span text:style-name="T28"> </text:span><text:span text:style-name="T36">in</text:span>)</text:p>
      <text:p text:style-name="P766"><text:span text:style-name="T28"><text:s text:c="8"/></text:span>{</text:p>
      <text:p text:style-name="P766"><text:span text:style-name="T28"><text:s text:c="12"/></text:span><text:span text:style-name="T176">ico</text:span><text:span text:style-name="T28"> </text:span><text:span text:style-name="T16">=</text:span><text:span text:style-name="T28"> </text:span><text:span text:style-name="T36">ic</text:span>;</text:p>
      <text:p text:style-name="P766"><text:span text:style-name="T28"><text:s text:c="12"/></text:span><text:span text:style-name="T176">title</text:span><text:span text:style-name="T28"> </text:span><text:span text:style-name="T16">=</text:span><text:span text:style-name="T28"> </text:span><text:span text:style-name="T36">ti</text:span>;</text:p>
      <text:p text:style-name="P766"><text:span text:style-name="T28"><text:s text:c="12"/></text:span><text:span text:style-name="T176">info</text:span><text:span text:style-name="T28"> </text:span><text:span text:style-name="T16">=</text:span><text:span text:style-name="T28"> </text:span><text:span text:style-name="T36">in</text:span>;</text:p>
      <text:p text:style-name="P766"><text:span text:style-name="T28"><text:s text:c="8"/></text:span>}</text:p>
      <text:p text:style-name="P766"><text:span text:style-name="T28"><text:s text:c="8"/></text:span><text:span text:style-name="T24">QString</text:span><text:span text:style-name="T28"> </text:span><text:span text:style-name="T176">ico</text:span>;<text:span text:style-name="T385"> //图标路径</text:span></text:p>
      <text:p text:style-name="P766"><text:span text:style-name="T28"><text:s text:c="8"/></text:span><text:span text:style-name="T24">QString</text:span><text:span text:style-name="T28"> </text:span><text:span text:style-name="T176">title</text:span>;<text:span text:style-name="T385"> //标题</text:span></text:p>
      <text:p text:style-name="P766"><text:span text:style-name="T28"><text:s text:c="8"/></text:span><text:span text:style-name="T24">QString</text:span><text:span text:style-name="T28"> </text:span><text:span text:style-name="T176">info</text:span>;<text:span text:style-name="T385"> //信息</text:span></text:p>
      <text:p text:style-name="P766"><text:span text:style-name="T28"><text:s text:c="4"/></text:span>};<text:span text:style-name="T385"> //在ControlPanel类中的TableInit函数中被定义，是一个局部结构体仅用于该函数内</text:span></text:p>
      <text:p text:style-name="P387"/>
      <text:p text:style-name="P387"><text:soft-page-break/></text:p>
      <text:p text:style-name="P774"><text:span text:style-name="T39">struct</text:span><text:span text:style-name="T28"> </text:span><text:span text:style-name="T27">InsertCodeNode</text:span></text:p>
      <text:p text:style-name="P766">{</text:p>
      <text:p text:style-name="P766"><text:span text:style-name="T28"><text:s text:c="4"/></text:span><text:span text:style-name="T17">InsertCodeNode</text:span>(<text:span text:style-name="T24">InsertCodeNode</text:span><text:span text:style-name="T28"> </text:span>*<text:span text:style-name="T36">parent</text:span>);<text:span text:style-name="T385"> //构造函数，同时设置父节点指针</text:span></text:p>
      <text:p text:style-name="P766"><text:span text:style-name="T28"><text:s text:c="4"/></text:span><text:span text:style-name="T39">void</text:span><text:span text:style-name="T28"> </text:span><text:span text:style-name="T17">SetCode</text:span>(<text:span text:style-name="T24">QString</text:span><text:span text:style-name="T28"> </text:span><text:span text:style-name="T36">text</text:span>);<text:span text:style-name="T385"> //设置代码code</text:span></text:p>
      <text:p text:style-name="P772"><text:span text:style-name="T28"><text:s text:c="4"/></text:span><text:span text:style-name="T39">void</text:span><text:span text:style-name="T28"> </text:span><text:span text:style-name="T17">SetSeat</text:span>(<text:span text:style-name="T24">QList</text:span>&lt;<text:span text:style-name="T24">QWeakPointer</text:span>&lt;<text:span text:style-name="T24">InsertCodeNode</text:span>&gt;&gt;<text:span text:style-name="T28"> </text:span>&amp;<text:span text:style-name="T36">select_pos</text:span>,<text:span text:style-name="T28"> </text:span><text:span text:style-name="T39">int</text:span><text:span text:style-name="T28"> </text:span><text:span text:style-name="T36">st</text:span><text:span text:style-name="T28"> </text:span>=<text:span text:style-name="T28"> </text:span><text:span text:style-name="T49">0</text:span>);<text:span text:style-name="T385"> //用于为所有节点进行排序</text:span></text:p>
      <text:p text:style-name="P772"><text:span text:style-name="T28"><text:s text:c="4"/></text:span><text:span text:style-name="T39">static</text:span><text:span text:style-name="T28"> </text:span><text:span text:style-name="T24">QSharedPointer</text:span>&lt;<text:span text:style-name="T24">InsertCodeNode</text:span>&gt;<text:span text:style-name="T28"> </text:span><text:span text:style-name="T17">MakePointer</text:span>(<text:span text:style-name="T24">QString</text:span><text:span text:style-name="T28"> </text:span><text:span text:style-name="T36">text</text:span>,<text:span text:style-name="T28"> </text:span><text:span text:style-name="T24">InsertCodeNode</text:span><text:span text:style-name="T28"> </text:span>*<text:span text:style-name="T36">parent</text:span>);<text:span text:style-name="T385"> //静态函数，产生节点</text:span></text:p>
      <text:p text:style-name="P766"><text:span text:style-name="T28"><text:s text:c="4"/></text:span><text:span text:style-name="T24">QString</text:span><text:span text:style-name="T28"> </text:span><text:span text:style-name="T176">code</text:span>;<text:span text:style-name="T385"> //所保存的代码</text:span></text:p>
      <text:p text:style-name="P766"><text:span text:style-name="T28"><text:s text:c="4"/></text:span><text:span text:style-name="T39">int</text:span><text:span text:style-name="T28"> </text:span><text:span text:style-name="T176">seat</text:span>;<text:span text:style-name="T385"> //自身在父节点nodes中的位置</text:span></text:p>
      <text:p text:style-name="P766"><text:span text:style-name="T28"><text:s text:c="4"/></text:span><text:span text:style-name="T24">InsertCodeNode</text:span><text:span text:style-name="T28"> </text:span>*<text:span text:style-name="T176">parent</text:span>;<text:span text:style-name="T385"> //父节点</text:span></text:p>
      <text:p text:style-name="P772"><text:span text:style-name="T28"><text:s text:c="4"/></text:span><text:span text:style-name="T24">QList</text:span>&lt;<text:span text:style-name="T24">QSharedPointer</text:span>&lt;<text:span text:style-name="T24">InsertCodeNode</text:span>&gt;&gt;<text:span text:style-name="T28"> </text:span><text:span text:style-name="T176">nodes</text:span>;<text:span text:style-name="T385"> //容器，保存若干子节点</text:span></text:p>
      <text:p text:style-name="P766">};<text:span text:style-name="T386"> //在progeditmain.h头文件中被定义，在InsertExpresWindow类中被用于实现编辑框的点击所选中项</text:span></text:p>
      <text:p text:style-name="P766"/>
      <text:p text:style-name="P766"/>
      <text:p text:style-name="P766"><text:span text:style-name="T39">struct</text:span><text:span text:style-name="T28"> </text:span><text:span text:style-name="T27">ParamInfo</text:span></text:p>
      <text:p text:style-name="P766">{</text:p>
      <text:p text:style-name="P766"><text:span text:style-name="T28"><text:s text:c="4"/></text:span><text:span text:style-name="T24">QString</text:span><text:span text:style-name="T28"> </text:span><text:span text:style-name="T176">type</text:span>; //类型</text:p>
      <text:p text:style-name="P766"><text:span text:style-name="T28"><text:s text:c="4"/></text:span><text:span text:style-name="T39">int</text:span><text:span text:style-name="T28"> </text:span><text:span text:style-name="T176">argno</text:span>;<text:span text:style-name="T28"> </text:span>//序号</text:p>
      <text:p text:style-name="P766"><text:span text:style-name="T28"><text:s text:c="4"/></text:span><text:span text:style-name="T39">int</text:span><text:span text:style-name="T28"> </text:span><text:span text:style-name="T176">altno</text:span>; //列号</text:p>
      <text:p text:style-name="P766"><text:span text:style-name="T28"><text:s text:c="4"/></text:span><text:span text:style-name="T39">bool</text:span><text:span text:style-name="T28"> </text:span><text:span text:style-name="T176">ask</text:span>;<text:span text:style-name="T28"> </text:span>//要求</text:p>
      <text:p text:style-name="P766"><text:span text:style-name="T28"><text:s text:c="4"/></text:span><text:span text:style-name="T24">QString</text:span><text:span text:style-name="T28"> </text:span><text:span text:style-name="T176">pattern</text:span>; //模式</text:p>
      <text:p text:style-name="P766"><text:span text:style-name="T28"><text:s text:c="4"/></text:span><text:span text:style-name="T24">QString</text:span><text:span text:style-name="T28"> </text:span><text:span text:style-name="T176">dimen</text:span>; //维数</text:p>
      <text:p text:style-name="Preformatted_20_Text"><text:span text:style-name="T28"><text:s text:c="4"/></text:span><text:span text:style-name="T39">bool</text:span><text:span text:style-name="T28"> </text:span><text:span text:style-name="T176">isadd</text:span>;<text:span text:style-name="T28"> </text:span>//是否可添加共用参数</text:p>
      <text:p text:style-name="P766">};<text:span text:style-name="T387"> //在progeditmain.h头文件中被定义，用于完成ParamWidget类的树型节点信息</text:span></text:p>
      <text:p text:style-name="P766"/>
      <text:p text:style-name="P766"/>
      <text:p text:style-name="P766"><text:span text:style-name="T39">struct</text:span><text:span text:style-name="T28"> </text:span><text:span text:style-name="T27">HotEditVarInfo</text:span></text:p>
      <text:p text:style-name="P766">{</text:p>
      <text:p text:style-name="P766"><text:span text:style-name="T28"><text:s text:c="4"/></text:span><text:span text:style-name="T24">QString</text:span><text:span text:style-name="T28"> </text:span><text:span text:style-name="T176">mod_name</text:span>; //模块名</text:p>
      <text:p text:style-name="Preformatted_20_Text"><text:span text:style-name="T28"><text:s text:c="4"/></text:span><text:span text:style-name="T24">QString</text:span><text:span text:style-name="T28"> </text:span><text:span text:style-name="T176">action_scope</text:span>; //作用域</text:p>
      <text:p text:style-name="P766"><text:span text:style-name="T28"><text:s text:c="4"/></text:span><text:span text:style-name="T39">double</text:span><text:span text:style-name="T28"> </text:span><text:span text:style-name="T176">x</text:span><text:span text:style-name="T28"> </text:span>=<text:span text:style-name="T28"> </text:span><text:span text:style-name="T49">0</text:span>;</text:p>
      <text:p text:style-name="P766"><text:span text:style-name="T28"><text:s text:c="4"/></text:span><text:span text:style-name="T39">double</text:span><text:span text:style-name="T28"> </text:span><text:span text:style-name="T176">y</text:span><text:span text:style-name="T28"> </text:span>=<text:span text:style-name="T28"> </text:span><text:span text:style-name="T49">0</text:span>;</text:p>
      <text:p text:style-name="P766"><text:span text:style-name="T28"><text:s text:c="4"/></text:span><text:span text:style-name="T39">double</text:span><text:span text:style-name="T28"> </text:span><text:span text:style-name="T176">z</text:span><text:span text:style-name="T28"> </text:span>=<text:span text:style-name="T28"> </text:span><text:span text:style-name="T49">0</text:span>;</text:p>
      <text:p text:style-name="P766"><text:span text:style-name="T28"><text:s text:c="4"/></text:span><text:span text:style-name="T39">double</text:span><text:span text:style-name="T28"> </text:span><text:span text:style-name="T176">a</text:span><text:span text:style-name="T28"> </text:span>=<text:span text:style-name="T28"> </text:span><text:span text:style-name="T49">0</text:span>;</text:p>
      <text:p text:style-name="P766"><text:span text:style-name="T28"><text:s text:c="4"/></text:span><text:span text:style-name="T39">double</text:span><text:span text:style-name="T28"> </text:span><text:span text:style-name="T176">b</text:span><text:span text:style-name="T28"> </text:span>=<text:span text:style-name="T28"> </text:span><text:span text:style-name="T49">0</text:span>;</text:p>
      <text:p text:style-name="P766"><text:span text:style-name="T28"><text:s text:c="4"/></text:span><text:span text:style-name="T39">double</text:span><text:span text:style-name="T28"> </text:span><text:span text:style-name="T176">c</text:span><text:span text:style-name="T28"> </text:span>=<text:span text:style-name="T28"> </text:span><text:span text:style-name="T49">0</text:span>;</text:p>
      <text:p text:style-name="P766">};<text:span text:style-name="T387"> //在programeditordata.h头文件中被定义，被HotEdit功能使用</text:span></text:p>
      <text:p text:style-name="P766"/>
      <text:p text:style-name="P766"/>
      <text:p text:style-name="P774"><text:span text:style-name="T39">struct</text:span><text:span text:style-name="T28"> </text:span><text:span text:style-name="T27">RoutMap</text:span></text:p>
      <text:p text:style-name="P766">{</text:p>
      <text:p text:style-name="P766"><text:span text:style-name="T28"><text:s text:c="4"/></text:span><text:span text:style-name="T24">QString</text:span><text:span text:style-name="T28"> </text:span><text:span text:style-name="T176">rout_name</text:span>;<text:span text:style-name="T387"> //例行程序名</text:span></text:p>
      <text:p text:style-name="P766"><text:span text:style-name="T28"><text:s text:c="4"/></text:span><text:span text:style-name="T24">QMap</text:span>&lt;<text:span text:style-name="T39">int</text:span>,<text:span text:style-name="T28"> </text:span><text:span text:style-name="T39">int</text:span>&gt;<text:span text:style-name="T28"> </text:span><text:span text:style-name="T176">row_map</text:span>;<text:span text:style-name="T387"> //映射</text:span></text:p>
      <text:p text:style-name="P767">};<text:span text:style-name="T387"> //在programeditordata.h头文件中被定义，被用于原始代码与运行代码的映射</text:span></text:p>
      <text:p text:style-name="P767"/>
      <text:p text:style-name="P767"/>
      <text:p text:style-name="P767"><text:span text:style-name="T39">struct</text:span><text:span text:style-name="T28"> </text:span><text:span text:style-name="T27">RoutineData</text:span></text:p>
      <text:p text:style-name="P766">{</text:p>
      <text:p text:style-name="P766"><text:span text:style-name="T28"><text:s text:c="4"/></text:span><text:span text:style-name="T39">enum</text:span><text:span text:style-name="T28"> </text:span><text:span text:style-name="T27">Type</text:span>{<text:span text:style-name="T24">PROC</text:span>,<text:span text:style-name="T28"> </text:span><text:span text:style-name="T24">FUNC</text:span>,<text:span text:style-name="T28"> </text:span><text:span text:style-name="T24">TRAP</text:span>}; //程序、功能、中断</text:p>
      <text:p text:style-name="P766"><text:soft-page-break/><text:span text:style-name="T28"><text:s text:c="4"/></text:span><text:span text:style-name="T24">Type</text:span><text:span text:style-name="T28"> </text:span><text:span text:style-name="T176">type</text:span><text:span text:style-name="T28"> </text:span>=<text:span text:style-name="T28"> </text:span><text:span text:style-name="T24">PROC</text:span>;<text:span text:style-name="T28"> </text:span>//程序类型，默认为PROC</text:p>
      <text:p text:style-name="P766"><text:span text:style-name="T28"><text:s text:c="4"/></text:span><text:span text:style-name="T24">QString</text:span><text:span text:style-name="T28"> </text:span><text:span text:style-name="T176">data_type</text:span><text:span text:style-name="T28"> </text:span>=<text:span text:style-name="T28"> </text:span><text:span text:style-name="T336">"num"</text:span>;<text:span text:style-name="T28"> </text:span>//数据类型，默认为num，当程序类型为Func时起作用</text:p>
      <text:p text:style-name="P766"><text:span text:style-name="T28"><text:s text:c="4"/></text:span><text:span text:style-name="T24">QString</text:span><text:span text:style-name="T28"> </text:span><text:span text:style-name="T176">param</text:span>; //参数，默认为空，当程序类型为TRAP时无效</text:p>
      <text:p text:style-name="P766"><text:span text:style-name="T28"><text:s text:c="4"/></text:span><text:span text:style-name="T39">bool</text:span><text:span text:style-name="T28"> </text:span><text:span text:style-name="T176">local</text:span><text:span text:style-name="T28"> </text:span>=<text:span text:style-name="T28"> </text:span><text:span text:style-name="T39">false</text:span>;<text:span text:style-name="T28"> </text:span>//是否为本地化程序，默认为假</text:p>
      <text:p text:style-name="P766"><text:span text:style-name="T28"><text:s text:c="4"/></text:span><text:span text:style-name="T39">bool</text:span><text:span text:style-name="T28"> </text:span><text:span text:style-name="T176">revoke</text:span><text:span text:style-name="T28"> </text:span>=<text:span text:style-name="T28"> </text:span><text:span text:style-name="T39">false</text:span>;<text:span text:style-name="T28"> </text:span>//是否勾选了撤销处理程序，默认为未勾选</text:p>
      <text:p text:style-name="P766"><text:span text:style-name="T28"><text:s text:c="4"/></text:span><text:span text:style-name="T39">bool</text:span><text:span text:style-name="T28"> </text:span><text:span text:style-name="T176">error</text:span><text:span text:style-name="T28"> </text:span>=<text:span text:style-name="T28"> </text:span><text:span text:style-name="T39">false</text:span>;<text:span text:style-name="T28"> </text:span>//是否勾选了错误处理程序，默认为未勾选</text:p>
      <text:p text:style-name="P766"><text:span text:style-name="T28"><text:s text:c="4"/></text:span><text:span text:style-name="T39">bool</text:span><text:span text:style-name="T28"> </text:span><text:span text:style-name="T176">back</text:span><text:span text:style-name="T28"> </text:span>=<text:span text:style-name="T28"> </text:span><text:span text:style-name="T39">false</text:span>;<text:span text:style-name="T28"> </text:span>//是否勾选了向后处理程序，默认为未勾选</text:p>
      <text:p text:style-name="Preformatted_20_Text"><text:span text:style-name="T28"><text:s text:c="4"/></text:span><text:span text:style-name="T24">QStringList</text:span><text:span text:style-name="T28"> </text:span><text:span text:style-name="T176">code</text:span>;<text:span text:style-name="T28"> </text:span>//代码</text:p>
      <text:p text:style-name="P767">};<text:span text:style-name="T387"> //在programeditordata.h头文件中被定义，例行程序数据</text:span></text:p>
      <text:p text:style-name="P767"/>
      <text:p text:style-name="P767"/>
      <text:p text:style-name="P767"><text:span text:style-name="T39">struct</text:span><text:span text:style-name="T28"> </text:span><text:span text:style-name="T27">ModuleData</text:span></text:p>
      <text:p text:style-name="P766">{</text:p>
      <text:p text:style-name="P766"><text:span text:style-name="T28"><text:s text:c="4"/></text:span><text:span text:style-name="T24">QString</text:span><text:span text:style-name="T28"> </text:span><text:span text:style-name="T176">task</text:span><text:span text:style-name="T28"> </text:span>=<text:span text:style-name="T28"> </text:span><text:span text:style-name="T336">"T_ROB1"</text:span>;<text:span text:style-name="T28"> </text:span>//所属任务，默认为 T_ROB1</text:p>
      <text:p text:style-name="P766"><text:span text:style-name="T28"><text:s text:c="4"/></text:span><text:span text:style-name="T39">bool</text:span><text:span text:style-name="T28"> </text:span><text:span text:style-name="T176">type</text:span><text:span text:style-name="T28"> </text:span>=<text:span text:style-name="T28"> </text:span><text:span text:style-name="T39">false</text:span>;<text:span text:style-name="T28"> </text:span>//类型，真为系统模块假为程序模块，默认为假</text:p>
      <text:p text:style-name="P766"><text:span text:style-name="T28"><text:s text:c="4"/></text:span><text:span text:style-name="T24">QString</text:span><text:span text:style-name="T28"> </text:span><text:span text:style-name="T176">param</text:span>;<text:span text:style-name="T28"> </text:span>//参数，系统模块拥有参数，程序模块无参数</text:p>
      <text:p text:style-name="P766"><text:span text:style-name="T28"><text:s text:c="4"/></text:span><text:span text:style-name="T24">QMap</text:span>&lt;<text:span text:style-name="T24">QString</text:span>,<text:span text:style-name="T28"> </text:span><text:span text:style-name="T24">RoutineData</text:span>&gt;<text:span text:style-name="T28"> </text:span><text:span text:style-name="T176">routine_data</text:span>; //例行程序</text:p>
      <text:p text:style-name="Preformatted_20_Text"><text:span text:style-name="T28"><text:s text:c="4"/></text:span><text:span text:style-name="T24">QStringList</text:span><text:span text:style-name="T28"> </text:span><text:span text:style-name="T176">mod_code</text:span>; //不属于例行程序的代码</text:p>
      <text:p text:style-name="P767">};<text:span text:style-name="T28"> </text:span>//在programeditordata.h头文件中被定义，模块数据</text:p>
      <text:p text:style-name="P767"/>
      <text:p text:style-name="P767"/>
      <text:p text:style-name="P767"><text:span text:style-name="T39">struct</text:span><text:span text:style-name="T28"> </text:span><text:span text:style-name="T27">VarFormData</text:span></text:p>
      <text:p text:style-name="P766">{</text:p>
      <text:p text:style-name="P766"><text:span text:style-name="T28"><text:s text:c="4"/></text:span><text:span text:style-name="T17">VarFormData</text:span>(<text:span text:style-name="T24">QString</text:span><text:span text:style-name="T28"> </text:span><text:span text:style-name="T36">nm</text:span><text:span text:style-name="T28"> </text:span>=<text:span text:style-name="T28"> </text:span><text:span text:style-name="T24">QString</text:span>(),<text:span text:style-name="T28"> </text:span><text:span text:style-name="T24">QString</text:span><text:span text:style-name="T28"> </text:span><text:span text:style-name="T36">cd</text:span><text:span text:style-name="T28"> </text:span>=<text:span text:style-name="T28"> </text:span><text:span text:style-name="T24">QString</text:span>(),<text:span text:style-name="T28"> </text:span><text:span text:style-name="T24">QString</text:span><text:span text:style-name="T28"> </text:span><text:span text:style-name="T36">tp</text:span><text:span text:style-name="T28"> </text:span>=<text:span text:style-name="T28"> </text:span><text:span text:style-name="T24">QString</text:span>(),<text:span text:style-name="T28"> </text:span><text:span text:style-name="T24">QWeakPointer</text:span>&lt;<text:span text:style-name="T24">VarFormData</text:span>&gt;<text:span text:style-name="T28"> </text:span><text:span text:style-name="T36">pn</text:span><text:span text:style-name="T28"> </text:span>=<text:span text:style-name="T28"> </text:span><text:span text:style-name="T24">QWeakPointer</text:span>&lt;<text:span text:style-name="T24">VarFormData</text:span>&gt;());</text:p>
      <text:p text:style-name="P766"><text:span text:style-name="T28"><text:s text:c="4"/></text:span><text:span text:style-name="T39">void</text:span><text:span text:style-name="T28"> </text:span><text:span text:style-name="T17">Update</text:span>(); //根据子节点的值更新自身的值</text:p>
      <text:p text:style-name="Preformatted_20_Text"><text:span text:style-name="T28"><text:s text:c="4"/></text:span><text:span text:style-name="T39">void</text:span><text:span text:style-name="T28"> </text:span><text:span text:style-name="T17">LastUpdate</text:span>(); //让子节点根据父节点的值更新自身的值</text:p>
      <text:p text:style-name="P766"><text:span text:style-name="T28"><text:s text:c="4"/></text:span><text:span text:style-name="T24">QString</text:span><text:span text:style-name="T28"> </text:span><text:span text:style-name="T176">name</text:span>;<text:span text:style-name="T388"> //变量名</text:span></text:p>
      <text:p text:style-name="P766"><text:span text:style-name="T28"><text:s text:c="4"/></text:span><text:span text:style-name="T24">QString</text:span><text:span text:style-name="T28"> </text:span><text:span text:style-name="T176">code</text:span>;<text:span text:style-name="T388"> //变量值</text:span></text:p>
      <text:p text:style-name="P766"><text:span text:style-name="T28"><text:s text:c="4"/></text:span><text:span text:style-name="T24">QString</text:span><text:span text:style-name="T28"> </text:span><text:span text:style-name="T176">type</text:span>;<text:span text:style-name="T388"> //变量类型</text:span></text:p>
      <text:p text:style-name="P766"><text:span text:style-name="T28"><text:s text:c="4"/></text:span><text:span text:style-name="T24">QWeakPointer</text:span>&lt;<text:span text:style-name="T24">VarFormData</text:span>&gt;<text:span text:style-name="T28"> </text:span><text:span text:style-name="T176">parent</text:span>;<text:span text:style-name="T388"> //父节点</text:span></text:p>
      <text:p text:style-name="P766"><text:span text:style-name="T28"><text:s text:c="4"/></text:span><text:span text:style-name="T24">QList</text:span>&lt;<text:span text:style-name="T24">QSharedPointer</text:span>&lt;<text:span text:style-name="T24">VarFormData</text:span>&gt;&gt;<text:span text:style-name="T28"> </text:span><text:span text:style-name="T176">subnode</text:span>;<text:span text:style-name="T388"> //容器，存放子节点</text:span></text:p>
      <text:p text:style-name="P766">};<text:span text:style-name="T388"> //在commoncontrols.h头文件中被定义，变量的组成</text:span></text:p>
      <text:p text:style-name="P766"/>
      <text:p text:style-name="P766"/>
      <text:p text:style-name="P766"><text:span text:style-name="T39">struct</text:span><text:span text:style-name="T28"> </text:span><text:span text:style-name="T27">Euler</text:span></text:p>
      <text:p text:style-name="P766">{</text:p>
      <text:p text:style-name="P766"><text:span text:style-name="T28"><text:s text:c="4"/></text:span><text:span text:style-name="T17">Euler</text:span>();</text:p>
      <text:p text:style-name="P766"><text:span text:style-name="T28"><text:s text:c="4"/></text:span><text:span text:style-name="T17">Euler</text:span>(<text:span text:style-name="T39">double</text:span><text:span text:style-name="T28"> </text:span><text:span text:style-name="T36">x</text:span>,<text:span text:style-name="T28"> </text:span><text:span text:style-name="T39">double</text:span><text:span text:style-name="T28"> </text:span><text:span text:style-name="T36">y</text:span>,<text:span text:style-name="T28"> </text:span><text:span text:style-name="T39">double</text:span><text:span text:style-name="T28"> </text:span><text:span text:style-name="T36">z</text:span>);</text:p>
      <text:p text:style-name="P766"><text:span text:style-name="T28"><text:s text:c="4"/></text:span><text:span text:style-name="T39">void</text:span><text:span text:style-name="T28"> </text:span><text:span text:style-name="T17">SetData</text:span>(<text:span text:style-name="T39">double</text:span><text:span text:style-name="T28"> </text:span><text:span text:style-name="T36">x</text:span>,<text:span text:style-name="T28"> </text:span><text:span text:style-name="T39">double</text:span><text:span text:style-name="T28"> </text:span><text:span text:style-name="T36">y</text:span>,<text:span text:style-name="T28"> </text:span><text:span text:style-name="T39">double</text:span><text:span text:style-name="T28"> </text:span><text:span text:style-name="T36">z</text:span>); //设置数据</text:p>
      <text:p text:style-name="P772"><text:span text:style-name="T28"><text:s text:c="4"/></text:span><text:span text:style-name="T24">Quaternion</text:span><text:span text:style-name="T28"> </text:span><text:span text:style-name="T17">GetQuaternion</text:span>();<text:span text:style-name="T28"> </text:span>//未解决某些因命名空间冲突导致的莫名其妙的问题</text:p>
      <text:p text:style-name="P766"><text:span text:style-name="T28"><text:s text:c="4"/></text:span><text:span text:style-name="T39">double</text:span><text:span text:style-name="T28"> </text:span><text:span text:style-name="T176">roll</text:span>;<text:span text:style-name="T28"> </text:span>//EX</text:p>
      <text:p text:style-name="P766"><text:span text:style-name="T28"><text:s text:c="4"/></text:span><text:span text:style-name="T39">double</text:span><text:span text:style-name="T28"> </text:span><text:span text:style-name="T176">pitch</text:span>;<text:span text:style-name="T28"> </text:span>//EY</text:p>
      <text:p text:style-name="Preformatted_20_Text"><text:span text:style-name="T28"><text:s text:c="4"/></text:span><text:span text:style-name="T39">double</text:span><text:span text:style-name="T28"> </text:span><text:span text:style-name="T176">yaw</text:span>;<text:span text:style-name="T28"> </text:span>//EZ</text:p>
      <text:p text:style-name="P766">};<text:span text:style-name="T388"> //在commoncontrols.h头文件中被定义，欧拉角</text:span></text:p>
      <text:p text:style-name="P766"/>
      <text:p text:style-name="P767"/>
      <text:p text:style-name="P767"><text:span text:style-name="T39">struct</text:span><text:span text:style-name="T28"> </text:span><text:span text:style-name="T27">Quaternion</text:span></text:p>
      <text:p text:style-name="P766">{</text:p>
      <text:p text:style-name="P766"><text:span text:style-name="T28"><text:s text:c="4"/></text:span><text:span text:style-name="T17">Quaternion</text:span>();</text:p>
      <text:p text:style-name="P766"><text:span text:style-name="T28"><text:s text:c="4"/></text:span><text:span text:style-name="T17">Quaternion</text:span>(<text:span text:style-name="T24">QString</text:span><text:span text:style-name="T28"> </text:span><text:span text:style-name="T36">code</text:span>);</text:p>
      <text:p text:style-name="P772"><text:span text:style-name="T28"><text:s text:c="4"/></text:span><text:span text:style-name="T39">void</text:span><text:span text:style-name="T28"> </text:span><text:span text:style-name="T17">SetData</text:span>(<text:span text:style-name="T24">QString</text:span><text:span text:style-name="T28"> </text:span><text:span text:style-name="T36">code</text:span>); //设置数据</text:p>
      <text:p text:style-name="P766"><text:span text:style-name="T28"><text:s text:c="4"/></text:span><text:span text:style-name="T39">double</text:span><text:span text:style-name="T28"> </text:span><text:span text:style-name="T176">w</text:span>;<text:span text:style-name="T28"> </text:span>//q1</text:p>
      <text:p text:style-name="P766"><text:soft-page-break/><text:span text:style-name="T28"><text:s text:c="4"/></text:span><text:span text:style-name="T39">double</text:span><text:span text:style-name="T28"> </text:span><text:span text:style-name="T176">x</text:span>;<text:span text:style-name="T28"> </text:span>//q2</text:p>
      <text:p text:style-name="P766"><text:span text:style-name="T28"><text:s text:c="4"/></text:span><text:span text:style-name="T39">double</text:span><text:span text:style-name="T28"> </text:span><text:span text:style-name="T176">y</text:span>; //q3</text:p>
      <text:p text:style-name="Preformatted_20_Text"><text:span text:style-name="T28"><text:s text:c="4"/></text:span><text:span text:style-name="T39">double</text:span><text:span text:style-name="T28"> </text:span><text:span text:style-name="T176">z</text:span>;<text:span text:style-name="T28"> </text:span>//q4</text:p>
      <text:p text:style-name="P768">};<text:span text:style-name="T388"> //在commoncontrols.h头文件中被定义，四元数</text:span></text:p>
      <text:p text:style-name="P766"/>
      <text:p text:style-name="P766"/>
      <text:p text:style-name="P766"><text:span text:style-name="T39">struct</text:span><text:span text:style-name="T28"> </text:span><text:span text:style-name="T27">VarDataInfo</text:span></text:p>
      <text:p text:style-name="P766">{</text:p>
      <text:p text:style-name="P766"><text:span text:style-name="T28"><text:s text:c="4"/></text:span><text:span text:style-name="T17">VarDataInfo</text:span>();</text:p>
      <text:p text:style-name="P766"><text:span text:style-name="T28"><text:s text:c="4"/></text:span><text:span text:style-name="T17">VarDataInfo</text:span>(<text:span text:style-name="T24">QString</text:span><text:span text:style-name="T28"> </text:span><text:span text:style-name="T36">name</text:span>);</text:p>
      <text:p text:style-name="P766"><text:span text:style-name="T28"><text:s text:c="4"/></text:span><text:span text:style-name="T39">void</text:span><text:span text:style-name="T28"> </text:span><text:span text:style-name="T17">SetVar</text:span>(<text:span text:style-name="T24">QVariant</text:span><text:span text:style-name="T28"> </text:span><text:span text:style-name="T36">newvar</text:span>);<text:span text:style-name="T28"> </text:span><text:span text:style-name="T336">/</text:span>/修改值，所做的修改将会同步到代码中（主要用于坐标变量）</text:p>
      <text:p text:style-name="Preformatted_20_Text"><text:span text:style-name="T28"><text:s text:c="4"/></text:span><text:span text:style-name="T39">void</text:span><text:span text:style-name="T28"> </text:span><text:span text:style-name="T17">SetVar</text:span>(<text:span text:style-name="T24">QSharedPointer</text:span>&lt;<text:span text:style-name="T24">VarFormData</text:span>&gt;<text:span text:style-name="T28"> </text:span><text:span text:style-name="T36">pointer</text:span>);<text:span text:style-name="T28"> </text:span>//修改值，所做的修改将会同步到代码中</text:p>
      <text:p text:style-name="Preformatted_20_Text"><text:span text:style-name="T28"><text:s text:c="4"/></text:span><text:span text:style-name="T24">QString</text:span><text:span text:style-name="T28"> </text:span><text:span text:style-name="T176">var_name</text:span>;<text:span text:style-name="T28"> </text:span>//变量名</text:p>
      <text:p text:style-name="P766"><text:span text:style-name="T28"><text:s text:c="4"/></text:span><text:span text:style-name="T24">QString</text:span><text:span text:style-name="T28"> </text:span><text:span text:style-name="T176">data_type</text:span>;<text:span text:style-name="T28"> </text:span>//数据类型</text:p>
      <text:p text:style-name="P766"><text:span text:style-name="T28"><text:s text:c="4"/></text:span><text:span text:style-name="T24">QString</text:span><text:span text:style-name="T28"> </text:span><text:span text:style-name="T176">type</text:span>;<text:span text:style-name="T28"> </text:span>//所属类型，用户定义变量时与数据类型相同，内置变量时大部分时候与数据类型不相同</text:p>
      <text:p text:style-name="Preformatted_20_Text"><text:span text:style-name="T28"><text:s text:c="4"/></text:span><text:span text:style-name="T24">QVariant</text:span><text:span text:style-name="T28"> </text:span><text:span text:style-name="T176">var</text:span>;<text:span text:style-name="T28"> </text:span>//值</text:p>
      <text:p text:style-name="P766"><text:span text:style-name="T28"><text:s text:c="4"/></text:span><text:span text:style-name="T24">QVariant</text:span><text:span text:style-name="T28"> </text:span><text:span text:style-name="T176">init_var</text:span>;<text:span text:style-name="T28"> </text:span>//初始值</text:p>
      <text:p text:style-name="P766"><text:span text:style-name="T28"><text:s text:c="4"/></text:span><text:span text:style-name="T39">int</text:span><text:span text:style-name="T28"> </text:span><text:span text:style-name="T176">nature</text:span>;<text:span text:style-name="T28"> </text:span>//变量性质，0为变量、1为可变量、2为常量</text:p>
      <text:p text:style-name="P766"><text:span text:style-name="T28"><text:s text:c="4"/></text:span><text:span text:style-name="T39">bool</text:span><text:span text:style-name="T28"> </text:span><text:span text:style-name="T176">genre</text:span>;<text:span text:style-name="T28"> </text:span>//变量类别，true为用户定义变量，false为内置变量</text:p>
      <text:p text:style-name="P766"><text:span text:style-name="T28"><text:s text:c="4"/></text:span><text:span text:style-name="T24">QString</text:span><text:span text:style-name="T28"> </text:span><text:span text:style-name="T176">action_scope</text:span>;<text:span text:style-name="T28"> </text:span>//作用域，all为全局，local为本地，task为任务，其他则为具体函数</text:p>
      <text:p text:style-name="P766"><text:span text:style-name="T28"><text:s text:c="4"/></text:span><text:span text:style-name="T24">QString</text:span><text:span text:style-name="T28"> </text:span><text:span text:style-name="T176">mod</text:span>;<text:span text:style-name="T28"> </text:span>//所属模块，当genre为true用户定义变量时才有用</text:p>
      <text:p text:style-name="P766"><text:span text:style-name="T28"><text:s text:c="4"/></text:span><text:span text:style-name="T24">QString</text:span><text:span text:style-name="T28"> </text:span><text:span text:style-name="T176">dim</text:span>;<text:span text:style-name="T28"> </text:span>//维数数据，可从中分析出维数</text:p>
      <text:p text:style-name="P768">};<text:span text:style-name="T388"> //在commoncontrols.h头文件中被定义，保存变量数据信息</text:span></text:p>
      <text:p text:style-name="P766"/>
      <text:p text:style-name="P767"/>
      <text:p text:style-name="P767"><text:span text:style-name="T39">struct</text:span><text:span text:style-name="T28"> </text:span><text:span text:style-name="T27">VarName</text:span></text:p>
      <text:p text:style-name="P766">{</text:p>
      <text:p text:style-name="P766"><text:span text:style-name="T28"><text:s text:c="4"/></text:span><text:span text:style-name="T17">VarName</text:span>()</text:p>
      <text:p text:style-name="P766"><text:span text:style-name="T28"><text:s text:c="4"/></text:span>{</text:p>
      <text:p text:style-name="P766"><text:span text:style-name="T28"><text:s text:c="8"/></text:span><text:span text:style-name="T39">this</text:span>-&gt;<text:span text:style-name="T176">head</text:span><text:span text:style-name="T28"> </text:span><text:span text:style-name="T16">=</text:span><text:span text:style-name="T28"> </text:span><text:span text:style-name="T336">"var"</text:span>;</text:p>
      <text:p text:style-name="P766"><text:span text:style-name="T28"><text:s text:c="8"/></text:span><text:span text:style-name="T39">this</text:span>-&gt;<text:span text:style-name="T176">num</text:span><text:span text:style-name="T28"> </text:span>=<text:span text:style-name="T28"> </text:span><text:span text:style-name="T49">0</text:span>;</text:p>
      <text:p text:style-name="P766"><text:span text:style-name="T28"><text:s text:c="8"/></text:span><text:span text:style-name="T39">this</text:span>-&gt;<text:span text:style-name="T176">weight</text:span><text:span text:style-name="T28"> </text:span>=<text:span text:style-name="T28"> </text:span><text:span text:style-name="T49">1</text:span>;</text:p>
      <text:p text:style-name="P766"><text:span text:style-name="T28"><text:s text:c="4"/></text:span>}</text:p>
      <text:p text:style-name="P766"><text:span text:style-name="T28"><text:s text:c="4"/></text:span><text:span text:style-name="T17">VarName</text:span>(<text:span text:style-name="T24">QString</text:span><text:span text:style-name="T28"> </text:span>&amp;<text:span text:style-name="T36">head</text:span>,<text:span text:style-name="T28"> </text:span><text:span text:style-name="T39">int</text:span><text:span text:style-name="T28"> </text:span><text:span text:style-name="T36">num</text:span>,<text:span text:style-name="T28"> </text:span><text:span text:style-name="T39">int</text:span><text:span text:style-name="T28"> </text:span><text:span text:style-name="T36">weight</text:span>)</text:p>
      <text:p text:style-name="P766"><text:span text:style-name="T28"><text:s text:c="4"/></text:span>{</text:p>
      <text:p text:style-name="P766"><text:span text:style-name="T28"><text:s text:c="8"/></text:span><text:span text:style-name="T39">this</text:span>-&gt;<text:span text:style-name="T176">head</text:span><text:span text:style-name="T28"> </text:span><text:span text:style-name="T16">=</text:span><text:span text:style-name="T28"> </text:span><text:span text:style-name="T36">head</text:span>;</text:p>
      <text:p text:style-name="P766"><text:span text:style-name="T28"><text:s text:c="8"/></text:span><text:span text:style-name="T39">this</text:span>-&gt;<text:span text:style-name="T176">num</text:span><text:span text:style-name="T28"> </text:span>=<text:span text:style-name="T28"> </text:span><text:span text:style-name="T36">num</text:span>;</text:p>
      <text:p text:style-name="P766"><text:span text:style-name="T28"><text:s text:c="8"/></text:span><text:span text:style-name="T39">this</text:span>-&gt;<text:span text:style-name="T176">weight</text:span><text:span text:style-name="T28"> </text:span>=<text:span text:style-name="T28"> </text:span><text:span text:style-name="T36">weight</text:span>;</text:p>
      <text:p text:style-name="P766"><text:span text:style-name="T28"><text:s text:c="4"/></text:span>}</text:p>
      <text:p text:style-name="P766"><text:span text:style-name="T28"><text:s text:c="4"/></text:span><text:span text:style-name="T24">QString</text:span><text:span text:style-name="T28"> </text:span><text:span text:style-name="T176">head</text:span>;<text:span text:style-name="T389"> //变量名头部</text:span></text:p>
      <text:p text:style-name="P766"><text:span text:style-name="T28"><text:s text:c="4"/></text:span><text:span text:style-name="T39">int</text:span><text:span text:style-name="T28"> </text:span><text:span text:style-name="T176">num</text:span>;<text:span text:style-name="T389"> //递增值</text:span></text:p>
      <text:p text:style-name="P766"><text:span text:style-name="T28"><text:s text:c="4"/></text:span><text:span text:style-name="T39">int</text:span><text:span text:style-name="T28"> </text:span><text:span text:style-name="T176">weight</text:span>;<text:span text:style-name="T389"> //当前最大值</text:span></text:p>
      <text:p text:style-name="P766">};<text:span text:style-name="T389"> //在VarInfo类中被定义，用于保存变量命名的规律</text:span></text:p>
      <text:p text:style-name="P767"/>
      <text:p text:style-name="P767"/>
      <text:p text:style-name="P767"><text:span text:style-name="T39">struct</text:span><text:span text:style-name="T28"> </text:span><text:span text:style-name="T27">TypeInfo</text:span></text:p>
      <text:p text:style-name="P766">{</text:p>
      <text:p text:style-name="P766"><text:span text:style-name="T28"><text:s text:c="4"/></text:span><text:span text:style-name="T39">bool</text:span><text:span text:style-name="T28"> </text:span><text:span text:style-name="T176">isbase</text:span>;<text:span text:style-name="T28"> </text:span>//是否是基础类型</text:p>
      <text:p text:style-name="P766"><text:span text:style-name="T28"><text:s text:c="4"/></text:span><text:span text:style-name="T39">bool</text:span><text:span text:style-name="T28"> </text:span><text:span text:style-name="T176">isshow</text:span>;<text:span text:style-name="T28"> </text:span>//是否可在程序数据界面中显示</text:p>
      <text:p text:style-name="P766"><text:span text:style-name="T28"><text:s text:c="4"/></text:span><text:span text:style-name="T39">bool</text:span><text:span text:style-name="T28"> </text:span><text:span text:style-name="T176">isdata</text:span>;<text:span text:style-name="T28"> </text:span>//是否拥有内置变量</text:p>
      <text:p text:style-name="Preformatted_20_Text"><text:soft-page-break/><text:span text:style-name="T28"><text:s text:c="4"/></text:span><text:span text:style-name="T24">QSharedPointer</text:span>&lt;<text:span text:style-name="T24">QList</text:span>&lt;<text:span text:style-name="T24">QPair</text:span>&lt;<text:span text:style-name="T24">QString</text:span>,<text:span text:style-name="T28"> </text:span><text:span text:style-name="T24">QString</text:span>&gt;&gt;&gt;<text:span text:style-name="T28"> </text:span><text:span text:style-name="T176">form</text:span>;<text:span text:style-name="T28"> </text:span>//组成，只有当isbase为false时才生效</text:p>
      <text:p text:style-name="P766">};<text:span text:style-name="T389"> //在DataType类中被定义，用于记录数据类型信息</text:span></text:p>
      <text:p text:style-name="P766"/>
      <text:p text:style-name="P767"/>
      <text:p text:style-name="P767"><text:span text:style-name="T39">struct</text:span><text:span text:style-name="T28"> </text:span><text:span text:style-name="T27">IncrementVal</text:span></text:p>
      <text:p text:style-name="P766">{</text:p>
      <text:p text:style-name="P766"><text:span text:style-name="T28"><text:s text:c="4"/></text:span><text:span text:style-name="T39">void</text:span><text:span text:style-name="T28"> </text:span><text:span text:style-name="T17">SetVal</text:span>(<text:span text:style-name="T39">double</text:span><text:span text:style-name="T28"> </text:span><text:span text:style-name="T36">as</text:span>,<text:span text:style-name="T28"> </text:span><text:span text:style-name="T39">double</text:span><text:span text:style-name="T28"> </text:span><text:span text:style-name="T36">lr</text:span>,<text:span text:style-name="T28"> </text:span><text:span text:style-name="T39">double</text:span><text:span text:style-name="T28"> </text:span><text:span text:style-name="T36">re</text:span>)</text:p>
      <text:p text:style-name="P766"><text:span text:style-name="T28"><text:s text:c="4"/></text:span>{</text:p>
      <text:p text:style-name="P766"><text:span text:style-name="T28"><text:s text:c="8"/></text:span><text:span text:style-name="T176">axis</text:span><text:span text:style-name="T28"> </text:span>=<text:span text:style-name="T28"> </text:span><text:span text:style-name="T36">as</text:span>;</text:p>
      <text:p text:style-name="P766"><text:span text:style-name="T28"><text:s text:c="8"/></text:span><text:span text:style-name="T176">linear</text:span><text:span text:style-name="T28"> </text:span>=<text:span text:style-name="T28"> </text:span><text:span text:style-name="T36">lr</text:span>;</text:p>
      <text:p text:style-name="P766"><text:span text:style-name="T28"><text:s text:c="8"/></text:span><text:span text:style-name="T176">relocate</text:span><text:span text:style-name="T28"> </text:span>=<text:span text:style-name="T28"> </text:span><text:span text:style-name="T36">re</text:span>;</text:p>
      <text:p text:style-name="P766"><text:span text:style-name="T28"><text:s text:c="4"/></text:span>}</text:p>
      <text:p text:style-name="P769"><text:s text:c="4"/></text:p>
      <text:p text:style-name="P766"><text:span text:style-name="T28"><text:s text:c="4"/></text:span><text:span text:style-name="T39">double</text:span><text:span text:style-name="T28"> </text:span><text:span text:style-name="T176">axis</text:span>;<text:span text:style-name="T390"> //轴</text:span></text:p>
      <text:p text:style-name="P766"><text:span text:style-name="T28"><text:s text:c="4"/></text:span><text:span text:style-name="T39">double</text:span><text:span text:style-name="T28"> </text:span><text:span text:style-name="T176">linear</text:span>;<text:span text:style-name="T390"> //线性</text:span></text:p>
      <text:p text:style-name="P766"><text:span text:style-name="T28"><text:s text:c="4"/></text:span><text:span text:style-name="T39">double</text:span><text:span text:style-name="T28"> </text:span><text:span text:style-name="T176">relocate</text:span>;<text:span text:style-name="T390"> //重定位</text:span></text:p>
      <text:p text:style-name="P766">};<text:span text:style-name="T389"> //在TeachState类中被定义，用于保存增量值</text:span></text:p>
      <text:p text:style-name="P766"/>
      <text:p text:style-name="P767"/>
      <text:p text:style-name="P767"><text:span text:style-name="T39">struct</text:span><text:span text:style-name="T28"> </text:span><text:span text:style-name="T27">ProgKeysInfo</text:span></text:p>
      <text:p text:style-name="P766">{</text:p>
      <text:p text:style-name="P766"><text:span text:style-name="T28"><text:s text:c="4"/></text:span><text:span text:style-name="T24">QString</text:span><text:span text:style-name="T28"> </text:span><text:span text:style-name="T176">select</text:span>;<text:span text:style-name="T390"> //所选中</text:span></text:p>
      <text:p text:style-name="P766"><text:span text:style-name="T28"><text:s text:c="4"/></text:span><text:span text:style-name="T39">int</text:span><text:span text:style-name="T28"> </text:span><text:span text:style-name="T176">type</text:span>;<text:span text:style-name="T390"> //类型</text:span></text:p>
      <text:p text:style-name="P766"><text:span text:style-name="T28"><text:s text:c="4"/></text:span><text:span text:style-name="T39">int</text:span><text:span text:style-name="T28"> </text:span><text:span text:style-name="T176">keys</text:span>;<text:span text:style-name="T390"> //键</text:span></text:p>
      <text:p text:style-name="P766"><text:span text:style-name="T28"><text:s text:c="4"/></text:span><text:span text:style-name="T39">int</text:span><text:span text:style-name="T28"> </text:span><text:span text:style-name="T176">isauto</text:span>;<text:span text:style-name="T390"> //是否可在自动模式下执行</text:span></text:p>
      <text:p text:style-name="P770">};<text:span text:style-name="T389"> //在TeachState类中被定义，用于保存快捷键设置</text:span></text:p>
      <text:p text:style-name="P770"/>
      <text:h text:style-name="P793" text:outline-level="2">3.3零散函数</text:h>
      <text:p text:style-name="P776"><text:span text:style-name="T39">bool</text:span><text:span text:style-name="T28"> </text:span><text:span text:style-name="T17">PositiveSequence1</text:span>(<text:span text:style-name="T39">const</text:span><text:span text:style-name="T28"> </text:span><text:span text:style-name="T24">QString</text:span><text:span text:style-name="T28"> </text:span>&amp;<text:span text:style-name="T36">str1</text:span>,<text:span text:style-name="T28"> </text:span><text:span text:style-name="T39">const</text:span><text:span text:style-name="T28"> </text:span><text:span text:style-name="T24">QString</text:span><text:span text:style-name="T28"> </text:span>&amp;<text:span text:style-name="T36">str2</text:span>); //对文件进行正向排序</text:p>
      <text:p text:style-name="P776"><text:span text:style-name="T39">bool</text:span><text:span text:style-name="T28"> </text:span><text:span text:style-name="T17">ReverseOrder1</text:span>(<text:span text:style-name="T39">const</text:span><text:span text:style-name="T28"> </text:span><text:span text:style-name="T24">QString</text:span><text:span text:style-name="T28"> </text:span>&amp;<text:span text:style-name="T36">str1</text:span>,<text:span text:style-name="T28"> </text:span><text:span text:style-name="T39">const</text:span><text:span text:style-name="T28"> </text:span><text:span text:style-name="T24">QString</text:span><text:span text:style-name="T28"> </text:span>&amp;<text:span text:style-name="T36">str2</text:span>); //对文件进行倒向排序</text:p>
      <text:p text:style-name="P767"/>
      <text:h text:style-name="P764" text:outline-level="1"><text:span text:style-name="T384">4</text:span>.类说明</text:h>
      <text:h text:style-name="Heading_20_2" text:outline-level="2">ABBException <text:span text:style-name="T14">Class</text:span></text:h>
      <text:p text:style-name="Text_20_body"><text:s/>异常类<text:span text:style-name="T14">，当示教器运行时产生严重错误时将会产生异常。</text:span></text:p>
      <text:p text:style-name="Text_20_body"><text:tab/><text:span text:style-name="T14">Header: <text:s/>commoncontrols.h</text:span></text:p>
      <text:p text:style-name="Text_20_body"><text:tab/>Inherits: <text:span text:style-name="T15">std::exception</text:span></text:p>
      <text:h text:style-name="Heading_20_3" text:outline-level="3"><text:s/><text:span text:style-name="T15">Public Functions</text:span></text:h>
      <text:p text:style-name="Text_20_body"><text:tab/><text:span text:style-name="T17">ABBException</text:span>(<text:span text:style-name="T24">QString</text:span><text:span text:style-name="T28"> </text:span><text:span text:style-name="T36">text</text:span>); //构造函数<text:span text:style-name="T53">，</text:span>为<text:span text:style-name="T52">exp_str_赋值</text:span></text:p>
      <text:p text:style-name="P15"><text:tab/><text:span text:style-name="T17">ABBException</text:span>(<text:span text:style-name="T24">QString</text:span><text:span text:style-name="T28"> </text:span>&amp;<text:span text:style-name="T36">text</text:span>); //构造函数<text:span text:style-name="T53">，</text:span>为<text:span text:style-name="T52">exp_str_赋值</text:span></text:p>
      <text:p text:style-name="P15"><text:tab/><text:span text:style-name="T17">ABBException</text:span>(<text:span text:style-name="T24">QString</text:span><text:span text:style-name="T28"> </text:span><text:span text:style-name="T36">class_name</text:span>,<text:span text:style-name="T28"> </text:span><text:span text:style-name="T24">QString</text:span><text:span text:style-name="T28"> </text:span><text:span text:style-name="T36">func_name</text:span>,<text:span text:style-name="T28"> </text:span><text:span text:style-name="T24">QString</text:span><text:span text:style-name="T28"> </text:span><text:span text:style-name="T36">error_str</text:span>,<text:span text:style-name="T28"> </text:span><text:span text:style-name="T39">int</text:span><text:span text:style-name="T28"> </text:span><text:span text:style-name="T36">number</text:span><text:span text:style-name="T28"> </text:span>=<text:span text:style-name="T28"> </text:span><text:span text:style-name="T49">0</text:span>); //构造函数<text:span text:style-name="T53">，</text:span>为<text:span text:style-name="T52">exp_str_赋值</text:span></text:p>
      <text:p text:style-name="Text_20_body"><text:soft-page-break/><text:tab/><text:span text:style-name="T39">const</text:span><text:span text:style-name="T28"> </text:span><text:span text:style-name="T39">char</text:span><text:span text:style-name="T28"> </text:span><text:span text:style-name="T21">what</text:span><text:span text:style-name="T3">()</text:span><text:span text:style-name="T30"> </text:span><text:span text:style-name="T40">const</text:span><text:span text:style-name="T29"> </text:span><text:span text:style-name="T40">noexcept</text:span><text:span text:style-name="T1">; /</text:span><text:span text:style-name="T3">/将ex</text:span><text:span text:style-name="T4">p_str_转换为char*后输出</text:span></text:p>
      <text:h text:style-name="Heading_20_3" text:outline-level="3"><text:s/>Properties</text:h>
      <table:table table:name="表格3" table:style-name="表格3">
        <table:table-column table:style-name="表格3.A" table:number-columns-repeated="3"/>
        <table:table-row>
          <table:table-cell table:style-name="表格3.A1" office:value-type="string">
            <text:p text:style-name="P491">名称</text:p>
          </table:table-cell>
          <table:table-cell table:style-name="表格3.A1" office:value-type="string">
            <text:p text:style-name="P491">类型</text:p>
          </table:table-cell>
          <table:table-cell table:style-name="表格3.C1" office:value-type="string">
            <text:p text:style-name="P491">说明</text:p>
          </table:table-cell>
        </table:table-row>
        <table:table-row>
          <table:table-cell table:style-name="表格3.B2" office:value-type="string">
            <text:p text:style-name="P581">exp_str_</text:p>
          </table:table-cell>
          <table:table-cell table:style-name="表格3.B2" office:value-type="string">
            <text:p text:style-name="P581">Qstring</text:p>
          </table:table-cell>
          <table:table-cell table:style-name="表格3.C2" office:value-type="string">
            <text:p text:style-name="P491">异常字符串</text:p>
          </table:table-cell>
        </table:table-row>
      </table:table>
      <text:p text:style-name="Text_20_body"/>
      <text:p text:style-name="Text_20_body"><text:tab/></text:p>
      <text:h text:style-name="P794" text:outline-level="2">ACWButton Class</text:h>
      <text:p text:style-name="P14"><text:s/>程序编辑器功能中的添加指令窗口中用于存放指令按钮的窗口</text:p>
      <text:p text:style-name="P14"><text:tab/><text:span text:style-name="T50">Header: <text:s/>progeditmain.h</text:span></text:p>
      <text:p text:style-name="P14"><text:tab/><text:span text:style-name="T50">Inherits: <text:s/>QWidget</text:span></text:p>
      <text:h text:style-name="Heading_20_3" text:outline-level="3"><text:s/><text:span text:style-name="T50">Signals</text:span></text:h>
      <text:p text:style-name="Text_20_body"><text:tab/><text:span text:style-name="T39">void</text:span><text:span text:style-name="T28"> </text:span><text:span text:style-name="T17">UpperButton</text:span>(<text:span text:style-name="T24">QString</text:span><text:span text:style-name="T28"> </text:span><text:span text:style-name="T36">name</text:span>); //向上翻一页<text:span text:style-name="T51">，name为本页标识名</text:span></text:p>
      <text:p text:style-name="Text_20_body"><text:tab/><text:span text:style-name="T39">void</text:span><text:span text:style-name="T28"> </text:span><text:span text:style-name="T17">LowerButton</text:span>(<text:span text:style-name="T24">QString</text:span><text:span text:style-name="T28"> </text:span><text:span text:style-name="T36">name</text:span>); //向下翻一页<text:span text:style-name="T51">，name为本页标识名</text:span></text:p>
      <text:p text:style-name="Text_20_body"><text:tab/><text:span text:style-name="T39">void</text:span><text:span text:style-name="T28"> </text:span><text:span text:style-name="T17">ShowWindow</text:span>(); //窗口显示</text:p>
      <text:p text:style-name="Text_20_body"><text:tab/><text:span text:style-name="T39">void</text:span><text:span text:style-name="T28"> </text:span><text:span text:style-name="T17">HideWindow</text:span>(); //窗口隐藏</text:p>
      <text:h text:style-name="P389" text:outline-level="3"><text:s/><text:span text:style-name="T53">Event</text:span></text:h>
      <text:p text:style-name="P15"><text:tab/><text:span text:style-name="T39">void</text:span><text:span text:style-name="T28"> </text:span><text:span text:style-name="T20">showEvent</text:span>(<text:span text:style-name="T24">QShowEvent</text:span><text:span text:style-name="T28"> </text:span>*); //当窗口显示时执行<text:span text:style-name="T53">，用于发送ShowWindow信号</text:span></text:p>
      <text:p text:style-name="P15"><text:tab/><text:span text:style-name="T39">void</text:span><text:span text:style-name="T28"> </text:span><text:span text:style-name="T20">hideEvent</text:span>(<text:span text:style-name="T24">QHideEvent</text:span><text:span text:style-name="T28"> </text:span>*); //<text:span text:style-name="T53">当窗口隐藏时执行，用于发送HideWindow信号</text:span></text:p>
      <text:h text:style-name="Heading_20_3" text:outline-level="3"><text:s/><text:span text:style-name="T51">Public Slots</text:span></text:h>
      <text:p text:style-name="Text_20_body"><text:tab/><text:span text:style-name="T39">void</text:span><text:span text:style-name="T28"> </text:span><text:span text:style-name="T17">UpperClicket</text:span>(); //<text:span text:style-name="T52">upper_button_按钮槽函数，</text:span>如当前窗口所在页数小于<text:span text:style-name="T52">stack_widget_总页数则向上翻一页，否则发送UpperButton信号，用于跳转到上一个窗口</text:span></text:p>
      <text:p text:style-name="Text_20_body"><text:tab/><text:span text:style-name="T39">void</text:span><text:span text:style-name="T28"> </text:span><text:span text:style-name="T17">LowerClicket</text:span>(); //<text:span text:style-name="T52">lower_button_按钮槽函数，</text:span>与<text:span text:style-name="T52">UpperClicket函数功能类似，只是这是向下的版本</text:span></text:p>
      <text:h text:style-name="P389" text:outline-level="3"><text:s/><text:span text:style-name="T53">Public Functions</text:span></text:h>
      <text:p text:style-name="P15"><text:tab/><text:span text:style-name="T17">ACWButton</text:span>(<text:span text:style-name="T24">QString</text:span><text:span text:style-name="T28"> </text:span><text:span text:style-name="T36">name</text:span><text:span text:style-name="T28"> </text:span>=<text:span text:style-name="T28"> </text:span><text:span text:style-name="T24">QString</text:span>(),<text:span text:style-name="T28"> </text:span><text:span text:style-name="T24">QWidget</text:span><text:span text:style-name="T28"> </text:span>*<text:span text:style-name="T36">parent</text:span><text:span text:style-name="T28"> </text:span>=<text:span text:style-name="T28"> </text:span><text:span text:style-name="T39">nullptr</text:span>); //构造函数</text:p>
      <text:p text:style-name="P15"><text:tab/><text:span text:style-name="T39">void</text:span><text:span text:style-name="T28"> </text:span><text:span text:style-name="T17">AddButton</text:span>(<text:span text:style-name="T24">QPushButton</text:span><text:span text:style-name="T28"> </text:span>*<text:span text:style-name="T36">button1</text:span>,<text:span text:style-name="T28"> </text:span><text:span text:style-name="T24">QPushButton</text:span><text:span text:style-name="T28"> </text:span>*<text:span text:style-name="T36">button2</text:span><text:span text:style-name="T28"> </text:span>=<text:span text:style-name="T28"> </text:span><text:span text:style-name="T39">nullptr</text:span>); //添加按钮</text:p>
      <text:p text:style-name="P15"><text:tab/><text:span text:style-name="T39">void</text:span><text:span text:style-name="T28"> </text:span><text:span text:style-name="T17">SetNum</text:span>(<text:span text:style-name="T24">QString</text:span><text:span text:style-name="T28"> </text:span><text:span text:style-name="T36">name</text:span>); //为窗口设置编号</text:p>
      <text:p text:style-name="P15"><text:tab/><text:span text:style-name="T39">void</text:span><text:span text:style-name="T28"> </text:span><text:span text:style-name="T17">HideButton</text:span>(); //用于隐藏上一个按钮<text:span text:style-name="T53">(upper_button_)和下一个按钮(lower_button_)</text:span></text:p>
      <text:h text:style-name="P389" text:outline-level="3"><text:s/>Properties</text:h>
      <table:table table:name="表格4" table:style-name="表格4">
        <table:table-column table:style-name="表格4.A" table:number-columns-repeated="3"/>
        <table:table-row>
          <table:table-cell table:style-name="表格4.A1" office:value-type="string">
            <text:p text:style-name="P494">名称</text:p>
          </table:table-cell>
          <table:table-cell table:style-name="表格4.A1" office:value-type="string">
            <text:p text:style-name="P494">类型</text:p>
          </table:table-cell>
          <table:table-cell table:style-name="表格4.C1" office:value-type="string">
            <text:p text:style-name="P494">说明</text:p>
          </table:table-cell>
        </table:table-row>
        <text:soft-page-break/>
        <table:table-row>
          <table:table-cell table:style-name="表格4.A2" office:value-type="string">
            <text:p text:style-name="P582">stack_widget_</text:p>
          </table:table-cell>
          <table:table-cell table:style-name="表格4.B2" office:value-type="string">
            <text:p text:style-name="P582">QstackedWidget</text:p>
          </table:table-cell>
          <table:table-cell table:style-name="表格4.C2" office:value-type="string">
            <text:p text:style-name="P494">存放装载着不同按钮的窗口</text:p>
          </table:table-cell>
        </table:table-row>
        <table:table-row>
          <table:table-cell table:style-name="表格4.A3" office:value-type="string">
            <text:p text:style-name="P584">layout_num_</text:p>
          </table:table-cell>
          <table:table-cell table:style-name="表格4.B3" office:value-type="string">
            <text:p text:style-name="P584">int</text:p>
          </table:table-cell>
          <table:table-cell table:style-name="表格4.C3" office:value-type="string">
            <text:p text:style-name="P494"/>
          </table:table-cell>
        </table:table-row>
        <table:table-row>
          <table:table-cell table:style-name="表格4.A4" office:value-type="string">
            <text:p text:style-name="P586">save_button_num_</text:p>
          </table:table-cell>
          <table:table-cell table:style-name="表格4.B4" office:value-type="string">
            <text:p text:style-name="P586">int</text:p>
          </table:table-cell>
          <table:table-cell table:style-name="表格4.C4" office:value-type="string">
            <text:p text:style-name="P494">每个窗口已存放按钮数量</text:p>
          </table:table-cell>
        </table:table-row>
        <table:table-row>
          <table:table-cell table:style-name="表格4.A5" office:value-type="string">
            <text:p text:style-name="P582">name_</text:p>
          </table:table-cell>
          <table:table-cell table:style-name="表格4.B5" office:value-type="string">
            <text:p text:style-name="P586">QString</text:p>
          </table:table-cell>
          <table:table-cell table:style-name="表格4.C5" office:value-type="string">
            <text:p text:style-name="P494">本窗口名称</text:p>
          </table:table-cell>
        </table:table-row>
      </table:table>
      <text:p text:style-name="P15"/>
      <text:p text:style-name="P15"/>
      <text:h text:style-name="Heading_20_2" text:outline-level="2">ActionAttr <text:span text:style-name="T54">Class</text:span></text:h>
      <text:p text:style-name="Text_20_body"><text:s/>动作模式属性选择窗口</text:p>
      <text:p text:style-name="P16"><text:tab/><text:span text:style-name="T14">Header: <text:s/>manualcontrol.h</text:span></text:p>
      <text:p text:style-name="P16"><text:tab/>Inherits: <text:span text:style-name="T55">AttributeBase</text:span></text:p>
      <text:p text:style-name="P16"><text:tab/>Inherited By: <text:s/>UcsAttr,LeverLockAttr,IncrementAttr</text:p>
      <text:h text:style-name="P390" text:outline-level="3"><text:s/><text:span text:style-name="T53">Public Functions</text:span></text:h>
      <text:p text:style-name="P16"><text:tab/><text:span text:style-name="T17">ActionAttr</text:span>(<text:span text:style-name="T24">QWidget</text:span><text:span text:style-name="T28"> </text:span>*<text:span text:style-name="T36">parent</text:span><text:span text:style-name="T28"> </text:span>=<text:span text:style-name="T28"> </text:span><text:span text:style-name="T39">nullptr</text:span>); //构造函数</text:p>
      <text:p text:style-name="P16"><text:tab/><text:span text:style-name="T39">virtual</text:span><text:span text:style-name="T28"> </text:span><text:span text:style-name="T39">void</text:span><text:span text:style-name="T28"> </text:span><text:span text:style-name="T20">Init</text:span>(<text:span text:style-name="T39">int</text:span><text:span text:style-name="T28"> </text:span><text:span text:style-name="T36">val</text:span>); //初始化<text:span text:style-name="T55">，0为轴1-3, 1为轴4-6， 2为线性， 3为重定位</text:span></text:p>
      <text:p text:style-name="P16"><text:tab/><text:span text:style-name="T39">virtual</text:span><text:span text:style-name="T28"> </text:span><text:span text:style-name="T39">void</text:span><text:span text:style-name="T28"> </text:span><text:span text:style-name="T20">Init</text:span>(<text:span text:style-name="T24">QString</text:span><text:span text:style-name="T28"> </text:span><text:span text:style-name="T36">text</text:span>); //初始化</text:p>
      <text:p text:style-name="P16"><text:tab/><text:span text:style-name="T24">QHBoxLayout</text:span><text:span text:style-name="T28"> </text:span>*<text:span text:style-name="T17">GetImageLayout</text:span>(); //将image_layout_导出</text:p>
      <text:h text:style-name="P391" text:outline-level="3"><text:s/>Protected Functions</text:h>
      <text:p text:style-name="P16"><text:span text:style-name="T55"><text:tab/></text:span><text:span text:style-name="T39">virtual</text:span><text:span text:style-name="T28"> </text:span><text:span text:style-name="T39">void</text:span><text:span text:style-name="T28"> </text:span><text:span text:style-name="T20">SetSelect</text:span>(<text:span text:style-name="T24">ImageButton</text:span><text:span text:style-name="T28"> </text:span>*<text:span text:style-name="T36">button</text:span>); //设置选中项</text:p>
      <text:h text:style-name="P391" text:outline-level="3"><text:s/>Private Functions</text:h>
      <text:p text:style-name="P16"><text:span text:style-name="T55"><text:tab/></text:span><text:span text:style-name="T39">void</text:span><text:span text:style-name="T28"> </text:span><text:span text:style-name="T17">ConnectInit</text:span>(); //信号槽初始化函数</text:p>
      <text:h text:style-name="P392" text:outline-level="3"><text:s/>Properties</text:h>
      <table:table table:name="表格5" table:style-name="表格5">
        <table:table-column table:style-name="表格5.A" table:number-columns-repeated="3"/>
        <table:table-row>
          <table:table-cell table:style-name="表格5.A1" office:value-type="string">
            <text:p text:style-name="P495">名称</text:p>
          </table:table-cell>
          <table:table-cell table:style-name="表格5.A1" office:value-type="string">
            <text:p text:style-name="P495">类型</text:p>
          </table:table-cell>
          <table:table-cell table:style-name="表格5.C1" office:value-type="string">
            <text:p text:style-name="P495">说明</text:p>
          </table:table-cell>
        </table:table-row>
        <table:table-row>
          <table:table-cell table:style-name="表格5.A4" office:value-type="string">
            <text:p text:style-name="P583">week1_button_</text:p>
          </table:table-cell>
          <table:table-cell table:style-name="表格5.B4" office:value-type="string">
            <text:p text:style-name="P583">ImageButton</text:p>
          </table:table-cell>
          <table:table-cell table:style-name="表格5.C4" office:value-type="string">
            <text:p text:style-name="P495">轴1-3</text:p>
          </table:table-cell>
        </table:table-row>
        <table:table-row>
          <table:table-cell table:style-name="表格5.A4" office:value-type="string">
            <text:p text:style-name="P585">week4_button_</text:p>
          </table:table-cell>
          <table:table-cell table:style-name="表格5.B4" office:value-type="string">
            <text:p text:style-name="P585">ImageButton</text:p>
          </table:table-cell>
          <table:table-cell table:style-name="表格5.C4" office:value-type="string">
            <text:p text:style-name="P495">轴<text:span text:style-name="T56">4-6</text:span></text:p>
          </table:table-cell>
        </table:table-row>
        <table:table-row>
          <table:table-cell table:style-name="表格5.A4" office:value-type="string">
            <text:p text:style-name="P585">linear_button_</text:p>
          </table:table-cell>
          <table:table-cell table:style-name="表格5.B4" office:value-type="string">
            <text:p text:style-name="P585">ImageButton</text:p>
          </table:table-cell>
          <table:table-cell table:style-name="表格5.C4" office:value-type="string">
            <text:p text:style-name="P495">线性</text:p>
          </table:table-cell>
        </table:table-row>
        <table:table-row>
          <table:table-cell table:style-name="表格5.A5" office:value-type="string">
            <text:p text:style-name="P587">relocation_button_</text:p>
          </table:table-cell>
          <table:table-cell table:style-name="表格5.B5" office:value-type="string">
            <text:p text:style-name="P587">ImageButton</text:p>
          </table:table-cell>
          <table:table-cell table:style-name="表格5.C5" office:value-type="string">
            <text:p text:style-name="P495">重定位</text:p>
          </table:table-cell>
        </table:table-row>
      </table:table>
      <text:p text:style-name="P17"/>
      <text:p text:style-name="P17"/>
      <text:h text:style-name="Heading_20_2" text:outline-level="2">AddCodeWindow <text:span text:style-name="T56">Class</text:span></text:h>
      <text:p text:style-name="Text_20_body"><text:s/>程序编辑器功能中的添加指令窗口</text:p>
      <text:p text:style-name="Text_20_body"><text:tab/><text:span text:style-name="T56">Header: <text:s/>progeditmain.h</text:span></text:p>
      <text:p text:style-name="Text_20_body"><text:soft-page-break/><text:tab/><text:span text:style-name="T56">Inherits: QFrame</text:span></text:p>
      <text:h text:style-name="P393" text:outline-level="3">Signals</text:h>
      <text:p text:style-name="P18"><text:span text:style-name="T57"><text:tab/></text:span><text:span text:style-name="T39">void</text:span><text:span text:style-name="T28"> </text:span><text:span text:style-name="T17">ShowWindow</text:span>(); //窗口显示</text:p>
      <text:p text:style-name="P18"><text:tab/><text:span text:style-name="T39">void</text:span><text:span text:style-name="T28"> </text:span><text:span text:style-name="T17">HideWindow</text:span>(); //窗口隐藏</text:p>
      <text:p text:style-name="P18"><text:tab/><text:span text:style-name="T39">void</text:span><text:span text:style-name="T28"> </text:span><text:span text:style-name="T17">AddCode</text:span>(<text:span text:style-name="T24">QString</text:span><text:span text:style-name="T28"> </text:span><text:span text:style-name="T36">code</text:span>,<text:span text:style-name="T28"> </text:span><text:span text:style-name="T39">bool</text:span><text:span text:style-name="T28"> </text:span><text:span text:style-name="T36">iscode</text:span>); //向代码显示框添加指令<text:span text:style-name="T59">，code为指令名称</text:span></text:p>
      <text:h text:style-name="Heading_20_3" text:outline-level="3"><text:s/><text:span text:style-name="T58">Event</text:span></text:h>
      <text:p text:style-name="Text_20_body"><text:tab/><text:span text:style-name="T39">void</text:span><text:span text:style-name="T28"> </text:span><text:span text:style-name="T20">showEvent</text:span>(<text:span text:style-name="T24">QShowEvent</text:span><text:span text:style-name="T28"> </text:span>*); //当窗口显示时发送Show<text:span text:style-name="T58">Window信号</text:span></text:p>
      <text:p text:style-name="Text_20_body"><text:tab/><text:span text:style-name="T39">void</text:span><text:span text:style-name="T28"> </text:span><text:span text:style-name="T20">hideEvent</text:span>(<text:span text:style-name="T24">QHideEvent</text:span><text:span text:style-name="T28"> </text:span>*); //当窗口隐藏时发送HideWindows信号</text:p>
      <text:h text:style-name="P394" text:outline-level="3">Public <text:span text:style-name="T55">Functions</text:span></text:h>
      <text:p text:style-name="P19"><text:span text:style-name="T58"><text:tab/></text:span><text:span text:style-name="T17">AddCodeWindow</text:span>(<text:span text:style-name="T24">QWidget</text:span><text:span text:style-name="T28"> </text:span>*<text:span text:style-name="T36">parent</text:span><text:span text:style-name="T28"> </text:span>=<text:span text:style-name="T28"> </text:span><text:span text:style-name="T39">nullptr</text:span>); //构造函数</text:p>
      <text:p text:style-name="P19"><text:span text:style-name="T58"><text:tab/></text:span><text:span text:style-name="T39">void</text:span><text:span text:style-name="T28"> </text:span><text:span text:style-name="T17">ReadCode</text:span>(); //从文件夹中读取指令<text:span text:style-name="T58">，详情请参看1.5</text:span></text:p>
      <text:p text:style-name="P19"><text:span text:style-name="T58"><text:tab/></text:span><text:span text:style-name="T39">void</text:span><text:span text:style-name="T28"> </text:span><text:span text:style-name="T17">SetEnableAll</text:span>(<text:span text:style-name="T39">bool</text:span><text:span text:style-name="T28"> </text:span><text:span text:style-name="T36">enable</text:span>); //设置所有按钮是否可以被点击<text:span text:style-name="T58">，用于当示教器不处于手动模式或者代码正在运行时禁止用户修改代码</text:span></text:p>
      <text:h text:style-name="P394" text:outline-level="3">Private Functions</text:h>
      <text:p text:style-name="P19"><text:span text:style-name="T58"><text:tab/></text:span><text:span text:style-name="T39">void</text:span><text:span text:style-name="T28"> </text:span><text:span text:style-name="T17">ButtonClicked</text:span>(); //当指令按钮被按下时发送AddCode信号</text:p>
      <text:p text:style-name="P19"><text:span text:style-name="T58"><text:tab/></text:span><text:span text:style-name="T39">void</text:span><text:span text:style-name="T28"> </text:span><text:span text:style-name="T17">ChangeWindow</text:span>(); //用于切换指令窗口</text:p>
      <text:p text:style-name="P19"><text:span text:style-name="T58"><text:tab/></text:span><text:span text:style-name="T39">void</text:span><text:span text:style-name="T28"> </text:span><text:span text:style-name="T17">UpperButton</text:span>(<text:span text:style-name="T24">QString</text:span><text:span text:style-name="T28"> </text:span><text:span text:style-name="T36">name</text:span>); //向上切换窗口</text:p>
      <text:p text:style-name="P19"><text:span text:style-name="T58"><text:tab/></text:span><text:span text:style-name="T39">void</text:span><text:span text:style-name="T28"> </text:span><text:span text:style-name="T17">LowerButton</text:span>(<text:span text:style-name="T24">QString</text:span><text:span text:style-name="T28"> </text:span><text:span text:style-name="T36">name</text:span>); //向下切换窗口</text:p>
      <text:h text:style-name="P395" text:outline-level="3"><text:s/>Properties</text:h>
      <table:table table:name="表格6" table:style-name="表格6">
        <table:table-column table:style-name="表格6.A" table:number-columns-repeated="3"/>
        <table:table-row>
          <table:table-cell table:style-name="表格6.A1" office:value-type="string">
            <text:p text:style-name="P496">名称</text:p>
          </table:table-cell>
          <table:table-cell table:style-name="表格6.A1" office:value-type="string">
            <text:p text:style-name="P496">类型</text:p>
          </table:table-cell>
          <table:table-cell table:style-name="表格6.C1" office:value-type="string">
            <text:p text:style-name="P496">说明</text:p>
          </table:table-cell>
        </table:table-row>
        <table:table-row>
          <table:table-cell table:style-name="表格6.A3" office:value-type="string">
            <text:p text:style-name="P589">type_map_</text:p>
          </table:table-cell>
          <table:table-cell table:style-name="表格6.B3" office:value-type="string">
            <text:p text:style-name="P589">QMap</text:p>
          </table:table-cell>
          <table:table-cell table:style-name="表格6.C3" office:value-type="string">
            <text:p text:style-name="P496">存放类型的容器</text:p>
          </table:table-cell>
        </table:table-row>
        <table:table-row>
          <table:table-cell table:style-name="表格6.A3" office:value-type="string">
            <text:p text:style-name="P589">code_map_</text:p>
          </table:table-cell>
          <table:table-cell table:style-name="表格6.B3" office:value-type="string">
            <text:p text:style-name="P589">QMap</text:p>
          </table:table-cell>
          <table:table-cell table:style-name="表格6.C3" office:value-type="string">
            <text:p text:style-name="P496">存放指令的容器</text:p>
          </table:table-cell>
        </table:table-row>
        <table:table-row>
          <table:table-cell table:style-name="表格6.A4" office:value-type="string">
            <text:p text:style-name="P589">button_list_</text:p>
          </table:table-cell>
          <table:table-cell table:style-name="表格6.B4" office:value-type="string">
            <text:p text:style-name="P588">QList</text:p>
          </table:table-cell>
          <table:table-cell table:style-name="表格6.C4" office:value-type="string">
            <text:p text:style-name="P496">按钮指针<text:span text:style-name="T60">，用于改变按钮状态</text:span></text:p>
          </table:table-cell>
        </table:table-row>
      </table:table>
      <text:p text:style-name="P20"/>
      <text:p text:style-name="P20"/>
      <text:h text:style-name="Heading_20_2" text:outline-level="2">AddFunc <text:span text:style-name="T60">Class</text:span></text:h>
      <text:p text:style-name="Text_20_body"><text:s/>添加函数窗口</text:p>
      <text:p text:style-name="Text_20_body"><text:tab/><text:span text:style-name="T60">Header: <text:s/>progeditmain.h</text:span></text:p>
      <text:p text:style-name="Text_20_body"><text:tab/><text:span text:style-name="T60">Inherits: <text:s/>QFrame</text:span></text:p>
      <text:h text:style-name="Heading_20_3" text:outline-level="3"><text:soft-page-break/><text:s/><text:span text:style-name="T61">Signals</text:span></text:h>
      <text:p text:style-name="P21"><text:span text:style-name="T61"><text:tab/></text:span><text:span text:style-name="T39">void</text:span><text:span text:style-name="T28"> </text:span><text:span text:style-name="T17">AddFuncClicked</text:span>(<text:span text:style-name="T24">QString</text:span><text:span text:style-name="T28"> </text:span><text:span text:style-name="T36">code</text:span>);<text:span text:style-name="T62"> //添加函数信号，code为函数名</text:span></text:p>
      <text:p text:style-name="P21"><text:span text:style-name="T61"><text:tab/></text:span><text:span text:style-name="T39">void</text:span><text:span text:style-name="T28"> </text:span><text:span text:style-name="T17">CancelClicked</text:span>();<text:span text:style-name="T62"> //取消信号</text:span></text:p>
      <text:h text:style-name="P396" text:outline-level="3"><text:s/>Public slots</text:h>
      <text:p text:style-name="P21"><text:span text:style-name="T61"><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62"> //用于修改窗口大小</text:span></text:p>
      <text:h text:style-name="P396" text:outline-level="3"><text:s/>Private slots</text:h>
      <text:p text:style-name="P21"><text:span text:style-name="T61"><text:tab/></text:span><text:span text:style-name="T39">void</text:span><text:span text:style-name="T28"> </text:span><text:span text:style-name="T17">AddFuncList</text:span>(<text:span text:style-name="T24">QStringList</text:span><text:span text:style-name="T28"> </text:span>&amp;<text:span text:style-name="T36">func_list</text:span>);<text:span text:style-name="T63"> //为table_box_表格添加数据</text:span></text:p>
      <text:p text:style-name="P21"><text:span text:style-name="T61"><text:tab/></text:span><text:span text:style-name="T39">void</text:span><text:span text:style-name="T28"> </text:span><text:span text:style-name="T17">ButtonClicked</text:span>(<text:span text:style-name="T24">QTableWidgetItem</text:span><text:span text:style-name="T28"> </text:span>*<text:span text:style-name="T36">item</text:span>);<text:span text:style-name="T63"> //表格被点击</text:span></text:p>
      <text:h text:style-name="P396" text:outline-level="3"><text:s/>Public Functions</text:h>
      <text:p text:style-name="P21"><text:span text:style-name="T61"><text:tab/></text:span><text:span text:style-name="T17">AddFunc</text:span>(<text:span text:style-name="T24">QWidget</text:span><text:span text:style-name="T28"> </text:span>*<text:span text:style-name="T36">parent</text:span><text:span text:style-name="T28"> </text:span>=<text:span text:style-name="T28"> </text:span><text:span text:style-name="T39">nullptr</text:span>);<text:span text:style-name="T63"> //构造函数</text:span></text:p>
      <text:p text:style-name="P21"><text:span text:style-name="T61"><text:tab/></text:span><text:span text:style-name="T39">void</text:span><text:span text:style-name="T28"> </text:span><text:span text:style-name="T17">Init</text:span>();<text:span text:style-name="T63"> //初始化函数，一般每次显示此窗口时调用</text:span></text:p>
      <text:h text:style-name="P397" text:outline-level="3"><text:s/>Properties</text:h>
      <table:table table:name="表格7" table:style-name="表格7">
        <table:table-column table:style-name="表格7.A" table:number-columns-repeated="3"/>
        <table:table-row>
          <table:table-cell table:style-name="表格7.A1" office:value-type="string">
            <text:p text:style-name="P497">名称</text:p>
          </table:table-cell>
          <table:table-cell table:style-name="表格7.A1" office:value-type="string">
            <text:p text:style-name="P497">类型</text:p>
          </table:table-cell>
          <table:table-cell table:style-name="表格7.C1" office:value-type="string">
            <text:p text:style-name="P497">说明</text:p>
          </table:table-cell>
        </table:table-row>
        <table:table-row>
          <table:table-cell table:style-name="表格7.A2" office:value-type="string">
            <text:p text:style-name="P590">func_code_</text:p>
          </table:table-cell>
          <table:table-cell table:style-name="表格7.B2" office:value-type="string">
            <text:p text:style-name="P590">QString</text:p>
          </table:table-cell>
          <table:table-cell table:style-name="表格7.C2" office:value-type="string">
            <text:p text:style-name="P497">函数名</text:p>
          </table:table-cell>
        </table:table-row>
      </table:table>
      <text:p text:style-name="P21"/>
      <text:p text:style-name="P21"/>
      <text:h text:style-name="Heading_20_2" text:outline-level="2">AllTasks<text:span text:style-name="T64"> Class</text:span></text:h>
      <text:p text:style-name="P22"><text:s/>所有任务窗口</text:p>
      <text:p text:style-name="P22"><text:tab/>Header: <text:s/>alltask.h</text:p>
      <text:p text:style-name="P22"><text:tab/>Inherits: <text:s/>QFrame</text:p>
      <text:h text:style-name="Heading_20_3" text:outline-level="3"><text:s/><text:span text:style-name="T64">Event</text:span></text:h>
      <text:p text:style-name="P23"><text:span text:style-name="T64"><text:tab/></text:span><text:span text:style-name="T39">void</text:span><text:span text:style-name="T28"> </text:span><text:span text:style-name="T20">resizeEvent</text:span>(<text:span text:style-name="T24">QResizeEvent</text:span><text:span text:style-name="T28"> </text:span>*);<text:span text:style-name="T65"> //窗口大小改变事件，用于修改窗口以及控件的大小与位置</text:span></text:p>
      <text:h text:style-name="Heading_20_3" text:outline-level="3"><text:s/><text:span text:style-name="T65">Public Slots</text:span></text:h>
      <text:p text:style-name="P41"><text:span text:style-name="T6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65"> //设置大小改变比例</text:span></text:p>
      <text:h text:style-name="Heading_20_3" text:outline-level="3"><text:s/><text:span text:style-name="T65">Public Functions</text:span></text:h>
      <text:p text:style-name="P41"><text:span text:style-name="T65"><text:tab/></text:span><text:span text:style-name="T17">AllTasks</text:span>(<text:span text:style-name="T24">QWidget</text:span><text:span text:style-name="T28"> </text:span>*<text:span text:style-name="T36">parent</text:span><text:span text:style-name="T28"> </text:span>=<text:span text:style-name="T28"> </text:span><text:span text:style-name="T39">nullptr</text:span>);<text:span text:style-name="T65"> //构造函数</text:span></text:p>
      <text:p text:style-name="P41"><text:span text:style-name="T65"><text:tab/></text:span><text:span text:style-name="T39">void</text:span><text:span text:style-name="T28"> </text:span><text:span text:style-name="T17">ConnectInit</text:span>();<text:span text:style-name="T65"> //信号槽初始化函数</text:span></text:p>
      <text:h text:style-name="P398" text:outline-level="3"><text:soft-page-break/><text:s/>Properties</text:h>
      <table:table table:name="表格8" table:style-name="表格8">
        <table:table-column table:style-name="表格8.A" table:number-columns-repeated="3"/>
        <table:table-row>
          <table:table-cell table:style-name="表格8.A1" office:value-type="string">
            <text:p text:style-name="P498">名称</text:p>
          </table:table-cell>
          <table:table-cell table:style-name="表格8.A1" office:value-type="string">
            <text:p text:style-name="P498">类型</text:p>
          </table:table-cell>
          <table:table-cell table:style-name="表格8.C1" office:value-type="string">
            <text:p text:style-name="P498">说明</text:p>
          </table:table-cell>
        </table:table-row>
        <table:table-row>
          <table:table-cell table:style-name="表格8.A2" office:value-type="string">
            <text:p text:style-name="P591">scale_w_</text:p>
          </table:table-cell>
          <table:table-cell table:style-name="表格8.B2" office:value-type="string">
            <text:p text:style-name="P591">double</text:p>
          </table:table-cell>
          <table:table-cell table:style-name="表格8.C2" office:value-type="string">
            <text:p text:style-name="P498">缩放比例</text:p>
          </table:table-cell>
        </table:table-row>
        <table:table-row>
          <table:table-cell table:style-name="表格8.A3" office:value-type="string">
            <text:p text:style-name="P591">scale_h_</text:p>
          </table:table-cell>
          <table:table-cell table:style-name="表格8.B3" office:value-type="string">
            <text:p text:style-name="P591">double</text:p>
          </table:table-cell>
          <table:table-cell table:style-name="表格8.C3" office:value-type="string">
            <text:p text:style-name="P498">缩放比例</text:p>
          </table:table-cell>
        </table:table-row>
      </table:table>
      <text:p text:style-name="P24"><text:s/></text:p>
      <text:p text:style-name="P24"/>
      <text:h text:style-name="Heading_20_2" text:outline-level="2">Appearance<text:span text:style-name="T66"> Class</text:span></text:h>
      <text:p text:style-name="P42"><text:s/>控制面板中的外观界面</text:p>
      <text:p text:style-name="P42"><text:tab/>Header: <text:s/>control.h</text:p>
      <text:p text:style-name="P42"><text:tab/>Inherits: <text:s/>WindowObject</text:p>
      <text:h text:style-name="P399" text:outline-level="3"><text:s/>Event</text:h>
      <text:p text:style-name="P43"><text:span text:style-name="T66"><text:tab/></text:span><text:span text:style-name="T39">void</text:span><text:span text:style-name="T28"> </text:span><text:span text:style-name="T20">resizeEvent</text:span>(<text:span text:style-name="T24">QResizeEvent</text:span><text:span text:style-name="T28"> </text:span>*);<text:span text:style-name="T66"> <text:s/>//窗口大小改变事件，用于修改窗口以及控件的大小与位置</text:span></text:p>
      <text:h text:style-name="Heading_20_3" text:outline-level="3"><text:s/><text:span text:style-name="T66">Public Slots</text:span></text:h>
      <text:p text:style-name="P43"><text:span text:style-name="T66"><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66"> //修改缩放比例</text:span></text:p>
      <text:h text:style-name="Heading_20_3" text:outline-level="3"><text:s/><text:span text:style-name="T66">Public Functions</text:span></text:h>
      <text:p text:style-name="P43"><text:span text:style-name="T66"><text:tab/></text:span><text:span text:style-name="T17">Appearance</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66"> //构造函数</text:span></text:p>
      <text:p text:style-name="P43"/>
      <text:p text:style-name="P43"/>
      <text:h text:style-name="Heading_20_2" text:outline-level="2">ArraySize<text:span text:style-name="T67"> Class</text:span></text:h>
      <text:p text:style-name="P44"><text:s/>定义数组大小窗口，在新建变量窗口(CreateNewVar)中被使用</text:p>
      <text:p text:style-name="P44"><text:tab/>Header: <text:s/>commoncontrols.h</text:p>
      <text:p text:style-name="P44"><text:tab/>Inherits: <text:s/>QWidget</text:p>
      <text:h text:style-name="P400" text:outline-level="3"><text:s/>Signals</text:h>
      <text:p text:style-name="P45"><text:span text:style-name="T67"><text:tab/></text:span><text:span text:style-name="T39">void</text:span><text:span text:style-name="T28"> </text:span><text:span text:style-name="T17">Define</text:span>(<text:span text:style-name="T24">QString</text:span><text:span text:style-name="T28"> </text:span><text:span text:style-name="T36">dim_str</text:span>);<text:span text:style-name="T68"> //确定信号，参数为返回的格式正确的数组大小字符串</text:span></text:p>
      <text:p text:style-name="P45"><text:span text:style-name="T67"><text:tab/></text:span><text:span text:style-name="T39">void</text:span><text:span text:style-name="T28"> </text:span><text:span text:style-name="T17">Cancel</text:span>();<text:span text:style-name="T68"> //取消信号，一般用于将此窗口隐藏</text:span></text:p>
      <text:h text:style-name="Heading_20_3" text:outline-level="3"><text:s/><text:span text:style-name="T67">Public Slots</text:span></text:h>
      <text:p text:style-name="P45"><text:span text:style-name="T67"><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69"> //修改缩放比例，需要注意的是此窗口使用的是布局管理器，这里的缩放比例仅用于修改数字键盘(num_key_)的大小</text:span></text:p>
      <text:h text:style-name="Heading_20_3" text:outline-level="3"><text:soft-page-break/><text:s/><text:span text:style-name="T67">Private Slots</text:span></text:h>
      <text:p text:style-name="P45"><text:span text:style-name="T67"><text:tab/></text:span><text:span text:style-name="T39">void</text:span><text:span text:style-name="T28"> </text:span><text:span text:style-name="T17">ItemClicked</text:span>(<text:span text:style-name="T24">QTableWidgetItem</text:span><text:span text:style-name="T28"> </text:span>*<text:span text:style-name="T36">item</text:span>);<text:span text:style-name="T69"> //表格某个单元格被点击，此窗口因采用表格显示数据，所以需要此槽函数来处理数字键盘(num_key_)以及文本框(edit_key_)的显示</text:span></text:p>
      <text:p text:style-name="P46"><text:span text:style-name="T67"><text:tab/></text:span><text:span text:style-name="T39">void</text:span><text:span text:style-name="T28"> </text:span><text:span text:style-name="T17">DefineClicked</text:span>();<text:span text:style-name="T69"> //确认按钮(define_button_)的槽函数，用于将表格形式的数据转换为上级窗口（一般是CreateNewVar )所需要的字符串数据，并发送Define信号</text:span></text:p>
      <text:p text:style-name="P45"><text:span text:style-name="T67"><text:tab/></text:span><text:span text:style-name="T39">void</text:span><text:span text:style-name="T28"> </text:span><text:span text:style-name="T17">KeyDefine</text:span>();<text:span text:style-name="T69"> //数字键盘(num_key_)的确定信号的槽函数</text:span></text:p>
      <text:p text:style-name="P46"><text:span text:style-name="T67"><text:tab/></text:span><text:span text:style-name="T39">void</text:span><text:span text:style-name="T28"> </text:span><text:span text:style-name="T17">KeyCancel</text:span>();<text:span text:style-name="T69"> //数字键盘(num_key_)的取消信号的槽函数</text:span></text:p>
      <text:h text:style-name="Heading_20_3" text:outline-level="3"><text:s/><text:span text:style-name="T67">Public Functions</text:span></text:h>
      <text:p text:style-name="P45"><text:span text:style-name="T67"><text:tab/></text:span><text:span text:style-name="T17">ArraySize</text:span>(<text:span text:style-name="T24">QWidget</text:span><text:span text:style-name="T28"> </text:span>*<text:span text:style-name="T36">parent</text:span><text:span text:style-name="T28"> </text:span>=<text:span text:style-name="T28"> </text:span><text:span text:style-name="T39">nullptr</text:span>);<text:span text:style-name="T69"> //构造函数</text:span></text:p>
      <text:p text:style-name="P45"><text:span text:style-name="T67"><text:tab/></text:span><text:span text:style-name="T39">void</text:span><text:span text:style-name="T28"> </text:span><text:span text:style-name="T17">Init</text:span>(<text:span text:style-name="T24">QString</text:span><text:span text:style-name="T28"> </text:span><text:span text:style-name="T36">var_name</text:span>,<text:span text:style-name="T28"> </text:span><text:span text:style-name="T39">int</text:span><text:span text:style-name="T28"> </text:span><text:span text:style-name="T36">size</text:span>);<text:span text:style-name="T69"> //初始化窗口函数，每次窗口显示前都需要调用</text:span></text:p>
      <text:h text:style-name="Heading_20_3" text:outline-level="3"><text:s/><text:span text:style-name="T67">Private Functions</text:span></text:h>
      <text:p text:style-name="P45"><text:span text:style-name="T67"><text:tab/></text:span><text:span text:style-name="T39">void</text:span><text:span text:style-name="T28"> </text:span><text:span text:style-name="T17">ConnectInit</text:span>();<text:span text:style-name="T69"> //信号槽初始化函数</text:span></text:p>
      <text:h text:style-name="P401" text:outline-level="3"><text:s/>Properties</text:h>
      <table:table table:name="表格9" table:style-name="表格9">
        <table:table-column table:style-name="表格9.A" table:number-columns-repeated="3"/>
        <table:table-row>
          <table:table-cell table:style-name="表格9.A1" office:value-type="string">
            <text:p text:style-name="P499">名称</text:p>
          </table:table-cell>
          <table:table-cell table:style-name="表格9.A1" office:value-type="string">
            <text:p text:style-name="P499">类型</text:p>
          </table:table-cell>
          <table:table-cell table:style-name="表格9.C1" office:value-type="string">
            <text:p text:style-name="P499">说明</text:p>
          </table:table-cell>
        </table:table-row>
        <table:table-row>
          <table:table-cell table:style-name="表格9.A2" office:value-type="string">
            <text:p text:style-name="P592">scale_w_</text:p>
          </table:table-cell>
          <table:table-cell table:style-name="表格9.B2" office:value-type="string">
            <text:p text:style-name="P592">double</text:p>
          </table:table-cell>
          <table:table-cell table:style-name="表格9.C2" office:value-type="string">
            <text:p text:style-name="P499">缩放比例</text:p>
          </table:table-cell>
        </table:table-row>
        <table:table-row>
          <table:table-cell table:style-name="表格9.A3" office:value-type="string">
            <text:p text:style-name="P592">scale_h_</text:p>
          </table:table-cell>
          <table:table-cell table:style-name="表格9.B3" office:value-type="string">
            <text:p text:style-name="P592">double</text:p>
          </table:table-cell>
          <table:table-cell table:style-name="表格9.C3" office:value-type="string">
            <text:p text:style-name="P499">缩放比例</text:p>
          </table:table-cell>
        </table:table-row>
      </table:table>
      <text:p text:style-name="P25"/>
      <text:p text:style-name="P25"/>
      <text:h text:style-name="Heading_20_2" text:outline-level="2">AttributeBase<text:span text:style-name="T69"> Class</text:span></text:h>
      <text:p text:style-name="P47"><text:s/>手动操纵功能中的属性窗口基类<text:span text:style-name="T70">，基本上各种属性都直接或间接继承与此，提供了最基本的一些界面显示格式以及一些操作</text:span></text:p>
      <text:p text:style-name="P48"><text:tab/>Header: <text:s/>manualcontrol.h</text:p>
      <text:p text:style-name="P48"><text:tab/>Inherits: <text:s/>QWidget</text:p>
      <text:p text:style-name="P50"><text:tab/>Inherited By: <text:s/>ActionAttr </text:p>
      <text:h text:style-name="Heading_20_3" text:outline-level="3"><text:s/><text:span text:style-name="T70">Public Functions</text:span></text:h>
      <text:p text:style-name="P49"><text:span text:style-name="T70"><text:tab/></text:span><text:span text:style-name="T17">AttributeBase</text:span>(<text:span text:style-name="T24">QWidget</text:span><text:span text:style-name="T28"> </text:span>*<text:span text:style-name="T36">parent</text:span><text:span text:style-name="T28"> </text:span>=<text:span text:style-name="T28"> </text:span><text:span text:style-name="T39">nullptr</text:span>);<text:span text:style-name="T70"> //构造函数</text:span></text:p>
      <text:p text:style-name="P49"><text:span text:style-name="T70"><text:tab/></text:span><text:span text:style-name="T24">QString</text:span><text:span text:style-name="T28"> </text:span><text:span text:style-name="T17">GetSelectText</text:span>();<text:span text:style-name="T70"> //获取所选中文本</text:span></text:p>
      <text:p text:style-name="P49"/>
      <text:p text:style-name="P49"/>
      <text:h text:style-name="Heading_20_2" text:outline-level="2"><text:soft-page-break/>AttributeBox<text:span text:style-name="T70"> Class</text:span></text:h>
      <text:p text:style-name="P48"><text:s/>手动操纵功能中用于显示属性信息框，是各种属性修改窗口的入口</text:p>
      <text:p text:style-name="P48"><text:tab/>Header: <text:s/>manualcontrol.h</text:p>
      <text:p text:style-name="P48"><text:tab/>Inherits: <text:s/>QWidget</text:p>
      <text:h text:style-name="Heading_20_3" text:outline-level="3"><text:s/><text:span text:style-name="T70">Public Functions</text:span></text:h>
      <text:p text:style-name="P49"><text:span text:style-name="T70"><text:tab/></text:span><text:span text:style-name="T17">AttributeBox</text:span>(<text:span text:style-name="T24">QWidget</text:span><text:span text:style-name="T28"> </text:span>*<text:span text:style-name="T36">parent</text:span><text:span text:style-name="T28"> </text:span>=<text:span text:style-name="T28"> </text:span><text:span text:style-name="T39">nullptr</text:span>);<text:span text:style-name="T70"> //构造函数</text:span></text:p>
      <text:p text:style-name="P49"/>
      <text:p text:style-name="P49"/>
      <text:h text:style-name="Heading_20_2" text:outline-level="2">AutoCodeEdit<text:span text:style-name="T71"> Class</text:span></text:h>
      <text:p text:style-name="P50"><text:s/>自动生产窗口中的代码显示框，与程序编辑器中的代码编辑框类似，但是这是只读的</text:p>
      <text:p text:style-name="P50"><text:tab/>Header: <text:s/>autoproduce.h</text:p>
      <text:p text:style-name="P50"><text:tab/>Inherits: <text:s/>QTextBrowser</text:p>
      <text:h text:style-name="Heading_20_3" text:outline-level="3"><text:s/><text:span text:style-name="T71">Event</text:span></text:h>
      <text:p text:style-name="P51"><text:span text:style-name="T71"><text:tab/></text:span><text:span text:style-name="T39">void</text:span><text:span text:style-name="T28"> </text:span><text:span text:style-name="T20">mousePressEvent</text:span>(<text:span text:style-name="T24">QMouseEvent</text:span><text:span text:style-name="T28"> </text:span>*);<text:span text:style-name="T72"> //鼠标按下事件，空事件，实现不响应鼠标按下</text:span></text:p>
      <text:p text:style-name="P53"><text:span text:style-name="T72"><text:tab/></text:span><text:span text:style-name="T39">void</text:span><text:span text:style-name="T28"> </text:span><text:span text:style-name="T20">mouseDoubleClickEvent</text:span>(<text:span text:style-name="T24">QMouseEvent</text:span><text:span text:style-name="T28"> </text:span>*);<text:span text:style-name="T72"> //鼠标双击事件，空事件，实现不响应鼠标双击</text:span></text:p>
      <text:p text:style-name="P53"><text:span text:style-name="T72"><text:tab/></text:span><text:span text:style-name="T39">void</text:span><text:span text:style-name="T28"> </text:span><text:span text:style-name="T20">mouseMoveEvent</text:span>(<text:span text:style-name="T24">QMouseEvent</text:span><text:span text:style-name="T28"> </text:span>*);<text:span text:style-name="T72"> //鼠标移动事件，空事件，实现不响应鼠标移动</text:span></text:p>
      <text:p text:style-name="P53"><text:span text:style-name="T72"><text:tab/></text:span><text:span text:style-name="T39">void</text:span><text:span text:style-name="T28"> </text:span><text:span text:style-name="T20">mouseReleaseEvent</text:span>(<text:span text:style-name="T24">QMouseEvent</text:span><text:span text:style-name="T28"> </text:span>*);<text:span text:style-name="T72"> //鼠标抬起事件，空事件，实现不响应鼠标抬起</text:span></text:p>
      <text:h text:style-name="Heading_20_3" text:outline-level="3"><text:s/><text:span text:style-name="T72">Public Functions</text:span></text:h>
      <text:p text:style-name="P52"><text:span text:style-name="T72"><text:tab/></text:span><text:span text:style-name="T17">AutoCodeEdit</text:span>(<text:span text:style-name="T24">QWidget</text:span><text:span text:style-name="T28"> </text:span>*<text:span text:style-name="T36">parent</text:span><text:span text:style-name="T28"> </text:span>=<text:span text:style-name="T28"> </text:span><text:span text:style-name="T39">nullptr</text:span>);<text:span text:style-name="T73"> //构造函数</text:span></text:p>
      <text:p text:style-name="P52"><text:span text:style-name="T72"><text:tab/></text:span><text:span text:style-name="T39">void</text:span><text:span text:style-name="T28"> </text:span><text:span text:style-name="T17">SetCodeRow</text:span>(<text:span text:style-name="T24">CodeRow</text:span><text:span text:style-name="T28"> </text:span>*<text:span text:style-name="T36">row</text:span>);<text:span text:style-name="T73"> //设置行号窗口指针(code_row_)</text:span></text:p>
      <text:p text:style-name="P52"><text:span text:style-name="T72"><text:tab/></text:span><text:span text:style-name="T39">void</text:span><text:span text:style-name="T28"> </text:span><text:span text:style-name="T17">SetData</text:span>(<text:span text:style-name="T24">QString</text:span><text:span text:style-name="T28"> </text:span><text:span text:style-name="T36">mod_name</text:span>);<text:span text:style-name="T73"> //以模块名来设置所显示的内容</text:span></text:p>
      <text:p text:style-name="P52"><text:span text:style-name="T72"><text:tab/></text:span><text:span text:style-name="T24">QString</text:span><text:span text:style-name="T28"> </text:span><text:span text:style-name="T17">GetMod</text:span>();<text:span text:style-name="T73"> //获取当前所显示的的数据的模块名(mod_name_)</text:span></text:p>
      <text:p text:style-name="P52"><text:span text:style-name="T72"><text:tab/></text:span><text:span text:style-name="T39">int</text:span><text:span text:style-name="T28"> </text:span><text:span text:style-name="T17">Convert</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73"> //将指定例行程序的指定行转化为该行在编辑框中的位置</text:span></text:p>
      <text:h text:style-name="P402" text:outline-level="3"><text:s/>Properties</text:h>
      <table:table table:name="表格10" table:style-name="表格10">
        <table:table-column table:style-name="表格10.A" table:number-columns-repeated="3"/>
        <table:table-row>
          <table:table-cell table:style-name="表格10.A1" office:value-type="string">
            <text:p text:style-name="P500">名称</text:p>
          </table:table-cell>
          <table:table-cell table:style-name="表格10.A1" office:value-type="string">
            <text:p text:style-name="P500">类型</text:p>
          </table:table-cell>
          <table:table-cell table:style-name="表格10.C1" office:value-type="string">
            <text:p text:style-name="P500">说明</text:p>
          </table:table-cell>
        </table:table-row>
        <table:table-row>
          <table:table-cell table:style-name="表格10.A2" office:value-type="string">
            <text:p text:style-name="P593">mod_name_</text:p>
          </table:table-cell>
          <table:table-cell table:style-name="表格10.B2" office:value-type="string">
            <text:p text:style-name="P593">QString</text:p>
          </table:table-cell>
          <table:table-cell table:style-name="表格10.C2" office:value-type="string">
            <text:p text:style-name="P500">模块名</text:p>
          </table:table-cell>
        </table:table-row>
        <table:table-row>
          <table:table-cell table:style-name="表格10.A3" office:value-type="string">
            <text:p text:style-name="P593">row_main_</text:p>
          </table:table-cell>
          <table:table-cell table:style-name="表格10.B3" office:value-type="string">
            <text:p text:style-name="P593">int</text:p>
          </table:table-cell>
          <table:table-cell table:style-name="表格10.C3" office:value-type="string">
            <text:p text:style-name="P500">允许编辑的开始行数</text:p>
          </table:table-cell>
        </table:table-row>
      </table:table>
      <text:p text:style-name="P26"/>
      <text:p text:style-name="P26"/>
      <text:h text:style-name="Heading_20_2" text:outline-level="2"><text:soft-page-break/>AutoProduce<text:span text:style-name="T73"> Class</text:span></text:h>
      <text:p text:style-name="P54"><text:s/>自动生产窗口</text:p>
      <text:p text:style-name="P54"><text:tab/>Header: <text:s/>autoproduce.h</text:p>
      <text:p text:style-name="P54"><text:tab/>Inherits: <text:s/>WindowObject</text:p>
      <text:h text:style-name="P403" text:outline-level="3"><text:s/>Signals</text:h>
      <text:p text:style-name="P53"><text:span text:style-name="T73"><text:tab/></text:span><text:span text:style-name="T39">void</text:span><text:span text:style-name="T28"> </text:span><text:span text:style-name="T17">LoadTaSig</text:span>();<text:span text:style-name="T74"> //加载程序信号，此信号发出后程序编辑器中的任务与程序将会重新加载任务</text:span></text:p>
      <text:h text:style-name="P403" text:outline-level="3"><text:s/>Event</text:h>
      <text:p text:style-name="P53"><text:span text:style-name="T73"><text:tab/></text:span><text:span text:style-name="T39">void</text:span><text:span text:style-name="T28"> </text:span><text:span text:style-name="T20">resizeEvent</text:span>(<text:span text:style-name="T24">QResizeEvent</text:span><text:span text:style-name="T28"> </text:span>*);窗口大小发生改变事件<text:span text:style-name="T74">，用于调整窗口内的控件大小与位置</text:span></text:p>
      <text:p text:style-name="P53"><text:span text:style-name="T73"><text:tab/></text:span><text:span text:style-name="T39">void</text:span><text:span text:style-name="T28"> </text:span><text:span text:style-name="T20">showEvent</text:span>(<text:span text:style-name="T24">QShowEvent</text:span><text:span text:style-name="T28"> </text:span>*);<text:span text:style-name="T74"> //窗口显示事件，用于当机器人正在执行程序时继续更新程序指针</text:span></text:p>
      <text:p text:style-name="P53"><text:span text:style-name="T73"><text:tab/></text:span><text:span text:style-name="T39">void</text:span><text:span text:style-name="T28"> </text:span><text:span text:style-name="T20">hideEvent</text:span>(<text:span text:style-name="T24">QHideEvent</text:span><text:span text:style-name="T28"> </text:span>*);<text:span text:style-name="T74"> //窗口隐藏事件，用于当机器人正在执行程序时暂停更新程序指针，用于节省资源消耗</text:span></text:p>
      <text:h text:style-name="Heading_20_3" text:outline-level="3"><text:s/><text:span text:style-name="T73">Public Slots</text:span></text:h>
      <text:p text:style-name="P53"><text:span text:style-name="T73"><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75"> //修改缩放比例</text:span></text:p>
      <text:p text:style-name="P53"><text:span text:style-name="T73"><text:tab/></text:span><text:span text:style-name="T39">void</text:span><text:span text:style-name="T28"> </text:span><text:span text:style-name="T17">StartRun</text:span>();<text:span text:style-name="T75"> //程序开始运行，在此槽函数里会启动定时器来更新程序指针</text:span></text:p>
      <text:h text:style-name="Heading_20_3" text:outline-level="3"><text:s/><text:span text:style-name="T73">Private Slots</text:span></text:h>
      <text:p text:style-name="P53"><text:span text:style-name="T73"><text:tab/></text:span><text:span text:style-name="T39">void</text:span><text:span text:style-name="T28"> </text:span><text:span text:style-name="T17">UpdatePointer</text:span>();<text:span text:style-name="T75"> //定时更新程序指针</text:span></text:p>
      <text:p text:style-name="P53"><text:span text:style-name="T73"><text:tab/></text:span><text:span text:style-name="T39">void</text:span><text:span text:style-name="T28"> </text:span><text:span text:style-name="T17">PPtoMain</text:span>();<text:span text:style-name="T75"> //PP移至main按钮(transfer_button_)槽函数</text:span></text:p>
      <text:p text:style-name="P53"><text:span text:style-name="T73"><text:tab/></text:span><text:span text:style-name="T39">void</text:span><text:span text:style-name="T28"> </text:span><text:span text:style-name="T17">LoadTask</text:span>();<text:span text:style-name="T75"> //加载程序按钮(loader_button_)槽函数，会显示任务程序选择框(file_manger_)来选择要加载的新任务</text:span></text:p>
      <text:p text:style-name="P53"><text:span text:style-name="T73"><text:tab/></text:span><text:span text:style-name="T39">void</text:span><text:span text:style-name="T28"> </text:span><text:span text:style-name="T17">FileLoadTask</text:span>();<text:span text:style-name="T75"> //任务选择框(file_manger_)返回值，会发送LoadTaSig信号</text:span></text:p>
      <text:h text:style-name="Heading_20_3" text:outline-level="3"><text:s/><text:span text:style-name="T73">Public Functions</text:span></text:h>
      <text:p text:style-name="P53"><text:span text:style-name="T73"><text:tab/></text:span><text:span text:style-name="T17">AutoProduce</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3</text:span>);<text:span text:style-name="T75"> //构造函数</text:span></text:p>
      <text:h text:style-name="Heading_20_3" text:outline-level="3"><text:s/><text:span text:style-name="T73">Private Functions</text:span></text:h>
      <text:p text:style-name="P53"><text:span text:style-name="T73"><text:tab/></text:span><text:span text:style-name="T39">void</text:span><text:span text:style-name="T28"> </text:span><text:span text:style-name="T17">ConnectInit</text:span>();<text:span text:style-name="T75"> //信号槽初始化函数</text:span></text:p>
      <text:h text:style-name="P404" text:outline-level="3"><text:s/>Properties</text:h>
      <table:table table:name="表格11" table:style-name="表格11">
        <table:table-column table:style-name="表格11.A" table:number-columns-repeated="3"/>
        <table:table-row>
          <table:table-cell table:style-name="表格11.A1" office:value-type="string">
            <text:p text:style-name="P501">名称</text:p>
          </table:table-cell>
          <table:table-cell table:style-name="表格11.A1" office:value-type="string">
            <text:p text:style-name="P501">类型</text:p>
          </table:table-cell>
          <table:table-cell table:style-name="表格11.C1" office:value-type="string">
            <text:p text:style-name="P501">说明</text:p>
          </table:table-cell>
        </table:table-row>
        <table:table-row>
          <table:table-cell table:style-name="表格11.A2" office:value-type="string">
            <text:p text:style-name="P594">update_pointer_</text:p>
          </table:table-cell>
          <table:table-cell table:style-name="表格11.B2" office:value-type="string">
            <text:p text:style-name="P594">QTimer</text:p>
          </table:table-cell>
          <table:table-cell table:style-name="表格11.C2" office:value-type="string">
            <text:p text:style-name="P501">用于更新程序指针的定时器</text:p>
          </table:table-cell>
        </table:table-row>
        <table:table-row>
          <table:table-cell table:style-name="表格11.A4" office:value-type="string">
            <text:p text:style-name="P594">current_row_</text:p>
          </table:table-cell>
          <table:table-cell table:style-name="表格11.B4" office:value-type="string">
            <text:p text:style-name="P594">int</text:p>
          </table:table-cell>
          <table:table-cell table:style-name="表格11.C4" office:value-type="string">
            <text:p text:style-name="P501">当前程序指针</text:p>
          </table:table-cell>
        </table:table-row>
        <text:soft-page-break/>
        <table:table-row>
          <table:table-cell table:style-name="表格11.A4" office:value-type="string">
            <text:p text:style-name="P594">next_row_</text:p>
          </table:table-cell>
          <table:table-cell table:style-name="表格11.B4" office:value-type="string">
            <text:p text:style-name="P594">int</text:p>
          </table:table-cell>
          <table:table-cell table:style-name="表格11.C4" office:value-type="string">
            <text:p text:style-name="P501">下一条程序指针</text:p>
          </table:table-cell>
        </table:table-row>
        <table:table-row>
          <table:table-cell table:style-name="表格11.A5" office:value-type="string">
            <text:p text:style-name="P594">timer_start_</text:p>
          </table:table-cell>
          <table:table-cell table:style-name="表格11.B5" office:value-type="string">
            <text:p text:style-name="P594">bool</text:p>
          </table:table-cell>
          <table:table-cell table:style-name="表格11.C5" office:value-type="string">
            <text:p text:style-name="P501">定时器是否启动</text:p>
          </table:table-cell>
        </table:table-row>
        <table:table-row>
          <table:table-cell table:style-name="表格11.A6" office:value-type="string">
            <text:p text:style-name="P594">isshow_</text:p>
          </table:table-cell>
          <table:table-cell table:style-name="表格11.B6" office:value-type="string">
            <text:p text:style-name="P594">bool</text:p>
          </table:table-cell>
          <table:table-cell table:style-name="表格11.C6" office:value-type="string">
            <text:p text:style-name="P501">窗口是否显示</text:p>
          </table:table-cell>
        </table:table-row>
      </table:table>
      <text:p text:style-name="P27"/>
      <text:p text:style-name="P27"/>
      <text:h text:style-name="Heading_20_2" text:outline-level="2">BackRecoWidget<text:span text:style-name="T75"> Class</text:span></text:h>
      <text:p text:style-name="P56"><text:s/>备份与恢复界面中的主界面</text:p>
      <text:p text:style-name="P56"><text:tab/>Header: <text:s/>backuprecovery<text:span text:style-name="T80">.h</text:span></text:p>
      <text:p text:style-name="P56"><text:tab/>Inherits: <text:s/>QWidget</text:p>
      <text:h text:style-name="Heading_20_3" text:outline-level="3"><text:s/><text:span text:style-name="T77">Event</text:span></text:h>
      <text:p text:style-name="P57"><text:span text:style-name="T77"><text:tab/></text:span><text:span text:style-name="T39">void</text:span><text:span text:style-name="T28"> </text:span><text:span text:style-name="T20">resizeEvent</text:span>(<text:span text:style-name="T24">QResizeEvent</text:span><text:span text:style-name="T28"> </text:span>*);<text:span text:style-name="T78"> //窗口大小改变事件，用于修改窗口中控件的大小与位置</text:span></text:p>
      <text:h text:style-name="Heading_20_3" text:outline-level="3"><text:s/><text:span text:style-name="T75">Public Slots</text:span></text:h>
      <text:p text:style-name="P55"><text:span text:style-name="T7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78"> //修改缩放比例</text:span></text:p>
      <text:h text:style-name="Heading_20_2" text:outline-level="2"><text:s/><text:span text:style-name="T75">Public Functions</text:span></text:h>
      <text:p text:style-name="P55"><text:span text:style-name="T75"><text:tab/></text:span><text:span text:style-name="T17">BackRecoWidget</text:span>(<text:span text:style-name="T24">QWidget</text:span><text:span text:style-name="T28"> </text:span>*<text:span text:style-name="T36">parent</text:span><text:span text:style-name="T28"> </text:span>=<text:span text:style-name="T28"> </text:span><text:span text:style-name="T39">nullptr</text:span>);<text:span text:style-name="T78"> //构造函数</text:span></text:p>
      <text:h text:style-name="Heading_20_3" text:outline-level="3"><text:span text:style-name="T76"><text:s/></text:span>Properties</text:h>
      <table:table table:name="表格12" table:style-name="表格12">
        <table:table-column table:style-name="表格12.A" table:number-columns-repeated="3"/>
        <table:table-row>
          <table:table-cell table:style-name="表格12.A1" office:value-type="string">
            <text:p text:style-name="P502">名称</text:p>
          </table:table-cell>
          <table:table-cell table:style-name="表格12.A1" office:value-type="string">
            <text:p text:style-name="P502">类型</text:p>
          </table:table-cell>
          <table:table-cell table:style-name="表格12.C1" office:value-type="string">
            <text:p text:style-name="P502">说明</text:p>
          </table:table-cell>
        </table:table-row>
        <table:table-row>
          <table:table-cell table:style-name="表格12.A2" office:value-type="string">
            <text:p text:style-name="P595">scale_w_</text:p>
          </table:table-cell>
          <table:table-cell table:style-name="表格12.B2" office:value-type="string">
            <text:p text:style-name="P595">double</text:p>
          </table:table-cell>
          <table:table-cell table:style-name="表格12.C2" office:value-type="string">
            <text:p text:style-name="P502">缩放比例</text:p>
          </table:table-cell>
        </table:table-row>
        <table:table-row>
          <table:table-cell table:style-name="表格12.A3" office:value-type="string">
            <text:p text:style-name="P595">scale_h_</text:p>
          </table:table-cell>
          <table:table-cell table:style-name="表格12.B3" office:value-type="string">
            <text:p text:style-name="P595">double</text:p>
          </table:table-cell>
          <table:table-cell table:style-name="表格12.C3" office:value-type="string">
            <text:p text:style-name="P502">缩放比例</text:p>
          </table:table-cell>
        </table:table-row>
      </table:table>
      <text:p text:style-name="P28"/>
      <text:p text:style-name="P28"/>
      <text:h text:style-name="Heading_20_2" text:outline-level="2">BackWidget<text:span text:style-name="T79"> Class</text:span></text:h>
      <text:p text:style-name="P58"><text:s/>备份与恢复中的备份窗口</text:p>
      <text:p text:style-name="P59"><text:tab/>Header: <text:s/>backuprecovery.h</text:p>
      <text:p text:style-name="P59"><text:tab/>Inherits: <text:s/>WindowObject</text:p>
      <text:h text:style-name="P405" text:outline-level="3"><text:s/>Event</text:h>
      <text:p text:style-name="P60"><text:span text:style-name="T2"><text:tab/></text:span><text:span text:style-name="T39">void</text:span><text:span text:style-name="T28"> </text:span><text:span text:style-name="T20">resizeEvent</text:span>(<text:span text:style-name="T24">QResizeEvent</text:span><text:span text:style-name="T28"> </text:span>*);<text:span text:style-name="T81"> //窗口大小改变事件，用于调整窗口中控件的大小与位置</text:span></text:p>
      <text:h text:style-name="Heading_20_3" text:outline-level="3"><text:s/><text:span text:style-name="T80">Public Slots</text:span></text:h>
      <text:p text:style-name="P60"><text:span text:style-name="T80"><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81"> //修改缩放比例</text:span></text:p>
      <text:h text:style-name="Heading_20_3" text:outline-level="3"><text:soft-page-break/><text:s/><text:span text:style-name="T80">Public Functions</text:span></text:h>
      <text:p text:style-name="P62"><text:span text:style-name="T81"><text:tab/></text:span><text:span text:style-name="T17">BackWidge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6</text:span>);<text:span text:style-name="T81"> //构造函数</text:span></text:p>
      <text:p text:style-name="P61"/>
      <text:p text:style-name="P61"/>
      <text:h text:style-name="Heading_20_2" text:outline-level="2">BackupRecovery<text:span text:style-name="T82"> Class</text:span></text:h>
      <text:p text:style-name="P63"><text:s/>备份与恢复窗口</text:p>
      <text:p text:style-name="P63"><text:tab/>Header: <text:s/>backuprecovery.h</text:p>
      <text:p text:style-name="P63"><text:tab/>Inherits: <text:s/>WindowObject</text:p>
      <text:h text:style-name="Heading_20_3" text:outline-level="3"><text:s/><text:span text:style-name="T82">Event</text:span></text:h>
      <text:p text:style-name="P63"><text:tab/><text:span text:style-name="T39">void</text:span><text:span text:style-name="T28"> </text:span><text:span text:style-name="T20">resizeEvent</text:span>(<text:span text:style-name="T24">QResizeEvent</text:span><text:span text:style-name="T28"> </text:span>*);<text:span text:style-name="T81"> //窗口大小改变事件，用于调整窗口中控件的大小与位置</text:span></text:p>
      <text:h text:style-name="Heading_20_3" text:outline-level="3"><text:s/><text:span text:style-name="T82">Public Slots</text:span></text:h>
      <text:p text:style-name="P63"><text:tab/><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81"> //修改缩放比例</text:span></text:p>
      <text:h text:style-name="Heading_20_3" text:outline-level="3"><text:s/><text:span text:style-name="T82">Public Functions</text:span></text:h>
      <text:p text:style-name="P64"><text:span text:style-name="T82"><text:tab/></text:span><text:span text:style-name="T17">BackupRecovery</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6</text:span>);<text:span text:style-name="T82"> //构造函数</text:span></text:p>
      <text:p text:style-name="P64"><text:span text:style-name="T82"><text:tab/></text:span><text:span text:style-name="T39">void</text:span><text:span text:style-name="T28"> </text:span><text:span text:style-name="T17">ConnectInit</text:span>();<text:span text:style-name="T82"> //信号槽初始化函数</text:span></text:p>
      <text:p text:style-name="P64"><text:span text:style-name="T82"><text:tab/></text:span><text:span text:style-name="T39">void</text:span><text:span text:style-name="T28"> </text:span><text:span text:style-name="T17">CutDirWidget</text:span>();<text:span text:style-name="T82"> //切换到选择文件夹界面(dir_widget_)</text:span></text:p>
      <text:h text:style-name="P406" text:outline-level="3"><text:span text:style-name="T76"><text:s/></text:span>Properties</text:h>
      <table:table table:name="表格13" table:style-name="表格13">
        <table:table-column table:style-name="表格13.A" table:number-columns-repeated="3"/>
        <table:table-row>
          <table:table-cell table:style-name="表格13.A1" office:value-type="string">
            <text:p text:style-name="P503">名称</text:p>
          </table:table-cell>
          <table:table-cell table:style-name="表格13.A1" office:value-type="string">
            <text:p text:style-name="P503">类型</text:p>
          </table:table-cell>
          <table:table-cell table:style-name="表格13.C1" office:value-type="string">
            <text:p text:style-name="P503">说明</text:p>
          </table:table-cell>
        </table:table-row>
        <table:table-row>
          <table:table-cell table:style-name="表格13.A2" office:value-type="string">
            <text:p text:style-name="P596">select_</text:p>
          </table:table-cell>
          <table:table-cell table:style-name="表格13.B2" office:value-type="string">
            <text:p text:style-name="P596">bool</text:p>
          </table:table-cell>
          <table:table-cell table:style-name="表格13.C2" office:value-type="string">
            <text:p text:style-name="P503">真为备份假为恢复</text:p>
          </table:table-cell>
        </table:table-row>
      </table:table>
      <text:p text:style-name="P29"/>
      <text:p text:style-name="P29"/>
      <text:h text:style-name="Heading_20_2" text:outline-level="2">ButtonWidget<text:span text:style-name="T82"> Class</text:span></text:h>
      <text:p text:style-name="P65"><text:s/>自制的tabBar按钮，在校准选择界面(CalibrWindow)中被使用</text:p>
      <text:p text:style-name="P65"><text:tab/>Header: <text:s/>calibration.h</text:p>
      <text:p text:style-name="P65"><text:tab/>Inherits: <text:s/>QWidget</text:p>
      <text:h text:style-name="P407" text:outline-level="3"><text:s/>Signals</text:h>
      <text:p text:style-name="P66"><text:span text:style-name="T83"><text:tab/></text:span><text:span text:style-name="T39">void</text:span><text:span text:style-name="T28"> </text:span><text:span text:style-name="T17">Clicked</text:span>();<text:span text:style-name="T85"> //按下信号</text:span></text:p>
      <text:h text:style-name="P407" text:outline-level="3"><text:soft-page-break/><text:s/>Event</text:h>
      <text:p text:style-name="P66"><text:span text:style-name="T83"><text:tab/></text:span><text:span text:style-name="T39">void</text:span><text:span text:style-name="T28"> </text:span><text:span text:style-name="T20">mousePressEvent</text:span>(<text:span text:style-name="T24">QMouseEvent</text:span><text:span text:style-name="T28"> </text:span>*<text:span text:style-name="T36">e</text:span>);<text:span text:style-name="T85"> //鼠标按下事件，用于修改isclick_状态以及发送Clicked信号</text:span></text:p>
      <text:p text:style-name="P66"><text:span text:style-name="T83"><text:tab/></text:span><text:span text:style-name="T39">void</text:span><text:span text:style-name="T28"> </text:span><text:span text:style-name="T20">paintEvent</text:span>(<text:span text:style-name="T24">QPaintEvent</text:span><text:span text:style-name="T28"> </text:span>*);<text:span text:style-name="T85"> //绘图事件，用于绘制边框</text:span></text:p>
      <text:h text:style-name="Heading_20_3" text:outline-level="3"><text:s/><text:span text:style-name="T83">Public Functions</text:span></text:h>
      <text:p text:style-name="P66"><text:span text:style-name="T83"><text:tab/></text:span><text:span text:style-name="T17">ButtonWidget</text:span>(<text:span text:style-name="T24">QString</text:span><text:span text:style-name="T28"> </text:span><text:span text:style-name="T36">ico_path</text:span>,<text:span text:style-name="T28"> </text:span><text:span text:style-name="T24">QString</text:span><text:span text:style-name="T28"> </text:span><text:span text:style-name="T36">text</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84"> //构造函数</text:span></text:p>
      <text:p text:style-name="P66"><text:span text:style-name="T83"><text:tab/></text:span><text:span text:style-name="T17">ButtonWidget</text:span>(<text:span text:style-name="T24">QWidget</text:span><text:span text:style-name="T28"> </text:span>*<text:span text:style-name="T36">parent</text:span><text:span text:style-name="T28"> </text:span>=<text:span text:style-name="T28"> </text:span><text:span text:style-name="T39">nullptr</text:span>);<text:span text:style-name="T84"> //构造函数</text:span></text:p>
      <text:p text:style-name="P66"><text:span text:style-name="T83"><text:tab/></text:span><text:span text:style-name="T39">void</text:span><text:span text:style-name="T28"> </text:span><text:span text:style-name="T17">SetIsClick</text:span>(<text:span text:style-name="T39">bool</text:span><text:span text:style-name="T28"> </text:span><text:span text:style-name="T36">isclick</text:span>);<text:span text:style-name="T84"> //设置是否选中(isclick_)状态</text:span></text:p>
      <text:h text:style-name="Heading_20_3" text:outline-level="3"><text:s/><text:span text:style-name="T83">Private Functions</text:span></text:h>
      <text:p text:style-name="P66"><text:span text:style-name="T83"><text:tab/></text:span><text:span text:style-name="T39">void</text:span><text:span text:style-name="T28"> </text:span><text:span text:style-name="T17">Init</text:span>(<text:span text:style-name="T24">QString</text:span><text:span text:style-name="T28"> </text:span><text:span text:style-name="T36">ico_path</text:span><text:span text:style-name="T28"> </text:span>=<text:span text:style-name="T28"> </text:span><text:span text:style-name="T24">QString</text:span>(),<text:span text:style-name="T28"> </text:span><text:span text:style-name="T24">QString</text:span><text:span text:style-name="T28"> </text:span><text:span text:style-name="T36">text</text:span><text:span text:style-name="T28"> </text:span>=<text:span text:style-name="T28"> </text:span><text:span text:style-name="T24">QString</text:span>());<text:span text:style-name="T84"> //初始化函数</text:span></text:p>
      <text:p text:style-name="P66"><text:span text:style-name="T83"><text:tab/></text:span><text:span text:style-name="T39">void</text:span><text:span text:style-name="T28"> </text:span><text:span text:style-name="T17">ConnectInit</text:span>();<text:span text:style-name="T84"> //信号槽初始化函数</text:span></text:p>
      <text:h text:style-name="P408" text:outline-level="3"><text:bookmark-start text:name="__DdeLink__3156_3314244555"/><text:span text:style-name="T76"><text:s/></text:span>Properties</text:h>
      <table:table table:name="表格14" table:style-name="表格14">
        <table:table-column table:style-name="表格14.A" table:number-columns-repeated="3"/>
        <table:table-row>
          <table:table-cell table:style-name="表格14.A1" office:value-type="string">
            <text:p text:style-name="P504">名称</text:p>
          </table:table-cell>
          <table:table-cell table:style-name="表格14.A1" office:value-type="string">
            <text:p text:style-name="P504">类型</text:p>
          </table:table-cell>
          <table:table-cell table:style-name="表格14.C1" office:value-type="string">
            <text:p text:style-name="P504">说明</text:p>
          </table:table-cell>
        </table:table-row>
        <table:table-row>
          <table:table-cell table:style-name="表格14.A2" office:value-type="string">
            <text:p text:style-name="P598">isclick_</text:p>
          </table:table-cell>
          <table:table-cell table:style-name="表格14.B2" office:value-type="string">
            <text:p text:style-name="P597">bool</text:p>
          </table:table-cell>
          <table:table-cell table:style-name="表格14.C2" office:value-type="string">
            <text:p text:style-name="P504">是否被选中</text:p>
          </table:table-cell>
        </table:table-row>
      </table:table>
      <text:p text:style-name="P30"><text:bookmark-end text:name="__DdeLink__3156_3314244555"/></text:p>
      <text:p text:style-name="P30"/>
      <text:h text:style-name="Heading_20_2" text:outline-level="2">CalibrWindow<text:span text:style-name="T86"> Class</text:span></text:h>
      <text:p text:style-name="P67"><text:s/>校准界面中的校准选择界面</text:p>
      <text:p text:style-name="P67"><text:tab/>Header: <text:s/>calibration.h</text:p>
      <text:p text:style-name="P67"><text:tab/>Inherits: <text:s/>QWidget</text:p>
      <text:h text:style-name="P409" text:outline-level="3"><text:s/>Signals</text:h>
      <text:p text:style-name="P68"><text:span text:style-name="T86"><text:tab/></text:span><text:span text:style-name="T39">void</text:span><text:span text:style-name="T28"> </text:span><text:span text:style-name="T17">Close</text:span>();<text:span text:style-name="T86"> //关闭信号</text:span></text:p>
      <text:h text:style-name="Heading_20_3" text:outline-level="3"><text:s/><text:span text:style-name="T86">Public Functions</text:span></text:h>
      <text:p text:style-name="P68"><text:span text:style-name="T86"><text:tab/></text:span><text:span text:style-name="T17">CalibrWindow</text:span>(<text:span text:style-name="T24">QWidget</text:span><text:span text:style-name="T28"> </text:span>*<text:span text:style-name="T36">parent</text:span><text:span text:style-name="T28"> </text:span>=<text:span text:style-name="T28"> </text:span><text:span text:style-name="T39">nullptr</text:span>);<text:span text:style-name="T86"> //构造函数</text:span></text:p>
      <text:p text:style-name="P68"><text:span text:style-name="T86"><text:tab/></text:span><text:span text:style-name="T24">UpdateCounterWindow</text:span><text:span text:style-name="T28"> </text:span>*<text:span text:style-name="T17">GetUpdateCouWindow</text:span>();<text:span text:style-name="T86"> //将控件导出</text:span></text:p>
      <text:h text:style-name="Heading_20_3" text:outline-level="3"><text:s/><text:span text:style-name="T86">Private Functions</text:span></text:h>
      <text:p text:style-name="P68"><text:span text:style-name="T86"><text:tab/></text:span><text:span text:style-name="T39">void</text:span><text:span text:style-name="T28"> </text:span><text:span text:style-name="T17">ConnectInit</text:span>();<text:span text:style-name="T86"> //信号槽的初始化</text:span></text:p>
      <text:h text:style-name="Heading_20_2" text:outline-level="2">Calibration<text:span text:style-name="T87"> Class</text:span></text:h>
      <text:p text:style-name="P69"><text:s/>校准界面</text:p>
      <text:p text:style-name="P69"><text:soft-page-break/><text:tab/>Header: <text:s/>calibration.h</text:p>
      <text:p text:style-name="P69"><text:tab/>Inherits: <text:s/>WindowObject</text:p>
      <text:h text:style-name="Heading_20_3" text:outline-level="3"><text:s/><text:span text:style-name="T87">Event</text:span></text:h>
      <text:p text:style-name="P70"><text:span text:style-name="T87"><text:tab/></text:span><text:span text:style-name="T39">void</text:span><text:span text:style-name="T28"> </text:span><text:span text:style-name="T20">resizeEvent</text:span>(<text:span text:style-name="T24">QResizeEvent</text:span><text:span text:style-name="T28"> </text:span>*);<text:span text:style-name="T87"> //窗口大小改变事件，用于修改窗孔中的控件大小与位置</text:span></text:p>
      <text:h text:style-name="Heading_20_3" text:outline-level="3"><text:s/><text:span text:style-name="T87">Public Slots</text:span></text:h>
      <text:p text:style-name="P70"><text:span text:style-name="T87"><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87"> //修改缩放比例</text:span></text:p>
      <text:h text:style-name="Heading_20_3" text:outline-level="3"><text:s/><text:span text:style-name="T87">Private Slots</text:span></text:h>
      <text:p text:style-name="P70"><text:span text:style-name="T87"><text:tab/></text:span><text:span text:style-name="T39">void</text:span><text:span text:style-name="T28"> </text:span><text:span text:style-name="T17">ShowCalibrWindow</text:span>();<text:span text:style-name="T87"> //显示校准选择界面(calibr_window_)</text:span></text:p>
      <text:p text:style-name="P70"><text:span text:style-name="T87"><text:tab/></text:span><text:span text:style-name="T39">void</text:span><text:span text:style-name="T28"> </text:span><text:span text:style-name="T17">ItemClicked</text:span>(<text:span text:style-name="T24">QTableWidgetItem</text:span><text:span text:style-name="T28"> </text:span>*<text:span text:style-name="T36">item</text:span>);<text:span text:style-name="T87"> //表格被选中</text:span></text:p>
      <text:h text:style-name="Heading_20_3" text:outline-level="3"><text:s/><text:span text:style-name="T87">Public Functions</text:span></text:h>
      <text:p text:style-name="P70"><text:span text:style-name="T87"><text:tab/></text:span><text:span text:style-name="T17">Calibration</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7</text:span>);<text:span text:style-name="T87"> //构造函数</text:span></text:p>
      <text:h text:style-name="Heading_20_2" text:outline-level="2">ChangeDataType<text:span text:style-name="T87"> Class</text:span></text:h>
      <text:p text:style-name="P69"><text:s/>插入表达式窗口中的更改数据类型窗口</text:p>
      <text:p text:style-name="P69"><text:tab/>Header: <text:s/>progeditmain.h</text:p>
      <text:p text:style-name="P69"><text:tab/>Inherits: <text:s/>QWidget</text:p>
      <text:h text:style-name="P410" text:outline-level="3"><text:s/>Signals</text:h>
      <text:p text:style-name="P70"><text:span text:style-name="T87"><text:tab/></text:span><text:span text:style-name="T39">void</text:span><text:span text:style-name="T28"> </text:span><text:span text:style-name="T17">ChangeType</text:span>(<text:span text:style-name="T24">QString</text:span><text:span text:style-name="T28"> </text:span><text:span text:style-name="T36">type</text:span>);<text:span text:style-name="T87"> //类型更改信号，参数为新的数据类型</text:span></text:p>
      <text:h text:style-name="Heading_20_3" text:outline-level="3"><text:s/><text:span text:style-name="T87">Public Slots</text:span></text:h>
      <text:p text:style-name="P70"><text:span text:style-name="T87"><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87"> //本窗口采用布局管理器所以此处是将缩放比例转交给窗口中的表格控件(table_box_)使用</text:span></text:p>
      <text:h text:style-name="Heading_20_3" text:outline-level="3"><text:s/><text:span text:style-name="T87">Private Slots</text:span></text:h>
      <text:p text:style-name="P70"><text:span text:style-name="T87"><text:tab/></text:span><text:span text:style-name="T39">void</text:span><text:span text:style-name="T28"> </text:span><text:span text:style-name="T17">ItemClicked</text:span>(<text:span text:style-name="T24">QTableWidgetItem</text:span><text:span text:style-name="T28"> </text:span>*<text:span text:style-name="T36">item</text:span>);<text:span text:style-name="T87"> //表格(table_box_)有单元格被点击</text:span></text:p>
      <text:h text:style-name="Heading_20_3" text:outline-level="3"><text:s/><text:span text:style-name="T87">Public Functions</text:span></text:h>
      <text:p text:style-name="P70"><text:span text:style-name="T87"><text:tab/></text:span><text:span text:style-name="T17">ChangeDataType</text:span>(<text:span text:style-name="T24">QWidget</text:span><text:span text:style-name="T28"> </text:span>*<text:span text:style-name="T36">parent</text:span><text:span text:style-name="T28"> </text:span>=<text:span text:style-name="T28"> </text:span><text:span text:style-name="T39">nullptr</text:span>);<text:span text:style-name="T87"> //构造函数</text:span></text:p>
      <text:p text:style-name="P70"><text:span text:style-name="T87"><text:tab/></text:span><text:span text:style-name="T39">void</text:span><text:span text:style-name="T28"> </text:span><text:span text:style-name="T17">Init</text:span>(<text:span text:style-name="T24">QString</text:span><text:span text:style-name="T28"> </text:span><text:span text:style-name="T36">type</text:span>);<text:span text:style-name="T87"> //初始化函数，窗口显示时需要调用</text:span></text:p>
      <text:p text:style-name="P70"><text:span text:style-name="T87"><text:tab/></text:span><text:span text:style-name="T39">void</text:span><text:span text:style-name="T28"> </text:span><text:span text:style-name="T17">Refresh</text:span>();<text:span text:style-name="T87"> //刷新表格(table_box_)数据</text:span></text:p>
      <text:p text:style-name="P69"/>
      <text:p text:style-name="P69"/>
      <text:h text:style-name="Heading_20_2" text:outline-level="2"><text:soft-page-break/>ChangeIFandFOR<text:span text:style-name="T87"> Class</text:span></text:h>
      <text:p text:style-name="P69"><text:s/>更改if和for以及<text:span text:style-name="T88">test</text:span>指令窗口<text:span text:style-name="T88">，在程序编辑器中被使用</text:span></text:p>
      <text:p text:style-name="P71"><text:tab/>Header: <text:s/>progeditmain.h</text:p>
      <text:p text:style-name="P71"><text:tab/>Inherits: <text:s/>QWidget</text:p>
      <text:h text:style-name="Heading_20_3" text:outline-level="3"><text:s/><text:span text:style-name="T88">Signals</text:span></text:h>
      <text:p text:style-name="P72"><text:span text:style-name="T88"><text:tab/></text:span><text:span text:style-name="T39">void</text:span><text:span text:style-name="T28"> </text:span><text:span text:style-name="T17">Cancel</text:span>();<text:span text:style-name="T88"> //取消信号</text:span></text:p>
      <text:p text:style-name="P72"><text:span text:style-name="T88"><text:tab/></text:span><text:span text:style-name="T39">void</text:span><text:span text:style-name="T28"> </text:span><text:span text:style-name="T17">Define</text:span>(<text:span text:style-name="T24">QString</text:span><text:span text:style-name="T28"> </text:span><text:span text:style-name="T36">code</text:span>);<text:span text:style-name="T88"> //确定信号，参数为返回的字符串</text:span></text:p>
      <text:h text:style-name="Heading_20_3" text:outline-level="3"><text:s/><text:span text:style-name="T88">Private Slots</text:span></text:h>
      <text:p text:style-name="P72"><text:span text:style-name="T88"><text:tab/></text:span><text:span text:style-name="T39">void</text:span><text:span text:style-name="T28"> </text:span><text:span text:style-name="T17">DefineClicked</text:span>()<text:span text:style-name="T88">; //确定按钮(define_button_)槽函数，会将界面中所显示的数据转换成程序编辑器所需要的字符串格式，通过发送Define信号将数据传递出去</text:span></text:p>
      <text:p text:style-name="P72"><text:span text:style-name="T88"><text:tab/></text:span><text:span text:style-name="T39">void</text:span><text:span text:style-name="T28"> </text:span><text:span text:style-name="T17">Button1Clicked</text:span>();<text:span text:style-name="T88"> //button1_按钮槽函数</text:span></text:p>
      <text:p text:style-name="P72"><text:span text:style-name="T88"><text:tab/></text:span><text:span text:style-name="T39">void</text:span><text:span text:style-name="T28"> </text:span><text:span text:style-name="T17">Button2Clicked</text:span>();<text:span text:style-name="T88"> //button2_按钮槽函数</text:span></text:p>
      <text:p text:style-name="P72"><text:span text:style-name="T88"><text:tab/></text:span><text:span text:style-name="T39">void</text:span><text:span text:style-name="T28"> </text:span><text:span text:style-name="T17">ListItemClicked</text:span>(<text:span text:style-name="T24">QListWidgetItem</text:span><text:span text:style-name="T28"> </text:span>*<text:span text:style-name="T36">item</text:span>);<text:span text:style-name="T88"> //列表(list_widget_)元素被点击</text:span></text:p>
      <text:h text:style-name="Heading_20_3" text:outline-level="3"><text:s/><text:span text:style-name="T88">Public Functions</text:span></text:h>
      <text:p text:style-name="P72"><text:span text:style-name="T88"><text:tab/></text:span><text:span text:style-name="T17">ChangeIFandFOR</text:span>(<text:span text:style-name="T24">QWidget</text:span><text:span text:style-name="T28"> </text:span>*<text:span text:style-name="T36">parent</text:span><text:span text:style-name="T28"> </text:span>=<text:span text:style-name="T28"> </text:span><text:span text:style-name="T39">nullptr</text:span>);<text:span text:style-name="T88"> //构造函数</text:span></text:p>
      <text:p text:style-name="P72"><text:span text:style-name="T88"><text:tab/></text:span><text:span text:style-name="T39">void</text:span><text:span text:style-name="T28"> </text:span><text:span text:style-name="T17">Init</text:span>(<text:span text:style-name="T39">int</text:span><text:span text:style-name="T28"> </text:span><text:span text:style-name="T36">type</text:span>,<text:span text:style-name="T28"> </text:span><text:span text:style-name="T24">QString</text:span><text:span text:style-name="T28"> </text:span><text:span text:style-name="T36">code</text:span>);<text:span text:style-name="T88"> //初始化函数，界面显示时需要调用</text:span></text:p>
      <text:h text:style-name="Heading_20_3" text:outline-level="3"><text:s/><text:span text:style-name="T88">Private Functions</text:span></text:h>
      <text:p text:style-name="P72"><text:span text:style-name="T88"><text:tab/></text:span><text:span text:style-name="T39">void</text:span><text:span text:style-name="T28"> </text:span><text:span text:style-name="T17">ConnectInit</text:span>();<text:span text:style-name="T88"> //信号槽的初始化</text:span></text:p>
      <text:h text:style-name="P411" text:outline-level="3"><text:span text:style-name="T76"><text:s/></text:span>Properties</text:h>
      <table:table table:name="表格15" table:style-name="表格15">
        <table:table-column table:style-name="表格15.A" table:number-columns-repeated="3"/>
        <table:table-row>
          <table:table-cell table:style-name="表格15.A1" office:value-type="string">
            <text:p text:style-name="P505">名称</text:p>
          </table:table-cell>
          <table:table-cell table:style-name="表格15.A1" office:value-type="string">
            <text:p text:style-name="P505">类型</text:p>
          </table:table-cell>
          <table:table-cell table:style-name="表格15.C1" office:value-type="string">
            <text:p text:style-name="P505">说明</text:p>
          </table:table-cell>
        </table:table-row>
        <table:table-row>
          <table:table-cell table:style-name="表格15.A2" office:value-type="string">
            <text:p text:style-name="P599">type<text:span text:style-name="T92">_</text:span></text:p>
          </table:table-cell>
          <table:table-cell table:style-name="表格15.B2" office:value-type="string">
            <text:p text:style-name="P599">int</text:p>
          </table:table-cell>
          <table:table-cell table:style-name="表格15.C2" office:value-type="string">
            <text:p text:style-name="P599">0为if，1为for，2为test</text:p>
          </table:table-cell>
        </table:table-row>
        <table:table-row>
          <table:table-cell table:style-name="表格15.A3" office:value-type="string">
            <text:p text:style-name="P599">is_else_</text:p>
          </table:table-cell>
          <table:table-cell table:style-name="表格15.B3" office:value-type="string">
            <text:p text:style-name="P599">bool</text:p>
          </table:table-cell>
          <table:table-cell table:style-name="表格15.C3" office:value-type="string">
            <text:p text:style-name="P599">用作标识符</text:p>
          </table:table-cell>
        </table:table-row>
      </table:table>
      <text:p text:style-name="P31"/>
      <text:p text:style-name="P31"/>
      <text:h text:style-name="Heading_20_2" text:outline-level="2">ChangeMoveWindow<text:span text:style-name="T89"> Class</text:span></text:h>
      <text:p text:style-name="P73"><text:s/>更改Move等移动指令窗口，在程序编辑器功能中被使用</text:p>
      <text:p text:style-name="P73"><text:tab/>Header: <text:s/>progeditmain.h</text:p>
      <text:p text:style-name="P73"><text:tab/>Inherits: <text:s/>QWidget</text:p>
      <text:h text:style-name="Heading_20_3" text:outline-level="3"><text:s/><text:span text:style-name="T90">Signals</text:span></text:h>
      <text:p text:style-name="P74"><text:span text:style-name="T90"><text:tab/></text:span><text:span text:style-name="T39">void</text:span><text:span text:style-name="T28"> </text:span><text:span text:style-name="T17">Cancel</text:span>();<text:span text:style-name="T90"> //取消信号</text:span></text:p>
      <text:p text:style-name="P74"><text:soft-page-break/><text:span text:style-name="T90"><text:tab/></text:span><text:span text:style-name="T39">void</text:span><text:span text:style-name="T28"> </text:span><text:span text:style-name="T17">Define</text:span>(<text:span text:style-name="T24">QString</text:span><text:span text:style-name="T28"> </text:span><text:span text:style-name="T36">code</text:span>);<text:span text:style-name="T90"> //确认信号，参数为返回的指令</text:span></text:p>
      <text:h text:style-name="Heading_20_3" text:outline-level="3"><text:s/><text:span text:style-name="T90">Public Slots</text:span></text:h>
      <text:p text:style-name="P74"><text:span text:style-name="T90"><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90"> //将缩放比例转交给内部需要的控件</text:span></text:p>
      <text:h text:style-name="Heading_20_3" text:outline-level="3"><text:s/><text:span text:style-name="T90">Private Slots</text:span></text:h>
      <text:p text:style-name="P74"><text:span text:style-name="T90"><text:tab/></text:span><text:span text:style-name="T39">void</text:span><text:span text:style-name="T28"> </text:span><text:span text:style-name="T17">DefineClicked</text:span>();<text:span text:style-name="T91"> //拼接出符合要求的字符串，然后通过发送Define信号的方式将数据传送到上一级窗口</text:span></text:p>
      <text:p text:style-name="P74"><text:span text:style-name="T90"><text:tab/></text:span><text:span text:style-name="T39">void</text:span><text:span text:style-name="T28"> </text:span><text:span text:style-name="T17">ShowOptVar</text:span>();<text:span text:style-name="T91"> //显示可选变量窗口(opt_var_window_)</text:span></text:p>
      <text:p text:style-name="P74"><text:span text:style-name="T90"><text:tab/></text:span><text:span text:style-name="T39">void</text:span><text:span text:style-name="T28"> </text:span><text:span text:style-name="T17">ItemChicked</text:span>(<text:span text:style-name="T24">QTableWidgetItem</text:span><text:span text:style-name="T28"> </text:span>*<text:span text:style-name="T36">item</text:span>);<text:span text:style-name="T91"> //表格被点击，用于进入更改选择窗口(change_select_window_)</text:span></text:p>
      <text:p text:style-name="P74"><text:span text:style-name="T90"><text:tab/></text:span><text:span text:style-name="T39">void</text:span><text:span text:style-name="T28"> </text:span><text:span text:style-name="T17">ChangeSelectDefine</text:span>(<text:span text:style-name="T24">QString</text:span><text:span text:style-name="T28"> </text:span><text:span text:style-name="T36">code</text:span>);<text:span text:style-name="T91"> //更改选择窗口(change_select_window_)的返回值</text:span></text:p>
      <text:h text:style-name="Heading_20_3" text:outline-level="3"><text:s/><text:span text:style-name="T90">Public Functions</text:span></text:h>
      <text:p text:style-name="P74"><text:span text:style-name="T90"><text:tab/></text:span><text:span text:style-name="T17">ChangeMoveWindow</text:span>(<text:span text:style-name="T24">QWidget</text:span><text:span text:style-name="T28"> </text:span>*<text:span text:style-name="T36">parent</text:span><text:span text:style-name="T28"> </text:span>=<text:span text:style-name="T28"> </text:span><text:span text:style-name="T39">nullptr</text:span>);<text:span text:style-name="T91"> //构造函数</text:span></text:p>
      <text:p text:style-name="P74"><text:span text:style-name="T90"><text:tab/></text:span><text:span text:style-name="T39">void</text:span><text:span text:style-name="T28"> </text:span><text:span text:style-name="T17">Init</text:span>(<text:span text:style-name="T24">QString</text:span><text:span text:style-name="T28"> </text:span><text:span text:style-name="T36">code</text:span>,<text:span text:style-name="T28"> </text:span><text:span text:style-name="T24">QString</text:span><text:span text:style-name="T28"> </text:span><text:span text:style-name="T36">mod_name</text:span>,<text:span text:style-name="T28"> </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91"> //初始化函数，窗口显示前需要调用</text:span></text:p>
      <text:p text:style-name="P74"><text:span text:style-name="T90"><text:tab/></text:span><text:span text:style-name="T24">ChangeSelectionWindow</text:span><text:span text:style-name="T28"> </text:span>*<text:span text:style-name="T17">GetChSl</text:span>();<text:span text:style-name="T91"> //导出控件指针</text:span></text:p>
      <text:h text:style-name="Heading_20_3" text:outline-level="3"><text:s/><text:span text:style-name="T90">Private Functions</text:span></text:h>
      <text:p text:style-name="P74"><text:span text:style-name="T90"><text:tab/></text:span><text:span text:style-name="T39">void</text:span><text:span text:style-name="T28"> </text:span><text:span text:style-name="T17">ConnectInit</text:span>();<text:span text:style-name="T91"> //初始化信号槽</text:span></text:p>
      <text:p text:style-name="P74"><text:span text:style-name="T90"><text:tab/></text:span><text:span text:style-name="T39">void</text:span><text:span text:style-name="T28"> </text:span><text:span text:style-name="T17">Init</text:span>(<text:span text:style-name="T24">QString</text:span><text:span text:style-name="T28"> </text:span><text:span text:style-name="T36">code</text:span>);<text:span text:style-name="T91"> //初始化函数</text:span></text:p>
      <text:h text:style-name="P412" text:outline-level="3"><text:span text:style-name="T76"><text:s/></text:span>Properties</text:h>
      <table:table table:name="表格16" table:style-name="表格16">
        <table:table-column table:style-name="表格16.A" table:number-columns-repeated="3"/>
        <table:table-row>
          <table:table-cell table:style-name="表格16.A1" office:value-type="string">
            <text:p text:style-name="P506">名称</text:p>
          </table:table-cell>
          <table:table-cell table:style-name="表格16.A1" office:value-type="string">
            <text:p text:style-name="P506">类型</text:p>
          </table:table-cell>
          <table:table-cell table:style-name="表格16.C1" office:value-type="string">
            <text:p text:style-name="P506">说明</text:p>
          </table:table-cell>
        </table:table-row>
        <table:table-row>
          <table:table-cell table:style-name="表格16.A2" office:value-type="string">
            <text:p text:style-name="P611">mod_name_</text:p>
          </table:table-cell>
          <table:table-cell table:style-name="表格16.B2" office:value-type="string">
            <text:p text:style-name="P611">QString</text:p>
          </table:table-cell>
          <table:table-cell table:style-name="表格16.C2" office:value-type="string">
            <text:p text:style-name="P600">模块名</text:p>
          </table:table-cell>
        </table:table-row>
        <table:table-row>
          <table:table-cell table:style-name="表格16.A4" office:value-type="string">
            <text:p text:style-name="P611">code_</text:p>
          </table:table-cell>
          <table:table-cell table:style-name="表格16.B4" office:value-type="string">
            <text:p text:style-name="P611">QString</text:p>
          </table:table-cell>
          <table:table-cell table:style-name="表格16.C4" office:value-type="string">
            <text:p text:style-name="P600">代码</text:p>
          </table:table-cell>
        </table:table-row>
        <table:table-row>
          <table:table-cell table:style-name="表格16.A4" office:value-type="string">
            <text:p text:style-name="P611">rout_name_</text:p>
          </table:table-cell>
          <table:table-cell table:style-name="表格16.B4" office:value-type="string">
            <text:p text:style-name="P611">QString</text:p>
          </table:table-cell>
          <table:table-cell table:style-name="表格16.C4" office:value-type="string">
            <text:p text:style-name="P600">例行程序名</text:p>
          </table:table-cell>
        </table:table-row>
        <table:table-row>
          <table:table-cell table:style-name="表格16.A5" office:value-type="string">
            <text:p text:style-name="P611">row_</text:p>
          </table:table-cell>
          <table:table-cell table:style-name="表格16.B5" office:value-type="string">
            <text:p text:style-name="P611">int</text:p>
          </table:table-cell>
          <table:table-cell table:style-name="表格16.C5" office:value-type="string">
            <text:p text:style-name="P600">行数</text:p>
          </table:table-cell>
        </table:table-row>
      </table:table>
      <text:p text:style-name="P32"/>
      <text:p text:style-name="P32"/>
      <text:h text:style-name="Heading_20_2" text:outline-level="2">ChangeSelectText<text:span text:style-name="T93"> Class</text:span></text:h>
      <text:p text:style-name="P75"><text:s/>更改选择窗口<text:span text:style-name="T94">(ChangeSelectionWindow)</text:span>中的代码显示框<text:span text:style-name="T94">，它们之间互为友元类</text:span></text:p>
      <text:p text:style-name="P77"><text:tab/>Header: <text:s/>progeditmain.h</text:p>
      <text:p text:style-name="P77"><text:tab/>Inherits: <text:s/>QTextBrowser</text:p>
      <text:h text:style-name="P413" text:outline-level="3"><text:soft-page-break/><text:s/>Event</text:h>
      <text:p text:style-name="P76"><text:span text:style-name="T94"><text:tab/></text:span><text:span text:style-name="T39">void</text:span><text:span text:style-name="T28"> </text:span><text:span text:style-name="T20">mousePressEvent</text:span>(<text:span text:style-name="T24">QMouseEvent</text:span><text:span text:style-name="T28"> </text:span>*<text:span text:style-name="T36">event</text:span>);<text:span text:style-name="T94"> //鼠标点击事件，将会通过parent_调用父窗口(一般为ChangeSelectionWindow )的DataEditClicked函数</text:span></text:p>
      <text:p text:style-name="P76"><text:span text:style-name="T94"><text:tab/></text:span><text:span text:style-name="T39">void</text:span><text:span text:style-name="T28"> </text:span><text:span text:style-name="T20">mouseDoubleClickEvent</text:span>(<text:span text:style-name="T24">QMouseEvent</text:span><text:span text:style-name="T28"> </text:span>*);<text:span text:style-name="T94"> //空事件</text:span></text:p>
      <text:p text:style-name="P76"><text:span text:style-name="T94"><text:tab/></text:span><text:span text:style-name="T39">void</text:span><text:span text:style-name="T28"> </text:span><text:span text:style-name="T20">mouseMoveEvent</text:span>(<text:span text:style-name="T24">QMouseEvent</text:span><text:span text:style-name="T28"> </text:span>*);<text:span text:style-name="T94"> //空事件</text:span></text:p>
      <text:p text:style-name="P76"><text:span text:style-name="T94"><text:tab/></text:span><text:span text:style-name="T39">void</text:span><text:span text:style-name="T28"> </text:span><text:span text:style-name="T20">mouseReleaseEvent</text:span>(<text:span text:style-name="T24">QMouseEvent</text:span><text:span text:style-name="T28"> </text:span>*);<text:span text:style-name="T94"> //空事件</text:span></text:p>
      <text:h text:style-name="Heading_20_3" text:outline-level="3"><text:s/><text:span text:style-name="T94">Public Functions</text:span></text:h>
      <text:p text:style-name="P76"><text:span text:style-name="T94"><text:tab/></text:span><text:span text:style-name="T17">ChangeSelectText</text:span>(<text:span text:style-name="T24">QWidget</text:span><text:span text:style-name="T28"> </text:span>*<text:span text:style-name="T36">parent</text:span><text:span text:style-name="T28"> </text:span>=<text:span text:style-name="T28"> </text:span><text:span text:style-name="T39">nullptr</text:span>);<text:span text:style-name="T94"> //构造函数</text:span></text:p>
      <text:h text:style-name="P413" text:outline-level="3"><text:s/>Private Functions</text:h>
      <text:p text:style-name="P76"><text:span text:style-name="T94"><text:tab/></text:span><text:span text:style-name="T39">void</text:span><text:span text:style-name="T28"> </text:span><text:span text:style-name="T17">SetParentPointer</text:span>(<text:span text:style-name="T24">ChangeSelectionWindow</text:span><text:span text:style-name="T28"> </text:span>*<text:span text:style-name="T36">pointer</text:span>);<text:span text:style-name="T94"> //设置父窗口指针(parent_)</text:span></text:p>
      <text:h text:style-name="P414" text:outline-level="3"><text:span text:style-name="T76"><text:s/></text:span>Properties</text:h>
      <table:table table:name="表格17" table:style-name="表格17">
        <table:table-column table:style-name="表格17.A" table:number-columns-repeated="3"/>
        <table:table-row>
          <table:table-cell table:style-name="表格17.A1" office:value-type="string">
            <text:p text:style-name="P507">名称</text:p>
          </table:table-cell>
          <table:table-cell table:style-name="表格17.A1" office:value-type="string">
            <text:p text:style-name="P507">类型</text:p>
          </table:table-cell>
          <table:table-cell table:style-name="表格17.C1" office:value-type="string">
            <text:p text:style-name="P507">说明</text:p>
          </table:table-cell>
        </table:table-row>
        <table:table-row>
          <table:table-cell table:style-name="表格17.A2" office:value-type="string">
            <text:p text:style-name="P612">parent_</text:p>
          </table:table-cell>
          <table:table-cell table:style-name="表格17.B2" office:value-type="string">
            <text:p text:style-name="P612">QPointer</text:p>
          </table:table-cell>
          <table:table-cell table:style-name="表格17.C2" office:value-type="string">
            <text:p text:style-name="P601">保存父窗口指针</text:p>
          </table:table-cell>
        </table:table-row>
      </table:table>
      <text:p text:style-name="P33"/>
      <text:p text:style-name="P33"/>
      <text:h text:style-name="Heading_20_2" text:outline-level="2">ChangeSelectionWindow<text:span text:style-name="T95"> Class</text:span></text:h>
      <text:p text:style-name="P78"><text:s/>更改选择窗口，一般在程序编辑器中被使用，用于改变某些指令中变量的值</text:p>
      <text:p text:style-name="P78"><text:tab/>Header: <text:s/>progeditmain.h</text:p>
      <text:p text:style-name="P78"><text:tab/>Inherits: <text:s/>QWidget</text:p>
      <text:h text:style-name="Heading_20_3" text:outline-level="3"><text:s/><text:span text:style-name="T96">Signals</text:span></text:h>
      <text:p text:style-name="P79"><text:span text:style-name="T96"><text:tab/></text:span><text:span text:style-name="T39">void</text:span><text:span text:style-name="T28"> </text:span><text:span text:style-name="T17">Define</text:span>(<text:span text:style-name="T24">QString</text:span><text:span text:style-name="T28"> </text:span><text:span text:style-name="T36">code</text:span>,<text:span text:style-name="T28"> </text:span><text:span text:style-name="T39">bool</text:span><text:span text:style-name="T28"> </text:span><text:span text:style-name="T36">rep</text:span>);<text:span text:style-name="T98"> //确定信号，code为返回的代码，rep为真时代表替换为假时代表添加</text:span></text:p>
      <text:p text:style-name="P79"><text:span text:style-name="T96"><text:tab/></text:span><text:span text:style-name="T39">void</text:span><text:span text:style-name="T28"> </text:span><text:span text:style-name="T17">Cancel</text:span>();<text:span text:style-name="T98"> //取消信号</text:span></text:p>
      <text:h text:style-name="Heading_20_3" text:outline-level="3"><text:s/><text:span text:style-name="T96">Event</text:span></text:h>
      <text:p text:style-name="P79"><text:span text:style-name="T96"><text:tab/></text:span><text:span text:style-name="T39">void</text:span><text:span text:style-name="T28"> </text:span><text:span text:style-name="T20">resizeEvent</text:span>(<text:span text:style-name="T24">QResizeEvent</text:span><text:span text:style-name="T28"> </text:span>*<text:span text:style-name="T36">event</text:span>);<text:span text:style-name="T98"> //窗口大小改变事件，用于修改内部的tab_widget_控件的样式</text:span></text:p>
      <text:h text:style-name="P415" text:outline-level="3"><text:s/>Public Slots</text:h>
      <text:p text:style-name="P79"><text:span text:style-name="T9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98"> //将缩放比例转交给内部所需要的控件</text:span></text:p>
      <text:h text:style-name="Heading_20_3" text:outline-level="3"><text:soft-page-break/><text:s/><text:span text:style-name="T96">Private Slots</text:span></text:h>
      <text:p text:style-name="P79"><text:span text:style-name="T96"><text:tab/></text:span><text:span text:style-name="T39">void</text:span><text:span text:style-name="T28"> </text:span><text:span text:style-name="T17">DefineClicked</text:span>();<text:span text:style-name="T98"> //确定按钮(define_button_)的按下槽函数，用于拼接出合适的code然后发送Define信号</text:span></text:p>
      <text:p text:style-name="P79"><text:span text:style-name="T96"><text:tab/></text:span><text:span text:style-name="T39">void</text:span><text:span text:style-name="T28"> </text:span><text:span text:style-name="T17">DataBoxItem</text:span>(<text:span text:style-name="T24">QTableWidgetItem</text:span><text:span text:style-name="T28"> </text:span>*<text:span text:style-name="T36">item</text:span>);<text:span text:style-name="T99"> //data_box_表格单元格被按下</text:span></text:p>
      <text:p text:style-name="P79"><text:span text:style-name="T96"><text:tab/></text:span><text:span text:style-name="T39">void</text:span><text:span text:style-name="T28"> </text:span><text:span text:style-name="T17">FuncBoxItem</text:span>(<text:span text:style-name="T24">QTableWidgetItem</text:span><text:span text:style-name="T28"> </text:span>*<text:span text:style-name="T36">item</text:span>);<text:span text:style-name="T99"> //func_box_表格单元格被按下</text:span></text:p>
      <text:p text:style-name="P79"><text:span text:style-name="T96"><text:tab/></text:span><text:span text:style-name="T39">void</text:span><text:span text:style-name="T28"> </text:span><text:span text:style-name="T17">ShidFilterWindow</text:span>();<text:span text:style-name="T100"> //显示或隐藏过滤器键盘(filter_key_)</text:span></text:p>
      <text:p text:style-name="P79"><text:span text:style-name="T96"><text:tab/></text:span><text:span text:style-name="T39">void</text:span><text:span text:style-name="T28"> </text:span><text:span text:style-name="T17">ResetFilter</text:span>();<text:span text:style-name="T101"> //filter_key_的重置信号槽函数</text:span></text:p>
      <text:p text:style-name="P79"><text:span text:style-name="T96"><text:tab/></text:span><text:span text:style-name="T39">void</text:span><text:span text:style-name="T28"> </text:span><text:span text:style-name="T17">FilterText</text:span>(<text:span text:style-name="T24">QString</text:span><text:span text:style-name="T28"> </text:span><text:span text:style-name="T36">text</text:span>);<text:span text:style-name="T101"> //filter_key_的过滤值</text:span></text:p>
      <text:p text:style-name="P79"><text:span text:style-name="T96"><text:tab/></text:span><text:span text:style-name="T39">void</text:span><text:span text:style-name="T28"> </text:span><text:span text:style-name="T17">ShowCreateVarWindow</text:span>(<text:span text:style-name="T24">QString</text:span><text:span text:style-name="T28"> </text:span><text:span text:style-name="T36">type</text:span>);<text:span text:style-name="T102"> //显示新建变量窗口(creat_var_window_)</text:span></text:p>
      <text:p text:style-name="P79"><text:span text:style-name="T96"><text:tab/></text:span><text:span text:style-name="T39">void</text:span><text:span text:style-name="T28"> </text:span><text:span text:style-name="T17">HideCreateVarWindow</text:span>();<text:span text:style-name="T102"> //隐藏新建变量窗口(creat_var_window_)</text:span></text:p>
      <text:p text:style-name="P79"><text:span text:style-name="T96"><text:tab/></text:span><text:span text:style-name="T39">void</text:span><text:span text:style-name="T28"> </text:span><text:span text:style-name="T17">CreateVar</text:span>(<text:span text:style-name="T24">QString</text:span>);<text:span text:style-name="T102"> //</text:span>新建变量</text:p>
      <text:p text:style-name="P79"><text:span text:style-name="T96"><text:tab/></text:span><text:span text:style-name="T39">void</text:span><text:span text:style-name="T28"> </text:span><text:span text:style-name="T17">ShowChangeDataType</text:span>();<text:span text:style-name="T102"> //显示更改数据类型窗口(change_type_)</text:span></text:p>
      <text:p text:style-name="P79"><text:span text:style-name="T96"><text:tab/></text:span><text:span text:style-name="T39">void</text:span><text:span text:style-name="T28"> </text:span><text:span text:style-name="T17">HideChangeDataType</text:span>();<text:span text:style-name="T102"> //隐藏更改数据类型窗口(change_type_)</text:span></text:p>
      <text:p text:style-name="P79"><text:span text:style-name="T96"><text:tab/></text:span><text:span text:style-name="T39">void</text:span><text:span text:style-name="T28"> </text:span><text:span text:style-name="T17">ChangeType</text:span>(<text:span text:style-name="T24">QString</text:span><text:span text:style-name="T28"> </text:span><text:span text:style-name="T36">type</text:span>);<text:span text:style-name="T102"> //更改数据类型窗口(change_type_)的返回值，参数为新类型</text:span></text:p>
      <text:p text:style-name="P79"><text:span text:style-name="T96"><text:tab/></text:span><text:span text:style-name="T39">void</text:span><text:span text:style-name="T28"> </text:span><text:span text:style-name="T17">ShowInsertWindow</text:span>();<text:span text:style-name="T103"> //显示插入表达式窗口(insert_window_)</text:span></text:p>
      <text:p text:style-name="P79"><text:span text:style-name="T96"><text:tab/></text:span><text:span text:style-name="T39">void</text:span><text:span text:style-name="T28"> </text:span><text:span text:style-name="T17">InsertRetCode</text:span>(<text:span text:style-name="T24">QString</text:span><text:span text:style-name="T28"> </text:span><text:span text:style-name="T36">code</text:span>,<text:span text:style-name="T28"> </text:span><text:span text:style-name="T39">bool</text:span>);<text:span text:style-name="T103"> //插入表达式窗口(insert_window_)的返回代码</text:span></text:p>
      <text:h text:style-name="P415" text:outline-level="3"><text:s/>Public Functions</text:h>
      <text:p text:style-name="P79"><text:span text:style-name="T96"><text:tab/></text:span><text:span text:style-name="T17">ChangeSelectionWindow</text:span>(<text:span text:style-name="T24">QWidget</text:span><text:span text:style-name="T28"> </text:span>*<text:span text:style-name="T36">parent</text:span><text:span text:style-name="T28"> </text:span>=<text:span text:style-name="T28"> </text:span><text:span text:style-name="T39">nullptr</text:span>);<text:span text:style-name="T103"> //构造函数</text:span></text:p>
      <text:p text:style-name="P79"><text:span text:style-name="T96"><text:tab/></text:span><text:span text:style-name="T39">void</text:span><text:span text:style-name="T28"> </text:span><text:span text:style-name="T17">Init</text:span>(<text:span text:style-name="T24">QString</text:span><text:span text:style-name="T28"> </text:span><text:span text:style-name="T36">code</text:span>,<text:span text:style-name="T28"> </text:span><text:span text:style-name="T24">QString</text:span><text:span text:style-name="T28"> </text:span><text:span text:style-name="T36">orig_code</text:span>,<text:span text:style-name="T28"> </text:span><text:span text:style-name="T24">QString</text:span><text:span text:style-name="T28"> </text:span><text:span text:style-name="T36">mod_name</text:span>,<text:span text:style-name="T28"> </text:span><text:span text:style-name="T39">int</text:span><text:span text:style-name="T28"> </text:span><text:span text:style-name="T36">select</text:span><text:span text:style-name="T28"> </text:span>=<text:span text:style-name="T28"> </text:span>-<text:span text:style-name="T49">1</text:span>,<text:span text:style-name="T28"> </text:span><text:span text:style-name="T39">bool</text:span><text:span text:style-name="T28"> </text:span><text:span text:style-name="T36">rep</text:span><text:span text:style-name="T28"> </text:span>=<text:span text:style-name="T28"> </text:span><text:span text:style-name="T39">true</text:span>);<text:span text:style-name="T103"> //初始化函数，在窗口显示时需要调用</text:span></text:p>
      <text:h text:style-name="Heading_20_3" text:outline-level="3"><text:s/><text:span text:style-name="T97">Private Functions</text:span></text:h>
      <text:p text:style-name="P80"><text:span text:style-name="T97"><text:tab/></text:span><text:span text:style-name="T39">void</text:span><text:span text:style-name="T28"> </text:span><text:span text:style-name="T17">ConnectInit</text:span>();<text:span text:style-name="T104"> //信号槽初始化函数</text:span></text:p>
      <text:p text:style-name="P80"><text:span text:style-name="T97"><text:tab/></text:span><text:span text:style-name="T39">void</text:span><text:span text:style-name="T28"> </text:span><text:span text:style-name="T17">UpdateTabBox</text:span>(<text:span text:style-name="T24">QString</text:span><text:span text:style-name="T28"> </text:span><text:span text:style-name="T36">filter</text:span><text:span text:style-name="T28"> </text:span>=<text:span text:style-name="T28"> </text:span><text:span text:style-name="T24">QString</text:span>());<text:span text:style-name="T105"> //根据不同的指令分析出对应的数据类型在调用UpdateTabBox(QString &amp;, QString)函数来更新表格所显示的数据</text:span></text:p>
      <text:p text:style-name="P80"><text:span text:style-name="T97"><text:tab/></text:span><text:span text:style-name="T39">void</text:span><text:span text:style-name="T28"> </text:span><text:span text:style-name="T17">UpdateTabBox</text:span>(<text:span text:style-name="T24">QString</text:span><text:span text:style-name="T28"> </text:span>&amp;<text:span text:style-name="T36">type</text:span>,<text:span text:style-name="T28"> </text:span><text:span text:style-name="T24">QString</text:span><text:span text:style-name="T28"> </text:span><text:span text:style-name="T36">filter</text:span>);<text:span text:style-name="T105"> //根据数据类型更新表格数据</text:span></text:p>
      <text:p text:style-name="P80"><text:span text:style-name="T97"><text:tab/></text:span><text:span text:style-name="T39">void</text:span><text:span text:style-name="T28"> </text:span><text:span text:style-name="T17">DataEditClicked</text:span>();<text:span text:style-name="T106"> //文本框(data_edit_)被点击，根据所点击的数据来更新表格数据</text:span></text:p>
      <text:p text:style-name="P80"><text:span text:style-name="T97"><text:tab/></text:span><text:span text:style-name="T39">void</text:span><text:span text:style-name="T28"> </text:span><text:span text:style-name="T17">Init</text:span>(<text:span text:style-name="T39">int</text:span><text:span text:style-name="T28"> </text:span><text:span text:style-name="T36">select</text:span>);<text:span text:style-name="T107"> //根据所选中的内容而进行数据的初始化</text:span></text:p>
      <text:p text:style-name="P80"><text:span text:style-name="T97"><text:tab/></text:span><text:span text:style-name="T39">void</text:span><text:span text:style-name="T28"> </text:span><text:span text:style-name="T17">SelectText</text:span>(<text:span text:style-name="T39">int</text:span><text:span text:style-name="T28"> </text:span><text:span text:style-name="T36">start</text:span>,<text:span text:style-name="T28"> </text:span><text:span text:style-name="T39">int</text:span><text:span text:style-name="T28"> </text:span><text:span text:style-name="T36">size</text:span>);<text:span text:style-name="T107"> //根据开始位置与长度选中某一部分文本</text:span></text:p>
      <text:p text:style-name="P80"><text:span text:style-name="T97"><text:tab/></text:span><text:span text:style-name="T39">void</text:span><text:span text:style-name="T28"> </text:span><text:span text:style-name="T17">MoveAnalysis</text:span>(<text:span text:style-name="T39">int</text:span><text:span text:style-name="T28"> </text:span><text:span text:style-name="T36">select</text:span>);<text:span text:style-name="T108"> //Move等移动指令的语句分析</text:span></text:p>
      <text:p text:style-name="P80"><text:span text:style-name="T97"><text:tab/></text:span><text:span text:style-name="T39">void</text:span><text:span text:style-name="T28"> </text:span><text:span text:style-name="T17">SetAnalysis</text:span>();<text:span text:style-name="T108"> //Set指令的语句分析</text:span></text:p>
      <text:p text:style-name="P80"><text:span text:style-name="T97"><text:tab/></text:span><text:span text:style-name="T39">void</text:span><text:span text:style-name="T28"> </text:span><text:span text:style-name="T17">AddAnalysis</text:span>(<text:span text:style-name="T39">int</text:span><text:span text:style-name="T28"> </text:span><text:span text:style-name="T36">select</text:span>);<text:span text:style-name="T108"> //Add指令的语句分析</text:span></text:p>
      <text:p text:style-name="P80"><text:span text:style-name="T97"><text:tab/></text:span><text:span text:style-name="T39">void</text:span><text:span text:style-name="T28"> </text:span><text:span text:style-name="T17">PulseDOAnalysis</text:span>(<text:span text:style-name="T39">int</text:span><text:span text:style-name="T28"> </text:span><text:span text:style-name="T36">select</text:span>);<text:span text:style-name="T108"> //PulseDO指令的语句分析</text:span></text:p>
      <text:p text:style-name="P80"><text:soft-page-break/><text:span text:style-name="T97"><text:tab/></text:span><text:span text:style-name="T39">void</text:span><text:span text:style-name="T28"> </text:span><text:span text:style-name="T17">SetDOAnalysis</text:span>(<text:span text:style-name="T39">int</text:span><text:span text:style-name="T28"> </text:span><text:span text:style-name="T36">select</text:span>);<text:span text:style-name="T108"> //SetDO指令的语句分析</text:span></text:p>
      <text:p text:style-name="P80"><text:span text:style-name="T97"><text:tab/></text:span><text:span text:style-name="T39">void</text:span><text:span text:style-name="T28"> </text:span><text:span text:style-name="T17">WaitDIAnalysis</text:span>(<text:span text:style-name="T39">int</text:span><text:span text:style-name="T28"> </text:span><text:span text:style-name="T36">select</text:span>);<text:span text:style-name="T109"> //WaitDI指令的语句分析</text:span></text:p>
      <text:p text:style-name="P80"><text:span text:style-name="T97"><text:tab/></text:span><text:span text:style-name="T28"> </text:span><text:span text:style-name="T39">void</text:span><text:span text:style-name="T28"> </text:span><text:span text:style-name="T17">WaitDOAnalysis</text:span>(<text:span text:style-name="T39">int</text:span><text:span text:style-name="T28"> </text:span><text:span text:style-name="T36">select</text:span>);<text:span text:style-name="T109"> //WaitDO指令的语句分析</text:span></text:p>
      <text:p text:style-name="P80"><text:span text:style-name="T97"><text:tab/></text:span><text:span text:style-name="T39">void</text:span><text:span text:style-name="T28"> </text:span><text:span text:style-name="T17">WaitTimeAnalysis</text:span>();<text:span text:style-name="T109"> //WaitTime指令的语句分析</text:span></text:p>
      <text:h text:style-name="P416" text:outline-level="3"><text:span text:style-name="T76"><text:s/></text:span>Properties</text:h>
      <table:table table:name="表格18" table:style-name="表格18">
        <table:table-column table:style-name="表格18.A" table:number-columns-repeated="3"/>
        <table:table-row>
          <table:table-cell table:style-name="表格18.A1" office:value-type="string">
            <text:p text:style-name="P508">名称</text:p>
          </table:table-cell>
          <table:table-cell table:style-name="表格18.A1" office:value-type="string">
            <text:p text:style-name="P508">类型</text:p>
          </table:table-cell>
          <table:table-cell table:style-name="表格18.C1" office:value-type="string">
            <text:p text:style-name="P508">说明</text:p>
          </table:table-cell>
        </table:table-row>
        <table:table-row>
          <table:table-cell table:style-name="表格18.A12" office:value-type="string">
            <text:p text:style-name="P613">mod_name_</text:p>
          </table:table-cell>
          <table:table-cell table:style-name="表格18.B12" office:value-type="string">
            <text:p text:style-name="P613">QString</text:p>
          </table:table-cell>
          <table:table-cell table:style-name="表格18.C12" office:value-type="string">
            <text:p text:style-name="P602">模块名</text:p>
          </table:table-cell>
        </table:table-row>
        <table:table-row>
          <table:table-cell table:style-name="表格18.A12" office:value-type="string">
            <text:p text:style-name="P613">original_code_</text:p>
          </table:table-cell>
          <table:table-cell table:style-name="表格18.B12" office:value-type="string">
            <text:p text:style-name="P613">QString</text:p>
          </table:table-cell>
          <table:table-cell table:style-name="表格18.C12" office:value-type="string">
            <text:p text:style-name="P602">初始的语句</text:p>
          </table:table-cell>
        </table:table-row>
        <table:table-row>
          <table:table-cell table:style-name="表格18.A12" office:value-type="string">
            <text:p text:style-name="P614">current_type_</text:p>
          </table:table-cell>
          <table:table-cell table:style-name="表格18.B12" office:value-type="string">
            <text:p text:style-name="P614">QString</text:p>
          </table:table-cell>
          <table:table-cell table:style-name="表格18.C12" office:value-type="string">
            <text:p text:style-name="P602">当前选中数据的数据类型</text:p>
          </table:table-cell>
        </table:table-row>
        <table:table-row>
          <table:table-cell table:style-name="表格18.A12" office:value-type="string">
            <text:p text:style-name="P614">di_list_</text:p>
          </table:table-cell>
          <table:table-cell table:style-name="表格18.B12" office:value-type="string">
            <text:p text:style-name="P614">QStringList</text:p>
          </table:table-cell>
          <table:table-cell table:style-name="表格18.C12" office:value-type="string">
            <text:p text:style-name="P614">DI</text:p>
          </table:table-cell>
        </table:table-row>
        <table:table-row>
          <table:table-cell table:style-name="表格18.A12" office:value-type="string">
            <text:p text:style-name="P614">do_list_</text:p>
          </table:table-cell>
          <table:table-cell table:style-name="表格18.B12" office:value-type="string">
            <text:p text:style-name="P614">QStringList</text:p>
          </table:table-cell>
          <table:table-cell table:style-name="表格18.C12" office:value-type="string">
            <text:p text:style-name="P614">DO</text:p>
          </table:table-cell>
        </table:table-row>
        <table:table-row>
          <table:table-cell table:style-name="表格18.A12" office:value-type="string">
            <text:p text:style-name="P614">ai_list_</text:p>
          </table:table-cell>
          <table:table-cell table:style-name="表格18.B12" office:value-type="string">
            <text:p text:style-name="P614">QStringList</text:p>
          </table:table-cell>
          <table:table-cell table:style-name="表格18.C12" office:value-type="string">
            <text:p text:style-name="P614">AI</text:p>
          </table:table-cell>
        </table:table-row>
        <table:table-row>
          <table:table-cell table:style-name="表格18.A12" office:value-type="string">
            <text:p text:style-name="P614">ao_list_</text:p>
          </table:table-cell>
          <table:table-cell table:style-name="表格18.B12" office:value-type="string">
            <text:p text:style-name="P614">QStringList</text:p>
          </table:table-cell>
          <table:table-cell table:style-name="表格18.C12" office:value-type="string">
            <text:p text:style-name="P614">AO</text:p>
          </table:table-cell>
        </table:table-row>
        <table:table-row>
          <table:table-cell table:style-name="表格18.A12" office:value-type="string">
            <text:p text:style-name="P614">select_pos_</text:p>
          </table:table-cell>
          <table:table-cell table:style-name="表格18.B12" office:value-type="string">
            <text:p text:style-name="P614">QList</text:p>
          </table:table-cell>
          <table:table-cell table:style-name="表格18.C12" office:value-type="string">
            <text:p text:style-name="P602">保存语句中参数的开始结束位置</text:p>
          </table:table-cell>
        </table:table-row>
        <table:table-row>
          <table:table-cell table:style-name="表格18.A12" office:value-type="string">
            <text:p text:style-name="P614">data_dim_</text:p>
          </table:table-cell>
          <table:table-cell table:style-name="表格18.B12" office:value-type="string">
            <text:p text:style-name="P614">QMap</text:p>
          </table:table-cell>
          <table:table-cell table:style-name="表格18.C12" office:value-type="string">
            <text:p text:style-name="P602">表格单元格指针与数据类型</text:p>
          </table:table-cell>
        </table:table-row>
        <table:table-row>
          <table:table-cell table:style-name="表格18.A12" office:value-type="string">
            <text:p text:style-name="P614">select_</text:p>
          </table:table-cell>
          <table:table-cell table:style-name="表格18.B12" office:value-type="string">
            <text:p text:style-name="P614">int</text:p>
          </table:table-cell>
          <table:table-cell table:style-name="表格18.C12" office:value-type="string">
            <text:p text:style-name="P602">当前选中位置数</text:p>
          </table:table-cell>
        </table:table-row>
        <table:table-row>
          <table:table-cell table:style-name="表格18.A12" office:value-type="string">
            <text:p text:style-name="P614">rep_</text:p>
          </table:table-cell>
          <table:table-cell table:style-name="表格18.B12" office:value-type="string">
            <text:p text:style-name="P614">bool</text:p>
          </table:table-cell>
          <table:table-cell table:style-name="表格18.C12" office:value-type="string">
            <text:p text:style-name="P602">真为替换假为添加</text:p>
          </table:table-cell>
        </table:table-row>
        <table:table-row>
          <table:table-cell table:style-name="表格18.A13" office:value-type="string">
            <text:p text:style-name="P614">iscreate_</text:p>
          </table:table-cell>
          <table:table-cell table:style-name="表格18.B13" office:value-type="string">
            <text:p text:style-name="P614">bool</text:p>
          </table:table-cell>
          <table:table-cell table:style-name="表格18.C13" office:value-type="string">
            <text:p text:style-name="P602">是否允许新建变量</text:p>
          </table:table-cell>
        </table:table-row>
      </table:table>
      <text:p text:style-name="P34"/>
      <text:p text:style-name="P34"/>
      <text:h text:style-name="Heading_20_2" text:outline-level="2">ChoiceTableSub<text:span text:style-name="T110"> Class</text:span></text:h>
      <text:p text:style-name="P81"><text:s/>选定目标窗口(ChoiceWindow)中的元素</text:p>
      <text:p text:style-name="P81"><text:tab/>Header: <text:s/>hotedit.h</text:p>
      <text:p text:style-name="P81"><text:tab/>Inherits: <text:s/>QWidget</text:p>
      <text:h text:style-name="Heading_20_3" text:outline-level="3"><text:s/><text:span text:style-name="T110">Signals</text:span></text:h>
      <text:p text:style-name="P82"><text:span text:style-name="T110"><text:tab/></text:span><text:span text:style-name="T39">void</text:span><text:span text:style-name="T28"> </text:span><text:span text:style-name="T17">DelButtonClicked</text:span>();<text:span text:style-name="T111"> //删除按钮(del_button_)被按下后发送的删除信号</text:span></text:p>
      <text:p text:style-name="P82"><text:span text:style-name="T110"><text:tab/></text:span><text:span text:style-name="T39">void</text:span><text:span text:style-name="T28"> </text:span><text:span text:style-name="T17">Clicked</text:span>();<text:span text:style-name="T111"> //被点击信号</text:span></text:p>
      <text:h text:style-name="Heading_20_3" text:outline-level="3"><text:s/><text:span text:style-name="T110">Event</text:span></text:h>
      <text:p text:style-name="P82"><text:span text:style-name="T110"><text:tab/></text:span><text:span text:style-name="T39">void</text:span><text:span text:style-name="T28"> </text:span><text:span text:style-name="T20">mousePressEvent</text:span>(<text:span text:style-name="T24">QMouseEvent</text:span><text:span text:style-name="T28"> </text:span>*<text:span text:style-name="T36">e</text:span>);<text:span text:style-name="T112"> //鼠标按下事件，用于发送Clicked()信号</text:span></text:p>
      <text:h text:style-name="Heading_20_3" text:outline-level="3"><text:s/><text:span text:style-name="T110">Public Slots</text:span></text:h>
      <text:p text:style-name="P82"><text:span text:style-name="T110"><text:tab/></text:span><text:span text:style-name="T39">void</text:span><text:span text:style-name="T28"> </text:span><text:span text:style-name="T17">UpdateState</text:span>();<text:span text:style-name="T112"> //更新状态，如果sub_pointer_等于自身则显示删除按钮(del_button_)否则隐藏删除按钮(del_button_)</text:span></text:p>
      <text:h text:style-name="Heading_20_3" text:outline-level="3"><text:soft-page-break/><text:s/><text:span text:style-name="T110">Static Public Members</text:span></text:h>
      <text:p text:style-name="P82"><text:span text:style-name="T110"><text:tab/></text:span><text:span text:style-name="T24">QMap</text:span>&lt;<text:span text:style-name="T24">QString</text:span>,<text:span text:style-name="T39">int</text:span>&gt;<text:span text:style-name="T28"> </text:span>&amp;<text:span text:style-name="T17">GetMap</text:span>();<text:span text:style-name="T112"> //静态函数，获取save_sub_map_</text:span></text:p>
      <text:p text:style-name="P82"><text:span text:style-name="T110"><text:tab/></text:span><text:span text:style-name="T24">QPointer</text:span>&lt;<text:span text:style-name="T24">ChoiceTableSub</text:span>&gt;<text:span text:style-name="T28"> </text:span><text:span text:style-name="T17">GetPointer</text:span>();<text:span text:style-name="T112"> //静态函数，获取sub_pointer_;</text:span></text:p>
      <text:h text:style-name="Heading_20_3" text:outline-level="3"><text:s/><text:span text:style-name="T110">Public Functions</text:span></text:h>
      <text:p text:style-name="P82"><text:span text:style-name="T110"><text:tab/></text:span><text:span text:style-name="T17">ChoiceTableSub</text:span>(<text:span text:style-name="T24">QWidget</text:span><text:span text:style-name="T28"> </text:span>*<text:span text:style-name="T36">parent</text:span><text:span text:style-name="T28"> </text:span>=<text:span text:style-name="T28"> </text:span><text:span text:style-name="T39">nullptr</text:span>);<text:span text:style-name="T112"> //构造函数</text:span></text:p>
      <text:p text:style-name="P82"><text:span text:style-name="T110"><text:tab/></text:span><text:span text:style-name="T39">void</text:span><text:span text:style-name="T28"> </text:span><text:span text:style-name="T17">SetName</text:span>(<text:span text:style-name="T24">QString</text:span><text:span text:style-name="T28"> </text:span><text:span text:style-name="T36">name</text:span>);<text:span text:style-name="T112"> //设置内部标签(name_label_)所显示的内容</text:span></text:p>
      <text:p text:style-name="P82"><text:span text:style-name="T110"><text:tab/></text:span><text:span text:style-name="T39">void</text:span><text:span text:style-name="T28"> </text:span><text:span text:style-name="T17">SetRedress</text:span>(<text:span text:style-name="T24">QString</text:span><text:span text:style-name="T28"> </text:span><text:span text:style-name="T36">val</text:span>);<text:span text:style-name="T112"> //设置内部标签(redress_label_)所显示的内容</text:span></text:p>
      <text:h text:style-name="P417" text:outline-level="3"><text:span text:style-name="T76"><text:s/></text:span>Properties</text:h>
      <table:table table:name="表格19" table:style-name="表格19">
        <table:table-column table:style-name="表格19.A" table:number-columns-repeated="3"/>
        <table:table-row>
          <table:table-cell table:style-name="表格19.A1" office:value-type="string">
            <text:p text:style-name="P509">名称</text:p>
          </table:table-cell>
          <table:table-cell table:style-name="表格19.A1" office:value-type="string">
            <text:p text:style-name="P509">类型</text:p>
          </table:table-cell>
          <table:table-cell table:style-name="表格19.C1" office:value-type="string">
            <text:p text:style-name="P509">说明</text:p>
          </table:table-cell>
        </table:table-row>
        <table:table-row>
          <table:table-cell table:style-name="表格19.A2" office:value-type="string">
            <text:p text:style-name="P615">sub_pointer_</text:p>
          </table:table-cell>
          <table:table-cell table:style-name="表格19.B2" office:value-type="string">
            <text:p text:style-name="P615">QPointer</text:p>
          </table:table-cell>
          <table:table-cell table:style-name="表格19.C2" office:value-type="string">
            <text:p text:style-name="P603">用于标示当前选中对象</text:p>
          </table:table-cell>
        </table:table-row>
        <table:table-row>
          <table:table-cell table:style-name="表格19.A3" office:value-type="string">
            <text:p text:style-name="P616">save_sub_map_</text:p>
          </table:table-cell>
          <table:table-cell table:style-name="表格19.B3" office:value-type="string">
            <text:p text:style-name="P616">QMap</text:p>
          </table:table-cell>
          <table:table-cell table:style-name="表格19.C3" office:value-type="string">
            <text:p text:style-name="P603">保存元素名以及元素所在位置</text:p>
          </table:table-cell>
        </table:table-row>
      </table:table>
      <text:p text:style-name="P35"/>
      <text:p text:style-name="P35"/>
      <text:h text:style-name="Heading_20_2" text:outline-level="2">ChoiceWindow<text:span text:style-name="T113"> Class</text:span></text:h>
      <text:p text:style-name="P83"><text:s/>HotEdit功能中的选定目标窗口</text:p>
      <text:p text:style-name="P83"><text:tab/>Header: <text:s/>hotedit.h</text:p>
      <text:p text:style-name="P83"><text:tab/>Inherits: <text:s/>HotEditObject</text:p>
      <text:h text:style-name="Heading_20_3" text:outline-level="3"><text:s/><text:span text:style-name="T113">Public Functions</text:span></text:h>
      <text:p text:style-name="P84"><text:span text:style-name="T113"><text:tab/></text:span><text:span text:style-name="T17">ChoiceWindow</text:span>(<text:span text:style-name="T24">QWidget</text:span><text:span text:style-name="T28"> </text:span>*<text:span text:style-name="T36">parent</text:span><text:span text:style-name="T28"> </text:span>=<text:span text:style-name="T28"> </text:span><text:span text:style-name="T39">nullptr</text:span>);</text:p>
      <text:p text:style-name="P83"/>
      <text:p text:style-name="P83"/>
      <text:h text:style-name="Heading_20_2" text:outline-level="2">CodeEdit<text:span text:style-name="T113"> Class</text:span></text:h>
      <text:p text:style-name="P83"><text:s/>重写的文本框类，在程序编辑器中被使用到</text:p>
      <text:p text:style-name="P83"><text:tab/>Header: <text:s/>progeditmain.h</text:p>
      <text:p text:style-name="P83"><text:tab/>Inherits: <text:s/>TextBrowserObject</text:p>
      <text:h text:style-name="Heading_20_3" text:outline-level="3"><text:s/><text:span text:style-name="T114">Signals</text:span></text:h>
      <text:p text:style-name="P85"><text:span text:style-name="T114"><text:tab/></text:span><text:span text:style-name="T39">void</text:span><text:span text:style-name="T28"> </text:span><text:span text:style-name="T17">ShowInsertExpres</text:span>(<text:span text:style-name="T24">QString</text:span><text:span text:style-name="T28"> </text:span><text:span text:style-name="T36">data</text:span>,<text:span text:style-name="T28"> </text:span><text:span text:style-name="T24">QString</text:span><text:span text:style-name="T28"> </text:span><text:span text:style-name="T36">type</text:span>,<text:span text:style-name="T28"> </text:span><text:span text:style-name="T39">bool</text:span><text:span text:style-name="T28"> </text:span><text:span text:style-name="T36">lerg</text:span>,<text:span text:style-name="T28"> </text:span><text:span text:style-name="T39">bool</text:span><text:span text:style-name="T28"> </text:span><text:span text:style-name="T36">rep</text:span>);<text:span text:style-name="T115"> //显示插入表达式窗口(InsertExpresWindow)</text:span></text:p>
      <text:p text:style-name="P85"><text:span text:style-name="T114"><text:tab/></text:span><text:span text:style-name="T39">void</text:span><text:span text:style-name="T28"> </text:span><text:span text:style-name="T17">ShowChangeSelect</text:span>(<text:span text:style-name="T24">QString</text:span><text:span text:style-name="T28"> </text:span><text:span text:style-name="T36">code</text:span>);<text:span text:style-name="T115"> //显示更改选择窗口(ChangeSelectionWindow)</text:span></text:p>
      <text:p text:style-name="P85"><text:span text:style-name="T114"><text:tab/></text:span><text:span text:style-name="T39">void</text:span><text:span text:style-name="T28"> </text:span><text:span text:style-name="T17">ShowAddFunc</text:span>();<text:span text:style-name="T115"> //显示插入函数窗口(AddFunc)</text:span></text:p>
      <text:p text:style-name="P85"><text:soft-page-break/><text:span text:style-name="T114"><text:tab/></text:span><text:span text:style-name="T39">void</text:span><text:span text:style-name="T28"> </text:span><text:span text:style-name="T17">DoubleClick</text:span>();<text:span text:style-name="T115"> //通过单击模拟出的双击信号</text:span></text:p>
      <text:h text:style-name="Heading_20_3" text:outline-level="3"><text:s/><text:span text:style-name="T114">Event</text:span></text:h>
      <text:p text:style-name="P85"><text:span text:style-name="T114"><text:tab/></text:span><text:span text:style-name="T39">void</text:span><text:span text:style-name="T28"> </text:span><text:span text:style-name="T20">resizeEvent</text:span>(<text:span text:style-name="T24">QResizeEvent</text:span><text:span text:style-name="T28"> </text:span>*<text:span text:style-name="T36">e</text:span>);<text:span text:style-name="T116"> //窗口大小改变事件，会改变内部按钮的大小与位置</text:span></text:p>
      <text:p text:style-name="P85"><text:span text:style-name="T114"><text:tab/></text:span><text:span text:style-name="T39">void</text:span><text:span text:style-name="T28"> </text:span><text:span text:style-name="T20">mousePressEvent</text:span>(<text:span text:style-name="T24">QMouseEvent</text:span><text:span text:style-name="T28"> </text:span>*<text:span text:style-name="T36">e</text:span>);<text:span text:style-name="T117"> //鼠标单击事件，根据所点击的位置决定是否选中、选中长度以及是否为双击等，若为双击则会发送DoubleClick信号</text:span></text:p>
      <text:p text:style-name="P85"><text:span text:style-name="T114"><text:tab/></text:span><text:span text:style-name="T39">void</text:span><text:span text:style-name="T28"> </text:span><text:span text:style-name="T20">mouseDoubleClickEvent</text:span>(<text:span text:style-name="T24">QMouseEvent</text:span><text:span text:style-name="T28"> </text:span>*);<text:span text:style-name="T117"> //鼠标双击事件，空事件</text:span></text:p>
      <text:p text:style-name="P85"><text:span text:style-name="T114"><text:tab/></text:span><text:span text:style-name="T39">void</text:span><text:span text:style-name="T28"> </text:span><text:span text:style-name="T20">mouseMoveEvent</text:span>(<text:span text:style-name="T24">QMouseEvent</text:span><text:span text:style-name="T28"> </text:span>*);<text:span text:style-name="T117"> //鼠标移动事件，空事件</text:span></text:p>
      <text:p text:style-name="P85"><text:span text:style-name="T114"><text:tab/></text:span><text:span text:style-name="T39">void</text:span><text:span text:style-name="T28"> </text:span><text:span text:style-name="T20">mouseReleaseEvent</text:span>(<text:span text:style-name="T24">QMouseEvent</text:span><text:span text:style-name="T28"> </text:span>*);<text:span text:style-name="T117"> //鼠标释放事件，空事件</text:span></text:p>
      <text:h text:style-name="Heading_20_3" text:outline-level="3"><text:s/><text:span text:style-name="T114">Public Slots</text:span></text:h>
      <text:p text:style-name="P85"><text:span text:style-name="T114"><text:tab/></text:span><text:span text:style-name="T39">void</text:span><text:span text:style-name="T28"> </text:span><text:span text:style-name="T17">AddCode</text:span>(<text:span text:style-name="T24">QString</text:span><text:span text:style-name="T28"> </text:span><text:span text:style-name="T36">code</text:span>);<text:span text:style-name="T118"> //添加指令槽函数，参数为指令名，内部会根据不同的指令进行分析判断添加方式</text:span></text:p>
      <text:p text:style-name="P85"><text:span text:style-name="T114"><text:tab/></text:span><text:span text:style-name="T39">void</text:span><text:span text:style-name="T28"> </text:span><text:span text:style-name="T17">ChangeShow</text:span>(<text:span text:style-name="T39">int</text:span><text:span text:style-name="T28"> </text:span><text:span text:style-name="T36">row</text:span>,<text:span text:style-name="T28"> </text:span><text:span text:style-name="T39">bool</text:span><text:span text:style-name="T28"> </text:span><text:span text:style-name="T36">iskeep</text:span><text:span text:style-name="T28"> </text:span>=<text:span text:style-name="T28"> </text:span><text:span text:style-name="T39">false</text:span>,<text:span text:style-name="T28"> </text:span><text:span text:style-name="T39">int</text:span><text:span text:style-name="T28"> </text:span><text:span text:style-name="T36">num</text:span><text:span text:style-name="T28"> </text:span>=<text:span text:style-name="T28"> </text:span><text:span text:style-name="T49">0</text:span>,<text:span text:style-name="T28"> </text:span><text:span text:style-name="T39">int</text:span><text:span text:style-name="T28"> </text:span><text:span text:style-name="T36">size</text:span><text:span text:style-name="T28"> </text:span>=<text:span text:style-name="T28"> </text:span><text:span text:style-name="T49">0</text:span>);<text:span text:style-name="T118"> //移动到指定行数，iskeep为真时切换时选中，为假切换时不选中</text:span></text:p>
      <text:p text:style-name="P86"><text:span text:style-name="T114"><text:tab/></text:span><text:span text:style-name="T39">void</text:span><text:span text:style-name="T28"> </text:span><text:span text:style-name="T17">RetInsertExpres</text:span>(<text:span text:style-name="T24">QString</text:span><text:span text:style-name="T28"> </text:span><text:span text:style-name="T36">data</text:span>,<text:span text:style-name="T28"> </text:span><text:span text:style-name="T39">bool</text:span><text:span text:style-name="T28"> </text:span><text:span text:style-name="T36">rep</text:span>);<text:span text:style-name="T119"> //插入表达式窗口(InsertExpresWindow)的返回值，data为返回的代码，rep为真时代表替换为假时代表添加</text:span></text:p>
      <text:p text:style-name="P87"><text:span text:style-name="T114"><text:tab/></text:span><text:span text:style-name="T39">void</text:span><text:span text:style-name="T28"> </text:span><text:span text:style-name="T17">RetAddFunc</text:span>(<text:span text:style-name="T24">QString</text:span><text:span text:style-name="T28"> </text:span><text:span text:style-name="T36">data</text:span>);<text:span text:style-name="T120"> //插入函数窗口(AddFunc)的返回值，data为代码</text:span></text:p>
      <text:p text:style-name="P85"><text:span text:style-name="T114"><text:tab/></text:span><text:span text:style-name="T39">void</text:span><text:span text:style-name="T28"> </text:span><text:span text:style-name="T17">CreateVar</text:span>(<text:span text:style-name="T24">QString</text:span><text:span text:style-name="T28"> </text:span><text:span text:style-name="T36">mod_name</text:span>);<text:span text:style-name="T121"> //新建变量槽函数，当CreateNewVar类发出CreateVar信号后触发，参数为新变量声明处的模块的模块名，若该模块名等于mod_name_则需要更新界面</text:span></text:p>
      <text:p text:style-name="P88"><text:span text:style-name="T114"><text:tab/></text:span><text:span text:style-name="T39">void</text:span><text:span text:style-name="T28"> </text:span><text:span text:style-name="T17">ChangeSelect</text:span>(<text:span text:style-name="T24">QString</text:span><text:span text:style-name="T28"> </text:span><text:span text:style-name="T36">data</text:span>);<text:span text:style-name="T121"> //更改选中窗口(ChangeSelectionWindow)的返回值，参数为代码</text:span></text:p>
      <text:h text:style-name="Heading_20_3" text:outline-level="3"><text:s/><text:span text:style-name="T114">Public Functions</text:span></text:h>
      <text:p text:style-name="P85"><text:span text:style-name="T114"><text:tab/></text:span><text:span text:style-name="T17">CodeEdit</text:span>(<text:span text:style-name="T24">QWidget</text:span><text:span text:style-name="T28"> </text:span>*<text:span text:style-name="T36">parent</text:span><text:span text:style-name="T28"> </text:span>=<text:span text:style-name="T28"> </text:span><text:span text:style-name="T39">nullptr</text:span>);<text:span text:style-name="T122"> //构造函数</text:span></text:p>
      <text:p text:style-name="P85"><text:span text:style-name="T114"><text:tab/></text:span>~<text:span text:style-name="T20">CodeEdit</text:span>();<text:span text:style-name="T122"> //析构函数，会调用SaveData函数</text:span></text:p>
      <text:p text:style-name="P85"><text:span text:style-name="T114"><text:tab/></text:span><text:span text:style-name="T39">void</text:span><text:span text:style-name="T28"> </text:span><text:span text:style-name="T17">MvStart</text:span>();<text:span text:style-name="T123"> //将光标移至开始处</text:span></text:p>
      <text:p text:style-name="P85"><text:span text:style-name="T114"><text:tab/></text:span><text:span text:style-name="T24">QString</text:span><text:span text:style-name="T28"> </text:span><text:span text:style-name="T17">GetMod</text:span>();<text:span text:style-name="T124"> //获取当前所显示的模块的模块名</text:span></text:p>
      <text:p text:style-name="P85"><text:span text:style-name="T114"><text:tab/></text:span><text:span text:style-name="T39">void</text:span><text:span text:style-name="T28"> </text:span><text:span text:style-name="T17">ShowAddCode</text:span>();<text:span text:style-name="T124"> //添加指令窗口(AddCodeWindow)显示，隐藏放大、缩小按钮</text:span></text:p>
      <text:p text:style-name="P89"><text:span text:style-name="T114"><text:tab/></text:span><text:span text:style-name="T39">void</text:span><text:span text:style-name="T28"> </text:span><text:span text:style-name="T17">HideAddCode</text:span>();<text:span text:style-name="T124"> //添加指令窗口(AddCodeWindow)显示，显示放大、缩小按钮</text:span></text:p>
      <text:p text:style-name="P85"><text:span text:style-name="T114"><text:tab/></text:span><text:span text:style-name="T39">int</text:span><text:span text:style-name="T28"> </text:span><text:span text:style-name="T17">GetRow</text:span>();<text:span text:style-name="T125"> //获取可操控的代码块开始行数(row_main_)</text:span></text:p>
      <text:p text:style-name="P85"><text:span text:style-name="T114"><text:tab/></text:span><text:span text:style-name="T39">void</text:span><text:span text:style-name="T28"> </text:span><text:span text:style-name="T17">SetIsShow</text:span>(<text:span text:style-name="T39">bool</text:span><text:span text:style-name="T28"> </text:span><text:span text:style-name="T36">isshow</text:span>);<text:span text:style-name="T126"> //控制是否需要显示声明，用于修改isshow_状态，若isshow与isshow_不相等则修改isshow_并调用SetData函数更新所显示内容</text:span></text:p>
      <text:p text:style-name="P85"><text:span text:style-name="T114"><text:tab/></text:span><text:span text:style-name="T39">bool</text:span><text:span text:style-name="T28"> </text:span><text:span text:style-name="T17">GetIsShow</text:span>();<text:span text:style-name="T127"> //返回是否需要显示声明(isshow_)</text:span></text:p>
      <text:p text:style-name="P85"><text:span text:style-name="T114"><text:tab/></text:span><text:span text:style-name="T39">void</text:span><text:span text:style-name="T28"> </text:span><text:span text:style-name="T17">SaveData</text:span>();<text:span text:style-name="T128"> //保存数据，一般在示教器退出或切换模块时会被调用，此函数会调用EditData的SaveMod函数</text:span></text:p>
      <text:p text:style-name="P85"><text:soft-page-break/><text:span text:style-name="T114"><text:tab/></text:span><text:span text:style-name="T39">void</text:span><text:span text:style-name="T28"> </text:span><text:span text:style-name="T17">SetData</text:span>(<text:span text:style-name="T24">QString</text:span><text:span text:style-name="T28"> </text:span><text:span text:style-name="T36">mod_name</text:span>);<text:span text:style-name="T129"> //根据模块名修改mod_name_等成员并显示对应的模块数据</text:span></text:p>
      <text:p text:style-name="P85"><text:span text:style-name="T114"><text:tab/></text:span><text:span text:style-name="T39">void</text:span><text:span text:style-name="T28"> </text:span><text:span text:style-name="T17">Refresh</text:span>(<text:span text:style-name="T39">bool</text:span><text:span text:style-name="T28"> </text:span><text:span text:style-name="T36">isupdate</text:span><text:span text:style-name="T28"> </text:span>=<text:span text:style-name="T28"> </text:span><text:span text:style-name="T39">false</text:span>); //刷新所显示数据，如果为真则重置滚动条否则将保持滚动条原有位置</text:p>
      <text:p text:style-name="P85"><text:span text:style-name="T114"><text:tab/></text:span><text:span text:style-name="T24">QPair</text:span>&lt;<text:span text:style-name="T24">QString</text:span>,<text:span text:style-name="T28"> </text:span><text:span text:style-name="T39">int</text:span>&gt;<text:span text:style-name="T28"> </text:span><text:span text:style-name="T17">Convert</text:span>(<text:span text:style-name="T39">int</text:span><text:span text:style-name="T28"> </text:span><text:span text:style-name="T36">row</text:span>); //将指定的文本框所显示的行数转换为例行程序名与代码序号</text:p>
      <text:p text:style-name="P85"><text:span text:style-name="T114"><text:tab/></text:span><text:span text:style-name="T39">int</text:span><text:span text:style-name="T28"> </text:span><text:span text:style-name="T17">Convert</text:span>(<text:span text:style-name="T24">QString</text:span><text:span text:style-name="T28"> </text:span><text:span text:style-name="T36">code</text:span>); //将给定代码转化为该行代码在编辑框中首次出现的位置</text:p>
      <text:p text:style-name="P85"><text:span text:style-name="T114"><text:tab/></text:span><text:span text:style-name="T39">int</text:span><text:span text:style-name="T28"> </text:span><text:span text:style-name="T17">Convert</text:span>(<text:span text:style-name="T24">QString</text:span><text:span text:style-name="T28"> </text:span><text:span text:style-name="T36">rout_name</text:span>,<text:span text:style-name="T28"> </text:span><text:span text:style-name="T39">int</text:span><text:span text:style-name="T28"> </text:span><text:span text:style-name="T36">row</text:span>); //将指定例行程序的指定行转化为该行在编辑框中的位置</text:p>
      <text:p text:style-name="P85"><text:span text:style-name="T114"><text:tab/></text:span><text:span text:style-name="T39">void</text:span><text:span text:style-name="T28"> </text:span><text:span text:style-name="T17">SetCodeRow</text:span>(<text:span text:style-name="T24">CodeRow</text:span><text:span text:style-name="T28"> </text:span>*<text:span text:style-name="T36">point</text:span>);<text:span text:style-name="T130"> //设置行号显示控件(CodeRow)指针，用于修改和显示行号</text:span></text:p>
      <text:p text:style-name="P85"><text:span text:style-name="T114"><text:tab/></text:span><text:span text:style-name="T39">void</text:span><text:span text:style-name="T28"> </text:span><text:span text:style-name="T17">SetEditWindow</text:span>(<text:span text:style-name="T24">EditWindow</text:span><text:span text:style-name="T28"> </text:span>*<text:span text:style-name="T36">point</text:span>);<text:span text:style-name="T130"> //设置编辑窗口控件(EditWindow)指针，用于在单击时根据copy_str_的内容来调整该控件内按钮能否被点击</text:span></text:p>
      <text:p text:style-name="P90"><text:span text:style-name="T114"><text:tab/></text:span><text:span text:style-name="T39">void</text:span><text:span text:style-name="T28"> </text:span><text:span text:style-name="T17">SetDebugWindow</text:span>(<text:span text:style-name="T24">DebugWindow</text:span><text:span text:style-name="T28"> </text:span>*<text:span text:style-name="T36">point</text:span>);<text:span text:style-name="T131"> //设置调试窗口控件(DebugWindow)指针用于在单击时根据copy_str_的内容来调整该控件内按钮能否被点击</text:span></text:p>
      <text:p text:style-name="P85"><text:span text:style-name="T114"><text:tab/></text:span><text:span text:style-name="T39">void</text:span><text:span text:style-name="T28"> </text:span><text:span text:style-name="T17">SetCopyStr</text:span>(<text:span text:style-name="T24">QString</text:span><text:span text:style-name="T28"> </text:span>*<text:span text:style-name="T36">point</text:span>);<text:span text:style-name="T132"> //设置copy_str_指针供鼠标单击时进行分析判断</text:span></text:p>
      <text:p text:style-name="P85"><text:span text:style-name="T114"><text:tab/></text:span><text:span text:style-name="T39">void</text:span><text:span text:style-name="T28"> </text:span><text:span text:style-name="T17">SetSelect</text:span>(<text:span text:style-name="T39">int</text:span><text:span text:style-name="T28"> </text:span><text:span text:style-name="T36">row</text:span>);<text:span text:style-name="T133"> //选中某一行</text:span></text:p>
      <text:p text:style-name="P85"><text:span text:style-name="T114"><text:tab/></text:span><text:span text:style-name="T39">int</text:span><text:span text:style-name="T28"> </text:span><text:span text:style-name="T17">GetStartRow</text:span>();<text:span text:style-name="T133"> //获取所选中起始行(start_row_)，此函数暂未被任何地方使用，标记为暂存留待后续判断是否需要删除</text:span></text:p>
      <text:p text:style-name="P91"><text:span text:style-name="T114"><text:tab/></text:span><text:span text:style-name="T39">int</text:span><text:span text:style-name="T28"> </text:span><text:span text:style-name="T17">GetEndRow</text:span>();<text:span text:style-name="T133"> //获取所选中终点行(end_row_)，此函数暂未被任何地方使用，标记为暂存留待后续判断是否需要删除</text:span></text:p>
      <text:h text:style-name="Heading_20_3" text:outline-level="3"><text:s/><text:span text:style-name="T133">Private Functions</text:span></text:h>
      <text:p text:style-name="P91"><text:span text:style-name="T133"><text:tab/></text:span><text:span text:style-name="T39">void</text:span><text:span text:style-name="T28"> </text:span><text:span text:style-name="T17">ConnInit</text:span>();<text:span text:style-name="T134"> //信号槽的初始化</text:span></text:p>
      <text:p text:style-name="P91"><text:span text:style-name="T133"><text:tab/></text:span><text:span text:style-name="T39">void</text:span><text:span text:style-name="T28"> </text:span><text:span text:style-name="T17">ButtonIsHide</text:span>();<text:span text:style-name="T134"> //控制按钮是否隐藏或显示</text:span></text:p>
      <text:p text:style-name="P91"><text:span text:style-name="T133"><text:tab/></text:span><text:span text:style-name="T39">void</text:span><text:span text:style-name="T28"> </text:span><text:span text:style-name="T17">ModCodeRow</text:span>();<text:span text:style-name="T134"> //修改行号，会根据code_row指针修改行号</text:span></text:p>
      <text:p text:style-name="P91"><text:span text:style-name="T133"><text:tab/></text:span><text:span text:style-name="T39">bool</text:span><text:span text:style-name="T28"> </text:span><text:span text:style-name="T17">IsCreateVar</text:span>(<text:span text:style-name="T39">int</text:span><text:span text:style-name="T28"> </text:span><text:span text:style-name="T36">row</text:span>); //从row行向上在一个例行程序中寻找robtarget变量<text:span text:style-name="T134">(也就是除了MoveAbsj以外的其他Move移动指令)</text:span>，用于判断是否需要添加变量</text:p>
      <text:h text:style-name="P418" text:outline-level="3"><text:span text:style-name="T76"><text:s/></text:span>Properties</text:h>
      <table:table table:name="表格20" table:style-name="表格20">
        <table:table-column table:style-name="表格20.A" table:number-columns-repeated="3"/>
        <table:table-row>
          <table:table-cell table:style-name="表格20.A1" office:value-type="string">
            <text:p text:style-name="P510">名称</text:p>
          </table:table-cell>
          <table:table-cell table:style-name="表格20.A1" office:value-type="string">
            <text:p text:style-name="P510">类型</text:p>
          </table:table-cell>
          <table:table-cell table:style-name="表格20.C1" office:value-type="string">
            <text:p text:style-name="P510">说明</text:p>
          </table:table-cell>
        </table:table-row>
        <table:table-row>
          <table:table-cell table:style-name="表格20.A2" office:value-type="string">
            <text:p text:style-name="P617">code_row_</text:p>
          </table:table-cell>
          <table:table-cell table:style-name="表格20.B2" office:value-type="string">
            <text:p text:style-name="P617">CodeRow</text:p>
          </table:table-cell>
          <table:table-cell table:style-name="表格20.C2" office:value-type="string">
            <text:p text:style-name="P604">行号控件指针</text:p>
          </table:table-cell>
        </table:table-row>
        <table:table-row>
          <table:table-cell table:style-name="表格20.A7" office:value-type="string">
            <text:p text:style-name="P617">edit_window_</text:p>
          </table:table-cell>
          <table:table-cell table:style-name="表格20.B7" office:value-type="string">
            <text:p text:style-name="P617">EditWindow</text:p>
          </table:table-cell>
          <table:table-cell table:style-name="表格20.C7" office:value-type="string">
            <text:p text:style-name="P604">编辑窗口控件指针</text:p>
          </table:table-cell>
        </table:table-row>
        <table:table-row>
          <table:table-cell table:style-name="表格20.A7" office:value-type="string">
            <text:p text:style-name="P617">debug_window_</text:p>
          </table:table-cell>
          <table:table-cell table:style-name="表格20.B7" office:value-type="string">
            <text:p text:style-name="P617">DebugWindow</text:p>
          </table:table-cell>
          <table:table-cell table:style-name="表格20.C7" office:value-type="string">
            <text:p text:style-name="P604">调试窗口控件指针</text:p>
          </table:table-cell>
        </table:table-row>
        <table:table-row>
          <table:table-cell table:style-name="表格20.A7" office:value-type="string">
            <text:p text:style-name="P617">copy_str_</text:p>
          </table:table-cell>
          <table:table-cell table:style-name="表格20.B7" office:value-type="string">
            <text:p text:style-name="P617">QString</text:p>
          </table:table-cell>
          <table:table-cell table:style-name="表格20.C7" office:value-type="string">
            <text:p text:style-name="P604">复制字符串指针</text:p>
          </table:table-cell>
        </table:table-row>
        <table:table-row>
          <table:table-cell table:style-name="表格20.A7" office:value-type="string">
            <text:p text:style-name="P617">font_size_</text:p>
          </table:table-cell>
          <table:table-cell table:style-name="表格20.B7" office:value-type="string">
            <text:p text:style-name="P617">int</text:p>
          </table:table-cell>
          <table:table-cell table:style-name="表格20.C7" office:value-type="string">
            <text:p text:style-name="P604">字体大小</text:p>
          </table:table-cell>
        </table:table-row>
        <table:table-row>
          <table:table-cell table:style-name="表格20.A7" office:value-type="string">
            <text:p text:style-name="P617">font_max_size_</text:p>
          </table:table-cell>
          <table:table-cell table:style-name="表格20.B7" office:value-type="string">
            <text:p text:style-name="P617">int</text:p>
          </table:table-cell>
          <table:table-cell table:style-name="表格20.C7" office:value-type="string">
            <text:p text:style-name="P604">字体最大大小</text:p>
          </table:table-cell>
        </table:table-row>
        <text:soft-page-break/>
        <table:table-row>
          <table:table-cell table:style-name="表格20.A14" office:value-type="string">
            <text:p text:style-name="P617">mod_name_</text:p>
          </table:table-cell>
          <table:table-cell table:style-name="表格20.B14" office:value-type="string">
            <text:p text:style-name="P617">QString</text:p>
          </table:table-cell>
          <table:table-cell table:style-name="表格20.C14" office:value-type="string">
            <text:p text:style-name="P604">模块名</text:p>
          </table:table-cell>
        </table:table-row>
        <table:table-row>
          <table:table-cell table:style-name="表格20.A14" office:value-type="string">
            <text:p text:style-name="P617">old_select_</text:p>
          </table:table-cell>
          <table:table-cell table:style-name="表格20.B14" office:value-type="string">
            <text:p text:style-name="P617">QString</text:p>
          </table:table-cell>
          <table:table-cell table:style-name="表格20.C14" office:value-type="string">
            <text:p text:style-name="P604">上一次选中的字符串</text:p>
          </table:table-cell>
        </table:table-row>
        <table:table-row>
          <table:table-cell table:style-name="表格20.A14" office:value-type="string">
            <text:p text:style-name="P617">old_position_</text:p>
          </table:table-cell>
          <table:table-cell table:style-name="表格20.B14" office:value-type="string">
            <text:p text:style-name="P617">int</text:p>
          </table:table-cell>
          <table:table-cell table:style-name="表格20.C14" office:value-type="string">
            <text:p text:style-name="P604">上一次选中的位置</text:p>
          </table:table-cell>
        </table:table-row>
        <table:table-row>
          <table:table-cell table:style-name="表格20.A14" office:value-type="string">
            <text:p text:style-name="P617">start_row_</text:p>
          </table:table-cell>
          <table:table-cell table:style-name="表格20.B14" office:value-type="string">
            <text:p text:style-name="P617">int</text:p>
          </table:table-cell>
          <table:table-cell table:style-name="表格20.C14" office:value-type="string">
            <text:p text:style-name="P604">选中起始行<text:span text:style-name="T135">，暂存</text:span></text:p>
          </table:table-cell>
        </table:table-row>
        <table:table-row>
          <table:table-cell table:style-name="表格20.A14" office:value-type="string">
            <text:p text:style-name="P617">end_row_</text:p>
          </table:table-cell>
          <table:table-cell table:style-name="表格20.B14" office:value-type="string">
            <text:p text:style-name="P617">int</text:p>
          </table:table-cell>
          <table:table-cell table:style-name="表格20.C14" office:value-type="string">
            <text:p text:style-name="P604">选中终点行<text:span text:style-name="T135">，暂存</text:span></text:p>
          </table:table-cell>
        </table:table-row>
        <table:table-row>
          <table:table-cell table:style-name="表格20.A14" office:value-type="string">
            <text:p text:style-name="P617">old_code_</text:p>
          </table:table-cell>
          <table:table-cell table:style-name="表格20.B14" office:value-type="string">
            <text:p text:style-name="P617">QString</text:p>
          </table:table-cell>
          <table:table-cell table:style-name="表格20.C14" office:value-type="string">
            <text:p text:style-name="P604">上一次添加的指令</text:p>
          </table:table-cell>
        </table:table-row>
        <table:table-row>
          <table:table-cell table:style-name="表格20.A14" office:value-type="string">
            <text:p text:style-name="P617">row_main_</text:p>
          </table:table-cell>
          <table:table-cell table:style-name="表格20.B14" office:value-type="string">
            <text:p text:style-name="P617">int</text:p>
          </table:table-cell>
          <table:table-cell table:style-name="表格20.C14" office:value-type="string">
            <text:p text:style-name="P604">分隔符</text:p>
          </table:table-cell>
        </table:table-row>
        <table:table-row>
          <table:table-cell table:style-name="表格20.A15" office:value-type="string">
            <text:p text:style-name="P617">isshow</text:p>
          </table:table-cell>
          <table:table-cell table:style-name="表格20.B15" office:value-type="string">
            <text:p text:style-name="P617">bool</text:p>
          </table:table-cell>
          <table:table-cell table:style-name="表格20.C15" office:value-type="string">
            <text:p text:style-name="P604">是否显示声明</text:p>
          </table:table-cell>
        </table:table-row>
      </table:table>
      <text:p text:style-name="P36"/>
      <text:p text:style-name="P36"/>
      <text:h text:style-name="Heading_20_2" text:outline-level="2">CodeRow<text:span text:style-name="T136"> Class</text:span></text:h>
      <text:p text:style-name="P92"><text:s/>行号显示窗口，在程序编辑器中的CodeEdit文本框以及自动生产窗口中的只读文本框(AutoCodeEdit)中被用到</text:p>
      <text:p text:style-name="P92"><text:tab/>Header: <text:s/>progeditmain.h</text:p>
      <text:p text:style-name="P92"><text:tab/>Inherits: <text:s/>QTextBrowser</text:p>
      <text:h text:style-name="Heading_20_3" text:outline-level="3"><text:s/><text:span text:style-name="T136">Event</text:span></text:h>
      <text:p text:style-name="P93"><text:span text:style-name="T136"><text:tab/></text:span><text:span text:style-name="T39">void</text:span><text:span text:style-name="T28"> </text:span><text:span text:style-name="T20">mousePressEvent</text:span>(<text:span text:style-name="T24">QMouseEvent</text:span><text:span text:style-name="T28"> </text:span>*);<text:span text:style-name="T137"> //鼠标按下事件，空事件</text:span></text:p>
      <text:p text:style-name="P93"><text:span text:style-name="T136"><text:tab/></text:span><text:span text:style-name="T39">void</text:span><text:span text:style-name="T28"> </text:span><text:span text:style-name="T20">mouseDoubleClickEvent</text:span>(<text:span text:style-name="T24">QMouseEvent</text:span><text:span text:style-name="T28"> </text:span>*);<text:span text:style-name="T137"> //鼠标双击事件，空事件</text:span></text:p>
      <text:p text:style-name="P93"><text:span text:style-name="T136"><text:tab/></text:span><text:span text:style-name="T39">void</text:span><text:span text:style-name="T28"> </text:span><text:span text:style-name="T20">mouseMoveEvent</text:span>(<text:span text:style-name="T24">QMouseEvent</text:span><text:span text:style-name="T28"> </text:span>*);<text:span text:style-name="T137"> //鼠标移动事件，空事件</text:span></text:p>
      <text:p text:style-name="P93"><text:span text:style-name="T136"><text:tab/></text:span><text:span text:style-name="T39">void</text:span><text:span text:style-name="T28"> </text:span><text:span text:style-name="T20">mouseReleaseEvent</text:span>(<text:span text:style-name="T24">QMouseEvent</text:span><text:span text:style-name="T28"> </text:span>*);<text:span text:style-name="T137"> //鼠标抬起事件，空事件</text:span></text:p>
      <text:h text:style-name="Heading_20_3" text:outline-level="3"><text:s/><text:span text:style-name="T136">Public Functions</text:span></text:h>
      <text:p text:style-name="P93"><text:span text:style-name="T136"><text:tab/></text:span><text:span text:style-name="T17">CodeRow</text:span>(<text:span text:style-name="T24">QWidget</text:span><text:span text:style-name="T28"> </text:span>*<text:span text:style-name="T36">parent</text:span><text:span text:style-name="T28"> </text:span>=<text:span text:style-name="T28"> </text:span><text:span text:style-name="T39">nullptr</text:span>);<text:span text:style-name="T137"> //构造函数</text:span></text:p>
      <text:p text:style-name="P93"><text:span text:style-name="T136"><text:tab/></text:span><text:span text:style-name="T39">void</text:span><text:span text:style-name="T28"> </text:span><text:span text:style-name="T20">clear</text:span>();<text:span text:style-name="T137"> //虚函数，在原有的清除内容功能上增加了修改对齐方式功能</text:span></text:p>
      <text:p text:style-name="P93"><text:span text:style-name="T136"><text:tab/></text:span><text:span text:style-name="T39">void</text:span><text:span text:style-name="T28"> </text:span><text:span text:style-name="T17">AddData</text:span>(<text:span text:style-name="T24">QString</text:span><text:span text:style-name="T28"> </text:span><text:span text:style-name="T36">data</text:span>);<text:span text:style-name="T137"> //添加一行数据，append函数的封装</text:span></text:p>
      <text:p text:style-name="P93"><text:span text:style-name="T136"><text:tab/></text:span><text:span text:style-name="T39">void</text:span><text:span text:style-name="T28"> </text:span><text:span text:style-name="T17">MvStart</text:span>();<text:span text:style-name="T137"> // //将光标移至开始处</text:span></text:p>
      <text:p text:style-name="P93"><text:span text:style-name="T136"><text:tab/></text:span><text:span text:style-name="T39">void</text:span><text:span text:style-name="T28"> </text:span><text:span text:style-name="T17">MvEnd</text:span>();<text:span text:style-name="T137"> // //将光标移至末尾处</text:span></text:p>
      <text:p text:style-name="P93"><text:span text:style-name="T136"><text:tab/></text:span><text:span text:style-name="T39">void</text:span><text:span text:style-name="T28"> </text:span><text:span text:style-name="T17">MvPos</text:span>(<text:span text:style-name="T39">int</text:span><text:span text:style-name="T28"> </text:span><text:span text:style-name="T36">row</text:span>); //将光标移至row处</text:p>
      <text:p text:style-name="P93"><text:span text:style-name="T136"><text:tab/></text:span><text:span text:style-name="T39">void</text:span><text:span text:style-name="T28"> </text:span><text:span text:style-name="T17">SetFont</text:span>(<text:span text:style-name="T24">QFont</text:span><text:span text:style-name="T28"> </text:span>&amp;<text:span text:style-name="T36">font</text:span>);<text:span text:style-name="T137"> //设置字体</text:span></text:p>
      <text:p text:style-name="P93"><text:span text:style-name="T136"><text:tab/></text:span><text:span text:style-name="T39">void</text:span><text:span text:style-name="T28"> </text:span><text:span text:style-name="T17">Upper</text:span>(); //向上一格</text:p>
      <text:p text:style-name="P93"><text:span text:style-name="T136"><text:tab/></text:span><text:span text:style-name="T39">void</text:span><text:span text:style-name="T28"> </text:span><text:span text:style-name="T17">Lower</text:span>(); //向下一格</text:p>
      <text:p text:style-name="P93"><text:span text:style-name="T136"><text:tab/></text:span><text:span text:style-name="T39">void</text:span><text:span text:style-name="T28"> </text:span><text:span text:style-name="T17">Uppers</text:span>(); //向上一页</text:p>
      <text:p text:style-name="P93"><text:span text:style-name="T136"><text:tab/></text:span><text:span text:style-name="T39">void</text:span><text:span text:style-name="T28"> </text:span><text:span text:style-name="T17">Lowers</text:span>(); //向下一页</text:p>
      <text:h text:style-name="Heading_20_2" text:outline-level="2"><text:soft-page-break/>ComboBoxObject<text:span text:style-name="T138"> Class</text:span></text:h>
      <text:p text:style-name="P94"><text:s/>一个重写过得按钮基类，主要用于充当菜单按钮和具有上下箭头的按钮，可自由继承与此然后重写</text:p>
      <text:p text:style-name="P95"><text:tab/>Header: <text:s/>comboboxobject.h</text:p>
      <text:p text:style-name="P95"><text:tab/>Inherits: <text:s/>QPushButton</text:p>
      <text:h text:style-name="Heading_20_3" text:outline-level="3"><text:s/><text:span text:style-name="T139">Signals</text:span></text:h>
      <text:p text:style-name="P96"><text:span text:style-name="T139"><text:tab/></text:span><text:span text:style-name="T39">void</text:span><text:span text:style-name="T28"> </text:span><text:span text:style-name="T17">LowerSig</text:span>();<text:span text:style-name="T141"> //箭头向下信号</text:span></text:p>
      <text:p text:style-name="P96"><text:span text:style-name="T139"><text:tab/></text:span><text:span text:style-name="T39">void</text:span><text:span text:style-name="T28"> </text:span><text:span text:style-name="T17">UpperSig</text:span>();<text:span text:style-name="T141"> //箭头向上信号</text:span></text:p>
      <text:h text:style-name="Heading_20_3" text:outline-level="3"><text:s/><text:span text:style-name="T140">Event</text:span></text:h>
      <text:p text:style-name="P97"><text:span text:style-name="T140"><text:tab/></text:span><text:span text:style-name="T39">void</text:span><text:span text:style-name="T28"> </text:span><text:span text:style-name="T20">resizeEvent</text:span>(<text:span text:style-name="T24">QResizeEvent</text:span><text:span text:style-name="T28"> </text:span>*);<text:span text:style-name="T141"> //窗口大小改变事件，用于修改箭头标签(ico_label_)的大小与位置</text:span></text:p>
      <text:h text:style-name="Heading_20_3" text:outline-level="3"><text:s/><text:span text:style-name="T140">Public Slots</text:span></text:h>
      <text:p text:style-name="P97"><text:span text:style-name="T140"><text:tab/></text:span><text:span text:style-name="T39">void</text:span><text:span text:style-name="T28"> </text:span><text:span text:style-name="T17">LowerArrow</text:span>();<text:span text:style-name="T141"> //使箭头向下</text:span></text:p>
      <text:p text:style-name="P97"><text:span text:style-name="T140"><text:tab/></text:span><text:span text:style-name="T39">void</text:span><text:span text:style-name="T28"> </text:span><text:span text:style-name="T17">UpperArrow</text:span>();<text:span text:style-name="T141"> //使箭头向上</text:span></text:p>
      <text:h text:style-name="Heading_20_3" text:outline-level="3"><text:s/><text:span text:style-name="T140">Private Slots</text:span></text:h>
      <text:p text:style-name="P97"><text:span text:style-name="T140"><text:tab/></text:span><text:span text:style-name="T39">void</text:span><text:span text:style-name="T28"> </text:span><text:span text:style-name="T17">ShowMenu</text:span>();<text:span text:style-name="T141"> //显示菜单，向上显示</text:span></text:p>
      <text:h text:style-name="Heading_20_3" text:outline-level="3"><text:s/><text:span text:style-name="T140">Public Functions</text:span></text:h>
      <text:p text:style-name="P97"><text:span text:style-name="T140"><text:tab/></text:span><text:span text:style-name="T17">ComboBoxObject</text:span>(<text:span text:style-name="T24">QWidget</text:span><text:span text:style-name="T28"> </text:span>*<text:span text:style-name="T36">parent</text:span><text:span text:style-name="T28"> </text:span>=<text:span text:style-name="T28"> </text:span><text:span text:style-name="T39">nullptr</text:span>);<text:span text:style-name="T141"> //构造函数</text:span></text:p>
      <text:p text:style-name="P97"><text:span text:style-name="T140"><text:tab/></text:span><text:span text:style-name="T17">ComboBoxObject</text:span>(<text:span text:style-name="T24">QString</text:span><text:span text:style-name="T28"> </text:span><text:span text:style-name="T36">nam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141"> //构造函数</text:span></text:p>
      <text:p text:style-name="P97"><text:span text:style-name="T140"><text:tab/></text:span>~<text:span text:style-name="T20">ComboBoxObject</text:span>();<text:span text:style-name="T141"> //析构函数</text:span></text:p>
      <text:p text:style-name="P97"><text:span text:style-name="T140"><text:tab/></text:span><text:span text:style-name="T39">void</text:span><text:span text:style-name="T28"> </text:span><text:span text:style-name="T17">SetIsMenu</text:span>(<text:span text:style-name="T39">bool</text:span><text:span text:style-name="T28"> </text:span><text:span text:style-name="T36">ismenu</text:span>);<text:span text:style-name="T141"> //用于修改是否显示菜单</text:span></text:p>
      <text:p text:style-name="P97"><text:span text:style-name="T140"><text:tab/></text:span><text:span text:style-name="T39">void</text:span><text:span text:style-name="T28"> </text:span><text:span text:style-name="T17">AppAction</text:span>(<text:span text:style-name="T24">QAction</text:span><text:span text:style-name="T28"> </text:span>*<text:span text:style-name="T36">action</text:span>); //向菜单添加菜单项</text:p>
      <text:p text:style-name="P97"><text:span text:style-name="T140"><text:tab/></text:span><text:span text:style-name="T39">void</text:span><text:span text:style-name="T28"> </text:span><text:span text:style-name="T17">AppSeparator</text:span>(); //向菜单添加分隔符</text:p>
      <text:p text:style-name="P97"><text:span text:style-name="T140"><text:tab/></text:span><text:span text:style-name="T39">void</text:span><text:span text:style-name="T28"> </text:span><text:span text:style-name="T17">SetFilterButton</text:span>(); //将按钮设置为过滤器按钮</text:p>
      <text:p text:style-name="P97"><text:span text:style-name="T140"><text:tab/></text:span><text:span text:style-name="T24">ComboMenu</text:span><text:span text:style-name="T28"> </text:span>*<text:span text:style-name="T17">GetMenu</text:span>();<text:span text:style-name="T141"> //获取menu_</text:span></text:p>
      <text:h text:style-name="Heading_20_3" text:outline-level="3"><text:s/><text:span text:style-name="T140">Protected Functions</text:span></text:h>
      <text:p text:style-name="P97"><text:span text:style-name="T140"><text:tab/></text:span><text:span text:style-name="T24">QLabel</text:span><text:span text:style-name="T28"> </text:span>*<text:span text:style-name="T17">GetIcoLabel</text:span>();<text:span text:style-name="T141"> //获取ico_label_</text:span></text:p>
      <text:h text:style-name="Heading_20_3" text:outline-level="3"><text:s/><text:span text:style-name="T140">Prive Functions</text:span></text:h>
      <text:p text:style-name="P97"><text:span text:style-name="T140"><text:tab/></text:span><text:span text:style-name="T39">void</text:span><text:span text:style-name="T28"> </text:span><text:span text:style-name="T17">Init</text:span>();<text:span text:style-name="T141"> //初始化函数</text:span></text:p>
      <text:h text:style-name="P419" text:outline-level="3"><text:soft-page-break/><text:span text:style-name="T76"><text:s/></text:span>Properties</text:h>
      <table:table table:name="表格21" table:style-name="表格21">
        <table:table-column table:style-name="表格21.A" table:number-columns-repeated="3"/>
        <table:table-row>
          <table:table-cell table:style-name="表格21.A1" office:value-type="string">
            <text:p text:style-name="P511">名称</text:p>
          </table:table-cell>
          <table:table-cell table:style-name="表格21.A1" office:value-type="string">
            <text:p text:style-name="P511">类型</text:p>
          </table:table-cell>
          <table:table-cell table:style-name="表格21.C1" office:value-type="string">
            <text:p text:style-name="P511">说明</text:p>
          </table:table-cell>
        </table:table-row>
        <table:table-row>
          <table:table-cell table:style-name="表格21.A2" office:value-type="string">
            <text:p text:style-name="P618">ismenu_</text:p>
          </table:table-cell>
          <table:table-cell table:style-name="表格21.B2" office:value-type="string">
            <text:p text:style-name="P618">bool</text:p>
          </table:table-cell>
          <table:table-cell table:style-name="表格21.C2" office:value-type="string">
            <text:p text:style-name="P605">控制是否需要显示菜单</text:p>
          </table:table-cell>
        </table:table-row>
      </table:table>
      <text:p text:style-name="P37"/>
      <text:p text:style-name="P37"/>
      <text:h text:style-name="Heading_20_2" text:outline-level="2">ComboMenu<text:span text:style-name="T142"> Class</text:span></text:h>
      <text:p text:style-name="P98"><text:s/>重写的一个菜单类，在ComboBoxObject中被使用</text:p>
      <text:p text:style-name="P98"><text:tab/>Header: <text:s/>comboboxobject.h</text:p>
      <text:p text:style-name="P98"><text:tab/>Inherits: <text:s/>QMenu</text:p>
      <text:h text:style-name="Heading_20_3" text:outline-level="3"><text:s/><text:span text:style-name="T143">Signals</text:span></text:h>
      <text:p text:style-name="P99"><text:span text:style-name="T143"><text:tab/></text:span><text:span text:style-name="T39">void</text:span><text:span text:style-name="T28"> </text:span><text:span text:style-name="T17">ShowWindow</text:span>();<text:span text:style-name="T143"> //窗口显示信号</text:span></text:p>
      <text:p text:style-name="P99"><text:span text:style-name="T143"><text:tab/></text:span><text:span text:style-name="T39">void</text:span><text:span text:style-name="T28"> </text:span><text:span text:style-name="T17">HideWindow</text:span>();<text:span text:style-name="T143"> //窗口隐藏信号</text:span></text:p>
      <text:h text:style-name="Heading_20_3" text:outline-level="3"><text:s/><text:span text:style-name="T143">Event</text:span></text:h>
      <text:p text:style-name="P99"><text:span text:style-name="T143"><text:tab/></text:span><text:span text:style-name="T39">void</text:span><text:span text:style-name="T28"> </text:span><text:span text:style-name="T20">showEvent</text:span>(<text:span text:style-name="T24">QShowEvent</text:span><text:span text:style-name="T28"> </text:span>*);<text:span text:style-name="T143"> //窗口显示事件，会发送ShowWindow信号</text:span></text:p>
      <text:p text:style-name="P99"><text:span text:style-name="T143"><text:tab/></text:span><text:span text:style-name="T39">void</text:span><text:span text:style-name="T28"> </text:span><text:span text:style-name="T20">hideEvent</text:span>(<text:span text:style-name="T24">QHideEvent</text:span><text:span text:style-name="T28"> </text:span>*);<text:span text:style-name="T143"> //窗口隐藏事件，会发送HideWindow信号</text:span></text:p>
      <text:h text:style-name="Heading_20_3" text:outline-level="3"><text:s/><text:span text:style-name="T143">Public Functions</text:span></text:h>
      <text:p text:style-name="P99"><text:span text:style-name="T143"><text:tab/></text:span><text:span text:style-name="T17">ComboMenu</text:span>(<text:span text:style-name="T24">QWidget</text:span><text:span text:style-name="T28"> </text:span>*<text:span text:style-name="T36">parent</text:span><text:span text:style-name="T28"> </text:span>=<text:span text:style-name="T28"> </text:span><text:span text:style-name="T39">nullptr</text:span>);<text:span text:style-name="T143"> //构造函数</text:span></text:p>
      <text:p text:style-name="P98"/>
      <text:p text:style-name="P98"/>
      <text:h text:style-name="Heading_20_2" text:outline-level="2">ControlPanel<text:span text:style-name="T143"> Class</text:span></text:h>
      <text:p text:style-name="P100"><text:s/>控制面板窗口</text:p>
      <text:p text:style-name="P100"><text:tab/>Header: <text:s/>controlpanel.h</text:p>
      <text:p text:style-name="P100"><text:tab/>Inherits: WindowObject</text:p>
      <text:h text:style-name="Heading_20_3" text:outline-level="3"><text:s/><text:span text:style-name="T144">Event</text:span></text:h>
      <text:p text:style-name="P102"><text:span text:style-name="T144"><text:tab/></text:span><text:span text:style-name="T39">void</text:span><text:span text:style-name="T28"> </text:span><text:span text:style-name="T20">resizeEvent</text:span>(<text:span text:style-name="T24">QResizeEvent</text:span><text:span text:style-name="T28"> </text:span>*);<text:span text:style-name="T144"> //窗口大小改变事件，会根据缩放比例修改内部控件的大小与位置</text:span></text:p>
      <text:h text:style-name="Heading_20_3" text:outline-level="3"><text:s/><text:span text:style-name="T144">Public Slots</text:span></text:h>
      <text:p text:style-name="P102"><text:span text:style-name="T144"><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44"> //修改缩放比例</text:span></text:p>
      <text:p text:style-name="P102"><text:span text:style-name="T144"><text:tab/></text:span><text:span text:style-name="T39">void</text:span><text:span text:style-name="T28"> </text:span><text:span text:style-name="T17">SelectFunc</text:span>(<text:span text:style-name="T24">QTableWidgetItem</text:span><text:span text:style-name="T28"> </text:span>*<text:span text:style-name="T36">item</text:span>);<text:span text:style-name="T144"> //根据列表框所点击的行数决定打开那个窗口</text:span></text:p>
      <text:p text:style-name="P102"><text:soft-page-break/><text:span text:style-name="T144"><text:tab/></text:span><text:span text:style-name="T39">void</text:span><text:span text:style-name="T28"> </text:span><text:span text:style-name="T17">CancelReturnHome</text:span>(); //点击取消以后返回主界面</text:p>
      <text:h text:style-name="Heading_20_3" text:outline-level="3"><text:s/><text:span text:style-name="T144">Public Functions</text:span></text:h>
      <text:p text:style-name="P102"><text:span text:style-name="T144"><text:tab/></text:span><text:span text:style-name="T17">ControlPanel</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8</text:span>);<text:span text:style-name="T144"> //构造函数</text:span></text:p>
      <text:p text:style-name="P102"><text:span text:style-name="T144"><text:tab/></text:span><text:span text:style-name="T39">void</text:span><text:span text:style-name="T28"> </text:span><text:span text:style-name="T17">ConnectInit</text:span>();<text:span text:style-name="T144"> //信号槽的初始化</text:span></text:p>
      <text:h text:style-name="Heading_20_3" text:outline-level="3"><text:s/><text:span text:style-name="T144">Private Functions</text:span></text:h>
      <text:p text:style-name="P102"><text:span text:style-name="T144"><text:tab/></text:span><text:span text:style-name="T39">void</text:span><text:span text:style-name="T28"> </text:span><text:span text:style-name="T17">HideWidget</text:span>();<text:span text:style-name="T144"> //隐藏主窗口控件</text:span></text:p>
      <text:p text:style-name="P102"><text:span text:style-name="T144"><text:tab/></text:span><text:span text:style-name="T39">void</text:span><text:span text:style-name="T28"> </text:span><text:span text:style-name="T17">ShowWidget</text:span>();<text:span text:style-name="T144"> //显示主窗口控件</text:span></text:p>
      <text:p text:style-name="P102"><text:span text:style-name="T144"><text:tab/></text:span><text:span text:style-name="T39">void</text:span><text:span text:style-name="T28"> </text:span><text:span text:style-name="T17">TableInit</text:span>();<text:span text:style-name="T144"> //内部控件的初始化</text:span></text:p>
      <text:p text:style-name="P101"/>
      <text:p text:style-name="P101"/>
      <text:h text:style-name="Heading_20_2" text:outline-level="2">Convert<text:span text:style-name="T145"> Class</text:span></text:h>
      <text:p text:style-name="P103"><text:s/>数据转换类</text:p>
      <text:p text:style-name="P103"><text:tab/>Header: <text:s/>commoncontrols.h</text:p>
      <text:h text:style-name="Heading_20_3" text:outline-level="3"><text:s/><text:span text:style-name="T145">Static Public Functions</text:span></text:h>
      <text:p text:style-name="P104"><text:span text:style-name="T145"><text:tab/></text:span><text:span text:style-name="T24">Quaternion</text:span><text:span text:style-name="T28"> </text:span><text:span text:style-name="T17">EulerToQuaternion</text:span>(<text:span text:style-name="T24">Euler</text:span><text:span text:style-name="T28"> </text:span>&amp;<text:span text:style-name="T36">er</text:span>); //欧拉角转四元数</text:p>
      <text:p text:style-name="P104"><text:span text:style-name="T145"><text:tab/></text:span><text:span text:style-name="T24">Euler</text:span><text:span text:style-name="T28"> </text:span><text:span text:style-name="T17">QuaternionToEuler</text:span>(<text:span text:style-name="T24">Quaternion</text:span><text:span text:style-name="T28"> </text:span>&amp;<text:span text:style-name="T36">qn</text:span>); //四元数转欧拉角</text:p>
      <text:p text:style-name="P104"><text:span text:style-name="T145"><text:tab/></text:span><text:span text:style-name="T39">double</text:span><text:span text:style-name="T28"> </text:span><text:span text:style-name="T17">AngleToRadian</text:span>(<text:span text:style-name="T39">double</text:span><text:span text:style-name="T28"> </text:span><text:span text:style-name="T36">angle</text:span>); //角度转弧度</text:p>
      <text:p text:style-name="P104"><text:span text:style-name="T145"><text:tab/></text:span><text:span text:style-name="T39">double</text:span><text:span text:style-name="T28"> </text:span><text:span text:style-name="T17">RadianToAngle</text:span>(<text:span text:style-name="T39">double</text:span><text:span text:style-name="T28"> </text:span><text:span text:style-name="T36">radian</text:span>); //弧度转角度</text:p>
      <text:p text:style-name="P104"><text:span text:style-name="T145"><text:tab/></text:span><text:span text:style-name="T24">QList</text:span>&lt;<text:span text:style-name="T39">double</text:span>&gt;<text:span text:style-name="T28"> </text:span><text:span text:style-name="T17">XYZCodeToDoubles</text:span>(<text:span text:style-name="T24">QString</text:span><text:span text:style-name="T28"> </text:span><text:span text:style-name="T36">code</text:span>); //xyz的代码转xyz的double</text:p>
      <text:p text:style-name="P104"><text:span text:style-name="T145"><text:tab/></text:span><text:span text:style-name="T24">QString</text:span><text:span text:style-name="T28"> </text:span><text:span text:style-name="T17">PositDoubleToPositCode</text:span>(<text:span text:style-name="T39">double</text:span><text:span text:style-name="T28"> </text:span><text:span text:style-name="T36">x</text:span>,<text:span text:style-name="T28"> </text:span><text:span text:style-name="T39">double</text:span><text:span text:style-name="T28"> </text:span><text:span text:style-name="T36">y</text:span>,<text:span text:style-name="T28"> </text:span><text:span text:style-name="T39">double</text:span><text:span text:style-name="T28"> </text:span><text:span text:style-name="T36">z</text:span>,<text:span text:style-name="T28"> </text:span><text:span text:style-name="T24">Euler</text:span><text:span text:style-name="T28"> </text:span>&amp;<text:span text:style-name="T36">er</text:span>); //服务端格式坐标数据转ABB坐标变量值</text:p>
      <text:p text:style-name="P104"><text:span text:style-name="T145"><text:tab/></text:span><text:span text:style-name="T24">QSharedPointer</text:span>&lt;<text:span text:style-name="T24">VarFormData</text:span>&gt;<text:span text:style-name="T28"> </text:span><text:span text:style-name="T17">DataTypeToVarFormData</text:span>(<text:span text:style-name="T24">QString</text:span><text:span text:style-name="T28"> </text:span><text:span text:style-name="T36">data_type</text:span>,<text:span text:style-name="T28"> </text:span><text:span text:style-name="T24">QString</text:span><text:span text:style-name="T28"> </text:span><text:span text:style-name="T36">code</text:span><text:span text:style-name="T28"> </text:span>=<text:span text:style-name="T28"> </text:span><text:span text:style-name="T24">QString</text:span>()); //变量类型转与之对应的具有层次结构的值，若code为空则使用默认值</text:p>
      <text:h text:style-name="Heading_20_3" text:outline-level="3"><text:s/><text:span text:style-name="T146">Static Private Functions</text:span></text:h>
      <text:p text:style-name="P104"><text:span text:style-name="T145"><text:tab/></text:span><text:span text:style-name="T24">QSharedPointer</text:span>&lt;<text:span text:style-name="T24">VarFormData</text:span>&gt;<text:span text:style-name="T28"> </text:span><text:span text:style-name="T17">GetForms</text:span>(<text:span text:style-name="T24">QString</text:span><text:span text:style-name="T28"> </text:span><text:span text:style-name="T36">data_type</text:span>); //递归获取组成，VarCodeToVarFormData的辅助函数</text:p>
      <text:p text:style-name="P103"/>
      <text:p text:style-name="P103"/>
      <text:h text:style-name="Heading_20_2" text:outline-level="2">CreateModular<text:span text:style-name="T146"> Class</text:span></text:h>
      <text:p text:style-name="P105"><text:s/>程序编辑器中的模块窗口中的新建和修改模块窗口</text:p>
      <text:p text:style-name="P105"><text:soft-page-break/><text:tab/>Header: <text:s/>progeditmain.h</text:p>
      <text:p text:style-name="P105"><text:tab/>Inherits: <text:s/>QWidget</text:p>
      <text:h text:style-name="Heading_20_3" text:outline-level="3"><text:s/><text:span text:style-name="T146">Event</text:span></text:h>
      <text:p text:style-name="P106"><text:span text:style-name="T146"><text:tab/></text:span><text:span text:style-name="T39">void</text:span><text:span text:style-name="T28"> </text:span><text:span text:style-name="T20">resizeEvent</text:span>(<text:span text:style-name="T24">QResizeEvent</text:span>*);<text:span text:style-name="T147"> //窗口大小改变事件，用于根据缩放比例修改内部控件的大小与位置</text:span></text:p>
      <text:h text:style-name="Heading_20_3" text:outline-level="3"><text:s/><text:span text:style-name="T146">Public Slots</text:span></text:h>
      <text:p text:style-name="P106"><text:span text:style-name="T14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47"> //修改缩放比例</text:span></text:p>
      <text:p text:style-name="P106"><text:span text:style-name="T146"><text:tab/></text:span><text:span text:style-name="T24">QLabel</text:span><text:span text:style-name="T28"> </text:span>*<text:span text:style-name="T17">GetDecoLabel</text:span>(); //返回装饰标签，当用作更改声明时使用</text:p>
      <text:h text:style-name="Heading_20_3" text:outline-level="3"><text:s/><text:span text:style-name="T146">Private Slots</text:span></text:h>
      <text:p text:style-name="P106"><text:span text:style-name="T146"><text:tab/></text:span><text:span text:style-name="T39">void</text:span><text:span text:style-name="T28"> </text:span><text:span text:style-name="T17">GetData</text:span>(<text:span text:style-name="T24">QString</text:span><text:span text:style-name="T28"> </text:span><text:span text:style-name="T36">data</text:span>);<text:span text:style-name="T148"> //获取代码</text:span></text:p>
      <text:h text:style-name="Heading_20_3" text:outline-level="3"><text:s/><text:span text:style-name="T146">Public Functions</text:span></text:h>
      <text:p text:style-name="P106"><text:span text:style-name="T146"><text:tab/></text:span><text:span text:style-name="T17">CreateModular</text:span>(<text:span text:style-name="T24">QWidget</text:span><text:span text:style-name="T28"> </text:span>*<text:span text:style-name="T36">parent</text:span><text:span text:style-name="T28"> </text:span>=<text:span text:style-name="T28"> </text:span><text:span text:style-name="T39">nullptr</text:span>);<text:span text:style-name="T148"> //构造函数</text:span></text:p>
      <text:p text:style-name="P106"><text:span text:style-name="T146"><text:tab/></text:span><text:span text:style-name="T39">void</text:span><text:span text:style-name="T28"> </text:span><text:span text:style-name="T17">Init</text:span>();<text:span text:style-name="T148"> //初始化函数</text:span></text:p>
      <text:h text:style-name="Heading_20_3" text:outline-level="3"><text:s/><text:span text:style-name="T146">Private Functions</text:span></text:h>
      <text:p text:style-name="P106"><text:span text:style-name="T146"><text:tab/></text:span><text:span text:style-name="T39">void</text:span><text:span text:style-name="T28"> </text:span><text:span text:style-name="T17">ShowControl</text:span>();<text:span text:style-name="T148"> //显示控件</text:span></text:p>
      <text:p text:style-name="P106"><text:span text:style-name="T146"><text:tab/></text:span><text:span text:style-name="T39">void</text:span><text:span text:style-name="T28"> </text:span><text:span text:style-name="T17">HideControl</text:span>();<text:span text:style-name="T148"> //隐藏控件</text:span></text:p>
      <text:h text:style-name="P420" text:outline-level="3"><text:span text:style-name="T76"><text:s/></text:span>Properties</text:h>
      <table:table table:name="表格22" table:style-name="表格22">
        <table:table-column table:style-name="表格22.A" table:number-columns-repeated="3"/>
        <table:table-row>
          <table:table-cell table:style-name="表格22.A1" office:value-type="string">
            <text:p text:style-name="P512">名称</text:p>
          </table:table-cell>
          <table:table-cell table:style-name="表格22.A1" office:value-type="string">
            <text:p text:style-name="P512">类型</text:p>
          </table:table-cell>
          <table:table-cell table:style-name="表格22.C1" office:value-type="string">
            <text:p text:style-name="P512">说明</text:p>
          </table:table-cell>
        </table:table-row>
        <table:table-row>
          <table:table-cell table:style-name="表格22.A2" office:value-type="string">
            <text:p text:style-name="P619">scale_w_</text:p>
          </table:table-cell>
          <table:table-cell table:style-name="表格22.B2" office:value-type="string">
            <text:p text:style-name="P619">double</text:p>
          </table:table-cell>
          <table:table-cell table:style-name="表格22.C2" office:value-type="string">
            <text:p text:style-name="P606">缩放比例</text:p>
          </table:table-cell>
        </table:table-row>
        <table:table-row>
          <table:table-cell table:style-name="表格22.A3" office:value-type="string">
            <text:p text:style-name="P619">scale_h_</text:p>
          </table:table-cell>
          <table:table-cell table:style-name="表格22.B3" office:value-type="string">
            <text:p text:style-name="P619">double</text:p>
          </table:table-cell>
          <table:table-cell table:style-name="表格22.C3" office:value-type="string">
            <text:p text:style-name="P606">缩放比例</text:p>
          </table:table-cell>
        </table:table-row>
      </table:table>
      <text:p text:style-name="P38"/>
      <text:p text:style-name="P38"/>
      <text:h text:style-name="Heading_20_2" text:outline-level="2">CreateNewVar<text:span text:style-name="T149"> Class</text:span></text:h>
      <text:p text:style-name="P107"><text:s/>新建变量窗口</text:p>
      <text:p text:style-name="P107"><text:tab/>Header: commoncontrols.h</text:p>
      <text:p text:style-name="P107"><text:tab/>Inherits: <text:s/>QWidget</text:p>
      <text:h text:style-name="Heading_20_3" text:outline-level="3"><text:s text:c="2"/><text:span text:style-name="T149">Signals</text:span></text:h>
      <text:p text:style-name="P108"><text:span text:style-name="T149"><text:tab/></text:span><text:span text:style-name="T39">void</text:span><text:span text:style-name="T28"> </text:span><text:span text:style-name="T17">CreateVar</text:span>(<text:span text:style-name="T24">QString</text:span><text:span text:style-name="T28"> </text:span><text:span text:style-name="T36">mod_name</text:span>);<text:span text:style-name="T150"> //变量新建成功，参数为变量声明所存放的模块名</text:span></text:p>
      <text:h text:style-name="P425" text:outline-level="3"><text:soft-page-break/><text:s/>Public Slots</text:h>
      <text:p text:style-name="P109"><text:span text:style-name="T150"><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50"> //将缩放比例转交给内部所需要的控件</text:span></text:p>
      <text:h text:style-name="Heading_20_3" text:outline-level="3"><text:s/><text:span text:style-name="T150">Private Slots</text:span></text:h>
      <text:p text:style-name="P109"><text:span text:style-name="T150"><text:tab/></text:span><text:span text:style-name="T39">void</text:span><text:span text:style-name="T28"> </text:span><text:span text:style-name="T17">ConnectInit</text:span>();<text:span text:style-name="T150"> //信号槽的初始化</text:span></text:p>
      <text:p text:style-name="P109"><text:span text:style-name="T150"><text:tab/></text:span><text:span text:style-name="T39">void</text:span><text:span text:style-name="T28"> </text:span><text:span text:style-name="T17">GetVar</text:span>();<text:span text:style-name="T150"> //根据已有条件产生变量</text:span></text:p>
      <text:p text:style-name="P109"><text:span text:style-name="T150"><text:tab/></text:span><text:span text:style-name="T39">void</text:span><text:span text:style-name="T28"> </text:span><text:span text:style-name="T17">ShowArraySize</text:span>();<text:span text:style-name="T150"> //显示array_size_</text:span></text:p>
      <text:p text:style-name="P109"><text:span text:style-name="T150"><text:tab/></text:span><text:span text:style-name="T39">void</text:span><text:span text:style-name="T28"> </text:span><text:span text:style-name="T17">ArraySizeDim</text:span>(<text:span text:style-name="T24">QString</text:span><text:span text:style-name="T28"> </text:span><text:span text:style-name="T36">dim_str</text:span>);<text:span text:style-name="T150"> //array_size_的返回值</text:span></text:p>
      <text:h text:style-name="Heading_20_3" text:outline-level="3"><text:s/><text:span text:style-name="T150">Public Functions</text:span></text:h>
      <text:p text:style-name="P109"><text:span text:style-name="T150"><text:tab/></text:span><text:span text:style-name="T17">CreateNewVar</text:span>(<text:span text:style-name="T24">QWidget</text:span><text:span text:style-name="T28"> </text:span>*<text:span text:style-name="T36">parent</text:span><text:span text:style-name="T28"> </text:span>=<text:span text:style-name="T28"> </text:span><text:span text:style-name="T39">nullptr</text:span>);<text:span text:style-name="T150"> //构造函数</text:span></text:p>
      <text:p text:style-name="P109"><text:span text:style-name="T150"><text:tab/></text:span><text:span text:style-name="T39">void</text:span><text:span text:style-name="T28"> </text:span><text:span text:style-name="T17">Init</text:span>(<text:span text:style-name="T24">QString</text:span><text:span text:style-name="T28"> </text:span><text:span text:style-name="T36">type</text:span>,<text:span text:style-name="T28"> </text:span><text:span text:style-name="T24">QString</text:span><text:span text:style-name="T28"> </text:span><text:span text:style-name="T36">mod</text:span>);<text:span text:style-name="T150"> //初始化函数，每次使用此功能时都需要调用</text:span></text:p>
      <text:h text:style-name="Heading_20_3" text:outline-level="3"><text:s/><text:span text:style-name="T150">Private Functions</text:span></text:h>
      <text:p text:style-name="P109"><text:span text:style-name="T150"><text:tab/></text:span><text:span text:style-name="T39">void</text:span><text:span text:style-name="T28"> </text:span><text:span text:style-name="T17">Init</text:span>(<text:span text:style-name="T24">QString</text:span><text:span text:style-name="T28"> </text:span>&amp;<text:span text:style-name="T36">mod</text:span>);<text:span text:style-name="T150"> //初始化函数</text:span></text:p>
      <text:h text:style-name="P421" text:outline-level="3"><text:span text:style-name="T76"><text:s/></text:span>Properties</text:h>
      <table:table table:name="表格23" table:style-name="表格23">
        <table:table-column table:style-name="表格23.A" table:number-columns-repeated="3"/>
        <table:table-row>
          <table:table-cell table:style-name="表格23.A1" office:value-type="string">
            <text:p text:style-name="P513">名称</text:p>
          </table:table-cell>
          <table:table-cell table:style-name="表格23.A1" office:value-type="string">
            <text:p text:style-name="P513">类型</text:p>
          </table:table-cell>
          <table:table-cell table:style-name="表格23.C1" office:value-type="string">
            <text:p text:style-name="P513">说明</text:p>
          </table:table-cell>
        </table:table-row>
        <table:table-row>
          <table:table-cell table:style-name="表格23.A2" office:value-type="string">
            <text:p text:style-name="P620">init_var_</text:p>
          </table:table-cell>
          <table:table-cell table:style-name="表格23.B2" office:value-type="string">
            <text:p text:style-name="P620">QString</text:p>
          </table:table-cell>
          <table:table-cell table:style-name="表格23.C2" office:value-type="string">
            <text:p text:style-name="P607">初始值</text:p>
          </table:table-cell>
        </table:table-row>
      </table:table>
      <text:p text:style-name="P39"/>
      <text:p text:style-name="P39"/>
      <text:h text:style-name="Heading_20_2" text:outline-level="2">DataEditWindow<text:span text:style-name="T151"> Class</text:span></text:h>
      <text:p text:style-name="P110"><text:s/>变量编辑器，在程序数据功能中被用到</text:p>
      <text:p text:style-name="P110"><text:tab/>Header: <text:s/>programdata.h</text:p>
      <text:p text:style-name="P110"><text:tab/>Inherits: <text:s/>VarEditWindow</text:p>
      <text:h text:style-name="Heading_20_3" text:outline-level="3"><text:s/><text:span text:style-name="T152">Public Functions</text:span></text:h>
      <text:p text:style-name="P111"><text:span text:style-name="T152"><text:tab/></text:span><text:span text:style-name="T17">DataEditWindow</text:span>(<text:span text:style-name="T24">QWidget</text:span><text:span text:style-name="T28"> </text:span>*<text:span text:style-name="T36">parent</text:span><text:span text:style-name="T28"> </text:span>=<text:span text:style-name="T28"> </text:span><text:span text:style-name="T39">nullptr</text:span>);<text:span text:style-name="T152"> //构造函数</text:span></text:p>
      <text:p text:style-name="P111"><text:span text:style-name="T152"><text:tab/></text:span><text:span text:style-name="T39">void</text:span><text:span text:style-name="T28"> </text:span><text:span text:style-name="T17">Init</text:span>(<text:span text:style-name="T24">QString</text:span><text:span text:style-name="T28"> </text:span><text:span text:style-name="T36">name</text:span>,<text:span text:style-name="T28"> </text:span><text:span text:style-name="T24">QString</text:span><text:span text:style-name="T28"> </text:span><text:span text:style-name="T36">val</text:span>,<text:span text:style-name="T28"> </text:span><text:span text:style-name="T24">QString</text:span><text:span text:style-name="T28"> </text:span><text:span text:style-name="T36">type</text:span>);<text:span text:style-name="T152"> //初始化函数，每次界面显示时都需要调用</text:span></text:p>
      <text:h text:style-name="P422" text:outline-level="3"><text:span text:style-name="T76"><text:s/></text:span>Properties</text:h>
      <table:table table:name="表格24" table:style-name="表格24">
        <table:table-column table:style-name="表格24.A" table:number-columns-repeated="3"/>
        <table:table-row>
          <table:table-cell table:style-name="表格24.A1" office:value-type="string">
            <text:p text:style-name="P514">名称</text:p>
          </table:table-cell>
          <table:table-cell table:style-name="表格24.A1" office:value-type="string">
            <text:p text:style-name="P514">类型</text:p>
          </table:table-cell>
          <table:table-cell table:style-name="表格24.C1" office:value-type="string">
            <text:p text:style-name="P514">说明</text:p>
          </table:table-cell>
        </table:table-row>
        <table:table-row>
          <table:table-cell table:style-name="表格24.A3" office:value-type="string">
            <text:p text:style-name="P621">name_</text:p>
          </table:table-cell>
          <table:table-cell table:style-name="表格24.B3" office:value-type="string">
            <text:p text:style-name="P621">QString</text:p>
          </table:table-cell>
          <table:table-cell table:style-name="表格24.C3" office:value-type="string">
            <text:p text:style-name="P608">变量名</text:p>
          </table:table-cell>
        </table:table-row>
        <table:table-row>
          <table:table-cell table:style-name="表格24.A3" office:value-type="string">
            <text:p text:style-name="P621">var_</text:p>
          </table:table-cell>
          <table:table-cell table:style-name="表格24.B3" office:value-type="string">
            <text:p text:style-name="P621">QString</text:p>
          </table:table-cell>
          <table:table-cell table:style-name="表格24.C3" office:value-type="string">
            <text:p text:style-name="P608">值</text:p>
          </table:table-cell>
        </table:table-row>
        <table:table-row>
          <table:table-cell table:style-name="表格24.A4" office:value-type="string">
            <text:p text:style-name="P621">type_</text:p>
          </table:table-cell>
          <table:table-cell table:style-name="表格24.B4" office:value-type="string">
            <text:p text:style-name="P621">QString</text:p>
          </table:table-cell>
          <table:table-cell table:style-name="表格24.C4" office:value-type="string">
            <text:p text:style-name="P608">变量类型</text:p>
          </table:table-cell>
        </table:table-row>
      </table:table>
      <text:p text:style-name="P40"><text:soft-page-break/></text:p>
      <text:p text:style-name="P40"/>
      <text:h text:style-name="Heading_20_2" text:outline-level="2">DataType<text:span text:style-name="T153"> Class</text:span></text:h>
      <text:p text:style-name="P112"><text:s/>数据类型类，单例，存储示教器的所有数据类型</text:p>
      <text:p text:style-name="P113"><text:tab/>Header: <text:s/>commoncontrols.h</text:p>
      <text:p text:style-name="P113"><text:tab/>Inherits: <text:s/>QObject</text:p>
      <text:h text:style-name="P423" text:outline-level="3"><text:s/><text:span text:style-name="T154">Static Public Members</text:span></text:h>
      <text:p text:style-name="P122"><text:span text:style-name="T154"><text:tab/></text:span><text:span text:style-name="T24">QSharedPointer</text:span>&lt;<text:span text:style-name="T24">DataType</text:span>&gt;<text:span text:style-name="T28"> </text:span><text:span text:style-name="T17">instance</text:span>();<text:span text:style-name="T155"> //</text:span>返回<text:span text:style-name="T155">data_type_point_</text:span></text:p>
      <text:h text:style-name="Heading_20_3" text:outline-level="3"><text:s/><text:span text:style-name="T154">Public Functions</text:span></text:h>
      <text:p text:style-name="P122"><text:span text:style-name="T154"><text:tab/></text:span><text:span text:style-name="T17">DataType</text:span>(<text:span text:style-name="T24">QObject</text:span><text:span text:style-name="T28"> </text:span>*<text:span text:style-name="T36">parent</text:span><text:span text:style-name="T28"> </text:span>=<text:span text:style-name="T28"> </text:span><text:span text:style-name="T39">nullptr</text:span>);<text:span text:style-name="T155"> //构造函数</text:span></text:p>
      <text:p text:style-name="P122"><text:span text:style-name="T154"><text:tab/></text:span>~<text:span text:style-name="T20">DataType</text:span>();<text:span text:style-name="T155"> //析构函数</text:span></text:p>
      <text:p text:style-name="P122"><text:span text:style-name="T154"><text:tab/></text:span><text:span text:style-name="T17">DataType</text:span>(<text:span text:style-name="T39">const</text:span><text:span text:style-name="T28"> </text:span><text:span text:style-name="T24">DataType</text:span><text:span text:style-name="T28"> </text:span>&amp;<text:span text:style-name="T36">type</text:span>)<text:span text:style-name="T28"> </text:span>=<text:span text:style-name="T28"> </text:span><text:span text:style-name="T39">delete</text:span>;<text:span text:style-name="T155"> //防止被拷贝</text:span></text:p>
      <text:p text:style-name="P122"><text:span text:style-name="T154"><text:tab/></text:span><text:span text:style-name="T24">DataType</text:span><text:span text:style-name="T28"> </text:span>&amp;<text:span text:style-name="T16">operator=</text:span>(<text:span text:style-name="T39">const</text:span><text:span text:style-name="T28"> </text:span><text:span text:style-name="T24">DataType</text:span><text:span text:style-name="T28"> </text:span>&amp;<text:span text:style-name="T36">type</text:span>)<text:span text:style-name="T28"> </text:span>=<text:span text:style-name="T28"> </text:span><text:span text:style-name="T39">delete</text:span>;<text:span text:style-name="T155"> //防止被拷贝</text:span></text:p>
      <text:p text:style-name="P122"><text:span text:style-name="T154"><text:tab/></text:span><text:span text:style-name="T39">bool</text:span><text:span text:style-name="T28"> </text:span><text:span text:style-name="T17">IsExist</text:span>(<text:span text:style-name="T24">QString</text:span><text:span text:style-name="T28"> </text:span>&amp;<text:span text:style-name="T36">name</text:span>);<text:span text:style-name="T155"> //判断数据类型是否存在</text:span></text:p>
      <text:p text:style-name="P122"><text:span text:style-name="T154"><text:tab/></text:span><text:span text:style-name="T39">bool</text:span><text:span text:style-name="T28"> </text:span><text:span text:style-name="T17">IsBase</text:span>(<text:span text:style-name="T24">QString</text:span><text:span text:style-name="T28"> </text:span>&amp;<text:span text:style-name="T36">name</text:span>);<text:span text:style-name="T155"> //判断是否是继承数据类型</text:span></text:p>
      <text:p text:style-name="P122"><text:span text:style-name="T154"><text:tab/></text:span><text:span text:style-name="T24">QSharedPointer</text:span>&lt;<text:span text:style-name="T24">QList</text:span>&lt;<text:span text:style-name="T24">QPair</text:span>&lt;<text:span text:style-name="T24">QString</text:span>,<text:span text:style-name="T28"> </text:span><text:span text:style-name="T24">QString</text:span>&gt;&gt;&gt;<text:span text:style-name="T28"> </text:span><text:span text:style-name="T17">GetForms</text:span>(<text:span text:style-name="T24">QString</text:span><text:span text:style-name="T28"> </text:span>&amp;<text:span text:style-name="T36">name</text:span>);<text:span text:style-name="T155"> //获取某个数据类型</text:span></text:p>
      <text:p text:style-name="P122"><text:span text:style-name="T154"><text:tab/></text:span><text:span text:style-name="T24">QStringList</text:span><text:span text:style-name="T28"> </text:span><text:span text:style-name="T17">GetTypeName</text:span>();<text:span text:style-name="T155"> //获取所有数据类型名</text:span></text:p>
      <text:p text:style-name="P122"><text:span text:style-name="T154"><text:tab/></text:span><text:span text:style-name="T24">QStringList</text:span><text:span text:style-name="T28"> </text:span><text:span text:style-name="T17">GetShowTypeName</text:span>();<text:span text:style-name="T155"> //获取可显示的数据类型名</text:span></text:p>
      <text:h text:style-name="Heading_20_3" text:outline-level="3"><text:s/><text:span text:style-name="T154">Private Functions</text:span></text:h>
      <text:p text:style-name="P122"><text:span text:style-name="T154"><text:tab/></text:span><text:span text:style-name="T39">void</text:span><text:span text:style-name="T28"> </text:span><text:span text:style-name="T17">GetFile</text:span>();<text:span text:style-name="T155"> //从本地获取数据类型文件</text:span></text:p>
      <text:p text:style-name="P122"><text:span text:style-name="T154"><text:tab/></text:span><text:span text:style-name="T39">void</text:span><text:span text:style-name="T28"> </text:span><text:span text:style-name="T17">Analysis</text:span>(<text:span text:style-name="T24">QByteArray</text:span><text:span text:style-name="T28"> </text:span>&amp;<text:span text:style-name="T36">json</text:span>);<text:span text:style-name="T155"> //分析GetFile中获取到的json数据</text:span></text:p>
      <text:p text:style-name="P122"><text:span text:style-name="T154"><text:tab/></text:span><text:span text:style-name="T39">int</text:span><text:span text:style-name="T28"> </text:span><text:span text:style-name="T17">GetInfoRow</text:span>(<text:span text:style-name="T24">QString</text:span><text:span text:style-name="T28"> </text:span><text:span text:style-name="T36">name</text:span>);<text:span text:style-name="T155"> //获取某个数据类型在data_type_info_list_中的索引</text:span></text:p>
      <text:h text:style-name="P424" text:outline-level="3"><text:span text:style-name="T76"><text:s/></text:span>Properties</text:h>
      <table:table table:name="表格25" table:style-name="表格25">
        <table:table-column table:style-name="表格25.A" table:number-columns-repeated="3"/>
        <table:table-row>
          <table:table-cell table:style-name="表格25.A1" office:value-type="string">
            <text:p text:style-name="P515">名称</text:p>
          </table:table-cell>
          <table:table-cell table:style-name="表格25.A1" office:value-type="string">
            <text:p text:style-name="P515">类型</text:p>
          </table:table-cell>
          <table:table-cell table:style-name="表格25.C1" office:value-type="string">
            <text:p text:style-name="P515">说明</text:p>
          </table:table-cell>
        </table:table-row>
        <table:table-row>
          <table:table-cell table:style-name="表格25.A2" office:value-type="string">
            <text:p text:style-name="P622">data_type_point_</text:p>
          </table:table-cell>
          <table:table-cell table:style-name="表格25.B2" office:value-type="string">
            <text:p text:style-name="P622">QSharedPointer&lt;DataType&gt;</text:p>
          </table:table-cell>
          <table:table-cell table:style-name="表格25.C2" office:value-type="string">
            <text:p text:style-name="P609">指向自身类型的智能指针</text:p>
          </table:table-cell>
        </table:table-row>
        <table:table-row>
          <table:table-cell table:style-name="表格25.A3" office:value-type="string">
            <text:p text:style-name="P622">data_type_info_list_</text:p>
          </table:table-cell>
          <table:table-cell table:style-name="表格25.B3" office:value-type="string">
            <text:p text:style-name="P622">QList</text:p>
          </table:table-cell>
          <table:table-cell table:style-name="表格25.C3" office:value-type="string">
            <text:p text:style-name="P609">数据类型名与组成</text:p>
          </table:table-cell>
        </table:table-row>
      </table:table>
      <text:p text:style-name="P114"/>
      <text:p text:style-name="P114"/>
      <text:h text:style-name="Heading_20_2" text:outline-level="2"><text:soft-page-break/>DateTime<text:span text:style-name="T156"> Class</text:span></text:h>
      <text:p text:style-name="P123"><text:s/>控制面板中的日期和时间设置，暂时为空</text:p>
      <text:p text:style-name="P124"><text:tab/>Header: <text:s/>control.h</text:p>
      <text:p text:style-name="P123"/>
      <text:p text:style-name="P123"/>
      <text:h text:style-name="Heading_20_2" text:outline-level="2">DebugWidget<text:span text:style-name="T156"> Class</text:span></text:h>
      <text:p text:style-name="P123"><text:s/>自动生产中的调试窗口</text:p>
      <text:p text:style-name="P124"><text:tab/><text:span text:style-name="T157">Header: <text:s/>autoproduce.h</text:span></text:p>
      <text:p text:style-name="P125"><text:tab/>Inherits: <text:s/>QFrame</text:p>
      <text:h text:style-name="Heading_20_3" text:outline-level="3"><text:s/><text:span text:style-name="T157">Signals</text:span></text:h>
      <text:p text:style-name="P126"><text:span text:style-name="T157"><text:tab/></text:span><text:span text:style-name="T39">void</text:span><text:span text:style-name="T28"> </text:span><text:span text:style-name="T17">ShowWindow</text:span>();<text:span text:style-name="T157"> //窗口显示信号</text:span></text:p>
      <text:p text:style-name="P126"><text:span text:style-name="T157"><text:tab/></text:span><text:span text:style-name="T39">void</text:span><text:span text:style-name="T28"> </text:span><text:span text:style-name="T17">HideWindow</text:span>();<text:span text:style-name="T157"> //窗口隐藏信号</text:span></text:p>
      <text:h text:style-name="Heading_20_3" text:outline-level="3"><text:s/><text:span text:style-name="T157">Event</text:span></text:h>
      <text:p text:style-name="P126"><text:span text:style-name="T157"><text:tab/></text:span><text:span text:style-name="T39">void</text:span><text:span text:style-name="T28"> </text:span><text:span text:style-name="T20">showEvent</text:span>(<text:span text:style-name="T24">QShowEvent</text:span><text:span text:style-name="T28"> </text:span>*);<text:span text:style-name="T157"> //窗口显示事件，会发送ShowWindow信号</text:span></text:p>
      <text:p text:style-name="P126"><text:span text:style-name="T157"><text:tab/></text:span><text:span text:style-name="T39">void</text:span><text:span text:style-name="T28"> </text:span><text:span text:style-name="T20">hideEvent</text:span>(<text:span text:style-name="T24">QHideEvent</text:span><text:span text:style-name="T28"> </text:span>*);<text:span text:style-name="T157"> //窗口隐藏事件，会发送HideWindow信号</text:span></text:p>
      <text:h text:style-name="Heading_20_3" text:outline-level="3"><text:s/><text:span text:style-name="T157">Public Functions</text:span></text:h>
      <text:p text:style-name="P126"><text:span text:style-name="T157"><text:tab/></text:span><text:span text:style-name="T17">DebugWidget</text:span>(<text:span text:style-name="T24">QWidget</text:span><text:span text:style-name="T28"> </text:span>*<text:span text:style-name="T36">parent</text:span><text:span text:style-name="T28"> </text:span>=<text:span text:style-name="T28"> </text:span><text:span text:style-name="T39">nullptr</text:span>);<text:span text:style-name="T157"> //构造函数</text:span></text:p>
      <text:p text:style-name="P126"/>
      <text:p text:style-name="P126"/>
      <text:h text:style-name="Heading_20_2" text:outline-level="2">DebugWindow<text:span text:style-name="T158"> Class</text:span></text:h>
      <text:p text:style-name="P127"><text:s/>程序编辑器中的调试窗口</text:p>
      <text:p text:style-name="P127"><text:tab/>Header: <text:s/>progeditmain.h</text:p>
      <text:p text:style-name="P127"><text:tab/>Inherits: <text:s/>QWidget</text:p>
      <text:h text:style-name="Heading_20_3" text:outline-level="3"><text:s/><text:span text:style-name="T158">Signals</text:span></text:h>
      <text:p text:style-name="P128"><text:span text:style-name="T158"><text:tab/></text:span><text:span text:style-name="T39">void</text:span><text:span text:style-name="T28"> </text:span><text:span text:style-name="T17">ShowWindow</text:span>();<text:span text:style-name="T158"> //窗口显示信号</text:span></text:p>
      <text:p text:style-name="P128"><text:span text:style-name="T158"><text:tab/></text:span><text:span text:style-name="T39">void</text:span><text:span text:style-name="T28"> </text:span><text:span text:style-name="T17">HideWindow</text:span>();<text:span text:style-name="T158"> //窗口隐藏信号</text:span></text:p>
      <text:h text:style-name="Heading_20_3" text:outline-level="3"><text:s/><text:span text:style-name="T158">Event</text:span></text:h>
      <text:p text:style-name="P128"><text:span text:style-name="T158"><text:tab/></text:span><text:span text:style-name="T39">void</text:span><text:span text:style-name="T28"> </text:span><text:span text:style-name="T20">showEvent</text:span>(<text:span text:style-name="T24">QShowEvent</text:span><text:span text:style-name="T28"> </text:span>*);<text:span text:style-name="T158"> //窗口显示事件，会发送ShowWindow信号</text:span></text:p>
      <text:p text:style-name="P128"><text:span text:style-name="T158"><text:tab/></text:span><text:span text:style-name="T39">void</text:span><text:span text:style-name="T28"> </text:span><text:span text:style-name="T20">hideEvent</text:span>(<text:span text:style-name="T24">QHideEvent</text:span><text:span text:style-name="T28"> </text:span>*);<text:span text:style-name="T158"> //窗口隐藏事件，会发送HideWindow信号</text:span></text:p>
      <text:h text:style-name="Heading_20_3" text:outline-level="3"><text:soft-page-break/><text:s/><text:span text:style-name="T158">Public Functions</text:span></text:h>
      <text:p text:style-name="P128"><text:span text:style-name="T158"><text:tab/></text:span><text:span text:style-name="T17">DebugWindow</text:span>(<text:span text:style-name="T24">QWidget</text:span><text:span text:style-name="T28"> </text:span>*<text:span text:style-name="T36">parent</text:span><text:span text:style-name="T28"> </text:span>=<text:span text:style-name="T28"> </text:span><text:span text:style-name="T39">nullptr</text:span>);<text:span text:style-name="T158"> //构造函数</text:span></text:p>
      <text:p text:style-name="P128"><text:span text:style-name="T158"><text:tab/></text:span><text:span text:style-name="T39">void</text:span><text:span text:style-name="T28"> </text:span><text:span text:style-name="T17">SetEnableAll</text:span>(<text:span text:style-name="T39">bool</text:span><text:span text:style-name="T28"> </text:span><text:span text:style-name="T36">enable</text:span>);<text:span text:style-name="T158"> //修改内部所有按钮的是否可以点击的状态</text:span></text:p>
      <text:p text:style-name="P128"/>
      <text:p text:style-name="P128"/>
      <text:h text:style-name="Heading_20_2" text:outline-level="2">DeviceNetAddWindow<text:span text:style-name="T158"> Class</text:span></text:h>
      <text:p text:style-name="P127"><text:s/>DeviceNet DeviceI/O的添加窗口</text:p>
      <text:p text:style-name="P129"><text:tab/>Header: <text:s/>control.h</text:p>
      <text:p text:style-name="P129"><text:tab/>Inherits: <text:s/>QWidget</text:p>
      <text:h text:style-name="Heading_20_3" text:outline-level="3"><text:s/><text:span text:style-name="T159">Signals</text:span></text:h>
      <text:p text:style-name="P130"><text:span text:style-name="T159"><text:tab/></text:span><text:span text:style-name="T39">void</text:span><text:span text:style-name="T28"> </text:span><text:span text:style-name="T17">DefineClicked</text:span>(<text:span text:style-name="T24">QJsonObject</text:span><text:span text:style-name="T28"> </text:span><text:span text:style-name="T36">json</text:span>);<text:span text:style-name="T159"> //确定信号，会将新的I/O传递到上一级窗口</text:span></text:p>
      <text:p text:style-name="P130"><text:span text:style-name="T159"><text:tab/></text:span><text:span text:style-name="T39">void</text:span><text:span text:style-name="T28"> </text:span><text:span text:style-name="T17">CancelClicked</text:span>();<text:span text:style-name="T159"> //取消信号</text:span></text:p>
      <text:h text:style-name="Heading_20_3" text:outline-level="3"><text:s/><text:span text:style-name="T159">Public Slots</text:span></text:h>
      <text:p text:style-name="P766"><text:span text:style-name="T41"><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59"> //将缩放比例转交给内部所需要的控件</text:span></text:p>
      <text:h text:style-name="Heading_20_3" text:outline-level="3"><text:s/><text:span text:style-name="T159">Private Slots</text:span></text:h>
      <text:p text:style-name="P130"><text:span text:style-name="T159"><text:tab/></text:span><text:span text:style-name="T39">void</text:span><text:span text:style-name="T28"> </text:span><text:span text:style-name="T17">DefButtonClicked</text:span>();<text:span text:style-name="T159"> //确定按钮(define_button_)的槽函数，会将数据拼接成json格式然后通过发送DefineClicked信号的方式传递到上一级</text:span></text:p>
      <text:p text:style-name="P130"><text:span text:style-name="T159"><text:tab/></text:span><text:span text:style-name="T39">void</text:span><text:span text:style-name="T28"> </text:span><text:span text:style-name="T17">CanButtonClicked</text:span>();<text:span text:style-name="T159">取消按钮(cancel_button_)的槽函数，会发送CancelClicked信号</text:span></text:p>
      <text:p text:style-name="P130"><text:span text:style-name="T159"><text:tab/></text:span><text:span text:style-name="T39">void</text:span><text:span text:style-name="T28"> </text:span><text:span text:style-name="T17">ShowKey</text:span>(<text:span text:style-name="T24">QTableWidgetItem</text:span><text:span text:style-name="T28"> </text:span>*<text:span text:style-name="T36">curr_item</text:span>);<text:span text:style-name="T159"> //显示键盘(keyboard)</text:span></text:p>
      <text:p text:style-name="P130"><text:span text:style-name="T159"><text:tab/></text:span><text:span text:style-name="T39">void</text:span><text:span text:style-name="T28"> </text:span><text:span text:style-name="T17">ShowNumKey</text:span>(<text:span text:style-name="T24">QString</text:span><text:span text:style-name="T28"> </text:span><text:span text:style-name="T36">select_name</text:span>,<text:span text:style-name="T28"> </text:span><text:span text:style-name="T24">QTableWidgetItem</text:span><text:span text:style-name="T28"> </text:span>*<text:span text:style-name="T36">curr_item</text:span>);<text:span text:style-name="T159"> //显示数字修改界面(mod_var_)</text:span></text:p>
      <text:p text:style-name="P130"><text:span text:style-name="T159"><text:tab/></text:span><text:span text:style-name="T39">void</text:span><text:span text:style-name="T28"> </text:span><text:span text:style-name="T17">KeyGetData</text:span>(<text:span text:style-name="T24">QString</text:span><text:span text:style-name="T28"> </text:span><text:span text:style-name="T36">data</text:span>);<text:span text:style-name="T159"> //键盘(keyboard)的返回值</text:span></text:p>
      <text:p text:style-name="P130"><text:span text:style-name="T159"><text:tab/></text:span><text:span text:style-name="T39">void</text:span><text:span text:style-name="T28"> </text:span><text:span text:style-name="T17">KeyHide</text:span>();<text:span text:style-name="T159"> //键盘(keyboard)隐藏</text:span></text:p>
      <text:p text:style-name="P130"><text:span text:style-name="T159"><text:tab/></text:span><text:span text:style-name="T39">void</text:span><text:span text:style-name="T28"> </text:span><text:span text:style-name="T17">IOMovDefine</text:span>(<text:span text:style-name="T24">QString</text:span><text:span text:style-name="T28"> </text:span><text:span text:style-name="T36">val</text:span>);<text:span text:style-name="T160"> //数字修改界面(mod_var_)的返回值</text:span></text:p>
      <text:p text:style-name="P130"><text:span text:style-name="T159"><text:tab/></text:span><text:span text:style-name="T39">void</text:span><text:span text:style-name="T28"> </text:span><text:span text:style-name="T17">IOMovCancel</text:span>();<text:span text:style-name="T160"> //数字修改界面(mod_var_)隐藏</text:span></text:p>
      <text:p text:style-name="P130"><text:span text:style-name="T159"><text:tab/></text:span><text:span text:style-name="T39">void</text:span><text:span text:style-name="T28"> </text:span><text:span text:style-name="T17">ComBoxClicked</text:span>(<text:span text:style-name="T39">int</text:span><text:span text:style-name="T28"> </text:span><text:span text:style-name="T36">select</text:span>);<text:span text:style-name="T160"> //表格(table_box_)数据调整</text:span></text:p>
      <text:h text:style-name="Heading_20_3" text:outline-level="3"><text:s/><text:span text:style-name="T159">Public Functions</text:span></text:h>
      <text:p text:style-name="P130"><text:span text:style-name="T159"><text:tab/></text:span><text:span text:style-name="T17">DeviceNetAddWindow</text:span>(<text:span text:style-name="T24">QWidget</text:span><text:span text:style-name="T28"> </text:span>*<text:span text:style-name="T36">parent</text:span><text:span text:style-name="T28"> </text:span>=<text:span text:style-name="T28"> </text:span><text:span text:style-name="T39">nullptr</text:span>);<text:span text:style-name="T160"> //构造函数</text:span></text:p>
      <text:p text:style-name="P130"><text:span text:style-name="T159"><text:tab/></text:span><text:span text:style-name="T39">void</text:span><text:span text:style-name="T28"> </text:span><text:span text:style-name="T17">Init</text:span>();<text:span text:style-name="T160"> //初始化函数，每次都要显示调用</text:span></text:p>
      <text:p text:style-name="P130"/>
      <text:p text:style-name="P130"><text:soft-page-break/></text:p>
      <text:h text:style-name="Heading_20_2" text:outline-level="2">DeviceNetEditWindow<text:span text:style-name="T161"> Class</text:span></text:h>
      <text:p text:style-name="P131"><text:s/>DeviceNet DeviceI/O的编辑窗口</text:p>
      <text:p text:style-name="P131"><text:tab/>Header: <text:s/>control.h</text:p>
      <text:p text:style-name="P131"><text:tab/>Inherits: <text:s/>QWidget</text:p>
      <text:h text:style-name="Heading_20_3" text:outline-level="3"><text:s/><text:span text:style-name="T162">Signals</text:span></text:h>
      <text:p text:style-name="P132"><text:span text:style-name="T162"><text:tab/></text:span><text:span text:style-name="T39">void</text:span><text:span text:style-name="T28"> </text:span><text:span text:style-name="T17">DefineClicked</text:span>(<text:span text:style-name="T24">QJsonObject</text:span><text:span text:style-name="T28"> </text:span><text:span text:style-name="T36">json</text:span>,<text:span text:style-name="T28"> </text:span><text:span text:style-name="T24">QString</text:span><text:span text:style-name="T28"> </text:span><text:span text:style-name="T36">old_name</text:span>);<text:span text:style-name="T163"> //确认信号，将json对象与io名传递给上一级窗口</text:span></text:p>
      <text:p text:style-name="P132"><text:span text:style-name="T162"><text:tab/></text:span><text:span text:style-name="T39">void</text:span><text:span text:style-name="T28"> </text:span><text:span text:style-name="T17">CancelClicked</text:span>();<text:span text:style-name="T163"> //取消信号</text:span></text:p>
      <text:h text:style-name="Heading_20_3" text:outline-level="3"><text:s/><text:span text:style-name="T162">Public Slots</text:span></text:h>
      <text:p text:style-name="P132"><text:span text:style-name="T16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63"> //接收缩放比例并将其转交给窗口中其他控件</text:span></text:p>
      <text:h text:style-name="Heading_20_3" text:outline-level="3"><text:s/><text:span text:style-name="T162">Private Slots</text:span></text:h>
      <text:p text:style-name="P132"><text:span text:style-name="T162"><text:tab/></text:span><text:span text:style-name="T39">void</text:span><text:span text:style-name="T28"> </text:span><text:span text:style-name="T17">DefButtonClicked</text:span>();<text:span text:style-name="T163"> //确认按钮(define_button_)槽函数，会将窗口中的数据转换成json对象形式然后发送DefineClicked信号</text:span></text:p>
      <text:p text:style-name="P132"><text:span text:style-name="T162"><text:tab/></text:span><text:span text:style-name="T39">void</text:span><text:span text:style-name="T28"> </text:span><text:span text:style-name="T17">CanButtonClicked</text:span>();<text:span text:style-name="T163"> //取消按钮(cancel_button_)槽函数，会发送CancelClicked信号</text:span></text:p>
      <text:p text:style-name="P132"><text:span text:style-name="T162"><text:tab/></text:span><text:span text:style-name="T39">void</text:span><text:span text:style-name="T28"> </text:span><text:span text:style-name="T17">ShowKey</text:span>(<text:span text:style-name="T24">QTableWidgetItem</text:span><text:span text:style-name="T28"> </text:span>*<text:span text:style-name="T36">curr_item</text:span>);<text:span text:style-name="T163"> //显示键盘(keyboard_)</text:span></text:p>
      <text:p text:style-name="P132"><text:span text:style-name="T162"><text:tab/></text:span><text:span text:style-name="T39">void</text:span><text:span text:style-name="T28"> </text:span><text:span text:style-name="T17">ShowNumKey</text:span>(<text:span text:style-name="T24">QString</text:span><text:span text:style-name="T28"> </text:span><text:span text:style-name="T36">select_name</text:span>,<text:span text:style-name="T28"> </text:span><text:span text:style-name="T24">QTableWidgetItem</text:span><text:span text:style-name="T28"> </text:span>*<text:span text:style-name="T36">curr_item</text:span>);<text:span text:style-name="T163"> //显示数字修改界面(mod_val_)</text:span></text:p>
      <text:p text:style-name="P132"><text:span text:style-name="T162"><text:tab/></text:span><text:span text:style-name="T39">void</text:span><text:span text:style-name="T28"> </text:span><text:span text:style-name="T17">KeyGetData</text:span>(<text:span text:style-name="T24">QString</text:span><text:span text:style-name="T28"> </text:span><text:span text:style-name="T36">data</text:span>);<text:span text:style-name="T163"> //键盘(keyboard_)的返回值</text:span></text:p>
      <text:p text:style-name="P132"><text:span text:style-name="T162"><text:tab/></text:span><text:span text:style-name="T39">void</text:span><text:span text:style-name="T28"> </text:span><text:span text:style-name="T17">KeyHide</text:span>();<text:span text:style-name="T163"> //隐藏键盘(keyboard_)</text:span></text:p>
      <text:p text:style-name="P132"><text:span text:style-name="T162"><text:tab/></text:span><text:span text:style-name="T39">void</text:span><text:span text:style-name="T28"> </text:span><text:span text:style-name="T17">IOMovDefine</text:span>(<text:span text:style-name="T24">QString</text:span><text:span text:style-name="T28"> </text:span><text:span text:style-name="T36">val</text:span>);<text:span text:style-name="T163"> //数字修改界面(mod_val_)的返回值</text:span></text:p>
      <text:p text:style-name="P132"><text:span text:style-name="T162"><text:tab/></text:span><text:span text:style-name="T39">void</text:span><text:span text:style-name="T28"> </text:span><text:span text:style-name="T17">IOMovCancel</text:span>();<text:span text:style-name="T163"> //隐藏数字修改界面(mod_val_)</text:span></text:p>
      <text:h text:style-name="Heading_20_3" text:outline-level="3"><text:s/><text:span text:style-name="T162">Public Functions</text:span></text:h>
      <text:p text:style-name="P132"><text:span text:style-name="T162"><text:tab/></text:span><text:span text:style-name="T17">DeviceNetEditWindow</text:span>(<text:span text:style-name="T24">QWidget</text:span><text:span text:style-name="T28"> </text:span>*<text:span text:style-name="T36">parent</text:span><text:span text:style-name="T28"> </text:span>=<text:span text:style-name="T28"> </text:span><text:span text:style-name="T39">nullptr</text:span>);<text:span text:style-name="T163"> //构造函数</text:span></text:p>
      <text:p text:style-name="P132"><text:span text:style-name="T162"><text:tab/></text:span><text:span text:style-name="T39">void</text:span><text:span text:style-name="T28"> </text:span><text:span text:style-name="T17">Init</text:span>(<text:span text:style-name="T24">QJsonObject</text:span><text:span text:style-name="T28"> </text:span><text:span text:style-name="T36">json</text:span>,<text:span text:style-name="T28"> </text:span><text:span text:style-name="T24">QString</text:span><text:span text:style-name="T28"> </text:span><text:span text:style-name="T36">old_name</text:span>);<text:span text:style-name="T163"> //初始化函数，每次使用此功能都需要调用</text:span></text:p>
      <text:h text:style-name="P426" text:outline-level="3"><text:span text:style-name="T76"><text:s/></text:span>Properties</text:h>
      <table:table table:name="表格26" table:style-name="表格26">
        <table:table-column table:style-name="表格26.A" table:number-columns-repeated="3"/>
        <table:table-row>
          <table:table-cell table:style-name="表格26.A1" office:value-type="string">
            <text:p text:style-name="P516">名称</text:p>
          </table:table-cell>
          <table:table-cell table:style-name="表格26.A1" office:value-type="string">
            <text:p text:style-name="P516">类型</text:p>
          </table:table-cell>
          <table:table-cell table:style-name="表格26.C1" office:value-type="string">
            <text:p text:style-name="P516">说明</text:p>
          </table:table-cell>
        </table:table-row>
        <table:table-row>
          <table:table-cell table:style-name="表格26.A2" office:value-type="string">
            <text:p text:style-name="P623">object_</text:p>
          </table:table-cell>
          <table:table-cell table:style-name="表格26.B2" office:value-type="string">
            <text:p text:style-name="P623">QJsonObject</text:p>
          </table:table-cell>
          <table:table-cell table:style-name="表格26.C2" office:value-type="string">
            <text:p text:style-name="P610"/>
          </table:table-cell>
        </table:table-row>
      </table:table>
      <text:p text:style-name="P115"/>
      <text:p text:style-name="P115"/>
      <text:h text:style-name="Heading_20_2" text:outline-level="2"><text:soft-page-break/>DeviceNetTableWidget<text:span text:style-name="T164"> Class</text:span></text:h>
      <text:p text:style-name="P133"><text:s/>继承自TableBox表格为DeviceNet窗口而设计</text:p>
      <text:p text:style-name="P133"><text:tab/>Header: <text:s/>control.h</text:p>
      <text:p text:style-name="P133"><text:tab/>Inherits: <text:s/>TableBox</text:p>
      <text:p text:style-name="P140"><text:tab/> Inherited By: <text:s/>SignalTableWidget</text:p>
      <text:h text:style-name="Heading_20_3" text:outline-level="3"><text:s/><text:span text:style-name="T165">Signals</text:span></text:h>
      <text:p text:style-name="P134"><text:span text:style-name="T165"><text:tab/></text:span><text:span text:style-name="T39">void</text:span><text:span text:style-name="T28"> </text:span><text:span text:style-name="T17">ShowKey</text:span>(<text:span text:style-name="T24">QTableWidgetItem</text:span><text:span text:style-name="T28"> </text:span>*<text:span text:style-name="T36">curr_item</text:span>);<text:span text:style-name="T167"> //显示键盘</text:span></text:p>
      <text:p text:style-name="P134"><text:span text:style-name="T165"><text:tab/></text:span><text:span text:style-name="T39">void</text:span><text:span text:style-name="T28"> </text:span><text:span text:style-name="T17">ShowNumKey</text:span>(<text:span text:style-name="T24">QString</text:span><text:span text:style-name="T28"> </text:span><text:span text:style-name="T36">select_name</text:span>,<text:span text:style-name="T28"> </text:span><text:span text:style-name="T24">QTableWidgetItem</text:span><text:span text:style-name="T28"> </text:span>*<text:span text:style-name="T36">curr_item</text:span>);<text:span text:style-name="T167"> //显示数字修改界面</text:span></text:p>
      <text:h text:style-name="Heading_20_3" text:outline-level="3"><text:s/><text:span text:style-name="T166">Private Slots</text:span></text:h>
      <text:p text:style-name="P135"><text:span text:style-name="T166"><text:tab/></text:span><text:span text:style-name="T39">void</text:span><text:span text:style-name="T28"> </text:span><text:span text:style-name="T20">ItemClicked</text:span>(<text:span text:style-name="T24">QTableWidgetItem</text:span><text:span text:style-name="T28"> </text:span>*<text:span text:style-name="T36">item</text:span>);<text:span text:style-name="T167"> //old_item_中元素被点击后的处理槽函数，ShowKey和ShowNumKey都由此发送出</text:span></text:p>
      <text:p text:style-name="P135"><text:span text:style-name="T166"><text:tab/></text:span><text:span text:style-name="T39">void</text:span><text:span text:style-name="T28"> </text:span><text:span text:style-name="T20">ComBoxClicked</text:span>(<text:span text:style-name="T24">QString</text:span><text:span text:style-name="T28"> </text:span><text:span text:style-name="T36">text</text:span>);<text:span text:style-name="T167"> //combo_box_被选中</text:span></text:p>
      <text:h text:style-name="Heading_20_3" text:outline-level="3"><text:s/><text:span text:style-name="T166">Public Functions</text:span></text:h>
      <text:p text:style-name="P135"><text:span text:style-name="T166"><text:tab/></text:span><text:span text:style-name="T17">DeviceNetTableWidget</text:span>(<text:span text:style-name="T24">QWidget</text:span><text:span text:style-name="T28"> </text:span>*<text:span text:style-name="T36">parent</text:span><text:span text:style-name="T28"> </text:span>=<text:span text:style-name="T28"> </text:span><text:span text:style-name="T39">nullptr</text:span>);<text:span text:style-name="T167"> //构造函数</text:span></text:p>
      <text:p text:style-name="P135"><text:span text:style-name="T166"><text:tab/></text:span><text:span text:style-name="T39">void</text:span><text:span text:style-name="T28"> </text:span><text:span text:style-name="T17">Init</text:span>();<text:span text:style-name="T167"> //初始化函数，每次都需要调用</text:span></text:p>
      <text:h text:style-name="P427" text:outline-level="3"><text:span text:style-name="T76"><text:s/></text:span>Properties</text:h>
      <table:table table:name="表格27" table:style-name="表格27">
        <table:table-column table:style-name="表格27.A" table:number-columns-repeated="3"/>
        <table:table-row>
          <table:table-cell table:style-name="表格27.A1" office:value-type="string">
            <text:p text:style-name="P517">名称</text:p>
          </table:table-cell>
          <table:table-cell table:style-name="表格27.A1" office:value-type="string">
            <text:p text:style-name="P517">类型</text:p>
          </table:table-cell>
          <table:table-cell table:style-name="表格27.C1" office:value-type="string">
            <text:p text:style-name="P517">说明</text:p>
          </table:table-cell>
        </table:table-row>
        <table:table-row>
          <table:table-cell table:style-name="表格27.A2" office:value-type="string">
            <text:p text:style-name="P624">combo_box_</text:p>
          </table:table-cell>
          <table:table-cell table:style-name="表格27.B2" office:value-type="string">
            <text:p text:style-name="P624">QPointer&lt;QComboBox&gt;</text:p>
          </table:table-cell>
          <table:table-cell table:style-name="表格27.C2" office:value-type="string">
            <text:p text:style-name="P624">Qt智能指针</text:p>
          </table:table-cell>
        </table:table-row>
      </table:table>
      <text:p text:style-name="P116"/>
      <text:p text:style-name="P116"/>
      <text:h text:style-name="Heading_20_2" text:outline-level="2">Diagnosis<text:span text:style-name="T168"> Class</text:span></text:h>
      <text:p text:style-name="P136"><text:s/>控制面板中的诊断功能</text:p>
      <text:p text:style-name="P136"><text:tab/>Header: <text:s/>control.h</text:p>
      <text:p text:style-name="P136"/>
      <text:p text:style-name="P136"/>
      <text:h text:style-name="Heading_20_2" text:outline-level="2">Dispose<text:span text:style-name="T168"> Class</text:span></text:h>
      <text:p text:style-name="P136"><text:s/>控制面板中的配置功能</text:p>
      <text:p text:style-name="P136"><text:tab/>Header: <text:s/>control.h</text:p>
      <text:p text:style-name="P136"><text:tab/>Inherits: <text:s/>QWidget</text:p>
      <text:h text:style-name="Heading_20_3" text:outline-level="3"><text:soft-page-break/><text:s/><text:span text:style-name="T168">Signals</text:span></text:h>
      <text:p text:style-name="P137"><text:span text:style-name="T168"><text:tab/></text:span><text:span text:style-name="T39">void</text:span><text:span text:style-name="T28"> </text:span><text:span text:style-name="T17">Close</text:span>();<text:span text:style-name="T169"> //关闭信号</text:span></text:p>
      <text:h text:style-name="Heading_20_3" text:outline-level="3"><text:s/><text:span text:style-name="T168">Public Slots</text:span></text:h>
      <text:p text:style-name="P137"><text:span text:style-name="T16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69"> //接收缩放比例将其转交给内部其他控件</text:span></text:p>
      <text:h text:style-name="Heading_20_3" text:outline-level="3"><text:s/><text:span text:style-name="T168">Private Slots</text:span></text:h>
      <text:p text:style-name="P137"><text:span text:style-name="T168"><text:tab/></text:span><text:span text:style-name="T39">void</text:span><text:span text:style-name="T28"> </text:span><text:span text:style-name="T17">ShowAllButton</text:span>();<text:span text:style-name="T169"> //显示全部按钮</text:span></text:p>
      <text:p text:style-name="P137"><text:span text:style-name="T168"><text:tab/></text:span><text:span text:style-name="T39">void</text:span><text:span text:style-name="T28"> </text:span><text:span text:style-name="T17">TableBoxClicked</text:span>(<text:span text:style-name="T24">QTableWidgetItem</text:span><text:span text:style-name="T28"> </text:span>*<text:span text:style-name="T36">item</text:span>);<text:span text:style-name="T169"> //table_box_被点击</text:span></text:p>
      <text:p text:style-name="P137"><text:span text:style-name="T168"><text:tab/></text:span><text:span text:style-name="T39">void</text:span><text:span text:style-name="T28"> </text:span><text:span text:style-name="T17">IOSelectClose</text:span>(<text:span text:style-name="T24">QJsonObject</text:span><text:span text:style-name="T28"> </text:span><text:span text:style-name="T36">json</text:span>,<text:span text:style-name="T28"> </text:span><text:span text:style-name="T24">QString</text:span><text:span text:style-name="T28"> </text:span><text:span text:style-name="T36">name</text:span>);<text:span text:style-name="T169"> //io选择界面(IOSelectWindow)返回值</text:span></text:p>
      <text:h text:style-name="Heading_20_3" text:outline-level="3"><text:s/><text:span text:style-name="T168">Public Functions</text:span></text:h>
      <text:p text:style-name="P137"><text:span text:style-name="T168"><text:tab/></text:span><text:span text:style-name="T17">Dispose</text:span>(<text:span text:style-name="T24">QWidget</text:span><text:span text:style-name="T28"> </text:span>*<text:span text:style-name="T36">parent</text:span><text:span text:style-name="T28"> </text:span>=<text:span text:style-name="T28"> </text:span><text:span text:style-name="T39">nullptr</text:span>);<text:span text:style-name="T169"> //构造函数</text:span></text:p>
      <text:p text:style-name="P137"><text:span text:style-name="T168"><text:tab/></text:span>~<text:span text:style-name="T20">Dispose</text:span>();<text:span text:style-name="T169"> //析构函数，会调用WriteIOInfo函数</text:span></text:p>
      <text:p text:style-name="P137"><text:span text:style-name="T168"><text:tab/></text:span><text:span text:style-name="T39">void</text:span><text:span text:style-name="T28"> </text:span><text:span text:style-name="T17">ReadIOInfo</text:span>();<text:span text:style-name="T169"> //从本地读取io数据</text:span></text:p>
      <text:p text:style-name="P138"><text:span text:style-name="T168"><text:tab/></text:span><text:span text:style-name="T39">void</text:span><text:span text:style-name="T28"> </text:span><text:span text:style-name="T17">WriteIOInfo</text:span>();<text:span text:style-name="T169"> //将io数据写入到本地</text:span></text:p>
      <text:h text:style-name="Heading_20_3" text:outline-level="3"><text:s/><text:span text:style-name="T168">Private Functions</text:span></text:h>
      <text:p text:style-name="P137"><text:span text:style-name="T168"><text:tab/></text:span><text:span text:style-name="T39">void</text:span><text:span text:style-name="T28"> </text:span><text:span text:style-name="T17">ConnectInit</text:span>();<text:span text:style-name="T169"> //信号槽的初始化</text:span></text:p>
      <text:p text:style-name="P137"><text:span text:style-name="T168"><text:tab/></text:span><text:span text:style-name="T39">void</text:span><text:span text:style-name="T28"> </text:span><text:span text:style-name="T17">UpdateListBox</text:span>(<text:span text:style-name="T24">QStringList</text:span><text:span text:style-name="T28"> </text:span><text:span text:style-name="T36">list_data</text:span>);<text:span text:style-name="T169"> //更新table_box_数据</text:span></text:p>
      <text:h text:style-name="P428" text:outline-level="3"><text:span text:style-name="T76"><text:s/></text:span>Properties</text:h>
      <table:table table:name="表格28" table:style-name="表格28">
        <table:table-column table:style-name="表格28.A" table:number-columns-repeated="3"/>
        <table:table-row>
          <table:table-cell table:style-name="表格28.A1" office:value-type="string">
            <text:p text:style-name="P518">名称</text:p>
          </table:table-cell>
          <table:table-cell table:style-name="表格28.A1" office:value-type="string">
            <text:p text:style-name="P518">类型</text:p>
          </table:table-cell>
          <table:table-cell table:style-name="表格28.C1" office:value-type="string">
            <text:p text:style-name="P518">说明</text:p>
          </table:table-cell>
        </table:table-row>
        <table:table-row>
          <table:table-cell table:style-name="表格28.A2" office:value-type="string">
            <text:p text:style-name="P640">select_name_</text:p>
          </table:table-cell>
          <table:table-cell table:style-name="表格28.B2" office:value-type="string">
            <text:p text:style-name="P640">QString</text:p>
          </table:table-cell>
          <table:table-cell table:style-name="表格28.C2" office:value-type="string">
            <text:p text:style-name="P625">所选中项名称</text:p>
          </table:table-cell>
        </table:table-row>
        <table:table-row>
          <table:table-cell table:style-name="表格28.A3" office:value-type="string">
            <text:p text:style-name="P640">root_json_</text:p>
          </table:table-cell>
          <table:table-cell table:style-name="表格28.B3" office:value-type="string">
            <text:p text:style-name="P640">QJsonObject</text:p>
          </table:table-cell>
          <table:table-cell table:style-name="表格28.C3" office:value-type="string">
            <text:p text:style-name="P625"/>
          </table:table-cell>
        </table:table-row>
      </table:table>
      <text:p text:style-name="P117"/>
      <text:p text:style-name="P117"/>
      <text:h text:style-name="Heading_20_2" text:outline-level="2">EditData<text:span text:style-name="T170"> Class</text:span></text:h>
      <text:p text:style-name="P139"><text:s/>程序编辑器功能的核心类，负责保存并操控程序编辑器所有数据</text:p>
      <text:p text:style-name="P139"><text:tab/>Header: <text:s/>programeditordata.h</text:p>
      <text:p text:style-name="P139"><text:tab/>Inherits: <text:s/>QObject</text:p>
      <text:h text:style-name="Heading_20_3" text:outline-level="3"><text:s/><text:span text:style-name="T171">Signals</text:span></text:h>
      <text:p text:style-name="P141"><text:span text:style-name="T171"><text:tab/></text:span><text:span text:style-name="T39">void</text:span><text:span text:style-name="T28"> </text:span><text:span text:style-name="T17">RoutRename</text:span>(<text:span text:style-name="T24">QString</text:span><text:span text:style-name="T28"> </text:span><text:span text:style-name="T36">old_name</text:span>,<text:span text:style-name="T28"> </text:span><text:span text:style-name="T24">QString</text:span><text:span text:style-name="T28"> </text:span><text:span text:style-name="T36">new_name</text:span>);<text:span text:style-name="T173"> //例行程序名被修改信号</text:span></text:p>
      <text:p text:style-name="P141"><text:span text:style-name="T171"><text:tab/></text:span><text:span text:style-name="T39">void</text:span><text:span text:style-name="T28"> </text:span><text:span text:style-name="T17">RoutMove</text:span>(<text:span text:style-name="T24">QString</text:span><text:span text:style-name="T28"> </text:span><text:span text:style-name="T36">rout_name</text:span>,<text:span text:style-name="T28"> </text:span><text:span text:style-name="T24">QString</text:span><text:span text:style-name="T28"> </text:span><text:span text:style-name="T36">new_name</text:span>);<text:span text:style-name="T173"> //例行程序被移动信号</text:span></text:p>
      <text:p text:style-name="P141"><text:soft-page-break/><text:span text:style-name="T171"><text:tab/></text:span><text:span text:style-name="T39">void</text:span><text:span text:style-name="T28"> </text:span><text:span text:style-name="T17">ModRem</text:span>(<text:span text:style-name="T24">QString</text:span><text:span text:style-name="T28"> </text:span><text:span text:style-name="T36">old_name</text:span>,<text:span text:style-name="T28"> </text:span><text:span text:style-name="T24">QString</text:span><text:span text:style-name="T28"> </text:span><text:span text:style-name="T36">new_name</text:span>);<text:span text:style-name="T173"> //模块名被修改信号</text:span></text:p>
      <text:p text:style-name="P141"><text:span text:style-name="T171"><text:tab/></text:span><text:span text:style-name="T39">void</text:span><text:span text:style-name="T28"> </text:span><text:span text:style-name="T17">ModDel</text:span>(<text:span text:style-name="T24">QString</text:span><text:span text:style-name="T28"> </text:span><text:span text:style-name="T36">mod_name</text:span>);<text:span text:style-name="T173"> //模块被删除信号</text:span></text:p>
      <text:p text:style-name="P141"><text:span text:style-name="T171"><text:tab/></text:span><text:span text:style-name="T39">void</text:span><text:span text:style-name="T28"> </text:span><text:span text:style-name="T17">RoutDel</text:span>(<text:span text:style-name="T24">QString</text:span><text:span text:style-name="T28"> </text:span><text:span text:style-name="T36">rout_name</text:span>);<text:span text:style-name="T173"> //例行程序被删除信号</text:span></text:p>
      <text:p text:style-name="P141"><text:span text:style-name="T171"><text:tab/></text:span><text:span text:style-name="T39">void</text:span><text:span text:style-name="T28"> </text:span><text:span text:style-name="T17">ClearMod</text:span>();<text:span text:style-name="T173"> //所有模块被清除信号</text:span></text:p>
      <text:p text:style-name="P141"><text:span text:style-name="T171"><text:tab/></text:span><text:span text:style-name="T39">void</text:span><text:span text:style-name="T28"> </text:span><text:span text:style-name="T17">DataMid</text:span>(<text:span text:style-name="T24">QString</text:span><text:span text:style-name="T28"> </text:span><text:span text:style-name="T36">mod_name</text:span>);<text:span text:style-name="T173"> //模块内容被修改信号</text:span></text:p>
      <text:h text:style-name="P429" text:outline-level="3"><text:s/><text:span text:style-name="T172">Static Public Members</text:span></text:h>
      <text:p text:style-name="P142"><text:span text:style-name="T172"><text:tab/></text:span><text:span text:style-name="T24">QSharedPointer</text:span>&lt;<text:span text:style-name="T24">EditData</text:span>&gt;<text:span text:style-name="T28"> </text:span><text:span text:style-name="T17">instance</text:span>();<text:span text:style-name="T174"> //静态函数，用于导出edit_data_shared_</text:span></text:p>
      <text:h text:style-name="Heading_20_3" text:outline-level="3"><text:s/><text:span text:style-name="T172">Public Functions</text:span></text:h>
      <text:p text:style-name="P142"><text:span text:style-name="T172"><text:tab/></text:span><text:span text:style-name="T17">EditData</text:span>(<text:span text:style-name="T24">QObject</text:span><text:span text:style-name="T28"> </text:span>*<text:span text:style-name="T36">parent</text:span><text:span text:style-name="T28"> </text:span>=<text:span text:style-name="T28"> </text:span><text:span text:style-name="T39">nullptr</text:span>);<text:span text:style-name="T174"> //构造函数</text:span></text:p>
      <text:p text:style-name="P142"><text:span text:style-name="T172"><text:tab/></text:span><text:span text:style-name="T17">EditData</text:span>(<text:span text:style-name="T39">const</text:span><text:span text:style-name="T28"> </text:span><text:span text:style-name="T24">EditData</text:span><text:span text:style-name="T28"> </text:span>&amp;<text:span text:style-name="T36">edit</text:span>)<text:span text:style-name="T28"> </text:span>=<text:span text:style-name="T28"> </text:span><text:span text:style-name="T39">delete</text:span>;<text:span text:style-name="T174"> //防止被拷贝构造</text:span></text:p>
      <text:p text:style-name="P142"><text:span text:style-name="T172"><text:tab/></text:span><text:span text:style-name="T24">EditData</text:span><text:span text:style-name="T28"> </text:span>&amp;<text:span text:style-name="T16">operator</text:span><text:span text:style-name="T28"> </text:span><text:span text:style-name="T16">=</text:span>(<text:span text:style-name="T39">const</text:span><text:span text:style-name="T28"> </text:span><text:span text:style-name="T24">EditData</text:span><text:span text:style-name="T28"> </text:span>&amp;<text:span text:style-name="T36">edit</text:span>)<text:span text:style-name="T28"> </text:span>=<text:span text:style-name="T28"> </text:span><text:span text:style-name="T39">delete</text:span>;<text:span text:style-name="T174"> //防止被赋值</text:span></text:p>
      <text:p text:style-name="P142"><text:span text:style-name="T172"><text:tab/></text:span><text:span text:style-name="T39">void</text:span><text:span text:style-name="T28"> </text:span><text:span text:style-name="T17">SetTaskInfo</text:span>(<text:span text:style-name="T24">QString</text:span><text:span text:style-name="T28"> </text:span><text:span text:style-name="T36">task_name</text:span>,<text:span text:style-name="T28"> </text:span><text:span text:style-name="T24">QString</text:span><text:span text:style-name="T28"> </text:span><text:span text:style-name="T36">order_name</text:span>,<text:span text:style-name="T28"> </text:span><text:span text:style-name="T24">QString</text:span><text:span text:style-name="T28"> </text:span><text:span text:style-name="T36">type_name</text:span>,<text:span text:style-name="T28"> </text:span><text:span text:style-name="T24">QString</text:span><text:span text:style-name="T28"> </text:span><text:span text:style-name="T36">task_path</text:span>);<text:span text:style-name="T174"> //设置当前程序信息</text:span></text:p>
      <text:p text:style-name="P142"><text:span text:style-name="T172"><text:tab/></text:span><text:span text:style-name="T39">void</text:span><text:span text:style-name="T28"> </text:span><text:span text:style-name="T17">SetTaskName</text:span>(<text:span text:style-name="T24">QString</text:span><text:span text:style-name="T28"> </text:span><text:span text:style-name="T36">task_name</text:span>);<text:span text:style-name="T174"> //设置当前任务名称</text:span></text:p>
      <text:p text:style-name="P142"><text:span text:style-name="T172"><text:tab/></text:span><text:span text:style-name="T39">void</text:span><text:span text:style-name="T28"> </text:span><text:span text:style-name="T17">SetTaskOrderName</text:span>(<text:span text:style-name="T24">QString</text:span><text:span text:style-name="T28"> </text:span><text:span text:style-name="T36">order_name</text:span>,<text:span text:style-name="T28"> </text:span><text:span text:style-name="T24">QString</text:span><text:span text:style-name="T28"> </text:span><text:span text:style-name="T36">task_path</text:span><text:span text:style-name="T28"> </text:span>=<text:span text:style-name="T28"> </text:span><text:span text:style-name="T24">QString</text:span>(),<text:span text:style-name="T28"> </text:span><text:span text:style-name="T24">QString</text:span><text:span text:style-name="T28"> </text:span><text:span text:style-name="T36">type_name</text:span><text:span text:style-name="T28"> </text:span>=<text:span text:style-name="T28"> </text:span><text:span text:style-name="T24">QString</text:span>());<text:span text:style-name="T174"> //设置当前任务程序名称</text:span></text:p>
      <text:p text:style-name="P142"><text:span text:style-name="T172"><text:tab/></text:span><text:span text:style-name="T39">void</text:span><text:span text:style-name="T28"> </text:span><text:span text:style-name="T17">SetTaskTypeName</text:span>(<text:span text:style-name="T24">QString</text:span><text:span text:style-name="T28"> </text:span><text:span text:style-name="T36">type_name</text:span>);<text:span text:style-name="T174"> //设置当前任务类型名称</text:span></text:p>
      <text:p text:style-name="P142"><text:span text:style-name="T172"><text:tab/></text:span><text:span text:style-name="T39">void</text:span><text:span text:style-name="T28"> </text:span><text:span text:style-name="T17">SetTaskPath</text:span>(<text:span text:style-name="T24">QString</text:span><text:span text:style-name="T28"> </text:span><text:span text:style-name="T36">task_path</text:span>);<text:span text:style-name="T174"> //设置当前任务路径</text:span></text:p>
      <text:p text:style-name="P142"><text:span text:style-name="T172"><text:tab/></text:span><text:span text:style-name="T24">QString</text:span><text:span text:style-name="T28"> </text:span><text:span text:style-name="T17">GetTaskName</text:span>();<text:span text:style-name="T174"> //获取当前任务名称</text:span></text:p>
      <text:p text:style-name="P142"><text:span text:style-name="T172"><text:tab/></text:span><text:span text:style-name="T24">QString</text:span><text:span text:style-name="T28"> </text:span><text:span text:style-name="T17">GetTaskOrderName</text:span>();<text:span text:style-name="T174"> //获取当前任务程序名称</text:span></text:p>
      <text:p text:style-name="P142"><text:span text:style-name="T172"><text:tab/></text:span><text:span text:style-name="T24">QString</text:span><text:span text:style-name="T28"> </text:span><text:span text:style-name="T17">GetTaskTypeName</text:span>();<text:span text:style-name="T174"> //获取当前任务类型名称</text:span></text:p>
      <text:p text:style-name="P142"><text:span text:style-name="T172"><text:tab/></text:span><text:span text:style-name="T24">QString</text:span><text:span text:style-name="T28"> </text:span><text:span text:style-name="T17">GetTaskPath</text:span>();<text:span text:style-name="T174"> //获取当前任务路径</text:span></text:p>
      <text:p text:style-name="P142"><text:span text:style-name="T172"><text:tab/></text:span><text:span text:style-name="T39">void</text:span><text:span text:style-name="T28"> </text:span><text:span text:style-name="T17">SaveMod</text:span>();<text:span text:style-name="T174"> //将内存中以树形图形式存放的模块数据通过ExportMod函数转换成文本然后写入到本地</text:span></text:p>
      <text:p text:style-name="P142"><text:span text:style-name="T172"><text:tab/></text:span><text:span text:style-name="T39">void</text:span><text:span text:style-name="T28"> </text:span><text:span text:style-name="T17">SaveMod</text:span>(<text:span text:style-name="T24">QString</text:span><text:span text:style-name="T28"> </text:span><text:span text:style-name="T36">mod_name</text:span>);<text:span text:style-name="T174"> //与SaveMod类似，但是此函数只保存指定模块</text:span></text:p>
      <text:p text:style-name="P142"><text:span text:style-name="T172"><text:tab/></text:span><text:span text:style-name="T39">void</text:span><text:span text:style-name="T28"> </text:span><text:span text:style-name="T17">DelTask</text:span>(<text:span text:style-name="T39">bool</text:span><text:span text:style-name="T28"> </text:span><text:span text:style-name="T36">is_del_local</text:span><text:span text:style-name="T28"> </text:span>=<text:span text:style-name="T28"> </text:span><text:span text:style-name="T39">false</text:span>);<text:span text:style-name="T174"> //删除当前任务，会删除所有模块数据，包括内存中与本地的</text:span></text:p>
      <text:p text:style-name="P142"><text:span text:style-name="T172"><text:tab/></text:span><text:span text:style-name="T24">QMap</text:span>&lt;<text:span text:style-name="T24">QString</text:span>,<text:span text:style-name="T28"> </text:span><text:span text:style-name="T24">QString</text:span>&gt;<text:span text:style-name="T28"> </text:span>*<text:span text:style-name="T17">GetCodeMap</text:span>();<text:span text:style-name="T174"> //获取指令容器指针</text:span></text:p>
      <text:p text:style-name="P142"><text:span text:style-name="T172"><text:tab/></text:span><text:span text:style-name="T39">bool</text:span><text:span text:style-name="T28"> </text:span><text:span text:style-name="T17">AnalysisData</text:span>();<text:span text:style-name="T175"> //开始分析任务，会获取本地存放的所有数据，然后通过LoadMod函数转换成树形图格式存放在内存中供程序编辑器等功能使用</text:span></text:p>
      <text:p text:style-name="P142"><text:span text:style-name="T172"><text:tab/></text:span><text:span text:style-name="T39">bool</text:span><text:span text:style-name="T28"> </text:span><text:span text:style-name="T17">LoadMod</text:span>(<text:span text:style-name="T24">QString</text:span><text:span text:style-name="T28"> </text:span>&amp;<text:span text:style-name="T36">mod_data</text:span>,<text:span text:style-name="T28"> </text:span><text:span text:style-name="T24">QSharedPointer</text:span>&lt;<text:span text:style-name="T24">QList</text:span>&lt;<text:span text:style-name="T24">QPair</text:span>&lt;<text:span text:style-name="T24">std</text:span>::<text:span text:style-name="T24">string</text:span>,<text:span text:style-name="T28"> </text:span><text:span text:style-name="T39">bool</text:span>&gt;&gt;&gt;<text:span text:style-name="T28"> </text:span><text:span text:style-name="T36">coord</text:span><text:span text:style-name="T28"> </text:span>=<text:span text:style-name="T28"> </text:span><text:span text:style-name="T24">QSharedPointer</text:span>&lt;<text:span text:style-name="T24">QList</text:span>&lt;<text:span text:style-name="T24">QPair</text:span>&lt;<text:span text:style-name="T24">std</text:span>::<text:span text:style-name="T24">string</text:span>,<text:span text:style-name="T28"> </text:span><text:span text:style-name="T39">bool</text:span>&gt;&gt;&gt;(),<text:span text:style-name="T28"> </text:span><text:span text:style-name="T39">bool</text:span><text:span text:style-name="T28"> </text:span><text:span text:style-name="T36">join</text:span><text:span text:style-name="T28"> </text:span>=<text:span text:style-name="T28"> </text:span><text:span text:style-name="T39">true</text:span>);<text:span text:style-name="T175"> //将文本数据转换为树形图数据</text:span></text:p>
      <text:p text:style-name="P142"><text:soft-page-break/><text:span text:style-name="T172"><text:tab/></text:span><text:span text:style-name="T24">QString</text:span><text:span text:style-name="T28"> </text:span><text:span text:style-name="T17">ExportMod</text:span>(<text:span text:style-name="T24">QString</text:span><text:span text:style-name="T28"> </text:span><text:span text:style-name="T36">mod_name</text:span>,<text:span text:style-name="T28"> </text:span><text:span text:style-name="T39">bool</text:span><text:span text:style-name="T28"> </text:span><text:span text:style-name="T36">isshow</text:span><text:span text:style-name="T28"> </text:span>=<text:span text:style-name="T28"> </text:span><text:span text:style-name="T39">true</text:span>,<text:span text:style-name="T28"> </text:span><text:span text:style-name="T39">bool</text:span><text:span text:style-name="T28"> </text:span><text:span text:style-name="T36">issave</text:span><text:span text:style-name="T28"> </text:span>=<text:span text:style-name="T28"> </text:span><text:span text:style-name="T39">false</text:span>);<text:span text:style-name="T175"> //将树形图数据转换为文本数据</text:span></text:p>
      <text:p text:style-name="P142"><text:span text:style-name="T172"><text:tab/></text:span><text:span text:style-name="T39">bool</text:span><text:span text:style-name="T28"> </text:span><text:span text:style-name="T17">ExportMod</text:span>(<text:span text:style-name="T24">QString</text:span><text:span text:style-name="T28"> </text:span><text:span text:style-name="T36">mod_name</text:span>,<text:span text:style-name="T28"> </text:span><text:span text:style-name="T24">QString</text:span><text:span text:style-name="T28"> </text:span><text:span text:style-name="T36">path</text:span>);<text:span text:style-name="T175"> //将指定模块保存至指定路径</text:span></text:p>
      <text:p text:style-name="P142"><text:span text:style-name="T172"><text:tab/></text:span><text:span text:style-name="T39">void</text:span><text:span text:style-name="T28"> </text:span><text:span text:style-name="T17">SetHotVarPoint</text:span>(<text:span text:style-name="T24">QSharedPointer</text:span>&lt;<text:span text:style-name="T24">QMap</text:span>&lt;<text:span text:style-name="T24">QString</text:span>,<text:span text:style-name="T28"> </text:span><text:span text:style-name="T24">HotEditVarInfo</text:span>&gt;&gt;<text:span text:style-name="T28"> </text:span><text:span text:style-name="T36">hot_var_point</text:span>);<text:span text:style-name="T175"> //设置</text:span><text:span text:style-name="T177">hot_var_point_</text:span></text:p>
      <text:p text:style-name="P142"><text:span text:style-name="T172"><text:tab/></text:span><text:span text:style-name="T39">void</text:span><text:span text:style-name="T28"> </text:span><text:span text:style-name="T17">GetHotEditData</text:span>(<text:span text:style-name="T24">std</text:span>::<text:span text:style-name="T24">function</text:span>&lt;<text:span text:style-name="T39">void</text:span>(<text:span text:style-name="T39">void</text:span>)&gt;<text:span text:style-name="T28"> </text:span><text:span text:style-name="T36">func</text:span>,<text:span text:style-name="T28"> </text:span><text:span text:style-name="T24">QSharedPointer</text:span>&lt;<text:span text:style-name="T24">QMap</text:span>&lt;<text:span text:style-name="T24">QString</text:span>,<text:span text:style-name="T28"> </text:span><text:span text:style-name="T24">HotEditVarInfo</text:span>&gt;<text:span text:style-name="T28"> </text:span>&gt;<text:span text:style-name="T28"> </text:span><text:span text:style-name="T36">point</text:span>);<text:span text:style-name="T178"> //HotEdit功能相关函数</text:span></text:p>
      <text:p text:style-name="P142"><text:span text:style-name="T172"><text:tab/></text:span><text:span text:style-name="T39">void</text:span><text:span text:style-name="T28"> </text:span><text:span text:style-name="T17">SyntaxCheck</text:span>(<text:span text:style-name="T24">std</text:span>::<text:span text:style-name="T24">function</text:span>&lt;<text:span text:style-name="T39">void</text:span>(<text:span text:style-name="T24">QSharedPointer</text:span>&lt;<text:span text:style-name="T24">QMap</text:span>&lt;<text:span text:style-name="T24">QString</text:span>,<text:span text:style-name="T24">QPair</text:span>&lt;<text:span text:style-name="T24">QString</text:span>,<text:span text:style-name="T39">int</text:span>&gt;&gt;&gt;)&gt;<text:span text:style-name="T28"> </text:span><text:span text:style-name="T36">func</text:span>);<text:span text:style-name="T178"> //语法检查函数，半成品，只能检查最基本的语法错误，基本接近于无用</text:span></text:p>
      <text:p text:style-name="P142"><text:span text:style-name="T172"><text:tab/></text:span><text:span text:style-name="T39">void</text:span><text:span text:style-name="T28"> </text:span><text:span text:style-name="T17">GetSendCode</text:span>(<text:span text:style-name="T24">std</text:span>::<text:span text:style-name="T24">function</text:span>&lt;<text:span text:style-name="T39">void</text:span>(<text:span text:style-name="T39">bool</text:span>,<text:span text:style-name="T24">QSharedPointer</text:span>&lt;<text:span text:style-name="T24">QString</text:span>&gt;)&gt;<text:span text:style-name="T28"> </text:span><text:span text:style-name="T36">func</text:span>);<text:span text:style-name="T178"> //获取将要发送给解析器的代码</text:span></text:p>
      <text:p text:style-name="P142"><text:span text:style-name="T172"><text:tab/></text:span><text:span text:style-name="T39">bool</text:span><text:span text:style-name="T28"> </text:span><text:span text:style-name="T17">IsExist</text:span>(<text:span text:style-name="T24">QString</text:span><text:span text:style-name="T28"> </text:span><text:span text:style-name="T36">mod_name</text:span>);<text:span text:style-name="T178"> //判断某个模块是否存在</text:span></text:p>
      <text:p text:style-name="P142"><text:span text:style-name="T172"><text:tab/></text:span><text:span text:style-name="T39">bool</text:span><text:span text:style-name="T28"> </text:span><text:span text:style-name="T17">IsExist</text:span>(<text:span text:style-name="T24">QString</text:span><text:span text:style-name="T28"> </text:span><text:span text:style-name="T36">mod_name</text:span>,<text:span text:style-name="T28"> </text:span><text:span text:style-name="T24">QString</text:span><text:span text:style-name="T28"> </text:span><text:span text:style-name="T36">rout_name</text:span>);<text:span text:style-name="T178"> //判断某个模块中是否存在某个例行程序</text:span></text:p>
      <text:p text:style-name="P142"><text:span text:style-name="T172"><text:tab/></text:span><text:span text:style-name="T39">bool</text:span><text:span text:style-name="T28"> </text:span><text:span text:style-name="T17">RoutIsExist</text:span>(<text:span text:style-name="T24">QString</text:span><text:span text:style-name="T28"> </text:span><text:span text:style-name="T36">rout_name</text:span>);<text:span text:style-name="T179"> //在所有模块中判断某个例行程序是否存在</text:span></text:p>
      <text:p text:style-name="P142"><text:span text:style-name="T172"><text:tab/></text:span><text:span text:style-name="T39">bool</text:span><text:span text:style-name="T28"> </text:span><text:span text:style-name="T17">GetModType</text:span>(<text:span text:style-name="T24">QString</text:span><text:span text:style-name="T28"> </text:span><text:span text:style-name="T36">mod_name</text:span>);<text:span text:style-name="T179"> //判断某个模块是否是系统模块</text:span></text:p>
      <text:p text:style-name="P142"><text:span text:style-name="T172"><text:tab/></text:span><text:span text:style-name="T24">QString</text:span><text:span text:style-name="T28"> </text:span><text:span text:style-name="T17">GetRoutType</text:span>(<text:span text:style-name="T24">QString</text:span><text:span text:style-name="T28"> </text:span><text:span text:style-name="T36">rout_name</text:span>);<text:span text:style-name="T180"> //获取某个例行程序的类型</text:span></text:p>
      <text:p text:style-name="P142"><text:span text:style-name="T172"><text:tab/></text:span><text:span text:style-name="T24">QStringList</text:span><text:span text:style-name="T28"> </text:span><text:span text:style-name="T17">GetModName</text:span>();<text:span text:style-name="T181"> //获取所有模块名</text:span></text:p>
      <text:p text:style-name="P142"><text:span text:style-name="T172"><text:tab/></text:span><text:span text:style-name="T24">QStringList</text:span><text:span text:style-name="T28"> </text:span><text:span text:style-name="T17">GetModName</text:span>(<text:span text:style-name="T39">bool</text:span><text:span text:style-name="T28"> </text:span><text:span text:style-name="T36">type</text:span>);<text:span text:style-name="T181"> //为真时获取所有系统模块名否则获取所有程序模块名</text:span></text:p>
      <text:p text:style-name="P142"><text:span text:style-name="T172"><text:tab/></text:span><text:span text:style-name="T24">ModuleData</text:span><text:span text:style-name="T28"> </text:span>&amp;<text:span text:style-name="T17">GetModData</text:span>(<text:span text:style-name="T24">QString</text:span><text:span text:style-name="T28"> </text:span><text:span text:style-name="T36">mod_name</text:span>);<text:span text:style-name="T181"> //获取某个模块数据的引用</text:span></text:p>
      <text:p text:style-name="P142"><text:span text:style-name="T172"><text:tab/></text:span><text:span text:style-name="T24">QString</text:span><text:span text:style-name="T28"> </text:span><text:span text:style-name="T17">GetRoutMod</text:span>(<text:span text:style-name="T24">QString</text:span><text:span text:style-name="T28"> </text:span><text:span text:style-name="T36">rout_name</text:span>);<text:span text:style-name="T182"> //获取某个例行程序所属的模块名</text:span></text:p>
      <text:p text:style-name="P142"><text:span text:style-name="T172"><text:tab/></text:span><text:span text:style-name="T24">RoutineData</text:span><text:span text:style-name="T28"> </text:span>&amp;<text:span text:style-name="T17">GetRoutData</text:span>(<text:span text:style-name="T24">QString</text:span><text:span text:style-name="T28"> </text:span><text:span text:style-name="T36">rout_name</text:span>,<text:span text:style-name="T28"> </text:span><text:span text:style-name="T24">QString</text:span><text:span text:style-name="T28"> </text:span><text:span text:style-name="T36">mod_name</text:span><text:span text:style-name="T28"> </text:span>=<text:span text:style-name="T28"> </text:span><text:span text:style-name="T24">QString</text:span>());<text:span text:style-name="T182"> //获取某个例行程序数据的引用</text:span></text:p>
      <text:p text:style-name="P142"><text:span text:style-name="T172"><text:tab/></text:span><text:span text:style-name="T39">void</text:span><text:span text:style-name="T28"> </text:span><text:span text:style-name="T17">DelMod</text:span>();<text:span text:style-name="T183"> //在内存中将所有模块数据删除，若任务名称不为空则会先保存后删除</text:span></text:p>
      <text:p text:style-name="P142"><text:span text:style-name="T172"><text:tab/></text:span><text:span text:style-name="T39">void</text:span><text:span text:style-name="T28"> </text:span><text:span text:style-name="T17">DelMod</text:span>(<text:span text:style-name="T24">QString</text:span><text:span text:style-name="T28"> </text:span><text:span text:style-name="T36">mod_name</text:span>,<text:span text:style-name="T28"> </text:span><text:span text:style-name="T39">bool</text:span><text:span text:style-name="T28"> </text:span><text:span text:style-name="T36">del_var</text:span><text:span text:style-name="T28"> </text:span>=<text:span text:style-name="T28"> </text:span><text:span text:style-name="T39">true</text:span>);<text:span text:style-name="T184"> //删除某个模块数据，del_var无用，请保持默认</text:span></text:p>
      <text:p text:style-name="P142"><text:span text:style-name="T172"><text:tab/></text:span><text:span text:style-name="T39">void</text:span><text:span text:style-name="T28"> </text:span><text:span text:style-name="T17">DelMod</text:span>(<text:span text:style-name="T39">bool</text:span><text:span text:style-name="T28"> </text:span><text:span text:style-name="T36">type</text:span>);<text:span text:style-name="T185"> //删除某种类型的模块，程序或系统模块</text:span></text:p>
      <text:p text:style-name="P142"><text:span text:style-name="T172"><text:tab/></text:span><text:span text:style-name="T39">bool</text:span><text:span text:style-name="T28"> </text:span><text:span text:style-name="T17">DelRout</text:span>(<text:span text:style-name="T24">QString</text:span><text:span text:style-name="T28"> </text:span><text:span text:style-name="T36">rout_name</text:span>,<text:span text:style-name="T28"> </text:span><text:span text:style-name="T24">QString</text:span><text:span text:style-name="T28"> </text:span><text:span text:style-name="T36">mod_name</text:span>);<text:span text:style-name="T186"> //删除某个例行程序</text:span></text:p>
      <text:p text:style-name="P142"><text:span text:style-name="T172"><text:tab/></text:span><text:span text:style-name="T39">bool</text:span><text:span text:style-name="T28"> </text:span><text:span text:style-name="T17">RemMod</text:span>(<text:span text:style-name="T24">QString</text:span><text:span text:style-name="T28"> </text:span><text:span text:style-name="T36">old_name</text:span>,<text:span text:style-name="T28"> </text:span><text:span text:style-name="T24">QString</text:span><text:span text:style-name="T28"> </text:span><text:span text:style-name="T36">new_name</text:span>);<text:span text:style-name="T186"> //修改模块名，需要注意修改后旧模块名的本地文件将会被删除</text:span></text:p>
      <text:p text:style-name="P142"><text:span text:style-name="T172"><text:tab/></text:span><text:span text:style-name="T39">bool</text:span><text:span text:style-name="T28"> </text:span><text:span text:style-name="T17">RemRout</text:span>(<text:span text:style-name="T24">QString</text:span><text:span text:style-name="T28"> </text:span><text:span text:style-name="T36">old_name</text:span>,<text:span text:style-name="T28"> </text:span><text:span text:style-name="T24">QString</text:span><text:span text:style-name="T28"> </text:span><text:span text:style-name="T36">mod_name</text:span>,<text:span text:style-name="T28"> </text:span><text:span text:style-name="T24">QString</text:span><text:span text:style-name="T28"> </text:span><text:span text:style-name="T36">new_name</text:span>);<text:span text:style-name="T186"> //发送DataMid模块被修改信号</text:span></text:p>
      <text:p text:style-name="P142"><text:span text:style-name="T172"><text:tab/></text:span><text:span text:style-name="T24">QStringList</text:span><text:span text:style-name="T28"> </text:span><text:span text:style-name="T17">GetRoutName</text:span>(<text:span text:style-name="T24">QString</text:span><text:span text:style-name="T28"> </text:span><text:span text:style-name="T36">mod_name</text:span>);<text:span text:style-name="T187"> //获取某个模块的所有例行程序名</text:span></text:p>
      <text:p text:style-name="P142"><text:span text:style-name="T172"><text:tab/></text:span><text:span text:style-name="T24">QStringList</text:span><text:span text:style-name="T28"> </text:span><text:span text:style-name="T17">GetRoutName</text:span>();<text:span text:style-name="T187"> //获取所有例行程序名</text:span></text:p>
      <text:p text:style-name="P142"><text:soft-page-break/><text:span text:style-name="T172"><text:tab/></text:span><text:span text:style-name="T24">QStringList</text:span><text:span text:style-name="T28"> </text:span><text:span text:style-name="T17">GetRoutName</text:span>(<text:span text:style-name="T24">RoutineData</text:span>::<text:span text:style-name="T24">Type</text:span><text:span text:style-name="T28"> </text:span><text:span text:style-name="T36">type</text:span>);<text:span text:style-name="T188"> //获取某一种类型的所有例行程序名</text:span></text:p>
      <text:p text:style-name="P142"><text:span text:style-name="T172"><text:tab/></text:span><text:span text:style-name="T24">QString</text:span><text:span text:style-name="T28"> </text:span><text:span text:style-name="T17">GetRoutCodeTree</text:span>(<text:span text:style-name="T24">QString</text:span><text:span text:style-name="T28"> </text:span><text:span text:style-name="T36">rout_name</text:span>);<text:span text:style-name="T188"> //返回适合于CodeTree中的ShowCode函数所添加的例行程序名段</text:span></text:p>
      <text:p text:style-name="P142"><text:span text:style-name="T172"><text:tab/></text:span><text:span text:style-name="T39">bool</text:span><text:span text:style-name="T28"> </text:span><text:span text:style-name="T17">ModAddCode</text:span>(<text:span text:style-name="T24">QString</text:span><text:span text:style-name="T28"> </text:span><text:span text:style-name="T36">mod_name</text:span>,<text:span text:style-name="T28"> </text:span><text:span text:style-name="T24">QString</text:span><text:span text:style-name="T28"> </text:span><text:span text:style-name="T36">code</text:span>);<text:span text:style-name="T189"> //向模块添加代码</text:span></text:p>
      <text:p text:style-name="P142"><text:span text:style-name="T172"><text:tab/></text:span><text:span text:style-name="T39">bool</text:span><text:span text:style-name="T28"> </text:span><text:span text:style-name="T17">RoutAddCode</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28"> </text:span><text:span text:style-name="T24">QString</text:span><text:span text:style-name="T28"> </text:span><text:span text:style-name="T36">code</text:span>);<text:span text:style-name="T189"> //向模块添加代码</text:span></text:p>
      <text:p text:style-name="P142"><text:span text:style-name="T172"><text:tab/></text:span><text:span text:style-name="T39">bool</text:span><text:span text:style-name="T28"> </text:span><text:span text:style-name="T17">RoutRemCode</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28"> </text:span><text:span text:style-name="T24">QString</text:span><text:span text:style-name="T28"> </text:span><text:span text:style-name="T36">code</text:span>);<text:span text:style-name="T189"> //向例行程序添加代码，插入位置为row，如果原row为&lt;SMT&gt;则原row将会被替换，否则原row将会在现row处之下</text:span></text:p>
      <text:p text:style-name="P142"><text:span text:style-name="T172"><text:tab/></text:span><text:span text:style-name="T39">bool</text:span><text:span text:style-name="T28"> </text:span><text:span text:style-name="T17">RoutRemCode</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28"> </text:span><text:span text:style-name="T39">int</text:span><text:span text:style-name="T28"> </text:span><text:span text:style-name="T36">number</text:span>,<text:span text:style-name="T28"> </text:span><text:span text:style-name="T24">QString</text:span><text:span text:style-name="T28"> </text:span><text:span text:style-name="T36">code</text:span>);<text:span text:style-name="T189"> //修改例行程序中的某行代码</text:span></text:p>
      <text:p text:style-name="P142"><text:span text:style-name="T172"><text:tab/></text:span><text:span text:style-name="T39">bool</text:span><text:span text:style-name="T28"> </text:span><text:span text:style-name="T17">RoutDelCode</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28"> </text:span><text:span text:style-name="T39">int</text:span><text:span text:style-name="T28"> </text:span><text:span text:style-name="T36">number</text:span><text:span text:style-name="T28"> </text:span>=<text:span text:style-name="T28"> </text:span><text:span text:style-name="T49">0</text:span>); //修改例行程序中的某一部分代码，row开始，number为涉及行数，若code中的行数小于number则会有代码被删除，大于则部分代码会被添加</text:p>
      <text:p text:style-name="P142"><text:span text:style-name="T172"><text:tab/></text:span><text:span text:style-name="T24">QString</text:span><text:span text:style-name="T28"> </text:span><text:span text:style-name="T17">ExportRout</text:span>(<text:span text:style-name="T24">RoutineData</text:span><text:span text:style-name="T28"> </text:span>&amp;<text:span text:style-name="T36">rout_info</text:span>,<text:span text:style-name="T28"> </text:span><text:span text:style-name="T24">QString</text:span><text:span text:style-name="T28"> </text:span><text:span text:style-name="T36">rout_name</text:span>); //删除例行程序中的代码，从row开始到number为止，number为0时只删除row行</text:p>
      <text:p text:style-name="P142"><text:span text:style-name="T172"><text:tab/></text:span><text:span text:style-name="T39">bool</text:span><text:span text:style-name="T28"> </text:span><text:span text:style-name="T17">ModAddRout</text:span>(<text:span text:style-name="T24">RoutineData</text:span><text:span text:style-name="T28"> </text:span>&amp;<text:span text:style-name="T36">rout_data</text:span>,<text:span text:style-name="T28"> </text:span><text:span text:style-name="T24">QString</text:span><text:span text:style-name="T28"> </text:span><text:span text:style-name="T36">rout_name</text:span>,<text:span text:style-name="T28"> </text:span><text:span text:style-name="T24">QString</text:span><text:span text:style-name="T28"> </text:span><text:span text:style-name="T36">mod_name</text:span>); //根据例行程序产生其文本格式</text:p>
      <text:p text:style-name="P142"><text:span text:style-name="T172"><text:tab/></text:span><text:span text:style-name="T39">bool</text:span><text:span text:style-name="T28"> </text:span><text:span text:style-name="T17">MoveRout</text:span>(<text:span text:style-name="T24">QString</text:span><text:span text:style-name="T28"> </text:span><text:span text:style-name="T36">old_name</text:span>,<text:span text:style-name="T28"> </text:span><text:span text:style-name="T24">QString</text:span><text:span text:style-name="T28"> </text:span><text:span text:style-name="T36">rout_name</text:span>,<text:span text:style-name="T28"> </text:span><text:span text:style-name="T24">QString</text:span><text:span text:style-name="T28"> </text:span><text:span text:style-name="T36">new_name</text:span>); //向某个模块添加例行程序</text:p>
      <text:p text:style-name="P142"><text:span text:style-name="T172"><text:tab/></text:span><text:span text:style-name="T24">QPair</text:span>&lt;<text:span text:style-name="T24">QString</text:span>,<text:span text:style-name="T28"> </text:span><text:span text:style-name="T39">int</text:span>&gt;<text:span text:style-name="T28"> </text:span><text:span text:style-name="T17">GetRoutPoint</text:span>(<text:span text:style-name="T39">int</text:span><text:span text:style-name="T28"> </text:span><text:span text:style-name="T36">rout</text:span>,<text:span text:style-name="T28"> </text:span><text:span text:style-name="T39">int</text:span><text:span text:style-name="T28"> </text:span><text:span text:style-name="T36">number</text:span>); //将某个模块中的例行程序转移到另一个模块中</text:p>
      <text:p text:style-name="P142"><text:span text:style-name="T172"><text:tab/></text:span><text:span text:style-name="T24">QPair</text:span>&lt;<text:span text:style-name="T39">int</text:span>,<text:span text:style-name="T28"> </text:span><text:span text:style-name="T39">int</text:span>&gt;<text:span text:style-name="T28"> </text:span><text:span text:style-name="T17">GetRoutPoint</text:span>(<text:span text:style-name="T24">QString</text:span><text:span text:style-name="T28"> </text:span><text:span text:style-name="T36">rout_name</text:span>,<text:span text:style-name="T28"> </text:span><text:span text:style-name="T39">int</text:span><text:span text:style-name="T28"> </text:span><text:span text:style-name="T36">number</text:span>); <text:s/>//获取一个程序指针所对应的例行程序与所在行</text:p>
      <text:p text:style-name="P142"><text:span text:style-name="T172"><text:tab/></text:span><text:span text:style-name="T39">int</text:span><text:span text:style-name="T28"> </text:span><text:span text:style-name="T17">GetRoutMainPoint</text:span>(); //获取main函数的程序指针</text:p>
      <text:p text:style-name="P142"><text:span text:style-name="T172"><text:tab/></text:span><text:span text:style-name="T24">QString</text:span><text:span text:style-name="T28"> </text:span><text:span text:style-name="T17">GetUnusedMod</text:span>(); //产生一个未被使用的模块名</text:p>
      <text:p text:style-name="P142"><text:span text:style-name="T172"><text:tab/></text:span><text:span text:style-name="T24">QString</text:span><text:span text:style-name="T28"> </text:span><text:span text:style-name="T17">GetUnusedRout</text:span>(); //产生一个未被使用的例行程序名</text:p>
      <text:h text:style-name="Heading_20_3" text:outline-level="3"><text:s/><text:span text:style-name="T172">Private Functions</text:span></text:h>
      <text:p text:style-name="P142"><text:span text:style-name="T172"><text:tab/></text:span><text:span text:style-name="T39">void</text:span><text:span text:style-name="T28"> </text:span><text:span text:style-name="T17">UpdateTask</text:span>();<text:span text:style-name="T190"> //当新建、删除、重命名、加载任务以后会被执行，用于更新本地文件</text:span></text:p>
      <text:p text:style-name="P142"><text:span text:style-name="T172"><text:tab/></text:span><text:span text:style-name="T39">void</text:span><text:span text:style-name="T28"> </text:span><text:span text:style-name="T17">GetHotEditDatar</text:span>(<text:span text:style-name="T24">std</text:span>::<text:span text:style-name="T24">function</text:span>&lt;<text:span text:style-name="T39">void</text:span>(<text:span text:style-name="T39">void</text:span>)&gt;<text:span text:style-name="T28"> </text:span><text:span text:style-name="T36">func</text:span>,<text:span text:style-name="T28"> </text:span><text:span text:style-name="T24">QSharedPointer</text:span>&lt;<text:span text:style-name="T24">QMap</text:span>&lt;<text:span text:style-name="T24">QString</text:span>,<text:span text:style-name="T28"> </text:span><text:span text:style-name="T24">HotEditVarInfo</text:span>&gt;&gt;<text:span text:style-name="T28"> </text:span><text:span text:style-name="T36">point</text:span>);<text:span text:style-name="T190"> //获取HotEdit所需数据</text:span></text:p>
      <text:p text:style-name="P142"><text:span text:style-name="T172"><text:tab/></text:span><text:span text:style-name="T39">void</text:span><text:span text:style-name="T28"> </text:span><text:span text:style-name="T17">SyntaxCheckr</text:span>(<text:span text:style-name="T24">std</text:span>::<text:span text:style-name="T24">function</text:span>&lt;<text:span text:style-name="T39">void</text:span>(<text:span text:style-name="T24">QSharedPointer</text:span>&lt;<text:span text:style-name="T24">QMap</text:span>&lt;<text:span text:style-name="T24">QString</text:span>,<text:span text:style-name="T24">QPair</text:span>&lt;<text:span text:style-name="T24">QString</text:span>,<text:span text:style-name="T39">int</text:span>&gt;&gt;&gt;)&gt;<text:span text:style-name="T28"> </text:span><text:span text:style-name="T36">func</text:span>);<text:span text:style-name="T190"> //没啥用的语法检查</text:span></text:p>
      <text:p text:style-name="P142"><text:span text:style-name="T172"><text:tab/></text:span><text:span text:style-name="T39">void</text:span><text:span text:style-name="T28"> </text:span><text:span text:style-name="T17">TrimHotEdit</text:span>(<text:span text:style-name="T24">QString</text:span><text:span text:style-name="T28"> </text:span>&amp;<text:span text:style-name="T36">codes</text:span>);<text:span text:style-name="T190"> //根据hotedit数据对发送给服务端的代码进行微调</text:span></text:p>
      <text:p text:style-name="P142"><text:span text:style-name="T172"><text:tab/></text:span><text:span text:style-name="T39">void</text:span><text:span text:style-name="T28"> </text:span><text:span text:style-name="T17">GetSendCoder</text:span>(<text:span text:style-name="T24">std</text:span>::<text:span text:style-name="T24">function</text:span>&lt;<text:span text:style-name="T39">void</text:span>(<text:span text:style-name="T39">bool</text:span>,<text:span text:style-name="T24">QSharedPointer</text:span>&lt;<text:span text:style-name="T24">QString</text:span>&gt;)&gt;<text:span text:style-name="T28"> </text:span><text:span text:style-name="T36">func</text:span>);<text:span text:style-name="T190"> //获取将要发送给服务端的代码</text:span></text:p>
      <text:p text:style-name="P142"><text:soft-page-break/><text:span text:style-name="T172"><text:tab/></text:span><text:span text:style-name="T39">void</text:span><text:span text:style-name="T28"> </text:span><text:span text:style-name="T17">CodeAnalysis</text:span>(<text:span text:style-name="T24">QSharedPointer</text:span>&lt;<text:span text:style-name="T24">QMap</text:span>&lt;<text:span text:style-name="T24">QString</text:span>,<text:span text:style-name="T24">QPair</text:span>&lt;<text:span text:style-name="T24">QString</text:span>,<text:span text:style-name="T39">int</text:span>&gt;&gt;&gt;<text:span text:style-name="T28"> </text:span><text:span text:style-name="T36">errors</text:span>,<text:span text:style-name="T28"> </text:span><text:span text:style-name="T24">QSharedPointer</text:span>&lt;<text:span text:style-name="T24">QString</text:span>&gt;<text:span text:style-name="T28"> </text:span><text:span text:style-name="T36">codes</text:span>,</text:p>
      <text:p text:style-name="P766"><text:span text:style-name="T28"><text:s text:c="22"/></text:span><text:span text:style-name="T24">QSharedPointer</text:span>&lt;<text:span text:style-name="T24">QMap</text:span>&lt;<text:span text:style-name="T24">QString</text:span>,<text:span text:style-name="T28"> </text:span><text:span text:style-name="T24">HotEditVarInfo</text:span>&gt;&gt;<text:span text:style-name="T28"> </text:span><text:span text:style-name="T36">hot_var</text:span>,<text:span text:style-name="T28"> </text:span><text:span text:style-name="T24">QStringList</text:span><text:span text:style-name="T28"> </text:span><text:span text:style-name="T36">mod_list</text:span><text:span text:style-name="T28"> </text:span>=<text:span text:style-name="T28"> </text:span><text:span text:style-name="T24">QStringList</text:span>());<text:span text:style-name="T190"> //代码分析</text:span></text:p>
      <text:h text:style-name="P429" text:outline-level="3"><text:span text:style-name="T76"><text:s/></text:span>Properties</text:h>
      <table:table table:name="表格29" table:style-name="表格29">
        <table:table-column table:style-name="表格29.A" table:number-columns-repeated="3"/>
        <table:table-row>
          <table:table-cell table:style-name="表格29.A1" office:value-type="string">
            <text:p text:style-name="P519">名称</text:p>
          </table:table-cell>
          <table:table-cell table:style-name="表格29.A1" office:value-type="string">
            <text:p text:style-name="P519">类型</text:p>
          </table:table-cell>
          <table:table-cell table:style-name="表格29.C1" office:value-type="string">
            <text:p text:style-name="P519">说明</text:p>
          </table:table-cell>
        </table:table-row>
        <table:table-row>
          <table:table-cell table:style-name="表格29.A14" office:value-type="string">
            <text:p text:style-name="P641">edit_data_shared_</text:p>
          </table:table-cell>
          <table:table-cell table:style-name="表格29.B14" office:value-type="string">
            <text:p text:style-name="P641">QSharedPointer&lt;EditData&gt;</text:p>
          </table:table-cell>
          <table:table-cell table:style-name="表格29.C14" office:value-type="string">
            <text:p text:style-name="P626">单例指针</text:p>
          </table:table-cell>
        </table:table-row>
        <table:table-row>
          <table:table-cell table:style-name="表格29.A14" office:value-type="string">
            <text:p text:style-name="P641">hot_var_point_</text:p>
          </table:table-cell>
          <table:table-cell table:style-name="表格29.B14" office:value-type="string">
            <text:p text:style-name="P641">QSharedPointer</text:p>
          </table:table-cell>
          <table:table-cell table:style-name="表格29.C14" office:value-type="string">
            <text:p text:style-name="P641">HotEdit相关</text:p>
          </table:table-cell>
        </table:table-row>
        <table:table-row>
          <table:table-cell table:style-name="表格29.A14" office:value-type="string">
            <text:p text:style-name="P641">task_name_</text:p>
          </table:table-cell>
          <table:table-cell table:style-name="表格29.B14" office:value-type="string">
            <text:p text:style-name="P641">QString</text:p>
          </table:table-cell>
          <table:table-cell table:style-name="表格29.C14" office:value-type="string">
            <text:p text:style-name="P626">当前任务名称</text:p>
          </table:table-cell>
        </table:table-row>
        <table:table-row>
          <table:table-cell table:style-name="表格29.A14" office:value-type="string">
            <text:p text:style-name="P641">order_name_</text:p>
          </table:table-cell>
          <table:table-cell table:style-name="表格29.B14" office:value-type="string">
            <text:p text:style-name="P641">QString</text:p>
          </table:table-cell>
          <table:table-cell table:style-name="表格29.C14" office:value-type="string">
            <text:p text:style-name="P626">当前任务程序名称</text:p>
          </table:table-cell>
        </table:table-row>
        <table:table-row>
          <table:table-cell table:style-name="表格29.A14" office:value-type="string">
            <text:p text:style-name="P641">type_name_</text:p>
          </table:table-cell>
          <table:table-cell table:style-name="表格29.B14" office:value-type="string">
            <text:p text:style-name="P641">QString</text:p>
          </table:table-cell>
          <table:table-cell table:style-name="表格29.C14" office:value-type="string">
            <text:p text:style-name="P626">当前任务类型名称</text:p>
          </table:table-cell>
        </table:table-row>
        <table:table-row>
          <table:table-cell table:style-name="表格29.A14" office:value-type="string">
            <text:p text:style-name="P641">task_path_</text:p>
          </table:table-cell>
          <table:table-cell table:style-name="表格29.B14" office:value-type="string">
            <text:p text:style-name="P641">QString</text:p>
          </table:table-cell>
          <table:table-cell table:style-name="表格29.C14" office:value-type="string">
            <text:p text:style-name="P626">当前任务所在路径</text:p>
          </table:table-cell>
        </table:table-row>
        <table:table-row>
          <table:table-cell table:style-name="表格29.A14" office:value-type="string">
            <text:p text:style-name="P641">mod_data_</text:p>
          </table:table-cell>
          <table:table-cell table:style-name="表格29.B14" office:value-type="string">
            <text:p text:style-name="P641">QMap&lt;QString,ModuleData&gt;</text:p>
          </table:table-cell>
          <table:table-cell table:style-name="表格29.C14" office:value-type="string">
            <text:p text:style-name="P626">存放所有模块数据</text:p>
          </table:table-cell>
        </table:table-row>
        <table:table-row>
          <table:table-cell table:style-name="表格29.A14" office:value-type="string">
            <text:p text:style-name="P641">code_map_</text:p>
          </table:table-cell>
          <table:table-cell table:style-name="表格29.B14" office:value-type="string">
            <text:p text:style-name="P641">QMap&lt;QString,QString&gt;</text:p>
          </table:table-cell>
          <table:table-cell table:style-name="表格29.C14" office:value-type="string">
            <text:p text:style-name="P626">存放指令的容器</text:p>
          </table:table-cell>
        </table:table-row>
        <table:table-row>
          <table:table-cell table:style-name="表格29.A14" office:value-type="string">
            <text:p text:style-name="P641">rout_map_</text:p>
          </table:table-cell>
          <table:table-cell table:style-name="表格29.B14" office:value-type="string">
            <text:p text:style-name="P641">QMap&lt;int,RoutMap&gt;</text:p>
          </table:table-cell>
          <table:table-cell table:style-name="表格29.C14" office:value-type="string">
            <text:p text:style-name="P641">原始代码与服务端代码的映射</text:p>
          </table:table-cell>
        </table:table-row>
        <table:table-row>
          <table:table-cell table:style-name="表格29.A14" office:value-type="string">
            <text:p text:style-name="P641">rout_mutex_</text:p>
          </table:table-cell>
          <table:table-cell table:style-name="表格29.B14" office:value-type="string">
            <text:p text:style-name="P641">QMutex</text:p>
          </table:table-cell>
          <table:table-cell table:style-name="表格29.C14" office:value-type="string">
            <text:p text:style-name="P626"/>
          </table:table-cell>
        </table:table-row>
        <table:table-row>
          <table:table-cell table:style-name="表格29.A14" office:value-type="string">
            <text:p text:style-name="P641">rout_size_</text:p>
          </table:table-cell>
          <table:table-cell table:style-name="表格29.B14" office:value-type="string">
            <text:p text:style-name="P641">int</text:p>
          </table:table-cell>
          <table:table-cell table:style-name="表格29.C14" office:value-type="string">
            <text:p text:style-name="P626">例行程序数量</text:p>
          </table:table-cell>
        </table:table-row>
        <table:table-row>
          <table:table-cell table:style-name="表格29.A14" office:value-type="string">
            <text:p text:style-name="P641">main_number_</text:p>
          </table:table-cell>
          <table:table-cell table:style-name="表格29.B14" office:value-type="string">
            <text:p text:style-name="P641">int</text:p>
          </table:table-cell>
          <table:table-cell table:style-name="表格29.C14" office:value-type="string">
            <text:p text:style-name="P626">主函数在<text:span text:style-name="T191">rout_map_中的映射</text:span></text:p>
          </table:table-cell>
        </table:table-row>
        <table:table-row>
          <table:table-cell table:style-name="表格29.A14" office:value-type="string">
            <text:p text:style-name="P641">mod_name_number_</text:p>
          </table:table-cell>
          <table:table-cell table:style-name="表格29.B14" office:value-type="string">
            <text:p text:style-name="P641">int</text:p>
          </table:table-cell>
          <table:table-cell table:style-name="表格29.C14" office:value-type="string">
            <text:p text:style-name="P626">模块名编号</text:p>
          </table:table-cell>
        </table:table-row>
        <table:table-row>
          <table:table-cell table:style-name="表格29.A15" office:value-type="string">
            <text:p text:style-name="P641">rou_name_number_</text:p>
          </table:table-cell>
          <table:table-cell table:style-name="表格29.B15" office:value-type="string">
            <text:p text:style-name="P641">int</text:p>
          </table:table-cell>
          <table:table-cell table:style-name="表格29.C15" office:value-type="string">
            <text:p text:style-name="P626">程序名编号</text:p>
          </table:table-cell>
        </table:table-row>
      </table:table>
      <text:p text:style-name="P118"/>
      <text:p text:style-name="P118"/>
      <text:h text:style-name="Heading_20_2" text:outline-level="2">EditWindow<text:span text:style-name="T192"> Class</text:span></text:h>
      <text:p text:style-name="P143"><text:s/>程序编辑器中的编辑窗口</text:p>
      <text:p text:style-name="P143"><text:tab/>Header: <text:s/>progeditmain.h</text:p>
      <text:p text:style-name="P143"><text:tab/>Inherits: <text:s/>QWidget</text:p>
      <text:h text:style-name="Heading_20_3" text:outline-level="3"><text:s/><text:span text:style-name="T192">Signals</text:span></text:h>
      <text:p text:style-name="P144"><text:span text:style-name="T192"><text:tab/></text:span><text:span text:style-name="T39">void</text:span><text:span text:style-name="T28"> </text:span><text:span text:style-name="T17">ShowWindow</text:span>();<text:span text:style-name="T192"> //窗口显示信号</text:span></text:p>
      <text:p text:style-name="P144"><text:span text:style-name="T192"><text:tab/></text:span><text:span text:style-name="T39">void</text:span><text:span text:style-name="T28"> </text:span><text:span text:style-name="T17">HideWindow</text:span>();<text:span text:style-name="T192"> //窗口隐藏信号</text:span></text:p>
      <text:h text:style-name="Heading_20_3" text:outline-level="3"><text:s/><text:span text:style-name="T192">Event</text:span></text:h>
      <text:p text:style-name="P144"><text:span text:style-name="T192"><text:tab/></text:span><text:span text:style-name="T39">void</text:span><text:span text:style-name="T28"> </text:span><text:span text:style-name="T20">showEvent</text:span>(<text:span text:style-name="T24">QShowEvent</text:span><text:span text:style-name="T28"> </text:span>*);<text:span text:style-name="T192"> //窗口显示事件，会发送ShowWindow信号</text:span></text:p>
      <text:p text:style-name="P144"><text:span text:style-name="T192"><text:tab/></text:span><text:span text:style-name="T39">void</text:span><text:span text:style-name="T28"> </text:span><text:span text:style-name="T20">hideEvent</text:span>(<text:span text:style-name="T24">QHideEvent</text:span><text:span text:style-name="T28"> </text:span>*);<text:span text:style-name="T192"> //窗口隐藏事件，会发送HideWindow信号</text:span></text:p>
      <text:h text:style-name="Heading_20_3" text:outline-level="3"><text:soft-page-break/><text:s/><text:span text:style-name="T192">Public Functions</text:span></text:h>
      <text:p text:style-name="P144"><text:span text:style-name="T192"><text:tab/></text:span><text:span text:style-name="T17">EditWindow</text:span>(<text:span text:style-name="T24">QWidget</text:span><text:span text:style-name="T28"> </text:span>*<text:span text:style-name="T36">parent</text:span><text:span text:style-name="T28"> </text:span>=<text:span text:style-name="T28"> </text:span><text:span text:style-name="T39">nullptr</text:span>);<text:span text:style-name="T192"> //构造函数</text:span></text:p>
      <text:p text:style-name="P144"><text:span text:style-name="T192"><text:tab/></text:span><text:span text:style-name="T39">void</text:span><text:span text:style-name="T28"> </text:span><text:span text:style-name="T17">SetEnableAll</text:span>(<text:span text:style-name="T39">bool</text:span><text:span text:style-name="T28"> </text:span><text:span text:style-name="T36">enable</text:span>);<text:span text:style-name="T192"> //设置内部所有按钮状态</text:span></text:p>
      <text:p text:style-name="P143"/>
      <text:p text:style-name="P143"/>
      <text:h text:style-name="Heading_20_2" text:outline-level="2">ElectMachWindow<text:span text:style-name="T193"> Class</text:span></text:h>
      <text:p text:style-name="P145"><text:s/>硬件窗口中的电机开关</text:p>
      <text:p text:style-name="P145"><text:tab/>Header: <text:s/>hardware.h</text:p>
      <text:p text:style-name="P145"><text:tab/>Inherits: <text:s/>QFrame</text:p>
      <text:h text:style-name="Heading_20_3" text:outline-level="3"><text:s/><text:span text:style-name="T194">Public Slots</text:span></text:h>
      <text:p text:style-name="P146"><text:span text:style-name="T19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94"> //设置缩放比例</text:span></text:p>
      <text:h text:style-name="Heading_20_3" text:outline-level="3"><text:s/><text:span text:style-name="T194">Private Slots</text:span></text:h>
      <text:p text:style-name="P146"><text:span text:style-name="T194"><text:tab/></text:span><text:span text:style-name="T39">void</text:span><text:span text:style-name="T28"> </text:span><text:span text:style-name="T17">ConnectInit</text:span>();<text:span text:style-name="T194"> //信号槽的初始化</text:span></text:p>
      <text:p text:style-name="P146"><text:span text:style-name="T194"><text:tab/></text:span><text:span text:style-name="T39">void</text:span><text:span text:style-name="T28"> </text:span><text:span text:style-name="T17">TimerOut</text:span>();<text:span text:style-name="T194"> //定时器槽函数，用于通过更换图片来达到动画效果</text:span></text:p>
      <text:p text:style-name="P146"><text:span text:style-name="T194"><text:tab/></text:span><text:span text:style-name="T39">void</text:span><text:span text:style-name="T28"> </text:span><text:span text:style-name="T17">ButtonClicked</text:span>();<text:span text:style-name="T194"> //电机按钮槽函数，用于修改电机的开和关</text:span></text:p>
      <text:p text:style-name="P146"><text:span text:style-name="T194"><text:tab/></text:span><text:span text:style-name="T39">void</text:span><text:span text:style-name="T28"> </text:span><text:span text:style-name="T17">AutoRadio</text:span>();<text:span text:style-name="T194"> //设置自动模式</text:span></text:p>
      <text:p text:style-name="P146"><text:span text:style-name="T194"><text:tab/></text:span><text:span text:style-name="T39">void</text:span><text:span text:style-name="T28"> </text:span><text:span text:style-name="T17">ManuRadio</text:span>();<text:span text:style-name="T194"> //设置手动模式</text:span></text:p>
      <text:p text:style-name="P146"><text:span text:style-name="T194"><text:tab/></text:span><text:span text:style-name="T39">void</text:span><text:span text:style-name="T28"> </text:span><text:span text:style-name="T17">MaxmRadio</text:span>();<text:span text:style-name="T194"> //设置全速手动模式</text:span></text:p>
      <text:h text:style-name="Heading_20_3" text:outline-level="3"><text:s/><text:span text:style-name="T194">Event</text:span></text:h>
      <text:p text:style-name="P146"><text:span text:style-name="T194"><text:tab/></text:span><text:span text:style-name="T39">void</text:span><text:span text:style-name="T28"> </text:span><text:span text:style-name="T20">showEvent</text:span>(<text:span text:style-name="T24">QShowEvent</text:span><text:span text:style-name="T28"> </text:span>*);<text:span text:style-name="T194"> //界面显示事件，开启定时器</text:span></text:p>
      <text:p text:style-name="P146"><text:span text:style-name="T194"><text:tab/></text:span><text:span text:style-name="T39">void</text:span><text:span text:style-name="T28"> </text:span><text:span text:style-name="T20">hideEvent</text:span>(<text:span text:style-name="T24">QHideEvent</text:span><text:span text:style-name="T28"> </text:span>*);<text:span text:style-name="T194"> //界面隐藏事件，关闭定时器</text:span></text:p>
      <text:p text:style-name="P773"><text:span text:style-name="T42"><text:tab/></text:span><text:span text:style-name="T39">void</text:span><text:span text:style-name="T28"> </text:span><text:span text:style-name="T20">resizeEvent</text:span>(<text:span text:style-name="T24">QResizeEvent</text:span><text:span text:style-name="T28"> </text:span>*);<text:span text:style-name="T194"> //修改内部控件的大小与位置</text:span></text:p>
      <text:h text:style-name="Heading_20_3" text:outline-level="3"><text:s/><text:span text:style-name="T194">Public Functions</text:span></text:h>
      <text:p text:style-name="P146"><text:span text:style-name="T194"><text:tab/></text:span><text:span text:style-name="T17">ElectMachWindow</text:span>(<text:span text:style-name="T24">QWidget</text:span><text:span text:style-name="T28"> </text:span>*<text:span text:style-name="T36">parent</text:span>);<text:span text:style-name="T194"> //构造函数</text:span></text:p>
      <text:h text:style-name="P430" text:outline-level="3"><text:span text:style-name="T76"><text:s/></text:span>Properties</text:h>
      <table:table table:name="表格30" table:style-name="表格30">
        <table:table-column table:style-name="表格30.A" table:number-columns-repeated="3"/>
        <table:table-row>
          <table:table-cell table:style-name="表格30.A1" office:value-type="string">
            <text:p text:style-name="P520">名称</text:p>
          </table:table-cell>
          <table:table-cell table:style-name="表格30.A1" office:value-type="string">
            <text:p text:style-name="P520">类型</text:p>
          </table:table-cell>
          <table:table-cell table:style-name="表格30.C1" office:value-type="string">
            <text:p text:style-name="P520">说明</text:p>
          </table:table-cell>
        </table:table-row>
        <table:table-row>
          <table:table-cell table:style-name="表格30.A3" office:value-type="string">
            <text:p text:style-name="P642">timer_</text:p>
          </table:table-cell>
          <table:table-cell table:style-name="表格30.B3" office:value-type="string">
            <text:p text:style-name="P642">QTimer</text:p>
          </table:table-cell>
          <table:table-cell table:style-name="表格30.C3" office:value-type="string">
            <text:p text:style-name="P627">定时器指针<text:span text:style-name="T194">，更新动画</text:span></text:p>
          </table:table-cell>
        </table:table-row>
        <table:table-row>
          <table:table-cell table:style-name="表格30.A3" office:value-type="string">
            <text:p text:style-name="P642">scale_w_</text:p>
          </table:table-cell>
          <table:table-cell table:style-name="表格30.B3" office:value-type="string">
            <text:p text:style-name="P642">double</text:p>
          </table:table-cell>
          <table:table-cell table:style-name="表格30.C3" office:value-type="string">
            <text:p text:style-name="P627">缩放比例</text:p>
          </table:table-cell>
        </table:table-row>
        <table:table-row>
          <table:table-cell table:style-name="表格30.A4" office:value-type="string">
            <text:p text:style-name="P642">scale_h_</text:p>
          </table:table-cell>
          <table:table-cell table:style-name="表格30.B4" office:value-type="string">
            <text:p text:style-name="P642">double</text:p>
          </table:table-cell>
          <table:table-cell table:style-name="表格30.C4" office:value-type="string">
            <text:p text:style-name="P627">缩放比例</text:p>
          </table:table-cell>
        </table:table-row>
      </table:table>
      <text:p text:style-name="P119"/>
      <text:p text:style-name="P119"><text:soft-page-break/></text:p>
      <text:h text:style-name="Heading_20_2" text:outline-level="2">EventLog<text:span text:style-name="T195"> Class</text:span></text:h>
      <text:p text:style-name="P147"><text:s/>事件日志窗口</text:p>
      <text:p text:style-name="P147"><text:tab/>Header: <text:s/>eventlog.h</text:p>
      <text:p text:style-name="P147"><text:tab/>Inherits: <text:s/>QFrame</text:p>
      <text:h text:style-name="Heading_20_3" text:outline-level="3"><text:s/><text:span text:style-name="T196">Signals</text:span></text:h>
      <text:p text:style-name="P148"><text:span text:style-name="T196"><text:tab/></text:span><text:span text:style-name="T39">void</text:span><text:span text:style-name="T28"> </text:span><text:span text:style-name="T17">HideWindow</text:span>();<text:span text:style-name="T197"> //窗口隐藏信号</text:span></text:p>
      <text:p text:style-name="P148"><text:span text:style-name="T196"><text:tab/></text:span><text:span text:style-name="T39">void</text:span><text:span text:style-name="T28"> </text:span><text:span text:style-name="T17">ShowWindow</text:span>();<text:span text:style-name="T197"> //窗口显示信号</text:span></text:p>
      <text:h text:style-name="Heading_20_3" text:outline-level="3"><text:s/><text:span text:style-name="T196">Public Slots</text:span></text:h>
      <text:p text:style-name="P148"><text:span text:style-name="T19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97"> //接收缩放比例并将其转交给内部其他控件</text:span></text:p>
      <text:h text:style-name="Heading_20_3" text:outline-level="3"><text:s/><text:span text:style-name="T196">Event</text:span></text:h>
      <text:p text:style-name="P148"><text:span text:style-name="T196"><text:tab/></text:span><text:span text:style-name="T39">void</text:span><text:span text:style-name="T28"> </text:span><text:span text:style-name="T20">resizeEvent</text:span>(<text:span text:style-name="T24">QResizeEvent</text:span><text:span text:style-name="T28"> </text:span>*);<text:span text:style-name="T197"> //窗口大小改变事件，用于修改内部控件的大小与位置</text:span></text:p>
      <text:p text:style-name="P148"><text:span text:style-name="T196"><text:tab/></text:span><text:span text:style-name="T39">void</text:span><text:span text:style-name="T28"> </text:span><text:span text:style-name="T20">showEvent</text:span>(<text:span text:style-name="T24">QShowEvent</text:span><text:span text:style-name="T28"> </text:span>*);<text:span text:style-name="T197"> //窗口显示事件，会发送ShowWindow信号</text:span></text:p>
      <text:p text:style-name="P148"><text:span text:style-name="T196"><text:tab/></text:span><text:span text:style-name="T39">void</text:span><text:span text:style-name="T28"> </text:span><text:span text:style-name="T20">hideEvent</text:span>(<text:span text:style-name="T24">QHideEvent</text:span><text:span text:style-name="T28"> </text:span>*);<text:span text:style-name="T197"> //窗口隐藏事件，会发送HideWindow信号</text:span></text:p>
      <text:h text:style-name="Heading_20_3" text:outline-level="3"><text:s/><text:span text:style-name="T196">Public Functions</text:span></text:h>
      <text:p text:style-name="P148"><text:span text:style-name="T196"><text:tab/></text:span><text:span text:style-name="T17">EventLog</text:span>(<text:span text:style-name="T24">QWidget</text:span><text:span text:style-name="T28"> </text:span>*<text:span text:style-name="T36">parent</text:span><text:span text:style-name="T28"> </text:span>=<text:span text:style-name="T28"> </text:span><text:span text:style-name="T39">nullptr</text:span>);<text:span text:style-name="T197"> //构造函数</text:span></text:p>
      <text:p text:style-name="P148"><text:span text:style-name="T196"><text:tab/></text:span><text:span text:style-name="T39">void</text:span><text:span text:style-name="T28"> </text:span><text:span text:style-name="T17">ConnectInit</text:span>();<text:span text:style-name="T197"> //信号槽初始化函数</text:span></text:p>
      <text:p text:style-name="P148"><text:span text:style-name="T196"><text:tab/></text:span><text:span text:style-name="T39">void</text:span><text:span text:style-name="T28"> </text:span><text:span text:style-name="T17">ChangeLogWidget</text:span>(<text:span text:style-name="T39">int</text:span><text:span text:style-name="T28"> </text:span><text:span text:style-name="T36">row</text:span>);<text:span text:style-name="T197"> //当需要弹出日志窗口时切换到日志窗口</text:span></text:p>
      <text:p text:style-name="P147"/>
      <text:p text:style-name="P147"/>
      <text:h text:style-name="Heading_20_2" text:outline-level="2">FLWidget<text:span text:style-name="T198"> Class</text:span></text:h>
      <text:p text:style-name="P149"><text:s/>文件资源管理器基类(FileMangerObject)中用做文件列表<text:span text:style-name="T199">(FileList)</text:span>的元素存在</text:p>
      <text:p text:style-name="P149"><text:tab/>Header: <text:s/>filemangerobject.h</text:p>
      <text:p text:style-name="P149"><text:tab/>Inherits: <text:s/>QWidget</text:p>
      <text:h text:style-name="Heading_20_3" text:outline-level="3"><text:s/><text:span text:style-name="T198">Public Slots</text:span></text:h>
      <text:p text:style-name="P150"><text:span text:style-name="T19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98"> //设置缩放比例并改变内部控件的大小与位置</text:span></text:p>
      <text:h text:style-name="Heading_20_3" text:outline-level="3"><text:s/><text:span text:style-name="T198">Public Functions</text:span></text:h>
      <text:p text:style-name="P150"><text:span text:style-name="T198"><text:tab/></text:span><text:span text:style-name="T17">FLWidget</text:span>(<text:span text:style-name="T39">const</text:span><text:span text:style-name="T28"> </text:span><text:span text:style-name="T24">QString</text:span><text:span text:style-name="T28"> </text:span>&amp;<text:span text:style-name="T36">name</text:span>,<text:span text:style-name="T28"> </text:span><text:span text:style-name="T39">const</text:span><text:span text:style-name="T28"> </text:span><text:span text:style-name="T24">QString</text:span><text:span text:style-name="T28"> </text:span>&amp;<text:span text:style-name="T36">type</text:span>,<text:span text:style-name="T28"> </text:span><text:span text:style-name="T39">int</text:span><text:span text:style-name="T28"> </text:span><text:span text:style-name="T36">scale_w</text:span><text:span text:style-name="T28"> </text:span>=<text:span text:style-name="T28"> </text:span><text:span text:style-name="T49">1</text:span>,<text:span text:style-name="T28"> </text:span><text:span text:style-name="T39">int</text:span><text:span text:style-name="T28"> </text:span><text:span text:style-name="T36">scale_h</text:span><text:span text:style-name="T28"> </text:span>=<text:span text:style-name="T28"> </text:span><text:span text:style-name="T49">1</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198"> //构造函数</text:span></text:p>
      <text:h text:style-name="P431" text:outline-level="3"><text:soft-page-break/><text:span text:style-name="T76"><text:s/></text:span>Properties</text:h>
      <table:table table:name="表格31" table:style-name="表格31">
        <table:table-column table:style-name="表格31.A" table:number-columns-repeated="3"/>
        <table:table-row>
          <table:table-cell table:style-name="表格31.A1" office:value-type="string">
            <text:p text:style-name="P521">名称</text:p>
          </table:table-cell>
          <table:table-cell table:style-name="表格31.A1" office:value-type="string">
            <text:p text:style-name="P521">类型</text:p>
          </table:table-cell>
          <table:table-cell table:style-name="表格31.C1" office:value-type="string">
            <text:p text:style-name="P521">说明</text:p>
          </table:table-cell>
        </table:table-row>
        <table:table-row>
          <table:table-cell table:style-name="表格31.A2" office:value-type="string">
            <text:p text:style-name="P643">scale_w_</text:p>
          </table:table-cell>
          <table:table-cell table:style-name="表格31.B2" office:value-type="string">
            <text:p text:style-name="P643">double</text:p>
          </table:table-cell>
          <table:table-cell table:style-name="表格31.C2" office:value-type="string">
            <text:p text:style-name="P628">缩放比例</text:p>
          </table:table-cell>
        </table:table-row>
        <table:table-row>
          <table:table-cell table:style-name="表格31.A3" office:value-type="string">
            <text:p text:style-name="P643">scale_h_</text:p>
          </table:table-cell>
          <table:table-cell table:style-name="表格31.B3" office:value-type="string">
            <text:p text:style-name="P643">double</text:p>
          </table:table-cell>
          <table:table-cell table:style-name="表格31.C3" office:value-type="string">
            <text:p text:style-name="P628">缩放比例</text:p>
          </table:table-cell>
        </table:table-row>
      </table:table>
      <text:p text:style-name="P120"/>
      <text:p text:style-name="P120"/>
      <text:h text:style-name="Heading_20_2" text:outline-level="2">FileList<text:span text:style-name="T199"> Class</text:span></text:h>
      <text:p text:style-name="Text_20_body">文件资源管理器基类<text:span text:style-name="T199">(FileMangerObject)中的文件列表</text:span></text:p>
      <text:p text:style-name="P151"><text:tab/>Header: <text:s/>filemangerobject.h</text:p>
      <text:p text:style-name="P151"><text:tab/>Inherits: <text:s/>ListBoxObject</text:p>
      <text:h text:style-name="Heading_20_3" text:outline-level="3"><text:s/><text:span text:style-name="T200">Signals</text:span></text:h>
      <text:p text:style-name="P152"><text:span text:style-name="T200"><text:tab/></text:span><text:span text:style-name="T39">void</text:span><text:span text:style-name="T28"> </text:span><text:span text:style-name="T17">Send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00"> //用于将缩放比例转交给内部的元素(FLWidget)</text:span></text:p>
      <text:h text:style-name="Heading_20_3" text:outline-level="3"><text:s/><text:span text:style-name="T200">Public Slots</text:span></text:h>
      <text:p text:style-name="P152"><text:span text:style-name="T200"><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00"> //接收缩放比例并发送SendScale信号</text:span></text:p>
      <text:h text:style-name="Heading_20_3" text:outline-level="3"><text:s/><text:span text:style-name="T200">Public Functions</text:span></text:h>
      <text:p text:style-name="P152"><text:span text:style-name="T200"><text:tab/></text:span><text:span text:style-name="T17">FileList</text:span>(<text:span text:style-name="T24">QWidget</text:span><text:span text:style-name="T28"> </text:span>*<text:span text:style-name="T36">parent</text:span><text:span text:style-name="T28"> </text:span>=<text:span text:style-name="T28"> </text:span><text:span text:style-name="T39">nullptr</text:span>);<text:span text:style-name="T200"> //构造函数</text:span></text:p>
      <text:p text:style-name="P152"><text:span text:style-name="T200"><text:tab/></text:span><text:span text:style-name="T39">void</text:span><text:span text:style-name="T28"> </text:span><text:span text:style-name="T17">AddWidget</text:span>(<text:span text:style-name="T24">QString</text:span><text:span text:style-name="T28"> </text:span><text:span text:style-name="T36">data</text:span>);<text:span text:style-name="T200"> //添加数据</text:span></text:p>
      <text:p text:style-name="P152"><text:span text:style-name="T200"><text:tab/></text:span><text:span text:style-name="T39">void</text:span><text:span text:style-name="T28"> </text:span><text:span text:style-name="T17">AddWidget</text:span>(<text:span text:style-name="T24">QStringList</text:span><text:span text:style-name="T28"> </text:span><text:span text:style-name="T36">data</text:span>);<text:span text:style-name="T200"> //添加多条数据</text:span></text:p>
      <text:p text:style-name="P152"><text:span text:style-name="T200"><text:tab/></text:span><text:span text:style-name="T39">void</text:span><text:span text:style-name="T28"> </text:span><text:span text:style-name="T17">ClearWidget</text:span>();<text:span text:style-name="T200"> //清除列表并释放空间</text:span></text:p>
      <text:h text:style-name="P432" text:outline-level="3"><text:span text:style-name="T76"><text:s/></text:span>Properties</text:h>
      <table:table table:name="表格32" table:style-name="表格32">
        <table:table-column table:style-name="表格32.A" table:number-columns-repeated="3"/>
        <table:table-row>
          <table:table-cell table:style-name="表格32.A1" office:value-type="string">
            <text:p text:style-name="P522">名称</text:p>
          </table:table-cell>
          <table:table-cell table:style-name="表格32.A1" office:value-type="string">
            <text:p text:style-name="P522">类型</text:p>
          </table:table-cell>
          <table:table-cell table:style-name="表格32.C1" office:value-type="string">
            <text:p text:style-name="P522">说明</text:p>
          </table:table-cell>
        </table:table-row>
        <table:table-row>
          <table:table-cell table:style-name="表格32.A2" office:value-type="string">
            <text:p text:style-name="P644">widget_list_</text:p>
          </table:table-cell>
          <table:table-cell table:style-name="表格32.B2" office:value-type="string">
            <text:p text:style-name="P644">QList&lt;QWidget*&gt;</text:p>
          </table:table-cell>
          <table:table-cell table:style-name="表格32.C2" office:value-type="string">
            <text:p text:style-name="P629">元素列表</text:p>
          </table:table-cell>
        </table:table-row>
      </table:table>
      <text:p text:style-name="P121"/>
      <text:p text:style-name="P121"/>
      <text:h text:style-name="Heading_20_2" text:outline-level="2">FileManager<text:span text:style-name="T201"> Class</text:span></text:h>
      <text:p text:style-name="P153"><text:s/>文件资源管理器功能</text:p>
      <text:p text:style-name="P153"><text:tab/>Header: <text:s/>filemanager.h</text:p>
      <text:p text:style-name="P153"><text:tab/>Inherits: <text:s/>QWidget</text:p>
      <text:h text:style-name="Heading_20_3" text:outline-level="3"><text:soft-page-break/><text:s/><text:span text:style-name="T202">Signals</text:span></text:h>
      <text:p text:style-name="P154"><text:span text:style-name="T202"><text:tab/></text:span><text:span text:style-name="T39">void</text:span><text:span text:style-name="T28"> </text:span><text:span text:style-name="T17">ShowWindow</text:span>();<text:span text:style-name="T203"> //窗口显示信号</text:span></text:p>
      <text:p text:style-name="P154"><text:span text:style-name="T202"><text:tab/></text:span><text:span text:style-name="T39">void</text:span><text:span text:style-name="T28"> </text:span><text:span text:style-name="T17">HideWindow</text:span>();<text:span text:style-name="T203"> //窗口隐藏信号</text:span></text:p>
      <text:h text:style-name="Heading_20_3" text:outline-level="3"><text:s/><text:span text:style-name="T202">Public Slots</text:span></text:h>
      <text:p text:style-name="P154"><text:span text:style-name="T20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03"> //接收缩放比例将其转交给内部所需要的控件</text:span></text:p>
      <text:h text:style-name="Heading_20_3" text:outline-level="3"><text:s/><text:span text:style-name="T202">Private Slots</text:span></text:h>
      <text:p text:style-name="P154"><text:span text:style-name="T202"><text:tab/></text:span><text:span text:style-name="T39">void</text:span><text:span text:style-name="T28"> </text:span><text:span text:style-name="T17">Sort</text:span>();<text:span text:style-name="T203"> //用于进行排序</text:span></text:p>
      <text:p text:style-name="P154"><text:span text:style-name="T202"><text:tab/></text:span><text:span text:style-name="T39">void</text:span><text:span text:style-name="T28"> </text:span><text:span text:style-name="T17">ShowKeyboard</text:span>(<text:span text:style-name="T39">bool</text:span><text:span text:style-name="T28"> </text:span><text:span text:style-name="T36">iscreator</text:span>);<text:span text:style-name="T203"> //显示键盘</text:span></text:p>
      <text:p text:style-name="P154"><text:span text:style-name="T202"><text:tab/></text:span><text:span text:style-name="T39">void</text:span><text:span text:style-name="T28"> </text:span><text:span text:style-name="T17">Refresh</text:span>();<text:span text:style-name="T203"> //刷新窗口中的数据，通过调用FindDirs函数实现</text:span></text:p>
      <text:p text:style-name="P154"><text:span text:style-name="T202"><text:tab/></text:span><text:span text:style-name="T39">void</text:span><text:span text:style-name="T28"> </text:span><text:span text:style-name="T17">FileLIstCurr</text:span>(<text:span text:style-name="T24">QTableWidgetItem</text:span><text:span text:style-name="T28"> </text:span>*<text:span text:style-name="T36">item</text:span>);<text:span text:style-name="T204"> //文件列表框被点击</text:span></text:p>
      <text:p text:style-name="P154"><text:span text:style-name="T31"><text:tab/></text:span><text:span text:style-name="T43">void</text:span><text:span text:style-name="T31"> </text:span><text:span text:style-name="T18">KeyGetData</text:span><text:span text:style-name="T208">(</text:span><text:span text:style-name="T25">QString</text:span><text:span text:style-name="T31"> </text:span><text:span text:style-name="T37">data</text:span><text:span text:style-name="T206">);</text:span><text:span text:style-name="T207"> //键盘的返回值</text:span></text:p>
      <text:p text:style-name="P154"><text:span text:style-name="T31"><text:tab/></text:span><text:span text:style-name="T39">void</text:span><text:span text:style-name="T28"> </text:span><text:span text:style-name="T17">Copy</text:span><text:span text:style-name="T205">();</text:span><text:span text:style-name="T209"> //复制</text:span></text:p>
      <text:p text:style-name="P154"><text:span text:style-name="T31"><text:tab/></text:span><text:span text:style-name="T39">void</text:span><text:span text:style-name="T28"> </text:span><text:span text:style-name="T17">Move</text:span><text:span text:style-name="T205">();</text:span><text:span text:style-name="T209"> //移动</text:span></text:p>
      <text:p text:style-name="P154"><text:span text:style-name="T31"><text:tab/></text:span><text:span text:style-name="T39">void</text:span><text:span text:style-name="T28"> </text:span><text:span text:style-name="T17">Stick</text:span><text:span text:style-name="T205">();</text:span><text:span text:style-name="T209"> //粘贴</text:span></text:p>
      <text:p text:style-name="P154"><text:span text:style-name="T31"><text:tab/></text:span><text:span text:style-name="T39">void</text:span><text:span text:style-name="T28"> </text:span><text:span text:style-name="T17">Rename</text:span><text:span text:style-name="T205">();</text:span><text:span text:style-name="T209"> //重命名</text:span></text:p>
      <text:p text:style-name="P154"><text:span text:style-name="T31"><text:tab/></text:span><text:span text:style-name="T39">void</text:span><text:span text:style-name="T28"> </text:span><text:span text:style-name="T17">Del</text:span><text:span text:style-name="T205">();</text:span><text:span text:style-name="T209"> //删除</text:span></text:p>
      <text:p text:style-name="P154"><text:span text:style-name="T31"><text:tab/></text:span><text:span text:style-name="T39">void</text:span><text:span text:style-name="T28"> </text:span><text:span text:style-name="T17">Natule</text:span><text:span text:style-name="T205">();</text:span><text:span text:style-name="T209"> //属性</text:span></text:p>
      <text:h text:style-name="Heading_20_3" text:outline-level="3"><text:s/><text:span text:style-name="T215">Event</text:span></text:h>
      <text:p text:style-name="P155"><text:span text:style-name="T215"><text:tab/></text:span><text:span text:style-name="T39">void</text:span><text:span text:style-name="T28"> </text:span><text:span text:style-name="T20">hideEvent</text:span>(<text:span text:style-name="T24">QHideEvent</text:span><text:span text:style-name="T28"> </text:span>*);<text:span text:style-name="T216"> //窗口隐藏事件，会发送HideWindow信号</text:span></text:p>
      <text:p text:style-name="P155"><text:span text:style-name="T215"><text:tab/></text:span><text:span text:style-name="T39">void</text:span><text:span text:style-name="T28"> </text:span><text:span text:style-name="T20">showEvent</text:span>(<text:span text:style-name="T24">QShowEvent</text:span><text:span text:style-name="T28"> </text:span>*);<text:span text:style-name="T216"> //窗口显示事件，会发送ShowWindow信号</text:span></text:p>
      <text:h text:style-name="Heading_20_3" text:outline-level="3"><text:s/><text:span text:style-name="T202">Public Functions</text:span></text:h>
      <text:p text:style-name="P154"><text:span text:style-name="T202"><text:tab/></text:span><text:span text:style-name="T17">FileManager</text:span>(<text:span text:style-name="T24">QWidget</text:span><text:span text:style-name="T28"> </text:span>*<text:span text:style-name="T36">parent</text:span><text:span text:style-name="T28"> </text:span>=<text:span text:style-name="T28"> </text:span><text:span text:style-name="T39">nullptr</text:span>);<text:span text:style-name="T214"> //构造函数</text:span></text:p>
      <text:h text:style-name="Heading_20_3" text:outline-level="3"><text:s/><text:span text:style-name="T202">Private Functions</text:span></text:h>
      <text:p text:style-name="P154"><text:span text:style-name="T202"><text:tab/></text:span><text:span text:style-name="T39">void</text:span><text:span text:style-name="T28"> </text:span><text:span text:style-name="T17">ConnectInit</text:span>();<text:span text:style-name="T217"> //信号槽初始化函数</text:span></text:p>
      <text:p text:style-name="P154"><text:span text:style-name="T202"><text:tab/></text:span><text:span text:style-name="T39">void</text:span><text:span text:style-name="T28"> </text:span><text:span text:style-name="T17">FindDirs</text:span>(<text:span text:style-name="T24">QString</text:span><text:span text:style-name="T28"> </text:span><text:span text:style-name="T36">path</text:span>);<text:span text:style-name="T217"> //寻找某个路径下的所有文件以及文件夹</text:span></text:p>
      <text:p text:style-name="P154"><text:span text:style-name="T202"><text:tab/></text:span><text:span text:style-name="T39">void</text:span><text:span text:style-name="T28"> </text:span><text:span text:style-name="T17">AddWidget</text:span>(<text:span text:style-name="T24">QStringList</text:span><text:span text:style-name="T28"> </text:span>&amp;<text:span text:style-name="T36">data_list</text:span>,<text:span text:style-name="T28"> </text:span><text:span text:style-name="T24">QString</text:span><text:span text:style-name="T28"> </text:span><text:span text:style-name="T36">path</text:span>);<text:span text:style-name="T217"> //为文件列表框添加数据</text:span></text:p>
      <text:p text:style-name="P154"><text:span text:style-name="T202"><text:tab/></text:span><text:span text:style-name="T39">void</text:span><text:span text:style-name="T28"> </text:span><text:span text:style-name="T17">CopyOrMove</text:span>(<text:span text:style-name="T24">QString</text:span><text:span text:style-name="T28"> </text:span><text:span text:style-name="T36">path</text:span>,<text:span text:style-name="T28"> </text:span><text:span text:style-name="T24">QString</text:span><text:span text:style-name="T28"> </text:span><text:span text:style-name="T36">target_path</text:span>,<text:span text:style-name="T28"> </text:span><text:span text:style-name="T39">bool</text:span><text:span text:style-name="T28"> </text:span><text:span text:style-name="T36">iscopy</text:span>);<text:span text:style-name="T217"> //递归复制或移动文件或文件夹</text:span></text:p>
      <text:p text:style-name="P154"><text:span text:style-name="T202"><text:tab/></text:span><text:span text:style-name="T39">void</text:span><text:span text:style-name="T28"> </text:span><text:span text:style-name="T17">DelDir</text:span>(<text:span text:style-name="T24">QString</text:span><text:span text:style-name="T28"> </text:span><text:span text:style-name="T36">dir_path</text:span>);<text:span text:style-name="T217"> //递归删除一个文件夹及其所有内容</text:span></text:p>
      <text:h text:style-name="P433" text:outline-level="3"><text:soft-page-break/><text:span text:style-name="T76"><text:s/></text:span>Properties</text:h>
      <table:table table:name="表格33" table:style-name="表格33">
        <table:table-column table:style-name="表格33.A" table:number-columns-repeated="3"/>
        <table:table-row>
          <table:table-cell table:style-name="表格33.A1" office:value-type="string">
            <text:p text:style-name="P523">名称</text:p>
          </table:table-cell>
          <table:table-cell table:style-name="表格33.A1" office:value-type="string">
            <text:p text:style-name="P523">类型</text:p>
          </table:table-cell>
          <table:table-cell table:style-name="表格33.C1" office:value-type="string">
            <text:p text:style-name="P523">说明</text:p>
          </table:table-cell>
        </table:table-row>
        <table:table-row>
          <table:table-cell table:style-name="表格33.A8" office:value-type="string">
            <text:p text:style-name="P645">root_path_</text:p>
          </table:table-cell>
          <table:table-cell table:style-name="表格33.B8" office:value-type="string">
            <text:p text:style-name="P645">QString</text:p>
          </table:table-cell>
          <table:table-cell table:style-name="表格33.C8" office:value-type="string">
            <text:p text:style-name="P630">根目录</text:p>
          </table:table-cell>
        </table:table-row>
        <table:table-row>
          <table:table-cell table:style-name="表格33.A8" office:value-type="string">
            <text:p text:style-name="P645">home_path_</text:p>
          </table:table-cell>
          <table:table-cell table:style-name="表格33.B8" office:value-type="string">
            <text:p text:style-name="P645">QString</text:p>
          </table:table-cell>
          <table:table-cell table:style-name="表格33.C8" office:value-type="string">
            <text:p text:style-name="P630">主目录</text:p>
          </table:table-cell>
        </table:table-row>
        <table:table-row>
          <table:table-cell table:style-name="表格33.A8" office:value-type="string">
            <text:p text:style-name="P645">curr_path_</text:p>
          </table:table-cell>
          <table:table-cell table:style-name="表格33.B8" office:value-type="string">
            <text:p text:style-name="P645">QString</text:p>
          </table:table-cell>
          <table:table-cell table:style-name="表格33.C8" office:value-type="string">
            <text:p text:style-name="P630">当前路径</text:p>
          </table:table-cell>
        </table:table-row>
        <table:table-row>
          <table:table-cell table:style-name="表格33.A8" office:value-type="string">
            <text:p text:style-name="P645">data_list_</text:p>
          </table:table-cell>
          <table:table-cell table:style-name="表格33.B8" office:value-type="string">
            <text:p text:style-name="P645">QStringList</text:p>
          </table:table-cell>
          <table:table-cell table:style-name="表格33.C8" office:value-type="string">
            <text:p text:style-name="P630">数据</text:p>
          </table:table-cell>
        </table:table-row>
        <table:table-row>
          <table:table-cell table:style-name="表格33.A8" office:value-type="string">
            <text:p text:style-name="P645">cove_path_</text:p>
          </table:table-cell>
          <table:table-cell table:style-name="表格33.B8" office:value-type="string">
            <text:p text:style-name="P645">QString</text:p>
          </table:table-cell>
          <table:table-cell table:style-name="表格33.C8" office:value-type="string">
            <text:p text:style-name="P630">复制与移动的原路径</text:p>
          </table:table-cell>
        </table:table-row>
        <table:table-row>
          <table:table-cell table:style-name="表格33.A8" office:value-type="string">
            <text:p text:style-name="P645">iscopy_</text:p>
          </table:table-cell>
          <table:table-cell table:style-name="表格33.B8" office:value-type="string">
            <text:p text:style-name="P645">bool</text:p>
          </table:table-cell>
          <table:table-cell table:style-name="表格33.C8" office:value-type="string">
            <text:p text:style-name="P630">真为复制假为移动</text:p>
          </table:table-cell>
        </table:table-row>
        <table:table-row>
          <table:table-cell table:style-name="表格33.A8" office:value-type="string">
            <text:p text:style-name="P645">pos_neg_</text:p>
          </table:table-cell>
          <table:table-cell table:style-name="表格33.B8" office:value-type="string">
            <text:p text:style-name="P645">bool</text:p>
          </table:table-cell>
          <table:table-cell table:style-name="表格33.C8" office:value-type="string">
            <text:p text:style-name="P630">用于排序<text:span text:style-name="T202">，真为正序假为倒序</text:span></text:p>
          </table:table-cell>
        </table:table-row>
        <table:table-row>
          <table:table-cell table:style-name="表格33.A9" office:value-type="string">
            <text:p text:style-name="P645">iscreator_</text:p>
          </table:table-cell>
          <table:table-cell table:style-name="表格33.B9" office:value-type="string">
            <text:p text:style-name="P645">bool</text:p>
          </table:table-cell>
          <table:table-cell table:style-name="表格33.C9" office:value-type="string">
            <text:p text:style-name="P630">是否是新建文件夹<text:span text:style-name="T202">，真为是</text:span></text:p>
          </table:table-cell>
        </table:table-row>
      </table:table>
      <text:p text:style-name="P181"/>
      <text:p text:style-name="P181"/>
      <text:h text:style-name="Heading_20_2" text:outline-level="2">FileMangerObject<text:span text:style-name="T218"> Class</text:span></text:h>
      <text:p text:style-name="P156"><text:s/>文件资源管理器基类，提供一个基本的功能完善的文件资源管理器</text:p>
      <text:p text:style-name="P156"><text:tab/>Header: <text:s/>filemangerobject.h</text:p>
      <text:p text:style-name="P156"><text:tab/>Inherits: <text:s/>QWidget</text:p>
      <text:p text:style-name="P156"><text:tab/>Inherited By: <text:s/>FolderWidget, LoadModular</text:p>
      <text:h text:style-name="Heading_20_3" text:outline-level="3"><text:s/><text:span text:style-name="T218">Signals</text:span></text:h>
      <text:p text:style-name="P157"><text:span text:style-name="T218"><text:tab/></text:span><text:span text:style-name="T39">void</text:span><text:span text:style-name="T28"> </text:span><text:span text:style-name="T17">PathChange</text:span>(<text:span text:style-name="T24">QString</text:span><text:span text:style-name="T28"> </text:span><text:span text:style-name="T36">path</text:span>);<text:span text:style-name="T220"> //当前目录发生改变</text:span></text:p>
      <text:h text:style-name="Heading_20_3" text:outline-level="3"><text:s/><text:span text:style-name="T218">Public Slots</text:span></text:h>
      <text:p text:style-name="P157"><text:span text:style-name="T218"><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20"> //修改缩放比例，同时将其转交给内部其他控件</text:span></text:p>
      <text:p text:style-name="P157"><text:span text:style-name="T218"><text:tab/></text:span><text:span text:style-name="T39">void</text:span><text:span text:style-name="T28"> </text:span><text:span text:style-name="T17">TogglePages</text:span>(<text:span text:style-name="T24">QListWidgetItem</text:span><text:span text:style-name="T28"> </text:span>*);<text:span text:style-name="T220"> //切换页面的双击版本</text:span></text:p>
      <text:p text:style-name="P157"><text:span text:style-name="T218"><text:tab/></text:span><text:span text:style-name="T39">void</text:span><text:span text:style-name="T28"> </text:span><text:span text:style-name="T17">TogglePagesi</text:span>(<text:span text:style-name="T39">int</text:span><text:span text:style-name="T28"> </text:span><text:span text:style-name="T36">row</text:span>);<text:span text:style-name="T220"> //切换页面的单击版本</text:span></text:p>
      <text:p text:style-name="P157"><text:span text:style-name="T218"><text:tab/></text:span><text:span text:style-name="T39">void</text:span><text:span text:style-name="T28"> </text:span><text:span text:style-name="T17">LastPages</text:span>();<text:span text:style-name="T221"> //上一页</text:span></text:p>
      <text:p text:style-name="P157"><text:span text:style-name="T218"><text:tab/></text:span><text:span text:style-name="T39">void</text:span><text:span text:style-name="T28"> </text:span><text:span text:style-name="T17">Refresh</text:span>();<text:span text:style-name="T221"> //刷新</text:span></text:p>
      <text:p text:style-name="P157"><text:span text:style-name="T218"><text:tab/></text:span><text:span text:style-name="T39">void</text:span><text:span text:style-name="T28"> </text:span><text:span text:style-name="T17">ReturnHome</text:span>();<text:span text:style-name="T221"> //返回主目录</text:span></text:p>
      <text:h text:style-name="Heading_20_3" text:outline-level="3"><text:s/><text:span text:style-name="T218">Protected Slots</text:span></text:h>
      <text:p text:style-name="P157"><text:span text:style-name="T218"><text:tab/></text:span><text:span text:style-name="T39">void</text:span><text:span text:style-name="T28"> </text:span><text:span text:style-name="T20">ShowKeyboardWidget</text:span>();<text:span text:style-name="T221"> //显示键盘界面，虚函数，子类可自由定制</text:span></text:p>
      <text:p text:style-name="P157"><text:span text:style-name="T218"><text:tab/></text:span><text:span text:style-name="T39">void</text:span><text:span text:style-name="T28"> </text:span><text:span text:style-name="T20">HideKeyboardWidget</text:span>();<text:span text:style-name="T221"> //隐藏键盘界面，虚函数，子类可自由定制</text:span></text:p>
      <text:p text:style-name="P158"><text:span text:style-name="T219"><text:tab/></text:span><text:span text:style-name="T39">void</text:span><text:span text:style-name="T28"> </text:span><text:span text:style-name="T17">GetKeyboardData</text:span>(<text:span text:style-name="T24">QString</text:span><text:span text:style-name="T28"> </text:span><text:span text:style-name="T36">text</text:span>);<text:span text:style-name="T221"> //获取键盘输入</text:span></text:p>
      <text:h text:style-name="Heading_20_3" text:outline-level="3"><text:soft-page-break/><text:s/><text:span text:style-name="T219">Event</text:span></text:h>
      <text:p text:style-name="P158"><text:span text:style-name="T219"><text:tab/></text:span><text:span text:style-name="T39">void</text:span><text:span text:style-name="T28"> </text:span><text:span text:style-name="T20">resizeEvent</text:span>(<text:span text:style-name="T24">QResizeEvent</text:span><text:span text:style-name="T28"> </text:span>*);<text:span text:style-name="T222"> //窗口大小改变事件，修改内部控件的大小和位置</text:span></text:p>
      <text:h text:style-name="Heading_20_3" text:outline-level="3"><text:s/><text:span text:style-name="T219">Public Functions</text:span></text:h>
      <text:p text:style-name="P158"><text:span text:style-name="T219"><text:tab/></text:span><text:span text:style-name="T17">FileMangerObjec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bool</text:span><text:span text:style-name="T28"> </text:span><text:span text:style-name="T36">isinherit</text:span><text:span text:style-name="T28"> </text:span>=<text:span text:style-name="T28"> </text:span><text:span text:style-name="T39">false</text:span>);<text:span text:style-name="T223"> //构造函数</text:span></text:p>
      <text:p text:style-name="P158"><text:span text:style-name="T219"><text:tab/></text:span><text:span text:style-name="T39">void</text:span><text:span text:style-name="T28"> </text:span><text:span text:style-name="T17">SetInherit</text:span>(<text:span text:style-name="T39">bool</text:span><text:span text:style-name="T28"> </text:span><text:span text:style-name="T36">isinherit</text:span>);<text:span text:style-name="T223"> //设置使用方式，真为继承假为直接使用</text:span></text:p>
      <text:p text:style-name="P158"><text:span text:style-name="T219"><text:tab/></text:span><text:span text:style-name="T39">void</text:span><text:span text:style-name="T28"> </text:span><text:span text:style-name="T20">FindFiles</text:span>(<text:span text:style-name="T24">QString</text:span><text:span text:style-name="T28"> </text:span><text:span text:style-name="T36">path</text:span>);<text:span text:style-name="T223"> //寻找某个路径下的所有文件和文件夹</text:span></text:p>
      <text:p text:style-name="P158"><text:span text:style-name="T219"><text:tab/></text:span><text:span text:style-name="T39">void</text:span><text:span text:style-name="T28"> </text:span><text:span text:style-name="T17">Sort</text:span>();<text:span text:style-name="T223"> //排序</text:span></text:p>
      <text:p text:style-name="P158"><text:span text:style-name="T219"><text:tab/></text:span><text:span text:style-name="T39">void</text:span><text:span text:style-name="T28"> </text:span><text:span text:style-name="T17">AddFilter</text:span>(<text:span text:style-name="T24">QString</text:span><text:span text:style-name="T28"> </text:span><text:span text:style-name="T36">str</text:span>);<text:span text:style-name="T223"> //为文件过滤器增加过滤项</text:span></text:p>
      <text:p text:style-name="P158"><text:span text:style-name="T219"><text:tab/></text:span><text:span text:style-name="T39">void</text:span><text:span text:style-name="T28"> </text:span><text:span text:style-name="T17">SetFileFilter</text:span>(<text:span text:style-name="T24">QStringList</text:span><text:span text:style-name="T28"> </text:span>&amp;<text:span text:style-name="T36">filter</text:span>);<text:span text:style-name="T223"> //设置文件过滤器</text:span></text:p>
      <text:p text:style-name="P158"><text:span text:style-name="T219"><text:tab/></text:span><text:span text:style-name="T39">void</text:span><text:span text:style-name="T28"> </text:span><text:span text:style-name="T17">FileFilterClear</text:span>();<text:span text:style-name="T223"> //清空文件过滤器</text:span></text:p>
      <text:p text:style-name="P158"><text:span text:style-name="T219"><text:tab/></text:span><text:span text:style-name="T24">QString</text:span><text:span text:style-name="T28"> </text:span><text:span text:style-name="T20">CurrentText</text:span>(<text:span text:style-name="T24">QString</text:span><text:span text:style-name="T28"> </text:span><text:span text:style-name="T36">text</text:span>);<text:span text:style-name="T223"> //文件被点击后调用，虚函数，此处只将数据返回</text:span></text:p>
      <text:h text:style-name="Heading_20_3" text:outline-level="3"><text:s/><text:span text:style-name="T219">Private Functions</text:span></text:h>
      <text:p text:style-name="P158"><text:span text:style-name="T219"><text:tab/></text:span><text:span text:style-name="T39">void</text:span><text:span text:style-name="T28"> </text:span><text:span text:style-name="T17">Init</text:span>();<text:span text:style-name="T223"> //初始化函数</text:span></text:p>
      <text:h text:style-name="P434" text:outline-level="3"><text:span text:style-name="T76"><text:s/></text:span>Properties</text:h>
      <table:table table:name="表格34" table:style-name="表格34">
        <table:table-column table:style-name="表格34.A" table:number-columns-repeated="3"/>
        <table:table-row>
          <table:table-cell table:style-name="表格34.A1" office:value-type="string">
            <text:p text:style-name="P524">名称</text:p>
          </table:table-cell>
          <table:table-cell table:style-name="表格34.A1" office:value-type="string">
            <text:p text:style-name="P524">类型</text:p>
          </table:table-cell>
          <table:table-cell table:style-name="表格34.C1" office:value-type="string">
            <text:p text:style-name="P524">说明</text:p>
          </table:table-cell>
        </table:table-row>
        <table:table-row>
          <table:table-cell table:style-name="表格34.A10" office:value-type="string">
            <text:p text:style-name="P647">isinherit_</text:p>
          </table:table-cell>
          <table:table-cell table:style-name="表格34.B10" office:value-type="string">
            <text:p text:style-name="P647">bool</text:p>
          </table:table-cell>
          <table:table-cell table:style-name="表格34.C10" office:value-type="string">
            <text:p text:style-name="P631">真为继承假为直接使用</text:p>
          </table:table-cell>
        </table:table-row>
        <table:table-row>
          <table:table-cell table:style-name="表格34.A10" office:value-type="string">
            <text:p text:style-name="P647">file_filter_</text:p>
          </table:table-cell>
          <table:table-cell table:style-name="表格34.B10" office:value-type="string">
            <text:p text:style-name="P647">QStringList</text:p>
          </table:table-cell>
          <table:table-cell table:style-name="表格34.C10" office:value-type="string">
            <text:p text:style-name="P631">文件过滤器</text:p>
          </table:table-cell>
        </table:table-row>
        <table:table-row>
          <table:table-cell table:style-name="表格34.A10" office:value-type="string">
            <text:p text:style-name="P646">root_path_</text:p>
          </table:table-cell>
          <table:table-cell table:style-name="表格34.B10" office:value-type="string">
            <text:p text:style-name="P646">QString</text:p>
          </table:table-cell>
          <table:table-cell table:style-name="表格34.C10" office:value-type="string">
            <text:p text:style-name="P631">根目录</text:p>
          </table:table-cell>
        </table:table-row>
        <table:table-row>
          <table:table-cell table:style-name="表格34.A10" office:value-type="string">
            <text:p text:style-name="P646">home_path_</text:p>
          </table:table-cell>
          <table:table-cell table:style-name="表格34.B10" office:value-type="string">
            <text:p text:style-name="P646">QString</text:p>
          </table:table-cell>
          <table:table-cell table:style-name="表格34.C10" office:value-type="string">
            <text:p text:style-name="P631">主目录</text:p>
          </table:table-cell>
        </table:table-row>
        <table:table-row>
          <table:table-cell table:style-name="表格34.A10" office:value-type="string">
            <text:p text:style-name="P646">path_</text:p>
          </table:table-cell>
          <table:table-cell table:style-name="表格34.B10" office:value-type="string">
            <text:p text:style-name="P646">QString</text:p>
          </table:table-cell>
          <table:table-cell table:style-name="表格34.C10" office:value-type="string">
            <text:p text:style-name="P631">当前路径</text:p>
          </table:table-cell>
        </table:table-row>
        <table:table-row>
          <table:table-cell table:style-name="表格34.A10" office:value-type="string">
            <text:p text:style-name="P647">scale_w_</text:p>
          </table:table-cell>
          <table:table-cell table:style-name="表格34.B10" office:value-type="string">
            <text:p text:style-name="P647">double</text:p>
          </table:table-cell>
          <table:table-cell table:style-name="表格34.C10" office:value-type="string">
            <text:p text:style-name="P631">缩放比例</text:p>
          </table:table-cell>
        </table:table-row>
        <table:table-row>
          <table:table-cell table:style-name="表格34.A10" office:value-type="string">
            <text:p text:style-name="P647">scale_h_</text:p>
          </table:table-cell>
          <table:table-cell table:style-name="表格34.B10" office:value-type="string">
            <text:p text:style-name="P647">double</text:p>
          </table:table-cell>
          <table:table-cell table:style-name="表格34.C10" office:value-type="string">
            <text:p text:style-name="P631">缩放比例</text:p>
          </table:table-cell>
        </table:table-row>
        <table:table-row>
          <table:table-cell table:style-name="表格34.A10" office:value-type="string">
            <text:p text:style-name="P647">file_list_</text:p>
          </table:table-cell>
          <table:table-cell table:style-name="表格34.B10" office:value-type="string">
            <text:p text:style-name="P647">QStringList</text:p>
          </table:table-cell>
          <table:table-cell table:style-name="表格34.C10" office:value-type="string">
            <text:p text:style-name="P631">所有文件</text:p>
          </table:table-cell>
        </table:table-row>
        <table:table-row>
          <table:table-cell table:style-name="表格34.A10" office:value-type="string">
            <text:p text:style-name="P646">pos_neg_</text:p>
          </table:table-cell>
          <table:table-cell table:style-name="表格34.B10" office:value-type="string">
            <text:p text:style-name="P646">bool</text:p>
          </table:table-cell>
          <table:table-cell table:style-name="表格34.C10" office:value-type="string">
            <text:p text:style-name="P631">用于排序<text:span text:style-name="T202">，真为正序假为倒序</text:span></text:p>
          </table:table-cell>
        </table:table-row>
        <table:table-row>
          <table:table-cell table:style-name="表格34.A11" office:value-type="string">
            <text:p text:style-name="P647">is_show_</text:p>
          </table:table-cell>
          <table:table-cell table:style-name="表格34.B11" office:value-type="string">
            <text:p text:style-name="P647">bool</text:p>
          </table:table-cell>
          <table:table-cell table:style-name="表格34.C11" office:value-type="string">
            <text:p text:style-name="P631">是否显示排序按钮</text:p>
          </table:table-cell>
        </table:table-row>
      </table:table>
      <text:p text:style-name="P182"/>
      <text:p text:style-name="P182"/>
      <text:h text:style-name="Heading_20_2" text:outline-level="2">FilterKey<text:span text:style-name="T224"> Class</text:span></text:h>
      <text:p text:style-name="P159"><text:s/>过滤器键盘</text:p>
      <text:p text:style-name="P159"><text:tab/>Herits: <text:s/>commoncontrols.h</text:p>
      <text:p text:style-name="P160"><text:tab/>Inherits: <text:s/>QFrame</text:p>
      <text:h text:style-name="Heading_20_3" text:outline-level="3"><text:soft-page-break/><text:s/><text:span text:style-name="T225">Signals</text:span></text:h>
      <text:p text:style-name="P161"><text:span text:style-name="T225"><text:tab/></text:span><text:span text:style-name="T39">void</text:span><text:span text:style-name="T28"> </text:span><text:span text:style-name="T17">GetData</text:span>(<text:span text:style-name="T24">QString</text:span><text:span text:style-name="T28"> </text:span><text:span text:style-name="T36">data</text:span>);<text:span text:style-name="T226"> //获取过滤器字符串信号</text:span></text:p>
      <text:p text:style-name="P161"><text:span text:style-name="T225"><text:tab/></text:span><text:span text:style-name="T39">void</text:span><text:span text:style-name="T28"> </text:span><text:span text:style-name="T17">HideWindow</text:span>();<text:span text:style-name="T226"> //窗口隐藏信号</text:span></text:p>
      <text:p text:style-name="P161"><text:span text:style-name="T225"><text:tab/></text:span><text:span text:style-name="T39">void</text:span><text:span text:style-name="T28"> </text:span><text:span text:style-name="T17">ShowWindow</text:span>();<text:span text:style-name="T226"> //窗口显示信号</text:span></text:p>
      <text:h text:style-name="Heading_20_3" text:outline-level="3"><text:s/><text:span text:style-name="T225">Public Slots</text:span></text:h>
      <text:p text:style-name="P161"><text:span text:style-name="T22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26"> //修改缩放比例同时会调用resizeEvent事件</text:span></text:p>
      <text:p text:style-name="P161"><text:span text:style-name="T225"><text:tab/></text:span><text:span text:style-name="T39">void</text:span><text:span text:style-name="T28"> </text:span><text:span text:style-name="T17">ButtonClicked</text:span>();<text:span text:style-name="T226"> //中转站，响应按键将按键信息转交给处理中心进行处理</text:span></text:p>
      <text:h text:style-name="Heading_20_3" text:outline-level="3"><text:s/><text:span text:style-name="T225">Event</text:span></text:h>
      <text:p text:style-name="P161"><text:span text:style-name="T225"><text:tab/></text:span><text:span text:style-name="T39">void</text:span><text:span text:style-name="T28"> </text:span><text:span text:style-name="T20">resizeEvent</text:span>(<text:span text:style-name="T24">QResizeEvent</text:span><text:span text:style-name="T28"> </text:span>*);<text:span text:style-name="T226"> //窗口大小改变事件，会修改内部控件的大小与位置</text:span></text:p>
      <text:p text:style-name="P161"><text:span text:style-name="T225"><text:tab/></text:span><text:span text:style-name="T39">void</text:span><text:span text:style-name="T28"> </text:span><text:span text:style-name="T20">showEvent</text:span>(<text:span text:style-name="T24">QShowEvent</text:span><text:span text:style-name="T28"> </text:span>*);<text:span text:style-name="T226"> //窗口显示事件，会发送ShowWindow信号</text:span></text:p>
      <text:p text:style-name="P161"><text:span text:style-name="T225"><text:tab/></text:span><text:span text:style-name="T39">void</text:span><text:span text:style-name="T28"> </text:span><text:span text:style-name="T20">hideEvent</text:span>(<text:span text:style-name="T24">QHideEvent</text:span><text:span text:style-name="T28"> </text:span>*);<text:span text:style-name="T226"> //窗口隐藏事件，会发送HideWindow信号</text:span></text:p>
      <text:h text:style-name="Heading_20_3" text:outline-level="3"><text:s/><text:span text:style-name="T225">Public Functions</text:span></text:h>
      <text:p text:style-name="P161"><text:span text:style-name="T225"><text:tab/></text:span><text:span text:style-name="T17">FilterKey</text:span>(<text:span text:style-name="T24">QWidget</text:span><text:span text:style-name="T28"> </text:span>*<text:span text:style-name="T36">parent</text:span><text:span text:style-name="T28"> </text:span>=<text:span text:style-name="T28"> </text:span><text:span text:style-name="T39">nullptr</text:span>);<text:span text:style-name="T226"> //构造函数</text:span></text:p>
      <text:p text:style-name="P161"><text:span text:style-name="T225"><text:tab/></text:span><text:span text:style-name="T39">void</text:span><text:span text:style-name="T28"> </text:span><text:span text:style-name="T17">Init</text:span>();<text:span text:style-name="T226"> //初始化函数，窗口显示前必须需要调用</text:span></text:p>
      <text:p text:style-name="P161"><text:span text:style-name="T225"><text:tab/></text:span><text:span text:style-name="T24">QString</text:span><text:span text:style-name="T28"> </text:span><text:span text:style-name="T17">GetFilter</text:span>();<text:span text:style-name="T226"> //获取过滤文本，也就是在未点击确定按钮下获取</text:span></text:p>
      <text:h text:style-name="Heading_20_3" text:outline-level="3"><text:s/><text:span text:style-name="T225">Private Functions</text:span></text:h>
      <text:p text:style-name="P161"><text:span text:style-name="T225"><text:tab/></text:span><text:span text:style-name="T39">void</text:span><text:span text:style-name="T28"> </text:span><text:span text:style-name="T17">ShowNum</text:span>();<text:span text:style-name="T226"> //显示数字</text:span></text:p>
      <text:p text:style-name="P161"><text:span text:style-name="T225"><text:tab/></text:span><text:span text:style-name="T39">void</text:span><text:span text:style-name="T28"> </text:span><text:span text:style-name="T17">ShowLetter</text:span>();<text:span text:style-name="T226"> //显示字母</text:span></text:p>
      <text:p text:style-name="P161"><text:span text:style-name="T225"><text:tab/></text:span><text:span text:style-name="T39">void</text:span><text:span text:style-name="T28"> </text:span><text:span text:style-name="T17">ProcessCenter</text:span>(<text:span text:style-name="T24">QString</text:span><text:span text:style-name="T28"> </text:span><text:span text:style-name="T36">text</text:span>);<text:span text:style-name="T226"> //处理中心，负责处理键盘中的各种按键，GetDat信号由此发出</text:span></text:p>
      <text:p text:style-name="P161"><text:span text:style-name="T225"><text:tab/></text:span><text:span text:style-name="T39">void</text:span><text:span text:style-name="T28"> </text:span><text:span text:style-name="T17">ConnectInit</text:span>();<text:span text:style-name="T226"> //信号槽的初始化呢函数</text:span></text:p>
      <text:h text:style-name="P435" text:outline-level="3"><text:span text:style-name="T76"><text:s/></text:span>Properties</text:h>
      <table:table table:name="表格35" table:style-name="表格35">
        <table:table-column table:style-name="表格35.A" table:number-columns-repeated="3"/>
        <table:table-row>
          <table:table-cell table:style-name="表格35.A1" office:value-type="string">
            <text:p text:style-name="P525">名称</text:p>
          </table:table-cell>
          <table:table-cell table:style-name="表格35.A1" office:value-type="string">
            <text:p text:style-name="P525">类型</text:p>
          </table:table-cell>
          <table:table-cell table:style-name="表格35.C1" office:value-type="string">
            <text:p text:style-name="P525">说明</text:p>
          </table:table-cell>
        </table:table-row>
        <table:table-row>
          <table:table-cell table:style-name="表格35.A4" office:value-type="string">
            <text:p text:style-name="P648">filter_text_</text:p>
          </table:table-cell>
          <table:table-cell table:style-name="表格35.B4" office:value-type="string">
            <text:p text:style-name="P648">QString</text:p>
          </table:table-cell>
          <table:table-cell table:style-name="表格35.C4" office:value-type="string">
            <text:p text:style-name="P632">过滤信息</text:p>
          </table:table-cell>
        </table:table-row>
        <table:table-row>
          <table:table-cell table:style-name="表格35.A4" office:value-type="string">
            <text:p text:style-name="P648">scale_w_</text:p>
          </table:table-cell>
          <table:table-cell table:style-name="表格35.B4" office:value-type="string">
            <text:p text:style-name="P648">double</text:p>
          </table:table-cell>
          <table:table-cell table:style-name="表格35.C4" office:value-type="string">
            <text:p text:style-name="P632">缩放比例</text:p>
          </table:table-cell>
        </table:table-row>
        <table:table-row>
          <table:table-cell table:style-name="表格35.A4" office:value-type="string">
            <text:p text:style-name="P648">scale_h_</text:p>
          </table:table-cell>
          <table:table-cell table:style-name="表格35.B4" office:value-type="string">
            <text:p text:style-name="P648">double</text:p>
          </table:table-cell>
          <table:table-cell table:style-name="表格35.C4" office:value-type="string">
            <text:p text:style-name="P632">缩放比例</text:p>
          </table:table-cell>
        </table:table-row>
        <table:table-row>
          <table:table-cell table:style-name="表格35.A5" office:value-type="string">
            <text:p text:style-name="P648">isnum_</text:p>
          </table:table-cell>
          <table:table-cell table:style-name="表格35.B5" office:value-type="string">
            <text:p text:style-name="P648">bool</text:p>
          </table:table-cell>
          <table:table-cell table:style-name="表格35.C5" office:value-type="string">
            <text:p text:style-name="P632">是否为数字状态<text:span text:style-name="T225">，真为是</text:span></text:p>
          </table:table-cell>
        </table:table-row>
      </table:table>
      <text:p text:style-name="P183"/>
      <text:p text:style-name="P183"/>
      <text:h text:style-name="Heading_20_2" text:outline-level="2"><text:soft-page-break/>FlexPendant<text:span text:style-name="T227"> Class</text:span></text:h>
      <text:p text:style-name="P162"><text:s/>控制面板中的FlexPendant功能</text:p>
      <text:p text:style-name="P162"><text:tab/>Header: <text:s/>control.h</text:p>
      <text:p text:style-name="P162"><text:tab/>Inherits: <text:s/>WindowObject</text:p>
      <text:h text:style-name="Heading_20_3" text:outline-level="3"><text:s/><text:span text:style-name="T228">Public Slots</text:span></text:h>
      <text:p text:style-name="P163"><text:span text:style-name="T228"><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28"> //修改缩放比例</text:span></text:p>
      <text:h text:style-name="Heading_20_3" text:outline-level="3"><text:s/><text:span text:style-name="T228">Event</text:span></text:h>
      <text:p text:style-name="P163"><text:span text:style-name="T228"><text:tab/></text:span><text:span text:style-name="T39">void</text:span><text:span text:style-name="T28"> </text:span><text:span text:style-name="T20">resizeEvent</text:span>(<text:span text:style-name="T24">QResizeEvent</text:span><text:span text:style-name="T28"> </text:span>*);<text:span text:style-name="T228"> //窗口大小改变事件，会修改内部控件的大小和位置</text:span></text:p>
      <text:h text:style-name="Heading_20_3" text:outline-level="3"><text:s/><text:span text:style-name="T228">Public Functions</text:span></text:h>
      <text:p text:style-name="P163"><text:span text:style-name="T228"><text:tab/></text:span><text:span text:style-name="T17">FlexPendan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228"> //构造函数</text:span></text:p>
      <text:p text:style-name="P163"/>
      <text:p text:style-name="P163"/>
      <text:h text:style-name="Heading_20_2" text:outline-level="2">FolderWidget<text:span text:style-name="T229"> Class</text:span></text:h>
      <text:p text:style-name="P164"><text:s/>备份与恢复功能中的文件夹选择窗口</text:p>
      <text:p text:style-name="P164"><text:tab/>Header: <text:s/>backuprecovery.h</text:p>
      <text:p text:style-name="P164"><text:tab/>Inherits: <text:s/>FileMangerObject</text:p>
      <text:h text:style-name="Heading_20_3" text:outline-level="3"><text:s/><text:span text:style-name="T229">Public Slots</text:span></text:h>
      <text:p text:style-name="P164"><text:tab/><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28"> //修改缩放比例</text:span></text:p>
      <text:h text:style-name="Heading_20_3" text:outline-level="3"><text:s/>Event</text:h>
      <text:p text:style-name="P165"><text:span text:style-name="T228"><text:tab/></text:span><text:span text:style-name="T39">void</text:span><text:span text:style-name="T28"> </text:span><text:span text:style-name="T20">resizeEvent</text:span>(<text:span text:style-name="T24">QResizeEvent</text:span><text:span text:style-name="T28"> </text:span>*);<text:span text:style-name="T228"> //窗口大小改变事件，会修改内部控件的大小和位置</text:span></text:p>
      <text:h text:style-name="P436" text:outline-level="3"><text:s/><text:span text:style-name="T228">Public Functions</text:span></text:h>
      <text:p text:style-name="P165"><text:span text:style-name="T229"><text:tab/></text:span><text:span text:style-name="T17">FolderWidget</text:span>(<text:span text:style-name="T24">QWidget</text:span><text:span text:style-name="T28"> </text:span>*<text:span text:style-name="T36">parent</text:span><text:span text:style-name="T28"> </text:span>=<text:span text:style-name="T28"> </text:span><text:span text:style-name="T39">nullptr</text:span>);<text:span text:style-name="T229"> //构造函数</text:span></text:p>
      <text:p text:style-name="P164"/>
      <text:p text:style-name="P164"/>
      <text:h text:style-name="Heading_20_2" text:outline-level="2">FormatPosition<text:span text:style-name="T230"> Class</text:span></text:h>
      <text:p text:style-name="P166"><text:s/>手动操纵功能中的位置格式界面</text:p>
      <text:p text:style-name="P166"><text:tab/>Header: <text:s/>manualcontrol.h</text:p>
      <text:p text:style-name="P166"><text:tab/>Inherits: <text:s/>QWidget</text:p>
      <text:h text:style-name="Heading_20_3" text:outline-level="3"><text:soft-page-break/><text:s/><text:span text:style-name="T230">Signals</text:span></text:h>
      <text:p text:style-name="P167"><text:span text:style-name="T230"><text:tab/></text:span><text:span text:style-name="T39">void</text:span><text:span text:style-name="T28"> </text:span><text:span text:style-name="T17">DefineClicked</text:span>(<text:span text:style-name="T39">int</text:span><text:span text:style-name="T28"> </text:span><text:span text:style-name="T36">pos</text:span>,<text:span text:style-name="T28"> </text:span><text:span text:style-name="T39">int</text:span><text:span text:style-name="T28"> </text:span><text:span text:style-name="T36">direc</text:span>,<text:span text:style-name="T28"> </text:span><text:span text:style-name="T39">int</text:span><text:span text:style-name="T28"> </text:span><text:span text:style-name="T36">angle</text:span>,<text:span text:style-name="T28"> </text:span><text:span text:style-name="T39">int</text:span><text:span text:style-name="T28"> </text:span><text:span text:style-name="T36">unit</text:span>);<text:span text:style-name="T230"> //确定信号</text:span></text:p>
      <text:p text:style-name="P167"><text:span text:style-name="T230"><text:tab/></text:span><text:span text:style-name="T39">void</text:span><text:span text:style-name="T28"> </text:span><text:span text:style-name="T17">CancelClicked</text:span>();<text:span text:style-name="T230"> //取消信号</text:span></text:p>
      <text:h text:style-name="Heading_20_3" text:outline-level="3"><text:s/><text:span text:style-name="T230">Public Functions</text:span></text:h>
      <text:p text:style-name="P167"><text:span text:style-name="T230"><text:tab/></text:span><text:span text:style-name="T17">FormatPosition</text:span>(<text:span text:style-name="T24">QWidget</text:span><text:span text:style-name="T28"> </text:span>*<text:span text:style-name="T36">parent</text:span><text:span text:style-name="T28"> </text:span>=<text:span text:style-name="T28"> </text:span><text:span text:style-name="T39">nullptr</text:span>);<text:span text:style-name="T230"> //构造函数</text:span></text:p>
      <text:p text:style-name="P167"><text:span text:style-name="T230"><text:tab/></text:span><text:span text:style-name="T39">void</text:span><text:span text:style-name="T28"> </text:span><text:span text:style-name="T17">Init</text:span>(<text:span text:style-name="T39">int</text:span><text:span text:style-name="T28"> </text:span><text:span text:style-name="T36">pos</text:span>,<text:span text:style-name="T28"> </text:span><text:span text:style-name="T39">int</text:span><text:span text:style-name="T28"> </text:span><text:span text:style-name="T36">direc</text:span>,<text:span text:style-name="T28"> </text:span><text:span text:style-name="T39">int</text:span><text:span text:style-name="T28"> </text:span><text:span text:style-name="T36">angle</text:span>,<text:span text:style-name="T28"> </text:span><text:span text:style-name="T39">int</text:span><text:span text:style-name="T28"> </text:span><text:span text:style-name="T36">unit</text:span>);<text:span text:style-name="T230"> //初始化函数，界面显示前需要调用</text:span></text:p>
      <text:p text:style-name="P166"/>
      <text:p text:style-name="P166"/>
      <text:h text:style-name="Heading_20_2" text:outline-level="2">FunctionsMenu<text:span text:style-name="T230"> Class</text:span></text:h>
      <text:p text:style-name="P166"><text:s/>功能菜单窗口，几乎是示教器所有功能启动的入口</text:p>
      <text:p text:style-name="P166"><text:tab/>Header: <text:s/>functions.h</text:p>
      <text:p text:style-name="P166"><text:tab/>Inherits: <text:s/>QFrame</text:p>
      <text:h text:style-name="Heading_20_3" text:outline-level="3"><text:s/><text:span text:style-name="T230">Signals</text:span></text:h>
      <text:p text:style-name="P167"><text:span text:style-name="T230"><text:tab/></text:span><text:span text:style-name="T39">void</text:span><text:span text:style-name="T28"> </text:span><text:span text:style-name="T17">ShowWindow</text:span>();<text:span text:style-name="T231"> //窗口显示信号</text:span></text:p>
      <text:p text:style-name="P167"><text:span text:style-name="T230"><text:tab/></text:span><text:span text:style-name="T39">void</text:span><text:span text:style-name="T28"> </text:span><text:span text:style-name="T17">HideWindow</text:span>();<text:span text:style-name="T231"> //窗口隐藏信号</text:span></text:p>
      <text:h text:style-name="Heading_20_3" text:outline-level="3"><text:s/><text:span text:style-name="T230">Public Slots</text:span></text:h>
      <text:p text:style-name="P167"><text:span text:style-name="T230"><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31"> //修改缩放比例</text:span></text:p>
      <text:h text:style-name="Heading_20_3" text:outline-level="3"><text:s/><text:span text:style-name="T230">Event</text:span></text:h>
      <text:p text:style-name="P167"><text:span text:style-name="T230"><text:tab/></text:span><text:span text:style-name="T39">void</text:span><text:span text:style-name="T28"> </text:span><text:span text:style-name="T20">resizeEvent</text:span>(<text:span text:style-name="T24">QResizeEvent</text:span><text:span text:style-name="T28"> </text:span>*);<text:span text:style-name="T230"> //窗口大小改变事件，会修改内部控件的位置和大小</text:span></text:p>
      <text:p text:style-name="P167"><text:span text:style-name="T230"><text:tab/></text:span><text:span text:style-name="T39">void</text:span><text:span text:style-name="T28"> </text:span><text:span text:style-name="T20">showEvent</text:span>(<text:span text:style-name="T24">QShowEvent</text:span>*);<text:span text:style-name="T230"> //窗口显示信号，会发送ShowWindow信号</text:span></text:p>
      <text:p text:style-name="P167"><text:span text:style-name="T230"><text:tab/></text:span><text:span text:style-name="T39">void</text:span><text:span text:style-name="T28"> </text:span><text:span text:style-name="T20">hideEvent</text:span>(<text:span text:style-name="T24">QHideEvent</text:span>*);<text:span text:style-name="T230"> //窗口隐藏事件，会发送HideWindow信号</text:span></text:p>
      <text:h text:style-name="Heading_20_3" text:outline-level="3"><text:s/><text:span text:style-name="T230">Public Functions</text:span></text:h>
      <text:p text:style-name="P167"><text:span text:style-name="T230"><text:tab/></text:span><text:span text:style-name="T17">FunctionsMenu</text:span>(<text:span text:style-name="T24">QWidget</text:span><text:span text:style-name="T28"> </text:span>*<text:span text:style-name="T36">parent</text:span><text:span text:style-name="T28"> </text:span>=<text:span text:style-name="T28"> </text:span><text:span text:style-name="T39">nullptr</text:span>);<text:span text:style-name="T230"> //构造函数</text:span></text:p>
      <text:h text:style-name="P437" text:outline-level="3"><text:span text:style-name="T76"><text:s/></text:span>Properties</text:h>
      <table:table table:name="表格36" table:style-name="表格36">
        <table:table-column table:style-name="表格36.A" table:number-columns-repeated="3"/>
        <table:table-row>
          <table:table-cell table:style-name="表格36.A1" office:value-type="string">
            <text:p text:style-name="P526">名称</text:p>
          </table:table-cell>
          <table:table-cell table:style-name="表格36.A1" office:value-type="string">
            <text:p text:style-name="P526">类型</text:p>
          </table:table-cell>
          <table:table-cell table:style-name="表格36.C1" office:value-type="string">
            <text:p text:style-name="P526">说明</text:p>
          </table:table-cell>
        </table:table-row>
        <table:table-row>
          <table:table-cell table:style-name="表格36.A2" office:value-type="string">
            <text:p text:style-name="P649">scale_w_</text:p>
          </table:table-cell>
          <table:table-cell table:style-name="表格36.B2" office:value-type="string">
            <text:p text:style-name="P649">double</text:p>
          </table:table-cell>
          <table:table-cell table:style-name="表格36.C2" office:value-type="string">
            <text:p text:style-name="P633">缩放比例</text:p>
          </table:table-cell>
        </table:table-row>
        <table:table-row>
          <table:table-cell table:style-name="表格36.A3" office:value-type="string">
            <text:p text:style-name="P649">scale_h_</text:p>
          </table:table-cell>
          <table:table-cell table:style-name="表格36.B3" office:value-type="string">
            <text:p text:style-name="P649">double</text:p>
          </table:table-cell>
          <table:table-cell table:style-name="表格36.C3" office:value-type="string">
            <text:p text:style-name="P633">缩放比例</text:p>
          </table:table-cell>
        </table:table-row>
      </table:table>
      <text:p text:style-name="P184"/>
      <text:p text:style-name="P184"/>
      <text:h text:style-name="Heading_20_2" text:outline-level="2"><text:soft-page-break/>Hardware<text:span text:style-name="T232"> Class</text:span></text:h>
      <text:p text:style-name="P168"><text:s/>示教器的硬件窗口，这是一个通过软件模拟出来的硬件窗口</text:p>
      <text:p text:style-name="P168"><text:tab/>Header: <text:s/>hardware.h</text:p>
      <text:p text:style-name="P168"><text:tab/>Inherits: <text:s/>QWidget</text:p>
      <text:h text:style-name="Heading_20_3" text:outline-level="3"><text:s/><text:span text:style-name="T232">Public Slots</text:span></text:h>
      <text:p text:style-name="P169"><text:span text:style-name="T23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33"> //修改缩放比例</text:span></text:p>
      <text:h text:style-name="Heading_20_3" text:outline-level="3"><text:s/><text:span text:style-name="T232">Private Slots</text:span></text:h>
      <text:p text:style-name="P169"><text:span text:style-name="T232"><text:tab/></text:span><text:span text:style-name="T39">void</text:span><text:span text:style-name="T28"> </text:span><text:span text:style-name="T17">ShowElectMach</text:span>();<text:span text:style-name="T233"> //界面类型切换</text:span></text:p>
      <text:p text:style-name="P169"><text:span text:style-name="T232"><text:tab/></text:span><text:span text:style-name="T39">void</text:span><text:span text:style-name="T28"> </text:span><text:span text:style-name="T17">StopClicked</text:span>(<text:span text:style-name="T39">bool</text:span><text:span text:style-name="T28"> </text:span><text:span text:style-name="T36">stop</text:span>);<text:span text:style-name="T233"> //急停状态被改变</text:span></text:p>
      <text:p text:style-name="P169"><text:span text:style-name="T232"><text:tab/></text:span><text:span text:style-name="T39">void</text:span><text:span text:style-name="T28"> </text:span><text:span text:style-name="T17">EnabledClicked</text:span>(<text:span text:style-name="T39">bool</text:span><text:span text:style-name="T28"> </text:span><text:span text:style-name="T36">ebl</text:span>);<text:span text:style-name="T233"> //使能状态被改变</text:span></text:p>
      <text:h text:style-name="Heading_20_3" text:outline-level="3"><text:s/><text:span text:style-name="T232">Event</text:span></text:h>
      <text:p text:style-name="P169"><text:span text:style-name="T232"><text:tab/></text:span><text:span text:style-name="T39">void</text:span><text:span text:style-name="T28"> </text:span><text:span text:style-name="T20">resizeEvent</text:span>(<text:span text:style-name="T24">QResizeEvent</text:span><text:span text:style-name="T28"> </text:span>*);<text:span text:style-name="T232"> //窗口大小改变事件，会修改内部控件的大小和位置</text:span></text:p>
      <text:h text:style-name="Heading_20_3" text:outline-level="3"><text:s/><text:span text:style-name="T232">Public Functions</text:span></text:h>
      <text:p text:style-name="P169"><text:span text:style-name="T232"><text:tab/></text:span><text:span text:style-name="T17">Hardware</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model</text:span><text:span text:style-name="T28"> </text:span>=<text:span text:style-name="T28"> </text:span><text:span text:style-name="T49">0</text:span>);<text:span text:style-name="T232"> //构造函数</text:span></text:p>
      <text:h text:style-name="Heading_20_3" text:outline-level="3"><text:s/><text:span text:style-name="T232">Private Functions</text:span></text:h>
      <text:p text:style-name="P169"><text:span text:style-name="T232"><text:tab/></text:span><text:span text:style-name="T39">void</text:span><text:span text:style-name="T28"> </text:span><text:span text:style-name="T17">ButtonInit</text:span>();<text:span text:style-name="T232"> //对各个按钮进行初始化</text:span></text:p>
      <text:h text:style-name="P438" text:outline-level="3"><text:span text:style-name="T76"><text:s/></text:span>Properties</text:h>
      <table:table table:name="表格37" table:style-name="表格37">
        <table:table-column table:style-name="表格37.A" table:number-columns-repeated="3"/>
        <table:table-row>
          <table:table-cell table:style-name="表格37.A1" office:value-type="string">
            <text:p text:style-name="P527">名称</text:p>
          </table:table-cell>
          <table:table-cell table:style-name="表格37.A1" office:value-type="string">
            <text:p text:style-name="P527">类型</text:p>
          </table:table-cell>
          <table:table-cell table:style-name="表格37.C1" office:value-type="string">
            <text:p text:style-name="P527">说明</text:p>
          </table:table-cell>
        </table:table-row>
        <table:table-row>
          <table:table-cell table:style-name="表格37.A2" office:value-type="string">
            <text:p text:style-name="P650">scale_w_</text:p>
          </table:table-cell>
          <table:table-cell table:style-name="表格37.B2" office:value-type="string">
            <text:p text:style-name="P650">double</text:p>
          </table:table-cell>
          <table:table-cell table:style-name="表格37.C2" office:value-type="string">
            <text:p text:style-name="P634">缩放比例</text:p>
          </table:table-cell>
        </table:table-row>
        <table:table-row>
          <table:table-cell table:style-name="表格37.A3" office:value-type="string">
            <text:p text:style-name="P650">scale_h_</text:p>
          </table:table-cell>
          <table:table-cell table:style-name="表格37.B3" office:value-type="string">
            <text:p text:style-name="P650">double</text:p>
          </table:table-cell>
          <table:table-cell table:style-name="表格37.C3" office:value-type="string">
            <text:p text:style-name="P634">缩放比例</text:p>
          </table:table-cell>
        </table:table-row>
        <table:table-row>
          <table:table-cell table:style-name="表格37.A4" office:value-type="string">
            <text:p text:style-name="P653">model_</text:p>
          </table:table-cell>
          <table:table-cell table:style-name="表格37.B4" office:value-type="string">
            <text:p text:style-name="P653">int</text:p>
          </table:table-cell>
          <table:table-cell table:style-name="表格37.C4" office:value-type="string">
            <text:p text:style-name="P634">示教器界面类型</text:p>
          </table:table-cell>
        </table:table-row>
      </table:table>
      <text:p text:style-name="P185"/>
      <text:p text:style-name="P185"/>
      <text:h text:style-name="Heading_20_2" text:outline-level="2">HardwareButton<text:span text:style-name="T234"> Class</text:span></text:h>
      <text:p text:style-name="P170"><text:s/>硬件窗口(Hardware)中的按钮</text:p>
      <text:p text:style-name="P170"><text:tab/>Header: <text:s/>hardware.h</text:p>
      <text:p text:style-name="P170"><text:tab/>Inherits: <text:s/>QPushButton</text:p>
      <text:h text:style-name="Heading_20_3" text:outline-level="3"><text:s/><text:span text:style-name="T234">Signals</text:span></text:h>
      <text:p text:style-name="P171"><text:span text:style-name="T234"><text:tab/></text:span><text:span text:style-name="T39">void</text:span><text:span text:style-name="T28"> </text:span><text:span text:style-name="T17">Press</text:span>();<text:span text:style-name="T234"> //鼠标按下信号</text:span></text:p>
      <text:p text:style-name="P171"><text:soft-page-break/><text:span text:style-name="T234"><text:tab/></text:span><text:span text:style-name="T39">void</text:span><text:span text:style-name="T28"> </text:span><text:span text:style-name="T17">Release</text:span>();<text:span text:style-name="T234"> //鼠标抬起信号</text:span></text:p>
      <text:h text:style-name="Heading_20_3" text:outline-level="3"><text:s/><text:span text:style-name="T234">Event</text:span></text:h>
      <text:p text:style-name="P171"><text:span text:style-name="T234"><text:tab/></text:span><text:span text:style-name="T39">void</text:span><text:span text:style-name="T28"> </text:span><text:span text:style-name="T20">mousePressEvent</text:span>(<text:span text:style-name="T24">QMouseEvent</text:span><text:span text:style-name="T28"> </text:span>*<text:span text:style-name="T36">button</text:span>);<text:span text:style-name="T234"> //鼠标按下事件，会发送Press信号</text:span></text:p>
      <text:p text:style-name="P171"><text:span text:style-name="T234"><text:tab/></text:span><text:span text:style-name="T39">void</text:span><text:span text:style-name="T28"> </text:span><text:span text:style-name="T20">mouseReleaseEvent</text:span>(<text:span text:style-name="T24">QMouseEvent</text:span><text:span text:style-name="T28"> </text:span>*<text:span text:style-name="T36">button</text:span>);<text:span text:style-name="T234"> //鼠标抬起事件，会发送Release信号</text:span></text:p>
      <text:h text:style-name="Heading_20_3" text:outline-level="3"><text:s/><text:span text:style-name="T234">Public Functions</text:span></text:h>
      <text:p text:style-name="P171"><text:span text:style-name="T234"><text:tab/></text:span><text:span text:style-name="T17">HardwareButton</text:span>(<text:span text:style-name="T24">QWidget</text:span><text:span text:style-name="T28"> </text:span>*<text:span text:style-name="T36">parent</text:span><text:span text:style-name="T28"> </text:span>=<text:span text:style-name="T28"> </text:span><text:span text:style-name="T39">nullptr</text:span>);<text:span text:style-name="T234"> //构造函数</text:span></text:p>
      <text:h text:style-name="P439" text:outline-level="3"><text:span text:style-name="T76"><text:s/></text:span>Properties</text:h>
      <table:table table:name="表格38" table:style-name="表格38">
        <table:table-column table:style-name="表格38.A" table:number-columns-repeated="3"/>
        <table:table-row>
          <table:table-cell table:style-name="表格38.A1" office:value-type="string">
            <text:p text:style-name="P528">名称</text:p>
          </table:table-cell>
          <table:table-cell table:style-name="表格38.A1" office:value-type="string">
            <text:p text:style-name="P528">类型</text:p>
          </table:table-cell>
          <table:table-cell table:style-name="表格38.C1" office:value-type="string">
            <text:p text:style-name="P528">说明</text:p>
          </table:table-cell>
        </table:table-row>
        <table:table-row>
          <table:table-cell table:style-name="表格38.A2" office:value-type="string">
            <text:p text:style-name="P654">issend_</text:p>
          </table:table-cell>
          <table:table-cell table:style-name="表格38.B2" office:value-type="string">
            <text:p text:style-name="P654">bool</text:p>
          </table:table-cell>
          <table:table-cell table:style-name="表格38.C2" office:value-type="string">
            <text:p text:style-name="P654">是否已发送操控指令</text:p>
          </table:table-cell>
        </table:table-row>
      </table:table>
      <text:p text:style-name="P186"/>
      <text:p text:style-name="P186"/>
      <text:h text:style-name="Heading_20_3" text:outline-level="3">HotEdit<text:span text:style-name="T235"> Class</text:span></text:h>
      <text:p text:style-name="P172"><text:s/>HotEdit功能</text:p>
      <text:p text:style-name="P172"><text:tab/>Header: <text:s/>hotedit.h</text:p>
      <text:p text:style-name="P172"><text:tab/>Inherits: <text:s/>HotEditObject</text:p>
      <text:h text:style-name="Heading_20_3" text:outline-level="3"><text:s/><text:span text:style-name="T235">Signals</text:span></text:h>
      <text:p text:style-name="P173"><text:span text:style-name="T235"><text:tab/></text:span><text:span text:style-name="T39">void</text:span><text:span text:style-name="T28"> </text:span><text:span text:style-name="T17">SubPointClicked</text:span>();<text:span text:style-name="T237"> //用于更新目标窗口中元素的状态</text:span></text:p>
      <text:p text:style-name="P173"><text:span text:style-name="T235"><text:tab/></text:span><text:span text:style-name="T39">void</text:span><text:span text:style-name="T28"> </text:span><text:span text:style-name="T17">TAddTree</text:span>();<text:span text:style-name="T237"> //添加元素信号</text:span></text:p>
      <text:h text:style-name="Heading_20_3" text:outline-level="3"><text:s/><text:span text:style-name="T235">Private Functions</text:span></text:h>
      <text:p text:style-name="P173"><text:span text:style-name="T235"><text:tab/></text:span><text:span text:style-name="T39">void</text:span><text:span text:style-name="T28"> </text:span><text:span text:style-name="T17">Init</text:span>();<text:span text:style-name="T237"> //初始化函数</text:span></text:p>
      <text:p text:style-name="P173"><text:span text:style-name="T235"><text:tab/></text:span><text:span text:style-name="T39">void</text:span><text:span text:style-name="T28"> </text:span><text:span text:style-name="T17">TreeClicked</text:span>(<text:span text:style-name="T24">QTreeWidgetItem</text:span><text:span text:style-name="T28"> </text:span>*<text:span text:style-name="T36">item</text:span>,<text:span text:style-name="T28"> </text:span><text:span text:style-name="T39">int</text:span><text:span text:style-name="T28"> </text:span><text:span text:style-name="T36">column</text:span>);<text:span text:style-name="T236"> //set_tree_中的tree_widget_被点击</text:span></text:p>
      <text:p text:style-name="P173"><text:span text:style-name="T235"><text:tab/></text:span><text:span text:style-name="T39">void</text:span><text:span text:style-name="T28"> </text:span><text:span text:style-name="T17">SubClicked</text:span>();<text:span text:style-name="T236"> //发送SubPointClicked信号</text:span></text:p>
      <text:p text:style-name="P173"><text:span text:style-name="T235"><text:tab/></text:span><text:span text:style-name="T39">void</text:span><text:span text:style-name="T28"> </text:span><text:span text:style-name="T17">SubDelClicked</text:span>();<text:span text:style-name="T236"> //删除元素</text:span></text:p>
      <text:p text:style-name="P173"><text:span text:style-name="T235"><text:tab/></text:span><text:span text:style-name="T39">void</text:span><text:span text:style-name="T28"> </text:span><text:span text:style-name="T17">DefineClicked</text:span>();<text:span text:style-name="T236"> //确定按钮槽函数</text:span></text:p>
      <text:p text:style-name="P173"><text:span text:style-name="T235"><text:tab/></text:span><text:span text:style-name="T39">void</text:span><text:span text:style-name="T28"> </text:span><text:span text:style-name="T17">AddTreeData</text:span>();<text:span text:style-name="T236"> //将数据加入到树中</text:span></text:p>
      <text:h text:style-name="Heading_20_3" text:outline-level="3"><text:s/><text:span text:style-name="T235">Public Functions</text:span></text:h>
      <text:p text:style-name="P173"><text:span text:style-name="T235"><text:tab/></text:span><text:span text:style-name="T17">HotEdit</text:span>(<text:span text:style-name="T24">QWidget</text:span><text:span text:style-name="T28"> </text:span>*<text:span text:style-name="T36">parent</text:span><text:span text:style-name="T28"> </text:span>=<text:span text:style-name="T28"> </text:span><text:span text:style-name="T39">nullptr</text:span>);<text:span text:style-name="T236"> //构造函数</text:span></text:p>
      <text:p text:style-name="P173"><text:span text:style-name="T235"><text:tab/></text:span>~<text:span text:style-name="T20">HotEdit</text:span>();<text:span text:style-name="T236"> //析构函数，会调用WriteData函数</text:span></text:p>
      <text:h text:style-name="Heading_20_3" text:outline-level="3"><text:soft-page-break/><text:s/><text:span text:style-name="T235">Private Functions</text:span></text:h>
      <text:p text:style-name="P173"><text:span text:style-name="T235"><text:tab/></text:span><text:span text:style-name="T39">void</text:span><text:span text:style-name="T28"> </text:span><text:span text:style-name="T17">ConnectInit</text:span>();<text:span text:style-name="T236"> //信号槽的初始化</text:span></text:p>
      <text:p text:style-name="P173"><text:span text:style-name="T235"><text:tab/></text:span><text:span text:style-name="T39">void</text:span><text:span text:style-name="T28"> </text:span><text:span text:style-name="T17">ReadData</text:span>();<text:span text:style-name="T236"> //从本地读取数据</text:span></text:p>
      <text:p text:style-name="P173"><text:span text:style-name="T235"><text:tab/></text:span><text:span text:style-name="T39">void</text:span><text:span text:style-name="T28"> </text:span><text:span text:style-name="T17">WriteData</text:span>();<text:span text:style-name="T236"> //将数据写入到本地</text:span></text:p>
      <text:p text:style-name="P173"><text:span text:style-name="T235"><text:tab/></text:span><text:span text:style-name="T39">void</text:span><text:span text:style-name="T28"> </text:span><text:span text:style-name="T17">ThreadAddTree</text:span>();<text:span text:style-name="T236"> //为解决子线程操控ui时出现的警告而进行的中转</text:span></text:p>
      <text:h text:style-name="P440" text:outline-level="3"><text:span text:style-name="T76"><text:s/></text:span>Properties</text:h>
      <table:table table:name="表格39" table:style-name="表格39">
        <table:table-column table:style-name="表格39.A" table:number-columns-repeated="3"/>
        <table:table-row>
          <table:table-cell table:style-name="表格39.A1" office:value-type="string">
            <text:p text:style-name="P529">名称</text:p>
          </table:table-cell>
          <table:table-cell table:style-name="表格39.A1" office:value-type="string">
            <text:p text:style-name="P529">类型</text:p>
          </table:table-cell>
          <table:table-cell table:style-name="表格39.C1" office:value-type="string">
            <text:p text:style-name="P529">说明</text:p>
          </table:table-cell>
        </table:table-row>
        <table:table-row>
          <table:table-cell table:style-name="表格39.A2" office:value-type="string">
            <text:p text:style-name="P657">hot_var_point_</text:p>
          </table:table-cell>
          <table:table-cell table:style-name="表格39.B2" office:value-type="string">
            <text:p text:style-name="P657">QSharedPointer</text:p>
          </table:table-cell>
          <table:table-cell table:style-name="表格39.C2" office:value-type="string">
            <text:p text:style-name="P655"/>
          </table:table-cell>
        </table:table-row>
      </table:table>
      <text:p text:style-name="P187"/>
      <text:p text:style-name="P187"/>
      <text:h text:style-name="Heading_20_2" text:outline-level="2">HotEditObject<text:span text:style-name="T238"> Class</text:span></text:h>
      <text:p text:style-name="P174"><text:s/>HotEdit功能界面中所有窗口类的基类，定义了一些基本的操作</text:p>
      <text:p text:style-name="P174"><text:tab/>Header: <text:s/>hotedit.h</text:p>
      <text:p text:style-name="P174"><text:tab/>Inherits: <text:s/>QFrame</text:p>
      <text:p text:style-name="P174"><text:tab/>Inherited By: <text:s/>ChoiceWindow, SetAdjustWindow, SetTreeWindow, HotEdit</text:p>
      <text:h text:style-name="Heading_20_3" text:outline-level="3"><text:s/><text:span text:style-name="T238">Signals</text:span></text:h>
      <text:p text:style-name="P175"><text:span text:style-name="T238"><text:tab/></text:span><text:span text:style-name="T39">void</text:span><text:span text:style-name="T28"> </text:span><text:span text:style-name="T17">ShowWindow</text:span>();<text:span text:style-name="T238"> //窗口显示信号</text:span></text:p>
      <text:p text:style-name="P175"><text:span text:style-name="T238"><text:tab/></text:span><text:span text:style-name="T39">void</text:span><text:span text:style-name="T28"> </text:span><text:span text:style-name="T17">HideWindow</text:span>();<text:span text:style-name="T238"> //窗口隐藏信号</text:span></text:p>
      <text:h text:style-name="Heading_20_3" text:outline-level="3"><text:s/><text:span text:style-name="T238">Public Functions</text:span></text:h>
      <text:p text:style-name="P175"><text:span text:style-name="T238"><text:tab/></text:span><text:span text:style-name="T17">HotEditObject</text:span>(<text:span text:style-name="T24">QWidget</text:span><text:span text:style-name="T28"> </text:span>*<text:span text:style-name="T36">parent</text:span><text:span text:style-name="T28"> </text:span>=<text:span text:style-name="T28"> </text:span><text:span text:style-name="T39">nullptr</text:span>);<text:span text:style-name="T238"> //构造函数</text:span></text:p>
      <text:h text:style-name="Heading_20_3" text:outline-level="3"><text:s/><text:span text:style-name="T238">Private Functions</text:span></text:h>
      <text:p text:style-name="P175"><text:span text:style-name="T238"><text:tab/></text:span><text:span text:style-name="T39">void</text:span><text:span text:style-name="T28"> </text:span><text:span text:style-name="T20">showEvent</text:span>(<text:span text:style-name="T24">QShowEvent</text:span><text:span text:style-name="T28"> </text:span>*);<text:span text:style-name="T238"> //窗口显示事件，会发送ShowWindow信号</text:span></text:p>
      <text:p text:style-name="P175"><text:span text:style-name="T238"><text:tab/></text:span><text:span text:style-name="T39">void</text:span><text:span text:style-name="T28"> </text:span><text:span text:style-name="T20">hideEvent</text:span>(<text:span text:style-name="T24">QHideEvent</text:span><text:span text:style-name="T28"> </text:span>*);<text:span text:style-name="T238"> //窗口隐藏事件，会发送HideWindow信号</text:span></text:p>
      <text:p text:style-name="P175"/>
      <text:p text:style-name="P175"/>
      <text:h text:style-name="Heading_20_2" text:outline-level="2">IOEditAndAddWindow<text:span text:style-name="T239"> Class</text:span></text:h>
      <text:p text:style-name="P176"><text:s/>控制面板中的io配置功能中的编辑与新建io窗口</text:p>
      <text:p text:style-name="P176"><text:tab/>Header: <text:s/>control.h</text:p>
      <text:p text:style-name="P176"><text:tab/>Inherits: <text:s/>QWidget</text:p>
      <text:h text:style-name="Heading_20_3" text:outline-level="3"><text:soft-page-break/><text:s/><text:span text:style-name="T239">Signals</text:span></text:h>
      <text:p text:style-name="P177"><text:span text:style-name="T239"><text:tab/></text:span><text:span text:style-name="T39">void</text:span><text:span text:style-name="T28"> </text:span><text:span text:style-name="T17">Close</text:span>();<text:span text:style-name="T240"> //关闭信号</text:span></text:p>
      <text:p text:style-name="P177"><text:span text:style-name="T239"><text:tab/></text:span><text:span text:style-name="T39">void</text:span><text:span text:style-name="T28"> </text:span><text:span text:style-name="T17">Define</text:span>(<text:span text:style-name="T24">QJsonObject</text:span><text:span text:style-name="T28"> </text:span><text:span text:style-name="T36">json</text:span>,<text:span text:style-name="T28"> </text:span><text:span text:style-name="T39">bool</text:span><text:span text:style-name="T28"> </text:span><text:span text:style-name="T36">isedit</text:span>);<text:span text:style-name="T240"> //确认信号，并返回数据</text:span></text:p>
      <text:h text:style-name="Heading_20_3" text:outline-level="3"><text:s/><text:span text:style-name="T239">Public Slots</text:span></text:h>
      <text:p text:style-name="P177"><text:span text:style-name="T23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40"> //接收缩放比例将其转交给内部其他控件</text:span></text:p>
      <text:h text:style-name="Heading_20_3" text:outline-level="3"><text:s/><text:span text:style-name="T239">Private Slots</text:span></text:h>
      <text:p text:style-name="P177"><text:span text:style-name="T239"><text:tab/></text:span><text:span text:style-name="T39">void</text:span><text:span text:style-name="T28"> </text:span><text:span text:style-name="T17">DefineClicked</text:span>();<text:span text:style-name="T240"> //确认按钮</text:span></text:p>
      <text:p text:style-name="P177"><text:span text:style-name="T239"><text:tab/></text:span><text:span text:style-name="T39">void</text:span><text:span text:style-name="T28"> </text:span><text:span text:style-name="T17">CloseClicked</text:span>();<text:span text:style-name="T240"> //关闭按钮</text:span></text:p>
      <text:p text:style-name="P177"><text:span text:style-name="T239"><text:tab/></text:span><text:span text:style-name="T39">void</text:span><text:span text:style-name="T28"> </text:span><text:span text:style-name="T17">TableBoxClicked</text:span>(<text:span text:style-name="T24">QTableWidgetItem</text:span><text:span text:style-name="T28"> </text:span>*<text:span text:style-name="T36">item</text:span>);<text:span text:style-name="T240"> //table_box_被点击</text:span></text:p>
      <text:p text:style-name="P177"><text:span text:style-name="T239"><text:tab/></text:span><text:span text:style-name="T39">void</text:span><text:span text:style-name="T28"> </text:span><text:span text:style-name="T17">KeyGetData</text:span>(<text:span text:style-name="T24">QString</text:span><text:span text:style-name="T28"> </text:span><text:span text:style-name="T36">data</text:span>);<text:span text:style-name="T240"> //键盘的返回值</text:span></text:p>
      <text:p text:style-name="P177"><text:span text:style-name="T239"><text:tab/></text:span><text:span text:style-name="T39">void</text:span><text:span text:style-name="T28"> </text:span><text:span text:style-name="T17">KeyClose</text:span>();<text:span text:style-name="T240"> //关闭键盘</text:span></text:p>
      <text:h text:style-name="Heading_20_3" text:outline-level="3"><text:s/><text:span text:style-name="T239">Public Functions</text:span></text:h>
      <text:p text:style-name="P177"><text:span text:style-name="T239"><text:tab/></text:span><text:span text:style-name="T17">IOEditAndAddWindow</text:span>(<text:span text:style-name="T24">QWidget</text:span><text:span text:style-name="T28"> </text:span>*<text:span text:style-name="T36">parent</text:span><text:span text:style-name="T28"> </text:span>=<text:span text:style-name="T28"> </text:span><text:span text:style-name="T39">nullptr</text:span>);<text:span text:style-name="T241"> //构造函数</text:span></text:p>
      <text:p text:style-name="P177"><text:span text:style-name="T239"><text:tab/></text:span><text:span text:style-name="T39">void</text:span><text:span text:style-name="T28"> </text:span><text:span text:style-name="T17">Init</text:span>(<text:span text:style-name="T24">QJsonObject</text:span><text:span text:style-name="T28"> </text:span><text:span text:style-name="T36">json</text:span>,<text:span text:style-name="T28"> </text:span><text:span text:style-name="T39">bool</text:span><text:span text:style-name="T28"> </text:span><text:span text:style-name="T36">isedit</text:span>);<text:span text:style-name="T241"> //初始化函数，界面显示前都需要调用</text:span></text:p>
      <text:h text:style-name="Heading_20_3" text:outline-level="3"><text:s/><text:span text:style-name="T239">Private Functions</text:span></text:h>
      <text:p text:style-name="P177"><text:span text:style-name="T239"><text:tab/></text:span><text:span text:style-name="T39">void</text:span><text:span text:style-name="T28"> </text:span><text:span text:style-name="T17">ConnectInit</text:span>();<text:span text:style-name="T241"> //信号槽初始化</text:span></text:p>
      <text:p text:style-name="P177"><text:span text:style-name="T239"><text:tab/></text:span><text:span text:style-name="T39">void</text:span><text:span text:style-name="T28"> </text:span><text:span text:style-name="T17">Edit</text:span>();<text:span text:style-name="T241"> //编辑模式</text:span></text:p>
      <text:p text:style-name="P177"><text:span text:style-name="T239"><text:tab/></text:span><text:span text:style-name="T39">void</text:span><text:span text:style-name="T28"> </text:span><text:span text:style-name="T17">Add</text:span>(<text:span text:style-name="T24">QJsonObject</text:span><text:span text:style-name="T28"> </text:span><text:span text:style-name="T36">json</text:span>);<text:span text:style-name="T241"> //添加模式</text:span></text:p>
      <text:h text:style-name="P441" text:outline-level="3"><text:span text:style-name="T76"><text:s/></text:span>Properties</text:h>
      <table:table table:name="表格40" table:style-name="表格40">
        <table:table-column table:style-name="表格40.A" table:number-columns-repeated="3"/>
        <table:table-row>
          <table:table-cell table:style-name="表格40.A1" office:value-type="string">
            <text:p text:style-name="P530">名称</text:p>
          </table:table-cell>
          <table:table-cell table:style-name="表格40.A1" office:value-type="string">
            <text:p text:style-name="P530">类型</text:p>
          </table:table-cell>
          <table:table-cell table:style-name="表格40.C1" office:value-type="string">
            <text:p text:style-name="P530">说明</text:p>
          </table:table-cell>
        </table:table-row>
        <table:table-row>
          <table:table-cell table:style-name="表格40.A4" office:value-type="string">
            <text:p text:style-name="P658">row_</text:p>
          </table:table-cell>
          <table:table-cell table:style-name="表格40.B4" office:value-type="string">
            <text:p text:style-name="P658">int</text:p>
          </table:table-cell>
          <table:table-cell table:style-name="表格40.C4" office:value-type="string">
            <text:p text:style-name="P656">行数</text:p>
          </table:table-cell>
        </table:table-row>
        <table:table-row>
          <table:table-cell table:style-name="表格40.A4" office:value-type="string">
            <text:p text:style-name="P658">col_</text:p>
          </table:table-cell>
          <table:table-cell table:style-name="表格40.B4" office:value-type="string">
            <text:p text:style-name="P658">int</text:p>
          </table:table-cell>
          <table:table-cell table:style-name="表格40.C4" office:value-type="string">
            <text:p text:style-name="P656">列数</text:p>
          </table:table-cell>
        </table:table-row>
        <table:table-row>
          <table:table-cell table:style-name="表格40.A4" office:value-type="string">
            <text:p text:style-name="P658">isedit_</text:p>
          </table:table-cell>
          <table:table-cell table:style-name="表格40.B4" office:value-type="string">
            <text:p text:style-name="P658">bool</text:p>
          </table:table-cell>
          <table:table-cell table:style-name="表格40.C4" office:value-type="string">
            <text:p text:style-name="P656">是否是编辑<text:span text:style-name="T239">，是为编辑</text:span></text:p>
          </table:table-cell>
        </table:table-row>
        <table:table-row>
          <table:table-cell table:style-name="表格40.A5" office:value-type="string">
            <text:p text:style-name="P658">object_json_</text:p>
          </table:table-cell>
          <table:table-cell table:style-name="表格40.B5" office:value-type="string">
            <text:p text:style-name="P658">QSharedPointer&lt;QJsonObject&gt;</text:p>
          </table:table-cell>
          <table:table-cell table:style-name="表格40.C5" office:value-type="string">
            <text:p text:style-name="P656">json文档</text:p>
          </table:table-cell>
        </table:table-row>
      </table:table>
      <text:p text:style-name="P188"/>
      <text:p text:style-name="P188"/>
      <text:h text:style-name="Heading_20_2" text:outline-level="2">IOModVal<text:span text:style-name="T242"> Class</text:span></text:h>
      <text:p text:style-name="P178"><text:s/>控制面板中的配置功能中的修改值窗口</text:p>
      <text:p text:style-name="P178"><text:tab/>Header: <text:s/>control.h</text:p>
      <text:p text:style-name="P178"><text:tab/>Inherits: <text:s/>QWidget</text:p>
      <text:h text:style-name="Heading_20_3" text:outline-level="3"><text:soft-page-break/><text:s/><text:span text:style-name="T243">Signals</text:span></text:h>
      <text:p text:style-name="P179"><text:span text:style-name="T243"><text:tab/></text:span><text:span text:style-name="T39">void</text:span><text:span text:style-name="T28"> </text:span><text:span text:style-name="T17">DefineClicked</text:span>(<text:span text:style-name="T24">QString</text:span><text:span text:style-name="T28"> </text:span><text:span text:style-name="T36">val</text:span>);<text:span text:style-name="T245"> //确定信号</text:span></text:p>
      <text:p text:style-name="P179"><text:span text:style-name="T243"><text:tab/></text:span><text:span text:style-name="T39">void</text:span><text:span text:style-name="T28"> </text:span><text:span text:style-name="T17">CancelClicked</text:span>();<text:span text:style-name="T245"> //取消信号</text:span></text:p>
      <text:h text:style-name="Heading_20_3" text:outline-level="3"><text:s/><text:span text:style-name="T244">Public Slots</text:span></text:h>
      <text:p text:style-name="P180"><text:span text:style-name="T24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46"> //修改缩放比例</text:span></text:p>
      <text:h text:style-name="Heading_20_3" text:outline-level="3"><text:s/><text:span text:style-name="T244">Private Slots</text:span></text:h>
      <text:p text:style-name="P180"><text:span text:style-name="T244"><text:tab/></text:span><text:span text:style-name="T39">void</text:span><text:span text:style-name="T28"> </text:span><text:span text:style-name="T17">NumKeyDefine</text:span>();<text:span text:style-name="T247"> //数字键盘(num_key_)的确认按钮槽函数</text:span></text:p>
      <text:p text:style-name="P180"><text:span text:style-name="T244"><text:tab/></text:span><text:span text:style-name="T39">void</text:span><text:span text:style-name="T28"> </text:span><text:span text:style-name="T17">NumKeyCancel</text:span>();<text:span text:style-name="T247"> //数字键盘(num_key_)的取消按钮槽函数</text:span></text:p>
      <text:p text:style-name="P180"><text:span text:style-name="T244"><text:tab/></text:span><text:span text:style-name="T39">void</text:span><text:span text:style-name="T28"> </text:span><text:span text:style-name="T17">ItemClicked</text:span>(<text:span text:style-name="T24">QTableWidgetItem</text:span><text:span text:style-name="T28"> </text:span>*<text:span text:style-name="T36">item</text:span>);<text:span text:style-name="T247"> //表格单元格被点击槽函数，用来显示数字键盘(num_key_)</text:span></text:p>
      <text:h text:style-name="Heading_20_3" text:outline-level="3"><text:s/><text:span text:style-name="T244">Event</text:span></text:h>
      <text:p text:style-name="P180"><text:span text:style-name="T244"><text:tab/></text:span><text:span text:style-name="T39">void</text:span><text:span text:style-name="T28"> </text:span><text:span text:style-name="T20">resizeEvent</text:span>(<text:span text:style-name="T24">QResizeEvent</text:span><text:span text:style-name="T28"> </text:span>*);<text:span text:style-name="T247"> //窗口大小改变事件，会修改内部控件的大小和位置</text:span></text:p>
      <text:h text:style-name="Heading_20_3" text:outline-level="3"><text:s/><text:span text:style-name="T244">Public Functions</text:span></text:h>
      <text:p text:style-name="P180"><text:span text:style-name="T244"><text:tab/></text:span><text:span text:style-name="T17">IOModVal</text:span>(<text:span text:style-name="T24">QWidget</text:span><text:span text:style-name="T28"> </text:span>*<text:span text:style-name="T36">parent</text:span><text:span text:style-name="T28"> </text:span>=<text:span text:style-name="T28"> </text:span><text:span text:style-name="T39">nullptr</text:span>);<text:span text:style-name="T247"> //构造函数</text:span></text:p>
      <text:p text:style-name="P180"><text:span text:style-name="T244"><text:tab/></text:span><text:span text:style-name="T39">void</text:span><text:span text:style-name="T28"> </text:span><text:span text:style-name="T17">Init</text:span>(<text:span text:style-name="T24">QString</text:span><text:span text:style-name="T28"> </text:span><text:span text:style-name="T36">data_name</text:span>,<text:span text:style-name="T28"> </text:span><text:span text:style-name="T24">QString</text:span><text:span text:style-name="T28"> </text:span><text:span text:style-name="T36">param_name</text:span>,<text:span text:style-name="T28"> </text:span><text:span text:style-name="T24">QString</text:span><text:span text:style-name="T28"> </text:span><text:span text:style-name="T36">val</text:span>);<text:span text:style-name="T247"> //初始化函数，每次窗口显示前都需要调用</text:span></text:p>
      <text:h text:style-name="Heading_20_3" text:outline-level="3"><text:s/><text:span text:style-name="T244">Private Functions</text:span></text:h>
      <text:p text:style-name="P180"><text:span text:style-name="T244"><text:tab/></text:span><text:span text:style-name="T39">void</text:span><text:span text:style-name="T28"> </text:span><text:span text:style-name="T17">Init</text:span>();<text:span text:style-name="T247"> //初始化函数</text:span></text:p>
      <text:h text:style-name="P442" text:outline-level="3"><text:span text:style-name="T76"><text:s/></text:span>Properties</text:h>
      <table:table table:name="表格41" table:style-name="表格41">
        <table:table-column table:style-name="表格41.A" table:number-columns-repeated="3"/>
        <table:table-row>
          <table:table-cell table:style-name="表格41.A1" office:value-type="string">
            <text:p text:style-name="P531">名称</text:p>
          </table:table-cell>
          <table:table-cell table:style-name="表格41.A1" office:value-type="string">
            <text:p text:style-name="P531">类型</text:p>
          </table:table-cell>
          <table:table-cell table:style-name="表格41.C1" office:value-type="string">
            <text:p text:style-name="P531">说明</text:p>
          </table:table-cell>
        </table:table-row>
        <table:table-row>
          <table:table-cell table:style-name="表格41.A2" office:value-type="string">
            <text:p text:style-name="P651">scale_w_</text:p>
          </table:table-cell>
          <table:table-cell table:style-name="表格41.B2" office:value-type="string">
            <text:p text:style-name="P651">double</text:p>
          </table:table-cell>
          <table:table-cell table:style-name="表格41.C2" office:value-type="string">
            <text:p text:style-name="P635">缩放比例</text:p>
          </table:table-cell>
        </table:table-row>
        <table:table-row>
          <table:table-cell table:style-name="表格41.A3" office:value-type="string">
            <text:p text:style-name="P651">scale_h_</text:p>
          </table:table-cell>
          <table:table-cell table:style-name="表格41.B3" office:value-type="string">
            <text:p text:style-name="P651">double</text:p>
          </table:table-cell>
          <table:table-cell table:style-name="表格41.C3" office:value-type="string">
            <text:p text:style-name="P635">缩放比例</text:p>
          </table:table-cell>
        </table:table-row>
      </table:table>
      <text:p text:style-name="P189"/>
      <text:p text:style-name="P189"/>
      <text:h text:style-name="Heading_20_2" text:outline-level="2">IOSelectWindow<text:span text:style-name="T248"> Class</text:span></text:h>
      <text:p text:style-name="P236"><text:s/>控制面板IO配置功能中的IO选择窗口</text:p>
      <text:p text:style-name="P236"><text:tab/>Header: <text:s/>control.h</text:p>
      <text:p text:style-name="P236"><text:tab/>Inherits: <text:s/>QWidget</text:p>
      <text:h text:style-name="Heading_20_3" text:outline-level="3"><text:soft-page-break/><text:s/><text:span text:style-name="T249">Signals</text:span></text:h>
      <text:p text:style-name="P237"><text:span text:style-name="T249"><text:tab/></text:span><text:span text:style-name="T39">void</text:span><text:span text:style-name="T28"> </text:span><text:span text:style-name="T17">Close</text:span>(<text:span text:style-name="T24">QJsonObject</text:span><text:span text:style-name="T28"> </text:span><text:span text:style-name="T36">json</text:span>,<text:span text:style-name="T28"> </text:span><text:span text:style-name="T24">QString</text:span><text:span text:style-name="T28"> </text:span><text:span text:style-name="T36">name</text:span>);<text:span text:style-name="T251"> //关闭窗口信号</text:span></text:p>
      <text:h text:style-name="Heading_20_3" text:outline-level="3"><text:s/><text:span text:style-name="T249">Public Slots</text:span></text:h>
      <text:p text:style-name="P237"><text:span text:style-name="T24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50"> //改变内部部分控件的大小和位置同时将缩放比例转交给那些控件</text:span></text:p>
      <text:h text:style-name="Heading_20_3" text:outline-level="3"><text:s/><text:span text:style-name="T249">Private Slots</text:span></text:h>
      <text:p text:style-name="P237"><text:span text:style-name="T249"><text:tab/></text:span><text:span text:style-name="T39">void</text:span><text:span text:style-name="T28"> </text:span><text:span text:style-name="T17">TableBoxClicked</text:span>(<text:span text:style-name="T24">QTableWidgetItem</text:span><text:span text:style-name="T28"> </text:span>*<text:span text:style-name="T36">item</text:span>);<text:span text:style-name="T252"> //table_box_被点击槽函数，用于设置select_name_值以及一些控件的状态</text:span></text:p>
      <text:p text:style-name="P237"><text:span text:style-name="T249"><text:tab/></text:span><text:span text:style-name="T39">void</text:span><text:span text:style-name="T28"> </text:span><text:span text:style-name="T17">DelJsonData</text:span>();<text:span text:style-name="T252"> //删除按钮槽函数，用于从object_json_中删除所选项</text:span></text:p>
      <text:p text:style-name="P237"><text:span text:style-name="T249"><text:tab/></text:span><text:span text:style-name="T39">void</text:span><text:span text:style-name="T28"> </text:span><text:span text:style-name="T17">EditJsonData</text:span>();<text:span text:style-name="T253"> //编辑按钮槽函数，可根据不同选项打开不同功能界面</text:span></text:p>
      <text:p text:style-name="P237"><text:span text:style-name="T249"><text:tab/></text:span><text:span text:style-name="T39">void</text:span><text:span text:style-name="T28"> </text:span><text:span text:style-name="T17">AddJsonData</text:span>();<text:span text:style-name="T253"> //添加按钮槽函数，会根据不同选项打开不同功能界面</text:span></text:p>
      <text:p text:style-name="P237"><text:span text:style-name="T249"><text:tab/></text:span><text:span text:style-name="T39">void</text:span><text:span text:style-name="T28"> </text:span><text:span text:style-name="T17">DefineEdAd</text:span>(<text:span text:style-name="T24">QJsonObject</text:span><text:span text:style-name="T28"> </text:span><text:span text:style-name="T36">json</text:span>,<text:span text:style-name="T28"> </text:span><text:span text:style-name="T39">bool</text:span><text:span text:style-name="T28"> </text:span><text:span text:style-name="T36">isedit</text:span>);<text:span text:style-name="T254"> //新建与编辑io功能的确定信号槽函数，处理变动后的io数据</text:span></text:p>
      <text:p text:style-name="P237"><text:span text:style-name="T249"><text:tab/></text:span><text:span text:style-name="T39">void</text:span><text:span text:style-name="T28"> </text:span><text:span text:style-name="T17">CloseEdAd</text:span>();<text:span text:style-name="T254"> //新建与编辑io功能的取消信号槽函数，隐藏该界面</text:span></text:p>
      <text:p text:style-name="P237"><text:span text:style-name="T249"><text:tab/></text:span><text:span text:style-name="T39">void</text:span><text:span text:style-name="T28"> </text:span><text:span text:style-name="T17">DeviceAddDefine</text:span>(<text:span text:style-name="T24">QJsonObject</text:span><text:span text:style-name="T28"> </text:span><text:span text:style-name="T36">json</text:span>);<text:span text:style-name="T254"> //DeviceNet DeviceI/O添加界面的确定信号</text:span></text:p>
      <text:p text:style-name="P238"><text:span text:style-name="T249"><text:tab/></text:span><text:span text:style-name="T39">void</text:span><text:span text:style-name="T28"> </text:span><text:span text:style-name="T17">DeviceAddCancel</text:span>();<text:span text:style-name="T254"> //DeviceNet DeviceI/O添加界面的取消信号</text:span></text:p>
      <text:p text:style-name="P238"><text:span text:style-name="T249"><text:tab/></text:span><text:span text:style-name="T39">void</text:span><text:span text:style-name="T28"> </text:span><text:span text:style-name="T17">DeviceEditDefine</text:span>(<text:span text:style-name="T24">QJsonObject</text:span><text:span text:style-name="T28"> </text:span><text:span text:style-name="T36">json</text:span>,<text:span text:style-name="T28"> </text:span><text:span text:style-name="T24">QString</text:span><text:span text:style-name="T28"> </text:span><text:span text:style-name="T36">old_name</text:span>);<text:span text:style-name="T254"> //DeviceNet DeviceI/O编辑界面的确定信号</text:span></text:p>
      <text:p text:style-name="P238"><text:span text:style-name="T249"><text:tab/></text:span><text:span text:style-name="T39">void</text:span><text:span text:style-name="T28"> </text:span><text:span text:style-name="T17">DeviceEditCancel</text:span>();<text:span text:style-name="T254"> //DeviceNet DeviceI/O编辑界面的取消信号</text:span></text:p>
      <text:p text:style-name="P237"><text:span text:style-name="T249"><text:tab/></text:span><text:span text:style-name="T39">void</text:span><text:span text:style-name="T28"> </text:span><text:span text:style-name="T17">SignalDefine</text:span>(<text:span text:style-name="T24">QJsonObject</text:span><text:span text:style-name="T28"> </text:span><text:span text:style-name="T36">json</text:span>,<text:span text:style-name="T28"> </text:span><text:span text:style-name="T24">QString</text:span><text:span text:style-name="T28"> </text:span><text:span text:style-name="T36">old_name</text:span>);<text:span text:style-name="T255"> //普通信号的添加与编辑确定信号</text:span></text:p>
      <text:h text:style-name="Heading_20_3" text:outline-level="3"><text:s/><text:span text:style-name="T249">Public Functions</text:span></text:h>
      <text:p text:style-name="P237"><text:span text:style-name="T249"><text:tab/></text:span><text:span text:style-name="T17">IOSelectWindow</text:span>(<text:span text:style-name="T24">QWidget</text:span><text:span text:style-name="T28"> </text:span>*<text:span text:style-name="T36">parent</text:span><text:span text:style-name="T28"> </text:span>=<text:span text:style-name="T28"> </text:span><text:span text:style-name="T39">nullptr</text:span>);<text:span text:style-name="T255"> //构造函数</text:span></text:p>
      <text:p text:style-name="P237"><text:span text:style-name="T249"><text:tab/></text:span><text:span text:style-name="T39">void</text:span><text:span text:style-name="T28"> </text:span><text:span text:style-name="T17">Init</text:span>(<text:span text:style-name="T24">QJsonObject</text:span><text:span text:style-name="T28"> </text:span><text:span text:style-name="T36">json</text:span>,<text:span text:style-name="T28"> </text:span><text:span text:style-name="T24">QString</text:span><text:span text:style-name="T28"> </text:span><text:span text:style-name="T36">name</text:span>,<text:span text:style-name="T28"> </text:span><text:span text:style-name="T24">QStringList</text:span><text:span text:style-name="T28"> </text:span><text:span text:style-name="T36">assigneds</text:span><text:span text:style-name="T28"> </text:span>=<text:span text:style-name="T28"> </text:span><text:span text:style-name="T24">QStringList</text:span>());<text:span text:style-name="T255"> //初始化函数，窗口显示前都需要调用</text:span></text:p>
      <text:h text:style-name="Heading_20_3" text:outline-level="3"><text:s/><text:span text:style-name="T249">Private Functions</text:span></text:h>
      <text:p text:style-name="P237"><text:span text:style-name="T249"><text:tab/></text:span><text:span text:style-name="T39">void</text:span><text:span text:style-name="T28"> </text:span><text:span text:style-name="T17">ConnectInit</text:span>();<text:span text:style-name="T255"> //信号槽初始化函数</text:span></text:p>
      <text:p text:style-name="P237"><text:span text:style-name="T249"><text:tab/></text:span><text:span text:style-name="T39">void</text:span><text:span text:style-name="T28"> </text:span><text:span text:style-name="T17">UpdateTableBox</text:span>(<text:span text:style-name="T24">QStringList</text:span><text:span text:style-name="T28"> </text:span><text:span text:style-name="T36">table_data</text:span>);<text:span text:style-name="T255"> //用于更新table_box_数据</text:span></text:p>
      <text:h text:style-name="P443" text:outline-level="3"><text:span text:style-name="T76"><text:s/></text:span>Properties</text:h>
      <table:table table:name="表格42" table:style-name="表格42">
        <table:table-column table:style-name="表格42.A" table:number-columns-repeated="3"/>
        <table:table-row>
          <table:table-cell table:style-name="表格42.A1" office:value-type="string">
            <text:p text:style-name="P532">名称</text:p>
          </table:table-cell>
          <table:table-cell table:style-name="表格42.A1" office:value-type="string">
            <text:p text:style-name="P532">类型</text:p>
          </table:table-cell>
          <table:table-cell table:style-name="表格42.C1" office:value-type="string">
            <text:p text:style-name="P532">说明</text:p>
          </table:table-cell>
        </table:table-row>
        <table:table-row>
          <table:table-cell table:style-name="表格42.A3" office:value-type="string">
            <text:p text:style-name="P659">object_json_</text:p>
          </table:table-cell>
          <table:table-cell table:style-name="表格42.B3" office:value-type="string">
            <text:p text:style-name="P659">QJsonObject</text:p>
          </table:table-cell>
          <table:table-cell table:style-name="表格42.C3" office:value-type="string">
            <text:p text:style-name="P661">io数据json对象</text:p>
          </table:table-cell>
        </table:table-row>
        <table:table-row>
          <table:table-cell table:style-name="表格42.A3" office:value-type="string">
            <text:p text:style-name="P660">select_name_</text:p>
          </table:table-cell>
          <table:table-cell table:style-name="表格42.B3" office:value-type="string">
            <text:p text:style-name="P660">QString</text:p>
          </table:table-cell>
          <table:table-cell table:style-name="表格42.C3" office:value-type="string">
            <text:p text:style-name="P636">当前所选中项</text:p>
          </table:table-cell>
        </table:table-row>
        <text:soft-page-break/>
        <table:table-row>
          <table:table-cell table:style-name="表格42.A4" office:value-type="string">
            <text:p text:style-name="P660">assigneds_</text:p>
          </table:table-cell>
          <table:table-cell table:style-name="表格42.B4" office:value-type="string">
            <text:p text:style-name="P660">QStringList</text:p>
          </table:table-cell>
          <table:table-cell table:style-name="表格42.C4" office:value-type="string">
            <text:p text:style-name="P662">IO的标示符</text:p>
          </table:table-cell>
        </table:table-row>
      </table:table>
      <text:p text:style-name="P235"/>
      <text:p text:style-name="P235"/>
      <text:h text:style-name="Heading_20_2" text:outline-level="2">IcoButton<text:span text:style-name="T255"> Class</text:span></text:h>
      <text:p text:style-name="P239"><text:s/>重写的ABB风格的带图标的按钮，在菜单<text:span text:style-name="T256">(FunctionsMenu)</text:span>中被使用</text:p>
      <text:p text:style-name="P239"><text:tab/>Header: <text:s/>functions.h</text:p>
      <text:p text:style-name="P239"><text:tab/>Inherits: <text:s/>QPushButton</text:p>
      <text:h text:style-name="Heading_20_3" text:outline-level="3"><text:s/><text:span text:style-name="T255">Public Slots</text:span></text:h>
      <text:p text:style-name="P240"><text:span text:style-name="T25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55"> //修改缩放比例</text:span></text:p>
      <text:h text:style-name="Heading_20_3" text:outline-level="3"><text:s/><text:span text:style-name="T255">Event</text:span></text:h>
      <text:p text:style-name="P240"><text:span text:style-name="T255"><text:tab/></text:span><text:span text:style-name="T39">void</text:span><text:span text:style-name="T28"> </text:span><text:span text:style-name="T20">resizeEvent</text:span>(<text:span text:style-name="T24">QResizeEvent</text:span><text:span text:style-name="T28"> </text:span>*);<text:span text:style-name="T255"> //窗口大小改变事件，会修改内部控件的大小与位置</text:span></text:p>
      <text:h text:style-name="Heading_20_3" text:outline-level="3"><text:s/><text:span text:style-name="T255">Public Functions</text:span></text:h>
      <text:p text:style-name="P240"><text:span text:style-name="T255"><text:tab/></text:span><text:span text:style-name="T17">IcoButton</text:span>(<text:span text:style-name="T24">QString</text:span><text:span text:style-name="T28"> </text:span><text:span text:style-name="T36">name</text:span>,<text:span text:style-name="T28"> </text:span><text:span text:style-name="T39">int</text:span><text:span text:style-name="T28"> </text:span><text:span text:style-name="T36">typ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255"> //构造函数</text:span></text:p>
      <text:p text:style-name="P240"><text:span text:style-name="T255"><text:tab/></text:span><text:span text:style-name="T39">void</text:span><text:span text:style-name="T28"> </text:span><text:span text:style-name="T17">Init</text:span>(<text:span text:style-name="T39">int</text:span><text:span text:style-name="T28"> </text:span><text:span text:style-name="T36">type</text:span>);<text:span text:style-name="T255"> //初始化函数，会根据所输入的数字自动设置自身图标</text:span></text:p>
      <text:h text:style-name="P444" text:outline-level="3"><text:span text:style-name="T76"><text:s/></text:span>Properties</text:h>
      <table:table table:name="表格43" table:style-name="表格43">
        <table:table-column table:style-name="表格43.A" table:number-columns-repeated="3"/>
        <table:table-row>
          <table:table-cell table:style-name="表格43.A1" office:value-type="string">
            <text:p text:style-name="P533">名称</text:p>
          </table:table-cell>
          <table:table-cell table:style-name="表格43.A1" office:value-type="string">
            <text:p text:style-name="P533">类型</text:p>
          </table:table-cell>
          <table:table-cell table:style-name="表格43.C1" office:value-type="string">
            <text:p text:style-name="P533">说明</text:p>
          </table:table-cell>
        </table:table-row>
        <table:table-row>
          <table:table-cell table:style-name="表格43.A2" office:value-type="string">
            <text:p text:style-name="P652">scale_w_</text:p>
          </table:table-cell>
          <table:table-cell table:style-name="表格43.B2" office:value-type="string">
            <text:p text:style-name="P652">double</text:p>
          </table:table-cell>
          <table:table-cell table:style-name="表格43.C2" office:value-type="string">
            <text:p text:style-name="P637">缩放比例</text:p>
          </table:table-cell>
        </table:table-row>
        <table:table-row>
          <table:table-cell table:style-name="表格43.A3" office:value-type="string">
            <text:p text:style-name="P652">scale_h_</text:p>
          </table:table-cell>
          <table:table-cell table:style-name="表格43.B3" office:value-type="string">
            <text:p text:style-name="P652">double</text:p>
          </table:table-cell>
          <table:table-cell table:style-name="表格43.C3" office:value-type="string">
            <text:p text:style-name="P637">缩放比例</text:p>
          </table:table-cell>
        </table:table-row>
      </table:table>
      <text:p text:style-name="P190"/>
      <text:p text:style-name="P190"/>
      <text:h text:style-name="Heading_20_2" text:outline-level="2">ImageButton<text:span text:style-name="T257"> Class</text:span></text:h>
      <text:p text:style-name="P241"><text:s/>图片按钮，ABB风格的图片按钮，在手动操纵等功能中被广泛使用</text:p>
      <text:p text:style-name="P241"><text:tab/>Header: <text:s/>commoncontrols.h</text:p>
      <text:p text:style-name="P241"><text:tab/>Inherits: <text:s/>QFrame</text:p>
      <text:h text:style-name="Heading_20_3" text:outline-level="3"><text:s/><text:span text:style-name="T257">Signals</text:span></text:h>
      <text:p text:style-name="P242"><text:span text:style-name="T257"><text:tab/></text:span><text:span text:style-name="T39">void</text:span><text:span text:style-name="T28"> </text:span><text:span text:style-name="T17">clicked</text:span>();<text:span text:style-name="T258"> //按钮按下信号</text:span></text:p>
      <text:h text:style-name="Heading_20_3" text:outline-level="3"><text:s/><text:span text:style-name="T257">Event</text:span></text:h>
      <text:p text:style-name="P242"><text:span text:style-name="T257"><text:tab/></text:span><text:span text:style-name="T39">void</text:span><text:span text:style-name="T28"> </text:span><text:span text:style-name="T20">mousePressEvent</text:span>(<text:span text:style-name="T24">QMouseEvent</text:span><text:span text:style-name="T28"> </text:span>*<text:span text:style-name="T36">e</text:span>);<text:span text:style-name="T258"> //鼠标按下事件，会发送clicked信号</text:span></text:p>
      <text:h text:style-name="Heading_20_3" text:outline-level="3"><text:soft-page-break/><text:s/><text:span text:style-name="T257">Public Functions</text:span></text:h>
      <text:p text:style-name="P778"><text:span text:style-name="T17">ImageButton</text:span>(<text:span text:style-name="T24">QString</text:span><text:span text:style-name="T28"> </text:span><text:span text:style-name="T36">text</text:span>,<text:span text:style-name="T28"> </text:span><text:span text:style-name="T24">QString</text:span><text:span text:style-name="T28"> </text:span><text:span text:style-name="T36">image_path</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258"> //构造函数，构建一个带文字带图片的按钮</text:span></text:p>
      <text:p text:style-name="P777"><text:span text:style-name="T17">ImageButton</text:span>(<text:span text:style-name="T24">QString</text:span><text:span text:style-name="T28"> </text:span><text:span text:style-name="T36">image_path</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258"> //构造函数，构建一个只带图片的按钮</text:span></text:p>
      <text:p text:style-name="P777"><text:span text:style-name="T17">ImageButton</text:span>(<text:span text:style-name="T24">QWidget</text:span><text:span text:style-name="T28"> </text:span>*<text:span text:style-name="T36">parent</text:span><text:span text:style-name="T28"> </text:span>=<text:span text:style-name="T28"> </text:span><text:span text:style-name="T39">nullptr</text:span>);<text:span text:style-name="T258"> //构造函数</text:span></text:p>
      <text:p text:style-name="P777"><text:span text:style-name="T24">QLabel</text:span><text:span text:style-name="T28"> </text:span>*<text:span text:style-name="T17">GetImageLabel</text:span>();<text:span text:style-name="T258"> //将图片标签导出</text:span></text:p>
      <text:p text:style-name="P777"><text:span text:style-name="T24">QLabel</text:span><text:span text:style-name="T28"> </text:span>*<text:span text:style-name="T17">GetTextLabel</text:span>();<text:span text:style-name="T258"> //将文字标签导出</text:span></text:p>
      <text:p text:style-name="P777"><text:span text:style-name="T39">void</text:span><text:span text:style-name="T28"> </text:span><text:span text:style-name="T17">SetImage</text:span>(<text:span text:style-name="T24">QString</text:span><text:span text:style-name="T28"> </text:span><text:span text:style-name="T36">image_path</text:span>);<text:span text:style-name="T258"> //设置图片</text:span></text:p>
      <text:p text:style-name="P777"><text:span text:style-name="T39">void</text:span><text:span text:style-name="T28"> </text:span><text:span text:style-name="T17">SetText</text:span>(<text:span text:style-name="T24">QString</text:span><text:span text:style-name="T28"> </text:span><text:span text:style-name="T36">text</text:span>);<text:span text:style-name="T258"> //设置文字</text:span></text:p>
      <text:p text:style-name="P777"><text:span text:style-name="T39">void</text:span><text:span text:style-name="T28"> </text:span><text:span text:style-name="T17">SetButton</text:span>(<text:span text:style-name="T24">QString</text:span><text:span text:style-name="T28"> </text:span><text:span text:style-name="T36">text</text:span>,<text:span text:style-name="T28"> </text:span><text:span text:style-name="T24">QString</text:span><text:span text:style-name="T28"> </text:span><text:span text:style-name="T36">image_path</text:span>);<text:span text:style-name="T258"> //设置图片和文字</text:span></text:p>
      <text:p text:style-name="P777"><text:span text:style-name="T39">void</text:span><text:span text:style-name="T28"> </text:span><text:span text:style-name="T17">SetIsSelect</text:span>(<text:span text:style-name="T39">bool</text:span><text:span text:style-name="T28"> </text:span><text:span text:style-name="T36">isselect</text:span>);<text:span text:style-name="T258"> //设置是否被选中</text:span></text:p>
      <text:p text:style-name="P777"><text:span text:style-name="T39">bool</text:span><text:span text:style-name="T28"> </text:span><text:span text:style-name="T17">GetIsSelect</text:span>();<text:span text:style-name="T258"> //判断是否被选中，返回isselect_</text:span></text:p>
      <text:p text:style-name="P777"><text:span text:style-name="T39">void</text:span><text:span text:style-name="T28"> </text:span><text:span text:style-name="T17">SetLeverSelect</text:span>(<text:span text:style-name="T39">bool</text:span><text:span text:style-name="T28"> </text:span><text:span text:style-name="T36">leverselect</text:span>);<text:span text:style-name="T258"> //设置lever_select_</text:span></text:p>
      <text:p text:style-name="P777"><text:span text:style-name="T39">bool</text:span><text:span text:style-name="T28"> </text:span><text:span text:style-name="T17">GetLeverSelect</text:span>();<text:span text:style-name="T259"> //获取lever_select_</text:span></text:p>
      <text:p text:style-name="P777"><text:span text:style-name="T24">QString</text:span><text:span text:style-name="T28"> </text:span><text:span text:style-name="T17">GetText</text:span>();<text:span text:style-name="T258"> <text:s/>//返回文字标签中的文字</text:span></text:p>
      <text:h text:style-name="Heading_20_3" text:outline-level="3"><text:s/><text:span text:style-name="T258">Private Functions</text:span></text:h>
      <text:p text:style-name="P243"><text:span text:style-name="T258"><text:tab/></text:span><text:span text:style-name="T39">void</text:span><text:span text:style-name="T28"> </text:span><text:span text:style-name="T17">Init</text:span>(<text:span text:style-name="T24">QString</text:span><text:span text:style-name="T28"> </text:span>&amp;<text:span text:style-name="T36">image_path</text:span>);<text:span text:style-name="T258"> //初始化函数，初始化图片的</text:span></text:p>
      <text:h text:style-name="P445" text:outline-level="3"><text:span text:style-name="T76"><text:s/></text:span>Properties</text:h>
      <table:table table:name="表格44" table:style-name="表格44">
        <table:table-column table:style-name="表格44.A" table:number-columns-repeated="3"/>
        <table:table-row>
          <table:table-cell table:style-name="表格44.A1" office:value-type="string">
            <text:p text:style-name="P534">名称</text:p>
          </table:table-cell>
          <table:table-cell table:style-name="表格44.A1" office:value-type="string">
            <text:p text:style-name="P534">类型</text:p>
          </table:table-cell>
          <table:table-cell table:style-name="表格44.C1" office:value-type="string">
            <text:p text:style-name="P534">说明</text:p>
          </table:table-cell>
        </table:table-row>
        <table:table-row>
          <table:table-cell table:style-name="表格44.A2" office:value-type="string">
            <text:p text:style-name="P663">isselect_</text:p>
          </table:table-cell>
          <table:table-cell table:style-name="表格44.B2" office:value-type="string">
            <text:p text:style-name="P663">bool</text:p>
          </table:table-cell>
          <table:table-cell table:style-name="表格44.C2" office:value-type="string">
            <text:p text:style-name="P638">是否选中</text:p>
          </table:table-cell>
        </table:table-row>
        <table:table-row>
          <table:table-cell table:style-name="表格44.A3" office:value-type="string">
            <text:p text:style-name="P663">lever_select_</text:p>
          </table:table-cell>
          <table:table-cell table:style-name="表格44.B3" office:value-type="string">
            <text:p text:style-name="P663">bool</text:p>
          </table:table-cell>
          <table:table-cell table:style-name="表格44.C3" office:value-type="string">
            <text:p text:style-name="P638">LeverLockAttr类专用参数</text:p>
          </table:table-cell>
        </table:table-row>
      </table:table>
      <text:p text:style-name="P191"/>
      <text:p text:style-name="P191"/>
      <text:h text:style-name="Heading_20_2" text:outline-level="2">IncrementAttr<text:span text:style-name="T260"> Class</text:span></text:h>
      <text:p text:style-name="P244"><text:s/>手动操纵功能中的增量界面</text:p>
      <text:p text:style-name="P244"><text:tab/>Header: <text:s/>manualcontrol.h</text:p>
      <text:p text:style-name="P244"><text:tab/>Inherits: <text:s/>ActionAttr</text:p>
      <text:h text:style-name="Heading_20_3" text:outline-level="3"><text:s/><text:span text:style-name="T260">Public Functions</text:span></text:h>
      <text:p text:style-name="P245"><text:span text:style-name="T260"><text:tab/></text:span><text:span text:style-name="T17">IncrementAttr</text:span>(<text:span text:style-name="T24">QWidget</text:span><text:span text:style-name="T28"> </text:span>*<text:span text:style-name="T36">parent</text:span><text:span text:style-name="T28"> </text:span>=<text:span text:style-name="T28"> </text:span><text:span text:style-name="T39">nullptr</text:span>);<text:span text:style-name="T260"> //构造函数</text:span></text:p>
      <text:p text:style-name="P245"><text:soft-page-break/><text:span text:style-name="T260"><text:tab/></text:span><text:span text:style-name="T39">void</text:span><text:span text:style-name="T28"> </text:span><text:span text:style-name="T20">Init</text:span>(<text:span text:style-name="T24">QString</text:span><text:span text:style-name="T28"> </text:span><text:span text:style-name="T36">text</text:span>);<text:span text:style-name="T260"> //初始化函数，每次窗口显示前都需要调用此函数</text:span></text:p>
      <text:h text:style-name="Heading_20_3" text:outline-level="3"><text:s/><text:span text:style-name="T260">Private Functions</text:span></text:h>
      <text:p text:style-name="P245"><text:span text:style-name="T260"><text:tab/></text:span><text:span text:style-name="T39">void</text:span><text:span text:style-name="T28"> </text:span><text:span text:style-name="T20">SetSelect</text:span>(<text:span text:style-name="T24">ImageButton</text:span><text:span text:style-name="T28"> </text:span>*<text:span text:style-name="T36">button</text:span>);<text:span text:style-name="T260"> //重写的设置选中函数</text:span></text:p>
      <text:p text:style-name="P244"/>
      <text:p text:style-name="P244"/>
      <text:h text:style-name="Heading_20_2" text:outline-level="2">IncrementWidget<text:span text:style-name="T260"> Class</text:span></text:h>
      <text:p text:style-name="P244"><text:s/>快捷设置窗口中的增量窗口</text:p>
      <text:p text:style-name="P244"><text:tab/>Header: <text:s/>lowerwidget.h</text:p>
      <text:p text:style-name="P244"><text:tab/>Inherits: <text:s/>QuickBase</text:p>
      <text:h text:style-name="Heading_20_3" text:outline-level="3"><text:s/><text:span text:style-name="T260">Signals</text:span></text:h>
      <text:p text:style-name="P245"><text:span text:style-name="T260"><text:tab/></text:span><text:span text:style-name="T39">void</text:span><text:span text:style-name="T28"> </text:span><text:span text:style-name="T17">ShowWidgetSize</text:span>(<text:span text:style-name="T39">int</text:span><text:span text:style-name="T28"> </text:span><text:span text:style-name="T36">width</text:span>,<text:span text:style-name="T28"> </text:span><text:span text:style-name="T39">int</text:span><text:span text:style-name="T28"> </text:span><text:span text:style-name="T36">height</text:span>);<text:span text:style-name="T261"> //用于使上级窗口调整本窗口大小的信号</text:span></text:p>
      <text:h text:style-name="Heading_20_3" text:outline-level="3"><text:s/><text:span text:style-name="T260">Private Slots</text:span></text:h>
      <text:p text:style-name="P245"><text:span text:style-name="T260"><text:tab/></text:span><text:span text:style-name="T39">void</text:span><text:span text:style-name="T28"> </text:span><text:span text:style-name="T17">ItemClicked</text:span>(<text:span text:style-name="T24">QTableWidgetItem</text:span><text:span text:style-name="T28"> </text:span>*<text:span text:style-name="T36">item</text:span>);<text:span text:style-name="T261"> //table_widget被点击的槽函数，用来设置显示的的数据</text:span></text:p>
      <text:p text:style-name="P245"><text:span text:style-name="T260"><text:tab/></text:span><text:span text:style-name="T39">void</text:span><text:span text:style-name="T28"> </text:span><text:span text:style-name="T17">NumDefine</text:span>();<text:span text:style-name="T261"> //num_key_数字键盘确定信号的槽函数</text:span></text:p>
      <text:p text:style-name="P245"><text:span text:style-name="T260"><text:tab/></text:span><text:span text:style-name="T39">void</text:span><text:span text:style-name="T28"> </text:span><text:span text:style-name="T17">NumCancel</text:span>();<text:span text:style-name="T261"> //num_key_数字键盘取消信号的槽函数</text:span></text:p>
      <text:h text:style-name="Heading_20_3" text:outline-level="3"><text:s/><text:span text:style-name="T260">Public Functions</text:span></text:h>
      <text:p text:style-name="P245"><text:span text:style-name="T260"><text:tab/></text:span><text:span text:style-name="T17">IncrementWidget</text:span>(<text:span text:style-name="T24">QWidget</text:span><text:span text:style-name="T28"> </text:span>*<text:span text:style-name="T36">parent</text:span><text:span text:style-name="T28"> </text:span>=<text:span text:style-name="T28"> </text:span><text:span text:style-name="T39">nullptr</text:span>);<text:span text:style-name="T261"> //构造函数</text:span></text:p>
      <text:h text:style-name="Heading_20_3" text:outline-level="3"><text:s/><text:span text:style-name="T260">Private Functions</text:span></text:h>
      <text:p text:style-name="P245"><text:span text:style-name="T260"><text:tab/></text:span><text:span text:style-name="T39">void</text:span><text:span text:style-name="T28"> </text:span><text:span text:style-name="T17">ConnectInit</text:span>();<text:span text:style-name="T262"> //信号槽的初始化函数</text:span></text:p>
      <text:p text:style-name="P245"><text:span text:style-name="T260"><text:tab/></text:span><text:span text:style-name="T39">void</text:span><text:span text:style-name="T28"> </text:span><text:span text:style-name="T17">Clicked</text:span>(<text:span text:style-name="T39">int</text:span><text:span text:style-name="T28"> </text:span><text:span text:style-name="T36">button</text:span>);<text:span text:style-name="T262"> //调整控件状态</text:span></text:p>
      <text:p text:style-name="P245"><text:span text:style-name="T260"><text:tab/></text:span><text:span text:style-name="T39">void</text:span><text:span text:style-name="T28"> </text:span><text:span text:style-name="T17">SetTableData</text:span>(<text:span text:style-name="T39">int</text:span><text:span text:style-name="T28"> </text:span><text:span text:style-name="T36">type</text:span><text:span text:style-name="T28"> </text:span>=<text:span text:style-name="T28"> </text:span><text:span text:style-name="T49">0</text:span>);<text:span text:style-name="T262"> //设置table_widget_所显示的数据</text:span></text:p>
      <text:h text:style-name="P446" text:outline-level="3"><text:span text:style-name="T76"><text:s/></text:span>Properties</text:h>
      <table:table table:name="表格45" table:style-name="表格45">
        <table:table-column table:style-name="表格45.A" table:number-columns-repeated="3"/>
        <table:table-row>
          <table:table-cell table:style-name="表格45.A1" office:value-type="string">
            <text:p text:style-name="P535">名称</text:p>
          </table:table-cell>
          <table:table-cell table:style-name="表格45.A1" office:value-type="string">
            <text:p text:style-name="P535">类型</text:p>
          </table:table-cell>
          <table:table-cell table:style-name="表格45.C1" office:value-type="string">
            <text:p text:style-name="P535">说明</text:p>
          </table:table-cell>
        </table:table-row>
        <table:table-row>
          <table:table-cell table:style-name="表格45.A2" office:value-type="string">
            <text:p text:style-name="P664">old_item_</text:p>
          </table:table-cell>
          <table:table-cell table:style-name="表格45.B2" office:value-type="string">
            <text:p text:style-name="P664">QTableWidgetItem</text:p>
          </table:table-cell>
          <table:table-cell table:style-name="表格45.C2" office:value-type="string">
            <text:p text:style-name="P664">table_widget的上一次点击</text:p>
          </table:table-cell>
        </table:table-row>
        <table:table-row>
          <table:table-cell table:style-name="表格45.A3" office:value-type="string">
            <text:p text:style-name="P664">num_edit_</text:p>
          </table:table-cell>
          <table:table-cell table:style-name="表格45.B3" office:value-type="string">
            <text:p text:style-name="P664">QPointer&lt;QLineEdit&gt;</text:p>
          </table:table-cell>
          <table:table-cell table:style-name="表格45.C3" office:value-type="string">
            <text:p text:style-name="P639">编辑框智能指针</text:p>
          </table:table-cell>
        </table:table-row>
      </table:table>
      <text:p text:style-name="P192"/>
      <text:p text:style-name="P192"/>
      <text:h text:style-name="Heading_20_2" text:outline-level="2"><text:soft-page-break/>InputOut<text:span text:style-name="T263"> Class</text:span></text:h>
      <text:p text:style-name="P246"><text:s/>控制面板中的IO功能</text:p>
      <text:p text:style-name="P246"><text:tab/>Header: <text:s/>control.h</text:p>
      <text:p text:style-name="P246"><text:tab/>Inherits: <text:s/><text:span text:style-name="T264">WindowObject</text:span></text:p>
      <text:h text:style-name="Heading_20_3" text:outline-level="3"><text:s/><text:span text:style-name="T264">Public Slots</text:span></text:h>
      <text:p text:style-name="P248"><text:span text:style-name="T264"><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64"> //修改缩放比例</text:span></text:p>
      <text:h text:style-name="Heading_20_3" text:outline-level="3"><text:s/><text:span text:style-name="T264">Event</text:span></text:h>
      <text:p text:style-name="P248"><text:span text:style-name="T264"><text:tab/></text:span><text:span text:style-name="T39">void</text:span><text:span text:style-name="T28"> </text:span><text:span text:style-name="T20">resizeEvent</text:span>(<text:span text:style-name="T24">QResizeEvent</text:span><text:span text:style-name="T28"> </text:span>*);<text:span text:style-name="T264"> //窗口大小改变事件，会修改内部控件的大小和位置</text:span></text:p>
      <text:h text:style-name="Heading_20_3" text:outline-level="3"><text:s/><text:span text:style-name="T264">Public Functions</text:span></text:h>
      <text:p text:style-name="P248"><text:span text:style-name="T264"><text:tab/></text:span><text:span text:style-name="T17">InputOu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264"> //构造函数</text:span></text:p>
      <text:p text:style-name="P248"/>
      <text:p text:style-name="P248"/>
      <text:h text:style-name="Heading_20_2" text:outline-level="2">InsertCodeText<text:span text:style-name="T264"> Class</text:span></text:h>
      <text:p text:style-name="P247"><text:s/>插入表达式窗口(InsertExpresWindow)中显示代码的编辑框</text:p>
      <text:p text:style-name="P247"><text:tab/>Header: <text:s/>progeditmain.h</text:p>
      <text:p text:style-name="P247"><text:tab/>Inherits: <text:s/>QTextBrowser</text:p>
      <text:h text:style-name="Heading_20_3" text:outline-level="3"><text:s/><text:span text:style-name="T264">Event</text:span></text:h>
      <text:p text:style-name="P783"><text:span text:style-name="T44"><text:tab/></text:span><text:span text:style-name="T39">void</text:span><text:span text:style-name="T28"> </text:span><text:span text:style-name="T20">mousePressEvent</text:span>(<text:span text:style-name="T24">QMouseEvent</text:span><text:span text:style-name="T28"> </text:span>*<text:span text:style-name="T36">event</text:span>);<text:span text:style-name="T265"> //鼠标点击事件，会将处理抛到父窗口进行</text:span></text:p>
      <text:p text:style-name="P771"><text:span text:style-name="T44"><text:tab/></text:span><text:span text:style-name="T39">void</text:span><text:span text:style-name="T28"> </text:span><text:span text:style-name="T20">mouseDoubleClickEvent</text:span>(<text:span text:style-name="T24">QMouseEvent</text:span><text:span text:style-name="T28"> </text:span>*);<text:span text:style-name="T265"> //鼠标双击事件，空事件</text:span></text:p>
      <text:p text:style-name="P771"><text:span text:style-name="T44"><text:tab/></text:span><text:span text:style-name="T39">void</text:span><text:span text:style-name="T28"> </text:span><text:span text:style-name="T20">mouseMoveEvent</text:span>(<text:span text:style-name="T24">QMouseEvent</text:span><text:span text:style-name="T28"> </text:span>*);<text:span text:style-name="T265"> //鼠标移动事件，空事件</text:span></text:p>
      <text:p text:style-name="P771"><text:span text:style-name="T44"><text:tab/></text:span><text:span text:style-name="T39">void</text:span><text:span text:style-name="T28"> </text:span><text:span text:style-name="T20">mouseReleaseEvent</text:span>(<text:span text:style-name="T24">QMouseEvent</text:span><text:span text:style-name="T28"> </text:span>*);<text:span text:style-name="T265"> //鼠标抬起事件，空事件</text:span></text:p>
      <text:h text:style-name="Heading_20_3" text:outline-level="3"><text:s/><text:span text:style-name="T264">Public Functions</text:span></text:h>
      <text:p text:style-name="P248"><text:span text:style-name="T264"><text:tab/></text:span><text:span text:style-name="T17">InsertCodeText</text:span>(<text:span text:style-name="T24">QWidget</text:span><text:span text:style-name="T28"> </text:span>*<text:span text:style-name="T36">parent</text:span><text:span text:style-name="T28"> </text:span>=<text:span text:style-name="T28"> </text:span><text:span text:style-name="T39">nullptr</text:span>);<text:span text:style-name="T265"> //构造函数</text:span></text:p>
      <text:h text:style-name="Heading_20_3" text:outline-level="3"><text:s/><text:span text:style-name="T264">Private Functions</text:span></text:h>
      <text:p text:style-name="P248"><text:span text:style-name="T264"><text:tab/></text:span><text:span text:style-name="T39">void</text:span><text:span text:style-name="T28"> </text:span><text:span text:style-name="T17">SetParentPointer</text:span>(<text:span text:style-name="T24">InsertExpresWindow</text:span><text:span text:style-name="T28"> </text:span>*<text:span text:style-name="T36">pointer</text:span>);<text:span text:style-name="T265"> //设置父窗口指针</text:span></text:p>
      <text:h text:style-name="P447" text:outline-level="3"><text:span text:style-name="T76"><text:s/></text:span>Properties</text:h>
      <table:table table:name="表格46" table:style-name="表格46">
        <table:table-column table:style-name="表格46.A" table:number-columns-repeated="3"/>
        <table:table-row>
          <table:table-cell table:style-name="表格46.A1" office:value-type="string">
            <text:p text:style-name="P536">名称</text:p>
          </table:table-cell>
          <table:table-cell table:style-name="表格46.A1" office:value-type="string">
            <text:p text:style-name="P536">类型</text:p>
          </table:table-cell>
          <table:table-cell table:style-name="表格46.C1" office:value-type="string">
            <text:p text:style-name="P536">说明</text:p>
          </table:table-cell>
        </table:table-row>
        <text:soft-page-break/>
        <table:table-row>
          <table:table-cell table:style-name="表格46.A2" office:value-type="string">
            <text:p text:style-name="P706">parent</text:p>
          </table:table-cell>
          <table:table-cell table:style-name="表格46.B2" office:value-type="string">
            <text:p text:style-name="P706">QPointer</text:p>
          </table:table-cell>
          <table:table-cell table:style-name="表格46.C2" office:value-type="string">
            <text:p text:style-name="P665">插入表达式智能指针</text:p>
          </table:table-cell>
        </table:table-row>
      </table:table>
      <text:p text:style-name="P193"/>
      <text:p text:style-name="P247"/>
      <text:h text:style-name="Heading_20_2" text:outline-level="2">InsertExpresWindow<text:span text:style-name="T265"> Class</text:span></text:h>
      <text:p text:style-name="P249"><text:s/>程序编辑器功能中的插入表达式功能</text:p>
      <text:p text:style-name="P249"><text:tab/>Heather: <text:s/>progeditmain.h</text:p>
      <text:p text:style-name="P249"><text:tab/>Inherits: <text:s/>QWidget</text:p>
      <text:h text:style-name="Heading_20_3" text:outline-level="3"><text:s/><text:span text:style-name="T265">Signals</text:span></text:h>
      <text:p text:style-name="P250"><text:span text:style-name="T265"><text:tab/></text:span><text:span text:style-name="T39">void</text:span><text:span text:style-name="T28"> </text:span><text:span text:style-name="T17">ShowChangeDataType</text:span>();<text:span text:style-name="T267"> //显示更改数据类型窗口信号</text:span></text:p>
      <text:p text:style-name="P250"><text:span text:style-name="T265"><text:tab/></text:span><text:span text:style-name="T39">void</text:span><text:span text:style-name="T28"> </text:span><text:span text:style-name="T17">ShowCreateNewVar</text:span>(<text:span text:style-name="T24">QString</text:span><text:span text:style-name="T28"> </text:span><text:span text:style-name="T36">type</text:span>);<text:span text:style-name="T267"> //显示新建变量窗口信号</text:span></text:p>
      <text:p text:style-name="P250"><text:span text:style-name="T265"><text:tab/></text:span><text:span text:style-name="T39">void</text:span><text:span text:style-name="T28"> </text:span><text:span text:style-name="T17">ReturnCode</text:span>(<text:span text:style-name="T24">QString</text:span><text:span text:style-name="T28"> </text:span><text:span text:style-name="T36">code</text:span>,<text:span text:style-name="T28"> </text:span><text:span text:style-name="T39">bool</text:span><text:span text:style-name="T28"> </text:span><text:span text:style-name="T36">rep</text:span>);<text:span text:style-name="T268"> //返回表达式</text:span></text:p>
      <text:h text:style-name="Heading_20_3" text:outline-level="3"><text:s/><text:span text:style-name="T265">Public Slots</text:span></text:h>
      <text:p text:style-name="P250"><text:span text:style-name="T26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68"> //接收缩放比例，将其转交给内部其他控件</text:span></text:p>
      <text:p text:style-name="P250"><text:span text:style-name="T265"><text:tab/></text:span><text:span text:style-name="T39">void</text:span><text:span text:style-name="T28"> </text:span><text:span text:style-name="T17">ChangeDataType</text:span>(<text:span text:style-name="T24">QString</text:span><text:span text:style-name="T28"> </text:span><text:span text:style-name="T36">type</text:span>);<text:span text:style-name="T268"> //更改数据类型窗口的返回值</text:span></text:p>
      <text:p text:style-name="P250"><text:span text:style-name="T265"><text:tab/></text:span><text:span text:style-name="T39">void</text:span><text:span text:style-name="T28"> </text:span><text:span text:style-name="T17">CreateVared</text:span>();<text:span text:style-name="T268"> //新建变量完成，需要更新窗口</text:span></text:p>
      <text:h text:style-name="Heading_20_3" text:outline-level="3"><text:s/><text:span text:style-name="T265">Private Slots</text:span></text:h>
      <text:p text:style-name="P779"><text:span text:style-name="T39">void</text:span><text:span text:style-name="T28"> </text:span><text:span text:style-name="T17">DefineClicked</text:span>();<text:span text:style-name="T268"> </text:span><text:span text:style-name="T269">//确定按钮槽函数</text:span></text:p>
      <text:p text:style-name="P779"><text:span text:style-name="T39">void</text:span><text:span text:style-name="T28"> </text:span><text:span text:style-name="T17">DataBoxItem</text:span>(<text:span text:style-name="T24">QTableWidgetItem</text:span><text:span text:style-name="T28"> </text:span>*<text:span text:style-name="T36">item</text:span>);<text:span text:style-name="T268"> </text:span><text:span text:style-name="T269">//data_box_被点击</text:span></text:p>
      <text:p text:style-name="P779"><text:span text:style-name="T39">void</text:span><text:span text:style-name="T28"> </text:span><text:span text:style-name="T17">FuncBoxItem</text:span>(<text:span text:style-name="T24">QTableWidgetItem</text:span><text:span text:style-name="T28"> </text:span>*<text:span text:style-name="T36">item</text:span>);<text:span text:style-name="T272"> </text:span><text:span text:style-name="T269">//func_box_被点击</text:span></text:p>
      <text:p text:style-name="P779"><text:span text:style-name="T39">void</text:span><text:span text:style-name="T28"> </text:span><text:span text:style-name="T17">ChangeType</text:span>();<text:span text:style-name="T269"> //用于发送ShowChangeDataType信号</text:span></text:p>
      <text:p text:style-name="P779"><text:span text:style-name="T39">void</text:span><text:span text:style-name="T28"> </text:span><text:span text:style-name="T17">Left</text:span>();<text:span text:style-name="T28"> </text:span><text:span text:style-name="T210">//向左</text:span></text:p>
      <text:p text:style-name="P779"><text:span text:style-name="T39">void</text:span><text:span text:style-name="T28"> </text:span><text:span text:style-name="T17">Right</text:span>();<text:span text:style-name="T28"> </text:span><text:span text:style-name="T210">//向右</text:span></text:p>
      <text:p text:style-name="P779"><text:span text:style-name="T39">void</text:span><text:span text:style-name="T28"> </text:span><text:span text:style-name="T17">ShidFilterWindow</text:span>();<text:span text:style-name="T272"> </text:span><text:span text:style-name="T270">//显示或隐藏过滤器键盘</text:span></text:p>
      <text:p text:style-name="P782"><text:span text:style-name="T39">void</text:span><text:span text:style-name="T28"> </text:span><text:span text:style-name="T17">ResetFilter</text:span>();<text:span text:style-name="T272"> //过滤器键盘重置</text:span></text:p>
      <text:p text:style-name="P782"><text:span text:style-name="T39">void</text:span><text:span text:style-name="T28"> </text:span><text:span text:style-name="T17">FilterText</text:span>(<text:span text:style-name="T24">QString</text:span><text:span text:style-name="T28"> </text:span><text:span text:style-name="T36">text</text:span>);<text:span text:style-name="T272"> //过滤器键盘返回的文本</text:span></text:p>
      <text:p text:style-name="P779"><text:span text:style-name="T39">void</text:span><text:span text:style-name="T28"> </text:span><text:span text:style-name="T17">AllData</text:span>();<text:span text:style-name="T270"> //以全选模式显示键盘</text:span></text:p>
      <text:p text:style-name="P779"><text:span text:style-name="T39">void</text:span><text:span text:style-name="T28"> </text:span><text:span text:style-name="T17">SelectData</text:span>();<text:span text:style-name="T272"> </text:span><text:span text:style-name="T270">//已选中部分模式显示键盘</text:span></text:p>
      <text:p text:style-name="P779"><text:span text:style-name="T39">void</text:span><text:span text:style-name="T28"> </text:span><text:span text:style-name="T17">HideKey</text:span>();<text:span text:style-name="T270"> //隐藏键盘</text:span></text:p>
      <text:p text:style-name="P779"><text:span text:style-name="T39">void</text:span><text:span text:style-name="T28"> </text:span><text:span text:style-name="T17">GetKeyData</text:span>(<text:span text:style-name="T24">QString</text:span><text:span text:style-name="T28"> </text:span><text:span text:style-name="T36">text</text:span>);<text:span text:style-name="T272"> </text:span><text:span text:style-name="T270">//键盘返回值</text:span></text:p>
      <text:p text:style-name="P779"><text:span text:style-name="T39">void</text:span><text:span text:style-name="T28"> </text:span><text:span text:style-name="T17">AddBt</text:span>();<text:span text:style-name="T205"> </text:span><text:span text:style-name="T210">//加号</text:span></text:p>
      <text:p text:style-name="P779"><text:soft-page-break/><text:span text:style-name="T39">void</text:span><text:span text:style-name="T28"> </text:span><text:span text:style-name="T17">RedBt</text:span>();<text:span text:style-name="T28"> </text:span><text:span text:style-name="T210">//减号</text:span></text:p>
      <text:p text:style-name="P779"><text:span text:style-name="T39">void</text:span><text:span text:style-name="T28"> </text:span><text:span text:style-name="T17">BakBt</text:span>();<text:span text:style-name="T205"> </text:span><text:span text:style-name="T210">//添加括号</text:span></text:p>
      <text:p text:style-name="P779"><text:span text:style-name="T39">void</text:span><text:span text:style-name="T28"> </text:span><text:span text:style-name="T17">RbaBt</text:span>();<text:span text:style-name="T28"> </text:span><text:span text:style-name="T210">//删除括号</text:span></text:p>
      <text:h text:style-name="Heading_20_3" text:outline-level="3"><text:s/><text:span text:style-name="T266">Event</text:span></text:h>
      <text:p text:style-name="P251"><text:span text:style-name="T266"><text:tab/></text:span><text:span text:style-name="T39">void</text:span><text:span text:style-name="T28"> </text:span><text:span text:style-name="T20">resizeEvent</text:span>(<text:span text:style-name="T24">QResizeEvent</text:span><text:span text:style-name="T28"> </text:span>*<text:span text:style-name="T36">event</text:span>);<text:span text:style-name="T273"> //窗口大小改变事件，会修改内部控件的状态</text:span></text:p>
      <text:h text:style-name="Heading_20_3" text:outline-level="3"><text:s/><text:span text:style-name="T266">Public Functions</text:span></text:h>
      <text:p text:style-name="P251"><text:span text:style-name="T266"><text:tab/></text:span><text:span text:style-name="T17">InsertExpresWindow</text:span>(<text:span text:style-name="T24">QWidget</text:span><text:span text:style-name="T28"> </text:span>*<text:span text:style-name="T36">parent</text:span><text:span text:style-name="T28"> </text:span>=<text:span text:style-name="T28"> </text:span><text:span text:style-name="T39">nullptr</text:span>);<text:span text:style-name="T274"> //构造函数</text:span></text:p>
      <text:p text:style-name="P251"><text:span text:style-name="T266"><text:tab/></text:span><text:span text:style-name="T39">void</text:span><text:span text:style-name="T28"> </text:span><text:span text:style-name="T17">Init</text:span>(<text:span text:style-name="T24">QString</text:span><text:span text:style-name="T28"> </text:span><text:span text:style-name="T36">data</text:span>,<text:span text:style-name="T28"> </text:span><text:span text:style-name="T24">QString</text:span><text:span text:style-name="T28"> </text:span><text:span text:style-name="T36">mod_name</text:span>,<text:span text:style-name="T28"> </text:span><text:span text:style-name="T24">QString</text:span><text:span text:style-name="T28"> </text:span><text:span text:style-name="T36">type</text:span>,<text:span text:style-name="T28"> </text:span><text:span text:style-name="T45">bool</text:span><text:span text:style-name="T28"> </text:span><text:span text:style-name="T36">lerg</text:span>,<text:span text:style-name="T28"> </text:span><text:span text:style-name="T39">bool</text:span><text:span text:style-name="T28"> </text:span><text:span text:style-name="T36">rep</text:span>);<text:span text:style-name="T274"> //初始化函数，每次使用此功能时都需要调用</text:span></text:p>
      <text:h text:style-name="Heading_20_3" text:outline-level="3"><text:s/><text:span text:style-name="T266">Private Functions</text:span></text:h>
      <text:p text:style-name="P780"><text:span text:style-name="T39">void</text:span><text:span text:style-name="T28"> </text:span><text:span text:style-name="T17">Init</text:span>(<text:span text:style-name="T24">QString</text:span><text:span text:style-name="T28"> </text:span><text:span text:style-name="T36">type</text:span>,<text:span text:style-name="T28"> </text:span><text:span text:style-name="T39">bool</text:span><text:span text:style-name="T28"> </text:span><text:span text:style-name="T36">lerg</text:span>);<text:span text:style-name="T271"> //初始化函数</text:span></text:p>
      <text:p text:style-name="P781"><text:span text:style-name="T39">void</text:span><text:span text:style-name="T28"> </text:span><text:span text:style-name="T17">ConnectInit</text:span>();<text:span text:style-name="T274"> </text:span><text:span text:style-name="T271">//信号槽初始化函数</text:span></text:p>
      <text:p text:style-name="P781"><text:span text:style-name="T39">void</text:span><text:span text:style-name="T28"> </text:span><text:span text:style-name="T17">UpdateTabBox</text:span>(<text:span text:style-name="T24">QString</text:span><text:span text:style-name="T28"> </text:span>&amp;<text:span text:style-name="T36">type</text:span>,<text:span text:style-name="T28"> </text:span><text:span text:style-name="T24">QString</text:span><text:span text:style-name="T28"> </text:span><text:span text:style-name="T36">filter</text:span><text:span text:style-name="T28"> </text:span>=<text:span text:style-name="T28"> </text:span><text:span text:style-name="T24">QString</text:span>());<text:span text:style-name="T274"> </text:span><text:span text:style-name="T271">//更新表格数据</text:span></text:p>
      <text:p text:style-name="P781"><text:span text:style-name="T39">void</text:span><text:span text:style-name="T28"> </text:span><text:span text:style-name="T17">DataEditClicked</text:span>();<text:span text:style-name="T205"> </text:span><text:span text:style-name="T210">//文本框被点击</text:span></text:p>
      <text:p text:style-name="P781"><text:span text:style-name="T39">void</text:span><text:span text:style-name="T28"> </text:span><text:span text:style-name="T17">Analysis</text:span><text:span text:style-name="T205">(); </text:span><text:span text:style-name="T210">//分析代码</text:span></text:p>
      <text:p text:style-name="P781"><text:span text:style-name="T39">bool</text:span><text:span text:style-name="T28"> </text:span><text:span text:style-name="T17">SelectText</text:span>(<text:span text:style-name="T24">QString</text:span><text:span text:style-name="T28"> </text:span><text:span text:style-name="T36">text</text:span>,<text:span text:style-name="T28"> </text:span><text:span text:style-name="T39">int</text:span><text:span text:style-name="T28"> </text:span><text:span text:style-name="T36">num</text:span><text:span text:style-name="T28"> </text:span>=<text:span text:style-name="T28"> </text:span><text:span text:style-name="T49">1</text:span>)<text:span text:style-name="T205">; </text:span><text:span text:style-name="T210">//选中文本</text:span></text:p>
      <text:h text:style-name="P448" text:outline-level="3"><text:span text:style-name="T76"><text:s/></text:span>Properties</text:h>
      <table:table table:name="表格47" table:style-name="表格47">
        <table:table-column table:style-name="表格47.A" table:number-columns-repeated="3"/>
        <table:table-row>
          <table:table-cell table:style-name="表格47.A1" office:value-type="string">
            <text:p text:style-name="P537">名称</text:p>
          </table:table-cell>
          <table:table-cell table:style-name="表格47.A1" office:value-type="string">
            <text:p text:style-name="P537">类型</text:p>
          </table:table-cell>
          <table:table-cell table:style-name="表格47.C1" office:value-type="string">
            <text:p text:style-name="P537">说明</text:p>
          </table:table-cell>
        </table:table-row>
        <table:table-row>
          <table:table-cell table:style-name="表格47.A18" office:value-type="string">
            <text:p text:style-name="P707">mod_name_</text:p>
          </table:table-cell>
          <table:table-cell table:style-name="表格47.B18" office:value-type="string">
            <text:p text:style-name="P707">QString</text:p>
          </table:table-cell>
          <table:table-cell table:style-name="表格47.C18" office:value-type="string">
            <text:p text:style-name="P666">模块名</text:p>
          </table:table-cell>
        </table:table-row>
        <table:table-row>
          <table:table-cell table:style-name="表格47.A18" office:value-type="string">
            <text:p text:style-name="P707">di_list_</text:p>
          </table:table-cell>
          <table:table-cell table:style-name="表格47.B18" office:value-type="string">
            <text:p text:style-name="P707">QStringList</text:p>
          </table:table-cell>
          <table:table-cell table:style-name="表格47.C18" office:value-type="string">
            <text:p text:style-name="P666"/>
          </table:table-cell>
        </table:table-row>
        <table:table-row>
          <table:table-cell table:style-name="表格47.A18" office:value-type="string">
            <text:p text:style-name="P707">do_list_</text:p>
          </table:table-cell>
          <table:table-cell table:style-name="表格47.B18" office:value-type="string">
            <text:p text:style-name="P707">QStringList</text:p>
          </table:table-cell>
          <table:table-cell table:style-name="表格47.C18" office:value-type="string">
            <text:p text:style-name="P666"/>
          </table:table-cell>
        </table:table-row>
        <table:table-row>
          <table:table-cell table:style-name="表格47.A18" office:value-type="string">
            <text:p text:style-name="P707">ai_list_</text:p>
          </table:table-cell>
          <table:table-cell table:style-name="表格47.B18" office:value-type="string">
            <text:p text:style-name="P707">QStringList</text:p>
          </table:table-cell>
          <table:table-cell table:style-name="表格47.C18" office:value-type="string">
            <text:p text:style-name="P666"/>
          </table:table-cell>
        </table:table-row>
        <table:table-row>
          <table:table-cell table:style-name="表格47.A18" office:value-type="string">
            <text:p text:style-name="P707">ao_list_</text:p>
          </table:table-cell>
          <table:table-cell table:style-name="表格47.B18" office:value-type="string">
            <text:p text:style-name="P707">QStringList</text:p>
          </table:table-cell>
          <table:table-cell table:style-name="表格47.C18" office:value-type="string">
            <text:p text:style-name="P666"/>
          </table:table-cell>
        </table:table-row>
        <table:table-row>
          <table:table-cell table:style-name="表格47.A18" office:value-type="string">
            <text:p text:style-name="P707">select_pos_</text:p>
          </table:table-cell>
          <table:table-cell table:style-name="表格47.B18" office:value-type="string">
            <text:p text:style-name="P707">QList</text:p>
          </table:table-cell>
          <table:table-cell table:style-name="表格47.C18" office:value-type="string">
            <text:p text:style-name="P666"/>
          </table:table-cell>
        </table:table-row>
        <table:table-row>
          <table:table-cell table:style-name="表格47.A18" office:value-type="string">
            <text:p text:style-name="P707">node_point_</text:p>
          </table:table-cell>
          <table:table-cell table:style-name="表格47.B18" office:value-type="string">
            <text:p text:style-name="P707">QSharedPointer</text:p>
          </table:table-cell>
          <table:table-cell table:style-name="表格47.C18" office:value-type="string">
            <text:p text:style-name="P666"/>
          </table:table-cell>
        </table:table-row>
        <table:table-row>
          <table:table-cell table:style-name="表格47.A18" office:value-type="string">
            <text:p text:style-name="P707">curr_point_</text:p>
          </table:table-cell>
          <table:table-cell table:style-name="表格47.B18" office:value-type="string">
            <text:p text:style-name="P707">QWeakPointer</text:p>
          </table:table-cell>
          <table:table-cell table:style-name="表格47.C18" office:value-type="string">
            <text:p text:style-name="P666"/>
          </table:table-cell>
        </table:table-row>
        <table:table-row>
          <table:table-cell table:style-name="表格47.A18" office:value-type="string">
            <text:p text:style-name="P707">data<text:span text:style-name="T275">_dim_</text:span></text:p>
          </table:table-cell>
          <table:table-cell table:style-name="表格47.B18" office:value-type="string">
            <text:p text:style-name="P708">QMap</text:p>
          </table:table-cell>
          <table:table-cell table:style-name="表格47.C18" office:value-type="string">
            <text:p text:style-name="P666"/>
          </table:table-cell>
        </table:table-row>
        <table:table-row>
          <table:table-cell table:style-name="表格47.A18" office:value-type="string">
            <text:p text:style-name="P708">add_list_</text:p>
          </table:table-cell>
          <table:table-cell table:style-name="表格47.B18" office:value-type="string">
            <text:p text:style-name="P708">QStringList</text:p>
          </table:table-cell>
          <table:table-cell table:style-name="表格47.C18" office:value-type="string">
            <text:p text:style-name="P666"/>
          </table:table-cell>
        </table:table-row>
        <table:table-row>
          <table:table-cell table:style-name="表格47.A18" office:value-type="string">
            <text:p text:style-name="P708">key_x_</text:p>
          </table:table-cell>
          <table:table-cell table:style-name="表格47.B18" office:value-type="string">
            <text:p text:style-name="P708">int</text:p>
          </table:table-cell>
          <table:table-cell table:style-name="表格47.C18" office:value-type="string">
            <text:p text:style-name="P666"/>
          </table:table-cell>
        </table:table-row>
        <table:table-row>
          <table:table-cell table:style-name="表格47.A18" office:value-type="string">
            <text:p text:style-name="P708">key_y_</text:p>
          </table:table-cell>
          <table:table-cell table:style-name="表格47.B18" office:value-type="string">
            <text:p text:style-name="P708">int</text:p>
          </table:table-cell>
          <table:table-cell table:style-name="表格47.C18" office:value-type="string">
            <text:p text:style-name="P666"/>
          </table:table-cell>
        </table:table-row>
        <table:table-row>
          <table:table-cell table:style-name="表格47.A18" office:value-type="string">
            <text:p text:style-name="P708">separate_</text:p>
          </table:table-cell>
          <table:table-cell table:style-name="表格47.B18" office:value-type="string">
            <text:p text:style-name="P708">double</text:p>
          </table:table-cell>
          <table:table-cell table:style-name="表格47.C18" office:value-type="string">
            <text:p text:style-name="P666">分隔符</text:p>
          </table:table-cell>
        </table:table-row>
        <table:table-row>
          <table:table-cell table:style-name="表格47.A18" office:value-type="string">
            <text:p text:style-name="P708">curr_</text:p>
          </table:table-cell>
          <table:table-cell table:style-name="表格47.B18" office:value-type="string">
            <text:p text:style-name="P708">int</text:p>
          </table:table-cell>
          <table:table-cell table:style-name="表格47.C18" office:value-type="string">
            <text:p text:style-name="P666">当前选中节点</text:p>
          </table:table-cell>
        </table:table-row>
        <table:table-row>
          <table:table-cell table:style-name="表格47.A18" office:value-type="string">
            <text:p text:style-name="P708">rep_</text:p>
          </table:table-cell>
          <table:table-cell table:style-name="表格47.B18" office:value-type="string">
            <text:p text:style-name="P708">bool</text:p>
          </table:table-cell>
          <table:table-cell table:style-name="表格47.C18" office:value-type="string">
            <text:p text:style-name="P666">真为替换假为添加</text:p>
          </table:table-cell>
        </table:table-row>
        <text:soft-page-break/>
        <table:table-row>
          <table:table-cell table:style-name="表格47.A18" office:value-type="string">
            <text:p text:style-name="P708">lerg_</text:p>
          </table:table-cell>
          <table:table-cell table:style-name="表格47.B18" office:value-type="string">
            <text:p text:style-name="P708">bool</text:p>
          </table:table-cell>
          <table:table-cell table:style-name="表格47.C18" office:value-type="string">
            <text:p text:style-name="P666">真为右侧假为左侧</text:p>
          </table:table-cell>
        </table:table-row>
        <table:table-row>
          <table:table-cell table:style-name="表格47.A18" office:value-type="string">
            <text:p text:style-name="P708">isall_</text:p>
          </table:table-cell>
          <table:table-cell table:style-name="表格47.B18" office:value-type="string">
            <text:p text:style-name="P708">bool</text:p>
          </table:table-cell>
          <table:table-cell table:style-name="表格47.C18" office:value-type="string">
            <text:p text:style-name="P666">真为全部假为选定内容</text:p>
          </table:table-cell>
        </table:table-row>
        <table:table-row>
          <table:table-cell table:style-name="表格47.A19" office:value-type="string">
            <text:p text:style-name="P708">iscreate_</text:p>
          </table:table-cell>
          <table:table-cell table:style-name="表格47.B19" office:value-type="string">
            <text:p text:style-name="P708">bool</text:p>
          </table:table-cell>
          <table:table-cell table:style-name="表格47.C19" office:value-type="string">
            <text:p text:style-name="P666">用于决定是否允许新建变量</text:p>
          </table:table-cell>
        </table:table-row>
      </table:table>
      <text:p text:style-name="P194"/>
      <text:p text:style-name="P194"/>
      <text:h text:style-name="Heading_20_2" text:outline-level="2">IntOut<text:span text:style-name="T276"> Class</text:span></text:h>
      <text:p text:style-name="P252"><text:s/>输入输出功能</text:p>
      <text:p text:style-name="P253"><text:tab/>Header: <text:s/>intout.h</text:p>
      <text:p text:style-name="P253"><text:tab/>Inherits: <text:s/>QWidget</text:p>
      <text:h text:style-name="Heading_20_3" text:outline-level="3"><text:s/><text:span text:style-name="T277">Signals</text:span></text:h>
      <text:p text:style-name="P254"><text:span text:style-name="T277"><text:tab/></text:span><text:span text:style-name="T39">void</text:span><text:span text:style-name="T28"> </text:span><text:span text:style-name="T17">ShowWindow</text:span>();<text:span text:style-name="T277"> //窗口显示信号</text:span></text:p>
      <text:p text:style-name="P254"><text:span text:style-name="T277"><text:tab/></text:span><text:span text:style-name="T39">void</text:span><text:span text:style-name="T28"> </text:span><text:span text:style-name="T17">HideWindow</text:span>();<text:span text:style-name="T277"> //窗口隐藏信号</text:span></text:p>
      <text:h text:style-name="Heading_20_3" text:outline-level="3"><text:s/><text:span text:style-name="T277">Public Slots</text:span></text:h>
      <text:p text:style-name="P254"><text:span text:style-name="T277"><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77"> //接收缩放比例将其转交给table_box_</text:span></text:p>
      <text:h text:style-name="Heading_20_3" text:outline-level="3"><text:s/><text:span text:style-name="T277">Private Slots</text:span></text:h>
      <text:p text:style-name="P254"><text:span text:style-name="T277"><text:tab/></text:span><text:span text:style-name="T39">void</text:span><text:span text:style-name="T28"> </text:span><text:span text:style-name="T17">ActionClicked</text:span>();<text:span text:style-name="T277"> //改变table_box_所显示数据</text:span></text:p>
      <text:p text:style-name="P254"><text:span text:style-name="T277"><text:tab/></text:span><text:span text:style-name="T39">void</text:span><text:span text:style-name="T28"> </text:span><text:span text:style-name="T17">IOTimerUpdate</text:span>();<text:span text:style-name="T277"> //定时器槽函数，定时刷新io状态</text:span></text:p>
      <text:p text:style-name="P254"><text:span text:style-name="T277"><text:tab/></text:span><text:span text:style-name="T39">void</text:span><text:span text:style-name="T28"> </text:span><text:span text:style-name="T17">OFFClicked</text:span>();<text:span text:style-name="T277"> //设置io状态</text:span></text:p>
      <text:p text:style-name="P254"><text:span text:style-name="T277"><text:tab/></text:span><text:span text:style-name="T39">void</text:span><text:span text:style-name="T28"> </text:span><text:span text:style-name="T17">ONClicked</text:span>();<text:span text:style-name="T277"> //设置io状态</text:span></text:p>
      <text:h text:style-name="Heading_20_3" text:outline-level="3"><text:s/><text:span text:style-name="T277">Event</text:span></text:h>
      <text:p text:style-name="P254"><text:span text:style-name="T277"><text:tab/></text:span><text:span text:style-name="T39">void</text:span><text:span text:style-name="T28"> </text:span><text:span text:style-name="T20">hideEvent</text:span>(<text:span text:style-name="T24">QHideEvent</text:span><text:span text:style-name="T28"> </text:span>*);<text:span text:style-name="T277"> //窗口隐藏事件，会发送HideWindow信号</text:span></text:p>
      <text:p text:style-name="P254"><text:span text:style-name="T277"><text:tab/></text:span><text:span text:style-name="T39">void</text:span><text:span text:style-name="T28"> </text:span><text:span text:style-name="T20">showEvent</text:span>(<text:span text:style-name="T24">QShowEvent</text:span><text:span text:style-name="T28"> </text:span>*);<text:span text:style-name="T277"> //窗口显示事件，会发送ShowWindow信号</text:span></text:p>
      <text:h text:style-name="Heading_20_3" text:outline-level="3"><text:s/><text:span text:style-name="T277">Public Functions</text:span></text:h>
      <text:p text:style-name="P254"><text:span text:style-name="T277"><text:tab/></text:span><text:span text:style-name="T17">IntOut</text:span>(<text:span text:style-name="T24">QWidget</text:span><text:span text:style-name="T28"> </text:span>*<text:span text:style-name="T36">parent</text:span><text:span text:style-name="T28"> </text:span>=<text:span text:style-name="T28"> </text:span><text:span text:style-name="T39">nullptr</text:span>);<text:span text:style-name="T277"> //构造函数</text:span></text:p>
      <text:h text:style-name="Heading_20_3" text:outline-level="3"><text:s/><text:span text:style-name="T277">Private Functions</text:span></text:h>
      <text:p text:style-name="P254"><text:span text:style-name="T277"><text:tab/></text:span><text:span text:style-name="T39">void</text:span><text:span text:style-name="T28"> </text:span><text:span text:style-name="T17">ConnectInit</text:span>();<text:span text:style-name="T277"> //信号槽初始化函数</text:span></text:p>
      <text:p text:style-name="P254"><text:span text:style-name="T277"><text:tab/></text:span><text:span text:style-name="T39">void</text:span><text:span text:style-name="T28"> </text:span><text:span text:style-name="T17">ReadIOInfo</text:span>();<text:span text:style-name="T277"> //从本地读取io数据</text:span></text:p>
      <text:h text:style-name="P449" text:outline-level="3"><text:span text:style-name="T76"><text:s/></text:span>Properties</text:h>
      <table:table table:name="表格48" table:style-name="表格48">
        <table:table-column table:style-name="表格48.A" table:number-columns-repeated="3"/>
        <table:table-row>
          <table:table-cell table:style-name="表格48.A1" office:value-type="string">
            <text:p text:style-name="P538">名称</text:p>
          </table:table-cell>
          <table:table-cell table:style-name="表格48.A1" office:value-type="string">
            <text:p text:style-name="P538">类型</text:p>
          </table:table-cell>
          <table:table-cell table:style-name="表格48.C1" office:value-type="string">
            <text:p text:style-name="P538">说明</text:p>
          </table:table-cell>
        </table:table-row>
        <text:soft-page-break/>
        <table:table-row>
          <table:table-cell table:style-name="表格48.A7" office:value-type="string">
            <text:p text:style-name="P709">timer_</text:p>
          </table:table-cell>
          <table:table-cell table:style-name="表格48.B7" office:value-type="string">
            <text:p text:style-name="P709">QTimer</text:p>
          </table:table-cell>
          <table:table-cell table:style-name="表格48.C7" office:value-type="string">
            <text:p text:style-name="P667">定时器</text:p>
          </table:table-cell>
        </table:table-row>
        <table:table-row>
          <table:table-cell table:style-name="表格48.A7" office:value-type="string">
            <text:p text:style-name="P709">root_object_</text:p>
          </table:table-cell>
          <table:table-cell table:style-name="表格48.B7" office:value-type="string">
            <text:p text:style-name="P709">QJsonObject</text:p>
          </table:table-cell>
          <table:table-cell table:style-name="表格48.C7" office:value-type="string">
            <text:p text:style-name="P709">Json对象</text:p>
          </table:table-cell>
        </table:table-row>
        <table:table-row>
          <table:table-cell table:style-name="表格48.A7" office:value-type="string">
            <text:p text:style-name="P709">di_list_</text:p>
          </table:table-cell>
          <table:table-cell table:style-name="表格48.B7" office:value-type="string">
            <text:p text:style-name="P709">QStringLIst</text:p>
          </table:table-cell>
          <table:table-cell table:style-name="表格48.C7" office:value-type="string">
            <text:p text:style-name="P667"/>
          </table:table-cell>
        </table:table-row>
        <table:table-row>
          <table:table-cell table:style-name="表格48.A7" office:value-type="string">
            <text:p text:style-name="P709">do_list_</text:p>
          </table:table-cell>
          <table:table-cell table:style-name="表格48.B7" office:value-type="string">
            <text:p text:style-name="P709">QStringLIst</text:p>
          </table:table-cell>
          <table:table-cell table:style-name="表格48.C7" office:value-type="string">
            <text:p text:style-name="P667"/>
          </table:table-cell>
        </table:table-row>
        <table:table-row>
          <table:table-cell table:style-name="表格48.A7" office:value-type="string">
            <text:p text:style-name="P709">ai_list_</text:p>
          </table:table-cell>
          <table:table-cell table:style-name="表格48.B7" office:value-type="string">
            <text:p text:style-name="P709">QStringLIst</text:p>
          </table:table-cell>
          <table:table-cell table:style-name="表格48.C7" office:value-type="string">
            <text:p text:style-name="P667"/>
          </table:table-cell>
        </table:table-row>
        <table:table-row>
          <table:table-cell table:style-name="表格48.A7" office:value-type="string">
            <text:p text:style-name="P709">ao_list_</text:p>
          </table:table-cell>
          <table:table-cell table:style-name="表格48.B7" office:value-type="string">
            <text:p text:style-name="P709">QStringLIst</text:p>
          </table:table-cell>
          <table:table-cell table:style-name="表格48.C7" office:value-type="string">
            <text:p text:style-name="P667"/>
          </table:table-cell>
        </table:table-row>
        <table:table-row>
          <table:table-cell table:style-name="表格48.A8" office:value-type="string">
            <text:p text:style-name="P709">io_type_</text:p>
          </table:table-cell>
          <table:table-cell table:style-name="表格48.B8" office:value-type="string">
            <text:p text:style-name="P709">int</text:p>
          </table:table-cell>
          <table:table-cell table:style-name="表格48.C8" office:value-type="string">
            <text:p text:style-name="P667">类型</text:p>
          </table:table-cell>
        </table:table-row>
        <table:table-row>
          <table:table-cell table:style-name="表格48.A9" office:value-type="string">
            <text:p text:style-name="P709">isupdate_</text:p>
          </table:table-cell>
          <table:table-cell table:style-name="表格48.B9" office:value-type="string">
            <text:p text:style-name="P709">bool</text:p>
          </table:table-cell>
          <table:table-cell table:style-name="表格48.C9" office:value-type="string">
            <text:p text:style-name="P667">决定定时器是否刷新io状态</text:p>
          </table:table-cell>
        </table:table-row>
      </table:table>
      <text:p text:style-name="P195"/>
      <text:p text:style-name="P195"/>
      <text:h text:style-name="Heading_20_2" text:outline-level="2">JoystickBox<text:span text:style-name="T278"> Class</text:span></text:h>
      <text:p text:style-name="P255"><text:s/>手动操纵功能中的操纵杆方向框</text:p>
      <text:p text:style-name="P255"><text:tab/>Header: <text:s/>manualcontrol.h</text:p>
      <text:p text:style-name="P255"><text:tab/>Inherits: <text:s/>QGroupBox</text:p>
      <text:h text:style-name="Heading_20_3" text:outline-level="3"><text:s/><text:span text:style-name="T278">Public Functions</text:span></text:h>
      <text:p text:style-name="P256"><text:span text:style-name="T278"><text:tab/></text:span><text:span text:style-name="T17">JoystickBox</text:span>(<text:span text:style-name="T24">QWidget</text:span><text:span text:style-name="T28"> </text:span>*<text:span text:style-name="T36">parent</text:span><text:span text:style-name="T28"> </text:span>=<text:span text:style-name="T28"> </text:span><text:span text:style-name="T39">nullptr</text:span>);<text:span text:style-name="T279"> //构造函数</text:span></text:p>
      <text:p text:style-name="P256"><text:span text:style-name="T278"><text:tab/></text:span><text:span text:style-name="T39">void</text:span><text:span text:style-name="T28"> </text:span><text:span text:style-name="T17">SetButton</text:span>(<text:span text:style-name="T39">int</text:span><text:span text:style-name="T28"> </text:span><text:span text:style-name="T36">mod</text:span>);<text:span text:style-name="T279"> //为按钮设置图片和文字 0为1-3， 1为4-6， 2为XYZ</text:span></text:p>
      <text:p text:style-name="P256"><text:span text:style-name="T278"><text:tab/></text:span><text:span text:style-name="T39">void</text:span><text:span text:style-name="T28"> </text:span><text:span text:style-name="T17">SetLock</text:span>(<text:span text:style-name="T39">bool</text:span><text:span text:style-name="T28"> </text:span><text:span text:style-name="T36">lock1</text:span>,<text:span text:style-name="T28"> </text:span><text:span text:style-name="T39">bool</text:span><text:span text:style-name="T28"> </text:span><text:span text:style-name="T36">lock2</text:span>,<text:span text:style-name="T28"> </text:span><text:span text:style-name="T39">bool</text:span><text:span text:style-name="T28"> </text:span><text:span text:style-name="T36">lock3</text:span>); //设置锁定项</text:p>
      <text:p text:style-name="P256"><text:span text:style-name="T278"><text:tab/></text:span><text:span text:style-name="T39">void</text:span><text:span text:style-name="T28"> </text:span><text:span text:style-name="T17">SetOneLock</text:span>(<text:span text:style-name="T39">int</text:span><text:span text:style-name="T28"> </text:span><text:span text:style-name="T36">num</text:span>,<text:span text:style-name="T28"> </text:span><text:span text:style-name="T39">bool</text:span><text:span text:style-name="T28"> </text:span><text:span text:style-name="T36">lock</text:span>); //单独设置锁定项</text:p>
      <text:p text:style-name="P256"><text:span text:style-name="T278"><text:tab/></text:span><text:span text:style-name="T39">bool</text:span><text:span text:style-name="T28"> </text:span><text:span text:style-name="T17">GetLock</text:span>(<text:span text:style-name="T39">int</text:span><text:span text:style-name="T28"> </text:span><text:span text:style-name="T36">num</text:span>); //获取某一个是否被锁定</text:p>
      <text:h text:style-name="P450" text:outline-level="3"><text:span text:style-name="T76"><text:s/></text:span>Properties</text:h>
      <table:table table:name="表格49" table:style-name="表格49">
        <table:table-column table:style-name="表格49.A" table:number-columns-repeated="3"/>
        <table:table-row>
          <table:table-cell table:style-name="表格49.A1" office:value-type="string">
            <text:p text:style-name="P539">名称</text:p>
          </table:table-cell>
          <table:table-cell table:style-name="表格49.A1" office:value-type="string">
            <text:p text:style-name="P539">类型</text:p>
          </table:table-cell>
          <table:table-cell table:style-name="表格49.C1" office:value-type="string">
            <text:p text:style-name="P539">说明</text:p>
          </table:table-cell>
        </table:table-row>
        <table:table-row>
          <table:table-cell table:style-name="表格49.A2" office:value-type="string">
            <text:p text:style-name="P710">mod_</text:p>
          </table:table-cell>
          <table:table-cell table:style-name="表格49.B2" office:value-type="string">
            <text:p text:style-name="P710">int</text:p>
          </table:table-cell>
          <table:table-cell table:style-name="表格49.C2" office:value-type="string">
            <text:p text:style-name="P668">设置模式</text:p>
          </table:table-cell>
        </table:table-row>
        <table:table-row>
          <table:table-cell table:style-name="表格49.A3" office:value-type="string">
            <text:p text:style-name="P710">lock1_</text:p>
          </table:table-cell>
          <table:table-cell table:style-name="表格49.B3" office:value-type="string">
            <text:p text:style-name="P710">bool</text:p>
          </table:table-cell>
          <table:table-cell table:style-name="表格49.C3" office:value-type="string">
            <text:p text:style-name="P668">锁定项</text:p>
          </table:table-cell>
        </table:table-row>
        <table:table-row>
          <table:table-cell table:style-name="表格49.A4" office:value-type="string">
            <text:p text:style-name="P710">lock2_</text:p>
          </table:table-cell>
          <table:table-cell table:style-name="表格49.B4" office:value-type="string">
            <text:p text:style-name="P710">bool</text:p>
          </table:table-cell>
          <table:table-cell table:style-name="表格49.C4" office:value-type="string">
            <text:p text:style-name="P668">锁定项</text:p>
          </table:table-cell>
        </table:table-row>
        <table:table-row>
          <table:table-cell table:style-name="表格49.A5" office:value-type="string">
            <text:p text:style-name="P710">lock3_</text:p>
          </table:table-cell>
          <table:table-cell table:style-name="表格49.B5" office:value-type="string">
            <text:p text:style-name="P710">bool</text:p>
          </table:table-cell>
          <table:table-cell table:style-name="表格49.C5" office:value-type="string">
            <text:p text:style-name="P668">锁定项</text:p>
          </table:table-cell>
        </table:table-row>
      </table:table>
      <text:p text:style-name="P196"/>
      <text:p text:style-name="P196"/>
      <text:h text:style-name="Heading_20_2" text:outline-level="2">KeyButton<text:span text:style-name="T280"> Class</text:span></text:h>
      <text:p text:style-name="P257"><text:s/>虚拟键盘(Keyboard)中使用到的按键</text:p>
      <text:p text:style-name="P257"><text:tab/>Header: <text:s/>commoncontrols.h</text:p>
      <text:p text:style-name="P257"><text:tab/>Inherits: <text:s/>QPushButton</text:p>
      <text:h text:style-name="Heading_20_3" text:outline-level="3"><text:soft-page-break/><text:s/><text:span text:style-name="T280">Event</text:span></text:h>
      <text:p text:style-name="P258"><text:span text:style-name="T280"><text:tab/></text:span><text:span text:style-name="T39">void</text:span><text:span text:style-name="T28"> </text:span><text:span text:style-name="T20">resizeEvent</text:span>(<text:span text:style-name="T24">QResizeEvent</text:span><text:span text:style-name="T28"> </text:span>*);<text:span text:style-name="T280"> //窗口大小改变事件，会改变内部控件的位置和大小</text:span></text:p>
      <text:h text:style-name="Heading_20_3" text:outline-level="3"><text:s/><text:span text:style-name="T280">Public Functions</text:span></text:h>
      <text:p text:style-name="P258"><text:span text:style-name="T280"><text:tab/></text:span><text:span text:style-name="T17">KeyButton</text:span>(<text:span text:style-name="T24">QWidget</text:span><text:span text:style-name="T28"> </text:span>*<text:span text:style-name="T36">parent</text:span><text:span text:style-name="T28"> </text:span>=<text:span text:style-name="T28"> </text:span><text:span text:style-name="T39">nullptr</text:span>);<text:span text:style-name="T280"> //构造函数</text:span></text:p>
      <text:p text:style-name="P258"><text:span text:style-name="T280"><text:tab/></text:span><text:span text:style-name="T24">QString</text:span><text:span text:style-name="T28"> </text:span><text:span text:style-name="T17">GetTitle</text:span>();<text:span text:style-name="T280"> //获取标题</text:span></text:p>
      <text:p text:style-name="P258"><text:span text:style-name="T280"><text:tab/></text:span><text:span text:style-name="T39">void</text:span><text:span text:style-name="T28"> </text:span><text:span text:style-name="T17">setTitle</text:span>(<text:span text:style-name="T24">QString</text:span><text:span text:style-name="T28"> </text:span><text:span text:style-name="T36">title</text:span>);<text:span text:style-name="T280"> //设置标题</text:span></text:p>
      <text:p text:style-name="P257"/>
      <text:p text:style-name="P257"/>
      <text:h text:style-name="Heading_20_2" text:outline-level="2">KeyLineEdit<text:span text:style-name="T281"> Class</text:span></text:h>
      <text:p text:style-name="P259"><text:s/>过滤器键盘(FilterKey)使用的编辑框</text:p>
      <text:p text:style-name="P259"><text:tab/>Header: <text:s/>commoncontrols.h</text:p>
      <text:p text:style-name="P259"><text:tab/>Inherits: <text:s/>QLineEdit</text:p>
      <text:h text:style-name="P451" text:outline-level="3"><text:s/>Event</text:h>
      <text:p text:style-name="P260"><text:span text:style-name="T282"><text:tab/></text:span><text:span text:style-name="T39">void</text:span><text:span text:style-name="T28"> </text:span><text:span text:style-name="T20">focusInEvent</text:span>(<text:span text:style-name="T24">QFocusEvent</text:span><text:span text:style-name="T28"> </text:span>*<text:span text:style-name="T36">e</text:span>);<text:span text:style-name="T283"> //获得焦点事件</text:span></text:p>
      <text:p text:style-name="P260"><text:span text:style-name="T282"><text:tab/></text:span><text:span text:style-name="T39">void</text:span><text:span text:style-name="T28"> </text:span><text:span text:style-name="T20">focusOutEvent</text:span>(<text:span text:style-name="T24">QFocusEvent</text:span><text:span text:style-name="T28"> </text:span>*);<text:span text:style-name="T282"> //失去焦点事件，空事件，使得编辑框焦点不会失去</text:span></text:p>
      <text:h text:style-name="Heading_20_3" text:outline-level="3"><text:s/><text:span text:style-name="T282">Public Functions</text:span></text:h>
      <text:p text:style-name="P260"><text:span text:style-name="T282"><text:tab/></text:span><text:span text:style-name="T17">KeyLineEdit</text:span>(<text:span text:style-name="T24">QWidget</text:span><text:span text:style-name="T28"> </text:span>*<text:span text:style-name="T36">parent</text:span><text:span text:style-name="T28"> </text:span>=<text:span text:style-name="T28"> </text:span><text:span text:style-name="T39">nullptr</text:span>);<text:span text:style-name="T282"> //构造函数</text:span></text:p>
      <text:p text:style-name="P259"/>
      <text:p text:style-name="P259"/>
      <text:h text:style-name="Heading_20_2" text:outline-level="2">Keyboard<text:span text:style-name="T284"> Class</text:span></text:h>
      <text:p text:style-name="P261"><text:s/>通用的虚拟键盘</text:p>
      <text:p text:style-name="P261"><text:tab/>Header: <text:s/>commoncontrols.h</text:p>
      <text:p text:style-name="P261"><text:tab/>Inherits: <text:s/>QWidget</text:p>
      <text:h text:style-name="Heading_20_3" text:outline-level="3"><text:s/><text:span text:style-name="T284">Signals</text:span></text:h>
      <text:p text:style-name="P262"><text:span text:style-name="T284"><text:tab/></text:span><text:span text:style-name="T39">void</text:span><text:span text:style-name="T28"> </text:span><text:span text:style-name="T20">resizeEvent</text:span>(<text:span text:style-name="T24">QResizeEvent</text:span><text:span text:style-name="T28"> </text:span>*);<text:span text:style-name="T287"> //窗口大小改变事件，会改变内部控件的大小和位置</text:span></text:p>
      <text:h text:style-name="Heading_20_3" text:outline-level="3"><text:s/><text:span text:style-name="T284">Public Slots</text:span></text:h>
      <text:p text:style-name="P262"><text:span text:style-name="T28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87"> //修改缩放比例</text:span></text:p>
      <text:p text:style-name="P262"><text:span text:style-name="T284"><text:tab/></text:span><text:span text:style-name="T39">void</text:span><text:span text:style-name="T28"> </text:span><text:span text:style-name="T17">ButtonClicked</text:span>(); //中转站，响应按键将按键信息转交给处理中心进行处理</text:p>
      <text:h text:style-name="Heading_20_3" text:outline-level="3"><text:soft-page-break/><text:s/><text:span text:style-name="T284">Public Functions</text:span></text:h>
      <text:p text:style-name="P262"><text:span text:style-name="T284"><text:tab/></text:span><text:span text:style-name="T17">Keyboard</text:span>(<text:span text:style-name="T24">QWidget</text:span><text:span text:style-name="T28"> </text:span>*<text:span text:style-name="T36">parent</text:span><text:span text:style-name="T28"> </text:span>=<text:span text:style-name="T28"> </text:span><text:span text:style-name="T39">nullptr</text:span>);<text:span text:style-name="T286"> //构造函数</text:span></text:p>
      <text:p text:style-name="P262"><text:span text:style-name="T284"><text:tab/></text:span><text:span text:style-name="T39">void</text:span><text:span text:style-name="T28"> </text:span><text:span text:style-name="T17">Init</text:span>();<text:span text:style-name="T286"> //初始化函数</text:span></text:p>
      <text:p text:style-name="P262"><text:span text:style-name="T284"><text:tab/></text:span><text:span text:style-name="T39">void</text:span><text:span text:style-name="T28"> </text:span><text:span text:style-name="T17">Init</text:span>(<text:span text:style-name="T24">QString</text:span><text:span text:style-name="T28"> </text:span><text:span text:style-name="T36">text</text:span>);<text:span text:style-name="T286"> //初始化函数</text:span></text:p>
      <text:h text:style-name="Heading_20_3" text:outline-level="3"><text:s/><text:span text:style-name="T284">Private Functions</text:span></text:h>
      <text:p text:style-name="P263"><text:span text:style-name="T46"><text:tab/>void</text:span><text:span text:style-name="T32"> </text:span><text:span text:style-name="T19">NumNormal</text:span><text:span text:style-name="T211">(); //数字栏正常显示数字</text:span></text:p>
      <text:p text:style-name="P262"><text:span text:style-name="T284"><text:tab/></text:span><text:span text:style-name="T39">void</text:span><text:span text:style-name="T28"> </text:span><text:span text:style-name="T17">NumSymbol</text:span>(); //数字栏显示符号</text:p>
      <text:p text:style-name="P262"><text:span text:style-name="T284"><text:tab/></text:span><text:span text:style-name="T39">void</text:span><text:span text:style-name="T28"> </text:span><text:span text:style-name="T17">LetterSmall</text:span>(); //字母栏显示小写字母</text:p>
      <text:p text:style-name="P262"><text:span text:style-name="T284"><text:tab/></text:span><text:span text:style-name="T39">void</text:span><text:span text:style-name="T28"> </text:span><text:span text:style-name="T17">LetterLarge</text:span>(); //字母栏显示大写字母</text:p>
      <text:p text:style-name="P262"><text:span text:style-name="T284"><text:tab/></text:span><text:span text:style-name="T39">void</text:span><text:span text:style-name="T28"> </text:span><text:span text:style-name="T17">ZztsOne</text:span>(); //特殊符号栏显示第一类特殊符号</text:p>
      <text:p text:style-name="P262"><text:span text:style-name="T284"><text:tab/></text:span><text:span text:style-name="T39">void</text:span><text:span text:style-name="T28"> </text:span><text:span text:style-name="T17">ZztsTwo</text:span>(); //特殊符号栏显示第二类特殊符号</text:p>
      <text:p text:style-name="P262"><text:span text:style-name="T284"><text:tab/></text:span><text:span text:style-name="T39">void</text:span><text:span text:style-name="T28"> </text:span><text:span text:style-name="T17">IntlSmall</text:span>(); //显示国际化小写字母</text:p>
      <text:p text:style-name="P262"><text:span text:style-name="T284"><text:tab/></text:span><text:span text:style-name="T39">void</text:span><text:span text:style-name="T28"> </text:span><text:span text:style-name="T17">IntlLarge</text:span>(); //显示国际化大写字母</text:p>
      <text:p text:style-name="P262"><text:span text:style-name="T284"><text:tab/></text:span><text:span text:style-name="T39">void</text:span><text:span text:style-name="T28"> </text:span><text:span text:style-name="T17">ProcessCenter</text:span>(<text:span text:style-name="T24">QString</text:span><text:span text:style-name="T28"> </text:span><text:span text:style-name="T36">text</text:span>); //处理中心，负责处理键盘中的各种按键</text:p>
      <text:p text:style-name="P262"><text:span text:style-name="T284"><text:tab/></text:span><text:span text:style-name="T39">void</text:span><text:span text:style-name="T28"> </text:span><text:span text:style-name="T17">ConnectInit</text:span>();<text:span text:style-name="T287"> //信号槽的初始化</text:span></text:p>
      <text:h text:style-name="P452" text:outline-level="3"><text:span text:style-name="T76"><text:s/></text:span>Properties</text:h>
      <table:table table:name="表格50" table:style-name="表格50">
        <table:table-column table:style-name="表格50.A" table:number-columns-repeated="3"/>
        <table:table-row>
          <table:table-cell table:style-name="表格50.A1" office:value-type="string">
            <text:p text:style-name="P540">名称</text:p>
          </table:table-cell>
          <table:table-cell table:style-name="表格50.A1" office:value-type="string">
            <text:p text:style-name="P540">类型</text:p>
          </table:table-cell>
          <table:table-cell table:style-name="表格50.C1" office:value-type="string">
            <text:p text:style-name="P540">说明</text:p>
          </table:table-cell>
        </table:table-row>
        <table:table-row>
          <table:table-cell table:style-name="表格50.A2" office:value-type="string">
            <text:p text:style-name="P711">scale_w_</text:p>
          </table:table-cell>
          <table:table-cell table:style-name="表格50.B2" office:value-type="string">
            <text:p text:style-name="P711">double</text:p>
          </table:table-cell>
          <table:table-cell table:style-name="表格50.C2" office:value-type="string">
            <text:p text:style-name="P669">缩放比例</text:p>
          </table:table-cell>
        </table:table-row>
        <table:table-row>
          <table:table-cell table:style-name="表格50.A4" office:value-type="string">
            <text:p text:style-name="P711">scale_h_</text:p>
          </table:table-cell>
          <table:table-cell table:style-name="表格50.B4" office:value-type="string">
            <text:p text:style-name="P711">double</text:p>
          </table:table-cell>
          <table:table-cell table:style-name="表格50.C4" office:value-type="string">
            <text:p text:style-name="P669">缩放比例</text:p>
          </table:table-cell>
        </table:table-row>
        <table:table-row>
          <table:table-cell table:style-name="表格50.A4" office:value-type="string">
            <text:p text:style-name="P711">iscap_</text:p>
          </table:table-cell>
          <table:table-cell table:style-name="表格50.B4" office:value-type="string">
            <text:p text:style-name="P711">bool</text:p>
          </table:table-cell>
          <table:table-cell table:style-name="表格50.C4" office:value-type="string">
            <text:p text:style-name="P669">决定大小写状态<text:span text:style-name="T285">，真为大写</text:span></text:p>
          </table:table-cell>
        </table:table-row>
        <table:table-row>
          <table:table-cell table:style-name="表格50.A5" office:value-type="string">
            <text:p text:style-name="P711">isintl_</text:p>
          </table:table-cell>
          <table:table-cell table:style-name="表格50.B5" office:value-type="string">
            <text:p text:style-name="P711">bool</text:p>
          </table:table-cell>
          <table:table-cell table:style-name="表格50.C5" office:value-type="string">
            <text:p text:style-name="P669">是否显示国际化字母<text:span text:style-name="T285">，真为显示</text:span></text:p>
          </table:table-cell>
        </table:table-row>
        <table:table-row>
          <table:table-cell table:style-name="表格50.A6" office:value-type="string">
            <text:p text:style-name="P711">isshift_</text:p>
          </table:table-cell>
          <table:table-cell table:style-name="表格50.B6" office:value-type="string">
            <text:p text:style-name="P711">bool</text:p>
          </table:table-cell>
          <table:table-cell table:style-name="表格50.C6" office:value-type="string">
            <text:p text:style-name="P711">shift键是否按下，真为按下</text:p>
          </table:table-cell>
        </table:table-row>
      </table:table>
      <text:p text:style-name="P197"/>
      <text:p text:style-name="P197"/>
      <text:h text:style-name="Heading_20_2" text:outline-level="2">LBScrollBar<text:span text:style-name="T288"> Class</text:span></text:h>
      <text:p text:style-name="P264"><text:s/>一个重写的滚动条类，作用是去除对鼠标滚轮的响应</text:p>
      <text:p text:style-name="P264"><text:tab/>Header: <text:s/>listboxobject.h</text:p>
      <text:p text:style-name="P264"><text:tab/>Inherits: <text:s/>QScrollBar</text:p>
      <text:h text:style-name="Heading_20_3" text:outline-level="3"><text:s/><text:span text:style-name="T288">Event</text:span></text:h>
      <text:p text:style-name="P265"><text:span text:style-name="T288"><text:tab/></text:span><text:span text:style-name="T39">void</text:span><text:span text:style-name="T28"> </text:span><text:span text:style-name="T20">wheelEvent</text:span>(<text:span text:style-name="T24">QWheelEvent</text:span><text:span text:style-name="T28"> </text:span>*);<text:span text:style-name="T288"> //滚轮事件，空事件</text:span></text:p>
      <text:h text:style-name="Heading_20_3" text:outline-level="3"><text:soft-page-break/><text:s/><text:span text:style-name="T288">Public Functions</text:span></text:h>
      <text:p text:style-name="P265"><text:span text:style-name="T288"><text:tab/></text:span><text:span text:style-name="T17">LBScrollBar</text:span>(<text:span text:style-name="T24">QWidget</text:span><text:span text:style-name="T28"> </text:span>*<text:span text:style-name="T36">parent</text:span><text:span text:style-name="T28"> </text:span>=<text:span text:style-name="T28"> </text:span><text:span text:style-name="T39">nullptr</text:span>);<text:span text:style-name="T288"> //构造函数</text:span></text:p>
      <text:p text:style-name="P264"/>
      <text:p text:style-name="P264"/>
      <text:h text:style-name="Heading_20_2" text:outline-level="2">Language<text:span text:style-name="T288"> Class</text:span></text:h>
      <text:p text:style-name="P266"><text:s/>控制面板中的语言设置</text:p>
      <text:p text:style-name="P266"><text:tab/>Header: <text:s/>control.h</text:p>
      <text:p text:style-name="P266"><text:tab/>Inherits: <text:s/>WindowObject</text:p>
      <text:h text:style-name="Heading_20_3" text:outline-level="3"><text:s/><text:span text:style-name="T289">Public Slots</text:span></text:h>
      <text:p text:style-name="P267"><text:span text:style-name="T290"><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92"> //修改缩放比例</text:span></text:p>
      <text:h text:style-name="Heading_20_3" text:outline-level="3"><text:s/><text:span text:style-name="T290">Private Slots</text:span></text:h>
      <text:p text:style-name="P267"><text:span text:style-name="T290"><text:tab/></text:span><text:span text:style-name="T39">void</text:span><text:span text:style-name="T28"> </text:span><text:span text:style-name="T17">DefineClicked</text:span>();<text:span text:style-name="T292"> //确定按钮槽函数</text:span></text:p>
      <text:h text:style-name="Heading_20_3" text:outline-level="3"><text:s/><text:span text:style-name="T290">Event</text:span></text:h>
      <text:p text:style-name="P267"><text:span text:style-name="T290"><text:tab/></text:span><text:span text:style-name="T39">void</text:span><text:span text:style-name="T28"> </text:span><text:span text:style-name="T20">resizeEvent</text:span>(<text:span text:style-name="T24">QResizeEvent</text:span><text:span text:style-name="T28"> </text:span>*);<text:span text:style-name="T292"> //窗口大小改变事件，会改变内部控件的大小和位置</text:span></text:p>
      <text:h text:style-name="Heading_20_3" text:outline-level="3"><text:s/><text:span text:style-name="T291">Public Functions</text:span></text:h>
      <text:p text:style-name="P269"><text:span text:style-name="T292"><text:tab/></text:span><text:span text:style-name="T17">Language</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292"> //构造函数</text:span></text:p>
      <text:h text:style-name="Heading_20_3" text:outline-level="3"><text:s/><text:span text:style-name="T292">Private Functions</text:span></text:h>
      <text:p text:style-name="P269"><text:span text:style-name="T292"><text:tab/></text:span><text:span text:style-name="T39">void</text:span><text:span text:style-name="T28"> </text:span><text:span text:style-name="T17">ReadLanguage</text:span>();<text:span text:style-name="T292"> //从本地读取语言文件</text:span></text:p>
      <text:p text:style-name="P269"/>
      <text:p text:style-name="P269"/>
      <text:h text:style-name="Heading_20_2" text:outline-level="2">LeftButton<text:span text:style-name="T293"> Class</text:span></text:h>
      <text:p text:style-name="P270"><text:s/>重写的文字左对齐显示的按钮</text:p>
      <text:p text:style-name="P270"><text:tab/>Header: <text:s/>manualcontrol.h</text:p>
      <text:p text:style-name="P271"><text:tab/>Inherits: <text:s/>QPushButton</text:p>
      <text:h text:style-name="Heading_20_3" text:outline-level="3"><text:s/><text:span text:style-name="T294">Public Functions</text:span></text:h>
      <text:p text:style-name="P272"><text:span text:style-name="T294"><text:tab/></text:span><text:span text:style-name="T17">LeftButton</text:span>(<text:span text:style-name="T24">QWidget</text:span><text:span text:style-name="T28"> </text:span>*<text:span text:style-name="T36">parent</text:span><text:span text:style-name="T28"> </text:span>=<text:span text:style-name="T28"> </text:span><text:span text:style-name="T39">nullptr</text:span>);<text:span text:style-name="T294"> //构造函数</text:span></text:p>
      <text:p text:style-name="P272"><text:span text:style-name="T294"><text:tab/></text:span><text:span text:style-name="T17">LeftButton</text:span>(<text:span text:style-name="T24">QString</text:span><text:span text:style-name="T28"> </text:span><text:span text:style-name="T36">nam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294"> //构造函数</text:span></text:p>
      <text:p text:style-name="P271"/>
      <text:p text:style-name="P268"><text:soft-page-break/></text:p>
      <text:h text:style-name="Heading_20_2" text:outline-level="2">LeverLockAttr<text:span text:style-name="T294"> Class</text:span></text:h>
      <text:p text:style-name="P271"><text:s/>手动操纵功能中的操纵杆锁定界面</text:p>
      <text:p text:style-name="P271"><text:tab/>Header: <text:s/>manualcontrol.h</text:p>
      <text:p text:style-name="P271"><text:tab/>Inherits: <text:s/>ActionAttr</text:p>
      <text:h text:style-name="Heading_20_3" text:outline-level="3"><text:s/><text:span text:style-name="T294">Public Functions</text:span></text:h>
      <text:p text:style-name="P272"><text:span text:style-name="T294"><text:tab/></text:span><text:span text:style-name="T17">LeverLockAttr</text:span>(<text:span text:style-name="T24">QWidget</text:span><text:span text:style-name="T28"> </text:span>*<text:span text:style-name="T36">parent</text:span><text:span text:style-name="T28"> </text:span>=<text:span text:style-name="T28"> </text:span><text:span text:style-name="T39">nullptr</text:span>);<text:span text:style-name="T294"> //构造函数</text:span></text:p>
      <text:p text:style-name="P272"><text:span text:style-name="T294"><text:tab/></text:span><text:span text:style-name="T39">void</text:span><text:span text:style-name="T28"> </text:span><text:span text:style-name="T17">LeverInit</text:span>(<text:span text:style-name="T24">QString</text:span><text:span text:style-name="T28"> </text:span><text:span text:style-name="T36">text</text:span>);<text:span text:style-name="T294"> //初始化函数，有别于基类的初始化函数，请勿使用基类初始化函数</text:span></text:p>
      <text:h text:style-name="Heading_20_3" text:outline-level="3"><text:s/><text:span text:style-name="T294">Private Functions</text:span></text:h>
      <text:p text:style-name="P272"><text:span text:style-name="T294"><text:tab/></text:span><text:span text:style-name="T39">void</text:span><text:span text:style-name="T28"> </text:span><text:span text:style-name="T20">SetSelect</text:span>(<text:span text:style-name="T24">ImageButton</text:span><text:span text:style-name="T28"> </text:span>*<text:span text:style-name="T36">button</text:span>);<text:span text:style-name="T294"> //设置选择按钮</text:span></text:p>
      <text:p text:style-name="P272"/>
      <text:p text:style-name="P272"/>
      <text:h text:style-name="Heading_20_3" text:outline-level="3">ListBoxObject<text:span text:style-name="T294"> Class</text:span></text:h>
      <text:p text:style-name="P273"><text:s/>重写的一个列表框基类，特点是可以更方便的添加控件。此类及其子类在早期被大量使用，但因其设计缺陷导致很容易出现字体残缺、窗口大小改变后控件需要删除然后重新添加等问题所以除少部分地方还使用以外其他都由TableBox类代替</text:p>
      <text:p text:style-name="P273"><text:tab/>Header: <text:s/>listboxobject.h</text:p>
      <text:p text:style-name="P273"><text:tab/>Inherits: <text:s/>QListWidget</text:p>
      <text:p text:style-name="P273"><text:tab/>Inherited By: <text:s/>FileList, SaveLogBox</text:p>
      <text:h text:style-name="Heading_20_3" text:outline-level="3"><text:s/><text:span text:style-name="T296">Public Slots</text:span></text:h>
      <text:p text:style-name="P274"><text:span text:style-name="T296"><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96"> //修改缩放比例</text:span></text:p>
      <text:h text:style-name="Heading_20_3" text:outline-level="3"><text:s/><text:span text:style-name="T296">Event</text:span></text:h>
      <text:p text:style-name="P274"><text:span text:style-name="T296"><text:tab/></text:span><text:span text:style-name="T39">void</text:span><text:span text:style-name="T28"> </text:span><text:span text:style-name="T20">resizeEvent</text:span>(<text:span text:style-name="T24">QResizeEvent</text:span><text:span text:style-name="T28"> </text:span>*);<text:span text:style-name="T296"> //窗口大小改变事件，会修改内部控件的大小和位置</text:span></text:p>
      <text:h text:style-name="Heading_20_3" text:outline-level="3"><text:s/><text:span text:style-name="T296">Public Functions</text:span></text:h>
      <text:p text:style-name="P274"><text:span text:style-name="T296"><text:tab/></text:span><text:span text:style-name="T17">ListBoxObjec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double</text:span><text:span text:style-name="T28"> </text:span><text:span text:style-name="T36">scale_w</text:span><text:span text:style-name="T28"> </text:span>=<text:span text:style-name="T28"> </text:span><text:span text:style-name="T49">1</text:span>,<text:span text:style-name="T28"> </text:span><text:span text:style-name="T39">double</text:span><text:span text:style-name="T28"> </text:span><text:span text:style-name="T36">scale_h</text:span><text:span text:style-name="T28"> </text:span>=<text:span text:style-name="T28"> </text:span><text:span text:style-name="T49">1</text:span>);<text:span text:style-name="T297"> //构造函数</text:span></text:p>
      <text:p text:style-name="P274"><text:span text:style-name="T296"><text:tab/></text:span>~<text:span text:style-name="T20">ListBoxObject</text:span>();<text:span text:style-name="T297"> //析构函数</text:span></text:p>
      <text:p text:style-name="P274"><text:span text:style-name="T296"><text:tab/></text:span><text:span text:style-name="T39">void</text:span><text:span text:style-name="T28"> </text:span><text:span text:style-name="T20">AddWidget</text:span>(<text:span text:style-name="T24">QWidget</text:span><text:span text:style-name="T28"> </text:span>*<text:span text:style-name="T36">widget</text:span>);<text:span text:style-name="T297"> //以默认间隙添加控件</text:span></text:p>
      <text:p text:style-name="P274"><text:span text:style-name="T296"><text:tab/></text:span><text:span text:style-name="T39">void</text:span><text:span text:style-name="T28"> </text:span><text:span text:style-name="T20">AddWidget</text:span>(<text:span text:style-name="T24">QWidget</text:span><text:span text:style-name="T28"> </text:span>*<text:span text:style-name="T36">widget</text:span>,<text:span text:style-name="T28"> </text:span><text:span text:style-name="T24">QSize</text:span><text:span text:style-name="T28"> </text:span><text:span text:style-name="T36">size</text:span>);<text:span text:style-name="T297"> //以指定间隙添加控件</text:span></text:p>
      <text:p text:style-name="P274"><text:soft-page-break/><text:span text:style-name="T296"><text:tab/></text:span><text:span text:style-name="T24">QListWidgetItem</text:span><text:span text:style-name="T28"> </text:span>*<text:span text:style-name="T20">AddText</text:span>(<text:span text:style-name="T24">QString</text:span><text:span text:style-name="T28"> </text:span><text:span text:style-name="T36">text</text:span>,<text:span text:style-name="T28"> </text:span><text:span text:style-name="T39">bool</text:span><text:span text:style-name="T28"> </text:span><text:span text:style-name="T36">isedit</text:span><text:span text:style-name="T28"> </text:span>=<text:span text:style-name="T28"> </text:span><text:span text:style-name="T39">true</text:span>);<text:span text:style-name="T297"> //添加文字</text:span></text:p>
      <text:p text:style-name="P274"><text:span text:style-name="T296"><text:tab/></text:span><text:span text:style-name="T24">QListWidgetItem</text:span><text:span text:style-name="T28"> </text:span>*<text:span text:style-name="T20">AddText</text:span>(<text:span text:style-name="T24">QString</text:span><text:span text:style-name="T28"> </text:span><text:span text:style-name="T36">text</text:span>,<text:span text:style-name="T28"> </text:span><text:span text:style-name="T39">int</text:span><text:span text:style-name="T28"> </text:span><text:span text:style-name="T36">number</text:span>,<text:span text:style-name="T28"> </text:span><text:span text:style-name="T39">bool</text:span><text:span text:style-name="T28"> </text:span><text:span text:style-name="T36">isedit</text:span><text:span text:style-name="T28"> </text:span>=<text:span text:style-name="T28"> </text:span><text:span text:style-name="T39">true</text:span>);<text:span text:style-name="T297"> //在指定位置添加文字</text:span></text:p>
      <text:p text:style-name="P274"><text:span text:style-name="T296"><text:tab/></text:span><text:span text:style-name="T24">QListWidgetItem</text:span><text:span text:style-name="T28"> </text:span>*<text:span text:style-name="T20">AddText</text:span>(<text:span text:style-name="T24">QString</text:span><text:span text:style-name="T28"> </text:span><text:span text:style-name="T36">ico_path</text:span>,<text:span text:style-name="T28"> </text:span><text:span text:style-name="T24">QString</text:span><text:span text:style-name="T28"> </text:span><text:span text:style-name="T36">text</text:span>,<text:span text:style-name="T28"> </text:span><text:span text:style-name="T39">bool</text:span><text:span text:style-name="T28"> </text:span><text:span text:style-name="T36">isedit</text:span><text:span text:style-name="T28"> </text:span>=<text:span text:style-name="T28"> </text:span><text:span text:style-name="T39">true</text:span>);<text:span text:style-name="T297"> //添加带图标的文字</text:span></text:p>
      <text:p text:style-name="P274"><text:span text:style-name="T296"><text:tab/></text:span><text:span text:style-name="T24">QListWidgetItem</text:span><text:span text:style-name="T28"> </text:span>*<text:span text:style-name="T20">AddText</text:span>(<text:span text:style-name="T24">QString</text:span><text:span text:style-name="T28"> </text:span><text:span text:style-name="T36">ico_path</text:span>,<text:span text:style-name="T28"> </text:span><text:span text:style-name="T24">QString</text:span><text:span text:style-name="T28"> </text:span><text:span text:style-name="T36">text</text:span>,<text:span text:style-name="T28"> </text:span><text:span text:style-name="T39">int</text:span><text:span text:style-name="T28"> </text:span><text:span text:style-name="T36">number</text:span>,<text:span text:style-name="T28"> </text:span><text:span text:style-name="T39">bool</text:span><text:span text:style-name="T28"> </text:span><text:span text:style-name="T36">isedit</text:span><text:span text:style-name="T28"> </text:span>=<text:span text:style-name="T28"> </text:span><text:span text:style-name="T39">true</text:span>);<text:span text:style-name="T297"> //在指定位置添加带图标的文字</text:span></text:p>
      <text:p text:style-name="P274"><text:span text:style-name="T296"><text:tab/></text:span><text:span text:style-name="T39">void</text:span><text:span text:style-name="T28"> </text:span><text:span text:style-name="T20">RemoveItem</text:span>(<text:span text:style-name="T24">QListWidgetItem</text:span><text:span text:style-name="T28"> </text:span>*<text:span text:style-name="T36">item</text:span>);<text:span text:style-name="T297"> //删除元素</text:span></text:p>
      <text:p text:style-name="P274"><text:span text:style-name="T296"><text:tab/></text:span><text:span text:style-name="T39">void</text:span><text:span text:style-name="T28"> </text:span><text:span text:style-name="T20">RemoveRow</text:span>(<text:span text:style-name="T39">int</text:span><text:span text:style-name="T28"> </text:span><text:span text:style-name="T36">row</text:span>);<text:span text:style-name="T297"> //删除元素</text:span></text:p>
      <text:p text:style-name="P274"><text:span text:style-name="T296"><text:tab/></text:span><text:span text:style-name="T39">void</text:span><text:span text:style-name="T28"> </text:span><text:span text:style-name="T17">ConnectInit</text:span>();<text:span text:style-name="T297"> //信号槽的初始化</text:span></text:p>
      <text:h text:style-name="Heading_20_3" text:outline-level="3"><text:s/><text:span text:style-name="T296">Protected Functions</text:span></text:h>
      <text:p text:style-name="P274"><text:span text:style-name="T296"><text:tab/></text:span><text:span text:style-name="T39">double</text:span><text:span text:style-name="T28"> </text:span><text:span text:style-name="T17">GetScaleW</text:span>();<text:span text:style-name="T297"> //导出缩放比例供子类使用</text:span></text:p>
      <text:p text:style-name="P274"><text:span text:style-name="T296"><text:tab/></text:span><text:span text:style-name="T39">double</text:span><text:span text:style-name="T28"> </text:span><text:span text:style-name="T17">GetScaleH</text:span>();<text:span text:style-name="T297"> //导出缩放比例供子类使用</text:span></text:p>
      <text:p text:style-name="P274"><text:span text:style-name="T296"><text:tab/></text:span><text:span text:style-name="T24">QPushButton</text:span><text:span text:style-name="T28"> </text:span>*<text:span text:style-name="T17">GetUpperButton</text:span>();<text:span text:style-name="T297"> //导出按钮指针供子类使用</text:span></text:p>
      <text:p text:style-name="P275"><text:span text:style-name="T296"><text:tab/></text:span><text:span text:style-name="T24">QPushButton</text:span><text:span text:style-name="T28"> </text:span>*<text:span text:style-name="T17">GetUppersButton</text:span>();<text:span text:style-name="T297"> //导出按钮指针供子类使用</text:span></text:p>
      <text:p text:style-name="P275"><text:span text:style-name="T296"><text:tab/></text:span><text:span text:style-name="T24">QPushButton</text:span><text:span text:style-name="T28"> </text:span>*<text:span text:style-name="T17">GetLowerButton</text:span>();<text:span text:style-name="T297"> //导出按钮指针供子类使用</text:span></text:p>
      <text:p text:style-name="P275"><text:span text:style-name="T296"><text:tab/></text:span><text:span text:style-name="T24">QPushButton</text:span><text:span text:style-name="T28"> </text:span>*<text:span text:style-name="T17">GetLowersButton</text:span>();<text:span text:style-name="T297"> //导出按钮指针供子类使用</text:span></text:p>
      <text:p text:style-name="P274"><text:span text:style-name="T296"><text:tab/></text:span><text:span text:style-name="T24">LBScrollBar</text:span><text:span text:style-name="T28"> </text:span>*<text:span text:style-name="T17">GetScrollBar</text:span>();<text:span text:style-name="T297"> //导出滚动条指针供子类使用</text:span></text:p>
      <text:h text:style-name="P453" text:outline-level="3"><text:span text:style-name="T76"><text:s/></text:span>Properties</text:h>
      <table:table table:name="表格51" table:style-name="表格51">
        <table:table-column table:style-name="表格51.A" table:number-columns-repeated="3"/>
        <table:table-row>
          <table:table-cell table:style-name="表格51.A1" office:value-type="string">
            <text:p text:style-name="P541">名称</text:p>
          </table:table-cell>
          <table:table-cell table:style-name="表格51.A1" office:value-type="string">
            <text:p text:style-name="P541">类型</text:p>
          </table:table-cell>
          <table:table-cell table:style-name="表格51.C1" office:value-type="string">
            <text:p text:style-name="P541">说明</text:p>
          </table:table-cell>
        </table:table-row>
        <table:table-row>
          <table:table-cell table:style-name="表格51.A2" office:value-type="string">
            <text:p text:style-name="P712">scale_w_</text:p>
          </table:table-cell>
          <table:table-cell table:style-name="表格51.B2" office:value-type="string">
            <text:p text:style-name="P712">double</text:p>
          </table:table-cell>
          <table:table-cell table:style-name="表格51.C2" office:value-type="string">
            <text:p text:style-name="P670">缩放比例</text:p>
          </table:table-cell>
        </table:table-row>
        <table:table-row>
          <table:table-cell table:style-name="表格51.A3" office:value-type="string">
            <text:p text:style-name="P712">scale_h_</text:p>
          </table:table-cell>
          <table:table-cell table:style-name="表格51.B3" office:value-type="string">
            <text:p text:style-name="P712">double</text:p>
          </table:table-cell>
          <table:table-cell table:style-name="表格51.C3" office:value-type="string">
            <text:p text:style-name="P670">缩放比例</text:p>
          </table:table-cell>
        </table:table-row>
      </table:table>
      <text:p text:style-name="P198"/>
      <text:p text:style-name="P198"/>
      <text:h text:style-name="Heading_20_2" text:outline-level="2">LoadModular<text:span text:style-name="T298"> Class</text:span></text:h>
      <text:p text:style-name="P276"><text:s/>程序编辑器功能模块窗口中的加载模块功能</text:p>
      <text:p text:style-name="P276"><text:tab/>Header: <text:s/>progeditmain.h</text:p>
      <text:p text:style-name="P276"><text:tab/>Inherits: <text:s/>FileMangerObject</text:p>
      <text:p text:style-name="P276"><text:tab/><text:span text:style-name="T295">Inherited By:</text:span> <text:s/>SaveModular</text:p>
      <text:h text:style-name="Heading_20_3" text:outline-level="3"><text:s/><text:span text:style-name="T298">Public Slots</text:span></text:h>
      <text:p text:style-name="P277"><text:span text:style-name="T298"><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98"> //修改缩放比例</text:span></text:p>
      <text:h text:style-name="Heading_20_3" text:outline-level="3"><text:soft-page-break/><text:s/><text:span text:style-name="T298">Protected Slots</text:span></text:h>
      <text:p text:style-name="P277"><text:span text:style-name="T298"><text:tab/></text:span><text:span text:style-name="T39">void</text:span><text:span text:style-name="T28"> </text:span><text:span text:style-name="T20">ShowKeyboardWidget</text:span>();<text:span text:style-name="T298"> //显示键盘界面</text:span></text:p>
      <text:p text:style-name="P277"><text:span text:style-name="T298"><text:tab/></text:span><text:span text:style-name="T39">void</text:span><text:span text:style-name="T28"> </text:span><text:span text:style-name="T20">HideKeyboardWidget</text:span>();<text:span text:style-name="T298"> //隐藏键盘界面</text:span></text:p>
      <text:h text:style-name="Heading_20_3" text:outline-level="3"><text:s/><text:span text:style-name="T298">Event</text:span></text:h>
      <text:p text:style-name="P277"><text:span text:style-name="T298"><text:tab/></text:span><text:span text:style-name="T39">void</text:span><text:span text:style-name="T28"> </text:span><text:span text:style-name="T20">resizeEvent</text:span>(<text:span text:style-name="T24">QResizeEvent</text:span><text:span text:style-name="T28"> </text:span>*);<text:span text:style-name="T298"> //窗口大小改变事件，会改变内部控件的大小和位置</text:span></text:p>
      <text:h text:style-name="Heading_20_3" text:outline-level="3"><text:s/><text:span text:style-name="T298">Public Functions</text:span></text:h>
      <text:p text:style-name="P277"><text:span text:style-name="T298"><text:tab/></text:span><text:span text:style-name="T17">LoadModular</text:span>(<text:span text:style-name="T24">QWidget</text:span><text:span text:style-name="T28"> </text:span>*<text:span text:style-name="T36">parent</text:span><text:span text:style-name="T28"> </text:span>=<text:span text:style-name="T28"> </text:span><text:span text:style-name="T39">nullptr</text:span>);<text:span text:style-name="T299"> //构造函数</text:span></text:p>
      <text:p text:style-name="P277"><text:span text:style-name="T298"><text:tab/></text:span><text:span text:style-name="T39">void</text:span><text:span text:style-name="T28"> </text:span><text:span text:style-name="T17">InIt</text:span>();<text:span text:style-name="T299"> //初始化函数</text:span></text:p>
      <text:p text:style-name="P277"><text:span text:style-name="T298"><text:tab/></text:span><text:span text:style-name="T24">QString</text:span><text:span text:style-name="T28"> </text:span><text:span text:style-name="T20">CurrentText</text:span>(<text:span text:style-name="T24">QString</text:span><text:span text:style-name="T28"> </text:span><text:span text:style-name="T36">text</text:span>);<text:span text:style-name="T299"> //获取当前选中内容</text:span></text:p>
      <text:p text:style-name="P277"><text:span text:style-name="T298"><text:tab/></text:span><text:span text:style-name="T24">QString</text:span><text:span text:style-name="T28"> </text:span><text:span text:style-name="T17">GetModPath</text:span>();<text:span text:style-name="T299"> //获取模块路径mod_path_</text:span></text:p>
      <text:p text:style-name="P277"><text:span text:style-name="T298"><text:tab/></text:span><text:span text:style-name="T39">void</text:span><text:span text:style-name="T28"> </text:span><text:span text:style-name="T17">SetFilterBoxText</text:span>(<text:span text:style-name="T39">int</text:span><text:span text:style-name="T28"> </text:span><text:span text:style-name="T36">row</text:span>);<text:span text:style-name="T299"> //设置过滤器所选项，row超出范围时自动为0</text:span></text:p>
      <text:p text:style-name="P277"><text:span text:style-name="T298"><text:tab/></text:span><text:span text:style-name="T39">void</text:span><text:span text:style-name="T28"> </text:span><text:span text:style-name="T17">SetFilterBoxText</text:span>(<text:span text:style-name="T24">QString</text:span><text:span text:style-name="T28"> </text:span><text:span text:style-name="T36">text</text:span>);<text:span text:style-name="T299"> //设置过滤器所选项，text不存在时自动为第0项</text:span></text:p>
      <text:h text:style-name="P454" text:outline-level="3"><text:span text:style-name="T76"><text:s/></text:span>Properties</text:h>
      <table:table table:name="表格52" table:style-name="表格52">
        <table:table-column table:style-name="表格52.A" table:number-columns-repeated="3"/>
        <table:table-row>
          <table:table-cell table:style-name="表格52.A1" office:value-type="string">
            <text:p text:style-name="P542">名称</text:p>
          </table:table-cell>
          <table:table-cell table:style-name="表格52.A1" office:value-type="string">
            <text:p text:style-name="P542">类型</text:p>
          </table:table-cell>
          <table:table-cell table:style-name="表格52.C1" office:value-type="string">
            <text:p text:style-name="P542">说明</text:p>
          </table:table-cell>
        </table:table-row>
        <table:table-row>
          <table:table-cell table:style-name="表格52.A2" office:value-type="string">
            <text:p text:style-name="P713">mod_path_</text:p>
          </table:table-cell>
          <table:table-cell table:style-name="表格52.B2" office:value-type="string">
            <text:p text:style-name="P713">QString</text:p>
          </table:table-cell>
          <table:table-cell table:style-name="表格52.C2" office:value-type="string">
            <text:p text:style-name="P671">模块路径</text:p>
          </table:table-cell>
        </table:table-row>
      </table:table>
      <text:p text:style-name="P199"/>
      <text:p text:style-name="P276"/>
      <text:h text:style-name="Heading_20_2" text:outline-level="2">LogWidget<text:span text:style-name="T299"> Class</text:span></text:h>
      <text:p text:style-name="P278"><text:s/>事件日志功能中的日志窗口</text:p>
      <text:p text:style-name="P278"><text:tab/>Header: <text:s/>eventlog.h</text:p>
      <text:p text:style-name="P278"><text:tab/>Inherits: <text:s/>QWidget</text:p>
      <text:h text:style-name="Heading_20_3" text:outline-level="3"><text:s/><text:span text:style-name="T299">Signals</text:span></text:h>
      <text:p text:style-name="P279"><text:span text:style-name="T299"><text:tab/></text:span><text:span text:style-name="T39">void</text:span><text:span text:style-name="T28"> </text:span><text:span text:style-name="T17">PoPLogWidget</text:span>(<text:span text:style-name="T39">int</text:span><text:span text:style-name="T28"> </text:span><text:span text:style-name="T36">row</text:span>);<text:span text:style-name="T301"> //日志弹出信号，由主窗口(MainWidget)接收</text:span></text:p>
      <text:h text:style-name="Heading_20_3" text:outline-level="3"><text:s/><text:span text:style-name="T299">Public Slots</text:span></text:h>
      <text:p text:style-name="P279"><text:span text:style-name="T29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01"> //修改缩放比例</text:span></text:p>
      <text:p text:style-name="P279"><text:span text:style-name="T299"><text:tab/></text:span><text:span text:style-name="T39">void</text:span><text:span text:style-name="T28"> </text:span><text:span text:style-name="T17">GetLogTimer</text:span>();<text:span text:style-name="T301"> //get_log_timer_定时器槽函数，用于读取接口中的消息</text:span></text:p>
      <text:p text:style-name="P279"><text:span text:style-name="T299"><text:tab/></text:span><text:span text:style-name="T39">void</text:span><text:span text:style-name="T28"> </text:span><text:span text:style-name="T17">PushLog</text:span>(<text:span text:style-name="T24">EventLogType</text:span><text:span text:style-name="T28"> </text:span><text:span text:style-name="T36">type</text:span>,<text:span text:style-name="T28"> </text:span><text:span text:style-name="T24">QString</text:span><text:span text:style-name="T28"> </text:span><text:span text:style-name="T36">data</text:span>,<text:span text:style-name="T28"> </text:span><text:span text:style-name="T24">QString</text:span><text:span text:style-name="T28"> </text:span><text:span text:style-name="T36">info</text:span><text:span text:style-name="T28"> </text:span>=<text:span text:style-name="T28"> </text:span><text:span text:style-name="T24">QString</text:span>(),<text:span text:style-name="T28"> </text:span><text:span text:style-name="T24">QString</text:span><text:span text:style-name="T28"> </text:span><text:span text:style-name="T36">time</text:span><text:span text:style-name="T28"> </text:span>=<text:span text:style-name="T28"> </text:span><text:span text:style-name="T24">QString</text:span>());<text:span text:style-name="T301"> //将消息添加到消息列表中</text:span></text:p>
      <text:h text:style-name="Heading_20_3" text:outline-level="3"><text:soft-page-break/><text:s/><text:span text:style-name="T299">Private Slots</text:span></text:h>
      <text:p text:style-name="P279"><text:span text:style-name="T299"><text:tab/></text:span><text:span text:style-name="T39">void</text:span><text:span text:style-name="T28"> </text:span><text:span text:style-name="T17">DelLog</text:span>();<text:span text:style-name="T301"> //删除日志</text:span></text:p>
      <text:p text:style-name="P279"><text:span text:style-name="T299"><text:tab/></text:span><text:span text:style-name="T39">void</text:span><text:span text:style-name="T28"> </text:span><text:span text:style-name="T17">LogBoxClicked</text:span>(<text:span text:style-name="T24">QTableWidgetItem</text:span><text:span text:style-name="T28"> </text:span>*<text:span text:style-name="T36">item</text:span>);<text:span text:style-name="T301"> //log_box_被点击</text:span></text:p>
      <text:p text:style-name="P279"><text:span text:style-name="T299"><text:tab/></text:span><text:span text:style-name="T39">void</text:span><text:span text:style-name="T28"> </text:span><text:span text:style-name="T17">Upper</text:span>(<text:span text:style-name="T39">int</text:span><text:span text:style-name="T28"> </text:span><text:span text:style-name="T36">row</text:span>);<text:span text:style-name="T301"> //响应显示日志详细信息窗口的信号，用于显示上一条消息</text:span></text:p>
      <text:p text:style-name="P280"><text:span text:style-name="T299"><text:tab/></text:span><text:span text:style-name="T39">void</text:span><text:span text:style-name="T28"> </text:span><text:span text:style-name="T17">Lower</text:span>(<text:span text:style-name="T39">int</text:span><text:span text:style-name="T28"> </text:span><text:span text:style-name="T36">row</text:span>);<text:span text:style-name="T301"> //响应显示日志详细信息窗口的信号，用于显示下一条消息</text:span></text:p>
      <text:p text:style-name="P279"><text:span text:style-name="T299"><text:tab/></text:span><text:span text:style-name="T39">void</text:span><text:span text:style-name="T28"> </text:span><text:span text:style-name="T17">Close</text:span>();<text:span text:style-name="T301"> //用于隐藏显示日志详细信息窗口</text:span></text:p>
      <text:h text:style-name="Heading_20_3" text:outline-level="3"><text:s/><text:span text:style-name="T299">Event</text:span></text:h>
      <text:p text:style-name="P279"><text:span text:style-name="T299"><text:tab/></text:span><text:span text:style-name="T39">void</text:span><text:span text:style-name="T28"> </text:span><text:span text:style-name="T20">showEvent</text:span>(<text:span text:style-name="T24">QShowEvent</text:span><text:span text:style-name="T28"> </text:span>*);<text:span text:style-name="T301"> //窗口显示事件，使得每次显示都自动下拉到最后一行</text:span></text:p>
      <text:p text:style-name="P279"><text:span text:style-name="T299"><text:tab/></text:span><text:span text:style-name="T39">void</text:span><text:span text:style-name="T28"> </text:span><text:span text:style-name="T20">resizeEvent</text:span>(<text:span text:style-name="T24">QResizeEvent</text:span><text:span text:style-name="T28"> </text:span>*);<text:span text:style-name="T301"> //窗口大小改变事件，会改变内部控件的大小和位置</text:span></text:p>
      <text:h text:style-name="Heading_20_3" text:outline-level="3"><text:s/><text:span text:style-name="T299">Public Functions</text:span></text:h>
      <text:p text:style-name="P279"><text:span text:style-name="T299"><text:tab/></text:span><text:span text:style-name="T17">LogWidget</text:span>(<text:span text:style-name="T24">QWidget</text:span><text:span text:style-name="T28"> </text:span>*<text:span text:style-name="T36">parent</text:span><text:span text:style-name="T28"> </text:span>=<text:span text:style-name="T28"> </text:span><text:span text:style-name="T39">nullptr</text:span>);<text:span text:style-name="T302"> //构造函数</text:span></text:p>
      <text:p text:style-name="P279"><text:span text:style-name="T299"><text:tab/></text:span>~<text:span text:style-name="T20">LogWidget</text:span>();<text:span text:style-name="T302"> //析构函数，会执行WriteLog函数</text:span></text:p>
      <text:p text:style-name="P279"><text:span text:style-name="T299"><text:tab/></text:span><text:span text:style-name="T39">void</text:span><text:span text:style-name="T28"> </text:span><text:span text:style-name="T17">ShowRow</text:span>(<text:span text:style-name="T39">int</text:span><text:span text:style-name="T28"> </text:span><text:span text:style-name="T36">row</text:span>); //在弹出日志窗口后选中row行并切换到显示日志详细信息窗口</text:p>
      <text:h text:style-name="Heading_20_3" text:outline-level="3"><text:s/><text:span text:style-name="T299">Private Functions</text:span></text:h>
      <text:p text:style-name="P279"><text:span text:style-name="T299"><text:tab/></text:span><text:span text:style-name="T39">void</text:span><text:span text:style-name="T28"> </text:span><text:span text:style-name="T17">ReadLog</text:span>();<text:span text:style-name="T302"> //从本地读取日志</text:span></text:p>
      <text:p text:style-name="P279"><text:span text:style-name="T299"><text:tab/></text:span><text:span text:style-name="T39">void</text:span><text:span text:style-name="T28"> </text:span><text:span text:style-name="T17">WriteLog</text:span>();<text:span text:style-name="T302"> //将日志写入到本地</text:span></text:p>
      <text:p text:style-name="P279"><text:span text:style-name="T299"><text:tab/></text:span><text:span text:style-name="T39">void</text:span><text:span text:style-name="T28"> </text:span><text:span text:style-name="T17">IsPoP</text:span>(<text:span text:style-name="T24">EventLogType</text:span><text:span text:style-name="T28"> </text:span><text:span text:style-name="T36">type</text:span>,<text:span text:style-name="T28"> </text:span><text:span text:style-name="T39">int</text:span><text:span text:style-name="T28"> </text:span><text:span text:style-name="T36">row</text:span>);<text:span text:style-name="T302"> //确定是否需要弹出日志窗口</text:span></text:p>
      <text:h text:style-name="P454" text:outline-level="3"><text:span text:style-name="T76"><text:s/></text:span>Properties</text:h>
      <table:table table:name="表格53" table:style-name="表格53">
        <table:table-column table:style-name="表格53.A" table:number-columns-repeated="3"/>
        <table:table-row>
          <table:table-cell table:style-name="表格53.A1" office:value-type="string">
            <text:p text:style-name="P542">名称</text:p>
          </table:table-cell>
          <table:table-cell table:style-name="表格53.A1" office:value-type="string">
            <text:p text:style-name="P542">类型</text:p>
          </table:table-cell>
          <table:table-cell table:style-name="表格53.C1" office:value-type="string">
            <text:p text:style-name="P542">说明</text:p>
          </table:table-cell>
        </table:table-row>
        <table:table-row>
          <table:table-cell table:style-name="表格53.A6" office:value-type="string">
            <text:p text:style-name="P713">scale_w_</text:p>
          </table:table-cell>
          <table:table-cell table:style-name="表格53.B6" office:value-type="string">
            <text:p text:style-name="P713">double</text:p>
          </table:table-cell>
          <table:table-cell table:style-name="表格53.C6" office:value-type="string">
            <text:p text:style-name="P671">缩放比例</text:p>
          </table:table-cell>
        </table:table-row>
        <table:table-row>
          <table:table-cell table:style-name="表格53.A6" office:value-type="string">
            <text:p text:style-name="P717">scale_h_</text:p>
          </table:table-cell>
          <table:table-cell table:style-name="表格53.B6" office:value-type="string">
            <text:p text:style-name="P717">double</text:p>
          </table:table-cell>
          <table:table-cell table:style-name="表格53.C6" office:value-type="string">
            <text:p text:style-name="P671">缩放比例</text:p>
          </table:table-cell>
        </table:table-row>
        <table:table-row>
          <table:table-cell table:style-name="表格53.A6" office:value-type="string">
            <text:p text:style-name="P717">get_log_time_</text:p>
          </table:table-cell>
          <table:table-cell table:style-name="表格53.B6" office:value-type="string">
            <text:p text:style-name="P717">QTimer</text:p>
          </table:table-cell>
          <table:table-cell table:style-name="表格53.C6" office:value-type="string">
            <text:p text:style-name="P671">定时器<text:span text:style-name="T300">，获取消息</text:span></text:p>
          </table:table-cell>
        </table:table-row>
        <table:table-row>
          <table:table-cell table:style-name="表格53.A6" office:value-type="string">
            <text:p text:style-name="P717">isinit_</text:p>
          </table:table-cell>
          <table:table-cell table:style-name="表格53.B6" office:value-type="string">
            <text:p text:style-name="P717">bool</text:p>
          </table:table-cell>
          <table:table-cell table:style-name="表格53.C6" office:value-type="string">
            <text:p text:style-name="P671">是否初始化完成<text:span text:style-name="T300">，未完成不弹窗</text:span></text:p>
          </table:table-cell>
        </table:table-row>
        <table:table-row>
          <table:table-cell table:style-name="表格53.A6" office:value-type="string">
            <text:p text:style-name="P717">log_info_</text:p>
          </table:table-cell>
          <table:table-cell table:style-name="表格53.B6" office:value-type="string">
            <text:p text:style-name="P717">QList&lt;QString&gt;</text:p>
          </table:table-cell>
          <table:table-cell table:style-name="表格53.C6" office:value-type="string">
            <text:p text:style-name="P671">日志列表</text:p>
          </table:table-cell>
        </table:table-row>
        <table:table-row>
          <table:table-cell table:style-name="表格53.A7" office:value-type="string">
            <text:p text:style-name="P717">mutex_</text:p>
          </table:table-cell>
          <table:table-cell table:style-name="表格53.B7" office:value-type="string">
            <text:p text:style-name="P717">QReadWriteLock</text:p>
          </table:table-cell>
          <table:table-cell table:style-name="表格53.C7" office:value-type="string">
            <text:p text:style-name="P671">用于读写锁</text:p>
          </table:table-cell>
        </table:table-row>
      </table:table>
      <text:p text:style-name="P199"/>
      <text:p text:style-name="P199"/>
      <text:h text:style-name="Heading_20_2" text:outline-level="2">LowerWidget<text:span text:style-name="T303"> Class</text:span></text:h>
      <text:p text:style-name="P281"><text:s/>下栏窗口，是主窗口(MainWidget)中的一个控件</text:p>
      <text:p text:style-name="P281"><text:tab/>Header: <text:s/>lowerwidget.h</text:p>
      <text:p text:style-name="P281"><text:tab/>Inherits: <text:s/>QWidget</text:p>
      <text:h text:style-name="Heading_20_3" text:outline-level="3"><text:soft-page-break/><text:s/><text:span text:style-name="T303">Public Slots</text:span></text:h>
      <text:p text:style-name="P282"><text:span text:style-name="T303"><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03"> //修改缩放比例</text:span></text:p>
      <text:h text:style-name="Heading_20_3" text:outline-level="3"><text:s/><text:span text:style-name="T303">Event</text:span></text:h>
      <text:p text:style-name="P282"><text:span text:style-name="T303"><text:tab/></text:span><text:span text:style-name="T39">void</text:span><text:span text:style-name="T28"> </text:span><text:span text:style-name="T20">resizeEvent</text:span>(<text:span text:style-name="T24">QResizeEvent</text:span><text:span text:style-name="T28"> </text:span>*);<text:span text:style-name="T303"> //窗口大小改变事件，会修改内部控件的大小和位置</text:span></text:p>
      <text:h text:style-name="Heading_20_3" text:outline-level="3"><text:s/><text:span text:style-name="T303">Public Functions</text:span></text:h>
      <text:p text:style-name="P282"><text:span text:style-name="T303"><text:tab/></text:span><text:span text:style-name="T17">LowerWidget</text:span>(<text:span text:style-name="T24">QWidget</text:span><text:span text:style-name="T28"> </text:span>*<text:span text:style-name="T36">parent</text:span><text:span text:style-name="T28"> </text:span>=<text:span text:style-name="T28"> </text:span><text:span text:style-name="T39">nullptr</text:span>);<text:span text:style-name="T303"> //构造函数</text:span></text:p>
      <text:p text:style-name="P282"><text:span text:style-name="T303"><text:tab/></text:span><text:span text:style-name="T39">void</text:span><text:span text:style-name="T28"> </text:span><text:span text:style-name="T17">Init</text:span>();<text:span text:style-name="T303"> //初始化函数</text:span></text:p>
      <text:h text:style-name="P455" text:outline-level="3"><text:span text:style-name="T76"><text:s/></text:span>Properties</text:h>
      <table:table table:name="表格54" table:style-name="表格54">
        <table:table-column table:style-name="表格54.A" table:number-columns-repeated="3"/>
        <table:table-row>
          <table:table-cell table:style-name="表格54.A1" office:value-type="string">
            <text:p text:style-name="P543">名称</text:p>
          </table:table-cell>
          <table:table-cell table:style-name="表格54.A1" office:value-type="string">
            <text:p text:style-name="P543">类型</text:p>
          </table:table-cell>
          <table:table-cell table:style-name="表格54.C1" office:value-type="string">
            <text:p text:style-name="P543">说明</text:p>
          </table:table-cell>
        </table:table-row>
        <table:table-row>
          <table:table-cell table:style-name="表格54.A2" office:value-type="string">
            <text:p text:style-name="P714">scale_w_</text:p>
          </table:table-cell>
          <table:table-cell table:style-name="表格54.B2" office:value-type="string">
            <text:p text:style-name="P714">double</text:p>
          </table:table-cell>
          <table:table-cell table:style-name="表格54.C2" office:value-type="string">
            <text:p text:style-name="P672">缩放比例</text:p>
          </table:table-cell>
        </table:table-row>
        <table:table-row>
          <table:table-cell table:style-name="表格54.A3" office:value-type="string">
            <text:p text:style-name="P718">scale_h_</text:p>
          </table:table-cell>
          <table:table-cell table:style-name="表格54.B3" office:value-type="string">
            <text:p text:style-name="P718">double</text:p>
          </table:table-cell>
          <table:table-cell table:style-name="表格54.C3" office:value-type="string">
            <text:p text:style-name="P672">缩放比例</text:p>
          </table:table-cell>
        </table:table-row>
      </table:table>
      <text:p text:style-name="P200"/>
      <text:p text:style-name="P200"/>
      <text:h text:style-name="Heading_20_2" text:outline-level="2">MainWidget<text:span text:style-name="T303"> Class</text:span></text:h>
      <text:p text:style-name="P281"><text:s/>软件主窗口，示教器软件部分所有功能的依托</text:p>
      <text:p text:style-name="P281"><text:tab/>Header: <text:s/>mainwidget.h</text:p>
      <text:p text:style-name="P281"><text:tab/>Inherits: <text:s/>QFrame</text:p>
      <text:h text:style-name="Heading_20_3" text:outline-level="3"><text:s/><text:span text:style-name="T304">Signals</text:span></text:h>
      <text:p text:style-name="P283"><text:span text:style-name="T304"><text:tab/></text:span><text:span text:style-name="T39">void</text:span><text:span text:style-name="T28"> </text:span><text:span text:style-name="T17">Send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05"> //发送缩放比例，其他所有软件功能所使用的缩放比例都是通过这个信号传输过去的</text:span></text:p>
      <text:h text:style-name="Heading_20_3" text:outline-level="3"><text:s/><text:span text:style-name="T304">Public Slots</text:span></text:h>
      <text:p text:style-name="P283"><text:span text:style-name="T30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05"> //从示教器主窗口(Widget)中接收缩放比例，会发送SendScale信号</text:span></text:p>
      <text:p text:style-name="P284"><text:span text:style-name="T305"><text:tab/></text:span><text:span text:style-name="T39">void</text:span><text:span text:style-name="T28"> </text:span><text:span text:style-name="T17">ShowEventLog</text:span>(); //显示日志窗口</text:p>
      <text:p text:style-name="P284"><text:span text:style-name="T305"><text:tab/></text:span><text:span text:style-name="T39">void</text:span><text:span text:style-name="T28"> </text:span><text:span text:style-name="T17">ShowHotEdit</text:span>(); //显示hotedit窗口</text:p>
      <text:p text:style-name="P284"><text:span text:style-name="T305"><text:tab/></text:span><text:span text:style-name="T39">void</text:span><text:span text:style-name="T28"> </text:span><text:span text:style-name="T17">ShowFileManager</text:span>(); //显示文件资源管理器</text:p>
      <text:p text:style-name="P284"><text:span text:style-name="T305"><text:tab/></text:span><text:span text:style-name="T39">void</text:span><text:span text:style-name="T28"> </text:span><text:span text:style-name="T17">ShowIntOut</text:span>(); //显示输入输出窗口</text:p>
      <text:p text:style-name="P284"><text:span text:style-name="T305"><text:tab/></text:span><text:span text:style-name="T39">void</text:span><text:span text:style-name="T28"> </text:span><text:span text:style-name="T17">ShowBackReco</text:span>(); //显示备份与恢复窗口</text:p>
      <text:p text:style-name="P284"><text:span text:style-name="T305"><text:tab/></text:span><text:span text:style-name="T39">void</text:span><text:span text:style-name="T28"> </text:span><text:span text:style-name="T17">ShowCalibration</text:span>(); //显示校准窗口</text:p>
      <text:p text:style-name="P284"><text:span text:style-name="T305"><text:tab/></text:span><text:span text:style-name="T39">void</text:span><text:span text:style-name="T28"> </text:span><text:span text:style-name="T17">ShowAutoProduce</text:span>(); //显示自动生产窗口</text:p>
      <text:p text:style-name="P284"><text:soft-page-break/><text:span text:style-name="T305"><text:tab/></text:span><text:span text:style-name="T39">void</text:span><text:span text:style-name="T28"> </text:span><text:span text:style-name="T17">ShowSystemInfo</text:span>(); //显示系统信息窗口</text:p>
      <text:p text:style-name="P284"><text:span text:style-name="T305"><text:tab/></text:span><text:span text:style-name="T39">void</text:span><text:span text:style-name="T28"> </text:span><text:span text:style-name="T17">ShowProgramData</text:span>(); //显示程序数据窗口</text:p>
      <text:p text:style-name="P284"><text:span text:style-name="T305"><text:tab/></text:span><text:span text:style-name="T39">void</text:span><text:span text:style-name="T28"> </text:span><text:span text:style-name="T17">ShowControlPanel</text:span>(); //显示控制面板窗口</text:p>
      <text:p text:style-name="P284"><text:span text:style-name="T305"><text:tab/></text:span><text:span text:style-name="T39">void</text:span><text:span text:style-name="T28"> </text:span><text:span text:style-name="T17">ShowManualControl</text:span>(); //显示手动操纵窗口</text:p>
      <text:p text:style-name="P284"><text:span text:style-name="T305"><text:tab/></text:span><text:span text:style-name="T39">void</text:span><text:span text:style-name="T28"> </text:span><text:span text:style-name="T17">ShowProgramEdit</text:span>(); //显示程序编辑器窗口</text:p>
      <text:p text:style-name="P284"><text:span text:style-name="T305"><text:tab/></text:span><text:span text:style-name="T39">void</text:span><text:span text:style-name="T28"> </text:span><text:span text:style-name="T17">ShowQuickWidget</text:span>(); //显示快捷设置窗口</text:p>
      <text:h text:style-name="Heading_20_3" text:outline-level="3"><text:s/><text:span text:style-name="T304">Private Slots</text:span></text:h>
      <text:p text:style-name="P283"><text:span text:style-name="T304"><text:tab/></text:span><text:span text:style-name="T39">void</text:span><text:span text:style-name="T28"> </text:span><text:span text:style-name="T17">PopEventLog</text:span>(<text:span text:style-name="T39">int</text:span><text:span text:style-name="T28"> </text:span><text:span text:style-name="T36">row</text:span>); //在需要的情况下弹出事件日志窗口</text:p>
      <text:p text:style-name="P283"><text:span text:style-name="T304"><text:tab/></text:span><text:span text:style-name="T39">void</text:span><text:span text:style-name="T28"> </text:span><text:span text:style-name="T17">PopAutoProduce</text:span>(<text:span text:style-name="T24">RunMode</text:span><text:span text:style-name="T28"> </text:span><text:span text:style-name="T36">mode</text:span>); //当运行模式切换到自动模式时自动打开自动生产窗口</text:p>
      <text:h text:style-name="Heading_20_3" text:outline-level="3"><text:s/><text:span text:style-name="T304">Event</text:span></text:h>
      <text:p text:style-name="P283"><text:span text:style-name="T304"><text:tab/></text:span><text:span text:style-name="T39">void</text:span><text:span text:style-name="T28"> </text:span><text:span text:style-name="T20">resizeEvent</text:span>(<text:span text:style-name="T24">QResizeEvent</text:span><text:span text:style-name="T28"> </text:span>*);<text:span text:style-name="T305"> //窗口大小改变事件，会修改内部控件的大小和位置</text:span></text:p>
      <text:h text:style-name="Heading_20_3" text:outline-level="3"><text:s/><text:span text:style-name="T304">Public Functions</text:span></text:h>
      <text:p text:style-name="P283"><text:span text:style-name="T304"><text:tab/></text:span><text:span text:style-name="T17">MainWidget</text:span>(<text:span text:style-name="T24">QWidget</text:span><text:span text:style-name="T28"> </text:span>*<text:span text:style-name="T36">parent</text:span><text:span text:style-name="T28"> </text:span>=<text:span text:style-name="T28"> </text:span><text:span text:style-name="T39">nullptr</text:span>);<text:span text:style-name="T305"> //主窗口</text:span></text:p>
      <text:h text:style-name="Heading_20_3" text:outline-level="3"><text:s/><text:span text:style-name="T304">Private Functions</text:span></text:h>
      <text:p text:style-name="P283"><text:span text:style-name="T304"><text:tab/></text:span><text:span text:style-name="T39">void</text:span><text:span text:style-name="T28"> </text:span><text:span text:style-name="T17">WinFunInit</text:span>();<text:span text:style-name="T305"> //功能窗口初始化</text:span></text:p>
      <text:p text:style-name="P283"><text:span text:style-name="T304"><text:tab/></text:span><text:span text:style-name="T39">void</text:span><text:span text:style-name="T28"> </text:span><text:span text:style-name="T17">ConnectInit</text:span>(); //初始化信号与槽</text:p>
      <text:p text:style-name="P283"><text:span text:style-name="T304"><text:tab/></text:span><text:span text:style-name="T39">void</text:span><text:span text:style-name="T28"> </text:span><text:span text:style-name="T17">HideWidget</text:span>(); //隐藏功能窗口，当界面比例要发生改变时调用</text:p>
      <text:p text:style-name="P283"><text:span text:style-name="T304"><text:tab/></text:span><text:span text:style-name="T39">void</text:span><text:span text:style-name="T28"> </text:span><text:span text:style-name="T17">CloseWindow</text:span>(); //关闭所显示的功能窗口</text:p>
      <text:h text:style-name="P456" text:outline-level="3"><text:span text:style-name="T76"><text:s/></text:span>Properties</text:h>
      <table:table table:name="表格55" table:style-name="表格55">
        <table:table-column table:style-name="表格55.A" table:number-columns-repeated="3"/>
        <table:table-row>
          <table:table-cell table:style-name="表格55.A1" office:value-type="string">
            <text:p text:style-name="P544">名称</text:p>
          </table:table-cell>
          <table:table-cell table:style-name="表格55.A1" office:value-type="string">
            <text:p text:style-name="P544">类型</text:p>
          </table:table-cell>
          <table:table-cell table:style-name="表格55.C1" office:value-type="string">
            <text:p text:style-name="P544">说明</text:p>
          </table:table-cell>
        </table:table-row>
        <table:table-row>
          <table:table-cell table:style-name="表格55.A2" office:value-type="string">
            <text:p text:style-name="P715">scale_w_</text:p>
          </table:table-cell>
          <table:table-cell table:style-name="表格55.B2" office:value-type="string">
            <text:p text:style-name="P715">double</text:p>
          </table:table-cell>
          <table:table-cell table:style-name="表格55.C2" office:value-type="string">
            <text:p text:style-name="P673">缩放比例</text:p>
          </table:table-cell>
        </table:table-row>
        <table:table-row>
          <table:table-cell table:style-name="表格55.A3" office:value-type="string">
            <text:p text:style-name="P719">scale_h_</text:p>
          </table:table-cell>
          <table:table-cell table:style-name="表格55.B3" office:value-type="string">
            <text:p text:style-name="P719">double</text:p>
          </table:table-cell>
          <table:table-cell table:style-name="表格55.C3" office:value-type="string">
            <text:p text:style-name="P673">缩放比例</text:p>
          </table:table-cell>
        </table:table-row>
      </table:table>
      <text:p text:style-name="P201"/>
      <text:p text:style-name="P201"/>
      <text:h text:style-name="Heading_20_2" text:outline-level="2">ManuMainWidget<text:span text:style-name="T306"> Class</text:span></text:h>
      <text:p text:style-name="P285"><text:s/>手动操纵功能中用来整合属性框(AttributeBox)和位置框(PositionBox)以及操纵杆方向框(JoystickBox)的一个窗口</text:p>
      <text:p text:style-name="P285"><text:tab/>Header: <text:s/>manualcontrol.h</text:p>
      <text:p text:style-name="P285"><text:tab/>Inherits: <text:s/>QWidget</text:p>
      <text:h text:style-name="Heading_20_3" text:outline-level="3"><text:soft-page-break/><text:s/><text:span text:style-name="T307">Public Functions</text:span></text:h>
      <text:p text:style-name="P286"><text:span text:style-name="T307"><text:tab/></text:span><text:span text:style-name="T17">ManuMainWidget</text:span>(<text:span text:style-name="T24">QWidget</text:span><text:span text:style-name="T28"> </text:span>*<text:span text:style-name="T36">parent</text:span><text:span text:style-name="T28"> </text:span>=<text:span text:style-name="T28"> </text:span><text:span text:style-name="T39">nullptr</text:span>);<text:span text:style-name="T308"> //构造函数</text:span></text:p>
      <text:p text:style-name="P285"/>
      <text:p text:style-name="P285"/>
      <text:h text:style-name="Heading_20_2" text:outline-level="2">ManualControl<text:span text:style-name="T308"> Class</text:span></text:h>
      <text:p text:style-name="P287"><text:s/>手动操纵功能</text:p>
      <text:p text:style-name="P287"><text:tab/>Header: <text:s/>manualcontrol.h</text:p>
      <text:p text:style-name="P287"><text:tab/>Inherits: <text:s/>WindowObject</text:p>
      <text:h text:style-name="Heading_20_3" text:outline-level="3"><text:s/><text:span text:style-name="T308">Public Slots</text:span></text:h>
      <text:p text:style-name="P288"><text:span text:style-name="T308"><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08"> //修改缩放比例</text:span></text:p>
      <text:p text:style-name="P288"><text:span text:style-name="T308"><text:tab/></text:span><text:span text:style-name="T39">void</text:span><text:span text:style-name="T28"> </text:span><text:span text:style-name="T17">HideControl</text:span>();<text:span text:style-name="T308"> //隐藏控件</text:span></text:p>
      <text:p text:style-name="P288"><text:span text:style-name="T308"><text:tab/></text:span><text:span text:style-name="T39">void</text:span><text:span text:style-name="T28"> </text:span><text:span text:style-name="T17">ShowControl</text:span>();<text:span text:style-name="T308"> //显示控件</text:span></text:p>
      <text:p text:style-name="P288"><text:span text:style-name="T308"><text:tab/></text:span><text:span text:style-name="T39">void</text:span><text:span text:style-name="T28"> </text:span><text:span text:style-name="T17">ShowUnitWidget</text:span>();<text:span text:style-name="T308"> //显示机械单元窗口</text:span></text:p>
      <text:p text:style-name="P288"><text:span text:style-name="T308"><text:tab/></text:span><text:span text:style-name="T39">void</text:span><text:span text:style-name="T28"> </text:span><text:span text:style-name="T17">ShowActionWidget</text:span>();<text:span text:style-name="T308"> //显示动作模式窗口</text:span></text:p>
      <text:p text:style-name="P288"><text:span text:style-name="T308"><text:tab/></text:span><text:span text:style-name="T39">void</text:span><text:span text:style-name="T28"> </text:span><text:span text:style-name="T17">ShowUcsWidget</text:span>();<text:span text:style-name="T308"> //显示坐标系窗口</text:span></text:p>
      <text:p text:style-name="P288"><text:span text:style-name="T308"><text:tab/></text:span><text:span text:style-name="T39">void</text:span><text:span text:style-name="T28"> </text:span><text:span text:style-name="T17">ShowLeverWidget</text:span>();<text:span text:style-name="T308"> //显示操纵杆锁定窗口</text:span></text:p>
      <text:p text:style-name="P288"><text:span text:style-name="T308"><text:tab/></text:span><text:span text:style-name="T39">void</text:span><text:span text:style-name="T28"> </text:span><text:span text:style-name="T17">ShowIncrementWidget</text:span>();<text:span text:style-name="T308"> //显示增量窗口</text:span></text:p>
      <text:p text:style-name="P288"><text:span text:style-name="T308"><text:tab/></text:span><text:span text:style-name="T39">void</text:span><text:span text:style-name="T28"> </text:span><text:span text:style-name="T17">ShowVarEditWidget</text:span>();<text:span text:style-name="T308"> //显示坐标等变量编辑窗口</text:span></text:p>
      <text:h text:style-name="Heading_20_3" text:outline-level="3"><text:s/><text:span text:style-name="T308">Event</text:span></text:h>
      <text:p text:style-name="P288"><text:span text:style-name="T308"><text:tab/></text:span><text:span text:style-name="T39">void</text:span><text:span text:style-name="T28"> </text:span><text:span text:style-name="T20">resizeEvent</text:span>(<text:span text:style-name="T24">QResizeEvent</text:span>*);<text:span text:style-name="T308"> //窗口大小改变事件，会修改内部控件的大小和位置</text:span></text:p>
      <text:h text:style-name="Heading_20_3" text:outline-level="3"><text:s/><text:span text:style-name="T308">Public Functions</text:span></text:h>
      <text:p text:style-name="P288"><text:span text:style-name="T308"><text:tab/></text:span><text:span text:style-name="T17">ManualControl</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2</text:span>);<text:span text:style-name="T308"> //构造函数</text:span></text:p>
      <text:p text:style-name="P288"><text:span text:style-name="T308"><text:tab/></text:span><text:span text:style-name="T24">CreateNewVar</text:span><text:span text:style-name="T28"> </text:span>*<text:span text:style-name="T17">GetCreateNewVar</text:span>();<text:span text:style-name="T308"> //导出内部用于创建新坐标变量的窗口指针</text:span></text:p>
      <text:h text:style-name="Heading_20_3" text:outline-level="3"><text:s/><text:span text:style-name="T308">Private Functions</text:span></text:h>
      <text:p text:style-name="P288"><text:span text:style-name="T308"><text:tab/></text:span><text:span text:style-name="T39">void</text:span><text:span text:style-name="T28"> </text:span><text:span text:style-name="T17">ConnectInit</text:span>();<text:span text:style-name="T309"> //信号槽初始化函数</text:span></text:p>
      <text:p text:style-name="P287"/>
      <text:p text:style-name="P287"/>
      <text:h text:style-name="Heading_20_2" text:outline-level="2">ModVarListBoxItem<text:span text:style-name="T309"> Class</text:span></text:h>
      <text:p text:style-name="P289"><text:s/>修改变量值窗口(ModVarWindow)中的列表框元素</text:p>
      <text:p text:style-name="P289"><text:soft-page-break/><text:tab/>Header: <text:s/>commoncontrols.h</text:p>
      <text:p text:style-name="P289"><text:tab/>Inherits: <text:s/>QWidget</text:p>
      <text:h text:style-name="Heading_20_3" text:outline-level="3"><text:s/><text:span text:style-name="T309">Signals</text:span></text:h>
      <text:p text:style-name="P290"><text:span text:style-name="T309"><text:tab/></text:span><text:span text:style-name="T39">void</text:span><text:span text:style-name="T28"> </text:span><text:span text:style-name="T17">Clicked</text:span>(<text:span text:style-name="T24">QString</text:span><text:span text:style-name="T28"> </text:span><text:span text:style-name="T36">type</text:span>,<text:span text:style-name="T28"> </text:span><text:span text:style-name="T24">ModVarListBoxItem</text:span><text:span text:style-name="T28"> </text:span>*<text:span text:style-name="T36">item</text:span>);<text:span text:style-name="T310"> //被点击信号</text:span></text:p>
      <text:h text:style-name="Heading_20_3" text:outline-level="3"><text:s/><text:span text:style-name="T309">Event</text:span></text:h>
      <text:p text:style-name="P290"><text:span text:style-name="T309"><text:tab/></text:span><text:span text:style-name="T39">void</text:span><text:span text:style-name="T28"> </text:span><text:span text:style-name="T20">mousePressEvent</text:span>(<text:span text:style-name="T24">QMouseEvent</text:span><text:span text:style-name="T28"> </text:span>*<text:span text:style-name="T36">e</text:span>);<text:span text:style-name="T310"> //鼠标按下事件，会发送Clicked信号</text:span></text:p>
      <text:h text:style-name="Heading_20_3" text:outline-level="3"><text:s/><text:span text:style-name="T309">Public Functions</text:span></text:h>
      <text:p text:style-name="P290"><text:span text:style-name="T309"><text:tab/></text:span><text:span text:style-name="T17">ModVarListBoxItem</text:span>(<text:span text:style-name="T24">QWeakPointer</text:span>&lt;<text:span text:style-name="T24">VarFormData</text:span>&gt;<text:span text:style-name="T28"> </text:span><text:span text:style-name="T36">pointer</text:span>,<text:span text:style-name="T28"> </text:span><text:span text:style-name="T39">int</text:span><text:span text:style-name="T28"> </text:span><text:span text:style-name="T36">num</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10"> //构造函数</text:span></text:p>
      <text:p text:style-name="P290"><text:span text:style-name="T309"><text:tab/></text:span><text:span text:style-name="T24">QLineEdit</text:span><text:span text:style-name="T28"> </text:span>*<text:span text:style-name="T17">ShowEdit</text:span>();<text:span text:style-name="T310"> //显示编辑框并将其指针返回</text:span></text:p>
      <text:p text:style-name="P290"><text:span text:style-name="T309"><text:tab/></text:span><text:span text:style-name="T39">void</text:span><text:span text:style-name="T28"> </text:span><text:span text:style-name="T17">HideEdit</text:span>(<text:span text:style-name="T39">bool</text:span><text:span text:style-name="T28"> </text:span><text:span text:style-name="T36">issave</text:span><text:span text:style-name="T28"> </text:span>=<text:span text:style-name="T28"> </text:span><text:span text:style-name="T39">false</text:span>);<text:span text:style-name="T310"> //隐藏编辑框，如果参数为真则保存编辑框中的值</text:span></text:p>
      <text:p text:style-name="P290"><text:span text:style-name="T309"><text:tab/></text:span><text:span text:style-name="T39">void</text:span><text:span text:style-name="T28"> </text:span><text:span text:style-name="T17">SetNum</text:span>(<text:span text:style-name="T39">int</text:span><text:span text:style-name="T28"> </text:span><text:span text:style-name="T36">num</text:span>);<text:span text:style-name="T310"> //设置num_值</text:span></text:p>
      <text:p text:style-name="P290"><text:span text:style-name="T309"><text:tab/></text:span><text:span text:style-name="T39">int</text:span><text:span text:style-name="T28"> </text:span><text:span text:style-name="T17">GetNum</text:span>();<text:span text:style-name="T310"> //获取num_值</text:span></text:p>
      <text:p text:style-name="P290"><text:span text:style-name="T309"><text:tab/></text:span><text:span text:style-name="T39">void</text:span><text:span text:style-name="T28"> </text:span><text:span text:style-name="T17">SetVal</text:span>(<text:span text:style-name="T24">QString</text:span><text:span text:style-name="T28"> </text:span><text:span text:style-name="T36">val</text:span>);<text:span text:style-name="T311"> //设置val_label_值</text:span></text:p>
      <text:p text:style-name="P290"><text:span text:style-name="T309"><text:tab/></text:span><text:span text:style-name="T24">QString</text:span><text:span text:style-name="T28"> </text:span><text:span text:style-name="T17">GetVal</text:span>();<text:span text:style-name="T311"> //获取val_label_值</text:span></text:p>
      <text:p text:style-name="P290"><text:span text:style-name="T309"><text:tab/></text:span><text:span text:style-name="T24">QString</text:span><text:span text:style-name="T28"> </text:span><text:span text:style-name="T17">GetType</text:span>();<text:span text:style-name="T311"> //获取type_label_值</text:span></text:p>
      <text:p text:style-name="P290"><text:span text:style-name="T309"><text:tab/></text:span><text:span text:style-name="T39">void</text:span><text:span text:style-name="T28"> </text:span><text:span text:style-name="T17">Refresh</text:span>(); //刷新，一般是其他节点的值改变以后需要进行</text:p>
      <text:h text:style-name="P457" text:outline-level="3"><text:span text:style-name="T76"><text:s/></text:span>Properties</text:h>
      <table:table table:name="表格56" table:style-name="表格56">
        <table:table-column table:style-name="表格56.A" table:number-columns-repeated="3"/>
        <table:table-row>
          <table:table-cell table:style-name="表格56.A1" office:value-type="string">
            <text:p text:style-name="P545">名称</text:p>
          </table:table-cell>
          <table:table-cell table:style-name="表格56.A1" office:value-type="string">
            <text:p text:style-name="P545">类型</text:p>
          </table:table-cell>
          <table:table-cell table:style-name="表格56.C1" office:value-type="string">
            <text:p text:style-name="P545">说明</text:p>
          </table:table-cell>
        </table:table-row>
        <table:table-row>
          <table:table-cell table:style-name="表格56.A3" office:value-type="string">
            <text:p text:style-name="P721">isclick_</text:p>
          </table:table-cell>
          <table:table-cell table:style-name="表格56.B3" office:value-type="string">
            <text:p text:style-name="P721">bool</text:p>
          </table:table-cell>
          <table:table-cell table:style-name="表格56.C3" office:value-type="string">
            <text:p text:style-name="P674">决定是否是只读的</text:p>
          </table:table-cell>
        </table:table-row>
        <table:table-row>
          <table:table-cell table:style-name="表格56.A3" office:value-type="string">
            <text:p text:style-name="P721">num_</text:p>
          </table:table-cell>
          <table:table-cell table:style-name="表格56.B3" office:value-type="string">
            <text:p text:style-name="P721">int</text:p>
          </table:table-cell>
          <table:table-cell table:style-name="表格56.C3" office:value-type="string">
            <text:p text:style-name="P674">保存自身是第几位元素</text:p>
          </table:table-cell>
        </table:table-row>
        <table:table-row>
          <table:table-cell table:style-name="表格56.A4" office:value-type="string">
            <text:p text:style-name="P721">pointer_</text:p>
          </table:table-cell>
          <table:table-cell table:style-name="表格56.B4" office:value-type="string">
            <text:p text:style-name="P721">QWeakPointer&lt;VarFormData&gt;</text:p>
          </table:table-cell>
          <table:table-cell table:style-name="表格56.C4" office:value-type="string">
            <text:p text:style-name="P674">Qt智能指针</text:p>
          </table:table-cell>
        </table:table-row>
      </table:table>
      <text:p text:style-name="P202"/>
      <text:p text:style-name="P202"/>
      <text:h text:style-name="Heading_20_2" text:outline-level="2">ModVarWindow<text:span text:style-name="T312"> Class</text:span></text:h>
      <text:p text:style-name="P291"><text:s/>修改变量值窗口</text:p>
      <text:p text:style-name="P291"><text:tab/>Header: <text:s/>commoncontrols.h</text:p>
      <text:p text:style-name="P291"><text:tab/>Inherits: <text:s/>QWidget</text:p>
      <text:h text:style-name="Heading_20_3" text:outline-level="3"><text:s/><text:span text:style-name="T313">Signals</text:span></text:h>
      <text:p text:style-name="P292"><text:span text:style-name="T313"><text:tab/></text:span><text:span text:style-name="T39">void</text:span><text:span text:style-name="T28"> </text:span><text:span text:style-name="T17">Cancel</text:span>();<text:span text:style-name="T317"> //取消信号</text:span></text:p>
      <text:p text:style-name="P292"><text:soft-page-break/><text:span text:style-name="T313"><text:tab/></text:span><text:span text:style-name="T39">void</text:span><text:span text:style-name="T28"> </text:span><text:span text:style-name="T17">Define</text:span>(<text:span text:style-name="T24">QString</text:span><text:span text:style-name="T28"> </text:span><text:span text:style-name="T36">code</text:span>);<text:span text:style-name="T317"> //可写模式下的确定信号</text:span></text:p>
      <text:p text:style-name="P292"><text:span text:style-name="T313"><text:tab/></text:span><text:span text:style-name="T39">void</text:span><text:span text:style-name="T28"> </text:span><text:span text:style-name="T17">Defineed</text:span>();<text:span text:style-name="T317"> //只读模式下的确定信号</text:span></text:p>
      <text:h text:style-name="Heading_20_3" text:outline-level="3"><text:s/><text:span text:style-name="T313">Public Slots</text:span></text:h>
      <text:p text:style-name="P292"><text:span text:style-name="T313"><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18"> //接收缩放比例并将其转交给内部其他控件</text:span></text:p>
      <text:p text:style-name="P292"><text:span text:style-name="T313"><text:tab/></text:span><text:span text:style-name="T39">void</text:span><text:span text:style-name="T28"> </text:span><text:bookmark-start text:name="__DdeLink__20042_592305165"/><text:span text:style-name="T17">AddListItem</text:span><text:bookmark-end text:name="__DdeLink__20042_592305165"/>(<text:span text:style-name="T24">QWeakPointer</text:span>&lt;<text:span text:style-name="T24">VarFormData</text:span>&gt;<text:span text:style-name="T28"> </text:span><text:span text:style-name="T36">pointer</text:span>);<text:span text:style-name="T318"> //向list_box_添加数据</text:span></text:p>
      <text:h text:style-name="P798" text:outline-level="4"><text:s/><text:span text:style-name="T313">Private Slots</text:span></text:h>
      <text:p text:style-name="P292"><text:span text:style-name="T315"><text:tab/></text:span><text:span text:style-name="T48">void</text:span><text:span text:style-name="T34"> </text:span><text:span text:style-name="T23">DefineClicked</text:span><text:span text:style-name="T315">();</text:span><text:span text:style-name="T316"> //确定按钮槽函数，会发送Define和Defineed信号</text:span></text:p>
      <text:p text:style-name="P292"><text:span text:style-name="T315"><text:tab/></text:span><text:span text:style-name="T47">void</text:span><text:span text:style-name="T33"> </text:span><text:span text:style-name="T22">CancelClicked</text:span><text:span text:style-name="T314">();</text:span><text:span text:style-name="T316"> //取消按钮槽函数，会发送Cancel信号</text:span></text:p>
      <text:p text:style-name="P292"><text:span text:style-name="T315"><text:tab/></text:span><text:span text:style-name="T47">void</text:span><text:span text:style-name="T33"> </text:span><text:span text:style-name="T22">KeyboardGetData</text:span><text:span text:style-name="T314">(</text:span><text:span text:style-name="T26">QString</text:span><text:span text:style-name="T33"> </text:span><text:span text:style-name="T38">data</text:span><text:span text:style-name="T314">);</text:span><text:span text:style-name="T316"> //键盘的返回值</text:span></text:p>
      <text:p text:style-name="P292"><text:span text:style-name="T315"><text:tab/></text:span><text:span text:style-name="T33"> </text:span><text:span text:style-name="T47">void</text:span><text:span text:style-name="T33"> </text:span><text:span text:style-name="T22">ItemClicked</text:span><text:span text:style-name="T314">(</text:span><text:span text:style-name="T26">QString</text:span><text:span text:style-name="T33"> </text:span><text:span text:style-name="T38">type</text:span><text:span text:style-name="T314">,</text:span><text:span text:style-name="T33"> </text:span><text:span text:style-name="T26">ModVarListBoxItem</text:span><text:span text:style-name="T33"> </text:span><text:span text:style-name="T314">*</text:span><text:span text:style-name="T38">item</text:span><text:span text:style-name="T314">);</text:span><text:span text:style-name="T316"> //某元素被点击，需要修改数据</text:span></text:p>
      <text:p text:style-name="P292"><text:span text:style-name="T315"><text:tab/></text:span><text:span text:style-name="T47">void</text:span><text:span text:style-name="T33"> </text:span><text:span text:style-name="T22">TrueButtonClicked</text:span><text:span text:style-name="T314">(); //true按钮被点击</text:span></text:p>
      <text:p text:style-name="P292"><text:span text:style-name="T315"><text:tab/></text:span><text:span text:style-name="T47">void</text:span><text:span text:style-name="T33"> </text:span><text:span text:style-name="T22">FalseButtonClicked</text:span><text:span text:style-name="T314">(); //false按钮被点击</text:span></text:p>
      <text:h text:style-name="Heading_20_3" text:outline-level="3"><text:s/><text:span text:style-name="T313">Public Functions</text:span></text:h>
      <text:p text:style-name="P292"><text:span text:style-name="T313"><text:tab/></text:span><text:span text:style-name="T17">ModVarWindow</text:span>(<text:span text:style-name="T24">QWidget</text:span><text:span text:style-name="T28"> </text:span>*<text:span text:style-name="T36">parent</text:span><text:span text:style-name="T28"> </text:span>=<text:span text:style-name="T28"> </text:span><text:span text:style-name="T39">nullptr</text:span>);<text:span text:style-name="T319"> //构造函数</text:span></text:p>
      <text:p text:style-name="P292"><text:span text:style-name="T313"><text:tab/></text:span>~<text:span text:style-name="T20">ModVarWindow</text:span>()<text:span text:style-name="T313">; //析构函数</text:span></text:p>
      <text:p text:style-name="P292"><text:span text:style-name="T313"><text:tab/></text:span><text:span text:style-name="T39">void</text:span><text:span text:style-name="T28"> </text:span><text:span text:style-name="T17">HideTitle</text:span>();<text:span text:style-name="T319"> //隐藏标题栏，当此窗口需要和其他窗口配合使用时需要调用</text:span></text:p>
      <text:p text:style-name="P292"><text:span text:style-name="T313"><text:tab/></text:span><text:span text:style-name="T39">void</text:span><text:span text:style-name="T28"> </text:span><text:span text:style-name="T17">Init</text:span>(<text:span text:style-name="T24">QString</text:span><text:span text:style-name="T28"> </text:span><text:span text:style-name="T36">var_type</text:span>,<text:span text:style-name="T28"> </text:span><text:span text:style-name="T24">QString</text:span><text:span text:style-name="T28"> </text:span><text:span text:style-name="T36">var_name</text:span><text:span text:style-name="T28"> </text:span>=<text:span text:style-name="T28"> </text:span><text:span text:style-name="T24">QString</text:span>());<text:span text:style-name="T319"> //初始化函数</text:span></text:p>
      <text:p text:style-name="P292"><text:span text:style-name="T313"><text:tab/></text:span><text:span text:style-name="T39">void</text:span><text:span text:style-name="T28"> </text:span><text:span text:style-name="T17">Init</text:span>(<text:span text:style-name="T24">QWeakPointer</text:span>&lt;<text:span text:style-name="T24">VarFormData</text:span>&gt;<text:span text:style-name="T28"> </text:span><text:span text:style-name="T36">point</text:span>,<text:span text:style-name="T28"> </text:span><text:span text:style-name="T24">QString</text:span><text:span text:style-name="T28"> </text:span><text:span text:style-name="T36">var_name</text:span>,<text:span text:style-name="T28"> </text:span><text:span text:style-name="T24">QString</text:span><text:span text:style-name="T28"> </text:span><text:span text:style-name="T36">mod_name</text:span>,<text:span text:style-name="T28"> </text:span><text:span text:style-name="T24">QString</text:span><text:span text:style-name="T28"> </text:span><text:span text:style-name="T36">action_scope</text:span>,<text:span text:style-name="T28"> </text:span><text:span text:style-name="T39">bool</text:span><text:span text:style-name="T28"> </text:span><text:span text:style-name="T36">is_static</text:span><text:span text:style-name="T28"> </text:span>=<text:span text:style-name="T28"> </text:span><text:span text:style-name="T39">false</text:span>);<text:span text:style-name="T319"> //初始化函数</text:span></text:p>
      <text:h text:style-name="Heading_20_3" text:outline-level="3"><text:s/><text:span text:style-name="T313">Private Functions</text:span></text:h>
      <text:p text:style-name="P292"><text:span text:style-name="T313"><text:tab/></text:span><text:span text:style-name="T39">void</text:span><text:span text:style-name="T28"> </text:span><text:span text:style-name="T17">ConnectInit</text:span>();<text:span text:style-name="T319"> //信号槽初始化函数</text:span></text:p>
      <text:p text:style-name="P292"><text:span text:style-name="T313"><text:tab/></text:span><text:span text:style-name="T39">void</text:span><text:span text:style-name="T28"> </text:span><text:span text:style-name="T17">AddListItem</text:span>(<text:span text:style-name="T24">QWeakPointer</text:span>&lt;<text:span text:style-name="T24">VarFormData</text:span>&gt;<text:span text:style-name="T28"> </text:span><text:span text:style-name="T36">pointer</text:span>,<text:span text:style-name="T28"> </text:span><text:span text:style-name="T39">int</text:span><text:span text:style-name="T28"> </text:span><text:span text:style-name="T36">num</text:span>);<text:span text:style-name="T319"> //递归向list_box_添加数据，只由此函数的重载函数调用</text:span></text:p>
      <text:p text:style-name="P292"><text:span text:style-name="T313"><text:tab/></text:span><text:span text:style-name="T39">void</text:span><text:span text:style-name="T28"> </text:span><text:span text:style-name="T17">Refresh</text:span>();<text:span text:style-name="T319"> //刷新</text:span></text:p>
      <text:h text:style-name="P458" text:outline-level="3"><text:span text:style-name="T76"><text:s/></text:span>Properties</text:h>
      <table:table table:name="表格57" table:style-name="表格57">
        <table:table-column table:style-name="表格57.A"/>
        <table:table-column table:style-name="表格57.B"/>
        <table:table-column table:style-name="表格57.C"/>
        <table:table-row>
          <table:table-cell table:style-name="表格57.A1" office:value-type="string">
            <text:p text:style-name="P546">名称</text:p>
          </table:table-cell>
          <table:table-cell table:style-name="表格57.A1" office:value-type="string">
            <text:p text:style-name="P546">类型</text:p>
          </table:table-cell>
          <table:table-cell table:style-name="表格57.C1" office:value-type="string">
            <text:p text:style-name="P546">说明</text:p>
          </table:table-cell>
        </table:table-row>
        <table:table-row>
          <table:table-cell table:style-name="表格57.A2" office:value-type="string">
            <text:p text:style-name="P716">scale_w_</text:p>
          </table:table-cell>
          <table:table-cell table:style-name="表格57.B2" office:value-type="string">
            <text:p text:style-name="P716">double</text:p>
          </table:table-cell>
          <table:table-cell table:style-name="表格57.C2" office:value-type="string">
            <text:p text:style-name="P675">缩放比例</text:p>
          </table:table-cell>
        </table:table-row>
        <table:table-row>
          <table:table-cell table:style-name="表格57.A3" office:value-type="string">
            <text:p text:style-name="P720">scale_h_</text:p>
          </table:table-cell>
          <table:table-cell table:style-name="表格57.B3" office:value-type="string">
            <text:p text:style-name="P720">double</text:p>
          </table:table-cell>
          <table:table-cell table:style-name="表格57.C3" office:value-type="string">
            <text:p text:style-name="P675">缩放比例</text:p>
          </table:table-cell>
        </table:table-row>
        <table:table-row>
          <table:table-cell table:style-name="表格57.A7" office:value-type="string">
            <text:p text:style-name="P722">pointer_</text:p>
          </table:table-cell>
          <table:table-cell table:style-name="表格57.B4" office:value-type="string">
            <text:p text:style-name="P722">QWeakPointer&lt;VarFormData&gt;</text:p>
          </table:table-cell>
          <table:table-cell table:style-name="表格57.C4" office:value-type="string">
            <text:p text:style-name="P675">Qt智能指针</text:p>
          </table:table-cell>
        </table:table-row>
        <table:table-row>
          <table:table-cell table:style-name="表格57.A7" office:value-type="string">
            <text:p text:style-name="P722">clicked_item_</text:p>
          </table:table-cell>
          <table:table-cell table:style-name="表格57.B5" office:value-type="string">
            <text:p text:style-name="P722">QPointer&lt;ModVarListBoxItem&gt;</text:p>
          </table:table-cell>
          <table:table-cell table:style-name="表格57.C5" office:value-type="string">
            <text:p text:style-name="P675">Qt智能指针</text:p>
          </table:table-cell>
        </table:table-row>
        <text:soft-page-break/>
        <table:table-row>
          <table:table-cell table:style-name="表格57.A6" office:value-type="string">
            <text:p text:style-name="P722">mod_name_</text:p>
          </table:table-cell>
          <table:table-cell table:style-name="表格57.B6" office:value-type="string">
            <text:p text:style-name="P722">QString</text:p>
          </table:table-cell>
          <table:table-cell table:style-name="表格57.C6" office:value-type="string">
            <text:p text:style-name="P675">模块名</text:p>
          </table:table-cell>
        </table:table-row>
        <table:table-row>
          <table:table-cell table:style-name="表格57.A7" office:value-type="string">
            <text:p text:style-name="P722">action_scope_</text:p>
          </table:table-cell>
          <table:table-cell table:style-name="表格57.B7" office:value-type="string">
            <text:p text:style-name="P722">QString</text:p>
          </table:table-cell>
          <table:table-cell table:style-name="表格57.C7" office:value-type="string">
            <text:p text:style-name="P675">作用域</text:p>
          </table:table-cell>
        </table:table-row>
        <table:table-row>
          <table:table-cell table:style-name="表格57.A8" office:value-type="string">
            <text:p text:style-name="P722">isstatic_</text:p>
          </table:table-cell>
          <table:table-cell table:style-name="表格57.B8" office:value-type="string">
            <text:p text:style-name="P722">bool</text:p>
          </table:table-cell>
          <table:table-cell table:style-name="表格57.C8" office:value-type="string">
            <text:p text:style-name="P675">是否为只读</text:p>
          </table:table-cell>
        </table:table-row>
      </table:table>
      <text:p text:style-name="P203"/>
      <text:p text:style-name="P203"/>
      <text:h text:style-name="Heading_20_2" text:outline-level="2">ModifyRanges<text:span text:style-name="T320"> Class</text:span></text:h>
      <text:p text:style-name="P293"><text:s/>程序数据中的修改范围窗口</text:p>
      <text:p text:style-name="P293"><text:tab/>Header: <text:s/>programdata.h</text:p>
      <text:p text:style-name="P293"><text:tab/>Inherits: <text:s/>QFrame</text:p>
      <text:h text:style-name="Heading_20_3" text:outline-level="3"><text:s/><text:span text:style-name="T320">Signals</text:span></text:h>
      <text:p text:style-name="P294"><text:span text:style-name="T320"><text:tab/></text:span><text:span text:style-name="T39">void</text:span><text:span text:style-name="T28"> </text:span><text:span text:style-name="T17">BuiltIn</text:span>(); //内置</text:p>
      <text:p text:style-name="P294"><text:span text:style-name="T320"><text:tab/></text:span><text:span text:style-name="T39">void</text:span><text:span text:style-name="T28"> </text:span><text:span text:style-name="T17">CurrTask</text:span>(); //当前执行与任务</text:p>
      <text:p text:style-name="P294"><text:span text:style-name="T320"><text:tab/></text:span><text:span text:style-name="T39">void</text:span><text:span text:style-name="T28"> </text:span><text:span text:style-name="T17">Mod</text:span>(<text:span text:style-name="T24">QString</text:span><text:span text:style-name="T28"> </text:span><text:span text:style-name="T36">mod_name</text:span>); //模块</text:p>
      <text:p text:style-name="P294"><text:span text:style-name="T320"><text:tab/></text:span><text:span text:style-name="T39">void</text:span><text:span text:style-name="T28"> </text:span><text:span text:style-name="T17">Rout</text:span>(<text:span text:style-name="T24">QString</text:span><text:span text:style-name="T28"> </text:span><text:span text:style-name="T36">rout_name</text:span>); //例行程序</text:p>
      <text:h text:style-name="Heading_20_3" text:outline-level="3"><text:s/><text:span text:style-name="T320">Public Functions</text:span></text:h>
      <text:p text:style-name="P294"><text:span text:style-name="T320"><text:tab/></text:span><text:span text:style-name="T17">ModifyRanges</text:span>(<text:span text:style-name="T24">QWidget</text:span><text:span text:style-name="T28"> </text:span>*<text:span text:style-name="T36">parent</text:span><text:span text:style-name="T28"> </text:span>=<text:span text:style-name="T28"> </text:span><text:span text:style-name="T39">nullptr</text:span>);<text:span text:style-name="T320"> //构造函数</text:span></text:p>
      <text:p text:style-name="P294"><text:span text:style-name="T320"><text:tab/></text:span><text:span text:style-name="T39">void</text:span><text:span text:style-name="T28"> </text:span><text:span text:style-name="T17">Refresh</text:span>();<text:span text:style-name="T320"> //刷新</text:span></text:p>
      <text:p text:style-name="P294"><text:span text:style-name="T320"><text:tab/></text:span><text:span text:style-name="T24">QString</text:span><text:span text:style-name="T28"> </text:span><text:span text:style-name="T17">GetTask</text:span>();<text:span text:style-name="T320"> //获取任务</text:span></text:p>
      <text:p text:style-name="P294"><text:span text:style-name="T320"><text:tab/></text:span><text:span text:style-name="T24">QString</text:span><text:span text:style-name="T28"> </text:span><text:span text:style-name="T17">GetMod</text:span>();<text:span text:style-name="T320"> //获取模块</text:span></text:p>
      <text:p text:style-name="P294"><text:span text:style-name="T320"><text:tab/></text:span><text:span text:style-name="T24">QString</text:span><text:span text:style-name="T28"> </text:span><text:span text:style-name="T17">GetRout</text:span>();<text:span text:style-name="T320"> //获取例行程序</text:span></text:p>
      <text:p text:style-name="P294"><text:span text:style-name="T320"><text:tab/></text:span><text:span text:style-name="T24">QString</text:span><text:span text:style-name="T28"> </text:span><text:span text:style-name="T17">GetRange</text:span>();<text:span text:style-name="T320"> //获取范围</text:span></text:p>
      <text:p text:style-name="P293"/>
      <text:p text:style-name="P293"/>
      <text:h text:style-name="Heading_20_2" text:outline-level="2">Modular<text:span text:style-name="T320"> Class</text:span></text:h>
      <text:p text:style-name="P293"><text:s/>程序编辑器中的模块窗口</text:p>
      <text:p text:style-name="P293"><text:tab/>Header: <text:s/>progeditmain.h</text:p>
      <text:p text:style-name="P293"><text:tab/>Inherits: <text:s/>WindowObject</text:p>
      <text:h text:style-name="Heading_20_3" text:outline-level="3"><text:s/><text:span text:style-name="T320">Signals</text:span></text:h>
      <text:p text:style-name="P294"><text:span text:style-name="T320"><text:tab/></text:span><text:span text:style-name="T39">void</text:span><text:span text:style-name="T28"> </text:span><text:span text:style-name="T17">AddMod</text:span>(<text:span text:style-name="T24">QString</text:span><text:span text:style-name="T28"> </text:span><text:span text:style-name="T36">name</text:span>,<text:span text:style-name="T28"> </text:span><text:span text:style-name="T39">bool</text:span><text:span text:style-name="T28"> </text:span><text:span text:style-name="T36">syur</text:span>); //为例行程序类提供模块</text:p>
      <text:p text:style-name="P294"><text:span text:style-name="T320"><text:tab/></text:span><text:span text:style-name="T39">void</text:span><text:span text:style-name="T28"> </text:span><text:span text:style-name="T17">RevMod</text:span>(<text:span text:style-name="T24">QString</text:span><text:span text:style-name="T28"> </text:span><text:span text:style-name="T36">mod_name</text:span>); //模块被修改</text:p>
      <text:p text:style-name="P294"><text:soft-page-break/><text:span text:style-name="T320"><text:tab/></text:span><text:span text:style-name="T39">void</text:span><text:span text:style-name="T28"> </text:span><text:span text:style-name="T17">ClearFocus</text:span>(); //清空Routine类的数据</text:p>
      <text:h text:style-name="Heading_20_3" text:outline-level="3"><text:s/><text:span text:style-name="T320">Public Slots</text:span></text:h>
      <text:p text:style-name="P294"><text:span text:style-name="T320"><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0"> //修改缩放比例</text:span></text:p>
      <text:p text:style-name="P294"><text:span text:style-name="T320"><text:tab/></text:span><text:span text:style-name="T39">void</text:span><text:span text:style-name="T28"> </text:span><text:span text:style-name="T17">Init</text:span>(); //初始化</text:p>
      <text:p text:style-name="P294"><text:span text:style-name="T320"><text:tab/></text:span><text:span text:style-name="T39">void</text:span><text:span text:style-name="T28"> </text:span><text:span text:style-name="T17">ReadMod</text:span>();<text:span text:style-name="T320"> //从EditData中读取模块信息</text:span></text:p>
      <text:p text:style-name="P294"><text:span text:style-name="T320"><text:tab/></text:span><text:span text:style-name="T39">void</text:span><text:span text:style-name="T28"> </text:span><text:span text:style-name="T17">HideControl</text:span>();<text:span text:style-name="T320"> //隐藏控件</text:span></text:p>
      <text:p text:style-name="P294"><text:span text:style-name="T320"><text:tab/></text:span><text:span text:style-name="T39">void</text:span><text:span text:style-name="T28"> </text:span><text:span text:style-name="T17">ShowControl</text:span>();<text:span text:style-name="T320"> //显示控件</text:span></text:p>
      <text:h text:style-name="Heading_20_3" text:outline-level="3"><text:s/><text:span text:style-name="T320">Private Slots</text:span></text:h>
      <text:p text:style-name="P294"><text:span text:style-name="T320"><text:tab/></text:span><text:span text:style-name="T39">void</text:span><text:span text:style-name="T28"> </text:span><text:span text:style-name="T17">ShowCreateMod</text:span>();<text:span text:style-name="T320"> //显示新建模块窗口</text:span></text:p>
      <text:p text:style-name="P294"><text:span text:style-name="T320"><text:tab/></text:span><text:span text:style-name="T39">void</text:span><text:span text:style-name="T28"> </text:span><text:span text:style-name="T17">ShowLoadMod</text:span>(); //显示加载模块窗口</text:p>
      <text:p text:style-name="P294"><text:span text:style-name="T320"><text:tab/></text:span><text:span text:style-name="T39">void</text:span><text:span text:style-name="T28"> </text:span><text:span text:style-name="T17">ShowSaveMod</text:span>(); //显示保存模块窗口</text:p>
      <text:p text:style-name="P294"><text:span text:style-name="T320"><text:tab/></text:span><text:span text:style-name="T39">void</text:span><text:span text:style-name="T28"> </text:span><text:span text:style-name="T17">ShowChangeState</text:span>(); //显示更改声明窗口</text:p>
      <text:p text:style-name="P294"><text:span text:style-name="T320"><text:tab/></text:span><text:span text:style-name="T39">void</text:span><text:span text:style-name="T28"> </text:span><text:span text:style-name="T17">DeleteMod</text:span>(); //删除模块</text:p>
      <text:h text:style-name="Heading_20_3" text:outline-level="3"><text:s/><text:span text:style-name="T320">Event</text:span></text:h>
      <text:p text:style-name="P294"><text:span text:style-name="T320"><text:tab/></text:span><text:span text:style-name="T39">void</text:span><text:span text:style-name="T28"> </text:span><text:span text:style-name="T20">resizeEvent</text:span>(<text:span text:style-name="T24">QResizeEvent</text:span><text:span text:style-name="T28"> </text:span>*);<text:span text:style-name="T320"> //窗口大小改变事件，会改变内部控件的大小和位置</text:span></text:p>
      <text:h text:style-name="Heading_20_3" text:outline-level="3"><text:s/><text:span text:style-name="T320">Public Functions</text:span></text:h>
      <text:p text:style-name="P294"><text:span text:style-name="T320"><text:tab/></text:span><text:span text:style-name="T17">Modular</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4</text:span>);<text:span text:style-name="T320"> //构造函数</text:span></text:p>
      <text:h text:style-name="Heading_20_3" text:outline-level="3"><text:s/><text:span text:style-name="T320">Private Functions</text:span></text:h>
      <text:p text:style-name="P294"><text:span text:style-name="T320"><text:tab/></text:span><text:span text:style-name="T39">void</text:span><text:span text:style-name="T28"> </text:span><text:span text:style-name="T17">CreateMod</text:span>(); //新建模块</text:p>
      <text:p text:style-name="P294"><text:span text:style-name="T320"><text:tab/></text:span><text:span text:style-name="T39">void</text:span><text:span text:style-name="T28"> </text:span><text:span text:style-name="T17">LoadMod</text:span>(); //加载模块</text:p>
      <text:p text:style-name="P294"><text:span text:style-name="T320"><text:tab/></text:span><text:span text:style-name="T39">void</text:span><text:span text:style-name="T28"> </text:span><text:span text:style-name="T17">SaveMod</text:span>(); //保存模块</text:p>
      <text:p text:style-name="P294"><text:span text:style-name="T320"><text:tab/></text:span><text:span text:style-name="T39">void</text:span><text:span text:style-name="T28"> </text:span><text:span text:style-name="T17">ChangeState</text:span>(); //更改声明</text:p>
      <text:p text:style-name="P293"/>
      <text:p text:style-name="P293"/>
      <text:h text:style-name="Heading_20_2" text:outline-level="2">Monitor<text:span text:style-name="T320"> Class</text:span></text:h>
      <text:p text:style-name="P293"><text:s/>控制面板中的监控界面</text:p>
      <text:p text:style-name="P293"><text:tab/>Header: <text:s/>control.h</text:p>
      <text:p text:style-name="P293"><text:tab/>Inherits: <text:s/>WindowObject</text:p>
      <text:h text:style-name="Heading_20_3" text:outline-level="3"><text:soft-page-break/><text:s/><text:span text:style-name="T320">Public Slots</text:span></text:h>
      <text:p text:style-name="P294"><text:span text:style-name="T320"><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0"> //修改缩放比例</text:span></text:p>
      <text:h text:style-name="Heading_20_3" text:outline-level="3"><text:s/><text:span text:style-name="T320">Event</text:span></text:h>
      <text:p text:style-name="P294"><text:span text:style-name="T320"><text:tab/></text:span><text:span text:style-name="T39">void</text:span><text:span text:style-name="T28"> </text:span><text:span text:style-name="T20">resizeEvent</text:span>(<text:span text:style-name="T24">QResizeEvent</text:span><text:span text:style-name="T28"> </text:span>*);<text:span text:style-name="T320"> //窗口大小改变事件，会改变内部控件的大小和位置</text:span></text:p>
      <text:h text:style-name="Heading_20_3" text:outline-level="3"><text:s/><text:span text:style-name="T320">Public Functions</text:span></text:h>
      <text:p text:style-name="P294"><text:span text:style-name="T320"><text:tab/></text:span><text:span text:style-name="T17">Monitor</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320"> //构造函数</text:span></text:p>
      <text:p text:style-name="P293"/>
      <text:p text:style-name="P293"/>
      <text:h text:style-name="Heading_20_2" text:outline-level="2">MoveOptVarWindow<text:span text:style-name="T321"> Class</text:span></text:h>
      <text:p text:style-name="P295"><text:s/>ChangeMoveWindow窗口中的可选变量窗口</text:p>
      <text:p text:style-name="P295"><text:tab/>Header: <text:s/>progeditmain.h</text:p>
      <text:p text:style-name="P295"><text:tab/>Inherits: <text:s/>QWidget</text:p>
      <text:h text:style-name="Heading_20_3" text:outline-level="3"><text:s/><text:span text:style-name="T322">Signals</text:span></text:h>
      <text:p text:style-name="P296"><text:span text:style-name="T322"><text:tab/></text:span><text:span text:style-name="T39">void</text:span><text:span text:style-name="T28"> </text:span><text:span text:style-name="T17">CloseWindow</text:span>();<text:span text:style-name="T322"> //关闭窗口信号</text:span></text:p>
      <text:h text:style-name="Heading_20_3" text:outline-level="3"><text:s/><text:span text:style-name="T322">Public Slots</text:span></text:h>
      <text:p text:style-name="P296"><text:span text:style-name="T32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2"> //接收缩放比例并将其转交给内部其他控件</text:span></text:p>
      <text:h text:style-name="Heading_20_3" text:outline-level="3"><text:s/><text:span text:style-name="T322">Public Functions</text:span></text:h>
      <text:p text:style-name="P296"><text:span text:style-name="T322"><text:tab/></text:span><text:span text:style-name="T17">MoveOptVarWindow</text:span>(<text:span text:style-name="T24">QWidget</text:span><text:span text:style-name="T28"> </text:span>*<text:span text:style-name="T36">parent</text:span><text:span text:style-name="T28"> </text:span>=<text:span text:style-name="T28"> </text:span><text:span text:style-name="T39">nullptr</text:span>);<text:span text:style-name="T322"> //构造函数</text:span></text:p>
      <text:h text:style-name="Heading_20_3" text:outline-level="3"><text:s/><text:span text:style-name="T322">Private Functions</text:span></text:h>
      <text:p text:style-name="P296"><text:span text:style-name="T322"><text:tab/></text:span><text:span text:style-name="T39">void</text:span><text:span text:style-name="T28"> </text:span><text:span text:style-name="T17">ConnectInit</text:span>();<text:span text:style-name="T322"> //信号槽初始化函数</text:span></text:p>
      <text:p text:style-name="P295"/>
      <text:p text:style-name="P295"/>
      <text:h text:style-name="Heading_20_2" text:outline-level="2">NatuleWindow<text:span text:style-name="T323"> Class</text:span></text:h>
      <text:p text:style-name="P297"><text:s/>文件资源管理器中的属性窗口</text:p>
      <text:p text:style-name="P297"><text:tab/>Header: <text:s/>filemanager.h</text:p>
      <text:p text:style-name="P297"><text:tab/>Inherits: <text:s/>QWidget</text:p>
      <text:h text:style-name="Heading_20_3" text:outline-level="3"><text:s/><text:span text:style-name="T323">Signals</text:span></text:h>
      <text:p text:style-name="P298"><text:span text:style-name="T323"><text:tab/></text:span><text:span text:style-name="T39">void</text:span><text:span text:style-name="T28"> </text:span><text:span text:style-name="T17">Close</text:span>();<text:span text:style-name="T323"> //关闭信号</text:span></text:p>
      <text:h text:style-name="Heading_20_3" text:outline-level="3"><text:soft-page-break/><text:s/><text:span text:style-name="T323">Public Functions</text:span></text:h>
      <text:p text:style-name="P298"><text:span text:style-name="T323"><text:tab/></text:span><text:span text:style-name="T17">NatuleWindow</text:span>(<text:span text:style-name="T24">QWidget</text:span><text:span text:style-name="T28"> </text:span>*<text:span text:style-name="T36">parent</text:span><text:span text:style-name="T28"> </text:span>=<text:span text:style-name="T28"> </text:span><text:span text:style-name="T39">nullptr</text:span>);<text:span text:style-name="T323"> //构造函数</text:span></text:p>
      <text:p text:style-name="P298"><text:span text:style-name="T323"><text:tab/></text:span><text:span text:style-name="T39">void</text:span><text:span text:style-name="T28"> </text:span><text:span text:style-name="T17">SetRootPath</text:span>(<text:span text:style-name="T24">QString</text:span><text:span text:style-name="T28"> </text:span>*<text:span text:style-name="T36">root_path</text:span>);<text:span text:style-name="T323"> //设置根目录</text:span></text:p>
      <text:p text:style-name="P298"><text:span text:style-name="T323"><text:tab/></text:span><text:span text:style-name="T39">void</text:span><text:span text:style-name="T28"> </text:span><text:span text:style-name="T17">Init</text:span>(<text:span text:style-name="T24">QString</text:span><text:span text:style-name="T28"> </text:span><text:span text:style-name="T36">path</text:span>);<text:span text:style-name="T323"> //初始化函数</text:span></text:p>
      <text:h text:style-name="P459" text:outline-level="3"><text:span text:style-name="T76"><text:s/></text:span>Properties</text:h>
      <table:table table:name="表格58" table:style-name="表格58">
        <table:table-column table:style-name="表格58.A" table:number-columns-repeated="3"/>
        <table:table-row>
          <table:table-cell table:style-name="表格58.A1" office:value-type="string">
            <text:p text:style-name="P547">名称</text:p>
          </table:table-cell>
          <table:table-cell table:style-name="表格58.A1" office:value-type="string">
            <text:p text:style-name="P547">类型</text:p>
          </table:table-cell>
          <table:table-cell table:style-name="表格58.C1" office:value-type="string">
            <text:p text:style-name="P547">说明</text:p>
          </table:table-cell>
        </table:table-row>
        <table:table-row>
          <table:table-cell table:style-name="表格58.A2" office:value-type="string">
            <text:p text:style-name="P723">root_path_</text:p>
          </table:table-cell>
          <table:table-cell table:style-name="表格58.B2" office:value-type="string">
            <text:p text:style-name="P723">QString</text:p>
          </table:table-cell>
          <table:table-cell table:style-name="表格58.C2" office:value-type="string">
            <text:p text:style-name="P676">根目录</text:p>
          </table:table-cell>
        </table:table-row>
        <table:table-row>
          <table:table-cell table:style-name="表格58.A3" office:value-type="string">
            <text:p text:style-name="P723">curr_path_</text:p>
          </table:table-cell>
          <table:table-cell table:style-name="表格58.B3" office:value-type="string">
            <text:p text:style-name="P723">QString</text:p>
          </table:table-cell>
          <table:table-cell table:style-name="表格58.C3" office:value-type="string">
            <text:p text:style-name="P676">当前目录</text:p>
          </table:table-cell>
        </table:table-row>
      </table:table>
      <text:p text:style-name="P204"/>
      <text:p text:style-name="P204"/>
      <text:h text:style-name="Heading_20_2" text:outline-level="2">NoFocus<text:span text:style-name="T324"> Class</text:span></text:h>
      <text:p text:style-name="P299"><text:s/>用于去除TableBox中的虚线框</text:p>
      <text:p text:style-name="P299"><text:tab/>Header: <text:s/>listboxobject.h</text:p>
      <text:p text:style-name="P299"><text:tab/>Inherits: <text:s/>QScrollBar</text:p>
      <text:h text:style-name="Heading_20_3" text:outline-level="3"><text:s/><text:span text:style-name="T324">Event</text:span></text:h>
      <text:p text:style-name="P300"><text:span text:style-name="T324"><text:tab/></text:span><text:span text:style-name="T39">void</text:span><text:span text:style-name="T28"> </text:span><text:span text:style-name="T20">paint</text:span>(<text:span text:style-name="T24">QPainter</text:span><text:span text:style-name="T28"> </text:span>*<text:span text:style-name="T36">paint</text:span>,<text:span text:style-name="T28"> </text:span><text:span text:style-name="T39">const</text:span><text:span text:style-name="T28"> </text:span><text:span text:style-name="T24">QStyleOptionViewItem</text:span><text:span text:style-name="T28"> </text:span>&amp;<text:span text:style-name="T36">option</text:span>,<text:span text:style-name="T28"> </text:span><text:span text:style-name="T39">const</text:span><text:span text:style-name="T28"> </text:span><text:span text:style-name="T24">QModelIndex</text:span><text:span text:style-name="T28"> </text:span>&amp;<text:span text:style-name="T36">index</text:span>)<text:span text:style-name="T28"> </text:span><text:span text:style-name="T39">const</text:span>;<text:span text:style-name="T324"> //窗口重绘事件</text:span></text:p>
      <text:h text:style-name="Heading_20_3" text:outline-level="3"><text:s/><text:span text:style-name="T324">Public Functions</text:span></text:h>
      <text:p text:style-name="P300"><text:span text:style-name="T324"><text:tab/></text:span><text:span text:style-name="T17">NoFocus</text:span>(<text:span text:style-name="T24">QObject</text:span><text:span text:style-name="T35"> </text:span><text:span text:style-name="T36">parent</text:span><text:span text:style-name="T28"> </text:span>=<text:span text:style-name="T28"> </text:span><text:span text:style-name="T39">nullptr</text:span>);<text:span text:style-name="T324"> //构造函数</text:span></text:p>
      <text:p text:style-name="P300"><text:span text:style-name="T324"><text:tab/></text:span>~<text:span text:style-name="T20">NoFocus</text:span>();<text:span text:style-name="T324"> //析构函数</text:span></text:p>
      <text:p text:style-name="P299"/>
      <text:p text:style-name="P299"/>
      <text:h text:style-name="Heading_20_2" text:outline-level="2">NumKey<text:span text:style-name="T325"> Class</text:span></text:h>
      <text:p text:style-name="P301"><text:s/>数字键盘</text:p>
      <text:p text:style-name="P301"><text:tab/>Header: <text:s/>commoncontrols.h</text:p>
      <text:p text:style-name="P301"><text:tab/>Inherits: <text:s/>QFrame</text:p>
      <text:h text:style-name="Heading_20_3" text:outline-level="3"><text:s/><text:span text:style-name="T325">Signals</text:span></text:h>
      <text:p text:style-name="P302"><text:span text:style-name="T325"><text:tab/></text:span><text:span text:style-name="T39">void</text:span><text:span text:style-name="T28"> </text:span><text:span text:style-name="T17">DefineButton</text:span>();<text:span text:style-name="T325"> //确定信号</text:span></text:p>
      <text:p text:style-name="P302"><text:span text:style-name="T325"><text:tab/></text:span><text:span text:style-name="T39">void</text:span><text:span text:style-name="T28"> </text:span><text:span text:style-name="T17">CancelButton</text:span>();<text:span text:style-name="T325"> //取消信号</text:span></text:p>
      <text:h text:style-name="Heading_20_3" text:outline-level="3"><text:soft-page-break/><text:s/><text:span text:style-name="T325">Private Slots</text:span></text:h>
      <text:p text:style-name="P302"><text:span text:style-name="T325"><text:tab/></text:span><text:span text:style-name="T39">void</text:span><text:span text:style-name="T28"> </text:span><text:span text:style-name="T17">ButtonClicked</text:span>();<text:span text:style-name="T325"> //按键处理中心</text:span></text:p>
      <text:h text:style-name="Heading_20_3" text:outline-level="3"><text:s/><text:span text:style-name="T325">Event</text:span></text:h>
      <text:p text:style-name="P302"><text:span text:style-name="T325"><text:tab/></text:span><text:span text:style-name="T39">bool</text:span><text:span text:style-name="T28"> </text:span><text:span text:style-name="T20">eventFilter</text:span>(<text:span text:style-name="T24">QObject</text:span><text:span text:style-name="T28"> </text:span>*<text:span text:style-name="T36">object</text:span>,<text:span text:style-name="T28"> </text:span><text:span text:style-name="T24">QEvent</text:span><text:span text:style-name="T28"> </text:span>*<text:span text:style-name="T36">event</text:span>);<text:span text:style-name="T325"> //事件过滤器，用于防止编辑框失去焦点</text:span></text:p>
      <text:h text:style-name="Heading_20_3" text:outline-level="3"><text:s/><text:span text:style-name="T325">Public Functions</text:span></text:h>
      <text:p text:style-name="P302"><text:span text:style-name="T325"><text:tab/></text:span><text:span text:style-name="T17">NumKey</text:span>(<text:span text:style-name="T24">QWidget</text:span><text:span text:style-name="T28"> </text:span>*<text:span text:style-name="T36">parent</text:span><text:span text:style-name="T28"> </text:span>=<text:span text:style-name="T28"> </text:span><text:span text:style-name="T39">nullptr</text:span>);<text:span text:style-name="T325"> //构造函数</text:span></text:p>
      <text:p text:style-name="P302"><text:span text:style-name="T325"><text:tab/></text:span><text:span text:style-name="T39">void</text:span><text:span text:style-name="T28"> </text:span><text:span text:style-name="T17">Init</text:span>(<text:span text:style-name="T24">QPointer</text:span>&lt;<text:span text:style-name="T24">QLineEdit</text:span>&gt;<text:span text:style-name="T28"> </text:span><text:span text:style-name="T36">edit</text:span>);<text:span text:style-name="T325"> //初始化函数</text:span></text:p>
      <text:p text:style-name="P302"><text:span text:style-name="T325"><text:tab/></text:span><text:span text:style-name="T39">void</text:span><text:span text:style-name="T28"> </text:span><text:span text:style-name="T17">Clear</text:span>();<text:span text:style-name="T326"> //清除</text:span></text:p>
      <text:p text:style-name="P302"><text:span text:style-name="T325"><text:tab/></text:span><text:span text:style-name="T24">QPushButton</text:span><text:span text:style-name="T28"> </text:span>*<text:span text:style-name="T17">GetFEButton</text:span>();<text:span text:style-name="T326"> //将f_e_按钮导出</text:span></text:p>
      <text:h text:style-name="Heading_20_3" text:outline-level="3"><text:s/><text:span text:style-name="T325">Private Functions</text:span></text:h>
      <text:p text:style-name="P302"><text:span text:style-name="T325"><text:tab/></text:span><text:span text:style-name="T39">void</text:span><text:span text:style-name="T28"> </text:span><text:span text:style-name="T17">ConnectInit</text:span>();<text:span text:style-name="T325"> //信号槽的初始化</text:span></text:p>
      <text:h text:style-name="P460" text:outline-level="3"><text:span text:style-name="T76"><text:s/></text:span>Properties</text:h>
      <table:table table:name="表格59" table:style-name="表格59">
        <table:table-column table:style-name="表格59.A" table:number-columns-repeated="3"/>
        <table:table-row>
          <table:table-cell table:style-name="表格59.A1" office:value-type="string">
            <text:p text:style-name="P548">名称</text:p>
          </table:table-cell>
          <table:table-cell table:style-name="表格59.A1" office:value-type="string">
            <text:p text:style-name="P548">类型</text:p>
          </table:table-cell>
          <table:table-cell table:style-name="表格59.C1" office:value-type="string">
            <text:p text:style-name="P548">说明</text:p>
          </table:table-cell>
        </table:table-row>
        <table:table-row>
          <table:table-cell table:style-name="表格59.A2" office:value-type="string">
            <text:p text:style-name="P724">edit_</text:p>
          </table:table-cell>
          <table:table-cell table:style-name="表格59.B2" office:value-type="string">
            <text:p text:style-name="P724">QPointer&lt;QLineEdit&gt;</text:p>
          </table:table-cell>
          <table:table-cell table:style-name="表格59.C2" office:value-type="string">
            <text:p text:style-name="P677">编辑框指针指针</text:p>
          </table:table-cell>
        </table:table-row>
        <table:table-row>
          <table:table-cell table:style-name="表格59.A3" office:value-type="string">
            <text:p text:style-name="P724">isf_</text:p>
          </table:table-cell>
          <table:table-cell table:style-name="表格59.B3" office:value-type="string">
            <text:p text:style-name="P724">bool</text:p>
          </table:table-cell>
          <table:table-cell table:style-name="表格59.C3" office:value-type="string">
            <text:p text:style-name="P677">真为科学计数法</text:p>
          </table:table-cell>
        </table:table-row>
      </table:table>
      <text:p text:style-name="P205"/>
      <text:p text:style-name="P205"/>
      <text:h text:style-name="Heading_20_2" text:outline-level="2">PKWidget<text:span text:style-name="T326"> Class</text:span></text:h>
      <text:p text:style-name="P303"><text:s/>控制面板中的ProgKeys功能中所显示的界面</text:p>
      <text:p text:style-name="P303"><text:tab/>Header: <text:s/>control.h</text:p>
      <text:p text:style-name="P303"><text:tab/>Inherits: <text:s/>QWidget</text:p>
      <text:h text:style-name="Heading_20_3" text:outline-level="3"><text:s/><text:span text:style-name="T326">Public Slots</text:span></text:h>
      <text:p text:style-name="P304"><text:span text:style-name="T32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6"> //修改缩放比例</text:span></text:p>
      <text:p text:style-name="P304"><text:span text:style-name="T326"><text:tab/></text:span><text:span text:style-name="T39">void</text:span><text:span text:style-name="T28"> </text:span><text:span text:style-name="T17">DefineClicked</text:span>();<text:span text:style-name="T326"> //确定按钮槽函数</text:span></text:p>
      <text:h text:style-name="Heading_20_3" text:outline-level="3"><text:s/><text:span text:style-name="T326">Private Slots</text:span></text:h>
      <text:p text:style-name="P304"><text:span text:style-name="T326"><text:tab/></text:span><text:span text:style-name="T39">void</text:span><text:span text:style-name="T28"> </text:span><text:span text:style-name="T17">TypeBoxClicked</text:span>(<text:span text:style-name="T39">int</text:span><text:span text:style-name="T28"> </text:span><text:span text:style-name="T36">num</text:span>);<text:span text:style-name="T326"> //类型选择</text:span></text:p>
      <text:p text:style-name="P304"><text:span text:style-name="T326"><text:tab/></text:span><text:span text:style-name="T39">void</text:span><text:span text:style-name="T28"> </text:span><text:span text:style-name="T17">OutItemClicked</text:span>(<text:span text:style-name="T24">QTableWidgetItem</text:span><text:span text:style-name="T28"> </text:span>*<text:span text:style-name="T36">item</text:span>);<text:span text:style-name="T326"> //output_label_被点击</text:span></text:p>
      <text:p text:style-name="P304"><text:span text:style-name="T326"><text:tab/></text:span><text:span text:style-name="T39">void</text:span><text:span text:style-name="T28"> </text:span><text:span text:style-name="T17">IntItemClicked</text:span>(<text:span text:style-name="T24">QTableWidgetItem</text:span><text:span text:style-name="T28"> </text:span>*<text:span text:style-name="T36">item</text:span>);<text:span text:style-name="T326"> //input_frame_被点击</text:span></text:p>
      <text:h text:style-name="Heading_20_3" text:outline-level="3"><text:soft-page-break/><text:s/><text:span text:style-name="T326">Event</text:span></text:h>
      <text:p text:style-name="P304"><text:span text:style-name="T326"><text:tab/></text:span><text:span text:style-name="T39">void</text:span><text:span text:style-name="T28"> </text:span><text:span text:style-name="T20">resizeEvent</text:span>(<text:span text:style-name="T24">QResizeEvent</text:span><text:span text:style-name="T28"> </text:span>*);<text:span text:style-name="T326"> //窗口大小改变事件，会修改内部控件的大小和位置</text:span></text:p>
      <text:h text:style-name="Heading_20_3" text:outline-level="3"><text:s/><text:span text:style-name="T326">Public Functions</text:span></text:h>
      <text:p text:style-name="P304"><text:span text:style-name="T326"><text:tab/></text:span><text:span text:style-name="T17">PKWidget</text:span>(<text:span text:style-name="T39">int</text:span><text:span text:style-name="T28"> </text:span><text:span text:style-name="T36">num</text:span>,<text:span text:style-name="T28"> </text:span><text:span text:style-name="T24">QTabWidget</text:span><text:span text:style-name="T28"> </text:span>*<text:span text:style-name="T36">tabwidget</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26"> //构造函数</text:span></text:p>
      <text:p text:style-name="P304"><text:span text:style-name="T326"><text:tab/></text:span><text:span text:style-name="T39">void</text:span><text:span text:style-name="T28"> </text:span><text:span text:style-name="T17">Init</text:span>();<text:span text:style-name="T326"> //初始化函数函数</text:span></text:p>
      <text:h text:style-name="Heading_20_3" text:outline-level="3"><text:s/><text:span text:style-name="T326">Private Functions</text:span></text:h>
      <text:p text:style-name="P304"><text:span text:style-name="T326"><text:tab/></text:span><text:span text:style-name="T39">void</text:span><text:span text:style-name="T28"> </text:span><text:span text:style-name="T17">ConnectInit</text:span>();<text:span text:style-name="T326"> //信号槽初始化函数</text:span></text:p>
      <text:h text:style-name="P461" text:outline-level="3"><text:span text:style-name="T76"><text:s/></text:span>Properties</text:h>
      <table:table table:name="表格60" table:style-name="表格60">
        <table:table-column table:style-name="表格60.A" table:number-columns-repeated="3"/>
        <table:table-row>
          <table:table-cell table:style-name="表格60.A1" office:value-type="string">
            <text:p text:style-name="P549">名称</text:p>
          </table:table-cell>
          <table:table-cell table:style-name="表格60.A1" office:value-type="string">
            <text:p text:style-name="P549">类型</text:p>
          </table:table-cell>
          <table:table-cell table:style-name="表格60.C1" office:value-type="string">
            <text:p text:style-name="P549">说明</text:p>
          </table:table-cell>
        </table:table-row>
        <table:table-row>
          <table:table-cell table:style-name="表格60.A3" office:value-type="string">
            <text:p text:style-name="P726">num_</text:p>
          </table:table-cell>
          <table:table-cell table:style-name="表格60.B3" office:value-type="string">
            <text:p text:style-name="P726">int</text:p>
          </table:table-cell>
          <table:table-cell table:style-name="表格60.C3" office:value-type="string">
            <text:p text:style-name="P678">标明窗口用于修改标题</text:p>
          </table:table-cell>
        </table:table-row>
        <table:table-row>
          <table:table-cell table:style-name="表格60.A3" office:value-type="string">
            <text:p text:style-name="P726">scale_w_</text:p>
          </table:table-cell>
          <table:table-cell table:style-name="表格60.B3" office:value-type="string">
            <text:p text:style-name="P725">double</text:p>
          </table:table-cell>
          <table:table-cell table:style-name="表格60.C3" office:value-type="string">
            <text:p text:style-name="P678">缩放比例</text:p>
          </table:table-cell>
        </table:table-row>
        <table:table-row>
          <table:table-cell table:style-name="表格60.A4" office:value-type="string">
            <text:p text:style-name="P726">scale_h_</text:p>
          </table:table-cell>
          <table:table-cell table:style-name="表格60.B4" office:value-type="string">
            <text:p text:style-name="P726">double</text:p>
          </table:table-cell>
          <table:table-cell table:style-name="表格60.C4" office:value-type="string">
            <text:p text:style-name="P678">缩放比例</text:p>
          </table:table-cell>
        </table:table-row>
      </table:table>
      <text:p text:style-name="P206"/>
      <text:p text:style-name="P206"/>
      <text:h text:style-name="Heading_20_2" text:outline-level="2">PPtoRoutWindow<text:span text:style-name="T327"> Class</text:span></text:h>
      <text:p text:style-name="P305"><text:s/>程序编辑器中的PP移至例行程序窗口</text:p>
      <text:p text:style-name="P305"><text:tab/>Header: <text:s/>progeditmain.h</text:p>
      <text:p text:style-name="P305"><text:tab/>Inherits: <text:s/>QWidget</text:p>
      <text:h text:style-name="Heading_20_3" text:outline-level="3"><text:s/><text:span text:style-name="T327">Signals</text:span></text:h>
      <text:p text:style-name="P306"><text:span text:style-name="T327"><text:tab/></text:span><text:span text:style-name="T39">void</text:span><text:span text:style-name="T28"> </text:span><text:span text:style-name="T17">Cancel</text:span>();<text:span text:style-name="T327"> //取消信号</text:span></text:p>
      <text:p text:style-name="P306"><text:span text:style-name="T327"><text:tab/></text:span><text:span text:style-name="T39">void</text:span><text:span text:style-name="T28"> </text:span><text:span text:style-name="T17">Define</text:span>(<text:span text:style-name="T39">int</text:span><text:span text:style-name="T28"> </text:span><text:span text:style-name="T36">func</text:span>);<text:span text:style-name="T327"> //确定信号</text:span></text:p>
      <text:h text:style-name="Heading_20_3" text:outline-level="3"><text:s/><text:span text:style-name="T327">Public Slots</text:span></text:h>
      <text:p text:style-name="P306"><text:span text:style-name="T327"><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7"> //接收缩放比例并将其转交给内部其他控件</text:span></text:p>
      <text:h text:style-name="Heading_20_3" text:outline-level="3"><text:s/><text:span text:style-name="T327">Private Slots</text:span></text:h>
      <text:p text:style-name="P306"><text:span text:style-name="T327"><text:tab/></text:span><text:span text:style-name="T39">void</text:span><text:span text:style-name="T28"> </text:span><text:span text:style-name="T17">ItemClicked</text:span>(<text:span text:style-name="T24">QTableWidgetItem</text:span><text:span text:style-name="T28"> </text:span>*<text:span text:style-name="T36">item</text:span>);<text:span text:style-name="T327"> //table_box_被点击</text:span></text:p>
      <text:p text:style-name="P306"><text:span text:style-name="T327"><text:tab/></text:span><text:span text:style-name="T39">void</text:span><text:span text:style-name="T28"> </text:span><text:span text:style-name="T17">DefineClicked</text:span>();<text:span text:style-name="T327"> //确定按钮槽函数</text:span></text:p>
      <text:h text:style-name="Heading_20_3" text:outline-level="3"><text:s/><text:span text:style-name="T327">Public Functions</text:span></text:h>
      <text:p text:style-name="P306"><text:span text:style-name="T327"><text:tab/></text:span><text:span text:style-name="T17">PPtoRoutWindow</text:span>(<text:span text:style-name="T24">QWidget</text:span><text:span text:style-name="T28"> </text:span>*<text:span text:style-name="T36">parent</text:span><text:span text:style-name="T28"> </text:span>=<text:span text:style-name="T28"> </text:span><text:span text:style-name="T39">nullptr</text:span>);<text:span text:style-name="T327"> //构造函数</text:span></text:p>
      <text:p text:style-name="P306"><text:span text:style-name="T327"><text:tab/></text:span><text:span text:style-name="T39">void</text:span><text:span text:style-name="T28"> </text:span><text:span text:style-name="T17">Init</text:span>(<text:span text:style-name="T24">QString</text:span><text:span text:style-name="T28"> </text:span><text:span text:style-name="T36">select</text:span>,<text:span text:style-name="T28"> </text:span><text:span text:style-name="T24">QString</text:span><text:span text:style-name="T28"> </text:span><text:span text:style-name="T36">filter</text:span><text:span text:style-name="T28"> </text:span>=<text:span text:style-name="T28"> </text:span><text:span text:style-name="T24">QString</text:span>());<text:span text:style-name="T327"> //初始化函数</text:span></text:p>
      <text:h text:style-name="Heading_20_3" text:outline-level="3"><text:soft-page-break/><text:s/><text:span text:style-name="T327">Private Functions</text:span></text:h>
      <text:p text:style-name="P306"><text:span text:style-name="T327"><text:tab/></text:span><text:span text:style-name="T39">void</text:span><text:span text:style-name="T28"> </text:span><text:span text:style-name="T17">ConnectInit</text:span>();<text:span text:style-name="T327"> //信号槽初始化函数</text:span></text:p>
      <text:p text:style-name="P305"/>
      <text:p text:style-name="P305"/>
      <text:h text:style-name="Heading_20_2" text:outline-level="2">ParamWidget<text:span text:style-name="T327"> Class</text:span></text:h>
      <text:p text:style-name="P305"><text:s/>程序编辑器中的新建例行程序窗口中的添加参数窗口</text:p>
      <text:p text:style-name="P305"><text:tab/>Header: <text:s/>progeditmain.h</text:p>
      <text:p text:style-name="P305"><text:tab/>Inherits: <text:s/>QWidget</text:p>
      <text:h text:style-name="Heading_20_3" text:outline-level="3"><text:s/><text:span text:style-name="T328">Signals</text:span></text:h>
      <text:p text:style-name="P308"><text:span text:style-name="T328"><text:tab/></text:span><text:span text:style-name="T39">void</text:span><text:span text:style-name="T28"> </text:span><text:span text:style-name="T17">clicked</text:span>();<text:span text:style-name="T328"> //确定信号</text:span></text:p>
      <text:p text:style-name="P308"><text:span text:style-name="T328"><text:tab/></text:span><text:span text:style-name="T39">void</text:span><text:span text:style-name="T28"> </text:span><text:span text:style-name="T17">cacclicked</text:span>();<text:span text:style-name="T328"> //取消信号</text:span></text:p>
      <text:h text:style-name="Heading_20_3" text:outline-level="3"><text:s/><text:span text:style-name="T328">Public Slots</text:span></text:h>
      <text:p text:style-name="P308"><text:span text:style-name="T32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8"> //接收缩放比例并将其转交给内部其他控件</text:span></text:p>
      <text:h text:style-name="Heading_20_3" text:outline-level="3"><text:s/><text:span text:style-name="T328">Private Slots</text:span></text:h>
      <text:p text:style-name="P308"><text:span text:style-name="T328"><text:tab/></text:span><text:span text:style-name="T39">void</text:span><text:span text:style-name="T28"> </text:span><text:span text:style-name="T17">GetData</text:span>(<text:span text:style-name="T24">QString</text:span><text:span text:style-name="T28"> </text:span><text:span text:style-name="T36">data</text:span>);<text:span text:style-name="T328"> //键盘的返回值</text:span></text:p>
      <text:p text:style-name="P308"><text:span text:style-name="T328"><text:tab/></text:span><text:span text:style-name="T39">void</text:span><text:span text:style-name="T28"> </text:span><text:span text:style-name="T17">ParmClicked</text:span>(<text:span text:style-name="T24">QTreeWidgetItem</text:span><text:span text:style-name="T28"> </text:span>*<text:span text:style-name="T36">item</text:span>,<text:span text:style-name="T28"> </text:span><text:span text:style-name="T39">int</text:span>);<text:span text:style-name="T328"> //parm_tree_节点被点击</text:span></text:p>
      <text:p text:style-name="P308"><text:span text:style-name="T328"><text:tab/></text:span><text:span text:style-name="T39">void</text:span><text:span text:style-name="T28"> </text:span><text:span text:style-name="T17">UpperButtonClicked</text:span>();<text:span text:style-name="T328"> //向上按钮槽函数</text:span></text:p>
      <text:p text:style-name="P308"><text:span text:style-name="T328"><text:tab/></text:span><text:span text:style-name="T39">void</text:span><text:span text:style-name="T28"> </text:span><text:span text:style-name="T17">LowerButtonClicked</text:span>();<text:span text:style-name="T328"> //向下按钮槽函数</text:span></text:p>
      <text:p text:style-name="P308"><text:span text:style-name="T328"><text:tab/></text:span><text:span text:style-name="T39">void</text:span><text:span text:style-name="T28"> </text:span><text:span text:style-name="T17">DeleteButtonClicked</text:span>();<text:span text:style-name="T328"> //删除按钮槽函数</text:span></text:p>
      <text:h text:style-name="Heading_20_3" text:outline-level="3"><text:s/><text:span text:style-name="T328">Public Functions</text:span></text:h>
      <text:p text:style-name="P308"><text:span text:style-name="T328"><text:tab/></text:span><text:span text:style-name="T17">ParamWidget</text:span>(<text:span text:style-name="T24">QWidget</text:span><text:span text:style-name="T28"> </text:span>*<text:span text:style-name="T36">parent</text:span><text:span text:style-name="T28"> </text:span>=<text:span text:style-name="T28"> </text:span><text:span text:style-name="T39">nullptr</text:span>);<text:span text:style-name="T328"> //构造函数</text:span></text:p>
      <text:p text:style-name="P308"><text:span text:style-name="T328"><text:tab/></text:span><text:span text:style-name="T39">void</text:span><text:span text:style-name="T28"> </text:span><text:span text:style-name="T17">SetParam</text:span>(<text:span text:style-name="T24">QString</text:span><text:span text:style-name="T28"> </text:span>&amp;<text:span text:style-name="T36">code</text:span>);<text:span text:style-name="T328"> //设置参数</text:span></text:p>
      <text:p text:style-name="P308"><text:span text:style-name="T328"><text:tab/></text:span><text:span text:style-name="T24">QString</text:span><text:span text:style-name="T28"> </text:span><text:span text:style-name="T17">GetParam</text:span>();<text:span text:style-name="T328"> //获取参数</text:span></text:p>
      <text:p text:style-name="P308"><text:span text:style-name="T328"><text:tab/></text:span><text:span text:style-name="T39">void</text:span><text:span text:style-name="T28"> </text:span><text:span text:style-name="T17">Init</text:span>();<text:span text:style-name="T328"> //初始化函数</text:span></text:p>
      <text:p text:style-name="P308"><text:span text:style-name="T328"><text:tab/></text:span><text:span text:style-name="T39">void</text:span><text:span text:style-name="T28"> </text:span><text:span text:style-name="T17">Init</text:span>(<text:span text:style-name="T24">QString</text:span><text:span text:style-name="T28"> </text:span><text:span text:style-name="T36">code</text:span>);<text:span text:style-name="T328"> //初始化函数</text:span></text:p>
      <text:h text:style-name="Heading_20_3" text:outline-level="3"><text:s/><text:span text:style-name="T328">Private Functions</text:span></text:h>
      <text:p text:style-name="P308"><text:span text:style-name="T328"><text:tab/></text:span><text:span text:style-name="T39">void</text:span><text:span text:style-name="T28"> </text:span><text:span text:style-name="T17">HideControl</text:span>();<text:span text:style-name="T328"> <text:s/>//隐藏主界面控件</text:span></text:p>
      <text:p text:style-name="P308"><text:span text:style-name="T328"><text:tab/></text:span><text:span text:style-name="T39">void</text:span><text:span text:style-name="T28"> </text:span><text:span text:style-name="T17">ShowControl</text:span>(); /<text:span text:style-name="T328">/显示主界面控件</text:span></text:p>
      <text:p text:style-name="P308"><text:span text:style-name="T328"><text:tab/></text:span><text:span text:style-name="T39">void</text:span><text:span text:style-name="T28"> </text:span><text:span text:style-name="T17">HideAttr</text:span>();<text:span text:style-name="T328"> //隐藏属性中的控件</text:span></text:p>
      <text:p text:style-name="P308"><text:soft-page-break/><text:span text:style-name="T328"><text:tab/></text:span><text:span text:style-name="T39">void</text:span><text:span text:style-name="T28"> </text:span><text:span text:style-name="T17">ShowAttr</text:span>(); //显示属性中的控件</text:p>
      <text:p text:style-name="P308"><text:span text:style-name="T328"><text:tab/></text:span><text:span text:style-name="T39">void</text:span><text:span text:style-name="T28"> </text:span><text:span text:style-name="T17">AddParm</text:span>(); //添加参数</text:p>
      <text:p text:style-name="P308"><text:span text:style-name="T328"><text:tab/></text:span><text:span text:style-name="T39">void</text:span><text:span text:style-name="T28"> </text:span><text:span text:style-name="T17">AddOptParam</text:span>(); //添加可选参数</text:p>
      <text:p text:style-name="P308"><text:span text:style-name="T328"><text:tab/></text:span><text:span text:style-name="T39">void</text:span><text:span text:style-name="T28"> </text:span><text:span text:style-name="T17">AddShareParam</text:span>(); //添加可选共用参数</text:p>
      <text:h text:style-name="P462" text:outline-level="3"><text:span text:style-name="T76"><text:s/></text:span>Properties</text:h>
      <table:table table:name="表格61" table:style-name="表格61">
        <table:table-column table:style-name="表格61.A" table:number-columns-repeated="3"/>
        <table:table-row>
          <table:table-cell table:style-name="表格61.A1" office:value-type="string">
            <text:p text:style-name="P550">名称</text:p>
          </table:table-cell>
          <table:table-cell table:style-name="表格61.A1" office:value-type="string">
            <text:p text:style-name="P550">类型</text:p>
          </table:table-cell>
          <table:table-cell table:style-name="表格61.C1" office:value-type="string">
            <text:p text:style-name="P550">说明</text:p>
          </table:table-cell>
        </table:table-row>
        <table:table-row>
          <table:table-cell table:style-name="表格61.A2" office:value-type="string">
            <text:p text:style-name="P727">param_map_</text:p>
          </table:table-cell>
          <table:table-cell table:style-name="表格61.B2" office:value-type="string">
            <text:p text:style-name="P727">QMap&lt;QString,ParamInfo&gt;</text:p>
          </table:table-cell>
          <table:table-cell table:style-name="表格61.C2" office:value-type="string">
            <text:p text:style-name="P679"/>
          </table:table-cell>
        </table:table-row>
        <table:table-row>
          <table:table-cell table:style-name="表格61.A3" office:value-type="string">
            <text:p text:style-name="P727">add_type_</text:p>
          </table:table-cell>
          <table:table-cell table:style-name="表格61.B3" office:value-type="string">
            <text:p text:style-name="P727">int</text:p>
          </table:table-cell>
          <table:table-cell table:style-name="表格61.C3" office:value-type="string">
            <text:p text:style-name="P679"/>
          </table:table-cell>
        </table:table-row>
      </table:table>
      <text:p text:style-name="P207"/>
      <text:p text:style-name="P207"/>
      <text:h text:style-name="Heading_20_2" text:outline-level="2">PositionBox<text:span text:style-name="T328"> Class</text:span></text:h>
      <text:p text:style-name="P307"><text:s/>手动操纵中的位置框</text:p>
      <text:p text:style-name="P309"><text:tab/>Header: <text:s/>manualcontrol.h</text:p>
      <text:p text:style-name="P309"><text:tab/>Inherits: <text:s/>QGroupBox</text:p>
      <text:h text:style-name="Heading_20_3" text:outline-level="3"><text:s/><text:span text:style-name="T329">Signals</text:span></text:h>
      <text:p text:style-name="P310"><text:span text:style-name="T329"><text:tab/></text:span><text:span text:style-name="T39">void</text:span><text:span text:style-name="T28"> </text:span><text:span text:style-name="T17">ShowFormat</text:span>(<text:span text:style-name="T39">int</text:span><text:span text:style-name="T28"> </text:span><text:span text:style-name="T36">pos</text:span>,<text:span text:style-name="T39">int</text:span><text:span text:style-name="T28"> </text:span><text:span text:style-name="T36">direc</text:span>,<text:span text:style-name="T28"> </text:span><text:span text:style-name="T39">int</text:span><text:span text:style-name="T28"> </text:span><text:span text:style-name="T36">angle</text:span>,<text:span text:style-name="T28"> </text:span><text:span text:style-name="T39">int</text:span><text:span text:style-name="T28"> </text:span><text:span text:style-name="T36">unit</text:span>);<text:span text:style-name="T329"> //显示位置格式界面(FormatPosition)</text:span></text:p>
      <text:h text:style-name="Heading_20_3" text:outline-level="3"><text:s/><text:span text:style-name="T329">Public Slots</text:span></text:h>
      <text:p text:style-name="P310"><text:span text:style-name="T329"><text:tab/></text:span><text:span text:style-name="T39">void</text:span><text:span text:style-name="T28"> </text:span><text:span text:style-name="T17">SetFormat</text:span>(<text:span text:style-name="T39">int</text:span><text:span text:style-name="T28"> </text:span><text:span text:style-name="T36">pos</text:span>,<text:span text:style-name="T39">int</text:span><text:span text:style-name="T28"> </text:span><text:span text:style-name="T36">direc</text:span>,<text:span text:style-name="T28"> </text:span><text:span text:style-name="T39">int</text:span><text:span text:style-name="T28"> </text:span><text:span text:style-name="T36">angle</text:span>,<text:span text:style-name="T28"> </text:span><text:span text:style-name="T39">int</text:span><text:span text:style-name="T28"> </text:span><text:span text:style-name="T36">unit</text:span>);<text:span text:style-name="T329"> //设置格式</text:span></text:p>
      <text:p text:style-name="P310"><text:span text:style-name="T329"><text:tab/></text:span><text:span text:style-name="T39">void</text:span><text:span text:style-name="T28"> </text:span><text:span text:style-name="T17">SetType</text:span>(<text:span text:style-name="T39">int</text:span><text:span text:style-name="T28"> </text:span><text:span text:style-name="T36">type</text:span>);<text:span text:style-name="T329"> //设置类型</text:span></text:p>
      <text:h text:style-name="Heading_20_3" text:outline-level="3"><text:s/><text:span text:style-name="T329">Private Slots</text:span></text:h>
      <text:p text:style-name="P310"><text:span text:style-name="T329"><text:tab/></text:span><text:span text:style-name="T39">void</text:span><text:span text:style-name="T28"> </text:span><text:span text:style-name="T17">Timer</text:span>();<text:span text:style-name="T329"> //timer槽函数，定时更新位置数据</text:span></text:p>
      <text:h text:style-name="Heading_20_3" text:outline-level="3"><text:s/><text:span text:style-name="T329">Public Functions</text:span></text:h>
      <text:p text:style-name="P310"><text:span text:style-name="T329"><text:tab/></text:span><text:span text:style-name="T17">PositionBox</text:span>(<text:span text:style-name="T24">QWidget</text:span><text:span text:style-name="T28"> </text:span>*<text:span text:style-name="T36">parent</text:span><text:span text:style-name="T28"> </text:span>=<text:span text:style-name="T28"> </text:span><text:span text:style-name="T39">nullptr</text:span>);<text:span text:style-name="T329"> //构造函数</text:span></text:p>
      <text:h text:style-name="P463" text:outline-level="3"><text:span text:style-name="T76"><text:s/></text:span>Properties</text:h>
      <table:table table:name="表格62" table:style-name="表格62">
        <table:table-column table:style-name="表格62.A" table:number-columns-repeated="3"/>
        <table:table-row>
          <table:table-cell table:style-name="表格62.A1" office:value-type="string">
            <text:p text:style-name="P551">名称</text:p>
          </table:table-cell>
          <table:table-cell table:style-name="表格62.A1" office:value-type="string">
            <text:p text:style-name="P551">类型</text:p>
          </table:table-cell>
          <table:table-cell table:style-name="表格62.C1" office:value-type="string">
            <text:p text:style-name="P551">说明</text:p>
          </table:table-cell>
        </table:table-row>
        <table:table-row>
          <table:table-cell table:style-name="表格62.A6" office:value-type="string">
            <text:p text:style-name="P728">timer</text:p>
          </table:table-cell>
          <table:table-cell table:style-name="表格62.B6" office:value-type="string">
            <text:p text:style-name="P728">QTimer</text:p>
          </table:table-cell>
          <table:table-cell table:style-name="表格62.C6" office:value-type="string">
            <text:p text:style-name="P680">用于更新位置数据</text:p>
          </table:table-cell>
        </table:table-row>
        <table:table-row>
          <table:table-cell table:style-name="表格62.A6" office:value-type="string">
            <text:p text:style-name="P728">type_</text:p>
          </table:table-cell>
          <table:table-cell table:style-name="表格62.B6" office:value-type="string">
            <text:p text:style-name="P728">int</text:p>
          </table:table-cell>
          <table:table-cell table:style-name="表格62.C6" office:value-type="string">
            <text:p text:style-name="P728">0为点动1为重定位好线性</text:p>
          </table:table-cell>
        </table:table-row>
        <table:table-row>
          <table:table-cell table:style-name="表格62.A6" office:value-type="string">
            <text:p text:style-name="P728">pos_</text:p>
          </table:table-cell>
          <table:table-cell table:style-name="表格62.B6" office:value-type="string">
            <text:p text:style-name="P728">int</text:p>
          </table:table-cell>
          <table:table-cell table:style-name="表格62.C6" office:value-type="string">
            <text:p text:style-name="P680">位置</text:p>
          </table:table-cell>
        </table:table-row>
        <table:table-row>
          <table:table-cell table:style-name="表格62.A6" office:value-type="string">
            <text:p text:style-name="P728">direc_</text:p>
          </table:table-cell>
          <table:table-cell table:style-name="表格62.B6" office:value-type="string">
            <text:p text:style-name="P728">int</text:p>
          </table:table-cell>
          <table:table-cell table:style-name="表格62.C6" office:value-type="string">
            <text:p text:style-name="P680">方向</text:p>
          </table:table-cell>
        </table:table-row>
        <table:table-row>
          <table:table-cell table:style-name="表格62.A6" office:value-type="string">
            <text:p text:style-name="P728">angle_</text:p>
          </table:table-cell>
          <table:table-cell table:style-name="表格62.B6" office:value-type="string">
            <text:p text:style-name="P728">int</text:p>
          </table:table-cell>
          <table:table-cell table:style-name="表格62.C6" office:value-type="string">
            <text:p text:style-name="P680">角度</text:p>
          </table:table-cell>
        </table:table-row>
        <text:soft-page-break/>
        <table:table-row>
          <table:table-cell table:style-name="表格62.A7" office:value-type="string">
            <text:p text:style-name="P728">unit_</text:p>
          </table:table-cell>
          <table:table-cell table:style-name="表格62.B7" office:value-type="string">
            <text:p text:style-name="P728">int</text:p>
          </table:table-cell>
          <table:table-cell table:style-name="表格62.C7" office:value-type="string">
            <text:p text:style-name="P680">角度单位</text:p>
          </table:table-cell>
        </table:table-row>
      </table:table>
      <text:p text:style-name="P208"/>
      <text:p text:style-name="P208"/>
      <text:h text:style-name="Heading_20_2" text:outline-level="2">ProgEditMain<text:span text:style-name="T329"> Class</text:span></text:h>
      <text:p text:style-name="P309"><text:s/>程序编辑器中的主窗口</text:p>
      <text:p text:style-name="P309"><text:tab/>Header: <text:s/>progeditmain.h</text:p>
      <text:p text:style-name="P309"><text:tab/>Inherits: <text:s/>QWidget</text:p>
      <text:h text:style-name="Heading_20_3" text:outline-level="3"><text:s/><text:span text:style-name="T329">Signals</text:span></text:h>
      <text:p text:style-name="P310"><text:span text:style-name="T329"><text:tab/></text:span><text:span text:style-name="T39">void</text:span><text:span text:style-name="T28"> </text:span><text:span text:style-name="T17">Inspt</text:span>();<text:span text:style-name="T331"> //检查程序</text:span></text:p>
      <text:h text:style-name="Heading_20_3" text:outline-level="3"><text:s/><text:span text:style-name="T329">Public Functions</text:span></text:h>
      <text:p text:style-name="P310"><text:span text:style-name="T32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1"> //接收缩放比例并将其转交给内部其他控件控件</text:span></text:p>
      <text:p text:style-name="P310"><text:span text:style-name="T329"><text:tab/></text:span><text:span text:style-name="T39">void</text:span><text:span text:style-name="T28"> </text:span><text:span text:style-name="T17">StartRun</text:span>();<text:span text:style-name="T332"> //程序开始运行</text:span></text:p>
      <text:h text:style-name="Heading_20_3" text:outline-level="3"><text:s/><text:span text:style-name="T329">Private Functions</text:span></text:h>
      <text:p text:style-name="P310"><text:span text:style-name="T329"><text:tab/></text:span><text:span text:style-name="T39">void</text:span><text:span text:style-name="T28"> </text:span><text:span text:style-name="T17">Remark</text:span>(); //备注</text:p>
      <text:p text:style-name="P310"><text:span text:style-name="T329"><text:tab/></text:span><text:span text:style-name="T39">void</text:span><text:span text:style-name="T28"> </text:span><text:span text:style-name="T17">DelCode</text:span>(); //删除</text:p>
      <text:p text:style-name="P310"><text:span text:style-name="T329"><text:tab/></text:span><text:span text:style-name="T39">void</text:span><text:span text:style-name="T28"> </text:span><text:span text:style-name="T17">Copy</text:span>(); //复制</text:p>
      <text:p text:style-name="P310"><text:span text:style-name="T329"><text:tab/></text:span><text:span text:style-name="T39">void</text:span><text:span text:style-name="T28"> </text:span><text:span text:style-name="T17">Cut</text:span>(); //剪切</text:p>
      <text:p text:style-name="P310"><text:span text:style-name="T329"><text:tab/></text:span><text:span text:style-name="T39">void</text:span><text:span text:style-name="T28"> </text:span><text:span text:style-name="T17">Paste</text:span>(); //粘贴</text:p>
      <text:p text:style-name="P310"><text:span text:style-name="T329"><text:tab/></text:span><text:span text:style-name="T39">void</text:span><text:span text:style-name="T28"> </text:span><text:span text:style-name="T17">UpPaste</text:span>(); //向上粘贴</text:p>
      <text:p text:style-name="P310"><text:span text:style-name="T329"><text:tab/></text:span><text:span text:style-name="T39">void</text:span><text:span text:style-name="T28"> </text:span><text:span text:style-name="T17">ChangeSelect</text:span>(); //更改选中内容</text:p>
      <text:p text:style-name="P310"><text:span text:style-name="T329"><text:tab/></text:span><text:span text:style-name="T39">void</text:span><text:span text:style-name="T28"> </text:span><text:span text:style-name="T17">ModifyPos</text:span>(); //修改位置</text:p>
      <text:p text:style-name="P310"><text:span text:style-name="T329"><text:tab/></text:span><text:span text:style-name="T39">void</text:span><text:span text:style-name="T28"> </text:span><text:span text:style-name="T17">ModVar</text:span>(); //查看值</text:p>
      <text:p text:style-name="P310"><text:span text:style-name="T329"><text:tab/></text:span><text:span text:style-name="T39">void</text:span><text:span text:style-name="T28"> </text:span><text:span text:style-name="T17">Insp</text:span>(); //检查程序</text:p>
      <text:p text:style-name="P310"><text:span text:style-name="T329"><text:tab/></text:span><text:span text:style-name="T39">void</text:span><text:span text:style-name="T28"> </text:span><text:span text:style-name="T17">Search</text:span>(); //搜索例行程序</text:p>
      <text:p text:style-name="P310"><text:span text:style-name="T329"><text:tab/></text:span><text:span text:style-name="T39">void</text:span><text:span text:style-name="T28"> </text:span><text:span text:style-name="T17">SystemData</text:span>(); //查看系统数据</text:p>
      <text:p text:style-name="P310"><text:span text:style-name="T329"><text:tab/></text:span><text:span text:style-name="T39">void</text:span><text:span text:style-name="T28"> </text:span><text:span text:style-name="T17">PPtoMain</text:span>(); //程序指针移动的main函数</text:p>
      <text:p text:style-name="P310"><text:span text:style-name="T329"><text:tab/></text:span><text:span text:style-name="T39">void</text:span><text:span text:style-name="T28"> </text:span><text:span text:style-name="T17">PPtoCursor</text:span>(); //程序指针移至光标</text:p>
      <text:p text:style-name="P310"><text:span text:style-name="T329"><text:tab/></text:span><text:span text:style-name="T39">void</text:span><text:span text:style-name="T28"> </text:span><text:span text:style-name="T17">PPtoRout</text:span>(); //程序指针移至例行程序</text:p>
      <text:p text:style-name="P310"><text:span text:style-name="T329"><text:tab/></text:span><text:span text:style-name="T39">void</text:span><text:span text:style-name="T28"> </text:span><text:span text:style-name="T17">PPMoveRout</text:span>(<text:span text:style-name="T39">int</text:span><text:span text:style-name="T28"> </text:span><text:span text:style-name="T36">func</text:span>);<text:span text:style-name="T332"> //程序指针移至例行程序窗口(PPtoRoutWindow)返回值</text:span></text:p>
      <text:p text:style-name="P310"><text:soft-page-break/><text:span text:style-name="T329"><text:tab/></text:span><text:span text:style-name="T39">void</text:span><text:span text:style-name="T28"> </text:span><text:span text:style-name="T17">CursortoPP</text:span>(); //光标移至程序指针</text:p>
      <text:p text:style-name="P310"><text:span text:style-name="T329"><text:tab/></text:span><text:span text:style-name="T39">void</text:span><text:span text:style-name="T28"> </text:span><text:span text:style-name="T17">UpdatePointer</text:span>(); //定时更新程序指针</text:p>
      <text:p text:style-name="P310"><text:span text:style-name="T329"><text:tab/></text:span><text:span text:style-name="T39">void</text:span><text:span text:style-name="T28"> </text:span><text:span text:style-name="T17">KeyData</text:span>(<text:span text:style-name="T24">QString</text:span><text:span text:style-name="T28"> </text:span><text:span text:style-name="T36">data</text:span>); //键盘的返回值</text:p>
      <text:p text:style-name="P310"><text:span text:style-name="T329"><text:tab/></text:span><text:span text:style-name="T39">void</text:span><text:span text:style-name="T28"> </text:span><text:span text:style-name="T17">ChangeIFFor</text:span>(<text:span text:style-name="T24">QString</text:span><text:span text:style-name="T28"> </text:span><text:span text:style-name="T36">code</text:span>); //if与for以及TEST指令更改返回值</text:p>
      <text:p text:style-name="P310"><text:span text:style-name="T329"><text:tab/></text:span><text:span text:style-name="T39">void</text:span><text:span text:style-name="T28"> </text:span><text:span text:style-name="T17">ChangeMove</text:span>(<text:span text:style-name="T24">QString</text:span><text:span text:style-name="T28"> </text:span><text:span text:style-name="T36">code</text:span>); //Move等移动指令更改返回值</text:p>
      <text:p text:style-name="P310"><text:span text:style-name="T329"><text:tab/></text:span><text:span text:style-name="T39">void</text:span><text:span text:style-name="T28"> </text:span><text:span text:style-name="T17">CodeEditShowChangeSelect</text:span>(<text:span text:style-name="T24">QString</text:span><text:span text:style-name="T28"> </text:span><text:span text:style-name="T36">code</text:span>);<text:span text:style-name="T332"> //会调用ShowChangeSelect函数</text:span></text:p>
      <text:p text:style-name="P310"><text:span text:style-name="T329"><text:tab/></text:span><text:span text:style-name="T39">void</text:span><text:span text:style-name="T28"> </text:span><text:span text:style-name="T17">ChangeSelection</text:span>(<text:span text:style-name="T24">QString</text:span><text:span text:style-name="T28"> </text:span><text:span text:style-name="T36">code</text:span>,<text:span text:style-name="T28"> </text:span><text:span text:style-name="T39">bool</text:span><text:span text:style-name="T28"> </text:span><text:span text:style-name="T36">rep</text:span>); //更改选中窗口返回值，rep真为替换 假为添加 </text:p>
      <text:h text:style-name="Heading_20_3" text:outline-level="3"><text:s/><text:span text:style-name="T329">Event</text:span></text:h>
      <text:p text:style-name="P310"><text:span text:style-name="T329"><text:tab/></text:span><text:span text:style-name="T39">void</text:span><text:span text:style-name="T28"> </text:span><text:span text:style-name="T20">showEvent</text:span>(<text:span text:style-name="T24">QShowEvent</text:span><text:span text:style-name="T28"> </text:span>*);<text:span text:style-name="T332"> //窗口显示事件，用于使定时器继续更新程序指针</text:span></text:p>
      <text:p text:style-name="P310"><text:span text:style-name="T329"><text:tab/></text:span><text:span text:style-name="T39">void</text:span><text:span text:style-name="T28"> </text:span><text:span text:style-name="T20">hideEvent</text:span>(<text:span text:style-name="T24">QHideEvent</text:span><text:span text:style-name="T28"> </text:span>*);<text:span text:style-name="T332"> //窗口隐藏事件，用于使定时器停止更新程序指针</text:span></text:p>
      <text:h text:style-name="Heading_20_3" text:outline-level="3"><text:s/><text:span text:style-name="T329">Public Functions</text:span></text:h>
      <text:p text:style-name="P310"><text:span text:style-name="T329"><text:tab/></text:span><text:span text:style-name="T17">ProgEditMain</text:span>(<text:span text:style-name="T24">QWidget</text:span><text:span text:style-name="T28"> </text:span>*<text:span text:style-name="T36">parent</text:span><text:span text:style-name="T28"> </text:span>=<text:span text:style-name="T28"> </text:span><text:span text:style-name="T39">nullptr</text:span>);<text:span text:style-name="T332"> //构造函数</text:span></text:p>
      <text:p text:style-name="P310"><text:span text:style-name="T329"><text:tab/></text:span>~<text:span text:style-name="T20">ProgEditMain</text:span>();<text:span text:style-name="T332"> //析构函数，将会调用EditData的SaveMod函数保存模块数据</text:span></text:p>
      <text:h text:style-name="Heading_20_3" text:outline-level="3"><text:s/><text:span text:style-name="T330">Private Functions</text:span></text:h>
      <text:p text:style-name="P311"><text:span text:style-name="T330"><text:tab/></text:span><text:span text:style-name="T39">void</text:span><text:span text:style-name="T28"> </text:span><text:span text:style-name="T17">ConnectInit</text:span>();<text:span text:style-name="T332"> //信号槽的初始化</text:span></text:p>
      <text:p text:style-name="P311"><text:span text:style-name="T330"><text:tab/></text:span><text:span text:style-name="T39">void</text:span><text:span text:style-name="T28"> </text:span><text:span text:style-name="T17">EditWinConnectInit</text:span>();<text:span text:style-name="T332"> //编辑窗口(EditWindow)的信号与槽绑定初始化</text:span></text:p>
      <text:p text:style-name="P312"><text:span text:style-name="T330"><text:tab/></text:span><text:span text:style-name="T39">void</text:span><text:span text:style-name="T28"> </text:span><text:span text:style-name="T17">ShowChangeSelect</text:span>(<text:span text:style-name="T24">QString</text:span><text:span text:style-name="T28"> </text:span><text:span text:style-name="T36">code</text:span>,<text:span text:style-name="T28"> </text:span><text:span text:style-name="T24">QString</text:span><text:span text:style-name="T28"> </text:span><text:span text:style-name="T36">orig_code</text:span>,<text:span text:style-name="T28"> </text:span><text:span text:style-name="T24">QString</text:span><text:span text:style-name="T28"> </text:span><text:span text:style-name="T36">mod_name</text:span>,<text:span text:style-name="T28"> </text:span><text:span text:style-name="T39">int</text:span><text:span text:style-name="T28"> </text:span><text:span text:style-name="T36">select</text:span><text:span text:style-name="T28"> </text:span>=<text:span text:style-name="T28"> </text:span>-<text:span text:style-name="T49">1</text:span>,<text:span text:style-name="T28"> </text:span><text:span text:style-name="T39">bool</text:span><text:span text:style-name="T28"> </text:span><text:span text:style-name="T36">rep</text:span><text:span text:style-name="T28"> </text:span>=<text:span text:style-name="T28"> </text:span><text:span text:style-name="T39">true</text:span>);<text:span text:style-name="T333"> //显示更改选择窗口(ChangeSelectionWindow)</text:span></text:p>
      <text:p text:style-name="P311"><text:span text:style-name="T330"><text:tab/></text:span><text:span text:style-name="T39">void</text:span><text:span text:style-name="T28"> </text:span><text:span text:style-name="T17">Inspect</text:span>(<text:span text:style-name="T24">QSharedPointer</text:span>&lt;<text:span text:style-name="T24">QMap</text:span>&lt;<text:span text:style-name="T24">QString</text:span>,<text:span text:style-name="T24">QPair</text:span>&lt;<text:span text:style-name="T24">QString</text:span>,<text:span text:style-name="T39">int</text:span>&gt;&gt;&gt;<text:span text:style-name="T28"> </text:span><text:span text:style-name="T36">insp</text:span>);<text:span text:style-name="T333"> //检查程序，没什么用</text:span></text:p>
      <text:h text:style-name="P464" text:outline-level="3"><text:span text:style-name="T76"><text:s/></text:span>Properties</text:h>
      <table:table table:name="表格63" table:style-name="表格63">
        <table:table-column table:style-name="表格63.A"/>
        <table:table-column table:style-name="表格63.B"/>
        <table:table-column table:style-name="表格63.C"/>
        <table:table-row>
          <table:table-cell table:style-name="表格63.A1" office:value-type="string">
            <text:p text:style-name="P552">名称</text:p>
          </table:table-cell>
          <table:table-cell table:style-name="表格63.A1" office:value-type="string">
            <text:p text:style-name="P552">类型</text:p>
          </table:table-cell>
          <table:table-cell table:style-name="表格63.C1" office:value-type="string">
            <text:p text:style-name="P552">说明</text:p>
          </table:table-cell>
        </table:table-row>
        <table:table-row>
          <table:table-cell table:style-name="表格63.A6" office:value-type="string">
            <text:p text:style-name="P730">var_point_</text:p>
          </table:table-cell>
          <table:table-cell table:style-name="表格63.B2" office:value-type="string">
            <text:p text:style-name="P730">QSharedPointer&lt;VarFormData&gt;</text:p>
          </table:table-cell>
          <table:table-cell table:style-name="表格63.C2" office:value-type="string">
            <text:p text:style-name="P681">智能指针</text:p>
          </table:table-cell>
        </table:table-row>
        <table:table-row>
          <table:table-cell table:style-name="表格63.A6" office:value-type="string">
            <text:p text:style-name="P730">insp_</text:p>
          </table:table-cell>
          <table:table-cell table:style-name="表格63.B3" office:value-type="string">
            <text:p text:style-name="P730">QSharedPointer</text:p>
          </table:table-cell>
          <table:table-cell table:style-name="表格63.C3" office:value-type="string">
            <text:p text:style-name="P681">智能指针</text:p>
          </table:table-cell>
        </table:table-row>
        <table:table-row>
          <table:table-cell table:style-name="表格63.A6" office:value-type="string">
            <text:p text:style-name="P730">update_pointer_</text:p>
          </table:table-cell>
          <table:table-cell table:style-name="表格63.B4" office:value-type="string">
            <text:p text:style-name="P730">QTimer</text:p>
          </table:table-cell>
          <table:table-cell table:style-name="表格63.C4" office:value-type="string">
            <text:p text:style-name="P681">定时器</text:p>
          </table:table-cell>
        </table:table-row>
        <table:table-row>
          <table:table-cell table:style-name="表格63.A6" office:value-type="string">
            <text:p text:style-name="P730">copy_str_</text:p>
          </table:table-cell>
          <table:table-cell table:style-name="表格63.B5" office:value-type="string">
            <text:p text:style-name="P730">QString</text:p>
          </table:table-cell>
          <table:table-cell table:style-name="表格63.C5" office:value-type="string">
            <text:p text:style-name="P681">将被粘贴的内容</text:p>
          </table:table-cell>
        </table:table-row>
        <table:table-row>
          <table:table-cell table:style-name="表格63.A6" office:value-type="string">
            <text:p text:style-name="P730">current_row_</text:p>
          </table:table-cell>
          <table:table-cell table:style-name="表格63.B6" office:value-type="string">
            <text:p text:style-name="P730">int</text:p>
          </table:table-cell>
          <table:table-cell table:style-name="表格63.C6" office:value-type="string">
            <text:p text:style-name="P681">当前程序指针</text:p>
          </table:table-cell>
        </table:table-row>
        <table:table-row>
          <table:table-cell table:style-name="表格63.A7" office:value-type="string">
            <text:p text:style-name="P730">next_row_</text:p>
          </table:table-cell>
          <table:table-cell table:style-name="表格63.B7" office:value-type="string">
            <text:p text:style-name="P730">int</text:p>
          </table:table-cell>
          <table:table-cell table:style-name="表格63.C7" office:value-type="string">
            <text:p text:style-name="P729">下一条程序指针</text:p>
          </table:table-cell>
        </table:table-row>
        <table:table-row>
          <table:table-cell table:style-name="表格63.A8" office:value-type="string">
            <text:p text:style-name="P730">isshow_</text:p>
          </table:table-cell>
          <table:table-cell table:style-name="表格63.B8" office:value-type="string">
            <text:p text:style-name="P730">bool</text:p>
          </table:table-cell>
          <table:table-cell table:style-name="表格63.C8" office:value-type="string">
            <text:p text:style-name="P681">控制代码显示框是否显示声明</text:p>
          </table:table-cell>
        </table:table-row>
        <table:table-row>
          <table:table-cell table:style-name="表格63.A9" office:value-type="string">
            <text:p text:style-name="P730">timer_start_</text:p>
          </table:table-cell>
          <table:table-cell table:style-name="表格63.B9" office:value-type="string">
            <text:p text:style-name="P730">bool</text:p>
          </table:table-cell>
          <table:table-cell table:style-name="表格63.C9" office:value-type="string">
            <text:p text:style-name="P681">定时器是否开启</text:p>
          </table:table-cell>
        </table:table-row>
        <table:table-row>
          <table:table-cell table:style-name="表格63.A10" office:value-type="string">
            <text:p text:style-name="P730">this_isshow_</text:p>
          </table:table-cell>
          <table:table-cell table:style-name="表格63.B10" office:value-type="string">
            <text:p text:style-name="P730">bool</text:p>
          </table:table-cell>
          <table:table-cell table:style-name="表格63.C10" office:value-type="string">
            <text:p text:style-name="P681">窗口是否显示</text:p>
          </table:table-cell>
        </table:table-row>
      </table:table>
      <text:p text:style-name="P209"/>
      <text:p text:style-name="P209"><text:soft-page-break/></text:p>
      <text:h text:style-name="Heading_20_2" text:outline-level="2">ProgKeys<text:span text:style-name="T333"> Class</text:span></text:h>
      <text:p text:style-name="P313"><text:s/>控制面板中的ProgKeys功能</text:p>
      <text:p text:style-name="P313"><text:tab/>Header: <text:s/>control.h</text:p>
      <text:p text:style-name="P313"><text:tab/>Inherits: <text:s/>WindowObject</text:p>
      <text:h text:style-name="Heading_20_3" text:outline-level="3"><text:s/><text:span text:style-name="T333">Public Slots</text:span></text:h>
      <text:p text:style-name="P312"><text:span text:style-name="T333"><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3"> //修改缩放比例</text:span></text:p>
      <text:h text:style-name="Heading_20_3" text:outline-level="3"><text:s/><text:span text:style-name="T333">Event</text:span></text:h>
      <text:p text:style-name="P312"><text:span text:style-name="T333"><text:tab/></text:span><text:span text:style-name="T39">void</text:span><text:span text:style-name="T28"> </text:span><text:span text:style-name="T20">resizeEvent</text:span>(<text:span text:style-name="T24">QResizeEvent</text:span><text:span text:style-name="T28"> </text:span>*);<text:span text:style-name="T333"> //窗口大小改变事件，会修改内部控件的大小和位置</text:span></text:p>
      <text:p text:style-name="P312"><text:span text:style-name="T333"><text:tab/></text:span><text:span text:style-name="T39">void</text:span><text:span text:style-name="T28"> </text:span><text:span text:style-name="T20">showEvent</text:span>(<text:span text:style-name="T24">QShowEvent</text:span><text:span text:style-name="T28"> </text:span>*);<text:span text:style-name="T333"> //窗口显示事件，使得当此界面正常显示时调整tabwidget使其每页宽度相同</text:span></text:p>
      <text:h text:style-name="Heading_20_3" text:outline-level="3"><text:s/><text:span text:style-name="T333">Public Functions</text:span></text:h>
      <text:p text:style-name="P312"><text:span text:style-name="T333"><text:tab/></text:span><text:span text:style-name="T17">ProgKeys</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333"> //构造函数</text:span></text:p>
      <text:p text:style-name="P313"/>
      <text:p text:style-name="P313"/>
      <text:h text:style-name="Heading_20_2" text:outline-level="2">ProgramData<text:span text:style-name="T333"> Class</text:span></text:h>
      <text:p text:style-name="P313"><text:s/>程序数据功能</text:p>
      <text:p text:style-name="P313"><text:tab/>Header: <text:s/>programdata.h</text:p>
      <text:p text:style-name="P313"><text:tab/>Inherits: <text:s/>WindowObject</text:p>
      <text:h text:style-name="Heading_20_3" text:outline-level="3"><text:s/><text:span text:style-name="T333">Public Slots</text:span></text:h>
      <text:p text:style-name="P312"><text:span text:style-name="T333"><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3"> //修改缩放比例</text:span></text:p>
      <text:p text:style-name="P312"><text:span text:style-name="T333"><text:tab/></text:span><text:span text:style-name="T39">void</text:span><text:span text:style-name="T28"> </text:span><text:span text:style-name="T17">ButtonClicked</text:span>(<text:span text:style-name="T24">QString</text:span><text:span text:style-name="T28"> </text:span><text:span text:style-name="T36">name</text:span>);<text:span text:style-name="T333"> //在原有设计下此函数为所显示的数据的按钮被点击后的槽函数，现在的设计因取消了按钮(由ListBoxObject转为TableBox)所以此函数将会直接被ItemClicked函数调用</text:span></text:p>
      <text:p text:style-name="P312"><text:span text:style-name="T333"><text:tab/></text:span><text:span text:style-name="T39">void</text:span><text:span text:style-name="T28"> </text:span><text:span text:style-name="T17">HideWidget</text:span>();<text:span text:style-name="T334"> //隐藏部分控件</text:span></text:p>
      <text:p text:style-name="P312"><text:span text:style-name="T333"><text:tab/></text:span><text:span text:style-name="T39">void</text:span><text:span text:style-name="T28"> </text:span><text:span text:style-name="T17">ShowMainWidget</text:span>();<text:span text:style-name="T334"> //显示HideWidget所隐藏的控件</text:span></text:p>
      <text:p text:style-name="P312"><text:span text:style-name="T333"><text:tab/></text:span><text:span text:style-name="T39">void</text:span><text:span text:style-name="T28"> </text:span><text:span text:style-name="T17">VarButtonClicked</text:span>(<text:span text:style-name="T24">QString</text:span><text:span text:style-name="T28"> </text:span><text:span text:style-name="T36">name</text:span>,<text:span text:style-name="T28"> </text:span><text:span text:style-name="T24">QString</text:span><text:span text:style-name="T28"> </text:span><text:span text:style-name="T36">var</text:span>,<text:span text:style-name="T28"> </text:span><text:span text:style-name="T24">QString</text:span><text:span text:style-name="T28"> </text:span><text:span text:style-name="T36">type</text:span>);<text:span text:style-name="T334"> //显示变量编辑器(DataEditWindow)界面</text:span></text:p>
      <text:p text:style-name="P312"><text:span text:style-name="T333"><text:tab/></text:span><text:span text:style-name="T39">void</text:span><text:span text:style-name="T28"> </text:span><text:span text:style-name="T17">ItemClicked</text:span>(<text:span text:style-name="T24">QTableWidgetItem</text:span><text:span text:style-name="T28"> </text:span>*<text:span text:style-name="T36">item</text:span>);<text:span text:style-name="T334"> //data_type_box_表格被选中槽函数</text:span></text:p>
      <text:h text:style-name="Heading_20_3" text:outline-level="3"><text:soft-page-break/><text:s/><text:span text:style-name="T333">Event</text:span></text:h>
      <text:p text:style-name="P312"><text:span text:style-name="T333"><text:tab/></text:span><text:span text:style-name="T39">void</text:span><text:span text:style-name="T28"> </text:span><text:span text:style-name="T20">resizeEvent</text:span>(<text:span text:style-name="T24">QResizeEvent</text:span><text:span text:style-name="T28"> </text:span>*);<text:span text:style-name="T333"> //窗口大小改变事件，会修改内部控件的大小和位置</text:span></text:p>
      <text:h text:style-name="Heading_20_3" text:outline-level="3"><text:s/><text:span text:style-name="T333">Public Functions</text:span></text:h>
      <text:p text:style-name="P312"><text:span text:style-name="T333"><text:tab/></text:span><text:span text:style-name="T17">ProgramData</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5</text:span>);<text:span text:style-name="T333"> //构造函数</text:span></text:p>
      <text:h text:style-name="Heading_20_3" text:outline-level="3"><text:s/><text:span text:style-name="T333">Private Functions</text:span></text:h>
      <text:p text:style-name="P312"><text:span text:style-name="T333"><text:tab/></text:span><text:span text:style-name="T39">void</text:span><text:span text:style-name="T28"> </text:span><text:span text:style-name="T17">SetDataTypeBox</text:span>(<text:span text:style-name="T24">QStringList</text:span><text:span text:style-name="T28"> </text:span><text:span text:style-name="T36">list</text:span>);<text:span text:style-name="T333"> //设置data_type_box_数据</text:span></text:p>
      <text:h text:style-name="P465" text:outline-level="3"><text:span text:style-name="T76"><text:s/></text:span>Properties</text:h>
      <table:table table:name="表格64" table:style-name="表格64">
        <table:table-column table:style-name="表格64.A"/>
        <table:table-column table:style-name="表格64.B"/>
        <table:table-column table:style-name="表格64.C"/>
        <table:table-row>
          <table:table-cell table:style-name="表格64.A1" office:value-type="string">
            <text:p text:style-name="P553">名称</text:p>
          </table:table-cell>
          <table:table-cell table:style-name="表格64.A1" office:value-type="string">
            <text:p text:style-name="P553">类型</text:p>
          </table:table-cell>
          <table:table-cell table:style-name="表格64.C1" office:value-type="string">
            <text:p text:style-name="P553">说明</text:p>
          </table:table-cell>
        </table:table-row>
        <table:table-row>
          <table:table-cell table:style-name="表格64.A3" office:value-type="string">
            <text:p text:style-name="P731">isshowall_</text:p>
          </table:table-cell>
          <table:table-cell table:style-name="表格64.B2" office:value-type="string">
            <text:p text:style-name="P731">bool</text:p>
          </table:table-cell>
          <table:table-cell table:style-name="表格64.C2" office:value-type="string">
            <text:p text:style-name="P682">是否显示所有变量</text:p>
          </table:table-cell>
        </table:table-row>
        <table:table-row>
          <table:table-cell table:style-name="表格64.A3" office:value-type="string">
            <text:p text:style-name="P731">range_text_</text:p>
          </table:table-cell>
          <table:table-cell table:style-name="表格64.B3" office:value-type="string">
            <text:p text:style-name="P731">QString</text:p>
          </table:table-cell>
          <table:table-cell table:style-name="表格64.C3" office:value-type="string">
            <text:p text:style-name="P682">范围</text:p>
          </table:table-cell>
        </table:table-row>
        <table:table-row>
          <table:table-cell table:style-name="表格64.A4" office:value-type="string">
            <text:p text:style-name="P731">type_</text:p>
          </table:table-cell>
          <table:table-cell table:style-name="表格64.B4" office:value-type="string">
            <text:p text:style-name="P731">int</text:p>
          </table:table-cell>
          <table:table-cell table:style-name="表格64.C4" office:value-type="string">
            <text:p text:style-name="P682">所选择的类型</text:p>
          </table:table-cell>
        </table:table-row>
      </table:table>
      <text:p text:style-name="P210"/>
      <text:p text:style-name="P210"/>
      <text:h text:style-name="Heading_20_2" text:outline-level="2">ProgramEditor<text:span text:style-name="T334"> Class</text:span></text:h>
      <text:p text:style-name="P314"><text:s/>程序编辑器功能</text:p>
      <text:p text:style-name="P314"><text:tab/>Header: <text:s/>programeditor.h</text:p>
      <text:p text:style-name="P314"><text:tab/>Inherits: <text:s/>WindowObject</text:p>
      <text:h text:style-name="Heading_20_3" text:outline-level="3"><text:s/><text:span text:style-name="T334">Public Slots</text:span></text:h>
      <text:p text:style-name="P315"><text:span text:style-name="T334"><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5"> //修改缩放比例</text:span></text:p>
      <text:p text:style-name="P315"><text:span text:style-name="T334"><text:tab/></text:span><text:span text:style-name="T39">void</text:span><text:span text:style-name="T28"> </text:span><text:span text:style-name="T17">ShowWidget</text:span>();<text:span text:style-name="T335"> //显示图标和标题控件</text:span></text:p>
      <text:p text:style-name="P315"><text:span text:style-name="T334"><text:tab/></text:span><text:span text:style-name="T39">void</text:span><text:span text:style-name="T28"> </text:span><text:span text:style-name="T17">ShowRoutine</text:span>();<text:span text:style-name="T335"> //显示例行程序窗口，空函数，后期可能会废除</text:span></text:p>
      <text:p text:style-name="P315"><text:span text:style-name="T334"><text:tab/></text:span><text:span text:style-name="T39">void</text:span><text:span text:style-name="T28"> </text:span><text:span text:style-name="T17">ShowInsertExpres</text:span>(<text:span text:style-name="T24">QString</text:span><text:span text:style-name="T28"> </text:span><text:span text:style-name="T36">data</text:span>,<text:span text:style-name="T28"> </text:span><text:span text:style-name="T24">QString</text:span><text:span text:style-name="T28"> </text:span><text:span text:style-name="T36">type</text:span>,<text:span text:style-name="T28"> </text:span><text:span text:style-name="T39">bool</text:span><text:span text:style-name="T28"> </text:span><text:span text:style-name="T36">lerg</text:span>,<text:span text:style-name="T28"> </text:span><text:span text:style-name="T39">bool</text:span><text:span text:style-name="T28"> </text:span><text:span text:style-name="T36">rep</text:span>);<text:span text:style-name="T335"> //显示插入表达式窗口(InsertExpresWindow)</text:span></text:p>
      <text:p text:style-name="P315"><text:span text:style-name="T334"><text:tab/></text:span><text:span text:style-name="T39">void</text:span><text:span text:style-name="T28"> </text:span><text:span text:style-name="T17">ShowAddFunc</text:span>(); //显示添加函数窗口<text:span text:style-name="T335">(AddFunc)</text:span></text:p>
      <text:h text:style-name="Heading_20_3" text:outline-level="3"><text:s/><text:span text:style-name="T334">Event</text:span></text:h>
      <text:p text:style-name="P315"><text:span text:style-name="T334"><text:tab/></text:span><text:span text:style-name="T39">void</text:span><text:span text:style-name="T28"> </text:span><text:span text:style-name="T20">resizeEvent</text:span>(<text:span text:style-name="T24">QResizeEvent</text:span><text:span text:style-name="T28"> </text:span>*);<text:span text:style-name="T335"> //窗口大小改变事件，会修改内部控件的大小和位置</text:span></text:p>
      <text:h text:style-name="Heading_20_3" text:outline-level="3"><text:s/><text:span text:style-name="T334">Public Functions</text:span></text:h>
      <text:p text:style-name="P315"><text:span text:style-name="T334"><text:tab/></text:span><text:span text:style-name="T17">ProgramEditor</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4</text:span>);<text:span text:style-name="T335"> //构造函数</text:span></text:p>
      <text:h text:style-name="Heading_20_3" text:outline-level="3"><text:soft-page-break/><text:s/><text:span text:style-name="T334">Private Functions</text:span></text:h>
      <text:p text:style-name="P315"><text:span text:style-name="T334"><text:tab/></text:span><text:span text:style-name="T39">void</text:span><text:span text:style-name="T28"> </text:span><text:span text:style-name="T17">Init</text:span>();<text:span text:style-name="T334"> //原有设计功能为初始化，从文件中读取出模块、例行程序、变量等信息，现在设计为绑定VarInfo和EditData等类的信号槽</text:span></text:p>
      <text:p text:style-name="P315"><text:span text:style-name="T334"><text:tab/></text:span><text:span text:style-name="T39">void</text:span><text:span text:style-name="T28"> </text:span><text:span text:style-name="T17">ConnectInit</text:span>();<text:span text:style-name="T335"> //信号槽初始化函数</text:span></text:p>
      <text:p text:style-name="P315"><text:span text:style-name="T334"><text:tab/></text:span><text:span text:style-name="T39">void</text:span><text:span text:style-name="T28"> </text:span><text:span text:style-name="T17">ReadRoutine</text:span>();<text:span text:style-name="T335"> //原有设计为根据模块所选项打开文件读取分析出例行程序，现有设计不需要打开文件，只要直接获取该模块名后直接调用CodeEdit的SetData函数</text:span></text:p>
      <text:p text:style-name="P315"><text:span text:style-name="T334"><text:tab/></text:span><text:span text:style-name="T39">void</text:span><text:span text:style-name="T28"> </text:span><text:span text:style-name="T17">ChangeRoutine</text:span>(); //根据例行程序界面所选项切换代码框所显示位置</text:p>
      <text:p text:style-name="P314"/>
      <text:p text:style-name="P314"/>
      <text:h text:style-name="Heading_20_2" text:outline-level="2">QuickBase<text:span text:style-name="T337"> Class</text:span></text:h>
      <text:p text:style-name="P316"><text:s/>快捷设置窗口中所有子窗口的基类，提供了HideWindow和ShowWindow两个信号</text:p>
      <text:p text:style-name="P316"><text:tab/>Header: <text:s/>lowerwidget.h</text:p>
      <text:p text:style-name="P316"><text:tab/>Inherits: <text:s/>QFrame</text:p>
      <text:p text:style-name="P317"><text:span text:style-name="T337"><text:tab/></text:span>Inherited By<text:span text:style-name="T337">: <text:s/>UnitQuickWidget, IncrementWidget, RunModWidget, StepModWidget, SpeedWidget, TaskQuickWidget</text:span></text:p>
      <text:h text:style-name="Heading_20_3" text:outline-level="3"><text:s/><text:span text:style-name="T337">Signals</text:span></text:h>
      <text:p text:style-name="P317"><text:span text:style-name="T337"><text:tab/></text:span><text:span text:style-name="T39">void</text:span><text:span text:style-name="T28"> </text:span><text:span text:style-name="T17">HideWindow</text:span>();<text:span text:style-name="T337"> //窗口隐藏信号</text:span></text:p>
      <text:p text:style-name="P317"><text:span text:style-name="T337"><text:tab/></text:span><text:span text:style-name="T39">void</text:span><text:span text:style-name="T28"> </text:span><text:span text:style-name="T17">ShowWindow</text:span>();<text:span text:style-name="T337"> //窗口显示信号</text:span></text:p>
      <text:h text:style-name="Heading_20_3" text:outline-level="3"><text:s/><text:span text:style-name="T337">Event</text:span></text:h>
      <text:p text:style-name="P317"><text:span text:style-name="T337"><text:tab/></text:span><text:span text:style-name="T39">void</text:span><text:span text:style-name="T28"> </text:span><text:span text:style-name="T20">hideEvent</text:span>(<text:span text:style-name="T24">QHideEvent</text:span><text:span text:style-name="T28"> </text:span>*);<text:span text:style-name="T337"> //窗口隐藏事件，会发送HideWindow信号</text:span></text:p>
      <text:p text:style-name="P317"><text:span text:style-name="T337"><text:tab/></text:span><text:span text:style-name="T39">void</text:span><text:span text:style-name="T28"> </text:span><text:span text:style-name="T20">showEvent</text:span>(<text:span text:style-name="T24">QShowEvent</text:span><text:span text:style-name="T28"> </text:span>*;<text:span text:style-name="T337"> //窗口显示事件，会发送ShowWindow信号</text:span></text:p>
      <text:h text:style-name="Heading_20_3" text:outline-level="3"><text:s/><text:span text:style-name="T337">Public Functions</text:span></text:h>
      <text:p text:style-name="P317"><text:span text:style-name="T337"><text:tab/></text:span><text:span text:style-name="T17">QuickBase</text:span>(<text:span text:style-name="T24">QWidget</text:span><text:span text:style-name="T28"> </text:span>*<text:span text:style-name="T36">parent</text:span><text:span text:style-name="T28"> </text:span>=<text:span text:style-name="T28"> </text:span><text:span text:style-name="T39">nullptr</text:span>);<text:span text:style-name="T337"> //构造函数</text:span></text:p>
      <text:p text:style-name="P316"/>
      <text:p text:style-name="P316"/>
      <text:h text:style-name="Heading_20_2" text:outline-level="2">QuickButton<text:span text:style-name="T338"> Class</text:span></text:h>
      <text:p text:style-name="P318"><text:s/>快捷设置显示按钮</text:p>
      <text:p text:style-name="P318"><text:tab/>Header: <text:s/>lowerwidget.h</text:p>
      <text:p text:style-name="P318"><text:tab/>Inherits: <text:s/>QPushButton</text:p>
      <text:h text:style-name="Heading_20_3" text:outline-level="3"><text:soft-page-break/><text:s/><text:span text:style-name="T338">Public Slots</text:span></text:h>
      <text:p text:style-name="P319"><text:span text:style-name="T338"><text:tab/></text:span><text:span text:style-name="T39">void</text:span><text:span text:style-name="T28"> </text:span><text:span text:style-name="T17">ActionMod</text:span>(<text:span text:style-name="T24">ActionMode</text:span><text:span text:style-name="T28"> </text:span><text:span text:style-name="T36">mod</text:span>);<text:span text:style-name="T338"> //根据动作模式(ActionMode)枚举设置所显示的图片</text:span></text:p>
      <text:p text:style-name="P319"><text:span text:style-name="T338"><text:tab/></text:span><text:span text:style-name="T39">void</text:span><text:span text:style-name="T28"> </text:span><text:span text:style-name="T17">Incrent</text:span>(<text:span text:style-name="T24">Increment</text:span><text:span text:style-name="T28"> </text:span><text:span text:style-name="T36">ict</text:span>);<text:span text:style-name="T338"> //根据增量类型(Increment)枚举设置所显示的图片</text:span></text:p>
      <text:h text:style-name="Heading_20_3" text:outline-level="3"><text:s/><text:span text:style-name="T338">Public Functions</text:span></text:h>
      <text:p text:style-name="P319"><text:span text:style-name="T338"><text:tab/></text:span><text:span text:style-name="T17">QuickButton</text:span>(<text:span text:style-name="T24">QWidget</text:span><text:span text:style-name="T28"> </text:span>*<text:span text:style-name="T36">parent</text:span><text:span text:style-name="T28"> </text:span>=<text:span text:style-name="T28"> </text:span><text:span text:style-name="T39">nullptr</text:span>);<text:span text:style-name="T338"> //构造函数</text:span></text:p>
      <text:p text:style-name="P318"/>
      <text:p text:style-name="P318"/>
      <text:h text:style-name="Heading_20_2" text:outline-level="2">QuickWidget<text:span text:style-name="T338"> Class</text:span></text:h>
      <text:p text:style-name="P318"><text:s/>快捷设置窗口</text:p>
      <text:p text:style-name="P318"><text:tab/>Header: <text:s/>lowerwidget.h</text:p>
      <text:p text:style-name="P318"><text:tab/>Inherits: <text:s/>QFrame</text:p>
      <text:h text:style-name="Heading_20_3" text:outline-level="3"><text:s/><text:span text:style-name="T338">Signals</text:span></text:h>
      <text:p text:style-name="P319"><text:span text:style-name="T338"><text:tab/></text:span><text:span text:style-name="T39">void</text:span><text:span text:style-name="T28"> </text:span><text:span text:style-name="T17">HideWindow</text:span>();<text:span text:style-name="T338"> //窗口隐藏信号</text:span></text:p>
      <text:p text:style-name="P319"><text:span text:style-name="T338"><text:tab/></text:span><text:span text:style-name="T39">void</text:span><text:span text:style-name="T28"> </text:span><text:span text:style-name="T17">ShowWindow</text:span>();<text:span text:style-name="T338"> //窗口显示信号</text:span></text:p>
      <text:h text:style-name="Heading_20_3" text:outline-level="3"><text:s/><text:span text:style-name="T338">Public Slots</text:span></text:h>
      <text:p text:style-name="P319"><text:span text:style-name="T338"><text:tab/></text:span><text:span text:style-name="T39">void</text:span><text:span text:style-name="T28"> </text:span><text:span text:style-name="T17">Incrent</text:span>(<text:span text:style-name="T24">Increment</text:span><text:span text:style-name="T28"> </text:span><text:span text:style-name="T36">ict</text:span>);<text:span text:style-name="T338"> //根据增量类型(Increment)枚举设置所显示的图片</text:span></text:p>
      <text:h text:style-name="Heading_20_3" text:outline-level="3"><text:s/><text:span text:style-name="T338">Event</text:span></text:h>
      <text:p text:style-name="P319"><text:span text:style-name="T338"><text:tab/></text:span><text:span text:style-name="T39">void</text:span><text:span text:style-name="T28"> </text:span><text:span text:style-name="T20">hideEvent</text:span>(<text:span text:style-name="T24">QHideEvent</text:span>*);<text:span text:style-name="T338"> //窗口隐藏事件，会发送HideWindow信号</text:span></text:p>
      <text:p text:style-name="P319"><text:span text:style-name="T338"><text:tab/></text:span><text:span text:style-name="T39">void</text:span><text:span text:style-name="T28"> </text:span><text:span text:style-name="T20">showEvent</text:span>(<text:span text:style-name="T24">QShowEvent</text:span>*);<text:span text:style-name="T338"> //窗口显示事件，会发送ShowWindow信号</text:span></text:p>
      <text:h text:style-name="Heading_20_3" text:outline-level="3"><text:s/><text:span text:style-name="T338">Public Functions</text:span></text:h>
      <text:p text:style-name="P319"><text:span text:style-name="T338"><text:tab/></text:span><text:span text:style-name="T17">QuickWidget</text:span>(<text:span text:style-name="T24">QWidget</text:span><text:span text:style-name="T28"> </text:span>*<text:span text:style-name="T36">parent</text:span><text:span text:style-name="T28"> </text:span>=<text:span text:style-name="T28"> </text:span><text:span text:style-name="T39">nullptr</text:span>);<text:span text:style-name="T338"> //构造函数</text:span></text:p>
      <text:p text:style-name="P319"/>
      <text:p text:style-name="P319"/>
      <text:h text:style-name="Heading_20_2" text:outline-level="2">RecoveryWidget<text:span text:style-name="T338"> Class</text:span></text:h>
      <text:p text:style-name="P318"><text:s/>备份与恢复功能中的还原窗口</text:p>
      <text:p text:style-name="P318"><text:tab/>Header: <text:s/>backuprecovery.h</text:p>
      <text:p text:style-name="P318"><text:tab/>Inherits: <text:s/>WindowObject</text:p>
      <text:h text:style-name="Heading_20_3" text:outline-level="3"><text:soft-page-break/><text:s/><text:span text:style-name="T338">Public Slots</text:span></text:h>
      <text:p text:style-name="P319"><text:span text:style-name="T338"><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8"> //修改缩放比例</text:span></text:p>
      <text:h text:style-name="Heading_20_3" text:outline-level="3"><text:s/><text:span text:style-name="T338">Event</text:span></text:h>
      <text:p text:style-name="P319"><text:span text:style-name="T338"><text:tab/></text:span><text:span text:style-name="T39">void</text:span><text:span text:style-name="T28"> </text:span><text:span text:style-name="T20">resizeEvent</text:span>(<text:span text:style-name="T24">QResizeEvent</text:span><text:span text:style-name="T28"> </text:span>*);<text:span text:style-name="T338"> //窗口大小改变事件，会修改内部控件的大小和位置</text:span></text:p>
      <text:h text:style-name="Heading_20_3" text:outline-level="3"><text:s/><text:span text:style-name="T338">Public Functions</text:span></text:h>
      <text:p text:style-name="P319"><text:span text:style-name="T338"><text:tab/></text:span><text:span text:style-name="T17">RecoveryWidge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6</text:span>);<text:span text:style-name="T338"> //构造函数</text:span></text:p>
      <text:p text:style-name="P318"/>
      <text:p text:style-name="P318"/>
      <text:h text:style-name="Heading_20_2" text:outline-level="2">ReviseUcs<text:span text:style-name="T338"> Class</text:span></text:h>
      <text:p text:style-name="P320"><text:s/>修改坐标值窗口</text:p>
      <text:p text:style-name="P320"><text:tab/>Header: <text:s/>manualcontrol.h</text:p>
      <text:p text:style-name="P320"><text:tab/>Inherits: <text:s/>ThreeSectionWindow</text:p>
      <text:h text:style-name="Heading_20_3" text:outline-level="3"><text:s/><text:span text:style-name="T339">Signals</text:span></text:h>
      <text:p text:style-name="P321"><text:span text:style-name="T339"><text:tab/></text:span><text:span text:style-name="T39">void</text:span><text:span text:style-name="T28"> </text:span><text:span text:style-name="T17">ModQuit</text:span>();<text:span text:style-name="T339"> //修改结束信号</text:span></text:p>
      <text:h text:style-name="Heading_20_3" text:outline-level="3"><text:s/><text:span text:style-name="T339">Public Slots</text:span></text:h>
      <text:p text:style-name="P321"><text:span text:style-name="T339"><text:tab/></text:span><text:span text:style-name="T39">void</text:span><text:span text:style-name="T28"> </text:span><text:span text:style-name="T17">Reset</text:span>();<text:span text:style-name="T339"> //重置</text:span></text:p>
      <text:p text:style-name="P321"><text:span text:style-name="T33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9"> //接收缩放比例并将其转交给内部其他控件</text:span></text:p>
      <text:h text:style-name="Heading_20_3" text:outline-level="3"><text:s/><text:span text:style-name="T339">Private Slots</text:span></text:h>
      <text:p text:style-name="P321"><text:span text:style-name="T339"><text:tab/></text:span><text:span text:style-name="T39">void</text:span><text:span text:style-name="T28"> </text:span><text:span text:style-name="T17">RePosClicked</text:span>();<text:span text:style-name="T339"> //修改位置</text:span></text:p>
      <text:p text:style-name="P321"><text:span text:style-name="T339"><text:tab/></text:span><text:span text:style-name="T39">void</text:span><text:span text:style-name="T28"> </text:span><text:span text:style-name="T17">DefinClicked</text:span>();<text:span text:style-name="T339"> //确定按钮</text:span></text:p>
      <text:p text:style-name="P321"><text:span text:style-name="T339"><text:tab/></text:span><text:span text:style-name="T39">void</text:span><text:span text:style-name="T28"> </text:span><text:span text:style-name="T17">ItemClicked</text:span>(<text:span text:style-name="T24">QTableWidgetItem</text:span><text:span text:style-name="T28"> </text:span>*<text:span text:style-name="T36">item</text:span>);<text:span text:style-name="T339"> //table_box_被点击槽函数</text:span></text:p>
      <text:p text:style-name="P321"><text:span text:style-name="T339"><text:tab/></text:span><text:span text:style-name="T39">void</text:span><text:span text:style-name="T28"> </text:span><text:span text:style-name="T17">ToolErrorQuit</text:span>(<text:span text:style-name="T24">QSharedPointer</text:span>&lt;<text:span text:style-name="T24">rclib</text:span>::<text:span text:style-name="T24">Terminal</text:span>&gt;<text:span text:style-name="T28"> </text:span><text:span text:style-name="T36">tm</text:span>);<text:span text:style-name="T339"> //误差窗口确定</text:span></text:p>
      <text:h text:style-name="Heading_20_3" text:outline-level="3"><text:s/><text:span text:style-name="T339">Public Functions</text:span></text:h>
      <text:p text:style-name="P321"><text:span text:style-name="T339"><text:tab/></text:span><text:span text:style-name="T17">ReviseUcs</text:span>(<text:span text:style-name="T24">QWidget</text:span><text:span text:style-name="T28"> </text:span>*<text:span text:style-name="T36">parent</text:span><text:span text:style-name="T28"> </text:span>=<text:span text:style-name="T28"> </text:span><text:span text:style-name="T39">nullptr</text:span>);<text:span text:style-name="T339"> //构造函数</text:span></text:p>
      <text:p text:style-name="P321"><text:span text:style-name="T339"><text:tab/></text:span>~<text:span text:style-name="T20">ReviseUcs</text:span>();<text:span text:style-name="T339"> //析构函数</text:span></text:p>
      <text:p text:style-name="P321"><text:span text:style-name="T339"><text:tab/></text:span><text:span text:style-name="T39">bool</text:span><text:span text:style-name="T28"> </text:span><text:span text:style-name="T17">Init</text:span>(<text:span text:style-name="T24">QString</text:span><text:span text:style-name="T28"> </text:span><text:span text:style-name="T36">var_name</text:span>,<text:span text:style-name="T28"> </text:span><text:span text:style-name="T24">QString</text:span><text:span text:style-name="T28"> </text:span><text:span text:style-name="T36">tool_select</text:span><text:span text:style-name="T28"> </text:span>=<text:span text:style-name="T28"> </text:span><text:span text:style-name="T24">QString</text:span>());<text:span text:style-name="T339"> //初始化函数</text:span></text:p>
      <text:p text:style-name="P321"/>
      <text:h text:style-name="P466" text:outline-level="3"><text:soft-page-break/><text:span text:style-name="T76"><text:s/></text:span>Properties</text:h>
      <table:table table:name="表格65" table:style-name="表格65">
        <table:table-column table:style-name="表格65.A"/>
        <table:table-column table:style-name="表格65.B"/>
        <table:table-column table:style-name="表格65.C"/>
        <table:table-row>
          <table:table-cell table:style-name="表格65.A1" office:value-type="string">
            <text:p text:style-name="P554">名称</text:p>
          </table:table-cell>
          <table:table-cell table:style-name="表格65.A1" office:value-type="string">
            <text:p text:style-name="P554">类型</text:p>
          </table:table-cell>
          <table:table-cell table:style-name="表格65.C1" office:value-type="string">
            <text:p text:style-name="P554">说明</text:p>
          </table:table-cell>
        </table:table-row>
        <table:table-row>
          <table:table-cell table:style-name="表格65.A3" office:value-type="string">
            <text:p text:style-name="P732">woto_</text:p>
          </table:table-cell>
          <table:table-cell table:style-name="表格65.B2" office:value-type="string">
            <text:p text:style-name="P732">bool</text:p>
          </table:table-cell>
          <table:table-cell table:style-name="表格65.C2" office:value-type="string">
            <text:p text:style-name="P683">真为工件坐标假为工具坐标</text:p>
          </table:table-cell>
        </table:table-row>
        <table:table-row>
          <table:table-cell table:style-name="表格65.A3" office:value-type="string">
            <text:p text:style-name="P732">tab_curr_</text:p>
          </table:table-cell>
          <table:table-cell table:style-name="表格65.B3" office:value-type="string">
            <text:p text:style-name="P732">int</text:p>
          </table:table-cell>
          <table:table-cell table:style-name="表格65.C3" office:value-type="string">
            <text:p text:style-name="P683">当前所选位置</text:p>
          </table:table-cell>
        </table:table-row>
        <table:table-row>
          <table:table-cell table:style-name="表格65.A9" office:value-type="string">
            <text:p text:style-name="P732">joints_pos_</text:p>
          </table:table-cell>
          <table:table-cell table:style-name="表格65.B9" office:value-type="string">
            <text:p text:style-name="P732">QList&lt;rclib::Joints&gt;</text:p>
          </table:table-cell>
          <table:table-cell table:style-name="表格65.C9" office:value-type="string">
            <text:p text:style-name="P683">用于标定坐标系</text:p>
          </table:table-cell>
        </table:table-row>
        <table:table-row>
          <table:table-cell table:style-name="表格65.A9" office:value-type="string">
            <text:p text:style-name="P732">joint_origin_</text:p>
          </table:table-cell>
          <table:table-cell table:style-name="表格65.B9" office:value-type="string">
            <text:p text:style-name="P732">rclib::Joints</text:p>
          </table:table-cell>
          <table:table-cell table:style-name="表格65.C9" office:value-type="string">
            <text:p text:style-name="P683">用于标定坐标系</text:p>
          </table:table-cell>
        </table:table-row>
        <table:table-row>
          <table:table-cell table:style-name="表格65.A9" office:value-type="string">
            <text:p text:style-name="P732">jointx_</text:p>
          </table:table-cell>
          <table:table-cell table:style-name="表格65.B9" office:value-type="string">
            <text:p text:style-name="P732">rclib::Joints</text:p>
          </table:table-cell>
          <table:table-cell table:style-name="表格65.C9" office:value-type="string">
            <text:p text:style-name="P683">用于标定坐标系</text:p>
          </table:table-cell>
        </table:table-row>
        <table:table-row>
          <table:table-cell table:style-name="表格65.A9" office:value-type="string">
            <text:p text:style-name="P732">jointz_</text:p>
          </table:table-cell>
          <table:table-cell table:style-name="表格65.B9" office:value-type="string">
            <text:p text:style-name="P732">rclib::Joints</text:p>
          </table:table-cell>
          <table:table-cell table:style-name="表格65.C9" office:value-type="string">
            <text:p text:style-name="P683">用于标定坐标系</text:p>
          </table:table-cell>
        </table:table-row>
        <table:table-row>
          <table:table-cell table:style-name="表格65.A9" office:value-type="string">
            <text:p text:style-name="P732">point_origin_</text:p>
          </table:table-cell>
          <table:table-cell table:style-name="表格65.B9" office:value-type="string">
            <text:p text:style-name="P732">rclib::Terminal</text:p>
          </table:table-cell>
          <table:table-cell table:style-name="表格65.C9" office:value-type="string">
            <text:p text:style-name="P683">用于标定坐标系</text:p>
          </table:table-cell>
        </table:table-row>
        <table:table-row>
          <table:table-cell table:style-name="表格65.A9" office:value-type="string">
            <text:p text:style-name="P732">pointx_</text:p>
          </table:table-cell>
          <table:table-cell table:style-name="表格65.B9" office:value-type="string">
            <text:p text:style-name="P732">rclib::Terminal</text:p>
          </table:table-cell>
          <table:table-cell table:style-name="表格65.C9" office:value-type="string">
            <text:p text:style-name="P683">用于标定坐标系</text:p>
          </table:table-cell>
        </table:table-row>
        <table:table-row>
          <table:table-cell table:style-name="表格65.A10" office:value-type="string">
            <text:p text:style-name="P732">pointy_</text:p>
          </table:table-cell>
          <table:table-cell table:style-name="表格65.B10" office:value-type="string">
            <text:p text:style-name="P732">rclib::Terminal</text:p>
          </table:table-cell>
          <table:table-cell table:style-name="表格65.C10" office:value-type="string">
            <text:p text:style-name="P683">用于标定坐标系</text:p>
          </table:table-cell>
        </table:table-row>
      </table:table>
      <text:p text:style-name="P211"/>
      <text:p text:style-name="P211"/>
      <text:h text:style-name="Heading_20_2" text:outline-level="2">Routine<text:span text:style-name="T339"> Class</text:span></text:h>
      <text:p text:style-name="P320"><text:s/>程序编辑器中的例行程序窗口</text:p>
      <text:p text:style-name="P320"><text:tab/>Header: <text:s/>progeditmain.h</text:p>
      <text:p text:style-name="P320"><text:tab/>Inherits: <text:s/>WindowObject</text:p>
      <text:h text:style-name="Heading_20_3" text:outline-level="3"><text:s/><text:span text:style-name="T339">Signals</text:span></text:h>
      <text:p text:style-name="P321"><text:span text:style-name="T339"><text:tab/></text:span><text:span text:style-name="T39">void</text:span><text:span text:style-name="T28"> </text:span><text:span text:style-name="T17">RevMod</text:span>(<text:span text:style-name="T24">QString</text:span><text:span text:style-name="T28"> </text:span><text:span text:style-name="T36">mod_name</text:span>);<text:span text:style-name="T340"> //被修改信号</text:span></text:p>
      <text:h text:style-name="Heading_20_3" text:outline-level="3"><text:s/><text:span text:style-name="T339">Public Slots</text:span></text:h>
      <text:p text:style-name="P321"><text:span text:style-name="T339"><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9"> //修改缩放比例</text:span></text:p>
      <text:h text:style-name="Heading_20_3" text:outline-level="3"><text:s/><text:span text:style-name="T339">Private Slots</text:span></text:h>
      <text:p text:style-name="P321"><text:span text:style-name="T339"><text:tab/></text:span><text:span text:style-name="T39">void</text:span><text:span text:style-name="T28"> </text:span><text:span text:style-name="T17">HideControl</text:span>(); //隐藏主界面各控件</text:p>
      <text:p text:style-name="P321"><text:span text:style-name="T339"><text:tab/></text:span><text:span text:style-name="T39">void</text:span><text:span text:style-name="T28"> </text:span><text:span text:style-name="T17">ShowControl</text:span>(); //显示主界面各控件</text:p>
      <text:p text:style-name="P321"><text:span text:style-name="T339"><text:tab/></text:span><text:span text:style-name="T39">void</text:span><text:span text:style-name="T28"> </text:span><text:span text:style-name="T17">ShowCreateRoutine</text:span>(); //显示新建例行程序窗口</text:p>
      <text:p text:style-name="P321"><text:span text:style-name="T339"><text:tab/></text:span><text:span text:style-name="T39">void</text:span><text:span text:style-name="T28"> </text:span><text:span text:style-name="T17">ShowCopyRoutine</text:span>();<text:span text:style-name="T340"> //显示复制例行程序窗口</text:span></text:p>
      <text:p text:style-name="P321"><text:span text:style-name="T339"><text:tab/></text:span><text:span text:style-name="T39">void</text:span><text:span text:style-name="T28"> </text:span><text:span text:style-name="T17">ShowMoveRoutine</text:span>();<text:span text:style-name="T340"> //显示移动例行程序窗口</text:span></text:p>
      <text:p text:style-name="P321"><text:span text:style-name="T339"><text:tab/></text:span><text:span text:style-name="T39">void</text:span><text:span text:style-name="T28"> </text:span><text:span text:style-name="T17">ShowChangeState</text:span>(); //显示更改声明窗口</text:p>
      <text:p text:style-name="P321"><text:span text:style-name="T339"><text:tab/></text:span><text:span text:style-name="T39">void</text:span><text:span text:style-name="T28"> </text:span><text:span text:style-name="T17">ShowRenameRout</text:span>(); //显示重命名窗口</text:p>
      <text:h text:style-name="Heading_20_3" text:outline-level="3"><text:s/><text:span text:style-name="T339">Event</text:span></text:h>
      <text:p text:style-name="P321"><text:span text:style-name="T339"><text:tab/></text:span><text:span text:style-name="T39">void</text:span><text:span text:style-name="T28"> </text:span><text:span text:style-name="T20">resizeEvent</text:span>(<text:span text:style-name="T24">QResizeEvent</text:span><text:span text:style-name="T28"> </text:span>*);<text:span text:style-name="T339"> //窗口大小改变事件，会修改内部控件的大小和位置</text:span></text:p>
      <text:h text:style-name="Heading_20_3" text:outline-level="3"><text:soft-page-break/><text:s/><text:span text:style-name="T339">Public Functions</text:span></text:h>
      <text:p text:style-name="P321"><text:span text:style-name="T339"><text:tab/></text:span><text:span text:style-name="T17">Routine</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4</text:span>);<text:span text:style-name="T339"> //构造函数</text:span></text:p>
      <text:p text:style-name="P321"><text:span text:style-name="T339"><text:tab/></text:span><text:span text:style-name="T39">void</text:span><text:span text:style-name="T28"> </text:span><text:span text:style-name="T17">ReadRoutine</text:span>(<text:span text:style-name="T24">QString</text:span><text:span text:style-name="T28"> </text:span><text:span text:style-name="T36">mod_name</text:span>,<text:span text:style-name="T28"> </text:span><text:span text:style-name="T24">QString</text:span><text:span text:style-name="T28"> </text:span><text:span text:style-name="T36">filter</text:span><text:span text:style-name="T28"> </text:span>=<text:span text:style-name="T28"> </text:span><text:span text:style-name="T24">QString</text:span>());<text:span text:style-name="T339"> //从EditData中读取例行程序数据</text:span></text:p>
      <text:p text:style-name="P321"><text:span text:style-name="T339"><text:tab/></text:span><text:span text:style-name="T39">void</text:span><text:span text:style-name="T28"> </text:span><text:span text:style-name="T17">CreateRoutine</text:span>();<text:span text:style-name="T339"> //新建程序</text:span></text:p>
      <text:p text:style-name="P321"><text:span text:style-name="T339"><text:tab/></text:span><text:span text:style-name="T39">void</text:span><text:span text:style-name="T28"> </text:span><text:span text:style-name="T17">CopyRoutine</text:span>(); //复制程序</text:p>
      <text:p text:style-name="P321"><text:span text:style-name="T339"><text:tab/></text:span><text:span text:style-name="T39">void</text:span><text:span text:style-name="T28"> </text:span><text:span text:style-name="T17">MoveRoutine</text:span>(); //移动程序</text:p>
      <text:p text:style-name="P321"><text:span text:style-name="T339"><text:tab/></text:span><text:span text:style-name="T39">void</text:span><text:span text:style-name="T28"> </text:span><text:span text:style-name="T17">ChangeState</text:span>(); //更改声明</text:p>
      <text:p text:style-name="P321"><text:span text:style-name="T339"><text:tab/></text:span><text:span text:style-name="T39">void</text:span><text:span text:style-name="T28"> </text:span><text:span text:style-name="T17">RenameRout</text:span>(<text:span text:style-name="T24">QString</text:span><text:span text:style-name="T28"> </text:span><text:span text:style-name="T36">new_name</text:span>); //重命名</text:p>
      <text:p text:style-name="P321"><text:span text:style-name="T339"><text:tab/></text:span><text:span text:style-name="T39">void</text:span><text:span text:style-name="T28"> </text:span><text:span text:style-name="T17">DelRout</text:span>(); //删除例行程序</text:p>
      <text:h text:style-name="P466" text:outline-level="3"><text:span text:style-name="T76"><text:s/></text:span>Properties</text:h>
      <table:table table:name="表格66" table:style-name="表格66">
        <table:table-column table:style-name="表格66.A"/>
        <table:table-column table:style-name="表格66.B"/>
        <table:table-column table:style-name="表格66.C"/>
        <table:table-row>
          <table:table-cell table:style-name="表格66.A1" office:value-type="string">
            <text:p text:style-name="P554">名称</text:p>
          </table:table-cell>
          <table:table-cell table:style-name="表格66.A1" office:value-type="string">
            <text:p text:style-name="P554">类型</text:p>
          </table:table-cell>
          <table:table-cell table:style-name="表格66.C1" office:value-type="string">
            <text:p text:style-name="P554">说明</text:p>
          </table:table-cell>
        </table:table-row>
        <table:table-row>
          <table:table-cell table:style-name="表格66.A2" office:value-type="string">
            <text:p text:style-name="P732">mod_name_</text:p>
          </table:table-cell>
          <table:table-cell table:style-name="表格66.B2" office:value-type="string">
            <text:p text:style-name="P732">QString</text:p>
          </table:table-cell>
          <table:table-cell table:style-name="表格66.C2" office:value-type="string">
            <text:p text:style-name="P683">模块名</text:p>
          </table:table-cell>
        </table:table-row>
      </table:table>
      <text:p text:style-name="P211"/>
      <text:p text:style-name="P211"/>
      <text:h text:style-name="Heading_20_2" text:outline-level="2">RoutineWidget<text:span text:style-name="T341"> Class</text:span></text:h>
      <text:p text:style-name="P322"><text:s/>程序编辑器中例行程序的新建、复制、移动、更改声明等窗口</text:p>
      <text:p text:style-name="P322"><text:tab/>Header: <text:s/>progeditmain.h</text:p>
      <text:p text:style-name="P322"><text:tab/>Inherits: <text:s/>QWidget</text:p>
      <text:h text:style-name="Heading_20_3" text:outline-level="3"><text:s/><text:span text:style-name="T341">Public Slots</text:span></text:h>
      <text:p text:style-name="P323"><text:span text:style-name="T341"><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1"> //接收缩放比例并将其转交给内部其他控件(比例布局与布局管理器布局的分界类)</text:span></text:p>
      <text:p text:style-name="P323"><text:span text:style-name="T341"><text:tab/></text:span><text:span text:style-name="T39">void</text:span><text:span text:style-name="T28"> </text:span><text:span text:style-name="T17">HideControl</text:span>();//隐藏主界面中的控件</text:p>
      <text:p text:style-name="P323"><text:span text:style-name="T341"><text:tab/></text:span><text:span text:style-name="T39">void</text:span><text:span text:style-name="T28"> </text:span><text:span text:style-name="T17">ShowControl</text:span>(); //显示主界面中的控件，同时还会隐藏已显示的其他附属界面</text:p>
      <text:h text:style-name="Heading_20_3" text:outline-level="3"><text:s/><text:span text:style-name="T341">Public Functions</text:span></text:h>
      <text:p text:style-name="P323"><text:span text:style-name="T341"><text:tab/></text:span><text:span text:style-name="T17">RoutineWidget</text:span>(<text:span text:style-name="T39">bool</text:span><text:span text:style-name="T28"> </text:span><text:span text:style-name="T36">show_task</text:span><text:span text:style-name="T28"> </text:span>=<text:span text:style-name="T28"> </text:span><text:span text:style-name="T39">true</text:span>,<text:span text:style-name="T28"> </text:span><text:span text:style-name="T39">bool</text:span><text:span text:style-name="T28"> </text:span><text:span text:style-name="T36">show_tips</text:span><text:span text:style-name="T28"> </text:span>=<text:span text:style-name="T28"> </text:span><text:span text:style-name="T39">tru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41"> //构造函数</text:span></text:p>
      <text:p text:style-name="P323"><text:span text:style-name="T341"><text:tab/></text:span><text:span text:style-name="T39">void</text:span><text:span text:style-name="T28"> </text:span><text:span text:style-name="T17">SetShowTips</text:span>(<text:span text:style-name="T39">bool</text:span><text:span text:style-name="T28"> </text:span><text:span text:style-name="T36">show_tips</text:span>); //设置是否需要显示提示标签</text:p>
      <text:p text:style-name="P323"><text:span text:style-name="T341"><text:tab/></text:span><text:span text:style-name="T39">void</text:span><text:span text:style-name="T28"> </text:span><text:span text:style-name="T17">SetShowTask</text:span>(<text:span text:style-name="T39">bool</text:span><text:span text:style-name="T28"> </text:span><text:span text:style-name="T36">show_task</text:span>); //设置是否需要显示任务标签和任务按钮</text:p>
      <text:p text:style-name="P323"><text:span text:style-name="T341"><text:tab/></text:span><text:span text:style-name="T39">void</text:span><text:span text:style-name="T28"> </text:span><text:span text:style-name="T17">Init</text:span>();<text:span text:style-name="T341"> //初始化函数</text:span></text:p>
      <text:p text:style-name="P323"><text:span text:style-name="T341"><text:tab/></text:span><text:span text:style-name="T39">void</text:span><text:span text:style-name="T28"> </text:span><text:span text:style-name="T17">Init</text:span>(<text:span text:style-name="T24">QString</text:span><text:span text:style-name="T28"> </text:span><text:span text:style-name="T36">mod_name</text:span>);<text:span text:style-name="T341"> //初始化函数</text:span></text:p>
      <text:p text:style-name="P323"><text:soft-page-break/><text:span text:style-name="T341"><text:tab/></text:span><text:span text:style-name="T24">QPair</text:span>&lt;<text:span text:style-name="T24">RoutineData</text:span>,<text:span text:style-name="T28"> </text:span><text:span text:style-name="T24">QString</text:span>&gt;<text:span text:style-name="T28"> </text:span><text:span text:style-name="T17">GetCode</text:span>(); //根据已有条件获取例行程序</text:p>
      <text:h text:style-name="Heading_20_3" text:outline-level="3"><text:s/><text:span text:style-name="T341">Private Functions</text:span></text:h>
      <text:p text:style-name="P323"><text:span text:style-name="T341"><text:tab/></text:span><text:span text:style-name="T39">void</text:span><text:span text:style-name="T28"> </text:span><text:span text:style-name="T17">ConnectInit</text:span>();<text:span text:style-name="T341"> //信号槽初始化函数</text:span></text:p>
      <text:h text:style-name="P467" text:outline-level="3"><text:span text:style-name="T76"><text:s/></text:span>Properties</text:h>
      <table:table table:name="表格67" table:style-name="表格67">
        <table:table-column table:style-name="表格67.A"/>
        <table:table-column table:style-name="表格67.B"/>
        <table:table-column table:style-name="表格67.C"/>
        <table:table-row>
          <table:table-cell table:style-name="表格67.A1" office:value-type="string">
            <text:p text:style-name="P555">名称</text:p>
          </table:table-cell>
          <table:table-cell table:style-name="表格67.A1" office:value-type="string">
            <text:p text:style-name="P555">类型</text:p>
          </table:table-cell>
          <table:table-cell table:style-name="表格67.C1" office:value-type="string">
            <text:p text:style-name="P555">说明</text:p>
          </table:table-cell>
        </table:table-row>
        <table:table-row>
          <table:table-cell table:style-name="表格67.A2" office:value-type="string">
            <text:p text:style-name="P733">show_tips_</text:p>
          </table:table-cell>
          <table:table-cell table:style-name="表格67.B2" office:value-type="string">
            <text:p text:style-name="P733">bool</text:p>
          </table:table-cell>
          <table:table-cell table:style-name="表格67.C2" office:value-type="string">
            <text:p text:style-name="P684">是否显示提示标签，真显示</text:p>
          </table:table-cell>
        </table:table-row>
        <table:table-row>
          <table:table-cell table:style-name="表格67.A3" office:value-type="string">
            <text:p text:style-name="P733">show_task_</text:p>
          </table:table-cell>
          <table:table-cell table:style-name="表格67.B3" office:value-type="string">
            <text:p text:style-name="P733">bool</text:p>
          </table:table-cell>
          <table:table-cell table:style-name="表格67.C3" office:value-type="string">
            <text:p text:style-name="P684">是否显示任务标签和任务下拉框</text:p>
          </table:table-cell>
        </table:table-row>
      </table:table>
      <text:p text:style-name="P212"/>
      <text:p text:style-name="P212"/>
      <text:h text:style-name="Heading_20_2" text:outline-level="2">RunModWidget<text:span text:style-name="T342"> Class</text:span></text:h>
      <text:p text:style-name="P324"><text:s/>快捷设置窗口中的运行模式窗口</text:p>
      <text:p text:style-name="P324"><text:tab/>Header: <text:s/>lowerwidget.h</text:p>
      <text:p text:style-name="P324"><text:tab/>Inherits: <text:s/>QuickBase</text:p>
      <text:h text:style-name="Heading_20_3" text:outline-level="3"><text:s/><text:span text:style-name="T342">Public Functions</text:span></text:h>
      <text:p text:style-name="P325"><text:span text:style-name="T342"><text:tab/></text:span><text:span text:style-name="T17">RunModWidget</text:span>(<text:span text:style-name="T24">QWidget</text:span><text:span text:style-name="T28"> </text:span>*<text:span text:style-name="T36">parent</text:span><text:span text:style-name="T28"> </text:span>=<text:span text:style-name="T28"> </text:span><text:span text:style-name="T39">nullptr</text:span>);<text:span text:style-name="T342"> //构造函数</text:span></text:p>
      <text:p text:style-name="P324"/>
      <text:p text:style-name="P324"/>
      <text:h text:style-name="Heading_20_2" text:outline-level="2">SLBWidget<text:span text:style-name="T342"> Class</text:span></text:h>
      <text:p text:style-name="P324"><text:s/>文件显示列表框(SaveLogBox)中用于承载图标文件名文件类型的窗口，只会被作为一个元素添加到文件显示框中</text:p>
      <text:p text:style-name="P324"><text:tab/>Header: <text:s/>eventlog.h</text:p>
      <text:p text:style-name="P324"><text:tab/>Inherits: <text:s/>QWidget</text:p>
      <text:h text:style-name="Heading_20_3" text:outline-level="3"><text:s/><text:span text:style-name="T342">Public Slots</text:span></text:h>
      <text:p text:style-name="P325"><text:span text:style-name="T34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2"> //接收缩放比例并将其转交给内部其他控件所需要的控件</text:span></text:p>
      <text:h text:style-name="Heading_20_3" text:outline-level="3"><text:s/><text:span text:style-name="T342">Public Functions</text:span></text:h>
      <text:p text:style-name="P325"><text:span text:style-name="T342"><text:tab/></text:span><text:span text:style-name="T17">SLBWidget</text:span>(<text:span text:style-name="T39">const</text:span><text:span text:style-name="T28"> </text:span><text:span text:style-name="T24">QString</text:span><text:span text:style-name="T28"> </text:span>&amp;<text:span text:style-name="T36">name</text:span>,<text:span text:style-name="T28"> </text:span><text:span text:style-name="T39">const</text:span><text:span text:style-name="T28"> </text:span><text:span text:style-name="T24">QString</text:span><text:span text:style-name="T28"> </text:span>&amp;<text:span text:style-name="T36">typ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42"> //构造函数</text:span></text:p>
      <text:h text:style-name="P468" text:outline-level="3"><text:span text:style-name="T76"><text:s/></text:span>Properties</text:h>
      <table:table table:name="表格68" table:style-name="表格68">
        <table:table-column table:style-name="表格68.A"/>
        <table:table-column table:style-name="表格68.B"/>
        <table:table-column table:style-name="表格68.C"/>
        <table:table-row>
          <table:table-cell table:style-name="表格68.A1" office:value-type="string">
            <text:p text:style-name="P556">名称</text:p>
          </table:table-cell>
          <table:table-cell table:style-name="表格68.A1" office:value-type="string">
            <text:p text:style-name="P556">类型</text:p>
          </table:table-cell>
          <table:table-cell table:style-name="表格68.C1" office:value-type="string">
            <text:p text:style-name="P556">说明</text:p>
          </table:table-cell>
        </table:table-row>
        <text:soft-page-break/>
        <table:table-row>
          <table:table-cell table:style-name="表格68.A2" office:value-type="string">
            <text:p text:style-name="P734">scale_w_</text:p>
          </table:table-cell>
          <table:table-cell table:style-name="表格68.B2" office:value-type="string">
            <text:p text:style-name="P734">double</text:p>
          </table:table-cell>
          <table:table-cell table:style-name="表格68.C2" office:value-type="string">
            <text:p text:style-name="P685">缩放比例</text:p>
          </table:table-cell>
        </table:table-row>
        <table:table-row>
          <table:table-cell table:style-name="表格68.A3" office:value-type="string">
            <text:p text:style-name="P734">scale_h_</text:p>
          </table:table-cell>
          <table:table-cell table:style-name="表格68.B3" office:value-type="string">
            <text:p text:style-name="P734">double</text:p>
          </table:table-cell>
          <table:table-cell table:style-name="表格68.C3" office:value-type="string">
            <text:p text:style-name="P685">缩放比例</text:p>
          </table:table-cell>
        </table:table-row>
      </table:table>
      <text:p text:style-name="P213"/>
      <text:p text:style-name="P213"/>
      <text:h text:style-name="Heading_20_2" text:outline-level="2">SaveButton<text:span text:style-name="T342"> Class</text:span></text:h>
      <text:p text:style-name="P324"><text:s/>保存被用来与打开的某一个功能窗口相关联的按钮</text:p>
      <text:p text:style-name="P324"><text:tab/>Header: <text:s/>lowerwidget.h</text:p>
      <text:p text:style-name="P324"><text:tab/>Inherits: <text:s/>QWidget</text:p>
      <text:h text:style-name="Heading_20_3" text:outline-level="3"><text:s/><text:span text:style-name="T342">Public Slots</text:span></text:h>
      <text:p text:style-name="P325"><text:span text:style-name="T34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2"> //修改缩放比例</text:span></text:p>
      <text:h text:style-name="Heading_20_3" text:outline-level="3"><text:s/><text:span text:style-name="T342">Event</text:span></text:h>
      <text:p text:style-name="P325"><text:span text:style-name="T342"><text:tab/></text:span><text:span text:style-name="T39">void</text:span><text:span text:style-name="T28"> </text:span><text:span text:style-name="T20">resizeEvent</text:span>(<text:span text:style-name="T24">QResizeEvent</text:span><text:span text:style-name="T28"> </text:span>*);<text:span text:style-name="T342"> //窗口大小改变事件，会修改内部控件的大小和位置</text:span></text:p>
      <text:h text:style-name="Heading_20_3" text:outline-level="3"><text:s/><text:span text:style-name="T342">Public Functions</text:span></text:h>
      <text:p text:style-name="P325"><text:span text:style-name="T342"><text:tab/></text:span><text:span text:style-name="T17">SaveButton</text:span>(<text:span text:style-name="T24">QWidget</text:span><text:span text:style-name="T28"> </text:span>*<text:span text:style-name="T36">parent</text:span><text:span text:style-name="T28"> </text:span>=<text:span text:style-name="T28"> </text:span><text:span text:style-name="T39">nullptr</text:span>);<text:span text:style-name="T342"> //构造函数</text:span></text:p>
      <text:p text:style-name="P325"><text:span text:style-name="T342"><text:tab/></text:span><text:span text:style-name="T39">void</text:span><text:span text:style-name="T28"> </text:span><text:span text:style-name="T17">ShowButton</text:span>(); //刷新显示，每次添加或删除按钮后都要调用</text:p>
      <text:p text:style-name="P325"><text:span text:style-name="T342"><text:tab/></text:span><text:span text:style-name="T39">bool</text:span><text:span text:style-name="T28"> </text:span><text:span text:style-name="T17">IsExist</text:span>(<text:span text:style-name="T24">QPushButton</text:span><text:span text:style-name="T28"> </text:span>*<text:span text:style-name="T36">button</text:span>); //判断是否已经存在</text:p>
      <text:p text:style-name="P325"><text:span text:style-name="T342"><text:tab/></text:span><text:span text:style-name="T39">bool</text:span><text:span text:style-name="T28"> </text:span><text:span text:style-name="T17">AddButton</text:span>(<text:span text:style-name="T24">QPushButton</text:span><text:span text:style-name="T28"> </text:span>*<text:span text:style-name="T36">button</text:span>); //添加按钮</text:p>
      <text:p text:style-name="P325"><text:span text:style-name="T342"><text:tab/></text:span><text:span text:style-name="T39">void</text:span><text:span text:style-name="T28"> </text:span><text:span text:style-name="T17">RemButton</text:span>(<text:span text:style-name="T24">QPushButton</text:span><text:span text:style-name="T28"> </text:span>*<text:span text:style-name="T36">button</text:span>); //删除按钮</text:p>
      <text:p text:style-name="P325"><text:span text:style-name="T342"><text:tab/></text:span><text:span text:style-name="T39">int</text:span><text:span text:style-name="T28"> </text:span><text:span text:style-name="T17">GetSize</text:span>(); //获取总共显示的数量</text:p>
      <text:h text:style-name="P468" text:outline-level="3"><text:span text:style-name="T76"><text:s/></text:span>Properties</text:h>
      <table:table table:name="表格69" table:style-name="表格69">
        <table:table-column table:style-name="表格69.A"/>
        <table:table-column table:style-name="表格69.B"/>
        <table:table-column table:style-name="表格69.C"/>
        <table:table-row>
          <table:table-cell table:style-name="表格69.A1" office:value-type="string">
            <text:p text:style-name="P556">名称</text:p>
          </table:table-cell>
          <table:table-cell table:style-name="表格69.A1" office:value-type="string">
            <text:p text:style-name="P556">类型</text:p>
          </table:table-cell>
          <table:table-cell table:style-name="表格69.C1" office:value-type="string">
            <text:p text:style-name="P556">说明</text:p>
          </table:table-cell>
        </table:table-row>
        <table:table-row>
          <table:table-cell table:style-name="表格69.A2" office:value-type="string">
            <text:p text:style-name="P734">scale_w_</text:p>
          </table:table-cell>
          <table:table-cell table:style-name="表格69.B2" office:value-type="string">
            <text:p text:style-name="P734">double</text:p>
          </table:table-cell>
          <table:table-cell table:style-name="表格69.C2" office:value-type="string">
            <text:p text:style-name="P685">缩放比例</text:p>
          </table:table-cell>
        </table:table-row>
        <table:table-row>
          <table:table-cell table:style-name="表格69.A3" office:value-type="string">
            <text:p text:style-name="P734">scale_h_</text:p>
          </table:table-cell>
          <table:table-cell table:style-name="表格69.B3" office:value-type="string">
            <text:p text:style-name="P734">double</text:p>
          </table:table-cell>
          <table:table-cell table:style-name="表格69.C3" office:value-type="string">
            <text:p text:style-name="P685">缩放比例</text:p>
          </table:table-cell>
        </table:table-row>
      </table:table>
      <text:p text:style-name="P213"/>
      <text:p text:style-name="P213"/>
      <text:h text:style-name="Heading_20_2" text:outline-level="2">SaveLogBox<text:span text:style-name="T342"> Class</text:span></text:h>
      <text:p text:style-name="P324"><text:s/>文件显示列表框，作为保存日志窗口的一个控件存在</text:p>
      <text:p text:style-name="P324"><text:tab/>Header: <text:s/>eventlog.h</text:p>
      <text:p text:style-name="P324"><text:tab/>Inherits: <text:s/>ListBoxObject</text:p>
      <text:h text:style-name="P795" text:outline-level="2"><text:soft-page-break/><text:s/>Signals</text:h>
      <text:p text:style-name="P325"><text:span text:style-name="T342"><text:tab/></text:span><text:span text:style-name="T39">void</text:span><text:span text:style-name="T28"> </text:span><text:span text:style-name="T17">Send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2"> //发送缩放比例</text:span></text:p>
      <text:h text:style-name="Heading_20_3" text:outline-level="3"><text:s/><text:span text:style-name="T342">Public Slots</text:span></text:h>
      <text:p text:style-name="P325"><text:span text:style-name="T342"><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2"> //接收缩放比例然后发送SendScale信号</text:span></text:p>
      <text:h text:style-name="Heading_20_3" text:outline-level="3"><text:s/><text:span text:style-name="T342">Public Functions</text:span></text:h>
      <text:p text:style-name="P325"><text:span text:style-name="T342"><text:tab/></text:span><text:span text:style-name="T17">SaveLogBox</text:span>(<text:span text:style-name="T24">QWidget</text:span><text:span text:style-name="T28"> </text:span>*<text:span text:style-name="T36">parent</text:span><text:span text:style-name="T28"> </text:span>=<text:span text:style-name="T28"> </text:span><text:span text:style-name="T39">nullptr</text:span>);<text:span text:style-name="T342"> //构造函数</text:span></text:p>
      <text:p text:style-name="P325"><text:span text:style-name="T342"><text:tab/></text:span><text:span text:style-name="T39">void</text:span><text:span text:style-name="T28"> </text:span><text:span text:style-name="T17">AddWidget</text:span>(<text:span text:style-name="T24">QString</text:span><text:span text:style-name="T28"> </text:span><text:span text:style-name="T36">data</text:span>);<text:span text:style-name="T342"> //添加数据</text:span></text:p>
      <text:p text:style-name="P325"><text:span text:style-name="T342"><text:tab/></text:span><text:span text:style-name="T39">void</text:span><text:span text:style-name="T28"> </text:span><text:span text:style-name="T17">AddWidget</text:span>(<text:span text:style-name="T24">QStringList</text:span><text:span text:style-name="T28"> </text:span><text:span text:style-name="T36">data</text:span>);<text:span text:style-name="T342"> //添加批量数据</text:span></text:p>
      <text:p text:style-name="P325"><text:span text:style-name="T342"><text:tab/></text:span><text:span text:style-name="T39">void</text:span><text:span text:style-name="T28"> </text:span><text:span text:style-name="T17">ClearWidget</text:span>();<text:span text:style-name="T343"> //清除列表中所有数据并释放空间</text:span></text:p>
      <text:p text:style-name="P325"/>
      <text:p text:style-name="P325"/>
      <text:p text:style-name="P325"/>
      <text:h text:style-name="Heading_20_2" text:outline-level="2">SaveLogWidget<text:span text:style-name="T344"> Class</text:span></text:h>
      <text:p text:style-name="P326"><text:s/>事件日志功能中的保存日志窗口</text:p>
      <text:p text:style-name="P326"><text:tab/>Header: <text:s/>eventlog.h</text:p>
      <text:p text:style-name="P326"><text:tab/>Inherits: <text:s/>QWidget</text:p>
      <text:h text:style-name="Heading_20_3" text:outline-level="3"><text:s/><text:span text:style-name="T344">Public Slots</text:span></text:h>
      <text:p text:style-name="P327"><text:span text:style-name="T34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4"> //修改缩放比例</text:span></text:p>
      <text:p text:style-name="P327"><text:span text:style-name="T344"><text:tab/></text:span><text:span text:style-name="T39">void</text:span><text:span text:style-name="T28"> </text:span><text:span text:style-name="T17">TogglePages</text:span>(<text:span text:style-name="T39">int</text:span><text:span text:style-name="T28"> </text:span><text:span text:style-name="T36">row</text:span>);<text:span text:style-name="T344"> //切换页面</text:span></text:p>
      <text:p text:style-name="P327"><text:span text:style-name="T344"><text:tab/></text:span><text:span text:style-name="T39">void</text:span><text:span text:style-name="T28"> </text:span><text:span text:style-name="T17">LastPages</text:span>();<text:span text:style-name="T344"> //上一页</text:span></text:p>
      <text:p text:style-name="P327"><text:span text:style-name="T344"><text:tab/></text:span><text:span text:style-name="T39">void</text:span><text:span text:style-name="T28"> </text:span><text:span text:style-name="T17">ReturnHome</text:span>();<text:span text:style-name="T344"> //返回主目录</text:span></text:p>
      <text:h text:style-name="Heading_20_3" text:outline-level="3"><text:s/><text:span text:style-name="T344">Private Slots</text:span></text:h>
      <text:p text:style-name="P327"><text:span text:style-name="T344"><text:tab/></text:span><text:span text:style-name="T39">void</text:span><text:span text:style-name="T28"> </text:span><text:span text:style-name="T17">SaveClicked</text:span>();<text:span text:style-name="T344"> //确定按钮槽函数</text:span></text:p>
      <text:p text:style-name="P327"><text:span text:style-name="T344"><text:tab/></text:span><text:span text:style-name="T39">void</text:span><text:span text:style-name="T28"> </text:span><text:span text:style-name="T17">ShowKeyboard</text:span>();<text:span text:style-name="T344"> //显示键盘</text:span></text:p>
      <text:p text:style-name="P327"><text:span text:style-name="T344"><text:tab/></text:span><text:span text:style-name="T39">void</text:span><text:span text:style-name="T28"> </text:span><text:span text:style-name="T17">KeyRetData</text:span>(<text:span text:style-name="T24">QString</text:span><text:span text:style-name="T28"> </text:span><text:span text:style-name="T36">data</text:span>);<text:span text:style-name="T344"> //键盘的返回值</text:span></text:p>
      <text:h text:style-name="Heading_20_3" text:outline-level="3"><text:s/><text:span text:style-name="T344">Event</text:span></text:h>
      <text:p text:style-name="P327"><text:span text:style-name="T344"><text:tab/></text:span><text:span text:style-name="T39">void</text:span><text:span text:style-name="T28"> </text:span><text:span text:style-name="T20">resizeEvent</text:span>(<text:span text:style-name="T24">QResizeEvent</text:span><text:span text:style-name="T28"> </text:span>*);<text:span text:style-name="T344"> //窗口大小改变事件，会修改内部控件的大小和位置</text:span></text:p>
      <text:h text:style-name="Heading_20_3" text:outline-level="3"><text:s/><text:span text:style-name="T344">Public Functions</text:span></text:h>
      <text:p text:style-name="P327"><text:span text:style-name="T344"><text:tab/></text:span><text:span text:style-name="T17">SaveLogWidget</text:span>(<text:span text:style-name="T24">QWidget</text:span><text:span text:style-name="T28"> </text:span>*<text:span text:style-name="T36">parent</text:span><text:span text:style-name="T28"> </text:span>=<text:span text:style-name="T28"> </text:span><text:span text:style-name="T39">nullptr</text:span>);<text:span text:style-name="T344"> //构造函数</text:span></text:p>
      <text:p text:style-name="P327"><text:soft-page-break/><text:span text:style-name="T344"><text:tab/></text:span><text:span text:style-name="T39">void</text:span><text:span text:style-name="T28"> </text:span><text:span text:style-name="T17">Init</text:span>();<text:span text:style-name="T344"> //初始化函数</text:span></text:p>
      <text:p text:style-name="P327"><text:span text:style-name="T344"><text:tab/></text:span><text:span text:style-name="T39">void</text:span><text:span text:style-name="T28"> </text:span><text:span text:style-name="T17">FindFiles</text:span>(<text:span text:style-name="T24">QString</text:span><text:span text:style-name="T28"> </text:span><text:span text:style-name="T36">path</text:span>);<text:span text:style-name="T344"> //寻找某个路径下的所有非隐藏的文件夹和文件</text:span></text:p>
      <text:p text:style-name="P327"><text:span text:style-name="T344"><text:tab/></text:span><text:span text:style-name="T39">void</text:span><text:span text:style-name="T28"> </text:span><text:span text:style-name="T17">Sort</text:span>();<text:span text:style-name="T344"> //排序</text:span></text:p>
      <text:h text:style-name="P469" text:outline-level="3"><text:span text:style-name="T76"><text:s/></text:span>Properties</text:h>
      <table:table table:name="表格70" table:style-name="表格70">
        <table:table-column table:style-name="表格70.A"/>
        <table:table-column table:style-name="表格70.B"/>
        <table:table-column table:style-name="表格70.C"/>
        <table:table-row>
          <table:table-cell table:style-name="表格70.A1" office:value-type="string">
            <text:p text:style-name="P557">名称</text:p>
          </table:table-cell>
          <table:table-cell table:style-name="表格70.A1" office:value-type="string">
            <text:p text:style-name="P557">类型</text:p>
          </table:table-cell>
          <table:table-cell table:style-name="表格70.C1" office:value-type="string">
            <text:p text:style-name="P557">说明</text:p>
          </table:table-cell>
        </table:table-row>
        <table:table-row>
          <table:table-cell table:style-name="表格70.A2" office:value-type="string">
            <text:p text:style-name="P735">scale_w_</text:p>
          </table:table-cell>
          <table:table-cell table:style-name="表格70.B2" office:value-type="string">
            <text:p text:style-name="P735">double</text:p>
          </table:table-cell>
          <table:table-cell table:style-name="表格70.C2" office:value-type="string">
            <text:p text:style-name="P686">缩放比例</text:p>
          </table:table-cell>
        </table:table-row>
        <table:table-row>
          <table:table-cell table:style-name="表格70.A5" office:value-type="string">
            <text:p text:style-name="P735">scale_h_</text:p>
          </table:table-cell>
          <table:table-cell table:style-name="表格70.B5" office:value-type="string">
            <text:p text:style-name="P735">double</text:p>
          </table:table-cell>
          <table:table-cell table:style-name="表格70.C5" office:value-type="string">
            <text:p text:style-name="P686">缩放比例</text:p>
          </table:table-cell>
        </table:table-row>
        <table:table-row>
          <table:table-cell table:style-name="表格70.A5" office:value-type="string">
            <text:p text:style-name="P736">is_show_</text:p>
          </table:table-cell>
          <table:table-cell table:style-name="表格70.B5" office:value-type="string">
            <text:p text:style-name="P736">bool</text:p>
          </table:table-cell>
          <table:table-cell table:style-name="表格70.C5" office:value-type="string">
            <text:p text:style-name="P686">控制是否显示排序按钮</text:p>
          </table:table-cell>
        </table:table-row>
        <table:table-row>
          <table:table-cell table:style-name="表格70.A5" office:value-type="string">
            <text:p text:style-name="P736">pos_neg_</text:p>
          </table:table-cell>
          <table:table-cell table:style-name="表格70.B5" office:value-type="string">
            <text:p text:style-name="P736">bool</text:p>
          </table:table-cell>
          <table:table-cell table:style-name="表格70.C5" office:value-type="string">
            <text:p text:style-name="P686">控制正反向排序</text:p>
          </table:table-cell>
        </table:table-row>
        <table:table-row>
          <table:table-cell table:style-name="表格70.A8" office:value-type="string">
            <text:p text:style-name="P736">path_</text:p>
          </table:table-cell>
          <table:table-cell table:style-name="表格70.B8" office:value-type="string">
            <text:p text:style-name="P736">QString</text:p>
          </table:table-cell>
          <table:table-cell table:style-name="表格70.C8" office:value-type="string">
            <text:p text:style-name="P686">当前路径</text:p>
          </table:table-cell>
        </table:table-row>
        <table:table-row>
          <table:table-cell table:style-name="表格70.A8" office:value-type="string">
            <text:p text:style-name="P736">home_path_</text:p>
          </table:table-cell>
          <table:table-cell table:style-name="表格70.B8" office:value-type="string">
            <text:p text:style-name="P736">QString</text:p>
          </table:table-cell>
          <table:table-cell table:style-name="表格70.C8" office:value-type="string">
            <text:p text:style-name="P686">主目录路径</text:p>
          </table:table-cell>
        </table:table-row>
        <table:table-row>
          <table:table-cell table:style-name="表格70.A8" office:value-type="string">
            <text:p text:style-name="P736">file_list_</text:p>
          </table:table-cell>
          <table:table-cell table:style-name="表格70.B8" office:value-type="string">
            <text:p text:style-name="P736">QStringList</text:p>
          </table:table-cell>
          <table:table-cell table:style-name="表格70.C8" office:value-type="string">
            <text:p text:style-name="P686">所有文件</text:p>
          </table:table-cell>
        </table:table-row>
      </table:table>
      <text:p text:style-name="P214"/>
      <text:p text:style-name="P324"/>
      <text:h text:style-name="Heading_20_2" text:outline-level="2">SaveModular<text:span text:style-name="T344"> Class</text:span></text:h>
      <text:p text:style-name="P326"><text:s/>程序编辑器中的模块窗口中的另存模块窗口</text:p>
      <text:p text:style-name="P326"><text:tab/>Header: <text:s/>progeditmain.h</text:p>
      <text:p text:style-name="P326"><text:tab/>Inherits: <text:s/>LoadModular</text:p>
      <text:h text:style-name="Heading_20_3" text:outline-level="3"><text:s/><text:span text:style-name="T345">Public Slots</text:span></text:h>
      <text:p text:style-name="P329"><text:span text:style-name="T345"><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6"> //修改缩放比例</text:span></text:p>
      <text:h text:style-name="Heading_20_3" text:outline-level="3"><text:s/><text:span text:style-name="T345">Private Slots</text:span></text:h>
      <text:p text:style-name="P329"><text:span text:style-name="T345"><text:tab/></text:span><text:span text:style-name="T39">void</text:span><text:span text:style-name="T28"> </text:span><text:span text:style-name="T20">ShowKeyboardWidget</text:span>();<text:span text:style-name="T346"> //显示键盘按钮</text:span></text:p>
      <text:p text:style-name="P329"><text:span text:style-name="T345"><text:tab/></text:span><text:span text:style-name="T39">void</text:span><text:span text:style-name="T28"> </text:span><text:span text:style-name="T20">HideKeyboardWidget</text:span>();<text:span text:style-name="T345"> //隐藏键盘按钮</text:span></text:p>
      <text:h text:style-name="Heading_20_3" text:outline-level="3"><text:s/><text:span text:style-name="T345">Event</text:span></text:h>
      <text:p text:style-name="P329"><text:span text:style-name="T345"><text:tab/></text:span><text:span text:style-name="T39">void</text:span><text:span text:style-name="T28"> </text:span><text:span text:style-name="T20">resizeEvent</text:span>(<text:span text:style-name="T24">QResizeEvent</text:span><text:span text:style-name="T28"> </text:span>*);<text:span text:style-name="T345"> //窗口大小改变事件，会修改内部控件的大小和位置</text:span></text:p>
      <text:h text:style-name="Heading_20_3" text:outline-level="3"><text:s/><text:span text:style-name="T345">Public Functions</text:span></text:h>
      <text:p text:style-name="P329"><text:span text:style-name="T345"><text:tab/></text:span><text:span text:style-name="T17">SaveModular</text:span>(<text:span text:style-name="T24">QWidget</text:span><text:span text:style-name="T28"> </text:span>*<text:span text:style-name="T36">parent</text:span><text:span text:style-name="T28"> </text:span>=<text:span text:style-name="T28"> </text:span><text:span text:style-name="T39">nullptr</text:span>);<text:span text:style-name="T345"> //构造函数</text:span></text:p>
      <text:h text:style-name="Heading_20_3" text:outline-level="3"><text:s/><text:span text:style-name="T345">Private Functions</text:span></text:h>
      <text:p text:style-name="P329"><text:span text:style-name="T345"><text:tab/></text:span><text:span text:style-name="T39">void</text:span><text:span text:style-name="T28"> </text:span><text:span text:style-name="T17">ShowKeyWidget</text:span>();<text:span text:style-name="T345"> //显示键盘</text:span></text:p>
      <text:p text:style-name="P329"><text:span text:style-name="T345"><text:tab/></text:span><text:span text:style-name="T39">void</text:span><text:span text:style-name="T28"> </text:span><text:span text:style-name="T17">HideKeyWidget</text:span>();<text:span text:style-name="T345"> //隐藏键盘</text:span></text:p>
      <text:p text:style-name="P329"><text:soft-page-break/><text:span text:style-name="T345"><text:tab/></text:span><text:span text:style-name="T39">void</text:span><text:span text:style-name="T28"> </text:span><text:span text:style-name="T17">GetData</text:span>(<text:span text:style-name="T24">QString</text:span><text:span text:style-name="T28"> </text:span><text:span text:style-name="T36">text</text:span>);<text:span text:style-name="T345"> //键盘的返回值</text:span></text:p>
      <text:p text:style-name="P328"/>
      <text:p text:style-name="P328"/>
      <text:h text:style-name="Heading_20_2" text:outline-level="2">SearchRoutine<text:span text:style-name="T346"> Class</text:span></text:h>
      <text:p text:style-name="P330"><text:s/>程序编辑器中的搜索例行程序窗口</text:p>
      <text:p text:style-name="P330"><text:tab/>Header: <text:s/>progeditmain.h</text:p>
      <text:p text:style-name="P330"><text:tab/>Inherits: <text:s/>QWidget</text:p>
      <text:h text:style-name="Heading_20_3" text:outline-level="3"><text:s/><text:span text:style-name="T346">Signals</text:span></text:h>
      <text:p text:style-name="P331"><text:span text:style-name="T346"><text:tab/></text:span><text:span text:style-name="T39">void</text:span><text:span text:style-name="T28"> </text:span><text:span text:style-name="T17">Close</text:span>();<text:span text:style-name="T346"> //关闭信号</text:span></text:p>
      <text:h text:style-name="Heading_20_3" text:outline-level="3"><text:s/><text:span text:style-name="T346">Public Slots</text:span></text:h>
      <text:p text:style-name="P331"><text:span text:style-name="T34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6"> //接收缩放比例并将其转交给内部其他控件</text:span></text:p>
      <text:h text:style-name="Heading_20_3" text:outline-level="3"><text:s/><text:span text:style-name="T346">Public Functions</text:span></text:h>
      <text:p text:style-name="P331"><text:span text:style-name="T346"><text:tab/></text:span><text:span text:style-name="T17">SearchRoutine</text:span>(<text:span text:style-name="T24">QWidget</text:span><text:span text:style-name="T28"> </text:span>*<text:span text:style-name="T36">parent</text:span><text:span text:style-name="T28"> </text:span>=<text:span text:style-name="T28"> </text:span><text:span text:style-name="T39">nullptr</text:span>);<text:span text:style-name="T346"> //构造函数</text:span></text:p>
      <text:p text:style-name="P331"><text:span text:style-name="T346"><text:tab/></text:span><text:span text:style-name="T39">void</text:span><text:span text:style-name="T28"> </text:span><text:span text:style-name="T17">Init</text:span>(<text:span text:style-name="T24">QString</text:span><text:span text:style-name="T28"> </text:span><text:span text:style-name="T36">filter</text:span><text:span text:style-name="T28"> </text:span>=<text:span text:style-name="T28"> </text:span><text:span text:style-name="T24">QString</text:span>());<text:span text:style-name="T346"> //初始化函数</text:span></text:p>
      <text:p text:style-name="P330"/>
      <text:p text:style-name="P330"/>
      <text:h text:style-name="Heading_20_2" text:outline-level="2">SelectCordas<text:span text:style-name="T346"> Class</text:span></text:h>
      <text:p text:style-name="P330"><text:s/>选择当前工具或工件坐标</text:p>
      <text:p text:style-name="P330"><text:tab/>Header: <text:s/>lowerwidget.h</text:p>
      <text:p text:style-name="P330"><text:tab/>Inherits: <text:s/>QWidget</text:p>
      <text:h text:style-name="Heading_20_3" text:outline-level="3"><text:s/><text:span text:style-name="T346">Signals</text:span></text:h>
      <text:p text:style-name="P331"><text:span text:style-name="T346"><text:tab/></text:span><text:span text:style-name="T39">void</text:span><text:span text:style-name="T28"> </text:span><text:span text:style-name="T17">Close</text:span>();<text:span text:style-name="T346"> //关闭信号</text:span></text:p>
      <text:h text:style-name="Heading_20_3" text:outline-level="3"><text:s/><text:span text:style-name="T346">Private Slots</text:span></text:h>
      <text:p text:style-name="P331"><text:span text:style-name="T346"><text:tab/></text:span><text:span text:style-name="T39">void</text:span><text:span text:style-name="T28"> </text:span><text:span text:style-name="T17">ItemClicked</text:span>(<text:span text:style-name="T24">QTableWidgetItem</text:span><text:span text:style-name="T28"> </text:span>*<text:span text:style-name="T36">item</text:span>);<text:span text:style-name="T346"> //table_box_被点击槽函数</text:span></text:p>
      <text:h text:style-name="Heading_20_3" text:outline-level="3"><text:s/><text:span text:style-name="T346">Public Functions</text:span></text:h>
      <text:p text:style-name="P331"><text:span text:style-name="T346"><text:tab/></text:span><text:span text:style-name="T17">SelectCordas</text:span>(<text:span text:style-name="T24">QWidget</text:span><text:span text:style-name="T28"> </text:span>*<text:span text:style-name="T36">parent</text:span><text:span text:style-name="T28"> </text:span>=<text:span text:style-name="T28"> </text:span><text:span text:style-name="T39">nullptr</text:span>);<text:span text:style-name="T346"> //构造函数</text:span></text:p>
      <text:p text:style-name="P331"><text:span text:style-name="T346"><text:tab/></text:span><text:span text:style-name="T39">void</text:span><text:span text:style-name="T28"> </text:span><text:span text:style-name="T17">Init</text:span>(<text:span text:style-name="T24">QString</text:span><text:span text:style-name="T28"> </text:span><text:span text:style-name="T36">type</text:span>);<text:span text:style-name="T346"> //初始化函数</text:span></text:p>
      <text:h text:style-name="Heading_20_3" text:outline-level="3"><text:soft-page-break/><text:s/><text:span text:style-name="T346">Private Functions</text:span></text:h>
      <text:p text:style-name="P331"><text:span text:style-name="T346"><text:tab/></text:span><text:span text:style-name="T39">void</text:span><text:span text:style-name="T28"> </text:span><text:span text:style-name="T17">ConnectInit</text:span>();<text:span text:style-name="T346"> //信号槽初始化函数</text:span></text:p>
      <text:h text:style-name="P470" text:outline-level="3"><text:span text:style-name="T76"><text:s/></text:span>Properties</text:h>
      <table:table table:name="表格71" table:style-name="表格71">
        <table:table-column table:style-name="表格71.A"/>
        <table:table-column table:style-name="表格71.B"/>
        <table:table-column table:style-name="表格71.C"/>
        <table:table-row>
          <table:table-cell table:style-name="表格71.A1" office:value-type="string">
            <text:p text:style-name="P558">名称</text:p>
          </table:table-cell>
          <table:table-cell table:style-name="表格71.A1" office:value-type="string">
            <text:p text:style-name="P558">类型</text:p>
          </table:table-cell>
          <table:table-cell table:style-name="表格71.C1" office:value-type="string">
            <text:p text:style-name="P558">说明</text:p>
          </table:table-cell>
        </table:table-row>
        <table:table-row>
          <table:table-cell table:style-name="表格71.A2" office:value-type="string">
            <text:p text:style-name="P737">type_</text:p>
          </table:table-cell>
          <table:table-cell table:style-name="表格71.B2" office:value-type="string">
            <text:p text:style-name="P737">int</text:p>
          </table:table-cell>
          <table:table-cell table:style-name="表格71.C2" office:value-type="string">
            <text:p text:style-name="P687">类型</text:p>
          </table:table-cell>
        </table:table-row>
      </table:table>
      <text:p text:style-name="P215"/>
      <text:p text:style-name="P215"/>
      <text:h text:style-name="Heading_20_2" text:outline-level="2">SetAdjustWindow<text:span text:style-name="T346"> Class</text:span></text:h>
      <text:p text:style-name="P330"><text:s/>HotEdit功能中的选定目标窗口中的调节窗口</text:p>
      <text:p text:style-name="P330"><text:tab/>Header: <text:s/>hotedit.h</text:p>
      <text:p text:style-name="P330"><text:tab/>Inherits: <text:s/>HotEditObject</text:p>
      <text:h text:style-name="Heading_20_3" text:outline-level="3"><text:s/><text:span text:style-name="T346">Private Slots</text:span></text:h>
      <text:p text:style-name="P331"><text:span text:style-name="T346"><text:tab/></text:span><text:span text:style-name="T39">void</text:span><text:span text:style-name="T28"> </text:span><text:span text:style-name="T17">ModBoxClicked</text:span>(<text:span text:style-name="T39">int</text:span><text:span text:style-name="T28"> </text:span><text:span text:style-name="T36">index</text:span>);<text:span text:style-name="T347"> //根据不同要求显示不同数据</text:span></text:p>
      <text:p text:style-name="P331"><text:span text:style-name="T346"><text:tab/></text:span><text:span text:style-name="T39">void</text:span><text:span text:style-name="T28"> </text:span><text:span text:style-name="T17">AddClicked</text:span>();<text:span text:style-name="T346"> //添加</text:span></text:p>
      <text:p text:style-name="P331"><text:span text:style-name="T346"><text:tab/></text:span><text:span text:style-name="T39">void</text:span><text:span text:style-name="T28"> </text:span><text:span text:style-name="T17">DelClicked</text:span>();<text:span text:style-name="T346"> //删除</text:span></text:p>
      <text:h text:style-name="Heading_20_3" text:outline-level="3"><text:s/><text:span text:style-name="T346">Public Functions</text:span></text:h>
      <text:p text:style-name="P331"><text:span text:style-name="T346"><text:tab/></text:span><text:span text:style-name="T17">SetAdjustWindow</text:span>(<text:span text:style-name="T24">QWidget</text:span><text:span text:style-name="T28"> </text:span>*<text:span text:style-name="T36">parent</text:span><text:span text:style-name="T28"> </text:span>=<text:span text:style-name="T28"> </text:span><text:span text:style-name="T39">nullptr</text:span>);<text:span text:style-name="T346"> //构造函数</text:span></text:p>
      <text:h text:style-name="Heading_20_3" text:outline-level="3"><text:s/><text:span text:style-name="T346">Private Functions</text:span></text:h>
      <text:p text:style-name="P331"><text:span text:style-name="T346"><text:tab/></text:span><text:span text:style-name="T39">void</text:span><text:span text:style-name="T28"> </text:span><text:span text:style-name="T17">ConnectInit</text:span>();<text:span text:style-name="T346"> //信号槽初始化函数</text:span></text:p>
      <text:p text:style-name="P330"/>
      <text:p text:style-name="P330"/>
      <text:h text:style-name="Heading_20_2" text:outline-level="2">SetTreeWindow<text:span text:style-name="T348"> Class</text:span></text:h>
      <text:p text:style-name="P332"><text:s/>HotEdit功能中的设定目标窗口中的树型图</text:p>
      <text:p text:style-name="P332"><text:tab/>Header: <text:s/>hotedit.h</text:p>
      <text:p text:style-name="P332"><text:tab/>Inherits: <text:s/>HotEditObject</text:p>
      <text:h text:style-name="Heading_20_3" text:outline-level="3"><text:s/><text:span text:style-name="T348">Public Functions</text:span></text:h>
      <text:p text:style-name="P333"><text:span text:style-name="T348"><text:tab/></text:span><text:span text:style-name="T17">SetTreeWindow</text:span>(<text:span text:style-name="T24">QWidget</text:span><text:span text:style-name="T28"> </text:span>*<text:span text:style-name="T36">parent</text:span><text:span text:style-name="T28"> </text:span>=<text:span text:style-name="T28"> </text:span><text:span text:style-name="T39">nullptr</text:span>);<text:span text:style-name="T348"> //构造函数</text:span></text:p>
      <text:p text:style-name="P332"/>
      <text:p text:style-name="P332"/>
      <text:h text:style-name="Heading_20_2" text:outline-level="2"><text:soft-page-break/>ShowAddRoutine<text:span text:style-name="T348"> Class</text:span></text:h>
      <text:p text:style-name="P332"><text:s/>程序编辑器功能中的新建例行程序窗口(RoutineWidget)中用来显示代码的窗口</text:p>
      <text:p text:style-name="P332"><text:tab/>Header: <text:s/>progeditmain.h</text:p>
      <text:p text:style-name="P332"><text:tab/>Inherits: <text:s/>QWidget</text:p>
      <text:h text:style-name="Heading_20_3" text:outline-level="3"><text:s/><text:span text:style-name="T348">Public Functions</text:span></text:h>
      <text:p text:style-name="P333"><text:span text:style-name="T348"><text:tab/></text:span><text:span text:style-name="T17">ShowAddRoutine</text:span>(<text:span text:style-name="T24">QWidget</text:span><text:span text:style-name="T28"> </text:span>*<text:span text:style-name="T36">parent</text:span><text:span text:style-name="T28"> </text:span>=<text:span text:style-name="T28"> </text:span><text:span text:style-name="T39">nullptr</text:span>);<text:span text:style-name="T348"> //构造函数</text:span></text:p>
      <text:p text:style-name="P333"><text:span text:style-name="T348"><text:tab/></text:span><text:span text:style-name="T39">void</text:span><text:span text:style-name="T28"> </text:span><text:span text:style-name="T17">SetCode</text:span>(<text:span text:style-name="T24">QString</text:span><text:span text:style-name="T28"> </text:span>&amp;<text:span text:style-name="T36">code</text:span>);<text:span text:style-name="T348"> //设置所显示的代码</text:span></text:p>
      <text:p text:style-name="P332"/>
      <text:p text:style-name="P332"/>
      <text:h text:style-name="Heading_20_2" text:outline-level="2">ShowLogInfo<text:span text:style-name="T348"> Class</text:span></text:h>
      <text:p text:style-name="P332"><text:s/>事件日志功能中显示日志详细信息的窗口</text:p>
      <text:p text:style-name="P332"><text:tab/>Header: <text:s/>eventlog.h</text:p>
      <text:p text:style-name="P332"><text:tab/>Inherits: <text:s/>QWidget</text:p>
      <text:h text:style-name="Heading_20_3" text:outline-level="3"><text:s/><text:span text:style-name="T348">Signals</text:span></text:h>
      <text:p text:style-name="P333"><text:span text:style-name="T348"><text:tab/></text:span><text:span text:style-name="T39">void</text:span><text:span text:style-name="T28"> </text:span><text:span text:style-name="T17">Upper</text:span>(<text:span text:style-name="T39">int</text:span><text:span text:style-name="T28"> </text:span><text:span text:style-name="T36">row</text:span>);<text:span text:style-name="T348"> //上一个</text:span></text:p>
      <text:p text:style-name="P333"><text:span text:style-name="T348"><text:tab/></text:span><text:span text:style-name="T39">void</text:span><text:span text:style-name="T28"> </text:span><text:span text:style-name="T17">Lower</text:span>(<text:span text:style-name="T39">int</text:span><text:span text:style-name="T28"> </text:span><text:span text:style-name="T36">row</text:span>);<text:span text:style-name="T348"> //下一个</text:span></text:p>
      <text:p text:style-name="P333"><text:span text:style-name="T348"><text:tab/></text:span><text:span text:style-name="T39">void</text:span><text:span text:style-name="T28"> </text:span><text:span text:style-name="T17">Close</text:span>();<text:span text:style-name="T348"> //关闭信号</text:span></text:p>
      <text:h text:style-name="Heading_20_3" text:outline-level="3"><text:s/><text:span text:style-name="T348">Public Slots</text:span></text:h>
      <text:p text:style-name="P333"><text:span text:style-name="T34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8"> //接收缩放比例并将其转交给内部其他控件</text:span></text:p>
      <text:h text:style-name="Heading_20_3" text:outline-level="3"><text:s/><text:span text:style-name="T348">Public Functions</text:span></text:h>
      <text:p text:style-name="P333"><text:span text:style-name="T348"><text:tab/></text:span><text:span text:style-name="T17">ShowLogInfo</text:span>(<text:span text:style-name="T24">QWidget</text:span><text:span text:style-name="T28"> </text:span>*<text:span text:style-name="T36">parent</text:span><text:span text:style-name="T28"> </text:span>=<text:span text:style-name="T28"> </text:span><text:span text:style-name="T39">nullptr</text:span>);<text:span text:style-name="T348"> //构造函数</text:span></text:p>
      <text:p text:style-name="P333"><text:span text:style-name="T348"><text:tab/></text:span><text:span text:style-name="T39">void</text:span><text:span text:style-name="T28"> </text:span><text:span text:style-name="T17">Init</text:span>(<text:span text:style-name="T39">int</text:span><text:span text:style-name="T28"> </text:span><text:span text:style-name="T36">row</text:span>,<text:span text:style-name="T28"> </text:span><text:span text:style-name="T24">QString</text:span><text:span text:style-name="T28"> </text:span><text:span text:style-name="T36">type</text:span>,<text:span text:style-name="T28"> </text:span><text:span text:style-name="T24">QString</text:span><text:span text:style-name="T28"> </text:span><text:span text:style-name="T36">data</text:span>,<text:span text:style-name="T28"> </text:span><text:span text:style-name="T24">QString</text:span><text:span text:style-name="T28"> </text:span><text:span text:style-name="T36">time</text:span>,<text:span text:style-name="T28"> </text:span><text:span text:style-name="T24">QString</text:span><text:span text:style-name="T28"> </text:span><text:span text:style-name="T36">info</text:span><text:span text:style-name="T28"> </text:span>=<text:span text:style-name="T28"> </text:span><text:span text:style-name="T24">QString</text:span>());<text:span text:style-name="T348"> //初始化函数</text:span></text:p>
      <text:h text:style-name="Heading_20_3" text:outline-level="3"><text:s/><text:span text:style-name="T348">Private Functions</text:span></text:h>
      <text:p text:style-name="P333"><text:span text:style-name="T348"><text:tab/></text:span><text:span text:style-name="T39">void</text:span><text:span text:style-name="T28"> </text:span><text:span text:style-name="T17">ConnectInit</text:span>();<text:span text:style-name="T348"> //信号槽初始化函数</text:span></text:p>
      <text:h text:style-name="P471" text:outline-level="3"><text:span text:style-name="T76"><text:s/></text:span>Properties</text:h>
      <table:table table:name="表格72" table:style-name="表格72">
        <table:table-column table:style-name="表格72.A"/>
        <table:table-column table:style-name="表格72.B"/>
        <table:table-column table:style-name="表格72.C"/>
        <table:table-row>
          <table:table-cell table:style-name="表格72.A1" office:value-type="string">
            <text:p text:style-name="P559">名称</text:p>
          </table:table-cell>
          <table:table-cell table:style-name="表格72.A1" office:value-type="string">
            <text:p text:style-name="P559">类型</text:p>
          </table:table-cell>
          <table:table-cell table:style-name="表格72.C1" office:value-type="string">
            <text:p text:style-name="P559">说明</text:p>
          </table:table-cell>
        </table:table-row>
        <table:table-row>
          <table:table-cell table:style-name="表格72.A2" office:value-type="string">
            <text:p text:style-name="P738">curr_row_</text:p>
          </table:table-cell>
          <table:table-cell table:style-name="表格72.B2" office:value-type="string">
            <text:p text:style-name="P738">int</text:p>
          </table:table-cell>
          <table:table-cell table:style-name="表格72.C2" office:value-type="string">
            <text:p text:style-name="P688">当前所显示的行数</text:p>
          </table:table-cell>
        </table:table-row>
      </table:table>
      <text:p text:style-name="P216"/>
      <text:p text:style-name="P216"><text:soft-page-break/></text:p>
      <text:h text:style-name="Heading_20_2" text:outline-level="2">ShowSystemData<text:span text:style-name="T348"> Class</text:span></text:h>
      <text:p text:style-name="P334"><text:s/>程序编辑器功能中查看系统数据窗口</text:p>
      <text:p text:style-name="P334"><text:tab/>Header: <text:s/>progeditmain.h</text:p>
      <text:p text:style-name="P334"><text:tab/>Inherits: <text:s/>QWidget</text:p>
      <text:h text:style-name="Heading_20_3" text:outline-level="3"><text:s/><text:span text:style-name="T349">Signals</text:span></text:h>
      <text:p text:style-name="P335"><text:span text:style-name="T349"><text:tab/></text:span><text:span text:style-name="T39">void</text:span><text:span text:style-name="T28"> </text:span><text:span text:style-name="T17">Cancel</text:span>();<text:span text:style-name="T350"> //取消信号</text:span></text:p>
      <text:h text:style-name="Heading_20_3" text:outline-level="3"><text:s/><text:span text:style-name="T349">Public Slots</text:span></text:h>
      <text:p text:style-name="P335"><text:span text:style-name="T34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50"> //接收缩放比例并将其转交给内部其他控件</text:span></text:p>
      <text:h text:style-name="Heading_20_3" text:outline-level="3"><text:s/><text:span text:style-name="T349">Private Slots</text:span></text:h>
      <text:p text:style-name="P335"><text:span text:style-name="T349"><text:tab/></text:span><text:span text:style-name="T39">void</text:span><text:span text:style-name="T28"> </text:span><text:span text:style-name="T17">Refresh</text:span>();<text:span text:style-name="T350"> //刷新，将所显示的数据进行重置</text:span></text:p>
      <text:p text:style-name="P335"><text:span text:style-name="T349"><text:tab/></text:span><text:span text:style-name="T39">void</text:span><text:span text:style-name="T28"> </text:span><text:span text:style-name="T17">Define</text:span>();<text:span text:style-name="T350"> //确定按钮槽函数</text:span></text:p>
      <text:p text:style-name="P335"><text:span text:style-name="T349"><text:tab/></text:span><text:span text:style-name="T39">void</text:span><text:span text:style-name="T28"> </text:span><text:span text:style-name="T17">ItemTableClicked</text:span>(<text:span text:style-name="T24">QTableWidgetItem</text:span><text:span text:style-name="T28"> </text:span>*<text:span text:style-name="T36">item</text:span>);<text:span text:style-name="T350"> //table_box_被点击槽函数</text:span></text:p>
      <text:p text:style-name="P335"><text:span text:style-name="T349"><text:tab/></text:span><text:span text:style-name="T39">void</text:span><text:span text:style-name="T28"> </text:span><text:span text:style-name="T17">ModVarCancel</text:span>();<text:span text:style-name="T350"> //修改变量值窗口(ModVarWindow)的取消信号，需要将该窗口隐藏</text:span></text:p>
      <text:h text:style-name="Heading_20_3" text:outline-level="3"><text:s/><text:span text:style-name="T349">Public Functions</text:span></text:h>
      <text:p text:style-name="P335"><text:span text:style-name="T349"><text:tab/></text:span><text:span text:style-name="T17">ShowSystemData</text:span>(<text:span text:style-name="T24">QWidget</text:span><text:span text:style-name="T28"> </text:span>*<text:span text:style-name="T36">parent</text:span><text:span text:style-name="T28"> </text:span>=<text:span text:style-name="T28"> </text:span><text:span text:style-name="T39">nullptr</text:span>);<text:span text:style-name="T351"> //构造函数</text:span></text:p>
      <text:p text:style-name="P335"><text:span text:style-name="T349"><text:tab/></text:span><text:span text:style-name="T39">void</text:span><text:span text:style-name="T28"> </text:span><text:span text:style-name="T17">Init</text:span>();<text:span text:style-name="T351"> //初始化函数</text:span></text:p>
      <text:h text:style-name="P472" text:outline-level="3"><text:span text:style-name="T76"><text:s/></text:span>Properties</text:h>
      <table:table table:name="表格73" table:style-name="表格73">
        <table:table-column table:style-name="表格73.A"/>
        <table:table-column table:style-name="表格73.B"/>
        <table:table-column table:style-name="表格73.C"/>
        <table:table-row>
          <table:table-cell table:style-name="表格73.A1" office:value-type="string">
            <text:p text:style-name="P560">名称</text:p>
          </table:table-cell>
          <table:table-cell table:style-name="表格73.A1" office:value-type="string">
            <text:p text:style-name="P560">类型</text:p>
          </table:table-cell>
          <table:table-cell table:style-name="表格73.C1" office:value-type="string">
            <text:p text:style-name="P560">说明</text:p>
          </table:table-cell>
        </table:table-row>
        <table:table-row>
          <table:table-cell table:style-name="表格73.A2" office:value-type="string">
            <text:p text:style-name="P739">var_point_</text:p>
          </table:table-cell>
          <table:table-cell table:style-name="表格73.B2" office:value-type="string">
            <text:p text:style-name="P739">QSharedPointer&lt;VarForData&gt;</text:p>
          </table:table-cell>
          <table:table-cell table:style-name="表格73.C2" office:value-type="string">
            <text:p text:style-name="P689">智能指针</text:p>
          </table:table-cell>
        </table:table-row>
      </table:table>
      <text:p text:style-name="P217"/>
      <text:p text:style-name="P217"/>
      <text:h text:style-name="Heading_20_2" text:outline-level="2">ShowVarInfo<text:span text:style-name="T351"> Class</text:span></text:h>
      <text:p text:style-name="P336"><text:s/>程序数据功能中用于显示变量信息的窗口</text:p>
      <text:p text:style-name="P336"><text:tab/>Header: <text:s/>programdata.h</text:p>
      <text:p text:style-name="P336"><text:tab/>Inherits: <text:s/>QWidget</text:p>
      <text:h text:style-name="Heading_20_2" text:outline-level="2"><text:s/><text:span text:style-name="T351">Signals</text:span></text:h>
      <text:p text:style-name="P337"><text:span text:style-name="T351"><text:tab/></text:span><text:span text:style-name="T39">void</text:span><text:span text:style-name="T28"> </text:span><text:span text:style-name="T17">VarButtonClicked</text:span>(<text:span text:style-name="T24">QString</text:span><text:span text:style-name="T28"> </text:span><text:span text:style-name="T36">name</text:span>,<text:span text:style-name="T28"> </text:span><text:span text:style-name="T24">QString</text:span><text:span text:style-name="T28"> </text:span><text:span text:style-name="T36">var</text:span>,<text:span text:style-name="T28"> </text:span><text:span text:style-name="T24">QString</text:span><text:span text:style-name="T28"> </text:span><text:span text:style-name="T36">type</text:span>);<text:span text:style-name="T353"> //用于显示变量编辑窗口(DataEditWindow)</text:span></text:p>
      <text:p text:style-name="P337"><text:soft-page-break/><text:span text:style-name="T351"><text:tab/></text:span><text:span text:style-name="T39">void</text:span><text:span text:style-name="T28"> </text:span><text:span text:style-name="T17">ShowCreateNewVar</text:span>(<text:span text:style-name="T24">QString</text:span><text:span text:style-name="T28"> </text:span><text:span text:style-name="T36">type</text:span>);<text:span text:style-name="T353"> //显示新建变量窗口(CreateNewVar)</text:span></text:p>
      <text:h text:style-name="Heading_20_3" text:outline-level="3"><text:s/><text:span text:style-name="T351">Public Slots</text:span></text:h>
      <text:p text:style-name="P337"><text:span text:style-name="T351"><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53"> //修改缩放比例</text:span></text:p>
      <text:p text:style-name="P337"><text:span text:style-name="T351"><text:tab/></text:span><text:span text:style-name="T39">void</text:span><text:span text:style-name="T28"> </text:span><text:span text:style-name="T17">Refresh</text:span>();<text:span text:style-name="T353"> //刷新</text:span></text:p>
      <text:p text:style-name="P337"><text:span text:style-name="T351"><text:tab/></text:span><text:span text:style-name="T39">void</text:span><text:span text:style-name="T28"> </text:span><text:span text:style-name="T17">ItemDoubleClicked</text:span>(<text:span text:style-name="T24">QTableWidgetItem</text:span><text:span text:style-name="T28"> </text:span>*<text:span text:style-name="T36">item</text:span>);<text:span text:style-name="T353"> //会调用Clicked函数</text:span></text:p>
      <text:p text:style-name="P337"><text:span text:style-name="T351"><text:tab/></text:span><text:span text:style-name="T39">void</text:span><text:span text:style-name="T28"> </text:span><text:span text:style-name="T17">Clicked</text:span>(<text:span text:style-name="T24">QString</text:span><text:span text:style-name="T28"> </text:span><text:span text:style-name="T36">name</text:span>,<text:span text:style-name="T28"> </text:span><text:span text:style-name="T24">QString</text:span><text:span text:style-name="T28"> </text:span><text:span text:style-name="T36">var</text:span>,<text:span text:style-name="T28"> </text:span><text:span text:style-name="T24">QString</text:span><text:span text:style-name="T28"> </text:span><text:span text:style-name="T36">type</text:span>);<text:span text:style-name="T353"> //会发送VarButtonClicked信号</text:span></text:p>
      <text:p text:style-name="P337"><text:span text:style-name="T351"><text:tab/></text:span><text:span text:style-name="T39">void</text:span><text:span text:style-name="T28"> </text:span><text:span text:style-name="T17">Filter</text:span>(<text:span text:style-name="T24">QString</text:span><text:span text:style-name="T28"> </text:span><text:span text:style-name="T36">text</text:span>);<text:span text:style-name="T353"> //对内容进行过滤</text:span></text:p>
      <text:h text:style-name="Heading_20_3" text:outline-level="3"><text:s/><text:span text:style-name="T351">Private Slots</text:span></text:h>
      <text:p text:style-name="P337"><text:span text:style-name="T351"><text:tab/></text:span><text:span text:style-name="T39">void</text:span><text:span text:style-name="T28"> </text:span><text:span text:style-name="T17">CreateVar</text:span>();<text:span text:style-name="T353"> //显示新建变量窗口(CreateNewVar)</text:span></text:p>
      <text:h text:style-name="Heading_20_3" text:outline-level="3"><text:s/><text:span text:style-name="T351">Event</text:span></text:h>
      <text:p text:style-name="P337"><text:span text:style-name="T351"><text:tab/></text:span><text:span text:style-name="T39">void</text:span><text:span text:style-name="T28"> </text:span><text:span text:style-name="T20">resizeEvent</text:span>(<text:span text:style-name="T24">QResizeEvent</text:span><text:span text:style-name="T28"> </text:span>*);<text:span text:style-name="T353"> //窗口大小改变事件，会修改内部控件的大小和位置</text:span></text:p>
      <text:h text:style-name="Heading_20_3" text:outline-level="3"><text:s/><text:span text:style-name="T351">Public Functions</text:span></text:h>
      <text:p text:style-name="P337"><text:span text:style-name="T351"><text:tab/></text:span><text:span text:style-name="T17">ShowVarInfo</text:span>(<text:span text:style-name="T24">QWidget</text:span><text:span text:style-name="T28"> </text:span>*<text:span text:style-name="T36">parent</text:span><text:span text:style-name="T28"> </text:span>=<text:span text:style-name="T28"> </text:span><text:span text:style-name="T39">nullptr</text:span>);<text:span text:style-name="T353"> //构造函数</text:span></text:p>
      <text:p text:style-name="P337"><text:span text:style-name="T351"><text:tab/></text:span><text:span text:style-name="T39">void</text:span><text:span text:style-name="T28"> </text:span><text:span text:style-name="T17">SetModi</text:span>(<text:span text:style-name="T24">ModifyRanges</text:span><text:span text:style-name="T28"> </text:span>*<text:span text:style-name="T36">modi</text:span>);<text:span text:style-name="T353"> //设置modi_指针</text:span></text:p>
      <text:p text:style-name="P337"><text:span text:style-name="T351"><text:tab/></text:span><text:span text:style-name="T24">CreateNewVar</text:span><text:span text:style-name="T28"> </text:span>*<text:span text:style-name="T17">GetCreateWidget</text:span>();<text:span text:style-name="T353"> //导出create_new_var_指针</text:span></text:p>
      <text:p text:style-name="P337"><text:span text:style-name="T351"><text:tab/></text:span><text:span text:style-name="T39">void</text:span><text:span text:style-name="T28"> </text:span><text:span text:style-name="T17">Init</text:span>(<text:span text:style-name="T24">QString</text:span><text:span text:style-name="T28"> </text:span>&amp;<text:span text:style-name="T36">name</text:span>,<text:span text:style-name="T28"> </text:span><text:span text:style-name="T24">VarShowType</text:span><text:span text:style-name="T28"> </text:span><text:span text:style-name="T36">vartype</text:span><text:span text:style-name="T28"> </text:span>=<text:span text:style-name="T28"> </text:span><text:span text:style-name="T24">VarShowType</text:span>::<text:span text:style-name="T24">Genre_Sys</text:span>,<text:span text:style-name="T28"> </text:span><text:span text:style-name="T24">QString</text:span><text:span text:style-name="T28"> </text:span><text:span text:style-name="T36">str</text:span><text:span text:style-name="T28"> </text:span>=<text:span text:style-name="T28"> </text:span><text:span text:style-name="T24">QString</text:span>());<text:span text:style-name="T353"> //初始化函数，参数依次为变量名、变量类型、模块名</text:span></text:p>
      <text:h text:style-name="P473" text:outline-level="3"><text:span text:style-name="T76"><text:s/></text:span>Properties</text:h>
      <table:table table:name="表格74" table:style-name="表格74">
        <table:table-column table:style-name="表格74.A"/>
        <table:table-column table:style-name="表格74.B"/>
        <table:table-column table:style-name="表格74.C"/>
        <table:table-row>
          <table:table-cell table:style-name="表格74.A1" office:value-type="string">
            <text:p text:style-name="P561">名称</text:p>
          </table:table-cell>
          <table:table-cell table:style-name="表格74.A1" office:value-type="string">
            <text:p text:style-name="P561">类型</text:p>
          </table:table-cell>
          <table:table-cell table:style-name="表格74.C1" office:value-type="string">
            <text:p text:style-name="P561">说明</text:p>
          </table:table-cell>
        </table:table-row>
        <table:table-row>
          <table:table-cell table:style-name="表格74.A4" office:value-type="string">
            <text:p text:style-name="P740">type_</text:p>
          </table:table-cell>
          <table:table-cell table:style-name="表格74.B4" office:value-type="string">
            <text:p text:style-name="P740">VarShowType</text:p>
          </table:table-cell>
          <table:table-cell table:style-name="表格74.C4" office:value-type="string">
            <text:p text:style-name="P690">枚举<text:span text:style-name="T352">，代表</text:span>变量类型</text:p>
          </table:table-cell>
        </table:table-row>
        <table:table-row>
          <table:table-cell table:style-name="表格74.A4" office:value-type="string">
            <text:p text:style-name="P741">str_</text:p>
          </table:table-cell>
          <table:table-cell table:style-name="表格74.B4" office:value-type="string">
            <text:p text:style-name="P741">QString</text:p>
          </table:table-cell>
          <table:table-cell table:style-name="表格74.C4" office:value-type="string">
            <text:p text:style-name="P690">模块名</text:p>
          </table:table-cell>
        </table:table-row>
        <table:table-row>
          <table:table-cell table:style-name="表格74.A4" office:value-type="string">
            <text:p text:style-name="P742">scale_w_</text:p>
          </table:table-cell>
          <table:table-cell table:style-name="表格74.B4" office:value-type="string">
            <text:p text:style-name="P742">double</text:p>
          </table:table-cell>
          <table:table-cell table:style-name="表格74.C4" office:value-type="string">
            <text:p text:style-name="P690">缩放比例</text:p>
          </table:table-cell>
        </table:table-row>
        <table:table-row>
          <table:table-cell table:style-name="表格74.A5" office:value-type="string">
            <text:p text:style-name="P742">scale_h_</text:p>
          </table:table-cell>
          <table:table-cell table:style-name="表格74.B5" office:value-type="string">
            <text:p text:style-name="P742">double</text:p>
          </table:table-cell>
          <table:table-cell table:style-name="表格74.C5" office:value-type="string">
            <text:p text:style-name="P690">缩放比例</text:p>
          </table:table-cell>
        </table:table-row>
      </table:table>
      <text:p text:style-name="P218"/>
      <text:p text:style-name="P218"/>
      <text:h text:style-name="Heading_20_2" text:outline-level="2">ShowWidgets<text:span text:style-name="T353"> Class</text:span></text:h>
      <text:p text:style-name="P338"><text:s/>功能窗口的一个装饰类，作用是在没有某个功能窗口显示的情况下作为一个控件填充mainwidget主窗口的中间</text:p>
      <text:p text:style-name="P338"><text:tab/>Header: <text:s/>mainwidget.h</text:p>
      <text:p text:style-name="P338"><text:tab/>Inherits: <text:s/>QWidget</text:p>
      <text:h text:style-name="Heading_20_3" text:outline-level="3"><text:soft-page-break/><text:s/><text:span text:style-name="T353">Public Slots</text:span></text:h>
      <text:p text:style-name="P339"><text:span text:style-name="T353"><text:tab/></text:span><text:span text:style-name="T39">void</text:span><text:span text:style-name="T28"> </text:span><text:span text:style-name="T17">InsertWidget</text:span>(<text:span text:style-name="T24">QWidget</text:span><text:span text:style-name="T28"> </text:span>*<text:span text:style-name="T36">widget</text:span>);<text:span text:style-name="T353"> //显示某个窗口</text:span></text:p>
      <text:p text:style-name="P339"><text:span text:style-name="T353"><text:tab/></text:span><text:span text:style-name="T39">void</text:span><text:span text:style-name="T28"> </text:span><text:span text:style-name="T17">HideWidget</text:span>(<text:span text:style-name="T24">QWidget</text:span><text:span text:style-name="T28"> </text:span>*<text:span text:style-name="T36">widget</text:span>);<text:span text:style-name="T353"> //隐藏某个窗口</text:span></text:p>
      <text:h text:style-name="Heading_20_3" text:outline-level="3"><text:s/><text:span text:style-name="T353">Event</text:span></text:h>
      <text:p text:style-name="P339"><text:span text:style-name="T353"><text:tab/></text:span><text:span text:style-name="T39">void</text:span><text:span text:style-name="T28"> </text:span><text:span text:style-name="T20">resizeEvent</text:span>(<text:span text:style-name="T24">QResizeEvent</text:span><text:span text:style-name="T28"> </text:span>*);<text:span text:style-name="T353"> //窗口大小改变事件，会修改内部控件的大小和位置</text:span></text:p>
      <text:h text:style-name="Heading_20_3" text:outline-level="3"><text:s/><text:span text:style-name="T353">Public Functions</text:span></text:h>
      <text:p text:style-name="P339"><text:span text:style-name="T353"><text:tab/></text:span><text:span text:style-name="T17">ShowWidgets</text:span>(<text:span text:style-name="T24">QWidget</text:span><text:span text:style-name="T28"> </text:span>*<text:span text:style-name="T36">parent</text:span><text:span text:style-name="T28"> </text:span>=<text:span text:style-name="T28"> </text:span><text:span text:style-name="T39">nullptr</text:span>);<text:span text:style-name="T353"> //构造函数</text:span></text:p>
      <text:p text:style-name="P339"><text:span text:style-name="T353"><text:tab/></text:span><text:span text:style-name="T24">QWidget</text:span><text:span text:style-name="T28"> </text:span>*<text:span text:style-name="T17">GetShow</text:span>();<text:span text:style-name="T353"> //获取当先所显示的窗口指针</text:span></text:p>
      <text:p text:style-name="P338"/>
      <text:p text:style-name="P338"/>
      <text:h text:style-name="Heading_20_2" text:outline-level="2">SignalAddEditWindow<text:span text:style-name="T354"> Class</text:span></text:h>
      <text:p text:style-name="P340"><text:s/>控制面板中io配置功能中的Signal的添加与编辑窗口</text:p>
      <text:p text:style-name="P340"><text:tab/>Header: <text:s/>control.h</text:p>
      <text:p text:style-name="P340"><text:tab/>Inherits: <text:s/>QWidget</text:p>
      <text:h text:style-name="Heading_20_3" text:outline-level="3"><text:s/><text:span text:style-name="T354">Signals</text:span></text:h>
      <text:p text:style-name="P341"><text:span text:style-name="T355"><text:tab/></text:span><text:span text:style-name="T39">void</text:span><text:span text:style-name="T28"> </text:span><text:span text:style-name="T17">DefineClicked</text:span>(<text:span text:style-name="T24">QJsonObject</text:span><text:span text:style-name="T28"> </text:span><text:span text:style-name="T36">json</text:span>,<text:span text:style-name="T28"> </text:span><text:span text:style-name="T24">QString</text:span><text:span text:style-name="T28"> </text:span><text:span text:style-name="T36">old_name</text:span>);<text:span text:style-name="T356"> //确定信号</text:span></text:p>
      <text:p text:style-name="P341"><text:span text:style-name="T355"><text:tab/></text:span><text:span text:style-name="T39">void</text:span><text:span text:style-name="T28"> </text:span><text:span text:style-name="T17">CancelClicked</text:span>();<text:span text:style-name="T356"> //取消信号</text:span></text:p>
      <text:h text:style-name="Heading_20_3" text:outline-level="3"><text:s/><text:span text:style-name="T355">Public Slots</text:span></text:h>
      <text:p text:style-name="P341"><text:span text:style-name="T35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56"> //接收缩放比例并将其交给内部其他控件</text:span></text:p>
      <text:h text:style-name="Heading_20_3" text:outline-level="3"><text:s/><text:span text:style-name="T355">Private Slots</text:span></text:h>
      <text:p text:style-name="P341"><text:span text:style-name="T355"><text:tab/></text:span><text:span text:style-name="T39">void</text:span><text:span text:style-name="T28"> </text:span><text:span text:style-name="T17">DefButtonClicked</text:span>();<text:span text:style-name="T356"> //确定按钮槽函数，会发送DefineClicked信号</text:span></text:p>
      <text:p text:style-name="P341"><text:span text:style-name="T355"><text:tab/></text:span><text:span text:style-name="T39">void</text:span><text:span text:style-name="T28"> </text:span><text:span text:style-name="T17">CanButtonClicked</text:span>();<text:span text:style-name="T356"> //取消按钮槽函数，会发送CancelClicked信号</text:span></text:p>
      <text:p text:style-name="P341"><text:span text:style-name="T355"><text:tab/></text:span><text:span text:style-name="T39">void</text:span><text:span text:style-name="T28"> </text:span><text:span text:style-name="T17">ShowKey</text:span>(<text:span text:style-name="T24">QTableWidgetItem</text:span><text:span text:style-name="T28"> </text:span>*<text:span text:style-name="T36">curr_item</text:span>);<text:span text:style-name="T356"> //显示键盘</text:span></text:p>
      <text:p text:style-name="P341"><text:span text:style-name="T355"><text:tab/></text:span><text:span text:style-name="T39">void</text:span><text:span text:style-name="T28"> </text:span><text:span text:style-name="T17">ShowNumKey</text:span>(<text:span text:style-name="T24">QString</text:span><text:span text:style-name="T28"> </text:span><text:span text:style-name="T36">select_name</text:span>,<text:span text:style-name="T28"> </text:span><text:span text:style-name="T24">QTableWidgetItem</text:span><text:span text:style-name="T28"> </text:span>*<text:span text:style-name="T36">curr_item</text:span>);<text:span text:style-name="T356"> //显示数字键盘</text:span></text:p>
      <text:p text:style-name="P341"><text:span text:style-name="T355"><text:tab/></text:span><text:span text:style-name="T39">void</text:span><text:span text:style-name="T28"> </text:span><text:span text:style-name="T17">KeyGetData</text:span>(<text:span text:style-name="T24">QString</text:span><text:span text:style-name="T28"> </text:span><text:span text:style-name="T36">data</text:span>);<text:span text:style-name="T356"> //键盘的返回值</text:span></text:p>
      <text:p text:style-name="P341"><text:span text:style-name="T355"><text:tab/></text:span><text:span text:style-name="T39">void</text:span><text:span text:style-name="T28"> </text:span><text:span text:style-name="T17">KeyHide</text:span>();<text:span text:style-name="T356"> //隐藏键盘</text:span></text:p>
      <text:p text:style-name="P341"><text:span text:style-name="T355"><text:tab/></text:span><text:span text:style-name="T39">void</text:span><text:span text:style-name="T28"> </text:span><text:span text:style-name="T17">IOMovDefine</text:span>(<text:span text:style-name="T24">QString</text:span><text:span text:style-name="T28"> </text:span><text:span text:style-name="T36">val</text:span>);<text:span text:style-name="T356"> //mod_val_的返回值</text:span></text:p>
      <text:p text:style-name="P341"><text:span text:style-name="T355"><text:tab/></text:span><text:span text:style-name="T39">void</text:span><text:span text:style-name="T28"> </text:span><text:span text:style-name="T17">IOMovCancel</text:span>();<text:span text:style-name="T356"> //mod_val_的取消信号</text:span></text:p>
      <text:h text:style-name="Heading_20_3" text:outline-level="3"><text:soft-page-break/><text:s/><text:span text:style-name="T355">Public Functions</text:span></text:h>
      <text:p text:style-name="P341"><text:span text:style-name="T355"><text:tab/></text:span><text:span text:style-name="T17">SignalAddEditWindow</text:span>(<text:span text:style-name="T24">QWidget</text:span><text:span text:style-name="T28"> </text:span>*<text:span text:style-name="T36">parent</text:span><text:span text:style-name="T28"> </text:span>=<text:span text:style-name="T28"> </text:span><text:span text:style-name="T39">nullptr</text:span>);<text:span text:style-name="T355"> //构造函数</text:span></text:p>
      <text:p text:style-name="P341"><text:span text:style-name="T355"><text:tab/></text:span><text:span text:style-name="T39">void</text:span><text:span text:style-name="T28"> </text:span><text:span text:style-name="T17">Init</text:span>(<text:span text:style-name="T24">QJsonObject</text:span><text:span text:style-name="T28"> </text:span><text:span text:style-name="T36">json</text:span>,<text:span text:style-name="T28"> </text:span><text:span text:style-name="T24">QStringList</text:span><text:span text:style-name="T28"> </text:span><text:span text:style-name="T36">assigneds</text:span>,<text:span text:style-name="T28"> </text:span><text:span text:style-name="T24">QString</text:span><text:span text:style-name="T28"> </text:span><text:span text:style-name="T36">old_name</text:span>);<text:span text:style-name="T355"> //初始化函数</text:span></text:p>
      <text:h text:style-name="P474" text:outline-level="3"><text:span text:style-name="T76"><text:s/></text:span>Properties</text:h>
      <table:table table:name="表格75" table:style-name="表格75">
        <table:table-column table:style-name="表格75.A"/>
        <table:table-column table:style-name="表格75.B"/>
        <table:table-column table:style-name="表格75.C"/>
        <table:table-row>
          <table:table-cell table:style-name="表格75.A1" office:value-type="string">
            <text:p text:style-name="P562">名称</text:p>
          </table:table-cell>
          <table:table-cell table:style-name="表格75.A1" office:value-type="string">
            <text:p text:style-name="P562">类型</text:p>
          </table:table-cell>
          <table:table-cell table:style-name="表格75.C1" office:value-type="string">
            <text:p text:style-name="P562">说明</text:p>
          </table:table-cell>
        </table:table-row>
        <table:table-row>
          <table:table-cell table:style-name="表格75.A2" office:value-type="string">
            <text:p text:style-name="P745">old_name_</text:p>
          </table:table-cell>
          <table:table-cell table:style-name="表格75.B2" office:value-type="string">
            <text:p text:style-name="P745">QString</text:p>
          </table:table-cell>
          <table:table-cell table:style-name="表格75.C2" office:value-type="string">
            <text:p text:style-name="P691">旧名称<text:span text:style-name="T355">，用于编辑模式</text:span></text:p>
          </table:table-cell>
        </table:table-row>
        <table:table-row>
          <table:table-cell table:style-name="表格75.A3" office:value-type="string">
            <text:p text:style-name="P745">object</text:p>
          </table:table-cell>
          <table:table-cell table:style-name="表格75.B3" office:value-type="string">
            <text:p text:style-name="P745">QJsonObject</text:p>
          </table:table-cell>
          <table:table-cell table:style-name="表格75.C3" office:value-type="string">
            <text:p text:style-name="P745">json对象</text:p>
          </table:table-cell>
        </table:table-row>
      </table:table>
      <text:p text:style-name="P219"/>
      <text:p text:style-name="P219"/>
      <text:h text:style-name="Heading_20_2" text:outline-level="2">SignalTableWidget<text:span text:style-name="T357"> Class</text:span></text:h>
      <text:p text:style-name="P342"><text:s/>SignalAddEditWindow类所使用的tablebox表格</text:p>
      <text:p text:style-name="P342"><text:tab/>Header: <text:s/>control.h</text:p>
      <text:p text:style-name="P342"><text:tab/>Inherits: <text:s/>DeviceNetTableWidget</text:p>
      <text:h text:style-name="Heading_20_3" text:outline-level="3"><text:s/><text:span text:style-name="T357">Protected Slots</text:span></text:h>
      <text:p text:style-name="P343"><text:span text:style-name="T357"><text:tab/></text:span><text:span text:style-name="T39">void</text:span><text:span text:style-name="T28"> </text:span><text:span text:style-name="T20">ItemClicked</text:span>(<text:span text:style-name="T24">QTableWidgetItem</text:span><text:span text:style-name="T28"> </text:span>*<text:span text:style-name="T36">item</text:span>);<text:span text:style-name="T358"> //单元格被点击，虚函数，核心功能</text:span></text:p>
      <text:p text:style-name="P343"><text:span text:style-name="T357"><text:tab/></text:span><text:span text:style-name="T39">void</text:span><text:span text:style-name="T28"> </text:span><text:span text:style-name="T20">ComBoxClicked</text:span>(<text:span text:style-name="T24">QString</text:span><text:span text:style-name="T28"> </text:span><text:span text:style-name="T36">text</text:span>);<text:span text:style-name="T358"> //old_item_被点击，虚函数，核心功能</text:span></text:p>
      <text:h text:style-name="Heading_20_3" text:outline-level="3"><text:s/><text:span text:style-name="T357">Public Functions</text:span></text:h>
      <text:p text:style-name="P343"><text:span text:style-name="T357"><text:tab/></text:span><text:span text:style-name="T17">SignalTableWidget</text:span>(<text:span text:style-name="T24">QWidget</text:span><text:span text:style-name="T28"> </text:span>*<text:span text:style-name="T36">parent</text:span><text:span text:style-name="T28"> </text:span>=<text:span text:style-name="T28"> </text:span><text:span text:style-name="T39">nullptr</text:span>);<text:span text:style-name="T358"> //构造函数</text:span></text:p>
      <text:p text:style-name="P343"><text:span text:style-name="T357"><text:tab/></text:span><text:span text:style-name="T39">void</text:span><text:span text:style-name="T28"> </text:span><text:span text:style-name="T17">SigInit</text:span>(<text:span text:style-name="T24">QJsonObject</text:span><text:span text:style-name="T28"> </text:span>*<text:span text:style-name="T36">json</text:span>,<text:span text:style-name="T28"> </text:span><text:span text:style-name="T24">QStringList</text:span><text:span text:style-name="T28"> </text:span><text:span text:style-name="T36">assigneds</text:span>,<text:span text:style-name="T28"> </text:span><text:span text:style-name="T39">bool</text:span><text:span text:style-name="T28"> </text:span><text:span text:style-name="T36">isadd</text:span>);<text:span text:style-name="T358"> //初始化函数</text:span></text:p>
      <text:h text:style-name="Heading_20_3" text:outline-level="3"><text:s/><text:span text:style-name="T357">Private Functions</text:span></text:h>
      <text:p text:style-name="P343"><text:span text:style-name="T357"><text:tab/></text:span><text:span text:style-name="T39">void</text:span><text:span text:style-name="T28"> </text:span><text:span text:style-name="T17">Type</text:span>(<text:span text:style-name="T24">QString</text:span><text:span text:style-name="T28"> </text:span><text:span text:style-name="T36">text</text:span>,<text:span text:style-name="T28"> </text:span><text:span text:style-name="T39">int</text:span><text:span text:style-name="T28"> </text:span><text:span text:style-name="T36">curr_row</text:span>);<text:span text:style-name="T359"> //设置表格单元格数据</text:span></text:p>
      <text:p text:style-name="P343"><text:span text:style-name="T357"><text:tab/></text:span><text:span text:style-name="T39">void</text:span><text:span text:style-name="T28"> </text:span><text:span text:style-name="T17">Device</text:span>(<text:span text:style-name="T24">QString</text:span><text:span text:style-name="T28"> </text:span><text:span text:style-name="T36">text</text:span>,<text:span text:style-name="T28"> </text:span><text:span text:style-name="T39">int</text:span><text:span text:style-name="T28"> </text:span><text:span text:style-name="T36">curr_row</text:span>);<text:span text:style-name="T359"> //设置表格单元格数据</text:span></text:p>
      <text:p text:style-name="P344"><text:span text:style-name="T358"><text:tab/></text:span><text:span text:style-name="T24">QString</text:span><text:span text:style-name="T28"> </text:span><text:span text:style-name="T17">EnumToStr</text:span>(<text:span text:style-name="T24">Names</text:span><text:span text:style-name="T28"> </text:span><text:span text:style-name="T36">name</text:span>);<text:span text:style-name="T359"> //将枚举转换为字符串</text:span></text:p>
      <text:p text:style-name="P344"><text:span text:style-name="T358"><text:tab/></text:span><text:span text:style-name="T24">Names</text:span><text:span text:style-name="T28"> </text:span><text:span text:style-name="T17">StrToEnum</text:span>(<text:span text:style-name="T24">QString</text:span><text:span text:style-name="T28"> </text:span><text:span text:style-name="T36">name</text:span>);<text:span text:style-name="T359"> //将字符串转换为枚举</text:span></text:p>
      <text:h text:style-name="P475" text:outline-level="3"><text:span text:style-name="T76"><text:s/></text:span>Properties</text:h>
      <table:table table:name="表格76" table:style-name="表格76">
        <table:table-column table:style-name="表格76.A"/>
        <table:table-column table:style-name="表格76.B"/>
        <table:table-column table:style-name="表格76.C"/>
        <table:table-row>
          <table:table-cell table:style-name="表格76.A1" office:value-type="string">
            <text:p text:style-name="P563">名称</text:p>
          </table:table-cell>
          <table:table-cell table:style-name="表格76.A1" office:value-type="string">
            <text:p text:style-name="P563">类型</text:p>
          </table:table-cell>
          <table:table-cell table:style-name="表格76.C1" office:value-type="string">
            <text:p text:style-name="P563">说明</text:p>
          </table:table-cell>
        </table:table-row>
        <table:table-row>
          <table:table-cell table:style-name="表格76.A2" office:value-type="string">
            <text:p text:style-name="P747">set_enum_map_</text:p>
          </table:table-cell>
          <table:table-cell table:style-name="表格76.B2" office:value-type="string">
            <text:p text:style-name="P747">QMap&lt;QString, Names&gt;</text:p>
          </table:table-cell>
          <table:table-cell table:style-name="表格76.C2" office:value-type="string">
            <text:p text:style-name="P692"/>
          </table:table-cell>
        </table:table-row>
        <table:table-row>
          <table:table-cell table:style-name="表格76.A5" office:value-type="string">
            <text:p text:style-name="P747">enum_val_map_</text:p>
          </table:table-cell>
          <table:table-cell table:style-name="表格76.B5" office:value-type="string">
            <text:p text:style-name="P747">QMap&lt;Names, QStringList&gt;</text:p>
          </table:table-cell>
          <table:table-cell table:style-name="表格76.C5" office:value-type="string">
            <text:p text:style-name="P746"/>
          </table:table-cell>
        </table:table-row>
        <table:table-row>
          <table:table-cell table:style-name="表格76.A5" office:value-type="string">
            <text:p text:style-name="P747">name_list_</text:p>
          </table:table-cell>
          <table:table-cell table:style-name="表格76.B5" office:value-type="string">
            <text:p text:style-name="P747">QStringList</text:p>
          </table:table-cell>
          <table:table-cell table:style-name="表格76.C5" office:value-type="string">
            <text:p text:style-name="P746"/>
          </table:table-cell>
        </table:table-row>
        <table:table-row>
          <table:table-cell table:style-name="表格76.A5" office:value-type="string">
            <text:p text:style-name="P747">object</text:p>
          </table:table-cell>
          <table:table-cell table:style-name="表格76.B5" office:value-type="string">
            <text:p text:style-name="P747">QJsonObject</text:p>
          </table:table-cell>
          <table:table-cell table:style-name="表格76.C5" office:value-type="string">
            <text:p text:style-name="P747">json对象指针</text:p>
          </table:table-cell>
        </table:table-row>
        <text:soft-page-break/>
        <table:table-row>
          <table:table-cell table:style-name="表格76.A6" office:value-type="string">
            <text:p text:style-name="P747">isadd_</text:p>
          </table:table-cell>
          <table:table-cell table:style-name="表格76.B6" office:value-type="string">
            <text:p text:style-name="P747">bool</text:p>
          </table:table-cell>
          <table:table-cell table:style-name="表格76.C6" office:value-type="string">
            <text:p text:style-name="P746">是否是添加模式</text:p>
          </table:table-cell>
        </table:table-row>
      </table:table>
      <text:p text:style-name="P220"/>
      <text:p text:style-name="P220"/>
      <text:h text:style-name="Heading_20_2" text:outline-level="2">SpeedWidget<text:span text:style-name="T359"> Class</text:span></text:h>
      <text:p text:style-name="P345"><text:s/>快捷设置窗口中的速度窗口</text:p>
      <text:p text:style-name="P345"><text:tab/>Header: <text:s/>lowerwidget.h</text:p>
      <text:p text:style-name="P345"><text:tab/>Inherits: <text:s/>QuickBase</text:p>
      <text:h text:style-name="Heading_20_3" text:outline-level="3"><text:s/><text:span text:style-name="T359">Signals</text:span></text:h>
      <text:p text:style-name="P346"><text:span text:style-name="T359"><text:tab/></text:span><text:span text:style-name="T39">void</text:span><text:span text:style-name="T28"> </text:span><text:span text:style-name="T17">SpeedChange</text:span>(<text:span text:style-name="T39">int</text:span><text:span text:style-name="T28"> </text:span><text:span text:style-name="T36">speed</text:span>);<text:span text:style-name="T359"> //速度发生改变</text:span></text:p>
      <text:h text:style-name="Heading_20_3" text:outline-level="3"><text:s/><text:span text:style-name="T359">Public Functions</text:span></text:h>
      <text:p text:style-name="P346"><text:span text:style-name="T359"><text:tab/></text:span><text:span text:style-name="T17">SpeedWidget</text:span>(<text:span text:style-name="T24">QWidget</text:span><text:span text:style-name="T28"> </text:span>*<text:span text:style-name="T36">parent</text:span><text:span text:style-name="T28"> </text:span>=<text:span text:style-name="T28"> </text:span><text:span text:style-name="T39">nullptr</text:span>);<text:span text:style-name="T359"> //构造函数</text:span></text:p>
      <text:p text:style-name="P346"><text:span text:style-name="T359"><text:tab/></text:span><text:span text:style-name="T39">double</text:span><text:span text:style-name="T28"> </text:span><text:span text:style-name="T17">GetSpeed</text:span>();<text:span text:style-name="T359"> //获取浮点数形式的速度</text:span></text:p>
      <text:h text:style-name="P476" text:outline-level="3"><text:span text:style-name="T76"><text:s/></text:span>Properties</text:h>
      <table:table table:name="表格77" table:style-name="表格77">
        <table:table-column table:style-name="表格77.A"/>
        <table:table-column table:style-name="表格77.B"/>
        <table:table-column table:style-name="表格77.C"/>
        <table:table-row>
          <table:table-cell table:style-name="表格77.A1" office:value-type="string">
            <text:p text:style-name="P564">名称</text:p>
          </table:table-cell>
          <table:table-cell table:style-name="表格77.A1" office:value-type="string">
            <text:p text:style-name="P564">类型</text:p>
          </table:table-cell>
          <table:table-cell table:style-name="表格77.C1" office:value-type="string">
            <text:p text:style-name="P564">说明</text:p>
          </table:table-cell>
        </table:table-row>
        <table:table-row>
          <table:table-cell table:style-name="表格77.A2" office:value-type="string">
            <text:p text:style-name="P748">speed_</text:p>
          </table:table-cell>
          <table:table-cell table:style-name="表格77.B2" office:value-type="string">
            <text:p text:style-name="P748">int</text:p>
          </table:table-cell>
          <table:table-cell table:style-name="表格77.C2" office:value-type="string">
            <text:p text:style-name="P748">速度百分比</text:p>
          </table:table-cell>
        </table:table-row>
      </table:table>
      <text:p text:style-name="P221"/>
      <text:p text:style-name="P221"/>
      <text:h text:style-name="Heading_20_2" text:outline-level="2">StackedWidObject<text:span text:style-name="T359"> Class</text:span></text:h>
      <text:p text:style-name="P345"><text:s/>重写的一个多窗口切换类，能够更方便的将各个小功能整合成为一个大功能，并且提供能根据功能名切换窗口的功能，是一个常用的基类</text:p>
      <text:p text:style-name="P345"><text:tab/>Header: <text:s/>stackedwidobject.h</text:p>
      <text:p text:style-name="P345"><text:tab/>Inherits: <text:s/>QStackedWidget</text:p>
      <text:h text:style-name="Heading_20_3" text:outline-level="3"><text:s/><text:span text:style-name="T359">Public Slots</text:span></text:h>
      <text:p text:style-name="P346"><text:span text:style-name="T359"><text:tab/></text:span><text:span text:style-name="T39">void</text:span><text:span text:style-name="T28"> </text:span><text:span text:style-name="T17">ChangeMain</text:span>();<text:span text:style-name="T360"> //切换到主界面</text:span></text:p>
      <text:h text:style-name="Heading_20_3" text:outline-level="3"><text:s/><text:span text:style-name="T359">Public Functions</text:span></text:h>
      <text:p text:style-name="P346"><text:span text:style-name="T359"><text:tab/></text:span><text:span text:style-name="T17">StackedWidObject</text:span>(<text:span text:style-name="T24">QWidget</text:span><text:span text:style-name="T28"> </text:span>*<text:span text:style-name="T36">parent</text:span><text:span text:style-name="T28"> </text:span>=<text:span text:style-name="T28"> </text:span><text:span text:style-name="T39">nullptr</text:span>);<text:span text:style-name="T360"> //构造函数</text:span></text:p>
      <text:p text:style-name="P346"><text:span text:style-name="T359"><text:tab/></text:span><text:span text:style-name="T39">void</text:span><text:span text:style-name="T28"> </text:span><text:span text:style-name="T17">SetMainWidget</text:span>(<text:span text:style-name="T24">QWidget</text:span><text:span text:style-name="T28"> </text:span>*<text:span text:style-name="T36">widget</text:span>); //设置主界面</text:p>
      <text:p text:style-name="P346"><text:span text:style-name="T359"><text:tab/></text:span><text:span text:style-name="T39">bool</text:span><text:span text:style-name="T28"> </text:span><text:span text:style-name="T20">AddWidget</text:span>(<text:span text:style-name="T24">QWidget</text:span><text:span text:style-name="T28"> </text:span>*<text:span text:style-name="T36">widget</text:span>,<text:span text:style-name="T28"> </text:span><text:span text:style-name="T24">QString</text:span><text:span text:style-name="T28"> </text:span><text:span text:style-name="T36">name</text:span>); //添加页面时可以为该页面指定名字</text:p>
      <text:p text:style-name="P346"><text:span text:style-name="T359"><text:tab/></text:span><text:span text:style-name="T39">bool</text:span><text:span text:style-name="T28"> </text:span><text:span text:style-name="T17">Change</text:span>(<text:span text:style-name="T24">QString</text:span><text:span text:style-name="T28"> </text:span><text:span text:style-name="T36">name</text:span><text:span text:style-name="T28"> </text:span>=<text:span text:style-name="T28"> </text:span><text:span text:style-name="T24">QString</text:span>()); //切换页面，默认为切换到主界面</text:p>
      <text:p text:style-name="P346"><text:soft-page-break/><text:span text:style-name="T359"><text:tab/></text:span><text:span text:style-name="T24">QString</text:span><text:span text:style-name="T28"> </text:span><text:span text:style-name="T17">GetName</text:span>(<text:span text:style-name="T39">int</text:span><text:span text:style-name="T28"> </text:span><text:span text:style-name="T36">num</text:span><text:span text:style-name="T28"> </text:span>=<text:span text:style-name="T28"> </text:span>-<text:span text:style-name="T49">1</text:span>); //根据编号返回页面名字，num为-1时返回当前页面，num小于-1或大于页面总数时返回空</text:p>
      <text:p text:style-name="P346"><text:span text:style-name="T359"><text:tab/></text:span><text:span text:style-name="T39">bool</text:span><text:span text:style-name="T28"> </text:span><text:span text:style-name="T17">IsExist</text:span>(<text:span text:style-name="T24">QString</text:span><text:span text:style-name="T28"> </text:span><text:span text:style-name="T36">name</text:span>); //用于判断某个界面是否存在</text:p>
      <text:p text:style-name="P346"><text:span text:style-name="T359"><text:tab/></text:span><text:span text:style-name="T24">QWidget</text:span><text:span text:style-name="T28"> </text:span>*<text:span text:style-name="T17">GetWidget</text:span>(<text:span text:style-name="T24">QString</text:span><text:span text:style-name="T28"> </text:span><text:span text:style-name="T36">name</text:span><text:span text:style-name="T28"> </text:span>=<text:span text:style-name="T28"> </text:span><text:span text:style-name="T24">QString</text:span>()); //返回窗口指针，默认返回主界面窗口，若窗口不存在返回nullptr</text:p>
      <text:p text:style-name="P346"><text:span text:style-name="T359"><text:tab/></text:span><text:span text:style-name="T39">int</text:span><text:span text:style-name="T28"> </text:span><text:span text:style-name="T17">GetNum</text:span>(<text:span text:style-name="T24">QString</text:span><text:span text:style-name="T28"> </text:span><text:span text:style-name="T36">name</text:span><text:span text:style-name="T28"> </text:span>=<text:span text:style-name="T28"> </text:span><text:span text:style-name="T24">QString</text:span>()); //返回对应页面的编号，默认返回主界面0，若窗口不存在则返回-1</text:p>
      <text:p text:style-name="P346"><text:span text:style-name="T359"><text:tab/></text:span><text:span text:style-name="T39">int</text:span><text:span text:style-name="T28"> </text:span><text:span text:style-name="T17">GetCount</text:span>();<text:span text:style-name="T360"> //获取总页数</text:span></text:p>
      <text:h text:style-name="P476" text:outline-level="3"><text:span text:style-name="T76"><text:s/></text:span>Properties</text:h>
      <table:table table:name="表格78" table:style-name="表格78">
        <table:table-column table:style-name="表格78.A"/>
        <table:table-column table:style-name="表格78.B"/>
        <table:table-column table:style-name="表格78.C"/>
        <table:table-row>
          <table:table-cell table:style-name="表格78.A1" office:value-type="string">
            <text:p text:style-name="P564">名称</text:p>
          </table:table-cell>
          <table:table-cell table:style-name="表格78.A1" office:value-type="string">
            <text:p text:style-name="P564">类型</text:p>
          </table:table-cell>
          <table:table-cell table:style-name="表格78.C1" office:value-type="string">
            <text:p text:style-name="P564">说明</text:p>
          </table:table-cell>
        </table:table-row>
        <table:table-row>
          <table:table-cell table:style-name="表格78.A2" office:value-type="string">
            <text:p text:style-name="P748">map_page_num_</text:p>
          </table:table-cell>
          <table:table-cell table:style-name="表格78.B2" office:value-type="string">
            <text:p text:style-name="P748">QMap&lt;QString, int&gt;</text:p>
          </table:table-cell>
          <table:table-cell table:style-name="表格78.C2" office:value-type="string">
            <text:p text:style-name="P748">编号与名称的对应</text:p>
          </table:table-cell>
        </table:table-row>
      </table:table>
      <text:p text:style-name="P221"/>
      <text:p text:style-name="P221"/>
      <text:h text:style-name="Heading_20_2" text:outline-level="2">StateButton<text:span text:style-name="T360"> Class</text:span></text:h>
      <text:p text:style-name="P347"><text:s/>状态栏按钮</text:p>
      <text:p text:style-name="P347"><text:tab/>Header: <text:s/>upperwidget.h</text:p>
      <text:p text:style-name="P347"><text:tab/>Inherits: <text:s/>QFrame</text:p>
      <text:h text:style-name="Heading_20_3" text:outline-level="3"><text:s/><text:span text:style-name="T360">Signals</text:span></text:h>
      <text:p text:style-name="P348"><text:span text:style-name="T360"><text:tab/></text:span><text:span text:style-name="T39">void</text:span><text:span text:style-name="T28"> </text:span><text:span text:style-name="T17">clicked</text:span>();<text:span text:style-name="T360"> //点击信号</text:span></text:p>
      <text:h text:style-name="Heading_20_3" text:outline-level="3"><text:s/><text:span text:style-name="T360">Public Slots</text:span></text:h>
      <text:p text:style-name="P348"><text:span text:style-name="T360"><text:tab/></text:span><text:span text:style-name="T39">void</text:span><text:span text:style-name="T28"> </text:span><text:span text:style-name="T17">SetMod</text:span>(<text:span text:style-name="T24">QString</text:span><text:span text:style-name="T28"> </text:span><text:span text:style-name="T36">mod</text:span>); //设置模式</text:p>
      <text:p text:style-name="P348"><text:span text:style-name="T360"><text:tab/></text:span><text:span text:style-name="T39">void</text:span><text:span text:style-name="T28"> </text:span><text:span text:style-name="T17">SetState</text:span>(<text:span text:style-name="T24">QString</text:span><text:span text:style-name="T28"> </text:span><text:span text:style-name="T36">state</text:span>); //设置电机状态</text:p>
      <text:p text:style-name="P348"><text:span text:style-name="T360"><text:tab/></text:span><text:span text:style-name="T39">void</text:span><text:span text:style-name="T28"> </text:span><text:span text:style-name="T17">SetRunState</text:span>(<text:span text:style-name="T39">bool</text:span><text:span text:style-name="T28"> </text:span><text:span text:style-name="T36">state</text:span>); //设置运行状态</text:p>
      <text:p text:style-name="P348"><text:span text:style-name="T360"><text:tab/></text:span><text:span text:style-name="T39">void</text:span><text:span text:style-name="T28"> </text:span><text:span text:style-name="T17">SetSpeed</text:span>(<text:span text:style-name="T39">int</text:span><text:span text:style-name="T28"> </text:span><text:span text:style-name="T36">speed</text:span>);<text:span text:style-name="T28"> </text:span>//设置速度</text:p>
      <text:h text:style-name="Heading_20_3" text:outline-level="3"><text:s/><text:span text:style-name="T360">Event</text:span></text:h>
      <text:p text:style-name="P348"><text:span text:style-name="T360"><text:tab/></text:span><text:span text:style-name="T39">void</text:span><text:span text:style-name="T28"> </text:span><text:span text:style-name="T20">mousePressEvent</text:span>(<text:span text:style-name="T24">QMouseEvent</text:span><text:span text:style-name="T28"> </text:span>*<text:span text:style-name="T36">event</text:span>);<text:span text:style-name="T360"> //鼠标按下事件，会发送clicked信号</text:span></text:p>
      <text:h text:style-name="Heading_20_3" text:outline-level="3"><text:s/><text:span text:style-name="T360">Public Functions</text:span></text:h>
      <text:p text:style-name="P348"><text:span text:style-name="T360"><text:tab/></text:span><text:span text:style-name="T17">StateButton</text:span>(<text:span text:style-name="T24">QWidget</text:span><text:span text:style-name="T28"> </text:span>*<text:span text:style-name="T36">parent</text:span><text:span text:style-name="T28"> </text:span>=<text:span text:style-name="T28"> </text:span><text:span text:style-name="T39">nullptr</text:span>);<text:span text:style-name="T360"> //构造函数</text:span></text:p>
      <text:h text:style-name="Heading_20_3" text:outline-level="3"><text:s/><text:span text:style-name="T360">Private Functions</text:span></text:h>
      <text:p text:style-name="P348"><text:span text:style-name="T360"><text:tab/></text:span><text:span text:style-name="T39">void</text:span><text:span text:style-name="T28"> </text:span><text:span text:style-name="T17">Init</text:span>();<text:span text:style-name="T360"> //初始化函数</text:span></text:p>
      <text:p text:style-name="P347"><text:soft-page-break/></text:p>
      <text:p text:style-name="P347"/>
      <text:h text:style-name="Heading_20_2" text:outline-level="2">StatePushButton<text:span text:style-name="T360"> Class</text:span></text:h>
      <text:p text:style-name="P347"><text:s/>重写的增加了状态属性的按钮</text:p>
      <text:p text:style-name="P347"><text:tab/>Header: <text:s/>alltask.h</text:p>
      <text:p text:style-name="P347"><text:tab/>Inherits: <text:s/>QPushButton</text:p>
      <text:h text:style-name="Heading_20_3" text:outline-level="3"><text:s/><text:span text:style-name="T360">Public Functions</text:span></text:h>
      <text:p text:style-name="P348"><text:span text:style-name="T360"><text:tab/></text:span><text:span text:style-name="T17">StatePushButton</text:span>(<text:span text:style-name="T24">QWidget</text:span><text:span text:style-name="T28"> </text:span>*<text:span text:style-name="T36">parent</text:span><text:span text:style-name="T28"> </text:span>=<text:span text:style-name="T28"> </text:span><text:span text:style-name="T39">nullptr</text:span>);<text:span text:style-name="T360"> //构造函数</text:span></text:p>
      <text:p text:style-name="P348"><text:span text:style-name="T360"><text:tab/></text:span><text:span text:style-name="T17">StatePushButton</text:span>(<text:span text:style-name="T24">QString</text:span><text:span text:style-name="T28"> </text:span><text:span text:style-name="T36">nam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60"> //构造函数</text:span></text:p>
      <text:h text:style-name="P477" text:outline-level="3"><text:span text:style-name="T76"><text:s/></text:span>Properties</text:h>
      <table:table table:name="表格79" table:style-name="表格79">
        <table:table-column table:style-name="表格79.A"/>
        <table:table-column table:style-name="表格79.B"/>
        <table:table-column table:style-name="表格79.C"/>
        <table:table-row>
          <table:table-cell table:style-name="表格79.A1" office:value-type="string">
            <text:p text:style-name="P565">名称</text:p>
          </table:table-cell>
          <table:table-cell table:style-name="表格79.A1" office:value-type="string">
            <text:p text:style-name="P565">类型</text:p>
          </table:table-cell>
          <table:table-cell table:style-name="表格79.C1" office:value-type="string">
            <text:p text:style-name="P565">说明</text:p>
          </table:table-cell>
        </table:table-row>
        <table:table-row>
          <table:table-cell table:style-name="表格79.A2" office:value-type="string">
            <text:p text:style-name="P750">state_</text:p>
          </table:table-cell>
          <table:table-cell table:style-name="表格79.B2" office:value-type="string">
            <text:p text:style-name="P750">bool</text:p>
          </table:table-cell>
          <table:table-cell table:style-name="表格79.C2" office:value-type="string">
            <text:p text:style-name="P749">状态</text:p>
          </table:table-cell>
        </table:table-row>
      </table:table>
      <text:p text:style-name="P222"/>
      <text:p text:style-name="P222"/>
      <text:h text:style-name="Heading_20_2" text:outline-level="2">StepModWidget<text:span text:style-name="T360"> Class</text:span></text:h>
      <text:p text:style-name="P347"><text:s/>快捷设置窗口中的步进模式窗口</text:p>
      <text:p text:style-name="P347"><text:tab/>Header: <text:s/>lowerwidget.h</text:p>
      <text:p text:style-name="P347"><text:tab/>Inherits: <text:s/>QuickBase</text:p>
      <text:h text:style-name="Heading_20_3" text:outline-level="3"><text:s/><text:span text:style-name="T360">Public Functions</text:span></text:h>
      <text:p text:style-name="P348"><text:span text:style-name="T360"><text:tab/></text:span><text:span text:style-name="T17">StepModWidget</text:span>(<text:span text:style-name="T24">QWidget</text:span><text:span text:style-name="T28"> </text:span>*<text:span text:style-name="T36">parent</text:span><text:span text:style-name="T28"> </text:span>=<text:span text:style-name="T28"> </text:span><text:span text:style-name="T39">nullptr</text:span>);<text:span text:style-name="T360"> //构造函数</text:span></text:p>
      <text:p text:style-name="P347"/>
      <text:p text:style-name="P347"/>
      <text:h text:style-name="Heading_20_2" text:outline-level="2">SystemInfo<text:span text:style-name="T360"> Class</text:span></text:h>
      <text:p text:style-name="P347"><text:s/>系统信息功能</text:p>
      <text:p text:style-name="P349"><text:tab/>Header: <text:s/>systeminfo.h</text:p>
      <text:p text:style-name="P349"><text:tab/>Inherits: <text:s/>WindowObject</text:p>
      <text:h text:style-name="Heading_20_3" text:outline-level="3"><text:s/><text:span text:style-name="T361">Public Slots</text:span></text:h>
      <text:p text:style-name="P350"><text:span text:style-name="T361"><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61"> //修改缩放比例</text:span></text:p>
      <text:h text:style-name="Heading_20_3" text:outline-level="3"><text:soft-page-break/><text:s/><text:span text:style-name="T361">Private Slots</text:span></text:h>
      <text:p text:style-name="P350"><text:span text:style-name="T361"><text:tab/></text:span><text:span text:style-name="T39">void</text:span><text:span text:style-name="T28"> </text:span><text:span text:style-name="T17">ListItemClicked</text:span>(<text:span text:style-name="T24">QListWidgetItem</text:span><text:span text:style-name="T28"> </text:span>*<text:span text:style-name="T36">item</text:span>);<text:span text:style-name="T361"> //attribute_被点击</text:span></text:p>
      <text:h text:style-name="Heading_20_3" text:outline-level="3"><text:s/><text:span text:style-name="T361">Event</text:span></text:h>
      <text:p text:style-name="P350"><text:span text:style-name="T361"><text:tab/></text:span><text:span text:style-name="T39">void</text:span><text:span text:style-name="T28"> </text:span><text:span text:style-name="T20">resizeEvent</text:span>(<text:span text:style-name="T24">QResizeEvent</text:span><text:span text:style-name="T28"> </text:span>*);<text:span text:style-name="T361"> //窗口大小改变事件，会修改内部控件的大小和位置</text:span></text:p>
      <text:h text:style-name="Heading_20_3" text:outline-level="3"><text:s/><text:span text:style-name="T361">Public Functions</text:span></text:h>
      <text:p text:style-name="P350"><text:span text:style-name="T361"><text:tab/></text:span><text:span text:style-name="T17">SystemInfo</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1</text:span>);<text:span text:style-name="T361"> //构造函数</text:span></text:p>
      <text:h text:style-name="Heading_20_3" text:outline-level="3"><text:s/><text:span text:style-name="T361">Private Functions</text:span></text:h>
      <text:p text:style-name="P350"><text:span text:style-name="T361"><text:tab/></text:span><text:span text:style-name="T39">void</text:span><text:span text:style-name="T28"> </text:span><text:span text:style-name="T17">ConnectInit</text:span>();<text:span text:style-name="T361"> //信号槽初始化函数</text:span></text:p>
      <text:p text:style-name="P349"/>
      <text:p text:style-name="P349"/>
      <text:h text:style-name="Heading_20_2" text:outline-level="2">SystemInfoText<text:span text:style-name="T361"> Class</text:span></text:h>
      <text:p text:style-name="P349"><text:s/>系统信息功能中的显示数据的文本框</text:p>
      <text:p text:style-name="P349"><text:tab/>Header: <text:s/>systeminfo.h</text:p>
      <text:p text:style-name="P349"><text:tab/>Inherits: <text:s/>QTextBrowser</text:p>
      <text:h text:style-name="Heading_20_3" text:outline-level="3"><text:s/><text:span text:style-name="T361">Event</text:span></text:h>
      <text:p text:style-name="P350"><text:span text:style-name="T361"><text:tab/></text:span><text:span text:style-name="T39">void</text:span><text:span text:style-name="T28"> </text:span><text:span text:style-name="T20">mousePressEvent</text:span>(<text:span text:style-name="T24">QMouseEvent</text:span><text:span text:style-name="T28"> </text:span>*);<text:span text:style-name="T361"> //鼠标按下事件，空事件</text:span></text:p>
      <text:p text:style-name="P350"><text:span text:style-name="T361"><text:tab/></text:span><text:span text:style-name="T39">void</text:span><text:span text:style-name="T28"> </text:span><text:span text:style-name="T20">mouseDoubleClickEvent</text:span>(<text:span text:style-name="T24">QMouseEvent</text:span><text:span text:style-name="T28"> </text:span>*);<text:span text:style-name="T361"> //鼠标双击事件，空事件</text:span></text:p>
      <text:p text:style-name="P350"><text:span text:style-name="T361"><text:tab/></text:span><text:span text:style-name="T39">void</text:span><text:span text:style-name="T28"> </text:span><text:span text:style-name="T20">mouseMoveEvent</text:span>(<text:span text:style-name="T24">QMouseEvent</text:span><text:span text:style-name="T28"> </text:span>*);<text:span text:style-name="T361"> //鼠标移动事件，空事件</text:span></text:p>
      <text:p text:style-name="P350"><text:span text:style-name="T361"><text:tab/></text:span><text:span text:style-name="T39">void</text:span><text:span text:style-name="T28"> </text:span><text:span text:style-name="T20">mouseReleaseEvent</text:span>(<text:span text:style-name="T24">QMouseEvent</text:span><text:span text:style-name="T28"> </text:span>*);<text:span text:style-name="T361"> //鼠标抬起事件，空事件</text:span></text:p>
      <text:h text:style-name="Heading_20_3" text:outline-level="3"><text:s/><text:span text:style-name="T361">Public Functions</text:span></text:h>
      <text:p text:style-name="P350"><text:span text:style-name="T361"><text:tab/></text:span><text:span text:style-name="T17">SystemInfoText</text:span>(<text:span text:style-name="T24">QWidget</text:span><text:span text:style-name="T28"> </text:span>*<text:span text:style-name="T36">parent</text:span><text:span text:style-name="T28"> </text:span>=<text:span text:style-name="T28"> </text:span><text:span text:style-name="T39">nullptr</text:span>);<text:span text:style-name="T361"> //构造函数</text:span></text:p>
      <text:p text:style-name="P349"/>
      <text:p text:style-name="P349"/>
      <text:h text:style-name="Heading_20_2" text:outline-level="2">TBScrollBar<text:span text:style-name="T361"> Class</text:span></text:h>
      <text:p text:style-name="P350"><text:span text:style-name="T361"><text:s/>TextBrowserObject中</text:span>重写的一个滚动条类，作用是取消对鼠标滚轮的响应</text:p>
      <text:p text:style-name="P349"><text:tab/>Header: <text:s/>textbrowserobject.h</text:p>
      <text:p text:style-name="P349"><text:tab/>Inherits: <text:s/>QScrollBar</text:p>
      <text:h text:style-name="Heading_20_3" text:outline-level="3"><text:soft-page-break/><text:s/><text:span text:style-name="T361">Event</text:span></text:h>
      <text:p text:style-name="P350"><text:span text:style-name="T361"><text:tab/></text:span><text:span text:style-name="T39">void</text:span><text:span text:style-name="T28"> </text:span><text:span text:style-name="T20">wheelEvent</text:span>(<text:span text:style-name="T24">QWheelEvent</text:span><text:span text:style-name="T28"> </text:span>*);<text:span text:style-name="T361"> //滚轮事件，空事件</text:span></text:p>
      <text:h text:style-name="Heading_20_3" text:outline-level="3"><text:s/><text:span text:style-name="T361">Public Functions</text:span></text:h>
      <text:p text:style-name="P350"><text:span text:style-name="T361"><text:tab/></text:span><text:span text:style-name="T17">TBScrollBar</text:span>(<text:span text:style-name="T24">QWidget</text:span><text:span text:style-name="T28"> </text:span>*<text:span text:style-name="T36">parent</text:span><text:span text:style-name="T28"> </text:span>=<text:span text:style-name="T28"> </text:span><text:span text:style-name="T39">nullptr</text:span>);<text:span text:style-name="T361"> //构造函数</text:span></text:p>
      <text:p text:style-name="P349"/>
      <text:p text:style-name="P349"/>
      <text:h text:style-name="Heading_20_2" text:outline-level="2">TableBox<text:span text:style-name="T361"> Class</text:span></text:h>
      <text:p text:style-name="P349"><text:s/>重写的表格类，功能与ListBoxObject类似但是比其更好更方便更优秀<text:span text:style-name="T362">，请尽可能使用此类而非ListBoxObject</text:span></text:p>
      <text:p text:style-name="P351"><text:tab/>Header: <text:s/>listboxobject.h</text:p>
      <text:p text:style-name="P351"><text:tab/>Inherits: <text:s/>QTableWidget</text:p>
      <text:p text:style-name="P352"><text:tab/>Inherited By: <text:s/>DeviceNetTableWidget</text:p>
      <text:h text:style-name="Heading_20_3" text:outline-level="3"><text:s/><text:span text:style-name="T363">Public Slots</text:span></text:h>
      <text:p text:style-name="P353"><text:span text:style-name="T363"><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63"> //修改缩放比例</text:span></text:p>
      <text:h text:style-name="Heading_20_3" text:outline-level="3"><text:s/><text:span text:style-name="T363">Event</text:span></text:h>
      <text:p text:style-name="P353"><text:span text:style-name="T363"><text:tab/></text:span><text:span text:style-name="T39">void</text:span><text:span text:style-name="T28"> </text:span><text:span text:style-name="T20">resizeEvent</text:span>(<text:span text:style-name="T24">QResizeEvent</text:span><text:span text:style-name="T28"> </text:span>*<text:span text:style-name="T36">event</text:span>);<text:span text:style-name="T363"> //窗口大小改变事件，会修改内部控件的大小和位置</text:span></text:p>
      <text:h text:style-name="Heading_20_3" text:outline-level="3"><text:s/><text:span text:style-name="T363">Public Functions</text:span></text:h>
      <text:p text:style-name="P353"><text:span text:style-name="T363"><text:tab/></text:span><text:span text:style-name="T17">TableBox</text:span>(<text:span text:style-name="T39">int</text:span><text:span text:style-name="T28"> </text:span><text:span text:style-name="T36">rows</text:span>,<text:span text:style-name="T28"> </text:span><text:span text:style-name="T39">int</text:span><text:span text:style-name="T28"> </text:span><text:span text:style-name="T36">colu</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63"> //构造函数</text:span></text:p>
      <text:p text:style-name="P353"><text:span text:style-name="T363"><text:tab/></text:span><text:span text:style-name="T17">TableBox</text:span>(<text:span text:style-name="T24">QWidget</text:span><text:span text:style-name="T28"> </text:span>*<text:span text:style-name="T36">parent</text:span><text:span text:style-name="T28"> </text:span>=<text:span text:style-name="T28"> </text:span><text:span text:style-name="T39">nullptr</text:span>);<text:span text:style-name="T363"> //构造函数</text:span></text:p>
      <text:p text:style-name="P353"><text:span text:style-name="T363"><text:tab/></text:span>~<text:span text:style-name="T20">TableBox</text:span>();<text:span text:style-name="T363"> //析构函数</text:span></text:p>
      <text:p text:style-name="P353"><text:span text:style-name="T363"><text:tab/></text:span><text:span text:style-name="T39">void</text:span><text:span text:style-name="T28"> </text:span><text:span text:style-name="T17">SetRow</text:span>(<text:span text:style-name="T39">int</text:span><text:span text:style-name="T28"> </text:span><text:span text:style-name="T36">row</text:span>);<text:span text:style-name="T363"> //设置行数</text:span></text:p>
      <text:p text:style-name="P353"><text:span text:style-name="T363"><text:tab/></text:span><text:span text:style-name="T39">void</text:span><text:span text:style-name="T28"> </text:span><text:span text:style-name="T17">SetColumn</text:span>(<text:span text:style-name="T39">int</text:span><text:span text:style-name="T28"> </text:span><text:span text:style-name="T36">column</text:span>);<text:span text:style-name="T363"> //设置列数</text:span></text:p>
      <text:p text:style-name="P353"><text:span text:style-name="T363"><text:tab/></text:span><text:span text:style-name="T39">void</text:span><text:span text:style-name="T28"> </text:span><text:span text:style-name="T17">SetRomn</text:span>(<text:span text:style-name="T39">int</text:span><text:span text:style-name="T28"> </text:span><text:span text:style-name="T36">row</text:span>,<text:span text:style-name="T28"> </text:span><text:span text:style-name="T39">int</text:span><text:span text:style-name="T28"> </text:span><text:span text:style-name="T36">column</text:span>);<text:span text:style-name="T363"> //设置行数与列数</text:span></text:p>
      <text:p text:style-name="P353"><text:span text:style-name="T363"><text:tab/></text:span><text:span text:style-name="T39">int</text:span><text:span text:style-name="T28"> </text:span><text:span text:style-name="T17">GetRow</text:span>();<text:span text:style-name="T363"> //获取行数</text:span></text:p>
      <text:p text:style-name="P353"><text:span text:style-name="T363"><text:tab/></text:span><text:span text:style-name="T39">int</text:span><text:span text:style-name="T28"> </text:span><text:span text:style-name="T17">GetColumn</text:span>();<text:span text:style-name="T363"> //获取列数</text:span></text:p>
      <text:p text:style-name="P353"><text:span text:style-name="T363"><text:tab/></text:span><text:span text:style-name="T24">QPair</text:span>&lt;<text:span text:style-name="T39">int</text:span>,<text:span text:style-name="T39">int</text:span>&gt;<text:span text:style-name="T28"> </text:span><text:span text:style-name="T20">AddWidget</text:span>(<text:span text:style-name="T39">int</text:span><text:span text:style-name="T28"> </text:span><text:span text:style-name="T36">row</text:span>,<text:span text:style-name="T28"> </text:span><text:span text:style-name="T39">int</text:span><text:span text:style-name="T28"> </text:span><text:span text:style-name="T36">col</text:span>,<text:span text:style-name="T28"> </text:span><text:span text:style-name="T24">QWidget</text:span><text:span text:style-name="T28"> </text:span>*<text:span text:style-name="T36">widget</text:span>);<text:span text:style-name="T363"> //添加控件</text:span></text:p>
      <text:p text:style-name="P353"><text:span text:style-name="T363"><text:tab/></text:span><text:span text:style-name="T24">QPair</text:span>&lt;<text:span text:style-name="T39">int</text:span>,<text:span text:style-name="T28"> </text:span><text:span text:style-name="T39">int</text:span>&gt;<text:span text:style-name="T28"> </text:span><text:span text:style-name="T17">AddText</text:span>(<text:span text:style-name="T39">int</text:span><text:span text:style-name="T28"> </text:span><text:span text:style-name="T36">row</text:span>,<text:span text:style-name="T28"> </text:span><text:span text:style-name="T39">int</text:span><text:span text:style-name="T28"> </text:span><text:span text:style-name="T36">col</text:span>,<text:span text:style-name="T28"> </text:span><text:span text:style-name="T24">QString</text:span><text:span text:style-name="T28"> </text:span><text:span text:style-name="T36">text</text:span>);<text:span text:style-name="T363"> //添加文本</text:span></text:p>
      <text:h text:style-name="Heading_20_3" text:outline-level="3"><text:s/><text:span text:style-name="T363">Private Functions</text:span></text:h>
      <text:p text:style-name="P353"><text:span text:style-name="T363"><text:tab/></text:span><text:span text:style-name="T39">void</text:span><text:span text:style-name="T28"> </text:span><text:span text:style-name="T17">TableBoxInit</text:span>();<text:span text:style-name="T363"> //初始化函数</text:span></text:p>
      <text:p text:style-name="P353"><text:soft-page-break/><text:span text:style-name="T363"><text:tab/></text:span><text:span text:style-name="T39">void</text:span><text:span text:style-name="T28"> </text:span><text:span text:style-name="T17">TableBoxConnect</text:span>();<text:span text:style-name="T363"> //信号槽初始化函数</text:span></text:p>
      <text:h text:style-name="P478" text:outline-level="3"><text:span text:style-name="T76"><text:s/></text:span>Properties</text:h>
      <table:table table:name="表格80" table:style-name="表格80">
        <table:table-column table:style-name="表格80.A"/>
        <table:table-column table:style-name="表格80.B"/>
        <table:table-column table:style-name="表格80.C"/>
        <table:table-row>
          <table:table-cell table:style-name="表格80.A1" office:value-type="string">
            <text:p text:style-name="P566">名称</text:p>
          </table:table-cell>
          <table:table-cell table:style-name="表格80.A1" office:value-type="string">
            <text:p text:style-name="P566">类型</text:p>
          </table:table-cell>
          <table:table-cell table:style-name="表格80.C1" office:value-type="string">
            <text:p text:style-name="P566">说明</text:p>
          </table:table-cell>
        </table:table-row>
        <table:table-row>
          <table:table-cell table:style-name="表格80.A2" office:value-type="string">
            <text:p text:style-name="P743">scale_w_</text:p>
          </table:table-cell>
          <table:table-cell table:style-name="表格80.B2" office:value-type="string">
            <text:p text:style-name="P743">double</text:p>
          </table:table-cell>
          <table:table-cell table:style-name="表格80.C2" office:value-type="string">
            <text:p text:style-name="P693">缩放比例</text:p>
          </table:table-cell>
        </table:table-row>
        <table:table-row>
          <table:table-cell table:style-name="表格80.A3" office:value-type="string">
            <text:p text:style-name="P743">scale_h_</text:p>
          </table:table-cell>
          <table:table-cell table:style-name="表格80.B3" office:value-type="string">
            <text:p text:style-name="P743">double</text:p>
          </table:table-cell>
          <table:table-cell table:style-name="表格80.C3" office:value-type="string">
            <text:p text:style-name="P693">缩放比例</text:p>
          </table:table-cell>
        </table:table-row>
      </table:table>
      <text:p text:style-name="P223"/>
      <text:p text:style-name="P223"/>
      <text:h text:style-name="Heading_20_2" text:outline-level="2">TaskFileManger<text:span text:style-name="T364"> Class</text:span></text:h>
      <text:p text:style-name="P354"><text:s/>程序编辑器功能中的任务与程序窗口(TaskOrder)专用文件资源管理器</text:p>
      <text:p text:style-name="P354"><text:tab/>Header: <text:s/>progeditmain.h</text:p>
      <text:p text:style-name="P354"><text:tab/>Inherits: <text:s/>QWidget</text:p>
      <text:h text:style-name="Heading_20_3" text:outline-level="3"><text:s/><text:span text:style-name="T364">Signals</text:span></text:h>
      <text:p text:style-name="P355"><text:span text:style-name="T364"><text:tab/></text:span><text:span text:style-name="T39">void</text:span><text:span text:style-name="T28"> </text:span><text:span text:style-name="T17">SaveTask</text:span>();<text:span text:style-name="T365"> //保存任务</text:span></text:p>
      <text:p text:style-name="P355"><text:span text:style-name="T364"><text:tab/></text:span><text:span text:style-name="T39">void</text:span><text:span text:style-name="T28"> </text:span><text:span text:style-name="T17">LoadTask</text:span>();<text:span text:style-name="T365"> //加载任务</text:span></text:p>
      <text:p text:style-name="P355"><text:span text:style-name="T364"><text:tab/></text:span><text:span text:style-name="T39">void</text:span><text:span text:style-name="T28"> </text:span><text:span text:style-name="T17">CancelButton</text:span>();<text:span text:style-name="T365"> //取消信号</text:span></text:p>
      <text:h text:style-name="Heading_20_3" text:outline-level="3"><text:s/><text:span text:style-name="T364">Public Slots</text:span></text:h>
      <text:p text:style-name="P355"><text:span text:style-name="T36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65"> //接收缩放比例并将其转交给</text:span></text:p>
      <text:h text:style-name="Heading_20_3" text:outline-level="3"><text:s/><text:span text:style-name="T364">Private Slots</text:span></text:h>
      <text:p text:style-name="P355"><text:span text:style-name="T364"><text:tab/></text:span><text:span text:style-name="T39">void</text:span><text:span text:style-name="T28"> </text:span><text:span text:style-name="T17">Sort</text:span>();<text:span text:style-name="T365"> //排序</text:span></text:p>
      <text:p text:style-name="P355"><text:span text:style-name="T364"><text:tab/></text:span><text:span text:style-name="T39">void</text:span><text:span text:style-name="T28"> </text:span><text:span text:style-name="T17">ShowKeyboard</text:span>(<text:span text:style-name="T39">bool</text:span><text:span text:style-name="T28"> </text:span><text:span text:style-name="T36">iscrea</text:span>);<text:span text:style-name="T365"> //显示键盘</text:span></text:p>
      <text:p text:style-name="P355"><text:span text:style-name="T364"><text:tab/></text:span><text:span text:style-name="T39">void</text:span><text:span text:style-name="T28"> </text:span><text:span text:style-name="T17">DefineClicked</text:span>();<text:span text:style-name="T365"> //确认按钮槽函数</text:span></text:p>
      <text:h text:style-name="Heading_20_3" text:outline-level="3"><text:s/><text:span text:style-name="T364">Public Functions</text:span></text:h>
      <text:p text:style-name="P355"><text:span text:style-name="T364"><text:tab/></text:span><text:span text:style-name="T17">TaskFileManger</text:span>(<text:span text:style-name="T24">QWidget</text:span><text:span text:style-name="T28"> </text:span>*<text:span text:style-name="T36">parent</text:span><text:span text:style-name="T28"> </text:span>=<text:span text:style-name="T28"> </text:span><text:span text:style-name="T39">nullptr</text:span>);<text:span text:style-name="T365"> //构造函数</text:span></text:p>
      <text:p text:style-name="P355"><text:span text:style-name="T364"><text:tab/></text:span><text:span text:style-name="T39">void</text:span><text:span text:style-name="T28"> </text:span><text:span text:style-name="T17">Init</text:span>(<text:span text:style-name="T39">bool</text:span><text:span text:style-name="T28"> </text:span><text:span text:style-name="T36">issave</text:span>,<text:span text:style-name="T28"> </text:span><text:span text:style-name="T24">QString</text:span><text:span text:style-name="T28"> </text:span><text:span text:style-name="T36">path</text:span><text:span text:style-name="T28"> </text:span>=<text:span text:style-name="T28"> </text:span><text:span text:style-name="T24">QString</text:span>());<text:span text:style-name="T365"> //初始化函数</text:span></text:p>
      <text:p text:style-name="P355"><text:span text:style-name="T364"><text:tab/></text:span><text:span text:style-name="T39">void</text:span><text:span text:style-name="T28"> </text:span><text:span text:style-name="T17">Init</text:span>(<text:span text:style-name="T39">bool</text:span><text:span text:style-name="T28"> </text:span><text:span text:style-name="T36">issave</text:span>,<text:span text:style-name="T28"> </text:span><text:span text:style-name="T39">bool</text:span><text:span text:style-name="T28"> </text:span><text:span text:style-name="T36">crsa</text:span>);<text:span text:style-name="T365"> //初始化函数</text:span></text:p>
      <text:h text:style-name="Heading_20_3" text:outline-level="3"><text:s/><text:span text:style-name="T364">Private Functions</text:span></text:h>
      <text:p text:style-name="P355"><text:span text:style-name="T364"><text:tab/></text:span><text:span text:style-name="T39">void</text:span><text:span text:style-name="T28"> </text:span><text:span text:style-name="T17">ConnectInit</text:span>();<text:span text:style-name="T365"> //信号槽的初始化</text:span></text:p>
      <text:p text:style-name="P355"><text:span text:style-name="T364"><text:tab/></text:span><text:span text:style-name="T39">void</text:span><text:span text:style-name="T28"> </text:span><text:span text:style-name="T17">FindDirs</text:span>(<text:span text:style-name="T24">QString</text:span><text:span text:style-name="T28"> </text:span><text:span text:style-name="T36">path</text:span>); //寻找某个路径下的所有文件夹</text:p>
      <text:p text:style-name="P355"><text:span text:style-name="T364"><text:tab/></text:span><text:span text:style-name="T39">void</text:span><text:span text:style-name="T28"> </text:span><text:span text:style-name="T17">AddWidget</text:span>(<text:span text:style-name="T24">QStringList</text:span><text:span text:style-name="T28"> </text:span>&amp;<text:span text:style-name="T36">data_list</text:span>); //为数据框添加数据</text:p>
      <text:h text:style-name="P479" text:outline-level="3"><text:soft-page-break/><text:span text:style-name="T76"><text:s/></text:span>Properties</text:h>
      <table:table table:name="表格81" table:style-name="表格81">
        <table:table-column table:style-name="表格81.A"/>
        <table:table-column table:style-name="表格81.B"/>
        <table:table-column table:style-name="表格81.C"/>
        <table:table-row>
          <table:table-cell table:style-name="表格81.A1" office:value-type="string">
            <text:p text:style-name="P567">名称</text:p>
          </table:table-cell>
          <table:table-cell table:style-name="表格81.A1" office:value-type="string">
            <text:p text:style-name="P567">类型</text:p>
          </table:table-cell>
          <table:table-cell table:style-name="表格81.C1" office:value-type="string">
            <text:p text:style-name="P567">说明</text:p>
          </table:table-cell>
        </table:table-row>
        <table:table-row>
          <table:table-cell table:style-name="表格81.A8" office:value-type="string">
            <text:p text:style-name="P751">root_path_</text:p>
          </table:table-cell>
          <table:table-cell table:style-name="表格81.B8" office:value-type="string">
            <text:p text:style-name="P751">QString</text:p>
          </table:table-cell>
          <table:table-cell table:style-name="表格81.C8" office:value-type="string">
            <text:p text:style-name="P694">根目录</text:p>
          </table:table-cell>
        </table:table-row>
        <table:table-row>
          <table:table-cell table:style-name="表格81.A8" office:value-type="string">
            <text:p text:style-name="P751">home_path_</text:p>
          </table:table-cell>
          <table:table-cell table:style-name="表格81.B8" office:value-type="string">
            <text:p text:style-name="P751">QStrin</text:p>
          </table:table-cell>
          <table:table-cell table:style-name="表格81.C8" office:value-type="string">
            <text:p text:style-name="P694">主目录</text:p>
          </table:table-cell>
        </table:table-row>
        <table:table-row>
          <table:table-cell table:style-name="表格81.A8" office:value-type="string">
            <text:p text:style-name="P751">curr_path_</text:p>
          </table:table-cell>
          <table:table-cell table:style-name="表格81.B8" office:value-type="string">
            <text:p text:style-name="P751">QString</text:p>
          </table:table-cell>
          <table:table-cell table:style-name="表格81.C8" office:value-type="string">
            <text:p text:style-name="P694">当前路径</text:p>
          </table:table-cell>
        </table:table-row>
        <table:table-row>
          <table:table-cell table:style-name="表格81.A8" office:value-type="string">
            <text:p text:style-name="P751">data_list_</text:p>
          </table:table-cell>
          <table:table-cell table:style-name="表格81.B8" office:value-type="string">
            <text:p text:style-name="P751">QStringList</text:p>
          </table:table-cell>
          <table:table-cell table:style-name="表格81.C8" office:value-type="string">
            <text:p text:style-name="P694">数据</text:p>
          </table:table-cell>
        </table:table-row>
        <table:table-row>
          <table:table-cell table:style-name="表格81.A8" office:value-type="string">
            <text:p text:style-name="P751">pos_neg_</text:p>
          </table:table-cell>
          <table:table-cell table:style-name="表格81.B8" office:value-type="string">
            <text:p text:style-name="P751">bool</text:p>
          </table:table-cell>
          <table:table-cell table:style-name="表格81.C8" office:value-type="string">
            <text:p text:style-name="P694">用于排序</text:p>
          </table:table-cell>
        </table:table-row>
        <table:table-row>
          <table:table-cell table:style-name="表格81.A8" office:value-type="string">
            <text:p text:style-name="P751">iscrea_</text:p>
          </table:table-cell>
          <table:table-cell table:style-name="表格81.B8" office:value-type="string">
            <text:p text:style-name="P751">bool</text:p>
          </table:table-cell>
          <table:table-cell table:style-name="表格81.C8" office:value-type="string">
            <text:p text:style-name="P694">真为新建文件夹假为修改名字</text:p>
          </table:table-cell>
        </table:table-row>
        <table:table-row>
          <table:table-cell table:style-name="表格81.A8" office:value-type="string">
            <text:p text:style-name="P751">issave_</text:p>
          </table:table-cell>
          <table:table-cell table:style-name="表格81.B8" office:value-type="string">
            <text:p text:style-name="P751">bool</text:p>
          </table:table-cell>
          <table:table-cell table:style-name="表格81.C8" office:value-type="string">
            <text:p text:style-name="P694">真为保存假为加载</text:p>
          </table:table-cell>
        </table:table-row>
        <table:table-row>
          <table:table-cell table:style-name="表格81.A9" office:value-type="string">
            <text:p text:style-name="P751">crsa_</text:p>
          </table:table-cell>
          <table:table-cell table:style-name="表格81.B9" office:value-type="string">
            <text:p text:style-name="P751">bool</text:p>
          </table:table-cell>
          <table:table-cell table:style-name="表格81.C9" office:value-type="string">
            <text:p text:style-name="P694">真为新建假为另存为</text:p>
          </table:table-cell>
        </table:table-row>
      </table:table>
      <text:p text:style-name="P224"/>
      <text:p text:style-name="P224"/>
      <text:h text:style-name="Heading_20_2" text:outline-level="2">TaskOrder<text:span text:style-name="T366"> Class</text:span></text:h>
      <text:p text:style-name="P356"><text:s/>程序编辑器功能中的任务与程序窗口</text:p>
      <text:p text:style-name="P356"><text:tab/>Header: <text:s/>progeditmain.h</text:p>
      <text:p text:style-name="P356"><text:tab/>Inherits: <text:s/>WindowObject</text:p>
      <text:h text:style-name="Heading_20_3" text:outline-level="3"><text:s/><text:span text:style-name="T367">Signals</text:span></text:h>
      <text:p text:style-name="P358"><text:span text:style-name="T367"><text:tab/></text:span><text:span text:style-name="T39">void</text:span><text:span text:style-name="T28"> </text:span><text:span text:style-name="T17">CreateSig</text:span>(); //新建程序信号</text:p>
      <text:p text:style-name="P358"><text:span text:style-name="T367"><text:tab/></text:span><text:span text:style-name="T39">void</text:span><text:span text:style-name="T28"> </text:span><text:span text:style-name="T17">DeleteSig</text:span>(); //删除程序信号</text:p>
      <text:p text:style-name="P358"><text:span text:style-name="T367"><text:tab/></text:span><text:span text:style-name="T39">void</text:span><text:span text:style-name="T28"> </text:span><text:span text:style-name="T17">LoadTaSig</text:span>(); //加载任务信号</text:p>
      <text:h text:style-name="Heading_20_3" text:outline-level="3"><text:s/><text:span text:style-name="T367">Public Slots</text:span></text:h>
      <text:p text:style-name="P358"><text:span text:style-name="T367"><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67"> //修改缩放比例</text:span></text:p>
      <text:p text:style-name="P358"><text:span text:style-name="T367"><text:tab/></text:span><text:span text:style-name="T39">void</text:span><text:span text:style-name="T28"> </text:span><text:span text:style-name="T17">CreateOrder</text:span>();<text:span text:style-name="T367"> //新建程序</text:span></text:p>
      <text:p text:style-name="P358"><text:span text:style-name="T367"><text:tab/></text:span><text:span text:style-name="T39">void</text:span><text:span text:style-name="T28"> </text:span><text:span text:style-name="T17">RenameOrder</text:span>();<text:span text:style-name="T367"> //重命名程序</text:span></text:p>
      <text:p text:style-name="P358"><text:span text:style-name="T367"><text:tab/></text:span><text:span text:style-name="T39">void</text:span><text:span text:style-name="T28"> </text:span><text:span text:style-name="T17">DeleteOrder</text:span>();<text:span text:style-name="T367"> //删除程序</text:span></text:p>
      <text:p text:style-name="P358"><text:span text:style-name="T367"><text:tab/></text:span><text:span text:style-name="T39">void</text:span><text:span text:style-name="T28"> </text:span><text:span text:style-name="T17">GetDate</text:span>(<text:span text:style-name="T24">QString</text:span><text:span text:style-name="T28"> </text:span><text:span text:style-name="T36">data</text:span>);<text:span text:style-name="T367"> //键盘的返回值</text:span></text:p>
      <text:p text:style-name="P358"><text:span text:style-name="T367"><text:tab/></text:span><text:span text:style-name="T39">void</text:span><text:span text:style-name="T28"> </text:span><text:span text:style-name="T17">HideKey</text:span>();<text:span text:style-name="T367"> //隐藏键盘</text:span></text:p>
      <text:p text:style-name="P358"><text:span text:style-name="T367"><text:tab/></text:span><text:span text:style-name="T39">void</text:span><text:span text:style-name="T28"> </text:span><text:span text:style-name="T17">LoadTask</text:span>();<text:span text:style-name="T367"> //读取任务</text:span></text:p>
      <text:h text:style-name="Heading_20_3" text:outline-level="3"><text:s/><text:span text:style-name="T367">Private Slots</text:span></text:h>
      <text:p text:style-name="P358"><text:span text:style-name="T367"><text:tab/></text:span><text:span text:style-name="T39">void</text:span><text:span text:style-name="T28"> </text:span><text:span text:style-name="T17">SaveTask</text:span>();<text:span text:style-name="T367"> //保存任务</text:span></text:p>
      <text:h text:style-name="Heading_20_3" text:outline-level="3"><text:soft-page-break/><text:s/><text:span text:style-name="T367">Event</text:span></text:h>
      <text:p text:style-name="P358"><text:span text:style-name="T367"><text:tab/></text:span><text:span text:style-name="T39">void</text:span><text:span text:style-name="T28"> </text:span><text:span text:style-name="T20">resizeEvent</text:span>(<text:span text:style-name="T24">QResizeEvent</text:span><text:span text:style-name="T28"> </text:span>*);<text:span text:style-name="T367"> //窗口大小改变事件，会修改内部控件的大小和位置</text:span></text:p>
      <text:h text:style-name="Heading_20_3" text:outline-level="3"><text:s/><text:span text:style-name="T367">Public Functions</text:span></text:h>
      <text:p text:style-name="P358"><text:span text:style-name="T367"><text:tab/></text:span><text:span text:style-name="T17">TaskOrder</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4</text:span>);<text:span text:style-name="T367"> //构造函数</text:span></text:p>
      <text:p text:style-name="P358"><text:span text:style-name="T367"><text:tab/></text:span>~<text:span text:style-name="T20">TaskOrder</text:span>();<text:span text:style-name="T367"> //析构函数</text:span></text:p>
      <text:p text:style-name="P358"><text:span text:style-name="T367"><text:tab/></text:span><text:span text:style-name="T39">void</text:span><text:span text:style-name="T28"> </text:span><text:span text:style-name="T17">ReadTask</text:span>(); //从文件夹中读取任务</text:p>
      <text:p text:style-name="P357"/>
      <text:p text:style-name="P357"/>
      <text:h text:style-name="Heading_20_2" text:outline-level="2">TaskQuickWidget<text:span text:style-name="T367"> Class</text:span></text:h>
      <text:p text:style-name="P359"><text:s/>快捷设置窗口中的任务窗口</text:p>
      <text:p text:style-name="P359"><text:tab/>Header: <text:s/>lowerwidget.h</text:p>
      <text:p text:style-name="P359"><text:tab/>Inherits: <text:s/>QuickBase</text:p>
      <text:h text:style-name="Heading_20_3" text:outline-level="3"><text:s/><text:span text:style-name="T368">Public Functions</text:span></text:h>
      <text:p text:style-name="P360"><text:span text:style-name="T368"><text:tab/></text:span><text:span text:style-name="T17">TaskQuickWidget</text:span>(<text:span text:style-name="T24">QWidget</text:span><text:span text:style-name="T28"> </text:span>*<text:span text:style-name="T36">parent</text:span><text:span text:style-name="T28"> </text:span>=<text:span text:style-name="T28"> </text:span><text:span text:style-name="T39">nullptr</text:span>);<text:span text:style-name="T368"> //构造函数</text:span></text:p>
      <text:p text:style-name="P359"/>
      <text:p text:style-name="P359"/>
      <text:h text:style-name="Heading_20_2" text:outline-level="2">TeachState<text:span text:style-name="T368"> Class</text:span></text:h>
      <text:p text:style-name="P359"><text:s/>示教器状态，保存着示教器的各种状态</text:p>
      <text:p text:style-name="P359"><text:tab/>Header: <text:s/>teachstate.h</text:p>
      <text:p text:style-name="P359"><text:tab/>Inherits: <text:s/>QObject</text:p>
      <text:h text:style-name="Heading_20_3" text:outline-level="3"><text:s/><text:span text:style-name="T368">Signals</text:span></text:h>
      <text:p text:style-name="P360"><text:span text:style-name="T368"><text:tab/></text:span><text:span text:style-name="T39">void</text:span><text:span text:style-name="T28"> </text:span><text:span text:style-name="T17">Stop</text:span>(<text:span text:style-name="T39">bool</text:span><text:span text:style-name="T28"> </text:span><text:span text:style-name="T36">stop</text:span>); //急停</text:p>
      <text:p text:style-name="P360"><text:span text:style-name="T368"><text:tab/></text:span><text:span text:style-name="T39">void</text:span><text:span text:style-name="T28"> </text:span><text:span text:style-name="T17">Elect</text:span>(<text:span text:style-name="T39">bool</text:span><text:span text:style-name="T28"> </text:span><text:span text:style-name="T36">elect</text:span>); //电机状态</text:p>
      <text:p text:style-name="P360"><text:span text:style-name="T368"><text:tab/></text:span><text:span text:style-name="T39">void</text:span><text:span text:style-name="T28"> </text:span><text:span text:style-name="T17">Enabled</text:span>(<text:span text:style-name="T39">bool</text:span><text:span text:style-name="T28"> </text:span><text:span text:style-name="T36">ebl</text:span>); //使能状态</text:p>
      <text:p text:style-name="P360"><text:span text:style-name="T368"><text:tab/></text:span><text:span text:style-name="T39">void</text:span><text:span text:style-name="T28"> </text:span><text:span text:style-name="T17">RunState</text:span>(<text:span text:style-name="T39">bool</text:span><text:span text:style-name="T28"> </text:span><text:span text:style-name="T36">state</text:span>); //运行状态</text:p>
      <text:p text:style-name="P360"><text:span text:style-name="T368"><text:tab/></text:span><text:span text:style-name="T39">void</text:span><text:span text:style-name="T28"> </text:span><text:span text:style-name="T17">RunMod</text:span>(<text:span text:style-name="T24">RunMode</text:span><text:span text:style-name="T28"> </text:span><text:span text:style-name="T36">mode</text:span>); //运行模式</text:p>
      <text:p text:style-name="P360"><text:span text:style-name="T368"><text:tab/></text:span><text:span text:style-name="T39">void</text:span><text:span text:style-name="T28"> </text:span><text:span text:style-name="T17">ActionMod</text:span>(<text:span text:style-name="T24">ActionMode</text:span><text:span text:style-name="T28"> </text:span><text:span text:style-name="T36">mode</text:span>); //动作模式</text:p>
      <text:p text:style-name="P360"><text:span text:style-name="T368"><text:tab/></text:span><text:span text:style-name="T39">void</text:span><text:span text:style-name="T28"> </text:span><text:span text:style-name="T17">CoordSys</text:span>(<text:span text:style-name="T24">CoordinSys</text:span><text:span text:style-name="T28"> </text:span><text:span text:style-name="T36">cord</text:span>); //坐标系</text:p>
      <text:p text:style-name="P360"><text:span text:style-name="T368"><text:tab/></text:span><text:span text:style-name="T39">void</text:span><text:span text:style-name="T28"> </text:span><text:span text:style-name="T17">Incrent</text:span>(<text:span text:style-name="T24">Increment</text:span><text:span text:style-name="T28"> </text:span><text:span text:style-name="T36">ict</text:span>); //增量</text:p>
      <text:p text:style-name="P360"><text:soft-page-break/><text:span text:style-name="T368"><text:tab/></text:span><text:span text:style-name="T39">void</text:span><text:span text:style-name="T28"> </text:span><text:span text:style-name="T17">CordTool</text:span>(<text:span text:style-name="T24">QString</text:span><text:span text:style-name="T28"> </text:span><text:span text:style-name="T36">tool_name</text:span>); //工具坐标系</text:p>
      <text:p text:style-name="P360"><text:span text:style-name="T368"><text:tab/></text:span><text:span text:style-name="T39">void</text:span><text:span text:style-name="T28"> </text:span><text:span text:style-name="T17">CordWork</text:span>(<text:span text:style-name="T24">QString</text:span><text:span text:style-name="T28"> </text:span><text:span text:style-name="T36">work_name</text:span>); //工件坐标系</text:p>
      <text:p text:style-name="P360"><text:span text:style-name="T368"><text:tab/></text:span><text:span text:style-name="T39">void</text:span><text:span text:style-name="T28"> </text:span><text:span text:style-name="T17">CordLoad</text:span>(<text:span text:style-name="T24">QString</text:span><text:span text:style-name="T28"> </text:span><text:span text:style-name="T36">load_name</text:span>); //有效载荷</text:p>
      <text:h text:style-name="Heading_20_3" text:outline-level="3"><text:span text:style-name="T368"><text:s/></text:span>Static Public Members</text:h>
      <text:p text:style-name="P360"><text:span text:style-name="T368"><text:tab/></text:span><text:span text:style-name="T24">QSharedPointer</text:span>&lt;<text:span text:style-name="T24">TeachState</text:span>&gt;<text:span text:style-name="T28"> </text:span><text:span text:style-name="T17">instance</text:span>();<text:span text:style-name="T371"> //导出teach_state_pointer_，单例</text:span></text:p>
      <text:p text:style-name="P360"><text:span text:style-name="T368"><text:tab/></text:span><text:span text:style-name="T24">EventLogType</text:span><text:span text:style-name="T28"> </text:span><text:span text:style-name="T17">SoToABBLogType</text:span>(<text:span text:style-name="T39">int</text:span><text:span text:style-name="T28"> </text:span><text:span text:style-name="T36">type</text:span>); //将接口中的消息类型转为ABB消息类型</text:p>
      <text:p text:style-name="P360"><text:span text:style-name="T368"><text:tab/></text:span><text:span text:style-name="T24">EventLogType</text:span><text:span text:style-name="T28"> </text:span><text:span text:style-name="T17">IntToLogType</text:span>(<text:span text:style-name="T39">int</text:span><text:span text:style-name="T28"> </text:span><text:span text:style-name="T36">type</text:span>); //将将整数转为相对应的ABB消息类型</text:p>
      <text:p text:style-name="P360"><text:span text:style-name="T368"><text:tab/></text:span><text:span text:style-name="T39">int</text:span><text:span text:style-name="T28"> </text:span><text:span text:style-name="T17">LogTypeToInt</text:span>(<text:span text:style-name="T24">EventLogType</text:span><text:span text:style-name="T28"> </text:span><text:span text:style-name="T36">type</text:span>); //将ABB消息类型转为整数</text:p>
      <text:h text:style-name="Heading_20_3" text:outline-level="3"><text:s/><text:span text:style-name="T368">Public Functions</text:span></text:h>
      <text:p text:style-name="P360"><text:span text:style-name="T368"><text:tab/></text:span><text:span text:style-name="T17">TeachState</text:span>();<text:span text:style-name="T371"> //构造函数，会对数据进行初始化</text:span></text:p>
      <text:p text:style-name="P360"><text:span text:style-name="T368"><text:tab/></text:span>~<text:span text:style-name="T20">TeachState</text:span>();<text:span text:style-name="T371"> //析构函数，会保存快捷键设置</text:span></text:p>
      <text:p text:style-name="P360"><text:span text:style-name="T368"><text:tab/></text:span><text:span text:style-name="T24">QString</text:span><text:span text:style-name="T28"> </text:span><text:span text:style-name="T17">GetTeachVersion</text:span>(); //获取示教器版本</text:p>
      <text:p text:style-name="P360"><text:span text:style-name="T368"><text:tab/></text:span><text:span text:style-name="T39">void</text:span><text:span text:style-name="T28"> </text:span><text:span text:style-name="T17">SendStateSignals</text:span>(); //发送一次所有信号，一般用于初始化，同时会对坐标等数据进行初始化</text:p>
      <text:p text:style-name="P360"><text:span text:style-name="T368"><text:tab/></text:span><text:span text:style-name="T39">bool</text:span><text:span text:style-name="T28"> </text:span><text:span text:style-name="T17">GetControlState</text:span>(); //判断是否拥有控制权</text:p>
      <text:p text:style-name="P360"><text:span text:style-name="T368"><text:tab/></text:span><text:span text:style-name="T39">void</text:span><text:span text:style-name="T28"> </text:span><text:span text:style-name="T17">SetRunState</text:span>(<text:span text:style-name="T39">bool</text:span><text:span text:style-name="T28"> </text:span><text:span text:style-name="T36">isrun</text:span>); //设置程序运行状态</text:p>
      <text:p text:style-name="P360"><text:span text:style-name="T368"><text:tab/></text:span><text:span text:style-name="T39">bool</text:span><text:span text:style-name="T28"> </text:span><text:span text:style-name="T17">GetRunState</text:span>(); //获取程序运行状态</text:p>
      <text:p text:style-name="P360"><text:span text:style-name="T368"><text:tab/></text:span><text:span text:style-name="T39">void</text:span><text:span text:style-name="T28"> </text:span><text:span text:style-name="T17">SetCodeState</text:span>(<text:span text:style-name="T39">bool</text:span><text:span text:style-name="T28"> </text:span><text:span text:style-name="T36">ismodify</text:span><text:span text:style-name="T28"> </text:span>=<text:span text:style-name="T28"> </text:span><text:span text:style-name="T39">true</text:span>); //修改代码状态，默认为真</text:p>
      <text:p text:style-name="P360"><text:span text:style-name="T368"><text:tab/></text:span><text:span text:style-name="T39">bool</text:span><text:span text:style-name="T28"> </text:span><text:span text:style-name="T17">GetCodeState</text:span>();<text:span text:style-name="T371"> //获取代码状态</text:span></text:p>
      <text:p text:style-name="P360"><text:span text:style-name="T368"><text:tab/></text:span><text:span text:style-name="T39">void</text:span><text:span text:style-name="T28"> </text:span><text:span text:style-name="T17">SetSendLogFun</text:span>(<text:span text:style-name="T24">std</text:span>::<text:span text:style-name="T24">function</text:span>&lt;<text:span text:style-name="T39">void</text:span>(<text:span text:style-name="T24">EventLogType</text:span>,<text:span text:style-name="T28"> </text:span><text:span text:style-name="T24">QString</text:span>,<text:span text:style-name="T28"> </text:span><text:span text:style-name="T24">QString</text:span>)&gt;<text:span text:style-name="T28"> </text:span><text:span text:style-name="T36">func</text:span>);<text:span text:style-name="T336"> </text:span><text:span text:style-name="T205">//设置消息接收者</text:span><text:span text:style-name="T212">，也就是设置回调函数</text:span></text:p>
      <text:p text:style-name="P360"><text:span text:style-name="T368"><text:tab/></text:span><text:span text:style-name="T39">void</text:span><text:span text:style-name="T28"> </text:span><text:span text:style-name="T17">SendLog</text:span>(<text:span text:style-name="T24">EventLogType</text:span><text:span text:style-name="T28"> </text:span><text:span text:style-name="T36">type</text:span>,<text:span text:style-name="T28"> </text:span><text:span text:style-name="T24">QString</text:span><text:span text:style-name="T28"> </text:span><text:span text:style-name="T36">data</text:span>,<text:span text:style-name="T28"> </text:span><text:span text:style-name="T24">QString</text:span><text:span text:style-name="T28"> </text:span><text:span text:style-name="T36">info</text:span><text:span text:style-name="T28"> </text:span>=<text:span text:style-name="T28"> </text:span><text:span text:style-name="T24">QString</text:span>()); //发送消息到事件日志中</text:p>
      <text:p text:style-name="P360"><text:span text:style-name="T368"><text:tab/></text:span><text:span text:style-name="T39">bool</text:span><text:span text:style-name="T28"> </text:span><text:span text:style-name="T17">SetStop</text:span>(<text:span text:style-name="T39">bool</text:span><text:span text:style-name="T28"> </text:span><text:span text:style-name="T36">stop</text:span>); //设置急停状态</text:p>
      <text:p text:style-name="P360"><text:span text:style-name="T368"><text:tab/></text:span><text:span text:style-name="T39">bool</text:span><text:span text:style-name="T28"> </text:span><text:span text:style-name="T17">GetStop</text:span>();<text:span text:style-name="T371"> //获取急停状态</text:span></text:p>
      <text:p text:style-name="P360"><text:span text:style-name="T368"><text:tab/></text:span><text:span text:style-name="T39">bool</text:span><text:span text:style-name="T28"> </text:span><text:span text:style-name="T17">SetElect</text:span>(<text:span text:style-name="T39">bool</text:span><text:span text:style-name="T28"> </text:span><text:span text:style-name="T36">elect</text:span>); //设置电机状态</text:p>
      <text:p text:style-name="P360"><text:span text:style-name="T368"><text:tab/></text:span><text:span text:style-name="T39">bool</text:span><text:span text:style-name="T28"> </text:span><text:span text:style-name="T17">GetElect</text:span>();<text:span text:style-name="T371"> //获取电机状态</text:span></text:p>
      <text:p text:style-name="P360"><text:span text:style-name="T368"><text:tab/></text:span><text:span text:style-name="T39">bool</text:span><text:span text:style-name="T28"> </text:span><text:span text:style-name="T17">SetEnabled</text:span>(<text:span text:style-name="T39">bool</text:span><text:span text:style-name="T28"> </text:span><text:span text:style-name="T36">enabled</text:span>); //设置使能状态</text:p>
      <text:p text:style-name="P360"><text:span text:style-name="T368"><text:tab/></text:span><text:span text:style-name="T39">bool</text:span><text:span text:style-name="T28"> </text:span><text:span text:style-name="T17">GetEnabled</text:span>();<text:span text:style-name="T371"> //获取使能状态</text:span></text:p>
      <text:p text:style-name="P360"><text:span text:style-name="T368"><text:tab/></text:span><text:span text:style-name="T39">bool</text:span><text:span text:style-name="T28"> </text:span><text:span text:style-name="T17">SetRunMode</text:span>(<text:span text:style-name="T24">RunMode</text:span><text:span text:style-name="T28"> </text:span><text:span text:style-name="T36">mode</text:span>); //设置运行模式</text:p>
      <text:p text:style-name="P360"><text:span text:style-name="T368"><text:tab/></text:span><text:span text:style-name="T24">RunMode</text:span><text:span text:style-name="T28"> </text:span><text:span text:style-name="T17">GetRunMode</text:span>();<text:span text:style-name="T371"> //获取运行模式</text:span></text:p>
      <text:p text:style-name="P360"><text:span text:style-name="T368"><text:tab/></text:span><text:span text:style-name="T39">bool</text:span><text:span text:style-name="T28"> </text:span><text:span text:style-name="T17">SetActionMode</text:span>(<text:span text:style-name="T24">ActionMode</text:span><text:span text:style-name="T28"> </text:span><text:span text:style-name="T36">mode</text:span>);<text:span text:style-name="T371"> //设置动作模式</text:span></text:p>
      <text:p text:style-name="P360"><text:soft-page-break/><text:span text:style-name="T368"><text:tab/></text:span><text:span text:style-name="T24">ActionMode</text:span><text:span text:style-name="T28"> </text:span><text:span text:style-name="T17">GetActionMode</text:span>();<text:span text:style-name="T371"> //获取动作模式</text:span></text:p>
      <text:p text:style-name="P360"><text:span text:style-name="T368"><text:tab/></text:span><text:span text:style-name="T39">bool</text:span><text:span text:style-name="T28"> </text:span><text:span text:style-name="T17">SetCoordinSys</text:span>(<text:span text:style-name="T24">CoordinSys</text:span><text:span text:style-name="T28"> </text:span><text:span text:style-name="T36">cos</text:span>);<text:span text:style-name="T371"> //设置坐标系</text:span></text:p>
      <text:p text:style-name="P360"><text:span text:style-name="T368"><text:tab/></text:span><text:span text:style-name="T24">CoordinSys</text:span><text:span text:style-name="T28"> </text:span><text:span text:style-name="T17">GetCoordinSys</text:span>();<text:span text:style-name="T371"> //获取坐标系</text:span></text:p>
      <text:p text:style-name="P360"><text:span text:style-name="T368"><text:tab/></text:span><text:span text:style-name="T39">bool</text:span><text:span text:style-name="T28"> </text:span><text:span text:style-name="T17">SetIncrement</text:span>(<text:span text:style-name="T24">Increment</text:span><text:span text:style-name="T28"> </text:span><text:span text:style-name="T36">ict</text:span>);<text:span text:style-name="T371"> //设置增量</text:span></text:p>
      <text:p text:style-name="P360"><text:span text:style-name="T368"><text:tab/></text:span><text:span text:style-name="T39">bool</text:span><text:span text:style-name="T28"> </text:span><text:span text:style-name="T17">SetIncrVal</text:span>(<text:span text:style-name="T39">double</text:span><text:span text:style-name="T28"> </text:span><text:span text:style-name="T36">as</text:span>,<text:span text:style-name="T28"> </text:span><text:span text:style-name="T39">double</text:span><text:span text:style-name="T28"> </text:span><text:span text:style-name="T36">lr</text:span>,<text:span text:style-name="T28"> </text:span><text:span text:style-name="T39">double</text:span><text:span text:style-name="T28"> </text:span><text:span text:style-name="T36">re</text:span>);<text:span text:style-name="T371"> //设置用户模式下的增量值</text:span></text:p>
      <text:p text:style-name="P360"><text:span text:style-name="T368"><text:tab/></text:span><text:span text:style-name="T39">bool</text:span><text:span text:style-name="T28"> </text:span><text:span text:style-name="T17">SetIncrVal</text:span>(<text:span text:style-name="T24">ActionMode</text:span><text:span text:style-name="T28"> </text:span><text:span text:style-name="T36">act_mod</text:span>,<text:span text:style-name="T28"> </text:span><text:span text:style-name="T39">double</text:span><text:span text:style-name="T28"> </text:span><text:span text:style-name="T36">val</text:span>);<text:span text:style-name="T371"> //设置指定模式的增量值</text:span></text:p>
      <text:p text:style-name="P360"><text:span text:style-name="T368"><text:tab/></text:span><text:span text:style-name="T24">Increment</text:span><text:span text:style-name="T28"> </text:span><text:span text:style-name="T17">GetIncrement</text:span>();<text:span text:style-name="T371"> //获取当前增量模式</text:span></text:p>
      <text:p text:style-name="P360"><text:span text:style-name="T368"><text:tab/></text:span><text:span text:style-name="T39">double</text:span><text:span text:style-name="T28"> </text:span><text:span text:style-name="T17">GetIncrVar</text:span>(<text:span text:style-name="T24">ActionMode</text:span><text:span text:style-name="T28"> </text:span><text:span text:style-name="T36">act_mod</text:span>);<text:span text:style-name="T371"> //获取对应增量模式下的增量值</text:span></text:p>
      <text:p text:style-name="P360"><text:span text:style-name="T368"><text:tab/></text:span><text:span text:style-name="T39">bool</text:span><text:span text:style-name="T28"> </text:span><text:span text:style-name="T17">SetCurrentTool</text:span>(<text:span text:style-name="T24">QString</text:span><text:span text:style-name="T28"> </text:span><text:span text:style-name="T36">name</text:span>); //修改当前工具坐标系<text:span text:style-name="T371">，修改后会同步修改服务端中的值</text:span></text:p>
      <text:p text:style-name="P360"><text:span text:style-name="T368"><text:tab/></text:span><text:span text:style-name="T24">QString</text:span><text:span text:style-name="T28"> </text:span><text:span text:style-name="T17">GetCurrentTool</text:span>();<text:span text:style-name="T371"> //获取当前工具坐标系</text:span></text:p>
      <text:p text:style-name="P360"><text:span text:style-name="T368"><text:tab/></text:span><text:span text:style-name="T39">bool</text:span><text:span text:style-name="T28"> </text:span><text:span text:style-name="T17">SetCurrentWork</text:span>(<text:span text:style-name="T24">QString</text:span><text:span text:style-name="T28"> </text:span><text:span text:style-name="T36">name</text:span>);<text:span text:style-name="T371"> //修改当前工件坐标系，修改后会同步修改服务端中的值</text:span></text:p>
      <text:p text:style-name="P360"><text:span text:style-name="T368"><text:tab/></text:span><text:span text:style-name="T24">QString</text:span><text:span text:style-name="T28"> </text:span><text:span text:style-name="T17">GetCurrentWork</text:span>();<text:span text:style-name="T371"> //获取当前工件坐标系</text:span></text:p>
      <text:p text:style-name="P360"><text:span text:style-name="T368"><text:tab/></text:span><text:span text:style-name="T39">bool</text:span><text:span text:style-name="T28"> </text:span><text:span text:style-name="T17">SetCurrentLoad</text:span>(<text:span text:style-name="T24">QString</text:span><text:span text:style-name="T28"> </text:span><text:span text:style-name="T36">load</text:span>);<text:span text:style-name="T371"> //修改有效载荷</text:span></text:p>
      <text:p text:style-name="P360"><text:span text:style-name="T368"><text:tab/></text:span><text:span text:style-name="T24">QString</text:span><text:span text:style-name="T28"> </text:span><text:span text:style-name="T17">GetCurrentLoad</text:span>();<text:span text:style-name="T371"> //获取有效载荷</text:span></text:p>
      <text:p text:style-name="P360"><text:span text:style-name="T368"><text:tab/></text:span><text:span text:style-name="T39">void</text:span><text:span text:style-name="T28"> </text:span><text:span text:style-name="T17">SetLanguage</text:span>(<text:span text:style-name="T24">QString</text:span><text:span text:style-name="T28"> </text:span><text:span text:style-name="T36">lang_type</text:span>);<text:span text:style-name="T371"> //修改示教器语言</text:span></text:p>
      <text:p text:style-name="P360"><text:span text:style-name="T368"><text:tab/></text:span><text:span text:style-name="T24">QString</text:span><text:span text:style-name="T28"> </text:span><text:span text:style-name="T17">GetLanguage</text:span>();<text:span text:style-name="T371"> //获取示教器语言</text:span></text:p>
      <text:p text:style-name="P360"><text:span text:style-name="T368"><text:tab/></text:span><text:span text:style-name="T39">void</text:span><text:span text:style-name="T28"> </text:span><text:span text:style-name="T17">SetProgKeyInfo</text:span>(<text:span text:style-name="T24">ProgKeysName</text:span><text:span text:style-name="T28"> </text:span><text:span text:style-name="T36">key_name</text:span>,<text:span text:style-name="T28"> </text:span><text:span text:style-name="T39">int</text:span><text:span text:style-name="T28"> </text:span><text:span text:style-name="T36">type</text:span>,<text:span text:style-name="T28"> </text:span><text:span text:style-name="T39">int</text:span><text:span text:style-name="T28"> </text:span><text:span text:style-name="T36">keys</text:span>,<text:span text:style-name="T28"> </text:span><text:span text:style-name="T39">int</text:span><text:span text:style-name="T28"> </text:span><text:span text:style-name="T36">isauto</text:span>,<text:span text:style-name="T28"> </text:span><text:span text:style-name="T24">QString</text:span><text:span text:style-name="T28"> </text:span><text:span text:style-name="T36">select</text:span>);<text:span text:style-name="T371"> //设置快捷键信息</text:span></text:p>
      <text:p text:style-name="P360"><text:span text:style-name="T368"><text:tab/></text:span><text:span text:style-name="T39">void</text:span><text:span text:style-name="T28"> </text:span><text:span text:style-name="T17">SaveProgKeyInfo</text:span>(); //将快捷键信息保存到本地，如果被修改了的话</text:p>
      <text:p text:style-name="P364"><text:span text:style-name="T372"><text:tab/></text:span><text:span text:style-name="T39">int</text:span><text:span text:style-name="T28"> </text:span><text:span text:style-name="T17">GetPKType</text:span>(<text:span text:style-name="T24">ProgKeysName</text:span><text:span text:style-name="T28"> </text:span><text:span text:style-name="T36">key_name</text:span>);<text:span text:style-name="T372"> </text:span>//获取快捷键类型 0为无，1为输入，2为输出，3为系统</text:p>
      <text:p text:style-name="P364"><text:span text:style-name="T368"><text:tab/></text:span><text:span text:style-name="T39">int</text:span><text:span text:style-name="T28"> </text:span><text:span text:style-name="T17">GetPKKeys</text:span>(<text:span text:style-name="T24">ProgKeysName</text:span><text:span text:style-name="T28"> </text:span><text:span text:style-name="T36">key_name</text:span>); //获取快捷键按下后的动作</text:p>
      <text:p text:style-name="P364"><text:span text:style-name="T368"><text:tab/></text:span><text:span text:style-name="T39">int</text:span><text:span text:style-name="T28"> </text:span><text:span text:style-name="T17">GetPKAuto</text:span>(<text:span text:style-name="T24">ProgKeysName</text:span><text:span text:style-name="T28"> </text:span><text:span text:style-name="T36">key_name</text:span>); //获取快捷键是否允许在自动模式下运行</text:p>
      <text:p text:style-name="P364"><text:span text:style-name="T369"><text:tab/></text:span><text:span text:style-name="T24">QString</text:span><text:span text:style-name="T28"> </text:span><text:span text:style-name="T17">GetPKSelect</text:span>(<text:span text:style-name="T24">ProgKeysName</text:span><text:span text:style-name="T28"> </text:span><text:span text:style-name="T36">key_name</text:span>); //获取所选中项，在快捷键类型为1和2时有效</text:p>
      <text:p text:style-name="P361"><text:span text:style-name="T369"><text:tab/></text:span><text:span text:style-name="T39">void</text:span><text:span text:style-name="T28"> </text:span><text:span text:style-name="T17">SetTaskInfo</text:span>(<text:span text:style-name="T24">QString</text:span><text:span text:style-name="T28"> </text:span><text:span text:style-name="T36">name</text:span>,<text:span text:style-name="T28"> </text:span><text:span text:style-name="T24">QString</text:span><text:span text:style-name="T28"> </text:span><text:span text:style-name="T36">order_name</text:span>,<text:span text:style-name="T28"> </text:span><text:span text:style-name="T24">QString</text:span><text:span text:style-name="T28"> </text:span><text:span text:style-name="T36">type</text:span>);<text:span text:style-name="T372"> //设置任务信息</text:span></text:p>
      <text:p text:style-name="P361"><text:span text:style-name="T369"><text:tab/></text:span><text:span text:style-name="T24">QString</text:span><text:span text:style-name="T28"> </text:span><text:span text:style-name="T17">GetTaskName</text:span>();<text:span text:style-name="T371"> //获取任务名称</text:span></text:p>
      <text:p text:style-name="P361"><text:span text:style-name="T369"><text:tab/></text:span><text:span text:style-name="T24">QString</text:span><text:span text:style-name="T28"> </text:span><text:span text:style-name="T17">GetTaskOrderName</text:span>();<text:span text:style-name="T372"> //获取程序名称</text:span></text:p>
      <text:p text:style-name="P361"><text:span text:style-name="T369"><text:tab/></text:span><text:span text:style-name="T24">QString</text:span><text:span text:style-name="T28"> </text:span><text:span text:style-name="T17">GetTaskType</text:span>();<text:span text:style-name="T372"> //获取任务类型</text:span></text:p>
      <text:h text:style-name="Heading_20_3" text:outline-level="3"><text:s/><text:span text:style-name="T369">Private Functions</text:span></text:h>
      <text:p text:style-name="P361"><text:span text:style-name="T369"><text:tab/></text:span><text:span text:style-name="T39">void</text:span><text:span text:style-name="T28"> </text:span><text:span text:style-name="T17">SetTeachVersion</text:span>(<text:span text:style-name="T24">QString</text:span><text:span text:style-name="T28"> </text:span><text:span text:style-name="T36">version</text:span>); //设置示教器版本<text:span text:style-name="T372">，仅由构造函数调用</text:span></text:p>
      <text:p text:style-name="P361"><text:soft-page-break/><text:span text:style-name="T369"><text:tab/></text:span><text:span text:style-name="T39">void</text:span><text:span text:style-name="T28"> </text:span><text:span text:style-name="T17">SetIncrValpriv</text:span>(<text:span text:style-name="T39">double</text:span><text:span text:style-name="T28"> </text:span><text:span text:style-name="T36">as</text:span>,<text:span text:style-name="T28"> </text:span><text:span text:style-name="T39">double</text:span><text:span text:style-name="T28"> </text:span><text:span text:style-name="T36">lr</text:span>,<text:span text:style-name="T28"> </text:span><text:span text:style-name="T39">double</text:span><text:span text:style-name="T28"> </text:span><text:span text:style-name="T36">re</text:span>);<text:span text:style-name="T372"> //强制设置增量值，在构造函数调用</text:span></text:p>
      <text:p text:style-name="P361"><text:span text:style-name="T369"><text:tab/></text:span><text:span text:style-name="T39">void</text:span><text:span text:style-name="T28"> </text:span><text:span text:style-name="T17">ReadPK</text:span>();<text:span text:style-name="T372"> //从本地读取快捷键信息</text:span></text:p>
      <text:p text:style-name="P361"><text:span text:style-name="T369"><text:tab/></text:span><text:span text:style-name="T39">void</text:span><text:span text:style-name="T28"> </text:span><text:span text:style-name="T17">WritePK</text:span>();<text:span text:style-name="T372"> //将快捷键信息写入到本地</text:span></text:p>
      <text:p text:style-name="P362"/>
      <text:h text:style-name="P480" text:outline-level="3"><text:span text:style-name="T76"><text:s/></text:span>Properties</text:h>
      <table:table table:name="表格82" table:style-name="表格82">
        <table:table-column table:style-name="表格82.A"/>
        <table:table-column table:style-name="表格82.B"/>
        <table:table-column table:style-name="表格82.C"/>
        <table:table-row>
          <table:table-cell table:style-name="表格82.A1" office:value-type="string">
            <text:p text:style-name="P568">名称</text:p>
          </table:table-cell>
          <table:table-cell table:style-name="表格82.A1" office:value-type="string">
            <text:p text:style-name="P568">类型</text:p>
          </table:table-cell>
          <table:table-cell table:style-name="表格82.C1" office:value-type="string">
            <text:p text:style-name="P568">说明</text:p>
          </table:table-cell>
        </table:table-row>
        <table:table-row>
          <table:table-cell table:style-name="表格82.A8" office:value-type="string">
            <text:p text:style-name="P752">point_mutex_</text:p>
          </table:table-cell>
          <table:table-cell table:style-name="表格82.B8" office:value-type="string">
            <text:p text:style-name="P752">std::mutex</text:p>
          </table:table-cell>
          <table:table-cell table:style-name="表格82.C8" office:value-type="string">
            <text:p text:style-name="P695">静态互斥量<text:span text:style-name="T370">，用于单例</text:span></text:p>
          </table:table-cell>
        </table:table-row>
        <table:table-row>
          <table:table-cell table:style-name="表格82.A8" office:value-type="string">
            <text:p text:style-name="P752">teach_state_pointer_</text:p>
          </table:table-cell>
          <table:table-cell table:style-name="表格82.B8" office:value-type="string">
            <text:p text:style-name="P752">QSharedPointer&lt;TeachState&gt;</text:p>
          </table:table-cell>
          <table:table-cell table:style-name="表格82.C8" office:value-type="string">
            <text:p text:style-name="P695">静态的指向自身类的智能指针</text:p>
          </table:table-cell>
        </table:table-row>
        <table:table-row>
          <table:table-cell table:style-name="表格82.A8" office:value-type="string">
            <text:p text:style-name="P752">version_</text:p>
          </table:table-cell>
          <table:table-cell table:style-name="表格82.B8" office:value-type="string">
            <text:p text:style-name="P752">QString</text:p>
          </table:table-cell>
          <table:table-cell table:style-name="表格82.C8" office:value-type="string">
            <text:p text:style-name="P695">示教器版本信息</text:p>
          </table:table-cell>
        </table:table-row>
        <table:table-row>
          <table:table-cell table:style-name="表格82.A8" office:value-type="string">
            <text:p text:style-name="P752">mutex_</text:p>
          </table:table-cell>
          <table:table-cell table:style-name="表格82.B8" office:value-type="string">
            <text:p text:style-name="P752">QReadWriteLock</text:p>
          </table:table-cell>
          <table:table-cell table:style-name="表格82.C8" office:value-type="string">
            <text:p text:style-name="P695">互斥量指针<text:span text:style-name="T370">，用于读写锁</text:span></text:p>
          </table:table-cell>
        </table:table-row>
        <table:table-row>
          <table:table-cell table:style-name="表格82.A8" office:value-type="string">
            <text:p text:style-name="P752">is_modify_code_</text:p>
          </table:table-cell>
          <table:table-cell table:style-name="表格82.B8" office:value-type="string">
            <text:p text:style-name="P752">std::atomic_bool</text:p>
          </table:table-cell>
          <table:table-cell table:style-name="表格82.C8" office:value-type="string">
            <text:p text:style-name="P695">判断代码是否修改</text:p>
          </table:table-cell>
        </table:table-row>
        <table:table-row>
          <table:table-cell table:style-name="表格82.A8" office:value-type="string">
            <text:p text:style-name="P752">isrun_</text:p>
          </table:table-cell>
          <table:table-cell table:style-name="表格82.B8" office:value-type="string">
            <text:p text:style-name="P752">std::atomic_bool</text:p>
          </table:table-cell>
          <table:table-cell table:style-name="表格82.C8" office:value-type="string">
            <text:p text:style-name="P695">程序是否运行</text:p>
          </table:table-cell>
        </table:table-row>
        <table:table-row>
          <table:table-cell table:style-name="表格82.A8" office:value-type="string">
            <text:p text:style-name="P752">pks[4]</text:p>
          </table:table-cell>
          <table:table-cell table:style-name="表格82.B8" office:value-type="string">
            <text:p text:style-name="P752">ProgKeysInfo</text:p>
          </table:table-cell>
          <table:table-cell table:style-name="表格82.C8" office:value-type="string">
            <text:p text:style-name="P695">快捷键结构体数组对象</text:p>
          </table:table-cell>
        </table:table-row>
        <table:table-row>
          <table:table-cell table:style-name="表格82.A25" office:value-type="string">
            <text:p text:style-name="P752">incr_val_</text:p>
          </table:table-cell>
          <table:table-cell table:style-name="表格82.B25" office:value-type="string">
            <text:p text:style-name="P752">IncrementVal</text:p>
          </table:table-cell>
          <table:table-cell table:style-name="表格82.C25" office:value-type="string">
            <text:p text:style-name="P695">增量值结构体对象</text:p>
          </table:table-cell>
        </table:table-row>
        <table:table-row>
          <table:table-cell table:style-name="表格82.A25" office:value-type="string">
            <text:p text:style-name="P752">log_func_</text:p>
          </table:table-cell>
          <table:table-cell table:style-name="表格82.B25" office:value-type="string">
            <text:p text:style-name="P752">std::function</text:p>
          </table:table-cell>
          <table:table-cell table:style-name="表格82.C25" office:value-type="string">
            <text:p text:style-name="P695">日志回调函数</text:p>
          </table:table-cell>
        </table:table-row>
        <table:table-row>
          <table:table-cell table:style-name="表格82.A25" office:value-type="string">
            <text:p text:style-name="P752">curr_tool_</text:p>
          </table:table-cell>
          <table:table-cell table:style-name="表格82.B25" office:value-type="string">
            <text:p text:style-name="P752">QString</text:p>
          </table:table-cell>
          <table:table-cell table:style-name="表格82.C25" office:value-type="string">
            <text:p text:style-name="P695">当前工具坐标系</text:p>
          </table:table-cell>
        </table:table-row>
        <table:table-row>
          <table:table-cell table:style-name="表格82.A25" office:value-type="string">
            <text:p text:style-name="P752">curr_work_</text:p>
          </table:table-cell>
          <table:table-cell table:style-name="表格82.B25" office:value-type="string">
            <text:p text:style-name="P752">QString</text:p>
          </table:table-cell>
          <table:table-cell table:style-name="表格82.C25" office:value-type="string">
            <text:p text:style-name="P695">当前工件坐标系</text:p>
          </table:table-cell>
        </table:table-row>
        <table:table-row>
          <table:table-cell table:style-name="表格82.A25" office:value-type="string">
            <text:p text:style-name="P752">curr_load_</text:p>
          </table:table-cell>
          <table:table-cell table:style-name="表格82.B25" office:value-type="string">
            <text:p text:style-name="P752">QString</text:p>
          </table:table-cell>
          <table:table-cell table:style-name="表格82.C25" office:value-type="string">
            <text:p text:style-name="P695">当前有效载荷</text:p>
          </table:table-cell>
        </table:table-row>
        <table:table-row>
          <table:table-cell table:style-name="表格82.A25" office:value-type="string">
            <text:p text:style-name="P752">language_type_</text:p>
          </table:table-cell>
          <table:table-cell table:style-name="表格82.B25" office:value-type="string">
            <text:p text:style-name="P752">QString</text:p>
          </table:table-cell>
          <table:table-cell table:style-name="表格82.C25" office:value-type="string">
            <text:p text:style-name="P695">示教器语言类型</text:p>
          </table:table-cell>
        </table:table-row>
        <table:table-row>
          <table:table-cell table:style-name="表格82.A25" office:value-type="string">
            <text:p text:style-name="P752">task_name_</text:p>
          </table:table-cell>
          <table:table-cell table:style-name="表格82.B25" office:value-type="string">
            <text:p text:style-name="P752">QString</text:p>
          </table:table-cell>
          <table:table-cell table:style-name="表格82.C25" office:value-type="string">
            <text:p text:style-name="P695">任务名称</text:p>
          </table:table-cell>
        </table:table-row>
        <table:table-row>
          <table:table-cell table:style-name="表格82.A25" office:value-type="string">
            <text:p text:style-name="P752">task_order_name_</text:p>
          </table:table-cell>
          <table:table-cell table:style-name="表格82.B25" office:value-type="string">
            <text:p text:style-name="P752">QString</text:p>
          </table:table-cell>
          <table:table-cell table:style-name="表格82.C25" office:value-type="string">
            <text:p text:style-name="P695">程序名称</text:p>
          </table:table-cell>
        </table:table-row>
        <table:table-row>
          <table:table-cell table:style-name="表格82.A25" office:value-type="string">
            <text:p text:style-name="P752">task_type_name_</text:p>
          </table:table-cell>
          <table:table-cell table:style-name="表格82.B25" office:value-type="string">
            <text:p text:style-name="P752">QString</text:p>
          </table:table-cell>
          <table:table-cell table:style-name="表格82.C25" office:value-type="string">
            <text:p text:style-name="P695">任务类型</text:p>
          </table:table-cell>
        </table:table-row>
        <table:table-row>
          <table:table-cell table:style-name="表格82.A25" office:value-type="string">
            <text:p text:style-name="P752">stop_</text:p>
          </table:table-cell>
          <table:table-cell table:style-name="表格82.B25" office:value-type="string">
            <text:p text:style-name="P752">bool</text:p>
          </table:table-cell>
          <table:table-cell table:style-name="表格82.C25" office:value-type="string">
            <text:p text:style-name="P695">急停状态</text:p>
          </table:table-cell>
        </table:table-row>
        <table:table-row>
          <table:table-cell table:style-name="表格82.A25" office:value-type="string">
            <text:p text:style-name="P752">elect_mach_</text:p>
          </table:table-cell>
          <table:table-cell table:style-name="表格82.B25" office:value-type="string">
            <text:p text:style-name="P752">bool</text:p>
          </table:table-cell>
          <table:table-cell table:style-name="表格82.C25" office:value-type="string">
            <text:p text:style-name="P695">电机状态</text:p>
          </table:table-cell>
        </table:table-row>
        <table:table-row>
          <table:table-cell table:style-name="表格82.A25" office:value-type="string">
            <text:p text:style-name="P752">enabled_</text:p>
          </table:table-cell>
          <table:table-cell table:style-name="表格82.B25" office:value-type="string">
            <text:p text:style-name="P752">bool</text:p>
          </table:table-cell>
          <table:table-cell table:style-name="表格82.C25" office:value-type="string">
            <text:p text:style-name="P695">使能状态</text:p>
          </table:table-cell>
        </table:table-row>
        <table:table-row>
          <table:table-cell table:style-name="表格82.A25" office:value-type="string">
            <text:p text:style-name="P752">ispkmod_</text:p>
          </table:table-cell>
          <table:table-cell table:style-name="表格82.B25" office:value-type="string">
            <text:p text:style-name="P752">bool</text:p>
          </table:table-cell>
          <table:table-cell table:style-name="表格82.C25" office:value-type="string">
            <text:p text:style-name="P695">快捷键是否被修改</text:p>
          </table:table-cell>
        </table:table-row>
        <table:table-row>
          <table:table-cell table:style-name="表格82.A25" office:value-type="string">
            <text:p text:style-name="P752">run_mode_</text:p>
          </table:table-cell>
          <table:table-cell table:style-name="表格82.B25" office:value-type="string">
            <text:p text:style-name="P752">RunMode</text:p>
          </table:table-cell>
          <table:table-cell table:style-name="表格82.C25" office:value-type="string">
            <text:p text:style-name="P695">枚举<text:span text:style-name="T370">，</text:span>运行模式</text:p>
          </table:table-cell>
        </table:table-row>
        <table:table-row>
          <table:table-cell table:style-name="表格82.A25" office:value-type="string">
            <text:p text:style-name="P752">action_mode_</text:p>
          </table:table-cell>
          <table:table-cell table:style-name="表格82.B25" office:value-type="string">
            <text:p text:style-name="P752">ActionMode</text:p>
          </table:table-cell>
          <table:table-cell table:style-name="表格82.C25" office:value-type="string">
            <text:p text:style-name="P696">枚举<text:span text:style-name="T370">，运行模式</text:span></text:p>
          </table:table-cell>
        </table:table-row>
        <table:table-row>
          <table:table-cell table:style-name="表格82.A25" office:value-type="string">
            <text:p text:style-name="P752">coordin_system_</text:p>
          </table:table-cell>
          <table:table-cell table:style-name="表格82.B25" office:value-type="string">
            <text:p text:style-name="P752">CoordinSys</text:p>
          </table:table-cell>
          <table:table-cell table:style-name="表格82.C25" office:value-type="string">
            <text:p text:style-name="P695">枚举<text:span text:style-name="T370">，坐标系</text:span></text:p>
          </table:table-cell>
        </table:table-row>
        <table:table-row>
          <table:table-cell table:style-name="表格82.A25" office:value-type="string">
            <text:p text:style-name="P752">increment_</text:p>
          </table:table-cell>
          <table:table-cell table:style-name="表格82.B25" office:value-type="string">
            <text:p text:style-name="P752">Increment</text:p>
          </table:table-cell>
          <table:table-cell table:style-name="表格82.C25" office:value-type="string">
            <text:p text:style-name="P695">枚举<text:span text:style-name="T370">，增量</text:span></text:p>
          </table:table-cell>
        </table:table-row>
      </table:table>
      <text:p text:style-name="P225"/>
      <text:p text:style-name="P225"/>
      <text:h text:style-name="Heading_20_2" text:outline-level="2">TextBrowserObject<text:span text:style-name="T372"> Class</text:span></text:h>
      <text:p text:style-name="P363"><text:s/>重写的文本框基类，增加了上下左右等按钮同时去除了自带的滚动条而采用了TBScrollBar作为滚动条</text:p>
      <text:p text:style-name="P363"><text:tab/>Header: <text:s/>textbrowserobject.h</text:p>
      <text:p text:style-name="P363"><text:soft-page-break/><text:tab/>Inherits: <text:s/>QTextBrowser</text:p>
      <text:p text:style-name="P363"><text:tab/>Inherited By: <text:s/>CodeEdit</text:p>
      <text:h text:style-name="Heading_20_3" text:outline-level="3"><text:s/><text:span text:style-name="T372">Public Slots</text:span></text:h>
      <text:p text:style-name="P364"><text:span text:style-name="T372"><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3"> //修改缩放比例</text:span></text:p>
      <text:h text:style-name="Heading_20_3" text:outline-level="3"><text:s/><text:span text:style-name="T372">Event</text:span></text:h>
      <text:p text:style-name="P364"><text:span text:style-name="T372"><text:tab/></text:span><text:span text:style-name="T39">void</text:span><text:span text:style-name="T28"> </text:span><text:span text:style-name="T20">resizeEvent</text:span>(<text:span text:style-name="T24">QResizeEvent</text:span><text:span text:style-name="T28"> </text:span>*<text:span text:style-name="T36">e</text:span>);<text:span text:style-name="T373"> //窗口大小改变事件，会修改内部控件的大小和位置</text:span></text:p>
      <text:h text:style-name="Heading_20_3" text:outline-level="3"><text:s/><text:span text:style-name="T372">Public Functions</text:span></text:h>
      <text:p text:style-name="P364"><text:span text:style-name="T372"><text:tab/></text:span><text:span text:style-name="T17">TextBrowserObject</text:span>(<text:span text:style-name="T24">QWidget</text:span><text:span text:style-name="T28"> </text:span>*<text:span text:style-name="T36">parent</text:span><text:span text:style-name="T28"> </text:span>=<text:span text:style-name="T28"> </text:span><text:span text:style-name="T39">nullptr</text:span>);<text:span text:style-name="T373"> //构造函数</text:span></text:p>
      <text:p text:style-name="P364"><text:span text:style-name="T372"><text:tab/></text:span>~<text:span text:style-name="T20">TextBrowserObject</text:span>();<text:span text:style-name="T373"> //析构函数</text:span></text:p>
      <text:p text:style-name="P364"><text:span text:style-name="T372"><text:tab/></text:span><text:span text:style-name="T39">void</text:span><text:span text:style-name="T28"> </text:span><text:span text:style-name="T20">AddData</text:span>(<text:span text:style-name="T39">const</text:span><text:span text:style-name="T28"> </text:span><text:span text:style-name="T24">QString</text:span><text:span text:style-name="T28"> </text:span>&amp;<text:span text:style-name="T36">data</text:span>); //添加文本</text:p>
      <text:p text:style-name="P364"><text:span text:style-name="T372"><text:tab/></text:span><text:span text:style-name="T39">void</text:span><text:span text:style-name="T28"> </text:span><text:span text:style-name="T20">AddData</text:span>(<text:span text:style-name="T39">const</text:span><text:span text:style-name="T28"> </text:span><text:span text:style-name="T24">QStringList</text:span><text:span text:style-name="T28"> </text:span>&amp;<text:span text:style-name="T36">data</text:span>); //批量添加文本</text:p>
      <text:p text:style-name="P364"><text:span text:style-name="T372"><text:tab/></text:span><text:span text:style-name="T39">int</text:span><text:span text:style-name="T28"> </text:span><text:span text:style-name="T17">GetRow</text:span>(); //获取总行数</text:p>
      <text:p text:style-name="P364"><text:span text:style-name="T372"><text:tab/></text:span><text:span text:style-name="T39">double</text:span><text:span text:style-name="T28"> </text:span><text:span text:style-name="T17">GetScaleW</text:span>();<text:span text:style-name="T213"> //将缩放比例导出</text:span></text:p>
      <text:p text:style-name="P364"><text:span text:style-name="T372"><text:tab/></text:span><text:span text:style-name="T39">double</text:span><text:span text:style-name="T28"> </text:span><text:span text:style-name="T17">GetScaleH</text:span>(); //将缩放比例导出</text:p>
      <text:p text:style-name="P364"><text:span text:style-name="T372"><text:tab/></text:span><text:span text:style-name="T24">QPushButton</text:span><text:span text:style-name="T28"> </text:span>*<text:span text:style-name="T17">GetUpperButton</text:span>(); //将按钮导出</text:p>
      <text:p text:style-name="P364"><text:span text:style-name="T372"><text:tab/></text:span><text:span text:style-name="T24">QPushButton</text:span><text:span text:style-name="T28"> </text:span>*<text:span text:style-name="T17">GetUppersButton</text:span>(); //将按钮导出</text:p>
      <text:p text:style-name="P364"><text:span text:style-name="T372"><text:tab/></text:span><text:span text:style-name="T24">QPushButton</text:span><text:span text:style-name="T28"> </text:span>*<text:span text:style-name="T17">GetLowerButton</text:span>(); //将按钮导出</text:p>
      <text:p text:style-name="P364"><text:span text:style-name="T372"><text:tab/></text:span><text:span text:style-name="T24">QPushButton</text:span><text:span text:style-name="T28"> </text:span>*<text:span text:style-name="T17">GetLowersButton</text:span>(); //将按钮导出</text:p>
      <text:p text:style-name="P364"><text:span text:style-name="T372"><text:tab/></text:span><text:span text:style-name="T24">TBScrollBar</text:span><text:span text:style-name="T28"> </text:span>*<text:span text:style-name="T17">GetScrollBar</text:span>(); //将滚动条导出</text:p>
      <text:p text:style-name="P364"><text:span text:style-name="T372"><text:tab/></text:span><text:span text:style-name="T39">void</text:span><text:span text:style-name="T28"> </text:span><text:span text:style-name="T20">UpLoIsHide</text:span>(); //用于根据情况判断上下按钮是否隐藏或显示</text:p>
      <text:h text:style-name="Heading_20_3" text:outline-level="3"><text:s/><text:span text:style-name="T372">Private Functions</text:span></text:h>
      <text:p text:style-name="P364"><text:span text:style-name="T372"><text:tab/></text:span><text:span text:style-name="T39">void</text:span><text:span text:style-name="T28"> </text:span><text:span text:style-name="T17">ConnectInit</text:span>();<text:span text:style-name="T372"> //信号槽的初始化</text:span></text:p>
      <text:h text:style-name="P481" text:outline-level="3"><text:span text:style-name="T76"><text:s/></text:span>Properties</text:h>
      <table:table table:name="表格83" table:style-name="表格83">
        <table:table-column table:style-name="表格83.A"/>
        <table:table-column table:style-name="表格83.B"/>
        <table:table-column table:style-name="表格83.C"/>
        <table:table-row>
          <table:table-cell table:style-name="表格83.A1" office:value-type="string">
            <text:p text:style-name="P569">名称</text:p>
          </table:table-cell>
          <table:table-cell table:style-name="表格83.A1" office:value-type="string">
            <text:p text:style-name="P569">类型</text:p>
          </table:table-cell>
          <table:table-cell table:style-name="表格83.C1" office:value-type="string">
            <text:p text:style-name="P569">说明</text:p>
          </table:table-cell>
        </table:table-row>
        <table:table-row>
          <table:table-cell table:style-name="表格83.A2" office:value-type="string">
            <text:p text:style-name="P744">scale_w_</text:p>
          </table:table-cell>
          <table:table-cell table:style-name="表格83.B2" office:value-type="string">
            <text:p text:style-name="P744">double</text:p>
          </table:table-cell>
          <table:table-cell table:style-name="表格83.C2" office:value-type="string">
            <text:p text:style-name="P697">缩放比例</text:p>
          </table:table-cell>
        </table:table-row>
        <table:table-row>
          <table:table-cell table:style-name="表格83.A3" office:value-type="string">
            <text:p text:style-name="P744">scale_h_</text:p>
          </table:table-cell>
          <table:table-cell table:style-name="表格83.B3" office:value-type="string">
            <text:p text:style-name="P744">double</text:p>
          </table:table-cell>
          <table:table-cell table:style-name="表格83.C3" office:value-type="string">
            <text:p text:style-name="P697">缩放比例</text:p>
          </table:table-cell>
        </table:table-row>
      </table:table>
      <text:p text:style-name="P226"/>
      <text:p text:style-name="P226"/>
      <text:h text:style-name="Heading_20_2" text:outline-level="2">ThreeSectionWindow<text:span text:style-name="T374"> Class</text:span></text:h>
      <text:p text:style-name="P365"><text:s/>上中下的三段式窗口</text:p>
      <text:p text:style-name="P365"><text:soft-page-break/><text:tab/>Header: <text:s/>commoncontrols.h</text:p>
      <text:p text:style-name="P365"><text:tab/>Inherits: <text:s/>QFrame</text:p>
      <text:p text:style-name="P365"><text:tab/><text:span text:style-name="T372">nherited By: <text:s/></text:span>VarEditWindow, VarEditInterface, ReviseUcs, </text:p>
      <text:h text:style-name="Heading_20_3" text:outline-level="3"><text:s/><text:span text:style-name="T374">Public Functions</text:span></text:h>
      <text:p text:style-name="P366"><text:span text:style-name="T374"><text:tab/></text:span><text:span text:style-name="T17">ThreeSectionWindow</text:span>(<text:span text:style-name="T24">QWidget</text:span><text:span text:style-name="T28"> </text:span>*<text:span text:style-name="T36">parent</text:span><text:span text:style-name="T28"> </text:span>=<text:span text:style-name="T28"> </text:span><text:span text:style-name="T39">nullptr</text:span>);<text:span text:style-name="T374"> //构造函数</text:span></text:p>
      <text:p text:style-name="P365"/>
      <text:p text:style-name="P365"/>
      <text:h text:style-name="Heading_20_2" text:outline-level="2">ToolErrorWindow<text:span text:style-name="T375"> Class</text:span></text:h>
      <text:p text:style-name="P367"><text:s/>手动操纵功能中标定坐标系完成时的用于显示误差的窗口</text:p>
      <text:p text:style-name="P367"><text:tab/>Header: <text:s/>manualcontrol.h</text:p>
      <text:p text:style-name="P367"><text:tab/>Inherits: <text:s/>QWidget</text:p>
      <text:h text:style-name="Heading_20_3" text:outline-level="3"><text:s/><text:span text:style-name="T375">Signals</text:span></text:h>
      <text:p text:style-name="P368"><text:span text:style-name="T375"><text:tab/></text:span><text:span text:style-name="T39">void</text:span><text:span text:style-name="T28"> </text:span><text:span text:style-name="T17">CQuit</text:span>();<text:span text:style-name="T375"> //取消修改信号</text:span></text:p>
      <text:p text:style-name="P368"><text:span text:style-name="T375"><text:tab/></text:span><text:span text:style-name="T39">void</text:span><text:span text:style-name="T28"> </text:span><text:span text:style-name="T17">Quit</text:span>(<text:span text:style-name="T24">QSharedPointer</text:span>&lt;<text:span text:style-name="T24">rclib</text:span>::<text:span text:style-name="T24">Terminal</text:span>&gt;<text:span text:style-name="T28"> </text:span><text:span text:style-name="T36">tm</text:span>);<text:span text:style-name="T375"> //修改坐标成功信号</text:span></text:p>
      <text:h text:style-name="Heading_20_3" text:outline-level="3"><text:s/><text:span text:style-name="T375">Public Slots</text:span></text:h>
      <text:p text:style-name="P368"><text:span text:style-name="T37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5"> //接收缩放比例并将其转交给内部其他控件</text:span></text:p>
      <text:h text:style-name="Heading_20_3" text:outline-level="3"><text:s/><text:span text:style-name="T375">Private Slots</text:span></text:h>
      <text:p text:style-name="P368"><text:span text:style-name="T375"><text:tab/></text:span><text:span text:style-name="T39">void</text:span><text:span text:style-name="T28"> </text:span><text:span text:style-name="T17">Defint</text:span>();<text:span text:style-name="T375"> //确定按钮，会修改服务端中对应的坐标，会发送Quit信号</text:span></text:p>
      <text:p text:style-name="P368"><text:span text:style-name="T375"><text:tab/></text:span><text:span text:style-name="T39">void</text:span><text:span text:style-name="T28"> </text:span><text:span text:style-name="T17">Cancel</text:span>();<text:span text:style-name="T375"> //取消按钮，会发送CQuit信号</text:span></text:p>
      <text:h text:style-name="Heading_20_3" text:outline-level="3"><text:s/><text:span text:style-name="T375">Public Functions</text:span></text:h>
      <text:p text:style-name="P368"><text:span text:style-name="T375"><text:tab/></text:span><text:span text:style-name="T17">ToolErrorWindow</text:span>(<text:span text:style-name="T24">QWidget</text:span><text:span text:style-name="T28"> </text:span>*<text:span text:style-name="T36">parent</text:span><text:span text:style-name="T28"> </text:span>=<text:span text:style-name="T28"> </text:span><text:span text:style-name="T39">nullptr</text:span>);<text:span text:style-name="T375"> //构造函数</text:span></text:p>
      <text:p text:style-name="P368"><text:span text:style-name="T375"><text:tab/></text:span><text:span text:style-name="T39">void</text:span><text:span text:style-name="T28"> </text:span><text:span text:style-name="T17">HideTitle</text:span>();<text:span text:style-name="T375"> //隐藏头部标题</text:span></text:p>
      <text:p text:style-name="P368"><text:span text:style-name="T375"><text:tab/></text:span><text:span text:style-name="T39">void</text:span><text:span text:style-name="T28"> </text:span><text:span text:style-name="T17">Init</text:span>(<text:span text:style-name="T24">QString</text:span><text:span text:style-name="T28"> </text:span><text:span text:style-name="T36">tool_name</text:span>,<text:span text:style-name="T28"> </text:span><text:span text:style-name="T39">int</text:span><text:span text:style-name="T28"> </text:span><text:span text:style-name="T36">way</text:span>,<text:span text:style-name="T28"> </text:span><text:span text:style-name="T39">double</text:span><text:span text:style-name="T28"> </text:span><text:span text:style-name="T36">error</text:span>,<text:span text:style-name="T28"> </text:span><text:span text:style-name="T24">QSharedPointer</text:span>&lt;<text:span text:style-name="T24">rclib</text:span>::<text:span text:style-name="T24">Terminal</text:span>&gt;<text:span text:style-name="T28"> </text:span><text:span text:style-name="T36">tm</text:span>);<text:span text:style-name="T375"> //初始化函数</text:span></text:p>
      <text:h text:style-name="P482" text:outline-level="3"><text:span text:style-name="T76"><text:s/></text:span>Properties</text:h>
      <table:table table:name="表格84" table:style-name="表格84">
        <table:table-column table:style-name="表格84.A"/>
        <table:table-column table:style-name="表格84.B"/>
        <table:table-column table:style-name="表格84.C"/>
        <table:table-row>
          <table:table-cell table:style-name="表格84.A1" office:value-type="string">
            <text:p text:style-name="P570">名称</text:p>
          </table:table-cell>
          <table:table-cell table:style-name="表格84.A1" office:value-type="string">
            <text:p text:style-name="P570">类型</text:p>
          </table:table-cell>
          <table:table-cell table:style-name="表格84.C1" office:value-type="string">
            <text:p text:style-name="P570">说明</text:p>
          </table:table-cell>
        </table:table-row>
        <table:table-row>
          <table:table-cell table:style-name="表格84.A2" office:value-type="string">
            <text:p text:style-name="P753">terminal_point_</text:p>
          </table:table-cell>
          <table:table-cell table:style-name="表格84.B2" office:value-type="string">
            <text:p text:style-name="P753">QSharedPointer&lt;rclib::Terminal&gt;</text:p>
          </table:table-cell>
          <table:table-cell table:style-name="表格84.C2" office:value-type="string">
            <text:p text:style-name="P698">坐标值</text:p>
          </table:table-cell>
        </table:table-row>
      </table:table>
      <text:p text:style-name="P227"/>
      <text:p text:style-name="P227"/>
      <text:h text:style-name="Heading_20_2" text:outline-level="2"><text:soft-page-break/>TouchScreen<text:span text:style-name="T376"> Class</text:span></text:h>
      <text:p text:style-name="P369"><text:s/>控制面板中的触摸屏功能</text:p>
      <text:p text:style-name="P369"><text:tab/>Header: <text:s/>control.h</text:p>
      <text:p text:style-name="P369"><text:tab/>Inherits: <text:s/>WindowObject</text:p>
      <text:h text:style-name="Heading_20_3" text:outline-level="3"><text:s/><text:span text:style-name="T376">Public Slots</text:span></text:h>
      <text:p text:style-name="P370"><text:span text:style-name="T376"><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6"> //修改缩放比例</text:span></text:p>
      <text:h text:style-name="Heading_20_3" text:outline-level="3"><text:s/><text:span text:style-name="T376">Event</text:span></text:h>
      <text:p text:style-name="P370"><text:span text:style-name="T376"><text:tab/></text:span><text:span text:style-name="T39">void</text:span><text:span text:style-name="T28"> </text:span><text:span text:style-name="T20">resizeEvent</text:span>(<text:span text:style-name="T24">QResizeEvent</text:span><text:span text:style-name="T28"> </text:span>*);<text:span text:style-name="T376"> //窗口大小改变事件，会修改内部控件的大小和位置</text:span></text:p>
      <text:h text:style-name="Heading_20_3" text:outline-level="3"><text:s/><text:span text:style-name="T376">Public Functions</text:span></text:h>
      <text:p text:style-name="P370"><text:span text:style-name="T376"><text:tab/></text:span><text:span text:style-name="T17">TouchScreen</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376"> //构造函数</text:span></text:p>
      <text:p text:style-name="P369"/>
      <text:p text:style-name="P369"/>
      <text:h text:style-name="Heading_20_2" text:outline-level="2">UcsAttr<text:span text:style-name="T376"> Class</text:span></text:h>
      <text:p text:style-name="P369"><text:s/>手动操纵功能中的坐标系属性选择窗口</text:p>
      <text:p text:style-name="P369"><text:tab/>Header: <text:s/>manualcontrol.h</text:p>
      <text:p text:style-name="P369"><text:tab/>Inherits: <text:s/>ActionAttr</text:p>
      <text:h text:style-name="Heading_20_3" text:outline-level="3"><text:s/><text:span text:style-name="T376">Public Functions</text:span></text:h>
      <text:p text:style-name="P370"><text:span text:style-name="T376"><text:tab/></text:span><text:span text:style-name="T17">UcsAttr</text:span>(<text:span text:style-name="T24">QWidget</text:span><text:span text:style-name="T28"> </text:span>*<text:span text:style-name="T36">parent</text:span><text:span text:style-name="T28"> </text:span>=<text:span text:style-name="T28"> </text:span><text:span text:style-name="T39">nullptr</text:span>);<text:span text:style-name="T376"> //构造函数</text:span></text:p>
      <text:p text:style-name="P369"/>
      <text:p text:style-name="P369"/>
      <text:h text:style-name="Heading_20_2" text:outline-level="2">UnitMaxLower<text:span text:style-name="T376"> Class</text:span></text:h>
      <text:p text:style-name="P369"><text:s/>UnitMaxWidget窗口中的下栏窗口</text:p>
      <text:p text:style-name="P369"><text:tab/>Header: <text:s/>lowerwidget.h</text:p>
      <text:p text:style-name="P369"><text:tab/>Inherits: <text:s/>QFrame</text:p>
      <text:h text:style-name="Heading_20_3" text:outline-level="3"><text:s/><text:span text:style-name="T376">Event</text:span></text:h>
      <text:p text:style-name="P370"><text:span text:style-name="T376"><text:tab/></text:span><text:span text:style-name="T39">void</text:span><text:span text:style-name="T28"> </text:span><text:span text:style-name="T20">resizeEvent</text:span>(<text:span text:style-name="T24">QResizeEvent</text:span><text:span text:style-name="T28"> </text:span>*);<text:span text:style-name="T376"> //窗口大小改变事件，会修改内部控件的大小和位置</text:span></text:p>
      <text:h text:style-name="Heading_20_3" text:outline-level="3"><text:s/><text:span text:style-name="T376">Public Functions</text:span></text:h>
      <text:p text:style-name="P370"><text:span text:style-name="T376"><text:tab/></text:span><text:span text:style-name="T17">UnitMaxLower</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76"> //构造函数</text:span></text:p>
      <text:h text:style-name="Heading_20_3" text:outline-level="3"><text:soft-page-break/><text:s/><text:span text:style-name="T376">Private Functions</text:span></text:h>
      <text:p text:style-name="P370"><text:span text:style-name="T376"><text:tab/></text:span><text:span text:style-name="T39">void</text:span><text:span text:style-name="T28"> </text:span><text:span text:style-name="T17">ConnectInit</text:span>();<text:span text:style-name="T376"> //信号槽初始化函数</text:span></text:p>
      <text:h text:style-name="P483" text:outline-level="3"><text:span text:style-name="T76"><text:s/></text:span>Properties</text:h>
      <table:table table:name="表格85" table:style-name="表格85">
        <table:table-column table:style-name="表格85.A"/>
        <table:table-column table:style-name="表格85.B"/>
        <table:table-column table:style-name="表格85.C"/>
        <table:table-row>
          <table:table-cell table:style-name="表格85.A1" office:value-type="string">
            <text:p text:style-name="P571">名称</text:p>
          </table:table-cell>
          <table:table-cell table:style-name="表格85.A1" office:value-type="string">
            <text:p text:style-name="P571">类型</text:p>
          </table:table-cell>
          <table:table-cell table:style-name="表格85.C1" office:value-type="string">
            <text:p text:style-name="P571">说明</text:p>
          </table:table-cell>
        </table:table-row>
        <table:table-row>
          <table:table-cell table:style-name="表格85.A4" office:value-type="string">
            <text:p text:style-name="P754">scale_w_</text:p>
          </table:table-cell>
          <table:table-cell table:style-name="表格85.B4" office:value-type="string">
            <text:p text:style-name="P754">double</text:p>
          </table:table-cell>
          <table:table-cell table:style-name="表格85.C4" office:value-type="string">
            <text:p text:style-name="P699">缩放比例指针</text:p>
          </table:table-cell>
        </table:table-row>
        <table:table-row>
          <table:table-cell table:style-name="表格85.A4" office:value-type="string">
            <text:p text:style-name="P754">scale_h_</text:p>
          </table:table-cell>
          <table:table-cell table:style-name="表格85.B4" office:value-type="string">
            <text:p text:style-name="P754">double</text:p>
          </table:table-cell>
          <table:table-cell table:style-name="表格85.C4" office:value-type="string">
            <text:p text:style-name="P699">缩放比例指针</text:p>
          </table:table-cell>
        </table:table-row>
        <table:table-row>
          <table:table-cell table:style-name="表格85.A4" office:value-type="string">
            <text:p text:style-name="P754">speed_</text:p>
          </table:table-cell>
          <table:table-cell table:style-name="表格85.B4" office:value-type="string">
            <text:p text:style-name="P754">int</text:p>
          </table:table-cell>
          <table:table-cell table:style-name="表格85.C4" office:value-type="string">
            <text:p text:style-name="P699">速度</text:p>
          </table:table-cell>
        </table:table-row>
      </table:table>
      <text:p text:style-name="P228"/>
      <text:p text:style-name="P228"/>
      <text:h text:style-name="Heading_20_2" text:outline-level="2">UnitMaxWidget<text:span text:style-name="T376"> Class</text:span></text:h>
      <text:p text:style-name="P369"><text:s/>快捷单元窗口中的最大化窗口</text:p>
      <text:p text:style-name="P369"><text:tab/>Header: <text:s/>lowerwidget.h</text:p>
      <text:p text:style-name="P369"><text:tab/>Inherits: <text:s/>QWidget</text:p>
      <text:h text:style-name="Heading_20_3" text:outline-level="3"><text:s/><text:span text:style-name="T376">Signals</text:span></text:h>
      <text:p text:style-name="P370"><text:span text:style-name="T376"><text:tab/></text:span><text:span text:style-name="T39">void</text:span><text:span text:style-name="T28"> </text:span><text:span text:style-name="T17">Change</text:span>();<text:span text:style-name="T377"> //切换页面</text:span></text:p>
      <text:h text:style-name="Heading_20_3" text:outline-level="3"><text:s/><text:span text:style-name="T376">Public Slots</text:span></text:h>
      <text:p text:style-name="P370"><text:span text:style-name="T37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7"> //修改缩放比例</text:span></text:p>
      <text:h text:style-name="Heading_20_3" text:outline-level="3"><text:s/><text:span text:style-name="T376">Private Slots</text:span></text:h>
      <text:p text:style-name="P370"><text:span text:style-name="T376"><text:tab/></text:span><text:span text:style-name="T39">void</text:span><text:span text:style-name="T28"> </text:span><text:span text:style-name="T17">ToolClicked</text:span>();<text:span text:style-name="T377"> //tool_button_槽函数</text:span></text:p>
      <text:p text:style-name="P370"><text:span text:style-name="T376"><text:tab/></text:span><text:span text:style-name="T39">void</text:span><text:span text:style-name="T28"> </text:span><text:span text:style-name="T17">WorkClicked</text:span>();<text:span text:style-name="T377"> //work_button_槽函数</text:span></text:p>
      <text:p text:style-name="P370"><text:span text:style-name="T376"><text:tab/></text:span><text:span text:style-name="T39">void</text:span><text:span text:style-name="T28"> </text:span><text:span text:style-name="T17">ImageClicked</text:span>();<text:span text:style-name="T377"> //用于修改所显示的图片</text:span></text:p>
      <text:h text:style-name="Heading_20_3" text:outline-level="3"><text:s/><text:span text:style-name="T376">Event</text:span></text:h>
      <text:p text:style-name="P370"><text:span text:style-name="T376"><text:tab/></text:span><text:span text:style-name="T39">void</text:span><text:span text:style-name="T28"> </text:span><text:span text:style-name="T20">resizeEvent</text:span>(<text:span text:style-name="T24">QResizeEvent</text:span><text:span text:style-name="T28"> </text:span>*);<text:span text:style-name="T376"> //窗口大小改变事件，会修改内部控件的大小和位置</text:span></text:p>
      <text:h text:style-name="Heading_20_3" text:outline-level="3"><text:s/><text:span text:style-name="T376">Public Functions</text:span></text:h>
      <text:p text:style-name="P370"><text:span text:style-name="T376"><text:tab/></text:span><text:span text:style-name="T17">UnitMaxWidget</text:span>(<text:span text:style-name="T24">QWidget</text:span><text:span text:style-name="T28"> </text:span>*<text:span text:style-name="T36">parent</text:span><text:span text:style-name="T28"> </text:span>=<text:span text:style-name="T28"> </text:span><text:span text:style-name="T39">nullptr</text:span>);<text:span text:style-name="T376"> //构造函数</text:span></text:p>
      <text:p text:style-name="P370"><text:span text:style-name="T376"><text:tab/></text:span><text:span text:style-name="T39">void</text:span><text:span text:style-name="T28"> </text:span><text:span text:style-name="T17">Init</text:span>();<text:span text:style-name="T376"> //初始化函数</text:span></text:p>
      <text:h text:style-name="Heading_20_3" text:outline-level="3"><text:s/><text:span text:style-name="T376">Private Functions</text:span></text:h>
      <text:p text:style-name="P370"><text:span text:style-name="T376"><text:tab/></text:span><text:span text:style-name="T39">void</text:span><text:span text:style-name="T28"> </text:span><text:span text:style-name="T17">ConnectInit</text:span>();<text:span text:style-name="T376"> //信号槽初始化函数</text:span></text:p>
      <text:h text:style-name="P483" text:outline-level="3"><text:soft-page-break/><text:span text:style-name="T76"><text:s/></text:span>Properties</text:h>
      <table:table table:name="表格86" table:style-name="表格86">
        <table:table-column table:style-name="表格86.A"/>
        <table:table-column table:style-name="表格86.B"/>
        <table:table-column table:style-name="表格86.C"/>
        <table:table-row>
          <table:table-cell table:style-name="表格86.A1" office:value-type="string">
            <text:p text:style-name="P571">名称</text:p>
          </table:table-cell>
          <table:table-cell table:style-name="表格86.A1" office:value-type="string">
            <text:p text:style-name="P571">类型</text:p>
          </table:table-cell>
          <table:table-cell table:style-name="表格86.C1" office:value-type="string">
            <text:p text:style-name="P571">说明</text:p>
          </table:table-cell>
        </table:table-row>
        <table:table-row>
          <table:table-cell table:style-name="表格86.A2" office:value-type="string">
            <text:p text:style-name="P754">scale_w_</text:p>
          </table:table-cell>
          <table:table-cell table:style-name="表格86.B2" office:value-type="string">
            <text:p text:style-name="P754">double</text:p>
          </table:table-cell>
          <table:table-cell table:style-name="表格86.C2" office:value-type="string">
            <text:p text:style-name="P699">缩放比例</text:p>
          </table:table-cell>
        </table:table-row>
        <table:table-row>
          <table:table-cell table:style-name="表格86.A3" office:value-type="string">
            <text:p text:style-name="P754">scale_h_</text:p>
          </table:table-cell>
          <table:table-cell table:style-name="表格86.B3" office:value-type="string">
            <text:p text:style-name="P754">double</text:p>
          </table:table-cell>
          <table:table-cell table:style-name="表格86.C3" office:value-type="string">
            <text:p text:style-name="P699">缩放比例</text:p>
          </table:table-cell>
        </table:table-row>
      </table:table>
      <text:p text:style-name="P228"/>
      <text:p text:style-name="P228"/>
      <text:h text:style-name="Heading_20_2" text:outline-level="2">UnitMinWidget<text:span text:style-name="T377"> Class</text:span></text:h>
      <text:p text:style-name="P371"><text:s/>快捷单元窗口中的最小化窗口</text:p>
      <text:p text:style-name="P371"><text:tab/>Header: <text:s/>lowerwidget.h</text:p>
      <text:p text:style-name="P371"><text:tab/>Inherits: <text:s/>QWidget</text:p>
      <text:h text:style-name="Heading_20_3" text:outline-level="3"><text:s/><text:span text:style-name="T377">Signals</text:span></text:h>
      <text:p text:style-name="P372"><text:span text:style-name="T377"><text:tab/></text:span><text:span text:style-name="T39">void</text:span><text:span text:style-name="T28"> </text:span><text:span text:style-name="T17">Change</text:span>();<text:span text:style-name="T377"> //切换页面</text:span></text:p>
      <text:h text:style-name="Heading_20_3" text:outline-level="3"><text:s/><text:span text:style-name="T377">Public Slots</text:span></text:h>
      <text:p text:style-name="P372"><text:span text:style-name="T377"><text:tab/></text:span><text:span text:style-name="T39">void</text:span><text:span text:style-name="T28"> </text:span><text:span text:style-name="T17">ActionClicked</text:span>();<text:span text:style-name="T377"> //action_button按钮槽函数</text:span></text:p>
      <text:p text:style-name="P372"><text:span text:style-name="T377"><text:tab/></text:span><text:span text:style-name="T39">void</text:span><text:span text:style-name="T28"> </text:span><text:span text:style-name="T17">CordssClicked</text:span>();<text:span text:style-name="T377"> //cordss_button按钮槽函数</text:span></text:p>
      <text:p text:style-name="P372"><text:span text:style-name="T377"><text:tab/></text:span><text:span text:style-name="T39">void</text:span><text:span text:style-name="T28"> </text:span><text:span text:style-name="T17">ShowDetailsClicked</text:span>();<text:span text:style-name="T377"> //show_left_按钮槽函数</text:span></text:p>
      <text:p text:style-name="P372"><text:span text:style-name="T377"><text:tab/></text:span><text:span text:style-name="T39">void</text:span><text:span text:style-name="T28"> </text:span><text:span text:style-name="T17">ToolClicked</text:span>();<text:span text:style-name="T377"> //tool_button_按钮槽函数</text:span></text:p>
      <text:p text:style-name="P372"><text:span text:style-name="T377"><text:tab/></text:span><text:span text:style-name="T39">void</text:span><text:span text:style-name="T28"> </text:span><text:span text:style-name="T17">WorkClicked</text:span>();<text:span text:style-name="T377"> //work_button_按钮槽函数</text:span></text:p>
      <text:h text:style-name="Heading_20_3" text:outline-level="3"><text:s/><text:span text:style-name="T377">Event</text:span></text:h>
      <text:p text:style-name="P372"><text:span text:style-name="T377"><text:tab/></text:span><text:span text:style-name="T39">void</text:span><text:span text:style-name="T28"> </text:span><text:span text:style-name="T20">resizeEvent</text:span>(<text:span text:style-name="T24">QResizeEvent</text:span><text:span text:style-name="T28"> </text:span>*);<text:span text:style-name="T377"> //窗口大小改变事件，会修改内部控件的大小和位置</text:span></text:p>
      <text:h text:style-name="Heading_20_3" text:outline-level="3"><text:s/><text:span text:style-name="T377">Public Functions</text:span></text:h>
      <text:p text:style-name="P372"><text:span text:style-name="T377"><text:tab/></text:span><text:span text:style-name="T17">UnitMinWidget</text:span>(<text:span text:style-name="T24">QWidget</text:span><text:span text:style-name="T28"> </text:span>*<text:span text:style-name="T36">parent</text:span><text:span text:style-name="T28"> </text:span>=<text:span text:style-name="T28"> </text:span><text:span text:style-name="T39">nullptr</text:span>);<text:span text:style-name="T377"> //构造函数</text:span></text:p>
      <text:p text:style-name="P372"><text:span text:style-name="T377"><text:tab/></text:span><text:span text:style-name="T39">void</text:span><text:span text:style-name="T28"> </text:span><text:span text:style-name="T17">Init</text:span>();<text:span text:style-name="T377"> //初始化函数</text:span></text:p>
      <text:h text:style-name="Heading_20_3" text:outline-level="3"><text:s/><text:span text:style-name="T377">Private Functions</text:span></text:h>
      <text:p text:style-name="P372"><text:span text:style-name="T377"><text:tab/></text:span><text:span text:style-name="T39">void</text:span><text:span text:style-name="T28"> </text:span><text:span text:style-name="T17">ConnectInit</text:span>();<text:span text:style-name="T377"> //信号槽初始化函数</text:span></text:p>
      <text:h text:style-name="P484" text:outline-level="3"><text:span text:style-name="T76"><text:s/></text:span>Properties</text:h>
      <table:table table:name="表格87" table:style-name="表格87">
        <table:table-column table:style-name="表格87.A"/>
        <table:table-column table:style-name="表格87.B"/>
        <table:table-column table:style-name="表格87.C"/>
        <table:table-row>
          <table:table-cell table:style-name="表格87.A1" office:value-type="string">
            <text:p text:style-name="P572">名称</text:p>
          </table:table-cell>
          <table:table-cell table:style-name="表格87.A1" office:value-type="string">
            <text:p text:style-name="P572">类型</text:p>
          </table:table-cell>
          <table:table-cell table:style-name="表格87.C1" office:value-type="string">
            <text:p text:style-name="P572">说明</text:p>
          </table:table-cell>
        </table:table-row>
        <table:table-row>
          <table:table-cell table:style-name="表格87.A2" office:value-type="string">
            <text:p text:style-name="P755">scale_w_</text:p>
          </table:table-cell>
          <table:table-cell table:style-name="表格87.B2" office:value-type="string">
            <text:p text:style-name="P755">double</text:p>
          </table:table-cell>
          <table:table-cell table:style-name="表格87.C2" office:value-type="string">
            <text:p text:style-name="P700">缩放比例</text:p>
          </table:table-cell>
        </table:table-row>
        <table:table-row>
          <table:table-cell table:style-name="表格87.A3" office:value-type="string">
            <text:p text:style-name="P755">scale_h_</text:p>
          </table:table-cell>
          <table:table-cell table:style-name="表格87.B3" office:value-type="string">
            <text:p text:style-name="P755">double</text:p>
          </table:table-cell>
          <table:table-cell table:style-name="表格87.C3" office:value-type="string">
            <text:p text:style-name="P700">缩放比例</text:p>
          </table:table-cell>
        </table:table-row>
      </table:table>
      <text:p text:style-name="P229"/>
      <text:p text:style-name="P229"><text:soft-page-break/></text:p>
      <text:h text:style-name="Heading_20_2" text:outline-level="2">UnitQuickWidget<text:span text:style-name="T377"> Class</text:span></text:h>
      <text:p text:style-name="P371"><text:s/>快捷设置窗口中的快捷单元窗口</text:p>
      <text:p text:style-name="P373"><text:tab/>Header: <text:s/>lowerwidget.h</text:p>
      <text:p text:style-name="P373"><text:tab/>Inherits: <text:s/>QuickBase</text:p>
      <text:h text:style-name="Heading_20_3" text:outline-level="3"><text:s/><text:span text:style-name="T378">Signals</text:span></text:h>
      <text:p text:style-name="P374"><text:span text:style-name="T378"><text:tab/></text:span><text:span text:style-name="T39">void</text:span><text:span text:style-name="T28"> </text:span><text:span text:style-name="T17">ModSize</text:span>(<text:span text:style-name="T39">int</text:span><text:span text:style-name="T28"> </text:span><text:span text:style-name="T36">width</text:span>,<text:span text:style-name="T28"> </text:span><text:span text:style-name="T39">int</text:span><text:span text:style-name="T28"> </text:span><text:span text:style-name="T36">height</text:span>);<text:span text:style-name="T378"> //用于修改窗口大小</text:span></text:p>
      <text:h text:style-name="Heading_20_3" text:outline-level="3"><text:s/><text:span text:style-name="T378">Public Slots</text:span></text:h>
      <text:p text:style-name="P374"><text:span text:style-name="T37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8"> //接收缩放比例并将其转交给内部其他控件</text:span></text:p>
      <text:h text:style-name="Heading_20_3" text:outline-level="3"><text:s/><text:span text:style-name="T378">Private Slots</text:span></text:h>
      <text:p text:style-name="P374"><text:span text:style-name="T378"><text:tab/></text:span><text:span text:style-name="T39">void</text:span><text:span text:style-name="T28"> </text:span><text:span text:style-name="T17">HideWidget</text:span>();<text:span text:style-name="T378"> //当窗口隐藏时恢复内部的设置</text:span></text:p>
      <text:p text:style-name="P374"><text:span text:style-name="T378"><text:tab/></text:span><text:span text:style-name="T39">void</text:span><text:span text:style-name="T28"> </text:span><text:span text:style-name="T17">ShowWidget</text:span>();<text:span text:style-name="T378"> //当窗口显示时发送ModSize信号</text:span></text:p>
      <text:h text:style-name="Heading_20_3" text:outline-level="3"><text:s/><text:span text:style-name="T378">Public Functions</text:span></text:h>
      <text:p text:style-name="P374"><text:span text:style-name="T378"><text:tab/></text:span><text:span text:style-name="T17">UnitQuickWidget</text:span>(<text:span text:style-name="T24">QWidget</text:span><text:span text:style-name="T28"> </text:span>*<text:span text:style-name="T36">parent</text:span><text:span text:style-name="T28"> </text:span>=<text:span text:style-name="T28"> </text:span><text:span text:style-name="T39">nullptr</text:span>);<text:span text:style-name="T378"> //构造函数</text:span></text:p>
      <text:h text:style-name="Heading_20_3" text:outline-level="3"><text:s/><text:span text:style-name="T378">Private Functions</text:span></text:h>
      <text:p text:style-name="P374"><text:span text:style-name="T378"><text:tab/></text:span><text:span text:style-name="T39">void</text:span><text:span text:style-name="T28"> </text:span><text:span text:style-name="T17">ConnectInit</text:span>();<text:span text:style-name="T378"> //信号槽初始化函数</text:span></text:p>
      <text:p text:style-name="P373"/>
      <text:p text:style-name="P373"/>
      <text:h text:style-name="Heading_20_2" text:outline-level="2">UnitWindow<text:span text:style-name="T378"> Class</text:span></text:h>
      <text:p text:style-name="P373"><text:s/>机械单元窗口</text:p>
      <text:p text:style-name="P373"><text:tab/>Header: <text:s/>manualcontrol.h</text:p>
      <text:p text:style-name="P373"><text:tab/>Inherits: <text:s/>QWidget</text:p>
      <text:h text:style-name="Heading_20_3" text:outline-level="3"><text:s/><text:span text:style-name="T378">Signals</text:span></text:h>
      <text:p text:style-name="P374"><text:span text:style-name="T378"><text:tab/></text:span><text:span text:style-name="T39">void</text:span><text:span text:style-name="T28"> </text:span><text:span text:style-name="T17">Define</text:span>();<text:span text:style-name="T378"> //确定信号</text:span></text:p>
      <text:p text:style-name="P374"><text:span text:style-name="T378"><text:tab/></text:span><text:span text:style-name="T39">void</text:span><text:span text:style-name="T28"> </text:span><text:span text:style-name="T17">Cancel</text:span>();<text:span text:style-name="T378"> //取消信号</text:span></text:p>
      <text:h text:style-name="Heading_20_3" text:outline-level="3"><text:s/><text:span text:style-name="T378">Public Slots</text:span></text:h>
      <text:p text:style-name="P374"><text:span text:style-name="T37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8"> //接收缩放比例并将其转交给内部其他控件</text:span></text:p>
      <text:h text:style-name="Heading_20_3" text:outline-level="3"><text:soft-page-break/><text:s/><text:span text:style-name="T378">Public Functions</text:span></text:h>
      <text:p text:style-name="P374"><text:span text:style-name="T378"><text:tab/></text:span><text:span text:style-name="T17">UnitWindow</text:span>(<text:span text:style-name="T24">QWidget</text:span><text:span text:style-name="T28"> </text:span>*<text:span text:style-name="T36">parent</text:span><text:span text:style-name="T28"> </text:span>=<text:span text:style-name="T28"> </text:span><text:span text:style-name="T39">nullptr</text:span>);<text:span text:style-name="T378"> //构造函数</text:span></text:p>
      <text:p text:style-name="P373"/>
      <text:p text:style-name="P373"/>
      <text:h text:style-name="Heading_20_2" text:outline-level="2">UpdateCounterWindow<text:span text:style-name="T378"> Class</text:span></text:h>
      <text:p text:style-name="P373"><text:s/>校准功能中的转数计数器更新界面</text:p>
      <text:p text:style-name="P373"><text:tab/>Header: <text:s/>calibration.h</text:p>
      <text:p text:style-name="P373"><text:tab/>Inherits: <text:s/>QWidget</text:p>
      <text:h text:style-name="Heading_20_3" text:outline-level="3"><text:s/><text:span text:style-name="T378">Signals</text:span></text:h>
      <text:p text:style-name="P374"><text:span text:style-name="T378"><text:tab/></text:span><text:span text:style-name="T39">void</text:span><text:span text:style-name="T28"> </text:span><text:span text:style-name="T17">Close</text:span>();<text:span text:style-name="T378"> //关闭信号</text:span></text:p>
      <text:h text:style-name="Heading_20_3" text:outline-level="3"><text:s/><text:span text:style-name="T378">Public Functions</text:span></text:h>
      <text:p text:style-name="P374"><text:span text:style-name="T378"><text:tab/></text:span><text:span text:style-name="T17">UpdateCounterWindow</text:span>(<text:span text:style-name="T24">QWidget</text:span><text:span text:style-name="T28"> </text:span>*<text:span text:style-name="T36">parent</text:span><text:span text:style-name="T28"> </text:span>=<text:span text:style-name="T28"> </text:span><text:span text:style-name="T39">nullptr</text:span>);<text:span text:style-name="T378"> //构造函数</text:span></text:p>
      <text:p text:style-name="P374"><text:span text:style-name="T378"><text:tab/></text:span><text:span text:style-name="T39">void</text:span><text:span text:style-name="T28"> </text:span><text:span text:style-name="T17">Init</text:span>();<text:span text:style-name="T378"> //初始化函数</text:span></text:p>
      <text:h text:style-name="Heading_20_3" text:outline-level="3"><text:s/><text:span text:style-name="T378">Private Functions</text:span></text:h>
      <text:p text:style-name="P374"><text:span text:style-name="T378"><text:tab/></text:span><text:span text:style-name="T39">void</text:span><text:span text:style-name="T28"> </text:span><text:span text:style-name="T17">ConnectInit</text:span>();<text:span text:style-name="T378"> //信号槽初始化函数</text:span></text:p>
      <text:p text:style-name="P373"/>
      <text:p text:style-name="P373"/>
      <text:h text:style-name="Heading_20_2" text:outline-level="2">UpdateList<text:span text:style-name="T378"> Class</text:span></text:h>
      <text:p text:style-name="P373"><text:s/>校准功能中的转数计数器选择界面中的选择项</text:p>
      <text:p text:style-name="P373"><text:tab/>Header: <text:s/>calibration.h</text:p>
      <text:p text:style-name="P373"><text:tab/>Inherits: <text:s/>QWidget</text:p>
      <text:h text:style-name="Heading_20_3" text:outline-level="3"><text:s/><text:span text:style-name="T378">Event</text:span></text:h>
      <text:p text:style-name="P374"><text:span text:style-name="T378"><text:tab/></text:span><text:span text:style-name="T39">void</text:span><text:span text:style-name="T28"> </text:span><text:span text:style-name="T20">mousePressEvent</text:span>(<text:span text:style-name="T24">QMouseEvent</text:span><text:span text:style-name="T28"> </text:span>*<text:span text:style-name="T36">event</text:span>);<text:span text:style-name="T378"> //鼠标按下事件，会调用SetSelect函数</text:span></text:p>
      <text:h text:style-name="Heading_20_3" text:outline-level="3"><text:s/><text:span text:style-name="T378">Public Functions</text:span></text:h>
      <text:p text:style-name="P374"><text:span text:style-name="T378"><text:tab/></text:span><text:span text:style-name="T17">UpdateList</text:span>(<text:span text:style-name="T24">QString</text:span><text:span text:style-name="T28"> </text:span><text:span text:style-name="T36">check_text</text:span>,<text:span text:style-name="T28"> </text:span><text:span text:style-name="T24">QWidget</text:span><text:span text:style-name="T28"> </text:span>*<text:span text:style-name="T36">parnet</text:span><text:span text:style-name="T28"> </text:span>=<text:span text:style-name="T28"> </text:span><text:span text:style-name="T39">nullptr</text:span>);<text:span text:style-name="T378"> //构造函数</text:span></text:p>
      <text:p text:style-name="P374"><text:span text:style-name="T378"><text:tab/></text:span><text:span text:style-name="T39">void</text:span><text:span text:style-name="T28"> </text:span><text:span text:style-name="T17">SetSelect</text:span>(<text:span text:style-name="T39">bool</text:span><text:span text:style-name="T28"> </text:span><text:span text:style-name="T36">isselect</text:span>);<text:span text:style-name="T378"> //设置是否选中</text:span></text:p>
      <text:p text:style-name="P374"><text:span text:style-name="T378"><text:tab/></text:span><text:span text:style-name="T39">void</text:span><text:span text:style-name="T28"> </text:span><text:span text:style-name="T17">SetText</text:span>(<text:span text:style-name="T24">QString</text:span><text:span text:style-name="T28"> </text:span><text:span text:style-name="T36">text</text:span>);<text:span text:style-name="T378"> //设置文本内容</text:span></text:p>
      <text:p text:style-name="P374"><text:span text:style-name="T378"><text:tab/></text:span><text:span text:style-name="T39">bool</text:span><text:span text:style-name="T28"> </text:span><text:span text:style-name="T17">GetSelect</text:span>();<text:span text:style-name="T378"> //获取是否被选中</text:span></text:p>
      <text:p text:style-name="P374"><text:span text:style-name="T378"><text:tab/></text:span><text:span text:style-name="T24">QString</text:span><text:span text:style-name="T28"> </text:span><text:span text:style-name="T17">GetText</text:span>();<text:span text:style-name="T378"> //获取文本内容</text:span></text:p>
      <text:p text:style-name="P373"><text:soft-page-break/></text:p>
      <text:p text:style-name="P373"/>
      <text:h text:style-name="Heading_20_2" text:outline-level="2">UpdateListWidget<text:span text:style-name="T378"> Class</text:span></text:h>
      <text:p text:style-name="P373"><text:s/>校准功能中的转数计数器更新界面中的轴选择界面</text:p>
      <text:p text:style-name="P373"><text:tab/>Header: <text:s/>calibration.h</text:p>
      <text:p text:style-name="P373"><text:tab/>Inherits: <text:s/>QWidget</text:p>
      <text:h text:style-name="Heading_20_3" text:outline-level="3"><text:s/><text:span text:style-name="T378">Public Slots</text:span></text:h>
      <text:p text:style-name="P374"><text:span text:style-name="T378"><text:tab/></text:span><text:span text:style-name="T39">void</text:span><text:span text:style-name="T28"> </text:span><text:span text:style-name="T17">SelectAll</text:span>();<text:span text:style-name="T379"> //全选</text:span></text:p>
      <text:p text:style-name="P374"><text:span text:style-name="T378"><text:tab/></text:span><text:span text:style-name="T39">void</text:span><text:span text:style-name="T28"> </text:span><text:span text:style-name="T17">ClearAll</text:span>();<text:span text:style-name="T379"> //取消全选</text:span></text:p>
      <text:h text:style-name="Heading_20_3" text:outline-level="3"><text:s/><text:span text:style-name="T378">Public Functions</text:span></text:h>
      <text:p text:style-name="P374"><text:span text:style-name="T378"><text:tab/></text:span><text:span text:style-name="T17">UpdateListWidget</text:span>(<text:span text:style-name="T24">QWidget</text:span><text:span text:style-name="T28"> </text:span>*<text:span text:style-name="T36">parent</text:span><text:span text:style-name="T28"> </text:span>=<text:span text:style-name="T28"> </text:span><text:span text:style-name="T39">nullptr</text:span>);<text:span text:style-name="T379"> //构造函数</text:span></text:p>
      <text:h text:style-name="P485" text:outline-level="3"><text:span text:style-name="T76"><text:s/></text:span>Properties</text:h>
      <table:table table:name="表格88" table:style-name="表格88">
        <table:table-column table:style-name="表格88.A"/>
        <table:table-column table:style-name="表格88.B"/>
        <table:table-column table:style-name="表格88.C"/>
        <table:table-row>
          <table:table-cell table:style-name="表格88.A1" office:value-type="string">
            <text:p text:style-name="P573">名称</text:p>
          </table:table-cell>
          <table:table-cell table:style-name="表格88.A1" office:value-type="string">
            <text:p text:style-name="P573">类型</text:p>
          </table:table-cell>
          <table:table-cell table:style-name="表格88.C1" office:value-type="string">
            <text:p text:style-name="P573">说明</text:p>
          </table:table-cell>
        </table:table-row>
        <table:table-row>
          <table:table-cell table:style-name="表格88.A2" office:value-type="string">
            <text:p text:style-name="P756">list_</text:p>
          </table:table-cell>
          <table:table-cell table:style-name="表格88.B2" office:value-type="string">
            <text:p text:style-name="P756">QList&lt;UpdateList*&gt;</text:p>
          </table:table-cell>
          <table:table-cell table:style-name="表格88.C2" office:value-type="string">
            <text:p text:style-name="P701"/>
          </table:table-cell>
        </table:table-row>
      </table:table>
      <text:p text:style-name="P230"/>
      <text:p text:style-name="P230"/>
      <text:h text:style-name="Heading_20_2" text:outline-level="2">UpperWidget<text:span text:style-name="T379"> Class</text:span></text:h>
      <text:p text:style-name="P375"><text:s/>上栏窗口，是mainwidget功能主窗口的一个子窗口，此窗口存放着菜单窗口、任务窗口、事件日志窗口的入口</text:p>
      <text:p text:style-name="P375"><text:tab/>Header: <text:s/>upperwidget.h</text:p>
      <text:p text:style-name="P375"><text:tab/>Inherits: <text:s/>QWidget</text:p>
      <text:h text:style-name="Heading_20_3" text:outline-level="3"><text:s/><text:span text:style-name="T379">Public Slots</text:span></text:h>
      <text:p text:style-name="P376"><text:span text:style-name="T37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9"> //接收缩放比例并将其转交给内部其他控件</text:span></text:p>
      <text:h text:style-name="Heading_20_3" text:outline-level="3"><text:s/><text:span text:style-name="T379">Public Functions</text:span></text:h>
      <text:p text:style-name="P376"><text:span text:style-name="T379"><text:tab/></text:span><text:span text:style-name="T17">UpperWidget</text:span>(<text:span text:style-name="T24">QWidget</text:span><text:span text:style-name="T28"> </text:span>*<text:span text:style-name="T36">parent</text:span><text:span text:style-name="T28"> </text:span>=<text:span text:style-name="T28"> </text:span><text:span text:style-name="T39">nullptr</text:span>);<text:span text:style-name="T379"> //构造函数</text:span></text:p>
      <text:p text:style-name="P376"><text:span text:style-name="T379"><text:tab/></text:span><text:span text:style-name="T39">void</text:span><text:span text:style-name="T28"> </text:span><text:span text:style-name="T17">ButtonInit</text:span>();<text:span text:style-name="T379"> //按钮初始化</text:span></text:p>
      <text:p text:style-name="P375"/>
      <text:p text:style-name="P375"/>
      <text:h text:style-name="Heading_20_2" text:outline-level="2"><text:soft-page-break/>VarEditInterface<text:span text:style-name="T379"> Class</text:span></text:h>
      <text:p text:style-name="P375"><text:s/>手动操纵功能中的坐标、载荷等变量编辑界面</text:p>
      <text:p text:style-name="P375"><text:tab/>Header: <text:s/>manualcontrol.h</text:p>
      <text:p text:style-name="P375"><text:tab/>Inherits: <text:s/>ThreeSectionWindow</text:p>
      <text:h text:style-name="Heading_20_3" text:outline-level="3"><text:s/><text:span text:style-name="T379">Signals</text:span></text:h>
      <text:p text:style-name="P376"><text:span text:style-name="T379"><text:tab/></text:span><text:span text:style-name="T39">void</text:span><text:span text:style-name="T28"> </text:span><text:span text:style-name="T17">DefineButton</text:span>(<text:span text:style-name="T24">QString</text:span><text:span text:style-name="T28"> </text:span><text:span text:style-name="T36">data_type</text:span>,<text:span text:style-name="T28"> </text:span><text:span text:style-name="T24">QString</text:span><text:span text:style-name="T28"> </text:span><text:span text:style-name="T36">select_str</text:span>);<text:span text:style-name="T379"> //确定信号</text:span></text:p>
      <text:p text:style-name="P376"><text:span text:style-name="T379"><text:tab/></text:span><text:span text:style-name="T39">void</text:span><text:span text:style-name="T28"> </text:span><text:span text:style-name="T17">CancelButton</text:span>();<text:span text:style-name="T379"> //取消信号</text:span></text:p>
      <text:h text:style-name="Heading_20_3" text:outline-level="3"><text:s/><text:span text:style-name="T379">Public Slots</text:span></text:h>
      <text:p text:style-name="P376"><text:span text:style-name="T37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9"> //接收缩放比例并将其转交给内部其他控件</text:span></text:p>
      <text:h text:style-name="Heading_20_3" text:outline-level="3"><text:s/><text:span text:style-name="T379">Private Slots</text:span></text:h>
      <text:p text:style-name="P376"><text:span text:style-name="T379"><text:tab/></text:span><text:span text:style-name="T39">void</text:span><text:span text:style-name="T28"> </text:span><text:span text:style-name="T17">ShowCreateWidget</text:span>(); //显示创建与修改变量界面</text:p>
      <text:p text:style-name="P376"><text:span text:style-name="T379"><text:tab/></text:span><text:span text:style-name="T39">void</text:span><text:span text:style-name="T28"> </text:span><text:span text:style-name="T17">RemoveVar</text:span>();<text:span text:style-name="T379"> //删除变量</text:span></text:p>
      <text:p text:style-name="P376"><text:span text:style-name="T379"><text:tab/></text:span><text:span text:style-name="T39">void</text:span><text:span text:style-name="T28"> </text:span><text:span text:style-name="T17">ShowReviseWidget</text:span>(); //显示修改坐标值窗口</text:p>
      <text:p text:style-name="P376"><text:span text:style-name="T379"><text:tab/></text:span><text:span text:style-name="T39">void</text:span><text:span text:style-name="T28"> </text:span><text:span text:style-name="T17">ShowModVarWindow</text:span>(); //显示更改值窗口</text:p>
      <text:h text:style-name="Heading_20_3" text:outline-level="3"><text:s/><text:span text:style-name="T379">Public Functions</text:span></text:h>
      <text:p text:style-name="P376"><text:span text:style-name="T379"><text:tab/></text:span><text:span text:style-name="T17">VarEditInterface</text:span>(<text:span text:style-name="T24">QWidget</text:span><text:span text:style-name="T28"> </text:span>*<text:span text:style-name="T36">parent</text:span><text:span text:style-name="T28"> </text:span>=<text:span text:style-name="T28"> </text:span><text:span text:style-name="T39">nullptr</text:span>);<text:span text:style-name="T379"> //构造函数</text:span></text:p>
      <text:p text:style-name="P376"><text:span text:style-name="T379"><text:tab/></text:span><text:span text:style-name="T24">CreateNewVar</text:span><text:span text:style-name="T28"> </text:span>*<text:span text:style-name="T17">GetCreate</text:span>();<text:span text:style-name="T379"> //导出create_widget_指针</text:span></text:p>
      <text:p text:style-name="P376"><text:span text:style-name="T379"><text:tab/></text:span><text:span text:style-name="T39">void</text:span><text:span text:style-name="T28"> </text:span><text:span text:style-name="T17">Init</text:span>(<text:span text:style-name="T24">QString</text:span><text:span text:style-name="T28"> </text:span><text:span text:style-name="T36">data_type</text:span>,<text:span text:style-name="T28"> </text:span><text:span text:style-name="T24">QString</text:span><text:span text:style-name="T28"> </text:span><text:span text:style-name="T36">select_str</text:span>,<text:span text:style-name="T28"> </text:span><text:span text:style-name="T24">QString</text:span><text:span text:style-name="T28"> </text:span><text:span text:style-name="T36">var_range</text:span><text:span text:style-name="T28"> </text:span>=<text:span text:style-name="T28"> </text:span><text:span text:style-name="T24">QString</text:span>(),<text:span text:style-name="T28"> </text:span><text:span text:style-name="T39">bool</text:span><text:span text:style-name="T28"> </text:span><text:span text:style-name="T36">genre</text:span><text:span text:style-name="T28"> </text:span>=<text:span text:style-name="T28"> </text:span><text:span text:style-name="T39">true</text:span>);<text:span text:style-name="T379"> //初始化函数</text:span></text:p>
      <text:h text:style-name="Heading_20_3" text:outline-level="3"><text:s/><text:span text:style-name="T379">Private Functions</text:span></text:h>
      <text:p text:style-name="P376"><text:span text:style-name="T379"><text:tab/></text:span><text:span text:style-name="T39">void</text:span><text:span text:style-name="T28"> </text:span><text:span text:style-name="T17">ConnectInit</text:span>();<text:span text:style-name="T379"> //信号槽初始化函数</text:span></text:p>
      <text:h text:style-name="P486" text:outline-level="3"><text:span text:style-name="T76"><text:s/></text:span>Properties</text:h>
      <table:table table:name="表格89" table:style-name="表格89">
        <table:table-column table:style-name="表格89.A"/>
        <table:table-column table:style-name="表格89.B"/>
        <table:table-column table:style-name="表格89.C"/>
        <table:table-row>
          <table:table-cell table:style-name="表格89.A1" office:value-type="string">
            <text:p text:style-name="P574">名称</text:p>
          </table:table-cell>
          <table:table-cell table:style-name="表格89.A1" office:value-type="string">
            <text:p text:style-name="P574">类型</text:p>
          </table:table-cell>
          <table:table-cell table:style-name="表格89.C1" office:value-type="string">
            <text:p text:style-name="P574">说明</text:p>
          </table:table-cell>
        </table:table-row>
        <table:table-row>
          <table:table-cell table:style-name="表格89.A5" office:value-type="string">
            <text:p text:style-name="P756">data_type_</text:p>
          </table:table-cell>
          <table:table-cell table:style-name="表格89.B5" office:value-type="string">
            <text:p text:style-name="P756">QString</text:p>
          </table:table-cell>
          <table:table-cell table:style-name="表格89.C5" office:value-type="string">
            <text:p text:style-name="P702">数据类型</text:p>
          </table:table-cell>
        </table:table-row>
        <table:table-row>
          <table:table-cell table:style-name="表格89.A5" office:value-type="string">
            <text:p text:style-name="P756">var_range_</text:p>
          </table:table-cell>
          <table:table-cell table:style-name="表格89.B5" office:value-type="string">
            <text:p text:style-name="P756">QString</text:p>
          </table:table-cell>
          <table:table-cell table:style-name="表格89.C5" office:value-type="string">
            <text:p text:style-name="P702">作用域</text:p>
          </table:table-cell>
        </table:table-row>
        <table:table-row>
          <table:table-cell table:style-name="表格89.A5" office:value-type="string">
            <text:p text:style-name="P756">var_form_pointer_</text:p>
          </table:table-cell>
          <table:table-cell table:style-name="表格89.B5" office:value-type="string">
            <text:p text:style-name="P756">QSharedPointer&lt;VarFormData&gt;</text:p>
          </table:table-cell>
          <table:table-cell table:style-name="表格89.C5" office:value-type="string">
            <text:p text:style-name="P702">智能指针</text:p>
          </table:table-cell>
        </table:table-row>
        <table:table-row>
          <table:table-cell table:style-name="表格89.A5" office:value-type="string">
            <text:p text:style-name="P756">genre_</text:p>
          </table:table-cell>
          <table:table-cell table:style-name="表格89.B5" office:value-type="string">
            <text:p text:style-name="P756">bool</text:p>
          </table:table-cell>
          <table:table-cell table:style-name="表格89.C5" office:value-type="string">
            <text:p text:style-name="P702">变量类型</text:p>
          </table:table-cell>
        </table:table-row>
      </table:table>
      <text:p text:style-name="P231"/>
      <text:p text:style-name="P231"/>
      <text:h text:style-name="Heading_20_2" text:outline-level="2"><text:soft-page-break/>VarEditWindow<text:span text:style-name="T380"> Class</text:span></text:h>
      <text:p text:style-name="P377"><text:s/>变量编辑窗口</text:p>
      <text:p text:style-name="P377"><text:tab/>Header: <text:s/>commoncontrols.h</text:p>
      <text:p text:style-name="P377"><text:tab/>Inherits: <text:s/>ThreeSectionWindow</text:p>
      <text:p text:style-name="P377"><text:tab/>Inherited By: <text:s/>DataEditWindow</text:p>
      <text:h text:style-name="Heading_20_3" text:outline-level="3"><text:s/><text:span text:style-name="T380">Public Functions</text:span></text:h>
      <text:p text:style-name="P378"><text:span text:style-name="T380"><text:tab/></text:span><text:span text:style-name="T17">VarEditWindow</text:span>(<text:span text:style-name="T24">QWidget</text:span><text:span text:style-name="T28"> </text:span>*<text:span text:style-name="T36">parent</text:span><text:span text:style-name="T28"> </text:span>=<text:span text:style-name="T28"> </text:span><text:span text:style-name="T39">nullptr</text:span>);<text:span text:style-name="T380"> //构造函数</text:span></text:p>
      <text:p text:style-name="P378"><text:span text:style-name="T380"><text:tab/></text:span><text:span text:style-name="T39">void</text:span><text:span text:style-name="T28"> </text:span><text:span text:style-name="T17">SetNameLabel</text:span>(<text:span text:style-name="T24">QString</text:span><text:span text:style-name="T28"> </text:span><text:span text:style-name="T36">str</text:span>);<text:span text:style-name="T380"> //设置name_label_标题</text:span></text:p>
      <text:p text:style-name="P377"/>
      <text:p text:style-name="P377"/>
      <text:h text:style-name="Heading_20_2" text:outline-level="2">VarInfo<text:span text:style-name="T380"> Class</text:span></text:h>
      <text:p text:style-name="P377"><text:s/>变量信息</text:p>
      <text:p text:style-name="P377"><text:tab/>Header: <text:s/>commoncontrols.h</text:p>
      <text:p text:style-name="P377"><text:tab/>Inherits: <text:s/>QObject</text:p>
      <text:h text:style-name="Heading_20_3" text:outline-level="3"><text:s/><text:span text:style-name="T380">Signals</text:span></text:h>
      <text:p text:style-name="P378"><text:span text:style-name="T380"><text:tab/></text:span><text:span text:style-name="T39">void</text:span><text:span text:style-name="T28"> </text:span><text:span text:style-name="T17">VarRemove</text:span>(<text:span text:style-name="T24">QString</text:span><text:span text:style-name="T28"> </text:span><text:span text:style-name="T36">mod_name</text:span>); //变量被删除</text:p>
      <text:h text:style-name="Heading_20_3" text:outline-level="3"><text:s/><text:span text:style-name="T380">Public Slots</text:span></text:h>
      <text:p text:style-name="P378"><text:span text:style-name="T380"><text:tab/></text:span><text:span text:style-name="T39">void</text:span><text:span text:style-name="T28"> </text:span><text:span text:style-name="T17">RoutRename</text:span>(<text:span text:style-name="T24">QString</text:span><text:span text:style-name="T28"> </text:span><text:span text:style-name="T36">old_name</text:span>,<text:span text:style-name="T28"> </text:span><text:span text:style-name="T24">QString</text:span><text:span text:style-name="T28"> </text:span><text:span text:style-name="T36">new_name</text:span>); //例行程序名被修改</text:p>
      <text:p text:style-name="P378"><text:span text:style-name="T380"><text:tab/></text:span><text:span text:style-name="T39">void</text:span><text:span text:style-name="T28"> </text:span><text:span text:style-name="T17">RoutMove</text:span>(<text:span text:style-name="T24">QString</text:span><text:span text:style-name="T28"> </text:span><text:span text:style-name="T36">rout_name</text:span>,<text:span text:style-name="T28"> </text:span><text:span text:style-name="T24">QString</text:span><text:span text:style-name="T28"> </text:span><text:span text:style-name="T36">new_name</text:span>); //例行程序被移动</text:p>
      <text:p text:style-name="P378"><text:span text:style-name="T380"><text:tab/></text:span><text:span text:style-name="T39">void</text:span><text:span text:style-name="T28"> </text:span><text:span text:style-name="T17">ModRename</text:span>(<text:span text:style-name="T24">QString</text:span><text:span text:style-name="T28"> </text:span><text:span text:style-name="T36">old_name</text:span>,<text:span text:style-name="T28"> </text:span><text:span text:style-name="T24">QString</text:span><text:span text:style-name="T28"> </text:span><text:span text:style-name="T36">new_name</text:span>); //模块名被修改</text:p>
      <text:p text:style-name="P378"><text:span text:style-name="T380"><text:tab/></text:span><text:span text:style-name="T39">void</text:span><text:span text:style-name="T28"> </text:span><text:span text:style-name="T17">ModDel</text:span>(<text:span text:style-name="T24">QString</text:span><text:span text:style-name="T28"> </text:span><text:span text:style-name="T36">mod_name</text:span>); //模块被删除，需要将所属于被删除的模块的变量全部删除</text:p>
      <text:p text:style-name="P378"><text:span text:style-name="T380"><text:tab/></text:span><text:span text:style-name="T39">void</text:span><text:span text:style-name="T28"> </text:span><text:span text:style-name="T17">RoutDel</text:span>(<text:span text:style-name="T24">QString</text:span><text:span text:style-name="T28"> </text:span><text:span text:style-name="T36">rout_name</text:span>); //例行程序被删除</text:p>
      <text:p text:style-name="P378"><text:span text:style-name="T380"><text:tab/></text:span><text:span text:style-name="T39">void</text:span><text:span text:style-name="T28"> </text:span><text:span text:style-name="T17">ClearMod</text:span>(); //清除所有模块，需要删除除了内置变量以外的其他所有变量</text:p>
      <text:h text:style-name="Heading_20_3" text:outline-level="3"><text:s/>Static Public Members</text:h>
      <text:p text:style-name="P379"><text:span text:style-name="T380"><text:tab/></text:span><text:span text:style-name="T24">QSharedPointer</text:span>&lt;<text:span text:style-name="T24">VarInfo</text:span>&gt;<text:span text:style-name="T28"> </text:span><text:span text:style-name="T17">instance</text:span>();<text:span text:style-name="T381"> //导出varinfo_point_，单例</text:span></text:p>
      <text:h text:style-name="Heading_20_3" text:outline-level="3"><text:s/><text:span text:style-name="T380">Public Functions</text:span></text:h>
      <text:p text:style-name="P378"><text:span text:style-name="T380"><text:tab/></text:span><text:span text:style-name="T17">VarInfo</text:span>(<text:span text:style-name="T24">QObject</text:span><text:span text:style-name="T28"> </text:span>*<text:span text:style-name="T36">parent</text:span><text:span text:style-name="T28"> </text:span>=<text:span text:style-name="T28"> </text:span><text:span text:style-name="T39">nullptr</text:span>);<text:span text:style-name="T381"> //构造函数</text:span></text:p>
      <text:p text:style-name="P378"><text:span text:style-name="T380"><text:tab/></text:span>~<text:span text:style-name="T20">VarInfo</text:span>();<text:span text:style-name="T381"> //析构函数</text:span></text:p>
      <text:p text:style-name="P378"><text:span text:style-name="T380"><text:tab/></text:span><text:span text:style-name="T17">VarInfo</text:span>(<text:span text:style-name="T39">const</text:span><text:span text:style-name="T28"> </text:span><text:span text:style-name="T24">VarInfo</text:span><text:span text:style-name="T28"> </text:span>&amp;<text:span text:style-name="T36">info</text:span>)<text:span text:style-name="T28"> </text:span>=<text:span text:style-name="T28"> </text:span><text:span text:style-name="T39">delete</text:span>;<text:span text:style-name="T381"> //防止被拷贝构造</text:span></text:p>
      <text:p text:style-name="P378"><text:soft-page-break/><text:span text:style-name="T380"><text:tab/></text:span><text:span text:style-name="T24">VarInfo</text:span><text:span text:style-name="T28"> </text:span>&amp;<text:span text:style-name="T16">operator=</text:span>(<text:span text:style-name="T39">const</text:span><text:span text:style-name="T28"> </text:span><text:span text:style-name="T24">VarInfo</text:span><text:span text:style-name="T28"> </text:span>&amp;<text:span text:style-name="T36">info</text:span>)<text:span text:style-name="T28"> </text:span>=<text:span text:style-name="T28"> </text:span><text:span text:style-name="T39">delete</text:span>;<text:span text:style-name="T381"> //防止被赋值</text:span></text:p>
      <text:p text:style-name="P378"><text:span text:style-name="T380"><text:tab/></text:span><text:span text:style-name="T39">bool</text:span><text:span text:style-name="T28"> </text:span><text:span text:style-name="T17">AddVar</text:span>(<text:span text:style-name="T24">QString</text:span><text:span text:style-name="T28"> </text:span>&amp;<text:span text:style-name="T36">name</text:span>,<text:span text:style-name="T28"> </text:span><text:span text:style-name="T24">VarDataInfo</text:span><text:span text:style-name="T28"> </text:span>&amp;<text:span text:style-name="T36">info</text:span>); //添加变量</text:p>
      <text:p text:style-name="P378"><text:span text:style-name="T380"><text:tab/></text:span><text:span text:style-name="T39">bool</text:span><text:span text:style-name="T28"> </text:span><text:span text:style-name="T17">IsExist</text:span>(<text:span text:style-name="T24">QString</text:span><text:span text:style-name="T28"> </text:span>&amp;<text:span text:style-name="T36">name</text:span>); //判断某个变量名是否存在</text:p>
      <text:p text:style-name="P378"><text:span text:style-name="T380"><text:tab/></text:span><text:span text:style-name="T39">bool</text:span><text:span text:style-name="T28"> </text:span><text:span text:style-name="T17">IsExist</text:span>(<text:span text:style-name="T24">QString</text:span><text:span text:style-name="T28"> </text:span>&amp;<text:span text:style-name="T36">name</text:span>,<text:span text:style-name="T28"> </text:span><text:span text:style-name="T24">VarDataInfo</text:span><text:span text:style-name="T28"> </text:span>&amp;<text:span text:style-name="T36">info</text:span>); //判断某个变量是否存在</text:p>
      <text:p text:style-name="P378"><text:span text:style-name="T380"><text:tab/></text:span><text:span text:style-name="T24">QList</text:span>&lt;<text:span text:style-name="T24">VarDataInfo</text:span>&gt;<text:span text:style-name="T28"> </text:span><text:span text:style-name="T17">GetVarInfo</text:span>(<text:span text:style-name="T24">QString</text:span><text:span text:style-name="T28"> </text:span><text:span text:style-name="T36">name</text:span>); //获取某个变量名下所有变量的信息</text:p>
      <text:p text:style-name="P378"><text:span text:style-name="T380"><text:tab/></text:span><text:span text:style-name="T24">QStringList</text:span><text:span text:style-name="T28"> </text:span><text:span text:style-name="T17">GetVarName</text:span>(); //获取所有变量名</text:p>
      <text:p text:style-name="P378"><text:span text:style-name="T380"><text:tab/></text:span><text:span text:style-name="T24">QList</text:span>&lt;<text:span text:style-name="T24">QPair</text:span>&lt;<text:span text:style-name="T24">QString</text:span>,<text:span text:style-name="T28"> </text:span><text:span text:style-name="T24">VarDataInfo</text:span>&gt;&gt;<text:span text:style-name="T28"> </text:span><text:span text:style-name="T17">GetTypeVar</text:span>(<text:span text:style-name="T24">QString</text:span><text:span text:style-name="T28"> </text:span>&amp;<text:span text:style-name="T36">type</text:span>); //获取某一数据类型的所有变量名及变量信息</text:p>
      <text:p text:style-name="P378"><text:span text:style-name="T380"><text:tab/></text:span><text:span text:style-name="T24">QStringList</text:span><text:span text:style-name="T28"> </text:span><text:span text:style-name="T17">GetVarName</text:span>(<text:span text:style-name="T24">QString</text:span><text:span text:style-name="T28"> </text:span><text:span text:style-name="T36">mod_name</text:span>); //获取某个模块中的所有变量</text:p>
      <text:p text:style-name="P378"><text:span text:style-name="T380"><text:tab/></text:span><text:span text:style-name="T24">QStringList</text:span><text:span text:style-name="T28"> </text:span><text:span text:style-name="T17">GetVarName</text:span>(<text:span text:style-name="T24">QString</text:span><text:span text:style-name="T28"> </text:span><text:span text:style-name="T36">mod_name</text:span>,<text:span text:style-name="T28"> </text:span><text:span text:style-name="T24">QString</text:span><text:span text:style-name="T28"> </text:span><text:span text:style-name="T36">rout_name</text:span>); //获取某个模块中的某个例行程序中的所有变量</text:p>
      <text:p text:style-name="P378"><text:span text:style-name="T380"><text:tab/></text:span><text:span text:style-name="T24">QVariant</text:span><text:span text:style-name="T28"> </text:span><text:span text:style-name="T17">GetVar</text:span>(<text:span text:style-name="T24">QString</text:span><text:span text:style-name="T28"> </text:span><text:span text:style-name="T36">type</text:span>,<text:span text:style-name="T28"> </text:span><text:span text:style-name="T24">QString</text:span><text:span text:style-name="T28"> </text:span><text:span text:style-name="T36">dim</text:span>); //根据变量类型与维数返回变量初始值</text:p>
      <text:p text:style-name="P378"><text:span text:style-name="T380"><text:tab/></text:span><text:span text:style-name="T24">QString</text:span><text:span text:style-name="T28"> </text:span><text:span text:style-name="T17">GetForms</text:span>(<text:span text:style-name="T24">QString</text:span><text:span text:style-name="T28"> </text:span><text:span text:style-name="T36">type</text:span>); //递归获取组成</text:p>
      <text:p text:style-name="P378"><text:span text:style-name="T380"><text:tab/></text:span><text:span text:style-name="T39">bool</text:span><text:span text:style-name="T28"> </text:span><text:span text:style-name="T17">RemoveVar</text:span>(<text:span text:style-name="T24">QString</text:span><text:span text:style-name="T28"> </text:span><text:span text:style-name="T36">var_name</text:span>,<text:span text:style-name="T28"> </text:span><text:span text:style-name="T24">QString</text:span><text:span text:style-name="T28"> </text:span><text:span text:style-name="T36">data_type</text:span><text:span text:style-name="T28"> </text:span>=<text:span text:style-name="T28"> </text:span><text:span text:style-name="T24">QString</text:span>(),<text:span text:style-name="T28"> </text:span><text:span text:style-name="T24">QString</text:span><text:span text:style-name="T28"> </text:span><text:span text:style-name="T36">action_scope</text:span><text:span text:style-name="T28"> </text:span>=<text:span text:style-name="T28"> </text:span><text:span text:style-name="T24">QString</text:span>()); //删除某个变量名对应的所有变量，与之对应的代码语句也会被删除</text:p>
      <text:p text:style-name="P378"><text:span text:style-name="T380"><text:tab/></text:span><text:span text:style-name="T24">QString</text:span><text:span text:style-name="T28"> </text:span><text:span text:style-name="T17">GetCode</text:span>(<text:span text:style-name="T24">VarDataInfo</text:span><text:span text:style-name="T28"> </text:span>&amp;<text:span text:style-name="T36">var_info</text:span>,<text:span text:style-name="T28"> </text:span><text:span text:style-name="T24">QString</text:span><text:span text:style-name="T28"> </text:span><text:span text:style-name="T36">var_name</text:span>); //获取某变量所对应的代码语句</text:p>
      <text:p text:style-name="P378"><text:span text:style-name="T380"><text:tab/></text:span><text:span text:style-name="T24">VarDataInfo</text:span><text:span text:style-name="T28"> </text:span>&amp;<text:span text:style-name="T17">GetUcsVarInfo</text:span>(<text:span text:style-name="T24">QString</text:span><text:span text:style-name="T28"> </text:span><text:span text:style-name="T36">var_name</text:span>); //获取坐标变量的信息</text:p>
      <text:p text:style-name="P378"><text:span text:style-name="T380"><text:tab/></text:span><text:span text:style-name="T24">VarDataInfo</text:span><text:span text:style-name="T28"> </text:span>&amp;<text:span text:style-name="T17">GetVarInfo</text:span>(<text:span text:style-name="T24">QString</text:span><text:span text:style-name="T28"> </text:span><text:span text:style-name="T36">var_name</text:span>,<text:span text:style-name="T28"> </text:span><text:span text:style-name="T24">QString</text:span><text:span text:style-name="T28"> </text:span><text:span text:style-name="T36">mod_name</text:span>,<text:span text:style-name="T28"> </text:span><text:span text:style-name="T24">QString</text:span><text:span text:style-name="T28"> </text:span><text:span text:style-name="T36">action_scope</text:span>); //根据变量名、所属模块、作用域获取某个变量信息</text:p>
      <text:p text:style-name="P378"><text:span text:style-name="T380"><text:tab/></text:span><text:span text:style-name="T24">QString</text:span><text:span text:style-name="T28"> </text:span><text:span text:style-name="T17">GetUnused</text:span>(<text:span text:style-name="T24">QString</text:span><text:span text:style-name="T28"> </text:span><text:span text:style-name="T36">type</text:span><text:span text:style-name="T28"> </text:span>=<text:span text:style-name="T28"> </text:span><text:span text:style-name="T24">QString</text:span>()); //产生一个未被使用的变量名</text:p>
      <text:h text:style-name="Heading_20_3" text:outline-level="3"><text:s/><text:span text:style-name="T380">Private Functions</text:span></text:h>
      <text:p text:style-name="P378"><text:span text:style-name="T380"><text:tab/></text:span><text:span text:style-name="T24">QPair</text:span>&lt;<text:span text:style-name="T24">QString</text:span>,<text:span text:style-name="T28"> </text:span><text:span text:style-name="T39">int</text:span>&gt;<text:span text:style-name="T28"> </text:span><text:span text:style-name="T17">GetStcVarName</text:span>(<text:span text:style-name="T24">QString</text:span><text:span text:style-name="T28"> </text:span>&amp;<text:span text:style-name="T36">type</text:span>);<text:span text:style-name="T381"> //获取基本数据类型对应的变量信息</text:span></text:p>
      <text:h text:style-name="P487" text:outline-level="3"><text:span text:style-name="T76"><text:s/></text:span>Properties</text:h>
      <table:table table:name="表格90" table:style-name="表格90">
        <table:table-column table:style-name="表格90.A"/>
        <table:table-column table:style-name="表格90.B"/>
        <table:table-column table:style-name="表格90.C"/>
        <table:table-row>
          <table:table-cell table:style-name="表格90.A1" office:value-type="string">
            <text:p text:style-name="P575">名称</text:p>
          </table:table-cell>
          <table:table-cell table:style-name="表格90.A1" office:value-type="string">
            <text:p text:style-name="P575">类型</text:p>
          </table:table-cell>
          <table:table-cell table:style-name="表格90.C1" office:value-type="string">
            <text:p text:style-name="P575">说明</text:p>
          </table:table-cell>
        </table:table-row>
        <table:table-row>
          <table:table-cell table:style-name="表格90.A5" office:value-type="string">
            <text:p text:style-name="P757">varinfo_point_</text:p>
          </table:table-cell>
          <table:table-cell table:style-name="表格90.B5" office:value-type="string">
            <text:p text:style-name="P757">QSharedPointer&lt;VarInfo&gt;</text:p>
          </table:table-cell>
          <table:table-cell table:style-name="表格90.C5" office:value-type="string">
            <text:p text:style-name="P703">指向自身类的静态智能指针<text:span text:style-name="T380">，单例</text:span></text:p>
          </table:table-cell>
        </table:table-row>
        <table:table-row>
          <table:table-cell table:style-name="表格90.A5" office:value-type="string">
            <text:p text:style-name="P757">varinfo_map_</text:p>
          </table:table-cell>
          <table:table-cell table:style-name="表格90.B5" office:value-type="string">
            <text:p text:style-name="P757">QMap&lt;QString,VarDataInfo&gt;</text:p>
          </table:table-cell>
          <table:table-cell table:style-name="表格90.C5" office:value-type="string">
            <text:p text:style-name="P703"/>
          </table:table-cell>
        </table:table-row>
        <table:table-row>
          <table:table-cell table:style-name="表格90.A5" office:value-type="string">
            <text:p text:style-name="P757">var_name_map_</text:p>
          </table:table-cell>
          <table:table-cell table:style-name="表格90.B5" office:value-type="string">
            <text:p text:style-name="P758">QMap&lt;QString,VarName&gt;</text:p>
          </table:table-cell>
          <table:table-cell table:style-name="表格90.C5" office:value-type="string">
            <text:p text:style-name="P703"/>
          </table:table-cell>
        </table:table-row>
        <table:table-row>
          <table:table-cell table:style-name="表格90.A5" office:value-type="string">
            <text:p text:style-name="P758">shmutex_</text:p>
          </table:table-cell>
          <table:table-cell table:style-name="表格90.B5" office:value-type="string">
            <text:p text:style-name="P758">QReadWriteLock</text:p>
          </table:table-cell>
          <table:table-cell table:style-name="表格90.C5" office:value-type="string">
            <text:p text:style-name="P703">读写锁互斥量指针</text:p>
          </table:table-cell>
        </table:table-row>
      </table:table>
      <text:p text:style-name="P232"/>
      <text:p text:style-name="P232"/>
      <text:h text:style-name="P796" text:outline-level="2">Widget Class</text:h>
      <text:p text:style-name="P380"><text:s/>示教器窗口，包裹这硬件窗口(Hardware)以及软件窗口(MainWidget)</text:p>
      <text:p text:style-name="P380"><text:soft-page-break/><text:tab/>Header: <text:s/>widget.h</text:p>
      <text:p text:style-name="P380"><text:tab/>Inherits: <text:s/>QWidget</text:p>
      <text:h text:style-name="Heading_20_3" text:outline-level="3"><text:s/><text:span text:style-name="T381">Signals</text:span></text:h>
      <text:p text:style-name="P379"><text:span text:style-name="T381"><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82"> //发送缩放比例</text:span></text:p>
      <text:p text:style-name="P379"><text:span text:style-name="T381"><text:tab/></text:span><text:span text:style-name="T39">void</text:span><text:span text:style-name="T28"> </text:span><text:span text:style-name="T17">RunProgram</text:span>();<text:span text:style-name="T382"> //运行程序信号</text:span></text:p>
      <text:p text:style-name="P379"><text:span text:style-name="T381"><text:tab/></text:span><text:span text:style-name="T39">void</text:span><text:span text:style-name="T28"> </text:span><text:span text:style-name="T17">LeftStepRunProgram</text:span>();<text:span text:style-name="T382"> //左单步运行程序</text:span></text:p>
      <text:p text:style-name="P379"><text:span text:style-name="T381"><text:tab/></text:span><text:span text:style-name="T39">void</text:span><text:span text:style-name="T28"> </text:span><text:span text:style-name="T17">RightStepRunProgram</text:span>();<text:span text:style-name="T382"> //右单步运行程序</text:span></text:p>
      <text:p text:style-name="P379"><text:span text:style-name="T381"><text:tab/></text:span><text:span text:style-name="T39">void</text:span><text:span text:style-name="T28"> </text:span><text:span text:style-name="T17">ProgramStart</text:span>();<text:span text:style-name="T382"> //程序开始运行</text:span></text:p>
      <text:h text:style-name="Heading_20_3" text:outline-level="3"><text:s/><text:span text:style-name="T381">Public Slots</text:span></text:h>
      <text:p text:style-name="P379"><text:span text:style-name="T381"><text:tab/></text:span><text:span text:style-name="T39">void</text:span><text:span text:style-name="T28"> </text:span><text:span text:style-name="T17">Adapt</text:span>(); //根据屏幕宽高进行自适应窗口大小</text:p>
      <text:h text:style-name="Heading_20_3" text:outline-level="3"><text:s/><text:span text:style-name="T381">Private Slots</text:span></text:h>
      <text:p text:style-name="P379"><text:span text:style-name="T381"><text:tab/></text:span><text:span text:style-name="T39">void</text:span><text:span text:style-name="T28"> </text:span><text:span text:style-name="T17">HardwareEnabled</text:span>();<text:span text:style-name="T382"> //使能按钮</text:span></text:p>
      <text:p text:style-name="P379"><text:span text:style-name="T381"><text:tab/></text:span><text:span text:style-name="T39">void</text:span><text:span text:style-name="T28"> </text:span><text:span text:style-name="T17">Stop</text:span>(); //停止操控</text:p>
      <text:p text:style-name="P379"><text:span text:style-name="T381"><text:tab/></text:span><text:span text:style-name="T39">void</text:span><text:span text:style-name="T28"> </text:span><text:span text:style-name="T17">HardwareUpper</text:span>();<text:span text:style-name="T382"> //上</text:span></text:p>
      <text:p text:style-name="P379"><text:span text:style-name="T381"><text:tab/></text:span><text:span text:style-name="T39">void</text:span><text:span text:style-name="T28"> </text:span><text:span text:style-name="T17">HardwareLower</text:span>();<text:span text:style-name="T382"> //下</text:span></text:p>
      <text:p text:style-name="P379"><text:span text:style-name="T381"><text:tab/></text:span><text:span text:style-name="T39">void</text:span><text:span text:style-name="T28"> </text:span><text:span text:style-name="T17">HardwareLeft</text:span>();<text:span text:style-name="T382"> //左</text:span></text:p>
      <text:p text:style-name="P379"><text:span text:style-name="T381"><text:tab/></text:span><text:span text:style-name="T39">void</text:span><text:span text:style-name="T28"> </text:span><text:span text:style-name="T17">HardwareRight</text:span>();<text:span text:style-name="T382"> //右</text:span></text:p>
      <text:p text:style-name="P379"><text:span text:style-name="T381"><text:tab/></text:span><text:span text:style-name="T39">void</text:span><text:span text:style-name="T28"> </text:span><text:span text:style-name="T17">HardwareLevo</text:span>();<text:span text:style-name="T382"> //左旋</text:span></text:p>
      <text:p text:style-name="P379"><text:span text:style-name="T381"><text:tab/></text:span><text:span text:style-name="T39">void</text:span><text:span text:style-name="T28"> </text:span><text:span text:style-name="T17">HardwareCumSole</text:span>();<text:span text:style-name="T382"> //右旋</text:span></text:p>
      <text:p text:style-name="P379"><text:span text:style-name="T381"><text:tab/></text:span><text:span text:style-name="T39">void</text:span><text:span text:style-name="T28"> </text:span><text:span text:style-name="T17">PK1Clicked</text:span>();<text:span text:style-name="T382"> //快捷键按下</text:span></text:p>
      <text:p text:style-name="P381"><text:span text:style-name="T381"><text:tab/></text:span><text:span text:style-name="T39">void</text:span><text:span text:style-name="T28"> </text:span><text:span text:style-name="T17">PK2Clicked</text:span>();<text:span text:style-name="T382"> //快捷键按下</text:span></text:p>
      <text:p text:style-name="P381"><text:span text:style-name="T381"><text:tab/></text:span><text:span text:style-name="T39">void</text:span><text:span text:style-name="T28"> </text:span><text:span text:style-name="T17">PK3Clicked</text:span>();<text:span text:style-name="T382"> //快捷键按下</text:span></text:p>
      <text:p text:style-name="P381"><text:span text:style-name="T381"><text:tab/></text:span><text:span text:style-name="T39">void</text:span><text:span text:style-name="T28"> </text:span><text:span text:style-name="T17">PK4Clicked</text:span>();<text:span text:style-name="T382"> //快捷键按下</text:span></text:p>
      <text:p text:style-name="P379"><text:span text:style-name="T381"><text:tab/></text:span><text:span text:style-name="T39">void</text:span><text:span text:style-name="T28"> </text:span><text:span text:style-name="T17">PKRelease</text:span>();<text:span text:style-name="T382"> //快捷键抬起</text:span></text:p>
      <text:p text:style-name="P379"><text:span text:style-name="T381"><text:tab/></text:span><text:span text:style-name="T39">void</text:span><text:span text:style-name="T28"> </text:span><text:span text:style-name="T17">LeftStep</text:span>();<text:span text:style-name="T382"> //左单步</text:span></text:p>
      <text:p text:style-name="P379"><text:span text:style-name="T381"><text:tab/></text:span><text:span text:style-name="T39">void</text:span><text:span text:style-name="T28"> </text:span><text:span text:style-name="T17">RightStep</text:span>();<text:span text:style-name="T382"> //右单步</text:span></text:p>
      <text:h text:style-name="Heading_20_3" text:outline-level="3"><text:s/><text:span text:style-name="T381">Event</text:span></text:h>
      <text:p text:style-name="P379"><text:span text:style-name="T381"><text:tab/></text:span><text:span text:style-name="T39">void</text:span><text:span text:style-name="T28"> </text:span><text:span text:style-name="T20">mousePressEvent</text:span>(<text:span text:style-name="T24">QMouseEvent</text:span><text:span text:style-name="T28"> </text:span>*<text:span text:style-name="T36">event</text:span>);<text:span text:style-name="T382"> //鼠标按下事件</text:span></text:p>
      <text:p text:style-name="P379"><text:span text:style-name="T381"><text:tab/></text:span><text:span text:style-name="T39">void</text:span><text:span text:style-name="T28"> </text:span><text:span text:style-name="T20">mouseMoveEvent</text:span>(<text:span text:style-name="T24">QMouseEvent</text:span><text:span text:style-name="T28"> </text:span>*<text:span text:style-name="T36">event</text:span>);<text:span text:style-name="T382"> //鼠标移动事件</text:span></text:p>
      <text:p text:style-name="P379"><text:span text:style-name="T381"><text:tab/></text:span><text:span text:style-name="T39">void</text:span><text:span text:style-name="T28"> </text:span><text:span text:style-name="T20">resizeEvent</text:span>(<text:span text:style-name="T24">QResizeEvent</text:span><text:span text:style-name="T28"> </text:span>*);<text:span text:style-name="T382"> //窗口大小改变事件</text:span></text:p>
      <text:p text:style-name="P379"><text:soft-page-break/><text:span text:style-name="T381"><text:tab/></text:span><text:span text:style-name="T39">void</text:span><text:span text:style-name="T28"> </text:span><text:span text:style-name="T20">closeEvent</text:span>(<text:span text:style-name="T24">QCloseEvent</text:span><text:span text:style-name="T28"> </text:span>*<text:span text:style-name="T36">event</text:span>);<text:span text:style-name="T382"> //窗口关闭事件</text:span></text:p>
      <text:h text:style-name="Heading_20_3" text:outline-level="3"><text:s/><text:span text:style-name="T381">Public Functions</text:span></text:h>
      <text:p text:style-name="P379"><text:span text:style-name="T381"><text:tab/></text:span><text:span text:style-name="T28"> </text:span><text:span text:style-name="T17">Widget</text:span>(<text:span text:style-name="T24">QWidget</text:span><text:span text:style-name="T28"> </text:span>*<text:span text:style-name="T36">parent</text:span><text:span text:style-name="T28"> </text:span>=<text:span text:style-name="T28"> </text:span><text:span text:style-name="T39">nullptr</text:span>);<text:span text:style-name="T382"> //构造函数</text:span></text:p>
      <text:p text:style-name="P379"><text:span text:style-name="T381"><text:tab/></text:span>~<text:span text:style-name="T20">Widget</text:span>();<text:span text:style-name="T382"> //析构函数</text:span></text:p>
      <text:h text:style-name="Heading_20_3" text:outline-level="3"><text:s/><text:span text:style-name="T381">Private Functions</text:span></text:h>
      <text:p text:style-name="P379"><text:span text:style-name="T381"><text:tab/></text:span><text:span text:style-name="T39">void</text:span><text:span text:style-name="T28"> </text:span><text:span text:style-name="T17">SaveData</text:span>(); <text:s/>//保存数据，清除临时文件夹</text:p>
      <text:p text:style-name="P379"><text:span text:style-name="T381"><text:tab/></text:span><text:span text:style-name="T39">void</text:span><text:span text:style-name="T28"> </text:span><text:span text:style-name="T17">ConnectInit</text:span>();<text:span text:style-name="T382"> //初始化信号与槽</text:span></text:p>
      <text:p text:style-name="P379"><text:span text:style-name="T381"><text:tab/></text:span><text:span text:style-name="T39">void</text:span><text:span text:style-name="T28"> </text:span><text:span text:style-name="T17">Run</text:span>(<text:span text:style-name="T39">bool</text:span><text:span text:style-name="T28"> </text:span><text:span text:style-name="T36">isok</text:span>,<text:span text:style-name="T28"> </text:span><text:span text:style-name="T24">QSharedPointer</text:span>&lt;<text:span text:style-name="T24">QString</text:span>&gt;<text:span text:style-name="T28"> </text:span><text:span text:style-name="T36">code</text:span>); //执行程序</text:p>
      <text:p text:style-name="P379"><text:span text:style-name="T381"><text:tab/></text:span><text:span text:style-name="T39">void</text:span><text:span text:style-name="T28"> </text:span><text:span text:style-name="T17">LeftStepRun</text:span>(<text:span text:style-name="T39">bool</text:span><text:span text:style-name="T28"> </text:span><text:span text:style-name="T36">isok</text:span>,<text:span text:style-name="T28"> </text:span><text:span text:style-name="T24">QSharedPointer</text:span>&lt;<text:span text:style-name="T24">QString</text:span>&gt;<text:span text:style-name="T28"> </text:span><text:span text:style-name="T36">code</text:span>);<text:span text:style-name="T382"> //左单步执行程序</text:span></text:p>
      <text:p text:style-name="P379"><text:span text:style-name="T381"><text:tab/></text:span><text:span text:style-name="T39">void</text:span><text:span text:style-name="T28"> </text:span><text:span text:style-name="T17">RightStepRun</text:span>(<text:span text:style-name="T39">bool</text:span><text:span text:style-name="T28"> </text:span><text:span text:style-name="T36">isok</text:span>,<text:span text:style-name="T28"> </text:span><text:span text:style-name="T24">QSharedPointer</text:span>&lt;<text:span text:style-name="T24">QString</text:span>&gt;<text:span text:style-name="T28"> </text:span><text:span text:style-name="T36">code</text:span>);<text:span text:style-name="T382"> //右单步执行程序</text:span></text:p>
      <text:p text:style-name="P379"><text:span text:style-name="T381"><text:tab/></text:span><text:span text:style-name="T39">void</text:span><text:span text:style-name="T28"> </text:span><text:span text:style-name="T17">ProgramRun</text:span>();<text:span text:style-name="T382"> //程序运行</text:span></text:p>
      <text:p text:style-name="P379"><text:span text:style-name="T381"><text:tab/></text:span><text:span text:style-name="T39">void</text:span><text:span text:style-name="T28"> </text:span><text:span text:style-name="T17">ProgramStop</text:span>();<text:span text:style-name="T382"> //程序停止</text:span></text:p>
      <text:p text:style-name="P379"><text:span text:style-name="T381"><text:tab/></text:span><text:span text:style-name="T39">void</text:span><text:span text:style-name="T28"> </text:span><text:span text:style-name="T17">ProgramLeftStepRun</text:span>();<text:span text:style-name="T382"> //左单步运行</text:span></text:p>
      <text:p text:style-name="P379"><text:span text:style-name="T381"><text:tab/></text:span><text:span text:style-name="T39">void</text:span><text:span text:style-name="T28"> </text:span><text:span text:style-name="T17">ProgramRightStepRun</text:span>();<text:span text:style-name="T382"> //右单步运行</text:span></text:p>
      <text:h text:style-name="P488" text:outline-level="3"><text:span text:style-name="T76"><text:s/></text:span>Properties</text:h>
      <table:table table:name="表格91" table:style-name="表格91">
        <table:table-column table:style-name="表格91.A"/>
        <table:table-column table:style-name="表格91.B"/>
        <table:table-column table:style-name="表格91.C"/>
        <table:table-row>
          <table:table-cell table:style-name="表格91.A1" office:value-type="string">
            <text:p text:style-name="P576">名称</text:p>
          </table:table-cell>
          <table:table-cell table:style-name="表格91.A1" office:value-type="string">
            <text:p text:style-name="P576">类型</text:p>
          </table:table-cell>
          <table:table-cell table:style-name="表格91.C1" office:value-type="string">
            <text:p text:style-name="P576">说明</text:p>
          </table:table-cell>
        </table:table-row>
        <table:table-row>
          <table:table-cell table:style-name="表格91.A7" office:value-type="string">
            <text:p text:style-name="P759">point_</text:p>
          </table:table-cell>
          <table:table-cell table:style-name="表格91.B7" office:value-type="string">
            <text:p text:style-name="P759">QPoint</text:p>
          </table:table-cell>
          <table:table-cell table:style-name="表格91.C7" office:value-type="string">
            <text:p text:style-name="P704">用于拖动窗口</text:p>
          </table:table-cell>
        </table:table-row>
        <table:table-row>
          <table:table-cell table:style-name="表格91.A7" office:value-type="string">
            <text:p text:style-name="P759">ismove_</text:p>
          </table:table-cell>
          <table:table-cell table:style-name="表格91.B7" office:value-type="string">
            <text:p text:style-name="P759">bool</text:p>
          </table:table-cell>
          <table:table-cell table:style-name="表格91.C7" office:value-type="string">
            <text:p text:style-name="P704">是否可以被移动</text:p>
          </table:table-cell>
        </table:table-row>
        <table:table-row>
          <table:table-cell table:style-name="表格91.A7" office:value-type="string">
            <text:p text:style-name="P759">issteprun_</text:p>
          </table:table-cell>
          <table:table-cell table:style-name="表格91.B7" office:value-type="string">
            <text:p text:style-name="P759">bool</text:p>
          </table:table-cell>
          <table:table-cell table:style-name="表格91.C7" office:value-type="string">
            <text:p text:style-name="P704">是否为单步运行</text:p>
          </table:table-cell>
        </table:table-row>
        <table:table-row>
          <table:table-cell table:style-name="表格91.A7" office:value-type="string">
            <text:p text:style-name="P759">width_</text:p>
          </table:table-cell>
          <table:table-cell table:style-name="表格91.B7" office:value-type="string">
            <text:p text:style-name="P759">int</text:p>
          </table:table-cell>
          <table:table-cell table:style-name="表格91.C7" office:value-type="string">
            <text:p text:style-name="P704">用于放大后恢复宽度</text:p>
          </table:table-cell>
        </table:table-row>
        <table:table-row>
          <table:table-cell table:style-name="表格91.A7" office:value-type="string">
            <text:p text:style-name="P759">scale_w_</text:p>
          </table:table-cell>
          <table:table-cell table:style-name="表格91.B7" office:value-type="string">
            <text:p text:style-name="P759">double</text:p>
          </table:table-cell>
          <table:table-cell table:style-name="表格91.C7" office:value-type="string">
            <text:p text:style-name="P704">缩放比例宽</text:p>
          </table:table-cell>
        </table:table-row>
        <table:table-row>
          <table:table-cell table:style-name="表格91.A7" office:value-type="string">
            <text:p text:style-name="P759">scale_h_</text:p>
          </table:table-cell>
          <table:table-cell table:style-name="表格91.B7" office:value-type="string">
            <text:p text:style-name="P759">double</text:p>
          </table:table-cell>
          <table:table-cell table:style-name="表格91.C7" office:value-type="string">
            <text:p text:style-name="P704">缩放比例高</text:p>
          </table:table-cell>
        </table:table-row>
      </table:table>
      <text:p text:style-name="P233"/>
      <text:p text:style-name="P233"/>
      <text:h text:style-name="Heading_20_2" text:outline-level="2">WindowObject<text:span text:style-name="T382"> Class</text:span></text:h>
      <text:p text:style-name="P382"><text:s/>重写的窗口基类，将窗口划分为上中下三部分，上面是是一个图标加上功能名，下面是按钮存放区，中间是由子类完成的具体功能的显示，示教器绝大多数窗口的基类</text:p>
      <text:p text:style-name="P382"><text:tab/>Header: <text:s/>windowobject.h</text:p>
      <text:p text:style-name="P382"><text:tab/>Inherits: <text:s/>QWidget</text:p>
      <text:p text:style-name="P383"><text:tab/>Inherited By:AutoProduce, RecoveryWidget, BackWidget, BackupRecovery, Calibration, Appearance, Monitor, FlexPendant, InputOut, Language, ProgKeys, TouchScreen, ControlPanel, ManualControl, ProgramData, Routine, Modular, TaskOrder, ProgramEditor, SystemInfo</text:p>
      <text:h text:style-name="Heading_20_3" text:outline-level="3"><text:soft-page-break/><text:s/><text:span text:style-name="T382">Signals</text:span></text:h>
      <text:p text:style-name="P381"><text:span text:style-name="T382"><text:tab/></text:span><text:span text:style-name="T39">void</text:span><text:span text:style-name="T28"> </text:span><text:span text:style-name="T17">ShowWindow</text:span>();<text:span text:style-name="T383"> //窗口显示信号</text:span></text:p>
      <text:p text:style-name="P381"><text:span text:style-name="T382"><text:tab/></text:span><text:span text:style-name="T39">void</text:span><text:span text:style-name="T28"> </text:span><text:span text:style-name="T17">HideWindow</text:span>();<text:span text:style-name="T383"> //窗口隐藏信号</text:span></text:p>
      <text:h text:style-name="Heading_20_3" text:outline-level="3"><text:s/><text:span text:style-name="T382">Public Slots</text:span></text:h>
      <text:p text:style-name="P381"><text:span text:style-name="T382"><text:tab/></text:span><text:span text:style-name="T39">virtual</text:span><text:span text:style-name="T28"> </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83"> //修改缩放比例</text:span></text:p>
      <text:h text:style-name="Heading_20_3" text:outline-level="3"><text:s/><text:span text:style-name="T382">Event</text:span></text:h>
      <text:p text:style-name="P381"><text:span text:style-name="T382"><text:tab/></text:span><text:span text:style-name="T39">void</text:span><text:span text:style-name="T28"> </text:span><text:span text:style-name="T20">resizeEvent</text:span>(<text:span text:style-name="T24">QResizeEvent</text:span><text:span text:style-name="T28"> </text:span>*);<text:span text:style-name="T383"> //窗口大小改变事件，会修改内部控件的大小和位置，大多数时候需要与子类共同完成</text:span></text:p>
      <text:p text:style-name="P381"><text:span text:style-name="T382"><text:tab/></text:span><text:span text:style-name="T39">void</text:span><text:span text:style-name="T28"> </text:span><text:span text:style-name="T20">showEvent</text:span>(<text:span text:style-name="T24">QShowEvent</text:span><text:span text:style-name="T28"> </text:span>*);<text:span text:style-name="T383"> //窗口显示事件，会发送ShowWindow信号</text:span></text:p>
      <text:p text:style-name="P381"><text:span text:style-name="T382"><text:tab/></text:span><text:span text:style-name="T39">void</text:span><text:span text:style-name="T28"> </text:span><text:span text:style-name="T20">hideEvent</text:span>(<text:span text:style-name="T24">QHideEvent</text:span><text:span text:style-name="T28"> </text:span>*);<text:span text:style-name="T383"> //窗口隐藏事件，会发送HideWindow信号</text:span></text:p>
      <text:h text:style-name="Heading_20_3" text:outline-level="3"><text:s/><text:span text:style-name="T382">Public Functions</text:span></text:h>
      <text:p text:style-name="P381"><text:span text:style-name="T382"><text:tab/></text:span><text:span text:style-name="T17">WindowObject</text:span>(<text:span text:style-name="T39">int</text:span><text:span text:style-name="T28"> </text:span><text:span text:style-name="T36">typ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83"> //构造函数</text:span></text:p>
      <text:h text:style-name="Heading_20_3" text:outline-level="3"><text:s/><text:span text:style-name="T382">Protected Functions</text:span></text:h>
      <text:p text:style-name="P381"><text:span text:style-name="T382"><text:tab/></text:span><text:span text:style-name="T24">QLabel</text:span><text:span text:style-name="T28"> </text:span>*<text:span text:style-name="T17">GetTitleLabel</text:span>();<text:span text:style-name="T383"> //导出内部控件指针供子类使用</text:span></text:p>
      <text:p text:style-name="P384"><text:span text:style-name="T382"><text:tab/></text:span><text:span text:style-name="T24">QLabel</text:span><text:span text:style-name="T28"> </text:span>*<text:span text:style-name="T17">GetIcoLabel</text:span>();<text:span text:style-name="T383"> //导出内部控件指针供子类使用</text:span></text:p>
      <text:p text:style-name="P384"><text:span text:style-name="T382"><text:tab/></text:span><text:span text:style-name="T24">QLabel</text:span><text:span text:style-name="T28"> </text:span>*<text:span text:style-name="T17">GetUnderLabel</text:span>();<text:span text:style-name="T383"> //导出内部控件指针供子类使用</text:span></text:p>
      <text:p text:style-name="P381"><text:span text:style-name="T382"><text:tab/></text:span><text:span text:style-name="T28"> </text:span><text:span text:style-name="T39">double</text:span><text:span text:style-name="T28"> </text:span><text:span text:style-name="T17">ScaleW</text:span>();<text:span text:style-name="T383"> //导出缩放比例供子类使用</text:span></text:p>
      <text:p text:style-name="P384"><text:span text:style-name="T382"><text:tab/></text:span><text:span text:style-name="T39">double</text:span><text:span text:style-name="T28"> </text:span><text:span text:style-name="T17">ScaleH</text:span>();<text:span text:style-name="T383"> //导出缩放比例供子类使用</text:span></text:p>
      <text:h text:style-name="Heading_20_3" text:outline-level="3"><text:s/><text:span text:style-name="T382">Private Functions</text:span></text:h>
      <text:p text:style-name="P381"><text:span text:style-name="T382"><text:tab/></text:span><text:span text:style-name="T39">void</text:span><text:span text:style-name="T28"> </text:span><text:span text:style-name="T17">Init</text:span>(<text:span text:style-name="T39">int</text:span><text:span text:style-name="T28"> </text:span><text:span text:style-name="T36">type</text:span>);<text:span text:style-name="T383"> //初始化函数，用于设置图标</text:span></text:p>
      <text:h text:style-name="P489" text:outline-level="3"><text:span text:style-name="T76"><text:s/></text:span>Properties</text:h>
      <table:table table:name="表格92" table:style-name="表格92">
        <table:table-column table:style-name="表格92.A"/>
        <table:table-column table:style-name="表格92.B"/>
        <table:table-column table:style-name="表格92.C"/>
        <table:table-row>
          <table:table-cell table:style-name="表格92.A1" office:value-type="string">
            <text:p text:style-name="P577">名称</text:p>
          </table:table-cell>
          <table:table-cell table:style-name="表格92.A1" office:value-type="string">
            <text:p text:style-name="P577">类型</text:p>
          </table:table-cell>
          <table:table-cell table:style-name="表格92.C1" office:value-type="string">
            <text:p text:style-name="P577">说明</text:p>
          </table:table-cell>
        </table:table-row>
        <table:table-row>
          <table:table-cell table:style-name="表格92.A3" office:value-type="string">
            <text:p text:style-name="P760">scale_w_</text:p>
          </table:table-cell>
          <table:table-cell table:style-name="表格92.B3" office:value-type="string">
            <text:p text:style-name="P760">double</text:p>
          </table:table-cell>
          <table:table-cell table:style-name="表格92.C3" office:value-type="string">
            <text:p text:style-name="P705">缩放比例宽</text:p>
          </table:table-cell>
        </table:table-row>
        <table:table-row>
          <table:table-cell table:style-name="表格92.A3" office:value-type="string">
            <text:p text:style-name="P760">scale_h_</text:p>
          </table:table-cell>
          <table:table-cell table:style-name="表格92.B3" office:value-type="string">
            <text:p text:style-name="P760">double</text:p>
          </table:table-cell>
          <table:table-cell table:style-name="表格92.C3" office:value-type="string">
            <text:p text:style-name="P705">缩放比例高</text:p>
          </table:table-cell>
        </table:table-row>
      </table:table>
      <text:p text:style-name="P2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Monaco" svg:font-family="Monaco" style:font-family-generic="modern" style:font-pitch="fixed"/>
    <style:font-face style:name="微软雅黑1" svg:font-family="微软雅黑" style:font-pitch="variable"/>
    <style:font-face style:name="Liberation Serif" svg:font-family="'Liberation Serif'" style:font-family-generic="roman" style:font-pitch="variable"/>
    <style:font-face style:name="微软雅黑" svg:font-family="微软雅黑"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2"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微软雅黑2"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微软雅黑2"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2" style:font-family-asian="微软雅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Monaco" style:font-family-asian="Monac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09:30:42.319660638</meta:creation-date>
    <dc:date>2019-10-30T16:53:45.201319008</dc:date>
    <meta:editing-duration>P5DT14H23M29S</meta:editing-duration>
    <meta:editing-cycles>279</meta:editing-cycles>
    <meta:generator>LibreOffice/6.0.7.3$Linux_X86_64 LibreOffice_project/00m0$Build-3</meta:generator>
    <meta:document-statistic meta:table-count="92" meta:image-count="0" meta:object-count="0" meta:page-count="134" meta:paragraph-count="4363" meta:word-count="31974" meta:character-count="110960" meta:non-whitespace-character-count="101164"/>
  </office:meta>
</office:document-meta>
</file>